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content.xml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6"/>
  <manifest:file-entry manifest:media-type="text/xml" manifest:full-path="meta.xml"/>
  <manifest:file-entry manifest:media-type="text/xml" manifest:full-path="Object 4/styles.xml"/>
  <manifest:file-entry manifest:media-type="text/xml" manifest:full-path="Object 4/meta.xml"/>
  <manifest:file-entry manifest:media-type="text/xml" manifest:full-path="Object 4/content.xml"/>
  <manifest:file-entry manifest:media-type="application/vnd.oasis.opendocument.chart" manifest:full-path="Object 4/"/>
  <manifest:file-entry manifest:media-type="text/xml" manifest:full-path="styles.xml"/>
  <manifest:file-entry manifest:media-type="text/xml" manifest:full-path="Object 5/content.xml"/>
  <manifest:file-entry manifest:media-type="text/xml" manifest:full-path="Object 5/meta.xml"/>
  <manifest:file-entry manifest:media-type="text/xml" manifest:full-path="Object 5/styles.xml"/>
  <manifest:file-entry manifest:media-type="application/vnd.oasis.opendocument.chart" manifest:full-path="Object 5/"/>
  <manifest:file-entry manifest:media-type="image/png" manifest:full-path="Thumbnails/thumbnail.png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setting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6/meta.xml"/>
  <manifest:file-entry manifest:media-type="text/xml" manifest:full-path="Object 6/content.xml"/>
  <manifest:file-entry manifest:media-type="text/xml" manifest:full-path="Object 6/styles.xml"/>
  <manifest:file-entry manifest:media-type="application/vnd.oasis.opendocument.chart" manifest:full-path="Object 6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Ubuntu" svg:font-family="Ubuntu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.212cm"/>
    </style:style>
    <style:style style:name="co2" style:family="table-column">
      <style:table-column-properties fo:break-before="auto" style:column-width="2.669cm"/>
    </style:style>
    <style:style style:name="co3" style:family="table-column">
      <style:table-column-properties fo:break-before="auto" style:column-width="1.743cm"/>
    </style:style>
    <style:style style:name="co4" style:family="table-column">
      <style:table-column-properties fo:break-before="auto" style:column-width="3.866cm"/>
    </style:style>
    <style:style style:name="co5" style:family="table-column">
      <style:table-column-properties fo:break-before="auto" style:column-width="3.157cm"/>
    </style:style>
    <style:style style:name="co6" style:family="table-column">
      <style:table-column-properties fo:break-before="auto" style:column-width="1.905cm"/>
    </style:style>
    <style:style style:name="co7" style:family="table-column">
      <style:table-column-properties fo:break-before="auto" style:column-width="1.933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normal" style:font-weight-asian="normal" style:font-weight-complex="normal"/>
    </style:style>
    <style:style style:name="ce6" style:family="table-cell" style:parent-style-name="Default">
      <style:table-cell-properties fo:background-color="#cccccc"/>
    </style:style>
    <style:style style:name="ce7" style:family="table-cell" style:parent-style-name="Default">
      <style:table-cell-properties fo:background-color="#ff6309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e6e6ff"/>
    </style:style>
    <style:style style:name="ce12" style:family="table-cell" style:parent-style-name="Default">
      <style:table-cell-properties fo:background-color="#83caff"/>
    </style:style>
    <style:style style:name="ce13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e6e6ff" style:text-align-source="fix" style:repeat-content="false" style:vertical-align="middle"/>
      <style:paragraph-properties fo:text-align="start" fo:margin-left="0cm"/>
    </style:style>
    <style:style style:name="ce15" style:family="table-cell" style:parent-style-name="Default">
      <style:table-cell-properties fo:background-color="#cccccc" style:text-align-source="fix" style:repeat-content="false" style:vertical-align="middle"/>
      <style:paragraph-properties fo:text-align="start" fo:margin-left="0cm"/>
    </style:style>
    <style:style style:name="ce16" style:family="table-cell" style:parent-style-name="Default">
      <style:table-cell-properties fo:background-color="#b3b3b3"/>
    </style:style>
    <style:style style:name="ce17" style:family="table-cell" style:parent-style-name="Default">
      <style:table-cell-properties fo:background-color="#ffd320" style:text-align-source="fix" style:repeat-content="false" style:vertical-align="middle"/>
      <style:paragraph-properties fo:text-align="start" fo:margin-left="0cm"/>
    </style:style>
    <style:style style:name="ce18" style:family="table-cell" style:parent-style-name="Default">
      <style:table-cell-properties fo:background-color="transparent"/>
    </style:style>
    <style:style style:name="ce19" style:family="table-cell" style:parent-style-name="Default">
      <style:text-properties fo:color="#3c3c3c" style:font-name="Arial" fo:font-size="10pt" fo:language="zxx" fo:country="none" style:font-name-asian="Ubuntu" style:font-size-asian="10pt" style:language-asian="zxx" style:country-asian="none" style:font-name-complex="Ubuntu" style:font-size-complex="10pt" style:language-complex="zxx" style:country-complex="none"/>
    </style:style>
    <style:style style:name="ce20" style:family="table-cell" style:parent-style-name="Default" style:data-style-name="N1"/>
    <style:style style:name="ce21" style:family="table-cell" style:parent-style-name="Default" style:data-style-name="N2"/>
    <style:style style:name="ce22" style:family="table-cell" style:parent-style-name="Default">
      <style:table-cell-properties fo:background-color="#83caff" style:text-align-source="fix" style:repeat-content="false" style:vertical-align="middle"/>
      <style:paragraph-properties fo:text-align="start" fo:margin-left="0cm"/>
      <style:text-properties fo:font-weight="normal" style:font-weight-asian="normal" style:font-weight-complex="normal"/>
    </style:style>
    <style:style style:name="ce23" style:family="table-cell" style:parent-style-name="Default" style:data-style-name="N11"/>
    <style:style style:name="ce24" style:family="table-cell" style:parent-style-name="Default" style:data-style-name="N11">
      <style:text-properties style:font-name="Arial" style:font-name-asian="DejaVu Sans" style:font-name-complex="DejaVu Sans"/>
    </style:style>
    <style:style style:name="ce25" style:family="table-cell" style:parent-style-name="Default" style:data-style-name="N105"/>
    <style:style style:name="ce26" style:family="table-cell" style:parent-style-name="Default">
      <style:table-cell-properties fo:background-color="#cccccc" style:text-align-source="fix" style:repeat-content="false"/>
      <style:paragraph-properties fo:text-align="start" fo:margin-left="0cm"/>
    </style:style>
    <style:style style:name="ce27" style:family="table-cell" style:parent-style-name="Default">
      <style:table-cell-properties fo:background-color="#ffd320"/>
    </style:style>
    <style:style style:name="ce28" style:family="table-cell" style:parent-style-name="Default">
      <style:table-cell-properties fo:background-color="#aecf00"/>
    </style:style>
    <style:style style:name="ce29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0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#cccccc"/>
      <style:text-properties fo:color="#3c3c3c" style:font-name="Arial" fo:font-size="10pt" fo:language="zxx" fo:country="none" style:font-name-asian="Ubuntu" style:font-size-asian="10pt" style:language-asian="zxx" style:country-asian="none" style:font-name-complex="Ubuntu" style:font-size-complex="10pt" style:language-complex="zxx" style:country-complex="none"/>
    </style:style>
    <style:style style:name="ce32" style:family="table-cell" style:parent-style-name="Default" style:data-style-name="N1">
      <style:table-cell-properties fo:background-color="#aecf00"/>
    </style:style>
    <style:style style:name="ce33" style:family="table-cell" style:parent-style-name="Default" style:data-style-name="N2">
      <style:table-cell-properties fo:background-color="#aecf00"/>
    </style:style>
    <style:style style:name="ce34" style:family="table-cell" style:parent-style-name="Default" style:data-style-name="N11">
      <style:table-cell-properties fo:background-color="#aecf00"/>
    </style:style>
    <style:style style:name="ce35" style:family="table-cell" style:parent-style-name="Default" style:data-style-name="N11">
      <style:table-cell-properties fo:background-color="#aecf00"/>
      <style:text-properties style:font-name="Arial" style:font-name-asian="DejaVu Sans" style:font-name-complex="DejaVu Sans"/>
    </style:style>
    <style:style style:name="ce36" style:family="table-cell" style:parent-style-name="Default" style:data-style-name="N1">
      <style:table-cell-properties fo:background-color="#9999ff"/>
    </style:style>
    <style:style style:name="ce37" style:family="table-cell" style:parent-style-name="Default" style:data-style-name="N105">
      <style:table-cell-properties fo:background-color="#9999ff"/>
    </style:style>
    <style:style style:name="ce38" style:family="table-cell" style:parent-style-name="Default" style:data-style-name="N105">
      <style:table-cell-properties fo:background-color="#aecf00"/>
    </style:style>
    <style:style style:name="ce39" style:family="table-cell" style:parent-style-name="Default">
      <style:table-cell-properties fo:background-color="#aecf00"/>
      <style:text-properties fo:color="#3c3c3c" style:font-name="Arial" fo:font-size="10pt" fo:language="zxx" fo:country="none" style:font-name-asian="Ubuntu" style:font-size-asian="10pt" style:language-asian="zxx" style:country-asian="none" style:font-name-complex="Ubuntu" style:font-size-complex="10pt" style:language-complex="zxx" style:country-complex="none"/>
    </style:style>
    <style:style style:name="ce40" style:family="table-cell" style:parent-style-name="Default" style:data-style-name="N1">
      <style:text-properties fo:color="#3c3c3c" style:font-name="Arial" fo:font-size="10pt" fo:language="zxx" fo:country="none" style:font-name-asian="Ubuntu" style:font-size-asian="10pt" style:language-asian="zxx" style:country-asian="none" style:font-name-complex="Ubuntu" style:font-size-complex="10pt" style:language-complex="zxx" style:country-complex="none"/>
    </style:style>
    <style:style style:name="gr1" style:family="graphic">
      <style:graphic-properties draw:stroke="none" draw:fill="none" draw:ole-draw-aspect="1"/>
    </style:style>
  </office:automatic-styles>
  <office:body>
    <office:spreadsheet>
      <table:table table:name="BWT.1-level 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12" table:default-cell-style-name="Default"/>
        <table:table-row table:style-name="ro1">
          <table:table-cell table:number-columns-repeated="14"/>
        </table:table-row>
      </table:table>
      <table:table table:name="OLD-BWT.2-levels" table:style-name="ta1">
        <table:shapes>
          <draw:frame draw:z-index="0" draw:style-name="gr1" svg:width="16.348cm" svg:height="15.048cm" svg:x="1.079cm" svg:y="47.357cm">
            <draw:object draw:notify-on-update-of-ranges="'OLD-BWT.2-levels'.A104:'OLD-BWT.2-levels'.A106 'OLD-BWT.2-levels'.B102:'OLD-BWT.2-levels'.B102 'OLD-BWT.2-levels'.B104:'OLD-BWT.2-levels'.B106 'OLD-BWT.2-levels'.C102:'OLD-BWT.2-levels'.C102 'OLD-BWT.2-levels'.C104:'OLD-BWT.2-levels'.C106 'OLD-BWT.2-levels'.D102:'OLD-BWT.2-levels'.D102 'OLD-BWT.2-levels'.D104:'OLD-BWT.2-levels'.D106 'OLD-BWT.2-levels'.E102:'OLD-BWT.2-levels'.E102 'OLD-BWT.2-levels'.E104:'OLD-BWT.2-levels'.E106 'OLD-BWT.2-levels'.F102:'OLD-BWT.2-levels'.F102 'OLD-BWT.2-levels'.F104:'OLD-BWT.2-levels'.F106 'OLD-BWT.2-levels'.G102:'OLD-BWT.2-levels'.G102 'OLD-BWT.2-levels'.G104:'OLD-BWT.2-levels'.G106 'OLD-BWT.2-levels'.H102:'OLD-BWT.2-levels'.H102 'OLD-BWT.2-levels'.H104:'OLD-BWT.2-levels'.H106 'OLD-BWT.2-levels'.I102:'OLD-BWT.2-levels'.I102 'OLD-BWT.2-levels'.I104:'OLD-BWT.2-levels'.I106 'OLD-BWT.2-levels'.J102:'OLD-BWT.2-levels'.J102 'OLD-BWT.2-levels'.J104:'OLD-BWT.2-levels'.J106 'OLD-BWT.2-levels'.K102:'OLD-BWT.2-levels'.K102 'OLD-BWT.2-levels'.K104:'OLD-BWT.2-levels'.K106 'OLD-BWT.2-levels'.L102:'OLD-BWT.2-levels'.L102 'OLD-BWT.2-levels'.L104:'OLD-BWT.2-levels'.L106 'OLD-BWT.2-levels'.M102:'OLD-BWT.2-levels'.M102 'OLD-BWT.2-levels'.M104:'OLD-BWT.2-levels'.M106 'OLD-BWT.2-levels'.N102:'OLD-BWT.2-levels'.N102 'OLD-BWT.2-levels'.N104:'OLD-BWT.2-levels'.N106 'OLD-BWT.2-levels'.O102:'OLD-BWT.2-levels'.O102 'OLD-BWT.2-levels'.O104:'OLD-BWT.2-levels'.O106 'OLD-BWT.2-levels'.P102:'OLD-BWT.2-levels'.P102 'OLD-BWT.2-levels'.P104:'OLD-BWT.2-levels'.P106 'OLD-BWT.2-levels'.Q102:'OLD-BWT.2-levels'.Q102 'OLD-BWT.2-levels'.Q104:'OLD-BWT.2-levels'.Q106" xlink:href="./Object 5" xlink:type="simple" xlink:show="embed" xlink:actuate="onLoad">
              <text:p/>
            </draw:object>
            <draw:image xlink:href="./ObjectReplacements/Object 5" xlink:type="simple" xlink:show="embed" xlink:actuate="onLoad"/>
          </draw:frame>
        </table:shapes>
        <table:table-column table:style-name="co4" table:default-cell-style-name="ce11"/>
        <table:table-column table:style-name="co5" table:default-cell-style-name="Default"/>
        <table:table-column table:style-name="co6" table:default-cell-style-name="Default"/>
        <table:table-column table:style-name="co7" table:number-columns-repeated="14" table:default-cell-style-name="Default"/>
        <table:table-column table:style-name="co8" table:number-columns-repeated="1007" table:default-cell-style-name="Default"/>
        <table:table-row table:style-name="ro1">
          <table:table-cell table:style-name="ce1" office:value-type="string">
            <text:p>Genome</text:p>
          </table:table-cell>
          <table:table-cell office:value-type="float" office:value="2.7">
            <text:p>2,7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mC</text:p>
          </table:table-cell>
          <table:table-cell office:value-type="string">
            <text:p>Minor Counter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32">
            <text:p>32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MC</text:p>
          </table:table-cell>
          <table:table-cell office:value-type="string">
            <text:p>Mayor Counter</text:p>
          </table:table-cell>
          <table:table-cell office:value-type="float" office:value="64">
            <text:p>64</text:p>
          </table:table-cell>
          <table:table-cell table:number-columns-repeated="1021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ce2" office:value-type="string" table:number-columns-spanned="1" table:number-rows-spanned="10">
            <text:p>Alpha</text:p>
          </table:table-cell>
          <table:table-cell table:style-name="ce4" office:value-type="string" table:number-columns-spanned="2" table:number-rows-spanned="1">
            <text:p>Alpha/Level (Compacted)</text:p>
          </table:table-cell>
          <table:covered-table-cell/>
          <table:table-cell table:style-name="ce30" office:value-type="float" office:value="1">
            <text:p>1</text:p>
          </table:table-cell>
          <table:table-cell table:style-name="ce30" office:value-type="float" office:value="2">
            <text:p>2</text:p>
          </table:table-cell>
          <table:table-cell table:style-name="ce30" office:value-type="float" office:value="3">
            <text:p>3</text:p>
          </table:table-cell>
          <table:table-cell table:style-name="ce30" office:value-type="float" office:value="4">
            <text:p>4</text:p>
          </table:table-cell>
          <table:table-cell table:style-name="ce30" office:value-type="float" office:value="5">
            <text:p>5</text:p>
          </table:table-cell>
          <table:table-cell table:style-name="ce30" office:value-type="float" office:value="6">
            <text:p>6</text:p>
          </table:table-cell>
          <table:table-cell table:style-name="ce30" office:value-type="float" office:value="7">
            <text:p>7</text:p>
          </table:table-cell>
          <table:table-cell table:style-name="ce30" office:value-type="float" office:value="8">
            <text:p>8</text:p>
          </table:table-cell>
          <table:table-cell table:style-name="ce30" office:value-type="float" office:value="9">
            <text:p>9</text:p>
          </table:table-cell>
          <table:table-cell table:style-name="ce30" office:value-type="float" office:value="10">
            <text:p>10</text:p>
          </table:table-cell>
          <table:table-cell table:number-columns-repeated="1011"/>
        </table:table-row>
        <table:table-row table:style-name="ro1">
          <table:covered-table-cell table:style-name="Default"/>
          <table:table-cell table:style-name="ce14" office:value-type="string" table:number-columns-spanned="2" table:number-rows-spanned="1">
            <text:p>Alphabet Bits (Full)</text:p>
          </table:table-cell>
          <table:covered-table-cell table:style-name="ce11"/>
          <table:table-cell table:style-name="ce31" table:formula="of:=CEILING( LOG([.D7];2);1;0)" office:value-type="float" office:value="3">
            <text:p>3</text:p>
          </table:table-cell>
          <table:table-cell table:style-name="ce31" table:formula="of:=CEILING( LOG([.E7];2);1;0)" office:value-type="float" office:value="6">
            <text:p>6</text:p>
          </table:table-cell>
          <table:table-cell table:style-name="ce31" table:formula="of:=CEILING( LOG([.F7];2);1;0)" office:value-type="float" office:value="8">
            <text:p>8</text:p>
          </table:table-cell>
          <table:table-cell table:style-name="ce31" table:formula="of:=CEILING( LOG([.G7];2);1;0)" office:value-type="float" office:value="11">
            <text:p>11</text:p>
          </table:table-cell>
          <table:table-cell table:style-name="ce31" table:formula="of:=CEILING( LOG([.H7];2);1;0)" office:value-type="float" office:value="13">
            <text:p>13</text:p>
          </table:table-cell>
          <table:table-cell table:style-name="ce31" table:formula="of:=CEILING( LOG([.I7];2);1;0)" office:value-type="float" office:value="16">
            <text:p>16</text:p>
          </table:table-cell>
          <table:table-cell table:style-name="ce31" table:formula="of:=CEILING( LOG([.J7];2);1;0)" office:value-type="float" office:value="19">
            <text:p>19</text:p>
          </table:table-cell>
          <table:table-cell table:style-name="ce31" table:formula="of:=CEILING( LOG([.K7];2);1;0)" office:value-type="float" office:value="21">
            <text:p>21</text:p>
          </table:table-cell>
          <table:table-cell table:style-name="ce31" table:formula="of:=CEILING( LOG([.L7];2);1;0)" office:value-type="float" office:value="24">
            <text:p>24</text:p>
          </table:table-cell>
          <table:table-cell table:style-name="ce31" table:formula="of:=CEILING( LOG([.M7];2);1;0)" office:value-type="float" office:value="26">
            <text:p>26</text:p>
          </table:table-cell>
          <table:table-cell table:number-columns-repeated="1011"/>
        </table:table-row>
        <table:table-row table:style-name="ro1">
          <table:covered-table-cell table:style-name="Default"/>
          <table:table-cell table:style-name="ce14" office:value-type="string" table:number-columns-spanned="2" table:number-rows-spanned="1">
            <text:p>Alphabet Chars {A,C,G,T,N,S}</text:p>
          </table:table-cell>
          <table:covered-table-cell table:style-name="ce11"/>
          <table:table-cell table:style-name="ce6" office:value-type="float" office:value="6">
            <text:p>6</text:p>
          </table:table-cell>
          <table:table-cell table:style-name="ce6" table:formula="of:=[.D7]*6" office:value-type="float" office:value="36">
            <text:p>36</text:p>
          </table:table-cell>
          <table:table-cell table:style-name="ce6" table:formula="of:=[.E7]*6" office:value-type="float" office:value="216">
            <text:p>216</text:p>
          </table:table-cell>
          <table:table-cell table:style-name="ce6" table:formula="of:=[.F7]*6" office:value-type="float" office:value="1296">
            <text:p>1296</text:p>
          </table:table-cell>
          <table:table-cell table:style-name="ce6" table:formula="of:=[.G7]*6" office:value-type="float" office:value="7776">
            <text:p>7776</text:p>
          </table:table-cell>
          <table:table-cell table:style-name="ce6" table:formula="of:=[.H7]*6" office:value-type="float" office:value="46656">
            <text:p>46656</text:p>
          </table:table-cell>
          <table:table-cell table:style-name="ce6" table:formula="of:=[.I7]*6" office:value-type="float" office:value="279936">
            <text:p>279936</text:p>
          </table:table-cell>
          <table:table-cell table:style-name="ce6" table:formula="of:=[.J7]*6" office:value-type="float" office:value="1679616">
            <text:p>1679616</text:p>
          </table:table-cell>
          <table:table-cell table:style-name="ce6" table:formula="of:=[.K7]*6" office:value-type="float" office:value="10077696">
            <text:p>10077696</text:p>
          </table:table-cell>
          <table:table-cell table:style-name="ce6" table:formula="of:=[.L7]*6" office:value-type="float" office:value="60466176">
            <text:p>60466176</text:p>
          </table:table-cell>
          <table:table-cell table:number-columns-repeated="1011"/>
        </table:table-row>
        <table:table-row table:style-name="ro1">
          <table:covered-table-cell table:style-name="Default"/>
          <table:table-cell table:number-columns-repeated="1023"/>
        </table:table-row>
        <table:table-row table:style-name="ro1">
          <table:covered-table-cell table:style-name="Default"/>
          <table:table-cell table:style-name="ce4" office:value-type="string" table:number-columns-spanned="2" table:number-rows-spanned="1">
            <text:p>Alpha/Level (Not Dense)</text:p>
          </table:table-cell>
          <table:covered-table-cell/>
          <table:table-cell table:style-name="ce30" office:value-type="float" office:value="1">
            <text:p>1</text:p>
          </table:table-cell>
          <table:table-cell table:style-name="ce30" office:value-type="float" office:value="2">
            <text:p>2</text:p>
          </table:table-cell>
          <table:table-cell table:style-name="ce30" office:value-type="float" office:value="3">
            <text:p>3</text:p>
          </table:table-cell>
          <table:table-cell table:style-name="ce30" office:value-type="float" office:value="4">
            <text:p>4</text:p>
          </table:table-cell>
          <table:table-cell table:style-name="ce30" office:value-type="float" office:value="5">
            <text:p>5</text:p>
          </table:table-cell>
          <table:table-cell table:style-name="ce30" office:value-type="float" office:value="6">
            <text:p>6</text:p>
          </table:table-cell>
          <table:table-cell table:style-name="ce30" office:value-type="float" office:value="7">
            <text:p>7</text:p>
          </table:table-cell>
          <table:table-cell table:style-name="ce30" office:value-type="float" office:value="8">
            <text:p>8</text:p>
          </table:table-cell>
          <table:table-cell table:style-name="ce30" office:value-type="float" office:value="9">
            <text:p>9</text:p>
          </table:table-cell>
          <table:table-cell table:style-name="ce30" office:value-type="float" office:value="10">
            <text:p>10</text:p>
          </table:table-cell>
          <table:table-cell table:number-columns-repeated="1011"/>
        </table:table-row>
        <table:table-row table:style-name="ro1">
          <table:covered-table-cell table:style-name="Default"/>
          <table:table-cell table:style-name="ce15" office:value-type="string" table:number-columns-spanned="2" table:number-rows-spanned="1">
            <text:p>Alphabet Bits (N,S spilled)</text:p>
          </table:table-cell>
          <table:covered-table-cell table:style-name="ce6"/>
          <table:table-cell table:style-name="ce11" office:value-type="float" office:value="2">
            <text:p>2</text:p>
          </table:table-cell>
          <table:table-cell table:style-name="ce11" table:formula="of:=[.D10]+[.$D$10]" office:value-type="float" office:value="4">
            <text:p>4</text:p>
          </table:table-cell>
          <table:table-cell table:style-name="ce11" table:formula="of:=[.E10]+[.$D$10]" office:value-type="float" office:value="6">
            <text:p>6</text:p>
          </table:table-cell>
          <table:table-cell table:style-name="ce11" table:formula="of:=[.F10]+[.$D$10]" office:value-type="float" office:value="8">
            <text:p>8</text:p>
          </table:table-cell>
          <table:table-cell table:style-name="ce11" table:formula="of:=[.G10]+[.$D$10]" office:value-type="float" office:value="10">
            <text:p>10</text:p>
          </table:table-cell>
          <table:table-cell table:style-name="ce11" table:formula="of:=[.H10]+[.$D$10]" office:value-type="float" office:value="12">
            <text:p>12</text:p>
          </table:table-cell>
          <table:table-cell table:style-name="ce11" table:formula="of:=[.I10]+[.$D$10]" office:value-type="float" office:value="14">
            <text:p>14</text:p>
          </table:table-cell>
          <table:table-cell table:style-name="ce11" table:formula="of:=[.J10]+[.$D$10]" office:value-type="float" office:value="16">
            <text:p>16</text:p>
          </table:table-cell>
          <table:table-cell table:style-name="ce11" table:formula="of:=[.K10]+[.$D$10]" office:value-type="float" office:value="18">
            <text:p>18</text:p>
          </table:table-cell>
          <table:table-cell table:style-name="ce11" table:formula="of:=[.L10]+[.$D$10]" office:value-type="float" office:value="20">
            <text:p>20</text:p>
          </table:table-cell>
          <table:table-cell table:number-columns-repeated="1011"/>
        </table:table-row>
        <table:table-row table:style-name="ro1">
          <table:covered-table-cell table:style-name="Default"/>
          <table:table-cell table:style-name="ce15" office:value-type="string" table:number-columns-spanned="2" table:number-rows-spanned="1">
            <text:p>Alphabet Chars {A,C,G,T,N,S}</text:p>
          </table:table-cell>
          <table:covered-table-cell table:style-name="ce6"/>
          <table:table-cell table:style-name="ce11" office:value-type="float" office:value="4">
            <text:p>4</text:p>
          </table:table-cell>
          <table:table-cell table:style-name="ce11" table:formula="of:=[.D11]*4" office:value-type="float" office:value="16">
            <text:p>16</text:p>
          </table:table-cell>
          <table:table-cell table:style-name="ce11" table:formula="of:=[.E11]*4" office:value-type="float" office:value="64">
            <text:p>64</text:p>
          </table:table-cell>
          <table:table-cell table:style-name="ce11" table:formula="of:=[.F11]*4" office:value-type="float" office:value="256">
            <text:p>256</text:p>
          </table:table-cell>
          <table:table-cell table:style-name="ce11" table:formula="of:=[.G11]*4" office:value-type="float" office:value="1024">
            <text:p>1024</text:p>
          </table:table-cell>
          <table:table-cell table:style-name="ce11" table:formula="of:=[.H11]*4" office:value-type="float" office:value="4096">
            <text:p>4096</text:p>
          </table:table-cell>
          <table:table-cell table:style-name="ce11" table:formula="of:=[.I11]*4" office:value-type="float" office:value="16384">
            <text:p>16384</text:p>
          </table:table-cell>
          <table:table-cell table:style-name="ce11" table:formula="of:=[.J11]*4" office:value-type="float" office:value="65536">
            <text:p>65536</text:p>
          </table:table-cell>
          <table:table-cell table:style-name="ce11" table:formula="of:=[.K11]*4" office:value-type="float" office:value="262144">
            <text:p>262144</text:p>
          </table:table-cell>
          <table:table-cell table:style-name="ce11" table:formula="of:=[.L11]*4" office:value-type="float" office:value="1048576">
            <text:p>1048576</text:p>
          </table:table-cell>
          <table:table-cell table:number-columns-repeated="1011"/>
        </table:table-row>
        <table:table-row table:style-name="ro1">
          <table:covered-table-cell table:style-name="Default"/>
          <table:table-cell table:style-name="ce15" office:value-type="string" table:number-columns-spanned="2" table:number-rows-spanned="1">
            <text:p>Alphabet Bits Spilled</text:p>
          </table:table-cell>
          <table:covered-table-cell table:style-name="ce26"/>
          <table:table-cell table:style-name="ce11" table:formula="of:=[.D13]-[.D10]" office:value-type="float" office:value="1">
            <text:p>1</text:p>
          </table:table-cell>
          <table:table-cell table:style-name="ce11" table:formula="of:=[.E13]-[.E10]" office:value-type="float" office:value="2">
            <text:p>2</text:p>
          </table:table-cell>
          <table:table-cell table:style-name="ce11" table:formula="of:=[.F13]-[.F10]" office:value-type="float" office:value="3">
            <text:p>3</text:p>
          </table:table-cell>
          <table:table-cell table:style-name="ce11" table:formula="of:=[.G13]-[.G10]" office:value-type="float" office:value="4">
            <text:p>4</text:p>
          </table:table-cell>
          <table:table-cell table:style-name="ce11" table:formula="of:=[.H13]-[.H10]" office:value-type="float" office:value="5">
            <text:p>5</text:p>
          </table:table-cell>
          <table:table-cell table:style-name="ce11" table:formula="of:=[.I13]-[.I10]" office:value-type="float" office:value="6">
            <text:p>6</text:p>
          </table:table-cell>
          <table:table-cell table:style-name="ce11" table:formula="of:=[.J13]-[.J10]" office:value-type="float" office:value="7">
            <text:p>7</text:p>
          </table:table-cell>
          <table:table-cell table:style-name="ce11" table:formula="of:=[.K13]-[.K10]" office:value-type="float" office:value="8">
            <text:p>8</text:p>
          </table:table-cell>
          <table:table-cell table:style-name="ce11" table:formula="of:=[.L13]-[.L10]" office:value-type="float" office:value="9">
            <text:p>9</text:p>
          </table:table-cell>
          <table:table-cell table:style-name="ce11" table:formula="of:=[.M13]-[.M10]" office:value-type="float" office:value="10">
            <text:p>10</text:p>
          </table:table-cell>
          <table:table-cell table:number-columns-repeated="1011"/>
        </table:table-row>
        <table:table-row table:style-name="ro1">
          <table:covered-table-cell table:style-name="Default"/>
          <table:table-cell table:style-name="ce14" office:value-type="string" table:number-columns-spanned="2" table:number-rows-spanned="1">
            <text:p>Alphabet Bits (Full)</text:p>
          </table:table-cell>
          <table:covered-table-cell table:style-name="ce11"/>
          <table:table-cell table:style-name="ce31" office:value-type="float" office:value="3">
            <text:p>3</text:p>
          </table:table-cell>
          <table:table-cell table:style-name="ce31" table:formula="of:=[.D13]+[.$D$13]" office:value-type="float" office:value="6">
            <text:p>6</text:p>
          </table:table-cell>
          <table:table-cell table:style-name="ce31" table:formula="of:=[.E13]+[.$D$13]" office:value-type="float" office:value="9">
            <text:p>9</text:p>
          </table:table-cell>
          <table:table-cell table:style-name="ce31" table:formula="of:=[.F13]+[.$D$13]" office:value-type="float" office:value="12">
            <text:p>12</text:p>
          </table:table-cell>
          <table:table-cell table:style-name="ce31" table:formula="of:=[.G13]+[.$D$13]" office:value-type="float" office:value="15">
            <text:p>15</text:p>
          </table:table-cell>
          <table:table-cell table:style-name="ce31" table:formula="of:=[.H13]+[.$D$13]" office:value-type="float" office:value="18">
            <text:p>18</text:p>
          </table:table-cell>
          <table:table-cell table:style-name="ce31" table:formula="of:=[.I13]+[.$D$13]" office:value-type="float" office:value="21">
            <text:p>21</text:p>
          </table:table-cell>
          <table:table-cell table:style-name="ce31" table:formula="of:=[.J13]+[.$D$13]" office:value-type="float" office:value="24">
            <text:p>24</text:p>
          </table:table-cell>
          <table:table-cell table:style-name="ce31" table:formula="of:=[.K13]+[.$D$13]" office:value-type="float" office:value="27">
            <text:p>27</text:p>
          </table:table-cell>
          <table:table-cell table:style-name="ce31" table:formula="of:=[.L13]+[.$D$13]" office:value-type="float" office:value="30">
            <text:p>30</text:p>
          </table:table-cell>
          <table:table-cell table:number-columns-repeated="1011"/>
        </table:table-row>
        <table:table-row table:style-name="ro1">
          <table:covered-table-cell table:style-name="Default"/>
          <table:table-cell table:style-name="ce14" office:value-type="string" table:number-columns-spanned="2" table:number-rows-spanned="1">
            <text:p>Alphabet Chars {A,C,G,T,N,S}</text:p>
          </table:table-cell>
          <table:covered-table-cell table:style-name="ce11"/>
          <table:table-cell table:style-name="ce6" office:value-type="float" office:value="6">
            <text:p>6</text:p>
          </table:table-cell>
          <table:table-cell table:style-name="ce6" table:formula="of:=[.D14]*6" office:value-type="float" office:value="36">
            <text:p>36</text:p>
          </table:table-cell>
          <table:table-cell table:style-name="ce6" table:formula="of:=[.E14]*6" office:value-type="float" office:value="216">
            <text:p>216</text:p>
          </table:table-cell>
          <table:table-cell table:style-name="ce6" table:formula="of:=[.F14]*6" office:value-type="float" office:value="1296">
            <text:p>1296</text:p>
          </table:table-cell>
          <table:table-cell table:style-name="ce6" table:formula="of:=[.G14]*6" office:value-type="float" office:value="7776">
            <text:p>7776</text:p>
          </table:table-cell>
          <table:table-cell table:style-name="ce6" table:formula="of:=[.H14]*6" office:value-type="float" office:value="46656">
            <text:p>46656</text:p>
          </table:table-cell>
          <table:table-cell table:style-name="ce6" table:formula="of:=[.I14]*6" office:value-type="float" office:value="279936">
            <text:p>279936</text:p>
          </table:table-cell>
          <table:table-cell table:style-name="ce6" table:formula="of:=[.J14]*6" office:value-type="float" office:value="1679616">
            <text:p>1679616</text:p>
          </table:table-cell>
          <table:table-cell table:style-name="ce6" table:formula="of:=[.K14]*6" office:value-type="float" office:value="10077696">
            <text:p>10077696</text:p>
          </table:table-cell>
          <table:table-cell table:style-name="ce6" table:formula="of:=[.L14]*6" office:value-type="float" office:value="60466176">
            <text:p>60466176</text:p>
          </table:table-cell>
          <table:table-cell table:number-columns-repeated="1011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ce1" office:value-type="string">
            <text:p>BitmapLength</text:p>
          </table:table-cell>
          <table:table-cell table:style-name="ce16" office:value-type="float" office:value="8">
            <text:p>8</text:p>
          </table:table-cell>
          <table:table-cell table:style-name="ce16" office:value-type="float" office:value="16">
            <text:p>16</text:p>
          </table:table-cell>
          <table:table-cell table:style-name="ce16" office:value-type="float" office:value="24">
            <text:p>24</text:p>
          </table:table-cell>
          <table:table-cell table:style-name="ce16" office:value-type="float" office:value="32">
            <text:p>32</text:p>
          </table:table-cell>
          <table:table-cell table:style-name="ce16" office:value-type="float" office:value="48">
            <text:p>48</text:p>
          </table:table-cell>
          <table:table-cell table:style-name="ce16" office:value-type="float" office:value="56">
            <text:p>56</text:p>
          </table:table-cell>
          <table:table-cell table:style-name="ce16" office:value-type="float" office:value="64">
            <text:p>64</text:p>
          </table:table-cell>
          <table:table-cell table:style-name="ce16" office:value-type="float" office:value="96">
            <text:p>96</text:p>
          </table:table-cell>
          <table:table-cell table:style-name="ce16" office:value-type="float" office:value="112">
            <text:p>112</text:p>
          </table:table-cell>
          <table:table-cell table:style-name="ce16" office:value-type="float" office:value="120">
            <text:p>120</text:p>
          </table:table-cell>
          <table:table-cell table:style-name="ce16" office:value-type="float" office:value="128">
            <text:p>128</text:p>
          </table:table-cell>
          <table:table-cell table:style-name="ce16" office:value-type="float" office:value="192">
            <text:p>192</text:p>
          </table:table-cell>
          <table:table-cell table:style-name="ce16" office:value-type="float" office:value="224">
            <text:p>224</text:p>
          </table:table-cell>
          <table:table-cell table:style-name="ce16" office:value-type="float" office:value="240">
            <text:p>240</text:p>
          </table:table-cell>
          <table:table-cell table:style-name="ce16" office:value-type="float" office:value="248">
            <text:p>248</text:p>
          </table:table-cell>
          <table:table-cell table:style-name="ce16" office:value-type="float" office:value="256">
            <text:p>256</text:p>
          </table:table-cell>
          <table:table-cell table:number-columns-repeated="1007"/>
        </table:table-row>
        <table:table-row table:style-name="ro1">
          <table:table-cell table:style-name="ce3" office:value-type="string">
            <text:p>mC</text:p>
          </table:table-cell>
          <table:table-cell table:number-columns-repeated="3"/>
          <table:table-cell office:value-type="float" office:value="8">
            <text:p>8</text:p>
          </table:table-cell>
          <table:table-cell/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/>
          <table:table-cell office:value-type="float" office:value="32">
            <text:p>32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float" office:value="32">
            <text:p>32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table:number-columns-repeated="1007"/>
        </table:table-row>
        <table:table-row table:style-name="ro1">
          <table:table-cell table:style-name="ce3" office:value-type="string">
            <text:p>W</text:p>
          </table:table-cell>
          <table:table-cell table:number-columns-repeated="3"/>
          <table:table-cell office:value-type="float" office:value="32">
            <text:p>32</text:p>
          </table:table-cell>
          <table:table-cell/>
          <table:table-cell table:number-columns-repeated="2" office:value-type="float" office:value="64">
            <text:p>64</text:p>
          </table:table-cell>
          <table:table-cell/>
          <table:table-cell table:number-columns-repeated="3" office:value-type="float" office:value="128">
            <text:p>128</text:p>
          </table:table-cell>
          <table:table-cell table:number-columns-repeated="2"/>
          <table:table-cell table:number-columns-repeated="3" office:value-type="float" office:value="256">
            <text:p>256</text:p>
          </table:table-cell>
          <table:table-cell table:number-columns-repeated="1007"/>
        </table:table-row>
        <table:table-row table:style-name="ro1">
          <table:table-cell table:style-name="ce4" office:value-type="string">
            <text:p>MC.Size.MB</text:p>
          </table:table-cell>
          <table:table-cell table:style-name="ce17" office:value-type="string" table:number-columns-spanned="5" table:number-rows-spanned="1">
            <text:p>&gt;&gt;&gt; Mayor Counters Size</text:p>
          </table:table-cell>
          <table:covered-table-cell table:style-name="ce17"/>
          <table:covered-table-cell table:number-columns-repeated="3"/>
          <table:table-cell table:number-columns-repeated="1018"/>
        </table:table-row>
        <table:table-row table:style-name="ro1">
          <table:table-cell table:style-name="ce5" office:value-type="string">
            <text:p>Alpha/mC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16">
            <text:p>16</text:p>
          </table:table-cell>
          <table:table-cell table:style-name="ce6" office:value-type="float" office:value="32">
            <text:p>32</text:p>
          </table:table-cell>
          <table:table-cell table:number-columns-repeated="1020"/>
        </table:table-row>
        <table:table-row table:style-name="ro1">
          <table:table-cell table:style-name="ce6" office:value-type="float" office:value="4">
            <text:p>4</text:p>
          </table:table-cell>
          <table:table-cell table:formula="of:=([.$B$1]*1024)/(2^[.B$20])*[.$A21]*8" office:value-type="float" office:value="345.6">
            <text:p>345,6</text:p>
          </table:table-cell>
          <table:table-cell table:formula="of:=([.$B$1]*1024)/(2^[.C$20])*[.$A21]*8" office:value-type="float" office:value="1.35">
            <text:p>1,35</text:p>
          </table:table-cell>
          <table:table-cell table:formula="of:=([.$B$1]*1024)/(2^[.D$20])*[.$A21]*8" office:value-type="float" office:value="0.000020599365234375">
            <text:p>2,0599365234375E-005</text:p>
          </table:table-cell>
          <table:table-cell table:number-columns-repeated="1020"/>
        </table:table-row>
        <table:table-row table:style-name="ro1">
          <table:table-cell table:style-name="ce6" office:value-type="float" office:value="6">
            <text:p>6</text:p>
          </table:table-cell>
          <table:table-cell table:formula="of:=([.$B$1]*1024)/(2^[.B$20])*[.$A22]*8" office:value-type="float" office:value="518.4">
            <text:p>518,4</text:p>
          </table:table-cell>
          <table:table-cell table:formula="of:=([.$B$1]*1024)/(2^[.C$20])*[.$A22]*8" office:value-type="float" office:value="2.025">
            <text:p>2,025</text:p>
          </table:table-cell>
          <table:table-cell table:formula="of:=([.$B$1]*1024)/(2^[.D$20])*[.$A22]*8" office:value-type="float" office:value="0.0000308990478515625">
            <text:p>0,000030899</text:p>
          </table:table-cell>
          <table:table-cell table:number-columns-repeated="1020"/>
        </table:table-row>
        <table:table-row table:style-name="ro1">
          <table:table-cell table:style-name="ce6" table:formula="of:=[.A22]*6" office:value-type="float" office:value="36">
            <text:p>36</text:p>
          </table:table-cell>
          <table:table-cell table:formula="of:=([.$B$1]*1024)/(2^[.B$20])*[.$A23]*8" office:value-type="float" office:value="3110.4">
            <text:p>3110,4</text:p>
          </table:table-cell>
          <table:table-cell table:formula="of:=([.$B$1]*1024)/(2^[.C$20])*[.$A23]*8" office:value-type="float" office:value="12.15">
            <text:p>12,15</text:p>
          </table:table-cell>
          <table:table-cell table:formula="of:=([.$B$1]*1024)/(2^[.D$20])*[.$A23]*8" office:value-type="float" office:value="0.000185394287109375">
            <text:p>0,0001853943</text:p>
          </table:table-cell>
          <table:table-cell table:number-columns-repeated="1020"/>
        </table:table-row>
        <table:table-row table:style-name="ro1">
          <table:table-cell table:style-name="ce6" table:formula="of:=[.A23]*6" office:value-type="float" office:value="216">
            <text:p>216</text:p>
          </table:table-cell>
          <table:table-cell table:formula="of:=([.$B$1]*1024)/(2^[.B$20])*[.$A24]*8" office:value-type="float" office:value="18662.4">
            <text:p>18662,4</text:p>
          </table:table-cell>
          <table:table-cell table:formula="of:=([.$B$1]*1024)/(2^[.C$20])*[.$A24]*8" office:value-type="float" office:value="72.9">
            <text:p>72,9</text:p>
          </table:table-cell>
          <table:table-cell table:formula="of:=([.$B$1]*1024)/(2^[.D$20])*[.$A24]*8" office:value-type="float" office:value="0.00111236572265625">
            <text:p>0,0011123657</text:p>
          </table:table-cell>
          <table:table-cell table:number-columns-repeated="1020"/>
        </table:table-row>
        <table:table-row table:style-name="ro1">
          <table:table-cell table:style-name="ce6" table:formula="of:=[.A24]*6" office:value-type="float" office:value="1296">
            <text:p>1296</text:p>
          </table:table-cell>
          <table:table-cell table:formula="of:=([.$B$1]*1024)/(2^[.B$20])*[.$A25]*8" office:value-type="float" office:value="111974.4">
            <text:p>111974,4</text:p>
          </table:table-cell>
          <table:table-cell table:formula="of:=([.$B$1]*1024)/(2^[.C$20])*[.$A25]*8" office:value-type="float" office:value="437.4">
            <text:p>437,4</text:p>
          </table:table-cell>
          <table:table-cell table:formula="of:=([.$B$1]*1024)/(2^[.D$20])*[.$A25]*8" office:value-type="float" office:value="0.0066741943359375">
            <text:p>0,0066741943</text:p>
          </table:table-cell>
          <table:table-cell table:number-columns-repeated="1020"/>
        </table:table-row>
        <table:table-row table:style-name="ro1">
          <table:table-cell table:style-name="ce6" table:formula="of:=[.A25]*6" office:value-type="float" office:value="7776">
            <text:p>7776</text:p>
          </table:table-cell>
          <table:table-cell table:formula="of:=([.$B$1]*1024)/(2^[.B$20])*[.$A26]*8" office:value-type="float" office:value="671846.4">
            <text:p>671846,4</text:p>
          </table:table-cell>
          <table:table-cell table:formula="of:=([.$B$1]*1024)/(2^[.C$20])*[.$A26]*8" office:value-type="float" office:value="2624.4">
            <text:p>2624,4</text:p>
          </table:table-cell>
          <table:table-cell table:formula="of:=([.$B$1]*1024)/(2^[.D$20])*[.$A26]*8" office:value-type="float" office:value="0.040045166015625">
            <text:p>0,040045166</text:p>
          </table:table-cell>
          <table:table-cell table:number-columns-repeated="1020"/>
        </table:table-row>
        <table:table-row table:style-name="ro1">
          <table:table-cell table:style-name="ce7" table:number-columns-repeated="17"/>
          <table:table-cell table:number-columns-repeated="1007"/>
        </table:table-row>
        <table:table-row table:style-name="ro1">
          <table:table-cell table:style-name="ce1" office:value-type="string">
            <text:p>Alpha.chars</text:p>
          </table:table-cell>
          <table:table-cell table:style-name="ce17" office:value-type="string" table:number-columns-spanned="4" table:number-rows-spanned="1">
            <text:p>&gt;&gt;&gt; Number of characters (full)</text:p>
          </table:table-cell>
          <table:covered-table-cell table:number-columns-repeated="3" table:style-name="ce18"/>
          <table:table-cell table:number-columns-repeated="1019"/>
        </table:table-row>
        <table:table-row table:style-name="ro1">
          <table:table-cell table:style-name="ce8"/>
          <table:table-cell office:value-type="float" office:value="8">
            <text:p>8</text:p>
          </table:table-cell>
          <table:table-cell table:style-name="ce18" office:value-type="float" office:value="3">
            <text:p>3</text:p>
          </table:table-cell>
          <table:table-cell table:style-name="ce18" table:number-columns-repeated="2"/>
          <table:table-cell table:number-columns-repeated="1019"/>
        </table:table-row>
        <table:table-row table:style-name="ro1">
          <table:table-cell table:style-name="ce1" office:value-type="string">
            <text:p>Alpha.chars</text:p>
          </table:table-cell>
          <table:table-cell table:style-name="ce17" office:value-type="string" table:number-columns-spanned="4" table:number-rows-spanned="1">
            <text:p>&gt;&gt;&gt; Number of characters stored (not spilled)</text:p>
          </table:table-cell>
          <table:covered-table-cell table:number-columns-repeated="3" table:style-name="ce18"/>
          <table:table-cell table:number-columns-repeated="1019"/>
        </table:table-row>
        <table:table-row table:style-name="ro1">
          <table:table-cell table:style-name="Default"/>
          <table:table-cell office:value-type="float" office:value="8">
            <text:p>8</text:p>
          </table:table-cell>
          <table:table-cell table:style-name="ce18" office:value-type="float" office:value="3">
            <text:p>3</text:p>
          </table:table-cell>
          <table:table-cell table:style-name="ce18" table:number-columns-repeated="2"/>
          <table:table-cell table:number-columns-repeated="1019"/>
        </table:table-row>
        <table:table-row table:style-name="ro1">
          <table:table-cell table:style-name="ce9" office:value-type="string">
            <text:p>BitmapSize.MB</text:p>
          </table:table-cell>
          <table:table-cell table:style-name="ce17" office:value-type="string" table:number-columns-spanned="4" table:number-rows-spanned="1">
            <text:p>&gt;&gt;&gt; Size of the bitmap [Whole Genome]</text:p>
          </table:table-cell>
          <table:covered-table-cell table:number-columns-repeated="3" table:style-name="ce27"/>
          <table:table-cell table:number-columns-repeated="1019"/>
        </table:table-row>
        <table:table-row table:style-name="ro1">
          <table:table-cell table:style-name="ce5" office:value-type="string">
            <text:p>Alpha.chars</text:p>
          </table:table-cell>
          <table:table-cell office:value-type="float" office:value="6">
            <text:p>6</text:p>
          </table:table-cell>
          <table:table-cell table:style-name="ce28" office:value-type="float" office:value="4">
            <text:p>4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Alpha.bit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Default"/>
          <table:table-cell table:style-name="ce18" table:formula="of:=[.$B$1]*1024/8*[.B34]" office:value-type="float" office:value="1036.8">
            <text:p>1036,8</text:p>
          </table:table-cell>
          <table:table-cell table:style-name="ce28" table:formula="of:=[.$B$1]*1024/8*[.C34]" office:value-type="float" office:value="691.2">
            <text:p>691,2</text:p>
          </table:table-cell>
          <table:table-cell table:number-columns-repeated="1021"/>
        </table:table-row>
        <table:table-row table:style-name="ro1">
          <table:table-cell table:style-name="ce10" office:value-type="string">
            <text:p>mB.Max.Length</text:p>
          </table:table-cell>
          <table:table-cell table:style-name="ce17" office:value-type="string" table:number-columns-spanned="4" table:number-rows-spanned="1">
            <text:p>&gt;&gt;&gt; Maximum Length of each minorBlock</text:p>
          </table:table-cell>
          <table:covered-table-cell table:number-columns-repeated="2"/>
          <table:covered-table-cell table:style-name="ce18"/>
          <table:table-cell table:style-name="ce18" table:number-columns-repeated="1019"/>
        </table:table-row>
        <table:table-row table:style-name="ro1">
          <table:table-cell office:value-type="float" office:value="8">
            <text:p>8</text:p>
          </table:table-cell>
          <table:table-cell table:formula="of:=2^[.A37]" office:value-type="float" office:value="256">
            <text:p>256</text:p>
          </table:table-cell>
          <table:table-cell table:number-columns-repeated="2"/>
          <table:table-cell table:style-name="ce18" table:number-columns-repeated="1020"/>
        </table:table-row>
        <table:table-row table:style-name="ro1">
          <table:table-cell table:style-name="ce12" office:value-type="float" office:value="16">
            <text:p>16</text:p>
          </table:table-cell>
          <table:table-cell table:formula="of:=2^[.A38]" office:value-type="float" office:value="65536">
            <text:p>65536</text:p>
          </table:table-cell>
          <table:table-cell table:number-columns-repeated="2"/>
          <table:table-cell table:style-name="ce18" table:number-columns-repeated="1020"/>
        </table:table-row>
        <table:table-row table:style-name="ro1">
          <table:table-cell office:value-type="float" office:value="32">
            <text:p>32</text:p>
          </table:table-cell>
          <table:table-cell table:formula="of:=2^[.A39]" office:value-type="float" office:value="4294967296">
            <text:p>4294967296</text:p>
          </table:table-cell>
          <table:table-cell table:number-columns-repeated="2"/>
          <table:table-cell table:style-name="ce18" table:number-columns-repeated="1020"/>
        </table:table-row>
        <table:table-row table:style-name="ro1">
          <table:table-cell table:style-name="ce1" office:value-type="string">
            <text:p>mB.Size.Bytes</text:p>
          </table:table-cell>
          <table:table-cell table:style-name="ce17" office:value-type="string" table:number-columns-spanned="4" table:number-rows-spanned="1">
            <text:p>&gt;&gt;&gt; Size of each minor block (Bytes)</text:p>
          </table:table-cell>
          <table:covered-table-cell table:number-columns-repeated="3"/>
          <table:table-cell table:number-columns-repeated="1019"/>
        </table:table-row>
        <table:table-row table:style-name="ro1">
          <table:table-cell table:style-name="Default"/>
          <table:table-cell table:style-name="ce16" office:value-type="float" office:value="8">
            <text:p>8</text:p>
          </table:table-cell>
          <table:table-cell table:style-name="ce16" office:value-type="float" office:value="16">
            <text:p>16</text:p>
          </table:table-cell>
          <table:table-cell table:style-name="ce16" office:value-type="float" office:value="24">
            <text:p>24</text:p>
          </table:table-cell>
          <table:table-cell table:style-name="ce16" office:value-type="float" office:value="32">
            <text:p>32</text:p>
          </table:table-cell>
          <table:table-cell table:style-name="ce16" office:value-type="float" office:value="48">
            <text:p>48</text:p>
          </table:table-cell>
          <table:table-cell table:style-name="ce16" office:value-type="float" office:value="56">
            <text:p>56</text:p>
          </table:table-cell>
          <table:table-cell table:style-name="ce16" office:value-type="float" office:value="64">
            <text:p>64</text:p>
          </table:table-cell>
          <table:table-cell table:style-name="ce16" office:value-type="float" office:value="96">
            <text:p>96</text:p>
          </table:table-cell>
          <table:table-cell table:style-name="ce16" office:value-type="float" office:value="112">
            <text:p>112</text:p>
          </table:table-cell>
          <table:table-cell table:style-name="ce16" office:value-type="float" office:value="120">
            <text:p>120</text:p>
          </table:table-cell>
          <table:table-cell table:style-name="ce16" office:value-type="float" office:value="128">
            <text:p>128</text:p>
          </table:table-cell>
          <table:table-cell table:style-name="ce16" office:value-type="float" office:value="192">
            <text:p>192</text:p>
          </table:table-cell>
          <table:table-cell table:style-name="ce16" office:value-type="float" office:value="224">
            <text:p>224</text:p>
          </table:table-cell>
          <table:table-cell table:style-name="ce16" office:value-type="float" office:value="240">
            <text:p>240</text:p>
          </table:table-cell>
          <table:table-cell table:style-name="ce16" office:value-type="float" office:value="248">
            <text:p>248</text:p>
          </table:table-cell>
          <table:table-cell table:style-name="ce16" office:value-type="float" office:value="256">
            <text:p>256</text:p>
          </table:table-cell>
          <table:table-cell table:number-columns-repeated="1007"/>
        </table:table-row>
        <table:table-row table:style-name="ro1">
          <table:table-cell office:value-type="float" office:value="8">
            <text:p>8</text:p>
          </table:table-cell>
          <table:table-cell table:style-name="ce19" table:formula="of:=([.B$41]*[.$C$31]+[.$A42]*[.$B$31])/8" office:value-type="float" office:value="11">
            <text:p>11</text:p>
          </table:table-cell>
          <table:table-cell table:style-name="ce19" table:formula="of:=([.C$41]*[.$C$31]+[.$A42]*[.$B$31])/8" office:value-type="float" office:value="14">
            <text:p>14</text:p>
          </table:table-cell>
          <table:table-cell table:style-name="ce19" table:formula="of:=([.D$41]*[.$C$31]+[.$A42]*[.$B$31])/8" office:value-type="float" office:value="17">
            <text:p>17</text:p>
          </table:table-cell>
          <table:table-cell table:style-name="ce19" table:formula="of:=([.E$41]*[.$C$31]+[.$A42]*[.$B$31])/8" office:value-type="float" office:value="20">
            <text:p>20</text:p>
          </table:table-cell>
          <table:table-cell table:style-name="ce19" table:formula="of:=([.F$41]*[.$C$31]+[.$A42]*[.$B$31])/8" office:value-type="float" office:value="26">
            <text:p>26</text:p>
          </table:table-cell>
          <table:table-cell table:style-name="ce19" table:formula="of:=([.G$41]*[.$C$31]+[.$A42]*[.$B$31])/8" office:value-type="float" office:value="29">
            <text:p>29</text:p>
          </table:table-cell>
          <table:table-cell table:style-name="ce19" table:formula="of:=([.H$41]*[.$C$31]+[.$A42]*[.$B$31])/8" office:value-type="float" office:value="32">
            <text:p>32</text:p>
          </table:table-cell>
          <table:table-cell table:style-name="ce19" table:formula="of:=([.I$41]*[.$C$31]+[.$A42]*[.$B$31])/8" office:value-type="float" office:value="44">
            <text:p>44</text:p>
          </table:table-cell>
          <table:table-cell table:style-name="ce19" table:formula="of:=([.J$41]*[.$C$31]+[.$A42]*[.$B$31])/8" office:value-type="float" office:value="50">
            <text:p>50</text:p>
          </table:table-cell>
          <table:table-cell table:style-name="ce19" table:formula="of:=([.K$41]*[.$C$31]+[.$A42]*[.$B$31])/8" office:value-type="float" office:value="53">
            <text:p>53</text:p>
          </table:table-cell>
          <table:table-cell table:style-name="ce19" table:formula="of:=([.L$41]*[.$C$31]+[.$A42]*[.$B$31])/8" office:value-type="float" office:value="56">
            <text:p>56</text:p>
          </table:table-cell>
          <table:table-cell table:style-name="ce19" table:formula="of:=([.M$41]*[.$C$31]+[.$A42]*[.$B$31])/8" office:value-type="float" office:value="80">
            <text:p>80</text:p>
          </table:table-cell>
          <table:table-cell table:style-name="ce19" table:formula="of:=([.N$41]*[.$C$31]+[.$A42]*[.$B$31])/8" office:value-type="float" office:value="92">
            <text:p>92</text:p>
          </table:table-cell>
          <table:table-cell table:style-name="ce19" table:formula="of:=([.O$41]*[.$C$31]+[.$A42]*[.$B$31])/8" office:value-type="float" office:value="98">
            <text:p>98</text:p>
          </table:table-cell>
          <table:table-cell table:style-name="ce19" table:formula="of:=([.P$41]*[.$C$31]+[.$A42]*[.$B$31])/8" office:value-type="float" office:value="101">
            <text:p>101</text:p>
          </table:table-cell>
          <table:table-cell table:style-name="ce19" table:formula="of:=([.Q$41]*[.$C$31]+[.$A42]*[.$B$31])/8" office:value-type="float" office:value="104">
            <text:p>104</text:p>
          </table:table-cell>
          <table:table-cell table:number-columns-repeated="1007"/>
        </table:table-row>
        <table:table-row table:style-name="ro1">
          <table:table-cell table:style-name="ce12" office:value-type="float" office:value="16">
            <text:p>16</text:p>
          </table:table-cell>
          <table:table-cell table:style-name="ce19" table:formula="of:=([.B$41]*[.$C$31]+[.$A43]*[.$B$31])/8" office:value-type="float" office:value="19">
            <text:p>19</text:p>
          </table:table-cell>
          <table:table-cell table:style-name="ce19" table:formula="of:=([.C$41]*[.$C$31]+[.$A43]*[.$B$31])/8" office:value-type="float" office:value="22">
            <text:p>22</text:p>
          </table:table-cell>
          <table:table-cell table:style-name="ce19" table:formula="of:=([.D$41]*[.$C$31]+[.$A43]*[.$B$31])/8" office:value-type="float" office:value="25">
            <text:p>25</text:p>
          </table:table-cell>
          <table:table-cell table:style-name="ce19" table:formula="of:=([.E$41]*[.$C$31]+[.$A43]*[.$B$31])/8" office:value-type="float" office:value="28">
            <text:p>28</text:p>
          </table:table-cell>
          <table:table-cell table:style-name="ce19" table:formula="of:=([.F$41]*[.$C$31]+[.$A43]*[.$B$31])/8" office:value-type="float" office:value="34">
            <text:p>34</text:p>
          </table:table-cell>
          <table:table-cell table:style-name="ce19" table:formula="of:=([.G$41]*[.$C$31]+[.$A43]*[.$B$31])/8" office:value-type="float" office:value="37">
            <text:p>37</text:p>
          </table:table-cell>
          <table:table-cell table:style-name="ce19" table:formula="of:=([.H$41]*[.$C$31]+[.$A43]*[.$B$31])/8" office:value-type="float" office:value="40">
            <text:p>40</text:p>
          </table:table-cell>
          <table:table-cell table:style-name="ce19" table:formula="of:=([.I$41]*[.$C$31]+[.$A43]*[.$B$31])/8" office:value-type="float" office:value="52">
            <text:p>52</text:p>
          </table:table-cell>
          <table:table-cell table:style-name="ce19" table:formula="of:=([.J$41]*[.$C$31]+[.$A43]*[.$B$31])/8" office:value-type="float" office:value="58">
            <text:p>58</text:p>
          </table:table-cell>
          <table:table-cell table:style-name="ce19" table:formula="of:=([.K$41]*[.$C$31]+[.$A43]*[.$B$31])/8" office:value-type="float" office:value="61">
            <text:p>61</text:p>
          </table:table-cell>
          <table:table-cell table:style-name="ce19" table:formula="of:=([.L$41]*[.$C$31]+[.$A43]*[.$B$31])/8" office:value-type="float" office:value="64">
            <text:p>64</text:p>
          </table:table-cell>
          <table:table-cell table:style-name="ce19" table:formula="of:=([.M$41]*[.$C$31]+[.$A43]*[.$B$31])/8" office:value-type="float" office:value="88">
            <text:p>88</text:p>
          </table:table-cell>
          <table:table-cell table:style-name="ce19" table:formula="of:=([.N$41]*[.$C$31]+[.$A43]*[.$B$31])/8" office:value-type="float" office:value="100">
            <text:p>100</text:p>
          </table:table-cell>
          <table:table-cell table:style-name="ce19" table:formula="of:=([.O$41]*[.$C$31]+[.$A43]*[.$B$31])/8" office:value-type="float" office:value="106">
            <text:p>106</text:p>
          </table:table-cell>
          <table:table-cell table:style-name="ce19" table:formula="of:=([.P$41]*[.$C$31]+[.$A43]*[.$B$31])/8" office:value-type="float" office:value="109">
            <text:p>109</text:p>
          </table:table-cell>
          <table:table-cell table:style-name="ce19" table:formula="of:=([.Q$41]*[.$C$31]+[.$A43]*[.$B$31])/8" office:value-type="float" office:value="112">
            <text:p>112</text:p>
          </table:table-cell>
          <table:table-cell table:number-columns-repeated="1007"/>
        </table:table-row>
        <table:table-row table:style-name="ro1">
          <table:table-cell office:value-type="float" office:value="32">
            <text:p>32</text:p>
          </table:table-cell>
          <table:table-cell table:style-name="ce19" table:formula="of:=([.B$41]*[.$C$31]+[.$A44]*[.$B$31])/8" office:value-type="float" office:value="35">
            <text:p>35</text:p>
          </table:table-cell>
          <table:table-cell table:style-name="ce19" table:formula="of:=([.C$41]*[.$C$31]+[.$A44]*[.$B$31])/8" office:value-type="float" office:value="38">
            <text:p>38</text:p>
          </table:table-cell>
          <table:table-cell table:style-name="ce19" table:formula="of:=([.D$41]*[.$C$31]+[.$A44]*[.$B$31])/8" office:value-type="float" office:value="41">
            <text:p>41</text:p>
          </table:table-cell>
          <table:table-cell table:style-name="ce19" table:formula="of:=([.E$41]*[.$C$31]+[.$A44]*[.$B$31])/8" office:value-type="float" office:value="44">
            <text:p>44</text:p>
          </table:table-cell>
          <table:table-cell table:style-name="ce19" table:formula="of:=([.F$41]*[.$C$31]+[.$A44]*[.$B$31])/8" office:value-type="float" office:value="50">
            <text:p>50</text:p>
          </table:table-cell>
          <table:table-cell table:style-name="ce19" table:formula="of:=([.G$41]*[.$C$31]+[.$A44]*[.$B$31])/8" office:value-type="float" office:value="53">
            <text:p>53</text:p>
          </table:table-cell>
          <table:table-cell table:style-name="ce19" table:formula="of:=([.H$41]*[.$C$31]+[.$A44]*[.$B$31])/8" office:value-type="float" office:value="56">
            <text:p>56</text:p>
          </table:table-cell>
          <table:table-cell table:style-name="ce19" table:formula="of:=([.I$41]*[.$C$31]+[.$A44]*[.$B$31])/8" office:value-type="float" office:value="68">
            <text:p>68</text:p>
          </table:table-cell>
          <table:table-cell table:style-name="ce19" table:formula="of:=([.J$41]*[.$C$31]+[.$A44]*[.$B$31])/8" office:value-type="float" office:value="74">
            <text:p>74</text:p>
          </table:table-cell>
          <table:table-cell table:style-name="ce19" table:formula="of:=([.K$41]*[.$C$31]+[.$A44]*[.$B$31])/8" office:value-type="float" office:value="77">
            <text:p>77</text:p>
          </table:table-cell>
          <table:table-cell table:style-name="ce19" table:formula="of:=([.L$41]*[.$C$31]+[.$A44]*[.$B$31])/8" office:value-type="float" office:value="80">
            <text:p>80</text:p>
          </table:table-cell>
          <table:table-cell table:style-name="ce19" table:formula="of:=([.M$41]*[.$C$31]+[.$A44]*[.$B$31])/8" office:value-type="float" office:value="104">
            <text:p>104</text:p>
          </table:table-cell>
          <table:table-cell table:style-name="ce19" table:formula="of:=([.N$41]*[.$C$31]+[.$A44]*[.$B$31])/8" office:value-type="float" office:value="116">
            <text:p>116</text:p>
          </table:table-cell>
          <table:table-cell table:style-name="ce19" table:formula="of:=([.O$41]*[.$C$31]+[.$A44]*[.$B$31])/8" office:value-type="float" office:value="122">
            <text:p>122</text:p>
          </table:table-cell>
          <table:table-cell table:style-name="ce19" table:formula="of:=([.P$41]*[.$C$31]+[.$A44]*[.$B$31])/8" office:value-type="float" office:value="125">
            <text:p>125</text:p>
          </table:table-cell>
          <table:table-cell table:style-name="ce19" table:formula="of:=([.Q$41]*[.$C$31]+[.$A44]*[.$B$31])/8" office:value-type="float" office:value="128">
            <text:p>128</text:p>
          </table:table-cell>
          <table:table-cell table:number-columns-repeated="1007"/>
        </table:table-row>
        <table:table-row table:style-name="ro1">
          <table:table-cell table:style-name="ce9" office:value-type="string">
            <text:p>MB.Num.mBlocks</text:p>
          </table:table-cell>
          <table:table-cell table:style-name="ce17" office:value-type="string" table:number-columns-spanned="4" table:number-rows-spanned="1">
            <text:p>&gt;&gt;&gt; Number of minorBlocks in a MayorBlock</text:p>
          </table:table-cell>
          <table:covered-table-cell table:number-columns-repeated="3"/>
          <table:table-cell table:number-columns-repeated="1019"/>
        </table:table-row>
        <table:table-row table:style-name="ro1">
          <table:table-cell table:style-name="Default"/>
          <table:table-cell table:style-name="ce16" office:value-type="float" office:value="8">
            <text:p>8</text:p>
          </table:table-cell>
          <table:table-cell table:style-name="ce16" office:value-type="float" office:value="16">
            <text:p>16</text:p>
          </table:table-cell>
          <table:table-cell table:style-name="ce16" office:value-type="float" office:value="24">
            <text:p>24</text:p>
          </table:table-cell>
          <table:table-cell table:style-name="ce16" office:value-type="float" office:value="32">
            <text:p>32</text:p>
          </table:table-cell>
          <table:table-cell table:style-name="ce16" office:value-type="float" office:value="48">
            <text:p>48</text:p>
          </table:table-cell>
          <table:table-cell table:style-name="ce16" office:value-type="float" office:value="56">
            <text:p>56</text:p>
          </table:table-cell>
          <table:table-cell table:style-name="ce16" office:value-type="float" office:value="64">
            <text:p>64</text:p>
          </table:table-cell>
          <table:table-cell table:style-name="ce16" office:value-type="float" office:value="96">
            <text:p>96</text:p>
          </table:table-cell>
          <table:table-cell table:style-name="ce16" office:value-type="float" office:value="112">
            <text:p>112</text:p>
          </table:table-cell>
          <table:table-cell table:style-name="ce16" office:value-type="float" office:value="120">
            <text:p>120</text:p>
          </table:table-cell>
          <table:table-cell table:style-name="ce16" office:value-type="float" office:value="128">
            <text:p>128</text:p>
          </table:table-cell>
          <table:table-cell table:style-name="ce16" office:value-type="float" office:value="192">
            <text:p>192</text:p>
          </table:table-cell>
          <table:table-cell table:style-name="ce16" office:value-type="float" office:value="224">
            <text:p>224</text:p>
          </table:table-cell>
          <table:table-cell table:style-name="ce16" office:value-type="float" office:value="240">
            <text:p>240</text:p>
          </table:table-cell>
          <table:table-cell table:style-name="ce16" office:value-type="float" office:value="248">
            <text:p>248</text:p>
          </table:table-cell>
          <table:table-cell table:style-name="ce16" office:value-type="float" office:value="256">
            <text:p>256</text:p>
          </table:table-cell>
          <table:table-cell table:number-columns-repeated="1007"/>
        </table:table-row>
        <table:table-row table:style-name="ro1">
          <table:table-cell office:value-type="float" office:value="8">
            <text:p>8</text:p>
          </table:table-cell>
          <table:table-cell table:style-name="ce20" table:formula="of:=[.$B37]/[.B$46]" office:value-type="float" office:value="32">
            <text:p>32</text:p>
          </table:table-cell>
          <table:table-cell table:style-name="ce20" table:formula="of:=[.$B37]/[.C$46]" office:value-type="float" office:value="16">
            <text:p>16</text:p>
          </table:table-cell>
          <table:table-cell table:style-name="ce20" table:formula="of:=[.$B37]/[.D$46]" office:value-type="float" office:value="10.6666666666667">
            <text:p>11</text:p>
          </table:table-cell>
          <table:table-cell table:style-name="ce20" table:formula="of:=[.$B37]/[.E$46]" office:value-type="float" office:value="8">
            <text:p>8</text:p>
          </table:table-cell>
          <table:table-cell table:style-name="ce20" table:formula="of:=[.$B37]/[.F$46]" office:value-type="float" office:value="5.33333333333333">
            <text:p>5</text:p>
          </table:table-cell>
          <table:table-cell table:style-name="ce20" table:formula="of:=[.$B37]/[.G$46]" office:value-type="float" office:value="4.57142857142857">
            <text:p>5</text:p>
          </table:table-cell>
          <table:table-cell table:style-name="ce20" table:formula="of:=[.$B37]/[.H$46]" office:value-type="float" office:value="4">
            <text:p>4</text:p>
          </table:table-cell>
          <table:table-cell table:style-name="ce20" table:formula="of:=[.$B37]/[.I$46]" office:value-type="float" office:value="2.66666666666667">
            <text:p>3</text:p>
          </table:table-cell>
          <table:table-cell table:style-name="ce20" table:formula="of:=[.$B37]/[.J$46]" office:value-type="float" office:value="2.28571428571429">
            <text:p>2</text:p>
          </table:table-cell>
          <table:table-cell table:style-name="ce20" table:formula="of:=[.$B37]/[.K$46]" office:value-type="float" office:value="2.13333333333333">
            <text:p>2</text:p>
          </table:table-cell>
          <table:table-cell table:style-name="ce20" table:formula="of:=[.$B37]/[.L$46]" office:value-type="float" office:value="2">
            <text:p>2</text:p>
          </table:table-cell>
          <table:table-cell table:style-name="ce20" table:formula="of:=[.$B37]/[.M$46]" office:value-type="float" office:value="1.33333333333333">
            <text:p>1</text:p>
          </table:table-cell>
          <table:table-cell table:style-name="ce20" table:formula="of:=[.$B37]/[.N$46]" office:value-type="float" office:value="1.14285714285714">
            <text:p>1</text:p>
          </table:table-cell>
          <table:table-cell table:style-name="ce20" table:formula="of:=[.$B37]/[.O$46]" office:value-type="float" office:value="1.06666666666667">
            <text:p>1</text:p>
          </table:table-cell>
          <table:table-cell table:style-name="ce20" table:formula="of:=[.$B37]/[.P$46]" office:value-type="float" office:value="1.03225806451613">
            <text:p>1</text:p>
          </table:table-cell>
          <table:table-cell table:style-name="ce20" table:formula="of:=[.$B37]/[.Q$46]" office:value-type="float" office:value="1">
            <text:p>1</text:p>
          </table:table-cell>
          <table:table-cell table:number-columns-repeated="1007"/>
        </table:table-row>
        <table:table-row table:style-name="ro1">
          <table:table-cell table:style-name="ce12" office:value-type="float" office:value="16">
            <text:p>16</text:p>
          </table:table-cell>
          <table:table-cell table:style-name="ce20" table:formula="of:=[.$B38]/[.B$46]" office:value-type="float" office:value="8192">
            <text:p>8192</text:p>
          </table:table-cell>
          <table:table-cell table:style-name="ce20" table:formula="of:=[.$B38]/[.C$46]" office:value-type="float" office:value="4096">
            <text:p>4096</text:p>
          </table:table-cell>
          <table:table-cell table:style-name="ce20" table:formula="of:=[.$B38]/[.D$46]" office:value-type="float" office:value="2730.66666666667">
            <text:p>2731</text:p>
          </table:table-cell>
          <table:table-cell table:style-name="ce20" table:formula="of:=[.$B38]/[.E$46]" office:value-type="float" office:value="2048">
            <text:p>2048</text:p>
          </table:table-cell>
          <table:table-cell table:style-name="ce20" table:formula="of:=[.$B38]/[.F$46]" office:value-type="float" office:value="1365.33333333333">
            <text:p>1365</text:p>
          </table:table-cell>
          <table:table-cell table:style-name="ce20" table:formula="of:=[.$B38]/[.G$46]" office:value-type="float" office:value="1170.28571428571">
            <text:p>1170</text:p>
          </table:table-cell>
          <table:table-cell table:style-name="ce32" table:formula="of:=[.$B38]/[.H$46]" office:value-type="float" office:value="1024">
            <text:p>1024</text:p>
          </table:table-cell>
          <table:table-cell table:style-name="ce20" table:formula="of:=[.$B38]/[.I$46]" office:value-type="float" office:value="682.666666666667">
            <text:p>683</text:p>
          </table:table-cell>
          <table:table-cell table:style-name="ce20" table:formula="of:=[.$B38]/[.J$46]" office:value-type="float" office:value="585.142857142857">
            <text:p>585</text:p>
          </table:table-cell>
          <table:table-cell table:style-name="ce20" table:formula="of:=[.$B38]/[.K$46]" office:value-type="float" office:value="546.133333333333">
            <text:p>546</text:p>
          </table:table-cell>
          <table:table-cell table:style-name="ce20" table:formula="of:=[.$B38]/[.L$46]" office:value-type="float" office:value="512">
            <text:p>512</text:p>
          </table:table-cell>
          <table:table-cell table:style-name="ce32" table:formula="of:=[.$B38]/[.M$46]" office:value-type="float" office:value="341.333333333333">
            <text:p>341</text:p>
          </table:table-cell>
          <table:table-cell table:style-name="ce20" table:formula="of:=[.$B38]/[.N$46]" office:value-type="float" office:value="292.571428571429">
            <text:p>293</text:p>
          </table:table-cell>
          <table:table-cell table:style-name="ce20" table:formula="of:=[.$B38]/[.O$46]" office:value-type="float" office:value="273.066666666667">
            <text:p>273</text:p>
          </table:table-cell>
          <table:table-cell table:style-name="ce20" table:formula="of:=[.$B38]/[.P$46]" office:value-type="float" office:value="264.258064516129">
            <text:p>264</text:p>
          </table:table-cell>
          <table:table-cell table:style-name="ce20" table:formula="of:=[.$B38]/[.Q$46]" office:value-type="float" office:value="256">
            <text:p>256</text:p>
          </table:table-cell>
          <table:table-cell table:number-columns-repeated="1007"/>
        </table:table-row>
        <table:table-row table:style-name="ro1">
          <table:table-cell office:value-type="float" office:value="32">
            <text:p>32</text:p>
          </table:table-cell>
          <table:table-cell table:style-name="ce20" table:formula="of:=[.$B39]/[.B$46]" office:value-type="float" office:value="536870912">
            <text:p>536870912</text:p>
          </table:table-cell>
          <table:table-cell table:style-name="ce20" table:formula="of:=[.$B39]/[.C$46]" office:value-type="float" office:value="268435456">
            <text:p>268435456</text:p>
          </table:table-cell>
          <table:table-cell table:style-name="ce20" table:formula="of:=[.$B39]/[.D$46]" office:value-type="float" office:value="178956970.666667">
            <text:p>178956971</text:p>
          </table:table-cell>
          <table:table-cell table:style-name="ce20" table:formula="of:=[.$B39]/[.E$46]" office:value-type="float" office:value="134217728">
            <text:p>134217728</text:p>
          </table:table-cell>
          <table:table-cell table:style-name="ce20" table:formula="of:=[.$B39]/[.F$46]" office:value-type="float" office:value="89478485.3333333">
            <text:p>89478485</text:p>
          </table:table-cell>
          <table:table-cell table:style-name="ce20" table:formula="of:=[.$B39]/[.G$46]" office:value-type="float" office:value="76695844.5714286">
            <text:p>76695845</text:p>
          </table:table-cell>
          <table:table-cell table:style-name="ce20" table:formula="of:=[.$B39]/[.H$46]" office:value-type="float" office:value="67108864">
            <text:p>67108864</text:p>
          </table:table-cell>
          <table:table-cell table:style-name="ce20" table:formula="of:=[.$B39]/[.I$46]" office:value-type="float" office:value="44739242.6666667">
            <text:p>44739243</text:p>
          </table:table-cell>
          <table:table-cell table:style-name="ce20" table:formula="of:=[.$B39]/[.J$46]" office:value-type="float" office:value="38347922.2857143">
            <text:p>38347922</text:p>
          </table:table-cell>
          <table:table-cell table:style-name="ce20" table:formula="of:=[.$B39]/[.K$46]" office:value-type="float" office:value="35791394.1333333">
            <text:p>35791394</text:p>
          </table:table-cell>
          <table:table-cell table:style-name="ce20" table:formula="of:=[.$B39]/[.L$46]" office:value-type="float" office:value="33554432">
            <text:p>33554432</text:p>
          </table:table-cell>
          <table:table-cell table:style-name="ce20" table:formula="of:=[.$B39]/[.M$46]" office:value-type="float" office:value="22369621.3333333">
            <text:p>22369621</text:p>
          </table:table-cell>
          <table:table-cell table:style-name="ce20" table:formula="of:=[.$B39]/[.N$46]" office:value-type="float" office:value="19173961.1428571">
            <text:p>19173961</text:p>
          </table:table-cell>
          <table:table-cell table:style-name="ce20" table:formula="of:=[.$B39]/[.O$46]" office:value-type="float" office:value="17895697.0666667">
            <text:p>17895697</text:p>
          </table:table-cell>
          <table:table-cell table:style-name="ce20" table:formula="of:=[.$B39]/[.P$46]" office:value-type="float" office:value="17318416.516129">
            <text:p>17318417</text:p>
          </table:table-cell>
          <table:table-cell table:style-name="ce20" table:formula="of:=[.$B39]/[.Q$46]" office:value-type="float" office:value="16777216">
            <text:p>16777216</text:p>
          </table:table-cell>
          <table:table-cell table:number-columns-repeated="1007"/>
        </table:table-row>
        <table:table-row table:style-name="ro1">
          <table:table-cell table:style-name="ce9" office:value-type="string">
            <text:p>MB.Size.KB</text:p>
          </table:table-cell>
          <table:table-cell table:style-name="ce17" office:value-type="string" table:number-columns-spanned="4" table:number-rows-spanned="1">
            <text:p>&gt;&gt;&gt; Size of each MayorBlock (KB) [No MCounters]</text:p>
          </table:table-cell>
          <table:covered-table-cell table:number-columns-repeated="3"/>
          <table:table-cell table:number-columns-repeated="1019"/>
        </table:table-row>
        <table:table-row table:style-name="ro1">
          <table:table-cell office:value-type="float" office:value="8">
            <text:p>8</text:p>
          </table:table-cell>
          <table:table-cell table:style-name="ce21" table:formula="of:=([.B47]*[.B42])/1024" office:value-type="float" office:value="0.34375">
            <text:p>0,34</text:p>
          </table:table-cell>
          <table:table-cell table:style-name="ce21" table:formula="of:=([.C47]*[.C42])/1024" office:value-type="float" office:value="0.21875">
            <text:p>0,22</text:p>
          </table:table-cell>
          <table:table-cell table:style-name="ce21" table:formula="of:=([.D47]*[.D42])/1024" office:value-type="float" office:value="0.177083333333333">
            <text:p>0,18</text:p>
          </table:table-cell>
          <table:table-cell table:style-name="ce21" table:formula="of:=([.E47]*[.E42])/1024" office:value-type="float" office:value="0.15625">
            <text:p>0,16</text:p>
          </table:table-cell>
          <table:table-cell table:style-name="ce21" table:formula="of:=([.F47]*[.F42])/1024" office:value-type="float" office:value="0.135416666666667">
            <text:p>0,14</text:p>
          </table:table-cell>
          <table:table-cell table:style-name="ce21" table:formula="of:=([.G47]*[.G42])/1024" office:value-type="float" office:value="0.129464285714286">
            <text:p>0,13</text:p>
          </table:table-cell>
          <table:table-cell table:style-name="ce21" table:formula="of:=([.H47]*[.H42])/1024" office:value-type="float" office:value="0.125">
            <text:p>0,13</text:p>
          </table:table-cell>
          <table:table-cell table:style-name="ce21" table:formula="of:=([.I47]*[.I42])/1024" office:value-type="float" office:value="0.114583333333333">
            <text:p>0,11</text:p>
          </table:table-cell>
          <table:table-cell table:style-name="ce21" table:formula="of:=([.J47]*[.J42])/1024" office:value-type="float" office:value="0.111607142857143">
            <text:p>0,11</text:p>
          </table:table-cell>
          <table:table-cell table:style-name="ce21" table:formula="of:=([.K47]*[.K42])/1024" office:value-type="float" office:value="0.110416666666667">
            <text:p>0,11</text:p>
          </table:table-cell>
          <table:table-cell table:style-name="ce21" table:formula="of:=([.L47]*[.L42])/1024" office:value-type="float" office:value="0.109375">
            <text:p>0,11</text:p>
          </table:table-cell>
          <table:table-cell table:style-name="ce21" table:formula="of:=([.M47]*[.M42])/1024" office:value-type="float" office:value="0.104166666666667">
            <text:p>0,10</text:p>
          </table:table-cell>
          <table:table-cell table:style-name="ce21" table:formula="of:=([.N47]*[.N42])/1024" office:value-type="float" office:value="0.102678571428571">
            <text:p>0,10</text:p>
          </table:table-cell>
          <table:table-cell table:style-name="ce21" table:formula="of:=([.O47]*[.O42])/1024" office:value-type="float" office:value="0.102083333333333">
            <text:p>0,10</text:p>
          </table:table-cell>
          <table:table-cell table:style-name="ce21" table:formula="of:=([.P47]*[.P42])/1024" office:value-type="float" office:value="0.101814516129032">
            <text:p>0,10</text:p>
          </table:table-cell>
          <table:table-cell table:style-name="ce21" table:formula="of:=([.Q47]*[.Q42])/1024" office:value-type="float" office:value="0.1015625">
            <text:p>0,10</text:p>
          </table:table-cell>
          <table:table-cell table:number-columns-repeated="1007"/>
        </table:table-row>
        <table:table-row table:style-name="ro1">
          <table:table-cell table:style-name="ce12" office:value-type="float" office:value="16">
            <text:p>16</text:p>
          </table:table-cell>
          <table:table-cell table:style-name="ce21" table:formula="of:=([.B48]*[.B43])/1024" office:value-type="float" office:value="152">
            <text:p>152,00</text:p>
          </table:table-cell>
          <table:table-cell table:style-name="ce21" table:formula="of:=([.C48]*[.C43])/1024" office:value-type="float" office:value="88">
            <text:p>88,00</text:p>
          </table:table-cell>
          <table:table-cell table:style-name="ce21" table:formula="of:=([.D48]*[.D43])/1024" office:value-type="float" office:value="66.6666666666667">
            <text:p>66,67</text:p>
          </table:table-cell>
          <table:table-cell table:style-name="ce21" table:formula="of:=([.E48]*[.E43])/1024" office:value-type="float" office:value="56">
            <text:p>56,00</text:p>
          </table:table-cell>
          <table:table-cell table:style-name="ce21" table:formula="of:=([.F48]*[.F43])/1024" office:value-type="float" office:value="45.3333333333333">
            <text:p>45,33</text:p>
          </table:table-cell>
          <table:table-cell table:style-name="ce21" table:formula="of:=([.G48]*[.G43])/1024" office:value-type="float" office:value="42.2857142857143">
            <text:p>42,29</text:p>
          </table:table-cell>
          <table:table-cell table:style-name="ce33" table:formula="of:=([.H48]*[.H43])/1024" office:value-type="float" office:value="40">
            <text:p>40,00</text:p>
          </table:table-cell>
          <table:table-cell table:style-name="ce21" table:formula="of:=([.I48]*[.I43])/1024" office:value-type="float" office:value="34.6666666666667">
            <text:p>34,67</text:p>
          </table:table-cell>
          <table:table-cell table:style-name="ce21" table:formula="of:=([.J48]*[.J43])/1024" office:value-type="float" office:value="33.1428571428571">
            <text:p>33,14</text:p>
          </table:table-cell>
          <table:table-cell table:style-name="ce21" table:formula="of:=([.K48]*[.K43])/1024" office:value-type="float" office:value="32.5333333333333">
            <text:p>32,53</text:p>
          </table:table-cell>
          <table:table-cell table:style-name="ce21" table:formula="of:=([.L48]*[.L43])/1024" office:value-type="float" office:value="32">
            <text:p>32,00</text:p>
          </table:table-cell>
          <table:table-cell table:style-name="ce33" table:formula="of:=([.M48]*[.M43])/1024" office:value-type="float" office:value="29.3333333333333">
            <text:p>29,33</text:p>
          </table:table-cell>
          <table:table-cell table:style-name="ce21" table:formula="of:=([.N48]*[.N43])/1024" office:value-type="float" office:value="28.5714285714286">
            <text:p>28,57</text:p>
          </table:table-cell>
          <table:table-cell table:style-name="ce21" table:formula="of:=([.O48]*[.O43])/1024" office:value-type="float" office:value="28.2666666666667">
            <text:p>28,27</text:p>
          </table:table-cell>
          <table:table-cell table:style-name="ce21" table:formula="of:=([.P48]*[.P43])/1024" office:value-type="float" office:value="28.1290322580645">
            <text:p>28,13</text:p>
          </table:table-cell>
          <table:table-cell table:style-name="ce21" table:formula="of:=([.Q48]*[.Q43])/1024" office:value-type="float" office:value="28">
            <text:p>28,00</text:p>
          </table:table-cell>
          <table:table-cell table:number-columns-repeated="1007"/>
        </table:table-row>
        <table:table-row table:style-name="ro1">
          <table:table-cell office:value-type="float" office:value="32">
            <text:p>32</text:p>
          </table:table-cell>
          <table:table-cell table:style-name="ce21" table:formula="of:=([.B49]*[.B44])/1024" office:value-type="float" office:value="18350080">
            <text:p>18350080,00</text:p>
          </table:table-cell>
          <table:table-cell table:style-name="ce21" table:formula="of:=([.C49]*[.C44])/1024" office:value-type="float" office:value="9961472">
            <text:p>9961472,00</text:p>
          </table:table-cell>
          <table:table-cell table:style-name="ce21" table:formula="of:=([.D49]*[.D44])/1024" office:value-type="float" office:value="7165269.33333333">
            <text:p>7165269,33</text:p>
          </table:table-cell>
          <table:table-cell table:style-name="ce21" table:formula="of:=([.E49]*[.E44])/1024" office:value-type="float" office:value="5767168">
            <text:p>5767168,00</text:p>
          </table:table-cell>
          <table:table-cell table:style-name="ce21" table:formula="of:=([.F49]*[.F44])/1024" office:value-type="float" office:value="4369066.66666667">
            <text:p>4369066,67</text:p>
          </table:table-cell>
          <table:table-cell table:style-name="ce21" table:formula="of:=([.G49]*[.G44])/1024" office:value-type="float" office:value="3969609.14285714">
            <text:p>3969609,14</text:p>
          </table:table-cell>
          <table:table-cell table:style-name="ce21" table:formula="of:=([.H49]*[.H44])/1024" office:value-type="float" office:value="3670016">
            <text:p>3670016,00</text:p>
          </table:table-cell>
          <table:table-cell table:style-name="ce21" table:formula="of:=([.I49]*[.I44])/1024" office:value-type="float" office:value="2970965.33333333">
            <text:p>2970965,33</text:p>
          </table:table-cell>
          <table:table-cell table:style-name="ce21" table:formula="of:=([.J49]*[.J44])/1024" office:value-type="float" office:value="2771236.57142857">
            <text:p>2771236,57</text:p>
          </table:table-cell>
          <table:table-cell table:style-name="ce21" table:formula="of:=([.K49]*[.K44])/1024" office:value-type="float" office:value="2691345.06666667">
            <text:p>2691345,07</text:p>
          </table:table-cell>
          <table:table-cell table:style-name="ce21" table:formula="of:=([.L49]*[.L44])/1024" office:value-type="float" office:value="2621440">
            <text:p>2621440,00</text:p>
          </table:table-cell>
          <table:table-cell table:style-name="ce21" table:formula="of:=([.M49]*[.M44])/1024" office:value-type="float" office:value="2271914.66666667">
            <text:p>2271914,67</text:p>
          </table:table-cell>
          <table:table-cell table:style-name="ce21" table:formula="of:=([.N49]*[.N44])/1024" office:value-type="float" office:value="2172050.28571429">
            <text:p>2172050,29</text:p>
          </table:table-cell>
          <table:table-cell table:style-name="ce21" table:formula="of:=([.O49]*[.O44])/1024" office:value-type="float" office:value="2132104.53333333">
            <text:p>2132104,53</text:p>
          </table:table-cell>
          <table:table-cell table:style-name="ce21" table:formula="of:=([.P49]*[.P44])/1024" office:value-type="float" office:value="2114064.51612903">
            <text:p>2114064,52</text:p>
          </table:table-cell>
          <table:table-cell table:style-name="ce21" table:formula="of:=([.Q49]*[.Q44])/1024" office:value-type="float" office:value="2097152">
            <text:p>2097152,00</text:p>
          </table:table-cell>
          <table:table-cell table:number-columns-repeated="1007"/>
        </table:table-row>
        <table:table-row table:style-name="ro1">
          <table:table-cell table:style-name="ce13" office:value-type="string">
            <text:p>mB.per.Syspage</text:p>
          </table:table-cell>
          <table:table-cell table:style-name="ce17" office:value-type="string" table:number-columns-spanned="6" table:number-rows-spanned="1">
            <text:p>&gt;&gt;&gt; Number of minorBlocks that fit into a SystemMemoryPage (4KB)</text:p>
          </table:table-cell>
          <table:covered-table-cell table:number-columns-repeated="5"/>
          <table:table-cell table:number-columns-repeated="1017"/>
        </table:table-row>
        <table:table-row table:style-name="ro1">
          <table:table-cell office:value-type="float" office:value="8">
            <text:p>8</text:p>
          </table:table-cell>
          <table:table-cell table:style-name="ce21" table:formula="of:=4*1024/[.B42]" office:value-type="float" office:value="372.363636363636">
            <text:p>372,36</text:p>
          </table:table-cell>
          <table:table-cell table:style-name="ce21" table:formula="of:=4*1024/[.C42]" office:value-type="float" office:value="292.571428571429">
            <text:p>292,57</text:p>
          </table:table-cell>
          <table:table-cell table:style-name="ce21" table:formula="of:=4*1024/[.D42]" office:value-type="float" office:value="240.941176470588">
            <text:p>240,94</text:p>
          </table:table-cell>
          <table:table-cell table:style-name="ce21" table:formula="of:=4*1024/[.E42]" office:value-type="float" office:value="204.8">
            <text:p>204,80</text:p>
          </table:table-cell>
          <table:table-cell table:style-name="ce21" table:formula="of:=4*1024/[.F42]" office:value-type="float" office:value="157.538461538462">
            <text:p>157,54</text:p>
          </table:table-cell>
          <table:table-cell table:style-name="ce21" table:formula="of:=4*1024/[.G42]" office:value-type="float" office:value="141.241379310345">
            <text:p>141,24</text:p>
          </table:table-cell>
          <table:table-cell table:style-name="ce21" table:formula="of:=4*1024/[.H42]" office:value-type="float" office:value="128">
            <text:p>128,00</text:p>
          </table:table-cell>
          <table:table-cell table:style-name="ce21" table:formula="of:=4*1024/[.I42]" office:value-type="float" office:value="93.0909090909091">
            <text:p>93,09</text:p>
          </table:table-cell>
          <table:table-cell table:style-name="ce21" table:formula="of:=4*1024/[.J42]" office:value-type="float" office:value="81.92">
            <text:p>81,92</text:p>
          </table:table-cell>
          <table:table-cell table:style-name="ce21" table:formula="of:=4*1024/[.K42]" office:value-type="float" office:value="77.2830188679245">
            <text:p>77,28</text:p>
          </table:table-cell>
          <table:table-cell table:style-name="ce21" table:formula="of:=4*1024/[.L42]" office:value-type="float" office:value="73.1428571428571">
            <text:p>73,14</text:p>
          </table:table-cell>
          <table:table-cell table:style-name="ce21" table:formula="of:=4*1024/[.M42]" office:value-type="float" office:value="51.2">
            <text:p>51,20</text:p>
          </table:table-cell>
          <table:table-cell table:style-name="ce21" table:formula="of:=4*1024/[.N42]" office:value-type="float" office:value="44.5217391304348">
            <text:p>44,52</text:p>
          </table:table-cell>
          <table:table-cell table:style-name="ce21" table:formula="of:=4*1024/[.O42]" office:value-type="float" office:value="41.7959183673469">
            <text:p>41,80</text:p>
          </table:table-cell>
          <table:table-cell table:style-name="ce21" table:formula="of:=4*1024/[.P42]" office:value-type="float" office:value="40.5544554455446">
            <text:p>40,55</text:p>
          </table:table-cell>
          <table:table-cell table:style-name="ce21" table:formula="of:=4*1024/[.Q42]" office:value-type="float" office:value="39.3846153846154">
            <text:p>39,38</text:p>
          </table:table-cell>
          <table:table-cell table:number-columns-repeated="1007"/>
        </table:table-row>
        <table:table-row table:style-name="ro1">
          <table:table-cell table:style-name="ce12" office:value-type="float" office:value="16">
            <text:p>16</text:p>
          </table:table-cell>
          <table:table-cell table:style-name="ce21" table:formula="of:=4*1024/[.B43]" office:value-type="float" office:value="215.578947368421">
            <text:p>215,58</text:p>
          </table:table-cell>
          <table:table-cell table:style-name="ce21" table:formula="of:=4*1024/[.C43]" office:value-type="float" office:value="186.181818181818">
            <text:p>186,18</text:p>
          </table:table-cell>
          <table:table-cell table:style-name="ce21" table:formula="of:=4*1024/[.D43]" office:value-type="float" office:value="163.84">
            <text:p>163,84</text:p>
          </table:table-cell>
          <table:table-cell table:style-name="ce21" table:formula="of:=4*1024/[.E43]" office:value-type="float" office:value="146.285714285714">
            <text:p>146,29</text:p>
          </table:table-cell>
          <table:table-cell table:style-name="ce21" table:formula="of:=4*1024/[.F43]" office:value-type="float" office:value="120.470588235294">
            <text:p>120,47</text:p>
          </table:table-cell>
          <table:table-cell table:style-name="ce21" table:formula="of:=4*1024/[.G43]" office:value-type="float" office:value="110.702702702703">
            <text:p>110,70</text:p>
          </table:table-cell>
          <table:table-cell table:style-name="ce33" table:formula="of:=4*1024/[.H43]" office:value-type="float" office:value="102.4">
            <text:p>102,40</text:p>
          </table:table-cell>
          <table:table-cell table:style-name="ce21" table:formula="of:=4*1024/[.I43]" office:value-type="float" office:value="78.7692307692308">
            <text:p>78,77</text:p>
          </table:table-cell>
          <table:table-cell table:style-name="ce21" table:formula="of:=4*1024/[.J43]" office:value-type="float" office:value="70.6206896551724">
            <text:p>70,62</text:p>
          </table:table-cell>
          <table:table-cell table:style-name="ce21" table:formula="of:=4*1024/[.K43]" office:value-type="float" office:value="67.1475409836066">
            <text:p>67,15</text:p>
          </table:table-cell>
          <table:table-cell table:style-name="ce21" table:formula="of:=4*1024/[.L43]" office:value-type="float" office:value="64">
            <text:p>64,00</text:p>
          </table:table-cell>
          <table:table-cell table:style-name="ce33" table:formula="of:=4*1024/[.M43]" office:value-type="float" office:value="46.5454545454545">
            <text:p>46,55</text:p>
          </table:table-cell>
          <table:table-cell table:style-name="ce21" table:formula="of:=4*1024/[.N43]" office:value-type="float" office:value="40.96">
            <text:p>40,96</text:p>
          </table:table-cell>
          <table:table-cell table:style-name="ce21" table:formula="of:=4*1024/[.O43]" office:value-type="float" office:value="38.6415094339623">
            <text:p>38,64</text:p>
          </table:table-cell>
          <table:table-cell table:style-name="ce21" table:formula="of:=4*1024/[.P43]" office:value-type="float" office:value="37.5779816513761">
            <text:p>37,58</text:p>
          </table:table-cell>
          <table:table-cell table:style-name="ce21" table:formula="of:=4*1024/[.Q43]" office:value-type="float" office:value="36.5714285714286">
            <text:p>36,57</text:p>
          </table:table-cell>
          <table:table-cell table:number-columns-repeated="1007"/>
        </table:table-row>
        <table:table-row table:style-name="ro1">
          <table:table-cell office:value-type="float" office:value="32">
            <text:p>32</text:p>
          </table:table-cell>
          <table:table-cell table:style-name="ce21" table:formula="of:=4*1024/[.B44]" office:value-type="float" office:value="117.028571428571">
            <text:p>117,03</text:p>
          </table:table-cell>
          <table:table-cell table:style-name="ce21" table:formula="of:=4*1024/[.C44]" office:value-type="float" office:value="107.789473684211">
            <text:p>107,79</text:p>
          </table:table-cell>
          <table:table-cell table:style-name="ce21" table:formula="of:=4*1024/[.D44]" office:value-type="float" office:value="99.9024390243902">
            <text:p>99,90</text:p>
          </table:table-cell>
          <table:table-cell table:style-name="ce21" table:formula="of:=4*1024/[.E44]" office:value-type="float" office:value="93.0909090909091">
            <text:p>93,09</text:p>
          </table:table-cell>
          <table:table-cell table:style-name="ce21" table:formula="of:=4*1024/[.F44]" office:value-type="float" office:value="81.92">
            <text:p>81,92</text:p>
          </table:table-cell>
          <table:table-cell table:style-name="ce21" table:formula="of:=4*1024/[.G44]" office:value-type="float" office:value="77.2830188679245">
            <text:p>77,28</text:p>
          </table:table-cell>
          <table:table-cell table:style-name="ce21" table:formula="of:=4*1024/[.H44]" office:value-type="float" office:value="73.1428571428571">
            <text:p>73,14</text:p>
          </table:table-cell>
          <table:table-cell table:style-name="ce21" table:formula="of:=4*1024/[.I44]" office:value-type="float" office:value="60.2352941176471">
            <text:p>60,24</text:p>
          </table:table-cell>
          <table:table-cell table:style-name="ce21" table:formula="of:=4*1024/[.J44]" office:value-type="float" office:value="55.3513513513514">
            <text:p>55,35</text:p>
          </table:table-cell>
          <table:table-cell table:style-name="ce21" table:formula="of:=4*1024/[.K44]" office:value-type="float" office:value="53.1948051948052">
            <text:p>53,19</text:p>
          </table:table-cell>
          <table:table-cell table:style-name="ce21" table:formula="of:=4*1024/[.L44]" office:value-type="float" office:value="51.2">
            <text:p>51,20</text:p>
          </table:table-cell>
          <table:table-cell table:style-name="ce21" table:formula="of:=4*1024/[.M44]" office:value-type="float" office:value="39.3846153846154">
            <text:p>39,38</text:p>
          </table:table-cell>
          <table:table-cell table:style-name="ce21" table:formula="of:=4*1024/[.N44]" office:value-type="float" office:value="35.3103448275862">
            <text:p>35,31</text:p>
          </table:table-cell>
          <table:table-cell table:style-name="ce21" table:formula="of:=4*1024/[.O44]" office:value-type="float" office:value="33.5737704918033">
            <text:p>33,57</text:p>
          </table:table-cell>
          <table:table-cell table:style-name="ce21" table:formula="of:=4*1024/[.P44]" office:value-type="float" office:value="32.768">
            <text:p>32,77</text:p>
          </table:table-cell>
          <table:table-cell table:style-name="ce21" table:formula="of:=4*1024/[.Q44]" office:value-type="float" office:value="32">
            <text:p>32,00</text:p>
          </table:table-cell>
          <table:table-cell table:number-columns-repeated="1007"/>
        </table:table-row>
        <table:table-row table:style-name="ro1">
          <table:table-cell table:style-name="ce1" office:value-type="string">
            <text:p>MB.per.Syspage(4KB)</text:p>
          </table:table-cell>
          <table:table-cell table:style-name="ce17" office:value-type="string" table:number-columns-spanned="6" table:number-rows-spanned="1">
            <text:p>&gt;&gt;&gt; Number of MayorBlocks that fit into a SystemMemoryPage (4KB)</text:p>
          </table:table-cell>
          <table:covered-table-cell table:number-columns-repeated="4" table:style-name="ce27"/>
          <table:covered-table-cell/>
          <table:table-cell table:number-columns-repeated="1017"/>
        </table:table-row>
        <table:table-row table:style-name="ro1">
          <table:table-cell office:value-type="float" office:value="8">
            <text:p>8</text:p>
          </table:table-cell>
          <table:table-cell table:style-name="ce20" table:formula="of:=4/[.B51]" office:value-type="float" office:value="11.6363636363636">
            <text:p>12</text:p>
          </table:table-cell>
          <table:table-cell table:style-name="ce20" table:formula="of:=4/[.C51]" office:value-type="float" office:value="18.2857142857143">
            <text:p>18</text:p>
          </table:table-cell>
          <table:table-cell table:style-name="ce20" table:formula="of:=4/[.D51]" office:value-type="float" office:value="22.5882352941176">
            <text:p>23</text:p>
          </table:table-cell>
          <table:table-cell table:style-name="ce20" table:formula="of:=4/[.E51]" office:value-type="float" office:value="25.6">
            <text:p>26</text:p>
          </table:table-cell>
          <table:table-cell table:style-name="ce20" table:formula="of:=4/[.F51]" office:value-type="float" office:value="29.5384615384615">
            <text:p>30</text:p>
          </table:table-cell>
          <table:table-cell table:style-name="ce20" table:formula="of:=4/[.G51]" office:value-type="float" office:value="30.8965517241379">
            <text:p>31</text:p>
          </table:table-cell>
          <table:table-cell table:style-name="ce20" table:formula="of:=4/[.H51]" office:value-type="float" office:value="32">
            <text:p>32</text:p>
          </table:table-cell>
          <table:table-cell table:style-name="ce20" table:formula="of:=4/[.I51]" office:value-type="float" office:value="34.9090909090909">
            <text:p>35</text:p>
          </table:table-cell>
          <table:table-cell table:style-name="ce20" table:formula="of:=4/[.J51]" office:value-type="float" office:value="35.84">
            <text:p>36</text:p>
          </table:table-cell>
          <table:table-cell table:style-name="ce20" table:formula="of:=4/[.K51]" office:value-type="float" office:value="36.2264150943396">
            <text:p>36</text:p>
          </table:table-cell>
          <table:table-cell table:style-name="ce20" table:formula="of:=4/[.L51]" office:value-type="float" office:value="36.5714285714286">
            <text:p>37</text:p>
          </table:table-cell>
          <table:table-cell table:style-name="ce20" table:formula="of:=4/[.M51]" office:value-type="float" office:value="38.4">
            <text:p>38</text:p>
          </table:table-cell>
          <table:table-cell table:style-name="ce20" table:formula="of:=4/[.N51]" office:value-type="float" office:value="38.9565217391304">
            <text:p>39</text:p>
          </table:table-cell>
          <table:table-cell table:style-name="ce20" table:formula="of:=4/[.O51]" office:value-type="float" office:value="39.1836734693878">
            <text:p>39</text:p>
          </table:table-cell>
          <table:table-cell table:style-name="ce20" table:formula="of:=4/[.P51]" office:value-type="float" office:value="39.2871287128713">
            <text:p>39</text:p>
          </table:table-cell>
          <table:table-cell table:style-name="ce20" table:formula="of:=4/[.Q51]" office:value-type="float" office:value="39.3846153846154">
            <text:p>39</text:p>
          </table:table-cell>
          <table:table-cell table:number-columns-repeated="1007"/>
        </table:table-row>
        <table:table-row table:style-name="ro1">
          <table:table-cell table:style-name="ce12" office:value-type="float" office:value="16">
            <text:p>16</text:p>
          </table:table-cell>
          <table:table-cell table:style-name="ce20" table:formula="of:=4/[.B52]" office:value-type="float" office:value="0.0263157894736842">
            <text:p>0</text:p>
          </table:table-cell>
          <table:table-cell table:style-name="ce20" table:formula="of:=4/[.C52]" office:value-type="float" office:value="0.0454545454545455">
            <text:p>0</text:p>
          </table:table-cell>
          <table:table-cell table:style-name="ce20" table:formula="of:=4/[.D52]" office:value-type="float" office:value="0.06">
            <text:p>0</text:p>
          </table:table-cell>
          <table:table-cell table:style-name="ce20" table:formula="of:=4/[.E52]" office:value-type="float" office:value="0.0714285714285714">
            <text:p>0</text:p>
          </table:table-cell>
          <table:table-cell table:style-name="ce20" table:formula="of:=4/[.F52]" office:value-type="float" office:value="0.0882352941176471">
            <text:p>0</text:p>
          </table:table-cell>
          <table:table-cell table:style-name="ce20" table:formula="of:=4/[.G52]" office:value-type="float" office:value="0.0945945945945946">
            <text:p>0</text:p>
          </table:table-cell>
          <table:table-cell table:style-name="ce32" table:formula="of:=4/[.H52]" office:value-type="float" office:value="0.1">
            <text:p>0</text:p>
          </table:table-cell>
          <table:table-cell table:style-name="ce20" table:formula="of:=4/[.I52]" office:value-type="float" office:value="0.115384615384615">
            <text:p>0</text:p>
          </table:table-cell>
          <table:table-cell table:style-name="ce20" table:formula="of:=4/[.J52]" office:value-type="float" office:value="0.120689655172414">
            <text:p>0</text:p>
          </table:table-cell>
          <table:table-cell table:style-name="ce20" table:formula="of:=4/[.K52]" office:value-type="float" office:value="0.122950819672131">
            <text:p>0</text:p>
          </table:table-cell>
          <table:table-cell table:style-name="ce20" table:formula="of:=4/[.L52]" office:value-type="float" office:value="0.125">
            <text:p>0</text:p>
          </table:table-cell>
          <table:table-cell table:style-name="ce32" table:formula="of:=4/[.M52]" office:value-type="float" office:value="0.136363636363636">
            <text:p>0</text:p>
          </table:table-cell>
          <table:table-cell table:style-name="ce20" table:formula="of:=4/[.N52]" office:value-type="float" office:value="0.14">
            <text:p>0</text:p>
          </table:table-cell>
          <table:table-cell table:style-name="ce20" table:formula="of:=4/[.O52]" office:value-type="float" office:value="0.141509433962264">
            <text:p>0</text:p>
          </table:table-cell>
          <table:table-cell table:style-name="ce20" table:formula="of:=4/[.P52]" office:value-type="float" office:value="0.142201834862385">
            <text:p>0</text:p>
          </table:table-cell>
          <table:table-cell table:style-name="ce20" table:formula="of:=4/[.Q52]" office:value-type="float" office:value="0.142857142857143">
            <text:p>0</text:p>
          </table:table-cell>
          <table:table-cell table:number-columns-repeated="1007"/>
        </table:table-row>
        <table:table-row table:style-name="ro1">
          <table:table-cell office:value-type="float" office:value="32">
            <text:p>32</text:p>
          </table:table-cell>
          <table:table-cell table:style-name="ce20" table:formula="of:=4/[.B53]" office:value-type="float" office:value="0.000000217982700892857">
            <text:p>0</text:p>
          </table:table-cell>
          <table:table-cell table:style-name="ce20" table:formula="of:=4/[.C53]" office:value-type="float" office:value="0.000000401547080592105">
            <text:p>0</text:p>
          </table:table-cell>
          <table:table-cell table:style-name="ce20" table:formula="of:=4/[.D53]" office:value-type="float" office:value="0.000000558248380335366">
            <text:p>0</text:p>
          </table:table-cell>
          <table:table-cell table:style-name="ce20" table:formula="of:=4/[.E53]" office:value-type="float" office:value="0.000000693581321022727">
            <text:p>0</text:p>
          </table:table-cell>
          <table:table-cell table:style-name="ce20" table:formula="of:=4/[.F53]" office:value-type="float" office:value="0.00000091552734375">
            <text:p>0</text:p>
          </table:table-cell>
          <table:table-cell table:style-name="ce20" table:formula="of:=4/[.G53]" office:value-type="float" office:value="0.00000100765588148585">
            <text:p>0</text:p>
          </table:table-cell>
          <table:table-cell table:style-name="ce20" table:formula="of:=4/[.H53]" office:value-type="float" office:value="0.00000108991350446429">
            <text:p>0</text:p>
          </table:table-cell>
          <table:table-cell table:style-name="ce20" table:formula="of:=4/[.I53]" office:value-type="float" office:value="0.00000134636374080882">
            <text:p>0</text:p>
          </table:table-cell>
          <table:table-cell table:style-name="ce20" table:formula="of:=4/[.J53]" office:value-type="float" office:value="0.00000144339896537162">
            <text:p>0</text:p>
          </table:table-cell>
          <table:table-cell table:style-name="ce20" table:formula="of:=4/[.K53]" office:value-type="float" office:value="0.00000148624568790584">
            <text:p>0</text:p>
          </table:table-cell>
          <table:table-cell table:style-name="ce20" table:formula="of:=4/[.L53]" office:value-type="float" office:value="0.00000152587890625">
            <text:p>0</text:p>
          </table:table-cell>
          <table:table-cell table:style-name="ce20" table:formula="of:=4/[.M53]" office:value-type="float" office:value="0.00000176062950721154">
            <text:p>0</text:p>
          </table:table-cell>
          <table:table-cell table:style-name="ce20" table:formula="of:=4/[.N53]" office:value-type="float" office:value="0.00000184157799030172">
            <text:p>0</text:p>
          </table:table-cell>
          <table:table-cell table:style-name="ce20" table:formula="of:=4/[.O53]" office:value-type="float" office:value="0.00000187608062243853">
            <text:p>0</text:p>
          </table:table-cell>
          <table:table-cell table:style-name="ce20" table:formula="of:=4/[.P53]" office:value-type="float" office:value="0.00000189208984375">
            <text:p>0</text:p>
          </table:table-cell>
          <table:table-cell table:style-name="ce20" table:formula="of:=4/[.Q53]" office:value-type="float" office:value="0.0000019073486328125">
            <text:p>0</text:p>
          </table:table-cell>
          <table:table-cell table:number-columns-repeated="1007"/>
        </table:table-row>
        <table:table-row table:style-name="ro1">
          <table:table-cell table:style-name="Default"/>
          <table:table-cell table:style-name="ce22" office:value-type="string" table:number-columns-spanned="15" table:number-rows-spanned="1">
            <text:p>### This crap shows why SCounters should be put aside, otherwise it causes 2 TLB misses per access (as each mB spreads across several MemPages)</text:p>
          </table:table-cell>
          <table:covered-table-cell table:number-columns-repeated="14" table:style-name="ce29"/>
          <table:table-cell table:number-columns-repeated="1008"/>
        </table:table-row>
        <table:table-row table:style-name="ro1">
          <table:table-cell table:style-name="ce7" table:number-columns-repeated="17"/>
          <table:table-cell table:number-columns-repeated="1007"/>
        </table:table-row>
        <table:table-row table:style-name="ro1">
          <table:table-cell table:style-name="Default"/>
          <table:table-cell table:style-name="ce16" office:value-type="float" office:value="8">
            <text:p>8</text:p>
          </table:table-cell>
          <table:table-cell table:style-name="ce16" office:value-type="float" office:value="16">
            <text:p>16</text:p>
          </table:table-cell>
          <table:table-cell table:style-name="ce16" office:value-type="float" office:value="24">
            <text:p>24</text:p>
          </table:table-cell>
          <table:table-cell table:style-name="ce16" office:value-type="float" office:value="32">
            <text:p>32</text:p>
          </table:table-cell>
          <table:table-cell table:style-name="ce16" office:value-type="float" office:value="48">
            <text:p>48</text:p>
          </table:table-cell>
          <table:table-cell table:style-name="ce16" office:value-type="float" office:value="56">
            <text:p>56</text:p>
          </table:table-cell>
          <table:table-cell table:style-name="ce16" office:value-type="float" office:value="64">
            <text:p>64</text:p>
          </table:table-cell>
          <table:table-cell table:style-name="ce16" office:value-type="float" office:value="96">
            <text:p>96</text:p>
          </table:table-cell>
          <table:table-cell table:style-name="ce16" office:value-type="float" office:value="112">
            <text:p>112</text:p>
          </table:table-cell>
          <table:table-cell table:style-name="ce16" office:value-type="float" office:value="120">
            <text:p>120</text:p>
          </table:table-cell>
          <table:table-cell table:style-name="ce16" office:value-type="float" office:value="128">
            <text:p>128</text:p>
          </table:table-cell>
          <table:table-cell table:style-name="ce16" office:value-type="float" office:value="192">
            <text:p>192</text:p>
          </table:table-cell>
          <table:table-cell table:style-name="ce16" office:value-type="float" office:value="224">
            <text:p>224</text:p>
          </table:table-cell>
          <table:table-cell table:style-name="ce16" office:value-type="float" office:value="240">
            <text:p>240</text:p>
          </table:table-cell>
          <table:table-cell table:style-name="ce16" office:value-type="float" office:value="248">
            <text:p>248</text:p>
          </table:table-cell>
          <table:table-cell table:style-name="ce16" office:value-type="float" office:value="256">
            <text:p>256</text:p>
          </table:table-cell>
          <table:table-cell table:number-columns-repeated="1007"/>
        </table:table-row>
        <table:table-row table:style-name="ro1">
          <table:table-cell table:style-name="ce1" office:value-type="string">
            <text:p>mB.Counters.%</text:p>
          </table:table-cell>
          <table:table-cell table:style-name="ce17" office:value-type="string" table:number-columns-spanned="6" table:number-rows-spanned="1">
            <text:p>&gt;&gt;&gt; Percentage of minorBlock devote to counters</text:p>
          </table:table-cell>
          <table:covered-table-cell table:number-columns-repeated="5" table:style-name="ce27"/>
          <table:table-cell table:number-columns-repeated="1017"/>
        </table:table-row>
        <table:table-row table:style-name="ro1">
          <table:table-cell office:value-type="float" office:value="8">
            <text:p>8</text:p>
          </table:table-cell>
          <table:table-cell table:style-name="ce23" table:formula="of:=(([.$A66]*[.$B$31])/8)/[.B42]" office:value-type="percentage" office:value="0.727272727272727">
            <text:p>72,73%</text:p>
          </table:table-cell>
          <table:table-cell table:style-name="ce23" table:formula="of:=(([.$A66]*[.$B$31])/8)/[.C42]" office:value-type="percentage" office:value="0.571428571428571">
            <text:p>57,14%</text:p>
          </table:table-cell>
          <table:table-cell table:style-name="ce23" table:formula="of:=(([.$A66]*[.$B$31])/8)/[.D42]" office:value-type="percentage" office:value="0.470588235294118">
            <text:p>47,06%</text:p>
          </table:table-cell>
          <table:table-cell table:style-name="ce23" table:formula="of:=(([.$A66]*[.$B$31])/8)/[.E42]" office:value-type="percentage" office:value="0.4">
            <text:p>40,00%</text:p>
          </table:table-cell>
          <table:table-cell table:style-name="ce23" table:formula="of:=(([.$A66]*[.$B$31])/8)/[.F42]" office:value-type="percentage" office:value="0.307692307692308">
            <text:p>30,77%</text:p>
          </table:table-cell>
          <table:table-cell table:style-name="ce23" table:formula="of:=(([.$A66]*[.$B$31])/8)/[.G42]" office:value-type="percentage" office:value="0.275862068965517">
            <text:p>27,59%</text:p>
          </table:table-cell>
          <table:table-cell table:style-name="ce23" table:formula="of:=(([.$A66]*[.$B$31])/8)/[.H42]" office:value-type="percentage" office:value="0.25">
            <text:p>25,00%</text:p>
          </table:table-cell>
          <table:table-cell table:style-name="ce23" table:formula="of:=(([.$A66]*[.$B$31])/8)/[.I42]" office:value-type="percentage" office:value="0.181818181818182">
            <text:p>18,18%</text:p>
          </table:table-cell>
          <table:table-cell table:style-name="ce23" table:formula="of:=(([.$A66]*[.$B$31])/8)/[.J42]" office:value-type="percentage" office:value="0.16">
            <text:p>16,00%</text:p>
          </table:table-cell>
          <table:table-cell table:style-name="ce23" table:formula="of:=(([.$A66]*[.$B$31])/8)/[.K42]" office:value-type="percentage" office:value="0.150943396226415">
            <text:p>15,09%</text:p>
          </table:table-cell>
          <table:table-cell table:style-name="ce23" table:formula="of:=(([.$A66]*[.$B$31])/8)/[.L42]" office:value-type="percentage" office:value="0.142857142857143">
            <text:p>14,29%</text:p>
          </table:table-cell>
          <table:table-cell table:style-name="ce23" table:formula="of:=(([.$A66]*[.$B$31])/8)/[.M42]" office:value-type="percentage" office:value="0.1">
            <text:p>10,00%</text:p>
          </table:table-cell>
          <table:table-cell table:style-name="ce23" table:formula="of:=(([.$A66]*[.$B$31])/8)/[.N42]" office:value-type="percentage" office:value="0.0869565217391304">
            <text:p>8,70%</text:p>
          </table:table-cell>
          <table:table-cell table:style-name="ce23" table:formula="of:=(([.$A66]*[.$B$31])/8)/[.O42]" office:value-type="percentage" office:value="0.0816326530612245">
            <text:p>8,16%</text:p>
          </table:table-cell>
          <table:table-cell table:style-name="ce23" table:formula="of:=(([.$A66]*[.$B$31])/8)/[.P42]" office:value-type="percentage" office:value="0.0792079207920792">
            <text:p>7,92%</text:p>
          </table:table-cell>
          <table:table-cell table:style-name="ce23" table:formula="of:=(([.$A66]*[.$B$31])/8)/[.Q42]" office:value-type="percentage" office:value="0.0769230769230769">
            <text:p>7,69%</text:p>
          </table:table-cell>
          <table:table-cell table:number-columns-repeated="1007"/>
        </table:table-row>
        <table:table-row table:style-name="ro1">
          <table:table-cell table:style-name="ce12" office:value-type="float" office:value="16">
            <text:p>16</text:p>
          </table:table-cell>
          <table:table-cell table:style-name="ce23" table:formula="of:=(([.$A67]*[.$B$31])/8)/[.B43]" office:value-type="percentage" office:value="0.842105263157895">
            <text:p>84,21%</text:p>
          </table:table-cell>
          <table:table-cell table:style-name="ce23" table:formula="of:=(([.$A67]*[.$B$31])/8)/[.C43]" office:value-type="percentage" office:value="0.727272727272727">
            <text:p>72,73%</text:p>
          </table:table-cell>
          <table:table-cell table:style-name="ce23" table:formula="of:=(([.$A67]*[.$B$31])/8)/[.D43]" office:value-type="percentage" office:value="0.64">
            <text:p>64,00%</text:p>
          </table:table-cell>
          <table:table-cell table:style-name="ce23" table:formula="of:=(([.$A67]*[.$B$31])/8)/[.E43]" office:value-type="percentage" office:value="0.571428571428571">
            <text:p>57,14%</text:p>
          </table:table-cell>
          <table:table-cell table:style-name="ce23" table:formula="of:=(([.$A67]*[.$B$31])/8)/[.F43]" office:value-type="percentage" office:value="0.470588235294118">
            <text:p>47,06%</text:p>
          </table:table-cell>
          <table:table-cell table:style-name="ce23" table:formula="of:=(([.$A67]*[.$B$31])/8)/[.G43]" office:value-type="percentage" office:value="0.432432432432432">
            <text:p>43,24%</text:p>
          </table:table-cell>
          <table:table-cell table:style-name="ce34" table:formula="of:=(([.$A67]*[.$B$31])/8)/[.H43]" office:value-type="percentage" office:value="0.4">
            <text:p>40,00%</text:p>
          </table:table-cell>
          <table:table-cell table:style-name="ce23" table:formula="of:=(([.$A67]*[.$B$31])/8)/[.I43]" office:value-type="percentage" office:value="0.307692307692308">
            <text:p>30,77%</text:p>
          </table:table-cell>
          <table:table-cell table:style-name="ce23" table:formula="of:=(([.$A67]*[.$B$31])/8)/[.J43]" office:value-type="percentage" office:value="0.275862068965517">
            <text:p>27,59%</text:p>
          </table:table-cell>
          <table:table-cell table:style-name="ce23" table:formula="of:=(([.$A67]*[.$B$31])/8)/[.K43]" office:value-type="percentage" office:value="0.262295081967213">
            <text:p>26,23%</text:p>
          </table:table-cell>
          <table:table-cell table:style-name="ce23" table:formula="of:=(([.$A67]*[.$B$31])/8)/[.L43]" office:value-type="percentage" office:value="0.25">
            <text:p>25,00%</text:p>
          </table:table-cell>
          <table:table-cell table:style-name="ce34" table:formula="of:=(([.$A67]*[.$B$31])/8)/[.M43]" office:value-type="percentage" office:value="0.181818181818182">
            <text:p>18,18%</text:p>
          </table:table-cell>
          <table:table-cell table:style-name="ce23" table:formula="of:=(([.$A67]*[.$B$31])/8)/[.N43]" office:value-type="percentage" office:value="0.16">
            <text:p>16,00%</text:p>
          </table:table-cell>
          <table:table-cell table:style-name="ce23" table:formula="of:=(([.$A67]*[.$B$31])/8)/[.O43]" office:value-type="percentage" office:value="0.150943396226415">
            <text:p>15,09%</text:p>
          </table:table-cell>
          <table:table-cell table:style-name="ce23" table:formula="of:=(([.$A67]*[.$B$31])/8)/[.P43]" office:value-type="percentage" office:value="0.146788990825688">
            <text:p>14,68%</text:p>
          </table:table-cell>
          <table:table-cell table:style-name="ce23" table:formula="of:=(([.$A67]*[.$B$31])/8)/[.Q43]" office:value-type="percentage" office:value="0.142857142857143">
            <text:p>14,29%</text:p>
          </table:table-cell>
          <table:table-cell table:number-columns-repeated="1007"/>
        </table:table-row>
        <table:table-row table:style-name="ro1">
          <table:table-cell office:value-type="float" office:value="32">
            <text:p>32</text:p>
          </table:table-cell>
          <table:table-cell table:style-name="ce23" table:formula="of:=(([.$A68]*[.$B$31])/8)/[.B44]" office:value-type="percentage" office:value="0.914285714285714">
            <text:p>91,43%</text:p>
          </table:table-cell>
          <table:table-cell table:style-name="ce23" table:formula="of:=(([.$A68]*[.$B$31])/8)/[.C44]" office:value-type="percentage" office:value="0.842105263157895">
            <text:p>84,21%</text:p>
          </table:table-cell>
          <table:table-cell table:style-name="ce23" table:formula="of:=(([.$A68]*[.$B$31])/8)/[.D44]" office:value-type="percentage" office:value="0.780487804878049">
            <text:p>78,05%</text:p>
          </table:table-cell>
          <table:table-cell table:style-name="ce23" table:formula="of:=(([.$A68]*[.$B$31])/8)/[.E44]" office:value-type="percentage" office:value="0.727272727272727">
            <text:p>72,73%</text:p>
          </table:table-cell>
          <table:table-cell table:style-name="ce23" table:formula="of:=(([.$A68]*[.$B$31])/8)/[.F44]" office:value-type="percentage" office:value="0.64">
            <text:p>64,00%</text:p>
          </table:table-cell>
          <table:table-cell table:style-name="ce23" table:formula="of:=(([.$A68]*[.$B$31])/8)/[.G44]" office:value-type="percentage" office:value="0.60377358490566">
            <text:p>60,38%</text:p>
          </table:table-cell>
          <table:table-cell table:style-name="ce23" table:formula="of:=(([.$A68]*[.$B$31])/8)/[.H44]" office:value-type="percentage" office:value="0.571428571428571">
            <text:p>57,14%</text:p>
          </table:table-cell>
          <table:table-cell table:style-name="ce23" table:formula="of:=(([.$A68]*[.$B$31])/8)/[.I44]" office:value-type="percentage" office:value="0.470588235294118">
            <text:p>47,06%</text:p>
          </table:table-cell>
          <table:table-cell table:style-name="ce23" table:formula="of:=(([.$A68]*[.$B$31])/8)/[.J44]" office:value-type="percentage" office:value="0.432432432432432">
            <text:p>43,24%</text:p>
          </table:table-cell>
          <table:table-cell table:style-name="ce23" table:formula="of:=(([.$A68]*[.$B$31])/8)/[.K44]" office:value-type="percentage" office:value="0.415584415584416">
            <text:p>41,56%</text:p>
          </table:table-cell>
          <table:table-cell table:style-name="ce23" table:formula="of:=(([.$A68]*[.$B$31])/8)/[.L44]" office:value-type="percentage" office:value="0.4">
            <text:p>40,00%</text:p>
          </table:table-cell>
          <table:table-cell table:style-name="ce23" table:formula="of:=(([.$A68]*[.$B$31])/8)/[.M44]" office:value-type="percentage" office:value="0.307692307692308">
            <text:p>30,77%</text:p>
          </table:table-cell>
          <table:table-cell table:style-name="ce23" table:formula="of:=(([.$A68]*[.$B$31])/8)/[.N44]" office:value-type="percentage" office:value="0.275862068965517">
            <text:p>27,59%</text:p>
          </table:table-cell>
          <table:table-cell table:style-name="ce23" table:formula="of:=(([.$A68]*[.$B$31])/8)/[.O44]" office:value-type="percentage" office:value="0.262295081967213">
            <text:p>26,23%</text:p>
          </table:table-cell>
          <table:table-cell table:style-name="ce23" table:formula="of:=(([.$A68]*[.$B$31])/8)/[.P44]" office:value-type="percentage" office:value="0.256">
            <text:p>25,60%</text:p>
          </table:table-cell>
          <table:table-cell table:style-name="ce23" table:formula="of:=(([.$A68]*[.$B$31])/8)/[.Q44]" office:value-type="percentage" office:value="0.25">
            <text:p>25,00%</text:p>
          </table:table-cell>
          <table:table-cell table:number-columns-repeated="1007"/>
        </table:table-row>
        <table:table-row table:style-name="ro1">
          <table:table-cell table:style-name="ce1" office:value-type="string">
            <text:p>MB.MCounters.% </text:p>
          </table:table-cell>
          <table:table-cell table:style-name="ce17" office:value-type="string" table:number-columns-spanned="6" table:number-rows-spanned="1">
            <text:p>&gt;&gt;&gt; Percentage of mayorBlock devoted to mayorCounters</text:p>
          </table:table-cell>
          <table:covered-table-cell table:number-columns-repeated="5" table:style-name="ce27"/>
          <table:table-cell table:number-columns-repeated="1017"/>
        </table:table-row>
        <table:table-row table:style-name="ro1">
          <table:table-cell office:value-type="float" office:value="8">
            <text:p>8</text:p>
          </table:table-cell>
          <table:table-cell table:style-name="ce23" table:formula="of:=(8*[.$B$29])/(8*[.$B$29]+[.B51]*1024)" office:value-type="percentage" office:value="0.153846153846154">
            <text:p>15,38%</text:p>
          </table:table-cell>
          <table:table-cell table:style-name="ce23" table:formula="of:=(8*[.$B$29])/(8*[.$B$29]+[.C51]*1024)" office:value-type="percentage" office:value="0.222222222222222">
            <text:p>22,22%</text:p>
          </table:table-cell>
          <table:table-cell table:style-name="ce23" table:formula="of:=(8*[.$B$29])/(8*[.$B$29]+[.D51]*1024)" office:value-type="percentage" office:value="0.260869565217391">
            <text:p>26,09%</text:p>
          </table:table-cell>
          <table:table-cell table:style-name="ce23" table:formula="of:=(8*[.$B$29])/(8*[.$B$29]+[.E51]*1024)" office:value-type="percentage" office:value="0.285714285714286">
            <text:p>28,57%</text:p>
          </table:table-cell>
          <table:table-cell table:style-name="ce23" table:formula="of:=(8*[.$B$29])/(8*[.$B$29]+[.F51]*1024)" office:value-type="percentage" office:value="0.315789473684211">
            <text:p>31,58%</text:p>
          </table:table-cell>
          <table:table-cell table:style-name="ce23" table:formula="of:=(8*[.$B$29])/(8*[.$B$29]+[.G51]*1024)" office:value-type="percentage" office:value="0.325581395348837">
            <text:p>32,56%</text:p>
          </table:table-cell>
          <table:table-cell table:style-name="ce23" table:formula="of:=(8*[.$B$29])/(8*[.$B$29]+[.H51]*1024)" office:value-type="percentage" office:value="0.333333333333333">
            <text:p>33,33%</text:p>
          </table:table-cell>
          <table:table-cell table:style-name="ce23" table:formula="of:=(8*[.$B$29])/(8*[.$B$29]+[.I51]*1024)" office:value-type="percentage" office:value="0.352941176470588">
            <text:p>35,29%</text:p>
          </table:table-cell>
          <table:table-cell table:style-name="ce23" table:formula="of:=(8*[.$B$29])/(8*[.$B$29]+[.J51]*1024)" office:value-type="percentage" office:value="0.358974358974359">
            <text:p>35,90%</text:p>
          </table:table-cell>
          <table:table-cell table:style-name="ce23" table:formula="of:=(8*[.$B$29])/(8*[.$B$29]+[.K51]*1024)" office:value-type="percentage" office:value="0.36144578313253">
            <text:p>36,14%</text:p>
          </table:table-cell>
          <table:table-cell table:style-name="ce23" table:formula="of:=(8*[.$B$29])/(8*[.$B$29]+[.L51]*1024)" office:value-type="percentage" office:value="0.363636363636364">
            <text:p>36,36%</text:p>
          </table:table-cell>
          <table:table-cell table:style-name="ce23" table:formula="of:=(8*[.$B$29])/(8*[.$B$29]+[.M51]*1024)" office:value-type="percentage" office:value="0.375">
            <text:p>37,50%</text:p>
          </table:table-cell>
          <table:table-cell table:style-name="ce23" table:formula="of:=(8*[.$B$29])/(8*[.$B$29]+[.N51]*1024)" office:value-type="percentage" office:value="0.378378378378378">
            <text:p>37,84%</text:p>
          </table:table-cell>
          <table:table-cell table:style-name="ce23" table:formula="of:=(8*[.$B$29])/(8*[.$B$29]+[.O51]*1024)" office:value-type="percentage" office:value="0.379746835443038">
            <text:p>37,97%</text:p>
          </table:table-cell>
          <table:table-cell table:style-name="ce23" table:formula="of:=(8*[.$B$29])/(8*[.$B$29]+[.P51]*1024)" office:value-type="percentage" office:value="0.380368098159509">
            <text:p>38,04%</text:p>
          </table:table-cell>
          <table:table-cell table:style-name="ce23" table:formula="of:=(8*[.$B$29])/(8*[.$B$29]+[.Q51]*1024)" office:value-type="percentage" office:value="0.380952380952381">
            <text:p>38,10%</text:p>
          </table:table-cell>
          <table:table-cell table:number-columns-repeated="1007"/>
        </table:table-row>
        <table:table-row table:style-name="ro1">
          <table:table-cell table:style-name="ce12" office:value-type="float" office:value="16">
            <text:p>16</text:p>
          </table:table-cell>
          <table:table-cell table:style-name="ce23" table:formula="of:=(8*[.$B$29])/(8*[.$B$29]+[.B52]*1024)" office:value-type="percentage" office:value="0.00041101520756268">
            <text:p>0,04%</text:p>
          </table:table-cell>
          <table:table-cell table:style-name="ce23" table:formula="of:=(8*[.$B$29])/(8*[.$B$29]+[.C52]*1024)" office:value-type="percentage" office:value="0.0007097232079489">
            <text:p>0,07%</text:p>
          </table:table-cell>
          <table:table-cell table:style-name="ce23" table:formula="of:=(8*[.$B$29])/(8*[.$B$29]+[.D52]*1024)" office:value-type="percentage" office:value="0.000936621916952857">
            <text:p>0,09%</text:p>
          </table:table-cell>
          <table:table-cell table:style-name="ce23" table:formula="of:=(8*[.$B$29])/(8*[.$B$29]+[.E52]*1024)" office:value-type="percentage" office:value="0.00111482720178372">
            <text:p>0,11%</text:p>
          </table:table-cell>
          <table:table-cell table:style-name="ce23" table:formula="of:=(8*[.$B$29])/(8*[.$B$29]+[.F52]*1024)" office:value-type="percentage" office:value="0.00137677833868747">
            <text:p>0,14%</text:p>
          </table:table-cell>
          <table:table-cell table:style-name="ce23" table:formula="of:=(8*[.$B$29])/(8*[.$B$29]+[.G52]*1024)" office:value-type="percentage" office:value="0.00147585916086865">
            <text:p>0,15%</text:p>
          </table:table-cell>
          <table:table-cell table:style-name="ce34" table:formula="of:=(8*[.$B$29])/(8*[.$B$29]+[.H52]*1024)" office:value-type="percentage" office:value="0.0015600624024961">
            <text:p>0,16%</text:p>
          </table:table-cell>
          <table:table-cell table:style-name="ce23" table:formula="of:=(8*[.$B$29])/(8*[.$B$29]+[.I52]*1024)" office:value-type="percentage" office:value="0.0017996400719856">
            <text:p>0,18%</text:p>
          </table:table-cell>
          <table:table-cell table:style-name="ce23" table:formula="of:=(8*[.$B$29])/(8*[.$B$29]+[.J52]*1024)" office:value-type="percentage" office:value="0.00188222640494757">
            <text:p>0,19%</text:p>
          </table:table-cell>
          <table:table-cell table:style-name="ce23" table:formula="of:=(8*[.$B$29])/(8*[.$B$29]+[.K52]*1024)" office:value-type="percentage" office:value="0.00191742298351016">
            <text:p>0,19%</text:p>
          </table:table-cell>
          <table:table-cell table:style-name="ce23" table:formula="of:=(8*[.$B$29])/(8*[.$B$29]+[.L52]*1024)" office:value-type="percentage" office:value="0.00194931773879142">
            <text:p>0,19%</text:p>
          </table:table-cell>
          <table:table-cell table:style-name="ce34" table:formula="of:=(8*[.$B$29])/(8*[.$B$29]+[.M52]*1024)" office:value-type="percentage" office:value="0.00212615166548547">
            <text:p>0,21%</text:p>
          </table:table-cell>
          <table:table-cell table:style-name="ce23" table:formula="of:=(8*[.$B$29])/(8*[.$B$29]+[.N52]*1024)" office:value-type="percentage" office:value="0.00218272528843156">
            <text:p>0,22%</text:p>
          </table:table-cell>
          <table:table-cell table:style-name="ce23" table:formula="of:=(8*[.$B$29])/(8*[.$B$29]+[.O52]*1024)" office:value-type="percentage" office:value="0.00220620679511693">
            <text:p>0,22%</text:p>
          </table:table-cell>
          <table:table-cell table:style-name="ce23" table:formula="of:=(8*[.$B$29])/(8*[.$B$29]+[.P52]*1024)" office:value-type="percentage" office:value="0.002216977758707">
            <text:p>0,22%</text:p>
          </table:table-cell>
          <table:table-cell table:style-name="ce23" table:formula="of:=(8*[.$B$29])/(8*[.$B$29]+[.Q52]*1024)" office:value-type="percentage" office:value="0.0022271714922049">
            <text:p>0,22%</text:p>
          </table:table-cell>
          <table:table-cell table:number-columns-repeated="1007"/>
        </table:table-row>
        <table:table-row table:style-name="ro1">
          <table:table-cell office:value-type="float" office:value="32">
            <text:p>32</text:p>
          </table:table-cell>
          <table:table-cell table:style-name="ce23" table:formula="of:=(8*[.$B$29])/(8*[.$B$29]+[.B53]*1024)" office:value-type="percentage" office:value="0.00000000340597968985019">
            <text:p>0,00%</text:p>
          </table:table-cell>
          <table:table-cell table:style-name="ce23" table:formula="of:=(8*[.$B$29])/(8*[.$B$29]+[.C53]*1024)" office:value-type="percentage" office:value="0.0000000062741730948864">
            <text:p>0,00%</text:p>
          </table:table-cell>
          <table:table-cell table:style-name="ce23" table:formula="of:=(8*[.$B$29])/(8*[.$B$29]+[.D53]*1024)" office:value-type="percentage" office:value="0.0000000087226308666558">
            <text:p>0,00%</text:p>
          </table:table-cell>
          <table:table-cell table:style-name="ce23" table:formula="of:=(8*[.$B$29])/(8*[.$B$29]+[.E53]*1024)" office:value-type="percentage" office:value="0.000000010837208023535">
            <text:p>0,00%</text:p>
          </table:table-cell>
          <table:table-cell table:style-name="ce23" table:formula="of:=(8*[.$B$29])/(8*[.$B$29]+[.F53]*1024)" office:value-type="percentage" office:value="0.0000000143051145414574">
            <text:p>0,00%</text:p>
          </table:table-cell>
          <table:table-cell table:style-name="ce23" table:formula="of:=(8*[.$B$29])/(8*[.$B$29]+[.G53]*1024)" office:value-type="percentage" office:value="0.0000000157446229003232">
            <text:p>0,00%</text:p>
          </table:table-cell>
          <table:table-cell table:style-name="ce23" table:formula="of:=(8*[.$B$29])/(8*[.$B$29]+[.H53]*1024)" office:value-type="percentage" office:value="0.000000017029898217237">
            <text:p>0,00%</text:p>
          </table:table-cell>
          <table:table-cell table:style-name="ce23" table:formula="of:=(8*[.$B$29])/(8*[.$B$29]+[.I53]*1024)" office:value-type="percentage" office:value="0.0000000210369330075853">
            <text:p>0,00%</text:p>
          </table:table-cell>
          <table:table-cell table:style-name="ce23" table:formula="of:=(8*[.$B$29])/(8*[.$B$29]+[.J53]*1024)" office:value-type="percentage" office:value="0.0000000225531083252889">
            <text:p>0,00%</text:p>
          </table:table-cell>
          <table:table-cell table:style-name="ce23" table:formula="of:=(8*[.$B$29])/(8*[.$B$29]+[.K53]*1024)" office:value-type="percentage" office:value="0.0000000232225883342402">
            <text:p>0,00%</text:p>
          </table:table-cell>
          <table:table-cell table:style-name="ce23" table:formula="of:=(8*[.$B$29])/(8*[.$B$29]+[.L53]*1024)" office:value-type="percentage" office:value="0.0000000238418573417221">
            <text:p>0,00%</text:p>
          </table:table-cell>
          <table:table-cell table:style-name="ce23" table:formula="of:=(8*[.$B$29])/(8*[.$B$29]+[.M53]*1024)" office:value-type="percentage" office:value="0.0000000275098352933892">
            <text:p>0,00%</text:p>
          </table:table-cell>
          <table:table-cell table:style-name="ce23" table:formula="of:=(8*[.$B$29])/(8*[.$B$29]+[.N53]*1024)" office:value-type="percentage" office:value="0.0000000287746552704836">
            <text:p>0,00%</text:p>
          </table:table-cell>
          <table:table-cell table:style-name="ce23" table:formula="of:=(8*[.$B$29])/(8*[.$B$29]+[.O53]*1024)" office:value-type="percentage" office:value="0.0000000293137588663055">
            <text:p>0,00%</text:p>
          </table:table-cell>
          <table:table-cell table:style-name="ce23" table:formula="of:=(8*[.$B$29])/(8*[.$B$29]+[.P53]*1024)" office:value-type="percentage" office:value="0.0000000295639029345694">
            <text:p>0,00%</text:p>
          </table:table-cell>
          <table:table-cell table:style-name="ce23" table:formula="of:=(8*[.$B$29])/(8*[.$B$29]+[.Q53]*1024)" office:value-type="percentage" office:value="0.0000000298023214995169">
            <text:p>0,00%</text:p>
          </table:table-cell>
          <table:table-cell table:number-columns-repeated="1007"/>
        </table:table-row>
        <table:table-row table:style-name="ro1">
          <table:table-cell table:style-name="ce1" office:value-type="string">
            <text:p>MB.Counters.% </text:p>
          </table:table-cell>
          <table:table-cell table:style-name="ce17" office:value-type="string" table:number-columns-spanned="6" table:number-rows-spanned="1">
            <text:p>&gt;&gt;&gt; Percentage of mayorBlock devoted to counters</text:p>
          </table:table-cell>
          <table:covered-table-cell table:number-columns-repeated="5"/>
          <table:table-cell table:number-columns-repeated="1017"/>
        </table:table-row>
        <table:table-row table:style-name="ro1">
          <table:table-cell office:value-type="float" office:value="8">
            <text:p>8</text:p>
          </table:table-cell>
          <table:table-cell table:style-name="ce24" table:formula="of:=(8*[.$B$29]+[.B47]*[.$B$31]*[.$A74]/8)/(8*[.$B$29]+[.B51]*1024)" office:value-type="percentage" office:value="0.769230769230769">
            <text:p>76,92%</text:p>
          </table:table-cell>
          <table:table-cell table:style-name="ce24" table:formula="of:=(8*[.$B$29]+[.C47]*[.$B$31]*[.$A74]/8)/(8*[.$B$29]+[.C51]*1024)" office:value-type="percentage" office:value="0.666666666666667">
            <text:p>66,67%</text:p>
          </table:table-cell>
          <table:table-cell table:style-name="ce24" table:formula="of:=(8*[.$B$29]+[.D47]*[.$B$31]*[.$A74]/8)/(8*[.$B$29]+[.D51]*1024)" office:value-type="percentage" office:value="0.608695652173913">
            <text:p>60,87%</text:p>
          </table:table-cell>
          <table:table-cell table:style-name="ce24" table:formula="of:=(8*[.$B$29]+[.E47]*[.$B$31]*[.$A74]/8)/(8*[.$B$29]+[.E51]*1024)" office:value-type="percentage" office:value="0.571428571428571">
            <text:p>57,14%</text:p>
          </table:table-cell>
          <table:table-cell table:style-name="ce24" table:formula="of:=(8*[.$B$29]+[.F47]*[.$B$31]*[.$A74]/8)/(8*[.$B$29]+[.F51]*1024)" office:value-type="percentage" office:value="0.526315789473684">
            <text:p>52,63%</text:p>
          </table:table-cell>
          <table:table-cell table:style-name="ce24" table:formula="of:=(8*[.$B$29]+[.G47]*[.$B$31]*[.$A74]/8)/(8*[.$B$29]+[.G51]*1024)" office:value-type="percentage" office:value="0.511627906976744">
            <text:p>51,16%</text:p>
          </table:table-cell>
          <table:table-cell table:style-name="ce24" table:formula="of:=(8*[.$B$29]+[.H47]*[.$B$31]*[.$A74]/8)/(8*[.$B$29]+[.H51]*1024)" office:value-type="percentage" office:value="0.5">
            <text:p>50,00%</text:p>
          </table:table-cell>
          <table:table-cell table:style-name="ce24" table:formula="of:=(8*[.$B$29]+[.I47]*[.$B$31]*[.$A74]/8)/(8*[.$B$29]+[.I51]*1024)" office:value-type="percentage" office:value="0.470588235294118">
            <text:p>47,06%</text:p>
          </table:table-cell>
          <table:table-cell table:style-name="ce24" table:formula="of:=(8*[.$B$29]+[.J47]*[.$B$31]*[.$A74]/8)/(8*[.$B$29]+[.J51]*1024)" office:value-type="percentage" office:value="0.461538461538462">
            <text:p>46,15%</text:p>
          </table:table-cell>
          <table:table-cell table:style-name="ce24" table:formula="of:=(8*[.$B$29]+[.K47]*[.$B$31]*[.$A74]/8)/(8*[.$B$29]+[.K51]*1024)" office:value-type="percentage" office:value="0.457831325301205">
            <text:p>45,78%</text:p>
          </table:table-cell>
          <table:table-cell table:style-name="ce24" table:formula="of:=(8*[.$B$29]+[.L47]*[.$B$31]*[.$A74]/8)/(8*[.$B$29]+[.L51]*1024)" office:value-type="percentage" office:value="0.454545454545455">
            <text:p>45,45%</text:p>
          </table:table-cell>
          <table:table-cell table:style-name="ce24" table:formula="of:=(8*[.$B$29]+[.M47]*[.$B$31]*[.$A74]/8)/(8*[.$B$29]+[.M51]*1024)" office:value-type="percentage" office:value="0.4375">
            <text:p>43,75%</text:p>
          </table:table-cell>
          <table:table-cell table:style-name="ce24" table:formula="of:=(8*[.$B$29]+[.N47]*[.$B$31]*[.$A74]/8)/(8*[.$B$29]+[.N51]*1024)" office:value-type="percentage" office:value="0.432432432432432">
            <text:p>43,24%</text:p>
          </table:table-cell>
          <table:table-cell table:style-name="ce24" table:formula="of:=(8*[.$B$29]+[.O47]*[.$B$31]*[.$A74]/8)/(8*[.$B$29]+[.O51]*1024)" office:value-type="percentage" office:value="0.430379746835443">
            <text:p>43,04%</text:p>
          </table:table-cell>
          <table:table-cell table:style-name="ce24" table:formula="of:=(8*[.$B$29]+[.P47]*[.$B$31]*[.$A74]/8)/(8*[.$B$29]+[.P51]*1024)" office:value-type="percentage" office:value="0.429447852760736">
            <text:p>42,94%</text:p>
          </table:table-cell>
          <table:table-cell table:style-name="ce24" table:formula="of:=(8*[.$B$29]+[.Q47]*[.$B$31]*[.$A74]/8)/(8*[.$B$29]+[.Q51]*1024)" office:value-type="percentage" office:value="0.428571428571429">
            <text:p>42,86%</text:p>
          </table:table-cell>
          <table:table-cell table:number-columns-repeated="1007"/>
        </table:table-row>
        <table:table-row table:style-name="ro1">
          <table:table-cell table:style-name="ce12" office:value-type="float" office:value="16">
            <text:p>16</text:p>
          </table:table-cell>
          <table:table-cell table:style-name="ce24" table:formula="of:=(8*[.$B$29]+[.B48]*[.$B$31]*[.$A75]/8)/(8*[.$B$29]+[.B52]*1024)" office:value-type="percentage" office:value="0.842170160295931">
            <text:p>84,22%</text:p>
          </table:table-cell>
          <table:table-cell table:style-name="ce24" table:formula="of:=(8*[.$B$29]+[.C48]*[.$B$31]*[.$A75]/8)/(8*[.$B$29]+[.C52]*1024)" office:value-type="percentage" office:value="0.727466288147622">
            <text:p>72,75%</text:p>
          </table:table-cell>
          <table:table-cell table:style-name="ce24" table:formula="of:=(8*[.$B$29]+[.D48]*[.$B$31]*[.$A75]/8)/(8*[.$B$29]+[.D52]*1024)" office:value-type="percentage" office:value="0.640337183890103">
            <text:p>64,03%</text:p>
          </table:table-cell>
          <table:table-cell table:style-name="ce24" table:formula="of:=(8*[.$B$29]+[.E48]*[.$B$31]*[.$A75]/8)/(8*[.$B$29]+[.E52]*1024)" office:value-type="percentage" office:value="0.57190635451505">
            <text:p>57,19%</text:p>
          </table:table-cell>
          <table:table-cell table:style-name="ce24" table:formula="of:=(8*[.$B$29]+[.F48]*[.$B$31]*[.$A75]/8)/(8*[.$B$29]+[.F52]*1024)" office:value-type="percentage" office:value="0.471317117944011">
            <text:p>47,13%</text:p>
          </table:table-cell>
          <table:table-cell table:style-name="ce24" table:formula="of:=(8*[.$B$29]+[.G48]*[.$B$31]*[.$A75]/8)/(8*[.$B$29]+[.G52]*1024)" office:value-type="percentage" office:value="0.433270082226439">
            <text:p>43,33%</text:p>
          </table:table-cell>
          <table:table-cell table:style-name="ce35" table:formula="of:=(8*[.$B$29]+[.H48]*[.$B$31]*[.$A75]/8)/(8*[.$B$29]+[.H52]*1024)" office:value-type="percentage" office:value="0.400936037441498">
            <text:p>40,09%</text:p>
          </table:table-cell>
          <table:table-cell table:style-name="ce24" table:formula="of:=(8*[.$B$29]+[.I48]*[.$B$31]*[.$A75]/8)/(8*[.$B$29]+[.I52]*1024)" office:value-type="percentage" office:value="0.308938212357528">
            <text:p>30,89%</text:p>
          </table:table-cell>
          <table:table-cell table:style-name="ce24" table:formula="of:=(8*[.$B$29]+[.J48]*[.$B$31]*[.$A75]/8)/(8*[.$B$29]+[.J52]*1024)" office:value-type="percentage" office:value="0.277225060500134">
            <text:p>27,72%</text:p>
          </table:table-cell>
          <table:table-cell table:style-name="ce24" table:formula="of:=(8*[.$B$29]+[.K48]*[.$B$31]*[.$A75]/8)/(8*[.$B$29]+[.K52]*1024)" office:value-type="percentage" office:value="0.263709574332098">
            <text:p>26,37%</text:p>
          </table:table-cell>
          <table:table-cell table:style-name="ce24" table:formula="of:=(8*[.$B$29]+[.L48]*[.$B$31]*[.$A75]/8)/(8*[.$B$29]+[.L52]*1024)" office:value-type="percentage" office:value="0.251461988304094">
            <text:p>25,15%</text:p>
          </table:table-cell>
          <table:table-cell table:style-name="ce35" table:formula="of:=(8*[.$B$29]+[.M48]*[.$B$31]*[.$A75]/8)/(8*[.$B$29]+[.M52]*1024)" office:value-type="percentage" office:value="0.183557760453579">
            <text:p>18,36%</text:p>
          </table:table-cell>
          <table:table-cell table:style-name="ce24" table:formula="of:=(8*[.$B$29]+[.N48]*[.$B$31]*[.$A75]/8)/(8*[.$B$29]+[.N52]*1024)" office:value-type="percentage" office:value="0.161833489242282">
            <text:p>16,18%</text:p>
          </table:table-cell>
          <table:table-cell table:style-name="ce24" table:formula="of:=(8*[.$B$29]+[.O48]*[.$B$31]*[.$A75]/8)/(8*[.$B$29]+[.O52]*1024)" office:value-type="percentage" office:value="0.152816590675099">
            <text:p>15,28%</text:p>
          </table:table-cell>
          <table:table-cell table:style-name="ce24" table:formula="of:=(8*[.$B$29]+[.P48]*[.$B$31]*[.$A75]/8)/(8*[.$B$29]+[.P52]*1024)" office:value-type="percentage" office:value="0.148680540656511">
            <text:p>14,87%</text:p>
          </table:table-cell>
          <table:table-cell table:style-name="ce24" table:formula="of:=(8*[.$B$29]+[.Q48]*[.$B$31]*[.$A75]/8)/(8*[.$B$29]+[.Q52]*1024)" office:value-type="percentage" office:value="0.144766146993319">
            <text:p>14,48%</text:p>
          </table:table-cell>
          <table:table-cell table:number-columns-repeated="1007"/>
        </table:table-row>
        <table:table-row table:style-name="ro1">
          <table:table-cell office:value-type="float" office:value="32">
            <text:p>32</text:p>
          </table:table-cell>
          <table:table-cell table:style-name="ce24" table:formula="of:=(8*[.$B$29]+[.B49]*[.$B$31]*[.$A76]/8)/(8*[.$B$29]+[.B53]*1024)" office:value-type="percentage" office:value="0.914285714577655">
            <text:p>91,43%</text:p>
          </table:table-cell>
          <table:table-cell table:style-name="ce24" table:formula="of:=(8*[.$B$29]+[.C49]*[.$B$31]*[.$A76]/8)/(8*[.$B$29]+[.C53]*1024)" office:value-type="percentage" office:value="0.842105264148554">
            <text:p>84,21%</text:p>
          </table:table-cell>
          <table:table-cell table:style-name="ce24" table:formula="of:=(8*[.$B$29]+[.D49]*[.$B$31]*[.$A76]/8)/(8*[.$B$29]+[.D53]*1024)" office:value-type="percentage" office:value="0.780487806792773">
            <text:p>78,05%</text:p>
          </table:table-cell>
          <table:table-cell table:style-name="ce24" table:formula="of:=(8*[.$B$29]+[.E49]*[.$B$31]*[.$A76]/8)/(8*[.$B$29]+[.E53]*1024)" office:value-type="percentage" office:value="0.72727273022833">
            <text:p>72,73%</text:p>
          </table:table-cell>
          <table:table-cell table:style-name="ce24" table:formula="of:=(8*[.$B$29]+[.F49]*[.$B$31]*[.$A76]/8)/(8*[.$B$29]+[.F53]*1024)" office:value-type="percentage" office:value="0.640000005149841">
            <text:p>64,00%</text:p>
          </table:table-cell>
          <table:table-cell table:style-name="ce24" table:formula="of:=(8*[.$B$29]+[.G49]*[.$B$31]*[.$A76]/8)/(8*[.$B$29]+[.G53]*1024)" office:value-type="percentage" office:value="0.603773591144096">
            <text:p>60,38%</text:p>
          </table:table-cell>
          <table:table-cell table:style-name="ce24" table:formula="of:=(8*[.$B$29]+[.H49]*[.$B$31]*[.$A76]/8)/(8*[.$B$29]+[.H53]*1024)" office:value-type="percentage" office:value="0.571428578727099">
            <text:p>57,14%</text:p>
          </table:table-cell>
          <table:table-cell table:style-name="ce24" table:formula="of:=(8*[.$B$29]+[.I49]*[.$B$31]*[.$A76]/8)/(8*[.$B$29]+[.I53]*1024)" office:value-type="percentage" office:value="0.470588246431318">
            <text:p>47,06%</text:p>
          </table:table-cell>
          <table:table-cell table:style-name="ce24" table:formula="of:=(8*[.$B$29]+[.J49]*[.$B$31]*[.$A76]/8)/(8*[.$B$29]+[.J53]*1024)" office:value-type="percentage" office:value="0.432432445232845">
            <text:p>43,24%</text:p>
          </table:table-cell>
          <table:table-cell table:style-name="ce24" table:formula="of:=(8*[.$B$29]+[.K49]*[.$B$31]*[.$A76]/8)/(8*[.$B$29]+[.K53]*1024)" office:value-type="percentage" office:value="0.415584429156058">
            <text:p>41,56%</text:p>
          </table:table-cell>
          <table:table-cell table:style-name="ce24" table:formula="of:=(8*[.$B$29]+[.L49]*[.$B$31]*[.$A76]/8)/(8*[.$B$29]+[.L53]*1024)" office:value-type="percentage" office:value="0.400000014305114">
            <text:p>40,00%</text:p>
          </table:table-cell>
          <table:table-cell table:style-name="ce24" table:formula="of:=(8*[.$B$29]+[.M49]*[.$B$31]*[.$A76]/8)/(8*[.$B$29]+[.M53]*1024)" office:value-type="percentage" office:value="0.307692326737578">
            <text:p>30,77%</text:p>
          </table:table-cell>
          <table:table-cell table:style-name="ce24" table:formula="of:=(8*[.$B$29]+[.N49]*[.$B$31]*[.$A76]/8)/(8*[.$B$29]+[.N53]*1024)" office:value-type="percentage" office:value="0.275862089802337">
            <text:p>27,59%</text:p>
          </table:table-cell>
          <table:table-cell table:style-name="ce24" table:formula="of:=(8*[.$B$29]+[.O49]*[.$B$31]*[.$A76]/8)/(8*[.$B$29]+[.O53]*1024)" office:value-type="percentage" office:value="0.262295103592117">
            <text:p>26,23%</text:p>
          </table:table-cell>
          <table:table-cell table:style-name="ce24" table:formula="of:=(8*[.$B$29]+[.P49]*[.$B$31]*[.$A76]/8)/(8*[.$B$29]+[.P53]*1024)" office:value-type="percentage" office:value="0.256000021995544">
            <text:p>25,60%</text:p>
          </table:table-cell>
          <table:table-cell table:style-name="ce24" table:formula="of:=(8*[.$B$29]+[.Q49]*[.$B$31]*[.$A76]/8)/(8*[.$B$29]+[.Q53]*1024)" office:value-type="percentage" office:value="0.250000022351741">
            <text:p>25,00%</text:p>
          </table:table-cell>
          <table:table-cell table:number-columns-repeated="1007"/>
        </table:table-row>
        <table:table-row table:style-name="ro1">
          <table:table-cell table:style-name="ce1" office:value-type="string">
            <text:p>MB.Bitmaps.% </text:p>
          </table:table-cell>
          <table:table-cell table:style-name="ce17" office:value-type="string" table:number-columns-spanned="6" table:number-rows-spanned="1">
            <text:p>&gt;&gt;&gt; Percentage of mayorBlock devoted to bitmaps</text:p>
          </table:table-cell>
          <table:covered-table-cell table:number-columns-repeated="5" table:style-name="ce24"/>
          <table:table-cell table:style-name="ce24" table:number-columns-repeated="10"/>
          <table:table-cell table:number-columns-repeated="1007"/>
        </table:table-row>
        <table:table-row table:style-name="ro1">
          <table:table-cell office:value-type="float" office:value="8">
            <text:p>8</text:p>
          </table:table-cell>
          <table:table-cell table:style-name="ce24" table:formula="of:=([.B47]*[.B$64]*[.$C$31]/8)/(8*[.$B$29]+[.B51]*1024)" office:value-type="percentage" office:value="0.230769230769231">
            <text:p>23,08%</text:p>
          </table:table-cell>
          <table:table-cell table:style-name="ce24" table:formula="of:=([.C47]*[.C$64]*[.$C$31]/8)/(8*[.$B$29]+[.C51]*1024)" office:value-type="percentage" office:value="0.333333333333333">
            <text:p>33,33%</text:p>
          </table:table-cell>
          <table:table-cell table:style-name="ce24" table:formula="of:=([.D47]*[.D$64]*[.$C$31]/8)/(8*[.$B$29]+[.D51]*1024)" office:value-type="percentage" office:value="0.391304347826087">
            <text:p>39,13%</text:p>
          </table:table-cell>
          <table:table-cell table:style-name="ce24" table:formula="of:=([.E47]*[.E$64]*[.$C$31]/8)/(8*[.$B$29]+[.E51]*1024)" office:value-type="percentage" office:value="0.428571428571429">
            <text:p>42,86%</text:p>
          </table:table-cell>
          <table:table-cell table:style-name="ce24" table:formula="of:=([.F47]*[.F$64]*[.$C$31]/8)/(8*[.$B$29]+[.F51]*1024)" office:value-type="percentage" office:value="0.473684210526316">
            <text:p>47,37%</text:p>
          </table:table-cell>
          <table:table-cell table:style-name="ce24" table:formula="of:=([.G47]*[.G$64]*[.$C$31]/8)/(8*[.$B$29]+[.G51]*1024)" office:value-type="percentage" office:value="0.488372093023256">
            <text:p>48,84%</text:p>
          </table:table-cell>
          <table:table-cell table:style-name="ce24" table:formula="of:=([.H47]*[.H$64]*[.$C$31]/8)/(8*[.$B$29]+[.H51]*1024)" office:value-type="percentage" office:value="0.5">
            <text:p>50,00%</text:p>
          </table:table-cell>
          <table:table-cell table:style-name="ce24" table:formula="of:=([.I47]*[.I$64]*[.$C$31]/8)/(8*[.$B$29]+[.I51]*1024)" office:value-type="percentage" office:value="0.529411764705882">
            <text:p>52,94%</text:p>
          </table:table-cell>
          <table:table-cell table:style-name="ce24" table:formula="of:=([.J47]*[.J$64]*[.$C$31]/8)/(8*[.$B$29]+[.J51]*1024)" office:value-type="percentage" office:value="0.538461538461538">
            <text:p>53,85%</text:p>
          </table:table-cell>
          <table:table-cell table:style-name="ce24" table:formula="of:=([.K47]*[.K$64]*[.$C$31]/8)/(8*[.$B$29]+[.K51]*1024)" office:value-type="percentage" office:value="0.542168674698795">
            <text:p>54,22%</text:p>
          </table:table-cell>
          <table:table-cell table:style-name="ce24" table:formula="of:=([.L47]*[.L$64]*[.$C$31]/8)/(8*[.$B$29]+[.L51]*1024)" office:value-type="percentage" office:value="0.545454545454545">
            <text:p>54,55%</text:p>
          </table:table-cell>
          <table:table-cell table:style-name="ce24" table:formula="of:=([.M47]*[.M$64]*[.$C$31]/8)/(8*[.$B$29]+[.M51]*1024)" office:value-type="percentage" office:value="0.5625">
            <text:p>56,25%</text:p>
          </table:table-cell>
          <table:table-cell table:style-name="ce24" table:formula="of:=([.N47]*[.N$64]*[.$C$31]/8)/(8*[.$B$29]+[.N51]*1024)" office:value-type="percentage" office:value="0.567567567567568">
            <text:p>56,76%</text:p>
          </table:table-cell>
          <table:table-cell table:style-name="ce24" table:formula="of:=([.O47]*[.O$64]*[.$C$31]/8)/(8*[.$B$29]+[.O51]*1024)" office:value-type="percentage" office:value="0.569620253164557">
            <text:p>56,96%</text:p>
          </table:table-cell>
          <table:table-cell table:style-name="ce24" table:formula="of:=([.P47]*[.P$64]*[.$C$31]/8)/(8*[.$B$29]+[.P51]*1024)" office:value-type="percentage" office:value="0.570552147239264">
            <text:p>57,06%</text:p>
          </table:table-cell>
          <table:table-cell table:style-name="ce24" table:formula="of:=([.Q47]*[.Q$64]*[.$C$31]/8)/(8*[.$B$29]+[.Q51]*1024)" office:value-type="percentage" office:value="0.571428571428571">
            <text:p>57,14%</text:p>
          </table:table-cell>
          <table:table-cell table:number-columns-repeated="1007"/>
        </table:table-row>
        <table:table-row table:style-name="ro1">
          <table:table-cell table:style-name="ce12" office:value-type="float" office:value="16">
            <text:p>16</text:p>
          </table:table-cell>
          <table:table-cell table:style-name="ce24" table:formula="of:=([.B48]*[.B$64]*[.$C$31]/8)/(8*[.$B$29]+[.B52]*1024)" office:value-type="percentage" office:value="0.157829839704069">
            <text:p>15,78%</text:p>
          </table:table-cell>
          <table:table-cell table:style-name="ce24" table:formula="of:=([.C48]*[.C$64]*[.$C$31]/8)/(8*[.$B$29]+[.C52]*1024)" office:value-type="percentage" office:value="0.272533711852378">
            <text:p>27,25%</text:p>
          </table:table-cell>
          <table:table-cell table:style-name="ce24" table:formula="of:=([.D48]*[.D$64]*[.$C$31]/8)/(8*[.$B$29]+[.D52]*1024)" office:value-type="percentage" office:value="0.359662816109897">
            <text:p>35,97%</text:p>
          </table:table-cell>
          <table:table-cell table:style-name="ce24" table:formula="of:=([.E48]*[.E$64]*[.$C$31]/8)/(8*[.$B$29]+[.E52]*1024)" office:value-type="percentage" office:value="0.42809364548495">
            <text:p>42,81%</text:p>
          </table:table-cell>
          <table:table-cell table:style-name="ce24" table:formula="of:=([.F48]*[.F$64]*[.$C$31]/8)/(8*[.$B$29]+[.F52]*1024)" office:value-type="percentage" office:value="0.528682882055989">
            <text:p>52,87%</text:p>
          </table:table-cell>
          <table:table-cell table:style-name="ce24" table:formula="of:=([.G48]*[.G$64]*[.$C$31]/8)/(8*[.$B$29]+[.G52]*1024)" office:value-type="percentage" office:value="0.566729917773561">
            <text:p>56,67%</text:p>
          </table:table-cell>
          <table:table-cell table:style-name="ce35" table:formula="of:=([.H48]*[.H$64]*[.$C$31]/8)/(8*[.$B$29]+[.H52]*1024)" office:value-type="percentage" office:value="0.599063962558502">
            <text:p>59,91%</text:p>
          </table:table-cell>
          <table:table-cell table:style-name="ce24" table:formula="of:=([.I48]*[.I$64]*[.$C$31]/8)/(8*[.$B$29]+[.I52]*1024)" office:value-type="percentage" office:value="0.691061787642471">
            <text:p>69,11%</text:p>
          </table:table-cell>
          <table:table-cell table:style-name="ce24" table:formula="of:=([.J48]*[.J$64]*[.$C$31]/8)/(8*[.$B$29]+[.J52]*1024)" office:value-type="percentage" office:value="0.722774939499866">
            <text:p>72,28%</text:p>
          </table:table-cell>
          <table:table-cell table:style-name="ce24" table:formula="of:=([.K48]*[.K$64]*[.$C$31]/8)/(8*[.$B$29]+[.K52]*1024)" office:value-type="percentage" office:value="0.736290425667902">
            <text:p>73,63%</text:p>
          </table:table-cell>
          <table:table-cell table:style-name="ce24" table:formula="of:=([.L48]*[.L$64]*[.$C$31]/8)/(8*[.$B$29]+[.L52]*1024)" office:value-type="percentage" office:value="0.748538011695906">
            <text:p>74,85%</text:p>
          </table:table-cell>
          <table:table-cell table:style-name="ce35" table:formula="of:=([.M48]*[.M$64]*[.$C$31]/8)/(8*[.$B$29]+[.M52]*1024)" office:value-type="percentage" office:value="0.816442239546421">
            <text:p>81,64%</text:p>
          </table:table-cell>
          <table:table-cell table:style-name="ce24" table:formula="of:=([.N48]*[.N$64]*[.$C$31]/8)/(8*[.$B$29]+[.N52]*1024)" office:value-type="percentage" office:value="0.838166510757718">
            <text:p>83,82%</text:p>
          </table:table-cell>
          <table:table-cell table:style-name="ce24" table:formula="of:=([.O48]*[.O$64]*[.$C$31]/8)/(8*[.$B$29]+[.O52]*1024)" office:value-type="percentage" office:value="0.847183409324901">
            <text:p>84,72%</text:p>
          </table:table-cell>
          <table:table-cell table:style-name="ce24" table:formula="of:=([.P48]*[.P$64]*[.$C$31]/8)/(8*[.$B$29]+[.P52]*1024)" office:value-type="percentage" office:value="0.851319459343488">
            <text:p>85,13%</text:p>
          </table:table-cell>
          <table:table-cell table:style-name="ce24" table:formula="of:=([.Q48]*[.Q$64]*[.$C$31]/8)/(8*[.$B$29]+[.Q52]*1024)" office:value-type="percentage" office:value="0.855233853006681">
            <text:p>85,52%</text:p>
          </table:table-cell>
          <table:table-cell table:number-columns-repeated="1007"/>
        </table:table-row>
        <table:table-row table:style-name="ro1">
          <table:table-cell office:value-type="float" office:value="32">
            <text:p>32</text:p>
          </table:table-cell>
          <table:table-cell table:style-name="ce24" table:formula="of:=([.B49]*[.B$64]*[.$C$31]/8)/(8*[.$B$29]+[.B53]*1024)" office:value-type="percentage" office:value="0.0857142854223446">
            <text:p>8,57%</text:p>
          </table:table-cell>
          <table:table-cell table:style-name="ce24" table:formula="of:=([.C49]*[.C$64]*[.$C$31]/8)/(8*[.$B$29]+[.C53]*1024)" office:value-type="percentage" office:value="0.157894735851446">
            <text:p>15,79%</text:p>
          </table:table-cell>
          <table:table-cell table:style-name="ce24" table:formula="of:=([.D49]*[.D$64]*[.$C$31]/8)/(8*[.$B$29]+[.D53]*1024)" office:value-type="percentage" office:value="0.219512193207227">
            <text:p>21,95%</text:p>
          </table:table-cell>
          <table:table-cell table:style-name="ce24" table:formula="of:=([.E49]*[.E$64]*[.$C$31]/8)/(8*[.$B$29]+[.E53]*1024)" office:value-type="percentage" office:value="0.272727269771671">
            <text:p>27,27%</text:p>
          </table:table-cell>
          <table:table-cell table:style-name="ce24" table:formula="of:=([.F49]*[.F$64]*[.$C$31]/8)/(8*[.$B$29]+[.F53]*1024)" office:value-type="percentage" office:value="0.359999994850159">
            <text:p>36,00%</text:p>
          </table:table-cell>
          <table:table-cell table:style-name="ce24" table:formula="of:=([.G49]*[.G$64]*[.$C$31]/8)/(8*[.$B$29]+[.G53]*1024)" office:value-type="percentage" office:value="0.396226408855904">
            <text:p>39,62%</text:p>
          </table:table-cell>
          <table:table-cell table:style-name="ce24" table:formula="of:=([.H49]*[.H$64]*[.$C$31]/8)/(8*[.$B$29]+[.H53]*1024)" office:value-type="percentage" office:value="0.428571421272901">
            <text:p>42,86%</text:p>
          </table:table-cell>
          <table:table-cell table:style-name="ce24" table:formula="of:=([.I49]*[.I$64]*[.$C$31]/8)/(8*[.$B$29]+[.I53]*1024)" office:value-type="percentage" office:value="0.529411753568682">
            <text:p>52,94%</text:p>
          </table:table-cell>
          <table:table-cell table:style-name="ce24" table:formula="of:=([.J49]*[.J$64]*[.$C$31]/8)/(8*[.$B$29]+[.J53]*1024)" office:value-type="percentage" office:value="0.567567554767155">
            <text:p>56,76%</text:p>
          </table:table-cell>
          <table:table-cell table:style-name="ce24" table:formula="of:=([.K49]*[.K$64]*[.$C$31]/8)/(8*[.$B$29]+[.K53]*1024)" office:value-type="percentage" office:value="0.584415570843942">
            <text:p>58,44%</text:p>
          </table:table-cell>
          <table:table-cell table:style-name="ce24" table:formula="of:=([.L49]*[.L$64]*[.$C$31]/8)/(8*[.$B$29]+[.L53]*1024)" office:value-type="percentage" office:value="0.599999985694886">
            <text:p>60,00%</text:p>
          </table:table-cell>
          <table:table-cell table:style-name="ce24" table:formula="of:=([.M49]*[.M$64]*[.$C$31]/8)/(8*[.$B$29]+[.M53]*1024)" office:value-type="percentage" office:value="0.692307673262422">
            <text:p>69,23%</text:p>
          </table:table-cell>
          <table:table-cell table:style-name="ce24" table:formula="of:=([.N49]*[.N$64]*[.$C$31]/8)/(8*[.$B$29]+[.N53]*1024)" office:value-type="percentage" office:value="0.724137910197663">
            <text:p>72,41%</text:p>
          </table:table-cell>
          <table:table-cell table:style-name="ce24" table:formula="of:=([.O49]*[.O$64]*[.$C$31]/8)/(8*[.$B$29]+[.O53]*1024)" office:value-type="percentage" office:value="0.737704896407883">
            <text:p>73,77%</text:p>
          </table:table-cell>
          <table:table-cell table:style-name="ce24" table:formula="of:=([.P49]*[.P$64]*[.$C$31]/8)/(8*[.$B$29]+[.P53]*1024)" office:value-type="percentage" office:value="0.743999978004456">
            <text:p>74,40%</text:p>
          </table:table-cell>
          <table:table-cell table:style-name="ce24" table:formula="of:=([.Q49]*[.Q$64]*[.$C$31]/8)/(8*[.$B$29]+[.Q53]*1024)" office:value-type="percentage" office:value="0.749999977648259">
            <text:p>75,00%</text:p>
          </table:table-cell>
          <table:table-cell table:number-columns-repeated="1007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ce1" office:value-type="string">
            <text:p>TOTAL</text:p>
          </table:table-cell>
          <table:table-cell table:formula="of:=[.B78]+[.B74]" office:value-type="percentage" office:value="1">
            <text:p>100,00%</text:p>
          </table:table-cell>
          <table:table-cell table:formula="of:=[.C78]+[.C74]" office:value-type="percentage" office:value="1">
            <text:p>100,00%</text:p>
          </table:table-cell>
          <table:table-cell table:formula="of:=[.D78]+[.D74]" office:value-type="percentage" office:value="1">
            <text:p>100,00%</text:p>
          </table:table-cell>
          <table:table-cell table:formula="of:=[.E78]+[.E74]" office:value-type="percentage" office:value="1">
            <text:p>100,00%</text:p>
          </table:table-cell>
          <table:table-cell table:formula="of:=[.F78]+[.F74]" office:value-type="percentage" office:value="1">
            <text:p>100,00%</text:p>
          </table:table-cell>
          <table:table-cell table:formula="of:=[.G78]+[.G74]" office:value-type="percentage" office:value="1">
            <text:p>100,00%</text:p>
          </table:table-cell>
          <table:table-cell table:formula="of:=[.H78]+[.H74]" office:value-type="percentage" office:value="1">
            <text:p>100,00%</text:p>
          </table:table-cell>
          <table:table-cell table:formula="of:=[.I78]+[.I74]" office:value-type="percentage" office:value="1">
            <text:p>100,00%</text:p>
          </table:table-cell>
          <table:table-cell table:formula="of:=[.J78]+[.J74]" office:value-type="percentage" office:value="1">
            <text:p>100,00%</text:p>
          </table:table-cell>
          <table:table-cell table:formula="of:=[.K78]+[.K74]" office:value-type="percentage" office:value="1">
            <text:p>100,00%</text:p>
          </table:table-cell>
          <table:table-cell table:formula="of:=[.L78]+[.L74]" office:value-type="percentage" office:value="1">
            <text:p>100,00%</text:p>
          </table:table-cell>
          <table:table-cell table:formula="of:=[.M78]+[.M74]" office:value-type="percentage" office:value="1">
            <text:p>100,00%</text:p>
          </table:table-cell>
          <table:table-cell table:formula="of:=[.N78]+[.N74]" office:value-type="percentage" office:value="1">
            <text:p>100,00%</text:p>
          </table:table-cell>
          <table:table-cell table:formula="of:=[.O78]+[.O74]" office:value-type="percentage" office:value="1">
            <text:p>100,00%</text:p>
          </table:table-cell>
          <table:table-cell table:formula="of:=[.P78]+[.P74]" office:value-type="percentage" office:value="1">
            <text:p>100,00%</text:p>
          </table:table-cell>
          <table:table-cell table:formula="of:=[.Q78]+[.Q74]" office:value-type="percentage" office:value="1">
            <text:p>100,00%</text:p>
          </table:table-cell>
          <table:table-cell table:number-columns-repeated="1007"/>
        </table:table-row>
        <table:table-row table:style-name="ro1">
          <table:table-cell table:style-name="Default"/>
          <table:table-cell table:formula="of:=[.B79]+[.B75]" office:value-type="percentage" office:value="1">
            <text:p>100,00%</text:p>
          </table:table-cell>
          <table:table-cell table:formula="of:=[.C79]+[.C75]" office:value-type="percentage" office:value="1">
            <text:p>100,00%</text:p>
          </table:table-cell>
          <table:table-cell table:formula="of:=[.D79]+[.D75]" office:value-type="percentage" office:value="1">
            <text:p>100,00%</text:p>
          </table:table-cell>
          <table:table-cell table:formula="of:=[.E79]+[.E75]" office:value-type="percentage" office:value="1">
            <text:p>100,00%</text:p>
          </table:table-cell>
          <table:table-cell table:formula="of:=[.F79]+[.F75]" office:value-type="percentage" office:value="1">
            <text:p>100,00%</text:p>
          </table:table-cell>
          <table:table-cell table:formula="of:=[.G79]+[.G75]" office:value-type="percentage" office:value="1">
            <text:p>100,00%</text:p>
          </table:table-cell>
          <table:table-cell table:formula="of:=[.H79]+[.H75]" office:value-type="percentage" office:value="1">
            <text:p>100,00%</text:p>
          </table:table-cell>
          <table:table-cell table:formula="of:=[.I79]+[.I75]" office:value-type="percentage" office:value="1">
            <text:p>100,00%</text:p>
          </table:table-cell>
          <table:table-cell table:formula="of:=[.J79]+[.J75]" office:value-type="percentage" office:value="1">
            <text:p>100,00%</text:p>
          </table:table-cell>
          <table:table-cell table:formula="of:=[.K79]+[.K75]" office:value-type="percentage" office:value="1">
            <text:p>100,00%</text:p>
          </table:table-cell>
          <table:table-cell table:formula="of:=[.L79]+[.L75]" office:value-type="percentage" office:value="1">
            <text:p>100,00%</text:p>
          </table:table-cell>
          <table:table-cell table:formula="of:=[.M79]+[.M75]" office:value-type="percentage" office:value="1">
            <text:p>100,00%</text:p>
          </table:table-cell>
          <table:table-cell table:formula="of:=[.N79]+[.N75]" office:value-type="percentage" office:value="1">
            <text:p>100,00%</text:p>
          </table:table-cell>
          <table:table-cell table:formula="of:=[.O79]+[.O75]" office:value-type="percentage" office:value="1">
            <text:p>100,00%</text:p>
          </table:table-cell>
          <table:table-cell table:formula="of:=[.P79]+[.P75]" office:value-type="percentage" office:value="1">
            <text:p>100,00%</text:p>
          </table:table-cell>
          <table:table-cell table:formula="of:=[.Q79]+[.Q75]" office:value-type="percentage" office:value="1">
            <text:p>100,00%</text:p>
          </table:table-cell>
          <table:table-cell table:number-columns-repeated="1007"/>
        </table:table-row>
        <table:table-row table:style-name="ro1">
          <table:table-cell table:style-name="Default"/>
          <table:table-cell table:formula="of:=[.B80]+[.B76]" office:value-type="percentage" office:value="1">
            <text:p>100,00%</text:p>
          </table:table-cell>
          <table:table-cell table:formula="of:=[.C80]+[.C76]" office:value-type="percentage" office:value="1">
            <text:p>100,00%</text:p>
          </table:table-cell>
          <table:table-cell table:formula="of:=[.D80]+[.D76]" office:value-type="percentage" office:value="1">
            <text:p>100,00%</text:p>
          </table:table-cell>
          <table:table-cell table:formula="of:=[.E80]+[.E76]" office:value-type="percentage" office:value="1">
            <text:p>100,00%</text:p>
          </table:table-cell>
          <table:table-cell table:formula="of:=[.F80]+[.F76]" office:value-type="percentage" office:value="1">
            <text:p>100,00%</text:p>
          </table:table-cell>
          <table:table-cell table:formula="of:=[.G80]+[.G76]" office:value-type="percentage" office:value="1">
            <text:p>100,00%</text:p>
          </table:table-cell>
          <table:table-cell table:formula="of:=[.H80]+[.H76]" office:value-type="percentage" office:value="1">
            <text:p>100,00%</text:p>
          </table:table-cell>
          <table:table-cell table:formula="of:=[.I80]+[.I76]" office:value-type="percentage" office:value="1">
            <text:p>100,00%</text:p>
          </table:table-cell>
          <table:table-cell table:formula="of:=[.J80]+[.J76]" office:value-type="percentage" office:value="1">
            <text:p>100,00%</text:p>
          </table:table-cell>
          <table:table-cell table:formula="of:=[.K80]+[.K76]" office:value-type="percentage" office:value="1">
            <text:p>100,00%</text:p>
          </table:table-cell>
          <table:table-cell table:formula="of:=[.L80]+[.L76]" office:value-type="percentage" office:value="1">
            <text:p>100,00%</text:p>
          </table:table-cell>
          <table:table-cell table:formula="of:=[.M80]+[.M76]" office:value-type="percentage" office:value="1">
            <text:p>100,00%</text:p>
          </table:table-cell>
          <table:table-cell table:formula="of:=[.N80]+[.N76]" office:value-type="percentage" office:value="1">
            <text:p>100,00%</text:p>
          </table:table-cell>
          <table:table-cell table:formula="of:=[.O80]+[.O76]" office:value-type="percentage" office:value="1">
            <text:p>100,00%</text:p>
          </table:table-cell>
          <table:table-cell table:formula="of:=[.P80]+[.P76]" office:value-type="percentage" office:value="1">
            <text:p>100,00%</text:p>
          </table:table-cell>
          <table:table-cell table:formula="of:=[.Q80]+[.Q76]" office:value-type="percentage" office:value="1">
            <text:p>100,00%</text:p>
          </table:table-cell>
          <table:table-cell table:number-columns-repeated="1007"/>
        </table:table-row>
        <table:table-row table:style-name="ro1">
          <table:table-cell table:style-name="ce7" table:number-columns-repeated="17"/>
          <table:table-cell table:number-columns-repeated="1007"/>
        </table:table-row>
        <table:table-row table:style-name="ro1">
          <table:table-cell table:style-name="Default"/>
          <table:table-cell table:style-name="ce16" office:value-type="float" office:value="8">
            <text:p>8</text:p>
          </table:table-cell>
          <table:table-cell table:style-name="ce16" office:value-type="float" office:value="16">
            <text:p>16</text:p>
          </table:table-cell>
          <table:table-cell table:style-name="ce16" office:value-type="float" office:value="24">
            <text:p>24</text:p>
          </table:table-cell>
          <table:table-cell table:style-name="ce16" office:value-type="float" office:value="32">
            <text:p>32</text:p>
          </table:table-cell>
          <table:table-cell table:style-name="ce16" office:value-type="float" office:value="48">
            <text:p>48</text:p>
          </table:table-cell>
          <table:table-cell table:style-name="ce16" office:value-type="float" office:value="56">
            <text:p>56</text:p>
          </table:table-cell>
          <table:table-cell table:style-name="ce16" office:value-type="float" office:value="64">
            <text:p>64</text:p>
          </table:table-cell>
          <table:table-cell table:style-name="ce16" office:value-type="float" office:value="96">
            <text:p>96</text:p>
          </table:table-cell>
          <table:table-cell table:style-name="ce16" office:value-type="float" office:value="112">
            <text:p>112</text:p>
          </table:table-cell>
          <table:table-cell table:style-name="ce16" office:value-type="float" office:value="120">
            <text:p>120</text:p>
          </table:table-cell>
          <table:table-cell table:style-name="ce16" office:value-type="float" office:value="128">
            <text:p>128</text:p>
          </table:table-cell>
          <table:table-cell table:style-name="ce16" office:value-type="float" office:value="192">
            <text:p>192</text:p>
          </table:table-cell>
          <table:table-cell table:style-name="ce16" office:value-type="float" office:value="224">
            <text:p>224</text:p>
          </table:table-cell>
          <table:table-cell table:style-name="ce16" office:value-type="float" office:value="240">
            <text:p>240</text:p>
          </table:table-cell>
          <table:table-cell table:style-name="ce16" office:value-type="float" office:value="248">
            <text:p>248</text:p>
          </table:table-cell>
          <table:table-cell table:style-name="ce16" office:value-type="float" office:value="256">
            <text:p>256</text:p>
          </table:table-cell>
          <table:table-cell table:number-columns-repeated="1007"/>
        </table:table-row>
        <table:table-row table:style-name="ro1">
          <table:table-cell table:style-name="ce1" office:value-type="string">
            <text:p>Genome.mB.M</text:p>
          </table:table-cell>
          <table:table-cell table:style-name="ce17" office:value-type="string" table:number-columns-spanned="6" table:number-rows-spanned="1">
            <text:p>&gt;&gt;&gt; Number of minorBlocks (Millions) [Whole Genome]</text:p>
          </table:table-cell>
          <table:covered-table-cell table:number-columns-repeated="5" table:style-name="ce27"/>
          <table:table-cell table:number-columns-repeated="1017"/>
        </table:table-row>
        <table:table-row table:style-name="ro1">
          <table:table-cell/>
          <table:table-cell table:style-name="ce21" table:formula="of:=[.$B$1]*1024/[.B$86]" office:value-type="float" office:value="345.6">
            <text:p>345,60</text:p>
          </table:table-cell>
          <table:table-cell table:style-name="ce21" table:formula="of:=[.$B$1]*1024/[.C$86]" office:value-type="float" office:value="172.8">
            <text:p>172,80</text:p>
          </table:table-cell>
          <table:table-cell table:style-name="ce21" table:formula="of:=[.$B$1]*1024/[.D$86]" office:value-type="float" office:value="115.2">
            <text:p>115,20</text:p>
          </table:table-cell>
          <table:table-cell table:style-name="ce21" table:formula="of:=[.$B$1]*1024/[.E$86]" office:value-type="float" office:value="86.4">
            <text:p>86,40</text:p>
          </table:table-cell>
          <table:table-cell table:style-name="ce21" table:formula="of:=[.$B$1]*1024/[.F$86]" office:value-type="float" office:value="57.6">
            <text:p>57,60</text:p>
          </table:table-cell>
          <table:table-cell table:style-name="ce21" table:formula="of:=[.$B$1]*1024/[.G$86]" office:value-type="float" office:value="49.3714285714286">
            <text:p>49,37</text:p>
          </table:table-cell>
          <table:table-cell table:style-name="ce33" table:formula="of:=[.$B$1]*1024/[.H$86]" office:value-type="float" office:value="43.2">
            <text:p>43,20</text:p>
          </table:table-cell>
          <table:table-cell table:style-name="ce21" table:formula="of:=[.$B$1]*1024/[.I$86]" office:value-type="float" office:value="28.8">
            <text:p>28,80</text:p>
          </table:table-cell>
          <table:table-cell table:style-name="ce21" table:formula="of:=[.$B$1]*1024/[.J$86]" office:value-type="float" office:value="24.6857142857143">
            <text:p>24,69</text:p>
          </table:table-cell>
          <table:table-cell table:style-name="ce21" table:formula="of:=[.$B$1]*1024/[.K$86]" office:value-type="float" office:value="23.04">
            <text:p>23,04</text:p>
          </table:table-cell>
          <table:table-cell table:style-name="ce21" table:formula="of:=[.$B$1]*1024/[.L$86]" office:value-type="float" office:value="21.6">
            <text:p>21,60</text:p>
          </table:table-cell>
          <table:table-cell table:style-name="ce33" table:formula="of:=[.$B$1]*1024/[.M$86]" office:value-type="float" office:value="14.4">
            <text:p>14,40</text:p>
          </table:table-cell>
          <table:table-cell table:style-name="ce21" table:formula="of:=[.$B$1]*1024/[.N$86]" office:value-type="float" office:value="12.3428571428571">
            <text:p>12,34</text:p>
          </table:table-cell>
          <table:table-cell table:style-name="ce21" table:formula="of:=[.$B$1]*1024/[.O$86]" office:value-type="float" office:value="11.52">
            <text:p>11,52</text:p>
          </table:table-cell>
          <table:table-cell table:style-name="ce21" table:formula="of:=[.$B$1]*1024/[.P$86]" office:value-type="float" office:value="11.1483870967742">
            <text:p>11,15</text:p>
          </table:table-cell>
          <table:table-cell table:style-name="ce21" table:formula="of:=[.$B$1]*1024/[.Q$86]" office:value-type="float" office:value="10.8">
            <text:p>10,80</text:p>
          </table:table-cell>
          <table:table-cell table:number-columns-repeated="1007"/>
        </table:table-row>
        <table:table-row table:style-name="ro1">
          <table:table-cell table:style-name="ce1" office:value-type="string">
            <text:p>Genome.MB</text:p>
          </table:table-cell>
          <table:table-cell table:style-name="ce17" office:value-type="string" table:number-columns-spanned="6" table:number-rows-spanned="1">
            <text:p>&gt;&gt;&gt; Number of mayorBlocks [Whole Genome]</text:p>
          </table:table-cell>
          <table:covered-table-cell table:number-columns-repeated="5"/>
          <table:table-cell table:number-columns-repeated="1017"/>
        </table:table-row>
        <table:table-row table:style-name="ro1">
          <table:table-cell office:value-type="float" office:value="8">
            <text:p>8</text:p>
          </table:table-cell>
          <table:table-cell table:formula="of:=[.$B$1]*1024*1024*1024/[.$B37]" office:value-type="float" office:value="11324620.8">
            <text:p>11324620,8</text:p>
          </table:table-cell>
          <table:table-cell table:number-columns-repeated="1022"/>
        </table:table-row>
        <table:table-row table:style-name="ro1">
          <table:table-cell table:style-name="ce12" office:value-type="float" office:value="16">
            <text:p>16</text:p>
          </table:table-cell>
          <table:table-cell table:formula="of:=[.$B$1]*1024*1024*1024/[.$B38]" office:value-type="float" office:value="44236.8">
            <text:p>44236,8</text:p>
          </table:table-cell>
          <table:table-cell table:number-columns-repeated="1022"/>
        </table:table-row>
        <table:table-row table:style-name="ro1">
          <table:table-cell office:value-type="float" office:value="32">
            <text:p>32</text:p>
          </table:table-cell>
          <table:table-cell table:formula="of:=[.$B$1]*1024*1024*1024/[.$B39]" office:value-type="float" office:value="0.675">
            <text:p>0,675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MC.Size.MB</text:p>
          </table:table-cell>
          <table:table-cell table:style-name="ce17" office:value-type="string" table:number-columns-spanned="6" table:number-rows-spanned="1">
            <text:p>&gt;&gt;&gt; Mayor Counters Size [Whole Genome]</text:p>
          </table:table-cell>
          <table:covered-table-cell table:number-columns-repeated="3" table:style-name="ce29"/>
          <table:covered-table-cell table:number-columns-repeated="2"/>
          <table:table-cell table:number-columns-repeated="1017"/>
        </table:table-row>
        <table:table-row table:style-name="ro1">
          <table:table-cell office:value-type="float" office:value="8">
            <text:p>8</text:p>
          </table:table-cell>
          <table:table-cell table:style-name="ce21" table:formula="of:=([.$B$1]*1024/[.B37])*[.$B$29]*8" office:value-type="float" office:value="691.2">
            <text:p>691,20</text:p>
          </table:table-cell>
          <table:table-cell table:style-name="ce29" table:number-columns-repeated="3"/>
          <table:table-cell table:number-columns-repeated="1019"/>
        </table:table-row>
        <table:table-row table:style-name="ro1">
          <table:table-cell table:style-name="ce12" office:value-type="float" office:value="16">
            <text:p>16</text:p>
          </table:table-cell>
          <table:table-cell table:style-name="ce21" table:formula="of:=([.$B$1]*1024/[.B38])*[.$B$29]*8" office:value-type="float" office:value="2.7">
            <text:p>2,70</text:p>
          </table:table-cell>
          <table:table-cell table:style-name="ce29" table:number-columns-repeated="3"/>
          <table:table-cell table:number-columns-repeated="1019"/>
        </table:table-row>
        <table:table-row table:style-name="ro1">
          <table:table-cell office:value-type="float" office:value="32">
            <text:p>32</text:p>
          </table:table-cell>
          <table:table-cell table:style-name="ce21" table:formula="of:=([.$B$1]*1024/[.B39])*[.$B$29]*8" office:value-type="float" office:value="0.00004119873046875">
            <text:p>0,00</text:p>
          </table:table-cell>
          <table:table-cell table:style-name="ce29" table:number-columns-repeated="3"/>
          <table:table-cell table:number-columns-repeated="1019"/>
        </table:table-row>
        <table:table-row table:style-name="ro1">
          <table:table-cell table:style-name="ce1" office:value-type="string">
            <text:p>Genome.Size</text:p>
          </table:table-cell>
          <table:table-cell table:style-name="ce17" office:value-type="string" table:number-columns-spanned="6" table:number-rows-spanned="1">
            <text:p>&gt;&gt;&gt; Total Size [Whole Genome]</text:p>
          </table:table-cell>
          <table:covered-table-cell table:number-columns-repeated="5"/>
          <table:table-cell table:number-columns-repeated="1017"/>
        </table:table-row>
        <table:table-row table:style-name="ro1">
          <table:table-cell office:value-type="float" office:value="8">
            <text:p>8</text:p>
          </table:table-cell>
          <table:table-cell table:style-name="ce20" table:formula="of:=([.$B90]*[.B51]/1024)+[.$B94]" office:value-type="float" office:value="4492.8">
            <text:p>4493</text:p>
          </table:table-cell>
          <table:table-cell table:style-name="ce20" table:formula="of:=([.$B90]*[.C51]/1024)+[.$B94]" office:value-type="float" office:value="3110.4">
            <text:p>3110</text:p>
          </table:table-cell>
          <table:table-cell table:style-name="ce20" table:formula="of:=([.$B90]*[.D51]/1024)+[.$B94]" office:value-type="float" office:value="2649.6">
            <text:p>2650</text:p>
          </table:table-cell>
          <table:table-cell table:style-name="ce20" table:formula="of:=([.$B90]*[.E51]/1024)+[.$B94]" office:value-type="float" office:value="2419.2">
            <text:p>2419</text:p>
          </table:table-cell>
          <table:table-cell table:style-name="ce20" table:formula="of:=([.$B90]*[.F51]/1024)+[.$B94]" office:value-type="float" office:value="2188.8">
            <text:p>2189</text:p>
          </table:table-cell>
          <table:table-cell table:style-name="ce20" table:formula="of:=([.$B90]*[.G51]/1024)+[.$B94]" office:value-type="float" office:value="2122.97142857143">
            <text:p>2123</text:p>
          </table:table-cell>
          <table:table-cell table:style-name="ce36" table:formula="of:=([.$B90]*[.H51]/1024)+[.$B94]" office:value-type="float" office:value="2073.6">
            <text:p>2074</text:p>
          </table:table-cell>
          <table:table-cell table:style-name="ce20" table:formula="of:=([.$B90]*[.I51]/1024)+[.$B94]" office:value-type="float" office:value="1958.4">
            <text:p>1958</text:p>
          </table:table-cell>
          <table:table-cell table:style-name="ce20" table:formula="of:=([.$B90]*[.J51]/1024)+[.$B94]" office:value-type="float" office:value="1925.48571428571">
            <text:p>1925</text:p>
          </table:table-cell>
          <table:table-cell table:style-name="ce20" table:formula="of:=([.$B90]*[.K51]/1024)+[.$B94]" office:value-type="float" office:value="1912.32">
            <text:p>1912</text:p>
          </table:table-cell>
          <table:table-cell table:style-name="ce20" table:formula="of:=([.$B90]*[.L51]/1024)+[.$B94]" office:value-type="float" office:value="1900.8">
            <text:p>1901</text:p>
          </table:table-cell>
          <table:table-cell table:style-name="ce20" table:formula="of:=([.$B90]*[.M51]/1024)+[.$B94]" office:value-type="float" office:value="1843.2">
            <text:p>1843</text:p>
          </table:table-cell>
          <table:table-cell table:style-name="ce20" table:formula="of:=([.$B90]*[.N51]/1024)+[.$B94]" office:value-type="float" office:value="1826.74285714286">
            <text:p>1827</text:p>
          </table:table-cell>
          <table:table-cell table:style-name="ce20" table:formula="of:=([.$B90]*[.O51]/1024)+[.$B94]" office:value-type="float" office:value="1820.16">
            <text:p>1820</text:p>
          </table:table-cell>
          <table:table-cell table:style-name="ce20" table:formula="of:=([.$B90]*[.P51]/1024)+[.$B94]" office:value-type="float" office:value="1817.18709677419">
            <text:p>1817</text:p>
          </table:table-cell>
          <table:table-cell table:style-name="ce20" table:formula="of:=([.$B90]*[.Q51]/1024)+[.$B94]" office:value-type="float" office:value="1814.4">
            <text:p>1814</text:p>
          </table:table-cell>
          <table:table-cell table:number-columns-repeated="1007"/>
        </table:table-row>
        <table:table-row table:style-name="ro1">
          <table:table-cell table:style-name="ce12" office:value-type="float" office:value="16">
            <text:p>16</text:p>
          </table:table-cell>
          <table:table-cell table:style-name="ce20" table:formula="of:=([.$B91]*[.B52]/1024)+[.$B95]" office:value-type="float" office:value="6569.1">
            <text:p>6569</text:p>
          </table:table-cell>
          <table:table-cell table:style-name="ce20" table:formula="of:=([.$B91]*[.C52]/1024)+[.$B95]" office:value-type="float" office:value="3804.3">
            <text:p>3804</text:p>
          </table:table-cell>
          <table:table-cell table:style-name="ce20" table:formula="of:=([.$B91]*[.D52]/1024)+[.$B95]" office:value-type="float" office:value="2882.7">
            <text:p>2883</text:p>
          </table:table-cell>
          <table:table-cell table:style-name="ce20" table:formula="of:=([.$B91]*[.E52]/1024)+[.$B95]" office:value-type="float" office:value="2421.9">
            <text:p>2422</text:p>
          </table:table-cell>
          <table:table-cell table:style-name="ce20" table:formula="of:=([.$B91]*[.F52]/1024)+[.$B95]" office:value-type="float" office:value="1961.1">
            <text:p>1961</text:p>
          </table:table-cell>
          <table:table-cell table:style-name="ce20" table:formula="of:=([.$B91]*[.G52]/1024)+[.$B95]" office:value-type="float" office:value="1829.44285714286">
            <text:p>1829</text:p>
          </table:table-cell>
          <table:table-cell table:style-name="ce32" table:formula="of:=([.$B91]*[.H52]/1024)+[.$B95]" office:value-type="float" office:value="1730.7">
            <text:p>1731</text:p>
          </table:table-cell>
          <table:table-cell table:style-name="ce20" table:formula="of:=([.$B91]*[.I52]/1024)+[.$B95]" office:value-type="float" office:value="1500.3">
            <text:p>1500</text:p>
          </table:table-cell>
          <table:table-cell table:style-name="ce20" table:formula="of:=([.$B91]*[.J52]/1024)+[.$B95]" office:value-type="float" office:value="1434.47142857143">
            <text:p>1434</text:p>
          </table:table-cell>
          <table:table-cell table:style-name="ce20" table:formula="of:=([.$B91]*[.K52]/1024)+[.$B95]" office:value-type="float" office:value="1408.14">
            <text:p>1408</text:p>
          </table:table-cell>
          <table:table-cell table:style-name="ce20" table:formula="of:=([.$B91]*[.L52]/1024)+[.$B95]" office:value-type="float" office:value="1385.1">
            <text:p>1385</text:p>
          </table:table-cell>
          <table:table-cell table:style-name="ce32" table:formula="of:=([.$B91]*[.M52]/1024)+[.$B95]" office:value-type="float" office:value="1269.9">
            <text:p>1270</text:p>
          </table:table-cell>
          <table:table-cell table:style-name="ce20" table:formula="of:=([.$B91]*[.N52]/1024)+[.$B95]" office:value-type="float" office:value="1236.98571428571">
            <text:p>1237</text:p>
          </table:table-cell>
          <table:table-cell table:style-name="ce20" table:formula="of:=([.$B91]*[.O52]/1024)+[.$B95]" office:value-type="float" office:value="1223.82">
            <text:p>1224</text:p>
          </table:table-cell>
          <table:table-cell table:style-name="ce20" table:formula="of:=([.$B91]*[.P52]/1024)+[.$B95]" office:value-type="float" office:value="1217.87419354839">
            <text:p>1218</text:p>
          </table:table-cell>
          <table:table-cell table:style-name="ce20" table:formula="of:=([.$B91]*[.Q52]/1024)+[.$B95]" office:value-type="float" office:value="1212.3">
            <text:p>1212</text:p>
          </table:table-cell>
          <table:table-cell table:number-columns-repeated="1007"/>
        </table:table-row>
        <table:table-row table:style-name="ro1">
          <table:table-cell office:value-type="float" office:value="32">
            <text:p>32</text:p>
          </table:table-cell>
          <table:table-cell table:style-name="ce20" table:formula="of:=([.$B92]*[.B53]/1024)+[.$B96]" office:value-type="float" office:value="12096.0000411987">
            <text:p>12096</text:p>
          </table:table-cell>
          <table:table-cell table:style-name="ce20" table:formula="of:=([.$B92]*[.C53]/1024)+[.$B96]" office:value-type="float" office:value="6566.40004119873">
            <text:p>6566</text:p>
          </table:table-cell>
          <table:table-cell table:style-name="ce20" table:formula="of:=([.$B92]*[.D53]/1024)+[.$B96]" office:value-type="float" office:value="4723.20004119873">
            <text:p>4723</text:p>
          </table:table-cell>
          <table:table-cell table:style-name="ce20" table:formula="of:=([.$B92]*[.E53]/1024)+[.$B96]" office:value-type="float" office:value="3801.60004119873">
            <text:p>3802</text:p>
          </table:table-cell>
          <table:table-cell table:style-name="ce20" table:formula="of:=([.$B92]*[.F53]/1024)+[.$B96]" office:value-type="float" office:value="2880.00004119873">
            <text:p>2880</text:p>
          </table:table-cell>
          <table:table-cell table:style-name="ce20" table:formula="of:=([.$B92]*[.G53]/1024)+[.$B96]" office:value-type="float" office:value="2616.68575548444">
            <text:p>2617</text:p>
          </table:table-cell>
          <table:table-cell table:style-name="ce20" table:formula="of:=([.$B92]*[.H53]/1024)+[.$B96]" office:value-type="float" office:value="2419.20004119873">
            <text:p>2419</text:p>
          </table:table-cell>
          <table:table-cell table:style-name="ce20" table:formula="of:=([.$B92]*[.I53]/1024)+[.$B96]" office:value-type="float" office:value="1958.40004119873">
            <text:p>1958</text:p>
          </table:table-cell>
          <table:table-cell table:style-name="ce20" table:formula="of:=([.$B92]*[.J53]/1024)+[.$B96]" office:value-type="float" office:value="1826.74289834159">
            <text:p>1827</text:p>
          </table:table-cell>
          <table:table-cell table:style-name="ce20" table:formula="of:=([.$B92]*[.K53]/1024)+[.$B96]" office:value-type="float" office:value="1774.08004119873">
            <text:p>1774</text:p>
          </table:table-cell>
          <table:table-cell table:style-name="ce20" table:formula="of:=([.$B92]*[.L53]/1024)+[.$B96]" office:value-type="float" office:value="1728.00004119873">
            <text:p>1728</text:p>
          </table:table-cell>
          <table:table-cell table:style-name="ce20" table:formula="of:=([.$B92]*[.M53]/1024)+[.$B96]" office:value-type="float" office:value="1497.60004119873">
            <text:p>1498</text:p>
          </table:table-cell>
          <table:table-cell table:style-name="ce20" table:formula="of:=([.$B92]*[.N53]/1024)+[.$B96]" office:value-type="float" office:value="1431.77146977016">
            <text:p>1432</text:p>
          </table:table-cell>
          <table:table-cell table:style-name="ce20" table:formula="of:=([.$B92]*[.O53]/1024)+[.$B96]" office:value-type="float" office:value="1405.44004119873">
            <text:p>1405</text:p>
          </table:table-cell>
          <table:table-cell table:style-name="ce20" table:formula="of:=([.$B92]*[.P53]/1024)+[.$B96]" office:value-type="float" office:value="1393.5484282955">
            <text:p>1394</text:p>
          </table:table-cell>
          <table:table-cell table:style-name="ce20" table:formula="of:=([.$B92]*[.Q53]/1024)+[.$B96]" office:value-type="float" office:value="1382.40004119873">
            <text:p>1382</text:p>
          </table:table-cell>
          <table:table-cell table:number-columns-repeated="1007"/>
        </table:table-row>
        <table:table-row table:style-name="ro1">
          <table:table-cell table:style-name="ce7" table:number-columns-repeated="17"/>
          <table:table-cell table:number-columns-repeated="1007"/>
        </table:table-row>
        <table:table-row table:style-name="ro1">
          <table:table-cell table:style-name="Default"/>
          <table:table-cell table:style-name="ce16" office:value-type="float" office:value="8">
            <text:p>8</text:p>
          </table:table-cell>
          <table:table-cell table:style-name="ce16" office:value-type="float" office:value="16">
            <text:p>16</text:p>
          </table:table-cell>
          <table:table-cell table:style-name="ce16" office:value-type="float" office:value="24">
            <text:p>24</text:p>
          </table:table-cell>
          <table:table-cell table:style-name="ce16" office:value-type="float" office:value="32">
            <text:p>32</text:p>
          </table:table-cell>
          <table:table-cell table:style-name="ce16" office:value-type="float" office:value="48">
            <text:p>48</text:p>
          </table:table-cell>
          <table:table-cell table:style-name="ce16" office:value-type="float" office:value="56">
            <text:p>56</text:p>
          </table:table-cell>
          <table:table-cell table:style-name="ce16" office:value-type="float" office:value="64">
            <text:p>64</text:p>
          </table:table-cell>
          <table:table-cell table:style-name="ce16" office:value-type="float" office:value="96">
            <text:p>96</text:p>
          </table:table-cell>
          <table:table-cell table:style-name="ce16" office:value-type="float" office:value="112">
            <text:p>112</text:p>
          </table:table-cell>
          <table:table-cell table:style-name="ce16" office:value-type="float" office:value="120">
            <text:p>120</text:p>
          </table:table-cell>
          <table:table-cell table:style-name="ce16" office:value-type="float" office:value="128">
            <text:p>128</text:p>
          </table:table-cell>
          <table:table-cell table:style-name="ce16" office:value-type="float" office:value="192">
            <text:p>192</text:p>
          </table:table-cell>
          <table:table-cell table:style-name="ce16" office:value-type="float" office:value="224">
            <text:p>224</text:p>
          </table:table-cell>
          <table:table-cell table:style-name="ce16" office:value-type="float" office:value="240">
            <text:p>240</text:p>
          </table:table-cell>
          <table:table-cell table:style-name="ce16" office:value-type="float" office:value="248">
            <text:p>248</text:p>
          </table:table-cell>
          <table:table-cell table:style-name="ce16" office:value-type="float" office:value="256">
            <text:p>256</text:p>
          </table:table-cell>
          <table:table-cell table:number-columns-repeated="1007"/>
        </table:table-row>
        <table:table-row table:style-name="ro1">
          <table:table-cell table:style-name="ce1" office:value-type="string">
            <text:p>Efficiency</text:p>
          </table:table-cell>
          <table:table-cell table:style-name="ce17" office:value-type="string" table:number-columns-spanned="6" table:number-rows-spanned="1">
            <text:p>&gt;&gt;&gt; Bits per character</text:p>
          </table:table-cell>
          <table:covered-table-cell table:number-columns-repeated="5"/>
          <table:table-cell table:number-columns-repeated="1017"/>
        </table:table-row>
        <table:table-row table:style-name="ro1">
          <table:table-cell office:value-type="float" office:value="8">
            <text:p>8</text:p>
          </table:table-cell>
          <table:table-cell table:style-name="ce25" table:formula="of:=([.B51]*1024+[.$B$29]*8)/[.$B37]" office:value-type="float" office:value="1.625">
            <text:p>1,625</text:p>
          </table:table-cell>
          <table:table-cell table:style-name="ce25" table:formula="of:=([.C51]*1024+[.$B$29]*8)/[.$B37]" office:value-type="float" office:value="1.125">
            <text:p>1,125</text:p>
          </table:table-cell>
          <table:table-cell table:style-name="ce25" table:formula="of:=([.D51]*1024+[.$B$29]*8)/[.$B37]" office:value-type="float" office:value="0.958333333333333">
            <text:p>0,958</text:p>
          </table:table-cell>
          <table:table-cell table:style-name="ce25" table:formula="of:=([.E51]*1024+[.$B$29]*8)/[.$B37]" office:value-type="float" office:value="0.875">
            <text:p>0,875</text:p>
          </table:table-cell>
          <table:table-cell table:style-name="ce25" table:formula="of:=([.F51]*1024+[.$B$29]*8)/[.$B37]" office:value-type="float" office:value="0.791666666666667">
            <text:p>0,792</text:p>
          </table:table-cell>
          <table:table-cell table:style-name="ce25" table:formula="of:=([.G51]*1024+[.$B$29]*8)/[.$B37]" office:value-type="float" office:value="0.767857142857143">
            <text:p>0,768</text:p>
          </table:table-cell>
          <table:table-cell table:style-name="ce37" table:formula="of:=([.H51]*1024+[.$B$29]*8)/[.$B37]" office:value-type="float" office:value="0.75">
            <text:p>0,750</text:p>
          </table:table-cell>
          <table:table-cell table:style-name="ce25" table:formula="of:=([.I51]*1024+[.$B$29]*8)/[.$B37]" office:value-type="float" office:value="0.708333333333333">
            <text:p>0,708</text:p>
          </table:table-cell>
          <table:table-cell table:style-name="ce25" table:formula="of:=([.J51]*1024+[.$B$29]*8)/[.$B37]" office:value-type="float" office:value="0.696428571428571">
            <text:p>0,696</text:p>
          </table:table-cell>
          <table:table-cell table:style-name="ce25" table:formula="of:=([.K51]*1024+[.$B$29]*8)/[.$B37]" office:value-type="float" office:value="0.691666666666667">
            <text:p>0,692</text:p>
          </table:table-cell>
          <table:table-cell table:style-name="ce25" table:formula="of:=([.L51]*1024+[.$B$29]*8)/[.$B37]" office:value-type="float" office:value="0.6875">
            <text:p>0,688</text:p>
          </table:table-cell>
          <table:table-cell table:style-name="ce25" table:formula="of:=([.M51]*1024+[.$B$29]*8)/[.$B37]" office:value-type="float" office:value="0.666666666666667">
            <text:p>0,667</text:p>
          </table:table-cell>
          <table:table-cell table:style-name="ce25" table:formula="of:=([.N51]*1024+[.$B$29]*8)/[.$B37]" office:value-type="float" office:value="0.660714285714286">
            <text:p>0,661</text:p>
          </table:table-cell>
          <table:table-cell table:style-name="ce25" table:formula="of:=([.O51]*1024+[.$B$29]*8)/[.$B37]" office:value-type="float" office:value="0.658333333333333">
            <text:p>0,658</text:p>
          </table:table-cell>
          <table:table-cell table:style-name="ce25" table:formula="of:=([.P51]*1024+[.$B$29]*8)/[.$B37]" office:value-type="float" office:value="0.657258064516129">
            <text:p>0,657</text:p>
          </table:table-cell>
          <table:table-cell table:style-name="ce25" table:formula="of:=([.Q51]*1024+[.$B$29]*8)/[.$B37]" office:value-type="float" office:value="0.65625">
            <text:p>0,656</text:p>
          </table:table-cell>
          <table:table-cell table:number-columns-repeated="1007"/>
        </table:table-row>
        <table:table-row table:style-name="ro1">
          <table:table-cell table:style-name="ce12" office:value-type="float" office:value="16">
            <text:p>16</text:p>
          </table:table-cell>
          <table:table-cell table:style-name="ce25" table:formula="of:=([.B52]*1024+[.$B$29]*8)/[.$B38]" office:value-type="float" office:value="2.3759765625">
            <text:p>2,376</text:p>
          </table:table-cell>
          <table:table-cell table:style-name="ce25" table:formula="of:=([.C52]*1024+[.$B$29]*8)/[.$B38]" office:value-type="float" office:value="1.3759765625">
            <text:p>1,376</text:p>
          </table:table-cell>
          <table:table-cell table:style-name="ce25" table:formula="of:=([.D52]*1024+[.$B$29]*8)/[.$B38]" office:value-type="float" office:value="1.04264322916667">
            <text:p>1,043</text:p>
          </table:table-cell>
          <table:table-cell table:style-name="ce25" table:formula="of:=([.E52]*1024+[.$B$29]*8)/[.$B38]" office:value-type="float" office:value="0.8759765625">
            <text:p>0,876</text:p>
          </table:table-cell>
          <table:table-cell table:style-name="ce25" table:formula="of:=([.F52]*1024+[.$B$29]*8)/[.$B38]" office:value-type="float" office:value="0.709309895833333">
            <text:p>0,709</text:p>
          </table:table-cell>
          <table:table-cell table:style-name="ce25" table:formula="of:=([.G52]*1024+[.$B$29]*8)/[.$B38]" office:value-type="float" office:value="0.661690848214286">
            <text:p>0,662</text:p>
          </table:table-cell>
          <table:table-cell table:style-name="ce38" table:formula="of:=([.H52]*1024+[.$B$29]*8)/[.$B38]" office:value-type="float" office:value="0.6259765625">
            <text:p>0,626</text:p>
          </table:table-cell>
          <table:table-cell table:style-name="ce25" table:formula="of:=([.I52]*1024+[.$B$29]*8)/[.$B38]" office:value-type="float" office:value="0.542643229166667">
            <text:p>0,543</text:p>
          </table:table-cell>
          <table:table-cell table:style-name="ce25" table:formula="of:=([.J52]*1024+[.$B$29]*8)/[.$B38]" office:value-type="float" office:value="0.518833705357143">
            <text:p>0,519</text:p>
          </table:table-cell>
          <table:table-cell table:style-name="ce25" table:formula="of:=([.K52]*1024+[.$B$29]*8)/[.$B38]" office:value-type="float" office:value="0.509309895833333">
            <text:p>0,509</text:p>
          </table:table-cell>
          <table:table-cell table:style-name="ce25" table:formula="of:=([.L52]*1024+[.$B$29]*8)/[.$B38]" office:value-type="float" office:value="0.5009765625">
            <text:p>0,501</text:p>
          </table:table-cell>
          <table:table-cell table:style-name="ce38" table:formula="of:=([.M52]*1024+[.$B$29]*8)/[.$B38]" office:value-type="float" office:value="0.459309895833333">
            <text:p>0,459</text:p>
          </table:table-cell>
          <table:table-cell table:style-name="ce25" table:formula="of:=([.N52]*1024+[.$B$29]*8)/[.$B38]" office:value-type="float" office:value="0.447405133928571">
            <text:p>0,447</text:p>
          </table:table-cell>
          <table:table-cell table:style-name="ce25" table:formula="of:=([.O52]*1024+[.$B$29]*8)/[.$B38]" office:value-type="float" office:value="0.442643229166667">
            <text:p>0,443</text:p>
          </table:table-cell>
          <table:table-cell table:style-name="ce25" table:formula="of:=([.P52]*1024+[.$B$29]*8)/[.$B38]" office:value-type="float" office:value="0.440492691532258">
            <text:p>0,440</text:p>
          </table:table-cell>
          <table:table-cell table:style-name="ce25" table:formula="of:=([.Q52]*1024+[.$B$29]*8)/[.$B38]" office:value-type="float" office:value="0.4384765625">
            <text:p>0,438</text:p>
          </table:table-cell>
          <table:table-cell table:number-columns-repeated="1007"/>
        </table:table-row>
        <table:table-row table:style-name="ro1">
          <table:table-cell office:value-type="float" office:value="32">
            <text:p>32</text:p>
          </table:table-cell>
          <table:table-cell table:style-name="ce25" table:formula="of:=([.B53]*1024+[.$B$29]*8)/[.$B39]" office:value-type="float" office:value="4.37500001490116">
            <text:p>4,375</text:p>
          </table:table-cell>
          <table:table-cell table:style-name="ce25" table:formula="of:=([.C53]*1024+[.$B$29]*8)/[.$B39]" office:value-type="float" office:value="2.37500001490116">
            <text:p>2,375</text:p>
          </table:table-cell>
          <table:table-cell table:style-name="ce25" table:formula="of:=([.D53]*1024+[.$B$29]*8)/[.$B39]" office:value-type="float" office:value="1.70833334823449">
            <text:p>1,708</text:p>
          </table:table-cell>
          <table:table-cell table:style-name="ce25" table:formula="of:=([.E53]*1024+[.$B$29]*8)/[.$B39]" office:value-type="float" office:value="1.37500001490116">
            <text:p>1,375</text:p>
          </table:table-cell>
          <table:table-cell table:style-name="ce25" table:formula="of:=([.F53]*1024+[.$B$29]*8)/[.$B39]" office:value-type="float" office:value="1.04166668156783">
            <text:p>1,042</text:p>
          </table:table-cell>
          <table:table-cell table:style-name="ce25" table:formula="of:=([.G53]*1024+[.$B$29]*8)/[.$B39]" office:value-type="float" office:value="0.946428586329733">
            <text:p>0,946</text:p>
          </table:table-cell>
          <table:table-cell table:style-name="ce25" table:formula="of:=([.H53]*1024+[.$B$29]*8)/[.$B39]" office:value-type="float" office:value="0.875000014901161">
            <text:p>0,875</text:p>
          </table:table-cell>
          <table:table-cell table:style-name="ce25" table:formula="of:=([.I53]*1024+[.$B$29]*8)/[.$B39]" office:value-type="float" office:value="0.708333348234494">
            <text:p>0,708</text:p>
          </table:table-cell>
          <table:table-cell table:style-name="ce25" table:formula="of:=([.J53]*1024+[.$B$29]*8)/[.$B39]" office:value-type="float" office:value="0.660714300615447">
            <text:p>0,661</text:p>
          </table:table-cell>
          <table:table-cell table:style-name="ce25" table:formula="of:=([.K53]*1024+[.$B$29]*8)/[.$B39]" office:value-type="float" office:value="0.641666681567828">
            <text:p>0,642</text:p>
          </table:table-cell>
          <table:table-cell table:style-name="ce25" table:formula="of:=([.L53]*1024+[.$B$29]*8)/[.$B39]" office:value-type="float" office:value="0.625000014901161">
            <text:p>0,625</text:p>
          </table:table-cell>
          <table:table-cell table:style-name="ce25" table:formula="of:=([.M53]*1024+[.$B$29]*8)/[.$B39]" office:value-type="float" office:value="0.541666681567828">
            <text:p>0,542</text:p>
          </table:table-cell>
          <table:table-cell table:style-name="ce25" table:formula="of:=([.N53]*1024+[.$B$29]*8)/[.$B39]" office:value-type="float" office:value="0.517857157758304">
            <text:p>0,518</text:p>
          </table:table-cell>
          <table:table-cell table:style-name="ce25" table:formula="of:=([.O53]*1024+[.$B$29]*8)/[.$B39]" office:value-type="float" office:value="0.508333348234495">
            <text:p>0,508</text:p>
          </table:table-cell>
          <table:table-cell table:style-name="ce25" table:formula="of:=([.P53]*1024+[.$B$29]*8)/[.$B39]" office:value-type="float" office:value="0.504032272965677">
            <text:p>0,504</text:p>
          </table:table-cell>
          <table:table-cell table:style-name="ce25" table:formula="of:=([.Q53]*1024+[.$B$29]*8)/[.$B39]" office:value-type="float" office:value="0.500000014901161">
            <text:p>0,500</text:p>
          </table:table-cell>
          <table:table-cell table:number-columns-repeated="1007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ce1" office:value-type="string">
            <text:p>CHECK</text:p>
          </table:table-cell>
          <table:table-cell table:style-name="ce20" table:formula="of:=[.$B$1]*[.B104]*1024" office:value-type="float" office:value="4492.8">
            <text:p>4493</text:p>
          </table:table-cell>
          <table:table-cell table:style-name="ce20" table:formula="of:=[.$B$1]*[.C104]*1024" office:value-type="float" office:value="3110.4">
            <text:p>3110</text:p>
          </table:table-cell>
          <table:table-cell table:style-name="ce20" table:formula="of:=[.$B$1]*[.D104]*1024" office:value-type="float" office:value="2649.6">
            <text:p>2650</text:p>
          </table:table-cell>
          <table:table-cell table:style-name="ce20" table:formula="of:=[.$B$1]*[.E104]*1024" office:value-type="float" office:value="2419.2">
            <text:p>2419</text:p>
          </table:table-cell>
          <table:table-cell table:style-name="ce20" table:formula="of:=[.$B$1]*[.F104]*1024" office:value-type="float" office:value="2188.8">
            <text:p>2189</text:p>
          </table:table-cell>
          <table:table-cell table:style-name="ce20" table:formula="of:=[.$B$1]*[.G104]*1024" office:value-type="float" office:value="2122.97142857143">
            <text:p>2123</text:p>
          </table:table-cell>
          <table:table-cell table:style-name="ce20" table:formula="of:=[.$B$1]*[.H104]*1024" office:value-type="float" office:value="2073.6">
            <text:p>2074</text:p>
          </table:table-cell>
          <table:table-cell table:style-name="ce20" table:formula="of:=[.$B$1]*[.I104]*1024" office:value-type="float" office:value="1958.4">
            <text:p>1958</text:p>
          </table:table-cell>
          <table:table-cell table:style-name="ce20" table:formula="of:=[.$B$1]*[.J104]*1024" office:value-type="float" office:value="1925.48571428571">
            <text:p>1925</text:p>
          </table:table-cell>
          <table:table-cell table:style-name="ce20" table:formula="of:=[.$B$1]*[.K104]*1024" office:value-type="float" office:value="1912.32">
            <text:p>1912</text:p>
          </table:table-cell>
          <table:table-cell table:style-name="ce20" table:formula="of:=[.$B$1]*[.L104]*1024" office:value-type="float" office:value="1900.8">
            <text:p>1901</text:p>
          </table:table-cell>
          <table:table-cell table:style-name="ce20" table:formula="of:=[.$B$1]*[.M104]*1024" office:value-type="float" office:value="1843.2">
            <text:p>1843</text:p>
          </table:table-cell>
          <table:table-cell table:style-name="ce20" table:formula="of:=[.$B$1]*[.N104]*1024" office:value-type="float" office:value="1826.74285714286">
            <text:p>1827</text:p>
          </table:table-cell>
          <table:table-cell table:style-name="ce20" table:formula="of:=[.$B$1]*[.O104]*1024" office:value-type="float" office:value="1820.16">
            <text:p>1820</text:p>
          </table:table-cell>
          <table:table-cell table:style-name="ce20" table:formula="of:=[.$B$1]*[.P104]*1024" office:value-type="float" office:value="1817.18709677419">
            <text:p>1817</text:p>
          </table:table-cell>
          <table:table-cell table:style-name="ce20" table:formula="of:=[.$B$1]*[.Q104]*1024" office:value-type="float" office:value="1814.4">
            <text:p>1814</text:p>
          </table:table-cell>
          <table:table-cell table:number-columns-repeated="1007"/>
        </table:table-row>
        <table:table-row table:style-name="ro1">
          <table:table-cell table:style-name="Default"/>
          <table:table-cell table:style-name="ce20" table:formula="of:=[.$B$1]*[.B105]*1024" office:value-type="float" office:value="6569.1">
            <text:p>6569</text:p>
          </table:table-cell>
          <table:table-cell table:style-name="ce20" table:formula="of:=[.$B$1]*[.C105]*1024" office:value-type="float" office:value="3804.3">
            <text:p>3804</text:p>
          </table:table-cell>
          <table:table-cell table:style-name="ce20" table:formula="of:=[.$B$1]*[.D105]*1024" office:value-type="float" office:value="2882.7">
            <text:p>2883</text:p>
          </table:table-cell>
          <table:table-cell table:style-name="ce20" table:formula="of:=[.$B$1]*[.E105]*1024" office:value-type="float" office:value="2421.9">
            <text:p>2422</text:p>
          </table:table-cell>
          <table:table-cell table:style-name="ce20" table:formula="of:=[.$B$1]*[.F105]*1024" office:value-type="float" office:value="1961.1">
            <text:p>1961</text:p>
          </table:table-cell>
          <table:table-cell table:style-name="ce20" table:formula="of:=[.$B$1]*[.G105]*1024" office:value-type="float" office:value="1829.44285714286">
            <text:p>1829</text:p>
          </table:table-cell>
          <table:table-cell table:style-name="ce20" table:formula="of:=[.$B$1]*[.H105]*1024" office:value-type="float" office:value="1730.7">
            <text:p>1731</text:p>
          </table:table-cell>
          <table:table-cell table:style-name="ce20" table:formula="of:=[.$B$1]*[.I105]*1024" office:value-type="float" office:value="1500.3">
            <text:p>1500</text:p>
          </table:table-cell>
          <table:table-cell table:style-name="ce20" table:formula="of:=[.$B$1]*[.J105]*1024" office:value-type="float" office:value="1434.47142857143">
            <text:p>1434</text:p>
          </table:table-cell>
          <table:table-cell table:style-name="ce20" table:formula="of:=[.$B$1]*[.K105]*1024" office:value-type="float" office:value="1408.14">
            <text:p>1408</text:p>
          </table:table-cell>
          <table:table-cell table:style-name="ce20" table:formula="of:=[.$B$1]*[.L105]*1024" office:value-type="float" office:value="1385.1">
            <text:p>1385</text:p>
          </table:table-cell>
          <table:table-cell table:style-name="ce20" table:formula="of:=[.$B$1]*[.M105]*1024" office:value-type="float" office:value="1269.9">
            <text:p>1270</text:p>
          </table:table-cell>
          <table:table-cell table:style-name="ce20" table:formula="of:=[.$B$1]*[.N105]*1024" office:value-type="float" office:value="1236.98571428571">
            <text:p>1237</text:p>
          </table:table-cell>
          <table:table-cell table:style-name="ce20" table:formula="of:=[.$B$1]*[.O105]*1024" office:value-type="float" office:value="1223.82">
            <text:p>1224</text:p>
          </table:table-cell>
          <table:table-cell table:style-name="ce20" table:formula="of:=[.$B$1]*[.P105]*1024" office:value-type="float" office:value="1217.87419354839">
            <text:p>1218</text:p>
          </table:table-cell>
          <table:table-cell table:style-name="ce20" table:formula="of:=[.$B$1]*[.Q105]*1024" office:value-type="float" office:value="1212.3">
            <text:p>1212</text:p>
          </table:table-cell>
          <table:table-cell table:number-columns-repeated="1007"/>
        </table:table-row>
        <table:table-row table:style-name="ro1">
          <table:table-cell table:style-name="Default"/>
          <table:table-cell table:style-name="ce20" table:formula="of:=[.$B$1]*[.B106]*1024" office:value-type="float" office:value="12096.0000411987">
            <text:p>12096</text:p>
          </table:table-cell>
          <table:table-cell table:style-name="ce20" table:formula="of:=[.$B$1]*[.C106]*1024" office:value-type="float" office:value="6566.40004119873">
            <text:p>6566</text:p>
          </table:table-cell>
          <table:table-cell table:style-name="ce20" table:formula="of:=[.$B$1]*[.D106]*1024" office:value-type="float" office:value="4723.20004119873">
            <text:p>4723</text:p>
          </table:table-cell>
          <table:table-cell table:style-name="ce20" table:formula="of:=[.$B$1]*[.E106]*1024" office:value-type="float" office:value="3801.60004119873">
            <text:p>3802</text:p>
          </table:table-cell>
          <table:table-cell table:style-name="ce20" table:formula="of:=[.$B$1]*[.F106]*1024" office:value-type="float" office:value="2880.00004119873">
            <text:p>2880</text:p>
          </table:table-cell>
          <table:table-cell table:style-name="ce20" table:formula="of:=[.$B$1]*[.G106]*1024" office:value-type="float" office:value="2616.68575548445">
            <text:p>2617</text:p>
          </table:table-cell>
          <table:table-cell table:style-name="ce20" table:formula="of:=[.$B$1]*[.H106]*1024" office:value-type="float" office:value="2419.20004119873">
            <text:p>2419</text:p>
          </table:table-cell>
          <table:table-cell table:style-name="ce20" table:formula="of:=[.$B$1]*[.I106]*1024" office:value-type="float" office:value="1958.40004119873">
            <text:p>1958</text:p>
          </table:table-cell>
          <table:table-cell table:style-name="ce20" table:formula="of:=[.$B$1]*[.J106]*1024" office:value-type="float" office:value="1826.74289834159">
            <text:p>1827</text:p>
          </table:table-cell>
          <table:table-cell table:style-name="ce20" table:formula="of:=[.$B$1]*[.K106]*1024" office:value-type="float" office:value="1774.08004119873">
            <text:p>1774</text:p>
          </table:table-cell>
          <table:table-cell table:style-name="ce20" table:formula="of:=[.$B$1]*[.L106]*1024" office:value-type="float" office:value="1728.00004119873">
            <text:p>1728</text:p>
          </table:table-cell>
          <table:table-cell table:style-name="ce20" table:formula="of:=[.$B$1]*[.M106]*1024" office:value-type="float" office:value="1497.60004119873">
            <text:p>1498</text:p>
          </table:table-cell>
          <table:table-cell table:style-name="ce20" table:formula="of:=[.$B$1]*[.N106]*1024" office:value-type="float" office:value="1431.77146977016">
            <text:p>1432</text:p>
          </table:table-cell>
          <table:table-cell table:style-name="ce20" table:formula="of:=[.$B$1]*[.O106]*1024" office:value-type="float" office:value="1405.44004119873">
            <text:p>1405</text:p>
          </table:table-cell>
          <table:table-cell table:style-name="ce20" table:formula="of:=[.$B$1]*[.P106]*1024" office:value-type="float" office:value="1393.5484282955">
            <text:p>1394</text:p>
          </table:table-cell>
          <table:table-cell table:style-name="ce20" table:formula="of:=[.$B$1]*[.Q106]*1024" office:value-type="float" office:value="1382.40004119873">
            <text:p>1382</text:p>
          </table:table-cell>
          <table:table-cell table:number-columns-repeated="1007"/>
        </table:table-row>
      </table:table>
      <table:table table:name="BWT.2-levels.compact" table:style-name="ta1" table:print="false">
        <table:shapes>
          <draw:frame draw:z-index="0" draw:style-name="gr1" svg:width="16.348cm" svg:height="15.048cm" svg:x="1.079cm" svg:y="47.357cm">
            <draw:object draw:notify-on-update-of-ranges="'BWT.2-levels.compact'.A104:'BWT.2-levels.compact'.A106 'BWT.2-levels.compact'.B102:'BWT.2-levels.compact'.B102 'BWT.2-levels.compact'.B104:'BWT.2-levels.compact'.B106 'BWT.2-levels.compact'.C102:'BWT.2-levels.compact'.C102 'BWT.2-levels.compact'.C104:'BWT.2-levels.compact'.C106 'BWT.2-levels.compact'.D102:'BWT.2-levels.compact'.D102 'BWT.2-levels.compact'.D104:'BWT.2-levels.compact'.D106 'BWT.2-levels.compact'.E102:'BWT.2-levels.compact'.E102 'BWT.2-levels.compact'.E104:'BWT.2-levels.compact'.E106 'BWT.2-levels.compact'.F102:'BWT.2-levels.compact'.F102 'BWT.2-levels.compact'.F104:'BWT.2-levels.compact'.F106 'BWT.2-levels.compact'.G102:'BWT.2-levels.compact'.G102 'BWT.2-levels.compact'.G104:'BWT.2-levels.compact'.G106 'BWT.2-levels.compact'.H102:'BWT.2-levels.compact'.H102 'BWT.2-levels.compact'.H104:'BWT.2-levels.compact'.H106 'BWT.2-levels.compact'.I102:'BWT.2-levels.compact'.I102 'BWT.2-levels.compact'.I104:'BWT.2-levels.compact'.I106 'BWT.2-levels.compact'.J102:'BWT.2-levels.compact'.J102 'BWT.2-levels.compact'.J104:'BWT.2-levels.compact'.J106 'BWT.2-levels.compact'.K102:'BWT.2-levels.compact'.K102 'BWT.2-levels.compact'.K104:'BWT.2-levels.compact'.K106 'BWT.2-levels.compact'.L102:'BWT.2-levels.compact'.L102 'BWT.2-levels.compact'.L104:'BWT.2-levels.compact'.L106 'BWT.2-levels.compact'.M102:'BWT.2-levels.compact'.M102 'BWT.2-levels.compact'.M104:'BWT.2-levels.compact'.M106 'BWT.2-levels.compact'.N102:'BWT.2-levels.compact'.N102 'BWT.2-levels.compact'.N104:'BWT.2-levels.compact'.N106 'BWT.2-levels.compact'.O102:'BWT.2-levels.compact'.O102 'BWT.2-levels.compact'.O104:'BWT.2-levels.compact'.O106 'BWT.2-levels.compact'.P102:'BWT.2-levels.compact'.P102 'BWT.2-levels.compact'.P104:'BWT.2-levels.compact'.P106 'BWT.2-levels.compact'.Q102:'BWT.2-levels.compact'.Q102 'BWT.2-levels.compact'.Q104:'BWT.2-levels.compact'.Q106" xlink:href="./Object 1" xlink:type="simple" xlink:show="embed" xlink:actuate="onLoad">
              <text:p/>
            </draw:object>
            <draw:image xlink:href="./ObjectReplacements/Object 1" xlink:type="simple" xlink:show="embed" xlink:actuate="onLoad"/>
          </draw:frame>
          <draw:frame draw:z-index="1" draw:style-name="gr1" svg:width="15.999cm" svg:height="15.401cm" svg:x="17.789cm" svg:y="47.138cm">
            <draw:object draw:notify-on-update-of-ranges="'BWT.2-levels.compact'.A98:'BWT.2-levels.compact'.A100 'BWT.2-levels.compact'.B86:'BWT.2-levels.compact'.B86 'BWT.2-levels.compact'.B98:'BWT.2-levels.compact'.B100 'BWT.2-levels.compact'.C86:'BWT.2-levels.compact'.C86 'BWT.2-levels.compact'.C98:'BWT.2-levels.compact'.C100 'BWT.2-levels.compact'.D86:'BWT.2-levels.compact'.D86 'BWT.2-levels.compact'.D98:'BWT.2-levels.compact'.D100 'BWT.2-levels.compact'.E86:'BWT.2-levels.compact'.E86 'BWT.2-levels.compact'.E98:'BWT.2-levels.compact'.E100 'BWT.2-levels.compact'.F86:'BWT.2-levels.compact'.F86 'BWT.2-levels.compact'.F98:'BWT.2-levels.compact'.F100 'BWT.2-levels.compact'.G86:'BWT.2-levels.compact'.G86 'BWT.2-levels.compact'.G98:'BWT.2-levels.compact'.G100 'BWT.2-levels.compact'.H86:'BWT.2-levels.compact'.H86 'BWT.2-levels.compact'.H98:'BWT.2-levels.compact'.H100 'BWT.2-levels.compact'.I86:'BWT.2-levels.compact'.I86 'BWT.2-levels.compact'.I98:'BWT.2-levels.compact'.I100 'BWT.2-levels.compact'.J86:'BWT.2-levels.compact'.J86 'BWT.2-levels.compact'.J98:'BWT.2-levels.compact'.J100 'BWT.2-levels.compact'.K86:'BWT.2-levels.compact'.K86 'BWT.2-levels.compact'.K98:'BWT.2-levels.compact'.K100 'BWT.2-levels.compact'.L86:'BWT.2-levels.compact'.L86 'BWT.2-levels.compact'.L98:'BWT.2-levels.compact'.L100 'BWT.2-levels.compact'.M86:'BWT.2-levels.compact'.M86 'BWT.2-levels.compact'.M98:'BWT.2-levels.compact'.M100 'BWT.2-levels.compact'.N86:'BWT.2-levels.compact'.N86 'BWT.2-levels.compact'.N98:'BWT.2-levels.compact'.N100 'BWT.2-levels.compact'.O86:'BWT.2-levels.compact'.O86 'BWT.2-levels.compact'.O98:'BWT.2-levels.compact'.O100 'BWT.2-levels.compact'.P86:'BWT.2-levels.compact'.P86 'BWT.2-levels.compact'.P98:'BWT.2-levels.compact'.P100 'BWT.2-levels.compact'.Q86:'BWT.2-levels.compact'.Q86 'BWT.2-levels.compact'.Q98:'BWT.2-levels.compact'.Q100" xlink:href="./Object 2" xlink:type="simple" xlink:show="embed" xlink:actuate="onLoad">
              <text:p/>
            </draw:object>
            <draw:image xlink:href="./ObjectReplacements/Object 2" xlink:type="simple" xlink:show="embed" xlink:actuate="onLoad"/>
          </draw:frame>
        </table:shapes>
        <table:table-column table:style-name="co4" table:default-cell-style-name="ce11"/>
        <table:table-column table:style-name="co5" table:default-cell-style-name="Default"/>
        <table:table-column table:style-name="co6" table:default-cell-style-name="Default"/>
        <table:table-column table:style-name="co7" table:number-columns-repeated="14" table:default-cell-style-name="Default"/>
        <table:table-column table:style-name="co8" table:number-columns-repeated="1007" table:default-cell-style-name="Default"/>
        <table:table-row table:style-name="ro1">
          <table:table-cell table:style-name="ce1" office:value-type="string">
            <text:p>Genome</text:p>
          </table:table-cell>
          <table:table-cell office:value-type="float" office:value="2.7">
            <text:p>2,7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mC</text:p>
          </table:table-cell>
          <table:table-cell office:value-type="string">
            <text:p>Minor Counter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32">
            <text:p>32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MC</text:p>
          </table:table-cell>
          <table:table-cell office:value-type="string">
            <text:p>Mayor Counter</text:p>
          </table:table-cell>
          <table:table-cell office:value-type="float" office:value="64">
            <text:p>64</text:p>
          </table:table-cell>
          <table:table-cell table:number-columns-repeated="1021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ce2" office:value-type="string" table:number-columns-spanned="1" table:number-rows-spanned="10">
            <text:p>Alpha</text:p>
          </table:table-cell>
          <table:table-cell table:style-name="ce4" office:value-type="string" table:number-columns-spanned="2" table:number-rows-spanned="1">
            <text:p>Alpha/Level (Compacted)</text:p>
          </table:table-cell>
          <table:covered-table-cell/>
          <table:table-cell table:style-name="ce30" office:value-type="float" office:value="1">
            <text:p>1</text:p>
          </table:table-cell>
          <table:table-cell table:style-name="ce30" office:value-type="float" office:value="2">
            <text:p>2</text:p>
          </table:table-cell>
          <table:table-cell table:style-name="ce30" office:value-type="float" office:value="3">
            <text:p>3</text:p>
          </table:table-cell>
          <table:table-cell table:style-name="ce30" office:value-type="float" office:value="4">
            <text:p>4</text:p>
          </table:table-cell>
          <table:table-cell table:style-name="ce30" office:value-type="float" office:value="5">
            <text:p>5</text:p>
          </table:table-cell>
          <table:table-cell table:style-name="ce30" office:value-type="float" office:value="6">
            <text:p>6</text:p>
          </table:table-cell>
          <table:table-cell table:style-name="ce30" office:value-type="float" office:value="7">
            <text:p>7</text:p>
          </table:table-cell>
          <table:table-cell table:style-name="ce30" office:value-type="float" office:value="8">
            <text:p>8</text:p>
          </table:table-cell>
          <table:table-cell table:style-name="ce30" office:value-type="float" office:value="9">
            <text:p>9</text:p>
          </table:table-cell>
          <table:table-cell table:style-name="ce30" office:value-type="float" office:value="10">
            <text:p>10</text:p>
          </table:table-cell>
          <table:table-cell table:number-columns-repeated="1011"/>
        </table:table-row>
        <table:table-row table:style-name="ro1">
          <table:covered-table-cell table:style-name="Default"/>
          <table:table-cell table:style-name="ce14" office:value-type="string" table:number-columns-spanned="2" table:number-rows-spanned="1">
            <text:p>Alphabet Bits (Full)</text:p>
          </table:table-cell>
          <table:covered-table-cell table:style-name="ce11"/>
          <table:table-cell table:style-name="ce31" table:formula="of:=CEILING( LOG([.D7];2);1;0)" office:value-type="float" office:value="3">
            <text:p>3</text:p>
          </table:table-cell>
          <table:table-cell table:style-name="ce31" table:formula="of:=CEILING( LOG([.E7];2);1;0)" office:value-type="float" office:value="6">
            <text:p>6</text:p>
          </table:table-cell>
          <table:table-cell table:style-name="ce31" table:formula="of:=CEILING( LOG([.F7];2);1;0)" office:value-type="float" office:value="8">
            <text:p>8</text:p>
          </table:table-cell>
          <table:table-cell table:style-name="ce31" table:formula="of:=CEILING( LOG([.G7];2);1;0)" office:value-type="float" office:value="11">
            <text:p>11</text:p>
          </table:table-cell>
          <table:table-cell table:style-name="ce31" table:formula="of:=CEILING( LOG([.H7];2);1;0)" office:value-type="float" office:value="13">
            <text:p>13</text:p>
          </table:table-cell>
          <table:table-cell table:style-name="ce31" table:formula="of:=CEILING( LOG([.I7];2);1;0)" office:value-type="float" office:value="16">
            <text:p>16</text:p>
          </table:table-cell>
          <table:table-cell table:style-name="ce31" table:formula="of:=CEILING( LOG([.J7];2);1;0)" office:value-type="float" office:value="19">
            <text:p>19</text:p>
          </table:table-cell>
          <table:table-cell table:style-name="ce31" table:formula="of:=CEILING( LOG([.K7];2);1;0)" office:value-type="float" office:value="21">
            <text:p>21</text:p>
          </table:table-cell>
          <table:table-cell table:style-name="ce31" table:formula="of:=CEILING( LOG([.L7];2);1;0)" office:value-type="float" office:value="24">
            <text:p>24</text:p>
          </table:table-cell>
          <table:table-cell table:style-name="ce31" table:formula="of:=CEILING( LOG([.M7];2);1;0)" office:value-type="float" office:value="26">
            <text:p>26</text:p>
          </table:table-cell>
          <table:table-cell table:number-columns-repeated="1011"/>
        </table:table-row>
        <table:table-row table:style-name="ro1">
          <table:covered-table-cell table:style-name="Default"/>
          <table:table-cell table:style-name="ce14" office:value-type="string" table:number-columns-spanned="2" table:number-rows-spanned="1">
            <text:p>Alphabet Chars {A,C,G,T,N,S}</text:p>
          </table:table-cell>
          <table:covered-table-cell table:style-name="ce11"/>
          <table:table-cell table:style-name="ce6" office:value-type="float" office:value="6">
            <text:p>6</text:p>
          </table:table-cell>
          <table:table-cell table:style-name="ce6" table:formula="of:=[.D7]*6" office:value-type="float" office:value="36">
            <text:p>36</text:p>
          </table:table-cell>
          <table:table-cell table:style-name="ce6" table:formula="of:=[.E7]*6" office:value-type="float" office:value="216">
            <text:p>216</text:p>
          </table:table-cell>
          <table:table-cell table:style-name="ce6" table:formula="of:=[.F7]*6" office:value-type="float" office:value="1296">
            <text:p>1296</text:p>
          </table:table-cell>
          <table:table-cell table:style-name="ce6" table:formula="of:=[.G7]*6" office:value-type="float" office:value="7776">
            <text:p>7776</text:p>
          </table:table-cell>
          <table:table-cell table:style-name="ce6" table:formula="of:=[.H7]*6" office:value-type="float" office:value="46656">
            <text:p>46656</text:p>
          </table:table-cell>
          <table:table-cell table:style-name="ce6" table:formula="of:=[.I7]*6" office:value-type="float" office:value="279936">
            <text:p>279936</text:p>
          </table:table-cell>
          <table:table-cell table:style-name="ce6" table:formula="of:=[.J7]*6" office:value-type="float" office:value="1679616">
            <text:p>1679616</text:p>
          </table:table-cell>
          <table:table-cell table:style-name="ce6" table:formula="of:=[.K7]*6" office:value-type="float" office:value="10077696">
            <text:p>10077696</text:p>
          </table:table-cell>
          <table:table-cell table:style-name="ce6" table:formula="of:=[.L7]*6" office:value-type="float" office:value="60466176">
            <text:p>60466176</text:p>
          </table:table-cell>
          <table:table-cell table:number-columns-repeated="1011"/>
        </table:table-row>
        <table:table-row table:style-name="ro1">
          <table:covered-table-cell table:style-name="Default"/>
          <table:table-cell table:number-columns-repeated="1023"/>
        </table:table-row>
        <table:table-row table:style-name="ro1">
          <table:covered-table-cell table:style-name="Default"/>
          <table:table-cell table:style-name="ce4" office:value-type="string" table:number-columns-spanned="2" table:number-rows-spanned="1">
            <text:p>Alpha/Level (Not Dense)</text:p>
          </table:table-cell>
          <table:covered-table-cell/>
          <table:table-cell table:style-name="ce30" office:value-type="float" office:value="1">
            <text:p>1</text:p>
          </table:table-cell>
          <table:table-cell table:style-name="ce30" office:value-type="float" office:value="2">
            <text:p>2</text:p>
          </table:table-cell>
          <table:table-cell table:style-name="ce30" office:value-type="float" office:value="3">
            <text:p>3</text:p>
          </table:table-cell>
          <table:table-cell table:style-name="ce30" office:value-type="float" office:value="4">
            <text:p>4</text:p>
          </table:table-cell>
          <table:table-cell table:style-name="ce30" office:value-type="float" office:value="5">
            <text:p>5</text:p>
          </table:table-cell>
          <table:table-cell table:style-name="ce30" office:value-type="float" office:value="6">
            <text:p>6</text:p>
          </table:table-cell>
          <table:table-cell table:style-name="ce30" office:value-type="float" office:value="7">
            <text:p>7</text:p>
          </table:table-cell>
          <table:table-cell table:style-name="ce30" office:value-type="float" office:value="8">
            <text:p>8</text:p>
          </table:table-cell>
          <table:table-cell table:style-name="ce30" office:value-type="float" office:value="9">
            <text:p>9</text:p>
          </table:table-cell>
          <table:table-cell table:style-name="ce30" office:value-type="float" office:value="10">
            <text:p>10</text:p>
          </table:table-cell>
          <table:table-cell table:number-columns-repeated="1011"/>
        </table:table-row>
        <table:table-row table:style-name="ro1">
          <table:covered-table-cell table:style-name="Default"/>
          <table:table-cell table:style-name="ce15" office:value-type="string" table:number-columns-spanned="2" table:number-rows-spanned="1">
            <text:p>Alphabet Bits (N,S spilled)</text:p>
          </table:table-cell>
          <table:covered-table-cell table:style-name="ce6"/>
          <table:table-cell table:style-name="ce11" office:value-type="float" office:value="2">
            <text:p>2</text:p>
          </table:table-cell>
          <table:table-cell table:style-name="ce11" table:formula="of:=[.D10]+[.$D$10]" office:value-type="float" office:value="4">
            <text:p>4</text:p>
          </table:table-cell>
          <table:table-cell table:style-name="ce11" table:formula="of:=[.E10]+[.$D$10]" office:value-type="float" office:value="6">
            <text:p>6</text:p>
          </table:table-cell>
          <table:table-cell table:style-name="ce11" table:formula="of:=[.F10]+[.$D$10]" office:value-type="float" office:value="8">
            <text:p>8</text:p>
          </table:table-cell>
          <table:table-cell table:style-name="ce11" table:formula="of:=[.G10]+[.$D$10]" office:value-type="float" office:value="10">
            <text:p>10</text:p>
          </table:table-cell>
          <table:table-cell table:style-name="ce11" table:formula="of:=[.H10]+[.$D$10]" office:value-type="float" office:value="12">
            <text:p>12</text:p>
          </table:table-cell>
          <table:table-cell table:style-name="ce11" table:formula="of:=[.I10]+[.$D$10]" office:value-type="float" office:value="14">
            <text:p>14</text:p>
          </table:table-cell>
          <table:table-cell table:style-name="ce11" table:formula="of:=[.J10]+[.$D$10]" office:value-type="float" office:value="16">
            <text:p>16</text:p>
          </table:table-cell>
          <table:table-cell table:style-name="ce11" table:formula="of:=[.K10]+[.$D$10]" office:value-type="float" office:value="18">
            <text:p>18</text:p>
          </table:table-cell>
          <table:table-cell table:style-name="ce11" table:formula="of:=[.L10]+[.$D$10]" office:value-type="float" office:value="20">
            <text:p>20</text:p>
          </table:table-cell>
          <table:table-cell table:number-columns-repeated="1011"/>
        </table:table-row>
        <table:table-row table:style-name="ro1">
          <table:covered-table-cell table:style-name="Default"/>
          <table:table-cell table:style-name="ce15" office:value-type="string" table:number-columns-spanned="2" table:number-rows-spanned="1">
            <text:p>Alphabet Chars {A,C,G,T,N,S}</text:p>
          </table:table-cell>
          <table:covered-table-cell table:style-name="ce6"/>
          <table:table-cell table:style-name="ce11" office:value-type="float" office:value="4">
            <text:p>4</text:p>
          </table:table-cell>
          <table:table-cell table:style-name="ce11" table:formula="of:=[.D11]*4" office:value-type="float" office:value="16">
            <text:p>16</text:p>
          </table:table-cell>
          <table:table-cell table:style-name="ce11" table:formula="of:=[.E11]*4" office:value-type="float" office:value="64">
            <text:p>64</text:p>
          </table:table-cell>
          <table:table-cell table:style-name="ce11" table:formula="of:=[.F11]*4" office:value-type="float" office:value="256">
            <text:p>256</text:p>
          </table:table-cell>
          <table:table-cell table:style-name="ce11" table:formula="of:=[.G11]*4" office:value-type="float" office:value="1024">
            <text:p>1024</text:p>
          </table:table-cell>
          <table:table-cell table:style-name="ce11" table:formula="of:=[.H11]*4" office:value-type="float" office:value="4096">
            <text:p>4096</text:p>
          </table:table-cell>
          <table:table-cell table:style-name="ce11" table:formula="of:=[.I11]*4" office:value-type="float" office:value="16384">
            <text:p>16384</text:p>
          </table:table-cell>
          <table:table-cell table:style-name="ce11" table:formula="of:=[.J11]*4" office:value-type="float" office:value="65536">
            <text:p>65536</text:p>
          </table:table-cell>
          <table:table-cell table:style-name="ce11" table:formula="of:=[.K11]*4" office:value-type="float" office:value="262144">
            <text:p>262144</text:p>
          </table:table-cell>
          <table:table-cell table:style-name="ce11" table:formula="of:=[.L11]*4" office:value-type="float" office:value="1048576">
            <text:p>1048576</text:p>
          </table:table-cell>
          <table:table-cell table:number-columns-repeated="1011"/>
        </table:table-row>
        <table:table-row table:style-name="ro1">
          <table:covered-table-cell table:style-name="Default"/>
          <table:table-cell table:style-name="ce15" office:value-type="string" table:number-columns-spanned="2" table:number-rows-spanned="1">
            <text:p>Alphabet Bits Spilled</text:p>
          </table:table-cell>
          <table:covered-table-cell table:style-name="ce26"/>
          <table:table-cell table:style-name="ce11" table:formula="of:=[.D13]-[.D10]" office:value-type="float" office:value="1">
            <text:p>1</text:p>
          </table:table-cell>
          <table:table-cell table:style-name="ce11" table:formula="of:=[.E13]-[.E10]" office:value-type="float" office:value="2">
            <text:p>2</text:p>
          </table:table-cell>
          <table:table-cell table:style-name="ce11" table:formula="of:=[.F13]-[.F10]" office:value-type="float" office:value="3">
            <text:p>3</text:p>
          </table:table-cell>
          <table:table-cell table:style-name="ce11" table:formula="of:=[.G13]-[.G10]" office:value-type="float" office:value="4">
            <text:p>4</text:p>
          </table:table-cell>
          <table:table-cell table:style-name="ce11" table:formula="of:=[.H13]-[.H10]" office:value-type="float" office:value="5">
            <text:p>5</text:p>
          </table:table-cell>
          <table:table-cell table:style-name="ce11" table:formula="of:=[.I13]-[.I10]" office:value-type="float" office:value="6">
            <text:p>6</text:p>
          </table:table-cell>
          <table:table-cell table:style-name="ce11" table:formula="of:=[.J13]-[.J10]" office:value-type="float" office:value="7">
            <text:p>7</text:p>
          </table:table-cell>
          <table:table-cell table:style-name="ce11" table:formula="of:=[.K13]-[.K10]" office:value-type="float" office:value="8">
            <text:p>8</text:p>
          </table:table-cell>
          <table:table-cell table:style-name="ce11" table:formula="of:=[.L13]-[.L10]" office:value-type="float" office:value="9">
            <text:p>9</text:p>
          </table:table-cell>
          <table:table-cell table:style-name="ce11" table:formula="of:=[.M13]-[.M10]" office:value-type="float" office:value="10">
            <text:p>10</text:p>
          </table:table-cell>
          <table:table-cell table:number-columns-repeated="1011"/>
        </table:table-row>
        <table:table-row table:style-name="ro1">
          <table:covered-table-cell table:style-name="Default"/>
          <table:table-cell table:style-name="ce14" office:value-type="string" table:number-columns-spanned="2" table:number-rows-spanned="1">
            <text:p>Alphabet Bits (Full)</text:p>
          </table:table-cell>
          <table:covered-table-cell table:style-name="ce11"/>
          <table:table-cell table:style-name="ce31" office:value-type="float" office:value="3">
            <text:p>3</text:p>
          </table:table-cell>
          <table:table-cell table:style-name="ce31" table:formula="of:=[.D13]+[.$D$13]" office:value-type="float" office:value="6">
            <text:p>6</text:p>
          </table:table-cell>
          <table:table-cell table:style-name="ce31" table:formula="of:=[.E13]+[.$D$13]" office:value-type="float" office:value="9">
            <text:p>9</text:p>
          </table:table-cell>
          <table:table-cell table:style-name="ce31" table:formula="of:=[.F13]+[.$D$13]" office:value-type="float" office:value="12">
            <text:p>12</text:p>
          </table:table-cell>
          <table:table-cell table:style-name="ce31" table:formula="of:=[.G13]+[.$D$13]" office:value-type="float" office:value="15">
            <text:p>15</text:p>
          </table:table-cell>
          <table:table-cell table:style-name="ce31" table:formula="of:=[.H13]+[.$D$13]" office:value-type="float" office:value="18">
            <text:p>18</text:p>
          </table:table-cell>
          <table:table-cell table:style-name="ce31" table:formula="of:=[.I13]+[.$D$13]" office:value-type="float" office:value="21">
            <text:p>21</text:p>
          </table:table-cell>
          <table:table-cell table:style-name="ce31" table:formula="of:=[.J13]+[.$D$13]" office:value-type="float" office:value="24">
            <text:p>24</text:p>
          </table:table-cell>
          <table:table-cell table:style-name="ce31" table:formula="of:=[.K13]+[.$D$13]" office:value-type="float" office:value="27">
            <text:p>27</text:p>
          </table:table-cell>
          <table:table-cell table:style-name="ce31" table:formula="of:=[.L13]+[.$D$13]" office:value-type="float" office:value="30">
            <text:p>30</text:p>
          </table:table-cell>
          <table:table-cell table:number-columns-repeated="1011"/>
        </table:table-row>
        <table:table-row table:style-name="ro1">
          <table:covered-table-cell table:style-name="Default"/>
          <table:table-cell table:style-name="ce14" office:value-type="string" table:number-columns-spanned="2" table:number-rows-spanned="1">
            <text:p>Alphabet Chars {A,C,G,T,N,S}</text:p>
          </table:table-cell>
          <table:covered-table-cell table:style-name="ce11"/>
          <table:table-cell table:style-name="ce6" office:value-type="float" office:value="6">
            <text:p>6</text:p>
          </table:table-cell>
          <table:table-cell table:style-name="ce6" table:formula="of:=[.D14]*6" office:value-type="float" office:value="36">
            <text:p>36</text:p>
          </table:table-cell>
          <table:table-cell table:style-name="ce6" table:formula="of:=[.E14]*6" office:value-type="float" office:value="216">
            <text:p>216</text:p>
          </table:table-cell>
          <table:table-cell table:style-name="ce6" table:formula="of:=[.F14]*6" office:value-type="float" office:value="1296">
            <text:p>1296</text:p>
          </table:table-cell>
          <table:table-cell table:style-name="ce6" table:formula="of:=[.G14]*6" office:value-type="float" office:value="7776">
            <text:p>7776</text:p>
          </table:table-cell>
          <table:table-cell table:style-name="ce6" table:formula="of:=[.H14]*6" office:value-type="float" office:value="46656">
            <text:p>46656</text:p>
          </table:table-cell>
          <table:table-cell table:style-name="ce6" table:formula="of:=[.I14]*6" office:value-type="float" office:value="279936">
            <text:p>279936</text:p>
          </table:table-cell>
          <table:table-cell table:style-name="ce6" table:formula="of:=[.J14]*6" office:value-type="float" office:value="1679616">
            <text:p>1679616</text:p>
          </table:table-cell>
          <table:table-cell table:style-name="ce6" table:formula="of:=[.K14]*6" office:value-type="float" office:value="10077696">
            <text:p>10077696</text:p>
          </table:table-cell>
          <table:table-cell table:style-name="ce6" table:formula="of:=[.L14]*6" office:value-type="float" office:value="60466176">
            <text:p>60466176</text:p>
          </table:table-cell>
          <table:table-cell table:number-columns-repeated="1011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ce1" office:value-type="string">
            <text:p>BitmapLength</text:p>
          </table:table-cell>
          <table:table-cell table:style-name="ce16" office:value-type="float" office:value="8">
            <text:p>8</text:p>
          </table:table-cell>
          <table:table-cell table:style-name="ce16" office:value-type="float" office:value="16">
            <text:p>16</text:p>
          </table:table-cell>
          <table:table-cell table:style-name="ce16" office:value-type="float" office:value="24">
            <text:p>24</text:p>
          </table:table-cell>
          <table:table-cell table:style-name="ce16" office:value-type="float" office:value="32">
            <text:p>32</text:p>
          </table:table-cell>
          <table:table-cell table:style-name="ce16" office:value-type="float" office:value="48">
            <text:p>48</text:p>
          </table:table-cell>
          <table:table-cell table:style-name="ce16" office:value-type="float" office:value="56">
            <text:p>56</text:p>
          </table:table-cell>
          <table:table-cell table:style-name="ce16" office:value-type="float" office:value="64">
            <text:p>64</text:p>
          </table:table-cell>
          <table:table-cell table:style-name="ce16" office:value-type="float" office:value="96">
            <text:p>96</text:p>
          </table:table-cell>
          <table:table-cell table:style-name="ce16" office:value-type="float" office:value="112">
            <text:p>112</text:p>
          </table:table-cell>
          <table:table-cell table:style-name="ce16" office:value-type="float" office:value="120">
            <text:p>120</text:p>
          </table:table-cell>
          <table:table-cell table:style-name="ce16" office:value-type="float" office:value="128">
            <text:p>128</text:p>
          </table:table-cell>
          <table:table-cell table:style-name="ce16" office:value-type="float" office:value="192">
            <text:p>192</text:p>
          </table:table-cell>
          <table:table-cell table:style-name="ce16" office:value-type="float" office:value="224">
            <text:p>224</text:p>
          </table:table-cell>
          <table:table-cell table:style-name="ce16" office:value-type="float" office:value="240">
            <text:p>240</text:p>
          </table:table-cell>
          <table:table-cell table:style-name="ce16" office:value-type="float" office:value="248">
            <text:p>248</text:p>
          </table:table-cell>
          <table:table-cell table:style-name="ce16" office:value-type="float" office:value="256">
            <text:p>256</text:p>
          </table:table-cell>
          <table:table-cell table:number-columns-repeated="1007"/>
        </table:table-row>
        <table:table-row table:style-name="ro1">
          <table:table-cell table:style-name="ce3" office:value-type="string">
            <text:p>mC</text:p>
          </table:table-cell>
          <table:table-cell table:number-columns-repeated="3"/>
          <table:table-cell office:value-type="float" office:value="8">
            <text:p>8</text:p>
          </table:table-cell>
          <table:table-cell/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/>
          <table:table-cell office:value-type="float" office:value="32">
            <text:p>32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float" office:value="32">
            <text:p>32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table:number-columns-repeated="1007"/>
        </table:table-row>
        <table:table-row table:style-name="ro1">
          <table:table-cell table:style-name="ce3" office:value-type="string">
            <text:p>W</text:p>
          </table:table-cell>
          <table:table-cell table:number-columns-repeated="3"/>
          <table:table-cell office:value-type="float" office:value="32">
            <text:p>32</text:p>
          </table:table-cell>
          <table:table-cell/>
          <table:table-cell table:number-columns-repeated="2" office:value-type="float" office:value="64">
            <text:p>64</text:p>
          </table:table-cell>
          <table:table-cell/>
          <table:table-cell table:number-columns-repeated="3" office:value-type="float" office:value="128">
            <text:p>128</text:p>
          </table:table-cell>
          <table:table-cell table:number-columns-repeated="2"/>
          <table:table-cell table:number-columns-repeated="3" office:value-type="float" office:value="256">
            <text:p>256</text:p>
          </table:table-cell>
          <table:table-cell table:number-columns-repeated="1007"/>
        </table:table-row>
        <table:table-row table:style-name="ro1">
          <table:table-cell table:style-name="ce4" office:value-type="string">
            <text:p>MC.Size.MB</text:p>
          </table:table-cell>
          <table:table-cell table:style-name="ce17" office:value-type="string" table:number-columns-spanned="5" table:number-rows-spanned="1">
            <text:p>&gt;&gt;&gt; Mayor Counters Size</text:p>
          </table:table-cell>
          <table:covered-table-cell table:style-name="ce17"/>
          <table:covered-table-cell table:number-columns-repeated="3"/>
          <table:table-cell table:number-columns-repeated="1018"/>
        </table:table-row>
        <table:table-row table:style-name="ro1">
          <table:table-cell table:style-name="ce5" office:value-type="string">
            <text:p>Alpha/mC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16">
            <text:p>16</text:p>
          </table:table-cell>
          <table:table-cell table:style-name="ce6" office:value-type="float" office:value="32">
            <text:p>32</text:p>
          </table:table-cell>
          <table:table-cell table:number-columns-repeated="1020"/>
        </table:table-row>
        <table:table-row table:style-name="ro1">
          <table:table-cell table:style-name="ce6" office:value-type="float" office:value="4">
            <text:p>4</text:p>
          </table:table-cell>
          <table:table-cell table:formula="of:=([.$B$1]*1024)/(2^[.B$20])*[.$A21]*8" office:value-type="float" office:value="345.6">
            <text:p>345,6</text:p>
          </table:table-cell>
          <table:table-cell table:formula="of:=([.$B$1]*1024)/(2^[.C$20])*[.$A21]*8" office:value-type="float" office:value="1.35">
            <text:p>1,35</text:p>
          </table:table-cell>
          <table:table-cell table:formula="of:=([.$B$1]*1024)/(2^[.D$20])*[.$A21]*8" office:value-type="float" office:value="0.000020599365234375">
            <text:p>2,0599365234375E-005</text:p>
          </table:table-cell>
          <table:table-cell table:number-columns-repeated="1020"/>
        </table:table-row>
        <table:table-row table:style-name="ro1">
          <table:table-cell table:style-name="ce6" office:value-type="float" office:value="6">
            <text:p>6</text:p>
          </table:table-cell>
          <table:table-cell table:formula="of:=([.$B$1]*1024)/(2^[.B$20])*[.$A22]*8" office:value-type="float" office:value="518.4">
            <text:p>518,4</text:p>
          </table:table-cell>
          <table:table-cell table:formula="of:=([.$B$1]*1024)/(2^[.C$20])*[.$A22]*8" office:value-type="float" office:value="2.025">
            <text:p>2,025</text:p>
          </table:table-cell>
          <table:table-cell table:formula="of:=([.$B$1]*1024)/(2^[.D$20])*[.$A22]*8" office:value-type="float" office:value="0.0000308990478515625">
            <text:p>0,000030899</text:p>
          </table:table-cell>
          <table:table-cell table:number-columns-repeated="1020"/>
        </table:table-row>
        <table:table-row table:style-name="ro1">
          <table:table-cell table:style-name="ce6" table:formula="of:=[.A22]*6" office:value-type="float" office:value="36">
            <text:p>36</text:p>
          </table:table-cell>
          <table:table-cell table:formula="of:=([.$B$1]*1024)/(2^[.B$20])*[.$A23]*8" office:value-type="float" office:value="3110.4">
            <text:p>3110,4</text:p>
          </table:table-cell>
          <table:table-cell table:formula="of:=([.$B$1]*1024)/(2^[.C$20])*[.$A23]*8" office:value-type="float" office:value="12.15">
            <text:p>12,15</text:p>
          </table:table-cell>
          <table:table-cell table:formula="of:=([.$B$1]*1024)/(2^[.D$20])*[.$A23]*8" office:value-type="float" office:value="0.000185394287109375">
            <text:p>0,0001853943</text:p>
          </table:table-cell>
          <table:table-cell table:number-columns-repeated="1020"/>
        </table:table-row>
        <table:table-row table:style-name="ro1">
          <table:table-cell table:style-name="ce6" table:formula="of:=[.A23]*6" office:value-type="float" office:value="216">
            <text:p>216</text:p>
          </table:table-cell>
          <table:table-cell table:formula="of:=([.$B$1]*1024)/(2^[.B$20])*[.$A24]*8" office:value-type="float" office:value="18662.4">
            <text:p>18662,4</text:p>
          </table:table-cell>
          <table:table-cell table:formula="of:=([.$B$1]*1024)/(2^[.C$20])*[.$A24]*8" office:value-type="float" office:value="72.9">
            <text:p>72,9</text:p>
          </table:table-cell>
          <table:table-cell table:formula="of:=([.$B$1]*1024)/(2^[.D$20])*[.$A24]*8" office:value-type="float" office:value="0.00111236572265625">
            <text:p>0,0011123657</text:p>
          </table:table-cell>
          <table:table-cell table:number-columns-repeated="1020"/>
        </table:table-row>
        <table:table-row table:style-name="ro1">
          <table:table-cell table:style-name="ce6" table:formula="of:=[.A24]*6" office:value-type="float" office:value="1296">
            <text:p>1296</text:p>
          </table:table-cell>
          <table:table-cell table:formula="of:=([.$B$1]*1024)/(2^[.B$20])*[.$A25]*8" office:value-type="float" office:value="111974.4">
            <text:p>111974,4</text:p>
          </table:table-cell>
          <table:table-cell table:formula="of:=([.$B$1]*1024)/(2^[.C$20])*[.$A25]*8" office:value-type="float" office:value="437.4">
            <text:p>437,4</text:p>
          </table:table-cell>
          <table:table-cell table:formula="of:=([.$B$1]*1024)/(2^[.D$20])*[.$A25]*8" office:value-type="float" office:value="0.0066741943359375">
            <text:p>0,0066741943</text:p>
          </table:table-cell>
          <table:table-cell table:number-columns-repeated="1020"/>
        </table:table-row>
        <table:table-row table:style-name="ro1">
          <table:table-cell table:style-name="ce6" table:formula="of:=[.A25]*6" office:value-type="float" office:value="7776">
            <text:p>7776</text:p>
          </table:table-cell>
          <table:table-cell table:formula="of:=([.$B$1]*1024)/(2^[.B$20])*[.$A26]*8" office:value-type="float" office:value="671846.4">
            <text:p>671846,4</text:p>
          </table:table-cell>
          <table:table-cell table:formula="of:=([.$B$1]*1024)/(2^[.C$20])*[.$A26]*8" office:value-type="float" office:value="2624.4">
            <text:p>2624,4</text:p>
          </table:table-cell>
          <table:table-cell table:formula="of:=([.$B$1]*1024)/(2^[.D$20])*[.$A26]*8" office:value-type="float" office:value="0.040045166015625">
            <text:p>0,040045166</text:p>
          </table:table-cell>
          <table:table-cell table:number-columns-repeated="1020"/>
        </table:table-row>
        <table:table-row table:style-name="ro1">
          <table:table-cell table:style-name="ce7" table:number-columns-repeated="17"/>
          <table:table-cell table:number-columns-repeated="1007"/>
        </table:table-row>
        <table:table-row table:style-name="ro1">
          <table:table-cell table:style-name="ce1" office:value-type="string">
            <text:p>Alpha.chars</text:p>
          </table:table-cell>
          <table:table-cell table:style-name="ce17" office:value-type="string" table:number-columns-spanned="4" table:number-rows-spanned="1">
            <text:p>&gt;&gt;&gt; Number of characters (full)</text:p>
          </table:table-cell>
          <table:covered-table-cell table:number-columns-repeated="3" table:style-name="ce18"/>
          <table:table-cell table:number-columns-repeated="1019"/>
        </table:table-row>
        <table:table-row table:style-name="ro1">
          <table:table-cell table:style-name="ce8"/>
          <table:table-cell office:value-type="float" office:value="8">
            <text:p>8</text:p>
          </table:table-cell>
          <table:table-cell table:style-name="ce18" office:value-type="float" office:value="3">
            <text:p>3</text:p>
          </table:table-cell>
          <table:table-cell table:style-name="ce18" table:number-columns-repeated="2"/>
          <table:table-cell table:number-columns-repeated="1019"/>
        </table:table-row>
        <table:table-row table:style-name="ro1">
          <table:table-cell table:style-name="ce1" office:value-type="string">
            <text:p>Alpha.chars</text:p>
          </table:table-cell>
          <table:table-cell table:style-name="ce17" office:value-type="string" table:number-columns-spanned="4" table:number-rows-spanned="1">
            <text:p>&gt;&gt;&gt; Number of characters stored (not spilled)</text:p>
          </table:table-cell>
          <table:covered-table-cell table:number-columns-repeated="3" table:style-name="ce18"/>
          <table:table-cell table:number-columns-repeated="1019"/>
        </table:table-row>
        <table:table-row table:style-name="ro1">
          <table:table-cell table:style-name="Default"/>
          <table:table-cell office:value-type="float" office:value="8">
            <text:p>8</text:p>
          </table:table-cell>
          <table:table-cell table:style-name="ce18" office:value-type="float" office:value="3">
            <text:p>3</text:p>
          </table:table-cell>
          <table:table-cell table:style-name="ce18" table:number-columns-repeated="2"/>
          <table:table-cell table:number-columns-repeated="1019"/>
        </table:table-row>
        <table:table-row table:style-name="ro1">
          <table:table-cell table:style-name="ce9" office:value-type="string">
            <text:p>BitmapSize.MB</text:p>
          </table:table-cell>
          <table:table-cell table:style-name="ce17" office:value-type="string" table:number-columns-spanned="4" table:number-rows-spanned="1">
            <text:p>&gt;&gt;&gt; Size of the bitmap [Whole Genome]</text:p>
          </table:table-cell>
          <table:covered-table-cell table:number-columns-repeated="3" table:style-name="ce27"/>
          <table:table-cell table:number-columns-repeated="1019"/>
        </table:table-row>
        <table:table-row table:style-name="ro1">
          <table:table-cell table:style-name="ce5" office:value-type="string">
            <text:p>Alpha.chars</text:p>
          </table:table-cell>
          <table:table-cell office:value-type="float" office:value="6">
            <text:p>6</text:p>
          </table:table-cell>
          <table:table-cell table:style-name="ce28" office:value-type="float" office:value="4">
            <text:p>4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Alpha.bit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Default"/>
          <table:table-cell table:style-name="ce18" table:formula="of:=[.$B$1]*1024/8*[.B34]" office:value-type="float" office:value="1036.8">
            <text:p>1036,8</text:p>
          </table:table-cell>
          <table:table-cell table:style-name="ce28" table:formula="of:=[.$B$1]*1024/8*[.C34]" office:value-type="float" office:value="691.2">
            <text:p>691,2</text:p>
          </table:table-cell>
          <table:table-cell table:number-columns-repeated="1021"/>
        </table:table-row>
        <table:table-row table:style-name="ro1">
          <table:table-cell table:style-name="ce10" office:value-type="string">
            <text:p>mB.Max.Length</text:p>
          </table:table-cell>
          <table:table-cell table:style-name="ce17" office:value-type="string" table:number-columns-spanned="4" table:number-rows-spanned="1">
            <text:p>&gt;&gt;&gt; Maximum Length of each minorBlock</text:p>
          </table:table-cell>
          <table:covered-table-cell table:number-columns-repeated="2"/>
          <table:covered-table-cell table:style-name="ce18"/>
          <table:table-cell table:style-name="ce18" table:number-columns-repeated="1019"/>
        </table:table-row>
        <table:table-row table:style-name="ro1">
          <table:table-cell office:value-type="float" office:value="8">
            <text:p>8</text:p>
          </table:table-cell>
          <table:table-cell table:formula="of:=2^[.A37]" office:value-type="float" office:value="256">
            <text:p>256</text:p>
          </table:table-cell>
          <table:table-cell table:number-columns-repeated="2"/>
          <table:table-cell table:style-name="ce18" table:number-columns-repeated="1020"/>
        </table:table-row>
        <table:table-row table:style-name="ro1">
          <table:table-cell table:style-name="ce12" office:value-type="float" office:value="16">
            <text:p>16</text:p>
          </table:table-cell>
          <table:table-cell table:formula="of:=2^[.A38]" office:value-type="float" office:value="65536">
            <text:p>65536</text:p>
          </table:table-cell>
          <table:table-cell table:number-columns-repeated="2"/>
          <table:table-cell table:style-name="ce18" table:number-columns-repeated="1020"/>
        </table:table-row>
        <table:table-row table:style-name="ro1">
          <table:table-cell office:value-type="float" office:value="32">
            <text:p>32</text:p>
          </table:table-cell>
          <table:table-cell table:formula="of:=2^[.A39]" office:value-type="float" office:value="4294967296">
            <text:p>4294967296</text:p>
          </table:table-cell>
          <table:table-cell table:number-columns-repeated="2"/>
          <table:table-cell table:style-name="ce18" table:number-columns-repeated="1020"/>
        </table:table-row>
        <table:table-row table:style-name="ro1">
          <table:table-cell table:style-name="ce1" office:value-type="string">
            <text:p>mB.Size.Bytes</text:p>
          </table:table-cell>
          <table:table-cell table:style-name="ce17" office:value-type="string" table:number-columns-spanned="4" table:number-rows-spanned="1">
            <text:p>&gt;&gt;&gt; Size of each minor block (Bytes)</text:p>
          </table:table-cell>
          <table:covered-table-cell table:number-columns-repeated="3"/>
          <table:table-cell table:number-columns-repeated="1019"/>
        </table:table-row>
        <table:table-row table:style-name="ro1">
          <table:table-cell table:style-name="Default"/>
          <table:table-cell table:style-name="ce16" office:value-type="float" office:value="8">
            <text:p>8</text:p>
          </table:table-cell>
          <table:table-cell table:style-name="ce16" office:value-type="float" office:value="16">
            <text:p>16</text:p>
          </table:table-cell>
          <table:table-cell table:style-name="ce16" office:value-type="float" office:value="24">
            <text:p>24</text:p>
          </table:table-cell>
          <table:table-cell table:style-name="ce16" office:value-type="float" office:value="32">
            <text:p>32</text:p>
          </table:table-cell>
          <table:table-cell table:style-name="ce16" office:value-type="float" office:value="48">
            <text:p>48</text:p>
          </table:table-cell>
          <table:table-cell table:style-name="ce16" office:value-type="float" office:value="56">
            <text:p>56</text:p>
          </table:table-cell>
          <table:table-cell table:style-name="ce16" office:value-type="float" office:value="64">
            <text:p>64</text:p>
          </table:table-cell>
          <table:table-cell table:style-name="ce16" office:value-type="float" office:value="96">
            <text:p>96</text:p>
          </table:table-cell>
          <table:table-cell table:style-name="ce16" office:value-type="float" office:value="112">
            <text:p>112</text:p>
          </table:table-cell>
          <table:table-cell table:style-name="ce16" office:value-type="float" office:value="120">
            <text:p>120</text:p>
          </table:table-cell>
          <table:table-cell table:style-name="ce16" office:value-type="float" office:value="128">
            <text:p>128</text:p>
          </table:table-cell>
          <table:table-cell table:style-name="ce16" office:value-type="float" office:value="192">
            <text:p>192</text:p>
          </table:table-cell>
          <table:table-cell table:style-name="ce16" office:value-type="float" office:value="224">
            <text:p>224</text:p>
          </table:table-cell>
          <table:table-cell table:style-name="ce16" office:value-type="float" office:value="240">
            <text:p>240</text:p>
          </table:table-cell>
          <table:table-cell table:style-name="ce16" office:value-type="float" office:value="248">
            <text:p>248</text:p>
          </table:table-cell>
          <table:table-cell table:style-name="ce16" office:value-type="float" office:value="256">
            <text:p>256</text:p>
          </table:table-cell>
          <table:table-cell table:number-columns-repeated="1007"/>
        </table:table-row>
        <table:table-row table:style-name="ro1">
          <table:table-cell office:value-type="float" office:value="8">
            <text:p>8</text:p>
          </table:table-cell>
          <table:table-cell table:style-name="ce19" table:formula="of:=([.B$41]*[.$C$31]+[.$A42]*[.$B$31])/8" office:value-type="float" office:value="11">
            <text:p>11</text:p>
          </table:table-cell>
          <table:table-cell table:style-name="ce19" table:formula="of:=([.C$41]*[.$C$31]+[.$A42]*[.$B$31])/8" office:value-type="float" office:value="14">
            <text:p>14</text:p>
          </table:table-cell>
          <table:table-cell table:style-name="ce19" table:formula="of:=([.D$41]*[.$C$31]+[.$A42]*[.$B$31])/8" office:value-type="float" office:value="17">
            <text:p>17</text:p>
          </table:table-cell>
          <table:table-cell table:style-name="ce19" table:formula="of:=([.E$41]*[.$C$31]+[.$A42]*[.$B$31])/8" office:value-type="float" office:value="20">
            <text:p>20</text:p>
          </table:table-cell>
          <table:table-cell table:style-name="ce19" table:formula="of:=([.F$41]*[.$C$31]+[.$A42]*[.$B$31])/8" office:value-type="float" office:value="26">
            <text:p>26</text:p>
          </table:table-cell>
          <table:table-cell table:style-name="ce19" table:formula="of:=([.G$41]*[.$C$31]+[.$A42]*[.$B$31])/8" office:value-type="float" office:value="29">
            <text:p>29</text:p>
          </table:table-cell>
          <table:table-cell table:style-name="ce19" table:formula="of:=([.H$41]*[.$C$31]+[.$A42]*[.$B$31])/8" office:value-type="float" office:value="32">
            <text:p>32</text:p>
          </table:table-cell>
          <table:table-cell table:style-name="ce19" table:formula="of:=([.I$41]*[.$C$31]+[.$A42]*[.$B$31])/8" office:value-type="float" office:value="44">
            <text:p>44</text:p>
          </table:table-cell>
          <table:table-cell table:style-name="ce19" table:formula="of:=([.J$41]*[.$C$31]+[.$A42]*[.$B$31])/8" office:value-type="float" office:value="50">
            <text:p>50</text:p>
          </table:table-cell>
          <table:table-cell table:style-name="ce19" table:formula="of:=([.K$41]*[.$C$31]+[.$A42]*[.$B$31])/8" office:value-type="float" office:value="53">
            <text:p>53</text:p>
          </table:table-cell>
          <table:table-cell table:style-name="ce19" table:formula="of:=([.L$41]*[.$C$31]+[.$A42]*[.$B$31])/8" office:value-type="float" office:value="56">
            <text:p>56</text:p>
          </table:table-cell>
          <table:table-cell table:style-name="ce19" table:formula="of:=([.M$41]*[.$C$31]+[.$A42]*[.$B$31])/8" office:value-type="float" office:value="80">
            <text:p>80</text:p>
          </table:table-cell>
          <table:table-cell table:style-name="ce19" table:formula="of:=([.N$41]*[.$C$31]+[.$A42]*[.$B$31])/8" office:value-type="float" office:value="92">
            <text:p>92</text:p>
          </table:table-cell>
          <table:table-cell table:style-name="ce19" table:formula="of:=([.O$41]*[.$C$31]+[.$A42]*[.$B$31])/8" office:value-type="float" office:value="98">
            <text:p>98</text:p>
          </table:table-cell>
          <table:table-cell table:style-name="ce19" table:formula="of:=([.P$41]*[.$C$31]+[.$A42]*[.$B$31])/8" office:value-type="float" office:value="101">
            <text:p>101</text:p>
          </table:table-cell>
          <table:table-cell table:style-name="ce19" table:formula="of:=([.Q$41]*[.$C$31]+[.$A42]*[.$B$31])/8" office:value-type="float" office:value="104">
            <text:p>104</text:p>
          </table:table-cell>
          <table:table-cell table:number-columns-repeated="1007"/>
        </table:table-row>
        <table:table-row table:style-name="ro1">
          <table:table-cell table:style-name="ce12" office:value-type="float" office:value="16">
            <text:p>16</text:p>
          </table:table-cell>
          <table:table-cell table:style-name="ce19" table:formula="of:=([.B$41]*[.$C$31]+[.$A43]*[.$B$31])/8" office:value-type="float" office:value="19">
            <text:p>19</text:p>
          </table:table-cell>
          <table:table-cell table:style-name="ce19" table:formula="of:=([.C$41]*[.$C$31]+[.$A43]*[.$B$31])/8" office:value-type="float" office:value="22">
            <text:p>22</text:p>
          </table:table-cell>
          <table:table-cell table:style-name="ce19" table:formula="of:=([.D$41]*[.$C$31]+[.$A43]*[.$B$31])/8" office:value-type="float" office:value="25">
            <text:p>25</text:p>
          </table:table-cell>
          <table:table-cell table:style-name="ce19" table:formula="of:=([.E$41]*[.$C$31]+[.$A43]*[.$B$31])/8" office:value-type="float" office:value="28">
            <text:p>28</text:p>
          </table:table-cell>
          <table:table-cell table:style-name="ce19" table:formula="of:=([.F$41]*[.$C$31]+[.$A43]*[.$B$31])/8" office:value-type="float" office:value="34">
            <text:p>34</text:p>
          </table:table-cell>
          <table:table-cell table:style-name="ce19" table:formula="of:=([.G$41]*[.$C$31]+[.$A43]*[.$B$31])/8" office:value-type="float" office:value="37">
            <text:p>37</text:p>
          </table:table-cell>
          <table:table-cell table:style-name="ce39" table:formula="of:=([.H$41]*[.$C$31]+[.$A43]*[.$B$31])/8" office:value-type="float" office:value="40">
            <text:p>40</text:p>
          </table:table-cell>
          <table:table-cell table:style-name="ce19" table:formula="of:=([.I$41]*[.$C$31]+[.$A43]*[.$B$31])/8" office:value-type="float" office:value="52">
            <text:p>52</text:p>
          </table:table-cell>
          <table:table-cell table:style-name="ce19" table:formula="of:=([.J$41]*[.$C$31]+[.$A43]*[.$B$31])/8" office:value-type="float" office:value="58">
            <text:p>58</text:p>
          </table:table-cell>
          <table:table-cell table:style-name="ce19" table:formula="of:=([.K$41]*[.$C$31]+[.$A43]*[.$B$31])/8" office:value-type="float" office:value="61">
            <text:p>61</text:p>
          </table:table-cell>
          <table:table-cell table:style-name="ce19" table:formula="of:=([.L$41]*[.$C$31]+[.$A43]*[.$B$31])/8" office:value-type="float" office:value="64">
            <text:p>64</text:p>
          </table:table-cell>
          <table:table-cell table:style-name="ce19" table:formula="of:=([.M$41]*[.$C$31]+[.$A43]*[.$B$31])/8" office:value-type="float" office:value="88">
            <text:p>88</text:p>
          </table:table-cell>
          <table:table-cell table:style-name="ce19" table:formula="of:=([.N$41]*[.$C$31]+[.$A43]*[.$B$31])/8" office:value-type="float" office:value="100">
            <text:p>100</text:p>
          </table:table-cell>
          <table:table-cell table:style-name="ce19" table:formula="of:=([.O$41]*[.$C$31]+[.$A43]*[.$B$31])/8" office:value-type="float" office:value="106">
            <text:p>106</text:p>
          </table:table-cell>
          <table:table-cell table:style-name="ce19" table:formula="of:=([.P$41]*[.$C$31]+[.$A43]*[.$B$31])/8" office:value-type="float" office:value="109">
            <text:p>109</text:p>
          </table:table-cell>
          <table:table-cell table:style-name="ce19" table:formula="of:=([.Q$41]*[.$C$31]+[.$A43]*[.$B$31])/8" office:value-type="float" office:value="112">
            <text:p>112</text:p>
          </table:table-cell>
          <table:table-cell table:number-columns-repeated="1007"/>
        </table:table-row>
        <table:table-row table:style-name="ro1">
          <table:table-cell office:value-type="float" office:value="32">
            <text:p>32</text:p>
          </table:table-cell>
          <table:table-cell table:style-name="ce19" table:formula="of:=([.B$41]*[.$C$31]+[.$A44]*[.$B$31])/8" office:value-type="float" office:value="35">
            <text:p>35</text:p>
          </table:table-cell>
          <table:table-cell table:style-name="ce19" table:formula="of:=([.C$41]*[.$C$31]+[.$A44]*[.$B$31])/8" office:value-type="float" office:value="38">
            <text:p>38</text:p>
          </table:table-cell>
          <table:table-cell table:style-name="ce19" table:formula="of:=([.D$41]*[.$C$31]+[.$A44]*[.$B$31])/8" office:value-type="float" office:value="41">
            <text:p>41</text:p>
          </table:table-cell>
          <table:table-cell table:style-name="ce19" table:formula="of:=([.E$41]*[.$C$31]+[.$A44]*[.$B$31])/8" office:value-type="float" office:value="44">
            <text:p>44</text:p>
          </table:table-cell>
          <table:table-cell table:style-name="ce19" table:formula="of:=([.F$41]*[.$C$31]+[.$A44]*[.$B$31])/8" office:value-type="float" office:value="50">
            <text:p>50</text:p>
          </table:table-cell>
          <table:table-cell table:style-name="ce19" table:formula="of:=([.G$41]*[.$C$31]+[.$A44]*[.$B$31])/8" office:value-type="float" office:value="53">
            <text:p>53</text:p>
          </table:table-cell>
          <table:table-cell table:style-name="ce19" table:formula="of:=([.H$41]*[.$C$31]+[.$A44]*[.$B$31])/8" office:value-type="float" office:value="56">
            <text:p>56</text:p>
          </table:table-cell>
          <table:table-cell table:style-name="ce19" table:formula="of:=([.I$41]*[.$C$31]+[.$A44]*[.$B$31])/8" office:value-type="float" office:value="68">
            <text:p>68</text:p>
          </table:table-cell>
          <table:table-cell table:style-name="ce19" table:formula="of:=([.J$41]*[.$C$31]+[.$A44]*[.$B$31])/8" office:value-type="float" office:value="74">
            <text:p>74</text:p>
          </table:table-cell>
          <table:table-cell table:style-name="ce19" table:formula="of:=([.K$41]*[.$C$31]+[.$A44]*[.$B$31])/8" office:value-type="float" office:value="77">
            <text:p>77</text:p>
          </table:table-cell>
          <table:table-cell table:style-name="ce19" table:formula="of:=([.L$41]*[.$C$31]+[.$A44]*[.$B$31])/8" office:value-type="float" office:value="80">
            <text:p>80</text:p>
          </table:table-cell>
          <table:table-cell table:style-name="ce19" table:formula="of:=([.M$41]*[.$C$31]+[.$A44]*[.$B$31])/8" office:value-type="float" office:value="104">
            <text:p>104</text:p>
          </table:table-cell>
          <table:table-cell table:style-name="ce19" table:formula="of:=([.N$41]*[.$C$31]+[.$A44]*[.$B$31])/8" office:value-type="float" office:value="116">
            <text:p>116</text:p>
          </table:table-cell>
          <table:table-cell table:style-name="ce19" table:formula="of:=([.O$41]*[.$C$31]+[.$A44]*[.$B$31])/8" office:value-type="float" office:value="122">
            <text:p>122</text:p>
          </table:table-cell>
          <table:table-cell table:style-name="ce19" table:formula="of:=([.P$41]*[.$C$31]+[.$A44]*[.$B$31])/8" office:value-type="float" office:value="125">
            <text:p>125</text:p>
          </table:table-cell>
          <table:table-cell table:style-name="ce19" table:formula="of:=([.Q$41]*[.$C$31]+[.$A44]*[.$B$31])/8" office:value-type="float" office:value="128">
            <text:p>128</text:p>
          </table:table-cell>
          <table:table-cell table:number-columns-repeated="1007"/>
        </table:table-row>
        <table:table-row table:style-name="ro1">
          <table:table-cell table:style-name="ce9" office:value-type="string">
            <text:p>MB.Num.mBlocks</text:p>
          </table:table-cell>
          <table:table-cell table:style-name="ce17" office:value-type="string" table:number-columns-spanned="4" table:number-rows-spanned="1">
            <text:p>&gt;&gt;&gt; Number of minorBlocks in a MayorBlock</text:p>
          </table:table-cell>
          <table:covered-table-cell table:number-columns-repeated="3"/>
          <table:table-cell table:number-columns-repeated="1019"/>
        </table:table-row>
        <table:table-row table:style-name="ro1">
          <table:table-cell table:style-name="Default"/>
          <table:table-cell table:style-name="ce16" office:value-type="float" office:value="8">
            <text:p>8</text:p>
          </table:table-cell>
          <table:table-cell table:style-name="ce16" office:value-type="float" office:value="16">
            <text:p>16</text:p>
          </table:table-cell>
          <table:table-cell table:style-name="ce16" office:value-type="float" office:value="24">
            <text:p>24</text:p>
          </table:table-cell>
          <table:table-cell table:style-name="ce16" office:value-type="float" office:value="32">
            <text:p>32</text:p>
          </table:table-cell>
          <table:table-cell table:style-name="ce16" office:value-type="float" office:value="48">
            <text:p>48</text:p>
          </table:table-cell>
          <table:table-cell table:style-name="ce16" office:value-type="float" office:value="56">
            <text:p>56</text:p>
          </table:table-cell>
          <table:table-cell table:style-name="ce16" office:value-type="float" office:value="64">
            <text:p>64</text:p>
          </table:table-cell>
          <table:table-cell table:style-name="ce16" office:value-type="float" office:value="96">
            <text:p>96</text:p>
          </table:table-cell>
          <table:table-cell table:style-name="ce16" office:value-type="float" office:value="112">
            <text:p>112</text:p>
          </table:table-cell>
          <table:table-cell table:style-name="ce16" office:value-type="float" office:value="120">
            <text:p>120</text:p>
          </table:table-cell>
          <table:table-cell table:style-name="ce16" office:value-type="float" office:value="128">
            <text:p>128</text:p>
          </table:table-cell>
          <table:table-cell table:style-name="ce16" office:value-type="float" office:value="192">
            <text:p>192</text:p>
          </table:table-cell>
          <table:table-cell table:style-name="ce16" office:value-type="float" office:value="224">
            <text:p>224</text:p>
          </table:table-cell>
          <table:table-cell table:style-name="ce16" office:value-type="float" office:value="240">
            <text:p>240</text:p>
          </table:table-cell>
          <table:table-cell table:style-name="ce16" office:value-type="float" office:value="248">
            <text:p>248</text:p>
          </table:table-cell>
          <table:table-cell table:style-name="ce16" office:value-type="float" office:value="256">
            <text:p>256</text:p>
          </table:table-cell>
          <table:table-cell table:number-columns-repeated="1007"/>
        </table:table-row>
        <table:table-row table:style-name="ro1">
          <table:table-cell office:value-type="float" office:value="8">
            <text:p>8</text:p>
          </table:table-cell>
          <table:table-cell table:style-name="ce20" table:formula="of:=[.$B37]/[.B$46]" office:value-type="float" office:value="32">
            <text:p>32</text:p>
          </table:table-cell>
          <table:table-cell table:style-name="ce20" table:formula="of:=[.$B37]/[.C$46]" office:value-type="float" office:value="16">
            <text:p>16</text:p>
          </table:table-cell>
          <table:table-cell table:style-name="ce20" table:formula="of:=[.$B37]/[.D$46]" office:value-type="float" office:value="10.6666666666667">
            <text:p>11</text:p>
          </table:table-cell>
          <table:table-cell table:style-name="ce20" table:formula="of:=[.$B37]/[.E$46]" office:value-type="float" office:value="8">
            <text:p>8</text:p>
          </table:table-cell>
          <table:table-cell table:style-name="ce20" table:formula="of:=[.$B37]/[.F$46]" office:value-type="float" office:value="5.33333333333333">
            <text:p>5</text:p>
          </table:table-cell>
          <table:table-cell table:style-name="ce20" table:formula="of:=[.$B37]/[.G$46]" office:value-type="float" office:value="4.57142857142857">
            <text:p>5</text:p>
          </table:table-cell>
          <table:table-cell table:style-name="ce20" table:formula="of:=[.$B37]/[.H$46]" office:value-type="float" office:value="4">
            <text:p>4</text:p>
          </table:table-cell>
          <table:table-cell table:style-name="ce20" table:formula="of:=[.$B37]/[.I$46]" office:value-type="float" office:value="2.66666666666667">
            <text:p>3</text:p>
          </table:table-cell>
          <table:table-cell table:style-name="ce20" table:formula="of:=[.$B37]/[.J$46]" office:value-type="float" office:value="2.28571428571429">
            <text:p>2</text:p>
          </table:table-cell>
          <table:table-cell table:style-name="ce20" table:formula="of:=[.$B37]/[.K$46]" office:value-type="float" office:value="2.13333333333333">
            <text:p>2</text:p>
          </table:table-cell>
          <table:table-cell table:style-name="ce20" table:formula="of:=[.$B37]/[.L$46]" office:value-type="float" office:value="2">
            <text:p>2</text:p>
          </table:table-cell>
          <table:table-cell table:style-name="ce20" table:formula="of:=[.$B37]/[.M$46]" office:value-type="float" office:value="1.33333333333333">
            <text:p>1</text:p>
          </table:table-cell>
          <table:table-cell table:style-name="ce20" table:formula="of:=[.$B37]/[.N$46]" office:value-type="float" office:value="1.14285714285714">
            <text:p>1</text:p>
          </table:table-cell>
          <table:table-cell table:style-name="ce20" table:formula="of:=[.$B37]/[.O$46]" office:value-type="float" office:value="1.06666666666667">
            <text:p>1</text:p>
          </table:table-cell>
          <table:table-cell table:style-name="ce20" table:formula="of:=[.$B37]/[.P$46]" office:value-type="float" office:value="1.03225806451613">
            <text:p>1</text:p>
          </table:table-cell>
          <table:table-cell table:style-name="ce20" table:formula="of:=[.$B37]/[.Q$46]" office:value-type="float" office:value="1">
            <text:p>1</text:p>
          </table:table-cell>
          <table:table-cell table:number-columns-repeated="1007"/>
        </table:table-row>
        <table:table-row table:style-name="ro1">
          <table:table-cell table:style-name="ce12" office:value-type="float" office:value="16">
            <text:p>16</text:p>
          </table:table-cell>
          <table:table-cell table:style-name="ce20" table:formula="of:=[.$B38]/[.B$46]" office:value-type="float" office:value="8192">
            <text:p>8192</text:p>
          </table:table-cell>
          <table:table-cell table:style-name="ce20" table:formula="of:=[.$B38]/[.C$46]" office:value-type="float" office:value="4096">
            <text:p>4096</text:p>
          </table:table-cell>
          <table:table-cell table:style-name="ce20" table:formula="of:=[.$B38]/[.D$46]" office:value-type="float" office:value="2730.66666666667">
            <text:p>2731</text:p>
          </table:table-cell>
          <table:table-cell table:style-name="ce20" table:formula="of:=[.$B38]/[.E$46]" office:value-type="float" office:value="2048">
            <text:p>2048</text:p>
          </table:table-cell>
          <table:table-cell table:style-name="ce20" table:formula="of:=[.$B38]/[.F$46]" office:value-type="float" office:value="1365.33333333333">
            <text:p>1365</text:p>
          </table:table-cell>
          <table:table-cell table:style-name="ce20" table:formula="of:=[.$B38]/[.G$46]" office:value-type="float" office:value="1170.28571428571">
            <text:p>1170</text:p>
          </table:table-cell>
          <table:table-cell table:style-name="ce32" table:formula="of:=[.$B38]/[.H$46]" office:value-type="float" office:value="1024">
            <text:p>1024</text:p>
          </table:table-cell>
          <table:table-cell table:style-name="ce20" table:formula="of:=[.$B38]/[.I$46]" office:value-type="float" office:value="682.666666666667">
            <text:p>683</text:p>
          </table:table-cell>
          <table:table-cell table:style-name="ce20" table:formula="of:=[.$B38]/[.J$46]" office:value-type="float" office:value="585.142857142857">
            <text:p>585</text:p>
          </table:table-cell>
          <table:table-cell table:style-name="ce20" table:formula="of:=[.$B38]/[.K$46]" office:value-type="float" office:value="546.133333333333">
            <text:p>546</text:p>
          </table:table-cell>
          <table:table-cell table:style-name="ce20" table:formula="of:=[.$B38]/[.L$46]" office:value-type="float" office:value="512">
            <text:p>512</text:p>
          </table:table-cell>
          <table:table-cell table:style-name="ce32" table:formula="of:=[.$B38]/[.M$46]" office:value-type="float" office:value="341.333333333333">
            <text:p>341</text:p>
          </table:table-cell>
          <table:table-cell table:style-name="ce20" table:formula="of:=[.$B38]/[.N$46]" office:value-type="float" office:value="292.571428571429">
            <text:p>293</text:p>
          </table:table-cell>
          <table:table-cell table:style-name="ce20" table:formula="of:=[.$B38]/[.O$46]" office:value-type="float" office:value="273.066666666667">
            <text:p>273</text:p>
          </table:table-cell>
          <table:table-cell table:style-name="ce20" table:formula="of:=[.$B38]/[.P$46]" office:value-type="float" office:value="264.258064516129">
            <text:p>264</text:p>
          </table:table-cell>
          <table:table-cell table:style-name="ce20" table:formula="of:=[.$B38]/[.Q$46]" office:value-type="float" office:value="256">
            <text:p>256</text:p>
          </table:table-cell>
          <table:table-cell table:number-columns-repeated="1007"/>
        </table:table-row>
        <table:table-row table:style-name="ro1">
          <table:table-cell office:value-type="float" office:value="32">
            <text:p>32</text:p>
          </table:table-cell>
          <table:table-cell table:style-name="ce20" table:formula="of:=[.$B39]/[.B$46]" office:value-type="float" office:value="536870912">
            <text:p>536870912</text:p>
          </table:table-cell>
          <table:table-cell table:style-name="ce20" table:formula="of:=[.$B39]/[.C$46]" office:value-type="float" office:value="268435456">
            <text:p>268435456</text:p>
          </table:table-cell>
          <table:table-cell table:style-name="ce20" table:formula="of:=[.$B39]/[.D$46]" office:value-type="float" office:value="178956970.666667">
            <text:p>178956971</text:p>
          </table:table-cell>
          <table:table-cell table:style-name="ce20" table:formula="of:=[.$B39]/[.E$46]" office:value-type="float" office:value="134217728">
            <text:p>134217728</text:p>
          </table:table-cell>
          <table:table-cell table:style-name="ce20" table:formula="of:=[.$B39]/[.F$46]" office:value-type="float" office:value="89478485.3333333">
            <text:p>89478485</text:p>
          </table:table-cell>
          <table:table-cell table:style-name="ce20" table:formula="of:=[.$B39]/[.G$46]" office:value-type="float" office:value="76695844.5714286">
            <text:p>76695845</text:p>
          </table:table-cell>
          <table:table-cell table:style-name="ce20" table:formula="of:=[.$B39]/[.H$46]" office:value-type="float" office:value="67108864">
            <text:p>67108864</text:p>
          </table:table-cell>
          <table:table-cell table:style-name="ce20" table:formula="of:=[.$B39]/[.I$46]" office:value-type="float" office:value="44739242.6666667">
            <text:p>44739243</text:p>
          </table:table-cell>
          <table:table-cell table:style-name="ce20" table:formula="of:=[.$B39]/[.J$46]" office:value-type="float" office:value="38347922.2857143">
            <text:p>38347922</text:p>
          </table:table-cell>
          <table:table-cell table:style-name="ce20" table:formula="of:=[.$B39]/[.K$46]" office:value-type="float" office:value="35791394.1333333">
            <text:p>35791394</text:p>
          </table:table-cell>
          <table:table-cell table:style-name="ce20" table:formula="of:=[.$B39]/[.L$46]" office:value-type="float" office:value="33554432">
            <text:p>33554432</text:p>
          </table:table-cell>
          <table:table-cell table:style-name="ce20" table:formula="of:=[.$B39]/[.M$46]" office:value-type="float" office:value="22369621.3333333">
            <text:p>22369621</text:p>
          </table:table-cell>
          <table:table-cell table:style-name="ce20" table:formula="of:=[.$B39]/[.N$46]" office:value-type="float" office:value="19173961.1428571">
            <text:p>19173961</text:p>
          </table:table-cell>
          <table:table-cell table:style-name="ce20" table:formula="of:=[.$B39]/[.O$46]" office:value-type="float" office:value="17895697.0666667">
            <text:p>17895697</text:p>
          </table:table-cell>
          <table:table-cell table:style-name="ce20" table:formula="of:=[.$B39]/[.P$46]" office:value-type="float" office:value="17318416.516129">
            <text:p>17318417</text:p>
          </table:table-cell>
          <table:table-cell table:style-name="ce20" table:formula="of:=[.$B39]/[.Q$46]" office:value-type="float" office:value="16777216">
            <text:p>16777216</text:p>
          </table:table-cell>
          <table:table-cell table:number-columns-repeated="1007"/>
        </table:table-row>
        <table:table-row table:style-name="ro1">
          <table:table-cell table:style-name="ce9" office:value-type="string">
            <text:p>MB.Size.KB</text:p>
          </table:table-cell>
          <table:table-cell table:style-name="ce17" office:value-type="string" table:number-columns-spanned="4" table:number-rows-spanned="1">
            <text:p>&gt;&gt;&gt; Size of each MayorBlock (KB) [No MCounters]</text:p>
          </table:table-cell>
          <table:covered-table-cell table:number-columns-repeated="3"/>
          <table:table-cell table:number-columns-repeated="1019"/>
        </table:table-row>
        <table:table-row table:style-name="ro1">
          <table:table-cell office:value-type="float" office:value="8">
            <text:p>8</text:p>
          </table:table-cell>
          <table:table-cell table:style-name="ce21" table:formula="of:=([.B47]*[.B42])/1024" office:value-type="float" office:value="0.34375">
            <text:p>0,34</text:p>
          </table:table-cell>
          <table:table-cell table:style-name="ce21" table:formula="of:=([.C47]*[.C42])/1024" office:value-type="float" office:value="0.21875">
            <text:p>0,22</text:p>
          </table:table-cell>
          <table:table-cell table:style-name="ce21" table:formula="of:=([.D47]*[.D42])/1024" office:value-type="float" office:value="0.177083333333333">
            <text:p>0,18</text:p>
          </table:table-cell>
          <table:table-cell table:style-name="ce21" table:formula="of:=([.E47]*[.E42])/1024" office:value-type="float" office:value="0.15625">
            <text:p>0,16</text:p>
          </table:table-cell>
          <table:table-cell table:style-name="ce21" table:formula="of:=([.F47]*[.F42])/1024" office:value-type="float" office:value="0.135416666666667">
            <text:p>0,14</text:p>
          </table:table-cell>
          <table:table-cell table:style-name="ce21" table:formula="of:=([.G47]*[.G42])/1024" office:value-type="float" office:value="0.129464285714286">
            <text:p>0,13</text:p>
          </table:table-cell>
          <table:table-cell table:style-name="ce21" table:formula="of:=([.H47]*[.H42])/1024" office:value-type="float" office:value="0.125">
            <text:p>0,13</text:p>
          </table:table-cell>
          <table:table-cell table:style-name="ce21" table:formula="of:=([.I47]*[.I42])/1024" office:value-type="float" office:value="0.114583333333333">
            <text:p>0,11</text:p>
          </table:table-cell>
          <table:table-cell table:style-name="ce21" table:formula="of:=([.J47]*[.J42])/1024" office:value-type="float" office:value="0.111607142857143">
            <text:p>0,11</text:p>
          </table:table-cell>
          <table:table-cell table:style-name="ce21" table:formula="of:=([.K47]*[.K42])/1024" office:value-type="float" office:value="0.110416666666667">
            <text:p>0,11</text:p>
          </table:table-cell>
          <table:table-cell table:style-name="ce21" table:formula="of:=([.L47]*[.L42])/1024" office:value-type="float" office:value="0.109375">
            <text:p>0,11</text:p>
          </table:table-cell>
          <table:table-cell table:style-name="ce21" table:formula="of:=([.M47]*[.M42])/1024" office:value-type="float" office:value="0.104166666666667">
            <text:p>0,10</text:p>
          </table:table-cell>
          <table:table-cell table:style-name="ce21" table:formula="of:=([.N47]*[.N42])/1024" office:value-type="float" office:value="0.102678571428571">
            <text:p>0,10</text:p>
          </table:table-cell>
          <table:table-cell table:style-name="ce21" table:formula="of:=([.O47]*[.O42])/1024" office:value-type="float" office:value="0.102083333333333">
            <text:p>0,10</text:p>
          </table:table-cell>
          <table:table-cell table:style-name="ce21" table:formula="of:=([.P47]*[.P42])/1024" office:value-type="float" office:value="0.101814516129032">
            <text:p>0,10</text:p>
          </table:table-cell>
          <table:table-cell table:style-name="ce21" table:formula="of:=([.Q47]*[.Q42])/1024" office:value-type="float" office:value="0.1015625">
            <text:p>0,10</text:p>
          </table:table-cell>
          <table:table-cell table:number-columns-repeated="1007"/>
        </table:table-row>
        <table:table-row table:style-name="ro1">
          <table:table-cell table:style-name="ce12" office:value-type="float" office:value="16">
            <text:p>16</text:p>
          </table:table-cell>
          <table:table-cell table:style-name="ce21" table:formula="of:=([.B48]*[.B43])/1024" office:value-type="float" office:value="152">
            <text:p>152,00</text:p>
          </table:table-cell>
          <table:table-cell table:style-name="ce21" table:formula="of:=([.C48]*[.C43])/1024" office:value-type="float" office:value="88">
            <text:p>88,00</text:p>
          </table:table-cell>
          <table:table-cell table:style-name="ce21" table:formula="of:=([.D48]*[.D43])/1024" office:value-type="float" office:value="66.6666666666667">
            <text:p>66,67</text:p>
          </table:table-cell>
          <table:table-cell table:style-name="ce21" table:formula="of:=([.E48]*[.E43])/1024" office:value-type="float" office:value="56">
            <text:p>56,00</text:p>
          </table:table-cell>
          <table:table-cell table:style-name="ce21" table:formula="of:=([.F48]*[.F43])/1024" office:value-type="float" office:value="45.3333333333333">
            <text:p>45,33</text:p>
          </table:table-cell>
          <table:table-cell table:style-name="ce21" table:formula="of:=([.G48]*[.G43])/1024" office:value-type="float" office:value="42.2857142857143">
            <text:p>42,29</text:p>
          </table:table-cell>
          <table:table-cell table:style-name="ce33" table:formula="of:=([.H48]*[.H43])/1024" office:value-type="float" office:value="40">
            <text:p>40,00</text:p>
          </table:table-cell>
          <table:table-cell table:style-name="ce21" table:formula="of:=([.I48]*[.I43])/1024" office:value-type="float" office:value="34.6666666666667">
            <text:p>34,67</text:p>
          </table:table-cell>
          <table:table-cell table:style-name="ce21" table:formula="of:=([.J48]*[.J43])/1024" office:value-type="float" office:value="33.1428571428571">
            <text:p>33,14</text:p>
          </table:table-cell>
          <table:table-cell table:style-name="ce21" table:formula="of:=([.K48]*[.K43])/1024" office:value-type="float" office:value="32.5333333333333">
            <text:p>32,53</text:p>
          </table:table-cell>
          <table:table-cell table:style-name="ce21" table:formula="of:=([.L48]*[.L43])/1024" office:value-type="float" office:value="32">
            <text:p>32,00</text:p>
          </table:table-cell>
          <table:table-cell table:style-name="ce33" table:formula="of:=([.M48]*[.M43])/1024" office:value-type="float" office:value="29.3333333333333">
            <text:p>29,33</text:p>
          </table:table-cell>
          <table:table-cell table:style-name="ce21" table:formula="of:=([.N48]*[.N43])/1024" office:value-type="float" office:value="28.5714285714286">
            <text:p>28,57</text:p>
          </table:table-cell>
          <table:table-cell table:style-name="ce21" table:formula="of:=([.O48]*[.O43])/1024" office:value-type="float" office:value="28.2666666666667">
            <text:p>28,27</text:p>
          </table:table-cell>
          <table:table-cell table:style-name="ce21" table:formula="of:=([.P48]*[.P43])/1024" office:value-type="float" office:value="28.1290322580645">
            <text:p>28,13</text:p>
          </table:table-cell>
          <table:table-cell table:style-name="ce21" table:formula="of:=([.Q48]*[.Q43])/1024" office:value-type="float" office:value="28">
            <text:p>28,00</text:p>
          </table:table-cell>
          <table:table-cell table:number-columns-repeated="1007"/>
        </table:table-row>
        <table:table-row table:style-name="ro1">
          <table:table-cell office:value-type="float" office:value="32">
            <text:p>32</text:p>
          </table:table-cell>
          <table:table-cell table:style-name="ce21" table:formula="of:=([.B49]*[.B44])/1024" office:value-type="float" office:value="18350080">
            <text:p>18350080,00</text:p>
          </table:table-cell>
          <table:table-cell table:style-name="ce21" table:formula="of:=([.C49]*[.C44])/1024" office:value-type="float" office:value="9961472">
            <text:p>9961472,00</text:p>
          </table:table-cell>
          <table:table-cell table:style-name="ce21" table:formula="of:=([.D49]*[.D44])/1024" office:value-type="float" office:value="7165269.33333333">
            <text:p>7165269,33</text:p>
          </table:table-cell>
          <table:table-cell table:style-name="ce21" table:formula="of:=([.E49]*[.E44])/1024" office:value-type="float" office:value="5767168">
            <text:p>5767168,00</text:p>
          </table:table-cell>
          <table:table-cell table:style-name="ce21" table:formula="of:=([.F49]*[.F44])/1024" office:value-type="float" office:value="4369066.66666667">
            <text:p>4369066,67</text:p>
          </table:table-cell>
          <table:table-cell table:style-name="ce21" table:formula="of:=([.G49]*[.G44])/1024" office:value-type="float" office:value="3969609.14285714">
            <text:p>3969609,14</text:p>
          </table:table-cell>
          <table:table-cell table:style-name="ce21" table:formula="of:=([.H49]*[.H44])/1024" office:value-type="float" office:value="3670016">
            <text:p>3670016,00</text:p>
          </table:table-cell>
          <table:table-cell table:style-name="ce21" table:formula="of:=([.I49]*[.I44])/1024" office:value-type="float" office:value="2970965.33333333">
            <text:p>2970965,33</text:p>
          </table:table-cell>
          <table:table-cell table:style-name="ce21" table:formula="of:=([.J49]*[.J44])/1024" office:value-type="float" office:value="2771236.57142857">
            <text:p>2771236,57</text:p>
          </table:table-cell>
          <table:table-cell table:style-name="ce21" table:formula="of:=([.K49]*[.K44])/1024" office:value-type="float" office:value="2691345.06666667">
            <text:p>2691345,07</text:p>
          </table:table-cell>
          <table:table-cell table:style-name="ce21" table:formula="of:=([.L49]*[.L44])/1024" office:value-type="float" office:value="2621440">
            <text:p>2621440,00</text:p>
          </table:table-cell>
          <table:table-cell table:style-name="ce21" table:formula="of:=([.M49]*[.M44])/1024" office:value-type="float" office:value="2271914.66666667">
            <text:p>2271914,67</text:p>
          </table:table-cell>
          <table:table-cell table:style-name="ce21" table:formula="of:=([.N49]*[.N44])/1024" office:value-type="float" office:value="2172050.28571429">
            <text:p>2172050,29</text:p>
          </table:table-cell>
          <table:table-cell table:style-name="ce21" table:formula="of:=([.O49]*[.O44])/1024" office:value-type="float" office:value="2132104.53333333">
            <text:p>2132104,53</text:p>
          </table:table-cell>
          <table:table-cell table:style-name="ce21" table:formula="of:=([.P49]*[.P44])/1024" office:value-type="float" office:value="2114064.51612903">
            <text:p>2114064,52</text:p>
          </table:table-cell>
          <table:table-cell table:style-name="ce21" table:formula="of:=([.Q49]*[.Q44])/1024" office:value-type="float" office:value="2097152">
            <text:p>2097152,00</text:p>
          </table:table-cell>
          <table:table-cell table:number-columns-repeated="1007"/>
        </table:table-row>
        <table:table-row table:style-name="ro1">
          <table:table-cell table:style-name="ce13" office:value-type="string">
            <text:p>mB.per.Syspage</text:p>
          </table:table-cell>
          <table:table-cell table:style-name="ce17" office:value-type="string" table:number-columns-spanned="6" table:number-rows-spanned="1">
            <text:p>&gt;&gt;&gt; Number of minorBlocks that fit into a SystemMemoryPage (4KB)</text:p>
          </table:table-cell>
          <table:covered-table-cell table:number-columns-repeated="5"/>
          <table:table-cell table:number-columns-repeated="1017"/>
        </table:table-row>
        <table:table-row table:style-name="ro1">
          <table:table-cell office:value-type="float" office:value="8">
            <text:p>8</text:p>
          </table:table-cell>
          <table:table-cell table:style-name="ce21" table:formula="of:=4*1024/[.B42]" office:value-type="float" office:value="372.363636363636">
            <text:p>372,36</text:p>
          </table:table-cell>
          <table:table-cell table:style-name="ce21" table:formula="of:=4*1024/[.C42]" office:value-type="float" office:value="292.571428571429">
            <text:p>292,57</text:p>
          </table:table-cell>
          <table:table-cell table:style-name="ce21" table:formula="of:=4*1024/[.D42]" office:value-type="float" office:value="240.941176470588">
            <text:p>240,94</text:p>
          </table:table-cell>
          <table:table-cell table:style-name="ce21" table:formula="of:=4*1024/[.E42]" office:value-type="float" office:value="204.8">
            <text:p>204,80</text:p>
          </table:table-cell>
          <table:table-cell table:style-name="ce21" table:formula="of:=4*1024/[.F42]" office:value-type="float" office:value="157.538461538462">
            <text:p>157,54</text:p>
          </table:table-cell>
          <table:table-cell table:style-name="ce21" table:formula="of:=4*1024/[.G42]" office:value-type="float" office:value="141.241379310345">
            <text:p>141,24</text:p>
          </table:table-cell>
          <table:table-cell table:style-name="ce21" table:formula="of:=4*1024/[.H42]" office:value-type="float" office:value="128">
            <text:p>128,00</text:p>
          </table:table-cell>
          <table:table-cell table:style-name="ce21" table:formula="of:=4*1024/[.I42]" office:value-type="float" office:value="93.0909090909091">
            <text:p>93,09</text:p>
          </table:table-cell>
          <table:table-cell table:style-name="ce21" table:formula="of:=4*1024/[.J42]" office:value-type="float" office:value="81.92">
            <text:p>81,92</text:p>
          </table:table-cell>
          <table:table-cell table:style-name="ce21" table:formula="of:=4*1024/[.K42]" office:value-type="float" office:value="77.2830188679245">
            <text:p>77,28</text:p>
          </table:table-cell>
          <table:table-cell table:style-name="ce21" table:formula="of:=4*1024/[.L42]" office:value-type="float" office:value="73.1428571428571">
            <text:p>73,14</text:p>
          </table:table-cell>
          <table:table-cell table:style-name="ce21" table:formula="of:=4*1024/[.M42]" office:value-type="float" office:value="51.2">
            <text:p>51,20</text:p>
          </table:table-cell>
          <table:table-cell table:style-name="ce21" table:formula="of:=4*1024/[.N42]" office:value-type="float" office:value="44.5217391304348">
            <text:p>44,52</text:p>
          </table:table-cell>
          <table:table-cell table:style-name="ce21" table:formula="of:=4*1024/[.O42]" office:value-type="float" office:value="41.7959183673469">
            <text:p>41,80</text:p>
          </table:table-cell>
          <table:table-cell table:style-name="ce21" table:formula="of:=4*1024/[.P42]" office:value-type="float" office:value="40.5544554455446">
            <text:p>40,55</text:p>
          </table:table-cell>
          <table:table-cell table:style-name="ce21" table:formula="of:=4*1024/[.Q42]" office:value-type="float" office:value="39.3846153846154">
            <text:p>39,38</text:p>
          </table:table-cell>
          <table:table-cell table:number-columns-repeated="1007"/>
        </table:table-row>
        <table:table-row table:style-name="ro1">
          <table:table-cell table:style-name="ce12" office:value-type="float" office:value="16">
            <text:p>16</text:p>
          </table:table-cell>
          <table:table-cell table:style-name="ce21" table:formula="of:=4*1024/[.B43]" office:value-type="float" office:value="215.578947368421">
            <text:p>215,58</text:p>
          </table:table-cell>
          <table:table-cell table:style-name="ce21" table:formula="of:=4*1024/[.C43]" office:value-type="float" office:value="186.181818181818">
            <text:p>186,18</text:p>
          </table:table-cell>
          <table:table-cell table:style-name="ce21" table:formula="of:=4*1024/[.D43]" office:value-type="float" office:value="163.84">
            <text:p>163,84</text:p>
          </table:table-cell>
          <table:table-cell table:style-name="ce21" table:formula="of:=4*1024/[.E43]" office:value-type="float" office:value="146.285714285714">
            <text:p>146,29</text:p>
          </table:table-cell>
          <table:table-cell table:style-name="ce21" table:formula="of:=4*1024/[.F43]" office:value-type="float" office:value="120.470588235294">
            <text:p>120,47</text:p>
          </table:table-cell>
          <table:table-cell table:style-name="ce21" table:formula="of:=4*1024/[.G43]" office:value-type="float" office:value="110.702702702703">
            <text:p>110,70</text:p>
          </table:table-cell>
          <table:table-cell table:style-name="ce33" table:formula="of:=4*1024/[.H43]" office:value-type="float" office:value="102.4">
            <text:p>102,40</text:p>
          </table:table-cell>
          <table:table-cell table:style-name="ce21" table:formula="of:=4*1024/[.I43]" office:value-type="float" office:value="78.7692307692308">
            <text:p>78,77</text:p>
          </table:table-cell>
          <table:table-cell table:style-name="ce21" table:formula="of:=4*1024/[.J43]" office:value-type="float" office:value="70.6206896551724">
            <text:p>70,62</text:p>
          </table:table-cell>
          <table:table-cell table:style-name="ce21" table:formula="of:=4*1024/[.K43]" office:value-type="float" office:value="67.1475409836066">
            <text:p>67,15</text:p>
          </table:table-cell>
          <table:table-cell table:style-name="ce21" table:formula="of:=4*1024/[.L43]" office:value-type="float" office:value="64">
            <text:p>64,00</text:p>
          </table:table-cell>
          <table:table-cell table:style-name="ce33" table:formula="of:=4*1024/[.M43]" office:value-type="float" office:value="46.5454545454545">
            <text:p>46,55</text:p>
          </table:table-cell>
          <table:table-cell table:style-name="ce21" table:formula="of:=4*1024/[.N43]" office:value-type="float" office:value="40.96">
            <text:p>40,96</text:p>
          </table:table-cell>
          <table:table-cell table:style-name="ce21" table:formula="of:=4*1024/[.O43]" office:value-type="float" office:value="38.6415094339623">
            <text:p>38,64</text:p>
          </table:table-cell>
          <table:table-cell table:style-name="ce21" table:formula="of:=4*1024/[.P43]" office:value-type="float" office:value="37.5779816513761">
            <text:p>37,58</text:p>
          </table:table-cell>
          <table:table-cell table:style-name="ce21" table:formula="of:=4*1024/[.Q43]" office:value-type="float" office:value="36.5714285714286">
            <text:p>36,57</text:p>
          </table:table-cell>
          <table:table-cell table:number-columns-repeated="1007"/>
        </table:table-row>
        <table:table-row table:style-name="ro1">
          <table:table-cell office:value-type="float" office:value="32">
            <text:p>32</text:p>
          </table:table-cell>
          <table:table-cell table:style-name="ce21" table:formula="of:=4*1024/[.B44]" office:value-type="float" office:value="117.028571428571">
            <text:p>117,03</text:p>
          </table:table-cell>
          <table:table-cell table:style-name="ce21" table:formula="of:=4*1024/[.C44]" office:value-type="float" office:value="107.789473684211">
            <text:p>107,79</text:p>
          </table:table-cell>
          <table:table-cell table:style-name="ce21" table:formula="of:=4*1024/[.D44]" office:value-type="float" office:value="99.9024390243902">
            <text:p>99,90</text:p>
          </table:table-cell>
          <table:table-cell table:style-name="ce21" table:formula="of:=4*1024/[.E44]" office:value-type="float" office:value="93.0909090909091">
            <text:p>93,09</text:p>
          </table:table-cell>
          <table:table-cell table:style-name="ce21" table:formula="of:=4*1024/[.F44]" office:value-type="float" office:value="81.92">
            <text:p>81,92</text:p>
          </table:table-cell>
          <table:table-cell table:style-name="ce21" table:formula="of:=4*1024/[.G44]" office:value-type="float" office:value="77.2830188679245">
            <text:p>77,28</text:p>
          </table:table-cell>
          <table:table-cell table:style-name="ce21" table:formula="of:=4*1024/[.H44]" office:value-type="float" office:value="73.1428571428571">
            <text:p>73,14</text:p>
          </table:table-cell>
          <table:table-cell table:style-name="ce21" table:formula="of:=4*1024/[.I44]" office:value-type="float" office:value="60.2352941176471">
            <text:p>60,24</text:p>
          </table:table-cell>
          <table:table-cell table:style-name="ce21" table:formula="of:=4*1024/[.J44]" office:value-type="float" office:value="55.3513513513514">
            <text:p>55,35</text:p>
          </table:table-cell>
          <table:table-cell table:style-name="ce21" table:formula="of:=4*1024/[.K44]" office:value-type="float" office:value="53.1948051948052">
            <text:p>53,19</text:p>
          </table:table-cell>
          <table:table-cell table:style-name="ce21" table:formula="of:=4*1024/[.L44]" office:value-type="float" office:value="51.2">
            <text:p>51,20</text:p>
          </table:table-cell>
          <table:table-cell table:style-name="ce21" table:formula="of:=4*1024/[.M44]" office:value-type="float" office:value="39.3846153846154">
            <text:p>39,38</text:p>
          </table:table-cell>
          <table:table-cell table:style-name="ce21" table:formula="of:=4*1024/[.N44]" office:value-type="float" office:value="35.3103448275862">
            <text:p>35,31</text:p>
          </table:table-cell>
          <table:table-cell table:style-name="ce21" table:formula="of:=4*1024/[.O44]" office:value-type="float" office:value="33.5737704918033">
            <text:p>33,57</text:p>
          </table:table-cell>
          <table:table-cell table:style-name="ce21" table:formula="of:=4*1024/[.P44]" office:value-type="float" office:value="32.768">
            <text:p>32,77</text:p>
          </table:table-cell>
          <table:table-cell table:style-name="ce21" table:formula="of:=4*1024/[.Q44]" office:value-type="float" office:value="32">
            <text:p>32,00</text:p>
          </table:table-cell>
          <table:table-cell table:number-columns-repeated="1007"/>
        </table:table-row>
        <table:table-row table:style-name="ro1">
          <table:table-cell table:style-name="ce1" office:value-type="string">
            <text:p>MB.per.Syspage(4KB)</text:p>
          </table:table-cell>
          <table:table-cell table:style-name="ce17" office:value-type="string" table:number-columns-spanned="6" table:number-rows-spanned="1">
            <text:p>&gt;&gt;&gt; Number of MayorBlocks that fit into a SystemMemoryPage (4KB)</text:p>
          </table:table-cell>
          <table:covered-table-cell table:number-columns-repeated="4" table:style-name="ce27"/>
          <table:covered-table-cell/>
          <table:table-cell table:number-columns-repeated="1017"/>
        </table:table-row>
        <table:table-row table:style-name="ro1">
          <table:table-cell office:value-type="float" office:value="8">
            <text:p>8</text:p>
          </table:table-cell>
          <table:table-cell table:style-name="ce20" table:formula="of:=4/[.B51]" office:value-type="float" office:value="11.6363636363636">
            <text:p>12</text:p>
          </table:table-cell>
          <table:table-cell table:style-name="ce20" table:formula="of:=4/[.C51]" office:value-type="float" office:value="18.2857142857143">
            <text:p>18</text:p>
          </table:table-cell>
          <table:table-cell table:style-name="ce20" table:formula="of:=4/[.D51]" office:value-type="float" office:value="22.5882352941176">
            <text:p>23</text:p>
          </table:table-cell>
          <table:table-cell table:style-name="ce20" table:formula="of:=4/[.E51]" office:value-type="float" office:value="25.6">
            <text:p>26</text:p>
          </table:table-cell>
          <table:table-cell table:style-name="ce20" table:formula="of:=4/[.F51]" office:value-type="float" office:value="29.5384615384615">
            <text:p>30</text:p>
          </table:table-cell>
          <table:table-cell table:style-name="ce20" table:formula="of:=4/[.G51]" office:value-type="float" office:value="30.8965517241379">
            <text:p>31</text:p>
          </table:table-cell>
          <table:table-cell table:style-name="ce20" table:formula="of:=4/[.H51]" office:value-type="float" office:value="32">
            <text:p>32</text:p>
          </table:table-cell>
          <table:table-cell table:style-name="ce20" table:formula="of:=4/[.I51]" office:value-type="float" office:value="34.9090909090909">
            <text:p>35</text:p>
          </table:table-cell>
          <table:table-cell table:style-name="ce20" table:formula="of:=4/[.J51]" office:value-type="float" office:value="35.84">
            <text:p>36</text:p>
          </table:table-cell>
          <table:table-cell table:style-name="ce20" table:formula="of:=4/[.K51]" office:value-type="float" office:value="36.2264150943396">
            <text:p>36</text:p>
          </table:table-cell>
          <table:table-cell table:style-name="ce20" table:formula="of:=4/[.L51]" office:value-type="float" office:value="36.5714285714286">
            <text:p>37</text:p>
          </table:table-cell>
          <table:table-cell table:style-name="ce20" table:formula="of:=4/[.M51]" office:value-type="float" office:value="38.4">
            <text:p>38</text:p>
          </table:table-cell>
          <table:table-cell table:style-name="ce20" table:formula="of:=4/[.N51]" office:value-type="float" office:value="38.9565217391304">
            <text:p>39</text:p>
          </table:table-cell>
          <table:table-cell table:style-name="ce20" table:formula="of:=4/[.O51]" office:value-type="float" office:value="39.1836734693878">
            <text:p>39</text:p>
          </table:table-cell>
          <table:table-cell table:style-name="ce20" table:formula="of:=4/[.P51]" office:value-type="float" office:value="39.2871287128713">
            <text:p>39</text:p>
          </table:table-cell>
          <table:table-cell table:style-name="ce20" table:formula="of:=4/[.Q51]" office:value-type="float" office:value="39.3846153846154">
            <text:p>39</text:p>
          </table:table-cell>
          <table:table-cell table:number-columns-repeated="1007"/>
        </table:table-row>
        <table:table-row table:style-name="ro1">
          <table:table-cell table:style-name="ce12" office:value-type="float" office:value="16">
            <text:p>16</text:p>
          </table:table-cell>
          <table:table-cell table:style-name="ce20" table:formula="of:=4/[.B52]" office:value-type="float" office:value="0.0263157894736842">
            <text:p>0</text:p>
          </table:table-cell>
          <table:table-cell table:style-name="ce20" table:formula="of:=4/[.C52]" office:value-type="float" office:value="0.0454545454545455">
            <text:p>0</text:p>
          </table:table-cell>
          <table:table-cell table:style-name="ce20" table:formula="of:=4/[.D52]" office:value-type="float" office:value="0.06">
            <text:p>0</text:p>
          </table:table-cell>
          <table:table-cell table:style-name="ce20" table:formula="of:=4/[.E52]" office:value-type="float" office:value="0.0714285714285714">
            <text:p>0</text:p>
          </table:table-cell>
          <table:table-cell table:style-name="ce20" table:formula="of:=4/[.F52]" office:value-type="float" office:value="0.0882352941176471">
            <text:p>0</text:p>
          </table:table-cell>
          <table:table-cell table:style-name="ce20" table:formula="of:=4/[.G52]" office:value-type="float" office:value="0.0945945945945946">
            <text:p>0</text:p>
          </table:table-cell>
          <table:table-cell table:style-name="ce32" table:formula="of:=4/[.H52]" office:value-type="float" office:value="0.1">
            <text:p>0</text:p>
          </table:table-cell>
          <table:table-cell table:style-name="ce20" table:formula="of:=4/[.I52]" office:value-type="float" office:value="0.115384615384615">
            <text:p>0</text:p>
          </table:table-cell>
          <table:table-cell table:style-name="ce20" table:formula="of:=4/[.J52]" office:value-type="float" office:value="0.120689655172414">
            <text:p>0</text:p>
          </table:table-cell>
          <table:table-cell table:style-name="ce20" table:formula="of:=4/[.K52]" office:value-type="float" office:value="0.122950819672131">
            <text:p>0</text:p>
          </table:table-cell>
          <table:table-cell table:style-name="ce20" table:formula="of:=4/[.L52]" office:value-type="float" office:value="0.125">
            <text:p>0</text:p>
          </table:table-cell>
          <table:table-cell table:style-name="ce32" table:formula="of:=4/[.M52]" office:value-type="float" office:value="0.136363636363636">
            <text:p>0</text:p>
          </table:table-cell>
          <table:table-cell table:style-name="ce20" table:formula="of:=4/[.N52]" office:value-type="float" office:value="0.14">
            <text:p>0</text:p>
          </table:table-cell>
          <table:table-cell table:style-name="ce20" table:formula="of:=4/[.O52]" office:value-type="float" office:value="0.141509433962264">
            <text:p>0</text:p>
          </table:table-cell>
          <table:table-cell table:style-name="ce20" table:formula="of:=4/[.P52]" office:value-type="float" office:value="0.142201834862385">
            <text:p>0</text:p>
          </table:table-cell>
          <table:table-cell table:style-name="ce20" table:formula="of:=4/[.Q52]" office:value-type="float" office:value="0.142857142857143">
            <text:p>0</text:p>
          </table:table-cell>
          <table:table-cell table:number-columns-repeated="1007"/>
        </table:table-row>
        <table:table-row table:style-name="ro1">
          <table:table-cell office:value-type="float" office:value="32">
            <text:p>32</text:p>
          </table:table-cell>
          <table:table-cell table:style-name="ce20" table:formula="of:=4/[.B53]" office:value-type="float" office:value="0.000000217982700892857">
            <text:p>0</text:p>
          </table:table-cell>
          <table:table-cell table:style-name="ce20" table:formula="of:=4/[.C53]" office:value-type="float" office:value="0.000000401547080592105">
            <text:p>0</text:p>
          </table:table-cell>
          <table:table-cell table:style-name="ce20" table:formula="of:=4/[.D53]" office:value-type="float" office:value="0.000000558248380335366">
            <text:p>0</text:p>
          </table:table-cell>
          <table:table-cell table:style-name="ce20" table:formula="of:=4/[.E53]" office:value-type="float" office:value="0.000000693581321022727">
            <text:p>0</text:p>
          </table:table-cell>
          <table:table-cell table:style-name="ce20" table:formula="of:=4/[.F53]" office:value-type="float" office:value="0.00000091552734375">
            <text:p>0</text:p>
          </table:table-cell>
          <table:table-cell table:style-name="ce20" table:formula="of:=4/[.G53]" office:value-type="float" office:value="0.00000100765588148585">
            <text:p>0</text:p>
          </table:table-cell>
          <table:table-cell table:style-name="ce20" table:formula="of:=4/[.H53]" office:value-type="float" office:value="0.00000108991350446429">
            <text:p>0</text:p>
          </table:table-cell>
          <table:table-cell table:style-name="ce20" table:formula="of:=4/[.I53]" office:value-type="float" office:value="0.00000134636374080882">
            <text:p>0</text:p>
          </table:table-cell>
          <table:table-cell table:style-name="ce20" table:formula="of:=4/[.J53]" office:value-type="float" office:value="0.00000144339896537162">
            <text:p>0</text:p>
          </table:table-cell>
          <table:table-cell table:style-name="ce20" table:formula="of:=4/[.K53]" office:value-type="float" office:value="0.00000148624568790584">
            <text:p>0</text:p>
          </table:table-cell>
          <table:table-cell table:style-name="ce20" table:formula="of:=4/[.L53]" office:value-type="float" office:value="0.00000152587890625">
            <text:p>0</text:p>
          </table:table-cell>
          <table:table-cell table:style-name="ce20" table:formula="of:=4/[.M53]" office:value-type="float" office:value="0.00000176062950721154">
            <text:p>0</text:p>
          </table:table-cell>
          <table:table-cell table:style-name="ce20" table:formula="of:=4/[.N53]" office:value-type="float" office:value="0.00000184157799030172">
            <text:p>0</text:p>
          </table:table-cell>
          <table:table-cell table:style-name="ce20" table:formula="of:=4/[.O53]" office:value-type="float" office:value="0.00000187608062243853">
            <text:p>0</text:p>
          </table:table-cell>
          <table:table-cell table:style-name="ce20" table:formula="of:=4/[.P53]" office:value-type="float" office:value="0.00000189208984375">
            <text:p>0</text:p>
          </table:table-cell>
          <table:table-cell table:style-name="ce20" table:formula="of:=4/[.Q53]" office:value-type="float" office:value="0.0000019073486328125">
            <text:p>0</text:p>
          </table:table-cell>
          <table:table-cell table:number-columns-repeated="1007"/>
        </table:table-row>
        <table:table-row table:style-name="ro1">
          <table:table-cell table:style-name="Default"/>
          <table:table-cell table:style-name="ce22" office:value-type="string" table:number-columns-spanned="15" table:number-rows-spanned="1">
            <text:p>### This crap shows why SCounters should be put aside, otherwise it causes 2 TLB misses per access (as each mB spreads across several MemPages)</text:p>
          </table:table-cell>
          <table:covered-table-cell table:number-columns-repeated="14" table:style-name="ce29"/>
          <table:table-cell table:number-columns-repeated="1008"/>
        </table:table-row>
        <table:table-row table:style-name="ro1">
          <table:table-cell table:style-name="ce7" table:number-columns-repeated="17"/>
          <table:table-cell table:number-columns-repeated="1007"/>
        </table:table-row>
        <table:table-row table:style-name="ro1">
          <table:table-cell table:style-name="Default"/>
          <table:table-cell table:style-name="ce16" office:value-type="float" office:value="8">
            <text:p>8</text:p>
          </table:table-cell>
          <table:table-cell table:style-name="ce16" office:value-type="float" office:value="16">
            <text:p>16</text:p>
          </table:table-cell>
          <table:table-cell table:style-name="ce16" office:value-type="float" office:value="24">
            <text:p>24</text:p>
          </table:table-cell>
          <table:table-cell table:style-name="ce16" office:value-type="float" office:value="32">
            <text:p>32</text:p>
          </table:table-cell>
          <table:table-cell table:style-name="ce16" office:value-type="float" office:value="48">
            <text:p>48</text:p>
          </table:table-cell>
          <table:table-cell table:style-name="ce16" office:value-type="float" office:value="56">
            <text:p>56</text:p>
          </table:table-cell>
          <table:table-cell table:style-name="ce16" office:value-type="float" office:value="64">
            <text:p>64</text:p>
          </table:table-cell>
          <table:table-cell table:style-name="ce16" office:value-type="float" office:value="96">
            <text:p>96</text:p>
          </table:table-cell>
          <table:table-cell table:style-name="ce16" office:value-type="float" office:value="112">
            <text:p>112</text:p>
          </table:table-cell>
          <table:table-cell table:style-name="ce16" office:value-type="float" office:value="120">
            <text:p>120</text:p>
          </table:table-cell>
          <table:table-cell table:style-name="ce16" office:value-type="float" office:value="128">
            <text:p>128</text:p>
          </table:table-cell>
          <table:table-cell table:style-name="ce16" office:value-type="float" office:value="192">
            <text:p>192</text:p>
          </table:table-cell>
          <table:table-cell table:style-name="ce16" office:value-type="float" office:value="224">
            <text:p>224</text:p>
          </table:table-cell>
          <table:table-cell table:style-name="ce16" office:value-type="float" office:value="240">
            <text:p>240</text:p>
          </table:table-cell>
          <table:table-cell table:style-name="ce16" office:value-type="float" office:value="248">
            <text:p>248</text:p>
          </table:table-cell>
          <table:table-cell table:style-name="ce16" office:value-type="float" office:value="256">
            <text:p>256</text:p>
          </table:table-cell>
          <table:table-cell table:number-columns-repeated="1007"/>
        </table:table-row>
        <table:table-row table:style-name="ro1">
          <table:table-cell table:style-name="ce1" office:value-type="string">
            <text:p>mB.Counters.%</text:p>
          </table:table-cell>
          <table:table-cell table:style-name="ce17" office:value-type="string" table:number-columns-spanned="6" table:number-rows-spanned="1">
            <text:p>&gt;&gt;&gt; Percentage of minorBlock devote to counters</text:p>
          </table:table-cell>
          <table:covered-table-cell table:number-columns-repeated="5" table:style-name="ce27"/>
          <table:table-cell table:number-columns-repeated="1017"/>
        </table:table-row>
        <table:table-row table:style-name="ro1">
          <table:table-cell office:value-type="float" office:value="8">
            <text:p>8</text:p>
          </table:table-cell>
          <table:table-cell table:style-name="ce23" table:formula="of:=(([.$A66]*[.$B$31])/8)/[.B42]" office:value-type="percentage" office:value="0.727272727272727">
            <text:p>72,73%</text:p>
          </table:table-cell>
          <table:table-cell table:style-name="ce23" table:formula="of:=(([.$A66]*[.$B$31])/8)/[.C42]" office:value-type="percentage" office:value="0.571428571428571">
            <text:p>57,14%</text:p>
          </table:table-cell>
          <table:table-cell table:style-name="ce23" table:formula="of:=(([.$A66]*[.$B$31])/8)/[.D42]" office:value-type="percentage" office:value="0.470588235294118">
            <text:p>47,06%</text:p>
          </table:table-cell>
          <table:table-cell table:style-name="ce23" table:formula="of:=(([.$A66]*[.$B$31])/8)/[.E42]" office:value-type="percentage" office:value="0.4">
            <text:p>40,00%</text:p>
          </table:table-cell>
          <table:table-cell table:style-name="ce23" table:formula="of:=(([.$A66]*[.$B$31])/8)/[.F42]" office:value-type="percentage" office:value="0.307692307692308">
            <text:p>30,77%</text:p>
          </table:table-cell>
          <table:table-cell table:style-name="ce23" table:formula="of:=(([.$A66]*[.$B$31])/8)/[.G42]" office:value-type="percentage" office:value="0.275862068965517">
            <text:p>27,59%</text:p>
          </table:table-cell>
          <table:table-cell table:style-name="ce23" table:formula="of:=(([.$A66]*[.$B$31])/8)/[.H42]" office:value-type="percentage" office:value="0.25">
            <text:p>25,00%</text:p>
          </table:table-cell>
          <table:table-cell table:style-name="ce23" table:formula="of:=(([.$A66]*[.$B$31])/8)/[.I42]" office:value-type="percentage" office:value="0.181818181818182">
            <text:p>18,18%</text:p>
          </table:table-cell>
          <table:table-cell table:style-name="ce23" table:formula="of:=(([.$A66]*[.$B$31])/8)/[.J42]" office:value-type="percentage" office:value="0.16">
            <text:p>16,00%</text:p>
          </table:table-cell>
          <table:table-cell table:style-name="ce23" table:formula="of:=(([.$A66]*[.$B$31])/8)/[.K42]" office:value-type="percentage" office:value="0.150943396226415">
            <text:p>15,09%</text:p>
          </table:table-cell>
          <table:table-cell table:style-name="ce23" table:formula="of:=(([.$A66]*[.$B$31])/8)/[.L42]" office:value-type="percentage" office:value="0.142857142857143">
            <text:p>14,29%</text:p>
          </table:table-cell>
          <table:table-cell table:style-name="ce23" table:formula="of:=(([.$A66]*[.$B$31])/8)/[.M42]" office:value-type="percentage" office:value="0.1">
            <text:p>10,00%</text:p>
          </table:table-cell>
          <table:table-cell table:style-name="ce23" table:formula="of:=(([.$A66]*[.$B$31])/8)/[.N42]" office:value-type="percentage" office:value="0.0869565217391304">
            <text:p>8,70%</text:p>
          </table:table-cell>
          <table:table-cell table:style-name="ce23" table:formula="of:=(([.$A66]*[.$B$31])/8)/[.O42]" office:value-type="percentage" office:value="0.0816326530612245">
            <text:p>8,16%</text:p>
          </table:table-cell>
          <table:table-cell table:style-name="ce23" table:formula="of:=(([.$A66]*[.$B$31])/8)/[.P42]" office:value-type="percentage" office:value="0.0792079207920792">
            <text:p>7,92%</text:p>
          </table:table-cell>
          <table:table-cell table:style-name="ce23" table:formula="of:=(([.$A66]*[.$B$31])/8)/[.Q42]" office:value-type="percentage" office:value="0.0769230769230769">
            <text:p>7,69%</text:p>
          </table:table-cell>
          <table:table-cell table:number-columns-repeated="1007"/>
        </table:table-row>
        <table:table-row table:style-name="ro1">
          <table:table-cell table:style-name="ce12" office:value-type="float" office:value="16">
            <text:p>16</text:p>
          </table:table-cell>
          <table:table-cell table:style-name="ce23" table:formula="of:=(([.$A67]*[.$B$31])/8)/[.B43]" office:value-type="percentage" office:value="0.842105263157895">
            <text:p>84,21%</text:p>
          </table:table-cell>
          <table:table-cell table:style-name="ce23" table:formula="of:=(([.$A67]*[.$B$31])/8)/[.C43]" office:value-type="percentage" office:value="0.727272727272727">
            <text:p>72,73%</text:p>
          </table:table-cell>
          <table:table-cell table:style-name="ce23" table:formula="of:=(([.$A67]*[.$B$31])/8)/[.D43]" office:value-type="percentage" office:value="0.64">
            <text:p>64,00%</text:p>
          </table:table-cell>
          <table:table-cell table:style-name="ce23" table:formula="of:=(([.$A67]*[.$B$31])/8)/[.E43]" office:value-type="percentage" office:value="0.571428571428571">
            <text:p>57,14%</text:p>
          </table:table-cell>
          <table:table-cell table:style-name="ce23" table:formula="of:=(([.$A67]*[.$B$31])/8)/[.F43]" office:value-type="percentage" office:value="0.470588235294118">
            <text:p>47,06%</text:p>
          </table:table-cell>
          <table:table-cell table:style-name="ce23" table:formula="of:=(([.$A67]*[.$B$31])/8)/[.G43]" office:value-type="percentage" office:value="0.432432432432432">
            <text:p>43,24%</text:p>
          </table:table-cell>
          <table:table-cell table:style-name="ce34" table:formula="of:=(([.$A67]*[.$B$31])/8)/[.H43]" office:value-type="percentage" office:value="0.4">
            <text:p>40,00%</text:p>
          </table:table-cell>
          <table:table-cell table:style-name="ce23" table:formula="of:=(([.$A67]*[.$B$31])/8)/[.I43]" office:value-type="percentage" office:value="0.307692307692308">
            <text:p>30,77%</text:p>
          </table:table-cell>
          <table:table-cell table:style-name="ce23" table:formula="of:=(([.$A67]*[.$B$31])/8)/[.J43]" office:value-type="percentage" office:value="0.275862068965517">
            <text:p>27,59%</text:p>
          </table:table-cell>
          <table:table-cell table:style-name="ce23" table:formula="of:=(([.$A67]*[.$B$31])/8)/[.K43]" office:value-type="percentage" office:value="0.262295081967213">
            <text:p>26,23%</text:p>
          </table:table-cell>
          <table:table-cell table:style-name="ce23" table:formula="of:=(([.$A67]*[.$B$31])/8)/[.L43]" office:value-type="percentage" office:value="0.25">
            <text:p>25,00%</text:p>
          </table:table-cell>
          <table:table-cell table:style-name="ce34" table:formula="of:=(([.$A67]*[.$B$31])/8)/[.M43]" office:value-type="percentage" office:value="0.181818181818182">
            <text:p>18,18%</text:p>
          </table:table-cell>
          <table:table-cell table:style-name="ce23" table:formula="of:=(([.$A67]*[.$B$31])/8)/[.N43]" office:value-type="percentage" office:value="0.16">
            <text:p>16,00%</text:p>
          </table:table-cell>
          <table:table-cell table:style-name="ce23" table:formula="of:=(([.$A67]*[.$B$31])/8)/[.O43]" office:value-type="percentage" office:value="0.150943396226415">
            <text:p>15,09%</text:p>
          </table:table-cell>
          <table:table-cell table:style-name="ce23" table:formula="of:=(([.$A67]*[.$B$31])/8)/[.P43]" office:value-type="percentage" office:value="0.146788990825688">
            <text:p>14,68%</text:p>
          </table:table-cell>
          <table:table-cell table:style-name="ce23" table:formula="of:=(([.$A67]*[.$B$31])/8)/[.Q43]" office:value-type="percentage" office:value="0.142857142857143">
            <text:p>14,29%</text:p>
          </table:table-cell>
          <table:table-cell table:number-columns-repeated="1007"/>
        </table:table-row>
        <table:table-row table:style-name="ro1">
          <table:table-cell office:value-type="float" office:value="32">
            <text:p>32</text:p>
          </table:table-cell>
          <table:table-cell table:style-name="ce23" table:formula="of:=(([.$A68]*[.$B$31])/8)/[.B44]" office:value-type="percentage" office:value="0.914285714285714">
            <text:p>91,43%</text:p>
          </table:table-cell>
          <table:table-cell table:style-name="ce23" table:formula="of:=(([.$A68]*[.$B$31])/8)/[.C44]" office:value-type="percentage" office:value="0.842105263157895">
            <text:p>84,21%</text:p>
          </table:table-cell>
          <table:table-cell table:style-name="ce23" table:formula="of:=(([.$A68]*[.$B$31])/8)/[.D44]" office:value-type="percentage" office:value="0.780487804878049">
            <text:p>78,05%</text:p>
          </table:table-cell>
          <table:table-cell table:style-name="ce23" table:formula="of:=(([.$A68]*[.$B$31])/8)/[.E44]" office:value-type="percentage" office:value="0.727272727272727">
            <text:p>72,73%</text:p>
          </table:table-cell>
          <table:table-cell table:style-name="ce23" table:formula="of:=(([.$A68]*[.$B$31])/8)/[.F44]" office:value-type="percentage" office:value="0.64">
            <text:p>64,00%</text:p>
          </table:table-cell>
          <table:table-cell table:style-name="ce23" table:formula="of:=(([.$A68]*[.$B$31])/8)/[.G44]" office:value-type="percentage" office:value="0.60377358490566">
            <text:p>60,38%</text:p>
          </table:table-cell>
          <table:table-cell table:style-name="ce23" table:formula="of:=(([.$A68]*[.$B$31])/8)/[.H44]" office:value-type="percentage" office:value="0.571428571428571">
            <text:p>57,14%</text:p>
          </table:table-cell>
          <table:table-cell table:style-name="ce23" table:formula="of:=(([.$A68]*[.$B$31])/8)/[.I44]" office:value-type="percentage" office:value="0.470588235294118">
            <text:p>47,06%</text:p>
          </table:table-cell>
          <table:table-cell table:style-name="ce23" table:formula="of:=(([.$A68]*[.$B$31])/8)/[.J44]" office:value-type="percentage" office:value="0.432432432432432">
            <text:p>43,24%</text:p>
          </table:table-cell>
          <table:table-cell table:style-name="ce23" table:formula="of:=(([.$A68]*[.$B$31])/8)/[.K44]" office:value-type="percentage" office:value="0.415584415584416">
            <text:p>41,56%</text:p>
          </table:table-cell>
          <table:table-cell table:style-name="ce23" table:formula="of:=(([.$A68]*[.$B$31])/8)/[.L44]" office:value-type="percentage" office:value="0.4">
            <text:p>40,00%</text:p>
          </table:table-cell>
          <table:table-cell table:style-name="ce23" table:formula="of:=(([.$A68]*[.$B$31])/8)/[.M44]" office:value-type="percentage" office:value="0.307692307692308">
            <text:p>30,77%</text:p>
          </table:table-cell>
          <table:table-cell table:style-name="ce23" table:formula="of:=(([.$A68]*[.$B$31])/8)/[.N44]" office:value-type="percentage" office:value="0.275862068965517">
            <text:p>27,59%</text:p>
          </table:table-cell>
          <table:table-cell table:style-name="ce23" table:formula="of:=(([.$A68]*[.$B$31])/8)/[.O44]" office:value-type="percentage" office:value="0.262295081967213">
            <text:p>26,23%</text:p>
          </table:table-cell>
          <table:table-cell table:style-name="ce23" table:formula="of:=(([.$A68]*[.$B$31])/8)/[.P44]" office:value-type="percentage" office:value="0.256">
            <text:p>25,60%</text:p>
          </table:table-cell>
          <table:table-cell table:style-name="ce23" table:formula="of:=(([.$A68]*[.$B$31])/8)/[.Q44]" office:value-type="percentage" office:value="0.25">
            <text:p>25,00%</text:p>
          </table:table-cell>
          <table:table-cell table:number-columns-repeated="1007"/>
        </table:table-row>
        <table:table-row table:style-name="ro1">
          <table:table-cell table:style-name="ce1" office:value-type="string">
            <text:p>MB.MCounters.% </text:p>
          </table:table-cell>
          <table:table-cell table:style-name="ce17" office:value-type="string" table:number-columns-spanned="6" table:number-rows-spanned="1">
            <text:p>&gt;&gt;&gt; Percentage of mayorBlock devoted to mayorCounters</text:p>
          </table:table-cell>
          <table:covered-table-cell table:number-columns-repeated="5" table:style-name="ce27"/>
          <table:table-cell table:number-columns-repeated="1017"/>
        </table:table-row>
        <table:table-row table:style-name="ro1">
          <table:table-cell office:value-type="float" office:value="8">
            <text:p>8</text:p>
          </table:table-cell>
          <table:table-cell table:style-name="ce23" table:formula="of:=(8*[.$B$29])/(8*[.$B$29]+[.B51]*1024)" office:value-type="percentage" office:value="0.153846153846154">
            <text:p>15,38%</text:p>
          </table:table-cell>
          <table:table-cell table:style-name="ce23" table:formula="of:=(8*[.$B$29])/(8*[.$B$29]+[.C51]*1024)" office:value-type="percentage" office:value="0.222222222222222">
            <text:p>22,22%</text:p>
          </table:table-cell>
          <table:table-cell table:style-name="ce23" table:formula="of:=(8*[.$B$29])/(8*[.$B$29]+[.D51]*1024)" office:value-type="percentage" office:value="0.260869565217391">
            <text:p>26,09%</text:p>
          </table:table-cell>
          <table:table-cell table:style-name="ce23" table:formula="of:=(8*[.$B$29])/(8*[.$B$29]+[.E51]*1024)" office:value-type="percentage" office:value="0.285714285714286">
            <text:p>28,57%</text:p>
          </table:table-cell>
          <table:table-cell table:style-name="ce23" table:formula="of:=(8*[.$B$29])/(8*[.$B$29]+[.F51]*1024)" office:value-type="percentage" office:value="0.315789473684211">
            <text:p>31,58%</text:p>
          </table:table-cell>
          <table:table-cell table:style-name="ce23" table:formula="of:=(8*[.$B$29])/(8*[.$B$29]+[.G51]*1024)" office:value-type="percentage" office:value="0.325581395348837">
            <text:p>32,56%</text:p>
          </table:table-cell>
          <table:table-cell table:style-name="ce23" table:formula="of:=(8*[.$B$29])/(8*[.$B$29]+[.H51]*1024)" office:value-type="percentage" office:value="0.333333333333333">
            <text:p>33,33%</text:p>
          </table:table-cell>
          <table:table-cell table:style-name="ce23" table:formula="of:=(8*[.$B$29])/(8*[.$B$29]+[.I51]*1024)" office:value-type="percentage" office:value="0.352941176470588">
            <text:p>35,29%</text:p>
          </table:table-cell>
          <table:table-cell table:style-name="ce23" table:formula="of:=(8*[.$B$29])/(8*[.$B$29]+[.J51]*1024)" office:value-type="percentage" office:value="0.358974358974359">
            <text:p>35,90%</text:p>
          </table:table-cell>
          <table:table-cell table:style-name="ce23" table:formula="of:=(8*[.$B$29])/(8*[.$B$29]+[.K51]*1024)" office:value-type="percentage" office:value="0.36144578313253">
            <text:p>36,14%</text:p>
          </table:table-cell>
          <table:table-cell table:style-name="ce23" table:formula="of:=(8*[.$B$29])/(8*[.$B$29]+[.L51]*1024)" office:value-type="percentage" office:value="0.363636363636364">
            <text:p>36,36%</text:p>
          </table:table-cell>
          <table:table-cell table:style-name="ce23" table:formula="of:=(8*[.$B$29])/(8*[.$B$29]+[.M51]*1024)" office:value-type="percentage" office:value="0.375">
            <text:p>37,50%</text:p>
          </table:table-cell>
          <table:table-cell table:style-name="ce23" table:formula="of:=(8*[.$B$29])/(8*[.$B$29]+[.N51]*1024)" office:value-type="percentage" office:value="0.378378378378378">
            <text:p>37,84%</text:p>
          </table:table-cell>
          <table:table-cell table:style-name="ce23" table:formula="of:=(8*[.$B$29])/(8*[.$B$29]+[.O51]*1024)" office:value-type="percentage" office:value="0.379746835443038">
            <text:p>37,97%</text:p>
          </table:table-cell>
          <table:table-cell table:style-name="ce23" table:formula="of:=(8*[.$B$29])/(8*[.$B$29]+[.P51]*1024)" office:value-type="percentage" office:value="0.380368098159509">
            <text:p>38,04%</text:p>
          </table:table-cell>
          <table:table-cell table:style-name="ce23" table:formula="of:=(8*[.$B$29])/(8*[.$B$29]+[.Q51]*1024)" office:value-type="percentage" office:value="0.380952380952381">
            <text:p>38,10%</text:p>
          </table:table-cell>
          <table:table-cell table:number-columns-repeated="1007"/>
        </table:table-row>
        <table:table-row table:style-name="ro1">
          <table:table-cell table:style-name="ce12" office:value-type="float" office:value="16">
            <text:p>16</text:p>
          </table:table-cell>
          <table:table-cell table:style-name="ce23" table:formula="of:=(8*[.$B$29])/(8*[.$B$29]+[.B52]*1024)" office:value-type="percentage" office:value="0.00041101520756268">
            <text:p>0,04%</text:p>
          </table:table-cell>
          <table:table-cell table:style-name="ce23" table:formula="of:=(8*[.$B$29])/(8*[.$B$29]+[.C52]*1024)" office:value-type="percentage" office:value="0.0007097232079489">
            <text:p>0,07%</text:p>
          </table:table-cell>
          <table:table-cell table:style-name="ce23" table:formula="of:=(8*[.$B$29])/(8*[.$B$29]+[.D52]*1024)" office:value-type="percentage" office:value="0.000936621916952857">
            <text:p>0,09%</text:p>
          </table:table-cell>
          <table:table-cell table:style-name="ce23" table:formula="of:=(8*[.$B$29])/(8*[.$B$29]+[.E52]*1024)" office:value-type="percentage" office:value="0.00111482720178372">
            <text:p>0,11%</text:p>
          </table:table-cell>
          <table:table-cell table:style-name="ce23" table:formula="of:=(8*[.$B$29])/(8*[.$B$29]+[.F52]*1024)" office:value-type="percentage" office:value="0.00137677833868747">
            <text:p>0,14%</text:p>
          </table:table-cell>
          <table:table-cell table:style-name="ce23" table:formula="of:=(8*[.$B$29])/(8*[.$B$29]+[.G52]*1024)" office:value-type="percentage" office:value="0.00147585916086865">
            <text:p>0,15%</text:p>
          </table:table-cell>
          <table:table-cell table:style-name="ce34" table:formula="of:=(8*[.$B$29])/(8*[.$B$29]+[.H52]*1024)" office:value-type="percentage" office:value="0.0015600624024961">
            <text:p>0,16%</text:p>
          </table:table-cell>
          <table:table-cell table:style-name="ce23" table:formula="of:=(8*[.$B$29])/(8*[.$B$29]+[.I52]*1024)" office:value-type="percentage" office:value="0.0017996400719856">
            <text:p>0,18%</text:p>
          </table:table-cell>
          <table:table-cell table:style-name="ce23" table:formula="of:=(8*[.$B$29])/(8*[.$B$29]+[.J52]*1024)" office:value-type="percentage" office:value="0.00188222640494757">
            <text:p>0,19%</text:p>
          </table:table-cell>
          <table:table-cell table:style-name="ce23" table:formula="of:=(8*[.$B$29])/(8*[.$B$29]+[.K52]*1024)" office:value-type="percentage" office:value="0.00191742298351016">
            <text:p>0,19%</text:p>
          </table:table-cell>
          <table:table-cell table:style-name="ce23" table:formula="of:=(8*[.$B$29])/(8*[.$B$29]+[.L52]*1024)" office:value-type="percentage" office:value="0.00194931773879142">
            <text:p>0,19%</text:p>
          </table:table-cell>
          <table:table-cell table:style-name="ce34" table:formula="of:=(8*[.$B$29])/(8*[.$B$29]+[.M52]*1024)" office:value-type="percentage" office:value="0.00212615166548547">
            <text:p>0,21%</text:p>
          </table:table-cell>
          <table:table-cell table:style-name="ce23" table:formula="of:=(8*[.$B$29])/(8*[.$B$29]+[.N52]*1024)" office:value-type="percentage" office:value="0.00218272528843156">
            <text:p>0,22%</text:p>
          </table:table-cell>
          <table:table-cell table:style-name="ce23" table:formula="of:=(8*[.$B$29])/(8*[.$B$29]+[.O52]*1024)" office:value-type="percentage" office:value="0.00220620679511693">
            <text:p>0,22%</text:p>
          </table:table-cell>
          <table:table-cell table:style-name="ce23" table:formula="of:=(8*[.$B$29])/(8*[.$B$29]+[.P52]*1024)" office:value-type="percentage" office:value="0.002216977758707">
            <text:p>0,22%</text:p>
          </table:table-cell>
          <table:table-cell table:style-name="ce23" table:formula="of:=(8*[.$B$29])/(8*[.$B$29]+[.Q52]*1024)" office:value-type="percentage" office:value="0.0022271714922049">
            <text:p>0,22%</text:p>
          </table:table-cell>
          <table:table-cell table:number-columns-repeated="1007"/>
        </table:table-row>
        <table:table-row table:style-name="ro1">
          <table:table-cell office:value-type="float" office:value="32">
            <text:p>32</text:p>
          </table:table-cell>
          <table:table-cell table:style-name="ce23" table:formula="of:=(8*[.$B$29])/(8*[.$B$29]+[.B53]*1024)" office:value-type="percentage" office:value="0.00000000340597968985019">
            <text:p>0,00%</text:p>
          </table:table-cell>
          <table:table-cell table:style-name="ce23" table:formula="of:=(8*[.$B$29])/(8*[.$B$29]+[.C53]*1024)" office:value-type="percentage" office:value="0.0000000062741730948864">
            <text:p>0,00%</text:p>
          </table:table-cell>
          <table:table-cell table:style-name="ce23" table:formula="of:=(8*[.$B$29])/(8*[.$B$29]+[.D53]*1024)" office:value-type="percentage" office:value="0.0000000087226308666558">
            <text:p>0,00%</text:p>
          </table:table-cell>
          <table:table-cell table:style-name="ce23" table:formula="of:=(8*[.$B$29])/(8*[.$B$29]+[.E53]*1024)" office:value-type="percentage" office:value="0.000000010837208023535">
            <text:p>0,00%</text:p>
          </table:table-cell>
          <table:table-cell table:style-name="ce23" table:formula="of:=(8*[.$B$29])/(8*[.$B$29]+[.F53]*1024)" office:value-type="percentage" office:value="0.0000000143051145414574">
            <text:p>0,00%</text:p>
          </table:table-cell>
          <table:table-cell table:style-name="ce23" table:formula="of:=(8*[.$B$29])/(8*[.$B$29]+[.G53]*1024)" office:value-type="percentage" office:value="0.0000000157446229003232">
            <text:p>0,00%</text:p>
          </table:table-cell>
          <table:table-cell table:style-name="ce23" table:formula="of:=(8*[.$B$29])/(8*[.$B$29]+[.H53]*1024)" office:value-type="percentage" office:value="0.000000017029898217237">
            <text:p>0,00%</text:p>
          </table:table-cell>
          <table:table-cell table:style-name="ce23" table:formula="of:=(8*[.$B$29])/(8*[.$B$29]+[.I53]*1024)" office:value-type="percentage" office:value="0.0000000210369330075853">
            <text:p>0,00%</text:p>
          </table:table-cell>
          <table:table-cell table:style-name="ce23" table:formula="of:=(8*[.$B$29])/(8*[.$B$29]+[.J53]*1024)" office:value-type="percentage" office:value="0.0000000225531083252889">
            <text:p>0,00%</text:p>
          </table:table-cell>
          <table:table-cell table:style-name="ce23" table:formula="of:=(8*[.$B$29])/(8*[.$B$29]+[.K53]*1024)" office:value-type="percentage" office:value="0.0000000232225883342402">
            <text:p>0,00%</text:p>
          </table:table-cell>
          <table:table-cell table:style-name="ce23" table:formula="of:=(8*[.$B$29])/(8*[.$B$29]+[.L53]*1024)" office:value-type="percentage" office:value="0.0000000238418573417221">
            <text:p>0,00%</text:p>
          </table:table-cell>
          <table:table-cell table:style-name="ce23" table:formula="of:=(8*[.$B$29])/(8*[.$B$29]+[.M53]*1024)" office:value-type="percentage" office:value="0.0000000275098352933892">
            <text:p>0,00%</text:p>
          </table:table-cell>
          <table:table-cell table:style-name="ce23" table:formula="of:=(8*[.$B$29])/(8*[.$B$29]+[.N53]*1024)" office:value-type="percentage" office:value="0.0000000287746552704836">
            <text:p>0,00%</text:p>
          </table:table-cell>
          <table:table-cell table:style-name="ce23" table:formula="of:=(8*[.$B$29])/(8*[.$B$29]+[.O53]*1024)" office:value-type="percentage" office:value="0.0000000293137588663055">
            <text:p>0,00%</text:p>
          </table:table-cell>
          <table:table-cell table:style-name="ce23" table:formula="of:=(8*[.$B$29])/(8*[.$B$29]+[.P53]*1024)" office:value-type="percentage" office:value="0.0000000295639029345694">
            <text:p>0,00%</text:p>
          </table:table-cell>
          <table:table-cell table:style-name="ce23" table:formula="of:=(8*[.$B$29])/(8*[.$B$29]+[.Q53]*1024)" office:value-type="percentage" office:value="0.0000000298023214995169">
            <text:p>0,00%</text:p>
          </table:table-cell>
          <table:table-cell table:number-columns-repeated="1007"/>
        </table:table-row>
        <table:table-row table:style-name="ro1">
          <table:table-cell table:style-name="ce1" office:value-type="string">
            <text:p>MB.Counters.% </text:p>
          </table:table-cell>
          <table:table-cell table:style-name="ce17" office:value-type="string" table:number-columns-spanned="6" table:number-rows-spanned="1">
            <text:p>&gt;&gt;&gt; Percentage of mayorBlock devoted to counters</text:p>
          </table:table-cell>
          <table:covered-table-cell table:number-columns-repeated="5"/>
          <table:table-cell table:number-columns-repeated="1017"/>
        </table:table-row>
        <table:table-row table:style-name="ro1">
          <table:table-cell office:value-type="float" office:value="8">
            <text:p>8</text:p>
          </table:table-cell>
          <table:table-cell table:style-name="ce24" table:formula="of:=(8*[.$B$29]+[.B47]*[.$B$31]*[.$A74]/8)/(8*[.$B$29]+[.B51]*1024)" office:value-type="percentage" office:value="0.769230769230769">
            <text:p>76,92%</text:p>
          </table:table-cell>
          <table:table-cell table:style-name="ce24" table:formula="of:=(8*[.$B$29]+[.C47]*[.$B$31]*[.$A74]/8)/(8*[.$B$29]+[.C51]*1024)" office:value-type="percentage" office:value="0.666666666666667">
            <text:p>66,67%</text:p>
          </table:table-cell>
          <table:table-cell table:style-name="ce24" table:formula="of:=(8*[.$B$29]+[.D47]*[.$B$31]*[.$A74]/8)/(8*[.$B$29]+[.D51]*1024)" office:value-type="percentage" office:value="0.608695652173913">
            <text:p>60,87%</text:p>
          </table:table-cell>
          <table:table-cell table:style-name="ce24" table:formula="of:=(8*[.$B$29]+[.E47]*[.$B$31]*[.$A74]/8)/(8*[.$B$29]+[.E51]*1024)" office:value-type="percentage" office:value="0.571428571428571">
            <text:p>57,14%</text:p>
          </table:table-cell>
          <table:table-cell table:style-name="ce24" table:formula="of:=(8*[.$B$29]+[.F47]*[.$B$31]*[.$A74]/8)/(8*[.$B$29]+[.F51]*1024)" office:value-type="percentage" office:value="0.526315789473684">
            <text:p>52,63%</text:p>
          </table:table-cell>
          <table:table-cell table:style-name="ce24" table:formula="of:=(8*[.$B$29]+[.G47]*[.$B$31]*[.$A74]/8)/(8*[.$B$29]+[.G51]*1024)" office:value-type="percentage" office:value="0.511627906976744">
            <text:p>51,16%</text:p>
          </table:table-cell>
          <table:table-cell table:style-name="ce24" table:formula="of:=(8*[.$B$29]+[.H47]*[.$B$31]*[.$A74]/8)/(8*[.$B$29]+[.H51]*1024)" office:value-type="percentage" office:value="0.5">
            <text:p>50,00%</text:p>
          </table:table-cell>
          <table:table-cell table:style-name="ce24" table:formula="of:=(8*[.$B$29]+[.I47]*[.$B$31]*[.$A74]/8)/(8*[.$B$29]+[.I51]*1024)" office:value-type="percentage" office:value="0.470588235294118">
            <text:p>47,06%</text:p>
          </table:table-cell>
          <table:table-cell table:style-name="ce24" table:formula="of:=(8*[.$B$29]+[.J47]*[.$B$31]*[.$A74]/8)/(8*[.$B$29]+[.J51]*1024)" office:value-type="percentage" office:value="0.461538461538462">
            <text:p>46,15%</text:p>
          </table:table-cell>
          <table:table-cell table:style-name="ce24" table:formula="of:=(8*[.$B$29]+[.K47]*[.$B$31]*[.$A74]/8)/(8*[.$B$29]+[.K51]*1024)" office:value-type="percentage" office:value="0.457831325301205">
            <text:p>45,78%</text:p>
          </table:table-cell>
          <table:table-cell table:style-name="ce24" table:formula="of:=(8*[.$B$29]+[.L47]*[.$B$31]*[.$A74]/8)/(8*[.$B$29]+[.L51]*1024)" office:value-type="percentage" office:value="0.454545454545455">
            <text:p>45,45%</text:p>
          </table:table-cell>
          <table:table-cell table:style-name="ce24" table:formula="of:=(8*[.$B$29]+[.M47]*[.$B$31]*[.$A74]/8)/(8*[.$B$29]+[.M51]*1024)" office:value-type="percentage" office:value="0.4375">
            <text:p>43,75%</text:p>
          </table:table-cell>
          <table:table-cell table:style-name="ce24" table:formula="of:=(8*[.$B$29]+[.N47]*[.$B$31]*[.$A74]/8)/(8*[.$B$29]+[.N51]*1024)" office:value-type="percentage" office:value="0.432432432432432">
            <text:p>43,24%</text:p>
          </table:table-cell>
          <table:table-cell table:style-name="ce24" table:formula="of:=(8*[.$B$29]+[.O47]*[.$B$31]*[.$A74]/8)/(8*[.$B$29]+[.O51]*1024)" office:value-type="percentage" office:value="0.430379746835443">
            <text:p>43,04%</text:p>
          </table:table-cell>
          <table:table-cell table:style-name="ce24" table:formula="of:=(8*[.$B$29]+[.P47]*[.$B$31]*[.$A74]/8)/(8*[.$B$29]+[.P51]*1024)" office:value-type="percentage" office:value="0.429447852760736">
            <text:p>42,94%</text:p>
          </table:table-cell>
          <table:table-cell table:style-name="ce24" table:formula="of:=(8*[.$B$29]+[.Q47]*[.$B$31]*[.$A74]/8)/(8*[.$B$29]+[.Q51]*1024)" office:value-type="percentage" office:value="0.428571428571429">
            <text:p>42,86%</text:p>
          </table:table-cell>
          <table:table-cell table:number-columns-repeated="1007"/>
        </table:table-row>
        <table:table-row table:style-name="ro1">
          <table:table-cell table:style-name="ce12" office:value-type="float" office:value="16">
            <text:p>16</text:p>
          </table:table-cell>
          <table:table-cell table:style-name="ce24" table:formula="of:=(8*[.$B$29]+[.B48]*[.$B$31]*[.$A75]/8)/(8*[.$B$29]+[.B52]*1024)" office:value-type="percentage" office:value="0.842170160295931">
            <text:p>84,22%</text:p>
          </table:table-cell>
          <table:table-cell table:style-name="ce24" table:formula="of:=(8*[.$B$29]+[.C48]*[.$B$31]*[.$A75]/8)/(8*[.$B$29]+[.C52]*1024)" office:value-type="percentage" office:value="0.727466288147622">
            <text:p>72,75%</text:p>
          </table:table-cell>
          <table:table-cell table:style-name="ce24" table:formula="of:=(8*[.$B$29]+[.D48]*[.$B$31]*[.$A75]/8)/(8*[.$B$29]+[.D52]*1024)" office:value-type="percentage" office:value="0.640337183890103">
            <text:p>64,03%</text:p>
          </table:table-cell>
          <table:table-cell table:style-name="ce24" table:formula="of:=(8*[.$B$29]+[.E48]*[.$B$31]*[.$A75]/8)/(8*[.$B$29]+[.E52]*1024)" office:value-type="percentage" office:value="0.57190635451505">
            <text:p>57,19%</text:p>
          </table:table-cell>
          <table:table-cell table:style-name="ce24" table:formula="of:=(8*[.$B$29]+[.F48]*[.$B$31]*[.$A75]/8)/(8*[.$B$29]+[.F52]*1024)" office:value-type="percentage" office:value="0.471317117944011">
            <text:p>47,13%</text:p>
          </table:table-cell>
          <table:table-cell table:style-name="ce24" table:formula="of:=(8*[.$B$29]+[.G48]*[.$B$31]*[.$A75]/8)/(8*[.$B$29]+[.G52]*1024)" office:value-type="percentage" office:value="0.433270082226439">
            <text:p>43,33%</text:p>
          </table:table-cell>
          <table:table-cell table:style-name="ce35" table:formula="of:=(8*[.$B$29]+[.H48]*[.$B$31]*[.$A75]/8)/(8*[.$B$29]+[.H52]*1024)" office:value-type="percentage" office:value="0.400936037441498">
            <text:p>40,09%</text:p>
          </table:table-cell>
          <table:table-cell table:style-name="ce24" table:formula="of:=(8*[.$B$29]+[.I48]*[.$B$31]*[.$A75]/8)/(8*[.$B$29]+[.I52]*1024)" office:value-type="percentage" office:value="0.308938212357528">
            <text:p>30,89%</text:p>
          </table:table-cell>
          <table:table-cell table:style-name="ce24" table:formula="of:=(8*[.$B$29]+[.J48]*[.$B$31]*[.$A75]/8)/(8*[.$B$29]+[.J52]*1024)" office:value-type="percentage" office:value="0.277225060500134">
            <text:p>27,72%</text:p>
          </table:table-cell>
          <table:table-cell table:style-name="ce24" table:formula="of:=(8*[.$B$29]+[.K48]*[.$B$31]*[.$A75]/8)/(8*[.$B$29]+[.K52]*1024)" office:value-type="percentage" office:value="0.263709574332098">
            <text:p>26,37%</text:p>
          </table:table-cell>
          <table:table-cell table:style-name="ce24" table:formula="of:=(8*[.$B$29]+[.L48]*[.$B$31]*[.$A75]/8)/(8*[.$B$29]+[.L52]*1024)" office:value-type="percentage" office:value="0.251461988304094">
            <text:p>25,15%</text:p>
          </table:table-cell>
          <table:table-cell table:style-name="ce35" table:formula="of:=(8*[.$B$29]+[.M48]*[.$B$31]*[.$A75]/8)/(8*[.$B$29]+[.M52]*1024)" office:value-type="percentage" office:value="0.183557760453579">
            <text:p>18,36%</text:p>
          </table:table-cell>
          <table:table-cell table:style-name="ce24" table:formula="of:=(8*[.$B$29]+[.N48]*[.$B$31]*[.$A75]/8)/(8*[.$B$29]+[.N52]*1024)" office:value-type="percentage" office:value="0.161833489242282">
            <text:p>16,18%</text:p>
          </table:table-cell>
          <table:table-cell table:style-name="ce24" table:formula="of:=(8*[.$B$29]+[.O48]*[.$B$31]*[.$A75]/8)/(8*[.$B$29]+[.O52]*1024)" office:value-type="percentage" office:value="0.152816590675099">
            <text:p>15,28%</text:p>
          </table:table-cell>
          <table:table-cell table:style-name="ce24" table:formula="of:=(8*[.$B$29]+[.P48]*[.$B$31]*[.$A75]/8)/(8*[.$B$29]+[.P52]*1024)" office:value-type="percentage" office:value="0.148680540656511">
            <text:p>14,87%</text:p>
          </table:table-cell>
          <table:table-cell table:style-name="ce24" table:formula="of:=(8*[.$B$29]+[.Q48]*[.$B$31]*[.$A75]/8)/(8*[.$B$29]+[.Q52]*1024)" office:value-type="percentage" office:value="0.144766146993319">
            <text:p>14,48%</text:p>
          </table:table-cell>
          <table:table-cell table:number-columns-repeated="1007"/>
        </table:table-row>
        <table:table-row table:style-name="ro1">
          <table:table-cell office:value-type="float" office:value="32">
            <text:p>32</text:p>
          </table:table-cell>
          <table:table-cell table:style-name="ce24" table:formula="of:=(8*[.$B$29]+[.B49]*[.$B$31]*[.$A76]/8)/(8*[.$B$29]+[.B53]*1024)" office:value-type="percentage" office:value="0.914285714577655">
            <text:p>91,43%</text:p>
          </table:table-cell>
          <table:table-cell table:style-name="ce24" table:formula="of:=(8*[.$B$29]+[.C49]*[.$B$31]*[.$A76]/8)/(8*[.$B$29]+[.C53]*1024)" office:value-type="percentage" office:value="0.842105264148554">
            <text:p>84,21%</text:p>
          </table:table-cell>
          <table:table-cell table:style-name="ce24" table:formula="of:=(8*[.$B$29]+[.D49]*[.$B$31]*[.$A76]/8)/(8*[.$B$29]+[.D53]*1024)" office:value-type="percentage" office:value="0.780487806792773">
            <text:p>78,05%</text:p>
          </table:table-cell>
          <table:table-cell table:style-name="ce24" table:formula="of:=(8*[.$B$29]+[.E49]*[.$B$31]*[.$A76]/8)/(8*[.$B$29]+[.E53]*1024)" office:value-type="percentage" office:value="0.72727273022833">
            <text:p>72,73%</text:p>
          </table:table-cell>
          <table:table-cell table:style-name="ce24" table:formula="of:=(8*[.$B$29]+[.F49]*[.$B$31]*[.$A76]/8)/(8*[.$B$29]+[.F53]*1024)" office:value-type="percentage" office:value="0.640000005149841">
            <text:p>64,00%</text:p>
          </table:table-cell>
          <table:table-cell table:style-name="ce24" table:formula="of:=(8*[.$B$29]+[.G49]*[.$B$31]*[.$A76]/8)/(8*[.$B$29]+[.G53]*1024)" office:value-type="percentage" office:value="0.603773591144096">
            <text:p>60,38%</text:p>
          </table:table-cell>
          <table:table-cell table:style-name="ce24" table:formula="of:=(8*[.$B$29]+[.H49]*[.$B$31]*[.$A76]/8)/(8*[.$B$29]+[.H53]*1024)" office:value-type="percentage" office:value="0.571428578727099">
            <text:p>57,14%</text:p>
          </table:table-cell>
          <table:table-cell table:style-name="ce24" table:formula="of:=(8*[.$B$29]+[.I49]*[.$B$31]*[.$A76]/8)/(8*[.$B$29]+[.I53]*1024)" office:value-type="percentage" office:value="0.470588246431318">
            <text:p>47,06%</text:p>
          </table:table-cell>
          <table:table-cell table:style-name="ce24" table:formula="of:=(8*[.$B$29]+[.J49]*[.$B$31]*[.$A76]/8)/(8*[.$B$29]+[.J53]*1024)" office:value-type="percentage" office:value="0.432432445232845">
            <text:p>43,24%</text:p>
          </table:table-cell>
          <table:table-cell table:style-name="ce24" table:formula="of:=(8*[.$B$29]+[.K49]*[.$B$31]*[.$A76]/8)/(8*[.$B$29]+[.K53]*1024)" office:value-type="percentage" office:value="0.415584429156058">
            <text:p>41,56%</text:p>
          </table:table-cell>
          <table:table-cell table:style-name="ce24" table:formula="of:=(8*[.$B$29]+[.L49]*[.$B$31]*[.$A76]/8)/(8*[.$B$29]+[.L53]*1024)" office:value-type="percentage" office:value="0.400000014305114">
            <text:p>40,00%</text:p>
          </table:table-cell>
          <table:table-cell table:style-name="ce24" table:formula="of:=(8*[.$B$29]+[.M49]*[.$B$31]*[.$A76]/8)/(8*[.$B$29]+[.M53]*1024)" office:value-type="percentage" office:value="0.307692326737578">
            <text:p>30,77%</text:p>
          </table:table-cell>
          <table:table-cell table:style-name="ce24" table:formula="of:=(8*[.$B$29]+[.N49]*[.$B$31]*[.$A76]/8)/(8*[.$B$29]+[.N53]*1024)" office:value-type="percentage" office:value="0.275862089802337">
            <text:p>27,59%</text:p>
          </table:table-cell>
          <table:table-cell table:style-name="ce24" table:formula="of:=(8*[.$B$29]+[.O49]*[.$B$31]*[.$A76]/8)/(8*[.$B$29]+[.O53]*1024)" office:value-type="percentage" office:value="0.262295103592117">
            <text:p>26,23%</text:p>
          </table:table-cell>
          <table:table-cell table:style-name="ce24" table:formula="of:=(8*[.$B$29]+[.P49]*[.$B$31]*[.$A76]/8)/(8*[.$B$29]+[.P53]*1024)" office:value-type="percentage" office:value="0.256000021995544">
            <text:p>25,60%</text:p>
          </table:table-cell>
          <table:table-cell table:style-name="ce24" table:formula="of:=(8*[.$B$29]+[.Q49]*[.$B$31]*[.$A76]/8)/(8*[.$B$29]+[.Q53]*1024)" office:value-type="percentage" office:value="0.250000022351741">
            <text:p>25,00%</text:p>
          </table:table-cell>
          <table:table-cell table:number-columns-repeated="1007"/>
        </table:table-row>
        <table:table-row table:style-name="ro1">
          <table:table-cell table:style-name="ce1" office:value-type="string">
            <text:p>MB.Bitmaps.% </text:p>
          </table:table-cell>
          <table:table-cell table:style-name="ce17" office:value-type="string" table:number-columns-spanned="6" table:number-rows-spanned="1">
            <text:p>&gt;&gt;&gt; Percentage of mayorBlock devoted to bitmaps</text:p>
          </table:table-cell>
          <table:covered-table-cell table:number-columns-repeated="5" table:style-name="ce24"/>
          <table:table-cell table:style-name="ce24" table:number-columns-repeated="10"/>
          <table:table-cell table:number-columns-repeated="1007"/>
        </table:table-row>
        <table:table-row table:style-name="ro1">
          <table:table-cell office:value-type="float" office:value="8">
            <text:p>8</text:p>
          </table:table-cell>
          <table:table-cell table:style-name="ce24" table:formula="of:=([.B47]*[.B$64]*[.$C$31]/8)/(8*[.$B$29]+[.B51]*1024)" office:value-type="percentage" office:value="0.230769230769231">
            <text:p>23,08%</text:p>
          </table:table-cell>
          <table:table-cell table:style-name="ce24" table:formula="of:=([.C47]*[.C$64]*[.$C$31]/8)/(8*[.$B$29]+[.C51]*1024)" office:value-type="percentage" office:value="0.333333333333333">
            <text:p>33,33%</text:p>
          </table:table-cell>
          <table:table-cell table:style-name="ce24" table:formula="of:=([.D47]*[.D$64]*[.$C$31]/8)/(8*[.$B$29]+[.D51]*1024)" office:value-type="percentage" office:value="0.391304347826087">
            <text:p>39,13%</text:p>
          </table:table-cell>
          <table:table-cell table:style-name="ce24" table:formula="of:=([.E47]*[.E$64]*[.$C$31]/8)/(8*[.$B$29]+[.E51]*1024)" office:value-type="percentage" office:value="0.428571428571429">
            <text:p>42,86%</text:p>
          </table:table-cell>
          <table:table-cell table:style-name="ce24" table:formula="of:=([.F47]*[.F$64]*[.$C$31]/8)/(8*[.$B$29]+[.F51]*1024)" office:value-type="percentage" office:value="0.473684210526316">
            <text:p>47,37%</text:p>
          </table:table-cell>
          <table:table-cell table:style-name="ce24" table:formula="of:=([.G47]*[.G$64]*[.$C$31]/8)/(8*[.$B$29]+[.G51]*1024)" office:value-type="percentage" office:value="0.488372093023256">
            <text:p>48,84%</text:p>
          </table:table-cell>
          <table:table-cell table:style-name="ce24" table:formula="of:=([.H47]*[.H$64]*[.$C$31]/8)/(8*[.$B$29]+[.H51]*1024)" office:value-type="percentage" office:value="0.5">
            <text:p>50,00%</text:p>
          </table:table-cell>
          <table:table-cell table:style-name="ce24" table:formula="of:=([.I47]*[.I$64]*[.$C$31]/8)/(8*[.$B$29]+[.I51]*1024)" office:value-type="percentage" office:value="0.529411764705882">
            <text:p>52,94%</text:p>
          </table:table-cell>
          <table:table-cell table:style-name="ce24" table:formula="of:=([.J47]*[.J$64]*[.$C$31]/8)/(8*[.$B$29]+[.J51]*1024)" office:value-type="percentage" office:value="0.538461538461538">
            <text:p>53,85%</text:p>
          </table:table-cell>
          <table:table-cell table:style-name="ce24" table:formula="of:=([.K47]*[.K$64]*[.$C$31]/8)/(8*[.$B$29]+[.K51]*1024)" office:value-type="percentage" office:value="0.542168674698795">
            <text:p>54,22%</text:p>
          </table:table-cell>
          <table:table-cell table:style-name="ce24" table:formula="of:=([.L47]*[.L$64]*[.$C$31]/8)/(8*[.$B$29]+[.L51]*1024)" office:value-type="percentage" office:value="0.545454545454545">
            <text:p>54,55%</text:p>
          </table:table-cell>
          <table:table-cell table:style-name="ce24" table:formula="of:=([.M47]*[.M$64]*[.$C$31]/8)/(8*[.$B$29]+[.M51]*1024)" office:value-type="percentage" office:value="0.5625">
            <text:p>56,25%</text:p>
          </table:table-cell>
          <table:table-cell table:style-name="ce24" table:formula="of:=([.N47]*[.N$64]*[.$C$31]/8)/(8*[.$B$29]+[.N51]*1024)" office:value-type="percentage" office:value="0.567567567567568">
            <text:p>56,76%</text:p>
          </table:table-cell>
          <table:table-cell table:style-name="ce24" table:formula="of:=([.O47]*[.O$64]*[.$C$31]/8)/(8*[.$B$29]+[.O51]*1024)" office:value-type="percentage" office:value="0.569620253164557">
            <text:p>56,96%</text:p>
          </table:table-cell>
          <table:table-cell table:style-name="ce24" table:formula="of:=([.P47]*[.P$64]*[.$C$31]/8)/(8*[.$B$29]+[.P51]*1024)" office:value-type="percentage" office:value="0.570552147239264">
            <text:p>57,06%</text:p>
          </table:table-cell>
          <table:table-cell table:style-name="ce24" table:formula="of:=([.Q47]*[.Q$64]*[.$C$31]/8)/(8*[.$B$29]+[.Q51]*1024)" office:value-type="percentage" office:value="0.571428571428571">
            <text:p>57,14%</text:p>
          </table:table-cell>
          <table:table-cell table:number-columns-repeated="1007"/>
        </table:table-row>
        <table:table-row table:style-name="ro1">
          <table:table-cell table:style-name="ce12" office:value-type="float" office:value="16">
            <text:p>16</text:p>
          </table:table-cell>
          <table:table-cell table:style-name="ce24" table:formula="of:=([.B48]*[.B$64]*[.$C$31]/8)/(8*[.$B$29]+[.B52]*1024)" office:value-type="percentage" office:value="0.157829839704069">
            <text:p>15,78%</text:p>
          </table:table-cell>
          <table:table-cell table:style-name="ce24" table:formula="of:=([.C48]*[.C$64]*[.$C$31]/8)/(8*[.$B$29]+[.C52]*1024)" office:value-type="percentage" office:value="0.272533711852378">
            <text:p>27,25%</text:p>
          </table:table-cell>
          <table:table-cell table:style-name="ce24" table:formula="of:=([.D48]*[.D$64]*[.$C$31]/8)/(8*[.$B$29]+[.D52]*1024)" office:value-type="percentage" office:value="0.359662816109897">
            <text:p>35,97%</text:p>
          </table:table-cell>
          <table:table-cell table:style-name="ce24" table:formula="of:=([.E48]*[.E$64]*[.$C$31]/8)/(8*[.$B$29]+[.E52]*1024)" office:value-type="percentage" office:value="0.42809364548495">
            <text:p>42,81%</text:p>
          </table:table-cell>
          <table:table-cell table:style-name="ce24" table:formula="of:=([.F48]*[.F$64]*[.$C$31]/8)/(8*[.$B$29]+[.F52]*1024)" office:value-type="percentage" office:value="0.528682882055989">
            <text:p>52,87%</text:p>
          </table:table-cell>
          <table:table-cell table:style-name="ce24" table:formula="of:=([.G48]*[.G$64]*[.$C$31]/8)/(8*[.$B$29]+[.G52]*1024)" office:value-type="percentage" office:value="0.566729917773561">
            <text:p>56,67%</text:p>
          </table:table-cell>
          <table:table-cell table:style-name="ce35" table:formula="of:=([.H48]*[.H$64]*[.$C$31]/8)/(8*[.$B$29]+[.H52]*1024)" office:value-type="percentage" office:value="0.599063962558502">
            <text:p>59,91%</text:p>
          </table:table-cell>
          <table:table-cell table:style-name="ce24" table:formula="of:=([.I48]*[.I$64]*[.$C$31]/8)/(8*[.$B$29]+[.I52]*1024)" office:value-type="percentage" office:value="0.691061787642471">
            <text:p>69,11%</text:p>
          </table:table-cell>
          <table:table-cell table:style-name="ce24" table:formula="of:=([.J48]*[.J$64]*[.$C$31]/8)/(8*[.$B$29]+[.J52]*1024)" office:value-type="percentage" office:value="0.722774939499866">
            <text:p>72,28%</text:p>
          </table:table-cell>
          <table:table-cell table:style-name="ce24" table:formula="of:=([.K48]*[.K$64]*[.$C$31]/8)/(8*[.$B$29]+[.K52]*1024)" office:value-type="percentage" office:value="0.736290425667902">
            <text:p>73,63%</text:p>
          </table:table-cell>
          <table:table-cell table:style-name="ce24" table:formula="of:=([.L48]*[.L$64]*[.$C$31]/8)/(8*[.$B$29]+[.L52]*1024)" office:value-type="percentage" office:value="0.748538011695906">
            <text:p>74,85%</text:p>
          </table:table-cell>
          <table:table-cell table:style-name="ce35" table:formula="of:=([.M48]*[.M$64]*[.$C$31]/8)/(8*[.$B$29]+[.M52]*1024)" office:value-type="percentage" office:value="0.816442239546421">
            <text:p>81,64%</text:p>
          </table:table-cell>
          <table:table-cell table:style-name="ce24" table:formula="of:=([.N48]*[.N$64]*[.$C$31]/8)/(8*[.$B$29]+[.N52]*1024)" office:value-type="percentage" office:value="0.838166510757718">
            <text:p>83,82%</text:p>
          </table:table-cell>
          <table:table-cell table:style-name="ce24" table:formula="of:=([.O48]*[.O$64]*[.$C$31]/8)/(8*[.$B$29]+[.O52]*1024)" office:value-type="percentage" office:value="0.847183409324901">
            <text:p>84,72%</text:p>
          </table:table-cell>
          <table:table-cell table:style-name="ce24" table:formula="of:=([.P48]*[.P$64]*[.$C$31]/8)/(8*[.$B$29]+[.P52]*1024)" office:value-type="percentage" office:value="0.851319459343488">
            <text:p>85,13%</text:p>
          </table:table-cell>
          <table:table-cell table:style-name="ce24" table:formula="of:=([.Q48]*[.Q$64]*[.$C$31]/8)/(8*[.$B$29]+[.Q52]*1024)" office:value-type="percentage" office:value="0.855233853006681">
            <text:p>85,52%</text:p>
          </table:table-cell>
          <table:table-cell table:number-columns-repeated="1007"/>
        </table:table-row>
        <table:table-row table:style-name="ro1">
          <table:table-cell office:value-type="float" office:value="32">
            <text:p>32</text:p>
          </table:table-cell>
          <table:table-cell table:style-name="ce24" table:formula="of:=([.B49]*[.B$64]*[.$C$31]/8)/(8*[.$B$29]+[.B53]*1024)" office:value-type="percentage" office:value="0.0857142854223446">
            <text:p>8,57%</text:p>
          </table:table-cell>
          <table:table-cell table:style-name="ce24" table:formula="of:=([.C49]*[.C$64]*[.$C$31]/8)/(8*[.$B$29]+[.C53]*1024)" office:value-type="percentage" office:value="0.157894735851446">
            <text:p>15,79%</text:p>
          </table:table-cell>
          <table:table-cell table:style-name="ce24" table:formula="of:=([.D49]*[.D$64]*[.$C$31]/8)/(8*[.$B$29]+[.D53]*1024)" office:value-type="percentage" office:value="0.219512193207227">
            <text:p>21,95%</text:p>
          </table:table-cell>
          <table:table-cell table:style-name="ce24" table:formula="of:=([.E49]*[.E$64]*[.$C$31]/8)/(8*[.$B$29]+[.E53]*1024)" office:value-type="percentage" office:value="0.272727269771671">
            <text:p>27,27%</text:p>
          </table:table-cell>
          <table:table-cell table:style-name="ce24" table:formula="of:=([.F49]*[.F$64]*[.$C$31]/8)/(8*[.$B$29]+[.F53]*1024)" office:value-type="percentage" office:value="0.359999994850159">
            <text:p>36,00%</text:p>
          </table:table-cell>
          <table:table-cell table:style-name="ce24" table:formula="of:=([.G49]*[.G$64]*[.$C$31]/8)/(8*[.$B$29]+[.G53]*1024)" office:value-type="percentage" office:value="0.396226408855904">
            <text:p>39,62%</text:p>
          </table:table-cell>
          <table:table-cell table:style-name="ce24" table:formula="of:=([.H49]*[.H$64]*[.$C$31]/8)/(8*[.$B$29]+[.H53]*1024)" office:value-type="percentage" office:value="0.428571421272901">
            <text:p>42,86%</text:p>
          </table:table-cell>
          <table:table-cell table:style-name="ce24" table:formula="of:=([.I49]*[.I$64]*[.$C$31]/8)/(8*[.$B$29]+[.I53]*1024)" office:value-type="percentage" office:value="0.529411753568682">
            <text:p>52,94%</text:p>
          </table:table-cell>
          <table:table-cell table:style-name="ce24" table:formula="of:=([.J49]*[.J$64]*[.$C$31]/8)/(8*[.$B$29]+[.J53]*1024)" office:value-type="percentage" office:value="0.567567554767155">
            <text:p>56,76%</text:p>
          </table:table-cell>
          <table:table-cell table:style-name="ce24" table:formula="of:=([.K49]*[.K$64]*[.$C$31]/8)/(8*[.$B$29]+[.K53]*1024)" office:value-type="percentage" office:value="0.584415570843942">
            <text:p>58,44%</text:p>
          </table:table-cell>
          <table:table-cell table:style-name="ce24" table:formula="of:=([.L49]*[.L$64]*[.$C$31]/8)/(8*[.$B$29]+[.L53]*1024)" office:value-type="percentage" office:value="0.599999985694886">
            <text:p>60,00%</text:p>
          </table:table-cell>
          <table:table-cell table:style-name="ce24" table:formula="of:=([.M49]*[.M$64]*[.$C$31]/8)/(8*[.$B$29]+[.M53]*1024)" office:value-type="percentage" office:value="0.692307673262422">
            <text:p>69,23%</text:p>
          </table:table-cell>
          <table:table-cell table:style-name="ce24" table:formula="of:=([.N49]*[.N$64]*[.$C$31]/8)/(8*[.$B$29]+[.N53]*1024)" office:value-type="percentage" office:value="0.724137910197663">
            <text:p>72,41%</text:p>
          </table:table-cell>
          <table:table-cell table:style-name="ce24" table:formula="of:=([.O49]*[.O$64]*[.$C$31]/8)/(8*[.$B$29]+[.O53]*1024)" office:value-type="percentage" office:value="0.737704896407883">
            <text:p>73,77%</text:p>
          </table:table-cell>
          <table:table-cell table:style-name="ce24" table:formula="of:=([.P49]*[.P$64]*[.$C$31]/8)/(8*[.$B$29]+[.P53]*1024)" office:value-type="percentage" office:value="0.743999978004456">
            <text:p>74,40%</text:p>
          </table:table-cell>
          <table:table-cell table:style-name="ce24" table:formula="of:=([.Q49]*[.Q$64]*[.$C$31]/8)/(8*[.$B$29]+[.Q53]*1024)" office:value-type="percentage" office:value="0.749999977648259">
            <text:p>75,00%</text:p>
          </table:table-cell>
          <table:table-cell table:number-columns-repeated="1007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ce1" office:value-type="string">
            <text:p>TOTAL</text:p>
          </table:table-cell>
          <table:table-cell table:formula="of:=[.B78]+[.B74]" office:value-type="percentage" office:value="1">
            <text:p>100,00%</text:p>
          </table:table-cell>
          <table:table-cell table:formula="of:=[.C78]+[.C74]" office:value-type="percentage" office:value="1">
            <text:p>100,00%</text:p>
          </table:table-cell>
          <table:table-cell table:formula="of:=[.D78]+[.D74]" office:value-type="percentage" office:value="1">
            <text:p>100,00%</text:p>
          </table:table-cell>
          <table:table-cell table:formula="of:=[.E78]+[.E74]" office:value-type="percentage" office:value="1">
            <text:p>100,00%</text:p>
          </table:table-cell>
          <table:table-cell table:formula="of:=[.F78]+[.F74]" office:value-type="percentage" office:value="1">
            <text:p>100,00%</text:p>
          </table:table-cell>
          <table:table-cell table:formula="of:=[.G78]+[.G74]" office:value-type="percentage" office:value="1">
            <text:p>100,00%</text:p>
          </table:table-cell>
          <table:table-cell table:formula="of:=[.H78]+[.H74]" office:value-type="percentage" office:value="1">
            <text:p>100,00%</text:p>
          </table:table-cell>
          <table:table-cell table:formula="of:=[.I78]+[.I74]" office:value-type="percentage" office:value="1">
            <text:p>100,00%</text:p>
          </table:table-cell>
          <table:table-cell table:formula="of:=[.J78]+[.J74]" office:value-type="percentage" office:value="1">
            <text:p>100,00%</text:p>
          </table:table-cell>
          <table:table-cell table:formula="of:=[.K78]+[.K74]" office:value-type="percentage" office:value="1">
            <text:p>100,00%</text:p>
          </table:table-cell>
          <table:table-cell table:formula="of:=[.L78]+[.L74]" office:value-type="percentage" office:value="1">
            <text:p>100,00%</text:p>
          </table:table-cell>
          <table:table-cell table:formula="of:=[.M78]+[.M74]" office:value-type="percentage" office:value="1">
            <text:p>100,00%</text:p>
          </table:table-cell>
          <table:table-cell table:formula="of:=[.N78]+[.N74]" office:value-type="percentage" office:value="1">
            <text:p>100,00%</text:p>
          </table:table-cell>
          <table:table-cell table:formula="of:=[.O78]+[.O74]" office:value-type="percentage" office:value="1">
            <text:p>100,00%</text:p>
          </table:table-cell>
          <table:table-cell table:formula="of:=[.P78]+[.P74]" office:value-type="percentage" office:value="1">
            <text:p>100,00%</text:p>
          </table:table-cell>
          <table:table-cell table:formula="of:=[.Q78]+[.Q74]" office:value-type="percentage" office:value="1">
            <text:p>100,00%</text:p>
          </table:table-cell>
          <table:table-cell table:number-columns-repeated="1007"/>
        </table:table-row>
        <table:table-row table:style-name="ro1">
          <table:table-cell table:style-name="Default"/>
          <table:table-cell table:formula="of:=[.B79]+[.B75]" office:value-type="percentage" office:value="1">
            <text:p>100,00%</text:p>
          </table:table-cell>
          <table:table-cell table:formula="of:=[.C79]+[.C75]" office:value-type="percentage" office:value="1">
            <text:p>100,00%</text:p>
          </table:table-cell>
          <table:table-cell table:formula="of:=[.D79]+[.D75]" office:value-type="percentage" office:value="1">
            <text:p>100,00%</text:p>
          </table:table-cell>
          <table:table-cell table:formula="of:=[.E79]+[.E75]" office:value-type="percentage" office:value="1">
            <text:p>100,00%</text:p>
          </table:table-cell>
          <table:table-cell table:formula="of:=[.F79]+[.F75]" office:value-type="percentage" office:value="1">
            <text:p>100,00%</text:p>
          </table:table-cell>
          <table:table-cell table:formula="of:=[.G79]+[.G75]" office:value-type="percentage" office:value="1">
            <text:p>100,00%</text:p>
          </table:table-cell>
          <table:table-cell table:formula="of:=[.H79]+[.H75]" office:value-type="percentage" office:value="1">
            <text:p>100,00%</text:p>
          </table:table-cell>
          <table:table-cell table:formula="of:=[.I79]+[.I75]" office:value-type="percentage" office:value="1">
            <text:p>100,00%</text:p>
          </table:table-cell>
          <table:table-cell table:formula="of:=[.J79]+[.J75]" office:value-type="percentage" office:value="1">
            <text:p>100,00%</text:p>
          </table:table-cell>
          <table:table-cell table:formula="of:=[.K79]+[.K75]" office:value-type="percentage" office:value="1">
            <text:p>100,00%</text:p>
          </table:table-cell>
          <table:table-cell table:formula="of:=[.L79]+[.L75]" office:value-type="percentage" office:value="1">
            <text:p>100,00%</text:p>
          </table:table-cell>
          <table:table-cell table:formula="of:=[.M79]+[.M75]" office:value-type="percentage" office:value="1">
            <text:p>100,00%</text:p>
          </table:table-cell>
          <table:table-cell table:formula="of:=[.N79]+[.N75]" office:value-type="percentage" office:value="1">
            <text:p>100,00%</text:p>
          </table:table-cell>
          <table:table-cell table:formula="of:=[.O79]+[.O75]" office:value-type="percentage" office:value="1">
            <text:p>100,00%</text:p>
          </table:table-cell>
          <table:table-cell table:formula="of:=[.P79]+[.P75]" office:value-type="percentage" office:value="1">
            <text:p>100,00%</text:p>
          </table:table-cell>
          <table:table-cell table:formula="of:=[.Q79]+[.Q75]" office:value-type="percentage" office:value="1">
            <text:p>100,00%</text:p>
          </table:table-cell>
          <table:table-cell table:number-columns-repeated="1007"/>
        </table:table-row>
        <table:table-row table:style-name="ro1">
          <table:table-cell table:style-name="Default"/>
          <table:table-cell table:formula="of:=[.B80]+[.B76]" office:value-type="percentage" office:value="1">
            <text:p>100,00%</text:p>
          </table:table-cell>
          <table:table-cell table:formula="of:=[.C80]+[.C76]" office:value-type="percentage" office:value="1">
            <text:p>100,00%</text:p>
          </table:table-cell>
          <table:table-cell table:formula="of:=[.D80]+[.D76]" office:value-type="percentage" office:value="1">
            <text:p>100,00%</text:p>
          </table:table-cell>
          <table:table-cell table:formula="of:=[.E80]+[.E76]" office:value-type="percentage" office:value="1">
            <text:p>100,00%</text:p>
          </table:table-cell>
          <table:table-cell table:formula="of:=[.F80]+[.F76]" office:value-type="percentage" office:value="1">
            <text:p>100,00%</text:p>
          </table:table-cell>
          <table:table-cell table:formula="of:=[.G80]+[.G76]" office:value-type="percentage" office:value="1">
            <text:p>100,00%</text:p>
          </table:table-cell>
          <table:table-cell table:formula="of:=[.H80]+[.H76]" office:value-type="percentage" office:value="1">
            <text:p>100,00%</text:p>
          </table:table-cell>
          <table:table-cell table:formula="of:=[.I80]+[.I76]" office:value-type="percentage" office:value="1">
            <text:p>100,00%</text:p>
          </table:table-cell>
          <table:table-cell table:formula="of:=[.J80]+[.J76]" office:value-type="percentage" office:value="1">
            <text:p>100,00%</text:p>
          </table:table-cell>
          <table:table-cell table:formula="of:=[.K80]+[.K76]" office:value-type="percentage" office:value="1">
            <text:p>100,00%</text:p>
          </table:table-cell>
          <table:table-cell table:formula="of:=[.L80]+[.L76]" office:value-type="percentage" office:value="1">
            <text:p>100,00%</text:p>
          </table:table-cell>
          <table:table-cell table:formula="of:=[.M80]+[.M76]" office:value-type="percentage" office:value="1">
            <text:p>100,00%</text:p>
          </table:table-cell>
          <table:table-cell table:formula="of:=[.N80]+[.N76]" office:value-type="percentage" office:value="1">
            <text:p>100,00%</text:p>
          </table:table-cell>
          <table:table-cell table:formula="of:=[.O80]+[.O76]" office:value-type="percentage" office:value="1">
            <text:p>100,00%</text:p>
          </table:table-cell>
          <table:table-cell table:formula="of:=[.P80]+[.P76]" office:value-type="percentage" office:value="1">
            <text:p>100,00%</text:p>
          </table:table-cell>
          <table:table-cell table:formula="of:=[.Q80]+[.Q76]" office:value-type="percentage" office:value="1">
            <text:p>100,00%</text:p>
          </table:table-cell>
          <table:table-cell table:number-columns-repeated="1007"/>
        </table:table-row>
        <table:table-row table:style-name="ro1">
          <table:table-cell table:style-name="ce7" table:number-columns-repeated="17"/>
          <table:table-cell table:number-columns-repeated="1007"/>
        </table:table-row>
        <table:table-row table:style-name="ro1">
          <table:table-cell table:style-name="Default"/>
          <table:table-cell table:style-name="ce16" office:value-type="float" office:value="8">
            <text:p>8</text:p>
          </table:table-cell>
          <table:table-cell table:style-name="ce16" office:value-type="float" office:value="16">
            <text:p>16</text:p>
          </table:table-cell>
          <table:table-cell table:style-name="ce16" office:value-type="float" office:value="24">
            <text:p>24</text:p>
          </table:table-cell>
          <table:table-cell table:style-name="ce16" office:value-type="float" office:value="32">
            <text:p>32</text:p>
          </table:table-cell>
          <table:table-cell table:style-name="ce16" office:value-type="float" office:value="48">
            <text:p>48</text:p>
          </table:table-cell>
          <table:table-cell table:style-name="ce16" office:value-type="float" office:value="56">
            <text:p>56</text:p>
          </table:table-cell>
          <table:table-cell table:style-name="ce16" office:value-type="float" office:value="64">
            <text:p>64</text:p>
          </table:table-cell>
          <table:table-cell table:style-name="ce16" office:value-type="float" office:value="96">
            <text:p>96</text:p>
          </table:table-cell>
          <table:table-cell table:style-name="ce16" office:value-type="float" office:value="112">
            <text:p>112</text:p>
          </table:table-cell>
          <table:table-cell table:style-name="ce16" office:value-type="float" office:value="120">
            <text:p>120</text:p>
          </table:table-cell>
          <table:table-cell table:style-name="ce16" office:value-type="float" office:value="128">
            <text:p>128</text:p>
          </table:table-cell>
          <table:table-cell table:style-name="ce16" office:value-type="float" office:value="192">
            <text:p>192</text:p>
          </table:table-cell>
          <table:table-cell table:style-name="ce16" office:value-type="float" office:value="224">
            <text:p>224</text:p>
          </table:table-cell>
          <table:table-cell table:style-name="ce16" office:value-type="float" office:value="240">
            <text:p>240</text:p>
          </table:table-cell>
          <table:table-cell table:style-name="ce16" office:value-type="float" office:value="248">
            <text:p>248</text:p>
          </table:table-cell>
          <table:table-cell table:style-name="ce16" office:value-type="float" office:value="256">
            <text:p>256</text:p>
          </table:table-cell>
          <table:table-cell table:number-columns-repeated="1007"/>
        </table:table-row>
        <table:table-row table:style-name="ro1">
          <table:table-cell table:style-name="ce1" office:value-type="string">
            <text:p>Genome.mB.M</text:p>
          </table:table-cell>
          <table:table-cell table:style-name="ce17" office:value-type="string" table:number-columns-spanned="6" table:number-rows-spanned="1">
            <text:p>&gt;&gt;&gt; Number of minorBlocks (Millions) [Whole Genome]</text:p>
          </table:table-cell>
          <table:covered-table-cell table:number-columns-repeated="5" table:style-name="ce27"/>
          <table:table-cell table:number-columns-repeated="1017"/>
        </table:table-row>
        <table:table-row table:style-name="ro1">
          <table:table-cell/>
          <table:table-cell table:style-name="ce21" table:formula="of:=[.$B$1]*1024/[.B$86]" office:value-type="float" office:value="345.6">
            <text:p>345,60</text:p>
          </table:table-cell>
          <table:table-cell table:style-name="ce21" table:formula="of:=[.$B$1]*1024/[.C$86]" office:value-type="float" office:value="172.8">
            <text:p>172,80</text:p>
          </table:table-cell>
          <table:table-cell table:style-name="ce21" table:formula="of:=[.$B$1]*1024/[.D$86]" office:value-type="float" office:value="115.2">
            <text:p>115,20</text:p>
          </table:table-cell>
          <table:table-cell table:style-name="ce21" table:formula="of:=[.$B$1]*1024/[.E$86]" office:value-type="float" office:value="86.4">
            <text:p>86,40</text:p>
          </table:table-cell>
          <table:table-cell table:style-name="ce21" table:formula="of:=[.$B$1]*1024/[.F$86]" office:value-type="float" office:value="57.6">
            <text:p>57,60</text:p>
          </table:table-cell>
          <table:table-cell table:style-name="ce21" table:formula="of:=[.$B$1]*1024/[.G$86]" office:value-type="float" office:value="49.3714285714286">
            <text:p>49,37</text:p>
          </table:table-cell>
          <table:table-cell table:style-name="ce33" table:formula="of:=[.$B$1]*1024/[.H$86]" office:value-type="float" office:value="43.2">
            <text:p>43,20</text:p>
          </table:table-cell>
          <table:table-cell table:style-name="ce21" table:formula="of:=[.$B$1]*1024/[.I$86]" office:value-type="float" office:value="28.8">
            <text:p>28,80</text:p>
          </table:table-cell>
          <table:table-cell table:style-name="ce21" table:formula="of:=[.$B$1]*1024/[.J$86]" office:value-type="float" office:value="24.6857142857143">
            <text:p>24,69</text:p>
          </table:table-cell>
          <table:table-cell table:style-name="ce21" table:formula="of:=[.$B$1]*1024/[.K$86]" office:value-type="float" office:value="23.04">
            <text:p>23,04</text:p>
          </table:table-cell>
          <table:table-cell table:style-name="ce21" table:formula="of:=[.$B$1]*1024/[.L$86]" office:value-type="float" office:value="21.6">
            <text:p>21,60</text:p>
          </table:table-cell>
          <table:table-cell table:style-name="ce33" table:formula="of:=[.$B$1]*1024/[.M$86]" office:value-type="float" office:value="14.4">
            <text:p>14,40</text:p>
          </table:table-cell>
          <table:table-cell table:style-name="ce21" table:formula="of:=[.$B$1]*1024/[.N$86]" office:value-type="float" office:value="12.3428571428571">
            <text:p>12,34</text:p>
          </table:table-cell>
          <table:table-cell table:style-name="ce21" table:formula="of:=[.$B$1]*1024/[.O$86]" office:value-type="float" office:value="11.52">
            <text:p>11,52</text:p>
          </table:table-cell>
          <table:table-cell table:style-name="ce21" table:formula="of:=[.$B$1]*1024/[.P$86]" office:value-type="float" office:value="11.1483870967742">
            <text:p>11,15</text:p>
          </table:table-cell>
          <table:table-cell table:style-name="ce21" table:formula="of:=[.$B$1]*1024/[.Q$86]" office:value-type="float" office:value="10.8">
            <text:p>10,80</text:p>
          </table:table-cell>
          <table:table-cell table:number-columns-repeated="1007"/>
        </table:table-row>
        <table:table-row table:style-name="ro1">
          <table:table-cell table:style-name="ce1" office:value-type="string">
            <text:p>Genome.MB</text:p>
          </table:table-cell>
          <table:table-cell table:style-name="ce17" office:value-type="string" table:number-columns-spanned="6" table:number-rows-spanned="1">
            <text:p>&gt;&gt;&gt; Number of mayorBlocks [Whole Genome]</text:p>
          </table:table-cell>
          <table:covered-table-cell table:number-columns-repeated="5"/>
          <table:table-cell table:number-columns-repeated="1017"/>
        </table:table-row>
        <table:table-row table:style-name="ro1">
          <table:table-cell office:value-type="float" office:value="8">
            <text:p>8</text:p>
          </table:table-cell>
          <table:table-cell table:formula="of:=[.$B$1]*1024*1024*1024/[.$B37]" office:value-type="float" office:value="11324620.8">
            <text:p>11324620,8</text:p>
          </table:table-cell>
          <table:table-cell table:number-columns-repeated="1022"/>
        </table:table-row>
        <table:table-row table:style-name="ro1">
          <table:table-cell table:style-name="ce12" office:value-type="float" office:value="16">
            <text:p>16</text:p>
          </table:table-cell>
          <table:table-cell table:formula="of:=[.$B$1]*1024*1024*1024/[.$B38]" office:value-type="float" office:value="44236.8">
            <text:p>44236,8</text:p>
          </table:table-cell>
          <table:table-cell table:number-columns-repeated="1022"/>
        </table:table-row>
        <table:table-row table:style-name="ro1">
          <table:table-cell office:value-type="float" office:value="32">
            <text:p>32</text:p>
          </table:table-cell>
          <table:table-cell table:formula="of:=[.$B$1]*1024*1024*1024/[.$B39]" office:value-type="float" office:value="0.675">
            <text:p>0,675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MC.Size.MB</text:p>
          </table:table-cell>
          <table:table-cell table:style-name="ce17" office:value-type="string" table:number-columns-spanned="6" table:number-rows-spanned="1">
            <text:p>&gt;&gt;&gt; Mayor Counters Size [Whole Genome]</text:p>
          </table:table-cell>
          <table:covered-table-cell table:number-columns-repeated="3" table:style-name="ce29"/>
          <table:covered-table-cell table:number-columns-repeated="2"/>
          <table:table-cell table:number-columns-repeated="1017"/>
        </table:table-row>
        <table:table-row table:style-name="ro1">
          <table:table-cell office:value-type="float" office:value="8">
            <text:p>8</text:p>
          </table:table-cell>
          <table:table-cell table:style-name="ce21" table:formula="of:=([.$B$1]*1024/[.B37])*[.$B$29]*8" office:value-type="float" office:value="691.2">
            <text:p>691,20</text:p>
          </table:table-cell>
          <table:table-cell table:style-name="ce29" table:number-columns-repeated="3"/>
          <table:table-cell table:number-columns-repeated="1019"/>
        </table:table-row>
        <table:table-row table:style-name="ro1">
          <table:table-cell table:style-name="ce12" office:value-type="float" office:value="16">
            <text:p>16</text:p>
          </table:table-cell>
          <table:table-cell table:style-name="ce21" table:formula="of:=([.$B$1]*1024/[.B38])*[.$B$29]*8" office:value-type="float" office:value="2.7">
            <text:p>2,70</text:p>
          </table:table-cell>
          <table:table-cell table:style-name="ce29" table:number-columns-repeated="3"/>
          <table:table-cell table:number-columns-repeated="1019"/>
        </table:table-row>
        <table:table-row table:style-name="ro1">
          <table:table-cell office:value-type="float" office:value="32">
            <text:p>32</text:p>
          </table:table-cell>
          <table:table-cell table:style-name="ce21" table:formula="of:=([.$B$1]*1024/[.B39])*[.$B$29]*8" office:value-type="float" office:value="0.00004119873046875">
            <text:p>0,00</text:p>
          </table:table-cell>
          <table:table-cell table:style-name="ce29" table:number-columns-repeated="3"/>
          <table:table-cell table:number-columns-repeated="1019"/>
        </table:table-row>
        <table:table-row table:style-name="ro1">
          <table:table-cell table:style-name="ce1" office:value-type="string">
            <text:p>Genome.Size</text:p>
          </table:table-cell>
          <table:table-cell table:style-name="ce17" office:value-type="string" table:number-columns-spanned="6" table:number-rows-spanned="1">
            <text:p>&gt;&gt;&gt; Total Size [Whole Genome]</text:p>
          </table:table-cell>
          <table:covered-table-cell table:number-columns-repeated="5"/>
          <table:table-cell table:number-columns-repeated="1017"/>
        </table:table-row>
        <table:table-row table:style-name="ro1">
          <table:table-cell office:value-type="float" office:value="8">
            <text:p>8</text:p>
          </table:table-cell>
          <table:table-cell table:style-name="ce20" table:formula="of:=([.$B90]*[.B51]/1024)+[.$B94]" office:value-type="float" office:value="4492.8">
            <text:p>4493</text:p>
          </table:table-cell>
          <table:table-cell table:style-name="ce20" table:formula="of:=([.$B90]*[.C51]/1024)+[.$B94]" office:value-type="float" office:value="3110.4">
            <text:p>3110</text:p>
          </table:table-cell>
          <table:table-cell table:style-name="ce20" table:formula="of:=([.$B90]*[.D51]/1024)+[.$B94]" office:value-type="float" office:value="2649.6">
            <text:p>2650</text:p>
          </table:table-cell>
          <table:table-cell table:style-name="ce20" table:formula="of:=([.$B90]*[.E51]/1024)+[.$B94]" office:value-type="float" office:value="2419.2">
            <text:p>2419</text:p>
          </table:table-cell>
          <table:table-cell table:style-name="ce20" table:formula="of:=([.$B90]*[.F51]/1024)+[.$B94]" office:value-type="float" office:value="2188.8">
            <text:p>2189</text:p>
          </table:table-cell>
          <table:table-cell table:style-name="ce20" table:formula="of:=([.$B90]*[.G51]/1024)+[.$B94]" office:value-type="float" office:value="2122.97142857143">
            <text:p>2123</text:p>
          </table:table-cell>
          <table:table-cell table:style-name="ce20" table:formula="of:=([.$B90]*[.H51]/1024)+[.$B94]" office:value-type="float" office:value="2073.6">
            <text:p>2074</text:p>
          </table:table-cell>
          <table:table-cell table:style-name="ce20" table:formula="of:=([.$B90]*[.I51]/1024)+[.$B94]" office:value-type="float" office:value="1958.4">
            <text:p>1958</text:p>
          </table:table-cell>
          <table:table-cell table:style-name="ce20" table:formula="of:=([.$B90]*[.J51]/1024)+[.$B94]" office:value-type="float" office:value="1925.48571428571">
            <text:p>1925</text:p>
          </table:table-cell>
          <table:table-cell table:style-name="ce20" table:formula="of:=([.$B90]*[.K51]/1024)+[.$B94]" office:value-type="float" office:value="1912.32">
            <text:p>1912</text:p>
          </table:table-cell>
          <table:table-cell table:style-name="ce20" table:formula="of:=([.$B90]*[.L51]/1024)+[.$B94]" office:value-type="float" office:value="1900.8">
            <text:p>1901</text:p>
          </table:table-cell>
          <table:table-cell table:style-name="ce20" table:formula="of:=([.$B90]*[.M51]/1024)+[.$B94]" office:value-type="float" office:value="1843.2">
            <text:p>1843</text:p>
          </table:table-cell>
          <table:table-cell table:style-name="ce20" table:formula="of:=([.$B90]*[.N51]/1024)+[.$B94]" office:value-type="float" office:value="1826.74285714286">
            <text:p>1827</text:p>
          </table:table-cell>
          <table:table-cell table:style-name="ce20" table:formula="of:=([.$B90]*[.O51]/1024)+[.$B94]" office:value-type="float" office:value="1820.16">
            <text:p>1820</text:p>
          </table:table-cell>
          <table:table-cell table:style-name="ce20" table:formula="of:=([.$B90]*[.P51]/1024)+[.$B94]" office:value-type="float" office:value="1817.18709677419">
            <text:p>1817</text:p>
          </table:table-cell>
          <table:table-cell table:style-name="ce20" table:formula="of:=([.$B90]*[.Q51]/1024)+[.$B94]" office:value-type="float" office:value="1814.4">
            <text:p>1814</text:p>
          </table:table-cell>
          <table:table-cell table:number-columns-repeated="1007"/>
        </table:table-row>
        <table:table-row table:style-name="ro1">
          <table:table-cell table:style-name="ce12" office:value-type="float" office:value="16">
            <text:p>16</text:p>
          </table:table-cell>
          <table:table-cell table:style-name="ce20" table:formula="of:=([.$B91]*[.B52]/1024)+[.$B95]" office:value-type="float" office:value="6569.1">
            <text:p>6569</text:p>
          </table:table-cell>
          <table:table-cell table:style-name="ce20" table:formula="of:=([.$B91]*[.C52]/1024)+[.$B95]" office:value-type="float" office:value="3804.3">
            <text:p>3804</text:p>
          </table:table-cell>
          <table:table-cell table:style-name="ce20" table:formula="of:=([.$B91]*[.D52]/1024)+[.$B95]" office:value-type="float" office:value="2882.7">
            <text:p>2883</text:p>
          </table:table-cell>
          <table:table-cell table:style-name="ce20" table:formula="of:=([.$B91]*[.E52]/1024)+[.$B95]" office:value-type="float" office:value="2421.9">
            <text:p>2422</text:p>
          </table:table-cell>
          <table:table-cell table:style-name="ce20" table:formula="of:=([.$B91]*[.F52]/1024)+[.$B95]" office:value-type="float" office:value="1961.1">
            <text:p>1961</text:p>
          </table:table-cell>
          <table:table-cell table:style-name="ce20" table:formula="of:=([.$B91]*[.G52]/1024)+[.$B95]" office:value-type="float" office:value="1829.44285714286">
            <text:p>1829</text:p>
          </table:table-cell>
          <table:table-cell table:style-name="ce32" table:formula="of:=([.$B91]*[.H52]/1024)+[.$B95]" office:value-type="float" office:value="1730.7">
            <text:p>1731</text:p>
          </table:table-cell>
          <table:table-cell table:style-name="ce20" table:formula="of:=([.$B91]*[.I52]/1024)+[.$B95]" office:value-type="float" office:value="1500.3">
            <text:p>1500</text:p>
          </table:table-cell>
          <table:table-cell table:style-name="ce20" table:formula="of:=([.$B91]*[.J52]/1024)+[.$B95]" office:value-type="float" office:value="1434.47142857143">
            <text:p>1434</text:p>
          </table:table-cell>
          <table:table-cell table:style-name="ce20" table:formula="of:=([.$B91]*[.K52]/1024)+[.$B95]" office:value-type="float" office:value="1408.14">
            <text:p>1408</text:p>
          </table:table-cell>
          <table:table-cell table:style-name="ce20" table:formula="of:=([.$B91]*[.L52]/1024)+[.$B95]" office:value-type="float" office:value="1385.1">
            <text:p>1385</text:p>
          </table:table-cell>
          <table:table-cell table:style-name="ce32" table:formula="of:=([.$B91]*[.M52]/1024)+[.$B95]" office:value-type="float" office:value="1269.9">
            <text:p>1270</text:p>
          </table:table-cell>
          <table:table-cell table:style-name="ce20" table:formula="of:=([.$B91]*[.N52]/1024)+[.$B95]" office:value-type="float" office:value="1236.98571428571">
            <text:p>1237</text:p>
          </table:table-cell>
          <table:table-cell table:style-name="ce20" table:formula="of:=([.$B91]*[.O52]/1024)+[.$B95]" office:value-type="float" office:value="1223.82">
            <text:p>1224</text:p>
          </table:table-cell>
          <table:table-cell table:style-name="ce20" table:formula="of:=([.$B91]*[.P52]/1024)+[.$B95]" office:value-type="float" office:value="1217.87419354839">
            <text:p>1218</text:p>
          </table:table-cell>
          <table:table-cell table:style-name="ce20" table:formula="of:=([.$B91]*[.Q52]/1024)+[.$B95]" office:value-type="float" office:value="1212.3">
            <text:p>1212</text:p>
          </table:table-cell>
          <table:table-cell table:number-columns-repeated="1007"/>
        </table:table-row>
        <table:table-row table:style-name="ro1">
          <table:table-cell office:value-type="float" office:value="32">
            <text:p>32</text:p>
          </table:table-cell>
          <table:table-cell table:style-name="ce20" table:formula="of:=([.$B92]*[.B53]/1024)+[.$B96]" office:value-type="float" office:value="12096.0000411987">
            <text:p>12096</text:p>
          </table:table-cell>
          <table:table-cell table:style-name="ce20" table:formula="of:=([.$B92]*[.C53]/1024)+[.$B96]" office:value-type="float" office:value="6566.40004119873">
            <text:p>6566</text:p>
          </table:table-cell>
          <table:table-cell table:style-name="ce20" table:formula="of:=([.$B92]*[.D53]/1024)+[.$B96]" office:value-type="float" office:value="4723.20004119873">
            <text:p>4723</text:p>
          </table:table-cell>
          <table:table-cell table:style-name="ce20" table:formula="of:=([.$B92]*[.E53]/1024)+[.$B96]" office:value-type="float" office:value="3801.60004119873">
            <text:p>3802</text:p>
          </table:table-cell>
          <table:table-cell table:style-name="ce20" table:formula="of:=([.$B92]*[.F53]/1024)+[.$B96]" office:value-type="float" office:value="2880.00004119873">
            <text:p>2880</text:p>
          </table:table-cell>
          <table:table-cell table:style-name="ce20" table:formula="of:=([.$B92]*[.G53]/1024)+[.$B96]" office:value-type="float" office:value="2616.68575548444">
            <text:p>2617</text:p>
          </table:table-cell>
          <table:table-cell table:style-name="ce20" table:formula="of:=([.$B92]*[.H53]/1024)+[.$B96]" office:value-type="float" office:value="2419.20004119873">
            <text:p>2419</text:p>
          </table:table-cell>
          <table:table-cell table:style-name="ce20" table:formula="of:=([.$B92]*[.I53]/1024)+[.$B96]" office:value-type="float" office:value="1958.40004119873">
            <text:p>1958</text:p>
          </table:table-cell>
          <table:table-cell table:style-name="ce20" table:formula="of:=([.$B92]*[.J53]/1024)+[.$B96]" office:value-type="float" office:value="1826.74289834159">
            <text:p>1827</text:p>
          </table:table-cell>
          <table:table-cell table:style-name="ce20" table:formula="of:=([.$B92]*[.K53]/1024)+[.$B96]" office:value-type="float" office:value="1774.08004119873">
            <text:p>1774</text:p>
          </table:table-cell>
          <table:table-cell table:style-name="ce20" table:formula="of:=([.$B92]*[.L53]/1024)+[.$B96]" office:value-type="float" office:value="1728.00004119873">
            <text:p>1728</text:p>
          </table:table-cell>
          <table:table-cell table:style-name="ce20" table:formula="of:=([.$B92]*[.M53]/1024)+[.$B96]" office:value-type="float" office:value="1497.60004119873">
            <text:p>1498</text:p>
          </table:table-cell>
          <table:table-cell table:style-name="ce20" table:formula="of:=([.$B92]*[.N53]/1024)+[.$B96]" office:value-type="float" office:value="1431.77146977016">
            <text:p>1432</text:p>
          </table:table-cell>
          <table:table-cell table:style-name="ce20" table:formula="of:=([.$B92]*[.O53]/1024)+[.$B96]" office:value-type="float" office:value="1405.44004119873">
            <text:p>1405</text:p>
          </table:table-cell>
          <table:table-cell table:style-name="ce20" table:formula="of:=([.$B92]*[.P53]/1024)+[.$B96]" office:value-type="float" office:value="1393.5484282955">
            <text:p>1394</text:p>
          </table:table-cell>
          <table:table-cell table:style-name="ce20" table:formula="of:=([.$B92]*[.Q53]/1024)+[.$B96]" office:value-type="float" office:value="1382.40004119873">
            <text:p>1382</text:p>
          </table:table-cell>
          <table:table-cell table:number-columns-repeated="1007"/>
        </table:table-row>
        <table:table-row table:style-name="ro1">
          <table:table-cell table:style-name="ce7" table:number-columns-repeated="17"/>
          <table:table-cell table:number-columns-repeated="1007"/>
        </table:table-row>
        <table:table-row table:style-name="ro1">
          <table:table-cell table:style-name="Default"/>
          <table:table-cell table:style-name="ce16" office:value-type="float" office:value="8">
            <text:p>8</text:p>
          </table:table-cell>
          <table:table-cell table:style-name="ce16" office:value-type="float" office:value="16">
            <text:p>16</text:p>
          </table:table-cell>
          <table:table-cell table:style-name="ce16" office:value-type="float" office:value="24">
            <text:p>24</text:p>
          </table:table-cell>
          <table:table-cell table:style-name="ce16" office:value-type="float" office:value="32">
            <text:p>32</text:p>
          </table:table-cell>
          <table:table-cell table:style-name="ce16" office:value-type="float" office:value="48">
            <text:p>48</text:p>
          </table:table-cell>
          <table:table-cell table:style-name="ce16" office:value-type="float" office:value="56">
            <text:p>56</text:p>
          </table:table-cell>
          <table:table-cell table:style-name="ce16" office:value-type="float" office:value="64">
            <text:p>64</text:p>
          </table:table-cell>
          <table:table-cell table:style-name="ce16" office:value-type="float" office:value="96">
            <text:p>96</text:p>
          </table:table-cell>
          <table:table-cell table:style-name="ce16" office:value-type="float" office:value="112">
            <text:p>112</text:p>
          </table:table-cell>
          <table:table-cell table:style-name="ce16" office:value-type="float" office:value="120">
            <text:p>120</text:p>
          </table:table-cell>
          <table:table-cell table:style-name="ce16" office:value-type="float" office:value="128">
            <text:p>128</text:p>
          </table:table-cell>
          <table:table-cell table:style-name="ce16" office:value-type="float" office:value="192">
            <text:p>192</text:p>
          </table:table-cell>
          <table:table-cell table:style-name="ce16" office:value-type="float" office:value="224">
            <text:p>224</text:p>
          </table:table-cell>
          <table:table-cell table:style-name="ce16" office:value-type="float" office:value="240">
            <text:p>240</text:p>
          </table:table-cell>
          <table:table-cell table:style-name="ce16" office:value-type="float" office:value="248">
            <text:p>248</text:p>
          </table:table-cell>
          <table:table-cell table:style-name="ce16" office:value-type="float" office:value="256">
            <text:p>256</text:p>
          </table:table-cell>
          <table:table-cell table:number-columns-repeated="1007"/>
        </table:table-row>
        <table:table-row table:style-name="ro1">
          <table:table-cell table:style-name="ce1" office:value-type="string">
            <text:p>Efficiency</text:p>
          </table:table-cell>
          <table:table-cell table:style-name="ce17" office:value-type="string" table:number-columns-spanned="6" table:number-rows-spanned="1">
            <text:p>&gt;&gt;&gt; Bits per character</text:p>
          </table:table-cell>
          <table:covered-table-cell table:number-columns-repeated="5"/>
          <table:table-cell table:number-columns-repeated="1017"/>
        </table:table-row>
        <table:table-row table:style-name="ro1">
          <table:table-cell office:value-type="float" office:value="8">
            <text:p>8</text:p>
          </table:table-cell>
          <table:table-cell table:style-name="ce25" table:formula="of:=([.B51]*1024+[.$B$29]*8)/[.$B37]" office:value-type="float" office:value="1.625">
            <text:p>1,625</text:p>
          </table:table-cell>
          <table:table-cell table:style-name="ce25" table:formula="of:=([.C51]*1024+[.$B$29]*8)/[.$B37]" office:value-type="float" office:value="1.125">
            <text:p>1,125</text:p>
          </table:table-cell>
          <table:table-cell table:style-name="ce25" table:formula="of:=([.D51]*1024+[.$B$29]*8)/[.$B37]" office:value-type="float" office:value="0.958333333333333">
            <text:p>0,958</text:p>
          </table:table-cell>
          <table:table-cell table:style-name="ce25" table:formula="of:=([.E51]*1024+[.$B$29]*8)/[.$B37]" office:value-type="float" office:value="0.875">
            <text:p>0,875</text:p>
          </table:table-cell>
          <table:table-cell table:style-name="ce25" table:formula="of:=([.F51]*1024+[.$B$29]*8)/[.$B37]" office:value-type="float" office:value="0.791666666666667">
            <text:p>0,792</text:p>
          </table:table-cell>
          <table:table-cell table:style-name="ce25" table:formula="of:=([.G51]*1024+[.$B$29]*8)/[.$B37]" office:value-type="float" office:value="0.767857142857143">
            <text:p>0,768</text:p>
          </table:table-cell>
          <table:table-cell table:style-name="ce25" table:formula="of:=([.H51]*1024+[.$B$29]*8)/[.$B37]" office:value-type="float" office:value="0.75">
            <text:p>0,750</text:p>
          </table:table-cell>
          <table:table-cell table:style-name="ce25" table:formula="of:=([.I51]*1024+[.$B$29]*8)/[.$B37]" office:value-type="float" office:value="0.708333333333333">
            <text:p>0,708</text:p>
          </table:table-cell>
          <table:table-cell table:style-name="ce25" table:formula="of:=([.J51]*1024+[.$B$29]*8)/[.$B37]" office:value-type="float" office:value="0.696428571428571">
            <text:p>0,696</text:p>
          </table:table-cell>
          <table:table-cell table:style-name="ce25" table:formula="of:=([.K51]*1024+[.$B$29]*8)/[.$B37]" office:value-type="float" office:value="0.691666666666667">
            <text:p>0,692</text:p>
          </table:table-cell>
          <table:table-cell table:style-name="ce25" table:formula="of:=([.L51]*1024+[.$B$29]*8)/[.$B37]" office:value-type="float" office:value="0.6875">
            <text:p>0,688</text:p>
          </table:table-cell>
          <table:table-cell table:style-name="ce25" table:formula="of:=([.M51]*1024+[.$B$29]*8)/[.$B37]" office:value-type="float" office:value="0.666666666666667">
            <text:p>0,667</text:p>
          </table:table-cell>
          <table:table-cell table:style-name="ce25" table:formula="of:=([.N51]*1024+[.$B$29]*8)/[.$B37]" office:value-type="float" office:value="0.660714285714286">
            <text:p>0,661</text:p>
          </table:table-cell>
          <table:table-cell table:style-name="ce25" table:formula="of:=([.O51]*1024+[.$B$29]*8)/[.$B37]" office:value-type="float" office:value="0.658333333333333">
            <text:p>0,658</text:p>
          </table:table-cell>
          <table:table-cell table:style-name="ce25" table:formula="of:=([.P51]*1024+[.$B$29]*8)/[.$B37]" office:value-type="float" office:value="0.657258064516129">
            <text:p>0,657</text:p>
          </table:table-cell>
          <table:table-cell table:style-name="ce25" table:formula="of:=([.Q51]*1024+[.$B$29]*8)/[.$B37]" office:value-type="float" office:value="0.65625">
            <text:p>0,656</text:p>
          </table:table-cell>
          <table:table-cell table:number-columns-repeated="1007"/>
        </table:table-row>
        <table:table-row table:style-name="ro1">
          <table:table-cell table:style-name="ce12" office:value-type="float" office:value="16">
            <text:p>16</text:p>
          </table:table-cell>
          <table:table-cell table:style-name="ce25" table:formula="of:=([.B52]*1024+[.$B$29]*8)/[.$B38]" office:value-type="float" office:value="2.3759765625">
            <text:p>2,376</text:p>
          </table:table-cell>
          <table:table-cell table:style-name="ce25" table:formula="of:=([.C52]*1024+[.$B$29]*8)/[.$B38]" office:value-type="float" office:value="1.3759765625">
            <text:p>1,376</text:p>
          </table:table-cell>
          <table:table-cell table:style-name="ce25" table:formula="of:=([.D52]*1024+[.$B$29]*8)/[.$B38]" office:value-type="float" office:value="1.04264322916667">
            <text:p>1,043</text:p>
          </table:table-cell>
          <table:table-cell table:style-name="ce25" table:formula="of:=([.E52]*1024+[.$B$29]*8)/[.$B38]" office:value-type="float" office:value="0.8759765625">
            <text:p>0,876</text:p>
          </table:table-cell>
          <table:table-cell table:style-name="ce25" table:formula="of:=([.F52]*1024+[.$B$29]*8)/[.$B38]" office:value-type="float" office:value="0.709309895833333">
            <text:p>0,709</text:p>
          </table:table-cell>
          <table:table-cell table:style-name="ce25" table:formula="of:=([.G52]*1024+[.$B$29]*8)/[.$B38]" office:value-type="float" office:value="0.661690848214286">
            <text:p>0,662</text:p>
          </table:table-cell>
          <table:table-cell table:style-name="ce38" table:formula="of:=([.H52]*1024+[.$B$29]*8)/[.$B38]" office:value-type="float" office:value="0.6259765625">
            <text:p>0,626</text:p>
          </table:table-cell>
          <table:table-cell table:style-name="ce25" table:formula="of:=([.I52]*1024+[.$B$29]*8)/[.$B38]" office:value-type="float" office:value="0.542643229166667">
            <text:p>0,543</text:p>
          </table:table-cell>
          <table:table-cell table:style-name="ce25" table:formula="of:=([.J52]*1024+[.$B$29]*8)/[.$B38]" office:value-type="float" office:value="0.518833705357143">
            <text:p>0,519</text:p>
          </table:table-cell>
          <table:table-cell table:style-name="ce25" table:formula="of:=([.K52]*1024+[.$B$29]*8)/[.$B38]" office:value-type="float" office:value="0.509309895833333">
            <text:p>0,509</text:p>
          </table:table-cell>
          <table:table-cell table:style-name="ce25" table:formula="of:=([.L52]*1024+[.$B$29]*8)/[.$B38]" office:value-type="float" office:value="0.5009765625">
            <text:p>0,501</text:p>
          </table:table-cell>
          <table:table-cell table:style-name="ce38" table:formula="of:=([.M52]*1024+[.$B$29]*8)/[.$B38]" office:value-type="float" office:value="0.459309895833333">
            <text:p>0,459</text:p>
          </table:table-cell>
          <table:table-cell table:style-name="ce25" table:formula="of:=([.N52]*1024+[.$B$29]*8)/[.$B38]" office:value-type="float" office:value="0.447405133928571">
            <text:p>0,447</text:p>
          </table:table-cell>
          <table:table-cell table:style-name="ce25" table:formula="of:=([.O52]*1024+[.$B$29]*8)/[.$B38]" office:value-type="float" office:value="0.442643229166667">
            <text:p>0,443</text:p>
          </table:table-cell>
          <table:table-cell table:style-name="ce25" table:formula="of:=([.P52]*1024+[.$B$29]*8)/[.$B38]" office:value-type="float" office:value="0.440492691532258">
            <text:p>0,440</text:p>
          </table:table-cell>
          <table:table-cell table:style-name="ce25" table:formula="of:=([.Q52]*1024+[.$B$29]*8)/[.$B38]" office:value-type="float" office:value="0.4384765625">
            <text:p>0,438</text:p>
          </table:table-cell>
          <table:table-cell table:number-columns-repeated="1007"/>
        </table:table-row>
        <table:table-row table:style-name="ro1">
          <table:table-cell office:value-type="float" office:value="32">
            <text:p>32</text:p>
          </table:table-cell>
          <table:table-cell table:style-name="ce25" table:formula="of:=([.B53]*1024+[.$B$29]*8)/[.$B39]" office:value-type="float" office:value="4.37500001490116">
            <text:p>4,375</text:p>
          </table:table-cell>
          <table:table-cell table:style-name="ce25" table:formula="of:=([.C53]*1024+[.$B$29]*8)/[.$B39]" office:value-type="float" office:value="2.37500001490116">
            <text:p>2,375</text:p>
          </table:table-cell>
          <table:table-cell table:style-name="ce25" table:formula="of:=([.D53]*1024+[.$B$29]*8)/[.$B39]" office:value-type="float" office:value="1.70833334823449">
            <text:p>1,708</text:p>
          </table:table-cell>
          <table:table-cell table:style-name="ce25" table:formula="of:=([.E53]*1024+[.$B$29]*8)/[.$B39]" office:value-type="float" office:value="1.37500001490116">
            <text:p>1,375</text:p>
          </table:table-cell>
          <table:table-cell table:style-name="ce25" table:formula="of:=([.F53]*1024+[.$B$29]*8)/[.$B39]" office:value-type="float" office:value="1.04166668156783">
            <text:p>1,042</text:p>
          </table:table-cell>
          <table:table-cell table:style-name="ce25" table:formula="of:=([.G53]*1024+[.$B$29]*8)/[.$B39]" office:value-type="float" office:value="0.946428586329733">
            <text:p>0,946</text:p>
          </table:table-cell>
          <table:table-cell table:style-name="ce25" table:formula="of:=([.H53]*1024+[.$B$29]*8)/[.$B39]" office:value-type="float" office:value="0.875000014901161">
            <text:p>0,875</text:p>
          </table:table-cell>
          <table:table-cell table:style-name="ce25" table:formula="of:=([.I53]*1024+[.$B$29]*8)/[.$B39]" office:value-type="float" office:value="0.708333348234494">
            <text:p>0,708</text:p>
          </table:table-cell>
          <table:table-cell table:style-name="ce25" table:formula="of:=([.J53]*1024+[.$B$29]*8)/[.$B39]" office:value-type="float" office:value="0.660714300615447">
            <text:p>0,661</text:p>
          </table:table-cell>
          <table:table-cell table:style-name="ce25" table:formula="of:=([.K53]*1024+[.$B$29]*8)/[.$B39]" office:value-type="float" office:value="0.641666681567828">
            <text:p>0,642</text:p>
          </table:table-cell>
          <table:table-cell table:style-name="ce25" table:formula="of:=([.L53]*1024+[.$B$29]*8)/[.$B39]" office:value-type="float" office:value="0.625000014901161">
            <text:p>0,625</text:p>
          </table:table-cell>
          <table:table-cell table:style-name="ce25" table:formula="of:=([.M53]*1024+[.$B$29]*8)/[.$B39]" office:value-type="float" office:value="0.541666681567828">
            <text:p>0,542</text:p>
          </table:table-cell>
          <table:table-cell table:style-name="ce25" table:formula="of:=([.N53]*1024+[.$B$29]*8)/[.$B39]" office:value-type="float" office:value="0.517857157758304">
            <text:p>0,518</text:p>
          </table:table-cell>
          <table:table-cell table:style-name="ce25" table:formula="of:=([.O53]*1024+[.$B$29]*8)/[.$B39]" office:value-type="float" office:value="0.508333348234495">
            <text:p>0,508</text:p>
          </table:table-cell>
          <table:table-cell table:style-name="ce25" table:formula="of:=([.P53]*1024+[.$B$29]*8)/[.$B39]" office:value-type="float" office:value="0.504032272965677">
            <text:p>0,504</text:p>
          </table:table-cell>
          <table:table-cell table:style-name="ce25" table:formula="of:=([.Q53]*1024+[.$B$29]*8)/[.$B39]" office:value-type="float" office:value="0.500000014901161">
            <text:p>0,500</text:p>
          </table:table-cell>
          <table:table-cell table:number-columns-repeated="1007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ce1" office:value-type="string">
            <text:p>CHECK</text:p>
          </table:table-cell>
          <table:table-cell table:style-name="ce20" table:formula="of:=[.$B$1]*[.B104]*1024" office:value-type="float" office:value="4492.8">
            <text:p>4493</text:p>
          </table:table-cell>
          <table:table-cell table:style-name="ce20" table:formula="of:=[.$B$1]*[.C104]*1024" office:value-type="float" office:value="3110.4">
            <text:p>3110</text:p>
          </table:table-cell>
          <table:table-cell table:style-name="ce20" table:formula="of:=[.$B$1]*[.D104]*1024" office:value-type="float" office:value="2649.6">
            <text:p>2650</text:p>
          </table:table-cell>
          <table:table-cell table:style-name="ce20" table:formula="of:=[.$B$1]*[.E104]*1024" office:value-type="float" office:value="2419.2">
            <text:p>2419</text:p>
          </table:table-cell>
          <table:table-cell table:style-name="ce20" table:formula="of:=[.$B$1]*[.F104]*1024" office:value-type="float" office:value="2188.8">
            <text:p>2189</text:p>
          </table:table-cell>
          <table:table-cell table:style-name="ce20" table:formula="of:=[.$B$1]*[.G104]*1024" office:value-type="float" office:value="2122.97142857143">
            <text:p>2123</text:p>
          </table:table-cell>
          <table:table-cell table:style-name="ce20" table:formula="of:=[.$B$1]*[.H104]*1024" office:value-type="float" office:value="2073.6">
            <text:p>2074</text:p>
          </table:table-cell>
          <table:table-cell table:style-name="ce20" table:formula="of:=[.$B$1]*[.I104]*1024" office:value-type="float" office:value="1958.4">
            <text:p>1958</text:p>
          </table:table-cell>
          <table:table-cell table:style-name="ce20" table:formula="of:=[.$B$1]*[.J104]*1024" office:value-type="float" office:value="1925.48571428571">
            <text:p>1925</text:p>
          </table:table-cell>
          <table:table-cell table:style-name="ce20" table:formula="of:=[.$B$1]*[.K104]*1024" office:value-type="float" office:value="1912.32">
            <text:p>1912</text:p>
          </table:table-cell>
          <table:table-cell table:style-name="ce20" table:formula="of:=[.$B$1]*[.L104]*1024" office:value-type="float" office:value="1900.8">
            <text:p>1901</text:p>
          </table:table-cell>
          <table:table-cell table:style-name="ce20" table:formula="of:=[.$B$1]*[.M104]*1024" office:value-type="float" office:value="1843.2">
            <text:p>1843</text:p>
          </table:table-cell>
          <table:table-cell table:style-name="ce20" table:formula="of:=[.$B$1]*[.N104]*1024" office:value-type="float" office:value="1826.74285714286">
            <text:p>1827</text:p>
          </table:table-cell>
          <table:table-cell table:style-name="ce20" table:formula="of:=[.$B$1]*[.O104]*1024" office:value-type="float" office:value="1820.16">
            <text:p>1820</text:p>
          </table:table-cell>
          <table:table-cell table:style-name="ce20" table:formula="of:=[.$B$1]*[.P104]*1024" office:value-type="float" office:value="1817.18709677419">
            <text:p>1817</text:p>
          </table:table-cell>
          <table:table-cell table:style-name="ce20" table:formula="of:=[.$B$1]*[.Q104]*1024" office:value-type="float" office:value="1814.4">
            <text:p>1814</text:p>
          </table:table-cell>
          <table:table-cell table:number-columns-repeated="1007"/>
        </table:table-row>
        <table:table-row table:style-name="ro1">
          <table:table-cell table:style-name="Default"/>
          <table:table-cell table:style-name="ce20" table:formula="of:=[.$B$1]*[.B105]*1024" office:value-type="float" office:value="6569.1">
            <text:p>6569</text:p>
          </table:table-cell>
          <table:table-cell table:style-name="ce20" table:formula="of:=[.$B$1]*[.C105]*1024" office:value-type="float" office:value="3804.3">
            <text:p>3804</text:p>
          </table:table-cell>
          <table:table-cell table:style-name="ce20" table:formula="of:=[.$B$1]*[.D105]*1024" office:value-type="float" office:value="2882.7">
            <text:p>2883</text:p>
          </table:table-cell>
          <table:table-cell table:style-name="ce20" table:formula="of:=[.$B$1]*[.E105]*1024" office:value-type="float" office:value="2421.9">
            <text:p>2422</text:p>
          </table:table-cell>
          <table:table-cell table:style-name="ce20" table:formula="of:=[.$B$1]*[.F105]*1024" office:value-type="float" office:value="1961.1">
            <text:p>1961</text:p>
          </table:table-cell>
          <table:table-cell table:style-name="ce20" table:formula="of:=[.$B$1]*[.G105]*1024" office:value-type="float" office:value="1829.44285714286">
            <text:p>1829</text:p>
          </table:table-cell>
          <table:table-cell table:style-name="ce20" table:formula="of:=[.$B$1]*[.H105]*1024" office:value-type="float" office:value="1730.7">
            <text:p>1731</text:p>
          </table:table-cell>
          <table:table-cell table:style-name="ce20" table:formula="of:=[.$B$1]*[.I105]*1024" office:value-type="float" office:value="1500.3">
            <text:p>1500</text:p>
          </table:table-cell>
          <table:table-cell table:style-name="ce20" table:formula="of:=[.$B$1]*[.J105]*1024" office:value-type="float" office:value="1434.47142857143">
            <text:p>1434</text:p>
          </table:table-cell>
          <table:table-cell table:style-name="ce20" table:formula="of:=[.$B$1]*[.K105]*1024" office:value-type="float" office:value="1408.14">
            <text:p>1408</text:p>
          </table:table-cell>
          <table:table-cell table:style-name="ce20" table:formula="of:=[.$B$1]*[.L105]*1024" office:value-type="float" office:value="1385.1">
            <text:p>1385</text:p>
          </table:table-cell>
          <table:table-cell table:style-name="ce20" table:formula="of:=[.$B$1]*[.M105]*1024" office:value-type="float" office:value="1269.9">
            <text:p>1270</text:p>
          </table:table-cell>
          <table:table-cell table:style-name="ce20" table:formula="of:=[.$B$1]*[.N105]*1024" office:value-type="float" office:value="1236.98571428571">
            <text:p>1237</text:p>
          </table:table-cell>
          <table:table-cell table:style-name="ce20" table:formula="of:=[.$B$1]*[.O105]*1024" office:value-type="float" office:value="1223.82">
            <text:p>1224</text:p>
          </table:table-cell>
          <table:table-cell table:style-name="ce20" table:formula="of:=[.$B$1]*[.P105]*1024" office:value-type="float" office:value="1217.87419354839">
            <text:p>1218</text:p>
          </table:table-cell>
          <table:table-cell table:style-name="ce20" table:formula="of:=[.$B$1]*[.Q105]*1024" office:value-type="float" office:value="1212.3">
            <text:p>1212</text:p>
          </table:table-cell>
          <table:table-cell table:number-columns-repeated="1007"/>
        </table:table-row>
        <table:table-row table:style-name="ro1">
          <table:table-cell table:style-name="Default"/>
          <table:table-cell table:style-name="ce20" table:formula="of:=[.$B$1]*[.B106]*1024" office:value-type="float" office:value="12096.0000411987">
            <text:p>12096</text:p>
          </table:table-cell>
          <table:table-cell table:style-name="ce20" table:formula="of:=[.$B$1]*[.C106]*1024" office:value-type="float" office:value="6566.40004119873">
            <text:p>6566</text:p>
          </table:table-cell>
          <table:table-cell table:style-name="ce20" table:formula="of:=[.$B$1]*[.D106]*1024" office:value-type="float" office:value="4723.20004119873">
            <text:p>4723</text:p>
          </table:table-cell>
          <table:table-cell table:style-name="ce20" table:formula="of:=[.$B$1]*[.E106]*1024" office:value-type="float" office:value="3801.60004119873">
            <text:p>3802</text:p>
          </table:table-cell>
          <table:table-cell table:style-name="ce20" table:formula="of:=[.$B$1]*[.F106]*1024" office:value-type="float" office:value="2880.00004119873">
            <text:p>2880</text:p>
          </table:table-cell>
          <table:table-cell table:style-name="ce20" table:formula="of:=[.$B$1]*[.G106]*1024" office:value-type="float" office:value="2616.68575548445">
            <text:p>2617</text:p>
          </table:table-cell>
          <table:table-cell table:style-name="ce20" table:formula="of:=[.$B$1]*[.H106]*1024" office:value-type="float" office:value="2419.20004119873">
            <text:p>2419</text:p>
          </table:table-cell>
          <table:table-cell table:style-name="ce20" table:formula="of:=[.$B$1]*[.I106]*1024" office:value-type="float" office:value="1958.40004119873">
            <text:p>1958</text:p>
          </table:table-cell>
          <table:table-cell table:style-name="ce20" table:formula="of:=[.$B$1]*[.J106]*1024" office:value-type="float" office:value="1826.74289834159">
            <text:p>1827</text:p>
          </table:table-cell>
          <table:table-cell table:style-name="ce20" table:formula="of:=[.$B$1]*[.K106]*1024" office:value-type="float" office:value="1774.08004119873">
            <text:p>1774</text:p>
          </table:table-cell>
          <table:table-cell table:style-name="ce20" table:formula="of:=[.$B$1]*[.L106]*1024" office:value-type="float" office:value="1728.00004119873">
            <text:p>1728</text:p>
          </table:table-cell>
          <table:table-cell table:style-name="ce20" table:formula="of:=[.$B$1]*[.M106]*1024" office:value-type="float" office:value="1497.60004119873">
            <text:p>1498</text:p>
          </table:table-cell>
          <table:table-cell table:style-name="ce20" table:formula="of:=[.$B$1]*[.N106]*1024" office:value-type="float" office:value="1431.77146977016">
            <text:p>1432</text:p>
          </table:table-cell>
          <table:table-cell table:style-name="ce20" table:formula="of:=[.$B$1]*[.O106]*1024" office:value-type="float" office:value="1405.44004119873">
            <text:p>1405</text:p>
          </table:table-cell>
          <table:table-cell table:style-name="ce20" table:formula="of:=[.$B$1]*[.P106]*1024" office:value-type="float" office:value="1393.5484282955">
            <text:p>1394</text:p>
          </table:table-cell>
          <table:table-cell table:style-name="ce20" table:formula="of:=[.$B$1]*[.Q106]*1024" office:value-type="float" office:value="1382.40004119873">
            <text:p>1382</text:p>
          </table:table-cell>
          <table:table-cell table:number-columns-repeated="1007"/>
        </table:table-row>
      </table:table>
      <table:table table:name="BWT.2-levels.xl" table:style-name="ta1">
        <table:shapes>
          <draw:frame draw:z-index="0" draw:style-name="gr1" svg:width="16.348cm" svg:height="15.048cm" svg:x="1.079cm" svg:y="47.357cm">
            <draw:object draw:notify-on-update-of-ranges="'BWT.2-levels.xl'.A104:'BWT.2-levels.xl'.A106 'BWT.2-levels.xl'.B102:'BWT.2-levels.xl'.B102 'BWT.2-levels.xl'.B104:'BWT.2-levels.xl'.B106 'BWT.2-levels.xl'.C102:'BWT.2-levels.xl'.C102 'BWT.2-levels.xl'.C104:'BWT.2-levels.xl'.C106 'BWT.2-levels.xl'.D102:'BWT.2-levels.xl'.D102 'BWT.2-levels.xl'.D104:'BWT.2-levels.xl'.D106 'BWT.2-levels.xl'.E102:'BWT.2-levels.xl'.E102 'BWT.2-levels.xl'.E104:'BWT.2-levels.xl'.E106 'BWT.2-levels.xl'.F102:'BWT.2-levels.xl'.F102 'BWT.2-levels.xl'.F104:'BWT.2-levels.xl'.F106 'BWT.2-levels.xl'.G102:'BWT.2-levels.xl'.G102 'BWT.2-levels.xl'.G104:'BWT.2-levels.xl'.G106 'BWT.2-levels.xl'.H102:'BWT.2-levels.xl'.H102 'BWT.2-levels.xl'.H104:'BWT.2-levels.xl'.H106 'BWT.2-levels.xl'.I102:'BWT.2-levels.xl'.I102 'BWT.2-levels.xl'.I104:'BWT.2-levels.xl'.I106 'BWT.2-levels.xl'.J102:'BWT.2-levels.xl'.J102 'BWT.2-levels.xl'.J104:'BWT.2-levels.xl'.J106 'BWT.2-levels.xl'.K102:'BWT.2-levels.xl'.K102 'BWT.2-levels.xl'.K104:'BWT.2-levels.xl'.K106 'BWT.2-levels.xl'.L102:'BWT.2-levels.xl'.L102 'BWT.2-levels.xl'.L104:'BWT.2-levels.xl'.L106 'BWT.2-levels.xl'.M102:'BWT.2-levels.xl'.M102 'BWT.2-levels.xl'.M104:'BWT.2-levels.xl'.M106 'BWT.2-levels.xl'.N102:'BWT.2-levels.xl'.N102 'BWT.2-levels.xl'.N104:'BWT.2-levels.xl'.N106 'BWT.2-levels.xl'.O102:'BWT.2-levels.xl'.O102 'BWT.2-levels.xl'.O104:'BWT.2-levels.xl'.O106 'BWT.2-levels.xl'.P102:'BWT.2-levels.xl'.P102 'BWT.2-levels.xl'.P104:'BWT.2-levels.xl'.P106 'BWT.2-levels.xl'.Q102:'BWT.2-levels.xl'.Q102 'BWT.2-levels.xl'.Q104:'BWT.2-levels.xl'.Q106" xlink:href="./Object 4" xlink:type="simple" xlink:show="embed" xlink:actuate="onLoad">
              <text:p/>
            </draw:object>
            <draw:image xlink:href="./ObjectReplacements/Object 4" xlink:type="simple" xlink:show="embed" xlink:actuate="onLoad"/>
          </draw:frame>
          <draw:frame draw:z-index="1" draw:style-name="gr1" svg:width="15.999cm" svg:height="15.401cm" svg:x="17.789cm" svg:y="47.138cm">
            <draw:object draw:notify-on-update-of-ranges="'BWT.2-levels.xl'.A98:'BWT.2-levels.xl'.A100 'BWT.2-levels.xl'.B86:'BWT.2-levels.xl'.B86 'BWT.2-levels.xl'.B98:'BWT.2-levels.xl'.B100 'BWT.2-levels.xl'.C86:'BWT.2-levels.xl'.C86 'BWT.2-levels.xl'.C98:'BWT.2-levels.xl'.C100 'BWT.2-levels.xl'.D86:'BWT.2-levels.xl'.D86 'BWT.2-levels.xl'.D98:'BWT.2-levels.xl'.D100 'BWT.2-levels.xl'.E86:'BWT.2-levels.xl'.E86 'BWT.2-levels.xl'.E98:'BWT.2-levels.xl'.E100 'BWT.2-levels.xl'.F86:'BWT.2-levels.xl'.F86 'BWT.2-levels.xl'.F98:'BWT.2-levels.xl'.F100 'BWT.2-levels.xl'.G86:'BWT.2-levels.xl'.G86 'BWT.2-levels.xl'.G98:'BWT.2-levels.xl'.G100 'BWT.2-levels.xl'.H86:'BWT.2-levels.xl'.H86 'BWT.2-levels.xl'.H98:'BWT.2-levels.xl'.H100 'BWT.2-levels.xl'.I86:'BWT.2-levels.xl'.I86 'BWT.2-levels.xl'.I98:'BWT.2-levels.xl'.I100 'BWT.2-levels.xl'.J86:'BWT.2-levels.xl'.J86 'BWT.2-levels.xl'.J98:'BWT.2-levels.xl'.J100 'BWT.2-levels.xl'.K86:'BWT.2-levels.xl'.K86 'BWT.2-levels.xl'.K98:'BWT.2-levels.xl'.K100 'BWT.2-levels.xl'.L86:'BWT.2-levels.xl'.L86 'BWT.2-levels.xl'.L98:'BWT.2-levels.xl'.L100 'BWT.2-levels.xl'.M86:'BWT.2-levels.xl'.M86 'BWT.2-levels.xl'.M98:'BWT.2-levels.xl'.M100 'BWT.2-levels.xl'.N86:'BWT.2-levels.xl'.N86 'BWT.2-levels.xl'.N98:'BWT.2-levels.xl'.N100 'BWT.2-levels.xl'.O86:'BWT.2-levels.xl'.O86 'BWT.2-levels.xl'.O98:'BWT.2-levels.xl'.O100 'BWT.2-levels.xl'.P86:'BWT.2-levels.xl'.P86 'BWT.2-levels.xl'.P98:'BWT.2-levels.xl'.P100 'BWT.2-levels.xl'.Q86:'BWT.2-levels.xl'.Q86 'BWT.2-levels.xl'.Q98:'BWT.2-levels.xl'.Q100" xlink:href="./Object 6" xlink:type="simple" xlink:show="embed" xlink:actuate="onLoad">
              <text:p/>
            </draw:object>
            <draw:image xlink:href="./ObjectReplacements/Object 6" xlink:type="simple" xlink:show="embed" xlink:actuate="onLoad"/>
          </draw:frame>
        </table:shapes>
        <table:table-column table:style-name="co4" table:default-cell-style-name="ce11"/>
        <table:table-column table:style-name="co5" table:default-cell-style-name="Default"/>
        <table:table-column table:style-name="co6" table:default-cell-style-name="Default"/>
        <table:table-column table:style-name="co7" table:number-columns-repeated="14" table:default-cell-style-name="Default"/>
        <table:table-column table:style-name="co8" table:number-columns-repeated="1007" table:default-cell-style-name="Default"/>
        <table:table-row table:style-name="ro1">
          <table:table-cell table:style-name="ce1" office:value-type="string">
            <text:p>Genome</text:p>
          </table:table-cell>
          <table:table-cell office:value-type="float" office:value="2.7">
            <text:p>2,7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mC</text:p>
          </table:table-cell>
          <table:table-cell office:value-type="string">
            <text:p>Minor Counter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32">
            <text:p>32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MC</text:p>
          </table:table-cell>
          <table:table-cell office:value-type="string">
            <text:p>Mayor Counter</text:p>
          </table:table-cell>
          <table:table-cell office:value-type="float" office:value="64">
            <text:p>64</text:p>
          </table:table-cell>
          <table:table-cell table:number-columns-repeated="1021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ce2" office:value-type="string" table:number-columns-spanned="1" table:number-rows-spanned="10">
            <text:p>Alpha</text:p>
          </table:table-cell>
          <table:table-cell table:style-name="ce4" office:value-type="string" table:number-columns-spanned="2" table:number-rows-spanned="1">
            <text:p>Alpha/Level (Compacted)</text:p>
          </table:table-cell>
          <table:covered-table-cell/>
          <table:table-cell table:style-name="ce30" office:value-type="float" office:value="1">
            <text:p>1</text:p>
          </table:table-cell>
          <table:table-cell table:style-name="ce30" office:value-type="float" office:value="2">
            <text:p>2</text:p>
          </table:table-cell>
          <table:table-cell table:style-name="ce30" office:value-type="float" office:value="3">
            <text:p>3</text:p>
          </table:table-cell>
          <table:table-cell table:style-name="ce30" office:value-type="float" office:value="4">
            <text:p>4</text:p>
          </table:table-cell>
          <table:table-cell table:style-name="ce30" office:value-type="float" office:value="5">
            <text:p>5</text:p>
          </table:table-cell>
          <table:table-cell table:style-name="ce30" office:value-type="float" office:value="6">
            <text:p>6</text:p>
          </table:table-cell>
          <table:table-cell table:style-name="ce30" office:value-type="float" office:value="7">
            <text:p>7</text:p>
          </table:table-cell>
          <table:table-cell table:style-name="ce30" office:value-type="float" office:value="8">
            <text:p>8</text:p>
          </table:table-cell>
          <table:table-cell table:style-name="ce30" office:value-type="float" office:value="9">
            <text:p>9</text:p>
          </table:table-cell>
          <table:table-cell table:style-name="ce30" office:value-type="float" office:value="10">
            <text:p>10</text:p>
          </table:table-cell>
          <table:table-cell table:number-columns-repeated="1011"/>
        </table:table-row>
        <table:table-row table:style-name="ro1">
          <table:covered-table-cell table:style-name="Default"/>
          <table:table-cell table:style-name="ce14" office:value-type="string" table:number-columns-spanned="2" table:number-rows-spanned="1">
            <text:p>Alphabet Bits (Full)</text:p>
          </table:table-cell>
          <table:covered-table-cell table:style-name="ce11"/>
          <table:table-cell table:style-name="ce31" table:formula="of:=CEILING( LOG([.D7];2);1;0)" office:value-type="float" office:value="3">
            <text:p>3</text:p>
          </table:table-cell>
          <table:table-cell table:style-name="ce31" table:formula="of:=CEILING( LOG([.E7];2);1;0)" office:value-type="float" office:value="6">
            <text:p>6</text:p>
          </table:table-cell>
          <table:table-cell table:style-name="ce31" table:formula="of:=CEILING( LOG([.F7];2);1;0)" office:value-type="float" office:value="8">
            <text:p>8</text:p>
          </table:table-cell>
          <table:table-cell table:style-name="ce31" table:formula="of:=CEILING( LOG([.G7];2);1;0)" office:value-type="float" office:value="11">
            <text:p>11</text:p>
          </table:table-cell>
          <table:table-cell table:style-name="ce31" table:formula="of:=CEILING( LOG([.H7];2);1;0)" office:value-type="float" office:value="13">
            <text:p>13</text:p>
          </table:table-cell>
          <table:table-cell table:style-name="ce31" table:formula="of:=CEILING( LOG([.I7];2);1;0)" office:value-type="float" office:value="16">
            <text:p>16</text:p>
          </table:table-cell>
          <table:table-cell table:style-name="ce31" table:formula="of:=CEILING( LOG([.J7];2);1;0)" office:value-type="float" office:value="19">
            <text:p>19</text:p>
          </table:table-cell>
          <table:table-cell table:style-name="ce31" table:formula="of:=CEILING( LOG([.K7];2);1;0)" office:value-type="float" office:value="21">
            <text:p>21</text:p>
          </table:table-cell>
          <table:table-cell table:style-name="ce31" table:formula="of:=CEILING( LOG([.L7];2);1;0)" office:value-type="float" office:value="24">
            <text:p>24</text:p>
          </table:table-cell>
          <table:table-cell table:style-name="ce31" table:formula="of:=CEILING( LOG([.M7];2);1;0)" office:value-type="float" office:value="26">
            <text:p>26</text:p>
          </table:table-cell>
          <table:table-cell table:number-columns-repeated="1011"/>
        </table:table-row>
        <table:table-row table:style-name="ro1">
          <table:covered-table-cell table:style-name="Default"/>
          <table:table-cell table:style-name="ce14" office:value-type="string" table:number-columns-spanned="2" table:number-rows-spanned="1">
            <text:p>Alphabet Chars {A,C,G,T,N,S}</text:p>
          </table:table-cell>
          <table:covered-table-cell table:style-name="ce11"/>
          <table:table-cell table:style-name="ce6" office:value-type="float" office:value="6">
            <text:p>6</text:p>
          </table:table-cell>
          <table:table-cell table:style-name="ce6" table:formula="of:=[.D7]*6" office:value-type="float" office:value="36">
            <text:p>36</text:p>
          </table:table-cell>
          <table:table-cell table:style-name="ce6" table:formula="of:=[.E7]*6" office:value-type="float" office:value="216">
            <text:p>216</text:p>
          </table:table-cell>
          <table:table-cell table:style-name="ce6" table:formula="of:=[.F7]*6" office:value-type="float" office:value="1296">
            <text:p>1296</text:p>
          </table:table-cell>
          <table:table-cell table:style-name="ce6" table:formula="of:=[.G7]*6" office:value-type="float" office:value="7776">
            <text:p>7776</text:p>
          </table:table-cell>
          <table:table-cell table:style-name="ce6" table:formula="of:=[.H7]*6" office:value-type="float" office:value="46656">
            <text:p>46656</text:p>
          </table:table-cell>
          <table:table-cell table:style-name="ce6" table:formula="of:=[.I7]*6" office:value-type="float" office:value="279936">
            <text:p>279936</text:p>
          </table:table-cell>
          <table:table-cell table:style-name="ce6" table:formula="of:=[.J7]*6" office:value-type="float" office:value="1679616">
            <text:p>1679616</text:p>
          </table:table-cell>
          <table:table-cell table:style-name="ce6" table:formula="of:=[.K7]*6" office:value-type="float" office:value="10077696">
            <text:p>10077696</text:p>
          </table:table-cell>
          <table:table-cell table:style-name="ce6" table:formula="of:=[.L7]*6" office:value-type="float" office:value="60466176">
            <text:p>60466176</text:p>
          </table:table-cell>
          <table:table-cell table:number-columns-repeated="1011"/>
        </table:table-row>
        <table:table-row table:style-name="ro1">
          <table:covered-table-cell table:style-name="Default"/>
          <table:table-cell table:number-columns-repeated="1023"/>
        </table:table-row>
        <table:table-row table:style-name="ro1">
          <table:covered-table-cell table:style-name="Default"/>
          <table:table-cell table:style-name="ce4" office:value-type="string" table:number-columns-spanned="2" table:number-rows-spanned="1">
            <text:p>Alpha/Level (Not Dense)</text:p>
          </table:table-cell>
          <table:covered-table-cell/>
          <table:table-cell table:style-name="ce30" office:value-type="float" office:value="1">
            <text:p>1</text:p>
          </table:table-cell>
          <table:table-cell table:style-name="ce30" office:value-type="float" office:value="2">
            <text:p>2</text:p>
          </table:table-cell>
          <table:table-cell table:style-name="ce30" office:value-type="float" office:value="3">
            <text:p>3</text:p>
          </table:table-cell>
          <table:table-cell table:style-name="ce30" office:value-type="float" office:value="4">
            <text:p>4</text:p>
          </table:table-cell>
          <table:table-cell table:style-name="ce30" office:value-type="float" office:value="5">
            <text:p>5</text:p>
          </table:table-cell>
          <table:table-cell table:style-name="ce30" office:value-type="float" office:value="6">
            <text:p>6</text:p>
          </table:table-cell>
          <table:table-cell table:style-name="ce30" office:value-type="float" office:value="7">
            <text:p>7</text:p>
          </table:table-cell>
          <table:table-cell table:style-name="ce30" office:value-type="float" office:value="8">
            <text:p>8</text:p>
          </table:table-cell>
          <table:table-cell table:style-name="ce30" office:value-type="float" office:value="9">
            <text:p>9</text:p>
          </table:table-cell>
          <table:table-cell table:style-name="ce30" office:value-type="float" office:value="10">
            <text:p>10</text:p>
          </table:table-cell>
          <table:table-cell table:number-columns-repeated="1011"/>
        </table:table-row>
        <table:table-row table:style-name="ro1">
          <table:covered-table-cell table:style-name="Default"/>
          <table:table-cell table:style-name="ce15" office:value-type="string" table:number-columns-spanned="2" table:number-rows-spanned="1">
            <text:p>Alphabet Bits (N,S spilled)</text:p>
          </table:table-cell>
          <table:covered-table-cell table:style-name="ce6"/>
          <table:table-cell table:style-name="ce11" office:value-type="float" office:value="2">
            <text:p>2</text:p>
          </table:table-cell>
          <table:table-cell table:style-name="ce11" table:formula="of:=[.D10]+[.$D$10]" office:value-type="float" office:value="4">
            <text:p>4</text:p>
          </table:table-cell>
          <table:table-cell table:style-name="ce11" table:formula="of:=[.E10]+[.$D$10]" office:value-type="float" office:value="6">
            <text:p>6</text:p>
          </table:table-cell>
          <table:table-cell table:style-name="ce11" table:formula="of:=[.F10]+[.$D$10]" office:value-type="float" office:value="8">
            <text:p>8</text:p>
          </table:table-cell>
          <table:table-cell table:style-name="ce11" table:formula="of:=[.G10]+[.$D$10]" office:value-type="float" office:value="10">
            <text:p>10</text:p>
          </table:table-cell>
          <table:table-cell table:style-name="ce11" table:formula="of:=[.H10]+[.$D$10]" office:value-type="float" office:value="12">
            <text:p>12</text:p>
          </table:table-cell>
          <table:table-cell table:style-name="ce11" table:formula="of:=[.I10]+[.$D$10]" office:value-type="float" office:value="14">
            <text:p>14</text:p>
          </table:table-cell>
          <table:table-cell table:style-name="ce11" table:formula="of:=[.J10]+[.$D$10]" office:value-type="float" office:value="16">
            <text:p>16</text:p>
          </table:table-cell>
          <table:table-cell table:style-name="ce11" table:formula="of:=[.K10]+[.$D$10]" office:value-type="float" office:value="18">
            <text:p>18</text:p>
          </table:table-cell>
          <table:table-cell table:style-name="ce11" table:formula="of:=[.L10]+[.$D$10]" office:value-type="float" office:value="20">
            <text:p>20</text:p>
          </table:table-cell>
          <table:table-cell table:number-columns-repeated="1011"/>
        </table:table-row>
        <table:table-row table:style-name="ro1">
          <table:covered-table-cell table:style-name="Default"/>
          <table:table-cell table:style-name="ce15" office:value-type="string" table:number-columns-spanned="2" table:number-rows-spanned="1">
            <text:p>Alphabet Chars {A,C,G,T,N,S}</text:p>
          </table:table-cell>
          <table:covered-table-cell table:style-name="ce6"/>
          <table:table-cell table:style-name="ce11" office:value-type="float" office:value="4">
            <text:p>4</text:p>
          </table:table-cell>
          <table:table-cell table:style-name="ce11" table:formula="of:=[.D11]*4" office:value-type="float" office:value="16">
            <text:p>16</text:p>
          </table:table-cell>
          <table:table-cell table:style-name="ce11" table:formula="of:=[.E11]*4" office:value-type="float" office:value="64">
            <text:p>64</text:p>
          </table:table-cell>
          <table:table-cell table:style-name="ce11" table:formula="of:=[.F11]*4" office:value-type="float" office:value="256">
            <text:p>256</text:p>
          </table:table-cell>
          <table:table-cell table:style-name="ce11" table:formula="of:=[.G11]*4" office:value-type="float" office:value="1024">
            <text:p>1024</text:p>
          </table:table-cell>
          <table:table-cell table:style-name="ce11" table:formula="of:=[.H11]*4" office:value-type="float" office:value="4096">
            <text:p>4096</text:p>
          </table:table-cell>
          <table:table-cell table:style-name="ce11" table:formula="of:=[.I11]*4" office:value-type="float" office:value="16384">
            <text:p>16384</text:p>
          </table:table-cell>
          <table:table-cell table:style-name="ce11" table:formula="of:=[.J11]*4" office:value-type="float" office:value="65536">
            <text:p>65536</text:p>
          </table:table-cell>
          <table:table-cell table:style-name="ce11" table:formula="of:=[.K11]*4" office:value-type="float" office:value="262144">
            <text:p>262144</text:p>
          </table:table-cell>
          <table:table-cell table:style-name="ce11" table:formula="of:=[.L11]*4" office:value-type="float" office:value="1048576">
            <text:p>1048576</text:p>
          </table:table-cell>
          <table:table-cell table:number-columns-repeated="1011"/>
        </table:table-row>
        <table:table-row table:style-name="ro1">
          <table:covered-table-cell table:style-name="Default"/>
          <table:table-cell table:style-name="ce15" office:value-type="string" table:number-columns-spanned="2" table:number-rows-spanned="1">
            <text:p>Alphabet Bits Spilled</text:p>
          </table:table-cell>
          <table:covered-table-cell table:style-name="ce26"/>
          <table:table-cell table:style-name="ce11" table:formula="of:=[.D13]-[.D10]" office:value-type="float" office:value="1">
            <text:p>1</text:p>
          </table:table-cell>
          <table:table-cell table:style-name="ce11" table:formula="of:=[.E13]-[.E10]" office:value-type="float" office:value="2">
            <text:p>2</text:p>
          </table:table-cell>
          <table:table-cell table:style-name="ce11" table:formula="of:=[.F13]-[.F10]" office:value-type="float" office:value="3">
            <text:p>3</text:p>
          </table:table-cell>
          <table:table-cell table:style-name="ce11" table:formula="of:=[.G13]-[.G10]" office:value-type="float" office:value="4">
            <text:p>4</text:p>
          </table:table-cell>
          <table:table-cell table:style-name="ce11" table:formula="of:=[.H13]-[.H10]" office:value-type="float" office:value="5">
            <text:p>5</text:p>
          </table:table-cell>
          <table:table-cell table:style-name="ce11" table:formula="of:=[.I13]-[.I10]" office:value-type="float" office:value="6">
            <text:p>6</text:p>
          </table:table-cell>
          <table:table-cell table:style-name="ce11" table:formula="of:=[.J13]-[.J10]" office:value-type="float" office:value="7">
            <text:p>7</text:p>
          </table:table-cell>
          <table:table-cell table:style-name="ce11" table:formula="of:=[.K13]-[.K10]" office:value-type="float" office:value="8">
            <text:p>8</text:p>
          </table:table-cell>
          <table:table-cell table:style-name="ce11" table:formula="of:=[.L13]-[.L10]" office:value-type="float" office:value="9">
            <text:p>9</text:p>
          </table:table-cell>
          <table:table-cell table:style-name="ce11" table:formula="of:=[.M13]-[.M10]" office:value-type="float" office:value="10">
            <text:p>10</text:p>
          </table:table-cell>
          <table:table-cell table:number-columns-repeated="1011"/>
        </table:table-row>
        <table:table-row table:style-name="ro1">
          <table:covered-table-cell table:style-name="Default"/>
          <table:table-cell table:style-name="ce14" office:value-type="string" table:number-columns-spanned="2" table:number-rows-spanned="1">
            <text:p>Alphabet Bits (Full)</text:p>
          </table:table-cell>
          <table:covered-table-cell table:style-name="ce11"/>
          <table:table-cell table:style-name="ce31" office:value-type="float" office:value="3">
            <text:p>3</text:p>
          </table:table-cell>
          <table:table-cell table:style-name="ce31" table:formula="of:=[.D13]+[.$D$13]" office:value-type="float" office:value="6">
            <text:p>6</text:p>
          </table:table-cell>
          <table:table-cell table:style-name="ce31" table:formula="of:=[.E13]+[.$D$13]" office:value-type="float" office:value="9">
            <text:p>9</text:p>
          </table:table-cell>
          <table:table-cell table:style-name="ce31" table:formula="of:=[.F13]+[.$D$13]" office:value-type="float" office:value="12">
            <text:p>12</text:p>
          </table:table-cell>
          <table:table-cell table:style-name="ce31" table:formula="of:=[.G13]+[.$D$13]" office:value-type="float" office:value="15">
            <text:p>15</text:p>
          </table:table-cell>
          <table:table-cell table:style-name="ce31" table:formula="of:=[.H13]+[.$D$13]" office:value-type="float" office:value="18">
            <text:p>18</text:p>
          </table:table-cell>
          <table:table-cell table:style-name="ce31" table:formula="of:=[.I13]+[.$D$13]" office:value-type="float" office:value="21">
            <text:p>21</text:p>
          </table:table-cell>
          <table:table-cell table:style-name="ce31" table:formula="of:=[.J13]+[.$D$13]" office:value-type="float" office:value="24">
            <text:p>24</text:p>
          </table:table-cell>
          <table:table-cell table:style-name="ce31" table:formula="of:=[.K13]+[.$D$13]" office:value-type="float" office:value="27">
            <text:p>27</text:p>
          </table:table-cell>
          <table:table-cell table:style-name="ce31" table:formula="of:=[.L13]+[.$D$13]" office:value-type="float" office:value="30">
            <text:p>30</text:p>
          </table:table-cell>
          <table:table-cell table:number-columns-repeated="1011"/>
        </table:table-row>
        <table:table-row table:style-name="ro1">
          <table:covered-table-cell table:style-name="Default"/>
          <table:table-cell table:style-name="ce14" office:value-type="string" table:number-columns-spanned="2" table:number-rows-spanned="1">
            <text:p>Alphabet Chars {A,C,G,T,N,S}</text:p>
          </table:table-cell>
          <table:covered-table-cell table:style-name="ce11"/>
          <table:table-cell table:style-name="ce6" office:value-type="float" office:value="6">
            <text:p>6</text:p>
          </table:table-cell>
          <table:table-cell table:style-name="ce6" table:formula="of:=[.D14]*6" office:value-type="float" office:value="36">
            <text:p>36</text:p>
          </table:table-cell>
          <table:table-cell table:style-name="ce6" table:formula="of:=[.E14]*6" office:value-type="float" office:value="216">
            <text:p>216</text:p>
          </table:table-cell>
          <table:table-cell table:style-name="ce6" table:formula="of:=[.F14]*6" office:value-type="float" office:value="1296">
            <text:p>1296</text:p>
          </table:table-cell>
          <table:table-cell table:style-name="ce6" table:formula="of:=[.G14]*6" office:value-type="float" office:value="7776">
            <text:p>7776</text:p>
          </table:table-cell>
          <table:table-cell table:style-name="ce6" table:formula="of:=[.H14]*6" office:value-type="float" office:value="46656">
            <text:p>46656</text:p>
          </table:table-cell>
          <table:table-cell table:style-name="ce6" table:formula="of:=[.I14]*6" office:value-type="float" office:value="279936">
            <text:p>279936</text:p>
          </table:table-cell>
          <table:table-cell table:style-name="ce6" table:formula="of:=[.J14]*6" office:value-type="float" office:value="1679616">
            <text:p>1679616</text:p>
          </table:table-cell>
          <table:table-cell table:style-name="ce6" table:formula="of:=[.K14]*6" office:value-type="float" office:value="10077696">
            <text:p>10077696</text:p>
          </table:table-cell>
          <table:table-cell table:style-name="ce6" table:formula="of:=[.L14]*6" office:value-type="float" office:value="60466176">
            <text:p>60466176</text:p>
          </table:table-cell>
          <table:table-cell table:number-columns-repeated="1011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ce1" office:value-type="string">
            <text:p>BitmapLength</text:p>
          </table:table-cell>
          <table:table-cell table:style-name="ce16" office:value-type="float" office:value="8">
            <text:p>8</text:p>
          </table:table-cell>
          <table:table-cell table:style-name="ce16" office:value-type="float" office:value="16">
            <text:p>16</text:p>
          </table:table-cell>
          <table:table-cell table:style-name="ce16" office:value-type="float" office:value="24">
            <text:p>24</text:p>
          </table:table-cell>
          <table:table-cell table:style-name="ce16" office:value-type="float" office:value="32">
            <text:p>32</text:p>
          </table:table-cell>
          <table:table-cell table:style-name="ce16" office:value-type="float" office:value="48">
            <text:p>48</text:p>
          </table:table-cell>
          <table:table-cell table:style-name="ce16" office:value-type="float" office:value="56">
            <text:p>56</text:p>
          </table:table-cell>
          <table:table-cell table:style-name="ce16" office:value-type="float" office:value="64">
            <text:p>64</text:p>
          </table:table-cell>
          <table:table-cell table:style-name="ce16" office:value-type="float" office:value="96">
            <text:p>96</text:p>
          </table:table-cell>
          <table:table-cell table:style-name="ce16" office:value-type="float" office:value="112">
            <text:p>112</text:p>
          </table:table-cell>
          <table:table-cell table:style-name="ce16" office:value-type="float" office:value="120">
            <text:p>120</text:p>
          </table:table-cell>
          <table:table-cell table:style-name="ce16" office:value-type="float" office:value="128">
            <text:p>128</text:p>
          </table:table-cell>
          <table:table-cell table:style-name="ce16" office:value-type="float" office:value="192">
            <text:p>192</text:p>
          </table:table-cell>
          <table:table-cell table:style-name="ce16" office:value-type="float" office:value="224">
            <text:p>224</text:p>
          </table:table-cell>
          <table:table-cell table:style-name="ce16" office:value-type="float" office:value="240">
            <text:p>240</text:p>
          </table:table-cell>
          <table:table-cell table:style-name="ce16" office:value-type="float" office:value="248">
            <text:p>248</text:p>
          </table:table-cell>
          <table:table-cell table:style-name="ce16" office:value-type="float" office:value="256">
            <text:p>256</text:p>
          </table:table-cell>
          <table:table-cell table:number-columns-repeated="1007"/>
        </table:table-row>
        <table:table-row table:style-name="ro1">
          <table:table-cell table:style-name="ce3" office:value-type="string">
            <text:p>mC</text:p>
          </table:table-cell>
          <table:table-cell table:number-columns-repeated="3"/>
          <table:table-cell office:value-type="float" office:value="8">
            <text:p>8</text:p>
          </table:table-cell>
          <table:table-cell/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/>
          <table:table-cell office:value-type="float" office:value="32">
            <text:p>32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float" office:value="32">
            <text:p>32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table:number-columns-repeated="1007"/>
        </table:table-row>
        <table:table-row table:style-name="ro1">
          <table:table-cell table:style-name="ce3" office:value-type="string">
            <text:p>W</text:p>
          </table:table-cell>
          <table:table-cell table:number-columns-repeated="3"/>
          <table:table-cell office:value-type="float" office:value="32">
            <text:p>32</text:p>
          </table:table-cell>
          <table:table-cell/>
          <table:table-cell table:number-columns-repeated="2" office:value-type="float" office:value="64">
            <text:p>64</text:p>
          </table:table-cell>
          <table:table-cell/>
          <table:table-cell table:number-columns-repeated="3" office:value-type="float" office:value="128">
            <text:p>128</text:p>
          </table:table-cell>
          <table:table-cell table:number-columns-repeated="2"/>
          <table:table-cell table:number-columns-repeated="3" office:value-type="float" office:value="256">
            <text:p>256</text:p>
          </table:table-cell>
          <table:table-cell table:number-columns-repeated="1007"/>
        </table:table-row>
        <table:table-row table:style-name="ro1">
          <table:table-cell table:style-name="ce4" office:value-type="string">
            <text:p>MC.Size.MB</text:p>
          </table:table-cell>
          <table:table-cell table:style-name="ce17" office:value-type="string" table:number-columns-spanned="5" table:number-rows-spanned="1">
            <text:p>&gt;&gt;&gt; Mayor Counters Size</text:p>
          </table:table-cell>
          <table:covered-table-cell table:style-name="ce17"/>
          <table:covered-table-cell table:number-columns-repeated="3"/>
          <table:table-cell table:number-columns-repeated="1018"/>
        </table:table-row>
        <table:table-row table:style-name="ro1">
          <table:table-cell table:style-name="ce5" office:value-type="string">
            <text:p>Alpha/mC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16">
            <text:p>16</text:p>
          </table:table-cell>
          <table:table-cell table:style-name="ce6" office:value-type="float" office:value="32">
            <text:p>32</text:p>
          </table:table-cell>
          <table:table-cell table:number-columns-repeated="1020"/>
        </table:table-row>
        <table:table-row table:style-name="ro1">
          <table:table-cell table:style-name="ce6" office:value-type="float" office:value="4">
            <text:p>4</text:p>
          </table:table-cell>
          <table:table-cell table:formula="of:=([.$B$1]*1024)/(2^[.B$20])*[.$A21]*8" office:value-type="float" office:value="345.6">
            <text:p>345,6</text:p>
          </table:table-cell>
          <table:table-cell table:formula="of:=([.$B$1]*1024)/(2^[.C$20])*[.$A21]*8" office:value-type="float" office:value="1.35">
            <text:p>1,35</text:p>
          </table:table-cell>
          <table:table-cell table:formula="of:=([.$B$1]*1024)/(2^[.D$20])*[.$A21]*8" office:value-type="float" office:value="0.000020599365234375">
            <text:p>2,0599365234375E-005</text:p>
          </table:table-cell>
          <table:table-cell table:number-columns-repeated="1020"/>
        </table:table-row>
        <table:table-row table:style-name="ro1">
          <table:table-cell table:style-name="ce6" office:value-type="float" office:value="6">
            <text:p>6</text:p>
          </table:table-cell>
          <table:table-cell table:formula="of:=([.$B$1]*1024)/(2^[.B$20])*[.$A22]*8" office:value-type="float" office:value="518.4">
            <text:p>518,4</text:p>
          </table:table-cell>
          <table:table-cell table:formula="of:=([.$B$1]*1024)/(2^[.C$20])*[.$A22]*8" office:value-type="float" office:value="2.025">
            <text:p>2,025</text:p>
          </table:table-cell>
          <table:table-cell table:formula="of:=([.$B$1]*1024)/(2^[.D$20])*[.$A22]*8" office:value-type="float" office:value="0.0000308990478515625">
            <text:p>0,000030899</text:p>
          </table:table-cell>
          <table:table-cell table:number-columns-repeated="1020"/>
        </table:table-row>
        <table:table-row table:style-name="ro1">
          <table:table-cell table:style-name="ce6" table:formula="of:=[.A22]*6" office:value-type="float" office:value="36">
            <text:p>36</text:p>
          </table:table-cell>
          <table:table-cell table:formula="of:=([.$B$1]*1024)/(2^[.B$20])*[.$A23]*8" office:value-type="float" office:value="3110.4">
            <text:p>3110,4</text:p>
          </table:table-cell>
          <table:table-cell table:formula="of:=([.$B$1]*1024)/(2^[.C$20])*[.$A23]*8" office:value-type="float" office:value="12.15">
            <text:p>12,15</text:p>
          </table:table-cell>
          <table:table-cell table:formula="of:=([.$B$1]*1024)/(2^[.D$20])*[.$A23]*8" office:value-type="float" office:value="0.000185394287109375">
            <text:p>0,0001853943</text:p>
          </table:table-cell>
          <table:table-cell table:number-columns-repeated="1020"/>
        </table:table-row>
        <table:table-row table:style-name="ro1">
          <table:table-cell table:style-name="ce6" table:formula="of:=[.A23]*6" office:value-type="float" office:value="216">
            <text:p>216</text:p>
          </table:table-cell>
          <table:table-cell table:formula="of:=([.$B$1]*1024)/(2^[.B$20])*[.$A24]*8" office:value-type="float" office:value="18662.4">
            <text:p>18662,4</text:p>
          </table:table-cell>
          <table:table-cell table:formula="of:=([.$B$1]*1024)/(2^[.C$20])*[.$A24]*8" office:value-type="float" office:value="72.9">
            <text:p>72,9</text:p>
          </table:table-cell>
          <table:table-cell table:formula="of:=([.$B$1]*1024)/(2^[.D$20])*[.$A24]*8" office:value-type="float" office:value="0.00111236572265625">
            <text:p>0,0011123657</text:p>
          </table:table-cell>
          <table:table-cell table:number-columns-repeated="1020"/>
        </table:table-row>
        <table:table-row table:style-name="ro1">
          <table:table-cell table:style-name="ce6" table:formula="of:=[.A24]*6" office:value-type="float" office:value="1296">
            <text:p>1296</text:p>
          </table:table-cell>
          <table:table-cell table:formula="of:=([.$B$1]*1024)/(2^[.B$20])*[.$A25]*8" office:value-type="float" office:value="111974.4">
            <text:p>111974,4</text:p>
          </table:table-cell>
          <table:table-cell table:formula="of:=([.$B$1]*1024)/(2^[.C$20])*[.$A25]*8" office:value-type="float" office:value="437.4">
            <text:p>437,4</text:p>
          </table:table-cell>
          <table:table-cell table:formula="of:=([.$B$1]*1024)/(2^[.D$20])*[.$A25]*8" office:value-type="float" office:value="0.0066741943359375">
            <text:p>0,0066741943</text:p>
          </table:table-cell>
          <table:table-cell table:number-columns-repeated="1020"/>
        </table:table-row>
        <table:table-row table:style-name="ro1">
          <table:table-cell table:style-name="ce6" table:formula="of:=[.A25]*6" office:value-type="float" office:value="7776">
            <text:p>7776</text:p>
          </table:table-cell>
          <table:table-cell table:formula="of:=([.$B$1]*1024)/(2^[.B$20])*[.$A26]*8" office:value-type="float" office:value="671846.4">
            <text:p>671846,4</text:p>
          </table:table-cell>
          <table:table-cell table:formula="of:=([.$B$1]*1024)/(2^[.C$20])*[.$A26]*8" office:value-type="float" office:value="2624.4">
            <text:p>2624,4</text:p>
          </table:table-cell>
          <table:table-cell table:formula="of:=([.$B$1]*1024)/(2^[.D$20])*[.$A26]*8" office:value-type="float" office:value="0.040045166015625">
            <text:p>0,040045166</text:p>
          </table:table-cell>
          <table:table-cell table:number-columns-repeated="1020"/>
        </table:table-row>
        <table:table-row table:style-name="ro1">
          <table:table-cell table:style-name="ce7" table:number-columns-repeated="17"/>
          <table:table-cell table:number-columns-repeated="1007"/>
        </table:table-row>
        <table:table-row table:style-name="ro1">
          <table:table-cell table:style-name="ce1" office:value-type="string">
            <text:p>Alpha.chars</text:p>
          </table:table-cell>
          <table:table-cell table:style-name="ce17" office:value-type="string" table:number-columns-spanned="4" table:number-rows-spanned="1">
            <text:p>&gt;&gt;&gt; Number of characters (full)</text:p>
          </table:table-cell>
          <table:covered-table-cell table:number-columns-repeated="3" table:style-name="ce18"/>
          <table:table-cell table:number-columns-repeated="1019"/>
        </table:table-row>
        <table:table-row table:style-name="ro1">
          <table:table-cell table:style-name="ce8"/>
          <table:table-cell office:value-type="float" office:value="8">
            <text:p>8</text:p>
          </table:table-cell>
          <table:table-cell table:style-name="ce18" office:value-type="float" office:value="3">
            <text:p>3</text:p>
          </table:table-cell>
          <table:table-cell table:style-name="ce18" table:number-columns-repeated="2"/>
          <table:table-cell table:number-columns-repeated="1019"/>
        </table:table-row>
        <table:table-row table:style-name="ro1">
          <table:table-cell table:style-name="ce1" office:value-type="string">
            <text:p>Alpha.chars</text:p>
          </table:table-cell>
          <table:table-cell table:style-name="ce17" office:value-type="string" table:number-columns-spanned="4" table:number-rows-spanned="1">
            <text:p>&gt;&gt;&gt; Number of characters stored (not spilled)</text:p>
          </table:table-cell>
          <table:covered-table-cell table:number-columns-repeated="3" table:style-name="ce18"/>
          <table:table-cell table:number-columns-repeated="1019"/>
        </table:table-row>
        <table:table-row table:style-name="ro1">
          <table:table-cell table:style-name="Default"/>
          <table:table-cell office:value-type="float" office:value="4">
            <text:p>4</text:p>
          </table:table-cell>
          <table:table-cell table:style-name="ce18" office:value-type="float" office:value="2">
            <text:p>2</text:p>
          </table:table-cell>
          <table:table-cell table:style-name="ce18" table:number-columns-repeated="2"/>
          <table:table-cell table:number-columns-repeated="1019"/>
        </table:table-row>
        <table:table-row table:style-name="ro1">
          <table:table-cell table:style-name="ce9" office:value-type="string">
            <text:p>BitmapSize.MB</text:p>
          </table:table-cell>
          <table:table-cell table:style-name="ce17" office:value-type="string" table:number-columns-spanned="4" table:number-rows-spanned="1">
            <text:p>&gt;&gt;&gt; Size of the bitmap [Whole Genome]</text:p>
          </table:table-cell>
          <table:covered-table-cell table:number-columns-repeated="3" table:style-name="ce27"/>
          <table:table-cell table:number-columns-repeated="1019"/>
        </table:table-row>
        <table:table-row table:style-name="ro1">
          <table:table-cell table:style-name="ce5" office:value-type="string">
            <text:p>Alpha.chars</text:p>
          </table:table-cell>
          <table:table-cell office:value-type="float" office:value="6">
            <text:p>6</text:p>
          </table:table-cell>
          <table:table-cell table:style-name="ce28" office:value-type="float" office:value="4">
            <text:p>4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Alpha.bit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Default"/>
          <table:table-cell table:style-name="ce18" table:formula="of:=[.$B$1]*1024/8*[.B34]" office:value-type="float" office:value="1036.8">
            <text:p>1036,8</text:p>
          </table:table-cell>
          <table:table-cell table:style-name="ce28" table:formula="of:=[.$B$1]*1024/8*[.C34]" office:value-type="float" office:value="691.2">
            <text:p>691,2</text:p>
          </table:table-cell>
          <table:table-cell table:number-columns-repeated="1021"/>
        </table:table-row>
        <table:table-row table:style-name="ro1">
          <table:table-cell table:style-name="ce10" office:value-type="string">
            <text:p>mB.Max.Length</text:p>
          </table:table-cell>
          <table:table-cell table:style-name="ce17" office:value-type="string" table:number-columns-spanned="4" table:number-rows-spanned="1">
            <text:p>&gt;&gt;&gt; Maximum Length of each minorBlock</text:p>
          </table:table-cell>
          <table:covered-table-cell table:number-columns-repeated="2"/>
          <table:covered-table-cell table:style-name="ce18"/>
          <table:table-cell table:style-name="ce18" table:number-columns-repeated="1019"/>
        </table:table-row>
        <table:table-row table:style-name="ro1">
          <table:table-cell office:value-type="float" office:value="8">
            <text:p>8</text:p>
          </table:table-cell>
          <table:table-cell table:formula="of:=2^[.A37]" office:value-type="float" office:value="256">
            <text:p>256</text:p>
          </table:table-cell>
          <table:table-cell table:number-columns-repeated="2"/>
          <table:table-cell table:style-name="ce18" table:number-columns-repeated="1020"/>
        </table:table-row>
        <table:table-row table:style-name="ro1">
          <table:table-cell table:style-name="ce12" office:value-type="float" office:value="16">
            <text:p>16</text:p>
          </table:table-cell>
          <table:table-cell table:formula="of:=2^[.A38]" office:value-type="float" office:value="65536">
            <text:p>65536</text:p>
          </table:table-cell>
          <table:table-cell table:number-columns-repeated="2"/>
          <table:table-cell table:style-name="ce18" table:number-columns-repeated="1020"/>
        </table:table-row>
        <table:table-row table:style-name="ro1">
          <table:table-cell office:value-type="float" office:value="32">
            <text:p>32</text:p>
          </table:table-cell>
          <table:table-cell table:formula="of:=2^[.A39]" office:value-type="float" office:value="4294967296">
            <text:p>4294967296</text:p>
          </table:table-cell>
          <table:table-cell table:number-columns-repeated="2"/>
          <table:table-cell table:style-name="ce18" table:number-columns-repeated="1020"/>
        </table:table-row>
        <table:table-row table:style-name="ro1">
          <table:table-cell table:style-name="ce1" office:value-type="string">
            <text:p>mB.Size.Bytes</text:p>
          </table:table-cell>
          <table:table-cell table:style-name="ce17" office:value-type="string" table:number-columns-spanned="4" table:number-rows-spanned="1">
            <text:p>&gt;&gt;&gt; Size of each minor block (Bytes)</text:p>
          </table:table-cell>
          <table:covered-table-cell table:number-columns-repeated="3"/>
          <table:table-cell table:number-columns-repeated="1019"/>
        </table:table-row>
        <table:table-row table:style-name="ro1">
          <table:table-cell table:style-name="Default"/>
          <table:table-cell table:style-name="ce16" office:value-type="float" office:value="8">
            <text:p>8</text:p>
          </table:table-cell>
          <table:table-cell table:style-name="ce16" office:value-type="float" office:value="16">
            <text:p>16</text:p>
          </table:table-cell>
          <table:table-cell table:style-name="ce16" office:value-type="float" office:value="24">
            <text:p>24</text:p>
          </table:table-cell>
          <table:table-cell table:style-name="ce16" office:value-type="float" office:value="32">
            <text:p>32</text:p>
          </table:table-cell>
          <table:table-cell table:style-name="ce16" office:value-type="float" office:value="48">
            <text:p>48</text:p>
          </table:table-cell>
          <table:table-cell table:style-name="ce16" office:value-type="float" office:value="56">
            <text:p>56</text:p>
          </table:table-cell>
          <table:table-cell table:style-name="ce16" office:value-type="float" office:value="64">
            <text:p>64</text:p>
          </table:table-cell>
          <table:table-cell table:style-name="ce16" office:value-type="float" office:value="96">
            <text:p>96</text:p>
          </table:table-cell>
          <table:table-cell table:style-name="ce16" office:value-type="float" office:value="112">
            <text:p>112</text:p>
          </table:table-cell>
          <table:table-cell table:style-name="ce16" office:value-type="float" office:value="120">
            <text:p>120</text:p>
          </table:table-cell>
          <table:table-cell table:style-name="ce16" office:value-type="float" office:value="128">
            <text:p>128</text:p>
          </table:table-cell>
          <table:table-cell table:style-name="ce16" office:value-type="float" office:value="192">
            <text:p>192</text:p>
          </table:table-cell>
          <table:table-cell table:style-name="ce16" office:value-type="float" office:value="224">
            <text:p>224</text:p>
          </table:table-cell>
          <table:table-cell table:style-name="ce16" office:value-type="float" office:value="240">
            <text:p>240</text:p>
          </table:table-cell>
          <table:table-cell table:style-name="ce16" office:value-type="float" office:value="248">
            <text:p>248</text:p>
          </table:table-cell>
          <table:table-cell table:style-name="ce16" office:value-type="float" office:value="256">
            <text:p>256</text:p>
          </table:table-cell>
          <table:table-cell table:number-columns-repeated="1007"/>
        </table:table-row>
        <table:table-row table:style-name="ro1">
          <table:table-cell office:value-type="float" office:value="8">
            <text:p>8</text:p>
          </table:table-cell>
          <table:table-cell table:style-name="ce19" table:formula="of:=([.B$41]*[.$C$31]+[.$A42]*[.$B$31])/8" office:value-type="float" office:value="6">
            <text:p>6</text:p>
          </table:table-cell>
          <table:table-cell table:style-name="ce19" table:formula="of:=([.C$41]*[.$C$31]+[.$A42]*[.$B$31])/8" office:value-type="float" office:value="8">
            <text:p>8</text:p>
          </table:table-cell>
          <table:table-cell table:style-name="ce19" table:formula="of:=([.D$41]*[.$C$31]+[.$A42]*[.$B$31])/8" office:value-type="float" office:value="10">
            <text:p>10</text:p>
          </table:table-cell>
          <table:table-cell table:style-name="ce19" table:formula="of:=([.E$41]*[.$C$31]+[.$A42]*[.$B$31])/8" office:value-type="float" office:value="12">
            <text:p>12</text:p>
          </table:table-cell>
          <table:table-cell table:style-name="ce19" table:formula="of:=([.F$41]*[.$C$31]+[.$A42]*[.$B$31])/8" office:value-type="float" office:value="16">
            <text:p>16</text:p>
          </table:table-cell>
          <table:table-cell table:style-name="ce19" table:formula="of:=([.G$41]*[.$C$31]+[.$A42]*[.$B$31])/8" office:value-type="float" office:value="18">
            <text:p>18</text:p>
          </table:table-cell>
          <table:table-cell table:style-name="ce19" table:formula="of:=([.H$41]*[.$C$31]+[.$A42]*[.$B$31])/8" office:value-type="float" office:value="20">
            <text:p>20</text:p>
          </table:table-cell>
          <table:table-cell table:style-name="ce19" table:formula="of:=([.I$41]*[.$C$31]+[.$A42]*[.$B$31])/8" office:value-type="float" office:value="28">
            <text:p>28</text:p>
          </table:table-cell>
          <table:table-cell table:style-name="ce19" table:formula="of:=([.J$41]*[.$C$31]+[.$A42]*[.$B$31])/8" office:value-type="float" office:value="32">
            <text:p>32</text:p>
          </table:table-cell>
          <table:table-cell table:style-name="ce19" table:formula="of:=([.K$41]*[.$C$31]+[.$A42]*[.$B$31])/8" office:value-type="float" office:value="34">
            <text:p>34</text:p>
          </table:table-cell>
          <table:table-cell table:style-name="ce19" table:formula="of:=([.L$41]*[.$C$31]+[.$A42]*[.$B$31])/8" office:value-type="float" office:value="36">
            <text:p>36</text:p>
          </table:table-cell>
          <table:table-cell table:style-name="ce19" table:formula="of:=([.M$41]*[.$C$31]+[.$A42]*[.$B$31])/8" office:value-type="float" office:value="52">
            <text:p>52</text:p>
          </table:table-cell>
          <table:table-cell table:style-name="ce19" table:formula="of:=([.N$41]*[.$C$31]+[.$A42]*[.$B$31])/8" office:value-type="float" office:value="60">
            <text:p>60</text:p>
          </table:table-cell>
          <table:table-cell table:style-name="ce19" table:formula="of:=([.O$41]*[.$C$31]+[.$A42]*[.$B$31])/8" office:value-type="float" office:value="64">
            <text:p>64</text:p>
          </table:table-cell>
          <table:table-cell table:style-name="ce19" table:formula="of:=([.P$41]*[.$C$31]+[.$A42]*[.$B$31])/8" office:value-type="float" office:value="66">
            <text:p>66</text:p>
          </table:table-cell>
          <table:table-cell table:style-name="ce19" table:formula="of:=([.Q$41]*[.$C$31]+[.$A42]*[.$B$31])/8" office:value-type="float" office:value="68">
            <text:p>68</text:p>
          </table:table-cell>
          <table:table-cell table:number-columns-repeated="1007"/>
        </table:table-row>
        <table:table-row table:style-name="ro1">
          <table:table-cell table:style-name="ce12" office:value-type="float" office:value="16">
            <text:p>16</text:p>
          </table:table-cell>
          <table:table-cell table:style-name="ce19" table:formula="of:=([.B$41]*[.$C$31]+[.$A43]*[.$B$31])/8" office:value-type="float" office:value="10">
            <text:p>10</text:p>
          </table:table-cell>
          <table:table-cell table:style-name="ce19" table:formula="of:=([.C$41]*[.$C$31]+[.$A43]*[.$B$31])/8" office:value-type="float" office:value="12">
            <text:p>12</text:p>
          </table:table-cell>
          <table:table-cell table:style-name="ce19" table:formula="of:=([.D$41]*[.$C$31]+[.$A43]*[.$B$31])/8" office:value-type="float" office:value="14">
            <text:p>14</text:p>
          </table:table-cell>
          <table:table-cell table:style-name="ce19" table:formula="of:=([.E$41]*[.$C$31]+[.$A43]*[.$B$31])/8" office:value-type="float" office:value="16">
            <text:p>16</text:p>
          </table:table-cell>
          <table:table-cell table:style-name="ce19" table:formula="of:=([.F$41]*[.$C$31]+[.$A43]*[.$B$31])/8" office:value-type="float" office:value="20">
            <text:p>20</text:p>
          </table:table-cell>
          <table:table-cell table:style-name="ce19" table:formula="of:=([.G$41]*[.$C$31]+[.$A43]*[.$B$31])/8" office:value-type="float" office:value="22">
            <text:p>22</text:p>
          </table:table-cell>
          <table:table-cell table:style-name="ce19" table:formula="of:=([.H$41]*[.$C$31]+[.$A43]*[.$B$31])/8" office:value-type="float" office:value="24">
            <text:p>24</text:p>
          </table:table-cell>
          <table:table-cell table:style-name="ce19" table:formula="of:=([.I$41]*[.$C$31]+[.$A43]*[.$B$31])/8" office:value-type="float" office:value="32">
            <text:p>32</text:p>
          </table:table-cell>
          <table:table-cell table:style-name="ce19" table:formula="of:=([.J$41]*[.$C$31]+[.$A43]*[.$B$31])/8" office:value-type="float" office:value="36">
            <text:p>36</text:p>
          </table:table-cell>
          <table:table-cell table:style-name="ce19" table:formula="of:=([.K$41]*[.$C$31]+[.$A43]*[.$B$31])/8" office:value-type="float" office:value="38">
            <text:p>38</text:p>
          </table:table-cell>
          <table:table-cell table:style-name="ce19" table:formula="of:=([.L$41]*[.$C$31]+[.$A43]*[.$B$31])/8" office:value-type="float" office:value="40">
            <text:p>40</text:p>
          </table:table-cell>
          <table:table-cell table:style-name="ce19" table:formula="of:=([.M$41]*[.$C$31]+[.$A43]*[.$B$31])/8" office:value-type="float" office:value="56">
            <text:p>56</text:p>
          </table:table-cell>
          <table:table-cell table:style-name="ce19" table:formula="of:=([.N$41]*[.$C$31]+[.$A43]*[.$B$31])/8" office:value-type="float" office:value="64">
            <text:p>64</text:p>
          </table:table-cell>
          <table:table-cell table:style-name="ce19" table:formula="of:=([.O$41]*[.$C$31]+[.$A43]*[.$B$31])/8" office:value-type="float" office:value="68">
            <text:p>68</text:p>
          </table:table-cell>
          <table:table-cell table:style-name="ce19" table:formula="of:=([.P$41]*[.$C$31]+[.$A43]*[.$B$31])/8" office:value-type="float" office:value="70">
            <text:p>70</text:p>
          </table:table-cell>
          <table:table-cell table:style-name="ce19" table:formula="of:=([.Q$41]*[.$C$31]+[.$A43]*[.$B$31])/8" office:value-type="float" office:value="72">
            <text:p>72</text:p>
          </table:table-cell>
          <table:table-cell table:number-columns-repeated="1007"/>
        </table:table-row>
        <table:table-row table:style-name="ro1">
          <table:table-cell office:value-type="float" office:value="32">
            <text:p>32</text:p>
          </table:table-cell>
          <table:table-cell table:style-name="ce19" table:formula="of:=([.B$41]*[.$C$31]+[.$A44]*[.$B$31])/8" office:value-type="float" office:value="18">
            <text:p>18</text:p>
          </table:table-cell>
          <table:table-cell table:style-name="ce19" table:formula="of:=([.C$41]*[.$C$31]+[.$A44]*[.$B$31])/8" office:value-type="float" office:value="20">
            <text:p>20</text:p>
          </table:table-cell>
          <table:table-cell table:style-name="ce19" table:formula="of:=([.D$41]*[.$C$31]+[.$A44]*[.$B$31])/8" office:value-type="float" office:value="22">
            <text:p>22</text:p>
          </table:table-cell>
          <table:table-cell table:style-name="ce19" table:formula="of:=([.E$41]*[.$C$31]+[.$A44]*[.$B$31])/8" office:value-type="float" office:value="24">
            <text:p>24</text:p>
          </table:table-cell>
          <table:table-cell table:style-name="ce19" table:formula="of:=([.F$41]*[.$C$31]+[.$A44]*[.$B$31])/8" office:value-type="float" office:value="28">
            <text:p>28</text:p>
          </table:table-cell>
          <table:table-cell table:style-name="ce19" table:formula="of:=([.G$41]*[.$C$31]+[.$A44]*[.$B$31])/8" office:value-type="float" office:value="30">
            <text:p>30</text:p>
          </table:table-cell>
          <table:table-cell table:style-name="ce19" table:formula="of:=([.H$41]*[.$C$31]+[.$A44]*[.$B$31])/8" office:value-type="float" office:value="32">
            <text:p>32</text:p>
          </table:table-cell>
          <table:table-cell table:style-name="ce19" table:formula="of:=([.I$41]*[.$C$31]+[.$A44]*[.$B$31])/8" office:value-type="float" office:value="40">
            <text:p>40</text:p>
          </table:table-cell>
          <table:table-cell table:style-name="ce19" table:formula="of:=([.J$41]*[.$C$31]+[.$A44]*[.$B$31])/8" office:value-type="float" office:value="44">
            <text:p>44</text:p>
          </table:table-cell>
          <table:table-cell table:style-name="ce19" table:formula="of:=([.K$41]*[.$C$31]+[.$A44]*[.$B$31])/8" office:value-type="float" office:value="46">
            <text:p>46</text:p>
          </table:table-cell>
          <table:table-cell table:style-name="ce19" table:formula="of:=([.L$41]*[.$C$31]+[.$A44]*[.$B$31])/8" office:value-type="float" office:value="48">
            <text:p>48</text:p>
          </table:table-cell>
          <table:table-cell table:style-name="ce19" table:formula="of:=([.M$41]*[.$C$31]+[.$A44]*[.$B$31])/8" office:value-type="float" office:value="64">
            <text:p>64</text:p>
          </table:table-cell>
          <table:table-cell table:style-name="ce19" table:formula="of:=([.N$41]*[.$C$31]+[.$A44]*[.$B$31])/8" office:value-type="float" office:value="72">
            <text:p>72</text:p>
          </table:table-cell>
          <table:table-cell table:style-name="ce19" table:formula="of:=([.O$41]*[.$C$31]+[.$A44]*[.$B$31])/8" office:value-type="float" office:value="76">
            <text:p>76</text:p>
          </table:table-cell>
          <table:table-cell table:style-name="ce19" table:formula="of:=([.P$41]*[.$C$31]+[.$A44]*[.$B$31])/8" office:value-type="float" office:value="78">
            <text:p>78</text:p>
          </table:table-cell>
          <table:table-cell table:style-name="ce19" table:formula="of:=([.Q$41]*[.$C$31]+[.$A44]*[.$B$31])/8" office:value-type="float" office:value="80">
            <text:p>80</text:p>
          </table:table-cell>
          <table:table-cell table:number-columns-repeated="1007"/>
        </table:table-row>
        <table:table-row table:style-name="ro1">
          <table:table-cell table:style-name="ce9" office:value-type="string">
            <text:p>MB.Num.mBlocks</text:p>
          </table:table-cell>
          <table:table-cell table:style-name="ce17" office:value-type="string" table:number-columns-spanned="4" table:number-rows-spanned="1">
            <text:p>&gt;&gt;&gt; Number of minorBlocks in a MayorBlock</text:p>
          </table:table-cell>
          <table:covered-table-cell table:number-columns-repeated="3"/>
          <table:table-cell table:number-columns-repeated="1019"/>
        </table:table-row>
        <table:table-row table:style-name="ro1">
          <table:table-cell table:style-name="Default"/>
          <table:table-cell table:style-name="ce16" office:value-type="float" office:value="8">
            <text:p>8</text:p>
          </table:table-cell>
          <table:table-cell table:style-name="ce16" office:value-type="float" office:value="16">
            <text:p>16</text:p>
          </table:table-cell>
          <table:table-cell table:style-name="ce16" office:value-type="float" office:value="24">
            <text:p>24</text:p>
          </table:table-cell>
          <table:table-cell table:style-name="ce16" office:value-type="float" office:value="32">
            <text:p>32</text:p>
          </table:table-cell>
          <table:table-cell table:style-name="ce16" office:value-type="float" office:value="48">
            <text:p>48</text:p>
          </table:table-cell>
          <table:table-cell table:style-name="ce16" office:value-type="float" office:value="56">
            <text:p>56</text:p>
          </table:table-cell>
          <table:table-cell table:style-name="ce16" office:value-type="float" office:value="64">
            <text:p>64</text:p>
          </table:table-cell>
          <table:table-cell table:style-name="ce16" office:value-type="float" office:value="96">
            <text:p>96</text:p>
          </table:table-cell>
          <table:table-cell table:style-name="ce16" office:value-type="float" office:value="112">
            <text:p>112</text:p>
          </table:table-cell>
          <table:table-cell table:style-name="ce16" office:value-type="float" office:value="120">
            <text:p>120</text:p>
          </table:table-cell>
          <table:table-cell table:style-name="ce16" office:value-type="float" office:value="128">
            <text:p>128</text:p>
          </table:table-cell>
          <table:table-cell table:style-name="ce16" office:value-type="float" office:value="192">
            <text:p>192</text:p>
          </table:table-cell>
          <table:table-cell table:style-name="ce16" office:value-type="float" office:value="224">
            <text:p>224</text:p>
          </table:table-cell>
          <table:table-cell table:style-name="ce16" office:value-type="float" office:value="240">
            <text:p>240</text:p>
          </table:table-cell>
          <table:table-cell table:style-name="ce16" office:value-type="float" office:value="248">
            <text:p>248</text:p>
          </table:table-cell>
          <table:table-cell table:style-name="ce16" office:value-type="float" office:value="256">
            <text:p>256</text:p>
          </table:table-cell>
          <table:table-cell table:number-columns-repeated="1007"/>
        </table:table-row>
        <table:table-row table:style-name="ro1">
          <table:table-cell office:value-type="float" office:value="8">
            <text:p>8</text:p>
          </table:table-cell>
          <table:table-cell table:style-name="ce20" table:formula="of:=[.$B37]/[.B$46]" office:value-type="float" office:value="32">
            <text:p>32</text:p>
          </table:table-cell>
          <table:table-cell table:style-name="ce20" table:formula="of:=[.$B37]/[.C$46]" office:value-type="float" office:value="16">
            <text:p>16</text:p>
          </table:table-cell>
          <table:table-cell table:style-name="ce20" table:formula="of:=[.$B37]/[.D$46]" office:value-type="float" office:value="10.6666666666667">
            <text:p>11</text:p>
          </table:table-cell>
          <table:table-cell table:style-name="ce20" table:formula="of:=[.$B37]/[.E$46]" office:value-type="float" office:value="8">
            <text:p>8</text:p>
          </table:table-cell>
          <table:table-cell table:style-name="ce20" table:formula="of:=[.$B37]/[.F$46]" office:value-type="float" office:value="5.33333333333333">
            <text:p>5</text:p>
          </table:table-cell>
          <table:table-cell table:style-name="ce20" table:formula="of:=[.$B37]/[.G$46]" office:value-type="float" office:value="4.57142857142857">
            <text:p>5</text:p>
          </table:table-cell>
          <table:table-cell table:style-name="ce20" table:formula="of:=[.$B37]/[.H$46]" office:value-type="float" office:value="4">
            <text:p>4</text:p>
          </table:table-cell>
          <table:table-cell table:style-name="ce20" table:formula="of:=[.$B37]/[.I$46]" office:value-type="float" office:value="2.66666666666667">
            <text:p>3</text:p>
          </table:table-cell>
          <table:table-cell table:style-name="ce20" table:formula="of:=[.$B37]/[.J$46]" office:value-type="float" office:value="2.28571428571429">
            <text:p>2</text:p>
          </table:table-cell>
          <table:table-cell table:style-name="ce20" table:formula="of:=[.$B37]/[.K$46]" office:value-type="float" office:value="2.13333333333333">
            <text:p>2</text:p>
          </table:table-cell>
          <table:table-cell table:style-name="ce20" table:formula="of:=[.$B37]/[.L$46]" office:value-type="float" office:value="2">
            <text:p>2</text:p>
          </table:table-cell>
          <table:table-cell table:style-name="ce20" table:formula="of:=[.$B37]/[.M$46]" office:value-type="float" office:value="1.33333333333333">
            <text:p>1</text:p>
          </table:table-cell>
          <table:table-cell table:style-name="ce20" table:formula="of:=[.$B37]/[.N$46]" office:value-type="float" office:value="1.14285714285714">
            <text:p>1</text:p>
          </table:table-cell>
          <table:table-cell table:style-name="ce20" table:formula="of:=[.$B37]/[.O$46]" office:value-type="float" office:value="1.06666666666667">
            <text:p>1</text:p>
          </table:table-cell>
          <table:table-cell table:style-name="ce20" table:formula="of:=[.$B37]/[.P$46]" office:value-type="float" office:value="1.03225806451613">
            <text:p>1</text:p>
          </table:table-cell>
          <table:table-cell table:style-name="ce20" table:formula="of:=[.$B37]/[.Q$46]" office:value-type="float" office:value="1">
            <text:p>1</text:p>
          </table:table-cell>
          <table:table-cell table:number-columns-repeated="1007"/>
        </table:table-row>
        <table:table-row table:style-name="ro1">
          <table:table-cell table:style-name="ce12" office:value-type="float" office:value="16">
            <text:p>16</text:p>
          </table:table-cell>
          <table:table-cell table:style-name="ce20" table:formula="of:=[.$B38]/[.B$46]" office:value-type="float" office:value="8192">
            <text:p>8192</text:p>
          </table:table-cell>
          <table:table-cell table:style-name="ce20" table:formula="of:=[.$B38]/[.C$46]" office:value-type="float" office:value="4096">
            <text:p>4096</text:p>
          </table:table-cell>
          <table:table-cell table:style-name="ce20" table:formula="of:=[.$B38]/[.D$46]" office:value-type="float" office:value="2730.66666666667">
            <text:p>2731</text:p>
          </table:table-cell>
          <table:table-cell table:style-name="ce20" table:formula="of:=[.$B38]/[.E$46]" office:value-type="float" office:value="2048">
            <text:p>2048</text:p>
          </table:table-cell>
          <table:table-cell table:style-name="ce20" table:formula="of:=[.$B38]/[.F$46]" office:value-type="float" office:value="1365.33333333333">
            <text:p>1365</text:p>
          </table:table-cell>
          <table:table-cell table:style-name="ce20" table:formula="of:=[.$B38]/[.G$46]" office:value-type="float" office:value="1170.28571428571">
            <text:p>1170</text:p>
          </table:table-cell>
          <table:table-cell table:style-name="ce32" table:formula="of:=[.$B38]/[.H$46]" office:value-type="float" office:value="1024">
            <text:p>1024</text:p>
          </table:table-cell>
          <table:table-cell table:style-name="ce20" table:formula="of:=[.$B38]/[.I$46]" office:value-type="float" office:value="682.666666666667">
            <text:p>683</text:p>
          </table:table-cell>
          <table:table-cell table:style-name="ce20" table:formula="of:=[.$B38]/[.J$46]" office:value-type="float" office:value="585.142857142857">
            <text:p>585</text:p>
          </table:table-cell>
          <table:table-cell table:style-name="ce20" table:formula="of:=[.$B38]/[.K$46]" office:value-type="float" office:value="546.133333333333">
            <text:p>546</text:p>
          </table:table-cell>
          <table:table-cell table:style-name="ce20" table:formula="of:=[.$B38]/[.L$46]" office:value-type="float" office:value="512">
            <text:p>512</text:p>
          </table:table-cell>
          <table:table-cell table:style-name="ce32" table:formula="of:=[.$B38]/[.M$46]" office:value-type="float" office:value="341.333333333333">
            <text:p>341</text:p>
          </table:table-cell>
          <table:table-cell table:style-name="ce20" table:formula="of:=[.$B38]/[.N$46]" office:value-type="float" office:value="292.571428571429">
            <text:p>293</text:p>
          </table:table-cell>
          <table:table-cell table:style-name="ce20" table:formula="of:=[.$B38]/[.O$46]" office:value-type="float" office:value="273.066666666667">
            <text:p>273</text:p>
          </table:table-cell>
          <table:table-cell table:style-name="ce20" table:formula="of:=[.$B38]/[.P$46]" office:value-type="float" office:value="264.258064516129">
            <text:p>264</text:p>
          </table:table-cell>
          <table:table-cell table:style-name="ce20" table:formula="of:=[.$B38]/[.Q$46]" office:value-type="float" office:value="256">
            <text:p>256</text:p>
          </table:table-cell>
          <table:table-cell table:number-columns-repeated="1007"/>
        </table:table-row>
        <table:table-row table:style-name="ro1">
          <table:table-cell office:value-type="float" office:value="32">
            <text:p>32</text:p>
          </table:table-cell>
          <table:table-cell table:style-name="ce20" table:formula="of:=[.$B39]/[.B$46]" office:value-type="float" office:value="536870912">
            <text:p>536870912</text:p>
          </table:table-cell>
          <table:table-cell table:style-name="ce20" table:formula="of:=[.$B39]/[.C$46]" office:value-type="float" office:value="268435456">
            <text:p>268435456</text:p>
          </table:table-cell>
          <table:table-cell table:style-name="ce20" table:formula="of:=[.$B39]/[.D$46]" office:value-type="float" office:value="178956970.666667">
            <text:p>178956971</text:p>
          </table:table-cell>
          <table:table-cell table:style-name="ce20" table:formula="of:=[.$B39]/[.E$46]" office:value-type="float" office:value="134217728">
            <text:p>134217728</text:p>
          </table:table-cell>
          <table:table-cell table:style-name="ce20" table:formula="of:=[.$B39]/[.F$46]" office:value-type="float" office:value="89478485.3333333">
            <text:p>89478485</text:p>
          </table:table-cell>
          <table:table-cell table:style-name="ce20" table:formula="of:=[.$B39]/[.G$46]" office:value-type="float" office:value="76695844.5714286">
            <text:p>76695845</text:p>
          </table:table-cell>
          <table:table-cell table:style-name="ce20" table:formula="of:=[.$B39]/[.H$46]" office:value-type="float" office:value="67108864">
            <text:p>67108864</text:p>
          </table:table-cell>
          <table:table-cell table:style-name="ce20" table:formula="of:=[.$B39]/[.I$46]" office:value-type="float" office:value="44739242.6666667">
            <text:p>44739243</text:p>
          </table:table-cell>
          <table:table-cell table:style-name="ce20" table:formula="of:=[.$B39]/[.J$46]" office:value-type="float" office:value="38347922.2857143">
            <text:p>38347922</text:p>
          </table:table-cell>
          <table:table-cell table:style-name="ce20" table:formula="of:=[.$B39]/[.K$46]" office:value-type="float" office:value="35791394.1333333">
            <text:p>35791394</text:p>
          </table:table-cell>
          <table:table-cell table:style-name="ce20" table:formula="of:=[.$B39]/[.L$46]" office:value-type="float" office:value="33554432">
            <text:p>33554432</text:p>
          </table:table-cell>
          <table:table-cell table:style-name="ce20" table:formula="of:=[.$B39]/[.M$46]" office:value-type="float" office:value="22369621.3333333">
            <text:p>22369621</text:p>
          </table:table-cell>
          <table:table-cell table:style-name="ce20" table:formula="of:=[.$B39]/[.N$46]" office:value-type="float" office:value="19173961.1428571">
            <text:p>19173961</text:p>
          </table:table-cell>
          <table:table-cell table:style-name="ce20" table:formula="of:=[.$B39]/[.O$46]" office:value-type="float" office:value="17895697.0666667">
            <text:p>17895697</text:p>
          </table:table-cell>
          <table:table-cell table:style-name="ce20" table:formula="of:=[.$B39]/[.P$46]" office:value-type="float" office:value="17318416.516129">
            <text:p>17318417</text:p>
          </table:table-cell>
          <table:table-cell table:style-name="ce20" table:formula="of:=[.$B39]/[.Q$46]" office:value-type="float" office:value="16777216">
            <text:p>16777216</text:p>
          </table:table-cell>
          <table:table-cell table:number-columns-repeated="1007"/>
        </table:table-row>
        <table:table-row table:style-name="ro1">
          <table:table-cell table:style-name="ce9" office:value-type="string">
            <text:p>MB.Size.KB</text:p>
          </table:table-cell>
          <table:table-cell table:style-name="ce17" office:value-type="string" table:number-columns-spanned="4" table:number-rows-spanned="1">
            <text:p>&gt;&gt;&gt; Size of each MayorBlock (KB) [No MCounters]</text:p>
          </table:table-cell>
          <table:covered-table-cell table:number-columns-repeated="3"/>
          <table:table-cell table:number-columns-repeated="1019"/>
        </table:table-row>
        <table:table-row table:style-name="ro1">
          <table:table-cell office:value-type="float" office:value="8">
            <text:p>8</text:p>
          </table:table-cell>
          <table:table-cell table:style-name="ce21" table:formula="of:=([.B47]*[.B42])/1024" office:value-type="float" office:value="0.1875">
            <text:p>0,19</text:p>
          </table:table-cell>
          <table:table-cell table:style-name="ce21" table:formula="of:=([.C47]*[.C42])/1024" office:value-type="float" office:value="0.125">
            <text:p>0,13</text:p>
          </table:table-cell>
          <table:table-cell table:style-name="ce21" table:formula="of:=([.D47]*[.D42])/1024" office:value-type="float" office:value="0.104166666666667">
            <text:p>0,10</text:p>
          </table:table-cell>
          <table:table-cell table:style-name="ce21" table:formula="of:=([.E47]*[.E42])/1024" office:value-type="float" office:value="0.09375">
            <text:p>0,09</text:p>
          </table:table-cell>
          <table:table-cell table:style-name="ce21" table:formula="of:=([.F47]*[.F42])/1024" office:value-type="float" office:value="0.0833333333333333">
            <text:p>0,08</text:p>
          </table:table-cell>
          <table:table-cell table:style-name="ce21" table:formula="of:=([.G47]*[.G42])/1024" office:value-type="float" office:value="0.0803571428571429">
            <text:p>0,08</text:p>
          </table:table-cell>
          <table:table-cell table:style-name="ce21" table:formula="of:=([.H47]*[.H42])/1024" office:value-type="float" office:value="0.078125">
            <text:p>0,08</text:p>
          </table:table-cell>
          <table:table-cell table:style-name="ce21" table:formula="of:=([.I47]*[.I42])/1024" office:value-type="float" office:value="0.0729166666666667">
            <text:p>0,07</text:p>
          </table:table-cell>
          <table:table-cell table:style-name="ce21" table:formula="of:=([.J47]*[.J42])/1024" office:value-type="float" office:value="0.0714285714285714">
            <text:p>0,07</text:p>
          </table:table-cell>
          <table:table-cell table:style-name="ce21" table:formula="of:=([.K47]*[.K42])/1024" office:value-type="float" office:value="0.0708333333333333">
            <text:p>0,07</text:p>
          </table:table-cell>
          <table:table-cell table:style-name="ce21" table:formula="of:=([.L47]*[.L42])/1024" office:value-type="float" office:value="0.0703125">
            <text:p>0,07</text:p>
          </table:table-cell>
          <table:table-cell table:style-name="ce21" table:formula="of:=([.M47]*[.M42])/1024" office:value-type="float" office:value="0.0677083333333333">
            <text:p>0,07</text:p>
          </table:table-cell>
          <table:table-cell table:style-name="ce21" table:formula="of:=([.N47]*[.N42])/1024" office:value-type="float" office:value="0.0669642857142857">
            <text:p>0,07</text:p>
          </table:table-cell>
          <table:table-cell table:style-name="ce21" table:formula="of:=([.O47]*[.O42])/1024" office:value-type="float" office:value="0.0666666666666667">
            <text:p>0,07</text:p>
          </table:table-cell>
          <table:table-cell table:style-name="ce21" table:formula="of:=([.P47]*[.P42])/1024" office:value-type="float" office:value="0.0665322580645161">
            <text:p>0,07</text:p>
          </table:table-cell>
          <table:table-cell table:style-name="ce21" table:formula="of:=([.Q47]*[.Q42])/1024" office:value-type="float" office:value="0.06640625">
            <text:p>0,07</text:p>
          </table:table-cell>
          <table:table-cell table:number-columns-repeated="1007"/>
        </table:table-row>
        <table:table-row table:style-name="ro1">
          <table:table-cell table:style-name="ce12" office:value-type="float" office:value="16">
            <text:p>16</text:p>
          </table:table-cell>
          <table:table-cell table:style-name="ce21" table:formula="of:=([.B48]*[.B43])/1024" office:value-type="float" office:value="80">
            <text:p>80,00</text:p>
          </table:table-cell>
          <table:table-cell table:style-name="ce21" table:formula="of:=([.C48]*[.C43])/1024" office:value-type="float" office:value="48">
            <text:p>48,00</text:p>
          </table:table-cell>
          <table:table-cell table:style-name="ce21" table:formula="of:=([.D48]*[.D43])/1024" office:value-type="float" office:value="37.3333333333333">
            <text:p>37,33</text:p>
          </table:table-cell>
          <table:table-cell table:style-name="ce21" table:formula="of:=([.E48]*[.E43])/1024" office:value-type="float" office:value="32">
            <text:p>32,00</text:p>
          </table:table-cell>
          <table:table-cell table:style-name="ce21" table:formula="of:=([.F48]*[.F43])/1024" office:value-type="float" office:value="26.6666666666667">
            <text:p>26,67</text:p>
          </table:table-cell>
          <table:table-cell table:style-name="ce21" table:formula="of:=([.G48]*[.G43])/1024" office:value-type="float" office:value="25.1428571428571">
            <text:p>25,14</text:p>
          </table:table-cell>
          <table:table-cell table:style-name="ce33" table:formula="of:=([.H48]*[.H43])/1024" office:value-type="float" office:value="24">
            <text:p>24,00</text:p>
          </table:table-cell>
          <table:table-cell table:style-name="ce21" table:formula="of:=([.I48]*[.I43])/1024" office:value-type="float" office:value="21.3333333333333">
            <text:p>21,33</text:p>
          </table:table-cell>
          <table:table-cell table:style-name="ce21" table:formula="of:=([.J48]*[.J43])/1024" office:value-type="float" office:value="20.5714285714286">
            <text:p>20,57</text:p>
          </table:table-cell>
          <table:table-cell table:style-name="ce21" table:formula="of:=([.K48]*[.K43])/1024" office:value-type="float" office:value="20.2666666666667">
            <text:p>20,27</text:p>
          </table:table-cell>
          <table:table-cell table:style-name="ce21" table:formula="of:=([.L48]*[.L43])/1024" office:value-type="float" office:value="20">
            <text:p>20,00</text:p>
          </table:table-cell>
          <table:table-cell table:style-name="ce33" table:formula="of:=([.M48]*[.M43])/1024" office:value-type="float" office:value="18.6666666666667">
            <text:p>18,67</text:p>
          </table:table-cell>
          <table:table-cell table:style-name="ce21" table:formula="of:=([.N48]*[.N43])/1024" office:value-type="float" office:value="18.2857142857143">
            <text:p>18,29</text:p>
          </table:table-cell>
          <table:table-cell table:style-name="ce21" table:formula="of:=([.O48]*[.O43])/1024" office:value-type="float" office:value="18.1333333333333">
            <text:p>18,13</text:p>
          </table:table-cell>
          <table:table-cell table:style-name="ce21" table:formula="of:=([.P48]*[.P43])/1024" office:value-type="float" office:value="18.0645161290323">
            <text:p>18,06</text:p>
          </table:table-cell>
          <table:table-cell table:style-name="ce21" table:formula="of:=([.Q48]*[.Q43])/1024" office:value-type="float" office:value="18">
            <text:p>18,00</text:p>
          </table:table-cell>
          <table:table-cell table:number-columns-repeated="1007"/>
        </table:table-row>
        <table:table-row table:style-name="ro1">
          <table:table-cell office:value-type="float" office:value="32">
            <text:p>32</text:p>
          </table:table-cell>
          <table:table-cell table:style-name="ce21" table:formula="of:=([.B49]*[.B44])/1024" office:value-type="float" office:value="9437184">
            <text:p>9437184,00</text:p>
          </table:table-cell>
          <table:table-cell table:style-name="ce21" table:formula="of:=([.C49]*[.C44])/1024" office:value-type="float" office:value="5242880">
            <text:p>5242880,00</text:p>
          </table:table-cell>
          <table:table-cell table:style-name="ce21" table:formula="of:=([.D49]*[.D44])/1024" office:value-type="float" office:value="3844778.66666667">
            <text:p>3844778,67</text:p>
          </table:table-cell>
          <table:table-cell table:style-name="ce21" table:formula="of:=([.E49]*[.E44])/1024" office:value-type="float" office:value="3145728">
            <text:p>3145728,00</text:p>
          </table:table-cell>
          <table:table-cell table:style-name="ce21" table:formula="of:=([.F49]*[.F44])/1024" office:value-type="float" office:value="2446677.33333333">
            <text:p>2446677,33</text:p>
          </table:table-cell>
          <table:table-cell table:style-name="ce21" table:formula="of:=([.G49]*[.G44])/1024" office:value-type="float" office:value="2246948.57142857">
            <text:p>2246948,57</text:p>
          </table:table-cell>
          <table:table-cell table:style-name="ce21" table:formula="of:=([.H49]*[.H44])/1024" office:value-type="float" office:value="2097152">
            <text:p>2097152,00</text:p>
          </table:table-cell>
          <table:table-cell table:style-name="ce21" table:formula="of:=([.I49]*[.I44])/1024" office:value-type="float" office:value="1747626.66666667">
            <text:p>1747626,67</text:p>
          </table:table-cell>
          <table:table-cell table:style-name="ce21" table:formula="of:=([.J49]*[.J44])/1024" office:value-type="float" office:value="1647762.28571429">
            <text:p>1647762,29</text:p>
          </table:table-cell>
          <table:table-cell table:style-name="ce21" table:formula="of:=([.K49]*[.K44])/1024" office:value-type="float" office:value="1607816.53333333">
            <text:p>1607816,53</text:p>
          </table:table-cell>
          <table:table-cell table:style-name="ce21" table:formula="of:=([.L49]*[.L44])/1024" office:value-type="float" office:value="1572864">
            <text:p>1572864,00</text:p>
          </table:table-cell>
          <table:table-cell table:style-name="ce21" table:formula="of:=([.M49]*[.M44])/1024" office:value-type="float" office:value="1398101.33333333">
            <text:p>1398101,33</text:p>
          </table:table-cell>
          <table:table-cell table:style-name="ce21" table:formula="of:=([.N49]*[.N44])/1024" office:value-type="float" office:value="1348169.14285714">
            <text:p>1348169,14</text:p>
          </table:table-cell>
          <table:table-cell table:style-name="ce21" table:formula="of:=([.O49]*[.O44])/1024" office:value-type="float" office:value="1328196.26666667">
            <text:p>1328196,27</text:p>
          </table:table-cell>
          <table:table-cell table:style-name="ce21" table:formula="of:=([.P49]*[.P44])/1024" office:value-type="float" office:value="1319176.25806452">
            <text:p>1319176,26</text:p>
          </table:table-cell>
          <table:table-cell table:style-name="ce21" table:formula="of:=([.Q49]*[.Q44])/1024" office:value-type="float" office:value="1310720">
            <text:p>1310720,00</text:p>
          </table:table-cell>
          <table:table-cell table:number-columns-repeated="1007"/>
        </table:table-row>
        <table:table-row table:style-name="ro1">
          <table:table-cell table:style-name="ce13" office:value-type="string">
            <text:p>mB.per.Syspage</text:p>
          </table:table-cell>
          <table:table-cell table:style-name="ce17" office:value-type="string" table:number-columns-spanned="6" table:number-rows-spanned="1">
            <text:p>&gt;&gt;&gt; Number of minorBlocks that fit into a SystemMemoryPage (4KB)</text:p>
          </table:table-cell>
          <table:covered-table-cell table:number-columns-repeated="5"/>
          <table:table-cell table:number-columns-repeated="1017"/>
        </table:table-row>
        <table:table-row table:style-name="ro1">
          <table:table-cell office:value-type="float" office:value="8">
            <text:p>8</text:p>
          </table:table-cell>
          <table:table-cell table:style-name="ce21" table:formula="of:=4*1024/[.B42]" office:value-type="float" office:value="682.666666666667">
            <text:p>682,67</text:p>
          </table:table-cell>
          <table:table-cell table:style-name="ce21" table:formula="of:=4*1024/[.C42]" office:value-type="float" office:value="512">
            <text:p>512,00</text:p>
          </table:table-cell>
          <table:table-cell table:style-name="ce21" table:formula="of:=4*1024/[.D42]" office:value-type="float" office:value="409.6">
            <text:p>409,60</text:p>
          </table:table-cell>
          <table:table-cell table:style-name="ce21" table:formula="of:=4*1024/[.E42]" office:value-type="float" office:value="341.333333333333">
            <text:p>341,33</text:p>
          </table:table-cell>
          <table:table-cell table:style-name="ce21" table:formula="of:=4*1024/[.F42]" office:value-type="float" office:value="256">
            <text:p>256,00</text:p>
          </table:table-cell>
          <table:table-cell table:style-name="ce21" table:formula="of:=4*1024/[.G42]" office:value-type="float" office:value="227.555555555556">
            <text:p>227,56</text:p>
          </table:table-cell>
          <table:table-cell table:style-name="ce21" table:formula="of:=4*1024/[.H42]" office:value-type="float" office:value="204.8">
            <text:p>204,80</text:p>
          </table:table-cell>
          <table:table-cell table:style-name="ce21" table:formula="of:=4*1024/[.I42]" office:value-type="float" office:value="146.285714285714">
            <text:p>146,29</text:p>
          </table:table-cell>
          <table:table-cell table:style-name="ce21" table:formula="of:=4*1024/[.J42]" office:value-type="float" office:value="128">
            <text:p>128,00</text:p>
          </table:table-cell>
          <table:table-cell table:style-name="ce21" table:formula="of:=4*1024/[.K42]" office:value-type="float" office:value="120.470588235294">
            <text:p>120,47</text:p>
          </table:table-cell>
          <table:table-cell table:style-name="ce21" table:formula="of:=4*1024/[.L42]" office:value-type="float" office:value="113.777777777778">
            <text:p>113,78</text:p>
          </table:table-cell>
          <table:table-cell table:style-name="ce21" table:formula="of:=4*1024/[.M42]" office:value-type="float" office:value="78.7692307692308">
            <text:p>78,77</text:p>
          </table:table-cell>
          <table:table-cell table:style-name="ce21" table:formula="of:=4*1024/[.N42]" office:value-type="float" office:value="68.2666666666667">
            <text:p>68,27</text:p>
          </table:table-cell>
          <table:table-cell table:style-name="ce21" table:formula="of:=4*1024/[.O42]" office:value-type="float" office:value="64">
            <text:p>64,00</text:p>
          </table:table-cell>
          <table:table-cell table:style-name="ce21" table:formula="of:=4*1024/[.P42]" office:value-type="float" office:value="62.0606060606061">
            <text:p>62,06</text:p>
          </table:table-cell>
          <table:table-cell table:style-name="ce21" table:formula="of:=4*1024/[.Q42]" office:value-type="float" office:value="60.2352941176471">
            <text:p>60,24</text:p>
          </table:table-cell>
          <table:table-cell table:number-columns-repeated="1007"/>
        </table:table-row>
        <table:table-row table:style-name="ro1">
          <table:table-cell table:style-name="ce12" office:value-type="float" office:value="16">
            <text:p>16</text:p>
          </table:table-cell>
          <table:table-cell table:style-name="ce21" table:formula="of:=4*1024/[.B43]" office:value-type="float" office:value="409.6">
            <text:p>409,60</text:p>
          </table:table-cell>
          <table:table-cell table:style-name="ce21" table:formula="of:=4*1024/[.C43]" office:value-type="float" office:value="341.333333333333">
            <text:p>341,33</text:p>
          </table:table-cell>
          <table:table-cell table:style-name="ce21" table:formula="of:=4*1024/[.D43]" office:value-type="float" office:value="292.571428571429">
            <text:p>292,57</text:p>
          </table:table-cell>
          <table:table-cell table:style-name="ce21" table:formula="of:=4*1024/[.E43]" office:value-type="float" office:value="256">
            <text:p>256,00</text:p>
          </table:table-cell>
          <table:table-cell table:style-name="ce21" table:formula="of:=4*1024/[.F43]" office:value-type="float" office:value="204.8">
            <text:p>204,80</text:p>
          </table:table-cell>
          <table:table-cell table:style-name="ce21" table:formula="of:=4*1024/[.G43]" office:value-type="float" office:value="186.181818181818">
            <text:p>186,18</text:p>
          </table:table-cell>
          <table:table-cell table:style-name="ce33" table:formula="of:=4*1024/[.H43]" office:value-type="float" office:value="170.666666666667">
            <text:p>170,67</text:p>
          </table:table-cell>
          <table:table-cell table:style-name="ce21" table:formula="of:=4*1024/[.I43]" office:value-type="float" office:value="128">
            <text:p>128,00</text:p>
          </table:table-cell>
          <table:table-cell table:style-name="ce21" table:formula="of:=4*1024/[.J43]" office:value-type="float" office:value="113.777777777778">
            <text:p>113,78</text:p>
          </table:table-cell>
          <table:table-cell table:style-name="ce21" table:formula="of:=4*1024/[.K43]" office:value-type="float" office:value="107.789473684211">
            <text:p>107,79</text:p>
          </table:table-cell>
          <table:table-cell table:style-name="ce21" table:formula="of:=4*1024/[.L43]" office:value-type="float" office:value="102.4">
            <text:p>102,40</text:p>
          </table:table-cell>
          <table:table-cell table:style-name="ce33" table:formula="of:=4*1024/[.M43]" office:value-type="float" office:value="73.1428571428571">
            <text:p>73,14</text:p>
          </table:table-cell>
          <table:table-cell table:style-name="ce21" table:formula="of:=4*1024/[.N43]" office:value-type="float" office:value="64">
            <text:p>64,00</text:p>
          </table:table-cell>
          <table:table-cell table:style-name="ce21" table:formula="of:=4*1024/[.O43]" office:value-type="float" office:value="60.2352941176471">
            <text:p>60,24</text:p>
          </table:table-cell>
          <table:table-cell table:style-name="ce21" table:formula="of:=4*1024/[.P43]" office:value-type="float" office:value="58.5142857142857">
            <text:p>58,51</text:p>
          </table:table-cell>
          <table:table-cell table:style-name="ce21" table:formula="of:=4*1024/[.Q43]" office:value-type="float" office:value="56.8888888888889">
            <text:p>56,89</text:p>
          </table:table-cell>
          <table:table-cell table:number-columns-repeated="1007"/>
        </table:table-row>
        <table:table-row table:style-name="ro1">
          <table:table-cell office:value-type="float" office:value="32">
            <text:p>32</text:p>
          </table:table-cell>
          <table:table-cell table:style-name="ce21" table:formula="of:=4*1024/[.B44]" office:value-type="float" office:value="227.555555555556">
            <text:p>227,56</text:p>
          </table:table-cell>
          <table:table-cell table:style-name="ce21" table:formula="of:=4*1024/[.C44]" office:value-type="float" office:value="204.8">
            <text:p>204,80</text:p>
          </table:table-cell>
          <table:table-cell table:style-name="ce21" table:formula="of:=4*1024/[.D44]" office:value-type="float" office:value="186.181818181818">
            <text:p>186,18</text:p>
          </table:table-cell>
          <table:table-cell table:style-name="ce21" table:formula="of:=4*1024/[.E44]" office:value-type="float" office:value="170.666666666667">
            <text:p>170,67</text:p>
          </table:table-cell>
          <table:table-cell table:style-name="ce21" table:formula="of:=4*1024/[.F44]" office:value-type="float" office:value="146.285714285714">
            <text:p>146,29</text:p>
          </table:table-cell>
          <table:table-cell table:style-name="ce21" table:formula="of:=4*1024/[.G44]" office:value-type="float" office:value="136.533333333333">
            <text:p>136,53</text:p>
          </table:table-cell>
          <table:table-cell table:style-name="ce21" table:formula="of:=4*1024/[.H44]" office:value-type="float" office:value="128">
            <text:p>128,00</text:p>
          </table:table-cell>
          <table:table-cell table:style-name="ce21" table:formula="of:=4*1024/[.I44]" office:value-type="float" office:value="102.4">
            <text:p>102,40</text:p>
          </table:table-cell>
          <table:table-cell table:style-name="ce21" table:formula="of:=4*1024/[.J44]" office:value-type="float" office:value="93.0909090909091">
            <text:p>93,09</text:p>
          </table:table-cell>
          <table:table-cell table:style-name="ce21" table:formula="of:=4*1024/[.K44]" office:value-type="float" office:value="89.0434782608696">
            <text:p>89,04</text:p>
          </table:table-cell>
          <table:table-cell table:style-name="ce21" table:formula="of:=4*1024/[.L44]" office:value-type="float" office:value="85.3333333333333">
            <text:p>85,33</text:p>
          </table:table-cell>
          <table:table-cell table:style-name="ce21" table:formula="of:=4*1024/[.M44]" office:value-type="float" office:value="64">
            <text:p>64,00</text:p>
          </table:table-cell>
          <table:table-cell table:style-name="ce21" table:formula="of:=4*1024/[.N44]" office:value-type="float" office:value="56.8888888888889">
            <text:p>56,89</text:p>
          </table:table-cell>
          <table:table-cell table:style-name="ce21" table:formula="of:=4*1024/[.O44]" office:value-type="float" office:value="53.8947368421053">
            <text:p>53,89</text:p>
          </table:table-cell>
          <table:table-cell table:style-name="ce21" table:formula="of:=4*1024/[.P44]" office:value-type="float" office:value="52.5128205128205">
            <text:p>52,51</text:p>
          </table:table-cell>
          <table:table-cell table:style-name="ce21" table:formula="of:=4*1024/[.Q44]" office:value-type="float" office:value="51.2">
            <text:p>51,20</text:p>
          </table:table-cell>
          <table:table-cell table:number-columns-repeated="1007"/>
        </table:table-row>
        <table:table-row table:style-name="ro1">
          <table:table-cell table:style-name="ce1" office:value-type="string">
            <text:p>MB.per.Syspage(4KB)</text:p>
          </table:table-cell>
          <table:table-cell table:style-name="ce17" office:value-type="string" table:number-columns-spanned="6" table:number-rows-spanned="1">
            <text:p>&gt;&gt;&gt; Number of MayorBlocks that fit into a SystemMemoryPage (4KB)</text:p>
          </table:table-cell>
          <table:covered-table-cell table:number-columns-repeated="4" table:style-name="ce27"/>
          <table:covered-table-cell/>
          <table:table-cell table:number-columns-repeated="1017"/>
        </table:table-row>
        <table:table-row table:style-name="ro1">
          <table:table-cell office:value-type="float" office:value="8">
            <text:p>8</text:p>
          </table:table-cell>
          <table:table-cell table:style-name="ce20" table:formula="of:=4/[.B51]" office:value-type="float" office:value="21.3333333333333">
            <text:p>21</text:p>
          </table:table-cell>
          <table:table-cell table:style-name="ce20" table:formula="of:=4/[.C51]" office:value-type="float" office:value="32">
            <text:p>32</text:p>
          </table:table-cell>
          <table:table-cell table:style-name="ce20" table:formula="of:=4/[.D51]" office:value-type="float" office:value="38.4">
            <text:p>38</text:p>
          </table:table-cell>
          <table:table-cell table:style-name="ce20" table:formula="of:=4/[.E51]" office:value-type="float" office:value="42.6666666666667">
            <text:p>43</text:p>
          </table:table-cell>
          <table:table-cell table:style-name="ce20" table:formula="of:=4/[.F51]" office:value-type="float" office:value="48">
            <text:p>48</text:p>
          </table:table-cell>
          <table:table-cell table:style-name="ce20" table:formula="of:=4/[.G51]" office:value-type="float" office:value="49.7777777777778">
            <text:p>50</text:p>
          </table:table-cell>
          <table:table-cell table:style-name="ce20" table:formula="of:=4/[.H51]" office:value-type="float" office:value="51.2">
            <text:p>51</text:p>
          </table:table-cell>
          <table:table-cell table:style-name="ce20" table:formula="of:=4/[.I51]" office:value-type="float" office:value="54.8571428571429">
            <text:p>55</text:p>
          </table:table-cell>
          <table:table-cell table:style-name="ce20" table:formula="of:=4/[.J51]" office:value-type="float" office:value="56">
            <text:p>56</text:p>
          </table:table-cell>
          <table:table-cell table:style-name="ce20" table:formula="of:=4/[.K51]" office:value-type="float" office:value="56.4705882352941">
            <text:p>56</text:p>
          </table:table-cell>
          <table:table-cell table:style-name="ce20" table:formula="of:=4/[.L51]" office:value-type="float" office:value="56.8888888888889">
            <text:p>57</text:p>
          </table:table-cell>
          <table:table-cell table:style-name="ce20" table:formula="of:=4/[.M51]" office:value-type="float" office:value="59.0769230769231">
            <text:p>59</text:p>
          </table:table-cell>
          <table:table-cell table:style-name="ce20" table:formula="of:=4/[.N51]" office:value-type="float" office:value="59.7333333333333">
            <text:p>60</text:p>
          </table:table-cell>
          <table:table-cell table:style-name="ce20" table:formula="of:=4/[.O51]" office:value-type="float" office:value="60">
            <text:p>60</text:p>
          </table:table-cell>
          <table:table-cell table:style-name="ce20" table:formula="of:=4/[.P51]" office:value-type="float" office:value="60.1212121212121">
            <text:p>60</text:p>
          </table:table-cell>
          <table:table-cell table:style-name="ce20" table:formula="of:=4/[.Q51]" office:value-type="float" office:value="60.2352941176471">
            <text:p>60</text:p>
          </table:table-cell>
          <table:table-cell table:number-columns-repeated="1007"/>
        </table:table-row>
        <table:table-row table:style-name="ro1">
          <table:table-cell table:style-name="ce12" office:value-type="float" office:value="16">
            <text:p>16</text:p>
          </table:table-cell>
          <table:table-cell table:style-name="ce20" table:formula="of:=4/[.B52]" office:value-type="float" office:value="0.05">
            <text:p>0</text:p>
          </table:table-cell>
          <table:table-cell table:style-name="ce20" table:formula="of:=4/[.C52]" office:value-type="float" office:value="0.0833333333333333">
            <text:p>0</text:p>
          </table:table-cell>
          <table:table-cell table:style-name="ce20" table:formula="of:=4/[.D52]" office:value-type="float" office:value="0.107142857142857">
            <text:p>0</text:p>
          </table:table-cell>
          <table:table-cell table:style-name="ce20" table:formula="of:=4/[.E52]" office:value-type="float" office:value="0.125">
            <text:p>0</text:p>
          </table:table-cell>
          <table:table-cell table:style-name="ce20" table:formula="of:=4/[.F52]" office:value-type="float" office:value="0.15">
            <text:p>0</text:p>
          </table:table-cell>
          <table:table-cell table:style-name="ce20" table:formula="of:=4/[.G52]" office:value-type="float" office:value="0.159090909090909">
            <text:p>0</text:p>
          </table:table-cell>
          <table:table-cell table:style-name="ce32" table:formula="of:=4/[.H52]" office:value-type="float" office:value="0.166666666666667">
            <text:p>0</text:p>
          </table:table-cell>
          <table:table-cell table:style-name="ce20" table:formula="of:=4/[.I52]" office:value-type="float" office:value="0.1875">
            <text:p>0</text:p>
          </table:table-cell>
          <table:table-cell table:style-name="ce20" table:formula="of:=4/[.J52]" office:value-type="float" office:value="0.194444444444444">
            <text:p>0</text:p>
          </table:table-cell>
          <table:table-cell table:style-name="ce20" table:formula="of:=4/[.K52]" office:value-type="float" office:value="0.197368421052632">
            <text:p>0</text:p>
          </table:table-cell>
          <table:table-cell table:style-name="ce20" table:formula="of:=4/[.L52]" office:value-type="float" office:value="0.2">
            <text:p>0</text:p>
          </table:table-cell>
          <table:table-cell table:style-name="ce32" table:formula="of:=4/[.M52]" office:value-type="float" office:value="0.214285714285714">
            <text:p>0</text:p>
          </table:table-cell>
          <table:table-cell table:style-name="ce20" table:formula="of:=4/[.N52]" office:value-type="float" office:value="0.21875">
            <text:p>0</text:p>
          </table:table-cell>
          <table:table-cell table:style-name="ce20" table:formula="of:=4/[.O52]" office:value-type="float" office:value="0.220588235294118">
            <text:p>0</text:p>
          </table:table-cell>
          <table:table-cell table:style-name="ce20" table:formula="of:=4/[.P52]" office:value-type="float" office:value="0.221428571428571">
            <text:p>0</text:p>
          </table:table-cell>
          <table:table-cell table:style-name="ce20" table:formula="of:=4/[.Q52]" office:value-type="float" office:value="0.222222222222222">
            <text:p>0</text:p>
          </table:table-cell>
          <table:table-cell table:number-columns-repeated="1007"/>
        </table:table-row>
        <table:table-row table:style-name="ro1">
          <table:table-cell office:value-type="float" office:value="32">
            <text:p>32</text:p>
          </table:table-cell>
          <table:table-cell table:style-name="ce20" table:formula="of:=4/[.B53]" office:value-type="float" office:value="0.000000423855251736111">
            <text:p>0</text:p>
          </table:table-cell>
          <table:table-cell table:style-name="ce20" table:formula="of:=4/[.C53]" office:value-type="float" office:value="0.000000762939453125">
            <text:p>0</text:p>
          </table:table-cell>
          <table:table-cell table:style-name="ce20" table:formula="of:=4/[.D53]" office:value-type="float" office:value="0.00000104037198153409">
            <text:p>0</text:p>
          </table:table-cell>
          <table:table-cell table:style-name="ce20" table:formula="of:=4/[.E53]" office:value-type="float" office:value="0.00000127156575520833">
            <text:p>0</text:p>
          </table:table-cell>
          <table:table-cell table:style-name="ce20" table:formula="of:=4/[.F53]" office:value-type="float" office:value="0.00000163487025669643">
            <text:p>0</text:p>
          </table:table-cell>
          <table:table-cell table:style-name="ce20" table:formula="of:=4/[.G53]" office:value-type="float" office:value="0.00000178019205729167">
            <text:p>0</text:p>
          </table:table-cell>
          <table:table-cell table:style-name="ce20" table:formula="of:=4/[.H53]" office:value-type="float" office:value="0.0000019073486328125">
            <text:p>0</text:p>
          </table:table-cell>
          <table:table-cell table:style-name="ce20" table:formula="of:=4/[.I53]" office:value-type="float" office:value="0.000002288818359375">
            <text:p>0</text:p>
          </table:table-cell>
          <table:table-cell table:style-name="ce20" table:formula="of:=4/[.J53]" office:value-type="float" office:value="0.00000242753462357955">
            <text:p>0</text:p>
          </table:table-cell>
          <table:table-cell table:style-name="ce20" table:formula="of:=4/[.K53]" office:value-type="float" office:value="0.00000248784604279891">
            <text:p>0</text:p>
          </table:table-cell>
          <table:table-cell table:style-name="ce20" table:formula="of:=4/[.L53]" office:value-type="float" office:value="0.00000254313151041667">
            <text:p>0</text:p>
          </table:table-cell>
          <table:table-cell table:style-name="ce20" table:formula="of:=4/[.M53]" office:value-type="float" office:value="0.00000286102294921875">
            <text:p>0</text:p>
          </table:table-cell>
          <table:table-cell table:style-name="ce20" table:formula="of:=4/[.N53]" office:value-type="float" office:value="0.00000296698676215278">
            <text:p>0</text:p>
          </table:table-cell>
          <table:table-cell table:style-name="ce20" table:formula="of:=4/[.O53]" office:value-type="float" office:value="0.00000301160310444079">
            <text:p>0</text:p>
          </table:table-cell>
          <table:table-cell table:style-name="ce20" table:formula="of:=4/[.P53]" office:value-type="float" office:value="0.00000303219526241987">
            <text:p>0</text:p>
          </table:table-cell>
          <table:table-cell table:style-name="ce20" table:formula="of:=4/[.Q53]" office:value-type="float" office:value="0.0000030517578125">
            <text:p>0</text:p>
          </table:table-cell>
          <table:table-cell table:number-columns-repeated="1007"/>
        </table:table-row>
        <table:table-row table:style-name="ro1">
          <table:table-cell table:style-name="Default"/>
          <table:table-cell table:style-name="ce22" office:value-type="string" table:number-columns-spanned="15" table:number-rows-spanned="1">
            <text:p>### This crap shows why SCounters should be put aside, otherwise it causes 2 TLB misses per access (as each mB spreads across several MemPages)</text:p>
          </table:table-cell>
          <table:covered-table-cell table:number-columns-repeated="14" table:style-name="ce29"/>
          <table:table-cell table:number-columns-repeated="1008"/>
        </table:table-row>
        <table:table-row table:style-name="ro1">
          <table:table-cell table:style-name="ce7" table:number-columns-repeated="17"/>
          <table:table-cell table:number-columns-repeated="1007"/>
        </table:table-row>
        <table:table-row table:style-name="ro1">
          <table:table-cell table:style-name="Default"/>
          <table:table-cell table:style-name="ce16" office:value-type="float" office:value="8">
            <text:p>8</text:p>
          </table:table-cell>
          <table:table-cell table:style-name="ce16" office:value-type="float" office:value="16">
            <text:p>16</text:p>
          </table:table-cell>
          <table:table-cell table:style-name="ce16" office:value-type="float" office:value="24">
            <text:p>24</text:p>
          </table:table-cell>
          <table:table-cell table:style-name="ce16" office:value-type="float" office:value="32">
            <text:p>32</text:p>
          </table:table-cell>
          <table:table-cell table:style-name="ce16" office:value-type="float" office:value="48">
            <text:p>48</text:p>
          </table:table-cell>
          <table:table-cell table:style-name="ce16" office:value-type="float" office:value="56">
            <text:p>56</text:p>
          </table:table-cell>
          <table:table-cell table:style-name="ce16" office:value-type="float" office:value="64">
            <text:p>64</text:p>
          </table:table-cell>
          <table:table-cell table:style-name="ce16" office:value-type="float" office:value="96">
            <text:p>96</text:p>
          </table:table-cell>
          <table:table-cell table:style-name="ce16" office:value-type="float" office:value="112">
            <text:p>112</text:p>
          </table:table-cell>
          <table:table-cell table:style-name="ce16" office:value-type="float" office:value="120">
            <text:p>120</text:p>
          </table:table-cell>
          <table:table-cell table:style-name="ce16" office:value-type="float" office:value="128">
            <text:p>128</text:p>
          </table:table-cell>
          <table:table-cell table:style-name="ce16" office:value-type="float" office:value="192">
            <text:p>192</text:p>
          </table:table-cell>
          <table:table-cell table:style-name="ce16" office:value-type="float" office:value="224">
            <text:p>224</text:p>
          </table:table-cell>
          <table:table-cell table:style-name="ce16" office:value-type="float" office:value="240">
            <text:p>240</text:p>
          </table:table-cell>
          <table:table-cell table:style-name="ce16" office:value-type="float" office:value="248">
            <text:p>248</text:p>
          </table:table-cell>
          <table:table-cell table:style-name="ce16" office:value-type="float" office:value="256">
            <text:p>256</text:p>
          </table:table-cell>
          <table:table-cell table:number-columns-repeated="1007"/>
        </table:table-row>
        <table:table-row table:style-name="ro1">
          <table:table-cell table:style-name="ce1" office:value-type="string">
            <text:p>mB.Counters.%</text:p>
          </table:table-cell>
          <table:table-cell table:style-name="ce17" office:value-type="string" table:number-columns-spanned="6" table:number-rows-spanned="1">
            <text:p>&gt;&gt;&gt; Percentage of minorBlock devote to counters</text:p>
          </table:table-cell>
          <table:covered-table-cell table:number-columns-repeated="5" table:style-name="ce27"/>
          <table:table-cell table:number-columns-repeated="1017"/>
        </table:table-row>
        <table:table-row table:style-name="ro1">
          <table:table-cell office:value-type="float" office:value="8">
            <text:p>8</text:p>
          </table:table-cell>
          <table:table-cell table:style-name="ce23" table:formula="of:=(([.$A66]*[.$B$31])/8)/[.B42]" office:value-type="percentage" office:value="0.666666666666667">
            <text:p>66,67%</text:p>
          </table:table-cell>
          <table:table-cell table:style-name="ce23" table:formula="of:=(([.$A66]*[.$B$31])/8)/[.C42]" office:value-type="percentage" office:value="0.5">
            <text:p>50,00%</text:p>
          </table:table-cell>
          <table:table-cell table:style-name="ce23" table:formula="of:=(([.$A66]*[.$B$31])/8)/[.D42]" office:value-type="percentage" office:value="0.4">
            <text:p>40,00%</text:p>
          </table:table-cell>
          <table:table-cell table:style-name="ce23" table:formula="of:=(([.$A66]*[.$B$31])/8)/[.E42]" office:value-type="percentage" office:value="0.333333333333333">
            <text:p>33,33%</text:p>
          </table:table-cell>
          <table:table-cell table:style-name="ce23" table:formula="of:=(([.$A66]*[.$B$31])/8)/[.F42]" office:value-type="percentage" office:value="0.25">
            <text:p>25,00%</text:p>
          </table:table-cell>
          <table:table-cell table:style-name="ce23" table:formula="of:=(([.$A66]*[.$B$31])/8)/[.G42]" office:value-type="percentage" office:value="0.222222222222222">
            <text:p>22,22%</text:p>
          </table:table-cell>
          <table:table-cell table:style-name="ce23" table:formula="of:=(([.$A66]*[.$B$31])/8)/[.H42]" office:value-type="percentage" office:value="0.2">
            <text:p>20,00%</text:p>
          </table:table-cell>
          <table:table-cell table:style-name="ce23" table:formula="of:=(([.$A66]*[.$B$31])/8)/[.I42]" office:value-type="percentage" office:value="0.142857142857143">
            <text:p>14,29%</text:p>
          </table:table-cell>
          <table:table-cell table:style-name="ce23" table:formula="of:=(([.$A66]*[.$B$31])/8)/[.J42]" office:value-type="percentage" office:value="0.125">
            <text:p>12,50%</text:p>
          </table:table-cell>
          <table:table-cell table:style-name="ce23" table:formula="of:=(([.$A66]*[.$B$31])/8)/[.K42]" office:value-type="percentage" office:value="0.117647058823529">
            <text:p>11,76%</text:p>
          </table:table-cell>
          <table:table-cell table:style-name="ce23" table:formula="of:=(([.$A66]*[.$B$31])/8)/[.L42]" office:value-type="percentage" office:value="0.111111111111111">
            <text:p>11,11%</text:p>
          </table:table-cell>
          <table:table-cell table:style-name="ce23" table:formula="of:=(([.$A66]*[.$B$31])/8)/[.M42]" office:value-type="percentage" office:value="0.0769230769230769">
            <text:p>7,69%</text:p>
          </table:table-cell>
          <table:table-cell table:style-name="ce23" table:formula="of:=(([.$A66]*[.$B$31])/8)/[.N42]" office:value-type="percentage" office:value="0.0666666666666667">
            <text:p>6,67%</text:p>
          </table:table-cell>
          <table:table-cell table:style-name="ce23" table:formula="of:=(([.$A66]*[.$B$31])/8)/[.O42]" office:value-type="percentage" office:value="0.0625">
            <text:p>6,25%</text:p>
          </table:table-cell>
          <table:table-cell table:style-name="ce23" table:formula="of:=(([.$A66]*[.$B$31])/8)/[.P42]" office:value-type="percentage" office:value="0.0606060606060606">
            <text:p>6,06%</text:p>
          </table:table-cell>
          <table:table-cell table:style-name="ce23" table:formula="of:=(([.$A66]*[.$B$31])/8)/[.Q42]" office:value-type="percentage" office:value="0.0588235294117647">
            <text:p>5,88%</text:p>
          </table:table-cell>
          <table:table-cell table:number-columns-repeated="1007"/>
        </table:table-row>
        <table:table-row table:style-name="ro1">
          <table:table-cell table:style-name="ce12" office:value-type="float" office:value="16">
            <text:p>16</text:p>
          </table:table-cell>
          <table:table-cell table:style-name="ce23" table:formula="of:=(([.$A67]*[.$B$31])/8)/[.B43]" office:value-type="percentage" office:value="0.8">
            <text:p>80,00%</text:p>
          </table:table-cell>
          <table:table-cell table:style-name="ce23" table:formula="of:=(([.$A67]*[.$B$31])/8)/[.C43]" office:value-type="percentage" office:value="0.666666666666667">
            <text:p>66,67%</text:p>
          </table:table-cell>
          <table:table-cell table:style-name="ce23" table:formula="of:=(([.$A67]*[.$B$31])/8)/[.D43]" office:value-type="percentage" office:value="0.571428571428571">
            <text:p>57,14%</text:p>
          </table:table-cell>
          <table:table-cell table:style-name="ce23" table:formula="of:=(([.$A67]*[.$B$31])/8)/[.E43]" office:value-type="percentage" office:value="0.5">
            <text:p>50,00%</text:p>
          </table:table-cell>
          <table:table-cell table:style-name="ce23" table:formula="of:=(([.$A67]*[.$B$31])/8)/[.F43]" office:value-type="percentage" office:value="0.4">
            <text:p>40,00%</text:p>
          </table:table-cell>
          <table:table-cell table:style-name="ce23" table:formula="of:=(([.$A67]*[.$B$31])/8)/[.G43]" office:value-type="percentage" office:value="0.363636363636364">
            <text:p>36,36%</text:p>
          </table:table-cell>
          <table:table-cell table:style-name="ce34" table:formula="of:=(([.$A67]*[.$B$31])/8)/[.H43]" office:value-type="percentage" office:value="0.333333333333333">
            <text:p>33,33%</text:p>
          </table:table-cell>
          <table:table-cell table:style-name="ce23" table:formula="of:=(([.$A67]*[.$B$31])/8)/[.I43]" office:value-type="percentage" office:value="0.25">
            <text:p>25,00%</text:p>
          </table:table-cell>
          <table:table-cell table:style-name="ce23" table:formula="of:=(([.$A67]*[.$B$31])/8)/[.J43]" office:value-type="percentage" office:value="0.222222222222222">
            <text:p>22,22%</text:p>
          </table:table-cell>
          <table:table-cell table:style-name="ce23" table:formula="of:=(([.$A67]*[.$B$31])/8)/[.K43]" office:value-type="percentage" office:value="0.210526315789474">
            <text:p>21,05%</text:p>
          </table:table-cell>
          <table:table-cell table:style-name="ce23" table:formula="of:=(([.$A67]*[.$B$31])/8)/[.L43]" office:value-type="percentage" office:value="0.2">
            <text:p>20,00%</text:p>
          </table:table-cell>
          <table:table-cell table:style-name="ce34" table:formula="of:=(([.$A67]*[.$B$31])/8)/[.M43]" office:value-type="percentage" office:value="0.142857142857143">
            <text:p>14,29%</text:p>
          </table:table-cell>
          <table:table-cell table:style-name="ce23" table:formula="of:=(([.$A67]*[.$B$31])/8)/[.N43]" office:value-type="percentage" office:value="0.125">
            <text:p>12,50%</text:p>
          </table:table-cell>
          <table:table-cell table:style-name="ce23" table:formula="of:=(([.$A67]*[.$B$31])/8)/[.O43]" office:value-type="percentage" office:value="0.117647058823529">
            <text:p>11,76%</text:p>
          </table:table-cell>
          <table:table-cell table:style-name="ce23" table:formula="of:=(([.$A67]*[.$B$31])/8)/[.P43]" office:value-type="percentage" office:value="0.114285714285714">
            <text:p>11,43%</text:p>
          </table:table-cell>
          <table:table-cell table:style-name="ce23" table:formula="of:=(([.$A67]*[.$B$31])/8)/[.Q43]" office:value-type="percentage" office:value="0.111111111111111">
            <text:p>11,11%</text:p>
          </table:table-cell>
          <table:table-cell table:number-columns-repeated="1007"/>
        </table:table-row>
        <table:table-row table:style-name="ro1">
          <table:table-cell office:value-type="float" office:value="32">
            <text:p>32</text:p>
          </table:table-cell>
          <table:table-cell table:style-name="ce23" table:formula="of:=(([.$A68]*[.$B$31])/8)/[.B44]" office:value-type="percentage" office:value="0.888888888888889">
            <text:p>88,89%</text:p>
          </table:table-cell>
          <table:table-cell table:style-name="ce23" table:formula="of:=(([.$A68]*[.$B$31])/8)/[.C44]" office:value-type="percentage" office:value="0.8">
            <text:p>80,00%</text:p>
          </table:table-cell>
          <table:table-cell table:style-name="ce23" table:formula="of:=(([.$A68]*[.$B$31])/8)/[.D44]" office:value-type="percentage" office:value="0.727272727272727">
            <text:p>72,73%</text:p>
          </table:table-cell>
          <table:table-cell table:style-name="ce23" table:formula="of:=(([.$A68]*[.$B$31])/8)/[.E44]" office:value-type="percentage" office:value="0.666666666666667">
            <text:p>66,67%</text:p>
          </table:table-cell>
          <table:table-cell table:style-name="ce23" table:formula="of:=(([.$A68]*[.$B$31])/8)/[.F44]" office:value-type="percentage" office:value="0.571428571428571">
            <text:p>57,14%</text:p>
          </table:table-cell>
          <table:table-cell table:style-name="ce23" table:formula="of:=(([.$A68]*[.$B$31])/8)/[.G44]" office:value-type="percentage" office:value="0.533333333333333">
            <text:p>53,33%</text:p>
          </table:table-cell>
          <table:table-cell table:style-name="ce23" table:formula="of:=(([.$A68]*[.$B$31])/8)/[.H44]" office:value-type="percentage" office:value="0.5">
            <text:p>50,00%</text:p>
          </table:table-cell>
          <table:table-cell table:style-name="ce23" table:formula="of:=(([.$A68]*[.$B$31])/8)/[.I44]" office:value-type="percentage" office:value="0.4">
            <text:p>40,00%</text:p>
          </table:table-cell>
          <table:table-cell table:style-name="ce23" table:formula="of:=(([.$A68]*[.$B$31])/8)/[.J44]" office:value-type="percentage" office:value="0.363636363636364">
            <text:p>36,36%</text:p>
          </table:table-cell>
          <table:table-cell table:style-name="ce23" table:formula="of:=(([.$A68]*[.$B$31])/8)/[.K44]" office:value-type="percentage" office:value="0.347826086956522">
            <text:p>34,78%</text:p>
          </table:table-cell>
          <table:table-cell table:style-name="ce23" table:formula="of:=(([.$A68]*[.$B$31])/8)/[.L44]" office:value-type="percentage" office:value="0.333333333333333">
            <text:p>33,33%</text:p>
          </table:table-cell>
          <table:table-cell table:style-name="ce23" table:formula="of:=(([.$A68]*[.$B$31])/8)/[.M44]" office:value-type="percentage" office:value="0.25">
            <text:p>25,00%</text:p>
          </table:table-cell>
          <table:table-cell table:style-name="ce23" table:formula="of:=(([.$A68]*[.$B$31])/8)/[.N44]" office:value-type="percentage" office:value="0.222222222222222">
            <text:p>22,22%</text:p>
          </table:table-cell>
          <table:table-cell table:style-name="ce23" table:formula="of:=(([.$A68]*[.$B$31])/8)/[.O44]" office:value-type="percentage" office:value="0.210526315789474">
            <text:p>21,05%</text:p>
          </table:table-cell>
          <table:table-cell table:style-name="ce23" table:formula="of:=(([.$A68]*[.$B$31])/8)/[.P44]" office:value-type="percentage" office:value="0.205128205128205">
            <text:p>20,51%</text:p>
          </table:table-cell>
          <table:table-cell table:style-name="ce23" table:formula="of:=(([.$A68]*[.$B$31])/8)/[.Q44]" office:value-type="percentage" office:value="0.2">
            <text:p>20,00%</text:p>
          </table:table-cell>
          <table:table-cell table:number-columns-repeated="1007"/>
        </table:table-row>
        <table:table-row table:style-name="ro1">
          <table:table-cell table:style-name="ce1" office:value-type="string">
            <text:p>MB.MCounters.% </text:p>
          </table:table-cell>
          <table:table-cell table:style-name="ce17" office:value-type="string" table:number-columns-spanned="6" table:number-rows-spanned="1">
            <text:p>&gt;&gt;&gt; Percentage of mayorBlock devoted to mayorCounters</text:p>
          </table:table-cell>
          <table:covered-table-cell table:number-columns-repeated="5" table:style-name="ce27"/>
          <table:table-cell table:number-columns-repeated="1017"/>
        </table:table-row>
        <table:table-row table:style-name="ro1">
          <table:table-cell office:value-type="float" office:value="8">
            <text:p>8</text:p>
          </table:table-cell>
          <table:table-cell table:style-name="ce23" table:formula="of:=(8*[.$B$29])/(8*[.$B$29]+[.B51]*1024)" office:value-type="percentage" office:value="0.25">
            <text:p>25,00%</text:p>
          </table:table-cell>
          <table:table-cell table:style-name="ce23" table:formula="of:=(8*[.$B$29])/(8*[.$B$29]+[.C51]*1024)" office:value-type="percentage" office:value="0.333333333333333">
            <text:p>33,33%</text:p>
          </table:table-cell>
          <table:table-cell table:style-name="ce23" table:formula="of:=(8*[.$B$29])/(8*[.$B$29]+[.D51]*1024)" office:value-type="percentage" office:value="0.375">
            <text:p>37,50%</text:p>
          </table:table-cell>
          <table:table-cell table:style-name="ce23" table:formula="of:=(8*[.$B$29])/(8*[.$B$29]+[.E51]*1024)" office:value-type="percentage" office:value="0.4">
            <text:p>40,00%</text:p>
          </table:table-cell>
          <table:table-cell table:style-name="ce23" table:formula="of:=(8*[.$B$29])/(8*[.$B$29]+[.F51]*1024)" office:value-type="percentage" office:value="0.428571428571429">
            <text:p>42,86%</text:p>
          </table:table-cell>
          <table:table-cell table:style-name="ce23" table:formula="of:=(8*[.$B$29])/(8*[.$B$29]+[.G51]*1024)" office:value-type="percentage" office:value="0.4375">
            <text:p>43,75%</text:p>
          </table:table-cell>
          <table:table-cell table:style-name="ce23" table:formula="of:=(8*[.$B$29])/(8*[.$B$29]+[.H51]*1024)" office:value-type="percentage" office:value="0.444444444444444">
            <text:p>44,44%</text:p>
          </table:table-cell>
          <table:table-cell table:style-name="ce23" table:formula="of:=(8*[.$B$29])/(8*[.$B$29]+[.I51]*1024)" office:value-type="percentage" office:value="0.461538461538462">
            <text:p>46,15%</text:p>
          </table:table-cell>
          <table:table-cell table:style-name="ce23" table:formula="of:=(8*[.$B$29])/(8*[.$B$29]+[.J51]*1024)" office:value-type="percentage" office:value="0.466666666666667">
            <text:p>46,67%</text:p>
          </table:table-cell>
          <table:table-cell table:style-name="ce23" table:formula="of:=(8*[.$B$29])/(8*[.$B$29]+[.K51]*1024)" office:value-type="percentage" office:value="0.46875">
            <text:p>46,88%</text:p>
          </table:table-cell>
          <table:table-cell table:style-name="ce23" table:formula="of:=(8*[.$B$29])/(8*[.$B$29]+[.L51]*1024)" office:value-type="percentage" office:value="0.470588235294118">
            <text:p>47,06%</text:p>
          </table:table-cell>
          <table:table-cell table:style-name="ce23" table:formula="of:=(8*[.$B$29])/(8*[.$B$29]+[.M51]*1024)" office:value-type="percentage" office:value="0.48">
            <text:p>48,00%</text:p>
          </table:table-cell>
          <table:table-cell table:style-name="ce23" table:formula="of:=(8*[.$B$29])/(8*[.$B$29]+[.N51]*1024)" office:value-type="percentage" office:value="0.482758620689655">
            <text:p>48,28%</text:p>
          </table:table-cell>
          <table:table-cell table:style-name="ce23" table:formula="of:=(8*[.$B$29])/(8*[.$B$29]+[.O51]*1024)" office:value-type="percentage" office:value="0.483870967741936">
            <text:p>48,39%</text:p>
          </table:table-cell>
          <table:table-cell table:style-name="ce23" table:formula="of:=(8*[.$B$29])/(8*[.$B$29]+[.P51]*1024)" office:value-type="percentage" office:value="0.484375">
            <text:p>48,44%</text:p>
          </table:table-cell>
          <table:table-cell table:style-name="ce23" table:formula="of:=(8*[.$B$29])/(8*[.$B$29]+[.Q51]*1024)" office:value-type="percentage" office:value="0.484848484848485">
            <text:p>48,48%</text:p>
          </table:table-cell>
          <table:table-cell table:number-columns-repeated="1007"/>
        </table:table-row>
        <table:table-row table:style-name="ro1">
          <table:table-cell table:style-name="ce12" office:value-type="float" office:value="16">
            <text:p>16</text:p>
          </table:table-cell>
          <table:table-cell table:style-name="ce23" table:formula="of:=(8*[.$B$29])/(8*[.$B$29]+[.B52]*1024)" office:value-type="percentage" office:value="0.00078064012490242">
            <text:p>0,08%</text:p>
          </table:table-cell>
          <table:table-cell table:style-name="ce23" table:formula="of:=(8*[.$B$29])/(8*[.$B$29]+[.C52]*1024)" office:value-type="percentage" office:value="0.00130039011703511">
            <text:p>0,13%</text:p>
          </table:table-cell>
          <table:table-cell table:style-name="ce23" table:formula="of:=(8*[.$B$29])/(8*[.$B$29]+[.D52]*1024)" office:value-type="percentage" office:value="0.00167130919220056">
            <text:p>0,17%</text:p>
          </table:table-cell>
          <table:table-cell table:style-name="ce23" table:formula="of:=(8*[.$B$29])/(8*[.$B$29]+[.E52]*1024)" office:value-type="percentage" office:value="0.00194931773879142">
            <text:p>0,19%</text:p>
          </table:table-cell>
          <table:table-cell table:style-name="ce23" table:formula="of:=(8*[.$B$29])/(8*[.$B$29]+[.F52]*1024)" office:value-type="percentage" office:value="0.00233826968043648">
            <text:p>0,23%</text:p>
          </table:table-cell>
          <table:table-cell table:style-name="ce23" table:formula="of:=(8*[.$B$29])/(8*[.$B$29]+[.G52]*1024)" office:value-type="percentage" office:value="0.00247963159759121">
            <text:p>0,25%</text:p>
          </table:table-cell>
          <table:table-cell table:style-name="ce34" table:formula="of:=(8*[.$B$29])/(8*[.$B$29]+[.H52]*1024)" office:value-type="percentage" office:value="0.0025974025974026">
            <text:p>0,26%</text:p>
          </table:table-cell>
          <table:table-cell table:style-name="ce23" table:formula="of:=(8*[.$B$29])/(8*[.$B$29]+[.I52]*1024)" office:value-type="percentage" office:value="0.00292112950340798">
            <text:p>0,29%</text:p>
          </table:table-cell>
          <table:table-cell table:style-name="ce23" table:formula="of:=(8*[.$B$29])/(8*[.$B$29]+[.J52]*1024)" office:value-type="percentage" office:value="0.00302899177845089">
            <text:p>0,30%</text:p>
          </table:table-cell>
          <table:table-cell table:style-name="ce23" table:formula="of:=(8*[.$B$29])/(8*[.$B$29]+[.K52]*1024)" office:value-type="percentage" office:value="0.00307440049190408">
            <text:p>0,31%</text:p>
          </table:table-cell>
          <table:table-cell table:style-name="ce23" table:formula="of:=(8*[.$B$29])/(8*[.$B$29]+[.L52]*1024)" office:value-type="percentage" office:value="0.00311526479750779">
            <text:p>0,31%</text:p>
          </table:table-cell>
          <table:table-cell table:style-name="ce34" table:formula="of:=(8*[.$B$29])/(8*[.$B$29]+[.M52]*1024)" office:value-type="percentage" office:value="0.00333704115684093">
            <text:p>0,33%</text:p>
          </table:table-cell>
          <table:table-cell table:style-name="ce23" table:formula="of:=(8*[.$B$29])/(8*[.$B$29]+[.N52]*1024)" office:value-type="percentage" office:value="0.00340632603406326">
            <text:p>0,34%</text:p>
          </table:table-cell>
          <table:table-cell table:style-name="ce23" table:formula="of:=(8*[.$B$29])/(8*[.$B$29]+[.O52]*1024)" office:value-type="percentage" office:value="0.00343485230135104">
            <text:p>0,34%</text:p>
          </table:table-cell>
          <table:table-cell table:style-name="ce23" table:formula="of:=(8*[.$B$29])/(8*[.$B$29]+[.P52]*1024)" office:value-type="percentage" office:value="0.00344789233678123">
            <text:p>0,34%</text:p>
          </table:table-cell>
          <table:table-cell table:style-name="ce23" table:formula="of:=(8*[.$B$29])/(8*[.$B$29]+[.Q52]*1024)" office:value-type="percentage" office:value="0.00346020761245675">
            <text:p>0,35%</text:p>
          </table:table-cell>
          <table:table-cell table:number-columns-repeated="1007"/>
        </table:table-row>
        <table:table-row table:style-name="ro1">
          <table:table-cell office:value-type="float" office:value="32">
            <text:p>32</text:p>
          </table:table-cell>
          <table:table-cell table:style-name="ce23" table:formula="of:=(8*[.$B$29])/(8*[.$B$29]+[.B53]*1024)" office:value-type="percentage" office:value="0.00000000662273826451607">
            <text:p>0,00%</text:p>
          </table:table-cell>
          <table:table-cell table:style-name="ce23" table:formula="of:=(8*[.$B$29])/(8*[.$B$29]+[.C53]*1024)" office:value-type="percentage" office:value="0.0000000119209288129696">
            <text:p>0,00%</text:p>
          </table:table-cell>
          <table:table-cell table:style-name="ce23" table:formula="of:=(8*[.$B$29])/(8*[.$B$29]+[.D53]*1024)" office:value-type="percentage" office:value="0.0000000162558119472187">
            <text:p>0,00%</text:p>
          </table:table-cell>
          <table:table-cell table:style-name="ce23" table:formula="of:=(8*[.$B$29])/(8*[.$B$29]+[.E53]*1024)" office:value-type="percentage" office:value="0.0000000198682145303843">
            <text:p>0,00%</text:p>
          </table:table-cell>
          <table:table-cell table:style-name="ce23" table:formula="of:=(8*[.$B$29])/(8*[.$B$29]+[.F53]*1024)" office:value-type="percentage" office:value="0.0000000255448471083425">
            <text:p>0,00%</text:p>
          </table:table-cell>
          <table:table-cell table:style-name="ce23" table:formula="of:=(8*[.$B$29])/(8*[.$B$29]+[.G53]*1024)" office:value-type="percentage" office:value="0.0000000278155001214802">
            <text:p>0,00%</text:p>
          </table:table-cell>
          <table:table-cell table:style-name="ce23" table:formula="of:=(8*[.$B$29])/(8*[.$B$29]+[.H53]*1024)" office:value-type="percentage" office:value="0.0000000298023214995169">
            <text:p>0,00%</text:p>
          </table:table-cell>
          <table:table-cell table:style-name="ce23" table:formula="of:=(8*[.$B$29])/(8*[.$B$29]+[.I53]*1024)" office:value-type="percentage" office:value="0.0000000357627855862575">
            <text:p>0,00%</text:p>
          </table:table-cell>
          <table:table-cell table:style-name="ce23" table:formula="of:=(8*[.$B$29])/(8*[.$B$29]+[.J53]*1024)" office:value-type="percentage" office:value="0.0000000379302270547282">
            <text:p>0,00%</text:p>
          </table:table-cell>
          <table:table-cell table:style-name="ce23" table:formula="of:=(8*[.$B$29])/(8*[.$B$29]+[.K53]*1024)" office:value-type="percentage" office:value="0.0000000388725929076545">
            <text:p>0,00%</text:p>
          </table:table-cell>
          <table:table-cell table:style-name="ce23" table:formula="of:=(8*[.$B$29])/(8*[.$B$29]+[.L53]*1024)" office:value-type="percentage" office:value="0.0000000397364282712766">
            <text:p>0,00%</text:p>
          </table:table-cell>
          <table:table-cell table:style-name="ce23" table:formula="of:=(8*[.$B$29])/(8*[.$B$29]+[.M53]*1024)" office:value-type="percentage" office:value="0.0000000447034815831416">
            <text:p>0,00%</text:p>
          </table:table-cell>
          <table:table-cell table:style-name="ce23" table:formula="of:=(8*[.$B$29])/(8*[.$B$29]+[.N53]*1024)" office:value-type="percentage" office:value="0.0000000463591660094648">
            <text:p>0,00%</text:p>
          </table:table-cell>
          <table:table-cell table:style-name="ce23" table:formula="of:=(8*[.$B$29])/(8*[.$B$29]+[.O53]*1024)" office:value-type="percentage" office:value="0.0000000470562962925922">
            <text:p>0,00%</text:p>
          </table:table-cell>
          <table:table-cell table:style-name="ce23" table:formula="of:=(8*[.$B$29])/(8*[.$B$29]+[.P53]*1024)" office:value-type="percentage" office:value="0.0000000473780487306309">
            <text:p>0,00%</text:p>
          </table:table-cell>
          <table:table-cell table:style-name="ce23" table:formula="of:=(8*[.$B$29])/(8*[.$B$29]+[.Q53]*1024)" office:value-type="percentage" office:value="0.0000000476837135465759">
            <text:p>0,00%</text:p>
          </table:table-cell>
          <table:table-cell table:number-columns-repeated="1007"/>
        </table:table-row>
        <table:table-row table:style-name="ro1">
          <table:table-cell table:style-name="ce1" office:value-type="string">
            <text:p>MB.Counters.% </text:p>
          </table:table-cell>
          <table:table-cell table:style-name="ce17" office:value-type="string" table:number-columns-spanned="6" table:number-rows-spanned="1">
            <text:p>&gt;&gt;&gt; Percentage of mayorBlock devoted to counters</text:p>
          </table:table-cell>
          <table:covered-table-cell table:number-columns-repeated="5"/>
          <table:table-cell table:number-columns-repeated="1017"/>
        </table:table-row>
        <table:table-row table:style-name="ro1">
          <table:table-cell office:value-type="float" office:value="8">
            <text:p>8</text:p>
          </table:table-cell>
          <table:table-cell table:style-name="ce24" table:formula="of:=(8*[.$B$29]+[.B47]*[.$B$31]*[.$A74]/8)/(8*[.$B$29]+[.B51]*1024)" office:value-type="percentage" office:value="0.75">
            <text:p>75,00%</text:p>
          </table:table-cell>
          <table:table-cell table:style-name="ce24" table:formula="of:=(8*[.$B$29]+[.C47]*[.$B$31]*[.$A74]/8)/(8*[.$B$29]+[.C51]*1024)" office:value-type="percentage" office:value="0.666666666666667">
            <text:p>66,67%</text:p>
          </table:table-cell>
          <table:table-cell table:style-name="ce24" table:formula="of:=(8*[.$B$29]+[.D47]*[.$B$31]*[.$A74]/8)/(8*[.$B$29]+[.D51]*1024)" office:value-type="percentage" office:value="0.625">
            <text:p>62,50%</text:p>
          </table:table-cell>
          <table:table-cell table:style-name="ce24" table:formula="of:=(8*[.$B$29]+[.E47]*[.$B$31]*[.$A74]/8)/(8*[.$B$29]+[.E51]*1024)" office:value-type="percentage" office:value="0.6">
            <text:p>60,00%</text:p>
          </table:table-cell>
          <table:table-cell table:style-name="ce24" table:formula="of:=(8*[.$B$29]+[.F47]*[.$B$31]*[.$A74]/8)/(8*[.$B$29]+[.F51]*1024)" office:value-type="percentage" office:value="0.571428571428571">
            <text:p>57,14%</text:p>
          </table:table-cell>
          <table:table-cell table:style-name="ce24" table:formula="of:=(8*[.$B$29]+[.G47]*[.$B$31]*[.$A74]/8)/(8*[.$B$29]+[.G51]*1024)" office:value-type="percentage" office:value="0.5625">
            <text:p>56,25%</text:p>
          </table:table-cell>
          <table:table-cell table:style-name="ce24" table:formula="of:=(8*[.$B$29]+[.H47]*[.$B$31]*[.$A74]/8)/(8*[.$B$29]+[.H51]*1024)" office:value-type="percentage" office:value="0.555555555555556">
            <text:p>55,56%</text:p>
          </table:table-cell>
          <table:table-cell table:style-name="ce24" table:formula="of:=(8*[.$B$29]+[.I47]*[.$B$31]*[.$A74]/8)/(8*[.$B$29]+[.I51]*1024)" office:value-type="percentage" office:value="0.538461538461539">
            <text:p>53,85%</text:p>
          </table:table-cell>
          <table:table-cell table:style-name="ce24" table:formula="of:=(8*[.$B$29]+[.J47]*[.$B$31]*[.$A74]/8)/(8*[.$B$29]+[.J51]*1024)" office:value-type="percentage" office:value="0.533333333333333">
            <text:p>53,33%</text:p>
          </table:table-cell>
          <table:table-cell table:style-name="ce24" table:formula="of:=(8*[.$B$29]+[.K47]*[.$B$31]*[.$A74]/8)/(8*[.$B$29]+[.K51]*1024)" office:value-type="percentage" office:value="0.53125">
            <text:p>53,13%</text:p>
          </table:table-cell>
          <table:table-cell table:style-name="ce24" table:formula="of:=(8*[.$B$29]+[.L47]*[.$B$31]*[.$A74]/8)/(8*[.$B$29]+[.L51]*1024)" office:value-type="percentage" office:value="0.529411764705882">
            <text:p>52,94%</text:p>
          </table:table-cell>
          <table:table-cell table:style-name="ce24" table:formula="of:=(8*[.$B$29]+[.M47]*[.$B$31]*[.$A74]/8)/(8*[.$B$29]+[.M51]*1024)" office:value-type="percentage" office:value="0.52">
            <text:p>52,00%</text:p>
          </table:table-cell>
          <table:table-cell table:style-name="ce24" table:formula="of:=(8*[.$B$29]+[.N47]*[.$B$31]*[.$A74]/8)/(8*[.$B$29]+[.N51]*1024)" office:value-type="percentage" office:value="0.517241379310345">
            <text:p>51,72%</text:p>
          </table:table-cell>
          <table:table-cell table:style-name="ce24" table:formula="of:=(8*[.$B$29]+[.O47]*[.$B$31]*[.$A74]/8)/(8*[.$B$29]+[.O51]*1024)" office:value-type="percentage" office:value="0.516129032258065">
            <text:p>51,61%</text:p>
          </table:table-cell>
          <table:table-cell table:style-name="ce24" table:formula="of:=(8*[.$B$29]+[.P47]*[.$B$31]*[.$A74]/8)/(8*[.$B$29]+[.P51]*1024)" office:value-type="percentage" office:value="0.515625">
            <text:p>51,56%</text:p>
          </table:table-cell>
          <table:table-cell table:style-name="ce24" table:formula="of:=(8*[.$B$29]+[.Q47]*[.$B$31]*[.$A74]/8)/(8*[.$B$29]+[.Q51]*1024)" office:value-type="percentage" office:value="0.515151515151515">
            <text:p>51,52%</text:p>
          </table:table-cell>
          <table:table-cell table:number-columns-repeated="1007"/>
        </table:table-row>
        <table:table-row table:style-name="ro1">
          <table:table-cell table:style-name="ce12" office:value-type="float" office:value="16">
            <text:p>16</text:p>
          </table:table-cell>
          <table:table-cell table:style-name="ce24" table:formula="of:=(8*[.$B$29]+[.B48]*[.$B$31]*[.$A75]/8)/(8*[.$B$29]+[.B52]*1024)" office:value-type="percentage" office:value="0.80015612802498">
            <text:p>80,02%</text:p>
          </table:table-cell>
          <table:table-cell table:style-name="ce24" table:formula="of:=(8*[.$B$29]+[.C48]*[.$B$31]*[.$A75]/8)/(8*[.$B$29]+[.C52]*1024)" office:value-type="percentage" office:value="0.667100130039012">
            <text:p>66,71%</text:p>
          </table:table-cell>
          <table:table-cell table:style-name="ce24" table:formula="of:=(8*[.$B$29]+[.D48]*[.$B$31]*[.$A75]/8)/(8*[.$B$29]+[.D52]*1024)" office:value-type="percentage" office:value="0.572144846796657">
            <text:p>57,21%</text:p>
          </table:table-cell>
          <table:table-cell table:style-name="ce24" table:formula="of:=(8*[.$B$29]+[.E48]*[.$B$31]*[.$A75]/8)/(8*[.$B$29]+[.E52]*1024)" office:value-type="percentage" office:value="0.500974658869396">
            <text:p>50,10%</text:p>
          </table:table-cell>
          <table:table-cell table:style-name="ce24" table:formula="of:=(8*[.$B$29]+[.F48]*[.$B$31]*[.$A75]/8)/(8*[.$B$29]+[.F52]*1024)" office:value-type="percentage" office:value="0.401402961808262">
            <text:p>40,14%</text:p>
          </table:table-cell>
          <table:table-cell table:style-name="ce24" table:formula="of:=(8*[.$B$29]+[.G48]*[.$B$31]*[.$A75]/8)/(8*[.$B$29]+[.G52]*1024)" office:value-type="percentage" office:value="0.365214311016649">
            <text:p>36,52%</text:p>
          </table:table-cell>
          <table:table-cell table:style-name="ce35" table:formula="of:=(8*[.$B$29]+[.H48]*[.$B$31]*[.$A75]/8)/(8*[.$B$29]+[.H52]*1024)" office:value-type="percentage" office:value="0.335064935064935">
            <text:p>33,51%</text:p>
          </table:table-cell>
          <table:table-cell table:style-name="ce24" table:formula="of:=(8*[.$B$29]+[.I48]*[.$B$31]*[.$A75]/8)/(8*[.$B$29]+[.I52]*1024)" office:value-type="percentage" office:value="0.252190847127556">
            <text:p>25,22%</text:p>
          </table:table-cell>
          <table:table-cell table:style-name="ce24" table:formula="of:=(8*[.$B$29]+[.J48]*[.$B$31]*[.$A75]/8)/(8*[.$B$29]+[.J52]*1024)" office:value-type="percentage" office:value="0.224578104716573">
            <text:p>22,46%</text:p>
          </table:table-cell>
          <table:table-cell table:style-name="ce24" table:formula="of:=(8*[.$B$29]+[.K48]*[.$B$31]*[.$A75]/8)/(8*[.$B$29]+[.K52]*1024)" office:value-type="percentage" office:value="0.212953474072556">
            <text:p>21,30%</text:p>
          </table:table-cell>
          <table:table-cell table:style-name="ce24" table:formula="of:=(8*[.$B$29]+[.L48]*[.$B$31]*[.$A75]/8)/(8*[.$B$29]+[.L52]*1024)" office:value-type="percentage" office:value="0.202492211838006">
            <text:p>20,25%</text:p>
          </table:table-cell>
          <table:table-cell table:style-name="ce35" table:formula="of:=(8*[.$B$29]+[.M48]*[.$B$31]*[.$A75]/8)/(8*[.$B$29]+[.M52]*1024)" office:value-type="percentage" office:value="0.145717463848721">
            <text:p>14,57%</text:p>
          </table:table-cell>
          <table:table-cell table:style-name="ce24" table:formula="of:=(8*[.$B$29]+[.N48]*[.$B$31]*[.$A75]/8)/(8*[.$B$29]+[.N52]*1024)" office:value-type="percentage" office:value="0.127980535279805">
            <text:p>12,80%</text:p>
          </table:table-cell>
          <table:table-cell table:style-name="ce24" table:formula="of:=(8*[.$B$29]+[.O48]*[.$B$31]*[.$A75]/8)/(8*[.$B$29]+[.O52]*1024)" office:value-type="percentage" office:value="0.120677810854133">
            <text:p>12,07%</text:p>
          </table:table-cell>
          <table:table-cell table:style-name="ce24" table:formula="of:=(8*[.$B$29]+[.P48]*[.$B$31]*[.$A75]/8)/(8*[.$B$29]+[.P52]*1024)" office:value-type="percentage" office:value="0.117339561784006">
            <text:p>11,73%</text:p>
          </table:table-cell>
          <table:table-cell table:style-name="ce24" table:formula="of:=(8*[.$B$29]+[.Q48]*[.$B$31]*[.$A75]/8)/(8*[.$B$29]+[.Q52]*1024)" office:value-type="percentage" office:value="0.114186851211073">
            <text:p>11,42%</text:p>
          </table:table-cell>
          <table:table-cell table:number-columns-repeated="1007"/>
        </table:table-row>
        <table:table-row table:style-name="ro1">
          <table:table-cell office:value-type="float" office:value="32">
            <text:p>32</text:p>
          </table:table-cell>
          <table:table-cell table:style-name="ce24" table:formula="of:=(8*[.$B$29]+[.B49]*[.$B$31]*[.$A76]/8)/(8*[.$B$29]+[.B53]*1024)" office:value-type="percentage" office:value="0.888888889624749">
            <text:p>88,89%</text:p>
          </table:table-cell>
          <table:table-cell table:style-name="ce24" table:formula="of:=(8*[.$B$29]+[.C49]*[.$B$31]*[.$A76]/8)/(8*[.$B$29]+[.C53]*1024)" office:value-type="percentage" office:value="0.800000002384186">
            <text:p>80,00%</text:p>
          </table:table-cell>
          <table:table-cell table:style-name="ce24" table:formula="of:=(8*[.$B$29]+[.D49]*[.$B$31]*[.$A76]/8)/(8*[.$B$29]+[.D53]*1024)" office:value-type="percentage" office:value="0.727272731706131">
            <text:p>72,73%</text:p>
          </table:table-cell>
          <table:table-cell table:style-name="ce24" table:formula="of:=(8*[.$B$29]+[.E49]*[.$B$31]*[.$A76]/8)/(8*[.$B$29]+[.E53]*1024)" office:value-type="percentage" office:value="0.666666673289405">
            <text:p>66,67%</text:p>
          </table:table-cell>
          <table:table-cell table:style-name="ce24" table:formula="of:=(8*[.$B$29]+[.F49]*[.$B$31]*[.$A76]/8)/(8*[.$B$29]+[.F53]*1024)" office:value-type="percentage" office:value="0.571428582376363">
            <text:p>57,14%</text:p>
          </table:table-cell>
          <table:table-cell table:style-name="ce24" table:formula="of:=(8*[.$B$29]+[.G49]*[.$B$31]*[.$A76]/8)/(8*[.$B$29]+[.G53]*1024)" office:value-type="percentage" office:value="0.5333333463139">
            <text:p>53,33%</text:p>
          </table:table-cell>
          <table:table-cell table:style-name="ce24" table:formula="of:=(8*[.$B$29]+[.H49]*[.$B$31]*[.$A76]/8)/(8*[.$B$29]+[.H53]*1024)" office:value-type="percentage" office:value="0.500000014901161">
            <text:p>50,00%</text:p>
          </table:table-cell>
          <table:table-cell table:style-name="ce24" table:formula="of:=(8*[.$B$29]+[.I49]*[.$B$31]*[.$A76]/8)/(8*[.$B$29]+[.I53]*1024)" office:value-type="percentage" office:value="0.400000021457671">
            <text:p>40,00%</text:p>
          </table:table-cell>
          <table:table-cell table:style-name="ce24" table:formula="of:=(8*[.$B$29]+[.J49]*[.$B$31]*[.$A76]/8)/(8*[.$B$29]+[.J53]*1024)" office:value-type="percentage" office:value="0.363636387773781">
            <text:p>36,36%</text:p>
          </table:table-cell>
          <table:table-cell table:style-name="ce24" table:formula="of:=(8*[.$B$29]+[.K49]*[.$B$31]*[.$A76]/8)/(8*[.$B$29]+[.K53]*1024)" office:value-type="percentage" office:value="0.347826112308213">
            <text:p>34,78%</text:p>
          </table:table-cell>
          <table:table-cell table:style-name="ce24" table:formula="of:=(8*[.$B$29]+[.L49]*[.$B$31]*[.$A76]/8)/(8*[.$B$29]+[.L53]*1024)" office:value-type="percentage" office:value="0.333333359824285">
            <text:p>33,33%</text:p>
          </table:table-cell>
          <table:table-cell table:style-name="ce24" table:formula="of:=(8*[.$B$29]+[.M49]*[.$B$31]*[.$A76]/8)/(8*[.$B$29]+[.M53]*1024)" office:value-type="percentage" office:value="0.250000033527611">
            <text:p>25,00%</text:p>
          </table:table-cell>
          <table:table-cell table:style-name="ce24" table:formula="of:=(8*[.$B$29]+[.N49]*[.$B$31]*[.$A76]/8)/(8*[.$B$29]+[.N53]*1024)" office:value-type="percentage" office:value="0.222222258279351">
            <text:p>22,22%</text:p>
          </table:table-cell>
          <table:table-cell table:style-name="ce24" table:formula="of:=(8*[.$B$29]+[.O49]*[.$B$31]*[.$A76]/8)/(8*[.$B$29]+[.O53]*1024)" office:value-type="percentage" office:value="0.210526352939181">
            <text:p>21,05%</text:p>
          </table:table-cell>
          <table:table-cell table:style-name="ce24" table:formula="of:=(8*[.$B$29]+[.P49]*[.$B$31]*[.$A76]/8)/(8*[.$B$29]+[.P53]*1024)" office:value-type="percentage" office:value="0.20512824278768">
            <text:p>20,51%</text:p>
          </table:table-cell>
          <table:table-cell table:style-name="ce24" table:formula="of:=(8*[.$B$29]+[.Q49]*[.$B$31]*[.$A76]/8)/(8*[.$B$29]+[.Q53]*1024)" office:value-type="percentage" office:value="0.200000038146971">
            <text:p>20,00%</text:p>
          </table:table-cell>
          <table:table-cell table:number-columns-repeated="1007"/>
        </table:table-row>
        <table:table-row table:style-name="ro1">
          <table:table-cell table:style-name="ce1" office:value-type="string">
            <text:p>MB.Bitmaps.% </text:p>
          </table:table-cell>
          <table:table-cell table:style-name="ce17" office:value-type="string" table:number-columns-spanned="6" table:number-rows-spanned="1">
            <text:p>&gt;&gt;&gt; Percentage of mayorBlock devoted to bitmaps</text:p>
          </table:table-cell>
          <table:covered-table-cell table:number-columns-repeated="5" table:style-name="ce24"/>
          <table:table-cell table:style-name="ce24" table:number-columns-repeated="10"/>
          <table:table-cell table:number-columns-repeated="1007"/>
        </table:table-row>
        <table:table-row table:style-name="ro1">
          <table:table-cell office:value-type="float" office:value="8">
            <text:p>8</text:p>
          </table:table-cell>
          <table:table-cell table:style-name="ce24" table:formula="of:=([.B47]*[.B$64]*[.$C$31]/8)/(8*[.$B$29]+[.B51]*1024)" office:value-type="percentage" office:value="0.25">
            <text:p>25,00%</text:p>
          </table:table-cell>
          <table:table-cell table:style-name="ce24" table:formula="of:=([.C47]*[.C$64]*[.$C$31]/8)/(8*[.$B$29]+[.C51]*1024)" office:value-type="percentage" office:value="0.333333333333333">
            <text:p>33,33%</text:p>
          </table:table-cell>
          <table:table-cell table:style-name="ce24" table:formula="of:=([.D47]*[.D$64]*[.$C$31]/8)/(8*[.$B$29]+[.D51]*1024)" office:value-type="percentage" office:value="0.375">
            <text:p>37,50%</text:p>
          </table:table-cell>
          <table:table-cell table:style-name="ce24" table:formula="of:=([.E47]*[.E$64]*[.$C$31]/8)/(8*[.$B$29]+[.E51]*1024)" office:value-type="percentage" office:value="0.4">
            <text:p>40,00%</text:p>
          </table:table-cell>
          <table:table-cell table:style-name="ce24" table:formula="of:=([.F47]*[.F$64]*[.$C$31]/8)/(8*[.$B$29]+[.F51]*1024)" office:value-type="percentage" office:value="0.428571428571429">
            <text:p>42,86%</text:p>
          </table:table-cell>
          <table:table-cell table:style-name="ce24" table:formula="of:=([.G47]*[.G$64]*[.$C$31]/8)/(8*[.$B$29]+[.G51]*1024)" office:value-type="percentage" office:value="0.4375">
            <text:p>43,75%</text:p>
          </table:table-cell>
          <table:table-cell table:style-name="ce24" table:formula="of:=([.H47]*[.H$64]*[.$C$31]/8)/(8*[.$B$29]+[.H51]*1024)" office:value-type="percentage" office:value="0.444444444444444">
            <text:p>44,44%</text:p>
          </table:table-cell>
          <table:table-cell table:style-name="ce24" table:formula="of:=([.I47]*[.I$64]*[.$C$31]/8)/(8*[.$B$29]+[.I51]*1024)" office:value-type="percentage" office:value="0.461538461538462">
            <text:p>46,15%</text:p>
          </table:table-cell>
          <table:table-cell table:style-name="ce24" table:formula="of:=([.J47]*[.J$64]*[.$C$31]/8)/(8*[.$B$29]+[.J51]*1024)" office:value-type="percentage" office:value="0.466666666666667">
            <text:p>46,67%</text:p>
          </table:table-cell>
          <table:table-cell table:style-name="ce24" table:formula="of:=([.K47]*[.K$64]*[.$C$31]/8)/(8*[.$B$29]+[.K51]*1024)" office:value-type="percentage" office:value="0.46875">
            <text:p>46,88%</text:p>
          </table:table-cell>
          <table:table-cell table:style-name="ce24" table:formula="of:=([.L47]*[.L$64]*[.$C$31]/8)/(8*[.$B$29]+[.L51]*1024)" office:value-type="percentage" office:value="0.470588235294118">
            <text:p>47,06%</text:p>
          </table:table-cell>
          <table:table-cell table:style-name="ce24" table:formula="of:=([.M47]*[.M$64]*[.$C$31]/8)/(8*[.$B$29]+[.M51]*1024)" office:value-type="percentage" office:value="0.48">
            <text:p>48,00%</text:p>
          </table:table-cell>
          <table:table-cell table:style-name="ce24" table:formula="of:=([.N47]*[.N$64]*[.$C$31]/8)/(8*[.$B$29]+[.N51]*1024)" office:value-type="percentage" office:value="0.482758620689655">
            <text:p>48,28%</text:p>
          </table:table-cell>
          <table:table-cell table:style-name="ce24" table:formula="of:=([.O47]*[.O$64]*[.$C$31]/8)/(8*[.$B$29]+[.O51]*1024)" office:value-type="percentage" office:value="0.483870967741936">
            <text:p>48,39%</text:p>
          </table:table-cell>
          <table:table-cell table:style-name="ce24" table:formula="of:=([.P47]*[.P$64]*[.$C$31]/8)/(8*[.$B$29]+[.P51]*1024)" office:value-type="percentage" office:value="0.484375">
            <text:p>48,44%</text:p>
          </table:table-cell>
          <table:table-cell table:style-name="ce24" table:formula="of:=([.Q47]*[.Q$64]*[.$C$31]/8)/(8*[.$B$29]+[.Q51]*1024)" office:value-type="percentage" office:value="0.484848484848485">
            <text:p>48,48%</text:p>
          </table:table-cell>
          <table:table-cell table:number-columns-repeated="1007"/>
        </table:table-row>
        <table:table-row table:style-name="ro1">
          <table:table-cell table:style-name="ce12" office:value-type="float" office:value="16">
            <text:p>16</text:p>
          </table:table-cell>
          <table:table-cell table:style-name="ce24" table:formula="of:=([.B48]*[.B$64]*[.$C$31]/8)/(8*[.$B$29]+[.B52]*1024)" office:value-type="percentage" office:value="0.19984387197502">
            <text:p>19,98%</text:p>
          </table:table-cell>
          <table:table-cell table:style-name="ce24" table:formula="of:=([.C48]*[.C$64]*[.$C$31]/8)/(8*[.$B$29]+[.C52]*1024)" office:value-type="percentage" office:value="0.332899869960988">
            <text:p>33,29%</text:p>
          </table:table-cell>
          <table:table-cell table:style-name="ce24" table:formula="of:=([.D48]*[.D$64]*[.$C$31]/8)/(8*[.$B$29]+[.D52]*1024)" office:value-type="percentage" office:value="0.427855153203343">
            <text:p>42,79%</text:p>
          </table:table-cell>
          <table:table-cell table:style-name="ce24" table:formula="of:=([.E48]*[.E$64]*[.$C$31]/8)/(8*[.$B$29]+[.E52]*1024)" office:value-type="percentage" office:value="0.499025341130604">
            <text:p>49,90%</text:p>
          </table:table-cell>
          <table:table-cell table:style-name="ce24" table:formula="of:=([.F48]*[.F$64]*[.$C$31]/8)/(8*[.$B$29]+[.F52]*1024)" office:value-type="percentage" office:value="0.598597038191738">
            <text:p>59,86%</text:p>
          </table:table-cell>
          <table:table-cell table:style-name="ce24" table:formula="of:=([.G48]*[.G$64]*[.$C$31]/8)/(8*[.$B$29]+[.G52]*1024)" office:value-type="percentage" office:value="0.634785688983351">
            <text:p>63,48%</text:p>
          </table:table-cell>
          <table:table-cell table:style-name="ce35" table:formula="of:=([.H48]*[.H$64]*[.$C$31]/8)/(8*[.$B$29]+[.H52]*1024)" office:value-type="percentage" office:value="0.664935064935065">
            <text:p>66,49%</text:p>
          </table:table-cell>
          <table:table-cell table:style-name="ce24" table:formula="of:=([.I48]*[.I$64]*[.$C$31]/8)/(8*[.$B$29]+[.I52]*1024)" office:value-type="percentage" office:value="0.747809152872444">
            <text:p>74,78%</text:p>
          </table:table-cell>
          <table:table-cell table:style-name="ce24" table:formula="of:=([.J48]*[.J$64]*[.$C$31]/8)/(8*[.$B$29]+[.J52]*1024)" office:value-type="percentage" office:value="0.775421895283427">
            <text:p>77,54%</text:p>
          </table:table-cell>
          <table:table-cell table:style-name="ce24" table:formula="of:=([.K48]*[.K$64]*[.$C$31]/8)/(8*[.$B$29]+[.K52]*1024)" office:value-type="percentage" office:value="0.787046525927444">
            <text:p>78,70%</text:p>
          </table:table-cell>
          <table:table-cell table:style-name="ce24" table:formula="of:=([.L48]*[.L$64]*[.$C$31]/8)/(8*[.$B$29]+[.L52]*1024)" office:value-type="percentage" office:value="0.797507788161994">
            <text:p>79,75%</text:p>
          </table:table-cell>
          <table:table-cell table:style-name="ce35" table:formula="of:=([.M48]*[.M$64]*[.$C$31]/8)/(8*[.$B$29]+[.M52]*1024)" office:value-type="percentage" office:value="0.854282536151279">
            <text:p>85,43%</text:p>
          </table:table-cell>
          <table:table-cell table:style-name="ce24" table:formula="of:=([.N48]*[.N$64]*[.$C$31]/8)/(8*[.$B$29]+[.N52]*1024)" office:value-type="percentage" office:value="0.872019464720195">
            <text:p>87,20%</text:p>
          </table:table-cell>
          <table:table-cell table:style-name="ce24" table:formula="of:=([.O48]*[.O$64]*[.$C$31]/8)/(8*[.$B$29]+[.O52]*1024)" office:value-type="percentage" office:value="0.879322189145867">
            <text:p>87,93%</text:p>
          </table:table-cell>
          <table:table-cell table:style-name="ce24" table:formula="of:=([.P48]*[.P$64]*[.$C$31]/8)/(8*[.$B$29]+[.P52]*1024)" office:value-type="percentage" office:value="0.882660438215994">
            <text:p>88,27%</text:p>
          </table:table-cell>
          <table:table-cell table:style-name="ce24" table:formula="of:=([.Q48]*[.Q$64]*[.$C$31]/8)/(8*[.$B$29]+[.Q52]*1024)" office:value-type="percentage" office:value="0.885813148788927">
            <text:p>88,58%</text:p>
          </table:table-cell>
          <table:table-cell table:number-columns-repeated="1007"/>
        </table:table-row>
        <table:table-row table:style-name="ro1">
          <table:table-cell office:value-type="float" office:value="32">
            <text:p>32</text:p>
          </table:table-cell>
          <table:table-cell table:style-name="ce24" table:formula="of:=([.B49]*[.B$64]*[.$C$31]/8)/(8*[.$B$29]+[.B53]*1024)" office:value-type="percentage" office:value="0.111111110375251">
            <text:p>11,11%</text:p>
          </table:table-cell>
          <table:table-cell table:style-name="ce24" table:formula="of:=([.C49]*[.C$64]*[.$C$31]/8)/(8*[.$B$29]+[.C53]*1024)" office:value-type="percentage" office:value="0.199999997615814">
            <text:p>20,00%</text:p>
          </table:table-cell>
          <table:table-cell table:style-name="ce24" table:formula="of:=([.D49]*[.D$64]*[.$C$31]/8)/(8*[.$B$29]+[.D53]*1024)" office:value-type="percentage" office:value="0.272727268293869">
            <text:p>27,27%</text:p>
          </table:table-cell>
          <table:table-cell table:style-name="ce24" table:formula="of:=([.E49]*[.E$64]*[.$C$31]/8)/(8*[.$B$29]+[.E53]*1024)" office:value-type="percentage" office:value="0.333333326710595">
            <text:p>33,33%</text:p>
          </table:table-cell>
          <table:table-cell table:style-name="ce24" table:formula="of:=([.F49]*[.F$64]*[.$C$31]/8)/(8*[.$B$29]+[.F53]*1024)" office:value-type="percentage" office:value="0.428571417623637">
            <text:p>42,86%</text:p>
          </table:table-cell>
          <table:table-cell table:style-name="ce24" table:formula="of:=([.G49]*[.G$64]*[.$C$31]/8)/(8*[.$B$29]+[.G53]*1024)" office:value-type="percentage" office:value="0.4666666536861">
            <text:p>46,67%</text:p>
          </table:table-cell>
          <table:table-cell table:style-name="ce24" table:formula="of:=([.H49]*[.H$64]*[.$C$31]/8)/(8*[.$B$29]+[.H53]*1024)" office:value-type="percentage" office:value="0.499999985098839">
            <text:p>50,00%</text:p>
          </table:table-cell>
          <table:table-cell table:style-name="ce24" table:formula="of:=([.I49]*[.I$64]*[.$C$31]/8)/(8*[.$B$29]+[.I53]*1024)" office:value-type="percentage" office:value="0.599999978542329">
            <text:p>60,00%</text:p>
          </table:table-cell>
          <table:table-cell table:style-name="ce24" table:formula="of:=([.J49]*[.J$64]*[.$C$31]/8)/(8*[.$B$29]+[.J53]*1024)" office:value-type="percentage" office:value="0.636363612226219">
            <text:p>63,64%</text:p>
          </table:table-cell>
          <table:table-cell table:style-name="ce24" table:formula="of:=([.K49]*[.K$64]*[.$C$31]/8)/(8*[.$B$29]+[.K53]*1024)" office:value-type="percentage" office:value="0.652173887691787">
            <text:p>65,22%</text:p>
          </table:table-cell>
          <table:table-cell table:style-name="ce24" table:formula="of:=([.L49]*[.L$64]*[.$C$31]/8)/(8*[.$B$29]+[.L53]*1024)" office:value-type="percentage" office:value="0.666666640175715">
            <text:p>66,67%</text:p>
          </table:table-cell>
          <table:table-cell table:style-name="ce24" table:formula="of:=([.M49]*[.M$64]*[.$C$31]/8)/(8*[.$B$29]+[.M53]*1024)" office:value-type="percentage" office:value="0.749999966472389">
            <text:p>75,00%</text:p>
          </table:table-cell>
          <table:table-cell table:style-name="ce24" table:formula="of:=([.N49]*[.N$64]*[.$C$31]/8)/(8*[.$B$29]+[.N53]*1024)" office:value-type="percentage" office:value="0.777777741720649">
            <text:p>77,78%</text:p>
          </table:table-cell>
          <table:table-cell table:style-name="ce24" table:formula="of:=([.O49]*[.O$64]*[.$C$31]/8)/(8*[.$B$29]+[.O53]*1024)" office:value-type="percentage" office:value="0.789473647060819">
            <text:p>78,95%</text:p>
          </table:table-cell>
          <table:table-cell table:style-name="ce24" table:formula="of:=([.P49]*[.P$64]*[.$C$31]/8)/(8*[.$B$29]+[.P53]*1024)" office:value-type="percentage" office:value="0.79487175721232">
            <text:p>79,49%</text:p>
          </table:table-cell>
          <table:table-cell table:style-name="ce24" table:formula="of:=([.Q49]*[.Q$64]*[.$C$31]/8)/(8*[.$B$29]+[.Q53]*1024)" office:value-type="percentage" office:value="0.799999961853029">
            <text:p>80,00%</text:p>
          </table:table-cell>
          <table:table-cell table:number-columns-repeated="1007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ce1" office:value-type="string">
            <text:p>TOTAL</text:p>
          </table:table-cell>
          <table:table-cell table:formula="of:=[.B78]+[.B74]" office:value-type="percentage" office:value="1">
            <text:p>100,00%</text:p>
          </table:table-cell>
          <table:table-cell table:formula="of:=[.C78]+[.C74]" office:value-type="percentage" office:value="1">
            <text:p>100,00%</text:p>
          </table:table-cell>
          <table:table-cell table:formula="of:=[.D78]+[.D74]" office:value-type="percentage" office:value="1">
            <text:p>100,00%</text:p>
          </table:table-cell>
          <table:table-cell table:formula="of:=[.E78]+[.E74]" office:value-type="percentage" office:value="1">
            <text:p>100,00%</text:p>
          </table:table-cell>
          <table:table-cell table:formula="of:=[.F78]+[.F74]" office:value-type="percentage" office:value="1">
            <text:p>100,00%</text:p>
          </table:table-cell>
          <table:table-cell table:formula="of:=[.G78]+[.G74]" office:value-type="percentage" office:value="1">
            <text:p>100,00%</text:p>
          </table:table-cell>
          <table:table-cell table:formula="of:=[.H78]+[.H74]" office:value-type="percentage" office:value="1">
            <text:p>100,00%</text:p>
          </table:table-cell>
          <table:table-cell table:formula="of:=[.I78]+[.I74]" office:value-type="percentage" office:value="1">
            <text:p>100,00%</text:p>
          </table:table-cell>
          <table:table-cell table:formula="of:=[.J78]+[.J74]" office:value-type="percentage" office:value="1">
            <text:p>100,00%</text:p>
          </table:table-cell>
          <table:table-cell table:formula="of:=[.K78]+[.K74]" office:value-type="percentage" office:value="1">
            <text:p>100,00%</text:p>
          </table:table-cell>
          <table:table-cell table:formula="of:=[.L78]+[.L74]" office:value-type="percentage" office:value="1">
            <text:p>100,00%</text:p>
          </table:table-cell>
          <table:table-cell table:formula="of:=[.M78]+[.M74]" office:value-type="percentage" office:value="1">
            <text:p>100,00%</text:p>
          </table:table-cell>
          <table:table-cell table:formula="of:=[.N78]+[.N74]" office:value-type="percentage" office:value="1">
            <text:p>100,00%</text:p>
          </table:table-cell>
          <table:table-cell table:formula="of:=[.O78]+[.O74]" office:value-type="percentage" office:value="1">
            <text:p>100,00%</text:p>
          </table:table-cell>
          <table:table-cell table:formula="of:=[.P78]+[.P74]" office:value-type="percentage" office:value="1">
            <text:p>100,00%</text:p>
          </table:table-cell>
          <table:table-cell table:formula="of:=[.Q78]+[.Q74]" office:value-type="percentage" office:value="1">
            <text:p>100,00%</text:p>
          </table:table-cell>
          <table:table-cell table:number-columns-repeated="1007"/>
        </table:table-row>
        <table:table-row table:style-name="ro1">
          <table:table-cell table:style-name="Default"/>
          <table:table-cell table:formula="of:=[.B79]+[.B75]" office:value-type="percentage" office:value="1">
            <text:p>100,00%</text:p>
          </table:table-cell>
          <table:table-cell table:formula="of:=[.C79]+[.C75]" office:value-type="percentage" office:value="1">
            <text:p>100,00%</text:p>
          </table:table-cell>
          <table:table-cell table:formula="of:=[.D79]+[.D75]" office:value-type="percentage" office:value="1">
            <text:p>100,00%</text:p>
          </table:table-cell>
          <table:table-cell table:formula="of:=[.E79]+[.E75]" office:value-type="percentage" office:value="1">
            <text:p>100,00%</text:p>
          </table:table-cell>
          <table:table-cell table:formula="of:=[.F79]+[.F75]" office:value-type="percentage" office:value="1">
            <text:p>100,00%</text:p>
          </table:table-cell>
          <table:table-cell table:formula="of:=[.G79]+[.G75]" office:value-type="percentage" office:value="1">
            <text:p>100,00%</text:p>
          </table:table-cell>
          <table:table-cell table:formula="of:=[.H79]+[.H75]" office:value-type="percentage" office:value="1">
            <text:p>100,00%</text:p>
          </table:table-cell>
          <table:table-cell table:formula="of:=[.I79]+[.I75]" office:value-type="percentage" office:value="1">
            <text:p>100,00%</text:p>
          </table:table-cell>
          <table:table-cell table:formula="of:=[.J79]+[.J75]" office:value-type="percentage" office:value="1">
            <text:p>100,00%</text:p>
          </table:table-cell>
          <table:table-cell table:formula="of:=[.K79]+[.K75]" office:value-type="percentage" office:value="1">
            <text:p>100,00%</text:p>
          </table:table-cell>
          <table:table-cell table:formula="of:=[.L79]+[.L75]" office:value-type="percentage" office:value="1">
            <text:p>100,00%</text:p>
          </table:table-cell>
          <table:table-cell table:formula="of:=[.M79]+[.M75]" office:value-type="percentage" office:value="1">
            <text:p>100,00%</text:p>
          </table:table-cell>
          <table:table-cell table:formula="of:=[.N79]+[.N75]" office:value-type="percentage" office:value="1">
            <text:p>100,00%</text:p>
          </table:table-cell>
          <table:table-cell table:formula="of:=[.O79]+[.O75]" office:value-type="percentage" office:value="1">
            <text:p>100,00%</text:p>
          </table:table-cell>
          <table:table-cell table:formula="of:=[.P79]+[.P75]" office:value-type="percentage" office:value="1">
            <text:p>100,00%</text:p>
          </table:table-cell>
          <table:table-cell table:formula="of:=[.Q79]+[.Q75]" office:value-type="percentage" office:value="1">
            <text:p>100,00%</text:p>
          </table:table-cell>
          <table:table-cell table:number-columns-repeated="1007"/>
        </table:table-row>
        <table:table-row table:style-name="ro1">
          <table:table-cell table:style-name="Default"/>
          <table:table-cell table:formula="of:=[.B80]+[.B76]" office:value-type="percentage" office:value="1">
            <text:p>100,00%</text:p>
          </table:table-cell>
          <table:table-cell table:formula="of:=[.C80]+[.C76]" office:value-type="percentage" office:value="1">
            <text:p>100,00%</text:p>
          </table:table-cell>
          <table:table-cell table:formula="of:=[.D80]+[.D76]" office:value-type="percentage" office:value="1">
            <text:p>100,00%</text:p>
          </table:table-cell>
          <table:table-cell table:formula="of:=[.E80]+[.E76]" office:value-type="percentage" office:value="1">
            <text:p>100,00%</text:p>
          </table:table-cell>
          <table:table-cell table:formula="of:=[.F80]+[.F76]" office:value-type="percentage" office:value="1">
            <text:p>100,00%</text:p>
          </table:table-cell>
          <table:table-cell table:formula="of:=[.G80]+[.G76]" office:value-type="percentage" office:value="1">
            <text:p>100,00%</text:p>
          </table:table-cell>
          <table:table-cell table:formula="of:=[.H80]+[.H76]" office:value-type="percentage" office:value="1">
            <text:p>100,00%</text:p>
          </table:table-cell>
          <table:table-cell table:formula="of:=[.I80]+[.I76]" office:value-type="percentage" office:value="1">
            <text:p>100,00%</text:p>
          </table:table-cell>
          <table:table-cell table:formula="of:=[.J80]+[.J76]" office:value-type="percentage" office:value="1">
            <text:p>100,00%</text:p>
          </table:table-cell>
          <table:table-cell table:formula="of:=[.K80]+[.K76]" office:value-type="percentage" office:value="1">
            <text:p>100,00%</text:p>
          </table:table-cell>
          <table:table-cell table:formula="of:=[.L80]+[.L76]" office:value-type="percentage" office:value="1">
            <text:p>100,00%</text:p>
          </table:table-cell>
          <table:table-cell table:formula="of:=[.M80]+[.M76]" office:value-type="percentage" office:value="1">
            <text:p>100,00%</text:p>
          </table:table-cell>
          <table:table-cell table:formula="of:=[.N80]+[.N76]" office:value-type="percentage" office:value="1">
            <text:p>100,00%</text:p>
          </table:table-cell>
          <table:table-cell table:formula="of:=[.O80]+[.O76]" office:value-type="percentage" office:value="1">
            <text:p>100,00%</text:p>
          </table:table-cell>
          <table:table-cell table:formula="of:=[.P80]+[.P76]" office:value-type="percentage" office:value="1">
            <text:p>100,00%</text:p>
          </table:table-cell>
          <table:table-cell table:formula="of:=[.Q80]+[.Q76]" office:value-type="percentage" office:value="1">
            <text:p>100,00%</text:p>
          </table:table-cell>
          <table:table-cell table:number-columns-repeated="1007"/>
        </table:table-row>
        <table:table-row table:style-name="ro1">
          <table:table-cell table:style-name="ce7" table:number-columns-repeated="17"/>
          <table:table-cell table:number-columns-repeated="1007"/>
        </table:table-row>
        <table:table-row table:style-name="ro1">
          <table:table-cell table:style-name="Default"/>
          <table:table-cell table:style-name="ce16" office:value-type="float" office:value="8">
            <text:p>8</text:p>
          </table:table-cell>
          <table:table-cell table:style-name="ce16" office:value-type="float" office:value="16">
            <text:p>16</text:p>
          </table:table-cell>
          <table:table-cell table:style-name="ce16" office:value-type="float" office:value="24">
            <text:p>24</text:p>
          </table:table-cell>
          <table:table-cell table:style-name="ce16" office:value-type="float" office:value="32">
            <text:p>32</text:p>
          </table:table-cell>
          <table:table-cell table:style-name="ce16" office:value-type="float" office:value="48">
            <text:p>48</text:p>
          </table:table-cell>
          <table:table-cell table:style-name="ce16" office:value-type="float" office:value="56">
            <text:p>56</text:p>
          </table:table-cell>
          <table:table-cell table:style-name="ce16" office:value-type="float" office:value="64">
            <text:p>64</text:p>
          </table:table-cell>
          <table:table-cell table:style-name="ce16" office:value-type="float" office:value="96">
            <text:p>96</text:p>
          </table:table-cell>
          <table:table-cell table:style-name="ce16" office:value-type="float" office:value="112">
            <text:p>112</text:p>
          </table:table-cell>
          <table:table-cell table:style-name="ce16" office:value-type="float" office:value="120">
            <text:p>120</text:p>
          </table:table-cell>
          <table:table-cell table:style-name="ce16" office:value-type="float" office:value="128">
            <text:p>128</text:p>
          </table:table-cell>
          <table:table-cell table:style-name="ce16" office:value-type="float" office:value="192">
            <text:p>192</text:p>
          </table:table-cell>
          <table:table-cell table:style-name="ce16" office:value-type="float" office:value="224">
            <text:p>224</text:p>
          </table:table-cell>
          <table:table-cell table:style-name="ce16" office:value-type="float" office:value="240">
            <text:p>240</text:p>
          </table:table-cell>
          <table:table-cell table:style-name="ce16" office:value-type="float" office:value="248">
            <text:p>248</text:p>
          </table:table-cell>
          <table:table-cell table:style-name="ce16" office:value-type="float" office:value="256">
            <text:p>256</text:p>
          </table:table-cell>
          <table:table-cell table:number-columns-repeated="1007"/>
        </table:table-row>
        <table:table-row table:style-name="ro1">
          <table:table-cell table:style-name="ce1" office:value-type="string">
            <text:p>Genome.mB.M</text:p>
          </table:table-cell>
          <table:table-cell table:style-name="ce17" office:value-type="string" table:number-columns-spanned="6" table:number-rows-spanned="1">
            <text:p>&gt;&gt;&gt; Number of minorBlocks (Millions) [Whole Genome]</text:p>
          </table:table-cell>
          <table:covered-table-cell table:number-columns-repeated="5" table:style-name="ce27"/>
          <table:table-cell table:number-columns-repeated="1017"/>
        </table:table-row>
        <table:table-row table:style-name="ro1">
          <table:table-cell/>
          <table:table-cell table:style-name="ce21" table:formula="of:=[.$B$1]*1024/[.B$86]" office:value-type="float" office:value="345.6">
            <text:p>345,60</text:p>
          </table:table-cell>
          <table:table-cell table:style-name="ce21" table:formula="of:=[.$B$1]*1024/[.C$86]" office:value-type="float" office:value="172.8">
            <text:p>172,80</text:p>
          </table:table-cell>
          <table:table-cell table:style-name="ce21" table:formula="of:=[.$B$1]*1024/[.D$86]" office:value-type="float" office:value="115.2">
            <text:p>115,20</text:p>
          </table:table-cell>
          <table:table-cell table:style-name="ce21" table:formula="of:=[.$B$1]*1024/[.E$86]" office:value-type="float" office:value="86.4">
            <text:p>86,40</text:p>
          </table:table-cell>
          <table:table-cell table:style-name="ce21" table:formula="of:=[.$B$1]*1024/[.F$86]" office:value-type="float" office:value="57.6">
            <text:p>57,60</text:p>
          </table:table-cell>
          <table:table-cell table:style-name="ce21" table:formula="of:=[.$B$1]*1024/[.G$86]" office:value-type="float" office:value="49.3714285714286">
            <text:p>49,37</text:p>
          </table:table-cell>
          <table:table-cell table:style-name="ce33" table:formula="of:=[.$B$1]*1024/[.H$86]" office:value-type="float" office:value="43.2">
            <text:p>43,20</text:p>
          </table:table-cell>
          <table:table-cell table:style-name="ce21" table:formula="of:=[.$B$1]*1024/[.I$86]" office:value-type="float" office:value="28.8">
            <text:p>28,80</text:p>
          </table:table-cell>
          <table:table-cell table:style-name="ce21" table:formula="of:=[.$B$1]*1024/[.J$86]" office:value-type="float" office:value="24.6857142857143">
            <text:p>24,69</text:p>
          </table:table-cell>
          <table:table-cell table:style-name="ce21" table:formula="of:=[.$B$1]*1024/[.K$86]" office:value-type="float" office:value="23.04">
            <text:p>23,04</text:p>
          </table:table-cell>
          <table:table-cell table:style-name="ce21" table:formula="of:=[.$B$1]*1024/[.L$86]" office:value-type="float" office:value="21.6">
            <text:p>21,60</text:p>
          </table:table-cell>
          <table:table-cell table:style-name="ce33" table:formula="of:=[.$B$1]*1024/[.M$86]" office:value-type="float" office:value="14.4">
            <text:p>14,40</text:p>
          </table:table-cell>
          <table:table-cell table:style-name="ce21" table:formula="of:=[.$B$1]*1024/[.N$86]" office:value-type="float" office:value="12.3428571428571">
            <text:p>12,34</text:p>
          </table:table-cell>
          <table:table-cell table:style-name="ce21" table:formula="of:=[.$B$1]*1024/[.O$86]" office:value-type="float" office:value="11.52">
            <text:p>11,52</text:p>
          </table:table-cell>
          <table:table-cell table:style-name="ce21" table:formula="of:=[.$B$1]*1024/[.P$86]" office:value-type="float" office:value="11.1483870967742">
            <text:p>11,15</text:p>
          </table:table-cell>
          <table:table-cell table:style-name="ce21" table:formula="of:=[.$B$1]*1024/[.Q$86]" office:value-type="float" office:value="10.8">
            <text:p>10,80</text:p>
          </table:table-cell>
          <table:table-cell table:number-columns-repeated="1007"/>
        </table:table-row>
        <table:table-row table:style-name="ro1">
          <table:table-cell table:style-name="ce1" office:value-type="string">
            <text:p>Genome.MB</text:p>
          </table:table-cell>
          <table:table-cell table:style-name="ce17" office:value-type="string" table:number-columns-spanned="6" table:number-rows-spanned="1">
            <text:p>&gt;&gt;&gt; Number of mayorBlocks [Whole Genome]</text:p>
          </table:table-cell>
          <table:covered-table-cell table:number-columns-repeated="5"/>
          <table:table-cell table:number-columns-repeated="1017"/>
        </table:table-row>
        <table:table-row table:style-name="ro1">
          <table:table-cell office:value-type="float" office:value="8">
            <text:p>8</text:p>
          </table:table-cell>
          <table:table-cell table:formula="of:=[.$B$1]*1024*1024*1024/[.$B37]" office:value-type="float" office:value="11324620.8">
            <text:p>11324620,8</text:p>
          </table:table-cell>
          <table:table-cell table:number-columns-repeated="1022"/>
        </table:table-row>
        <table:table-row table:style-name="ro1">
          <table:table-cell table:style-name="ce12" office:value-type="float" office:value="16">
            <text:p>16</text:p>
          </table:table-cell>
          <table:table-cell table:formula="of:=[.$B$1]*1024*1024*1024/[.$B38]" office:value-type="float" office:value="44236.8">
            <text:p>44236,8</text:p>
          </table:table-cell>
          <table:table-cell table:number-columns-repeated="1022"/>
        </table:table-row>
        <table:table-row table:style-name="ro1">
          <table:table-cell office:value-type="float" office:value="32">
            <text:p>32</text:p>
          </table:table-cell>
          <table:table-cell table:formula="of:=[.$B$1]*1024*1024*1024/[.$B39]" office:value-type="float" office:value="0.675">
            <text:p>0,675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MC.Size.MB</text:p>
          </table:table-cell>
          <table:table-cell table:style-name="ce17" office:value-type="string" table:number-columns-spanned="6" table:number-rows-spanned="1">
            <text:p>&gt;&gt;&gt; Mayor Counters Size [Whole Genome]</text:p>
          </table:table-cell>
          <table:covered-table-cell table:number-columns-repeated="3" table:style-name="ce29"/>
          <table:covered-table-cell table:number-columns-repeated="2"/>
          <table:table-cell table:number-columns-repeated="1017"/>
        </table:table-row>
        <table:table-row table:style-name="ro1">
          <table:table-cell office:value-type="float" office:value="8">
            <text:p>8</text:p>
          </table:table-cell>
          <table:table-cell table:style-name="ce21" table:formula="of:=([.$B$1]*1024/[.B37])*[.$B$29]*8" office:value-type="float" office:value="691.2">
            <text:p>691,20</text:p>
          </table:table-cell>
          <table:table-cell table:style-name="ce29" table:number-columns-repeated="3"/>
          <table:table-cell table:number-columns-repeated="1019"/>
        </table:table-row>
        <table:table-row table:style-name="ro1">
          <table:table-cell table:style-name="ce12" office:value-type="float" office:value="16">
            <text:p>16</text:p>
          </table:table-cell>
          <table:table-cell table:style-name="ce21" table:formula="of:=([.$B$1]*1024/[.B38])*[.$B$29]*8" office:value-type="float" office:value="2.7">
            <text:p>2,70</text:p>
          </table:table-cell>
          <table:table-cell table:style-name="ce29" table:number-columns-repeated="3"/>
          <table:table-cell table:number-columns-repeated="1019"/>
        </table:table-row>
        <table:table-row table:style-name="ro1">
          <table:table-cell office:value-type="float" office:value="32">
            <text:p>32</text:p>
          </table:table-cell>
          <table:table-cell table:style-name="ce21" table:formula="of:=([.$B$1]*1024/[.B39])*[.$B$29]*8" office:value-type="float" office:value="0.00004119873046875">
            <text:p>0,00</text:p>
          </table:table-cell>
          <table:table-cell table:style-name="ce29" table:number-columns-repeated="3"/>
          <table:table-cell table:number-columns-repeated="1019"/>
        </table:table-row>
        <table:table-row table:style-name="ro1">
          <table:table-cell table:style-name="ce1" office:value-type="string">
            <text:p>Genome.Size</text:p>
          </table:table-cell>
          <table:table-cell table:style-name="ce17" office:value-type="string" table:number-columns-spanned="6" table:number-rows-spanned="1">
            <text:p>&gt;&gt;&gt; Total Size [Whole Genome]</text:p>
          </table:table-cell>
          <table:covered-table-cell table:number-columns-repeated="5"/>
          <table:table-cell table:number-columns-repeated="1017"/>
        </table:table-row>
        <table:table-row table:style-name="ro1">
          <table:table-cell office:value-type="float" office:value="8">
            <text:p>8</text:p>
          </table:table-cell>
          <table:table-cell table:style-name="ce20" table:formula="of:=([.$B90]*[.B51]/1024)+[.$B94]" office:value-type="float" office:value="2764.8">
            <text:p>2765</text:p>
          </table:table-cell>
          <table:table-cell table:style-name="ce20" table:formula="of:=([.$B90]*[.C51]/1024)+[.$B94]" office:value-type="float" office:value="2073.6">
            <text:p>2074</text:p>
          </table:table-cell>
          <table:table-cell table:style-name="ce20" table:formula="of:=([.$B90]*[.D51]/1024)+[.$B94]" office:value-type="float" office:value="1843.2">
            <text:p>1843</text:p>
          </table:table-cell>
          <table:table-cell table:style-name="ce20" table:formula="of:=([.$B90]*[.E51]/1024)+[.$B94]" office:value-type="float" office:value="1728">
            <text:p>1728</text:p>
          </table:table-cell>
          <table:table-cell table:style-name="ce20" table:formula="of:=([.$B90]*[.F51]/1024)+[.$B94]" office:value-type="float" office:value="1612.8">
            <text:p>1613</text:p>
          </table:table-cell>
          <table:table-cell table:style-name="ce20" table:formula="of:=([.$B90]*[.G51]/1024)+[.$B94]" office:value-type="float" office:value="1579.88571428571">
            <text:p>1580</text:p>
          </table:table-cell>
          <table:table-cell table:style-name="ce20" table:formula="of:=([.$B90]*[.H51]/1024)+[.$B94]" office:value-type="float" office:value="1555.2">
            <text:p>1555</text:p>
          </table:table-cell>
          <table:table-cell table:style-name="ce20" table:formula="of:=([.$B90]*[.I51]/1024)+[.$B94]" office:value-type="float" office:value="1497.6">
            <text:p>1498</text:p>
          </table:table-cell>
          <table:table-cell table:style-name="ce20" table:formula="of:=([.$B90]*[.J51]/1024)+[.$B94]" office:value-type="float" office:value="1481.14285714286">
            <text:p>1481</text:p>
          </table:table-cell>
          <table:table-cell table:style-name="ce20" table:formula="of:=([.$B90]*[.K51]/1024)+[.$B94]" office:value-type="float" office:value="1474.56">
            <text:p>1475</text:p>
          </table:table-cell>
          <table:table-cell table:style-name="ce20" table:formula="of:=([.$B90]*[.L51]/1024)+[.$B94]" office:value-type="float" office:value="1468.8">
            <text:p>1469</text:p>
          </table:table-cell>
          <table:table-cell table:style-name="ce20" table:formula="of:=([.$B90]*[.M51]/1024)+[.$B94]" office:value-type="float" office:value="1440">
            <text:p>1440</text:p>
          </table:table-cell>
          <table:table-cell table:style-name="ce20" table:formula="of:=([.$B90]*[.N51]/1024)+[.$B94]" office:value-type="float" office:value="1431.77142857143">
            <text:p>1432</text:p>
          </table:table-cell>
          <table:table-cell table:style-name="ce20" table:formula="of:=([.$B90]*[.O51]/1024)+[.$B94]" office:value-type="float" office:value="1428.48">
            <text:p>1428</text:p>
          </table:table-cell>
          <table:table-cell table:style-name="ce20" table:formula="of:=([.$B90]*[.P51]/1024)+[.$B94]" office:value-type="float" office:value="1426.9935483871">
            <text:p>1427</text:p>
          </table:table-cell>
          <table:table-cell table:style-name="ce20" table:formula="of:=([.$B90]*[.Q51]/1024)+[.$B94]" office:value-type="float" office:value="1425.6">
            <text:p>1426</text:p>
          </table:table-cell>
          <table:table-cell table:number-columns-repeated="1007"/>
        </table:table-row>
        <table:table-row table:style-name="ro1">
          <table:table-cell table:style-name="ce12" office:value-type="float" office:value="16">
            <text:p>16</text:p>
          </table:table-cell>
          <table:table-cell table:style-name="ce20" table:formula="of:=([.$B91]*[.B52]/1024)+[.$B95]" office:value-type="float" office:value="3458.7">
            <text:p>3459</text:p>
          </table:table-cell>
          <table:table-cell table:style-name="ce20" table:formula="of:=([.$B91]*[.C52]/1024)+[.$B95]" office:value-type="float" office:value="2076.3">
            <text:p>2076</text:p>
          </table:table-cell>
          <table:table-cell table:style-name="ce20" table:formula="of:=([.$B91]*[.D52]/1024)+[.$B95]" office:value-type="float" office:value="1615.5">
            <text:p>1616</text:p>
          </table:table-cell>
          <table:table-cell table:style-name="ce20" table:formula="of:=([.$B91]*[.E52]/1024)+[.$B95]" office:value-type="float" office:value="1385.1">
            <text:p>1385</text:p>
          </table:table-cell>
          <table:table-cell table:style-name="ce20" table:formula="of:=([.$B91]*[.F52]/1024)+[.$B95]" office:value-type="float" office:value="1154.7">
            <text:p>1155</text:p>
          </table:table-cell>
          <table:table-cell table:style-name="ce20" table:formula="of:=([.$B91]*[.G52]/1024)+[.$B95]" office:value-type="float" office:value="1088.87142857143">
            <text:p>1089</text:p>
          </table:table-cell>
          <table:table-cell table:style-name="ce32" table:formula="of:=([.$B91]*[.H52]/1024)+[.$B95]" office:value-type="float" office:value="1039.5">
            <text:p>1040</text:p>
          </table:table-cell>
          <table:table-cell table:style-name="ce20" table:formula="of:=([.$B91]*[.I52]/1024)+[.$B95]" office:value-type="float" office:value="924.3">
            <text:p>924</text:p>
          </table:table-cell>
          <table:table-cell table:style-name="ce20" table:formula="of:=([.$B91]*[.J52]/1024)+[.$B95]" office:value-type="float" office:value="891.385714285714">
            <text:p>891</text:p>
          </table:table-cell>
          <table:table-cell table:style-name="ce20" table:formula="of:=([.$B91]*[.K52]/1024)+[.$B95]" office:value-type="float" office:value="878.22">
            <text:p>878</text:p>
          </table:table-cell>
          <table:table-cell table:style-name="ce20" table:formula="of:=([.$B91]*[.L52]/1024)+[.$B95]" office:value-type="float" office:value="866.7">
            <text:p>867</text:p>
          </table:table-cell>
          <table:table-cell table:style-name="ce32" table:formula="of:=([.$B91]*[.M52]/1024)+[.$B95]" office:value-type="float" office:value="809.1">
            <text:p>809</text:p>
          </table:table-cell>
          <table:table-cell table:style-name="ce20" table:formula="of:=([.$B91]*[.N52]/1024)+[.$B95]" office:value-type="float" office:value="792.642857142857">
            <text:p>793</text:p>
          </table:table-cell>
          <table:table-cell table:style-name="ce20" table:formula="of:=([.$B91]*[.O52]/1024)+[.$B95]" office:value-type="float" office:value="786.06">
            <text:p>786</text:p>
          </table:table-cell>
          <table:table-cell table:style-name="ce20" table:formula="of:=([.$B91]*[.P52]/1024)+[.$B95]" office:value-type="float" office:value="783.087096774194">
            <text:p>783</text:p>
          </table:table-cell>
          <table:table-cell table:style-name="ce20" table:formula="of:=([.$B91]*[.Q52]/1024)+[.$B95]" office:value-type="float" office:value="780.3">
            <text:p>780</text:p>
          </table:table-cell>
          <table:table-cell table:number-columns-repeated="1007"/>
        </table:table-row>
        <table:table-row table:style-name="ro1">
          <table:table-cell office:value-type="float" office:value="32">
            <text:p>32</text:p>
          </table:table-cell>
          <table:table-cell table:style-name="ce20" table:formula="of:=([.$B92]*[.B53]/1024)+[.$B96]" office:value-type="float" office:value="6220.80004119873">
            <text:p>6221</text:p>
          </table:table-cell>
          <table:table-cell table:style-name="ce20" table:formula="of:=([.$B92]*[.C53]/1024)+[.$B96]" office:value-type="float" office:value="3456.00004119873">
            <text:p>3456</text:p>
          </table:table-cell>
          <table:table-cell table:style-name="ce20" table:formula="of:=([.$B92]*[.D53]/1024)+[.$B96]" office:value-type="float" office:value="2534.40004119873">
            <text:p>2534</text:p>
          </table:table-cell>
          <table:table-cell table:style-name="ce20" table:formula="of:=([.$B92]*[.E53]/1024)+[.$B96]" office:value-type="float" office:value="2073.60004119873">
            <text:p>2074</text:p>
          </table:table-cell>
          <table:table-cell table:style-name="ce20" table:formula="of:=([.$B92]*[.F53]/1024)+[.$B96]" office:value-type="float" office:value="1612.80004119873">
            <text:p>1613</text:p>
          </table:table-cell>
          <table:table-cell table:style-name="ce20" table:formula="of:=([.$B92]*[.G53]/1024)+[.$B96]" office:value-type="float" office:value="1481.14289834159">
            <text:p>1481</text:p>
          </table:table-cell>
          <table:table-cell table:style-name="ce20" table:formula="of:=([.$B92]*[.H53]/1024)+[.$B96]" office:value-type="float" office:value="1382.40004119873">
            <text:p>1382</text:p>
          </table:table-cell>
          <table:table-cell table:style-name="ce20" table:formula="of:=([.$B92]*[.I53]/1024)+[.$B96]" office:value-type="float" office:value="1152.00004119873">
            <text:p>1152</text:p>
          </table:table-cell>
          <table:table-cell table:style-name="ce20" table:formula="of:=([.$B92]*[.J53]/1024)+[.$B96]" office:value-type="float" office:value="1086.17146977016">
            <text:p>1086</text:p>
          </table:table-cell>
          <table:table-cell table:style-name="ce20" table:formula="of:=([.$B92]*[.K53]/1024)+[.$B96]" office:value-type="float" office:value="1059.84004119873">
            <text:p>1060</text:p>
          </table:table-cell>
          <table:table-cell table:style-name="ce20" table:formula="of:=([.$B92]*[.L53]/1024)+[.$B96]" office:value-type="float" office:value="1036.80004119873">
            <text:p>1037</text:p>
          </table:table-cell>
          <table:table-cell table:style-name="ce20" table:formula="of:=([.$B92]*[.M53]/1024)+[.$B96]" office:value-type="float" office:value="921.600041198731">
            <text:p>922</text:p>
          </table:table-cell>
          <table:table-cell table:style-name="ce20" table:formula="of:=([.$B92]*[.N53]/1024)+[.$B96]" office:value-type="float" office:value="888.685755484445">
            <text:p>889</text:p>
          </table:table-cell>
          <table:table-cell table:style-name="ce20" table:formula="of:=([.$B92]*[.O53]/1024)+[.$B96]" office:value-type="float" office:value="875.520041198731">
            <text:p>876</text:p>
          </table:table-cell>
          <table:table-cell table:style-name="ce20" table:formula="of:=([.$B92]*[.P53]/1024)+[.$B96]" office:value-type="float" office:value="869.574234747118">
            <text:p>870</text:p>
          </table:table-cell>
          <table:table-cell table:style-name="ce20" table:formula="of:=([.$B92]*[.Q53]/1024)+[.$B96]" office:value-type="float" office:value="864.000041198731">
            <text:p>864</text:p>
          </table:table-cell>
          <table:table-cell table:number-columns-repeated="1007"/>
        </table:table-row>
        <table:table-row table:style-name="ro1">
          <table:table-cell table:style-name="ce7" table:number-columns-repeated="17"/>
          <table:table-cell table:number-columns-repeated="1007"/>
        </table:table-row>
        <table:table-row table:style-name="ro1">
          <table:table-cell table:style-name="Default"/>
          <table:table-cell table:style-name="ce16" office:value-type="float" office:value="8">
            <text:p>8</text:p>
          </table:table-cell>
          <table:table-cell table:style-name="ce16" office:value-type="float" office:value="16">
            <text:p>16</text:p>
          </table:table-cell>
          <table:table-cell table:style-name="ce16" office:value-type="float" office:value="24">
            <text:p>24</text:p>
          </table:table-cell>
          <table:table-cell table:style-name="ce16" office:value-type="float" office:value="32">
            <text:p>32</text:p>
          </table:table-cell>
          <table:table-cell table:style-name="ce16" office:value-type="float" office:value="48">
            <text:p>48</text:p>
          </table:table-cell>
          <table:table-cell table:style-name="ce16" office:value-type="float" office:value="56">
            <text:p>56</text:p>
          </table:table-cell>
          <table:table-cell table:style-name="ce16" office:value-type="float" office:value="64">
            <text:p>64</text:p>
          </table:table-cell>
          <table:table-cell table:style-name="ce16" office:value-type="float" office:value="96">
            <text:p>96</text:p>
          </table:table-cell>
          <table:table-cell table:style-name="ce16" office:value-type="float" office:value="112">
            <text:p>112</text:p>
          </table:table-cell>
          <table:table-cell table:style-name="ce16" office:value-type="float" office:value="120">
            <text:p>120</text:p>
          </table:table-cell>
          <table:table-cell table:style-name="ce16" office:value-type="float" office:value="128">
            <text:p>128</text:p>
          </table:table-cell>
          <table:table-cell table:style-name="ce16" office:value-type="float" office:value="192">
            <text:p>192</text:p>
          </table:table-cell>
          <table:table-cell table:style-name="ce16" office:value-type="float" office:value="224">
            <text:p>224</text:p>
          </table:table-cell>
          <table:table-cell table:style-name="ce16" office:value-type="float" office:value="240">
            <text:p>240</text:p>
          </table:table-cell>
          <table:table-cell table:style-name="ce16" office:value-type="float" office:value="248">
            <text:p>248</text:p>
          </table:table-cell>
          <table:table-cell table:style-name="ce16" office:value-type="float" office:value="256">
            <text:p>256</text:p>
          </table:table-cell>
          <table:table-cell table:number-columns-repeated="1007"/>
        </table:table-row>
        <table:table-row table:style-name="ro1">
          <table:table-cell table:style-name="ce1" office:value-type="string">
            <text:p>Efficiency</text:p>
          </table:table-cell>
          <table:table-cell table:style-name="ce17" office:value-type="string" table:number-columns-spanned="6" table:number-rows-spanned="1">
            <text:p>&gt;&gt;&gt; Bits per character</text:p>
          </table:table-cell>
          <table:covered-table-cell table:number-columns-repeated="5"/>
          <table:table-cell table:number-columns-repeated="1017"/>
        </table:table-row>
        <table:table-row table:style-name="ro1">
          <table:table-cell office:value-type="float" office:value="8">
            <text:p>8</text:p>
          </table:table-cell>
          <table:table-cell table:style-name="ce25" table:formula="of:=([.B51]*1024+[.$B$29]*8)/[.$B37]" office:value-type="float" office:value="1">
            <text:p>1,000</text:p>
          </table:table-cell>
          <table:table-cell table:style-name="ce25" table:formula="of:=([.C51]*1024+[.$B$29]*8)/[.$B37]" office:value-type="float" office:value="0.75">
            <text:p>0,750</text:p>
          </table:table-cell>
          <table:table-cell table:style-name="ce25" table:formula="of:=([.D51]*1024+[.$B$29]*8)/[.$B37]" office:value-type="float" office:value="0.666666666666667">
            <text:p>0,667</text:p>
          </table:table-cell>
          <table:table-cell table:style-name="ce25" table:formula="of:=([.E51]*1024+[.$B$29]*8)/[.$B37]" office:value-type="float" office:value="0.625">
            <text:p>0,625</text:p>
          </table:table-cell>
          <table:table-cell table:style-name="ce25" table:formula="of:=([.F51]*1024+[.$B$29]*8)/[.$B37]" office:value-type="float" office:value="0.583333333333333">
            <text:p>0,583</text:p>
          </table:table-cell>
          <table:table-cell table:style-name="ce25" table:formula="of:=([.G51]*1024+[.$B$29]*8)/[.$B37]" office:value-type="float" office:value="0.571428571428571">
            <text:p>0,571</text:p>
          </table:table-cell>
          <table:table-cell table:style-name="ce25" table:formula="of:=([.H51]*1024+[.$B$29]*8)/[.$B37]" office:value-type="float" office:value="0.5625">
            <text:p>0,563</text:p>
          </table:table-cell>
          <table:table-cell table:style-name="ce25" table:formula="of:=([.I51]*1024+[.$B$29]*8)/[.$B37]" office:value-type="float" office:value="0.541666666666667">
            <text:p>0,542</text:p>
          </table:table-cell>
          <table:table-cell table:style-name="ce25" table:formula="of:=([.J51]*1024+[.$B$29]*8)/[.$B37]" office:value-type="float" office:value="0.535714285714286">
            <text:p>0,536</text:p>
          </table:table-cell>
          <table:table-cell table:style-name="ce25" table:formula="of:=([.K51]*1024+[.$B$29]*8)/[.$B37]" office:value-type="float" office:value="0.533333333333333">
            <text:p>0,533</text:p>
          </table:table-cell>
          <table:table-cell table:style-name="ce25" table:formula="of:=([.L51]*1024+[.$B$29]*8)/[.$B37]" office:value-type="float" office:value="0.53125">
            <text:p>0,531</text:p>
          </table:table-cell>
          <table:table-cell table:style-name="ce25" table:formula="of:=([.M51]*1024+[.$B$29]*8)/[.$B37]" office:value-type="float" office:value="0.520833333333333">
            <text:p>0,521</text:p>
          </table:table-cell>
          <table:table-cell table:style-name="ce25" table:formula="of:=([.N51]*1024+[.$B$29]*8)/[.$B37]" office:value-type="float" office:value="0.517857142857143">
            <text:p>0,518</text:p>
          </table:table-cell>
          <table:table-cell table:style-name="ce25" table:formula="of:=([.O51]*1024+[.$B$29]*8)/[.$B37]" office:value-type="float" office:value="0.516666666666667">
            <text:p>0,517</text:p>
          </table:table-cell>
          <table:table-cell table:style-name="ce25" table:formula="of:=([.P51]*1024+[.$B$29]*8)/[.$B37]" office:value-type="float" office:value="0.516129032258065">
            <text:p>0,516</text:p>
          </table:table-cell>
          <table:table-cell table:style-name="ce25" table:formula="of:=([.Q51]*1024+[.$B$29]*8)/[.$B37]" office:value-type="float" office:value="0.515625">
            <text:p>0,516</text:p>
          </table:table-cell>
          <table:table-cell table:number-columns-repeated="1007"/>
        </table:table-row>
        <table:table-row table:style-name="ro1">
          <table:table-cell table:style-name="ce12" office:value-type="float" office:value="16">
            <text:p>16</text:p>
          </table:table-cell>
          <table:table-cell table:style-name="ce25" table:formula="of:=([.B52]*1024+[.$B$29]*8)/[.$B38]" office:value-type="float" office:value="1.2509765625">
            <text:p>1,251</text:p>
          </table:table-cell>
          <table:table-cell table:style-name="ce25" table:formula="of:=([.C52]*1024+[.$B$29]*8)/[.$B38]" office:value-type="float" office:value="0.7509765625">
            <text:p>0,751</text:p>
          </table:table-cell>
          <table:table-cell table:style-name="ce25" table:formula="of:=([.D52]*1024+[.$B$29]*8)/[.$B38]" office:value-type="float" office:value="0.584309895833333">
            <text:p>0,584</text:p>
          </table:table-cell>
          <table:table-cell table:style-name="ce25" table:formula="of:=([.E52]*1024+[.$B$29]*8)/[.$B38]" office:value-type="float" office:value="0.5009765625">
            <text:p>0,501</text:p>
          </table:table-cell>
          <table:table-cell table:style-name="ce25" table:formula="of:=([.F52]*1024+[.$B$29]*8)/[.$B38]" office:value-type="float" office:value="0.417643229166667">
            <text:p>0,418</text:p>
          </table:table-cell>
          <table:table-cell table:style-name="ce25" table:formula="of:=([.G52]*1024+[.$B$29]*8)/[.$B38]" office:value-type="float" office:value="0.393833705357143">
            <text:p>0,394</text:p>
          </table:table-cell>
          <table:table-cell table:style-name="ce38" table:formula="of:=([.H52]*1024+[.$B$29]*8)/[.$B38]" office:value-type="float" office:value="0.3759765625">
            <text:p>0,376</text:p>
          </table:table-cell>
          <table:table-cell table:style-name="ce25" table:formula="of:=([.I52]*1024+[.$B$29]*8)/[.$B38]" office:value-type="float" office:value="0.334309895833333">
            <text:p>0,334</text:p>
          </table:table-cell>
          <table:table-cell table:style-name="ce25" table:formula="of:=([.J52]*1024+[.$B$29]*8)/[.$B38]" office:value-type="float" office:value="0.322405133928571">
            <text:p>0,322</text:p>
          </table:table-cell>
          <table:table-cell table:style-name="ce25" table:formula="of:=([.K52]*1024+[.$B$29]*8)/[.$B38]" office:value-type="float" office:value="0.317643229166667">
            <text:p>0,318</text:p>
          </table:table-cell>
          <table:table-cell table:style-name="ce25" table:formula="of:=([.L52]*1024+[.$B$29]*8)/[.$B38]" office:value-type="float" office:value="0.3134765625">
            <text:p>0,313</text:p>
          </table:table-cell>
          <table:table-cell table:style-name="ce38" table:formula="of:=([.M52]*1024+[.$B$29]*8)/[.$B38]" office:value-type="float" office:value="0.292643229166667">
            <text:p>0,293</text:p>
          </table:table-cell>
          <table:table-cell table:style-name="ce25" table:formula="of:=([.N52]*1024+[.$B$29]*8)/[.$B38]" office:value-type="float" office:value="0.286690848214286">
            <text:p>0,287</text:p>
          </table:table-cell>
          <table:table-cell table:style-name="ce25" table:formula="of:=([.O52]*1024+[.$B$29]*8)/[.$B38]" office:value-type="float" office:value="0.284309895833333">
            <text:p>0,284</text:p>
          </table:table-cell>
          <table:table-cell table:style-name="ce25" table:formula="of:=([.P52]*1024+[.$B$29]*8)/[.$B38]" office:value-type="float" office:value="0.283234627016129">
            <text:p>0,283</text:p>
          </table:table-cell>
          <table:table-cell table:style-name="ce25" table:formula="of:=([.Q52]*1024+[.$B$29]*8)/[.$B38]" office:value-type="float" office:value="0.2822265625">
            <text:p>0,282</text:p>
          </table:table-cell>
          <table:table-cell table:number-columns-repeated="1007"/>
        </table:table-row>
        <table:table-row table:style-name="ro1">
          <table:table-cell office:value-type="float" office:value="32">
            <text:p>32</text:p>
          </table:table-cell>
          <table:table-cell table:style-name="ce25" table:formula="of:=([.B53]*1024+[.$B$29]*8)/[.$B39]" office:value-type="float" office:value="2.25000001490116">
            <text:p>2,250</text:p>
          </table:table-cell>
          <table:table-cell table:style-name="ce25" table:formula="of:=([.C53]*1024+[.$B$29]*8)/[.$B39]" office:value-type="float" office:value="1.25000001490116">
            <text:p>1,250</text:p>
          </table:table-cell>
          <table:table-cell table:style-name="ce25" table:formula="of:=([.D53]*1024+[.$B$29]*8)/[.$B39]" office:value-type="float" office:value="0.916666681567828">
            <text:p>0,917</text:p>
          </table:table-cell>
          <table:table-cell table:style-name="ce25" table:formula="of:=([.E53]*1024+[.$B$29]*8)/[.$B39]" office:value-type="float" office:value="0.750000014901161">
            <text:p>0,750</text:p>
          </table:table-cell>
          <table:table-cell table:style-name="ce25" table:formula="of:=([.F53]*1024+[.$B$29]*8)/[.$B39]" office:value-type="float" office:value="0.583333348234494">
            <text:p>0,583</text:p>
          </table:table-cell>
          <table:table-cell table:style-name="ce25" table:formula="of:=([.G53]*1024+[.$B$29]*8)/[.$B39]" office:value-type="float" office:value="0.535714300615447">
            <text:p>0,536</text:p>
          </table:table-cell>
          <table:table-cell table:style-name="ce25" table:formula="of:=([.H53]*1024+[.$B$29]*8)/[.$B39]" office:value-type="float" office:value="0.500000014901161">
            <text:p>0,500</text:p>
          </table:table-cell>
          <table:table-cell table:style-name="ce25" table:formula="of:=([.I53]*1024+[.$B$29]*8)/[.$B39]" office:value-type="float" office:value="0.416666681567828">
            <text:p>0,417</text:p>
          </table:table-cell>
          <table:table-cell table:style-name="ce25" table:formula="of:=([.J53]*1024+[.$B$29]*8)/[.$B39]" office:value-type="float" office:value="0.392857157758304">
            <text:p>0,393</text:p>
          </table:table-cell>
          <table:table-cell table:style-name="ce25" table:formula="of:=([.K53]*1024+[.$B$29]*8)/[.$B39]" office:value-type="float" office:value="0.383333348234494">
            <text:p>0,383</text:p>
          </table:table-cell>
          <table:table-cell table:style-name="ce25" table:formula="of:=([.L53]*1024+[.$B$29]*8)/[.$B39]" office:value-type="float" office:value="0.375000014901161">
            <text:p>0,375</text:p>
          </table:table-cell>
          <table:table-cell table:style-name="ce25" table:formula="of:=([.M53]*1024+[.$B$29]*8)/[.$B39]" office:value-type="float" office:value="0.333333348234494">
            <text:p>0,333</text:p>
          </table:table-cell>
          <table:table-cell table:style-name="ce25" table:formula="of:=([.N53]*1024+[.$B$29]*8)/[.$B39]" office:value-type="float" office:value="0.321428586329733">
            <text:p>0,321</text:p>
          </table:table-cell>
          <table:table-cell table:style-name="ce25" table:formula="of:=([.O53]*1024+[.$B$29]*8)/[.$B39]" office:value-type="float" office:value="0.316666681567828">
            <text:p>0,317</text:p>
          </table:table-cell>
          <table:table-cell table:style-name="ce25" table:formula="of:=([.P53]*1024+[.$B$29]*8)/[.$B39]" office:value-type="float" office:value="0.314516143933419">
            <text:p>0,315</text:p>
          </table:table-cell>
          <table:table-cell table:style-name="ce25" table:formula="of:=([.Q53]*1024+[.$B$29]*8)/[.$B39]" office:value-type="float" office:value="0.312500014901161">
            <text:p>0,313</text:p>
          </table:table-cell>
          <table:table-cell table:number-columns-repeated="1007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ce1" office:value-type="string">
            <text:p>CHECK</text:p>
          </table:table-cell>
          <table:table-cell table:style-name="ce20" table:formula="of:=[.$B$1]*[.B104]*1024" office:value-type="float" office:value="2764.8">
            <text:p>2765</text:p>
          </table:table-cell>
          <table:table-cell table:style-name="ce20" table:formula="of:=[.$B$1]*[.C104]*1024" office:value-type="float" office:value="2073.6">
            <text:p>2074</text:p>
          </table:table-cell>
          <table:table-cell table:style-name="ce20" table:formula="of:=[.$B$1]*[.D104]*1024" office:value-type="float" office:value="1843.2">
            <text:p>1843</text:p>
          </table:table-cell>
          <table:table-cell table:style-name="ce20" table:formula="of:=[.$B$1]*[.E104]*1024" office:value-type="float" office:value="1728">
            <text:p>1728</text:p>
          </table:table-cell>
          <table:table-cell table:style-name="ce20" table:formula="of:=[.$B$1]*[.F104]*1024" office:value-type="float" office:value="1612.8">
            <text:p>1613</text:p>
          </table:table-cell>
          <table:table-cell table:style-name="ce20" table:formula="of:=[.$B$1]*[.G104]*1024" office:value-type="float" office:value="1579.88571428571">
            <text:p>1580</text:p>
          </table:table-cell>
          <table:table-cell table:style-name="ce20" table:formula="of:=[.$B$1]*[.H104]*1024" office:value-type="float" office:value="1555.2">
            <text:p>1555</text:p>
          </table:table-cell>
          <table:table-cell table:style-name="ce20" table:formula="of:=[.$B$1]*[.I104]*1024" office:value-type="float" office:value="1497.6">
            <text:p>1498</text:p>
          </table:table-cell>
          <table:table-cell table:style-name="ce20" table:formula="of:=[.$B$1]*[.J104]*1024" office:value-type="float" office:value="1481.14285714286">
            <text:p>1481</text:p>
          </table:table-cell>
          <table:table-cell table:style-name="ce20" table:formula="of:=[.$B$1]*[.K104]*1024" office:value-type="float" office:value="1474.56">
            <text:p>1475</text:p>
          </table:table-cell>
          <table:table-cell table:style-name="ce20" table:formula="of:=[.$B$1]*[.L104]*1024" office:value-type="float" office:value="1468.8">
            <text:p>1469</text:p>
          </table:table-cell>
          <table:table-cell table:style-name="ce20" table:formula="of:=[.$B$1]*[.M104]*1024" office:value-type="float" office:value="1440">
            <text:p>1440</text:p>
          </table:table-cell>
          <table:table-cell table:style-name="ce20" table:formula="of:=[.$B$1]*[.N104]*1024" office:value-type="float" office:value="1431.77142857143">
            <text:p>1432</text:p>
          </table:table-cell>
          <table:table-cell table:style-name="ce20" table:formula="of:=[.$B$1]*[.O104]*1024" office:value-type="float" office:value="1428.48">
            <text:p>1428</text:p>
          </table:table-cell>
          <table:table-cell table:style-name="ce20" table:formula="of:=[.$B$1]*[.P104]*1024" office:value-type="float" office:value="1426.9935483871">
            <text:p>1427</text:p>
          </table:table-cell>
          <table:table-cell table:style-name="ce20" table:formula="of:=[.$B$1]*[.Q104]*1024" office:value-type="float" office:value="1425.6">
            <text:p>1426</text:p>
          </table:table-cell>
          <table:table-cell table:number-columns-repeated="1007"/>
        </table:table-row>
        <table:table-row table:style-name="ro1">
          <table:table-cell table:style-name="Default"/>
          <table:table-cell table:style-name="ce20" table:formula="of:=[.$B$1]*[.B105]*1024" office:value-type="float" office:value="3458.7">
            <text:p>3459</text:p>
          </table:table-cell>
          <table:table-cell table:style-name="ce20" table:formula="of:=[.$B$1]*[.C105]*1024" office:value-type="float" office:value="2076.3">
            <text:p>2076</text:p>
          </table:table-cell>
          <table:table-cell table:style-name="ce20" table:formula="of:=[.$B$1]*[.D105]*1024" office:value-type="float" office:value="1615.5">
            <text:p>1616</text:p>
          </table:table-cell>
          <table:table-cell table:style-name="ce20" table:formula="of:=[.$B$1]*[.E105]*1024" office:value-type="float" office:value="1385.1">
            <text:p>1385</text:p>
          </table:table-cell>
          <table:table-cell table:style-name="ce20" table:formula="of:=[.$B$1]*[.F105]*1024" office:value-type="float" office:value="1154.7">
            <text:p>1155</text:p>
          </table:table-cell>
          <table:table-cell table:style-name="ce20" table:formula="of:=[.$B$1]*[.G105]*1024" office:value-type="float" office:value="1088.87142857143">
            <text:p>1089</text:p>
          </table:table-cell>
          <table:table-cell table:style-name="ce20" table:formula="of:=[.$B$1]*[.H105]*1024" office:value-type="float" office:value="1039.5">
            <text:p>1040</text:p>
          </table:table-cell>
          <table:table-cell table:style-name="ce20" table:formula="of:=[.$B$1]*[.I105]*1024" office:value-type="float" office:value="924.3">
            <text:p>924</text:p>
          </table:table-cell>
          <table:table-cell table:style-name="ce20" table:formula="of:=[.$B$1]*[.J105]*1024" office:value-type="float" office:value="891.385714285714">
            <text:p>891</text:p>
          </table:table-cell>
          <table:table-cell table:style-name="ce20" table:formula="of:=[.$B$1]*[.K105]*1024" office:value-type="float" office:value="878.22">
            <text:p>878</text:p>
          </table:table-cell>
          <table:table-cell table:style-name="ce20" table:formula="of:=[.$B$1]*[.L105]*1024" office:value-type="float" office:value="866.7">
            <text:p>867</text:p>
          </table:table-cell>
          <table:table-cell table:style-name="ce20" table:formula="of:=[.$B$1]*[.M105]*1024" office:value-type="float" office:value="809.1">
            <text:p>809</text:p>
          </table:table-cell>
          <table:table-cell table:style-name="ce20" table:formula="of:=[.$B$1]*[.N105]*1024" office:value-type="float" office:value="792.642857142857">
            <text:p>793</text:p>
          </table:table-cell>
          <table:table-cell table:style-name="ce20" table:formula="of:=[.$B$1]*[.O105]*1024" office:value-type="float" office:value="786.06">
            <text:p>786</text:p>
          </table:table-cell>
          <table:table-cell table:style-name="ce20" table:formula="of:=[.$B$1]*[.P105]*1024" office:value-type="float" office:value="783.087096774193">
            <text:p>783</text:p>
          </table:table-cell>
          <table:table-cell table:style-name="ce20" table:formula="of:=[.$B$1]*[.Q105]*1024" office:value-type="float" office:value="780.3">
            <text:p>780</text:p>
          </table:table-cell>
          <table:table-cell table:number-columns-repeated="1007"/>
        </table:table-row>
        <table:table-row table:style-name="ro1">
          <table:table-cell table:style-name="Default"/>
          <table:table-cell table:style-name="ce20" table:formula="of:=[.$B$1]*[.B106]*1024" office:value-type="float" office:value="6220.80004119873">
            <text:p>6221</text:p>
          </table:table-cell>
          <table:table-cell table:style-name="ce20" table:formula="of:=[.$B$1]*[.C106]*1024" office:value-type="float" office:value="3456.00004119873">
            <text:p>3456</text:p>
          </table:table-cell>
          <table:table-cell table:style-name="ce20" table:formula="of:=[.$B$1]*[.D106]*1024" office:value-type="float" office:value="2534.40004119873">
            <text:p>2534</text:p>
          </table:table-cell>
          <table:table-cell table:style-name="ce20" table:formula="of:=[.$B$1]*[.E106]*1024" office:value-type="float" office:value="2073.60004119873">
            <text:p>2074</text:p>
          </table:table-cell>
          <table:table-cell table:style-name="ce20" table:formula="of:=[.$B$1]*[.F106]*1024" office:value-type="float" office:value="1612.80004119873">
            <text:p>1613</text:p>
          </table:table-cell>
          <table:table-cell table:style-name="ce20" table:formula="of:=[.$B$1]*[.G106]*1024" office:value-type="float" office:value="1481.14289834159">
            <text:p>1481</text:p>
          </table:table-cell>
          <table:table-cell table:style-name="ce20" table:formula="of:=[.$B$1]*[.H106]*1024" office:value-type="float" office:value="1382.40004119873">
            <text:p>1382</text:p>
          </table:table-cell>
          <table:table-cell table:style-name="ce20" table:formula="of:=[.$B$1]*[.I106]*1024" office:value-type="float" office:value="1152.00004119873">
            <text:p>1152</text:p>
          </table:table-cell>
          <table:table-cell table:style-name="ce20" table:formula="of:=[.$B$1]*[.J106]*1024" office:value-type="float" office:value="1086.17146977016">
            <text:p>1086</text:p>
          </table:table-cell>
          <table:table-cell table:style-name="ce20" table:formula="of:=[.$B$1]*[.K106]*1024" office:value-type="float" office:value="1059.84004119873">
            <text:p>1060</text:p>
          </table:table-cell>
          <table:table-cell table:style-name="ce20" table:formula="of:=[.$B$1]*[.L106]*1024" office:value-type="float" office:value="1036.80004119873">
            <text:p>1037</text:p>
          </table:table-cell>
          <table:table-cell table:style-name="ce20" table:formula="of:=[.$B$1]*[.M106]*1024" office:value-type="float" office:value="921.60004119873">
            <text:p>922</text:p>
          </table:table-cell>
          <table:table-cell table:style-name="ce20" table:formula="of:=[.$B$1]*[.N106]*1024" office:value-type="float" office:value="888.685755484445">
            <text:p>889</text:p>
          </table:table-cell>
          <table:table-cell table:style-name="ce20" table:formula="of:=[.$B$1]*[.O106]*1024" office:value-type="float" office:value="875.520041198731">
            <text:p>876</text:p>
          </table:table-cell>
          <table:table-cell table:style-name="ce20" table:formula="of:=[.$B$1]*[.P106]*1024" office:value-type="float" office:value="869.574234747118">
            <text:p>870</text:p>
          </table:table-cell>
          <table:table-cell table:style-name="ce20" table:formula="of:=[.$B$1]*[.Q106]*1024" office:value-type="float" office:value="864.000041198731">
            <text:p>864</text:p>
          </table:table-cell>
          <table:table-cell table:number-columns-repeated="1007"/>
        </table:table-row>
      </table:table>
      <table:table table:name="BWT.2-levels.xl.Detailled(mC)" table:style-name="ta1">
        <table:table-column table:style-name="co4" table:default-cell-style-name="ce11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7" table:default-cell-style-name="ce20"/>
        <table:table-column table:style-name="co7" table:number-columns-repeated="12" table:default-cell-style-name="Default"/>
        <table:table-column table:style-name="co8" table:number-columns-repeated="1007" table:default-cell-style-name="Default"/>
        <table:table-row table:style-name="ro1">
          <table:table-cell table:style-name="ce1" office:value-type="string">
            <text:p>Genome</text:p>
          </table:table-cell>
          <table:table-cell office:value-type="float" office:value="2.7">
            <text:p>2,7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1">
          <table:table-cell table:style-name="ce1" office:value-type="string">
            <text:p>mC</text:p>
          </table:table-cell>
          <table:table-cell office:value-type="string">
            <text:p>Minor Counter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table:style-name="Default" office:value-type="float" office:value="32">
            <text:p>32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MC</text:p>
          </table:table-cell>
          <table:table-cell office:value-type="string">
            <text:p>Mayor Counter</text:p>
          </table:table-cell>
          <table:table-cell office:value-type="float" office:value="64">
            <text:p>64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table:style-name="Default"/>
          <table:table-cell table:number-columns-repeated="3"/>
          <table:table-cell table:style-name="Default"/>
          <table:table-cell table:number-columns-repeated="1019"/>
        </table:table-row>
        <table:table-row table:style-name="ro1">
          <table:table-cell table:style-name="ce2" office:value-type="string" table:number-columns-spanned="1" table:number-rows-spanned="10">
            <text:p>Alpha</text:p>
          </table:table-cell>
          <table:table-cell table:style-name="ce4" office:value-type="string" table:number-columns-spanned="2" table:number-rows-spanned="1">
            <text:p>Alpha/Level (Compacted)</text:p>
          </table:table-cell>
          <table:covered-table-cell/>
          <table:table-cell table:style-name="ce30" office:value-type="float" office:value="1">
            <text:p>1</text:p>
          </table:table-cell>
          <table:table-cell table:style-name="ce30" office:value-type="float" office:value="2">
            <text:p>2</text:p>
          </table:table-cell>
          <table:table-cell table:style-name="ce30" office:value-type="float" office:value="3">
            <text:p>3</text:p>
          </table:table-cell>
          <table:table-cell table:style-name="ce30" office:value-type="float" office:value="4">
            <text:p>4</text:p>
          </table:table-cell>
          <table:table-cell table:style-name="ce30" office:value-type="float" office:value="5">
            <text:p>5</text:p>
          </table:table-cell>
          <table:table-cell table:style-name="ce30" office:value-type="float" office:value="6">
            <text:p>6</text:p>
          </table:table-cell>
          <table:table-cell table:style-name="ce30" office:value-type="float" office:value="7">
            <text:p>7</text:p>
          </table:table-cell>
          <table:table-cell table:style-name="ce30" office:value-type="float" office:value="8">
            <text:p>8</text:p>
          </table:table-cell>
          <table:table-cell table:style-name="ce30" office:value-type="float" office:value="9">
            <text:p>9</text:p>
          </table:table-cell>
          <table:table-cell table:style-name="ce30" office:value-type="float" office:value="10">
            <text:p>10</text:p>
          </table:table-cell>
          <table:table-cell table:number-columns-repeated="1011"/>
        </table:table-row>
        <table:table-row table:style-name="ro1">
          <table:covered-table-cell table:style-name="Default"/>
          <table:table-cell table:style-name="ce14" office:value-type="string" table:number-columns-spanned="2" table:number-rows-spanned="1">
            <text:p>Alphabet Bits (Full)</text:p>
          </table:table-cell>
          <table:covered-table-cell table:style-name="ce11"/>
          <table:table-cell table:style-name="ce31" table:formula="of:=CEILING( LOG([.D7];2);1;0)" office:value-type="float" office:value="3">
            <text:p>3</text:p>
          </table:table-cell>
          <table:table-cell table:style-name="ce31" table:formula="of:=CEILING( LOG([.E7];2);1;0)" office:value-type="float" office:value="6">
            <text:p>6</text:p>
          </table:table-cell>
          <table:table-cell table:style-name="ce31" table:formula="of:=CEILING( LOG([.F7];2);1;0)" office:value-type="float" office:value="8">
            <text:p>8</text:p>
          </table:table-cell>
          <table:table-cell table:style-name="ce31" table:formula="of:=CEILING( LOG([.G7];2);1;0)" office:value-type="float" office:value="11">
            <text:p>11</text:p>
          </table:table-cell>
          <table:table-cell table:style-name="ce31" table:formula="of:=CEILING( LOG([.H7];2);1;0)" office:value-type="float" office:value="13">
            <text:p>13</text:p>
          </table:table-cell>
          <table:table-cell table:style-name="ce31" table:formula="of:=CEILING( LOG([.I7];2);1;0)" office:value-type="float" office:value="16">
            <text:p>16</text:p>
          </table:table-cell>
          <table:table-cell table:style-name="ce31" table:formula="of:=CEILING( LOG([.J7];2);1;0)" office:value-type="float" office:value="19">
            <text:p>19</text:p>
          </table:table-cell>
          <table:table-cell table:style-name="ce31" table:formula="of:=CEILING( LOG([.K7];2);1;0)" office:value-type="float" office:value="21">
            <text:p>21</text:p>
          </table:table-cell>
          <table:table-cell table:style-name="ce31" table:formula="of:=CEILING( LOG([.L7];2);1;0)" office:value-type="float" office:value="24">
            <text:p>24</text:p>
          </table:table-cell>
          <table:table-cell table:style-name="ce31" table:formula="of:=CEILING( LOG([.M7];2);1;0)" office:value-type="float" office:value="26">
            <text:p>26</text:p>
          </table:table-cell>
          <table:table-cell table:number-columns-repeated="1011"/>
        </table:table-row>
        <table:table-row table:style-name="ro1">
          <table:covered-table-cell table:style-name="Default"/>
          <table:table-cell table:style-name="ce14" office:value-type="string" table:number-columns-spanned="2" table:number-rows-spanned="1">
            <text:p>Alphabet Chars {A,C,G,T,N,S}</text:p>
          </table:table-cell>
          <table:covered-table-cell table:style-name="ce11"/>
          <table:table-cell table:style-name="ce6" office:value-type="float" office:value="6">
            <text:p>6</text:p>
          </table:table-cell>
          <table:table-cell table:style-name="ce6" table:formula="of:=[.D7]*6" office:value-type="float" office:value="36">
            <text:p>36</text:p>
          </table:table-cell>
          <table:table-cell table:style-name="ce6" table:formula="of:=[.E7]*6" office:value-type="float" office:value="216">
            <text:p>216</text:p>
          </table:table-cell>
          <table:table-cell table:style-name="ce6" table:formula="of:=[.F7]*6" office:value-type="float" office:value="1296">
            <text:p>1296</text:p>
          </table:table-cell>
          <table:table-cell table:style-name="ce6" table:formula="of:=[.G7]*6" office:value-type="float" office:value="7776">
            <text:p>7776</text:p>
          </table:table-cell>
          <table:table-cell table:style-name="ce6" table:formula="of:=[.H7]*6" office:value-type="float" office:value="46656">
            <text:p>46656</text:p>
          </table:table-cell>
          <table:table-cell table:style-name="ce6" table:formula="of:=[.I7]*6" office:value-type="float" office:value="279936">
            <text:p>279936</text:p>
          </table:table-cell>
          <table:table-cell table:style-name="ce6" table:formula="of:=[.J7]*6" office:value-type="float" office:value="1679616">
            <text:p>1679616</text:p>
          </table:table-cell>
          <table:table-cell table:style-name="ce6" table:formula="of:=[.K7]*6" office:value-type="float" office:value="10077696">
            <text:p>10077696</text:p>
          </table:table-cell>
          <table:table-cell table:style-name="ce6" table:formula="of:=[.L7]*6" office:value-type="float" office:value="60466176">
            <text:p>60466176</text:p>
          </table:table-cell>
          <table:table-cell table:number-columns-repeated="1011"/>
        </table:table-row>
        <table:table-row table:style-name="ro1">
          <table:covered-table-cell table:style-name="Default"/>
          <table:table-cell table:number-columns-repeated="3"/>
          <table:table-cell table:style-name="Default"/>
          <table:table-cell table:number-columns-repeated="1019"/>
        </table:table-row>
        <table:table-row table:style-name="ro1">
          <table:covered-table-cell table:style-name="Default"/>
          <table:table-cell table:style-name="ce4" office:value-type="string" table:number-columns-spanned="2" table:number-rows-spanned="1">
            <text:p>Alpha/Level (Not Dense)</text:p>
          </table:table-cell>
          <table:covered-table-cell/>
          <table:table-cell table:style-name="ce30" office:value-type="float" office:value="1">
            <text:p>1</text:p>
          </table:table-cell>
          <table:table-cell table:style-name="ce30" office:value-type="float" office:value="2">
            <text:p>2</text:p>
          </table:table-cell>
          <table:table-cell table:style-name="ce30" office:value-type="float" office:value="3">
            <text:p>3</text:p>
          </table:table-cell>
          <table:table-cell table:style-name="ce30" office:value-type="float" office:value="4">
            <text:p>4</text:p>
          </table:table-cell>
          <table:table-cell table:style-name="ce30" office:value-type="float" office:value="5">
            <text:p>5</text:p>
          </table:table-cell>
          <table:table-cell table:style-name="ce30" office:value-type="float" office:value="6">
            <text:p>6</text:p>
          </table:table-cell>
          <table:table-cell table:style-name="ce30" office:value-type="float" office:value="7">
            <text:p>7</text:p>
          </table:table-cell>
          <table:table-cell table:style-name="ce30" office:value-type="float" office:value="8">
            <text:p>8</text:p>
          </table:table-cell>
          <table:table-cell table:style-name="ce30" office:value-type="float" office:value="9">
            <text:p>9</text:p>
          </table:table-cell>
          <table:table-cell table:style-name="ce30" office:value-type="float" office:value="10">
            <text:p>10</text:p>
          </table:table-cell>
          <table:table-cell table:number-columns-repeated="1011"/>
        </table:table-row>
        <table:table-row table:style-name="ro1">
          <table:covered-table-cell table:style-name="Default"/>
          <table:table-cell table:style-name="ce15" office:value-type="string" table:number-columns-spanned="2" table:number-rows-spanned="1">
            <text:p>Alphabet Bits (N,S spilled)</text:p>
          </table:table-cell>
          <table:covered-table-cell table:style-name="ce6"/>
          <table:table-cell table:style-name="ce11" office:value-type="float" office:value="2">
            <text:p>2</text:p>
          </table:table-cell>
          <table:table-cell table:style-name="ce11" table:formula="of:=[.D10]+[.$D$10]" office:value-type="float" office:value="4">
            <text:p>4</text:p>
          </table:table-cell>
          <table:table-cell table:style-name="ce11" table:formula="of:=[.E10]+[.$D$10]" office:value-type="float" office:value="6">
            <text:p>6</text:p>
          </table:table-cell>
          <table:table-cell table:style-name="ce11" table:formula="of:=[.F10]+[.$D$10]" office:value-type="float" office:value="8">
            <text:p>8</text:p>
          </table:table-cell>
          <table:table-cell table:style-name="ce11" table:formula="of:=[.G10]+[.$D$10]" office:value-type="float" office:value="10">
            <text:p>10</text:p>
          </table:table-cell>
          <table:table-cell table:style-name="ce11" table:formula="of:=[.H10]+[.$D$10]" office:value-type="float" office:value="12">
            <text:p>12</text:p>
          </table:table-cell>
          <table:table-cell table:style-name="ce11" table:formula="of:=[.I10]+[.$D$10]" office:value-type="float" office:value="14">
            <text:p>14</text:p>
          </table:table-cell>
          <table:table-cell table:style-name="ce11" table:formula="of:=[.J10]+[.$D$10]" office:value-type="float" office:value="16">
            <text:p>16</text:p>
          </table:table-cell>
          <table:table-cell table:style-name="ce11" table:formula="of:=[.K10]+[.$D$10]" office:value-type="float" office:value="18">
            <text:p>18</text:p>
          </table:table-cell>
          <table:table-cell table:style-name="ce11" table:formula="of:=[.L10]+[.$D$10]" office:value-type="float" office:value="20">
            <text:p>20</text:p>
          </table:table-cell>
          <table:table-cell table:number-columns-repeated="1011"/>
        </table:table-row>
        <table:table-row table:style-name="ro1">
          <table:covered-table-cell table:style-name="Default"/>
          <table:table-cell table:style-name="ce15" office:value-type="string" table:number-columns-spanned="2" table:number-rows-spanned="1">
            <text:p>Alphabet Chars {A,C,G,T,N,S}</text:p>
          </table:table-cell>
          <table:covered-table-cell table:style-name="ce6"/>
          <table:table-cell table:style-name="ce11" office:value-type="float" office:value="4">
            <text:p>4</text:p>
          </table:table-cell>
          <table:table-cell table:style-name="ce11" table:formula="of:=[.D11]*4" office:value-type="float" office:value="16">
            <text:p>16</text:p>
          </table:table-cell>
          <table:table-cell table:style-name="ce11" table:formula="of:=[.E11]*4" office:value-type="float" office:value="64">
            <text:p>64</text:p>
          </table:table-cell>
          <table:table-cell table:style-name="ce11" table:formula="of:=[.F11]*4" office:value-type="float" office:value="256">
            <text:p>256</text:p>
          </table:table-cell>
          <table:table-cell table:style-name="ce11" table:formula="of:=[.G11]*4" office:value-type="float" office:value="1024">
            <text:p>1024</text:p>
          </table:table-cell>
          <table:table-cell table:style-name="ce11" table:formula="of:=[.H11]*4" office:value-type="float" office:value="4096">
            <text:p>4096</text:p>
          </table:table-cell>
          <table:table-cell table:style-name="ce11" table:formula="of:=[.I11]*4" office:value-type="float" office:value="16384">
            <text:p>16384</text:p>
          </table:table-cell>
          <table:table-cell table:style-name="ce11" table:formula="of:=[.J11]*4" office:value-type="float" office:value="65536">
            <text:p>65536</text:p>
          </table:table-cell>
          <table:table-cell table:style-name="ce11" table:formula="of:=[.K11]*4" office:value-type="float" office:value="262144">
            <text:p>262144</text:p>
          </table:table-cell>
          <table:table-cell table:style-name="ce11" table:formula="of:=[.L11]*4" office:value-type="float" office:value="1048576">
            <text:p>1048576</text:p>
          </table:table-cell>
          <table:table-cell table:number-columns-repeated="1011"/>
        </table:table-row>
        <table:table-row table:style-name="ro1">
          <table:covered-table-cell table:style-name="Default"/>
          <table:table-cell table:style-name="ce15" office:value-type="string" table:number-columns-spanned="2" table:number-rows-spanned="1">
            <text:p>Alphabet Bits Spilled</text:p>
          </table:table-cell>
          <table:covered-table-cell table:style-name="ce26"/>
          <table:table-cell table:style-name="ce11" table:formula="of:=[.D13]-[.D10]" office:value-type="float" office:value="1">
            <text:p>1</text:p>
          </table:table-cell>
          <table:table-cell table:style-name="ce11" table:formula="of:=[.E13]-[.E10]" office:value-type="float" office:value="2">
            <text:p>2</text:p>
          </table:table-cell>
          <table:table-cell table:style-name="ce11" table:formula="of:=[.F13]-[.F10]" office:value-type="float" office:value="3">
            <text:p>3</text:p>
          </table:table-cell>
          <table:table-cell table:style-name="ce11" table:formula="of:=[.G13]-[.G10]" office:value-type="float" office:value="4">
            <text:p>4</text:p>
          </table:table-cell>
          <table:table-cell table:style-name="ce11" table:formula="of:=[.H13]-[.H10]" office:value-type="float" office:value="5">
            <text:p>5</text:p>
          </table:table-cell>
          <table:table-cell table:style-name="ce11" table:formula="of:=[.I13]-[.I10]" office:value-type="float" office:value="6">
            <text:p>6</text:p>
          </table:table-cell>
          <table:table-cell table:style-name="ce11" table:formula="of:=[.J13]-[.J10]" office:value-type="float" office:value="7">
            <text:p>7</text:p>
          </table:table-cell>
          <table:table-cell table:style-name="ce11" table:formula="of:=[.K13]-[.K10]" office:value-type="float" office:value="8">
            <text:p>8</text:p>
          </table:table-cell>
          <table:table-cell table:style-name="ce11" table:formula="of:=[.L13]-[.L10]" office:value-type="float" office:value="9">
            <text:p>9</text:p>
          </table:table-cell>
          <table:table-cell table:style-name="ce11" table:formula="of:=[.M13]-[.M10]" office:value-type="float" office:value="10">
            <text:p>10</text:p>
          </table:table-cell>
          <table:table-cell table:number-columns-repeated="1011"/>
        </table:table-row>
        <table:table-row table:style-name="ro1">
          <table:covered-table-cell table:style-name="Default"/>
          <table:table-cell table:style-name="ce14" office:value-type="string" table:number-columns-spanned="2" table:number-rows-spanned="1">
            <text:p>Alphabet Bits (Full)</text:p>
          </table:table-cell>
          <table:covered-table-cell table:style-name="ce11"/>
          <table:table-cell table:style-name="ce31" office:value-type="float" office:value="3">
            <text:p>3</text:p>
          </table:table-cell>
          <table:table-cell table:style-name="ce31" table:formula="of:=[.D13]+[.$D$13]" office:value-type="float" office:value="6">
            <text:p>6</text:p>
          </table:table-cell>
          <table:table-cell table:style-name="ce31" table:formula="of:=[.E13]+[.$D$13]" office:value-type="float" office:value="9">
            <text:p>9</text:p>
          </table:table-cell>
          <table:table-cell table:style-name="ce31" table:formula="of:=[.F13]+[.$D$13]" office:value-type="float" office:value="12">
            <text:p>12</text:p>
          </table:table-cell>
          <table:table-cell table:style-name="ce31" table:formula="of:=[.G13]+[.$D$13]" office:value-type="float" office:value="15">
            <text:p>15</text:p>
          </table:table-cell>
          <table:table-cell table:style-name="ce31" table:formula="of:=[.H13]+[.$D$13]" office:value-type="float" office:value="18">
            <text:p>18</text:p>
          </table:table-cell>
          <table:table-cell table:style-name="ce31" table:formula="of:=[.I13]+[.$D$13]" office:value-type="float" office:value="21">
            <text:p>21</text:p>
          </table:table-cell>
          <table:table-cell table:style-name="ce31" table:formula="of:=[.J13]+[.$D$13]" office:value-type="float" office:value="24">
            <text:p>24</text:p>
          </table:table-cell>
          <table:table-cell table:style-name="ce31" table:formula="of:=[.K13]+[.$D$13]" office:value-type="float" office:value="27">
            <text:p>27</text:p>
          </table:table-cell>
          <table:table-cell table:style-name="ce31" table:formula="of:=[.L13]+[.$D$13]" office:value-type="float" office:value="30">
            <text:p>30</text:p>
          </table:table-cell>
          <table:table-cell table:number-columns-repeated="1011"/>
        </table:table-row>
        <table:table-row table:style-name="ro1">
          <table:covered-table-cell table:style-name="Default"/>
          <table:table-cell table:style-name="ce14" office:value-type="string" table:number-columns-spanned="2" table:number-rows-spanned="1">
            <text:p>Alphabet Chars {A,C,G,T,N,S}</text:p>
          </table:table-cell>
          <table:covered-table-cell table:style-name="ce11"/>
          <table:table-cell table:style-name="ce6" office:value-type="float" office:value="6">
            <text:p>6</text:p>
          </table:table-cell>
          <table:table-cell table:style-name="ce6" table:formula="of:=[.D14]*6" office:value-type="float" office:value="36">
            <text:p>36</text:p>
          </table:table-cell>
          <table:table-cell table:style-name="ce6" table:formula="of:=[.E14]*6" office:value-type="float" office:value="216">
            <text:p>216</text:p>
          </table:table-cell>
          <table:table-cell table:style-name="ce6" table:formula="of:=[.F14]*6" office:value-type="float" office:value="1296">
            <text:p>1296</text:p>
          </table:table-cell>
          <table:table-cell table:style-name="ce6" table:formula="of:=[.G14]*6" office:value-type="float" office:value="7776">
            <text:p>7776</text:p>
          </table:table-cell>
          <table:table-cell table:style-name="ce6" table:formula="of:=[.H14]*6" office:value-type="float" office:value="46656">
            <text:p>46656</text:p>
          </table:table-cell>
          <table:table-cell table:style-name="ce6" table:formula="of:=[.I14]*6" office:value-type="float" office:value="279936">
            <text:p>279936</text:p>
          </table:table-cell>
          <table:table-cell table:style-name="ce6" table:formula="of:=[.J14]*6" office:value-type="float" office:value="1679616">
            <text:p>1679616</text:p>
          </table:table-cell>
          <table:table-cell table:style-name="ce6" table:formula="of:=[.K14]*6" office:value-type="float" office:value="10077696">
            <text:p>10077696</text:p>
          </table:table-cell>
          <table:table-cell table:style-name="ce6" table:formula="of:=[.L14]*6" office:value-type="float" office:value="60466176">
            <text:p>60466176</text:p>
          </table:table-cell>
          <table:table-cell table:number-columns-repeated="1011"/>
        </table:table-row>
        <table:table-row table:style-name="ro1">
          <table:table-cell table:style-name="Default"/>
          <table:table-cell table:number-columns-repeated="3"/>
          <table:table-cell table:style-name="Default"/>
          <table:table-cell table:number-columns-repeated="1019"/>
        </table:table-row>
        <table:table-row table:style-name="ro1">
          <table:table-cell table:style-name="ce1" office:value-type="string">
            <text:p>BitmapLength</text:p>
          </table:table-cell>
          <table:table-cell table:style-name="ce16" office:value-type="float" office:value="8">
            <text:p>8</text:p>
          </table:table-cell>
          <table:table-cell table:style-name="ce16" office:value-type="float" office:value="16">
            <text:p>16</text:p>
          </table:table-cell>
          <table:table-cell table:style-name="ce16" office:value-type="float" office:value="24">
            <text:p>24</text:p>
          </table:table-cell>
          <table:table-cell table:style-name="ce16" office:value-type="float" office:value="32">
            <text:p>32</text:p>
          </table:table-cell>
          <table:table-cell table:style-name="ce16" office:value-type="float" office:value="48">
            <text:p>48</text:p>
          </table:table-cell>
          <table:table-cell table:style-name="ce16" office:value-type="float" office:value="56">
            <text:p>56</text:p>
          </table:table-cell>
          <table:table-cell table:style-name="ce16" office:value-type="float" office:value="64">
            <text:p>64</text:p>
          </table:table-cell>
          <table:table-cell table:style-name="ce16" office:value-type="float" office:value="96">
            <text:p>96</text:p>
          </table:table-cell>
          <table:table-cell table:style-name="ce16" office:value-type="float" office:value="112">
            <text:p>112</text:p>
          </table:table-cell>
          <table:table-cell table:style-name="ce16" office:value-type="float" office:value="120">
            <text:p>120</text:p>
          </table:table-cell>
          <table:table-cell table:style-name="ce16" office:value-type="float" office:value="128">
            <text:p>128</text:p>
          </table:table-cell>
          <table:table-cell table:style-name="ce16" office:value-type="float" office:value="192">
            <text:p>192</text:p>
          </table:table-cell>
          <table:table-cell table:style-name="ce16" office:value-type="float" office:value="224">
            <text:p>224</text:p>
          </table:table-cell>
          <table:table-cell table:style-name="ce16" office:value-type="float" office:value="240">
            <text:p>240</text:p>
          </table:table-cell>
          <table:table-cell table:style-name="ce16" office:value-type="float" office:value="248">
            <text:p>248</text:p>
          </table:table-cell>
          <table:table-cell table:style-name="ce16" office:value-type="float" office:value="256">
            <text:p>256</text:p>
          </table:table-cell>
          <table:table-cell table:number-columns-repeated="1007"/>
        </table:table-row>
        <table:table-row table:style-name="ro1">
          <table:table-cell table:style-name="ce3" office:value-type="string">
            <text:p>mC</text:p>
          </table:table-cell>
          <table:table-cell table:number-columns-repeated="3"/>
          <table:table-cell table:style-name="Default" office:value-type="float" office:value="8">
            <text:p>8</text:p>
          </table:table-cell>
          <table:table-cell/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/>
          <table:table-cell office:value-type="float" office:value="32">
            <text:p>32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float" office:value="32">
            <text:p>32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table:number-columns-repeated="1007"/>
        </table:table-row>
        <table:table-row table:style-name="ro1">
          <table:table-cell table:style-name="ce3" office:value-type="string">
            <text:p>W</text:p>
          </table:table-cell>
          <table:table-cell table:number-columns-repeated="3"/>
          <table:table-cell table:style-name="Default" office:value-type="float" office:value="32">
            <text:p>32</text:p>
          </table:table-cell>
          <table:table-cell/>
          <table:table-cell table:number-columns-repeated="2" office:value-type="float" office:value="64">
            <text:p>64</text:p>
          </table:table-cell>
          <table:table-cell/>
          <table:table-cell table:number-columns-repeated="3" office:value-type="float" office:value="128">
            <text:p>128</text:p>
          </table:table-cell>
          <table:table-cell table:number-columns-repeated="2"/>
          <table:table-cell table:number-columns-repeated="3" office:value-type="float" office:value="256">
            <text:p>256</text:p>
          </table:table-cell>
          <table:table-cell table:number-columns-repeated="1007"/>
        </table:table-row>
        <table:table-row table:style-name="ro1">
          <table:table-cell table:style-name="ce4" office:value-type="string">
            <text:p>MC.Size.MB</text:p>
          </table:table-cell>
          <table:table-cell table:style-name="ce17" office:value-type="string" table:number-columns-spanned="5" table:number-rows-spanned="1">
            <text:p>&gt;&gt;&gt; Mayor Counters Size</text:p>
          </table:table-cell>
          <table:covered-table-cell table:style-name="ce17"/>
          <table:covered-table-cell/>
          <table:covered-table-cell table:style-name="Default"/>
          <table:covered-table-cell/>
          <table:table-cell table:number-columns-repeated="1018"/>
        </table:table-row>
        <table:table-row table:style-name="ro1">
          <table:table-cell table:style-name="ce5" office:value-type="string">
            <text:p>Alpha/mC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16">
            <text:p>16</text:p>
          </table:table-cell>
          <table:table-cell table:style-name="ce6" office:value-type="float" office:value="32">
            <text:p>32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6" office:value-type="float" office:value="4">
            <text:p>4</text:p>
          </table:table-cell>
          <table:table-cell table:formula="of:=([.$B$1]*1024)/(2^[.B$20])*[.$A21]*8" office:value-type="float" office:value="345.6">
            <text:p>345,6</text:p>
          </table:table-cell>
          <table:table-cell table:formula="of:=([.$B$1]*1024)/(2^[.C$20])*[.$A21]*8" office:value-type="float" office:value="1.35">
            <text:p>1,35</text:p>
          </table:table-cell>
          <table:table-cell table:formula="of:=([.$B$1]*1024)/(2^[.D$20])*[.$A21]*8" office:value-type="float" office:value="0.000020599365234375">
            <text:p>2,0599365234375E-005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6" office:value-type="float" office:value="6">
            <text:p>6</text:p>
          </table:table-cell>
          <table:table-cell table:formula="of:=([.$B$1]*1024)/(2^[.B$20])*[.$A22]*8" office:value-type="float" office:value="518.4">
            <text:p>518,4</text:p>
          </table:table-cell>
          <table:table-cell table:formula="of:=([.$B$1]*1024)/(2^[.C$20])*[.$A22]*8" office:value-type="float" office:value="2.025">
            <text:p>2,025</text:p>
          </table:table-cell>
          <table:table-cell table:formula="of:=([.$B$1]*1024)/(2^[.D$20])*[.$A22]*8" office:value-type="float" office:value="0.0000308990478515625">
            <text:p>0,000030899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6" table:formula="of:=[.A22]*6" office:value-type="float" office:value="36">
            <text:p>36</text:p>
          </table:table-cell>
          <table:table-cell table:formula="of:=([.$B$1]*1024)/(2^[.B$20])*[.$A23]*8" office:value-type="float" office:value="3110.4">
            <text:p>3110,4</text:p>
          </table:table-cell>
          <table:table-cell table:formula="of:=([.$B$1]*1024)/(2^[.C$20])*[.$A23]*8" office:value-type="float" office:value="12.15">
            <text:p>12,15</text:p>
          </table:table-cell>
          <table:table-cell table:formula="of:=([.$B$1]*1024)/(2^[.D$20])*[.$A23]*8" office:value-type="float" office:value="0.000185394287109375">
            <text:p>0,0001853943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6" table:formula="of:=[.A23]*6" office:value-type="float" office:value="216">
            <text:p>216</text:p>
          </table:table-cell>
          <table:table-cell table:formula="of:=([.$B$1]*1024)/(2^[.B$20])*[.$A24]*8" office:value-type="float" office:value="18662.4">
            <text:p>18662,4</text:p>
          </table:table-cell>
          <table:table-cell table:formula="of:=([.$B$1]*1024)/(2^[.C$20])*[.$A24]*8" office:value-type="float" office:value="72.9">
            <text:p>72,9</text:p>
          </table:table-cell>
          <table:table-cell table:formula="of:=([.$B$1]*1024)/(2^[.D$20])*[.$A24]*8" office:value-type="float" office:value="0.00111236572265625">
            <text:p>0,0011123657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6" table:formula="of:=[.A24]*6" office:value-type="float" office:value="1296">
            <text:p>1296</text:p>
          </table:table-cell>
          <table:table-cell table:formula="of:=([.$B$1]*1024)/(2^[.B$20])*[.$A25]*8" office:value-type="float" office:value="111974.4">
            <text:p>111974,4</text:p>
          </table:table-cell>
          <table:table-cell table:formula="of:=([.$B$1]*1024)/(2^[.C$20])*[.$A25]*8" office:value-type="float" office:value="437.4">
            <text:p>437,4</text:p>
          </table:table-cell>
          <table:table-cell table:formula="of:=([.$B$1]*1024)/(2^[.D$20])*[.$A25]*8" office:value-type="float" office:value="0.0066741943359375">
            <text:p>0,0066741943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6" table:formula="of:=[.A25]*6" office:value-type="float" office:value="7776">
            <text:p>7776</text:p>
          </table:table-cell>
          <table:table-cell table:formula="of:=([.$B$1]*1024)/(2^[.B$20])*[.$A26]*8" office:value-type="float" office:value="671846.4">
            <text:p>671846,4</text:p>
          </table:table-cell>
          <table:table-cell table:formula="of:=([.$B$1]*1024)/(2^[.C$20])*[.$A26]*8" office:value-type="float" office:value="2624.4">
            <text:p>2624,4</text:p>
          </table:table-cell>
          <table:table-cell table:formula="of:=([.$B$1]*1024)/(2^[.D$20])*[.$A26]*8" office:value-type="float" office:value="0.040045166015625">
            <text:p>0,040045166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7" table:number-columns-repeated="17"/>
          <table:table-cell table:number-columns-repeated="1007"/>
        </table:table-row>
        <table:table-row table:style-name="ro1">
          <table:table-cell table:style-name="ce1" office:value-type="string">
            <text:p>Alpha.chars</text:p>
          </table:table-cell>
          <table:table-cell table:style-name="ce17" office:value-type="string" table:number-columns-spanned="4" table:number-rows-spanned="1">
            <text:p>&gt;&gt;&gt; Number of characters (full)</text:p>
          </table:table-cell>
          <table:covered-table-cell table:number-columns-repeated="3" table:style-name="ce18"/>
          <table:table-cell table:number-columns-repeated="1019"/>
        </table:table-row>
        <table:table-row table:style-name="ro1">
          <table:table-cell table:style-name="ce8"/>
          <table:table-cell office:value-type="float" office:value="8">
            <text:p>8</text:p>
          </table:table-cell>
          <table:table-cell table:style-name="ce18" office:value-type="float" office:value="3">
            <text:p>3</text:p>
          </table:table-cell>
          <table:table-cell table:style-name="ce18" table:number-columns-repeated="2"/>
          <table:table-cell table:number-columns-repeated="1019"/>
        </table:table-row>
        <table:table-row table:style-name="ro1">
          <table:table-cell table:style-name="ce1" office:value-type="string">
            <text:p>Alpha.chars</text:p>
          </table:table-cell>
          <table:table-cell table:style-name="ce17" office:value-type="string" table:number-columns-spanned="4" table:number-rows-spanned="1">
            <text:p>&gt;&gt;&gt; Number of characters stored (not spilled)</text:p>
          </table:table-cell>
          <table:covered-table-cell table:number-columns-repeated="3" table:style-name="ce18"/>
          <table:table-cell table:number-columns-repeated="1019"/>
        </table:table-row>
        <table:table-row table:style-name="ro1">
          <table:table-cell table:style-name="Default"/>
          <table:table-cell office:value-type="float" office:value="4">
            <text:p>4</text:p>
          </table:table-cell>
          <table:table-cell table:style-name="ce18" office:value-type="float" office:value="2">
            <text:p>2</text:p>
          </table:table-cell>
          <table:table-cell table:style-name="ce18" table:number-columns-repeated="2"/>
          <table:table-cell table:number-columns-repeated="1019"/>
        </table:table-row>
        <table:table-row table:style-name="ro1">
          <table:table-cell table:style-name="ce9" office:value-type="string">
            <text:p>BitmapSize.MB</text:p>
          </table:table-cell>
          <table:table-cell table:style-name="ce17" office:value-type="string" table:number-columns-spanned="4" table:number-rows-spanned="1">
            <text:p>&gt;&gt;&gt; Size of the bitmap [Whole Genome]</text:p>
          </table:table-cell>
          <table:covered-table-cell table:number-columns-repeated="3" table:style-name="ce27"/>
          <table:table-cell table:number-columns-repeated="1019"/>
        </table:table-row>
        <table:table-row table:style-name="ro1">
          <table:table-cell table:style-name="ce5" office:value-type="string">
            <text:p>Alpha.chars</text:p>
          </table:table-cell>
          <table:table-cell office:value-type="float" office:value="6">
            <text:p>6</text:p>
          </table:table-cell>
          <table:table-cell table:style-name="ce28" office:value-type="float" office:value="4">
            <text:p>4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table:style-name="ce5" office:value-type="string">
            <text:p>Alpha.bit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table:style-name="Default"/>
          <table:table-cell table:style-name="ce18" table:formula="of:=[.$B$1]*1024/8*[.B34]" office:value-type="float" office:value="1036.8">
            <text:p>1036,8</text:p>
          </table:table-cell>
          <table:table-cell table:style-name="ce28" table:formula="of:=[.$B$1]*1024/8*[.C34]" office:value-type="float" office:value="691.2">
            <text:p>691,2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table:style-name="ce10" office:value-type="string">
            <text:p>mB.Max.Length</text:p>
          </table:table-cell>
          <table:table-cell table:style-name="ce17" office:value-type="string" table:number-columns-spanned="4" table:number-rows-spanned="1">
            <text:p>&gt;&gt;&gt; Maximum Length of each minorBlock</text:p>
          </table:table-cell>
          <table:covered-table-cell table:number-columns-repeated="2"/>
          <table:covered-table-cell table:style-name="ce18"/>
          <table:table-cell table:style-name="ce18" table:number-columns-repeated="1019"/>
        </table:table-row>
        <table:table-row table:style-name="ro1">
          <table:table-cell office:value-type="float" office:value="8">
            <text:p>8</text:p>
          </table:table-cell>
          <table:table-cell table:formula="of:=2^[.A37]" office:value-type="float" office:value="256">
            <text:p>256</text:p>
          </table:table-cell>
          <table:table-cell table:number-columns-repeated="2"/>
          <table:table-cell table:style-name="ce18" table:number-columns-repeated="1020"/>
        </table:table-row>
        <table:table-row table:style-name="ro1">
          <table:table-cell table:style-name="ce12" office:value-type="float" office:value="10">
            <text:p>10</text:p>
          </table:table-cell>
          <table:table-cell table:formula="of:=2^[.A38]" office:value-type="float" office:value="1024">
            <text:p>1024</text:p>
          </table:table-cell>
          <table:table-cell table:number-columns-repeated="2"/>
          <table:table-cell table:style-name="ce18" table:number-columns-repeated="1020"/>
        </table:table-row>
        <table:table-row table:style-name="ro1">
          <table:table-cell office:value-type="float" office:value="11">
            <text:p>11</text:p>
          </table:table-cell>
          <table:table-cell table:formula="of:=2^[.A39]" office:value-type="float" office:value="2048">
            <text:p>2048</text:p>
          </table:table-cell>
          <table:table-cell table:number-columns-repeated="2"/>
          <table:table-cell table:style-name="ce18" table:number-columns-repeated="1020"/>
        </table:table-row>
        <table:table-row table:style-name="ro1">
          <table:table-cell table:style-name="ce12" office:value-type="float" office:value="12">
            <text:p>12</text:p>
          </table:table-cell>
          <table:table-cell table:formula="of:=2^[.A40]" office:value-type="float" office:value="4096">
            <text:p>4096</text:p>
          </table:table-cell>
          <table:table-cell table:number-columns-repeated="2"/>
          <table:table-cell table:style-name="ce18" table:number-columns-repeated="1020"/>
        </table:table-row>
        <table:table-row table:style-name="ro1">
          <table:table-cell office:value-type="float" office:value="14">
            <text:p>14</text:p>
          </table:table-cell>
          <table:table-cell table:formula="of:=2^[.A41]" office:value-type="float" office:value="16384">
            <text:p>16384</text:p>
          </table:table-cell>
          <table:table-cell table:number-columns-repeated="2"/>
          <table:table-cell table:style-name="ce18" table:number-columns-repeated="1020"/>
        </table:table-row>
        <table:table-row table:style-name="ro1">
          <table:table-cell table:style-name="ce12" office:value-type="float" office:value="15">
            <text:p>15</text:p>
          </table:table-cell>
          <table:table-cell table:formula="of:=2^[.A42]" office:value-type="float" office:value="32768">
            <text:p>32768</text:p>
          </table:table-cell>
          <table:table-cell table:number-columns-repeated="2"/>
          <table:table-cell table:style-name="ce18" table:number-columns-repeated="1020"/>
        </table:table-row>
        <table:table-row table:style-name="ro1">
          <table:table-cell office:value-type="float" office:value="16">
            <text:p>16</text:p>
          </table:table-cell>
          <table:table-cell table:formula="of:=2^[.A43]" office:value-type="float" office:value="65536">
            <text:p>65536</text:p>
          </table:table-cell>
          <table:table-cell table:number-columns-repeated="2"/>
          <table:table-cell table:style-name="ce18" table:number-columns-repeated="1020"/>
        </table:table-row>
        <table:table-row table:style-name="ro1">
          <table:table-cell table:style-name="ce12" office:value-type="float" office:value="18">
            <text:p>18</text:p>
          </table:table-cell>
          <table:table-cell table:formula="of:=2^[.A44]" office:value-type="float" office:value="262144">
            <text:p>262144</text:p>
          </table:table-cell>
          <table:table-cell table:number-columns-repeated="2"/>
          <table:table-cell table:style-name="ce18" table:number-columns-repeated="1020"/>
        </table:table-row>
        <table:table-row table:style-name="ro1">
          <table:table-cell table:style-name="ce1" office:value-type="string">
            <text:p>mB.Size.Bytes</text:p>
          </table:table-cell>
          <table:table-cell table:style-name="ce17" office:value-type="string" table:number-columns-spanned="4" table:number-rows-spanned="1">
            <text:p>&gt;&gt;&gt; Size of each minor block (Bytes)</text:p>
          </table:table-cell>
          <table:covered-table-cell table:number-columns-repeated="2"/>
          <table:covered-table-cell table:style-name="Default"/>
          <table:table-cell table:number-columns-repeated="1019"/>
        </table:table-row>
        <table:table-row table:style-name="ro1">
          <table:table-cell table:style-name="Default"/>
          <table:table-cell table:style-name="ce16" office:value-type="float" office:value="8">
            <text:p>8</text:p>
          </table:table-cell>
          <table:table-cell table:style-name="ce16" office:value-type="float" office:value="16">
            <text:p>16</text:p>
          </table:table-cell>
          <table:table-cell table:style-name="ce16" office:value-type="float" office:value="24">
            <text:p>24</text:p>
          </table:table-cell>
          <table:table-cell table:style-name="ce16" office:value-type="float" office:value="32">
            <text:p>32</text:p>
          </table:table-cell>
          <table:table-cell table:style-name="ce16" office:value-type="float" office:value="48">
            <text:p>48</text:p>
          </table:table-cell>
          <table:table-cell table:style-name="ce16" office:value-type="float" office:value="56">
            <text:p>56</text:p>
          </table:table-cell>
          <table:table-cell table:style-name="ce16" office:value-type="float" office:value="64">
            <text:p>64</text:p>
          </table:table-cell>
          <table:table-cell table:style-name="ce16" office:value-type="float" office:value="96">
            <text:p>96</text:p>
          </table:table-cell>
          <table:table-cell table:style-name="ce16" office:value-type="float" office:value="112">
            <text:p>112</text:p>
          </table:table-cell>
          <table:table-cell table:style-name="ce16" office:value-type="float" office:value="120">
            <text:p>120</text:p>
          </table:table-cell>
          <table:table-cell table:style-name="ce16" office:value-type="float" office:value="128">
            <text:p>128</text:p>
          </table:table-cell>
          <table:table-cell table:style-name="ce16" office:value-type="float" office:value="192">
            <text:p>192</text:p>
          </table:table-cell>
          <table:table-cell table:style-name="ce16" office:value-type="float" office:value="224">
            <text:p>224</text:p>
          </table:table-cell>
          <table:table-cell table:style-name="ce16" office:value-type="float" office:value="240">
            <text:p>240</text:p>
          </table:table-cell>
          <table:table-cell table:style-name="ce16" office:value-type="float" office:value="248">
            <text:p>248</text:p>
          </table:table-cell>
          <table:table-cell table:style-name="ce16" office:value-type="float" office:value="256">
            <text:p>256</text:p>
          </table:table-cell>
          <table:table-cell table:number-columns-repeated="1007"/>
        </table:table-row>
        <table:table-row table:style-name="ro1">
          <table:table-cell table:formula="of:=[.$A$37]" office:value-type="float" office:value="8">
            <text:p>8</text:p>
          </table:table-cell>
          <table:table-cell table:style-name="ce40" table:formula="of:=([.B$46]*[.$C$31]+[.$A47]*[.$B$31])/8" office:value-type="float" office:value="6">
            <text:p>6</text:p>
          </table:table-cell>
          <table:table-cell table:style-name="ce40" table:formula="of:=([.C$46]*[.$C$31]+[.$A47]*[.$B$31])/8" office:value-type="float" office:value="8">
            <text:p>8</text:p>
          </table:table-cell>
          <table:table-cell table:style-name="ce40" table:formula="of:=([.D$46]*[.$C$31]+[.$A47]*[.$B$31])/8" office:value-type="float" office:value="10">
            <text:p>10</text:p>
          </table:table-cell>
          <table:table-cell table:style-name="ce40" table:formula="of:=([.E$46]*[.$C$31]+[.$A47]*[.$B$31])/8" office:value-type="float" office:value="12">
            <text:p>12</text:p>
          </table:table-cell>
          <table:table-cell table:style-name="ce40" table:formula="of:=([.F$46]*[.$C$31]+[.$A47]*[.$B$31])/8" office:value-type="float" office:value="16">
            <text:p>16</text:p>
          </table:table-cell>
          <table:table-cell table:style-name="ce40" table:formula="of:=([.G$46]*[.$C$31]+[.$A47]*[.$B$31])/8" office:value-type="float" office:value="18">
            <text:p>18</text:p>
          </table:table-cell>
          <table:table-cell table:style-name="ce40" table:formula="of:=([.H$46]*[.$C$31]+[.$A47]*[.$B$31])/8" office:value-type="float" office:value="20">
            <text:p>20</text:p>
          </table:table-cell>
          <table:table-cell table:style-name="ce40" table:formula="of:=([.I$46]*[.$C$31]+[.$A47]*[.$B$31])/8" office:value-type="float" office:value="28">
            <text:p>28</text:p>
          </table:table-cell>
          <table:table-cell table:style-name="ce40" table:formula="of:=([.J$46]*[.$C$31]+[.$A47]*[.$B$31])/8" office:value-type="float" office:value="32">
            <text:p>32</text:p>
          </table:table-cell>
          <table:table-cell table:style-name="ce40" table:formula="of:=([.K$46]*[.$C$31]+[.$A47]*[.$B$31])/8" office:value-type="float" office:value="34">
            <text:p>34</text:p>
          </table:table-cell>
          <table:table-cell table:style-name="ce40" table:formula="of:=([.L$46]*[.$C$31]+[.$A47]*[.$B$31])/8" office:value-type="float" office:value="36">
            <text:p>36</text:p>
          </table:table-cell>
          <table:table-cell table:style-name="ce40" table:formula="of:=([.M$46]*[.$C$31]+[.$A47]*[.$B$31])/8" office:value-type="float" office:value="52">
            <text:p>52</text:p>
          </table:table-cell>
          <table:table-cell table:style-name="ce40" table:formula="of:=([.N$46]*[.$C$31]+[.$A47]*[.$B$31])/8" office:value-type="float" office:value="60">
            <text:p>60</text:p>
          </table:table-cell>
          <table:table-cell table:style-name="ce40" table:formula="of:=([.O$46]*[.$C$31]+[.$A47]*[.$B$31])/8" office:value-type="float" office:value="64">
            <text:p>64</text:p>
          </table:table-cell>
          <table:table-cell table:style-name="ce40" table:formula="of:=([.P$46]*[.$C$31]+[.$A47]*[.$B$31])/8" office:value-type="float" office:value="66">
            <text:p>66</text:p>
          </table:table-cell>
          <table:table-cell table:style-name="ce40" table:formula="of:=([.Q$46]*[.$C$31]+[.$A47]*[.$B$31])/8" office:value-type="float" office:value="68">
            <text:p>68</text:p>
          </table:table-cell>
          <table:table-cell table:number-columns-repeated="1007"/>
        </table:table-row>
        <table:table-row table:style-name="ro1">
          <table:table-cell table:style-name="ce12" table:formula="of:=[.$A$38]" office:value-type="float" office:value="10">
            <text:p>10</text:p>
          </table:table-cell>
          <table:table-cell table:style-name="ce40" table:formula="of:=([.B$46]*[.$C$31]+[.$A48]*[.$B$31])/8" office:value-type="float" office:value="7">
            <text:p>7</text:p>
          </table:table-cell>
          <table:table-cell table:style-name="ce40" table:formula="of:=([.C$46]*[.$C$31]+[.$A48]*[.$B$31])/8" office:value-type="float" office:value="9">
            <text:p>9</text:p>
          </table:table-cell>
          <table:table-cell table:style-name="ce40" table:formula="of:=([.D$46]*[.$C$31]+[.$A48]*[.$B$31])/8" office:value-type="float" office:value="11">
            <text:p>11</text:p>
          </table:table-cell>
          <table:table-cell table:style-name="ce40" table:formula="of:=([.E$46]*[.$C$31]+[.$A48]*[.$B$31])/8" office:value-type="float" office:value="13">
            <text:p>13</text:p>
          </table:table-cell>
          <table:table-cell table:style-name="ce40" table:formula="of:=([.F$46]*[.$C$31]+[.$A48]*[.$B$31])/8" office:value-type="float" office:value="17">
            <text:p>17</text:p>
          </table:table-cell>
          <table:table-cell table:style-name="ce40" table:formula="of:=([.G$46]*[.$C$31]+[.$A48]*[.$B$31])/8" office:value-type="float" office:value="19">
            <text:p>19</text:p>
          </table:table-cell>
          <table:table-cell table:style-name="ce40" table:formula="of:=([.H$46]*[.$C$31]+[.$A48]*[.$B$31])/8" office:value-type="float" office:value="21">
            <text:p>21</text:p>
          </table:table-cell>
          <table:table-cell table:style-name="ce40" table:formula="of:=([.I$46]*[.$C$31]+[.$A48]*[.$B$31])/8" office:value-type="float" office:value="29">
            <text:p>29</text:p>
          </table:table-cell>
          <table:table-cell table:style-name="ce40" table:formula="of:=([.J$46]*[.$C$31]+[.$A48]*[.$B$31])/8" office:value-type="float" office:value="33">
            <text:p>33</text:p>
          </table:table-cell>
          <table:table-cell table:style-name="ce40" table:formula="of:=([.K$46]*[.$C$31]+[.$A48]*[.$B$31])/8" office:value-type="float" office:value="35">
            <text:p>35</text:p>
          </table:table-cell>
          <table:table-cell table:style-name="ce40" table:formula="of:=([.L$46]*[.$C$31]+[.$A48]*[.$B$31])/8" office:value-type="float" office:value="37">
            <text:p>37</text:p>
          </table:table-cell>
          <table:table-cell table:style-name="ce40" table:formula="of:=([.M$46]*[.$C$31]+[.$A48]*[.$B$31])/8" office:value-type="float" office:value="53">
            <text:p>53</text:p>
          </table:table-cell>
          <table:table-cell table:style-name="ce40" table:formula="of:=([.N$46]*[.$C$31]+[.$A48]*[.$B$31])/8" office:value-type="float" office:value="61">
            <text:p>61</text:p>
          </table:table-cell>
          <table:table-cell table:style-name="ce40" table:formula="of:=([.O$46]*[.$C$31]+[.$A48]*[.$B$31])/8" office:value-type="float" office:value="65">
            <text:p>65</text:p>
          </table:table-cell>
          <table:table-cell table:style-name="ce40" table:formula="of:=([.P$46]*[.$C$31]+[.$A48]*[.$B$31])/8" office:value-type="float" office:value="67">
            <text:p>67</text:p>
          </table:table-cell>
          <table:table-cell table:style-name="ce40" table:formula="of:=([.Q$46]*[.$C$31]+[.$A48]*[.$B$31])/8" office:value-type="float" office:value="69">
            <text:p>69</text:p>
          </table:table-cell>
          <table:table-cell table:number-columns-repeated="1007"/>
        </table:table-row>
        <table:table-row table:style-name="ro1">
          <table:table-cell table:formula="of:=[.$A$39]" office:value-type="float" office:value="11">
            <text:p>11</text:p>
          </table:table-cell>
          <table:table-cell table:style-name="ce40" table:formula="of:=([.B$46]*[.$C$31]+[.$A49]*[.$B$31])/8" office:value-type="float" office:value="7.5">
            <text:p>8</text:p>
          </table:table-cell>
          <table:table-cell table:style-name="ce40" table:formula="of:=([.C$46]*[.$C$31]+[.$A49]*[.$B$31])/8" office:value-type="float" office:value="9.5">
            <text:p>10</text:p>
          </table:table-cell>
          <table:table-cell table:style-name="ce40" table:formula="of:=([.D$46]*[.$C$31]+[.$A49]*[.$B$31])/8" office:value-type="float" office:value="11.5">
            <text:p>12</text:p>
          </table:table-cell>
          <table:table-cell table:style-name="ce40" table:formula="of:=([.E$46]*[.$C$31]+[.$A49]*[.$B$31])/8" office:value-type="float" office:value="13.5">
            <text:p>14</text:p>
          </table:table-cell>
          <table:table-cell table:style-name="ce40" table:formula="of:=([.F$46]*[.$C$31]+[.$A49]*[.$B$31])/8" office:value-type="float" office:value="17.5">
            <text:p>18</text:p>
          </table:table-cell>
          <table:table-cell table:style-name="ce40" table:formula="of:=([.G$46]*[.$C$31]+[.$A49]*[.$B$31])/8" office:value-type="float" office:value="19.5">
            <text:p>20</text:p>
          </table:table-cell>
          <table:table-cell table:style-name="ce40" table:formula="of:=([.H$46]*[.$C$31]+[.$A49]*[.$B$31])/8" office:value-type="float" office:value="21.5">
            <text:p>22</text:p>
          </table:table-cell>
          <table:table-cell table:style-name="ce40" table:formula="of:=([.I$46]*[.$C$31]+[.$A49]*[.$B$31])/8" office:value-type="float" office:value="29.5">
            <text:p>30</text:p>
          </table:table-cell>
          <table:table-cell table:style-name="ce40" table:formula="of:=([.J$46]*[.$C$31]+[.$A49]*[.$B$31])/8" office:value-type="float" office:value="33.5">
            <text:p>34</text:p>
          </table:table-cell>
          <table:table-cell table:style-name="ce40" table:formula="of:=([.K$46]*[.$C$31]+[.$A49]*[.$B$31])/8" office:value-type="float" office:value="35.5">
            <text:p>36</text:p>
          </table:table-cell>
          <table:table-cell table:style-name="ce40" table:formula="of:=([.L$46]*[.$C$31]+[.$A49]*[.$B$31])/8" office:value-type="float" office:value="37.5">
            <text:p>38</text:p>
          </table:table-cell>
          <table:table-cell table:style-name="ce40" table:formula="of:=([.M$46]*[.$C$31]+[.$A49]*[.$B$31])/8" office:value-type="float" office:value="53.5">
            <text:p>54</text:p>
          </table:table-cell>
          <table:table-cell table:style-name="ce40" table:formula="of:=([.N$46]*[.$C$31]+[.$A49]*[.$B$31])/8" office:value-type="float" office:value="61.5">
            <text:p>62</text:p>
          </table:table-cell>
          <table:table-cell table:style-name="ce40" table:formula="of:=([.O$46]*[.$C$31]+[.$A49]*[.$B$31])/8" office:value-type="float" office:value="65.5">
            <text:p>66</text:p>
          </table:table-cell>
          <table:table-cell table:style-name="ce40" table:formula="of:=([.P$46]*[.$C$31]+[.$A49]*[.$B$31])/8" office:value-type="float" office:value="67.5">
            <text:p>68</text:p>
          </table:table-cell>
          <table:table-cell table:style-name="ce40" table:formula="of:=([.Q$46]*[.$C$31]+[.$A49]*[.$B$31])/8" office:value-type="float" office:value="69.5">
            <text:p>70</text:p>
          </table:table-cell>
          <table:table-cell table:number-columns-repeated="1007"/>
        </table:table-row>
        <table:table-row table:style-name="ro1">
          <table:table-cell table:style-name="ce12" table:formula="of:=[.$A$40]" office:value-type="float" office:value="12">
            <text:p>12</text:p>
          </table:table-cell>
          <table:table-cell table:style-name="ce40" table:formula="of:=([.B$46]*[.$C$31]+[.$A50]*[.$B$31])/8" office:value-type="float" office:value="8">
            <text:p>8</text:p>
          </table:table-cell>
          <table:table-cell table:style-name="ce40" table:formula="of:=([.C$46]*[.$C$31]+[.$A50]*[.$B$31])/8" office:value-type="float" office:value="10">
            <text:p>10</text:p>
          </table:table-cell>
          <table:table-cell table:style-name="ce40" table:formula="of:=([.D$46]*[.$C$31]+[.$A50]*[.$B$31])/8" office:value-type="float" office:value="12">
            <text:p>12</text:p>
          </table:table-cell>
          <table:table-cell table:style-name="ce40" table:formula="of:=([.E$46]*[.$C$31]+[.$A50]*[.$B$31])/8" office:value-type="float" office:value="14">
            <text:p>14</text:p>
          </table:table-cell>
          <table:table-cell table:style-name="ce40" table:formula="of:=([.F$46]*[.$C$31]+[.$A50]*[.$B$31])/8" office:value-type="float" office:value="18">
            <text:p>18</text:p>
          </table:table-cell>
          <table:table-cell table:style-name="ce40" table:formula="of:=([.G$46]*[.$C$31]+[.$A50]*[.$B$31])/8" office:value-type="float" office:value="20">
            <text:p>20</text:p>
          </table:table-cell>
          <table:table-cell table:style-name="ce40" table:formula="of:=([.H$46]*[.$C$31]+[.$A50]*[.$B$31])/8" office:value-type="float" office:value="22">
            <text:p>22</text:p>
          </table:table-cell>
          <table:table-cell table:style-name="ce40" table:formula="of:=([.I$46]*[.$C$31]+[.$A50]*[.$B$31])/8" office:value-type="float" office:value="30">
            <text:p>30</text:p>
          </table:table-cell>
          <table:table-cell table:style-name="ce40" table:formula="of:=([.J$46]*[.$C$31]+[.$A50]*[.$B$31])/8" office:value-type="float" office:value="34">
            <text:p>34</text:p>
          </table:table-cell>
          <table:table-cell table:style-name="ce40" table:formula="of:=([.K$46]*[.$C$31]+[.$A50]*[.$B$31])/8" office:value-type="float" office:value="36">
            <text:p>36</text:p>
          </table:table-cell>
          <table:table-cell table:style-name="ce40" table:formula="of:=([.L$46]*[.$C$31]+[.$A50]*[.$B$31])/8" office:value-type="float" office:value="38">
            <text:p>38</text:p>
          </table:table-cell>
          <table:table-cell table:style-name="ce40" table:formula="of:=([.M$46]*[.$C$31]+[.$A50]*[.$B$31])/8" office:value-type="float" office:value="54">
            <text:p>54</text:p>
          </table:table-cell>
          <table:table-cell table:style-name="ce40" table:formula="of:=([.N$46]*[.$C$31]+[.$A50]*[.$B$31])/8" office:value-type="float" office:value="62">
            <text:p>62</text:p>
          </table:table-cell>
          <table:table-cell table:style-name="ce40" table:formula="of:=([.O$46]*[.$C$31]+[.$A50]*[.$B$31])/8" office:value-type="float" office:value="66">
            <text:p>66</text:p>
          </table:table-cell>
          <table:table-cell table:style-name="ce40" table:formula="of:=([.P$46]*[.$C$31]+[.$A50]*[.$B$31])/8" office:value-type="float" office:value="68">
            <text:p>68</text:p>
          </table:table-cell>
          <table:table-cell table:style-name="ce40" table:formula="of:=([.Q$46]*[.$C$31]+[.$A50]*[.$B$31])/8" office:value-type="float" office:value="70">
            <text:p>70</text:p>
          </table:table-cell>
          <table:table-cell table:number-columns-repeated="1007"/>
        </table:table-row>
        <table:table-row table:style-name="ro1">
          <table:table-cell table:formula="of:=[.$A$41]" office:value-type="float" office:value="14">
            <text:p>14</text:p>
          </table:table-cell>
          <table:table-cell table:style-name="ce40" table:formula="of:=([.B$46]*[.$C$31]+[.$A51]*[.$B$31])/8" office:value-type="float" office:value="9">
            <text:p>9</text:p>
          </table:table-cell>
          <table:table-cell table:style-name="ce40" table:formula="of:=([.C$46]*[.$C$31]+[.$A51]*[.$B$31])/8" office:value-type="float" office:value="11">
            <text:p>11</text:p>
          </table:table-cell>
          <table:table-cell table:style-name="ce40" table:formula="of:=([.D$46]*[.$C$31]+[.$A51]*[.$B$31])/8" office:value-type="float" office:value="13">
            <text:p>13</text:p>
          </table:table-cell>
          <table:table-cell table:style-name="ce40" table:formula="of:=([.E$46]*[.$C$31]+[.$A51]*[.$B$31])/8" office:value-type="float" office:value="15">
            <text:p>15</text:p>
          </table:table-cell>
          <table:table-cell table:style-name="ce40" table:formula="of:=([.F$46]*[.$C$31]+[.$A51]*[.$B$31])/8" office:value-type="float" office:value="19">
            <text:p>19</text:p>
          </table:table-cell>
          <table:table-cell table:style-name="ce40" table:formula="of:=([.G$46]*[.$C$31]+[.$A51]*[.$B$31])/8" office:value-type="float" office:value="21">
            <text:p>21</text:p>
          </table:table-cell>
          <table:table-cell table:style-name="ce40" table:formula="of:=([.H$46]*[.$C$31]+[.$A51]*[.$B$31])/8" office:value-type="float" office:value="23">
            <text:p>23</text:p>
          </table:table-cell>
          <table:table-cell table:style-name="ce40" table:formula="of:=([.I$46]*[.$C$31]+[.$A51]*[.$B$31])/8" office:value-type="float" office:value="31">
            <text:p>31</text:p>
          </table:table-cell>
          <table:table-cell table:style-name="ce40" table:formula="of:=([.J$46]*[.$C$31]+[.$A51]*[.$B$31])/8" office:value-type="float" office:value="35">
            <text:p>35</text:p>
          </table:table-cell>
          <table:table-cell table:style-name="ce40" table:formula="of:=([.K$46]*[.$C$31]+[.$A51]*[.$B$31])/8" office:value-type="float" office:value="37">
            <text:p>37</text:p>
          </table:table-cell>
          <table:table-cell table:style-name="ce40" table:formula="of:=([.L$46]*[.$C$31]+[.$A51]*[.$B$31])/8" office:value-type="float" office:value="39">
            <text:p>39</text:p>
          </table:table-cell>
          <table:table-cell table:style-name="ce40" table:formula="of:=([.M$46]*[.$C$31]+[.$A51]*[.$B$31])/8" office:value-type="float" office:value="55">
            <text:p>55</text:p>
          </table:table-cell>
          <table:table-cell table:style-name="ce40" table:formula="of:=([.N$46]*[.$C$31]+[.$A51]*[.$B$31])/8" office:value-type="float" office:value="63">
            <text:p>63</text:p>
          </table:table-cell>
          <table:table-cell table:style-name="ce40" table:formula="of:=([.O$46]*[.$C$31]+[.$A51]*[.$B$31])/8" office:value-type="float" office:value="67">
            <text:p>67</text:p>
          </table:table-cell>
          <table:table-cell table:style-name="ce40" table:formula="of:=([.P$46]*[.$C$31]+[.$A51]*[.$B$31])/8" office:value-type="float" office:value="69">
            <text:p>69</text:p>
          </table:table-cell>
          <table:table-cell table:style-name="ce40" table:formula="of:=([.Q$46]*[.$C$31]+[.$A51]*[.$B$31])/8" office:value-type="float" office:value="71">
            <text:p>71</text:p>
          </table:table-cell>
          <table:table-cell table:number-columns-repeated="1007"/>
        </table:table-row>
        <table:table-row table:style-name="ro1">
          <table:table-cell table:style-name="ce12" table:formula="of:=[.$A$42]" office:value-type="float" office:value="15">
            <text:p>15</text:p>
          </table:table-cell>
          <table:table-cell table:style-name="ce40" table:formula="of:=([.B$46]*[.$C$31]+[.$A52]*[.$B$31])/8" office:value-type="float" office:value="9.5">
            <text:p>10</text:p>
          </table:table-cell>
          <table:table-cell table:style-name="ce40" table:formula="of:=([.C$46]*[.$C$31]+[.$A52]*[.$B$31])/8" office:value-type="float" office:value="11.5">
            <text:p>12</text:p>
          </table:table-cell>
          <table:table-cell table:style-name="ce40" table:formula="of:=([.D$46]*[.$C$31]+[.$A52]*[.$B$31])/8" office:value-type="float" office:value="13.5">
            <text:p>14</text:p>
          </table:table-cell>
          <table:table-cell table:style-name="ce40" table:formula="of:=([.E$46]*[.$C$31]+[.$A52]*[.$B$31])/8" office:value-type="float" office:value="15.5">
            <text:p>16</text:p>
          </table:table-cell>
          <table:table-cell table:style-name="ce40" table:formula="of:=([.F$46]*[.$C$31]+[.$A52]*[.$B$31])/8" office:value-type="float" office:value="19.5">
            <text:p>20</text:p>
          </table:table-cell>
          <table:table-cell table:style-name="ce40" table:formula="of:=([.G$46]*[.$C$31]+[.$A52]*[.$B$31])/8" office:value-type="float" office:value="21.5">
            <text:p>22</text:p>
          </table:table-cell>
          <table:table-cell table:style-name="ce40" table:formula="of:=([.H$46]*[.$C$31]+[.$A52]*[.$B$31])/8" office:value-type="float" office:value="23.5">
            <text:p>24</text:p>
          </table:table-cell>
          <table:table-cell table:style-name="ce40" table:formula="of:=([.I$46]*[.$C$31]+[.$A52]*[.$B$31])/8" office:value-type="float" office:value="31.5">
            <text:p>32</text:p>
          </table:table-cell>
          <table:table-cell table:style-name="ce40" table:formula="of:=([.J$46]*[.$C$31]+[.$A52]*[.$B$31])/8" office:value-type="float" office:value="35.5">
            <text:p>36</text:p>
          </table:table-cell>
          <table:table-cell table:style-name="ce40" table:formula="of:=([.K$46]*[.$C$31]+[.$A52]*[.$B$31])/8" office:value-type="float" office:value="37.5">
            <text:p>38</text:p>
          </table:table-cell>
          <table:table-cell table:style-name="ce40" table:formula="of:=([.L$46]*[.$C$31]+[.$A52]*[.$B$31])/8" office:value-type="float" office:value="39.5">
            <text:p>40</text:p>
          </table:table-cell>
          <table:table-cell table:style-name="ce40" table:formula="of:=([.M$46]*[.$C$31]+[.$A52]*[.$B$31])/8" office:value-type="float" office:value="55.5">
            <text:p>56</text:p>
          </table:table-cell>
          <table:table-cell table:style-name="ce40" table:formula="of:=([.N$46]*[.$C$31]+[.$A52]*[.$B$31])/8" office:value-type="float" office:value="63.5">
            <text:p>64</text:p>
          </table:table-cell>
          <table:table-cell table:style-name="ce40" table:formula="of:=([.O$46]*[.$C$31]+[.$A52]*[.$B$31])/8" office:value-type="float" office:value="67.5">
            <text:p>68</text:p>
          </table:table-cell>
          <table:table-cell table:style-name="ce40" table:formula="of:=([.P$46]*[.$C$31]+[.$A52]*[.$B$31])/8" office:value-type="float" office:value="69.5">
            <text:p>70</text:p>
          </table:table-cell>
          <table:table-cell table:style-name="ce40" table:formula="of:=([.Q$46]*[.$C$31]+[.$A52]*[.$B$31])/8" office:value-type="float" office:value="71.5">
            <text:p>72</text:p>
          </table:table-cell>
          <table:table-cell table:number-columns-repeated="1007"/>
        </table:table-row>
        <table:table-row table:style-name="ro1">
          <table:table-cell table:formula="of:=[.$A$43]" office:value-type="float" office:value="16">
            <text:p>16</text:p>
          </table:table-cell>
          <table:table-cell table:style-name="ce40" table:formula="of:=([.B$46]*[.$C$31]+[.$A53]*[.$B$31])/8" office:value-type="float" office:value="10">
            <text:p>10</text:p>
          </table:table-cell>
          <table:table-cell table:style-name="ce40" table:formula="of:=([.C$46]*[.$C$31]+[.$A53]*[.$B$31])/8" office:value-type="float" office:value="12">
            <text:p>12</text:p>
          </table:table-cell>
          <table:table-cell table:style-name="ce40" table:formula="of:=([.D$46]*[.$C$31]+[.$A53]*[.$B$31])/8" office:value-type="float" office:value="14">
            <text:p>14</text:p>
          </table:table-cell>
          <table:table-cell table:style-name="ce40" table:formula="of:=([.E$46]*[.$C$31]+[.$A53]*[.$B$31])/8" office:value-type="float" office:value="16">
            <text:p>16</text:p>
          </table:table-cell>
          <table:table-cell table:style-name="ce40" table:formula="of:=([.F$46]*[.$C$31]+[.$A53]*[.$B$31])/8" office:value-type="float" office:value="20">
            <text:p>20</text:p>
          </table:table-cell>
          <table:table-cell table:style-name="ce40" table:formula="of:=([.G$46]*[.$C$31]+[.$A53]*[.$B$31])/8" office:value-type="float" office:value="22">
            <text:p>22</text:p>
          </table:table-cell>
          <table:table-cell table:style-name="ce40" table:formula="of:=([.H$46]*[.$C$31]+[.$A53]*[.$B$31])/8" office:value-type="float" office:value="24">
            <text:p>24</text:p>
          </table:table-cell>
          <table:table-cell table:style-name="ce40" table:formula="of:=([.I$46]*[.$C$31]+[.$A53]*[.$B$31])/8" office:value-type="float" office:value="32">
            <text:p>32</text:p>
          </table:table-cell>
          <table:table-cell table:style-name="ce40" table:formula="of:=([.J$46]*[.$C$31]+[.$A53]*[.$B$31])/8" office:value-type="float" office:value="36">
            <text:p>36</text:p>
          </table:table-cell>
          <table:table-cell table:style-name="ce40" table:formula="of:=([.K$46]*[.$C$31]+[.$A53]*[.$B$31])/8" office:value-type="float" office:value="38">
            <text:p>38</text:p>
          </table:table-cell>
          <table:table-cell table:style-name="ce40" table:formula="of:=([.L$46]*[.$C$31]+[.$A53]*[.$B$31])/8" office:value-type="float" office:value="40">
            <text:p>40</text:p>
          </table:table-cell>
          <table:table-cell table:style-name="ce40" table:formula="of:=([.M$46]*[.$C$31]+[.$A53]*[.$B$31])/8" office:value-type="float" office:value="56">
            <text:p>56</text:p>
          </table:table-cell>
          <table:table-cell table:style-name="ce40" table:formula="of:=([.N$46]*[.$C$31]+[.$A53]*[.$B$31])/8" office:value-type="float" office:value="64">
            <text:p>64</text:p>
          </table:table-cell>
          <table:table-cell table:style-name="ce40" table:formula="of:=([.O$46]*[.$C$31]+[.$A53]*[.$B$31])/8" office:value-type="float" office:value="68">
            <text:p>68</text:p>
          </table:table-cell>
          <table:table-cell table:style-name="ce40" table:formula="of:=([.P$46]*[.$C$31]+[.$A53]*[.$B$31])/8" office:value-type="float" office:value="70">
            <text:p>70</text:p>
          </table:table-cell>
          <table:table-cell table:style-name="ce40" table:formula="of:=([.Q$46]*[.$C$31]+[.$A53]*[.$B$31])/8" office:value-type="float" office:value="72">
            <text:p>72</text:p>
          </table:table-cell>
          <table:table-cell table:number-columns-repeated="1007"/>
        </table:table-row>
        <table:table-row table:style-name="ro1">
          <table:table-cell table:style-name="ce12" table:formula="of:=[.$A$44]" office:value-type="float" office:value="18">
            <text:p>18</text:p>
          </table:table-cell>
          <table:table-cell table:style-name="ce40" table:formula="of:=([.B$46]*[.$C$31]+[.$A54]*[.$B$31])/8" office:value-type="float" office:value="11">
            <text:p>11</text:p>
          </table:table-cell>
          <table:table-cell table:style-name="ce40" table:formula="of:=([.C$46]*[.$C$31]+[.$A54]*[.$B$31])/8" office:value-type="float" office:value="13">
            <text:p>13</text:p>
          </table:table-cell>
          <table:table-cell table:style-name="ce40" table:formula="of:=([.D$46]*[.$C$31]+[.$A54]*[.$B$31])/8" office:value-type="float" office:value="15">
            <text:p>15</text:p>
          </table:table-cell>
          <table:table-cell table:style-name="ce40" table:formula="of:=([.E$46]*[.$C$31]+[.$A54]*[.$B$31])/8" office:value-type="float" office:value="17">
            <text:p>17</text:p>
          </table:table-cell>
          <table:table-cell table:style-name="ce40" table:formula="of:=([.F$46]*[.$C$31]+[.$A54]*[.$B$31])/8" office:value-type="float" office:value="21">
            <text:p>21</text:p>
          </table:table-cell>
          <table:table-cell table:style-name="ce40" table:formula="of:=([.G$46]*[.$C$31]+[.$A54]*[.$B$31])/8" office:value-type="float" office:value="23">
            <text:p>23</text:p>
          </table:table-cell>
          <table:table-cell table:style-name="ce40" table:formula="of:=([.H$46]*[.$C$31]+[.$A54]*[.$B$31])/8" office:value-type="float" office:value="25">
            <text:p>25</text:p>
          </table:table-cell>
          <table:table-cell table:style-name="ce40" table:formula="of:=([.I$46]*[.$C$31]+[.$A54]*[.$B$31])/8" office:value-type="float" office:value="33">
            <text:p>33</text:p>
          </table:table-cell>
          <table:table-cell table:style-name="ce40" table:formula="of:=([.J$46]*[.$C$31]+[.$A54]*[.$B$31])/8" office:value-type="float" office:value="37">
            <text:p>37</text:p>
          </table:table-cell>
          <table:table-cell table:style-name="ce40" table:formula="of:=([.K$46]*[.$C$31]+[.$A54]*[.$B$31])/8" office:value-type="float" office:value="39">
            <text:p>39</text:p>
          </table:table-cell>
          <table:table-cell table:style-name="ce40" table:formula="of:=([.L$46]*[.$C$31]+[.$A54]*[.$B$31])/8" office:value-type="float" office:value="41">
            <text:p>41</text:p>
          </table:table-cell>
          <table:table-cell table:style-name="ce40" table:formula="of:=([.M$46]*[.$C$31]+[.$A54]*[.$B$31])/8" office:value-type="float" office:value="57">
            <text:p>57</text:p>
          </table:table-cell>
          <table:table-cell table:style-name="ce40" table:formula="of:=([.N$46]*[.$C$31]+[.$A54]*[.$B$31])/8" office:value-type="float" office:value="65">
            <text:p>65</text:p>
          </table:table-cell>
          <table:table-cell table:style-name="ce40" table:formula="of:=([.O$46]*[.$C$31]+[.$A54]*[.$B$31])/8" office:value-type="float" office:value="69">
            <text:p>69</text:p>
          </table:table-cell>
          <table:table-cell table:style-name="ce40" table:formula="of:=([.P$46]*[.$C$31]+[.$A54]*[.$B$31])/8" office:value-type="float" office:value="71">
            <text:p>71</text:p>
          </table:table-cell>
          <table:table-cell table:style-name="ce40" table:formula="of:=([.Q$46]*[.$C$31]+[.$A54]*[.$B$31])/8" office:value-type="float" office:value="73">
            <text:p>73</text:p>
          </table:table-cell>
          <table:table-cell table:number-columns-repeated="1007"/>
        </table:table-row>
        <table:table-row table:style-name="ro1">
          <table:table-cell table:style-name="ce9" office:value-type="string">
            <text:p>MB.Num.mBlocks</text:p>
          </table:table-cell>
          <table:table-cell table:style-name="ce17" office:value-type="string" table:number-columns-spanned="4" table:number-rows-spanned="1">
            <text:p>&gt;&gt;&gt; Number of minorBlocks in a MayorBlock</text:p>
          </table:table-cell>
          <table:covered-table-cell table:number-columns-repeated="2"/>
          <table:covered-table-cell table:style-name="Default"/>
          <table:table-cell table:number-columns-repeated="1019"/>
        </table:table-row>
        <table:table-row table:style-name="ro1">
          <table:table-cell table:style-name="Default"/>
          <table:table-cell table:style-name="ce16" office:value-type="float" office:value="8">
            <text:p>8</text:p>
          </table:table-cell>
          <table:table-cell table:style-name="ce16" office:value-type="float" office:value="16">
            <text:p>16</text:p>
          </table:table-cell>
          <table:table-cell table:style-name="ce16" office:value-type="float" office:value="24">
            <text:p>24</text:p>
          </table:table-cell>
          <table:table-cell table:style-name="ce16" office:value-type="float" office:value="32">
            <text:p>32</text:p>
          </table:table-cell>
          <table:table-cell table:style-name="ce16" office:value-type="float" office:value="48">
            <text:p>48</text:p>
          </table:table-cell>
          <table:table-cell table:style-name="ce16" office:value-type="float" office:value="56">
            <text:p>56</text:p>
          </table:table-cell>
          <table:table-cell table:style-name="ce16" office:value-type="float" office:value="64">
            <text:p>64</text:p>
          </table:table-cell>
          <table:table-cell table:style-name="ce16" office:value-type="float" office:value="96">
            <text:p>96</text:p>
          </table:table-cell>
          <table:table-cell table:style-name="ce16" office:value-type="float" office:value="112">
            <text:p>112</text:p>
          </table:table-cell>
          <table:table-cell table:style-name="ce16" office:value-type="float" office:value="120">
            <text:p>120</text:p>
          </table:table-cell>
          <table:table-cell table:style-name="ce16" office:value-type="float" office:value="128">
            <text:p>128</text:p>
          </table:table-cell>
          <table:table-cell table:style-name="ce16" office:value-type="float" office:value="192">
            <text:p>192</text:p>
          </table:table-cell>
          <table:table-cell table:style-name="ce16" office:value-type="float" office:value="224">
            <text:p>224</text:p>
          </table:table-cell>
          <table:table-cell table:style-name="ce16" office:value-type="float" office:value="240">
            <text:p>240</text:p>
          </table:table-cell>
          <table:table-cell table:style-name="ce16" office:value-type="float" office:value="248">
            <text:p>248</text:p>
          </table:table-cell>
          <table:table-cell table:style-name="ce16" office:value-type="float" office:value="256">
            <text:p>256</text:p>
          </table:table-cell>
          <table:table-cell table:number-columns-repeated="1007"/>
        </table:table-row>
        <table:table-row table:style-name="ro1">
          <table:table-cell table:formula="of:=[.$A$37]" office:value-type="float" office:value="8">
            <text:p>8</text:p>
          </table:table-cell>
          <table:table-cell table:style-name="ce20" table:formula="of:=[.$B37]/[.B$56]" office:value-type="float" office:value="32">
            <text:p>32</text:p>
          </table:table-cell>
          <table:table-cell table:style-name="ce20" table:formula="of:=[.$B37]/[.C$56]" office:value-type="float" office:value="16">
            <text:p>16</text:p>
          </table:table-cell>
          <table:table-cell table:style-name="ce20" table:formula="of:=[.$B37]/[.D$56]" office:value-type="float" office:value="10.6666666666667">
            <text:p>11</text:p>
          </table:table-cell>
          <table:table-cell table:formula="of:=[.$B37]/[.E$56]" office:value-type="float" office:value="8">
            <text:p>8</text:p>
          </table:table-cell>
          <table:table-cell table:style-name="ce20" table:formula="of:=[.$B37]/[.F$56]" office:value-type="float" office:value="5.33333333333333">
            <text:p>5</text:p>
          </table:table-cell>
          <table:table-cell table:style-name="ce20" table:formula="of:=[.$B37]/[.G$56]" office:value-type="float" office:value="4.57142857142857">
            <text:p>5</text:p>
          </table:table-cell>
          <table:table-cell table:style-name="ce20" table:formula="of:=[.$B37]/[.H$56]" office:value-type="float" office:value="4">
            <text:p>4</text:p>
          </table:table-cell>
          <table:table-cell table:style-name="ce20" table:formula="of:=[.$B37]/[.I$56]" office:value-type="float" office:value="2.66666666666667">
            <text:p>3</text:p>
          </table:table-cell>
          <table:table-cell table:style-name="ce20" table:formula="of:=[.$B37]/[.J$56]" office:value-type="float" office:value="2.28571428571429">
            <text:p>2</text:p>
          </table:table-cell>
          <table:table-cell table:style-name="ce20" table:formula="of:=[.$B37]/[.K$56]" office:value-type="float" office:value="2.13333333333333">
            <text:p>2</text:p>
          </table:table-cell>
          <table:table-cell table:style-name="ce20" table:formula="of:=[.$B37]/[.L$56]" office:value-type="float" office:value="2">
            <text:p>2</text:p>
          </table:table-cell>
          <table:table-cell table:style-name="ce20" table:formula="of:=[.$B37]/[.M$56]" office:value-type="float" office:value="1.33333333333333">
            <text:p>1</text:p>
          </table:table-cell>
          <table:table-cell table:style-name="ce20" table:formula="of:=[.$B37]/[.N$56]" office:value-type="float" office:value="1.14285714285714">
            <text:p>1</text:p>
          </table:table-cell>
          <table:table-cell table:style-name="ce20" table:formula="of:=[.$B37]/[.O$56]" office:value-type="float" office:value="1.06666666666667">
            <text:p>1</text:p>
          </table:table-cell>
          <table:table-cell table:style-name="ce20" table:formula="of:=[.$B37]/[.P$56]" office:value-type="float" office:value="1.03225806451613">
            <text:p>1</text:p>
          </table:table-cell>
          <table:table-cell table:style-name="ce20" table:formula="of:=[.$B37]/[.Q$56]" office:value-type="float" office:value="1">
            <text:p>1</text:p>
          </table:table-cell>
          <table:table-cell table:number-columns-repeated="1007"/>
        </table:table-row>
        <table:table-row table:style-name="ro1">
          <table:table-cell table:style-name="ce12" table:formula="of:=[.$A$38]" office:value-type="float" office:value="10">
            <text:p>10</text:p>
          </table:table-cell>
          <table:table-cell table:style-name="ce20" table:formula="of:=[.$B38]/[.B$56]" office:value-type="float" office:value="128">
            <text:p>128</text:p>
          </table:table-cell>
          <table:table-cell table:style-name="ce20" table:formula="of:=[.$B38]/[.C$56]" office:value-type="float" office:value="64">
            <text:p>64</text:p>
          </table:table-cell>
          <table:table-cell table:style-name="ce20" table:formula="of:=[.$B38]/[.D$56]" office:value-type="float" office:value="42.6666666666667">
            <text:p>43</text:p>
          </table:table-cell>
          <table:table-cell table:formula="of:=[.$B38]/[.E$56]" office:value-type="float" office:value="32">
            <text:p>32</text:p>
          </table:table-cell>
          <table:table-cell table:style-name="ce20" table:formula="of:=[.$B38]/[.F$56]" office:value-type="float" office:value="21.3333333333333">
            <text:p>21</text:p>
          </table:table-cell>
          <table:table-cell table:style-name="ce20" table:formula="of:=[.$B38]/[.G$56]" office:value-type="float" office:value="18.2857142857143">
            <text:p>18</text:p>
          </table:table-cell>
          <table:table-cell table:style-name="ce20" table:formula="of:=[.$B38]/[.H$56]" office:value-type="float" office:value="16">
            <text:p>16</text:p>
          </table:table-cell>
          <table:table-cell table:style-name="ce20" table:formula="of:=[.$B38]/[.I$56]" office:value-type="float" office:value="10.6666666666667">
            <text:p>11</text:p>
          </table:table-cell>
          <table:table-cell table:style-name="ce20" table:formula="of:=[.$B38]/[.J$56]" office:value-type="float" office:value="9.14285714285714">
            <text:p>9</text:p>
          </table:table-cell>
          <table:table-cell table:style-name="ce20" table:formula="of:=[.$B38]/[.K$56]" office:value-type="float" office:value="8.53333333333333">
            <text:p>9</text:p>
          </table:table-cell>
          <table:table-cell table:style-name="ce20" table:formula="of:=[.$B38]/[.L$56]" office:value-type="float" office:value="8">
            <text:p>8</text:p>
          </table:table-cell>
          <table:table-cell table:style-name="ce20" table:formula="of:=[.$B38]/[.M$56]" office:value-type="float" office:value="5.33333333333333">
            <text:p>5</text:p>
          </table:table-cell>
          <table:table-cell table:style-name="ce20" table:formula="of:=[.$B38]/[.N$56]" office:value-type="float" office:value="4.57142857142857">
            <text:p>5</text:p>
          </table:table-cell>
          <table:table-cell table:style-name="ce20" table:formula="of:=[.$B38]/[.O$56]" office:value-type="float" office:value="4.26666666666667">
            <text:p>4</text:p>
          </table:table-cell>
          <table:table-cell table:style-name="ce20" table:formula="of:=[.$B38]/[.P$56]" office:value-type="float" office:value="4.12903225806452">
            <text:p>4</text:p>
          </table:table-cell>
          <table:table-cell table:style-name="ce20" table:formula="of:=[.$B38]/[.Q$56]" office:value-type="float" office:value="4">
            <text:p>4</text:p>
          </table:table-cell>
          <table:table-cell table:number-columns-repeated="1007"/>
        </table:table-row>
        <table:table-row table:style-name="ro1">
          <table:table-cell table:formula="of:=[.$A$39]" office:value-type="float" office:value="11">
            <text:p>11</text:p>
          </table:table-cell>
          <table:table-cell table:style-name="ce20" table:formula="of:=[.$B39]/[.B$56]" office:value-type="float" office:value="256">
            <text:p>256</text:p>
          </table:table-cell>
          <table:table-cell table:style-name="ce20" table:formula="of:=[.$B39]/[.C$56]" office:value-type="float" office:value="128">
            <text:p>128</text:p>
          </table:table-cell>
          <table:table-cell table:style-name="ce20" table:formula="of:=[.$B39]/[.D$56]" office:value-type="float" office:value="85.3333333333333">
            <text:p>85</text:p>
          </table:table-cell>
          <table:table-cell table:formula="of:=[.$B39]/[.E$56]" office:value-type="float" office:value="64">
            <text:p>64</text:p>
          </table:table-cell>
          <table:table-cell table:style-name="ce20" table:formula="of:=[.$B39]/[.F$56]" office:value-type="float" office:value="42.6666666666667">
            <text:p>43</text:p>
          </table:table-cell>
          <table:table-cell table:style-name="ce20" table:formula="of:=[.$B39]/[.G$56]" office:value-type="float" office:value="36.5714285714286">
            <text:p>37</text:p>
          </table:table-cell>
          <table:table-cell table:style-name="ce20" table:formula="of:=[.$B39]/[.H$56]" office:value-type="float" office:value="32">
            <text:p>32</text:p>
          </table:table-cell>
          <table:table-cell table:style-name="ce20" table:formula="of:=[.$B39]/[.I$56]" office:value-type="float" office:value="21.3333333333333">
            <text:p>21</text:p>
          </table:table-cell>
          <table:table-cell table:style-name="ce20" table:formula="of:=[.$B39]/[.J$56]" office:value-type="float" office:value="18.2857142857143">
            <text:p>18</text:p>
          </table:table-cell>
          <table:table-cell table:style-name="ce20" table:formula="of:=[.$B39]/[.K$56]" office:value-type="float" office:value="17.0666666666667">
            <text:p>17</text:p>
          </table:table-cell>
          <table:table-cell table:style-name="ce20" table:formula="of:=[.$B39]/[.L$56]" office:value-type="float" office:value="16">
            <text:p>16</text:p>
          </table:table-cell>
          <table:table-cell table:style-name="ce20" table:formula="of:=[.$B39]/[.M$56]" office:value-type="float" office:value="10.6666666666667">
            <text:p>11</text:p>
          </table:table-cell>
          <table:table-cell table:style-name="ce20" table:formula="of:=[.$B39]/[.N$56]" office:value-type="float" office:value="9.14285714285714">
            <text:p>9</text:p>
          </table:table-cell>
          <table:table-cell table:style-name="ce20" table:formula="of:=[.$B39]/[.O$56]" office:value-type="float" office:value="8.53333333333333">
            <text:p>9</text:p>
          </table:table-cell>
          <table:table-cell table:style-name="ce20" table:formula="of:=[.$B39]/[.P$56]" office:value-type="float" office:value="8.25806451612903">
            <text:p>8</text:p>
          </table:table-cell>
          <table:table-cell table:style-name="ce20" table:formula="of:=[.$B39]/[.Q$56]" office:value-type="float" office:value="8">
            <text:p>8</text:p>
          </table:table-cell>
          <table:table-cell table:number-columns-repeated="1007"/>
        </table:table-row>
        <table:table-row table:style-name="ro1">
          <table:table-cell table:style-name="ce12" table:formula="of:=[.$A$40]" office:value-type="float" office:value="12">
            <text:p>12</text:p>
          </table:table-cell>
          <table:table-cell table:style-name="ce20" table:formula="of:=[.$B40]/[.B$56]" office:value-type="float" office:value="512">
            <text:p>512</text:p>
          </table:table-cell>
          <table:table-cell table:style-name="ce20" table:formula="of:=[.$B40]/[.C$56]" office:value-type="float" office:value="256">
            <text:p>256</text:p>
          </table:table-cell>
          <table:table-cell table:style-name="ce20" table:formula="of:=[.$B40]/[.D$56]" office:value-type="float" office:value="170.666666666667">
            <text:p>171</text:p>
          </table:table-cell>
          <table:table-cell table:formula="of:=[.$B40]/[.E$56]" office:value-type="float" office:value="128">
            <text:p>128</text:p>
          </table:table-cell>
          <table:table-cell table:style-name="ce20" table:formula="of:=[.$B40]/[.F$56]" office:value-type="float" office:value="85.3333333333333">
            <text:p>85</text:p>
          </table:table-cell>
          <table:table-cell table:style-name="ce20" table:formula="of:=[.$B40]/[.G$56]" office:value-type="float" office:value="73.1428571428571">
            <text:p>73</text:p>
          </table:table-cell>
          <table:table-cell table:style-name="ce20" table:formula="of:=[.$B40]/[.H$56]" office:value-type="float" office:value="64">
            <text:p>64</text:p>
          </table:table-cell>
          <table:table-cell table:style-name="ce20" table:formula="of:=[.$B40]/[.I$56]" office:value-type="float" office:value="42.6666666666667">
            <text:p>43</text:p>
          </table:table-cell>
          <table:table-cell table:style-name="ce20" table:formula="of:=[.$B40]/[.J$56]" office:value-type="float" office:value="36.5714285714286">
            <text:p>37</text:p>
          </table:table-cell>
          <table:table-cell table:style-name="ce20" table:formula="of:=[.$B40]/[.K$56]" office:value-type="float" office:value="34.1333333333333">
            <text:p>34</text:p>
          </table:table-cell>
          <table:table-cell table:style-name="ce20" table:formula="of:=[.$B40]/[.L$56]" office:value-type="float" office:value="32">
            <text:p>32</text:p>
          </table:table-cell>
          <table:table-cell table:style-name="ce20" table:formula="of:=[.$B40]/[.M$56]" office:value-type="float" office:value="21.3333333333333">
            <text:p>21</text:p>
          </table:table-cell>
          <table:table-cell table:style-name="ce20" table:formula="of:=[.$B40]/[.N$56]" office:value-type="float" office:value="18.2857142857143">
            <text:p>18</text:p>
          </table:table-cell>
          <table:table-cell table:style-name="ce20" table:formula="of:=[.$B40]/[.O$56]" office:value-type="float" office:value="17.0666666666667">
            <text:p>17</text:p>
          </table:table-cell>
          <table:table-cell table:style-name="ce20" table:formula="of:=[.$B40]/[.P$56]" office:value-type="float" office:value="16.5161290322581">
            <text:p>17</text:p>
          </table:table-cell>
          <table:table-cell table:style-name="ce20" table:formula="of:=[.$B40]/[.Q$56]" office:value-type="float" office:value="16">
            <text:p>16</text:p>
          </table:table-cell>
          <table:table-cell table:number-columns-repeated="1007"/>
        </table:table-row>
        <table:table-row table:style-name="ro1">
          <table:table-cell table:formula="of:=[.$A$41]" office:value-type="float" office:value="14">
            <text:p>14</text:p>
          </table:table-cell>
          <table:table-cell table:style-name="ce20" table:formula="of:=[.$B41]/[.B$56]" office:value-type="float" office:value="2048">
            <text:p>2048</text:p>
          </table:table-cell>
          <table:table-cell table:style-name="ce20" table:formula="of:=[.$B41]/[.C$56]" office:value-type="float" office:value="1024">
            <text:p>1024</text:p>
          </table:table-cell>
          <table:table-cell table:style-name="ce20" table:formula="of:=[.$B41]/[.D$56]" office:value-type="float" office:value="682.666666666667">
            <text:p>683</text:p>
          </table:table-cell>
          <table:table-cell table:formula="of:=[.$B41]/[.E$56]" office:value-type="float" office:value="512">
            <text:p>512</text:p>
          </table:table-cell>
          <table:table-cell table:style-name="ce20" table:formula="of:=[.$B41]/[.F$56]" office:value-type="float" office:value="341.333333333333">
            <text:p>341</text:p>
          </table:table-cell>
          <table:table-cell table:style-name="ce20" table:formula="of:=[.$B41]/[.G$56]" office:value-type="float" office:value="292.571428571429">
            <text:p>293</text:p>
          </table:table-cell>
          <table:table-cell table:style-name="ce20" table:formula="of:=[.$B41]/[.H$56]" office:value-type="float" office:value="256">
            <text:p>256</text:p>
          </table:table-cell>
          <table:table-cell table:style-name="ce20" table:formula="of:=[.$B41]/[.I$56]" office:value-type="float" office:value="170.666666666667">
            <text:p>171</text:p>
          </table:table-cell>
          <table:table-cell table:style-name="ce20" table:formula="of:=[.$B41]/[.J$56]" office:value-type="float" office:value="146.285714285714">
            <text:p>146</text:p>
          </table:table-cell>
          <table:table-cell table:style-name="ce20" table:formula="of:=[.$B41]/[.K$56]" office:value-type="float" office:value="136.533333333333">
            <text:p>137</text:p>
          </table:table-cell>
          <table:table-cell table:style-name="ce20" table:formula="of:=[.$B41]/[.L$56]" office:value-type="float" office:value="128">
            <text:p>128</text:p>
          </table:table-cell>
          <table:table-cell table:style-name="ce20" table:formula="of:=[.$B41]/[.M$56]" office:value-type="float" office:value="85.3333333333333">
            <text:p>85</text:p>
          </table:table-cell>
          <table:table-cell table:style-name="ce20" table:formula="of:=[.$B41]/[.N$56]" office:value-type="float" office:value="73.1428571428571">
            <text:p>73</text:p>
          </table:table-cell>
          <table:table-cell table:style-name="ce20" table:formula="of:=[.$B41]/[.O$56]" office:value-type="float" office:value="68.2666666666667">
            <text:p>68</text:p>
          </table:table-cell>
          <table:table-cell table:style-name="ce20" table:formula="of:=[.$B41]/[.P$56]" office:value-type="float" office:value="66.0645161290323">
            <text:p>66</text:p>
          </table:table-cell>
          <table:table-cell table:style-name="ce20" table:formula="of:=[.$B41]/[.Q$56]" office:value-type="float" office:value="64">
            <text:p>64</text:p>
          </table:table-cell>
          <table:table-cell table:number-columns-repeated="1007"/>
        </table:table-row>
        <table:table-row table:style-name="ro1">
          <table:table-cell table:style-name="ce12" table:formula="of:=[.$A$42]" office:value-type="float" office:value="15">
            <text:p>15</text:p>
          </table:table-cell>
          <table:table-cell table:style-name="ce20" table:formula="of:=[.$B42]/[.B$56]" office:value-type="float" office:value="4096">
            <text:p>4096</text:p>
          </table:table-cell>
          <table:table-cell table:style-name="ce20" table:formula="of:=[.$B42]/[.C$56]" office:value-type="float" office:value="2048">
            <text:p>2048</text:p>
          </table:table-cell>
          <table:table-cell table:style-name="ce20" table:formula="of:=[.$B42]/[.D$56]" office:value-type="float" office:value="1365.33333333333">
            <text:p>1365</text:p>
          </table:table-cell>
          <table:table-cell table:formula="of:=[.$B42]/[.E$56]" office:value-type="float" office:value="1024">
            <text:p>1024</text:p>
          </table:table-cell>
          <table:table-cell table:style-name="ce20" table:formula="of:=[.$B42]/[.F$56]" office:value-type="float" office:value="682.666666666667">
            <text:p>683</text:p>
          </table:table-cell>
          <table:table-cell table:style-name="ce20" table:formula="of:=[.$B42]/[.G$56]" office:value-type="float" office:value="585.142857142857">
            <text:p>585</text:p>
          </table:table-cell>
          <table:table-cell table:style-name="ce20" table:formula="of:=[.$B42]/[.H$56]" office:value-type="float" office:value="512">
            <text:p>512</text:p>
          </table:table-cell>
          <table:table-cell table:style-name="ce20" table:formula="of:=[.$B42]/[.I$56]" office:value-type="float" office:value="341.333333333333">
            <text:p>341</text:p>
          </table:table-cell>
          <table:table-cell table:style-name="ce20" table:formula="of:=[.$B42]/[.J$56]" office:value-type="float" office:value="292.571428571429">
            <text:p>293</text:p>
          </table:table-cell>
          <table:table-cell table:style-name="ce20" table:formula="of:=[.$B42]/[.K$56]" office:value-type="float" office:value="273.066666666667">
            <text:p>273</text:p>
          </table:table-cell>
          <table:table-cell table:style-name="ce20" table:formula="of:=[.$B42]/[.L$56]" office:value-type="float" office:value="256">
            <text:p>256</text:p>
          </table:table-cell>
          <table:table-cell table:style-name="ce20" table:formula="of:=[.$B42]/[.M$56]" office:value-type="float" office:value="170.666666666667">
            <text:p>171</text:p>
          </table:table-cell>
          <table:table-cell table:style-name="ce20" table:formula="of:=[.$B42]/[.N$56]" office:value-type="float" office:value="146.285714285714">
            <text:p>146</text:p>
          </table:table-cell>
          <table:table-cell table:style-name="ce20" table:formula="of:=[.$B42]/[.O$56]" office:value-type="float" office:value="136.533333333333">
            <text:p>137</text:p>
          </table:table-cell>
          <table:table-cell table:style-name="ce20" table:formula="of:=[.$B42]/[.P$56]" office:value-type="float" office:value="132.129032258065">
            <text:p>132</text:p>
          </table:table-cell>
          <table:table-cell table:style-name="ce20" table:formula="of:=[.$B42]/[.Q$56]" office:value-type="float" office:value="128">
            <text:p>128</text:p>
          </table:table-cell>
          <table:table-cell table:number-columns-repeated="1007"/>
        </table:table-row>
        <table:table-row table:style-name="ro1">
          <table:table-cell table:formula="of:=[.$A$43]" office:value-type="float" office:value="16">
            <text:p>16</text:p>
          </table:table-cell>
          <table:table-cell table:style-name="ce20" table:formula="of:=[.$B43]/[.B$56]" office:value-type="float" office:value="8192">
            <text:p>8192</text:p>
          </table:table-cell>
          <table:table-cell table:style-name="ce20" table:formula="of:=[.$B43]/[.C$56]" office:value-type="float" office:value="4096">
            <text:p>4096</text:p>
          </table:table-cell>
          <table:table-cell table:style-name="ce20" table:formula="of:=[.$B43]/[.D$56]" office:value-type="float" office:value="2730.66666666667">
            <text:p>2731</text:p>
          </table:table-cell>
          <table:table-cell table:formula="of:=[.$B43]/[.E$56]" office:value-type="float" office:value="2048">
            <text:p>2048</text:p>
          </table:table-cell>
          <table:table-cell table:style-name="ce20" table:formula="of:=[.$B43]/[.F$56]" office:value-type="float" office:value="1365.33333333333">
            <text:p>1365</text:p>
          </table:table-cell>
          <table:table-cell table:style-name="ce20" table:formula="of:=[.$B43]/[.G$56]" office:value-type="float" office:value="1170.28571428571">
            <text:p>1170</text:p>
          </table:table-cell>
          <table:table-cell table:style-name="ce20" table:formula="of:=[.$B43]/[.H$56]" office:value-type="float" office:value="1024">
            <text:p>1024</text:p>
          </table:table-cell>
          <table:table-cell table:style-name="ce20" table:formula="of:=[.$B43]/[.I$56]" office:value-type="float" office:value="682.666666666667">
            <text:p>683</text:p>
          </table:table-cell>
          <table:table-cell table:style-name="ce20" table:formula="of:=[.$B43]/[.J$56]" office:value-type="float" office:value="585.142857142857">
            <text:p>585</text:p>
          </table:table-cell>
          <table:table-cell table:style-name="ce20" table:formula="of:=[.$B43]/[.K$56]" office:value-type="float" office:value="546.133333333333">
            <text:p>546</text:p>
          </table:table-cell>
          <table:table-cell table:style-name="ce20" table:formula="of:=[.$B43]/[.L$56]" office:value-type="float" office:value="512">
            <text:p>512</text:p>
          </table:table-cell>
          <table:table-cell table:style-name="ce20" table:formula="of:=[.$B43]/[.M$56]" office:value-type="float" office:value="341.333333333333">
            <text:p>341</text:p>
          </table:table-cell>
          <table:table-cell table:style-name="ce20" table:formula="of:=[.$B43]/[.N$56]" office:value-type="float" office:value="292.571428571429">
            <text:p>293</text:p>
          </table:table-cell>
          <table:table-cell table:style-name="ce20" table:formula="of:=[.$B43]/[.O$56]" office:value-type="float" office:value="273.066666666667">
            <text:p>273</text:p>
          </table:table-cell>
          <table:table-cell table:style-name="ce20" table:formula="of:=[.$B43]/[.P$56]" office:value-type="float" office:value="264.258064516129">
            <text:p>264</text:p>
          </table:table-cell>
          <table:table-cell table:style-name="ce20" table:formula="of:=[.$B43]/[.Q$56]" office:value-type="float" office:value="256">
            <text:p>256</text:p>
          </table:table-cell>
          <table:table-cell table:number-columns-repeated="1007"/>
        </table:table-row>
        <table:table-row table:style-name="ro1">
          <table:table-cell table:style-name="ce12" table:formula="of:=[.$A$44]" office:value-type="float" office:value="18">
            <text:p>18</text:p>
          </table:table-cell>
          <table:table-cell table:style-name="ce20" table:formula="of:=[.$B44]/[.B$56]" office:value-type="float" office:value="32768">
            <text:p>32768</text:p>
          </table:table-cell>
          <table:table-cell table:style-name="ce20" table:formula="of:=[.$B44]/[.C$56]" office:value-type="float" office:value="16384">
            <text:p>16384</text:p>
          </table:table-cell>
          <table:table-cell table:style-name="ce20" table:formula="of:=[.$B44]/[.D$56]" office:value-type="float" office:value="10922.6666666667">
            <text:p>10923</text:p>
          </table:table-cell>
          <table:table-cell table:formula="of:=[.$B44]/[.E$56]" office:value-type="float" office:value="8192">
            <text:p>8192</text:p>
          </table:table-cell>
          <table:table-cell table:style-name="ce20" table:formula="of:=[.$B44]/[.F$56]" office:value-type="float" office:value="5461.33333333333">
            <text:p>5461</text:p>
          </table:table-cell>
          <table:table-cell table:style-name="ce20" table:formula="of:=[.$B44]/[.G$56]" office:value-type="float" office:value="4681.14285714286">
            <text:p>4681</text:p>
          </table:table-cell>
          <table:table-cell table:style-name="ce20" table:formula="of:=[.$B44]/[.H$56]" office:value-type="float" office:value="4096">
            <text:p>4096</text:p>
          </table:table-cell>
          <table:table-cell table:style-name="ce20" table:formula="of:=[.$B44]/[.I$56]" office:value-type="float" office:value="2730.66666666667">
            <text:p>2731</text:p>
          </table:table-cell>
          <table:table-cell table:style-name="ce20" table:formula="of:=[.$B44]/[.J$56]" office:value-type="float" office:value="2340.57142857143">
            <text:p>2341</text:p>
          </table:table-cell>
          <table:table-cell table:style-name="ce20" table:formula="of:=[.$B44]/[.K$56]" office:value-type="float" office:value="2184.53333333333">
            <text:p>2185</text:p>
          </table:table-cell>
          <table:table-cell table:style-name="ce20" table:formula="of:=[.$B44]/[.L$56]" office:value-type="float" office:value="2048">
            <text:p>2048</text:p>
          </table:table-cell>
          <table:table-cell table:style-name="ce20" table:formula="of:=[.$B44]/[.M$56]" office:value-type="float" office:value="1365.33333333333">
            <text:p>1365</text:p>
          </table:table-cell>
          <table:table-cell table:style-name="ce20" table:formula="of:=[.$B44]/[.N$56]" office:value-type="float" office:value="1170.28571428571">
            <text:p>1170</text:p>
          </table:table-cell>
          <table:table-cell table:style-name="ce20" table:formula="of:=[.$B44]/[.O$56]" office:value-type="float" office:value="1092.26666666667">
            <text:p>1092</text:p>
          </table:table-cell>
          <table:table-cell table:style-name="ce20" table:formula="of:=[.$B44]/[.P$56]" office:value-type="float" office:value="1057.03225806452">
            <text:p>1057</text:p>
          </table:table-cell>
          <table:table-cell table:style-name="ce20" table:formula="of:=[.$B44]/[.Q$56]" office:value-type="float" office:value="1024">
            <text:p>1024</text:p>
          </table:table-cell>
          <table:table-cell table:number-columns-repeated="1007"/>
        </table:table-row>
        <table:table-row table:style-name="ro1">
          <table:table-cell table:style-name="ce9" office:value-type="string">
            <text:p>MB.Size.KB</text:p>
          </table:table-cell>
          <table:table-cell table:style-name="ce17" office:value-type="string" table:number-columns-spanned="4" table:number-rows-spanned="1">
            <text:p>&gt;&gt;&gt; Size of each MayorBlock (KB) [No MCounters]</text:p>
          </table:table-cell>
          <table:covered-table-cell table:number-columns-repeated="2"/>
          <table:covered-table-cell table:style-name="Default"/>
          <table:table-cell table:number-columns-repeated="1019"/>
        </table:table-row>
        <table:table-row table:style-name="ro1">
          <table:table-cell table:formula="of:=[.$A$37]" office:value-type="float" office:value="8">
            <text:p>8</text:p>
          </table:table-cell>
          <table:table-cell table:style-name="ce20" table:formula="of:=([.B57]*[.B47])/1024" office:value-type="float" office:value="0.1875">
            <text:p>0</text:p>
          </table:table-cell>
          <table:table-cell table:style-name="ce20" table:formula="of:=([.C57]*[.C47])/1024" office:value-type="float" office:value="0.125">
            <text:p>0</text:p>
          </table:table-cell>
          <table:table-cell table:style-name="ce20" table:formula="of:=([.D57]*[.D47])/1024" office:value-type="float" office:value="0.104166666666667">
            <text:p>0</text:p>
          </table:table-cell>
          <table:table-cell table:formula="of:=([.E57]*[.E47])/1024" office:value-type="float" office:value="0.09375">
            <text:p>0</text:p>
          </table:table-cell>
          <table:table-cell table:style-name="ce20" table:formula="of:=([.F57]*[.F47])/1024" office:value-type="float" office:value="0.0833333333333333">
            <text:p>0</text:p>
          </table:table-cell>
          <table:table-cell table:style-name="ce20" table:formula="of:=([.G57]*[.G47])/1024" office:value-type="float" office:value="0.0803571428571429">
            <text:p>0</text:p>
          </table:table-cell>
          <table:table-cell table:style-name="ce20" table:formula="of:=([.H57]*[.H47])/1024" office:value-type="float" office:value="0.078125">
            <text:p>0</text:p>
          </table:table-cell>
          <table:table-cell table:style-name="ce20" table:formula="of:=([.I57]*[.I47])/1024" office:value-type="float" office:value="0.0729166666666667">
            <text:p>0</text:p>
          </table:table-cell>
          <table:table-cell table:style-name="ce20" table:formula="of:=([.J57]*[.J47])/1024" office:value-type="float" office:value="0.0714285714285714">
            <text:p>0</text:p>
          </table:table-cell>
          <table:table-cell table:style-name="ce20" table:formula="of:=([.K57]*[.K47])/1024" office:value-type="float" office:value="0.0708333333333333">
            <text:p>0</text:p>
          </table:table-cell>
          <table:table-cell table:style-name="ce20" table:formula="of:=([.L57]*[.L47])/1024" office:value-type="float" office:value="0.0703125">
            <text:p>0</text:p>
          </table:table-cell>
          <table:table-cell table:style-name="ce20" table:formula="of:=([.M57]*[.M47])/1024" office:value-type="float" office:value="0.0677083333333333">
            <text:p>0</text:p>
          </table:table-cell>
          <table:table-cell table:style-name="ce20" table:formula="of:=([.N57]*[.N47])/1024" office:value-type="float" office:value="0.0669642857142857">
            <text:p>0</text:p>
          </table:table-cell>
          <table:table-cell table:style-name="ce20" table:formula="of:=([.O57]*[.O47])/1024" office:value-type="float" office:value="0.0666666666666667">
            <text:p>0</text:p>
          </table:table-cell>
          <table:table-cell table:style-name="ce20" table:formula="of:=([.P57]*[.P47])/1024" office:value-type="float" office:value="0.0665322580645161">
            <text:p>0</text:p>
          </table:table-cell>
          <table:table-cell table:style-name="ce20" table:formula="of:=([.Q57]*[.Q47])/1024" office:value-type="float" office:value="0.06640625">
            <text:p>0</text:p>
          </table:table-cell>
          <table:table-cell table:number-columns-repeated="1007"/>
        </table:table-row>
        <table:table-row table:style-name="ro1">
          <table:table-cell table:style-name="ce12" table:formula="of:=[.$A$38]" office:value-type="float" office:value="10">
            <text:p>10</text:p>
          </table:table-cell>
          <table:table-cell table:style-name="ce20" table:formula="of:=([.B58]*[.B48])/1024" office:value-type="float" office:value="0.875">
            <text:p>1</text:p>
          </table:table-cell>
          <table:table-cell table:style-name="ce20" table:formula="of:=([.C58]*[.C48])/1024" office:value-type="float" office:value="0.5625">
            <text:p>1</text:p>
          </table:table-cell>
          <table:table-cell table:style-name="ce20" table:formula="of:=([.D58]*[.D48])/1024" office:value-type="float" office:value="0.458333333333333">
            <text:p>0</text:p>
          </table:table-cell>
          <table:table-cell table:formula="of:=([.E58]*[.E48])/1024" office:value-type="float" office:value="0.40625">
            <text:p>0</text:p>
          </table:table-cell>
          <table:table-cell table:style-name="ce20" table:formula="of:=([.F58]*[.F48])/1024" office:value-type="float" office:value="0.354166666666667">
            <text:p>0</text:p>
          </table:table-cell>
          <table:table-cell table:style-name="ce20" table:formula="of:=([.G58]*[.G48])/1024" office:value-type="float" office:value="0.339285714285714">
            <text:p>0</text:p>
          </table:table-cell>
          <table:table-cell table:style-name="ce20" table:formula="of:=([.H58]*[.H48])/1024" office:value-type="float" office:value="0.328125">
            <text:p>0</text:p>
          </table:table-cell>
          <table:table-cell table:style-name="ce20" table:formula="of:=([.I58]*[.I48])/1024" office:value-type="float" office:value="0.302083333333333">
            <text:p>0</text:p>
          </table:table-cell>
          <table:table-cell table:style-name="ce20" table:formula="of:=([.J58]*[.J48])/1024" office:value-type="float" office:value="0.294642857142857">
            <text:p>0</text:p>
          </table:table-cell>
          <table:table-cell table:style-name="ce20" table:formula="of:=([.K58]*[.K48])/1024" office:value-type="float" office:value="0.291666666666667">
            <text:p>0</text:p>
          </table:table-cell>
          <table:table-cell table:style-name="ce20" table:formula="of:=([.L58]*[.L48])/1024" office:value-type="float" office:value="0.2890625">
            <text:p>0</text:p>
          </table:table-cell>
          <table:table-cell table:style-name="ce20" table:formula="of:=([.M58]*[.M48])/1024" office:value-type="float" office:value="0.276041666666667">
            <text:p>0</text:p>
          </table:table-cell>
          <table:table-cell table:style-name="ce20" table:formula="of:=([.N58]*[.N48])/1024" office:value-type="float" office:value="0.272321428571429">
            <text:p>0</text:p>
          </table:table-cell>
          <table:table-cell table:style-name="ce20" table:formula="of:=([.O58]*[.O48])/1024" office:value-type="float" office:value="0.270833333333333">
            <text:p>0</text:p>
          </table:table-cell>
          <table:table-cell table:style-name="ce20" table:formula="of:=([.P58]*[.P48])/1024" office:value-type="float" office:value="0.270161290322581">
            <text:p>0</text:p>
          </table:table-cell>
          <table:table-cell table:style-name="ce20" table:formula="of:=([.Q58]*[.Q48])/1024" office:value-type="float" office:value="0.26953125">
            <text:p>0</text:p>
          </table:table-cell>
          <table:table-cell table:number-columns-repeated="1007"/>
        </table:table-row>
        <table:table-row table:style-name="ro1">
          <table:table-cell table:formula="of:=[.$A$39]" office:value-type="float" office:value="11">
            <text:p>11</text:p>
          </table:table-cell>
          <table:table-cell table:style-name="ce20" table:formula="of:=([.B59]*[.B49])/1024" office:value-type="float" office:value="1.875">
            <text:p>2</text:p>
          </table:table-cell>
          <table:table-cell table:style-name="ce20" table:formula="of:=([.C59]*[.C49])/1024" office:value-type="float" office:value="1.1875">
            <text:p>1</text:p>
          </table:table-cell>
          <table:table-cell table:style-name="ce20" table:formula="of:=([.D59]*[.D49])/1024" office:value-type="float" office:value="0.958333333333333">
            <text:p>1</text:p>
          </table:table-cell>
          <table:table-cell table:formula="of:=([.E59]*[.E49])/1024" office:value-type="float" office:value="0.84375">
            <text:p>1</text:p>
          </table:table-cell>
          <table:table-cell table:style-name="ce20" table:formula="of:=([.F59]*[.F49])/1024" office:value-type="float" office:value="0.729166666666667">
            <text:p>1</text:p>
          </table:table-cell>
          <table:table-cell table:style-name="ce20" table:formula="of:=([.G59]*[.G49])/1024" office:value-type="float" office:value="0.696428571428571">
            <text:p>1</text:p>
          </table:table-cell>
          <table:table-cell table:style-name="ce20" table:formula="of:=([.H59]*[.H49])/1024" office:value-type="float" office:value="0.671875">
            <text:p>1</text:p>
          </table:table-cell>
          <table:table-cell table:style-name="ce20" table:formula="of:=([.I59]*[.I49])/1024" office:value-type="float" office:value="0.614583333333333">
            <text:p>1</text:p>
          </table:table-cell>
          <table:table-cell table:style-name="ce20" table:formula="of:=([.J59]*[.J49])/1024" office:value-type="float" office:value="0.598214285714286">
            <text:p>1</text:p>
          </table:table-cell>
          <table:table-cell table:style-name="ce20" table:formula="of:=([.K59]*[.K49])/1024" office:value-type="float" office:value="0.591666666666667">
            <text:p>1</text:p>
          </table:table-cell>
          <table:table-cell table:style-name="ce20" table:formula="of:=([.L59]*[.L49])/1024" office:value-type="float" office:value="0.5859375">
            <text:p>1</text:p>
          </table:table-cell>
          <table:table-cell table:style-name="ce20" table:formula="of:=([.M59]*[.M49])/1024" office:value-type="float" office:value="0.557291666666667">
            <text:p>1</text:p>
          </table:table-cell>
          <table:table-cell table:style-name="ce20" table:formula="of:=([.N59]*[.N49])/1024" office:value-type="float" office:value="0.549107142857143">
            <text:p>1</text:p>
          </table:table-cell>
          <table:table-cell table:style-name="ce20" table:formula="of:=([.O59]*[.O49])/1024" office:value-type="float" office:value="0.545833333333333">
            <text:p>1</text:p>
          </table:table-cell>
          <table:table-cell table:style-name="ce20" table:formula="of:=([.P59]*[.P49])/1024" office:value-type="float" office:value="0.544354838709677">
            <text:p>1</text:p>
          </table:table-cell>
          <table:table-cell table:style-name="ce20" table:formula="of:=([.Q59]*[.Q49])/1024" office:value-type="float" office:value="0.54296875">
            <text:p>1</text:p>
          </table:table-cell>
          <table:table-cell table:number-columns-repeated="1007"/>
        </table:table-row>
        <table:table-row table:style-name="ro1">
          <table:table-cell table:style-name="ce12" table:formula="of:=[.$A$40]" office:value-type="float" office:value="12">
            <text:p>12</text:p>
          </table:table-cell>
          <table:table-cell table:style-name="ce20" table:formula="of:=([.B60]*[.B50])/1024" office:value-type="float" office:value="4">
            <text:p>4</text:p>
          </table:table-cell>
          <table:table-cell table:style-name="ce20" table:formula="of:=([.C60]*[.C50])/1024" office:value-type="float" office:value="2.5">
            <text:p>3</text:p>
          </table:table-cell>
          <table:table-cell table:style-name="ce20" table:formula="of:=([.D60]*[.D50])/1024" office:value-type="float" office:value="2">
            <text:p>2</text:p>
          </table:table-cell>
          <table:table-cell table:formula="of:=([.E60]*[.E50])/1024" office:value-type="float" office:value="1.75">
            <text:p>2</text:p>
          </table:table-cell>
          <table:table-cell table:style-name="ce20" table:formula="of:=([.F60]*[.F50])/1024" office:value-type="float" office:value="1.5">
            <text:p>2</text:p>
          </table:table-cell>
          <table:table-cell table:style-name="ce20" table:formula="of:=([.G60]*[.G50])/1024" office:value-type="float" office:value="1.42857142857143">
            <text:p>1</text:p>
          </table:table-cell>
          <table:table-cell table:style-name="ce20" table:formula="of:=([.H60]*[.H50])/1024" office:value-type="float" office:value="1.375">
            <text:p>1</text:p>
          </table:table-cell>
          <table:table-cell table:style-name="ce20" table:formula="of:=([.I60]*[.I50])/1024" office:value-type="float" office:value="1.25">
            <text:p>1</text:p>
          </table:table-cell>
          <table:table-cell table:style-name="ce20" table:formula="of:=([.J60]*[.J50])/1024" office:value-type="float" office:value="1.21428571428571">
            <text:p>1</text:p>
          </table:table-cell>
          <table:table-cell table:style-name="ce20" table:formula="of:=([.K60]*[.K50])/1024" office:value-type="float" office:value="1.2">
            <text:p>1</text:p>
          </table:table-cell>
          <table:table-cell table:style-name="ce20" table:formula="of:=([.L60]*[.L50])/1024" office:value-type="float" office:value="1.1875">
            <text:p>1</text:p>
          </table:table-cell>
          <table:table-cell table:style-name="ce20" table:formula="of:=([.M60]*[.M50])/1024" office:value-type="float" office:value="1.125">
            <text:p>1</text:p>
          </table:table-cell>
          <table:table-cell table:style-name="ce20" table:formula="of:=([.N60]*[.N50])/1024" office:value-type="float" office:value="1.10714285714286">
            <text:p>1</text:p>
          </table:table-cell>
          <table:table-cell table:style-name="ce20" table:formula="of:=([.O60]*[.O50])/1024" office:value-type="float" office:value="1.1">
            <text:p>1</text:p>
          </table:table-cell>
          <table:table-cell table:style-name="ce20" table:formula="of:=([.P60]*[.P50])/1024" office:value-type="float" office:value="1.09677419354839">
            <text:p>1</text:p>
          </table:table-cell>
          <table:table-cell table:style-name="ce20" table:formula="of:=([.Q60]*[.Q50])/1024" office:value-type="float" office:value="1.09375">
            <text:p>1</text:p>
          </table:table-cell>
          <table:table-cell table:number-columns-repeated="1007"/>
        </table:table-row>
        <table:table-row table:style-name="ro1">
          <table:table-cell table:formula="of:=[.$A$41]" office:value-type="float" office:value="14">
            <text:p>14</text:p>
          </table:table-cell>
          <table:table-cell table:style-name="ce20" table:formula="of:=([.B61]*[.B51])/1024" office:value-type="float" office:value="18">
            <text:p>18</text:p>
          </table:table-cell>
          <table:table-cell table:style-name="ce20" table:formula="of:=([.C61]*[.C51])/1024" office:value-type="float" office:value="11">
            <text:p>11</text:p>
          </table:table-cell>
          <table:table-cell table:style-name="ce20" table:formula="of:=([.D61]*[.D51])/1024" office:value-type="float" office:value="8.66666666666667">
            <text:p>9</text:p>
          </table:table-cell>
          <table:table-cell table:formula="of:=([.E61]*[.E51])/1024" office:value-type="float" office:value="7.5">
            <text:p>8</text:p>
          </table:table-cell>
          <table:table-cell table:style-name="ce20" table:formula="of:=([.F61]*[.F51])/1024" office:value-type="float" office:value="6.33333333333333">
            <text:p>6</text:p>
          </table:table-cell>
          <table:table-cell table:style-name="ce20" table:formula="of:=([.G61]*[.G51])/1024" office:value-type="float" office:value="6">
            <text:p>6</text:p>
          </table:table-cell>
          <table:table-cell table:style-name="ce20" table:formula="of:=([.H61]*[.H51])/1024" office:value-type="float" office:value="5.75">
            <text:p>6</text:p>
          </table:table-cell>
          <table:table-cell table:style-name="ce20" table:formula="of:=([.I61]*[.I51])/1024" office:value-type="float" office:value="5.16666666666667">
            <text:p>5</text:p>
          </table:table-cell>
          <table:table-cell table:style-name="ce20" table:formula="of:=([.J61]*[.J51])/1024" office:value-type="float" office:value="5">
            <text:p>5</text:p>
          </table:table-cell>
          <table:table-cell table:style-name="ce20" table:formula="of:=([.K61]*[.K51])/1024" office:value-type="float" office:value="4.93333333333333">
            <text:p>5</text:p>
          </table:table-cell>
          <table:table-cell table:style-name="ce20" table:formula="of:=([.L61]*[.L51])/1024" office:value-type="float" office:value="4.875">
            <text:p>5</text:p>
          </table:table-cell>
          <table:table-cell table:style-name="ce20" table:formula="of:=([.M61]*[.M51])/1024" office:value-type="float" office:value="4.58333333333333">
            <text:p>5</text:p>
          </table:table-cell>
          <table:table-cell table:style-name="ce20" table:formula="of:=([.N61]*[.N51])/1024" office:value-type="float" office:value="4.5">
            <text:p>5</text:p>
          </table:table-cell>
          <table:table-cell table:style-name="ce20" table:formula="of:=([.O61]*[.O51])/1024" office:value-type="float" office:value="4.46666666666667">
            <text:p>4</text:p>
          </table:table-cell>
          <table:table-cell table:style-name="ce20" table:formula="of:=([.P61]*[.P51])/1024" office:value-type="float" office:value="4.45161290322581">
            <text:p>4</text:p>
          </table:table-cell>
          <table:table-cell table:style-name="ce20" table:formula="of:=([.Q61]*[.Q51])/1024" office:value-type="float" office:value="4.4375">
            <text:p>4</text:p>
          </table:table-cell>
          <table:table-cell table:number-columns-repeated="1007"/>
        </table:table-row>
        <table:table-row table:style-name="ro1">
          <table:table-cell table:style-name="ce12" table:formula="of:=[.$A$42]" office:value-type="float" office:value="15">
            <text:p>15</text:p>
          </table:table-cell>
          <table:table-cell table:style-name="ce20" table:formula="of:=([.B62]*[.B52])/1024" office:value-type="float" office:value="38">
            <text:p>38</text:p>
          </table:table-cell>
          <table:table-cell table:style-name="ce20" table:formula="of:=([.C62]*[.C52])/1024" office:value-type="float" office:value="23">
            <text:p>23</text:p>
          </table:table-cell>
          <table:table-cell table:style-name="ce20" table:formula="of:=([.D62]*[.D52])/1024" office:value-type="float" office:value="18">
            <text:p>18</text:p>
          </table:table-cell>
          <table:table-cell table:formula="of:=([.E62]*[.E52])/1024" office:value-type="float" office:value="15.5">
            <text:p>16</text:p>
          </table:table-cell>
          <table:table-cell table:style-name="ce20" table:formula="of:=([.F62]*[.F52])/1024" office:value-type="float" office:value="13">
            <text:p>13</text:p>
          </table:table-cell>
          <table:table-cell table:style-name="ce20" table:formula="of:=([.G62]*[.G52])/1024" office:value-type="float" office:value="12.2857142857143">
            <text:p>12</text:p>
          </table:table-cell>
          <table:table-cell table:style-name="ce20" table:formula="of:=([.H62]*[.H52])/1024" office:value-type="float" office:value="11.75">
            <text:p>12</text:p>
          </table:table-cell>
          <table:table-cell table:style-name="ce20" table:formula="of:=([.I62]*[.I52])/1024" office:value-type="float" office:value="10.5">
            <text:p>11</text:p>
          </table:table-cell>
          <table:table-cell table:style-name="ce20" table:formula="of:=([.J62]*[.J52])/1024" office:value-type="float" office:value="10.1428571428571">
            <text:p>10</text:p>
          </table:table-cell>
          <table:table-cell table:style-name="ce20" table:formula="of:=([.K62]*[.K52])/1024" office:value-type="float" office:value="10">
            <text:p>10</text:p>
          </table:table-cell>
          <table:table-cell table:style-name="ce20" table:formula="of:=([.L62]*[.L52])/1024" office:value-type="float" office:value="9.875">
            <text:p>10</text:p>
          </table:table-cell>
          <table:table-cell table:style-name="ce20" table:formula="of:=([.M62]*[.M52])/1024" office:value-type="float" office:value="9.25">
            <text:p>9</text:p>
          </table:table-cell>
          <table:table-cell table:style-name="ce20" table:formula="of:=([.N62]*[.N52])/1024" office:value-type="float" office:value="9.07142857142857">
            <text:p>9</text:p>
          </table:table-cell>
          <table:table-cell table:style-name="ce20" table:formula="of:=([.O62]*[.O52])/1024" office:value-type="float" office:value="9">
            <text:p>9</text:p>
          </table:table-cell>
          <table:table-cell table:style-name="ce20" table:formula="of:=([.P62]*[.P52])/1024" office:value-type="float" office:value="8.96774193548387">
            <text:p>9</text:p>
          </table:table-cell>
          <table:table-cell table:style-name="ce20" table:formula="of:=([.Q62]*[.Q52])/1024" office:value-type="float" office:value="8.9375">
            <text:p>9</text:p>
          </table:table-cell>
          <table:table-cell table:number-columns-repeated="1007"/>
        </table:table-row>
        <table:table-row table:style-name="ro1">
          <table:table-cell table:formula="of:=[.$A$43]" office:value-type="float" office:value="16">
            <text:p>16</text:p>
          </table:table-cell>
          <table:table-cell table:style-name="ce20" table:formula="of:=([.B63]*[.B53])/1024" office:value-type="float" office:value="80">
            <text:p>80</text:p>
          </table:table-cell>
          <table:table-cell table:style-name="ce20" table:formula="of:=([.C63]*[.C53])/1024" office:value-type="float" office:value="48">
            <text:p>48</text:p>
          </table:table-cell>
          <table:table-cell table:style-name="ce20" table:formula="of:=([.D63]*[.D53])/1024" office:value-type="float" office:value="37.3333333333333">
            <text:p>37</text:p>
          </table:table-cell>
          <table:table-cell table:formula="of:=([.E63]*[.E53])/1024" office:value-type="float" office:value="32">
            <text:p>32</text:p>
          </table:table-cell>
          <table:table-cell table:style-name="ce20" table:formula="of:=([.F63]*[.F53])/1024" office:value-type="float" office:value="26.6666666666667">
            <text:p>27</text:p>
          </table:table-cell>
          <table:table-cell table:style-name="ce20" table:formula="of:=([.G63]*[.G53])/1024" office:value-type="float" office:value="25.1428571428571">
            <text:p>25</text:p>
          </table:table-cell>
          <table:table-cell table:style-name="ce20" table:formula="of:=([.H63]*[.H53])/1024" office:value-type="float" office:value="24">
            <text:p>24</text:p>
          </table:table-cell>
          <table:table-cell table:style-name="ce20" table:formula="of:=([.I63]*[.I53])/1024" office:value-type="float" office:value="21.3333333333333">
            <text:p>21</text:p>
          </table:table-cell>
          <table:table-cell table:style-name="ce20" table:formula="of:=([.J63]*[.J53])/1024" office:value-type="float" office:value="20.5714285714286">
            <text:p>21</text:p>
          </table:table-cell>
          <table:table-cell table:style-name="ce20" table:formula="of:=([.K63]*[.K53])/1024" office:value-type="float" office:value="20.2666666666667">
            <text:p>20</text:p>
          </table:table-cell>
          <table:table-cell table:style-name="ce20" table:formula="of:=([.L63]*[.L53])/1024" office:value-type="float" office:value="20">
            <text:p>20</text:p>
          </table:table-cell>
          <table:table-cell table:style-name="ce20" table:formula="of:=([.M63]*[.M53])/1024" office:value-type="float" office:value="18.6666666666667">
            <text:p>19</text:p>
          </table:table-cell>
          <table:table-cell table:style-name="ce20" table:formula="of:=([.N63]*[.N53])/1024" office:value-type="float" office:value="18.2857142857143">
            <text:p>18</text:p>
          </table:table-cell>
          <table:table-cell table:style-name="ce20" table:formula="of:=([.O63]*[.O53])/1024" office:value-type="float" office:value="18.1333333333333">
            <text:p>18</text:p>
          </table:table-cell>
          <table:table-cell table:style-name="ce20" table:formula="of:=([.P63]*[.P53])/1024" office:value-type="float" office:value="18.0645161290323">
            <text:p>18</text:p>
          </table:table-cell>
          <table:table-cell table:style-name="ce20" table:formula="of:=([.Q63]*[.Q53])/1024" office:value-type="float" office:value="18">
            <text:p>18</text:p>
          </table:table-cell>
          <table:table-cell table:number-columns-repeated="1007"/>
        </table:table-row>
        <table:table-row table:style-name="ro1">
          <table:table-cell table:style-name="ce12" table:formula="of:=[.$A$44]" office:value-type="float" office:value="18">
            <text:p>18</text:p>
          </table:table-cell>
          <table:table-cell table:style-name="ce20" table:formula="of:=([.B64]*[.B54])/1024" office:value-type="float" office:value="352">
            <text:p>352</text:p>
          </table:table-cell>
          <table:table-cell table:style-name="ce20" table:formula="of:=([.C64]*[.C54])/1024" office:value-type="float" office:value="208">
            <text:p>208</text:p>
          </table:table-cell>
          <table:table-cell table:style-name="ce20" table:formula="of:=([.D64]*[.D54])/1024" office:value-type="float" office:value="160">
            <text:p>160</text:p>
          </table:table-cell>
          <table:table-cell table:formula="of:=([.E64]*[.E54])/1024" office:value-type="float" office:value="136">
            <text:p>136</text:p>
          </table:table-cell>
          <table:table-cell table:style-name="ce20" table:formula="of:=([.F64]*[.F54])/1024" office:value-type="float" office:value="112">
            <text:p>112</text:p>
          </table:table-cell>
          <table:table-cell table:style-name="ce20" table:formula="of:=([.G64]*[.G54])/1024" office:value-type="float" office:value="105.142857142857">
            <text:p>105</text:p>
          </table:table-cell>
          <table:table-cell table:style-name="ce20" table:formula="of:=([.H64]*[.H54])/1024" office:value-type="float" office:value="100">
            <text:p>100</text:p>
          </table:table-cell>
          <table:table-cell table:style-name="ce20" table:formula="of:=([.I64]*[.I54])/1024" office:value-type="float" office:value="88">
            <text:p>88</text:p>
          </table:table-cell>
          <table:table-cell table:style-name="ce20" table:formula="of:=([.J64]*[.J54])/1024" office:value-type="float" office:value="84.5714285714286">
            <text:p>85</text:p>
          </table:table-cell>
          <table:table-cell table:style-name="ce20" table:formula="of:=([.K64]*[.K54])/1024" office:value-type="float" office:value="83.2">
            <text:p>83</text:p>
          </table:table-cell>
          <table:table-cell table:style-name="ce20" table:formula="of:=([.L64]*[.L54])/1024" office:value-type="float" office:value="82">
            <text:p>82</text:p>
          </table:table-cell>
          <table:table-cell table:style-name="ce20" table:formula="of:=([.M64]*[.M54])/1024" office:value-type="float" office:value="76">
            <text:p>76</text:p>
          </table:table-cell>
          <table:table-cell table:style-name="ce20" table:formula="of:=([.N64]*[.N54])/1024" office:value-type="float" office:value="74.2857142857143">
            <text:p>74</text:p>
          </table:table-cell>
          <table:table-cell table:style-name="ce20" table:formula="of:=([.O64]*[.O54])/1024" office:value-type="float" office:value="73.6">
            <text:p>74</text:p>
          </table:table-cell>
          <table:table-cell table:style-name="ce20" table:formula="of:=([.P64]*[.P54])/1024" office:value-type="float" office:value="73.2903225806452">
            <text:p>73</text:p>
          </table:table-cell>
          <table:table-cell table:style-name="ce20" table:formula="of:=([.Q64]*[.Q54])/1024" office:value-type="float" office:value="73">
            <text:p>73</text:p>
          </table:table-cell>
          <table:table-cell table:number-columns-repeated="1007"/>
        </table:table-row>
        <table:table-row table:style-name="ro1">
          <table:table-cell table:style-name="ce13" office:value-type="string">
            <text:p>mB.per.Syspage</text:p>
          </table:table-cell>
          <table:table-cell table:style-name="ce17" office:value-type="string" table:number-columns-spanned="6" table:number-rows-spanned="1">
            <text:p>&gt;&gt;&gt; Number of minorBlocks that fit into a SystemMemoryPage (4KB)</text:p>
          </table:table-cell>
          <table:covered-table-cell table:number-columns-repeated="2"/>
          <table:covered-table-cell table:style-name="Default"/>
          <table:covered-table-cell table:number-columns-repeated="2"/>
          <table:table-cell table:number-columns-repeated="1017"/>
        </table:table-row>
        <table:table-row table:style-name="ro1">
          <table:table-cell table:formula="of:=[.$A$37]" office:value-type="float" office:value="8">
            <text:p>8</text:p>
          </table:table-cell>
          <table:table-cell table:style-name="ce21" table:formula="of:=4*1024/[.B47]" office:value-type="float" office:value="682.666666666667">
            <text:p>682,67</text:p>
          </table:table-cell>
          <table:table-cell table:style-name="ce21" table:formula="of:=4*1024/[.C47]" office:value-type="float" office:value="512">
            <text:p>512,00</text:p>
          </table:table-cell>
          <table:table-cell table:style-name="ce21" table:formula="of:=4*1024/[.D47]" office:value-type="float" office:value="409.6">
            <text:p>409,60</text:p>
          </table:table-cell>
          <table:table-cell table:style-name="ce21" table:formula="of:=4*1024/[.E47]" office:value-type="float" office:value="341.333333333333">
            <text:p>341,33</text:p>
          </table:table-cell>
          <table:table-cell table:style-name="ce21" table:formula="of:=4*1024/[.F47]" office:value-type="float" office:value="256">
            <text:p>256,00</text:p>
          </table:table-cell>
          <table:table-cell table:style-name="ce21" table:formula="of:=4*1024/[.G47]" office:value-type="float" office:value="227.555555555556">
            <text:p>227,56</text:p>
          </table:table-cell>
          <table:table-cell table:style-name="ce21" table:formula="of:=4*1024/[.H47]" office:value-type="float" office:value="204.8">
            <text:p>204,80</text:p>
          </table:table-cell>
          <table:table-cell table:style-name="ce21" table:formula="of:=4*1024/[.I47]" office:value-type="float" office:value="146.285714285714">
            <text:p>146,29</text:p>
          </table:table-cell>
          <table:table-cell table:style-name="ce21" table:formula="of:=4*1024/[.J47]" office:value-type="float" office:value="128">
            <text:p>128,00</text:p>
          </table:table-cell>
          <table:table-cell table:style-name="ce21" table:formula="of:=4*1024/[.K47]" office:value-type="float" office:value="120.470588235294">
            <text:p>120,47</text:p>
          </table:table-cell>
          <table:table-cell table:style-name="ce21" table:formula="of:=4*1024/[.L47]" office:value-type="float" office:value="113.777777777778">
            <text:p>113,78</text:p>
          </table:table-cell>
          <table:table-cell table:style-name="ce21" table:formula="of:=4*1024/[.M47]" office:value-type="float" office:value="78.7692307692308">
            <text:p>78,77</text:p>
          </table:table-cell>
          <table:table-cell table:style-name="ce21" table:formula="of:=4*1024/[.N47]" office:value-type="float" office:value="68.2666666666667">
            <text:p>68,27</text:p>
          </table:table-cell>
          <table:table-cell table:style-name="ce21" table:formula="of:=4*1024/[.O47]" office:value-type="float" office:value="64">
            <text:p>64,00</text:p>
          </table:table-cell>
          <table:table-cell table:style-name="ce21" table:formula="of:=4*1024/[.P47]" office:value-type="float" office:value="62.0606060606061">
            <text:p>62,06</text:p>
          </table:table-cell>
          <table:table-cell table:style-name="ce21" table:formula="of:=4*1024/[.Q47]" office:value-type="float" office:value="60.2352941176471">
            <text:p>60,24</text:p>
          </table:table-cell>
          <table:table-cell table:number-columns-repeated="1007"/>
        </table:table-row>
        <table:table-row table:style-name="ro1">
          <table:table-cell table:style-name="ce12" table:formula="of:=[.$A$38]" office:value-type="float" office:value="10">
            <text:p>10</text:p>
          </table:table-cell>
          <table:table-cell table:style-name="ce21" table:formula="of:=4*1024/[.B48]" office:value-type="float" office:value="585.142857142857">
            <text:p>585,14</text:p>
          </table:table-cell>
          <table:table-cell table:style-name="ce21" table:formula="of:=4*1024/[.C48]" office:value-type="float" office:value="455.111111111111">
            <text:p>455,11</text:p>
          </table:table-cell>
          <table:table-cell table:style-name="ce21" table:formula="of:=4*1024/[.D48]" office:value-type="float" office:value="372.363636363636">
            <text:p>372,36</text:p>
          </table:table-cell>
          <table:table-cell table:style-name="ce21" table:formula="of:=4*1024/[.E48]" office:value-type="float" office:value="315.076923076923">
            <text:p>315,08</text:p>
          </table:table-cell>
          <table:table-cell table:style-name="ce21" table:formula="of:=4*1024/[.F48]" office:value-type="float" office:value="240.941176470588">
            <text:p>240,94</text:p>
          </table:table-cell>
          <table:table-cell table:style-name="ce21" table:formula="of:=4*1024/[.G48]" office:value-type="float" office:value="215.578947368421">
            <text:p>215,58</text:p>
          </table:table-cell>
          <table:table-cell table:style-name="ce21" table:formula="of:=4*1024/[.H48]" office:value-type="float" office:value="195.047619047619">
            <text:p>195,05</text:p>
          </table:table-cell>
          <table:table-cell table:style-name="ce21" table:formula="of:=4*1024/[.I48]" office:value-type="float" office:value="141.241379310345">
            <text:p>141,24</text:p>
          </table:table-cell>
          <table:table-cell table:style-name="ce21" table:formula="of:=4*1024/[.J48]" office:value-type="float" office:value="124.121212121212">
            <text:p>124,12</text:p>
          </table:table-cell>
          <table:table-cell table:style-name="ce21" table:formula="of:=4*1024/[.K48]" office:value-type="float" office:value="117.028571428571">
            <text:p>117,03</text:p>
          </table:table-cell>
          <table:table-cell table:style-name="ce21" table:formula="of:=4*1024/[.L48]" office:value-type="float" office:value="110.702702702703">
            <text:p>110,70</text:p>
          </table:table-cell>
          <table:table-cell table:style-name="ce21" table:formula="of:=4*1024/[.M48]" office:value-type="float" office:value="77.2830188679245">
            <text:p>77,28</text:p>
          </table:table-cell>
          <table:table-cell table:style-name="ce21" table:formula="of:=4*1024/[.N48]" office:value-type="float" office:value="67.1475409836066">
            <text:p>67,15</text:p>
          </table:table-cell>
          <table:table-cell table:style-name="ce21" table:formula="of:=4*1024/[.O48]" office:value-type="float" office:value="63.0153846153846">
            <text:p>63,02</text:p>
          </table:table-cell>
          <table:table-cell table:style-name="ce21" table:formula="of:=4*1024/[.P48]" office:value-type="float" office:value="61.134328358209">
            <text:p>61,13</text:p>
          </table:table-cell>
          <table:table-cell table:style-name="ce21" table:formula="of:=4*1024/[.Q48]" office:value-type="float" office:value="59.3623188405797">
            <text:p>59,36</text:p>
          </table:table-cell>
          <table:table-cell table:number-columns-repeated="1007"/>
        </table:table-row>
        <table:table-row table:style-name="ro1">
          <table:table-cell table:formula="of:=[.$A$39]" office:value-type="float" office:value="11">
            <text:p>11</text:p>
          </table:table-cell>
          <table:table-cell table:style-name="ce21" table:formula="of:=4*1024/[.B49]" office:value-type="float" office:value="546.133333333333">
            <text:p>546,13</text:p>
          </table:table-cell>
          <table:table-cell table:style-name="ce21" table:formula="of:=4*1024/[.C49]" office:value-type="float" office:value="431.157894736842">
            <text:p>431,16</text:p>
          </table:table-cell>
          <table:table-cell table:style-name="ce21" table:formula="of:=4*1024/[.D49]" office:value-type="float" office:value="356.173913043478">
            <text:p>356,17</text:p>
          </table:table-cell>
          <table:table-cell table:style-name="ce21" table:formula="of:=4*1024/[.E49]" office:value-type="float" office:value="303.407407407407">
            <text:p>303,41</text:p>
          </table:table-cell>
          <table:table-cell table:style-name="ce21" table:formula="of:=4*1024/[.F49]" office:value-type="float" office:value="234.057142857143">
            <text:p>234,06</text:p>
          </table:table-cell>
          <table:table-cell table:style-name="ce21" table:formula="of:=4*1024/[.G49]" office:value-type="float" office:value="210.051282051282">
            <text:p>210,05</text:p>
          </table:table-cell>
          <table:table-cell table:style-name="ce21" table:formula="of:=4*1024/[.H49]" office:value-type="float" office:value="190.511627906977">
            <text:p>190,51</text:p>
          </table:table-cell>
          <table:table-cell table:style-name="ce21" table:formula="of:=4*1024/[.I49]" office:value-type="float" office:value="138.847457627119">
            <text:p>138,85</text:p>
          </table:table-cell>
          <table:table-cell table:style-name="ce21" table:formula="of:=4*1024/[.J49]" office:value-type="float" office:value="122.268656716418">
            <text:p>122,27</text:p>
          </table:table-cell>
          <table:table-cell table:style-name="ce21" table:formula="of:=4*1024/[.K49]" office:value-type="float" office:value="115.380281690141">
            <text:p>115,38</text:p>
          </table:table-cell>
          <table:table-cell table:style-name="ce21" table:formula="of:=4*1024/[.L49]" office:value-type="float" office:value="109.226666666667">
            <text:p>109,23</text:p>
          </table:table-cell>
          <table:table-cell table:style-name="ce21" table:formula="of:=4*1024/[.M49]" office:value-type="float" office:value="76.5607476635514">
            <text:p>76,56</text:p>
          </table:table-cell>
          <table:table-cell table:style-name="ce21" table:formula="of:=4*1024/[.N49]" office:value-type="float" office:value="66.6016260162602">
            <text:p>66,60</text:p>
          </table:table-cell>
          <table:table-cell table:style-name="ce21" table:formula="of:=4*1024/[.O49]" office:value-type="float" office:value="62.5343511450382">
            <text:p>62,53</text:p>
          </table:table-cell>
          <table:table-cell table:style-name="ce21" table:formula="of:=4*1024/[.P49]" office:value-type="float" office:value="60.6814814814815">
            <text:p>60,68</text:p>
          </table:table-cell>
          <table:table-cell table:style-name="ce21" table:formula="of:=4*1024/[.Q49]" office:value-type="float" office:value="58.9352517985612">
            <text:p>58,94</text:p>
          </table:table-cell>
          <table:table-cell table:number-columns-repeated="1007"/>
        </table:table-row>
        <table:table-row table:style-name="ro1">
          <table:table-cell table:style-name="ce12" table:formula="of:=[.$A$40]" office:value-type="float" office:value="12">
            <text:p>12</text:p>
          </table:table-cell>
          <table:table-cell table:style-name="ce21" table:formula="of:=4*1024/[.B50]" office:value-type="float" office:value="512">
            <text:p>512,00</text:p>
          </table:table-cell>
          <table:table-cell table:style-name="ce21" table:formula="of:=4*1024/[.C50]" office:value-type="float" office:value="409.6">
            <text:p>409,60</text:p>
          </table:table-cell>
          <table:table-cell table:style-name="ce21" table:formula="of:=4*1024/[.D50]" office:value-type="float" office:value="341.333333333333">
            <text:p>341,33</text:p>
          </table:table-cell>
          <table:table-cell table:style-name="ce21" table:formula="of:=4*1024/[.E50]" office:value-type="float" office:value="292.571428571429">
            <text:p>292,57</text:p>
          </table:table-cell>
          <table:table-cell table:style-name="ce21" table:formula="of:=4*1024/[.F50]" office:value-type="float" office:value="227.555555555556">
            <text:p>227,56</text:p>
          </table:table-cell>
          <table:table-cell table:style-name="ce21" table:formula="of:=4*1024/[.G50]" office:value-type="float" office:value="204.8">
            <text:p>204,80</text:p>
          </table:table-cell>
          <table:table-cell table:style-name="ce21" table:formula="of:=4*1024/[.H50]" office:value-type="float" office:value="186.181818181818">
            <text:p>186,18</text:p>
          </table:table-cell>
          <table:table-cell table:style-name="ce21" table:formula="of:=4*1024/[.I50]" office:value-type="float" office:value="136.533333333333">
            <text:p>136,53</text:p>
          </table:table-cell>
          <table:table-cell table:style-name="ce21" table:formula="of:=4*1024/[.J50]" office:value-type="float" office:value="120.470588235294">
            <text:p>120,47</text:p>
          </table:table-cell>
          <table:table-cell table:style-name="ce21" table:formula="of:=4*1024/[.K50]" office:value-type="float" office:value="113.777777777778">
            <text:p>113,78</text:p>
          </table:table-cell>
          <table:table-cell table:style-name="ce21" table:formula="of:=4*1024/[.L50]" office:value-type="float" office:value="107.789473684211">
            <text:p>107,79</text:p>
          </table:table-cell>
          <table:table-cell table:style-name="ce21" table:formula="of:=4*1024/[.M50]" office:value-type="float" office:value="75.8518518518518">
            <text:p>75,85</text:p>
          </table:table-cell>
          <table:table-cell table:style-name="ce21" table:formula="of:=4*1024/[.N50]" office:value-type="float" office:value="66.0645161290323">
            <text:p>66,06</text:p>
          </table:table-cell>
          <table:table-cell table:style-name="ce21" table:formula="of:=4*1024/[.O50]" office:value-type="float" office:value="62.0606060606061">
            <text:p>62,06</text:p>
          </table:table-cell>
          <table:table-cell table:style-name="ce21" table:formula="of:=4*1024/[.P50]" office:value-type="float" office:value="60.2352941176471">
            <text:p>60,24</text:p>
          </table:table-cell>
          <table:table-cell table:style-name="ce21" table:formula="of:=4*1024/[.Q50]" office:value-type="float" office:value="58.5142857142857">
            <text:p>58,51</text:p>
          </table:table-cell>
          <table:table-cell table:number-columns-repeated="1007"/>
        </table:table-row>
        <table:table-row table:style-name="ro1">
          <table:table-cell table:formula="of:=[.$A$41]" office:value-type="float" office:value="14">
            <text:p>14</text:p>
          </table:table-cell>
          <table:table-cell table:style-name="ce21" table:formula="of:=4*1024/[.B51]" office:value-type="float" office:value="455.111111111111">
            <text:p>455,11</text:p>
          </table:table-cell>
          <table:table-cell table:style-name="ce21" table:formula="of:=4*1024/[.C51]" office:value-type="float" office:value="372.363636363636">
            <text:p>372,36</text:p>
          </table:table-cell>
          <table:table-cell table:style-name="ce21" table:formula="of:=4*1024/[.D51]" office:value-type="float" office:value="315.076923076923">
            <text:p>315,08</text:p>
          </table:table-cell>
          <table:table-cell table:style-name="ce21" table:formula="of:=4*1024/[.E51]" office:value-type="float" office:value="273.066666666667">
            <text:p>273,07</text:p>
          </table:table-cell>
          <table:table-cell table:style-name="ce21" table:formula="of:=4*1024/[.F51]" office:value-type="float" office:value="215.578947368421">
            <text:p>215,58</text:p>
          </table:table-cell>
          <table:table-cell table:style-name="ce21" table:formula="of:=4*1024/[.G51]" office:value-type="float" office:value="195.047619047619">
            <text:p>195,05</text:p>
          </table:table-cell>
          <table:table-cell table:style-name="ce21" table:formula="of:=4*1024/[.H51]" office:value-type="float" office:value="178.086956521739">
            <text:p>178,09</text:p>
          </table:table-cell>
          <table:table-cell table:style-name="ce21" table:formula="of:=4*1024/[.I51]" office:value-type="float" office:value="132.129032258065">
            <text:p>132,13</text:p>
          </table:table-cell>
          <table:table-cell table:style-name="ce21" table:formula="of:=4*1024/[.J51]" office:value-type="float" office:value="117.028571428571">
            <text:p>117,03</text:p>
          </table:table-cell>
          <table:table-cell table:style-name="ce21" table:formula="of:=4*1024/[.K51]" office:value-type="float" office:value="110.702702702703">
            <text:p>110,70</text:p>
          </table:table-cell>
          <table:table-cell table:style-name="ce21" table:formula="of:=4*1024/[.L51]" office:value-type="float" office:value="105.025641025641">
            <text:p>105,03</text:p>
          </table:table-cell>
          <table:table-cell table:style-name="ce21" table:formula="of:=4*1024/[.M51]" office:value-type="float" office:value="74.4727272727273">
            <text:p>74,47</text:p>
          </table:table-cell>
          <table:table-cell table:style-name="ce21" table:formula="of:=4*1024/[.N51]" office:value-type="float" office:value="65.015873015873">
            <text:p>65,02</text:p>
          </table:table-cell>
          <table:table-cell table:style-name="ce21" table:formula="of:=4*1024/[.O51]" office:value-type="float" office:value="61.134328358209">
            <text:p>61,13</text:p>
          </table:table-cell>
          <table:table-cell table:style-name="ce21" table:formula="of:=4*1024/[.P51]" office:value-type="float" office:value="59.3623188405797">
            <text:p>59,36</text:p>
          </table:table-cell>
          <table:table-cell table:style-name="ce21" table:formula="of:=4*1024/[.Q51]" office:value-type="float" office:value="57.6901408450704">
            <text:p>57,69</text:p>
          </table:table-cell>
          <table:table-cell table:number-columns-repeated="1007"/>
        </table:table-row>
        <table:table-row table:style-name="ro1">
          <table:table-cell table:style-name="ce12" table:formula="of:=[.$A$42]" office:value-type="float" office:value="15">
            <text:p>15</text:p>
          </table:table-cell>
          <table:table-cell table:style-name="ce21" table:formula="of:=4*1024/[.B52]" office:value-type="float" office:value="431.157894736842">
            <text:p>431,16</text:p>
          </table:table-cell>
          <table:table-cell table:style-name="ce21" table:formula="of:=4*1024/[.C52]" office:value-type="float" office:value="356.173913043478">
            <text:p>356,17</text:p>
          </table:table-cell>
          <table:table-cell table:style-name="ce21" table:formula="of:=4*1024/[.D52]" office:value-type="float" office:value="303.407407407407">
            <text:p>303,41</text:p>
          </table:table-cell>
          <table:table-cell table:style-name="ce21" table:formula="of:=4*1024/[.E52]" office:value-type="float" office:value="264.258064516129">
            <text:p>264,26</text:p>
          </table:table-cell>
          <table:table-cell table:style-name="ce21" table:formula="of:=4*1024/[.F52]" office:value-type="float" office:value="210.051282051282">
            <text:p>210,05</text:p>
          </table:table-cell>
          <table:table-cell table:style-name="ce21" table:formula="of:=4*1024/[.G52]" office:value-type="float" office:value="190.511627906977">
            <text:p>190,51</text:p>
          </table:table-cell>
          <table:table-cell table:style-name="ce21" table:formula="of:=4*1024/[.H52]" office:value-type="float" office:value="174.297872340426">
            <text:p>174,30</text:p>
          </table:table-cell>
          <table:table-cell table:style-name="ce21" table:formula="of:=4*1024/[.I52]" office:value-type="float" office:value="130.031746031746">
            <text:p>130,03</text:p>
          </table:table-cell>
          <table:table-cell table:style-name="ce21" table:formula="of:=4*1024/[.J52]" office:value-type="float" office:value="115.380281690141">
            <text:p>115,38</text:p>
          </table:table-cell>
          <table:table-cell table:style-name="ce21" table:formula="of:=4*1024/[.K52]" office:value-type="float" office:value="109.226666666667">
            <text:p>109,23</text:p>
          </table:table-cell>
          <table:table-cell table:style-name="ce21" table:formula="of:=4*1024/[.L52]" office:value-type="float" office:value="103.696202531646">
            <text:p>103,70</text:p>
          </table:table-cell>
          <table:table-cell table:style-name="ce21" table:formula="of:=4*1024/[.M52]" office:value-type="float" office:value="73.8018018018018">
            <text:p>73,80</text:p>
          </table:table-cell>
          <table:table-cell table:style-name="ce21" table:formula="of:=4*1024/[.N52]" office:value-type="float" office:value="64.503937007874">
            <text:p>64,50</text:p>
          </table:table-cell>
          <table:table-cell table:style-name="ce21" table:formula="of:=4*1024/[.O52]" office:value-type="float" office:value="60.6814814814815">
            <text:p>60,68</text:p>
          </table:table-cell>
          <table:table-cell table:style-name="ce21" table:formula="of:=4*1024/[.P52]" office:value-type="float" office:value="58.9352517985612">
            <text:p>58,94</text:p>
          </table:table-cell>
          <table:table-cell table:style-name="ce21" table:formula="of:=4*1024/[.Q52]" office:value-type="float" office:value="57.2867132867133">
            <text:p>57,29</text:p>
          </table:table-cell>
          <table:table-cell table:number-columns-repeated="1007"/>
        </table:table-row>
        <table:table-row table:style-name="ro1">
          <table:table-cell table:formula="of:=[.$A$43]" office:value-type="float" office:value="16">
            <text:p>16</text:p>
          </table:table-cell>
          <table:table-cell table:style-name="ce21" table:formula="of:=4*1024/[.B53]" office:value-type="float" office:value="409.6">
            <text:p>409,60</text:p>
          </table:table-cell>
          <table:table-cell table:style-name="ce21" table:formula="of:=4*1024/[.C53]" office:value-type="float" office:value="341.333333333333">
            <text:p>341,33</text:p>
          </table:table-cell>
          <table:table-cell table:style-name="ce21" table:formula="of:=4*1024/[.D53]" office:value-type="float" office:value="292.571428571429">
            <text:p>292,57</text:p>
          </table:table-cell>
          <table:table-cell table:style-name="ce21" table:formula="of:=4*1024/[.E53]" office:value-type="float" office:value="256">
            <text:p>256,00</text:p>
          </table:table-cell>
          <table:table-cell table:style-name="ce21" table:formula="of:=4*1024/[.F53]" office:value-type="float" office:value="204.8">
            <text:p>204,80</text:p>
          </table:table-cell>
          <table:table-cell table:style-name="ce21" table:formula="of:=4*1024/[.G53]" office:value-type="float" office:value="186.181818181818">
            <text:p>186,18</text:p>
          </table:table-cell>
          <table:table-cell table:style-name="ce21" table:formula="of:=4*1024/[.H53]" office:value-type="float" office:value="170.666666666667">
            <text:p>170,67</text:p>
          </table:table-cell>
          <table:table-cell table:style-name="ce21" table:formula="of:=4*1024/[.I53]" office:value-type="float" office:value="128">
            <text:p>128,00</text:p>
          </table:table-cell>
          <table:table-cell table:style-name="ce21" table:formula="of:=4*1024/[.J53]" office:value-type="float" office:value="113.777777777778">
            <text:p>113,78</text:p>
          </table:table-cell>
          <table:table-cell table:style-name="ce21" table:formula="of:=4*1024/[.K53]" office:value-type="float" office:value="107.789473684211">
            <text:p>107,79</text:p>
          </table:table-cell>
          <table:table-cell table:style-name="ce21" table:formula="of:=4*1024/[.L53]" office:value-type="float" office:value="102.4">
            <text:p>102,40</text:p>
          </table:table-cell>
          <table:table-cell table:style-name="ce21" table:formula="of:=4*1024/[.M53]" office:value-type="float" office:value="73.1428571428571">
            <text:p>73,14</text:p>
          </table:table-cell>
          <table:table-cell table:style-name="ce21" table:formula="of:=4*1024/[.N53]" office:value-type="float" office:value="64">
            <text:p>64,00</text:p>
          </table:table-cell>
          <table:table-cell table:style-name="ce21" table:formula="of:=4*1024/[.O53]" office:value-type="float" office:value="60.2352941176471">
            <text:p>60,24</text:p>
          </table:table-cell>
          <table:table-cell table:style-name="ce21" table:formula="of:=4*1024/[.P53]" office:value-type="float" office:value="58.5142857142857">
            <text:p>58,51</text:p>
          </table:table-cell>
          <table:table-cell table:style-name="ce21" table:formula="of:=4*1024/[.Q53]" office:value-type="float" office:value="56.8888888888889">
            <text:p>56,89</text:p>
          </table:table-cell>
          <table:table-cell table:number-columns-repeated="1007"/>
        </table:table-row>
        <table:table-row table:style-name="ro1">
          <table:table-cell table:style-name="ce12" table:formula="of:=[.$A$44]" office:value-type="float" office:value="18">
            <text:p>18</text:p>
          </table:table-cell>
          <table:table-cell table:style-name="ce21" table:formula="of:=4*1024/[.B54]" office:value-type="float" office:value="372.363636363636">
            <text:p>372,36</text:p>
          </table:table-cell>
          <table:table-cell table:style-name="ce21" table:formula="of:=4*1024/[.C54]" office:value-type="float" office:value="315.076923076923">
            <text:p>315,08</text:p>
          </table:table-cell>
          <table:table-cell table:style-name="ce21" table:formula="of:=4*1024/[.D54]" office:value-type="float" office:value="273.066666666667">
            <text:p>273,07</text:p>
          </table:table-cell>
          <table:table-cell table:style-name="ce21" table:formula="of:=4*1024/[.E54]" office:value-type="float" office:value="240.941176470588">
            <text:p>240,94</text:p>
          </table:table-cell>
          <table:table-cell table:style-name="ce21" table:formula="of:=4*1024/[.F54]" office:value-type="float" office:value="195.047619047619">
            <text:p>195,05</text:p>
          </table:table-cell>
          <table:table-cell table:style-name="ce21" table:formula="of:=4*1024/[.G54]" office:value-type="float" office:value="178.086956521739">
            <text:p>178,09</text:p>
          </table:table-cell>
          <table:table-cell table:style-name="ce21" table:formula="of:=4*1024/[.H54]" office:value-type="float" office:value="163.84">
            <text:p>163,84</text:p>
          </table:table-cell>
          <table:table-cell table:style-name="ce21" table:formula="of:=4*1024/[.I54]" office:value-type="float" office:value="124.121212121212">
            <text:p>124,12</text:p>
          </table:table-cell>
          <table:table-cell table:style-name="ce21" table:formula="of:=4*1024/[.J54]" office:value-type="float" office:value="110.702702702703">
            <text:p>110,70</text:p>
          </table:table-cell>
          <table:table-cell table:style-name="ce21" table:formula="of:=4*1024/[.K54]" office:value-type="float" office:value="105.025641025641">
            <text:p>105,03</text:p>
          </table:table-cell>
          <table:table-cell table:style-name="ce21" table:formula="of:=4*1024/[.L54]" office:value-type="float" office:value="99.9024390243902">
            <text:p>99,90</text:p>
          </table:table-cell>
          <table:table-cell table:style-name="ce21" table:formula="of:=4*1024/[.M54]" office:value-type="float" office:value="71.859649122807">
            <text:p>71,86</text:p>
          </table:table-cell>
          <table:table-cell table:style-name="ce21" table:formula="of:=4*1024/[.N54]" office:value-type="float" office:value="63.0153846153846">
            <text:p>63,02</text:p>
          </table:table-cell>
          <table:table-cell table:style-name="ce21" table:formula="of:=4*1024/[.O54]" office:value-type="float" office:value="59.3623188405797">
            <text:p>59,36</text:p>
          </table:table-cell>
          <table:table-cell table:style-name="ce21" table:formula="of:=4*1024/[.P54]" office:value-type="float" office:value="57.6901408450704">
            <text:p>57,69</text:p>
          </table:table-cell>
          <table:table-cell table:style-name="ce21" table:formula="of:=4*1024/[.Q54]" office:value-type="float" office:value="56.1095890410959">
            <text:p>56,11</text:p>
          </table:table-cell>
          <table:table-cell table:number-columns-repeated="1007"/>
        </table:table-row>
        <table:table-row table:style-name="ro1">
          <table:table-cell table:style-name="ce1" office:value-type="string">
            <text:p>MB.per.Syspage(4KB)</text:p>
          </table:table-cell>
          <table:table-cell table:style-name="ce17" office:value-type="string" table:number-columns-spanned="6" table:number-rows-spanned="1">
            <text:p>&gt;&gt;&gt; Number of MayorBlocks that fit into a SystemMemoryPage (4KB)</text:p>
          </table:table-cell>
          <table:covered-table-cell table:number-columns-repeated="4" table:style-name="ce27"/>
          <table:covered-table-cell/>
          <table:table-cell table:number-columns-repeated="1017"/>
        </table:table-row>
        <table:table-row table:style-name="ro1">
          <table:table-cell table:formula="of:=[.$A$37]" office:value-type="float" office:value="8">
            <text:p>8</text:p>
          </table:table-cell>
          <table:table-cell table:style-name="ce20" table:formula="of:=4/[.B66]" office:value-type="float" office:value="21.3333333333333">
            <text:p>21</text:p>
          </table:table-cell>
          <table:table-cell table:style-name="ce20" table:formula="of:=4/[.C66]" office:value-type="float" office:value="32">
            <text:p>32</text:p>
          </table:table-cell>
          <table:table-cell table:style-name="ce20" table:formula="of:=4/[.D66]" office:value-type="float" office:value="38.4">
            <text:p>38</text:p>
          </table:table-cell>
          <table:table-cell table:formula="of:=4/[.E66]" office:value-type="float" office:value="42.6666666666667">
            <text:p>43</text:p>
          </table:table-cell>
          <table:table-cell table:style-name="ce20" table:formula="of:=4/[.F66]" office:value-type="float" office:value="48">
            <text:p>48</text:p>
          </table:table-cell>
          <table:table-cell table:style-name="ce20" table:formula="of:=4/[.G66]" office:value-type="float" office:value="49.7777777777778">
            <text:p>50</text:p>
          </table:table-cell>
          <table:table-cell table:style-name="ce20" table:formula="of:=4/[.H66]" office:value-type="float" office:value="51.2">
            <text:p>51</text:p>
          </table:table-cell>
          <table:table-cell table:style-name="ce20" table:formula="of:=4/[.I66]" office:value-type="float" office:value="54.8571428571429">
            <text:p>55</text:p>
          </table:table-cell>
          <table:table-cell table:style-name="ce20" table:formula="of:=4/[.J66]" office:value-type="float" office:value="56">
            <text:p>56</text:p>
          </table:table-cell>
          <table:table-cell table:style-name="ce20" table:formula="of:=4/[.K66]" office:value-type="float" office:value="56.4705882352941">
            <text:p>56</text:p>
          </table:table-cell>
          <table:table-cell table:style-name="ce20" table:formula="of:=4/[.L66]" office:value-type="float" office:value="56.8888888888889">
            <text:p>57</text:p>
          </table:table-cell>
          <table:table-cell table:style-name="ce20" table:formula="of:=4/[.M66]" office:value-type="float" office:value="59.0769230769231">
            <text:p>59</text:p>
          </table:table-cell>
          <table:table-cell table:style-name="ce20" table:formula="of:=4/[.N66]" office:value-type="float" office:value="59.7333333333333">
            <text:p>60</text:p>
          </table:table-cell>
          <table:table-cell table:style-name="ce20" table:formula="of:=4/[.O66]" office:value-type="float" office:value="60">
            <text:p>60</text:p>
          </table:table-cell>
          <table:table-cell table:style-name="ce20" table:formula="of:=4/[.P66]" office:value-type="float" office:value="60.1212121212121">
            <text:p>60</text:p>
          </table:table-cell>
          <table:table-cell table:style-name="ce20" table:formula="of:=4/[.Q66]" office:value-type="float" office:value="60.2352941176471">
            <text:p>60</text:p>
          </table:table-cell>
          <table:table-cell table:number-columns-repeated="1007"/>
        </table:table-row>
        <table:table-row table:style-name="ro1">
          <table:table-cell table:style-name="ce12" table:formula="of:=[.$A$38]" office:value-type="float" office:value="10">
            <text:p>10</text:p>
          </table:table-cell>
          <table:table-cell table:style-name="ce20" table:formula="of:=4/[.B67]" office:value-type="float" office:value="4.57142857142857">
            <text:p>5</text:p>
          </table:table-cell>
          <table:table-cell table:style-name="ce20" table:formula="of:=4/[.C67]" office:value-type="float" office:value="7.11111111111111">
            <text:p>7</text:p>
          </table:table-cell>
          <table:table-cell table:style-name="ce20" table:formula="of:=4/[.D67]" office:value-type="float" office:value="8.72727272727273">
            <text:p>9</text:p>
          </table:table-cell>
          <table:table-cell table:formula="of:=4/[.E67]" office:value-type="float" office:value="9.84615384615385">
            <text:p>10</text:p>
          </table:table-cell>
          <table:table-cell table:style-name="ce20" table:formula="of:=4/[.F67]" office:value-type="float" office:value="11.2941176470588">
            <text:p>11</text:p>
          </table:table-cell>
          <table:table-cell table:style-name="ce20" table:formula="of:=4/[.G67]" office:value-type="float" office:value="11.7894736842105">
            <text:p>12</text:p>
          </table:table-cell>
          <table:table-cell table:style-name="ce20" table:formula="of:=4/[.H67]" office:value-type="float" office:value="12.1904761904762">
            <text:p>12</text:p>
          </table:table-cell>
          <table:table-cell table:style-name="ce20" table:formula="of:=4/[.I67]" office:value-type="float" office:value="13.2413793103448">
            <text:p>13</text:p>
          </table:table-cell>
          <table:table-cell table:style-name="ce20" table:formula="of:=4/[.J67]" office:value-type="float" office:value="13.5757575757576">
            <text:p>14</text:p>
          </table:table-cell>
          <table:table-cell table:style-name="ce20" table:formula="of:=4/[.K67]" office:value-type="float" office:value="13.7142857142857">
            <text:p>14</text:p>
          </table:table-cell>
          <table:table-cell table:style-name="ce20" table:formula="of:=4/[.L67]" office:value-type="float" office:value="13.8378378378378">
            <text:p>14</text:p>
          </table:table-cell>
          <table:table-cell table:style-name="ce20" table:formula="of:=4/[.M67]" office:value-type="float" office:value="14.4905660377359">
            <text:p>14</text:p>
          </table:table-cell>
          <table:table-cell table:style-name="ce20" table:formula="of:=4/[.N67]" office:value-type="float" office:value="14.6885245901639">
            <text:p>15</text:p>
          </table:table-cell>
          <table:table-cell table:style-name="ce20" table:formula="of:=4/[.O67]" office:value-type="float" office:value="14.7692307692308">
            <text:p>15</text:p>
          </table:table-cell>
          <table:table-cell table:style-name="ce20" table:formula="of:=4/[.P67]" office:value-type="float" office:value="14.8059701492537">
            <text:p>15</text:p>
          </table:table-cell>
          <table:table-cell table:style-name="ce20" table:formula="of:=4/[.Q67]" office:value-type="float" office:value="14.8405797101449">
            <text:p>15</text:p>
          </table:table-cell>
          <table:table-cell table:number-columns-repeated="1007"/>
        </table:table-row>
        <table:table-row table:style-name="ro1">
          <table:table-cell table:formula="of:=[.$A$39]" office:value-type="float" office:value="11">
            <text:p>11</text:p>
          </table:table-cell>
          <table:table-cell table:style-name="ce20" table:formula="of:=4/[.B68]" office:value-type="float" office:value="2.13333333333333">
            <text:p>2</text:p>
          </table:table-cell>
          <table:table-cell table:style-name="ce20" table:formula="of:=4/[.C68]" office:value-type="float" office:value="3.36842105263158">
            <text:p>3</text:p>
          </table:table-cell>
          <table:table-cell table:style-name="ce20" table:formula="of:=4/[.D68]" office:value-type="float" office:value="4.17391304347826">
            <text:p>4</text:p>
          </table:table-cell>
          <table:table-cell table:formula="of:=4/[.E68]" office:value-type="float" office:value="4.74074074074074">
            <text:p>5</text:p>
          </table:table-cell>
          <table:table-cell table:style-name="ce20" table:formula="of:=4/[.F68]" office:value-type="float" office:value="5.48571428571429">
            <text:p>5</text:p>
          </table:table-cell>
          <table:table-cell table:style-name="ce20" table:formula="of:=4/[.G68]" office:value-type="float" office:value="5.74358974358974">
            <text:p>6</text:p>
          </table:table-cell>
          <table:table-cell table:style-name="ce20" table:formula="of:=4/[.H68]" office:value-type="float" office:value="5.95348837209302">
            <text:p>6</text:p>
          </table:table-cell>
          <table:table-cell table:style-name="ce20" table:formula="of:=4/[.I68]" office:value-type="float" office:value="6.50847457627119">
            <text:p>7</text:p>
          </table:table-cell>
          <table:table-cell table:style-name="ce20" table:formula="of:=4/[.J68]" office:value-type="float" office:value="6.6865671641791">
            <text:p>7</text:p>
          </table:table-cell>
          <table:table-cell table:style-name="ce20" table:formula="of:=4/[.K68]" office:value-type="float" office:value="6.76056338028169">
            <text:p>7</text:p>
          </table:table-cell>
          <table:table-cell table:style-name="ce20" table:formula="of:=4/[.L68]" office:value-type="float" office:value="6.82666666666667">
            <text:p>7</text:p>
          </table:table-cell>
          <table:table-cell table:style-name="ce20" table:formula="of:=4/[.M68]" office:value-type="float" office:value="7.17757009345795">
            <text:p>7</text:p>
          </table:table-cell>
          <table:table-cell table:style-name="ce20" table:formula="of:=4/[.N68]" office:value-type="float" office:value="7.28455284552846">
            <text:p>7</text:p>
          </table:table-cell>
          <table:table-cell table:style-name="ce20" table:formula="of:=4/[.O68]" office:value-type="float" office:value="7.32824427480916">
            <text:p>7</text:p>
          </table:table-cell>
          <table:table-cell table:style-name="ce20" table:formula="of:=4/[.P68]" office:value-type="float" office:value="7.34814814814815">
            <text:p>7</text:p>
          </table:table-cell>
          <table:table-cell table:style-name="ce20" table:formula="of:=4/[.Q68]" office:value-type="float" office:value="7.36690647482014">
            <text:p>7</text:p>
          </table:table-cell>
          <table:table-cell table:number-columns-repeated="1007"/>
        </table:table-row>
        <table:table-row table:style-name="ro1">
          <table:table-cell table:style-name="ce12" table:formula="of:=[.$A$40]" office:value-type="float" office:value="12">
            <text:p>12</text:p>
          </table:table-cell>
          <table:table-cell table:style-name="ce20" table:formula="of:=4/[.B69]" office:value-type="float" office:value="1">
            <text:p>1</text:p>
          </table:table-cell>
          <table:table-cell table:style-name="ce20" table:formula="of:=4/[.C69]" office:value-type="float" office:value="1.6">
            <text:p>2</text:p>
          </table:table-cell>
          <table:table-cell table:style-name="ce20" table:formula="of:=4/[.D69]" office:value-type="float" office:value="2">
            <text:p>2</text:p>
          </table:table-cell>
          <table:table-cell table:formula="of:=4/[.E69]" office:value-type="float" office:value="2.28571428571429">
            <text:p>2</text:p>
          </table:table-cell>
          <table:table-cell table:style-name="ce20" table:formula="of:=4/[.F69]" office:value-type="float" office:value="2.66666666666667">
            <text:p>3</text:p>
          </table:table-cell>
          <table:table-cell table:style-name="ce20" table:formula="of:=4/[.G69]" office:value-type="float" office:value="2.8">
            <text:p>3</text:p>
          </table:table-cell>
          <table:table-cell table:style-name="ce20" table:formula="of:=4/[.H69]" office:value-type="float" office:value="2.90909090909091">
            <text:p>3</text:p>
          </table:table-cell>
          <table:table-cell table:style-name="ce20" table:formula="of:=4/[.I69]" office:value-type="float" office:value="3.2">
            <text:p>3</text:p>
          </table:table-cell>
          <table:table-cell table:style-name="ce20" table:formula="of:=4/[.J69]" office:value-type="float" office:value="3.29411764705882">
            <text:p>3</text:p>
          </table:table-cell>
          <table:table-cell table:style-name="ce20" table:formula="of:=4/[.K69]" office:value-type="float" office:value="3.33333333333333">
            <text:p>3</text:p>
          </table:table-cell>
          <table:table-cell table:style-name="ce20" table:formula="of:=4/[.L69]" office:value-type="float" office:value="3.36842105263158">
            <text:p>3</text:p>
          </table:table-cell>
          <table:table-cell table:style-name="ce20" table:formula="of:=4/[.M69]" office:value-type="float" office:value="3.55555555555556">
            <text:p>4</text:p>
          </table:table-cell>
          <table:table-cell table:style-name="ce20" table:formula="of:=4/[.N69]" office:value-type="float" office:value="3.61290322580645">
            <text:p>4</text:p>
          </table:table-cell>
          <table:table-cell table:style-name="ce20" table:formula="of:=4/[.O69]" office:value-type="float" office:value="3.63636363636364">
            <text:p>4</text:p>
          </table:table-cell>
          <table:table-cell table:style-name="ce20" table:formula="of:=4/[.P69]" office:value-type="float" office:value="3.64705882352941">
            <text:p>4</text:p>
          </table:table-cell>
          <table:table-cell table:style-name="ce20" table:formula="of:=4/[.Q69]" office:value-type="float" office:value="3.65714285714286">
            <text:p>4</text:p>
          </table:table-cell>
          <table:table-cell table:number-columns-repeated="1007"/>
        </table:table-row>
        <table:table-row table:style-name="ro1">
          <table:table-cell table:formula="of:=[.$A$41]" office:value-type="float" office:value="14">
            <text:p>14</text:p>
          </table:table-cell>
          <table:table-cell table:style-name="ce20" table:formula="of:=4/[.B70]" office:value-type="float" office:value="0.222222222222222">
            <text:p>0</text:p>
          </table:table-cell>
          <table:table-cell table:style-name="ce20" table:formula="of:=4/[.C70]" office:value-type="float" office:value="0.363636363636364">
            <text:p>0</text:p>
          </table:table-cell>
          <table:table-cell table:style-name="ce20" table:formula="of:=4/[.D70]" office:value-type="float" office:value="0.461538461538462">
            <text:p>0</text:p>
          </table:table-cell>
          <table:table-cell table:formula="of:=4/[.E70]" office:value-type="float" office:value="0.533333333333333">
            <text:p>1</text:p>
          </table:table-cell>
          <table:table-cell table:style-name="ce20" table:formula="of:=4/[.F70]" office:value-type="float" office:value="0.631578947368421">
            <text:p>1</text:p>
          </table:table-cell>
          <table:table-cell table:style-name="ce20" table:formula="of:=4/[.G70]" office:value-type="float" office:value="0.666666666666667">
            <text:p>1</text:p>
          </table:table-cell>
          <table:table-cell table:style-name="ce20" table:formula="of:=4/[.H70]" office:value-type="float" office:value="0.695652173913043">
            <text:p>1</text:p>
          </table:table-cell>
          <table:table-cell table:style-name="ce20" table:formula="of:=4/[.I70]" office:value-type="float" office:value="0.774193548387097">
            <text:p>1</text:p>
          </table:table-cell>
          <table:table-cell table:style-name="ce20" table:formula="of:=4/[.J70]" office:value-type="float" office:value="0.8">
            <text:p>1</text:p>
          </table:table-cell>
          <table:table-cell table:style-name="ce20" table:formula="of:=4/[.K70]" office:value-type="float" office:value="0.810810810810811">
            <text:p>1</text:p>
          </table:table-cell>
          <table:table-cell table:style-name="ce20" table:formula="of:=4/[.L70]" office:value-type="float" office:value="0.82051282051282">
            <text:p>1</text:p>
          </table:table-cell>
          <table:table-cell table:style-name="ce20" table:formula="of:=4/[.M70]" office:value-type="float" office:value="0.872727272727273">
            <text:p>1</text:p>
          </table:table-cell>
          <table:table-cell table:style-name="ce20" table:formula="of:=4/[.N70]" office:value-type="float" office:value="0.888888888888889">
            <text:p>1</text:p>
          </table:table-cell>
          <table:table-cell table:style-name="ce20" table:formula="of:=4/[.O70]" office:value-type="float" office:value="0.895522388059701">
            <text:p>1</text:p>
          </table:table-cell>
          <table:table-cell table:style-name="ce20" table:formula="of:=4/[.P70]" office:value-type="float" office:value="0.898550724637681">
            <text:p>1</text:p>
          </table:table-cell>
          <table:table-cell table:style-name="ce20" table:formula="of:=4/[.Q70]" office:value-type="float" office:value="0.901408450704225">
            <text:p>1</text:p>
          </table:table-cell>
          <table:table-cell table:number-columns-repeated="1007"/>
        </table:table-row>
        <table:table-row table:style-name="ro1">
          <table:table-cell table:style-name="ce12" table:formula="of:=[.$A$42]" office:value-type="float" office:value="15">
            <text:p>15</text:p>
          </table:table-cell>
          <table:table-cell table:style-name="ce20" table:formula="of:=4/[.B71]" office:value-type="float" office:value="0.105263157894737">
            <text:p>0</text:p>
          </table:table-cell>
          <table:table-cell table:style-name="ce20" table:formula="of:=4/[.C71]" office:value-type="float" office:value="0.173913043478261">
            <text:p>0</text:p>
          </table:table-cell>
          <table:table-cell table:style-name="ce20" table:formula="of:=4/[.D71]" office:value-type="float" office:value="0.222222222222222">
            <text:p>0</text:p>
          </table:table-cell>
          <table:table-cell table:formula="of:=4/[.E71]" office:value-type="float" office:value="0.258064516129032">
            <text:p>0</text:p>
          </table:table-cell>
          <table:table-cell table:style-name="ce20" table:formula="of:=4/[.F71]" office:value-type="float" office:value="0.307692307692308">
            <text:p>0</text:p>
          </table:table-cell>
          <table:table-cell table:style-name="ce20" table:formula="of:=4/[.G71]" office:value-type="float" office:value="0.325581395348837">
            <text:p>0</text:p>
          </table:table-cell>
          <table:table-cell table:style-name="ce20" table:formula="of:=4/[.H71]" office:value-type="float" office:value="0.340425531914894">
            <text:p>0</text:p>
          </table:table-cell>
          <table:table-cell table:style-name="ce20" table:formula="of:=4/[.I71]" office:value-type="float" office:value="0.380952380952381">
            <text:p>0</text:p>
          </table:table-cell>
          <table:table-cell table:style-name="ce20" table:formula="of:=4/[.J71]" office:value-type="float" office:value="0.394366197183099">
            <text:p>0</text:p>
          </table:table-cell>
          <table:table-cell table:style-name="ce20" table:formula="of:=4/[.K71]" office:value-type="float" office:value="0.4">
            <text:p>0</text:p>
          </table:table-cell>
          <table:table-cell table:style-name="ce20" table:formula="of:=4/[.L71]" office:value-type="float" office:value="0.40506329113924">
            <text:p>0</text:p>
          </table:table-cell>
          <table:table-cell table:style-name="ce20" table:formula="of:=4/[.M71]" office:value-type="float" office:value="0.432432432432432">
            <text:p>0</text:p>
          </table:table-cell>
          <table:table-cell table:style-name="ce20" table:formula="of:=4/[.N71]" office:value-type="float" office:value="0.440944881889764">
            <text:p>0</text:p>
          </table:table-cell>
          <table:table-cell table:style-name="ce20" table:formula="of:=4/[.O71]" office:value-type="float" office:value="0.444444444444444">
            <text:p>0</text:p>
          </table:table-cell>
          <table:table-cell table:style-name="ce20" table:formula="of:=4/[.P71]" office:value-type="float" office:value="0.446043165467626">
            <text:p>0</text:p>
          </table:table-cell>
          <table:table-cell table:style-name="ce20" table:formula="of:=4/[.Q71]" office:value-type="float" office:value="0.447552447552448">
            <text:p>0</text:p>
          </table:table-cell>
          <table:table-cell table:number-columns-repeated="1007"/>
        </table:table-row>
        <table:table-row table:style-name="ro1">
          <table:table-cell table:formula="of:=[.$A$43]" office:value-type="float" office:value="16">
            <text:p>16</text:p>
          </table:table-cell>
          <table:table-cell table:style-name="ce20" table:formula="of:=4/[.B72]" office:value-type="float" office:value="0.05">
            <text:p>0</text:p>
          </table:table-cell>
          <table:table-cell table:style-name="ce20" table:formula="of:=4/[.C72]" office:value-type="float" office:value="0.0833333333333333">
            <text:p>0</text:p>
          </table:table-cell>
          <table:table-cell table:style-name="ce20" table:formula="of:=4/[.D72]" office:value-type="float" office:value="0.107142857142857">
            <text:p>0</text:p>
          </table:table-cell>
          <table:table-cell table:formula="of:=4/[.E72]" office:value-type="float" office:value="0.125">
            <text:p>0</text:p>
          </table:table-cell>
          <table:table-cell table:style-name="ce20" table:formula="of:=4/[.F72]" office:value-type="float" office:value="0.15">
            <text:p>0</text:p>
          </table:table-cell>
          <table:table-cell table:style-name="ce20" table:formula="of:=4/[.G72]" office:value-type="float" office:value="0.159090909090909">
            <text:p>0</text:p>
          </table:table-cell>
          <table:table-cell table:style-name="ce20" table:formula="of:=4/[.H72]" office:value-type="float" office:value="0.166666666666667">
            <text:p>0</text:p>
          </table:table-cell>
          <table:table-cell table:style-name="ce20" table:formula="of:=4/[.I72]" office:value-type="float" office:value="0.1875">
            <text:p>0</text:p>
          </table:table-cell>
          <table:table-cell table:style-name="ce20" table:formula="of:=4/[.J72]" office:value-type="float" office:value="0.194444444444444">
            <text:p>0</text:p>
          </table:table-cell>
          <table:table-cell table:style-name="ce20" table:formula="of:=4/[.K72]" office:value-type="float" office:value="0.197368421052632">
            <text:p>0</text:p>
          </table:table-cell>
          <table:table-cell table:style-name="ce20" table:formula="of:=4/[.L72]" office:value-type="float" office:value="0.2">
            <text:p>0</text:p>
          </table:table-cell>
          <table:table-cell table:style-name="ce20" table:formula="of:=4/[.M72]" office:value-type="float" office:value="0.214285714285714">
            <text:p>0</text:p>
          </table:table-cell>
          <table:table-cell table:style-name="ce20" table:formula="of:=4/[.N72]" office:value-type="float" office:value="0.21875">
            <text:p>0</text:p>
          </table:table-cell>
          <table:table-cell table:style-name="ce20" table:formula="of:=4/[.O72]" office:value-type="float" office:value="0.220588235294118">
            <text:p>0</text:p>
          </table:table-cell>
          <table:table-cell table:style-name="ce20" table:formula="of:=4/[.P72]" office:value-type="float" office:value="0.221428571428571">
            <text:p>0</text:p>
          </table:table-cell>
          <table:table-cell table:style-name="ce20" table:formula="of:=4/[.Q72]" office:value-type="float" office:value="0.222222222222222">
            <text:p>0</text:p>
          </table:table-cell>
          <table:table-cell table:number-columns-repeated="1007"/>
        </table:table-row>
        <table:table-row table:style-name="ro1">
          <table:table-cell table:style-name="ce12" table:formula="of:=[.$A$44]" office:value-type="float" office:value="18">
            <text:p>18</text:p>
          </table:table-cell>
          <table:table-cell table:style-name="ce20" table:formula="of:=4/[.B73]" office:value-type="float" office:value="0.0113636363636364">
            <text:p>0</text:p>
          </table:table-cell>
          <table:table-cell table:style-name="ce20" table:formula="of:=4/[.C73]" office:value-type="float" office:value="0.0192307692307692">
            <text:p>0</text:p>
          </table:table-cell>
          <table:table-cell table:style-name="ce20" table:formula="of:=4/[.D73]" office:value-type="float" office:value="0.025">
            <text:p>0</text:p>
          </table:table-cell>
          <table:table-cell table:formula="of:=4/[.E73]" office:value-type="float" office:value="0.0294117647058823">
            <text:p>0</text:p>
          </table:table-cell>
          <table:table-cell table:style-name="ce20" table:formula="of:=4/[.F73]" office:value-type="float" office:value="0.0357142857142857">
            <text:p>0</text:p>
          </table:table-cell>
          <table:table-cell table:style-name="ce20" table:formula="of:=4/[.G73]" office:value-type="float" office:value="0.0380434782608696">
            <text:p>0</text:p>
          </table:table-cell>
          <table:table-cell table:style-name="ce20" table:formula="of:=4/[.H73]" office:value-type="float" office:value="0.04">
            <text:p>0</text:p>
          </table:table-cell>
          <table:table-cell table:style-name="ce20" table:formula="of:=4/[.I73]" office:value-type="float" office:value="0.0454545454545455">
            <text:p>0</text:p>
          </table:table-cell>
          <table:table-cell table:style-name="ce20" table:formula="of:=4/[.J73]" office:value-type="float" office:value="0.0472972972972973">
            <text:p>0</text:p>
          </table:table-cell>
          <table:table-cell table:style-name="ce20" table:formula="of:=4/[.K73]" office:value-type="float" office:value="0.0480769230769231">
            <text:p>0</text:p>
          </table:table-cell>
          <table:table-cell table:style-name="ce20" table:formula="of:=4/[.L73]" office:value-type="float" office:value="0.0487804878048781">
            <text:p>0</text:p>
          </table:table-cell>
          <table:table-cell table:style-name="ce20" table:formula="of:=4/[.M73]" office:value-type="float" office:value="0.0526315789473684">
            <text:p>0</text:p>
          </table:table-cell>
          <table:table-cell table:style-name="ce20" table:formula="of:=4/[.N73]" office:value-type="float" office:value="0.0538461538461539">
            <text:p>0</text:p>
          </table:table-cell>
          <table:table-cell table:style-name="ce20" table:formula="of:=4/[.O73]" office:value-type="float" office:value="0.0543478260869565">
            <text:p>0</text:p>
          </table:table-cell>
          <table:table-cell table:style-name="ce20" table:formula="of:=4/[.P73]" office:value-type="float" office:value="0.0545774647887324">
            <text:p>0</text:p>
          </table:table-cell>
          <table:table-cell table:style-name="ce20" table:formula="of:=4/[.Q73]" office:value-type="float" office:value="0.0547945205479452">
            <text:p>0</text:p>
          </table:table-cell>
          <table:table-cell table:number-columns-repeated="1007"/>
        </table:table-row>
        <table:table-row table:style-name="ro1">
          <table:table-cell table:style-name="Default"/>
          <table:table-cell table:style-name="ce22" office:value-type="string" table:number-columns-spanned="15" table:number-rows-spanned="1">
            <text:p>### This crap shows why SCounters should be put aside, otherwise it causes 2 TLB misses per access (as each mB spreads across several MemPages)</text:p>
          </table:table-cell>
          <table:covered-table-cell table:number-columns-repeated="14" table:style-name="ce29"/>
          <table:table-cell table:number-columns-repeated="1008"/>
        </table:table-row>
        <table:table-row table:style-name="ro1">
          <table:table-cell table:style-name="ce7" table:number-columns-repeated="17"/>
          <table:table-cell table:number-columns-repeated="1007"/>
        </table:table-row>
        <table:table-row table:style-name="ro1">
          <table:table-cell table:style-name="Default"/>
          <table:table-cell table:style-name="ce16" office:value-type="float" office:value="8">
            <text:p>8</text:p>
          </table:table-cell>
          <table:table-cell table:style-name="ce16" office:value-type="float" office:value="16">
            <text:p>16</text:p>
          </table:table-cell>
          <table:table-cell table:style-name="ce16" office:value-type="float" office:value="24">
            <text:p>24</text:p>
          </table:table-cell>
          <table:table-cell table:style-name="ce16" office:value-type="float" office:value="32">
            <text:p>32</text:p>
          </table:table-cell>
          <table:table-cell table:style-name="ce16" office:value-type="float" office:value="48">
            <text:p>48</text:p>
          </table:table-cell>
          <table:table-cell table:style-name="ce16" office:value-type="float" office:value="56">
            <text:p>56</text:p>
          </table:table-cell>
          <table:table-cell table:style-name="ce16" office:value-type="float" office:value="64">
            <text:p>64</text:p>
          </table:table-cell>
          <table:table-cell table:style-name="ce16" office:value-type="float" office:value="96">
            <text:p>96</text:p>
          </table:table-cell>
          <table:table-cell table:style-name="ce16" office:value-type="float" office:value="112">
            <text:p>112</text:p>
          </table:table-cell>
          <table:table-cell table:style-name="ce16" office:value-type="float" office:value="120">
            <text:p>120</text:p>
          </table:table-cell>
          <table:table-cell table:style-name="ce16" office:value-type="float" office:value="128">
            <text:p>128</text:p>
          </table:table-cell>
          <table:table-cell table:style-name="ce16" office:value-type="float" office:value="192">
            <text:p>192</text:p>
          </table:table-cell>
          <table:table-cell table:style-name="ce16" office:value-type="float" office:value="224">
            <text:p>224</text:p>
          </table:table-cell>
          <table:table-cell table:style-name="ce16" office:value-type="float" office:value="240">
            <text:p>240</text:p>
          </table:table-cell>
          <table:table-cell table:style-name="ce16" office:value-type="float" office:value="248">
            <text:p>248</text:p>
          </table:table-cell>
          <table:table-cell table:style-name="ce16" office:value-type="float" office:value="256">
            <text:p>256</text:p>
          </table:table-cell>
          <table:table-cell table:number-columns-repeated="1007"/>
        </table:table-row>
        <table:table-row table:style-name="ro1">
          <table:table-cell table:style-name="ce1" office:value-type="string">
            <text:p>mB.Counters.%</text:p>
          </table:table-cell>
          <table:table-cell table:style-name="ce17" office:value-type="string" table:number-columns-spanned="6" table:number-rows-spanned="1">
            <text:p>&gt;&gt;&gt; Percentage of minorBlock devote to counters</text:p>
          </table:table-cell>
          <table:covered-table-cell table:number-columns-repeated="5" table:style-name="ce27"/>
          <table:table-cell table:number-columns-repeated="1017"/>
        </table:table-row>
        <table:table-row table:style-name="ro1">
          <table:table-cell table:formula="of:=[.$A$37]" office:value-type="float" office:value="8">
            <text:p>8</text:p>
          </table:table-cell>
          <table:table-cell table:style-name="ce23" table:formula="of:=(([.$A96]*[.$B$31])/8)/[.B47]" office:value-type="percentage" office:value="0.666666666666667">
            <text:p>66,67%</text:p>
          </table:table-cell>
          <table:table-cell table:style-name="ce23" table:formula="of:=(([.$A96]*[.$B$31])/8)/[.C47]" office:value-type="percentage" office:value="0.5">
            <text:p>50,00%</text:p>
          </table:table-cell>
          <table:table-cell table:style-name="ce23" table:formula="of:=(([.$A96]*[.$B$31])/8)/[.D47]" office:value-type="percentage" office:value="0.4">
            <text:p>40,00%</text:p>
          </table:table-cell>
          <table:table-cell table:style-name="ce23" table:formula="of:=(([.$A96]*[.$B$31])/8)/[.E47]" office:value-type="percentage" office:value="0.333333333333333">
            <text:p>33,33%</text:p>
          </table:table-cell>
          <table:table-cell table:style-name="ce23" table:formula="of:=(([.$A96]*[.$B$31])/8)/[.F47]" office:value-type="percentage" office:value="0.25">
            <text:p>25,00%</text:p>
          </table:table-cell>
          <table:table-cell table:style-name="ce23" table:formula="of:=(([.$A96]*[.$B$31])/8)/[.G47]" office:value-type="percentage" office:value="0.222222222222222">
            <text:p>22,22%</text:p>
          </table:table-cell>
          <table:table-cell table:style-name="ce23" table:formula="of:=(([.$A96]*[.$B$31])/8)/[.H47]" office:value-type="percentage" office:value="0.2">
            <text:p>20,00%</text:p>
          </table:table-cell>
          <table:table-cell table:style-name="ce23" table:formula="of:=(([.$A96]*[.$B$31])/8)/[.I47]" office:value-type="percentage" office:value="0.142857142857143">
            <text:p>14,29%</text:p>
          </table:table-cell>
          <table:table-cell table:style-name="ce23" table:formula="of:=(([.$A96]*[.$B$31])/8)/[.J47]" office:value-type="percentage" office:value="0.125">
            <text:p>12,50%</text:p>
          </table:table-cell>
          <table:table-cell table:style-name="ce23" table:formula="of:=(([.$A96]*[.$B$31])/8)/[.K47]" office:value-type="percentage" office:value="0.117647058823529">
            <text:p>11,76%</text:p>
          </table:table-cell>
          <table:table-cell table:style-name="ce23" table:formula="of:=(([.$A96]*[.$B$31])/8)/[.L47]" office:value-type="percentage" office:value="0.111111111111111">
            <text:p>11,11%</text:p>
          </table:table-cell>
          <table:table-cell table:style-name="ce23" table:formula="of:=(([.$A96]*[.$B$31])/8)/[.M47]" office:value-type="percentage" office:value="0.0769230769230769">
            <text:p>7,69%</text:p>
          </table:table-cell>
          <table:table-cell table:style-name="ce23" table:formula="of:=(([.$A96]*[.$B$31])/8)/[.N47]" office:value-type="percentage" office:value="0.0666666666666667">
            <text:p>6,67%</text:p>
          </table:table-cell>
          <table:table-cell table:style-name="ce23" table:formula="of:=(([.$A96]*[.$B$31])/8)/[.O47]" office:value-type="percentage" office:value="0.0625">
            <text:p>6,25%</text:p>
          </table:table-cell>
          <table:table-cell table:style-name="ce23" table:formula="of:=(([.$A96]*[.$B$31])/8)/[.P47]" office:value-type="percentage" office:value="0.0606060606060606">
            <text:p>6,06%</text:p>
          </table:table-cell>
          <table:table-cell table:style-name="ce23" table:formula="of:=(([.$A96]*[.$B$31])/8)/[.Q47]" office:value-type="percentage" office:value="0.0588235294117647">
            <text:p>5,88%</text:p>
          </table:table-cell>
          <table:table-cell table:number-columns-repeated="1007"/>
        </table:table-row>
        <table:table-row table:style-name="ro1">
          <table:table-cell table:style-name="ce12" table:formula="of:=[.$A$38]" office:value-type="float" office:value="10">
            <text:p>10</text:p>
          </table:table-cell>
          <table:table-cell table:style-name="ce23" table:formula="of:=(([.$A97]*[.$B$31])/8)/[.B48]" office:value-type="percentage" office:value="0.714285714285714">
            <text:p>71,43%</text:p>
          </table:table-cell>
          <table:table-cell table:style-name="ce23" table:formula="of:=(([.$A97]*[.$B$31])/8)/[.C48]" office:value-type="percentage" office:value="0.555555555555556">
            <text:p>55,56%</text:p>
          </table:table-cell>
          <table:table-cell table:style-name="ce23" table:formula="of:=(([.$A97]*[.$B$31])/8)/[.D48]" office:value-type="percentage" office:value="0.454545454545455">
            <text:p>45,45%</text:p>
          </table:table-cell>
          <table:table-cell table:style-name="ce23" table:formula="of:=(([.$A97]*[.$B$31])/8)/[.E48]" office:value-type="percentage" office:value="0.384615384615385">
            <text:p>38,46%</text:p>
          </table:table-cell>
          <table:table-cell table:style-name="ce23" table:formula="of:=(([.$A97]*[.$B$31])/8)/[.F48]" office:value-type="percentage" office:value="0.294117647058823">
            <text:p>29,41%</text:p>
          </table:table-cell>
          <table:table-cell table:style-name="ce23" table:formula="of:=(([.$A97]*[.$B$31])/8)/[.G48]" office:value-type="percentage" office:value="0.263157894736842">
            <text:p>26,32%</text:p>
          </table:table-cell>
          <table:table-cell table:style-name="ce23" table:formula="of:=(([.$A97]*[.$B$31])/8)/[.H48]" office:value-type="percentage" office:value="0.238095238095238">
            <text:p>23,81%</text:p>
          </table:table-cell>
          <table:table-cell table:style-name="ce23" table:formula="of:=(([.$A97]*[.$B$31])/8)/[.I48]" office:value-type="percentage" office:value="0.172413793103448">
            <text:p>17,24%</text:p>
          </table:table-cell>
          <table:table-cell table:style-name="ce23" table:formula="of:=(([.$A97]*[.$B$31])/8)/[.J48]" office:value-type="percentage" office:value="0.151515151515152">
            <text:p>15,15%</text:p>
          </table:table-cell>
          <table:table-cell table:style-name="ce23" table:formula="of:=(([.$A97]*[.$B$31])/8)/[.K48]" office:value-type="percentage" office:value="0.142857142857143">
            <text:p>14,29%</text:p>
          </table:table-cell>
          <table:table-cell table:style-name="ce23" table:formula="of:=(([.$A97]*[.$B$31])/8)/[.L48]" office:value-type="percentage" office:value="0.135135135135135">
            <text:p>13,51%</text:p>
          </table:table-cell>
          <table:table-cell table:style-name="ce23" table:formula="of:=(([.$A97]*[.$B$31])/8)/[.M48]" office:value-type="percentage" office:value="0.0943396226415094">
            <text:p>9,43%</text:p>
          </table:table-cell>
          <table:table-cell table:style-name="ce23" table:formula="of:=(([.$A97]*[.$B$31])/8)/[.N48]" office:value-type="percentage" office:value="0.0819672131147541">
            <text:p>8,20%</text:p>
          </table:table-cell>
          <table:table-cell table:style-name="ce23" table:formula="of:=(([.$A97]*[.$B$31])/8)/[.O48]" office:value-type="percentage" office:value="0.0769230769230769">
            <text:p>7,69%</text:p>
          </table:table-cell>
          <table:table-cell table:style-name="ce23" table:formula="of:=(([.$A97]*[.$B$31])/8)/[.P48]" office:value-type="percentage" office:value="0.0746268656716418">
            <text:p>7,46%</text:p>
          </table:table-cell>
          <table:table-cell table:style-name="ce23" table:formula="of:=(([.$A97]*[.$B$31])/8)/[.Q48]" office:value-type="percentage" office:value="0.072463768115942">
            <text:p>7,25%</text:p>
          </table:table-cell>
          <table:table-cell table:number-columns-repeated="1007"/>
        </table:table-row>
        <table:table-row table:style-name="ro1">
          <table:table-cell table:formula="of:=[.$A$39]" office:value-type="float" office:value="11">
            <text:p>11</text:p>
          </table:table-cell>
          <table:table-cell table:style-name="ce23" table:formula="of:=(([.$A98]*[.$B$31])/8)/[.B49]" office:value-type="percentage" office:value="0.733333333333333">
            <text:p>73,33%</text:p>
          </table:table-cell>
          <table:table-cell table:style-name="ce23" table:formula="of:=(([.$A98]*[.$B$31])/8)/[.C49]" office:value-type="percentage" office:value="0.578947368421053">
            <text:p>57,89%</text:p>
          </table:table-cell>
          <table:table-cell table:style-name="ce23" table:formula="of:=(([.$A98]*[.$B$31])/8)/[.D49]" office:value-type="percentage" office:value="0.478260869565217">
            <text:p>47,83%</text:p>
          </table:table-cell>
          <table:table-cell table:style-name="ce23" table:formula="of:=(([.$A98]*[.$B$31])/8)/[.E49]" office:value-type="percentage" office:value="0.407407407407407">
            <text:p>40,74%</text:p>
          </table:table-cell>
          <table:table-cell table:style-name="ce23" table:formula="of:=(([.$A98]*[.$B$31])/8)/[.F49]" office:value-type="percentage" office:value="0.314285714285714">
            <text:p>31,43%</text:p>
          </table:table-cell>
          <table:table-cell table:style-name="ce23" table:formula="of:=(([.$A98]*[.$B$31])/8)/[.G49]" office:value-type="percentage" office:value="0.282051282051282">
            <text:p>28,21%</text:p>
          </table:table-cell>
          <table:table-cell table:style-name="ce23" table:formula="of:=(([.$A98]*[.$B$31])/8)/[.H49]" office:value-type="percentage" office:value="0.255813953488372">
            <text:p>25,58%</text:p>
          </table:table-cell>
          <table:table-cell table:style-name="ce23" table:formula="of:=(([.$A98]*[.$B$31])/8)/[.I49]" office:value-type="percentage" office:value="0.186440677966102">
            <text:p>18,64%</text:p>
          </table:table-cell>
          <table:table-cell table:style-name="ce23" table:formula="of:=(([.$A98]*[.$B$31])/8)/[.J49]" office:value-type="percentage" office:value="0.164179104477612">
            <text:p>16,42%</text:p>
          </table:table-cell>
          <table:table-cell table:style-name="ce23" table:formula="of:=(([.$A98]*[.$B$31])/8)/[.K49]" office:value-type="percentage" office:value="0.154929577464789">
            <text:p>15,49%</text:p>
          </table:table-cell>
          <table:table-cell table:style-name="ce23" table:formula="of:=(([.$A98]*[.$B$31])/8)/[.L49]" office:value-type="percentage" office:value="0.146666666666667">
            <text:p>14,67%</text:p>
          </table:table-cell>
          <table:table-cell table:style-name="ce23" table:formula="of:=(([.$A98]*[.$B$31])/8)/[.M49]" office:value-type="percentage" office:value="0.102803738317757">
            <text:p>10,28%</text:p>
          </table:table-cell>
          <table:table-cell table:style-name="ce23" table:formula="of:=(([.$A98]*[.$B$31])/8)/[.N49]" office:value-type="percentage" office:value="0.0894308943089431">
            <text:p>8,94%</text:p>
          </table:table-cell>
          <table:table-cell table:style-name="ce23" table:formula="of:=(([.$A98]*[.$B$31])/8)/[.O49]" office:value-type="percentage" office:value="0.083969465648855">
            <text:p>8,40%</text:p>
          </table:table-cell>
          <table:table-cell table:style-name="ce23" table:formula="of:=(([.$A98]*[.$B$31])/8)/[.P49]" office:value-type="percentage" office:value="0.0814814814814815">
            <text:p>8,15%</text:p>
          </table:table-cell>
          <table:table-cell table:style-name="ce23" table:formula="of:=(([.$A98]*[.$B$31])/8)/[.Q49]" office:value-type="percentage" office:value="0.079136690647482">
            <text:p>7,91%</text:p>
          </table:table-cell>
          <table:table-cell table:number-columns-repeated="1007"/>
        </table:table-row>
        <table:table-row table:style-name="ro1">
          <table:table-cell table:style-name="ce12" table:formula="of:=[.$A$40]" office:value-type="float" office:value="12">
            <text:p>12</text:p>
          </table:table-cell>
          <table:table-cell table:style-name="ce23" table:formula="of:=(([.$A99]*[.$B$31])/8)/[.B50]" office:value-type="percentage" office:value="0.75">
            <text:p>75,00%</text:p>
          </table:table-cell>
          <table:table-cell table:style-name="ce23" table:formula="of:=(([.$A99]*[.$B$31])/8)/[.C50]" office:value-type="percentage" office:value="0.6">
            <text:p>60,00%</text:p>
          </table:table-cell>
          <table:table-cell table:style-name="ce23" table:formula="of:=(([.$A99]*[.$B$31])/8)/[.D50]" office:value-type="percentage" office:value="0.5">
            <text:p>50,00%</text:p>
          </table:table-cell>
          <table:table-cell table:style-name="ce23" table:formula="of:=(([.$A99]*[.$B$31])/8)/[.E50]" office:value-type="percentage" office:value="0.428571428571429">
            <text:p>42,86%</text:p>
          </table:table-cell>
          <table:table-cell table:style-name="ce23" table:formula="of:=(([.$A99]*[.$B$31])/8)/[.F50]" office:value-type="percentage" office:value="0.333333333333333">
            <text:p>33,33%</text:p>
          </table:table-cell>
          <table:table-cell table:style-name="ce23" table:formula="of:=(([.$A99]*[.$B$31])/8)/[.G50]" office:value-type="percentage" office:value="0.3">
            <text:p>30,00%</text:p>
          </table:table-cell>
          <table:table-cell table:style-name="ce23" table:formula="of:=(([.$A99]*[.$B$31])/8)/[.H50]" office:value-type="percentage" office:value="0.272727272727273">
            <text:p>27,27%</text:p>
          </table:table-cell>
          <table:table-cell table:style-name="ce23" table:formula="of:=(([.$A99]*[.$B$31])/8)/[.I50]" office:value-type="percentage" office:value="0.2">
            <text:p>20,00%</text:p>
          </table:table-cell>
          <table:table-cell table:style-name="ce23" table:formula="of:=(([.$A99]*[.$B$31])/8)/[.J50]" office:value-type="percentage" office:value="0.176470588235294">
            <text:p>17,65%</text:p>
          </table:table-cell>
          <table:table-cell table:style-name="ce23" table:formula="of:=(([.$A99]*[.$B$31])/8)/[.K50]" office:value-type="percentage" office:value="0.166666666666667">
            <text:p>16,67%</text:p>
          </table:table-cell>
          <table:table-cell table:style-name="ce23" table:formula="of:=(([.$A99]*[.$B$31])/8)/[.L50]" office:value-type="percentage" office:value="0.157894736842105">
            <text:p>15,79%</text:p>
          </table:table-cell>
          <table:table-cell table:style-name="ce23" table:formula="of:=(([.$A99]*[.$B$31])/8)/[.M50]" office:value-type="percentage" office:value="0.111111111111111">
            <text:p>11,11%</text:p>
          </table:table-cell>
          <table:table-cell table:style-name="ce23" table:formula="of:=(([.$A99]*[.$B$31])/8)/[.N50]" office:value-type="percentage" office:value="0.0967741935483871">
            <text:p>9,68%</text:p>
          </table:table-cell>
          <table:table-cell table:style-name="ce23" table:formula="of:=(([.$A99]*[.$B$31])/8)/[.O50]" office:value-type="percentage" office:value="0.0909090909090909">
            <text:p>9,09%</text:p>
          </table:table-cell>
          <table:table-cell table:style-name="ce23" table:formula="of:=(([.$A99]*[.$B$31])/8)/[.P50]" office:value-type="percentage" office:value="0.0882352941176471">
            <text:p>8,82%</text:p>
          </table:table-cell>
          <table:table-cell table:style-name="ce23" table:formula="of:=(([.$A99]*[.$B$31])/8)/[.Q50]" office:value-type="percentage" office:value="0.0857142857142857">
            <text:p>8,57%</text:p>
          </table:table-cell>
          <table:table-cell table:number-columns-repeated="1007"/>
        </table:table-row>
        <table:table-row table:style-name="ro1">
          <table:table-cell table:formula="of:=[.$A$41]" office:value-type="float" office:value="14">
            <text:p>14</text:p>
          </table:table-cell>
          <table:table-cell table:style-name="ce23" table:formula="of:=(([.$A100]*[.$B$31])/8)/[.B51]" office:value-type="percentage" office:value="0.777777777777778">
            <text:p>77,78%</text:p>
          </table:table-cell>
          <table:table-cell table:style-name="ce23" table:formula="of:=(([.$A100]*[.$B$31])/8)/[.C51]" office:value-type="percentage" office:value="0.636363636363636">
            <text:p>63,64%</text:p>
          </table:table-cell>
          <table:table-cell table:style-name="ce23" table:formula="of:=(([.$A100]*[.$B$31])/8)/[.D51]" office:value-type="percentage" office:value="0.538461538461538">
            <text:p>53,85%</text:p>
          </table:table-cell>
          <table:table-cell table:style-name="ce23" table:formula="of:=(([.$A100]*[.$B$31])/8)/[.E51]" office:value-type="percentage" office:value="0.466666666666667">
            <text:p>46,67%</text:p>
          </table:table-cell>
          <table:table-cell table:style-name="ce23" table:formula="of:=(([.$A100]*[.$B$31])/8)/[.F51]" office:value-type="percentage" office:value="0.368421052631579">
            <text:p>36,84%</text:p>
          </table:table-cell>
          <table:table-cell table:style-name="ce23" table:formula="of:=(([.$A100]*[.$B$31])/8)/[.G51]" office:value-type="percentage" office:value="0.333333333333333">
            <text:p>33,33%</text:p>
          </table:table-cell>
          <table:table-cell table:style-name="ce23" table:formula="of:=(([.$A100]*[.$B$31])/8)/[.H51]" office:value-type="percentage" office:value="0.304347826086957">
            <text:p>30,43%</text:p>
          </table:table-cell>
          <table:table-cell table:style-name="ce23" table:formula="of:=(([.$A100]*[.$B$31])/8)/[.I51]" office:value-type="percentage" office:value="0.225806451612903">
            <text:p>22,58%</text:p>
          </table:table-cell>
          <table:table-cell table:style-name="ce23" table:formula="of:=(([.$A100]*[.$B$31])/8)/[.J51]" office:value-type="percentage" office:value="0.2">
            <text:p>20,00%</text:p>
          </table:table-cell>
          <table:table-cell table:style-name="ce23" table:formula="of:=(([.$A100]*[.$B$31])/8)/[.K51]" office:value-type="percentage" office:value="0.189189189189189">
            <text:p>18,92%</text:p>
          </table:table-cell>
          <table:table-cell table:style-name="ce23" table:formula="of:=(([.$A100]*[.$B$31])/8)/[.L51]" office:value-type="percentage" office:value="0.179487179487179">
            <text:p>17,95%</text:p>
          </table:table-cell>
          <table:table-cell table:style-name="ce23" table:formula="of:=(([.$A100]*[.$B$31])/8)/[.M51]" office:value-type="percentage" office:value="0.127272727272727">
            <text:p>12,73%</text:p>
          </table:table-cell>
          <table:table-cell table:style-name="ce23" table:formula="of:=(([.$A100]*[.$B$31])/8)/[.N51]" office:value-type="percentage" office:value="0.111111111111111">
            <text:p>11,11%</text:p>
          </table:table-cell>
          <table:table-cell table:style-name="ce23" table:formula="of:=(([.$A100]*[.$B$31])/8)/[.O51]" office:value-type="percentage" office:value="0.104477611940299">
            <text:p>10,45%</text:p>
          </table:table-cell>
          <table:table-cell table:style-name="ce23" table:formula="of:=(([.$A100]*[.$B$31])/8)/[.P51]" office:value-type="percentage" office:value="0.101449275362319">
            <text:p>10,14%</text:p>
          </table:table-cell>
          <table:table-cell table:style-name="ce23" table:formula="of:=(([.$A100]*[.$B$31])/8)/[.Q51]" office:value-type="percentage" office:value="0.0985915492957746">
            <text:p>9,86%</text:p>
          </table:table-cell>
          <table:table-cell table:number-columns-repeated="1007"/>
        </table:table-row>
        <table:table-row table:style-name="ro1">
          <table:table-cell table:style-name="ce12" table:formula="of:=[.$A$42]" office:value-type="float" office:value="15">
            <text:p>15</text:p>
          </table:table-cell>
          <table:table-cell table:style-name="ce23" table:formula="of:=(([.$A101]*[.$B$31])/8)/[.B52]" office:value-type="percentage" office:value="0.789473684210526">
            <text:p>78,95%</text:p>
          </table:table-cell>
          <table:table-cell table:style-name="ce23" table:formula="of:=(([.$A101]*[.$B$31])/8)/[.C52]" office:value-type="percentage" office:value="0.652173913043478">
            <text:p>65,22%</text:p>
          </table:table-cell>
          <table:table-cell table:style-name="ce23" table:formula="of:=(([.$A101]*[.$B$31])/8)/[.D52]" office:value-type="percentage" office:value="0.555555555555556">
            <text:p>55,56%</text:p>
          </table:table-cell>
          <table:table-cell table:style-name="ce23" table:formula="of:=(([.$A101]*[.$B$31])/8)/[.E52]" office:value-type="percentage" office:value="0.483870967741936">
            <text:p>48,39%</text:p>
          </table:table-cell>
          <table:table-cell table:style-name="ce23" table:formula="of:=(([.$A101]*[.$B$31])/8)/[.F52]" office:value-type="percentage" office:value="0.384615384615385">
            <text:p>38,46%</text:p>
          </table:table-cell>
          <table:table-cell table:style-name="ce23" table:formula="of:=(([.$A101]*[.$B$31])/8)/[.G52]" office:value-type="percentage" office:value="0.348837209302326">
            <text:p>34,88%</text:p>
          </table:table-cell>
          <table:table-cell table:style-name="ce23" table:formula="of:=(([.$A101]*[.$B$31])/8)/[.H52]" office:value-type="percentage" office:value="0.319148936170213">
            <text:p>31,91%</text:p>
          </table:table-cell>
          <table:table-cell table:style-name="ce23" table:formula="of:=(([.$A101]*[.$B$31])/8)/[.I52]" office:value-type="percentage" office:value="0.238095238095238">
            <text:p>23,81%</text:p>
          </table:table-cell>
          <table:table-cell table:style-name="ce23" table:formula="of:=(([.$A101]*[.$B$31])/8)/[.J52]" office:value-type="percentage" office:value="0.211267605633803">
            <text:p>21,13%</text:p>
          </table:table-cell>
          <table:table-cell table:style-name="ce23" table:formula="of:=(([.$A101]*[.$B$31])/8)/[.K52]" office:value-type="percentage" office:value="0.2">
            <text:p>20,00%</text:p>
          </table:table-cell>
          <table:table-cell table:style-name="ce23" table:formula="of:=(([.$A101]*[.$B$31])/8)/[.L52]" office:value-type="percentage" office:value="0.189873417721519">
            <text:p>18,99%</text:p>
          </table:table-cell>
          <table:table-cell table:style-name="ce23" table:formula="of:=(([.$A101]*[.$B$31])/8)/[.M52]" office:value-type="percentage" office:value="0.135135135135135">
            <text:p>13,51%</text:p>
          </table:table-cell>
          <table:table-cell table:style-name="ce23" table:formula="of:=(([.$A101]*[.$B$31])/8)/[.N52]" office:value-type="percentage" office:value="0.118110236220472">
            <text:p>11,81%</text:p>
          </table:table-cell>
          <table:table-cell table:style-name="ce23" table:formula="of:=(([.$A101]*[.$B$31])/8)/[.O52]" office:value-type="percentage" office:value="0.111111111111111">
            <text:p>11,11%</text:p>
          </table:table-cell>
          <table:table-cell table:style-name="ce23" table:formula="of:=(([.$A101]*[.$B$31])/8)/[.P52]" office:value-type="percentage" office:value="0.107913669064748">
            <text:p>10,79%</text:p>
          </table:table-cell>
          <table:table-cell table:style-name="ce23" table:formula="of:=(([.$A101]*[.$B$31])/8)/[.Q52]" office:value-type="percentage" office:value="0.104895104895105">
            <text:p>10,49%</text:p>
          </table:table-cell>
          <table:table-cell table:number-columns-repeated="1007"/>
        </table:table-row>
        <table:table-row table:style-name="ro1">
          <table:table-cell table:formula="of:=[.$A$43]" office:value-type="float" office:value="16">
            <text:p>16</text:p>
          </table:table-cell>
          <table:table-cell table:style-name="ce23" table:formula="of:=(([.$A102]*[.$B$31])/8)/[.B53]" office:value-type="percentage" office:value="0.8">
            <text:p>80,00%</text:p>
          </table:table-cell>
          <table:table-cell table:style-name="ce23" table:formula="of:=(([.$A102]*[.$B$31])/8)/[.C53]" office:value-type="percentage" office:value="0.666666666666667">
            <text:p>66,67%</text:p>
          </table:table-cell>
          <table:table-cell table:style-name="ce23" table:formula="of:=(([.$A102]*[.$B$31])/8)/[.D53]" office:value-type="percentage" office:value="0.571428571428571">
            <text:p>57,14%</text:p>
          </table:table-cell>
          <table:table-cell table:style-name="ce23" table:formula="of:=(([.$A102]*[.$B$31])/8)/[.E53]" office:value-type="percentage" office:value="0.5">
            <text:p>50,00%</text:p>
          </table:table-cell>
          <table:table-cell table:style-name="ce23" table:formula="of:=(([.$A102]*[.$B$31])/8)/[.F53]" office:value-type="percentage" office:value="0.4">
            <text:p>40,00%</text:p>
          </table:table-cell>
          <table:table-cell table:style-name="ce23" table:formula="of:=(([.$A102]*[.$B$31])/8)/[.G53]" office:value-type="percentage" office:value="0.363636363636364">
            <text:p>36,36%</text:p>
          </table:table-cell>
          <table:table-cell table:style-name="ce23" table:formula="of:=(([.$A102]*[.$B$31])/8)/[.H53]" office:value-type="percentage" office:value="0.333333333333333">
            <text:p>33,33%</text:p>
          </table:table-cell>
          <table:table-cell table:style-name="ce23" table:formula="of:=(([.$A102]*[.$B$31])/8)/[.I53]" office:value-type="percentage" office:value="0.25">
            <text:p>25,00%</text:p>
          </table:table-cell>
          <table:table-cell table:style-name="ce23" table:formula="of:=(([.$A102]*[.$B$31])/8)/[.J53]" office:value-type="percentage" office:value="0.222222222222222">
            <text:p>22,22%</text:p>
          </table:table-cell>
          <table:table-cell table:style-name="ce23" table:formula="of:=(([.$A102]*[.$B$31])/8)/[.K53]" office:value-type="percentage" office:value="0.210526315789474">
            <text:p>21,05%</text:p>
          </table:table-cell>
          <table:table-cell table:style-name="ce23" table:formula="of:=(([.$A102]*[.$B$31])/8)/[.L53]" office:value-type="percentage" office:value="0.2">
            <text:p>20,00%</text:p>
          </table:table-cell>
          <table:table-cell table:style-name="ce23" table:formula="of:=(([.$A102]*[.$B$31])/8)/[.M53]" office:value-type="percentage" office:value="0.142857142857143">
            <text:p>14,29%</text:p>
          </table:table-cell>
          <table:table-cell table:style-name="ce23" table:formula="of:=(([.$A102]*[.$B$31])/8)/[.N53]" office:value-type="percentage" office:value="0.125">
            <text:p>12,50%</text:p>
          </table:table-cell>
          <table:table-cell table:style-name="ce23" table:formula="of:=(([.$A102]*[.$B$31])/8)/[.O53]" office:value-type="percentage" office:value="0.117647058823529">
            <text:p>11,76%</text:p>
          </table:table-cell>
          <table:table-cell table:style-name="ce23" table:formula="of:=(([.$A102]*[.$B$31])/8)/[.P53]" office:value-type="percentage" office:value="0.114285714285714">
            <text:p>11,43%</text:p>
          </table:table-cell>
          <table:table-cell table:style-name="ce23" table:formula="of:=(([.$A102]*[.$B$31])/8)/[.Q53]" office:value-type="percentage" office:value="0.111111111111111">
            <text:p>11,11%</text:p>
          </table:table-cell>
          <table:table-cell table:number-columns-repeated="1007"/>
        </table:table-row>
        <table:table-row table:style-name="ro1">
          <table:table-cell table:style-name="ce12" table:formula="of:=[.$A$44]" office:value-type="float" office:value="18">
            <text:p>18</text:p>
          </table:table-cell>
          <table:table-cell table:style-name="ce23" table:formula="of:=(([.$A103]*[.$B$31])/8)/[.B54]" office:value-type="percentage" office:value="0.818181818181818">
            <text:p>81,82%</text:p>
          </table:table-cell>
          <table:table-cell table:style-name="ce23" table:formula="of:=(([.$A103]*[.$B$31])/8)/[.C54]" office:value-type="percentage" office:value="0.692307692307692">
            <text:p>69,23%</text:p>
          </table:table-cell>
          <table:table-cell table:style-name="ce23" table:formula="of:=(([.$A103]*[.$B$31])/8)/[.D54]" office:value-type="percentage" office:value="0.6">
            <text:p>60,00%</text:p>
          </table:table-cell>
          <table:table-cell table:style-name="ce23" table:formula="of:=(([.$A103]*[.$B$31])/8)/[.E54]" office:value-type="percentage" office:value="0.529411764705882">
            <text:p>52,94%</text:p>
          </table:table-cell>
          <table:table-cell table:style-name="ce23" table:formula="of:=(([.$A103]*[.$B$31])/8)/[.F54]" office:value-type="percentage" office:value="0.428571428571429">
            <text:p>42,86%</text:p>
          </table:table-cell>
          <table:table-cell table:style-name="ce23" table:formula="of:=(([.$A103]*[.$B$31])/8)/[.G54]" office:value-type="percentage" office:value="0.391304347826087">
            <text:p>39,13%</text:p>
          </table:table-cell>
          <table:table-cell table:style-name="ce23" table:formula="of:=(([.$A103]*[.$B$31])/8)/[.H54]" office:value-type="percentage" office:value="0.36">
            <text:p>36,00%</text:p>
          </table:table-cell>
          <table:table-cell table:style-name="ce23" table:formula="of:=(([.$A103]*[.$B$31])/8)/[.I54]" office:value-type="percentage" office:value="0.272727272727273">
            <text:p>27,27%</text:p>
          </table:table-cell>
          <table:table-cell table:style-name="ce23" table:formula="of:=(([.$A103]*[.$B$31])/8)/[.J54]" office:value-type="percentage" office:value="0.243243243243243">
            <text:p>24,32%</text:p>
          </table:table-cell>
          <table:table-cell table:style-name="ce23" table:formula="of:=(([.$A103]*[.$B$31])/8)/[.K54]" office:value-type="percentage" office:value="0.230769230769231">
            <text:p>23,08%</text:p>
          </table:table-cell>
          <table:table-cell table:style-name="ce23" table:formula="of:=(([.$A103]*[.$B$31])/8)/[.L54]" office:value-type="percentage" office:value="0.219512195121951">
            <text:p>21,95%</text:p>
          </table:table-cell>
          <table:table-cell table:style-name="ce23" table:formula="of:=(([.$A103]*[.$B$31])/8)/[.M54]" office:value-type="percentage" office:value="0.157894736842105">
            <text:p>15,79%</text:p>
          </table:table-cell>
          <table:table-cell table:style-name="ce23" table:formula="of:=(([.$A103]*[.$B$31])/8)/[.N54]" office:value-type="percentage" office:value="0.138461538461538">
            <text:p>13,85%</text:p>
          </table:table-cell>
          <table:table-cell table:style-name="ce23" table:formula="of:=(([.$A103]*[.$B$31])/8)/[.O54]" office:value-type="percentage" office:value="0.130434782608696">
            <text:p>13,04%</text:p>
          </table:table-cell>
          <table:table-cell table:style-name="ce23" table:formula="of:=(([.$A103]*[.$B$31])/8)/[.P54]" office:value-type="percentage" office:value="0.126760563380282">
            <text:p>12,68%</text:p>
          </table:table-cell>
          <table:table-cell table:style-name="ce23" table:formula="of:=(([.$A103]*[.$B$31])/8)/[.Q54]" office:value-type="percentage" office:value="0.123287671232877">
            <text:p>12,33%</text:p>
          </table:table-cell>
          <table:table-cell table:number-columns-repeated="1007"/>
        </table:table-row>
        <table:table-row table:style-name="ro1">
          <table:table-cell table:style-name="ce1" office:value-type="string">
            <text:p>MB.MCounters.% </text:p>
          </table:table-cell>
          <table:table-cell table:style-name="ce17" office:value-type="string" table:number-columns-spanned="6" table:number-rows-spanned="1">
            <text:p>&gt;&gt;&gt; Percentage of mayorBlock devoted to mayorCounters</text:p>
          </table:table-cell>
          <table:covered-table-cell table:number-columns-repeated="5" table:style-name="ce27"/>
          <table:table-cell table:number-columns-repeated="1017"/>
        </table:table-row>
        <table:table-row table:style-name="ro1">
          <table:table-cell table:formula="of:=[.$A$37]" office:value-type="float" office:value="8">
            <text:p>8</text:p>
          </table:table-cell>
          <table:table-cell table:style-name="ce23" table:formula="of:=(8*[.$B$29])/(8*[.$B$29]+[.B66]*1024)" office:value-type="percentage" office:value="0.25">
            <text:p>25,00%</text:p>
          </table:table-cell>
          <table:table-cell table:style-name="ce23" table:formula="of:=(8*[.$B$29])/(8*[.$B$29]+[.C66]*1024)" office:value-type="percentage" office:value="0.333333333333333">
            <text:p>33,33%</text:p>
          </table:table-cell>
          <table:table-cell table:style-name="ce23" table:formula="of:=(8*[.$B$29])/(8*[.$B$29]+[.D66]*1024)" office:value-type="percentage" office:value="0.375">
            <text:p>37,50%</text:p>
          </table:table-cell>
          <table:table-cell table:style-name="ce23" table:formula="of:=(8*[.$B$29])/(8*[.$B$29]+[.E66]*1024)" office:value-type="percentage" office:value="0.4">
            <text:p>40,00%</text:p>
          </table:table-cell>
          <table:table-cell table:style-name="ce23" table:formula="of:=(8*[.$B$29])/(8*[.$B$29]+[.F66]*1024)" office:value-type="percentage" office:value="0.428571428571429">
            <text:p>42,86%</text:p>
          </table:table-cell>
          <table:table-cell table:style-name="ce23" table:formula="of:=(8*[.$B$29])/(8*[.$B$29]+[.G66]*1024)" office:value-type="percentage" office:value="0.4375">
            <text:p>43,75%</text:p>
          </table:table-cell>
          <table:table-cell table:style-name="ce23" table:formula="of:=(8*[.$B$29])/(8*[.$B$29]+[.H66]*1024)" office:value-type="percentage" office:value="0.444444444444444">
            <text:p>44,44%</text:p>
          </table:table-cell>
          <table:table-cell table:style-name="ce23" table:formula="of:=(8*[.$B$29])/(8*[.$B$29]+[.I66]*1024)" office:value-type="percentage" office:value="0.461538461538462">
            <text:p>46,15%</text:p>
          </table:table-cell>
          <table:table-cell table:style-name="ce23" table:formula="of:=(8*[.$B$29])/(8*[.$B$29]+[.J66]*1024)" office:value-type="percentage" office:value="0.466666666666667">
            <text:p>46,67%</text:p>
          </table:table-cell>
          <table:table-cell table:style-name="ce23" table:formula="of:=(8*[.$B$29])/(8*[.$B$29]+[.K66]*1024)" office:value-type="percentage" office:value="0.46875">
            <text:p>46,88%</text:p>
          </table:table-cell>
          <table:table-cell table:style-name="ce23" table:formula="of:=(8*[.$B$29])/(8*[.$B$29]+[.L66]*1024)" office:value-type="percentage" office:value="0.470588235294118">
            <text:p>47,06%</text:p>
          </table:table-cell>
          <table:table-cell table:style-name="ce23" table:formula="of:=(8*[.$B$29])/(8*[.$B$29]+[.M66]*1024)" office:value-type="percentage" office:value="0.48">
            <text:p>48,00%</text:p>
          </table:table-cell>
          <table:table-cell table:style-name="ce23" table:formula="of:=(8*[.$B$29])/(8*[.$B$29]+[.N66]*1024)" office:value-type="percentage" office:value="0.482758620689655">
            <text:p>48,28%</text:p>
          </table:table-cell>
          <table:table-cell table:style-name="ce23" table:formula="of:=(8*[.$B$29])/(8*[.$B$29]+[.O66]*1024)" office:value-type="percentage" office:value="0.483870967741936">
            <text:p>48,39%</text:p>
          </table:table-cell>
          <table:table-cell table:style-name="ce23" table:formula="of:=(8*[.$B$29])/(8*[.$B$29]+[.P66]*1024)" office:value-type="percentage" office:value="0.484375">
            <text:p>48,44%</text:p>
          </table:table-cell>
          <table:table-cell table:style-name="ce23" table:formula="of:=(8*[.$B$29])/(8*[.$B$29]+[.Q66]*1024)" office:value-type="percentage" office:value="0.484848484848485">
            <text:p>48,48%</text:p>
          </table:table-cell>
          <table:table-cell table:number-columns-repeated="1007"/>
        </table:table-row>
        <table:table-row table:style-name="ro1">
          <table:table-cell table:style-name="ce12" table:formula="of:=[.$A$38]" office:value-type="float" office:value="10">
            <text:p>10</text:p>
          </table:table-cell>
          <table:table-cell table:style-name="ce23" table:formula="of:=(8*[.$B$29])/(8*[.$B$29]+[.B67]*1024)" office:value-type="percentage" office:value="0.0666666666666667">
            <text:p>6,67%</text:p>
          </table:table-cell>
          <table:table-cell table:style-name="ce23" table:formula="of:=(8*[.$B$29])/(8*[.$B$29]+[.C67]*1024)" office:value-type="percentage" office:value="0.1">
            <text:p>10,00%</text:p>
          </table:table-cell>
          <table:table-cell table:style-name="ce23" table:formula="of:=(8*[.$B$29])/(8*[.$B$29]+[.D67]*1024)" office:value-type="percentage" office:value="0.12">
            <text:p>12,00%</text:p>
          </table:table-cell>
          <table:table-cell table:style-name="ce23" table:formula="of:=(8*[.$B$29])/(8*[.$B$29]+[.E67]*1024)" office:value-type="percentage" office:value="0.133333333333333">
            <text:p>13,33%</text:p>
          </table:table-cell>
          <table:table-cell table:style-name="ce23" table:formula="of:=(8*[.$B$29])/(8*[.$B$29]+[.F67]*1024)" office:value-type="percentage" office:value="0.15">
            <text:p>15,00%</text:p>
          </table:table-cell>
          <table:table-cell table:style-name="ce23" table:formula="of:=(8*[.$B$29])/(8*[.$B$29]+[.G67]*1024)" office:value-type="percentage" office:value="0.155555555555556">
            <text:p>15,56%</text:p>
          </table:table-cell>
          <table:table-cell table:style-name="ce23" table:formula="of:=(8*[.$B$29])/(8*[.$B$29]+[.H67]*1024)" office:value-type="percentage" office:value="0.16">
            <text:p>16,00%</text:p>
          </table:table-cell>
          <table:table-cell table:style-name="ce23" table:formula="of:=(8*[.$B$29])/(8*[.$B$29]+[.I67]*1024)" office:value-type="percentage" office:value="0.171428571428571">
            <text:p>17,14%</text:p>
          </table:table-cell>
          <table:table-cell table:style-name="ce23" table:formula="of:=(8*[.$B$29])/(8*[.$B$29]+[.J67]*1024)" office:value-type="percentage" office:value="0.175">
            <text:p>17,50%</text:p>
          </table:table-cell>
          <table:table-cell table:style-name="ce23" table:formula="of:=(8*[.$B$29])/(8*[.$B$29]+[.K67]*1024)" office:value-type="percentage" office:value="0.176470588235294">
            <text:p>17,65%</text:p>
          </table:table-cell>
          <table:table-cell table:style-name="ce23" table:formula="of:=(8*[.$B$29])/(8*[.$B$29]+[.L67]*1024)" office:value-type="percentage" office:value="0.177777777777778">
            <text:p>17,78%</text:p>
          </table:table-cell>
          <table:table-cell table:style-name="ce23" table:formula="of:=(8*[.$B$29])/(8*[.$B$29]+[.M67]*1024)" office:value-type="percentage" office:value="0.184615384615385">
            <text:p>18,46%</text:p>
          </table:table-cell>
          <table:table-cell table:style-name="ce23" table:formula="of:=(8*[.$B$29])/(8*[.$B$29]+[.N67]*1024)" office:value-type="percentage" office:value="0.186666666666667">
            <text:p>18,67%</text:p>
          </table:table-cell>
          <table:table-cell table:style-name="ce23" table:formula="of:=(8*[.$B$29])/(8*[.$B$29]+[.O67]*1024)" office:value-type="percentage" office:value="0.1875">
            <text:p>18,75%</text:p>
          </table:table-cell>
          <table:table-cell table:style-name="ce23" table:formula="of:=(8*[.$B$29])/(8*[.$B$29]+[.P67]*1024)" office:value-type="percentage" office:value="0.187878787878788">
            <text:p>18,79%</text:p>
          </table:table-cell>
          <table:table-cell table:style-name="ce23" table:formula="of:=(8*[.$B$29])/(8*[.$B$29]+[.Q67]*1024)" office:value-type="percentage" office:value="0.188235294117647">
            <text:p>18,82%</text:p>
          </table:table-cell>
          <table:table-cell table:number-columns-repeated="1007"/>
        </table:table-row>
        <table:table-row table:style-name="ro1">
          <table:table-cell table:formula="of:=[.$A$39]" office:value-type="float" office:value="11">
            <text:p>11</text:p>
          </table:table-cell>
          <table:table-cell table:style-name="ce23" table:formula="of:=(8*[.$B$29])/(8*[.$B$29]+[.B68]*1024)" office:value-type="percentage" office:value="0.032258064516129">
            <text:p>3,23%</text:p>
          </table:table-cell>
          <table:table-cell table:style-name="ce23" table:formula="of:=(8*[.$B$29])/(8*[.$B$29]+[.C68]*1024)" office:value-type="percentage" office:value="0.05">
            <text:p>5,00%</text:p>
          </table:table-cell>
          <table:table-cell table:style-name="ce23" table:formula="of:=(8*[.$B$29])/(8*[.$B$29]+[.D68]*1024)" office:value-type="percentage" office:value="0.0612244897959184">
            <text:p>6,12%</text:p>
          </table:table-cell>
          <table:table-cell table:style-name="ce23" table:formula="of:=(8*[.$B$29])/(8*[.$B$29]+[.E68]*1024)" office:value-type="percentage" office:value="0.0689655172413793">
            <text:p>6,90%</text:p>
          </table:table-cell>
          <table:table-cell table:style-name="ce23" table:formula="of:=(8*[.$B$29])/(8*[.$B$29]+[.F68]*1024)" office:value-type="percentage" office:value="0.0789473684210526">
            <text:p>7,89%</text:p>
          </table:table-cell>
          <table:table-cell table:style-name="ce23" table:formula="of:=(8*[.$B$29])/(8*[.$B$29]+[.G68]*1024)" office:value-type="percentage" office:value="0.0823529411764706">
            <text:p>8,24%</text:p>
          </table:table-cell>
          <table:table-cell table:style-name="ce23" table:formula="of:=(8*[.$B$29])/(8*[.$B$29]+[.H68]*1024)" office:value-type="percentage" office:value="0.0851063829787234">
            <text:p>8,51%</text:p>
          </table:table-cell>
          <table:table-cell table:style-name="ce23" table:formula="of:=(8*[.$B$29])/(8*[.$B$29]+[.I68]*1024)" office:value-type="percentage" office:value="0.0923076923076923">
            <text:p>9,23%</text:p>
          </table:table-cell>
          <table:table-cell table:style-name="ce23" table:formula="of:=(8*[.$B$29])/(8*[.$B$29]+[.J68]*1024)" office:value-type="percentage" office:value="0.0945945945945946">
            <text:p>9,46%</text:p>
          </table:table-cell>
          <table:table-cell table:style-name="ce23" table:formula="of:=(8*[.$B$29])/(8*[.$B$29]+[.K68]*1024)" office:value-type="percentage" office:value="0.0955414012738853">
            <text:p>9,55%</text:p>
          </table:table-cell>
          <table:table-cell table:style-name="ce23" table:formula="of:=(8*[.$B$29])/(8*[.$B$29]+[.L68]*1024)" office:value-type="percentage" office:value="0.0963855421686747">
            <text:p>9,64%</text:p>
          </table:table-cell>
          <table:table-cell table:style-name="ce23" table:formula="of:=(8*[.$B$29])/(8*[.$B$29]+[.M68]*1024)" office:value-type="percentage" office:value="0.100840336134454">
            <text:p>10,08%</text:p>
          </table:table-cell>
          <table:table-cell table:style-name="ce23" table:formula="of:=(8*[.$B$29])/(8*[.$B$29]+[.N68]*1024)" office:value-type="percentage" office:value="0.102189781021898">
            <text:p>10,22%</text:p>
          </table:table-cell>
          <table:table-cell table:style-name="ce23" table:formula="of:=(8*[.$B$29])/(8*[.$B$29]+[.O68]*1024)" office:value-type="percentage" office:value="0.102739726027397">
            <text:p>10,27%</text:p>
          </table:table-cell>
          <table:table-cell table:style-name="ce23" table:formula="of:=(8*[.$B$29])/(8*[.$B$29]+[.P68]*1024)" office:value-type="percentage" office:value="0.102990033222591">
            <text:p>10,30%</text:p>
          </table:table-cell>
          <table:table-cell table:style-name="ce23" table:formula="of:=(8*[.$B$29])/(8*[.$B$29]+[.Q68]*1024)" office:value-type="percentage" office:value="0.103225806451613">
            <text:p>10,32%</text:p>
          </table:table-cell>
          <table:table-cell table:number-columns-repeated="1007"/>
        </table:table-row>
        <table:table-row table:style-name="ro1">
          <table:table-cell table:style-name="ce12" table:formula="of:=[.$A$40]" office:value-type="float" office:value="12">
            <text:p>12</text:p>
          </table:table-cell>
          <table:table-cell table:style-name="ce23" table:formula="of:=(8*[.$B$29])/(8*[.$B$29]+[.B69]*1024)" office:value-type="percentage" office:value="0.0153846153846154">
            <text:p>1,54%</text:p>
          </table:table-cell>
          <table:table-cell table:style-name="ce23" table:formula="of:=(8*[.$B$29])/(8*[.$B$29]+[.C69]*1024)" office:value-type="percentage" office:value="0.024390243902439">
            <text:p>2,44%</text:p>
          </table:table-cell>
          <table:table-cell table:style-name="ce23" table:formula="of:=(8*[.$B$29])/(8*[.$B$29]+[.D69]*1024)" office:value-type="percentage" office:value="0.0303030303030303">
            <text:p>3,03%</text:p>
          </table:table-cell>
          <table:table-cell table:style-name="ce23" table:formula="of:=(8*[.$B$29])/(8*[.$B$29]+[.E69]*1024)" office:value-type="percentage" office:value="0.0344827586206897">
            <text:p>3,45%</text:p>
          </table:table-cell>
          <table:table-cell table:style-name="ce23" table:formula="of:=(8*[.$B$29])/(8*[.$B$29]+[.F69]*1024)" office:value-type="percentage" office:value="0.04">
            <text:p>4,00%</text:p>
          </table:table-cell>
          <table:table-cell table:style-name="ce23" table:formula="of:=(8*[.$B$29])/(8*[.$B$29]+[.G69]*1024)" office:value-type="percentage" office:value="0.0419161676646707">
            <text:p>4,19%</text:p>
          </table:table-cell>
          <table:table-cell table:style-name="ce23" table:formula="of:=(8*[.$B$29])/(8*[.$B$29]+[.H69]*1024)" office:value-type="percentage" office:value="0.0434782608695652">
            <text:p>4,35%</text:p>
          </table:table-cell>
          <table:table-cell table:style-name="ce23" table:formula="of:=(8*[.$B$29])/(8*[.$B$29]+[.I69]*1024)" office:value-type="percentage" office:value="0.0476190476190476">
            <text:p>4,76%</text:p>
          </table:table-cell>
          <table:table-cell table:style-name="ce23" table:formula="of:=(8*[.$B$29])/(8*[.$B$29]+[.J69]*1024)" office:value-type="percentage" office:value="0.048951048951049">
            <text:p>4,90%</text:p>
          </table:table-cell>
          <table:table-cell table:style-name="ce23" table:formula="of:=(8*[.$B$29])/(8*[.$B$29]+[.K69]*1024)" office:value-type="percentage" office:value="0.0495049504950495">
            <text:p>4,95%</text:p>
          </table:table-cell>
          <table:table-cell table:style-name="ce23" table:formula="of:=(8*[.$B$29])/(8*[.$B$29]+[.L69]*1024)" office:value-type="percentage" office:value="0.05">
            <text:p>5,00%</text:p>
          </table:table-cell>
          <table:table-cell table:style-name="ce23" table:formula="of:=(8*[.$B$29])/(8*[.$B$29]+[.M69]*1024)" office:value-type="percentage" office:value="0.0526315789473684">
            <text:p>5,26%</text:p>
          </table:table-cell>
          <table:table-cell table:style-name="ce23" table:formula="of:=(8*[.$B$29])/(8*[.$B$29]+[.N69]*1024)" office:value-type="percentage" office:value="0.0534351145038168">
            <text:p>5,34%</text:p>
          </table:table-cell>
          <table:table-cell table:style-name="ce23" table:formula="of:=(8*[.$B$29])/(8*[.$B$29]+[.O69]*1024)" office:value-type="percentage" office:value="0.0537634408602151">
            <text:p>5,38%</text:p>
          </table:table-cell>
          <table:table-cell table:style-name="ce23" table:formula="of:=(8*[.$B$29])/(8*[.$B$29]+[.P69]*1024)" office:value-type="percentage" office:value="0.0539130434782609">
            <text:p>5,39%</text:p>
          </table:table-cell>
          <table:table-cell table:style-name="ce23" table:formula="of:=(8*[.$B$29])/(8*[.$B$29]+[.Q69]*1024)" office:value-type="percentage" office:value="0.0540540540540541">
            <text:p>5,41%</text:p>
          </table:table-cell>
          <table:table-cell table:number-columns-repeated="1007"/>
        </table:table-row>
        <table:table-row table:style-name="ro1">
          <table:table-cell table:formula="of:=[.$A$41]" office:value-type="float" office:value="14">
            <text:p>14</text:p>
          </table:table-cell>
          <table:table-cell table:style-name="ce23" table:formula="of:=(8*[.$B$29])/(8*[.$B$29]+[.B70]*1024)" office:value-type="percentage" office:value="0.00346020761245675">
            <text:p>0,35%</text:p>
          </table:table-cell>
          <table:table-cell table:style-name="ce23" table:formula="of:=(8*[.$B$29])/(8*[.$B$29]+[.C70]*1024)" office:value-type="percentage" office:value="0.00564971751412429">
            <text:p>0,56%</text:p>
          </table:table-cell>
          <table:table-cell table:style-name="ce23" table:formula="of:=(8*[.$B$29])/(8*[.$B$29]+[.D70]*1024)" office:value-type="percentage" office:value="0.00715990453460621">
            <text:p>0,72%</text:p>
          </table:table-cell>
          <table:table-cell table:style-name="ce23" table:formula="of:=(8*[.$B$29])/(8*[.$B$29]+[.E70]*1024)" office:value-type="percentage" office:value="0.00826446280991736">
            <text:p>0,83%</text:p>
          </table:table-cell>
          <table:table-cell table:style-name="ce23" table:formula="of:=(8*[.$B$29])/(8*[.$B$29]+[.F70]*1024)" office:value-type="percentage" office:value="0.00977198697068404">
            <text:p>0,98%</text:p>
          </table:table-cell>
          <table:table-cell table:style-name="ce23" table:formula="of:=(8*[.$B$29])/(8*[.$B$29]+[.G70]*1024)" office:value-type="percentage" office:value="0.0103092783505155">
            <text:p>1,03%</text:p>
          </table:table-cell>
          <table:table-cell table:style-name="ce23" table:formula="of:=(8*[.$B$29])/(8*[.$B$29]+[.H70]*1024)" office:value-type="percentage" office:value="0.010752688172043">
            <text:p>1,08%</text:p>
          </table:table-cell>
          <table:table-cell table:style-name="ce23" table:formula="of:=(8*[.$B$29])/(8*[.$B$29]+[.I70]*1024)" office:value-type="percentage" office:value="0.0119521912350598">
            <text:p>1,20%</text:p>
          </table:table-cell>
          <table:table-cell table:style-name="ce23" table:formula="of:=(8*[.$B$29])/(8*[.$B$29]+[.J70]*1024)" office:value-type="percentage" office:value="0.0123456790123457">
            <text:p>1,23%</text:p>
          </table:table-cell>
          <table:table-cell table:style-name="ce23" table:formula="of:=(8*[.$B$29])/(8*[.$B$29]+[.K70]*1024)" office:value-type="percentage" office:value="0.0125104253544621">
            <text:p>1,25%</text:p>
          </table:table-cell>
          <table:table-cell table:style-name="ce23" table:formula="of:=(8*[.$B$29])/(8*[.$B$29]+[.L70]*1024)" office:value-type="percentage" office:value="0.0126582278481013">
            <text:p>1,27%</text:p>
          </table:table-cell>
          <table:table-cell table:style-name="ce23" table:formula="of:=(8*[.$B$29])/(8*[.$B$29]+[.M70]*1024)" office:value-type="percentage" office:value="0.0134529147982063">
            <text:p>1,35%</text:p>
          </table:table-cell>
          <table:table-cell table:style-name="ce23" table:formula="of:=(8*[.$B$29])/(8*[.$B$29]+[.N70]*1024)" office:value-type="percentage" office:value="0.0136986301369863">
            <text:p>1,37%</text:p>
          </table:table-cell>
          <table:table-cell table:style-name="ce23" table:formula="of:=(8*[.$B$29])/(8*[.$B$29]+[.O70]*1024)" office:value-type="percentage" office:value="0.0137994480220791">
            <text:p>1,38%</text:p>
          </table:table-cell>
          <table:table-cell table:style-name="ce23" table:formula="of:=(8*[.$B$29])/(8*[.$B$29]+[.P70]*1024)" office:value-type="percentage" office:value="0.0138454667262171">
            <text:p>1,38%</text:p>
          </table:table-cell>
          <table:table-cell table:style-name="ce23" table:formula="of:=(8*[.$B$29])/(8*[.$B$29]+[.Q70]*1024)" office:value-type="percentage" office:value="0.0138888888888889">
            <text:p>1,39%</text:p>
          </table:table-cell>
          <table:table-cell table:number-columns-repeated="1007"/>
        </table:table-row>
        <table:table-row table:style-name="ro1">
          <table:table-cell table:style-name="ce12" table:formula="of:=[.$A$42]" office:value-type="float" office:value="15">
            <text:p>15</text:p>
          </table:table-cell>
          <table:table-cell table:style-name="ce23" table:formula="of:=(8*[.$B$29])/(8*[.$B$29]+[.B71]*1024)" office:value-type="percentage" office:value="0.00164203612479475">
            <text:p>0,16%</text:p>
          </table:table-cell>
          <table:table-cell table:style-name="ce23" table:formula="of:=(8*[.$B$29])/(8*[.$B$29]+[.C71]*1024)" office:value-type="percentage" office:value="0.002710027100271">
            <text:p>0,27%</text:p>
          </table:table-cell>
          <table:table-cell table:style-name="ce23" table:formula="of:=(8*[.$B$29])/(8*[.$B$29]+[.D71]*1024)" office:value-type="percentage" office:value="0.00346020761245675">
            <text:p>0,35%</text:p>
          </table:table-cell>
          <table:table-cell table:style-name="ce23" table:formula="of:=(8*[.$B$29])/(8*[.$B$29]+[.E71]*1024)" office:value-type="percentage" office:value="0.00401606425702811">
            <text:p>0,40%</text:p>
          </table:table-cell>
          <table:table-cell table:style-name="ce23" table:formula="of:=(8*[.$B$29])/(8*[.$B$29]+[.F71]*1024)" office:value-type="percentage" office:value="0.00478468899521531">
            <text:p>0,48%</text:p>
          </table:table-cell>
          <table:table-cell table:style-name="ce23" table:formula="of:=(8*[.$B$29])/(8*[.$B$29]+[.G71]*1024)" office:value-type="percentage" office:value="0.00506146059291395">
            <text:p>0,51%</text:p>
          </table:table-cell>
          <table:table-cell table:style-name="ce23" table:formula="of:=(8*[.$B$29])/(8*[.$B$29]+[.H71]*1024)" office:value-type="percentage" office:value="0.00529100529100529">
            <text:p>0,53%</text:p>
          </table:table-cell>
          <table:table-cell table:style-name="ce23" table:formula="of:=(8*[.$B$29])/(8*[.$B$29]+[.I71]*1024)" office:value-type="percentage" office:value="0.00591715976331361">
            <text:p>0,59%</text:p>
          </table:table-cell>
          <table:table-cell table:style-name="ce23" table:formula="of:=(8*[.$B$29])/(8*[.$B$29]+[.J71]*1024)" office:value-type="percentage" office:value="0.00612423447069116">
            <text:p>0,61%</text:p>
          </table:table-cell>
          <table:table-cell table:style-name="ce23" table:formula="of:=(8*[.$B$29])/(8*[.$B$29]+[.K71]*1024)" office:value-type="percentage" office:value="0.0062111801242236">
            <text:p>0,62%</text:p>
          </table:table-cell>
          <table:table-cell table:style-name="ce23" table:formula="of:=(8*[.$B$29])/(8*[.$B$29]+[.L71]*1024)" office:value-type="percentage" office:value="0.00628930817610063">
            <text:p>0,63%</text:p>
          </table:table-cell>
          <table:table-cell table:style-name="ce23" table:formula="of:=(8*[.$B$29])/(8*[.$B$29]+[.M71]*1024)" office:value-type="percentage" office:value="0.00671140939597315">
            <text:p>0,67%</text:p>
          </table:table-cell>
          <table:table-cell table:style-name="ce23" table:formula="of:=(8*[.$B$29])/(8*[.$B$29]+[.N71]*1024)" office:value-type="percentage" office:value="0.00684261974584555">
            <text:p>0,68%</text:p>
          </table:table-cell>
          <table:table-cell table:style-name="ce23" table:formula="of:=(8*[.$B$29])/(8*[.$B$29]+[.O71]*1024)" office:value-type="percentage" office:value="0.00689655172413793">
            <text:p>0,69%</text:p>
          </table:table-cell>
          <table:table-cell table:style-name="ce23" table:formula="of:=(8*[.$B$29])/(8*[.$B$29]+[.P71]*1024)" office:value-type="percentage" office:value="0.00692118776512615">
            <text:p>0,69%</text:p>
          </table:table-cell>
          <table:table-cell table:style-name="ce23" table:formula="of:=(8*[.$B$29])/(8*[.$B$29]+[.Q71]*1024)" office:value-type="percentage" office:value="0.00694444444444444">
            <text:p>0,69%</text:p>
          </table:table-cell>
          <table:table-cell table:number-columns-repeated="1007"/>
        </table:table-row>
        <table:table-row table:style-name="ro1">
          <table:table-cell table:formula="of:=[.$A$43]" office:value-type="float" office:value="16">
            <text:p>16</text:p>
          </table:table-cell>
          <table:table-cell table:style-name="ce23" table:formula="of:=(8*[.$B$29])/(8*[.$B$29]+[.B72]*1024)" office:value-type="percentage" office:value="0.00078064012490242">
            <text:p>0,08%</text:p>
          </table:table-cell>
          <table:table-cell table:style-name="ce23" table:formula="of:=(8*[.$B$29])/(8*[.$B$29]+[.C72]*1024)" office:value-type="percentage" office:value="0.00130039011703511">
            <text:p>0,13%</text:p>
          </table:table-cell>
          <table:table-cell table:style-name="ce23" table:formula="of:=(8*[.$B$29])/(8*[.$B$29]+[.D72]*1024)" office:value-type="percentage" office:value="0.00167130919220056">
            <text:p>0,17%</text:p>
          </table:table-cell>
          <table:table-cell table:style-name="ce23" table:formula="of:=(8*[.$B$29])/(8*[.$B$29]+[.E72]*1024)" office:value-type="percentage" office:value="0.00194931773879142">
            <text:p>0,19%</text:p>
          </table:table-cell>
          <table:table-cell table:style-name="ce23" table:formula="of:=(8*[.$B$29])/(8*[.$B$29]+[.F72]*1024)" office:value-type="percentage" office:value="0.00233826968043648">
            <text:p>0,23%</text:p>
          </table:table-cell>
          <table:table-cell table:style-name="ce23" table:formula="of:=(8*[.$B$29])/(8*[.$B$29]+[.G72]*1024)" office:value-type="percentage" office:value="0.00247963159759121">
            <text:p>0,25%</text:p>
          </table:table-cell>
          <table:table-cell table:style-name="ce23" table:formula="of:=(8*[.$B$29])/(8*[.$B$29]+[.H72]*1024)" office:value-type="percentage" office:value="0.0025974025974026">
            <text:p>0,26%</text:p>
          </table:table-cell>
          <table:table-cell table:style-name="ce23" table:formula="of:=(8*[.$B$29])/(8*[.$B$29]+[.I72]*1024)" office:value-type="percentage" office:value="0.00292112950340798">
            <text:p>0,29%</text:p>
          </table:table-cell>
          <table:table-cell table:style-name="ce23" table:formula="of:=(8*[.$B$29])/(8*[.$B$29]+[.J72]*1024)" office:value-type="percentage" office:value="0.00302899177845089">
            <text:p>0,30%</text:p>
          </table:table-cell>
          <table:table-cell table:style-name="ce23" table:formula="of:=(8*[.$B$29])/(8*[.$B$29]+[.K72]*1024)" office:value-type="percentage" office:value="0.00307440049190408">
            <text:p>0,31%</text:p>
          </table:table-cell>
          <table:table-cell table:style-name="ce23" table:formula="of:=(8*[.$B$29])/(8*[.$B$29]+[.L72]*1024)" office:value-type="percentage" office:value="0.00311526479750779">
            <text:p>0,31%</text:p>
          </table:table-cell>
          <table:table-cell table:style-name="ce23" table:formula="of:=(8*[.$B$29])/(8*[.$B$29]+[.M72]*1024)" office:value-type="percentage" office:value="0.00333704115684093">
            <text:p>0,33%</text:p>
          </table:table-cell>
          <table:table-cell table:style-name="ce23" table:formula="of:=(8*[.$B$29])/(8*[.$B$29]+[.N72]*1024)" office:value-type="percentage" office:value="0.00340632603406326">
            <text:p>0,34%</text:p>
          </table:table-cell>
          <table:table-cell table:style-name="ce23" table:formula="of:=(8*[.$B$29])/(8*[.$B$29]+[.O72]*1024)" office:value-type="percentage" office:value="0.00343485230135104">
            <text:p>0,34%</text:p>
          </table:table-cell>
          <table:table-cell table:style-name="ce23" table:formula="of:=(8*[.$B$29])/(8*[.$B$29]+[.P72]*1024)" office:value-type="percentage" office:value="0.00344789233678123">
            <text:p>0,34%</text:p>
          </table:table-cell>
          <table:table-cell table:style-name="ce23" table:formula="of:=(8*[.$B$29])/(8*[.$B$29]+[.Q72]*1024)" office:value-type="percentage" office:value="0.00346020761245675">
            <text:p>0,35%</text:p>
          </table:table-cell>
          <table:table-cell table:number-columns-repeated="1007"/>
        </table:table-row>
        <table:table-row table:style-name="ro1">
          <table:table-cell table:style-name="ce12" table:formula="of:=[.$A$44]" office:value-type="float" office:value="18">
            <text:p>18</text:p>
          </table:table-cell>
          <table:table-cell table:style-name="ce23" table:formula="of:=(8*[.$B$29])/(8*[.$B$29]+[.B73]*1024)" office:value-type="percentage" office:value="0.000177525297354873">
            <text:p>0,02%</text:p>
          </table:table-cell>
          <table:table-cell table:style-name="ce23" table:formula="of:=(8*[.$B$29])/(8*[.$B$29]+[.C73]*1024)" office:value-type="percentage" office:value="0.000300390507659958">
            <text:p>0,03%</text:p>
          </table:table-cell>
          <table:table-cell table:style-name="ce23" table:formula="of:=(8*[.$B$29])/(8*[.$B$29]+[.D73]*1024)" office:value-type="percentage" office:value="0.000390472471690746">
            <text:p>0,04%</text:p>
          </table:table-cell>
          <table:table-cell table:style-name="ce23" table:formula="of:=(8*[.$B$29])/(8*[.$B$29]+[.E73]*1024)" office:value-type="percentage" office:value="0.000459347726228755">
            <text:p>0,05%</text:p>
          </table:table-cell>
          <table:table-cell table:style-name="ce23" table:formula="of:=(8*[.$B$29])/(8*[.$B$29]+[.F73]*1024)" office:value-type="percentage" office:value="0.000557724484104852">
            <text:p>0,06%</text:p>
          </table:table-cell>
          <table:table-cell table:style-name="ce23" table:formula="of:=(8*[.$B$29])/(8*[.$B$29]+[.G73]*1024)" office:value-type="percentage" office:value="0.000594076211491131">
            <text:p>0,06%</text:p>
          </table:table-cell>
          <table:table-cell table:style-name="ce23" table:formula="of:=(8*[.$B$29])/(8*[.$B$29]+[.H73]*1024)" office:value-type="percentage" office:value="0.000624609618988132">
            <text:p>0,06%</text:p>
          </table:table-cell>
          <table:table-cell table:style-name="ce23" table:formula="of:=(8*[.$B$29])/(8*[.$B$29]+[.I73]*1024)" office:value-type="percentage" office:value="0.0007097232079489">
            <text:p>0,07%</text:p>
          </table:table-cell>
          <table:table-cell table:style-name="ce23" table:formula="of:=(8*[.$B$29])/(8*[.$B$29]+[.J73]*1024)" office:value-type="percentage" office:value="0.000738474522628969">
            <text:p>0,07%</text:p>
          </table:table-cell>
          <table:table-cell table:style-name="ce23" table:formula="of:=(8*[.$B$29])/(8*[.$B$29]+[.K73]*1024)" office:value-type="percentage" office:value="0.000750638042335986">
            <text:p>0,08%</text:p>
          </table:table-cell>
          <table:table-cell table:style-name="ce23" table:formula="of:=(8*[.$B$29])/(8*[.$B$29]+[.L73]*1024)" office:value-type="percentage" office:value="0.000761614623000762">
            <text:p>0,08%</text:p>
          </table:table-cell>
          <table:table-cell table:style-name="ce23" table:formula="of:=(8*[.$B$29])/(8*[.$B$29]+[.M73]*1024)" office:value-type="percentage" office:value="0.000821692686935086">
            <text:p>0,08%</text:p>
          </table:table-cell>
          <table:table-cell table:style-name="ce23" table:formula="of:=(8*[.$B$29])/(8*[.$B$29]+[.N73]*1024)" office:value-type="percentage" office:value="0.00084063888555302">
            <text:p>0,08%</text:p>
          </table:table-cell>
          <table:table-cell table:style-name="ce23" table:formula="of:=(8*[.$B$29])/(8*[.$B$29]+[.O73]*1024)" office:value-type="percentage" office:value="0.000848464279653827">
            <text:p>0,08%</text:p>
          </table:table-cell>
          <table:table-cell table:style-name="ce23" table:formula="of:=(8*[.$B$29])/(8*[.$B$29]+[.P73]*1024)" office:value-type="percentage" office:value="0.00085204628535305">
            <text:p>0,09%</text:p>
          </table:table-cell>
          <table:table-cell table:style-name="ce23" table:formula="of:=(8*[.$B$29])/(8*[.$B$29]+[.Q73]*1024)" office:value-type="percentage" office:value="0.000855431993156544">
            <text:p>0,09%</text:p>
          </table:table-cell>
          <table:table-cell table:number-columns-repeated="1007"/>
        </table:table-row>
        <table:table-row table:style-name="ro1">
          <table:table-cell table:style-name="ce1" office:value-type="string">
            <text:p>MB.Counters.% </text:p>
          </table:table-cell>
          <table:table-cell table:style-name="ce17" office:value-type="string" table:number-columns-spanned="6" table:number-rows-spanned="1">
            <text:p>&gt;&gt;&gt; Percentage of mayorBlock devoted to counters</text:p>
          </table:table-cell>
          <table:covered-table-cell table:number-columns-repeated="2"/>
          <table:covered-table-cell table:style-name="Default"/>
          <table:covered-table-cell table:number-columns-repeated="2"/>
          <table:table-cell table:number-columns-repeated="1017"/>
        </table:table-row>
        <table:table-row table:style-name="ro1">
          <table:table-cell table:formula="of:=[.$A$37]" office:value-type="float" office:value="8">
            <text:p>8</text:p>
          </table:table-cell>
          <table:table-cell table:style-name="ce24" table:formula="of:=(8*[.$B$29]+[.B57]*[.$B$31]*[.$A114]/8)/(8*[.$B$29]+[.B66]*1024)" office:value-type="percentage" office:value="0.75">
            <text:p>75,00%</text:p>
          </table:table-cell>
          <table:table-cell table:style-name="ce24" table:formula="of:=(8*[.$B$29]+[.C57]*[.$B$31]*[.$A114]/8)/(8*[.$B$29]+[.C66]*1024)" office:value-type="percentage" office:value="0.666666666666667">
            <text:p>66,67%</text:p>
          </table:table-cell>
          <table:table-cell table:style-name="ce24" table:formula="of:=(8*[.$B$29]+[.D57]*[.$B$31]*[.$A114]/8)/(8*[.$B$29]+[.D66]*1024)" office:value-type="percentage" office:value="0.625">
            <text:p>62,50%</text:p>
          </table:table-cell>
          <table:table-cell table:style-name="ce24" table:formula="of:=(8*[.$B$29]+[.E57]*[.$B$31]*[.$A114]/8)/(8*[.$B$29]+[.E66]*1024)" office:value-type="percentage" office:value="0.6">
            <text:p>60,00%</text:p>
          </table:table-cell>
          <table:table-cell table:style-name="ce24" table:formula="of:=(8*[.$B$29]+[.F57]*[.$B$31]*[.$A114]/8)/(8*[.$B$29]+[.F66]*1024)" office:value-type="percentage" office:value="0.571428571428571">
            <text:p>57,14%</text:p>
          </table:table-cell>
          <table:table-cell table:style-name="ce24" table:formula="of:=(8*[.$B$29]+[.G57]*[.$B$31]*[.$A114]/8)/(8*[.$B$29]+[.G66]*1024)" office:value-type="percentage" office:value="0.5625">
            <text:p>56,25%</text:p>
          </table:table-cell>
          <table:table-cell table:style-name="ce24" table:formula="of:=(8*[.$B$29]+[.H57]*[.$B$31]*[.$A114]/8)/(8*[.$B$29]+[.H66]*1024)" office:value-type="percentage" office:value="0.555555555555556">
            <text:p>55,56%</text:p>
          </table:table-cell>
          <table:table-cell table:style-name="ce24" table:formula="of:=(8*[.$B$29]+[.I57]*[.$B$31]*[.$A114]/8)/(8*[.$B$29]+[.I66]*1024)" office:value-type="percentage" office:value="0.538461538461539">
            <text:p>53,85%</text:p>
          </table:table-cell>
          <table:table-cell table:style-name="ce24" table:formula="of:=(8*[.$B$29]+[.J57]*[.$B$31]*[.$A114]/8)/(8*[.$B$29]+[.J66]*1024)" office:value-type="percentage" office:value="0.533333333333333">
            <text:p>53,33%</text:p>
          </table:table-cell>
          <table:table-cell table:style-name="ce24" table:formula="of:=(8*[.$B$29]+[.K57]*[.$B$31]*[.$A114]/8)/(8*[.$B$29]+[.K66]*1024)" office:value-type="percentage" office:value="0.53125">
            <text:p>53,13%</text:p>
          </table:table-cell>
          <table:table-cell table:style-name="ce24" table:formula="of:=(8*[.$B$29]+[.L57]*[.$B$31]*[.$A114]/8)/(8*[.$B$29]+[.L66]*1024)" office:value-type="percentage" office:value="0.529411764705882">
            <text:p>52,94%</text:p>
          </table:table-cell>
          <table:table-cell table:style-name="ce24" table:formula="of:=(8*[.$B$29]+[.M57]*[.$B$31]*[.$A114]/8)/(8*[.$B$29]+[.M66]*1024)" office:value-type="percentage" office:value="0.52">
            <text:p>52,00%</text:p>
          </table:table-cell>
          <table:table-cell table:style-name="ce24" table:formula="of:=(8*[.$B$29]+[.N57]*[.$B$31]*[.$A114]/8)/(8*[.$B$29]+[.N66]*1024)" office:value-type="percentage" office:value="0.517241379310345">
            <text:p>51,72%</text:p>
          </table:table-cell>
          <table:table-cell table:style-name="ce24" table:formula="of:=(8*[.$B$29]+[.O57]*[.$B$31]*[.$A114]/8)/(8*[.$B$29]+[.O66]*1024)" office:value-type="percentage" office:value="0.516129032258065">
            <text:p>51,61%</text:p>
          </table:table-cell>
          <table:table-cell table:style-name="ce24" table:formula="of:=(8*[.$B$29]+[.P57]*[.$B$31]*[.$A114]/8)/(8*[.$B$29]+[.P66]*1024)" office:value-type="percentage" office:value="0.515625">
            <text:p>51,56%</text:p>
          </table:table-cell>
          <table:table-cell table:style-name="ce24" table:formula="of:=(8*[.$B$29]+[.Q57]*[.$B$31]*[.$A114]/8)/(8*[.$B$29]+[.Q66]*1024)" office:value-type="percentage" office:value="0.515151515151515">
            <text:p>51,52%</text:p>
          </table:table-cell>
          <table:table-cell table:number-columns-repeated="1007"/>
        </table:table-row>
        <table:table-row table:style-name="ro1">
          <table:table-cell table:style-name="ce12" table:formula="of:=[.$A$38]" office:value-type="float" office:value="10">
            <text:p>10</text:p>
          </table:table-cell>
          <table:table-cell table:style-name="ce24" table:formula="of:=(8*[.$B$29]+[.B58]*[.$B$31]*[.$A115]/8)/(8*[.$B$29]+[.B67]*1024)" office:value-type="percentage" office:value="0.733333333333333">
            <text:p>73,33%</text:p>
          </table:table-cell>
          <table:table-cell table:style-name="ce24" table:formula="of:=(8*[.$B$29]+[.C58]*[.$B$31]*[.$A115]/8)/(8*[.$B$29]+[.C67]*1024)" office:value-type="percentage" office:value="0.6">
            <text:p>60,00%</text:p>
          </table:table-cell>
          <table:table-cell table:style-name="ce24" table:formula="of:=(8*[.$B$29]+[.D58]*[.$B$31]*[.$A115]/8)/(8*[.$B$29]+[.D67]*1024)" office:value-type="percentage" office:value="0.52">
            <text:p>52,00%</text:p>
          </table:table-cell>
          <table:table-cell table:style-name="ce24" table:formula="of:=(8*[.$B$29]+[.E58]*[.$B$31]*[.$A115]/8)/(8*[.$B$29]+[.E67]*1024)" office:value-type="percentage" office:value="0.466666666666667">
            <text:p>46,67%</text:p>
          </table:table-cell>
          <table:table-cell table:style-name="ce24" table:formula="of:=(8*[.$B$29]+[.F58]*[.$B$31]*[.$A115]/8)/(8*[.$B$29]+[.F67]*1024)" office:value-type="percentage" office:value="0.4">
            <text:p>40,00%</text:p>
          </table:table-cell>
          <table:table-cell table:style-name="ce24" table:formula="of:=(8*[.$B$29]+[.G58]*[.$B$31]*[.$A115]/8)/(8*[.$B$29]+[.G67]*1024)" office:value-type="percentage" office:value="0.377777777777778">
            <text:p>37,78%</text:p>
          </table:table-cell>
          <table:table-cell table:style-name="ce24" table:formula="of:=(8*[.$B$29]+[.H58]*[.$B$31]*[.$A115]/8)/(8*[.$B$29]+[.H67]*1024)" office:value-type="percentage" office:value="0.36">
            <text:p>36,00%</text:p>
          </table:table-cell>
          <table:table-cell table:style-name="ce24" table:formula="of:=(8*[.$B$29]+[.I58]*[.$B$31]*[.$A115]/8)/(8*[.$B$29]+[.I67]*1024)" office:value-type="percentage" office:value="0.314285714285714">
            <text:p>31,43%</text:p>
          </table:table-cell>
          <table:table-cell table:style-name="ce24" table:formula="of:=(8*[.$B$29]+[.J58]*[.$B$31]*[.$A115]/8)/(8*[.$B$29]+[.J67]*1024)" office:value-type="percentage" office:value="0.3">
            <text:p>30,00%</text:p>
          </table:table-cell>
          <table:table-cell table:style-name="ce24" table:formula="of:=(8*[.$B$29]+[.K58]*[.$B$31]*[.$A115]/8)/(8*[.$B$29]+[.K67]*1024)" office:value-type="percentage" office:value="0.294117647058823">
            <text:p>29,41%</text:p>
          </table:table-cell>
          <table:table-cell table:style-name="ce24" table:formula="of:=(8*[.$B$29]+[.L58]*[.$B$31]*[.$A115]/8)/(8*[.$B$29]+[.L67]*1024)" office:value-type="percentage" office:value="0.288888888888889">
            <text:p>28,89%</text:p>
          </table:table-cell>
          <table:table-cell table:style-name="ce24" table:formula="of:=(8*[.$B$29]+[.M58]*[.$B$31]*[.$A115]/8)/(8*[.$B$29]+[.M67]*1024)" office:value-type="percentage" office:value="0.261538461538462">
            <text:p>26,15%</text:p>
          </table:table-cell>
          <table:table-cell table:style-name="ce24" table:formula="of:=(8*[.$B$29]+[.N58]*[.$B$31]*[.$A115]/8)/(8*[.$B$29]+[.N67]*1024)" office:value-type="percentage" office:value="0.253333333333333">
            <text:p>25,33%</text:p>
          </table:table-cell>
          <table:table-cell table:style-name="ce24" table:formula="of:=(8*[.$B$29]+[.O58]*[.$B$31]*[.$A115]/8)/(8*[.$B$29]+[.O67]*1024)" office:value-type="percentage" office:value="0.25">
            <text:p>25,00%</text:p>
          </table:table-cell>
          <table:table-cell table:style-name="ce24" table:formula="of:=(8*[.$B$29]+[.P58]*[.$B$31]*[.$A115]/8)/(8*[.$B$29]+[.P67]*1024)" office:value-type="percentage" office:value="0.248484848484848">
            <text:p>24,85%</text:p>
          </table:table-cell>
          <table:table-cell table:style-name="ce24" table:formula="of:=(8*[.$B$29]+[.Q58]*[.$B$31]*[.$A115]/8)/(8*[.$B$29]+[.Q67]*1024)" office:value-type="percentage" office:value="0.247058823529412">
            <text:p>24,71%</text:p>
          </table:table-cell>
          <table:table-cell table:number-columns-repeated="1007"/>
        </table:table-row>
        <table:table-row table:style-name="ro1">
          <table:table-cell table:formula="of:=[.$A$39]" office:value-type="float" office:value="11">
            <text:p>11</text:p>
          </table:table-cell>
          <table:table-cell table:style-name="ce24" table:formula="of:=(8*[.$B$29]+[.B59]*[.$B$31]*[.$A116]/8)/(8*[.$B$29]+[.B68]*1024)" office:value-type="percentage" office:value="0.741935483870968">
            <text:p>74,19%</text:p>
          </table:table-cell>
          <table:table-cell table:style-name="ce24" table:formula="of:=(8*[.$B$29]+[.C59]*[.$B$31]*[.$A116]/8)/(8*[.$B$29]+[.C68]*1024)" office:value-type="percentage" office:value="0.6">
            <text:p>60,00%</text:p>
          </table:table-cell>
          <table:table-cell table:style-name="ce24" table:formula="of:=(8*[.$B$29]+[.D59]*[.$B$31]*[.$A116]/8)/(8*[.$B$29]+[.D68]*1024)" office:value-type="percentage" office:value="0.510204081632653">
            <text:p>51,02%</text:p>
          </table:table-cell>
          <table:table-cell table:style-name="ce24" table:formula="of:=(8*[.$B$29]+[.E59]*[.$B$31]*[.$A116]/8)/(8*[.$B$29]+[.E68]*1024)" office:value-type="percentage" office:value="0.448275862068966">
            <text:p>44,83%</text:p>
          </table:table-cell>
          <table:table-cell table:style-name="ce24" table:formula="of:=(8*[.$B$29]+[.F59]*[.$B$31]*[.$A116]/8)/(8*[.$B$29]+[.F68]*1024)" office:value-type="percentage" office:value="0.368421052631579">
            <text:p>36,84%</text:p>
          </table:table-cell>
          <table:table-cell table:style-name="ce24" table:formula="of:=(8*[.$B$29]+[.G59]*[.$B$31]*[.$A116]/8)/(8*[.$B$29]+[.G68]*1024)" office:value-type="percentage" office:value="0.341176470588235">
            <text:p>34,12%</text:p>
          </table:table-cell>
          <table:table-cell table:style-name="ce24" table:formula="of:=(8*[.$B$29]+[.H59]*[.$B$31]*[.$A116]/8)/(8*[.$B$29]+[.H68]*1024)" office:value-type="percentage" office:value="0.319148936170213">
            <text:p>31,91%</text:p>
          </table:table-cell>
          <table:table-cell table:style-name="ce24" table:formula="of:=(8*[.$B$29]+[.I59]*[.$B$31]*[.$A116]/8)/(8*[.$B$29]+[.I68]*1024)" office:value-type="percentage" office:value="0.261538461538462">
            <text:p>26,15%</text:p>
          </table:table-cell>
          <table:table-cell table:style-name="ce24" table:formula="of:=(8*[.$B$29]+[.J59]*[.$B$31]*[.$A116]/8)/(8*[.$B$29]+[.J68]*1024)" office:value-type="percentage" office:value="0.243243243243243">
            <text:p>24,32%</text:p>
          </table:table-cell>
          <table:table-cell table:style-name="ce24" table:formula="of:=(8*[.$B$29]+[.K59]*[.$B$31]*[.$A116]/8)/(8*[.$B$29]+[.K68]*1024)" office:value-type="percentage" office:value="0.235668789808917">
            <text:p>23,57%</text:p>
          </table:table-cell>
          <table:table-cell table:style-name="ce24" table:formula="of:=(8*[.$B$29]+[.L59]*[.$B$31]*[.$A116]/8)/(8*[.$B$29]+[.L68]*1024)" office:value-type="percentage" office:value="0.228915662650602">
            <text:p>22,89%</text:p>
          </table:table-cell>
          <table:table-cell table:style-name="ce24" table:formula="of:=(8*[.$B$29]+[.M59]*[.$B$31]*[.$A116]/8)/(8*[.$B$29]+[.M68]*1024)" office:value-type="percentage" office:value="0.19327731092437">
            <text:p>19,33%</text:p>
          </table:table-cell>
          <table:table-cell table:style-name="ce24" table:formula="of:=(8*[.$B$29]+[.N59]*[.$B$31]*[.$A116]/8)/(8*[.$B$29]+[.N68]*1024)" office:value-type="percentage" office:value="0.182481751824818">
            <text:p>18,25%</text:p>
          </table:table-cell>
          <table:table-cell table:style-name="ce24" table:formula="of:=(8*[.$B$29]+[.O59]*[.$B$31]*[.$A116]/8)/(8*[.$B$29]+[.O68]*1024)" office:value-type="percentage" office:value="0.178082191780822">
            <text:p>17,81%</text:p>
          </table:table-cell>
          <table:table-cell table:style-name="ce24" table:formula="of:=(8*[.$B$29]+[.P59]*[.$B$31]*[.$A116]/8)/(8*[.$B$29]+[.P68]*1024)" office:value-type="percentage" office:value="0.176079734219269">
            <text:p>17,61%</text:p>
          </table:table-cell>
          <table:table-cell table:style-name="ce24" table:formula="of:=(8*[.$B$29]+[.Q59]*[.$B$31]*[.$A116]/8)/(8*[.$B$29]+[.Q68]*1024)" office:value-type="percentage" office:value="0.174193548387097">
            <text:p>17,42%</text:p>
          </table:table-cell>
          <table:table-cell table:number-columns-repeated="1007"/>
        </table:table-row>
        <table:table-row table:style-name="ro1">
          <table:table-cell table:style-name="ce12" table:formula="of:=[.$A$40]" office:value-type="float" office:value="12">
            <text:p>12</text:p>
          </table:table-cell>
          <table:table-cell table:style-name="ce24" table:formula="of:=(8*[.$B$29]+[.B60]*[.$B$31]*[.$A117]/8)/(8*[.$B$29]+[.B69]*1024)" office:value-type="percentage" office:value="0.753846153846154">
            <text:p>75,38%</text:p>
          </table:table-cell>
          <table:table-cell table:style-name="ce24" table:formula="of:=(8*[.$B$29]+[.C60]*[.$B$31]*[.$A117]/8)/(8*[.$B$29]+[.C69]*1024)" office:value-type="percentage" office:value="0.609756097560976">
            <text:p>60,98%</text:p>
          </table:table-cell>
          <table:table-cell table:style-name="ce24" table:formula="of:=(8*[.$B$29]+[.D60]*[.$B$31]*[.$A117]/8)/(8*[.$B$29]+[.D69]*1024)" office:value-type="percentage" office:value="0.515151515151515">
            <text:p>51,52%</text:p>
          </table:table-cell>
          <table:table-cell table:style-name="ce24" table:formula="of:=(8*[.$B$29]+[.E60]*[.$B$31]*[.$A117]/8)/(8*[.$B$29]+[.E69]*1024)" office:value-type="percentage" office:value="0.448275862068966">
            <text:p>44,83%</text:p>
          </table:table-cell>
          <table:table-cell table:style-name="ce24" table:formula="of:=(8*[.$B$29]+[.F60]*[.$B$31]*[.$A117]/8)/(8*[.$B$29]+[.F69]*1024)" office:value-type="percentage" office:value="0.36">
            <text:p>36,00%</text:p>
          </table:table-cell>
          <table:table-cell table:style-name="ce24" table:formula="of:=(8*[.$B$29]+[.G60]*[.$B$31]*[.$A117]/8)/(8*[.$B$29]+[.G69]*1024)" office:value-type="percentage" office:value="0.329341317365269">
            <text:p>32,93%</text:p>
          </table:table-cell>
          <table:table-cell table:style-name="ce24" table:formula="of:=(8*[.$B$29]+[.H60]*[.$B$31]*[.$A117]/8)/(8*[.$B$29]+[.H69]*1024)" office:value-type="percentage" office:value="0.304347826086957">
            <text:p>30,43%</text:p>
          </table:table-cell>
          <table:table-cell table:style-name="ce24" table:formula="of:=(8*[.$B$29]+[.I60]*[.$B$31]*[.$A117]/8)/(8*[.$B$29]+[.I69]*1024)" office:value-type="percentage" office:value="0.238095238095238">
            <text:p>23,81%</text:p>
          </table:table-cell>
          <table:table-cell table:style-name="ce24" table:formula="of:=(8*[.$B$29]+[.J60]*[.$B$31]*[.$A117]/8)/(8*[.$B$29]+[.J69]*1024)" office:value-type="percentage" office:value="0.216783216783217">
            <text:p>21,68%</text:p>
          </table:table-cell>
          <table:table-cell table:style-name="ce24" table:formula="of:=(8*[.$B$29]+[.K60]*[.$B$31]*[.$A117]/8)/(8*[.$B$29]+[.K69]*1024)" office:value-type="percentage" office:value="0.207920792079208">
            <text:p>20,79%</text:p>
          </table:table-cell>
          <table:table-cell table:style-name="ce24" table:formula="of:=(8*[.$B$29]+[.L60]*[.$B$31]*[.$A117]/8)/(8*[.$B$29]+[.L69]*1024)" office:value-type="percentage" office:value="0.2">
            <text:p>20,00%</text:p>
          </table:table-cell>
          <table:table-cell table:style-name="ce24" table:formula="of:=(8*[.$B$29]+[.M60]*[.$B$31]*[.$A117]/8)/(8*[.$B$29]+[.M69]*1024)" office:value-type="percentage" office:value="0.157894736842105">
            <text:p>15,79%</text:p>
          </table:table-cell>
          <table:table-cell table:style-name="ce24" table:formula="of:=(8*[.$B$29]+[.N60]*[.$B$31]*[.$A117]/8)/(8*[.$B$29]+[.N69]*1024)" office:value-type="percentage" office:value="0.145038167938931">
            <text:p>14,50%</text:p>
          </table:table-cell>
          <table:table-cell table:style-name="ce24" table:formula="of:=(8*[.$B$29]+[.O60]*[.$B$31]*[.$A117]/8)/(8*[.$B$29]+[.O69]*1024)" office:value-type="percentage" office:value="0.139784946236559">
            <text:p>13,98%</text:p>
          </table:table-cell>
          <table:table-cell table:style-name="ce24" table:formula="of:=(8*[.$B$29]+[.P60]*[.$B$31]*[.$A117]/8)/(8*[.$B$29]+[.P69]*1024)" office:value-type="percentage" office:value="0.137391304347826">
            <text:p>13,74%</text:p>
          </table:table-cell>
          <table:table-cell table:style-name="ce24" table:formula="of:=(8*[.$B$29]+[.Q60]*[.$B$31]*[.$A117]/8)/(8*[.$B$29]+[.Q69]*1024)" office:value-type="percentage" office:value="0.135135135135135">
            <text:p>13,51%</text:p>
          </table:table-cell>
          <table:table-cell table:number-columns-repeated="1007"/>
        </table:table-row>
        <table:table-row table:style-name="ro1">
          <table:table-cell table:formula="of:=[.$A$41]" office:value-type="float" office:value="14">
            <text:p>14</text:p>
          </table:table-cell>
          <table:table-cell table:style-name="ce24" table:formula="of:=(8*[.$B$29]+[.B61]*[.$B$31]*[.$A118]/8)/(8*[.$B$29]+[.B70]*1024)" office:value-type="percentage" office:value="0.778546712802768">
            <text:p>77,85%</text:p>
          </table:table-cell>
          <table:table-cell table:style-name="ce24" table:formula="of:=(8*[.$B$29]+[.C61]*[.$B$31]*[.$A118]/8)/(8*[.$B$29]+[.C70]*1024)" office:value-type="percentage" office:value="0.638418079096045">
            <text:p>63,84%</text:p>
          </table:table-cell>
          <table:table-cell table:style-name="ce24" table:formula="of:=(8*[.$B$29]+[.D61]*[.$B$31]*[.$A118]/8)/(8*[.$B$29]+[.D70]*1024)" office:value-type="percentage" office:value="0.541766109785203">
            <text:p>54,18%</text:p>
          </table:table-cell>
          <table:table-cell table:style-name="ce24" table:formula="of:=(8*[.$B$29]+[.E61]*[.$B$31]*[.$A118]/8)/(8*[.$B$29]+[.E70]*1024)" office:value-type="percentage" office:value="0.471074380165289">
            <text:p>47,11%</text:p>
          </table:table-cell>
          <table:table-cell table:style-name="ce24" table:formula="of:=(8*[.$B$29]+[.F61]*[.$B$31]*[.$A118]/8)/(8*[.$B$29]+[.F70]*1024)" office:value-type="percentage" office:value="0.374592833876221">
            <text:p>37,46%</text:p>
          </table:table-cell>
          <table:table-cell table:style-name="ce24" table:formula="of:=(8*[.$B$29]+[.G61]*[.$B$31]*[.$A118]/8)/(8*[.$B$29]+[.G70]*1024)" office:value-type="percentage" office:value="0.34020618556701">
            <text:p>34,02%</text:p>
          </table:table-cell>
          <table:table-cell table:style-name="ce24" table:formula="of:=(8*[.$B$29]+[.H61]*[.$B$31]*[.$A118]/8)/(8*[.$B$29]+[.H70]*1024)" office:value-type="percentage" office:value="0.311827956989247">
            <text:p>31,18%</text:p>
          </table:table-cell>
          <table:table-cell table:style-name="ce24" table:formula="of:=(8*[.$B$29]+[.I61]*[.$B$31]*[.$A118]/8)/(8*[.$B$29]+[.I70]*1024)" office:value-type="percentage" office:value="0.235059760956175">
            <text:p>23,51%</text:p>
          </table:table-cell>
          <table:table-cell table:style-name="ce24" table:formula="of:=(8*[.$B$29]+[.J61]*[.$B$31]*[.$A118]/8)/(8*[.$B$29]+[.J70]*1024)" office:value-type="percentage" office:value="0.209876543209876">
            <text:p>20,99%</text:p>
          </table:table-cell>
          <table:table-cell table:style-name="ce24" table:formula="of:=(8*[.$B$29]+[.K61]*[.$B$31]*[.$A118]/8)/(8*[.$B$29]+[.K70]*1024)" office:value-type="percentage" office:value="0.199332777314429">
            <text:p>19,93%</text:p>
          </table:table-cell>
          <table:table-cell table:style-name="ce24" table:formula="of:=(8*[.$B$29]+[.L61]*[.$B$31]*[.$A118]/8)/(8*[.$B$29]+[.L70]*1024)" office:value-type="percentage" office:value="0.189873417721519">
            <text:p>18,99%</text:p>
          </table:table-cell>
          <table:table-cell table:style-name="ce24" table:formula="of:=(8*[.$B$29]+[.M61]*[.$B$31]*[.$A118]/8)/(8*[.$B$29]+[.M70]*1024)" office:value-type="percentage" office:value="0.139013452914798">
            <text:p>13,90%</text:p>
          </table:table-cell>
          <table:table-cell table:style-name="ce24" table:formula="of:=(8*[.$B$29]+[.N61]*[.$B$31]*[.$A118]/8)/(8*[.$B$29]+[.N70]*1024)" office:value-type="percentage" office:value="0.123287671232877">
            <text:p>12,33%</text:p>
          </table:table-cell>
          <table:table-cell table:style-name="ce24" table:formula="of:=(8*[.$B$29]+[.O61]*[.$B$31]*[.$A118]/8)/(8*[.$B$29]+[.O70]*1024)" office:value-type="percentage" office:value="0.116835326586937">
            <text:p>11,68%</text:p>
          </table:table-cell>
          <table:table-cell table:style-name="ce24" table:formula="of:=(8*[.$B$29]+[.P61]*[.$B$31]*[.$A118]/8)/(8*[.$B$29]+[.P70]*1024)" office:value-type="percentage" office:value="0.113890129522108">
            <text:p>11,39%</text:p>
          </table:table-cell>
          <table:table-cell table:style-name="ce24" table:formula="of:=(8*[.$B$29]+[.Q61]*[.$B$31]*[.$A118]/8)/(8*[.$B$29]+[.Q70]*1024)" office:value-type="percentage" office:value="0.111111111111111">
            <text:p>11,11%</text:p>
          </table:table-cell>
          <table:table-cell table:number-columns-repeated="1007"/>
        </table:table-row>
        <table:table-row table:style-name="ro1">
          <table:table-cell table:style-name="ce12" table:formula="of:=[.$A$42]" office:value-type="float" office:value="15">
            <text:p>15</text:p>
          </table:table-cell>
          <table:table-cell table:style-name="ce24" table:formula="of:=(8*[.$B$29]+[.B62]*[.$B$31]*[.$A119]/8)/(8*[.$B$29]+[.B71]*1024)" office:value-type="percentage" office:value="0.789819376026273">
            <text:p>78,98%</text:p>
          </table:table-cell>
          <table:table-cell table:style-name="ce24" table:formula="of:=(8*[.$B$29]+[.C62]*[.$B$31]*[.$A119]/8)/(8*[.$B$29]+[.C71]*1024)" office:value-type="percentage" office:value="0.653116531165312">
            <text:p>65,31%</text:p>
          </table:table-cell>
          <table:table-cell table:style-name="ce24" table:formula="of:=(8*[.$B$29]+[.D62]*[.$B$31]*[.$A119]/8)/(8*[.$B$29]+[.D71]*1024)" office:value-type="percentage" office:value="0.557093425605536">
            <text:p>55,71%</text:p>
          </table:table-cell>
          <table:table-cell table:style-name="ce24" table:formula="of:=(8*[.$B$29]+[.E62]*[.$B$31]*[.$A119]/8)/(8*[.$B$29]+[.E71]*1024)" office:value-type="percentage" office:value="0.485943775100402">
            <text:p>48,59%</text:p>
          </table:table-cell>
          <table:table-cell table:style-name="ce24" table:formula="of:=(8*[.$B$29]+[.F62]*[.$B$31]*[.$A119]/8)/(8*[.$B$29]+[.F71]*1024)" office:value-type="percentage" office:value="0.38755980861244">
            <text:p>38,76%</text:p>
          </table:table-cell>
          <table:table-cell table:style-name="ce24" table:formula="of:=(8*[.$B$29]+[.G62]*[.$B$31]*[.$A119]/8)/(8*[.$B$29]+[.G71]*1024)" office:value-type="percentage" office:value="0.352133044107014">
            <text:p>35,21%</text:p>
          </table:table-cell>
          <table:table-cell table:style-name="ce24" table:formula="of:=(8*[.$B$29]+[.H62]*[.$B$31]*[.$A119]/8)/(8*[.$B$29]+[.H71]*1024)" office:value-type="percentage" office:value="0.322751322751323">
            <text:p>32,28%</text:p>
          </table:table-cell>
          <table:table-cell table:style-name="ce24" table:formula="of:=(8*[.$B$29]+[.I62]*[.$B$31]*[.$A119]/8)/(8*[.$B$29]+[.I71]*1024)" office:value-type="percentage" office:value="0.242603550295858">
            <text:p>24,26%</text:p>
          </table:table-cell>
          <table:table-cell table:style-name="ce24" table:formula="of:=(8*[.$B$29]+[.J62]*[.$B$31]*[.$A119]/8)/(8*[.$B$29]+[.J71]*1024)" office:value-type="percentage" office:value="0.216097987751531">
            <text:p>21,61%</text:p>
          </table:table-cell>
          <table:table-cell table:style-name="ce24" table:formula="of:=(8*[.$B$29]+[.K62]*[.$B$31]*[.$A119]/8)/(8*[.$B$29]+[.K71]*1024)" office:value-type="percentage" office:value="0.204968944099379">
            <text:p>20,50%</text:p>
          </table:table-cell>
          <table:table-cell table:style-name="ce24" table:formula="of:=(8*[.$B$29]+[.L62]*[.$B$31]*[.$A119]/8)/(8*[.$B$29]+[.L71]*1024)" office:value-type="percentage" office:value="0.19496855345912">
            <text:p>19,50%</text:p>
          </table:table-cell>
          <table:table-cell table:style-name="ce24" table:formula="of:=(8*[.$B$29]+[.M62]*[.$B$31]*[.$A119]/8)/(8*[.$B$29]+[.M71]*1024)" office:value-type="percentage" office:value="0.140939597315436">
            <text:p>14,09%</text:p>
          </table:table-cell>
          <table:table-cell table:style-name="ce24" table:formula="of:=(8*[.$B$29]+[.N62]*[.$B$31]*[.$A119]/8)/(8*[.$B$29]+[.N71]*1024)" office:value-type="percentage" office:value="0.124144672531769">
            <text:p>12,41%</text:p>
          </table:table-cell>
          <table:table-cell table:style-name="ce24" table:formula="of:=(8*[.$B$29]+[.O62]*[.$B$31]*[.$A119]/8)/(8*[.$B$29]+[.O71]*1024)" office:value-type="percentage" office:value="0.117241379310345">
            <text:p>11,72%</text:p>
          </table:table-cell>
          <table:table-cell table:style-name="ce24" table:formula="of:=(8*[.$B$29]+[.P62]*[.$B$31]*[.$A119]/8)/(8*[.$B$29]+[.P71]*1024)" office:value-type="percentage" office:value="0.114087966063854">
            <text:p>11,41%</text:p>
          </table:table-cell>
          <table:table-cell table:style-name="ce24" table:formula="of:=(8*[.$B$29]+[.Q62]*[.$B$31]*[.$A119]/8)/(8*[.$B$29]+[.Q71]*1024)" office:value-type="percentage" office:value="0.111111111111111">
            <text:p>11,11%</text:p>
          </table:table-cell>
          <table:table-cell table:number-columns-repeated="1007"/>
        </table:table-row>
        <table:table-row table:style-name="ro1">
          <table:table-cell table:formula="of:=[.$A$43]" office:value-type="float" office:value="16">
            <text:p>16</text:p>
          </table:table-cell>
          <table:table-cell table:style-name="ce24" table:formula="of:=(8*[.$B$29]+[.B63]*[.$B$31]*[.$A120]/8)/(8*[.$B$29]+[.B72]*1024)" office:value-type="percentage" office:value="0.80015612802498">
            <text:p>80,02%</text:p>
          </table:table-cell>
          <table:table-cell table:style-name="ce24" table:formula="of:=(8*[.$B$29]+[.C63]*[.$B$31]*[.$A120]/8)/(8*[.$B$29]+[.C72]*1024)" office:value-type="percentage" office:value="0.667100130039012">
            <text:p>66,71%</text:p>
          </table:table-cell>
          <table:table-cell table:style-name="ce24" table:formula="of:=(8*[.$B$29]+[.D63]*[.$B$31]*[.$A120]/8)/(8*[.$B$29]+[.D72]*1024)" office:value-type="percentage" office:value="0.572144846796657">
            <text:p>57,21%</text:p>
          </table:table-cell>
          <table:table-cell table:style-name="ce24" table:formula="of:=(8*[.$B$29]+[.E63]*[.$B$31]*[.$A120]/8)/(8*[.$B$29]+[.E72]*1024)" office:value-type="percentage" office:value="0.500974658869396">
            <text:p>50,10%</text:p>
          </table:table-cell>
          <table:table-cell table:style-name="ce24" table:formula="of:=(8*[.$B$29]+[.F63]*[.$B$31]*[.$A120]/8)/(8*[.$B$29]+[.F72]*1024)" office:value-type="percentage" office:value="0.401402961808262">
            <text:p>40,14%</text:p>
          </table:table-cell>
          <table:table-cell table:style-name="ce24" table:formula="of:=(8*[.$B$29]+[.G63]*[.$B$31]*[.$A120]/8)/(8*[.$B$29]+[.G72]*1024)" office:value-type="percentage" office:value="0.365214311016649">
            <text:p>36,52%</text:p>
          </table:table-cell>
          <table:table-cell table:style-name="ce24" table:formula="of:=(8*[.$B$29]+[.H63]*[.$B$31]*[.$A120]/8)/(8*[.$B$29]+[.H72]*1024)" office:value-type="percentage" office:value="0.335064935064935">
            <text:p>33,51%</text:p>
          </table:table-cell>
          <table:table-cell table:style-name="ce24" table:formula="of:=(8*[.$B$29]+[.I63]*[.$B$31]*[.$A120]/8)/(8*[.$B$29]+[.I72]*1024)" office:value-type="percentage" office:value="0.252190847127556">
            <text:p>25,22%</text:p>
          </table:table-cell>
          <table:table-cell table:style-name="ce24" table:formula="of:=(8*[.$B$29]+[.J63]*[.$B$31]*[.$A120]/8)/(8*[.$B$29]+[.J72]*1024)" office:value-type="percentage" office:value="0.224578104716573">
            <text:p>22,46%</text:p>
          </table:table-cell>
          <table:table-cell table:style-name="ce24" table:formula="of:=(8*[.$B$29]+[.K63]*[.$B$31]*[.$A120]/8)/(8*[.$B$29]+[.K72]*1024)" office:value-type="percentage" office:value="0.212953474072556">
            <text:p>21,30%</text:p>
          </table:table-cell>
          <table:table-cell table:style-name="ce24" table:formula="of:=(8*[.$B$29]+[.L63]*[.$B$31]*[.$A120]/8)/(8*[.$B$29]+[.L72]*1024)" office:value-type="percentage" office:value="0.202492211838006">
            <text:p>20,25%</text:p>
          </table:table-cell>
          <table:table-cell table:style-name="ce24" table:formula="of:=(8*[.$B$29]+[.M63]*[.$B$31]*[.$A120]/8)/(8*[.$B$29]+[.M72]*1024)" office:value-type="percentage" office:value="0.145717463848721">
            <text:p>14,57%</text:p>
          </table:table-cell>
          <table:table-cell table:style-name="ce24" table:formula="of:=(8*[.$B$29]+[.N63]*[.$B$31]*[.$A120]/8)/(8*[.$B$29]+[.N72]*1024)" office:value-type="percentage" office:value="0.127980535279805">
            <text:p>12,80%</text:p>
          </table:table-cell>
          <table:table-cell table:style-name="ce24" table:formula="of:=(8*[.$B$29]+[.O63]*[.$B$31]*[.$A120]/8)/(8*[.$B$29]+[.O72]*1024)" office:value-type="percentage" office:value="0.120677810854133">
            <text:p>12,07%</text:p>
          </table:table-cell>
          <table:table-cell table:style-name="ce24" table:formula="of:=(8*[.$B$29]+[.P63]*[.$B$31]*[.$A120]/8)/(8*[.$B$29]+[.P72]*1024)" office:value-type="percentage" office:value="0.117339561784006">
            <text:p>11,73%</text:p>
          </table:table-cell>
          <table:table-cell table:style-name="ce24" table:formula="of:=(8*[.$B$29]+[.Q63]*[.$B$31]*[.$A120]/8)/(8*[.$B$29]+[.Q72]*1024)" office:value-type="percentage" office:value="0.114186851211073">
            <text:p>11,42%</text:p>
          </table:table-cell>
          <table:table-cell table:number-columns-repeated="1007"/>
        </table:table-row>
        <table:table-row table:style-name="ro1">
          <table:table-cell table:style-name="ce12" table:formula="of:=[.$A$44]" office:value-type="float" office:value="18">
            <text:p>18</text:p>
          </table:table-cell>
          <table:table-cell table:style-name="ce24" table:formula="of:=(8*[.$B$29]+[.B64]*[.$B$31]*[.$A121]/8)/(8*[.$B$29]+[.B73]*1024)" office:value-type="percentage" office:value="0.81821409550861">
            <text:p>81,82%</text:p>
          </table:table-cell>
          <table:table-cell table:style-name="ce24" table:formula="of:=(8*[.$B$29]+[.C64]*[.$B$31]*[.$A121]/8)/(8*[.$B$29]+[.C73]*1024)" office:value-type="percentage" office:value="0.692400120156203">
            <text:p>69,24%</text:p>
          </table:table-cell>
          <table:table-cell table:style-name="ce24" table:formula="of:=(8*[.$B$29]+[.D64]*[.$B$31]*[.$A121]/8)/(8*[.$B$29]+[.D73]*1024)" office:value-type="percentage" office:value="0.600156188988676">
            <text:p>60,02%</text:p>
          </table:table-cell>
          <table:table-cell table:style-name="ce24" table:formula="of:=(8*[.$B$29]+[.E64]*[.$B$31]*[.$A121]/8)/(8*[.$B$29]+[.E73]*1024)" office:value-type="percentage" office:value="0.529627928341755">
            <text:p>52,96%</text:p>
          </table:table-cell>
          <table:table-cell table:style-name="ce24" table:formula="of:=(8*[.$B$29]+[.F64]*[.$B$31]*[.$A121]/8)/(8*[.$B$29]+[.F73]*1024)" office:value-type="percentage" office:value="0.428890128276631">
            <text:p>42,89%</text:p>
          </table:table-cell>
          <table:table-cell table:style-name="ce24" table:formula="of:=(8*[.$B$29]+[.G64]*[.$B$31]*[.$A121]/8)/(8*[.$B$29]+[.G73]*1024)" office:value-type="percentage" office:value="0.391665959433081">
            <text:p>39,17%</text:p>
          </table:table-cell>
          <table:table-cell table:style-name="ce24" table:formula="of:=(8*[.$B$29]+[.H64]*[.$B$31]*[.$A121]/8)/(8*[.$B$29]+[.H73]*1024)" office:value-type="percentage" office:value="0.360399750156152">
            <text:p>36,04%</text:p>
          </table:table-cell>
          <table:table-cell table:style-name="ce24" table:formula="of:=(8*[.$B$29]+[.I64]*[.$B$31]*[.$A121]/8)/(8*[.$B$29]+[.I73]*1024)" office:value-type="percentage" office:value="0.273243435060326">
            <text:p>27,32%</text:p>
          </table:table-cell>
          <table:table-cell table:style-name="ce24" table:formula="of:=(8*[.$B$29]+[.J64]*[.$B$31]*[.$A121]/8)/(8*[.$B$29]+[.J73]*1024)" office:value-type="percentage" office:value="0.243802088827935">
            <text:p>24,38%</text:p>
          </table:table-cell>
          <table:table-cell table:style-name="ce24" table:formula="of:=(8*[.$B$29]+[.K64]*[.$B$31]*[.$A121]/8)/(8*[.$B$29]+[.K73]*1024)" office:value-type="percentage" office:value="0.231346644647951">
            <text:p>23,13%</text:p>
          </table:table-cell>
          <table:table-cell table:style-name="ce24" table:formula="of:=(8*[.$B$29]+[.L64]*[.$B$31]*[.$A121]/8)/(8*[.$B$29]+[.L73]*1024)" office:value-type="percentage" office:value="0.22010662604722">
            <text:p>22,01%</text:p>
          </table:table-cell>
          <table:table-cell table:style-name="ce24" table:formula="of:=(8*[.$B$29]+[.M64]*[.$B$31]*[.$A121]/8)/(8*[.$B$29]+[.M73]*1024)" office:value-type="percentage" office:value="0.158586688578472">
            <text:p>15,86%</text:p>
          </table:table-cell>
          <table:table-cell table:style-name="ce24" table:formula="of:=(8*[.$B$29]+[.N64]*[.$B$31]*[.$A121]/8)/(8*[.$B$29]+[.N73]*1024)" office:value-type="percentage" office:value="0.139185781193707">
            <text:p>13,92%</text:p>
          </table:table-cell>
          <table:table-cell table:style-name="ce24" table:formula="of:=(8*[.$B$29]+[.O64]*[.$B$31]*[.$A121]/8)/(8*[.$B$29]+[.O73]*1024)" office:value-type="percentage" office:value="0.131172577634482">
            <text:p>13,12%</text:p>
          </table:table-cell>
          <table:table-cell table:style-name="ce24" table:formula="of:=(8*[.$B$29]+[.P64]*[.$B$31]*[.$A121]/8)/(8*[.$B$29]+[.P73]*1024)" office:value-type="percentage" office:value="0.127504603798477">
            <text:p>12,75%</text:p>
          </table:table-cell>
          <table:table-cell table:style-name="ce24" table:formula="of:=(8*[.$B$29]+[.Q64]*[.$B$31]*[.$A121]/8)/(8*[.$B$29]+[.Q73]*1024)" office:value-type="percentage" office:value="0.124037639007699">
            <text:p>12,40%</text:p>
          </table:table-cell>
          <table:table-cell table:number-columns-repeated="1007"/>
        </table:table-row>
        <table:table-row table:style-name="ro1">
          <table:table-cell table:style-name="ce1" office:value-type="string">
            <text:p>MB.Bitmaps.% </text:p>
          </table:table-cell>
          <table:table-cell table:style-name="ce17" office:value-type="string" table:number-columns-spanned="6" table:number-rows-spanned="1">
            <text:p>&gt;&gt;&gt; Percentage of mayorBlock devoted to bitmaps</text:p>
          </table:table-cell>
          <table:covered-table-cell table:number-columns-repeated="5" table:style-name="ce24"/>
          <table:table-cell table:style-name="ce24" table:number-columns-repeated="10"/>
          <table:table-cell table:number-columns-repeated="1007"/>
        </table:table-row>
        <table:table-row table:style-name="ro1">
          <table:table-cell table:formula="of:=[.$A$37]" office:value-type="float" office:value="8">
            <text:p>8</text:p>
          </table:table-cell>
          <table:table-cell table:style-name="ce24" table:formula="of:=([.B57]*[.B$94]*[.$C$31]/8)/(8*[.$B$29]+[.B66]*1024)" office:value-type="percentage" office:value="0.25">
            <text:p>25,00%</text:p>
          </table:table-cell>
          <table:table-cell table:style-name="ce24" table:formula="of:=([.C57]*[.C$94]*[.$C$31]/8)/(8*[.$B$29]+[.C66]*1024)" office:value-type="percentage" office:value="0.333333333333333">
            <text:p>33,33%</text:p>
          </table:table-cell>
          <table:table-cell table:style-name="ce24" table:formula="of:=([.D57]*[.D$94]*[.$C$31]/8)/(8*[.$B$29]+[.D66]*1024)" office:value-type="percentage" office:value="0.375">
            <text:p>37,50%</text:p>
          </table:table-cell>
          <table:table-cell table:style-name="ce24" table:formula="of:=([.E57]*[.E$94]*[.$C$31]/8)/(8*[.$B$29]+[.E66]*1024)" office:value-type="percentage" office:value="0.4">
            <text:p>40,00%</text:p>
          </table:table-cell>
          <table:table-cell table:style-name="ce24" table:formula="of:=([.F57]*[.F$94]*[.$C$31]/8)/(8*[.$B$29]+[.F66]*1024)" office:value-type="percentage" office:value="0.428571428571429">
            <text:p>42,86%</text:p>
          </table:table-cell>
          <table:table-cell table:style-name="ce24" table:formula="of:=([.G57]*[.G$94]*[.$C$31]/8)/(8*[.$B$29]+[.G66]*1024)" office:value-type="percentage" office:value="0.4375">
            <text:p>43,75%</text:p>
          </table:table-cell>
          <table:table-cell table:style-name="ce24" table:formula="of:=([.H57]*[.H$94]*[.$C$31]/8)/(8*[.$B$29]+[.H66]*1024)" office:value-type="percentage" office:value="0.444444444444444">
            <text:p>44,44%</text:p>
          </table:table-cell>
          <table:table-cell table:style-name="ce24" table:formula="of:=([.I57]*[.I$94]*[.$C$31]/8)/(8*[.$B$29]+[.I66]*1024)" office:value-type="percentage" office:value="0.461538461538462">
            <text:p>46,15%</text:p>
          </table:table-cell>
          <table:table-cell table:style-name="ce24" table:formula="of:=([.J57]*[.J$94]*[.$C$31]/8)/(8*[.$B$29]+[.J66]*1024)" office:value-type="percentage" office:value="0.466666666666667">
            <text:p>46,67%</text:p>
          </table:table-cell>
          <table:table-cell table:style-name="ce24" table:formula="of:=([.K57]*[.K$94]*[.$C$31]/8)/(8*[.$B$29]+[.K66]*1024)" office:value-type="percentage" office:value="0.46875">
            <text:p>46,88%</text:p>
          </table:table-cell>
          <table:table-cell table:style-name="ce24" table:formula="of:=([.L57]*[.L$94]*[.$C$31]/8)/(8*[.$B$29]+[.L66]*1024)" office:value-type="percentage" office:value="0.470588235294118">
            <text:p>47,06%</text:p>
          </table:table-cell>
          <table:table-cell table:style-name="ce24" table:formula="of:=([.M57]*[.M$94]*[.$C$31]/8)/(8*[.$B$29]+[.M66]*1024)" office:value-type="percentage" office:value="0.48">
            <text:p>48,00%</text:p>
          </table:table-cell>
          <table:table-cell table:style-name="ce24" table:formula="of:=([.N57]*[.N$94]*[.$C$31]/8)/(8*[.$B$29]+[.N66]*1024)" office:value-type="percentage" office:value="0.482758620689655">
            <text:p>48,28%</text:p>
          </table:table-cell>
          <table:table-cell table:style-name="ce24" table:formula="of:=([.O57]*[.O$94]*[.$C$31]/8)/(8*[.$B$29]+[.O66]*1024)" office:value-type="percentage" office:value="0.483870967741936">
            <text:p>48,39%</text:p>
          </table:table-cell>
          <table:table-cell table:style-name="ce24" table:formula="of:=([.P57]*[.P$94]*[.$C$31]/8)/(8*[.$B$29]+[.P66]*1024)" office:value-type="percentage" office:value="0.484375">
            <text:p>48,44%</text:p>
          </table:table-cell>
          <table:table-cell table:style-name="ce24" table:formula="of:=([.Q57]*[.Q$94]*[.$C$31]/8)/(8*[.$B$29]+[.Q66]*1024)" office:value-type="percentage" office:value="0.484848484848485">
            <text:p>48,48%</text:p>
          </table:table-cell>
          <table:table-cell table:number-columns-repeated="1007"/>
        </table:table-row>
        <table:table-row table:style-name="ro1">
          <table:table-cell table:style-name="ce12" table:formula="of:=[.$A$38]" office:value-type="float" office:value="10">
            <text:p>10</text:p>
          </table:table-cell>
          <table:table-cell table:style-name="ce24" table:formula="of:=([.B58]*[.B$94]*[.$C$31]/8)/(8*[.$B$29]+[.B67]*1024)" office:value-type="percentage" office:value="0.266666666666667">
            <text:p>26,67%</text:p>
          </table:table-cell>
          <table:table-cell table:style-name="ce24" table:formula="of:=([.C58]*[.C$94]*[.$C$31]/8)/(8*[.$B$29]+[.C67]*1024)" office:value-type="percentage" office:value="0.4">
            <text:p>40,00%</text:p>
          </table:table-cell>
          <table:table-cell table:style-name="ce24" table:formula="of:=([.D58]*[.D$94]*[.$C$31]/8)/(8*[.$B$29]+[.D67]*1024)" office:value-type="percentage" office:value="0.48">
            <text:p>48,00%</text:p>
          </table:table-cell>
          <table:table-cell table:style-name="ce24" table:formula="of:=([.E58]*[.E$94]*[.$C$31]/8)/(8*[.$B$29]+[.E67]*1024)" office:value-type="percentage" office:value="0.533333333333333">
            <text:p>53,33%</text:p>
          </table:table-cell>
          <table:table-cell table:style-name="ce24" table:formula="of:=([.F58]*[.F$94]*[.$C$31]/8)/(8*[.$B$29]+[.F67]*1024)" office:value-type="percentage" office:value="0.6">
            <text:p>60,00%</text:p>
          </table:table-cell>
          <table:table-cell table:style-name="ce24" table:formula="of:=([.G58]*[.G$94]*[.$C$31]/8)/(8*[.$B$29]+[.G67]*1024)" office:value-type="percentage" office:value="0.622222222222222">
            <text:p>62,22%</text:p>
          </table:table-cell>
          <table:table-cell table:style-name="ce24" table:formula="of:=([.H58]*[.H$94]*[.$C$31]/8)/(8*[.$B$29]+[.H67]*1024)" office:value-type="percentage" office:value="0.64">
            <text:p>64,00%</text:p>
          </table:table-cell>
          <table:table-cell table:style-name="ce24" table:formula="of:=([.I58]*[.I$94]*[.$C$31]/8)/(8*[.$B$29]+[.I67]*1024)" office:value-type="percentage" office:value="0.685714285714286">
            <text:p>68,57%</text:p>
          </table:table-cell>
          <table:table-cell table:style-name="ce24" table:formula="of:=([.J58]*[.J$94]*[.$C$31]/8)/(8*[.$B$29]+[.J67]*1024)" office:value-type="percentage" office:value="0.7">
            <text:p>70,00%</text:p>
          </table:table-cell>
          <table:table-cell table:style-name="ce24" table:formula="of:=([.K58]*[.K$94]*[.$C$31]/8)/(8*[.$B$29]+[.K67]*1024)" office:value-type="percentage" office:value="0.705882352941176">
            <text:p>70,59%</text:p>
          </table:table-cell>
          <table:table-cell table:style-name="ce24" table:formula="of:=([.L58]*[.L$94]*[.$C$31]/8)/(8*[.$B$29]+[.L67]*1024)" office:value-type="percentage" office:value="0.711111111111111">
            <text:p>71,11%</text:p>
          </table:table-cell>
          <table:table-cell table:style-name="ce24" table:formula="of:=([.M58]*[.M$94]*[.$C$31]/8)/(8*[.$B$29]+[.M67]*1024)" office:value-type="percentage" office:value="0.738461538461539">
            <text:p>73,85%</text:p>
          </table:table-cell>
          <table:table-cell table:style-name="ce24" table:formula="of:=([.N58]*[.N$94]*[.$C$31]/8)/(8*[.$B$29]+[.N67]*1024)" office:value-type="percentage" office:value="0.746666666666667">
            <text:p>74,67%</text:p>
          </table:table-cell>
          <table:table-cell table:style-name="ce24" table:formula="of:=([.O58]*[.O$94]*[.$C$31]/8)/(8*[.$B$29]+[.O67]*1024)" office:value-type="percentage" office:value="0.75">
            <text:p>75,00%</text:p>
          </table:table-cell>
          <table:table-cell table:style-name="ce24" table:formula="of:=([.P58]*[.P$94]*[.$C$31]/8)/(8*[.$B$29]+[.P67]*1024)" office:value-type="percentage" office:value="0.751515151515152">
            <text:p>75,15%</text:p>
          </table:table-cell>
          <table:table-cell table:style-name="ce24" table:formula="of:=([.Q58]*[.Q$94]*[.$C$31]/8)/(8*[.$B$29]+[.Q67]*1024)" office:value-type="percentage" office:value="0.752941176470588">
            <text:p>75,29%</text:p>
          </table:table-cell>
          <table:table-cell table:number-columns-repeated="1007"/>
        </table:table-row>
        <table:table-row table:style-name="ro1">
          <table:table-cell table:formula="of:=[.$A$39]" office:value-type="float" office:value="11">
            <text:p>11</text:p>
          </table:table-cell>
          <table:table-cell table:style-name="ce24" table:formula="of:=([.B59]*[.B$94]*[.$C$31]/8)/(8*[.$B$29]+[.B68]*1024)" office:value-type="percentage" office:value="0.258064516129032">
            <text:p>25,81%</text:p>
          </table:table-cell>
          <table:table-cell table:style-name="ce24" table:formula="of:=([.C59]*[.C$94]*[.$C$31]/8)/(8*[.$B$29]+[.C68]*1024)" office:value-type="percentage" office:value="0.4">
            <text:p>40,00%</text:p>
          </table:table-cell>
          <table:table-cell table:style-name="ce24" table:formula="of:=([.D59]*[.D$94]*[.$C$31]/8)/(8*[.$B$29]+[.D68]*1024)" office:value-type="percentage" office:value="0.489795918367347">
            <text:p>48,98%</text:p>
          </table:table-cell>
          <table:table-cell table:style-name="ce24" table:formula="of:=([.E59]*[.E$94]*[.$C$31]/8)/(8*[.$B$29]+[.E68]*1024)" office:value-type="percentage" office:value="0.551724137931034">
            <text:p>55,17%</text:p>
          </table:table-cell>
          <table:table-cell table:style-name="ce24" table:formula="of:=([.F59]*[.F$94]*[.$C$31]/8)/(8*[.$B$29]+[.F68]*1024)" office:value-type="percentage" office:value="0.631578947368421">
            <text:p>63,16%</text:p>
          </table:table-cell>
          <table:table-cell table:style-name="ce24" table:formula="of:=([.G59]*[.G$94]*[.$C$31]/8)/(8*[.$B$29]+[.G68]*1024)" office:value-type="percentage" office:value="0.658823529411765">
            <text:p>65,88%</text:p>
          </table:table-cell>
          <table:table-cell table:style-name="ce24" table:formula="of:=([.H59]*[.H$94]*[.$C$31]/8)/(8*[.$B$29]+[.H68]*1024)" office:value-type="percentage" office:value="0.680851063829787">
            <text:p>68,09%</text:p>
          </table:table-cell>
          <table:table-cell table:style-name="ce24" table:formula="of:=([.I59]*[.I$94]*[.$C$31]/8)/(8*[.$B$29]+[.I68]*1024)" office:value-type="percentage" office:value="0.738461538461539">
            <text:p>73,85%</text:p>
          </table:table-cell>
          <table:table-cell table:style-name="ce24" table:formula="of:=([.J59]*[.J$94]*[.$C$31]/8)/(8*[.$B$29]+[.J68]*1024)" office:value-type="percentage" office:value="0.756756756756757">
            <text:p>75,68%</text:p>
          </table:table-cell>
          <table:table-cell table:style-name="ce24" table:formula="of:=([.K59]*[.K$94]*[.$C$31]/8)/(8*[.$B$29]+[.K68]*1024)" office:value-type="percentage" office:value="0.764331210191083">
            <text:p>76,43%</text:p>
          </table:table-cell>
          <table:table-cell table:style-name="ce24" table:formula="of:=([.L59]*[.L$94]*[.$C$31]/8)/(8*[.$B$29]+[.L68]*1024)" office:value-type="percentage" office:value="0.771084337349398">
            <text:p>77,11%</text:p>
          </table:table-cell>
          <table:table-cell table:style-name="ce24" table:formula="of:=([.M59]*[.M$94]*[.$C$31]/8)/(8*[.$B$29]+[.M68]*1024)" office:value-type="percentage" office:value="0.80672268907563">
            <text:p>80,67%</text:p>
          </table:table-cell>
          <table:table-cell table:style-name="ce24" table:formula="of:=([.N59]*[.N$94]*[.$C$31]/8)/(8*[.$B$29]+[.N68]*1024)" office:value-type="percentage" office:value="0.817518248175183">
            <text:p>81,75%</text:p>
          </table:table-cell>
          <table:table-cell table:style-name="ce24" table:formula="of:=([.O59]*[.O$94]*[.$C$31]/8)/(8*[.$B$29]+[.O68]*1024)" office:value-type="percentage" office:value="0.821917808219178">
            <text:p>82,19%</text:p>
          </table:table-cell>
          <table:table-cell table:style-name="ce24" table:formula="of:=([.P59]*[.P$94]*[.$C$31]/8)/(8*[.$B$29]+[.P68]*1024)" office:value-type="percentage" office:value="0.823920265780731">
            <text:p>82,39%</text:p>
          </table:table-cell>
          <table:table-cell table:style-name="ce24" table:formula="of:=([.Q59]*[.Q$94]*[.$C$31]/8)/(8*[.$B$29]+[.Q68]*1024)" office:value-type="percentage" office:value="0.825806451612903">
            <text:p>82,58%</text:p>
          </table:table-cell>
          <table:table-cell table:number-columns-repeated="1007"/>
        </table:table-row>
        <table:table-row table:style-name="ro1">
          <table:table-cell table:style-name="ce12" table:formula="of:=[.$A$40]" office:value-type="float" office:value="12">
            <text:p>12</text:p>
          </table:table-cell>
          <table:table-cell table:style-name="ce24" table:formula="of:=([.B60]*[.B$94]*[.$C$31]/8)/(8*[.$B$29]+[.B69]*1024)" office:value-type="percentage" office:value="0.246153846153846">
            <text:p>24,62%</text:p>
          </table:table-cell>
          <table:table-cell table:style-name="ce24" table:formula="of:=([.C60]*[.C$94]*[.$C$31]/8)/(8*[.$B$29]+[.C69]*1024)" office:value-type="percentage" office:value="0.390243902439024">
            <text:p>39,02%</text:p>
          </table:table-cell>
          <table:table-cell table:style-name="ce24" table:formula="of:=([.D60]*[.D$94]*[.$C$31]/8)/(8*[.$B$29]+[.D69]*1024)" office:value-type="percentage" office:value="0.484848484848485">
            <text:p>48,48%</text:p>
          </table:table-cell>
          <table:table-cell table:style-name="ce24" table:formula="of:=([.E60]*[.E$94]*[.$C$31]/8)/(8*[.$B$29]+[.E69]*1024)" office:value-type="percentage" office:value="0.551724137931034">
            <text:p>55,17%</text:p>
          </table:table-cell>
          <table:table-cell table:style-name="ce24" table:formula="of:=([.F60]*[.F$94]*[.$C$31]/8)/(8*[.$B$29]+[.F69]*1024)" office:value-type="percentage" office:value="0.64">
            <text:p>64,00%</text:p>
          </table:table-cell>
          <table:table-cell table:style-name="ce24" table:formula="of:=([.G60]*[.G$94]*[.$C$31]/8)/(8*[.$B$29]+[.G69]*1024)" office:value-type="percentage" office:value="0.670658682634731">
            <text:p>67,07%</text:p>
          </table:table-cell>
          <table:table-cell table:style-name="ce24" table:formula="of:=([.H60]*[.H$94]*[.$C$31]/8)/(8*[.$B$29]+[.H69]*1024)" office:value-type="percentage" office:value="0.695652173913043">
            <text:p>69,57%</text:p>
          </table:table-cell>
          <table:table-cell table:style-name="ce24" table:formula="of:=([.I60]*[.I$94]*[.$C$31]/8)/(8*[.$B$29]+[.I69]*1024)" office:value-type="percentage" office:value="0.761904761904762">
            <text:p>76,19%</text:p>
          </table:table-cell>
          <table:table-cell table:style-name="ce24" table:formula="of:=([.J60]*[.J$94]*[.$C$31]/8)/(8*[.$B$29]+[.J69]*1024)" office:value-type="percentage" office:value="0.783216783216783">
            <text:p>78,32%</text:p>
          </table:table-cell>
          <table:table-cell table:style-name="ce24" table:formula="of:=([.K60]*[.K$94]*[.$C$31]/8)/(8*[.$B$29]+[.K69]*1024)" office:value-type="percentage" office:value="0.792079207920792">
            <text:p>79,21%</text:p>
          </table:table-cell>
          <table:table-cell table:style-name="ce24" table:formula="of:=([.L60]*[.L$94]*[.$C$31]/8)/(8*[.$B$29]+[.L69]*1024)" office:value-type="percentage" office:value="0.8">
            <text:p>80,00%</text:p>
          </table:table-cell>
          <table:table-cell table:style-name="ce24" table:formula="of:=([.M60]*[.M$94]*[.$C$31]/8)/(8*[.$B$29]+[.M69]*1024)" office:value-type="percentage" office:value="0.842105263157895">
            <text:p>84,21%</text:p>
          </table:table-cell>
          <table:table-cell table:style-name="ce24" table:formula="of:=([.N60]*[.N$94]*[.$C$31]/8)/(8*[.$B$29]+[.N69]*1024)" office:value-type="percentage" office:value="0.854961832061069">
            <text:p>85,50%</text:p>
          </table:table-cell>
          <table:table-cell table:style-name="ce24" table:formula="of:=([.O60]*[.O$94]*[.$C$31]/8)/(8*[.$B$29]+[.O69]*1024)" office:value-type="percentage" office:value="0.860215053763441">
            <text:p>86,02%</text:p>
          </table:table-cell>
          <table:table-cell table:style-name="ce24" table:formula="of:=([.P60]*[.P$94]*[.$C$31]/8)/(8*[.$B$29]+[.P69]*1024)" office:value-type="percentage" office:value="0.862608695652174">
            <text:p>86,26%</text:p>
          </table:table-cell>
          <table:table-cell table:style-name="ce24" table:formula="of:=([.Q60]*[.Q$94]*[.$C$31]/8)/(8*[.$B$29]+[.Q69]*1024)" office:value-type="percentage" office:value="0.864864864864865">
            <text:p>86,49%</text:p>
          </table:table-cell>
          <table:table-cell table:number-columns-repeated="1007"/>
        </table:table-row>
        <table:table-row table:style-name="ro1">
          <table:table-cell table:formula="of:=[.$A$41]" office:value-type="float" office:value="14">
            <text:p>14</text:p>
          </table:table-cell>
          <table:table-cell table:style-name="ce24" table:formula="of:=([.B61]*[.B$94]*[.$C$31]/8)/(8*[.$B$29]+[.B70]*1024)" office:value-type="percentage" office:value="0.221453287197232">
            <text:p>22,15%</text:p>
          </table:table-cell>
          <table:table-cell table:style-name="ce24" table:formula="of:=([.C61]*[.C$94]*[.$C$31]/8)/(8*[.$B$29]+[.C70]*1024)" office:value-type="percentage" office:value="0.361581920903955">
            <text:p>36,16%</text:p>
          </table:table-cell>
          <table:table-cell table:style-name="ce24" table:formula="of:=([.D61]*[.D$94]*[.$C$31]/8)/(8*[.$B$29]+[.D70]*1024)" office:value-type="percentage" office:value="0.458233890214797">
            <text:p>45,82%</text:p>
          </table:table-cell>
          <table:table-cell table:style-name="ce24" table:formula="of:=([.E61]*[.E$94]*[.$C$31]/8)/(8*[.$B$29]+[.E70]*1024)" office:value-type="percentage" office:value="0.528925619834711">
            <text:p>52,89%</text:p>
          </table:table-cell>
          <table:table-cell table:style-name="ce24" table:formula="of:=([.F61]*[.F$94]*[.$C$31]/8)/(8*[.$B$29]+[.F70]*1024)" office:value-type="percentage" office:value="0.625407166123779">
            <text:p>62,54%</text:p>
          </table:table-cell>
          <table:table-cell table:style-name="ce24" table:formula="of:=([.G61]*[.G$94]*[.$C$31]/8)/(8*[.$B$29]+[.G70]*1024)" office:value-type="percentage" office:value="0.65979381443299">
            <text:p>65,98%</text:p>
          </table:table-cell>
          <table:table-cell table:style-name="ce24" table:formula="of:=([.H61]*[.H$94]*[.$C$31]/8)/(8*[.$B$29]+[.H70]*1024)" office:value-type="percentage" office:value="0.688172043010753">
            <text:p>68,82%</text:p>
          </table:table-cell>
          <table:table-cell table:style-name="ce24" table:formula="of:=([.I61]*[.I$94]*[.$C$31]/8)/(8*[.$B$29]+[.I70]*1024)" office:value-type="percentage" office:value="0.764940239043825">
            <text:p>76,49%</text:p>
          </table:table-cell>
          <table:table-cell table:style-name="ce24" table:formula="of:=([.J61]*[.J$94]*[.$C$31]/8)/(8*[.$B$29]+[.J70]*1024)" office:value-type="percentage" office:value="0.790123456790123">
            <text:p>79,01%</text:p>
          </table:table-cell>
          <table:table-cell table:style-name="ce24" table:formula="of:=([.K61]*[.K$94]*[.$C$31]/8)/(8*[.$B$29]+[.K70]*1024)" office:value-type="percentage" office:value="0.800667222685571">
            <text:p>80,07%</text:p>
          </table:table-cell>
          <table:table-cell table:style-name="ce24" table:formula="of:=([.L61]*[.L$94]*[.$C$31]/8)/(8*[.$B$29]+[.L70]*1024)" office:value-type="percentage" office:value="0.810126582278481">
            <text:p>81,01%</text:p>
          </table:table-cell>
          <table:table-cell table:style-name="ce24" table:formula="of:=([.M61]*[.M$94]*[.$C$31]/8)/(8*[.$B$29]+[.M70]*1024)" office:value-type="percentage" office:value="0.860986547085202">
            <text:p>86,10%</text:p>
          </table:table-cell>
          <table:table-cell table:style-name="ce24" table:formula="of:=([.N61]*[.N$94]*[.$C$31]/8)/(8*[.$B$29]+[.N70]*1024)" office:value-type="percentage" office:value="0.876712328767123">
            <text:p>87,67%</text:p>
          </table:table-cell>
          <table:table-cell table:style-name="ce24" table:formula="of:=([.O61]*[.O$94]*[.$C$31]/8)/(8*[.$B$29]+[.O70]*1024)" office:value-type="percentage" office:value="0.883164673413063">
            <text:p>88,32%</text:p>
          </table:table-cell>
          <table:table-cell table:style-name="ce24" table:formula="of:=([.P61]*[.P$94]*[.$C$31]/8)/(8*[.$B$29]+[.P70]*1024)" office:value-type="percentage" office:value="0.886109870477892">
            <text:p>88,61%</text:p>
          </table:table-cell>
          <table:table-cell table:style-name="ce24" table:formula="of:=([.Q61]*[.Q$94]*[.$C$31]/8)/(8*[.$B$29]+[.Q70]*1024)" office:value-type="percentage" office:value="0.888888888888889">
            <text:p>88,89%</text:p>
          </table:table-cell>
          <table:table-cell table:number-columns-repeated="1007"/>
        </table:table-row>
        <table:table-row table:style-name="ro1">
          <table:table-cell table:style-name="ce12" table:formula="of:=[.$A$42]" office:value-type="float" office:value="15">
            <text:p>15</text:p>
          </table:table-cell>
          <table:table-cell table:style-name="ce24" table:formula="of:=([.B62]*[.B$94]*[.$C$31]/8)/(8*[.$B$29]+[.B71]*1024)" office:value-type="percentage" office:value="0.210180623973727">
            <text:p>21,02%</text:p>
          </table:table-cell>
          <table:table-cell table:style-name="ce24" table:formula="of:=([.C62]*[.C$94]*[.$C$31]/8)/(8*[.$B$29]+[.C71]*1024)" office:value-type="percentage" office:value="0.346883468834688">
            <text:p>34,69%</text:p>
          </table:table-cell>
          <table:table-cell table:style-name="ce24" table:formula="of:=([.D62]*[.D$94]*[.$C$31]/8)/(8*[.$B$29]+[.D71]*1024)" office:value-type="percentage" office:value="0.442906574394464">
            <text:p>44,29%</text:p>
          </table:table-cell>
          <table:table-cell table:style-name="ce24" table:formula="of:=([.E62]*[.E$94]*[.$C$31]/8)/(8*[.$B$29]+[.E71]*1024)" office:value-type="percentage" office:value="0.514056224899598">
            <text:p>51,41%</text:p>
          </table:table-cell>
          <table:table-cell table:style-name="ce24" table:formula="of:=([.F62]*[.F$94]*[.$C$31]/8)/(8*[.$B$29]+[.F71]*1024)" office:value-type="percentage" office:value="0.61244019138756">
            <text:p>61,24%</text:p>
          </table:table-cell>
          <table:table-cell table:style-name="ce24" table:formula="of:=([.G62]*[.G$94]*[.$C$31]/8)/(8*[.$B$29]+[.G71]*1024)" office:value-type="percentage" office:value="0.647866955892986">
            <text:p>64,79%</text:p>
          </table:table-cell>
          <table:table-cell table:style-name="ce24" table:formula="of:=([.H62]*[.H$94]*[.$C$31]/8)/(8*[.$B$29]+[.H71]*1024)" office:value-type="percentage" office:value="0.677248677248677">
            <text:p>67,72%</text:p>
          </table:table-cell>
          <table:table-cell table:style-name="ce24" table:formula="of:=([.I62]*[.I$94]*[.$C$31]/8)/(8*[.$B$29]+[.I71]*1024)" office:value-type="percentage" office:value="0.757396449704142">
            <text:p>75,74%</text:p>
          </table:table-cell>
          <table:table-cell table:style-name="ce24" table:formula="of:=([.J62]*[.J$94]*[.$C$31]/8)/(8*[.$B$29]+[.J71]*1024)" office:value-type="percentage" office:value="0.783902012248469">
            <text:p>78,39%</text:p>
          </table:table-cell>
          <table:table-cell table:style-name="ce24" table:formula="of:=([.K62]*[.K$94]*[.$C$31]/8)/(8*[.$B$29]+[.K71]*1024)" office:value-type="percentage" office:value="0.795031055900621">
            <text:p>79,50%</text:p>
          </table:table-cell>
          <table:table-cell table:style-name="ce24" table:formula="of:=([.L62]*[.L$94]*[.$C$31]/8)/(8*[.$B$29]+[.L71]*1024)" office:value-type="percentage" office:value="0.805031446540881">
            <text:p>80,50%</text:p>
          </table:table-cell>
          <table:table-cell table:style-name="ce24" table:formula="of:=([.M62]*[.M$94]*[.$C$31]/8)/(8*[.$B$29]+[.M71]*1024)" office:value-type="percentage" office:value="0.859060402684564">
            <text:p>85,91%</text:p>
          </table:table-cell>
          <table:table-cell table:style-name="ce24" table:formula="of:=([.N62]*[.N$94]*[.$C$31]/8)/(8*[.$B$29]+[.N71]*1024)" office:value-type="percentage" office:value="0.875855327468231">
            <text:p>87,59%</text:p>
          </table:table-cell>
          <table:table-cell table:style-name="ce24" table:formula="of:=([.O62]*[.O$94]*[.$C$31]/8)/(8*[.$B$29]+[.O71]*1024)" office:value-type="percentage" office:value="0.882758620689655">
            <text:p>88,28%</text:p>
          </table:table-cell>
          <table:table-cell table:style-name="ce24" table:formula="of:=([.P62]*[.P$94]*[.$C$31]/8)/(8*[.$B$29]+[.P71]*1024)" office:value-type="percentage" office:value="0.885912033936147">
            <text:p>88,59%</text:p>
          </table:table-cell>
          <table:table-cell table:style-name="ce24" table:formula="of:=([.Q62]*[.Q$94]*[.$C$31]/8)/(8*[.$B$29]+[.Q71]*1024)" office:value-type="percentage" office:value="0.888888888888889">
            <text:p>88,89%</text:p>
          </table:table-cell>
          <table:table-cell table:number-columns-repeated="1007"/>
        </table:table-row>
        <table:table-row table:style-name="ro1">
          <table:table-cell table:formula="of:=[.$A$43]" office:value-type="float" office:value="16">
            <text:p>16</text:p>
          </table:table-cell>
          <table:table-cell table:style-name="ce24" table:formula="of:=([.B63]*[.B$94]*[.$C$31]/8)/(8*[.$B$29]+[.B72]*1024)" office:value-type="percentage" office:value="0.19984387197502">
            <text:p>19,98%</text:p>
          </table:table-cell>
          <table:table-cell table:style-name="ce24" table:formula="of:=([.C63]*[.C$94]*[.$C$31]/8)/(8*[.$B$29]+[.C72]*1024)" office:value-type="percentage" office:value="0.332899869960988">
            <text:p>33,29%</text:p>
          </table:table-cell>
          <table:table-cell table:style-name="ce24" table:formula="of:=([.D63]*[.D$94]*[.$C$31]/8)/(8*[.$B$29]+[.D72]*1024)" office:value-type="percentage" office:value="0.427855153203343">
            <text:p>42,79%</text:p>
          </table:table-cell>
          <table:table-cell table:style-name="ce24" table:formula="of:=([.E63]*[.E$94]*[.$C$31]/8)/(8*[.$B$29]+[.E72]*1024)" office:value-type="percentage" office:value="0.499025341130604">
            <text:p>49,90%</text:p>
          </table:table-cell>
          <table:table-cell table:style-name="ce24" table:formula="of:=([.F63]*[.F$94]*[.$C$31]/8)/(8*[.$B$29]+[.F72]*1024)" office:value-type="percentage" office:value="0.598597038191738">
            <text:p>59,86%</text:p>
          </table:table-cell>
          <table:table-cell table:style-name="ce24" table:formula="of:=([.G63]*[.G$94]*[.$C$31]/8)/(8*[.$B$29]+[.G72]*1024)" office:value-type="percentage" office:value="0.634785688983351">
            <text:p>63,48%</text:p>
          </table:table-cell>
          <table:table-cell table:style-name="ce24" table:formula="of:=([.H63]*[.H$94]*[.$C$31]/8)/(8*[.$B$29]+[.H72]*1024)" office:value-type="percentage" office:value="0.664935064935065">
            <text:p>66,49%</text:p>
          </table:table-cell>
          <table:table-cell table:style-name="ce24" table:formula="of:=([.I63]*[.I$94]*[.$C$31]/8)/(8*[.$B$29]+[.I72]*1024)" office:value-type="percentage" office:value="0.747809152872444">
            <text:p>74,78%</text:p>
          </table:table-cell>
          <table:table-cell table:style-name="ce24" table:formula="of:=([.J63]*[.J$94]*[.$C$31]/8)/(8*[.$B$29]+[.J72]*1024)" office:value-type="percentage" office:value="0.775421895283427">
            <text:p>77,54%</text:p>
          </table:table-cell>
          <table:table-cell table:style-name="ce24" table:formula="of:=([.K63]*[.K$94]*[.$C$31]/8)/(8*[.$B$29]+[.K72]*1024)" office:value-type="percentage" office:value="0.787046525927444">
            <text:p>78,70%</text:p>
          </table:table-cell>
          <table:table-cell table:style-name="ce24" table:formula="of:=([.L63]*[.L$94]*[.$C$31]/8)/(8*[.$B$29]+[.L72]*1024)" office:value-type="percentage" office:value="0.797507788161994">
            <text:p>79,75%</text:p>
          </table:table-cell>
          <table:table-cell table:style-name="ce24" table:formula="of:=([.M63]*[.M$94]*[.$C$31]/8)/(8*[.$B$29]+[.M72]*1024)" office:value-type="percentage" office:value="0.854282536151279">
            <text:p>85,43%</text:p>
          </table:table-cell>
          <table:table-cell table:style-name="ce24" table:formula="of:=([.N63]*[.N$94]*[.$C$31]/8)/(8*[.$B$29]+[.N72]*1024)" office:value-type="percentage" office:value="0.872019464720195">
            <text:p>87,20%</text:p>
          </table:table-cell>
          <table:table-cell table:style-name="ce24" table:formula="of:=([.O63]*[.O$94]*[.$C$31]/8)/(8*[.$B$29]+[.O72]*1024)" office:value-type="percentage" office:value="0.879322189145867">
            <text:p>87,93%</text:p>
          </table:table-cell>
          <table:table-cell table:style-name="ce24" table:formula="of:=([.P63]*[.P$94]*[.$C$31]/8)/(8*[.$B$29]+[.P72]*1024)" office:value-type="percentage" office:value="0.882660438215994">
            <text:p>88,27%</text:p>
          </table:table-cell>
          <table:table-cell table:style-name="ce24" table:formula="of:=([.Q63]*[.Q$94]*[.$C$31]/8)/(8*[.$B$29]+[.Q72]*1024)" office:value-type="percentage" office:value="0.885813148788927">
            <text:p>88,58%</text:p>
          </table:table-cell>
          <table:table-cell table:number-columns-repeated="1007"/>
        </table:table-row>
        <table:table-row table:style-name="ro1">
          <table:table-cell table:style-name="ce12" table:formula="of:=[.$A$44]" office:value-type="float" office:value="18">
            <text:p>18</text:p>
          </table:table-cell>
          <table:table-cell table:style-name="ce24" table:formula="of:=([.B64]*[.B$94]*[.$C$31]/8)/(8*[.$B$29]+[.B73]*1024)" office:value-type="percentage" office:value="0.18178590449139">
            <text:p>18,18%</text:p>
          </table:table-cell>
          <table:table-cell table:style-name="ce24" table:formula="of:=([.C64]*[.C$94]*[.$C$31]/8)/(8*[.$B$29]+[.C73]*1024)" office:value-type="percentage" office:value="0.307599879843797">
            <text:p>30,76%</text:p>
          </table:table-cell>
          <table:table-cell table:style-name="ce24" table:formula="of:=([.D64]*[.D$94]*[.$C$31]/8)/(8*[.$B$29]+[.D73]*1024)" office:value-type="percentage" office:value="0.399843811011324">
            <text:p>39,98%</text:p>
          </table:table-cell>
          <table:table-cell table:style-name="ce24" table:formula="of:=([.E64]*[.E$94]*[.$C$31]/8)/(8*[.$B$29]+[.E73]*1024)" office:value-type="percentage" office:value="0.470372071658245">
            <text:p>47,04%</text:p>
          </table:table-cell>
          <table:table-cell table:style-name="ce24" table:formula="of:=([.F64]*[.F$94]*[.$C$31]/8)/(8*[.$B$29]+[.F73]*1024)" office:value-type="percentage" office:value="0.571109871723369">
            <text:p>57,11%</text:p>
          </table:table-cell>
          <table:table-cell table:style-name="ce24" table:formula="of:=([.G64]*[.G$94]*[.$C$31]/8)/(8*[.$B$29]+[.G73]*1024)" office:value-type="percentage" office:value="0.608334040566918">
            <text:p>60,83%</text:p>
          </table:table-cell>
          <table:table-cell table:style-name="ce24" table:formula="of:=([.H64]*[.H$94]*[.$C$31]/8)/(8*[.$B$29]+[.H73]*1024)" office:value-type="percentage" office:value="0.639600249843848">
            <text:p>63,96%</text:p>
          </table:table-cell>
          <table:table-cell table:style-name="ce24" table:formula="of:=([.I64]*[.I$94]*[.$C$31]/8)/(8*[.$B$29]+[.I73]*1024)" office:value-type="percentage" office:value="0.726756564939674">
            <text:p>72,68%</text:p>
          </table:table-cell>
          <table:table-cell table:style-name="ce24" table:formula="of:=([.J64]*[.J$94]*[.$C$31]/8)/(8*[.$B$29]+[.J73]*1024)" office:value-type="percentage" office:value="0.756197911172065">
            <text:p>75,62%</text:p>
          </table:table-cell>
          <table:table-cell table:style-name="ce24" table:formula="of:=([.K64]*[.K$94]*[.$C$31]/8)/(8*[.$B$29]+[.K73]*1024)" office:value-type="percentage" office:value="0.768653355352049">
            <text:p>76,87%</text:p>
          </table:table-cell>
          <table:table-cell table:style-name="ce24" table:formula="of:=([.L64]*[.L$94]*[.$C$31]/8)/(8*[.$B$29]+[.L73]*1024)" office:value-type="percentage" office:value="0.77989337395278">
            <text:p>77,99%</text:p>
          </table:table-cell>
          <table:table-cell table:style-name="ce24" table:formula="of:=([.M64]*[.M$94]*[.$C$31]/8)/(8*[.$B$29]+[.M73]*1024)" office:value-type="percentage" office:value="0.841413311421528">
            <text:p>84,14%</text:p>
          </table:table-cell>
          <table:table-cell table:style-name="ce24" table:formula="of:=([.N64]*[.N$94]*[.$C$31]/8)/(8*[.$B$29]+[.N73]*1024)" office:value-type="percentage" office:value="0.860814218806293">
            <text:p>86,08%</text:p>
          </table:table-cell>
          <table:table-cell table:style-name="ce24" table:formula="of:=([.O64]*[.O$94]*[.$C$31]/8)/(8*[.$B$29]+[.O73]*1024)" office:value-type="percentage" office:value="0.868827422365519">
            <text:p>86,88%</text:p>
          </table:table-cell>
          <table:table-cell table:style-name="ce24" table:formula="of:=([.P64]*[.P$94]*[.$C$31]/8)/(8*[.$B$29]+[.P73]*1024)" office:value-type="percentage" office:value="0.872495396201523">
            <text:p>87,25%</text:p>
          </table:table-cell>
          <table:table-cell table:style-name="ce24" table:formula="of:=([.Q64]*[.Q$94]*[.$C$31]/8)/(8*[.$B$29]+[.Q73]*1024)" office:value-type="percentage" office:value="0.875962360992301">
            <text:p>87,60%</text:p>
          </table:table-cell>
          <table:table-cell table:number-columns-repeated="1007"/>
        </table:table-row>
        <table:table-row table:style-name="ro1">
          <table:table-cell table:style-name="Default"/>
          <table:table-cell table:number-columns-repeated="3"/>
          <table:table-cell table:style-name="Default"/>
          <table:table-cell table:number-columns-repeated="1019"/>
        </table:table-row>
        <table:table-row table:style-name="ro1">
          <table:table-cell table:style-name="ce1" office:value-type="string">
            <text:p>TOTAL</text:p>
          </table:table-cell>
          <table:table-cell table:formula="of:=[.B123]+[.B114]" office:value-type="percentage" office:value="1">
            <text:p>100,00%</text:p>
          </table:table-cell>
          <table:table-cell table:formula="of:=[.C123]+[.C114]" office:value-type="percentage" office:value="1">
            <text:p>100,00%</text:p>
          </table:table-cell>
          <table:table-cell table:formula="of:=[.D123]+[.D114]" office:value-type="percentage" office:value="1">
            <text:p>100,00%</text:p>
          </table:table-cell>
          <table:table-cell table:style-name="Default" table:formula="of:=[.E123]+[.E114]" office:value-type="percentage" office:value="1">
            <text:p>100,00%</text:p>
          </table:table-cell>
          <table:table-cell table:formula="of:=[.F123]+[.F114]" office:value-type="percentage" office:value="1">
            <text:p>100,00%</text:p>
          </table:table-cell>
          <table:table-cell table:formula="of:=[.G123]+[.G114]" office:value-type="percentage" office:value="1">
            <text:p>100,00%</text:p>
          </table:table-cell>
          <table:table-cell table:formula="of:=[.H123]+[.H114]" office:value-type="percentage" office:value="1">
            <text:p>100,00%</text:p>
          </table:table-cell>
          <table:table-cell table:formula="of:=[.I123]+[.I114]" office:value-type="percentage" office:value="1">
            <text:p>100,00%</text:p>
          </table:table-cell>
          <table:table-cell table:formula="of:=[.J123]+[.J114]" office:value-type="percentage" office:value="1">
            <text:p>100,00%</text:p>
          </table:table-cell>
          <table:table-cell table:formula="of:=[.K123]+[.K114]" office:value-type="percentage" office:value="1">
            <text:p>100,00%</text:p>
          </table:table-cell>
          <table:table-cell table:formula="of:=[.L123]+[.L114]" office:value-type="percentage" office:value="1">
            <text:p>100,00%</text:p>
          </table:table-cell>
          <table:table-cell table:formula="of:=[.M123]+[.M114]" office:value-type="percentage" office:value="1">
            <text:p>100,00%</text:p>
          </table:table-cell>
          <table:table-cell table:formula="of:=[.N123]+[.N114]" office:value-type="percentage" office:value="1">
            <text:p>100,00%</text:p>
          </table:table-cell>
          <table:table-cell table:formula="of:=[.O123]+[.O114]" office:value-type="percentage" office:value="1">
            <text:p>100,00%</text:p>
          </table:table-cell>
          <table:table-cell table:formula="of:=[.P123]+[.P114]" office:value-type="percentage" office:value="1">
            <text:p>100,00%</text:p>
          </table:table-cell>
          <table:table-cell table:formula="of:=[.Q123]+[.Q114]" office:value-type="percentage" office:value="1">
            <text:p>100,00%</text:p>
          </table:table-cell>
          <table:table-cell table:number-columns-repeated="1007"/>
        </table:table-row>
        <table:table-row table:style-name="ro1">
          <table:table-cell table:style-name="Default"/>
          <table:table-cell table:formula="of:=[.B124]+[.B115]" office:value-type="percentage" office:value="1">
            <text:p>100,00%</text:p>
          </table:table-cell>
          <table:table-cell table:formula="of:=[.C124]+[.C115]" office:value-type="percentage" office:value="1">
            <text:p>100,00%</text:p>
          </table:table-cell>
          <table:table-cell table:formula="of:=[.D124]+[.D115]" office:value-type="percentage" office:value="1">
            <text:p>100,00%</text:p>
          </table:table-cell>
          <table:table-cell table:style-name="Default" table:formula="of:=[.E124]+[.E115]" office:value-type="percentage" office:value="1">
            <text:p>100,00%</text:p>
          </table:table-cell>
          <table:table-cell table:formula="of:=[.F124]+[.F115]" office:value-type="percentage" office:value="1">
            <text:p>100,00%</text:p>
          </table:table-cell>
          <table:table-cell table:formula="of:=[.G124]+[.G115]" office:value-type="percentage" office:value="1">
            <text:p>100,00%</text:p>
          </table:table-cell>
          <table:table-cell table:formula="of:=[.H124]+[.H115]" office:value-type="percentage" office:value="1">
            <text:p>100,00%</text:p>
          </table:table-cell>
          <table:table-cell table:formula="of:=[.I124]+[.I115]" office:value-type="percentage" office:value="1">
            <text:p>100,00%</text:p>
          </table:table-cell>
          <table:table-cell table:formula="of:=[.J124]+[.J115]" office:value-type="percentage" office:value="1">
            <text:p>100,00%</text:p>
          </table:table-cell>
          <table:table-cell table:formula="of:=[.K124]+[.K115]" office:value-type="percentage" office:value="1">
            <text:p>100,00%</text:p>
          </table:table-cell>
          <table:table-cell table:formula="of:=[.L124]+[.L115]" office:value-type="percentage" office:value="1">
            <text:p>100,00%</text:p>
          </table:table-cell>
          <table:table-cell table:formula="of:=[.M124]+[.M115]" office:value-type="percentage" office:value="1">
            <text:p>100,00%</text:p>
          </table:table-cell>
          <table:table-cell table:formula="of:=[.N124]+[.N115]" office:value-type="percentage" office:value="1">
            <text:p>100,00%</text:p>
          </table:table-cell>
          <table:table-cell table:formula="of:=[.O124]+[.O115]" office:value-type="percentage" office:value="1">
            <text:p>100,00%</text:p>
          </table:table-cell>
          <table:table-cell table:formula="of:=[.P124]+[.P115]" office:value-type="percentage" office:value="1">
            <text:p>100,00%</text:p>
          </table:table-cell>
          <table:table-cell table:formula="of:=[.Q124]+[.Q115]" office:value-type="percentage" office:value="1">
            <text:p>100,00%</text:p>
          </table:table-cell>
          <table:table-cell table:number-columns-repeated="1007"/>
        </table:table-row>
        <table:table-row table:style-name="ro1">
          <table:table-cell table:style-name="Default"/>
          <table:table-cell table:formula="of:=[.B125]+[.B116]" office:value-type="percentage" office:value="1">
            <text:p>100,00%</text:p>
          </table:table-cell>
          <table:table-cell table:formula="of:=[.C125]+[.C116]" office:value-type="percentage" office:value="1">
            <text:p>100,00%</text:p>
          </table:table-cell>
          <table:table-cell table:formula="of:=[.D125]+[.D116]" office:value-type="percentage" office:value="1">
            <text:p>100,00%</text:p>
          </table:table-cell>
          <table:table-cell table:style-name="Default" table:formula="of:=[.E125]+[.E116]" office:value-type="percentage" office:value="1">
            <text:p>100,00%</text:p>
          </table:table-cell>
          <table:table-cell table:formula="of:=[.F125]+[.F116]" office:value-type="percentage" office:value="1">
            <text:p>100,00%</text:p>
          </table:table-cell>
          <table:table-cell table:formula="of:=[.G125]+[.G116]" office:value-type="percentage" office:value="1">
            <text:p>100,00%</text:p>
          </table:table-cell>
          <table:table-cell table:formula="of:=[.H125]+[.H116]" office:value-type="percentage" office:value="1">
            <text:p>100,00%</text:p>
          </table:table-cell>
          <table:table-cell table:formula="of:=[.I125]+[.I116]" office:value-type="percentage" office:value="1">
            <text:p>100,00%</text:p>
          </table:table-cell>
          <table:table-cell table:formula="of:=[.J125]+[.J116]" office:value-type="percentage" office:value="1">
            <text:p>100,00%</text:p>
          </table:table-cell>
          <table:table-cell table:formula="of:=[.K125]+[.K116]" office:value-type="percentage" office:value="1">
            <text:p>100,00%</text:p>
          </table:table-cell>
          <table:table-cell table:formula="of:=[.L125]+[.L116]" office:value-type="percentage" office:value="1">
            <text:p>100,00%</text:p>
          </table:table-cell>
          <table:table-cell table:formula="of:=[.M125]+[.M116]" office:value-type="percentage" office:value="1">
            <text:p>100,00%</text:p>
          </table:table-cell>
          <table:table-cell table:formula="of:=[.N125]+[.N116]" office:value-type="percentage" office:value="1">
            <text:p>100,00%</text:p>
          </table:table-cell>
          <table:table-cell table:formula="of:=[.O125]+[.O116]" office:value-type="percentage" office:value="1">
            <text:p>100,00%</text:p>
          </table:table-cell>
          <table:table-cell table:formula="of:=[.P125]+[.P116]" office:value-type="percentage" office:value="1">
            <text:p>100,00%</text:p>
          </table:table-cell>
          <table:table-cell table:formula="of:=[.Q125]+[.Q116]" office:value-type="percentage" office:value="1">
            <text:p>100,00%</text:p>
          </table:table-cell>
          <table:table-cell table:number-columns-repeated="1007"/>
        </table:table-row>
        <table:table-row table:style-name="ro1">
          <table:table-cell table:style-name="Default"/>
          <table:table-cell table:formula="of:=[.B126]+[.B117]" office:value-type="percentage" office:value="1">
            <text:p>100,00%</text:p>
          </table:table-cell>
          <table:table-cell table:formula="of:=[.C126]+[.C117]" office:value-type="percentage" office:value="1">
            <text:p>100,00%</text:p>
          </table:table-cell>
          <table:table-cell table:formula="of:=[.D126]+[.D117]" office:value-type="percentage" office:value="1">
            <text:p>100,00%</text:p>
          </table:table-cell>
          <table:table-cell table:style-name="Default" table:formula="of:=[.E126]+[.E117]" office:value-type="percentage" office:value="1">
            <text:p>100,00%</text:p>
          </table:table-cell>
          <table:table-cell table:formula="of:=[.F126]+[.F117]" office:value-type="percentage" office:value="1">
            <text:p>100,00%</text:p>
          </table:table-cell>
          <table:table-cell table:formula="of:=[.G126]+[.G117]" office:value-type="percentage" office:value="1">
            <text:p>100,00%</text:p>
          </table:table-cell>
          <table:table-cell table:formula="of:=[.H126]+[.H117]" office:value-type="percentage" office:value="1">
            <text:p>100,00%</text:p>
          </table:table-cell>
          <table:table-cell table:formula="of:=[.I126]+[.I117]" office:value-type="percentage" office:value="1">
            <text:p>100,00%</text:p>
          </table:table-cell>
          <table:table-cell table:formula="of:=[.J126]+[.J117]" office:value-type="percentage" office:value="1">
            <text:p>100,00%</text:p>
          </table:table-cell>
          <table:table-cell table:formula="of:=[.K126]+[.K117]" office:value-type="percentage" office:value="1">
            <text:p>100,00%</text:p>
          </table:table-cell>
          <table:table-cell table:formula="of:=[.L126]+[.L117]" office:value-type="percentage" office:value="1">
            <text:p>100,00%</text:p>
          </table:table-cell>
          <table:table-cell table:formula="of:=[.M126]+[.M117]" office:value-type="percentage" office:value="1">
            <text:p>100,00%</text:p>
          </table:table-cell>
          <table:table-cell table:formula="of:=[.N126]+[.N117]" office:value-type="percentage" office:value="1">
            <text:p>100,00%</text:p>
          </table:table-cell>
          <table:table-cell table:formula="of:=[.O126]+[.O117]" office:value-type="percentage" office:value="1">
            <text:p>100,00%</text:p>
          </table:table-cell>
          <table:table-cell table:formula="of:=[.P126]+[.P117]" office:value-type="percentage" office:value="1">
            <text:p>100,00%</text:p>
          </table:table-cell>
          <table:table-cell table:formula="of:=[.Q126]+[.Q117]" office:value-type="percentage" office:value="1">
            <text:p>100,00%</text:p>
          </table:table-cell>
          <table:table-cell table:number-columns-repeated="1007"/>
        </table:table-row>
        <table:table-row table:style-name="ro1">
          <table:table-cell table:style-name="Default"/>
          <table:table-cell table:formula="of:=[.B127]+[.B118]" office:value-type="percentage" office:value="1">
            <text:p>100,00%</text:p>
          </table:table-cell>
          <table:table-cell table:formula="of:=[.C127]+[.C118]" office:value-type="percentage" office:value="1">
            <text:p>100,00%</text:p>
          </table:table-cell>
          <table:table-cell table:formula="of:=[.D127]+[.D118]" office:value-type="percentage" office:value="1">
            <text:p>100,00%</text:p>
          </table:table-cell>
          <table:table-cell table:style-name="Default" table:formula="of:=[.E127]+[.E118]" office:value-type="percentage" office:value="1">
            <text:p>100,00%</text:p>
          </table:table-cell>
          <table:table-cell table:formula="of:=[.F127]+[.F118]" office:value-type="percentage" office:value="1">
            <text:p>100,00%</text:p>
          </table:table-cell>
          <table:table-cell table:formula="of:=[.G127]+[.G118]" office:value-type="percentage" office:value="1">
            <text:p>100,00%</text:p>
          </table:table-cell>
          <table:table-cell table:formula="of:=[.H127]+[.H118]" office:value-type="percentage" office:value="1">
            <text:p>100,00%</text:p>
          </table:table-cell>
          <table:table-cell table:formula="of:=[.I127]+[.I118]" office:value-type="percentage" office:value="1">
            <text:p>100,00%</text:p>
          </table:table-cell>
          <table:table-cell table:formula="of:=[.J127]+[.J118]" office:value-type="percentage" office:value="1">
            <text:p>100,00%</text:p>
          </table:table-cell>
          <table:table-cell table:formula="of:=[.K127]+[.K118]" office:value-type="percentage" office:value="1">
            <text:p>100,00%</text:p>
          </table:table-cell>
          <table:table-cell table:formula="of:=[.L127]+[.L118]" office:value-type="percentage" office:value="1">
            <text:p>100,00%</text:p>
          </table:table-cell>
          <table:table-cell table:formula="of:=[.M127]+[.M118]" office:value-type="percentage" office:value="1">
            <text:p>100,00%</text:p>
          </table:table-cell>
          <table:table-cell table:formula="of:=[.N127]+[.N118]" office:value-type="percentage" office:value="1">
            <text:p>100,00%</text:p>
          </table:table-cell>
          <table:table-cell table:formula="of:=[.O127]+[.O118]" office:value-type="percentage" office:value="1">
            <text:p>100,00%</text:p>
          </table:table-cell>
          <table:table-cell table:formula="of:=[.P127]+[.P118]" office:value-type="percentage" office:value="1">
            <text:p>100,00%</text:p>
          </table:table-cell>
          <table:table-cell table:formula="of:=[.Q127]+[.Q118]" office:value-type="percentage" office:value="1">
            <text:p>100,00%</text:p>
          </table:table-cell>
          <table:table-cell table:number-columns-repeated="1007"/>
        </table:table-row>
        <table:table-row table:style-name="ro1">
          <table:table-cell table:style-name="Default"/>
          <table:table-cell table:formula="of:=[.B128]+[.B119]" office:value-type="percentage" office:value="1">
            <text:p>100,00%</text:p>
          </table:table-cell>
          <table:table-cell table:formula="of:=[.C128]+[.C119]" office:value-type="percentage" office:value="1">
            <text:p>100,00%</text:p>
          </table:table-cell>
          <table:table-cell table:formula="of:=[.D128]+[.D119]" office:value-type="percentage" office:value="1">
            <text:p>100,00%</text:p>
          </table:table-cell>
          <table:table-cell table:style-name="Default" table:formula="of:=[.E128]+[.E119]" office:value-type="percentage" office:value="1">
            <text:p>100,00%</text:p>
          </table:table-cell>
          <table:table-cell table:formula="of:=[.F128]+[.F119]" office:value-type="percentage" office:value="1">
            <text:p>100,00%</text:p>
          </table:table-cell>
          <table:table-cell table:formula="of:=[.G128]+[.G119]" office:value-type="percentage" office:value="1">
            <text:p>100,00%</text:p>
          </table:table-cell>
          <table:table-cell table:formula="of:=[.H128]+[.H119]" office:value-type="percentage" office:value="1">
            <text:p>100,00%</text:p>
          </table:table-cell>
          <table:table-cell table:formula="of:=[.I128]+[.I119]" office:value-type="percentage" office:value="1">
            <text:p>100,00%</text:p>
          </table:table-cell>
          <table:table-cell table:formula="of:=[.J128]+[.J119]" office:value-type="percentage" office:value="1">
            <text:p>100,00%</text:p>
          </table:table-cell>
          <table:table-cell table:formula="of:=[.K128]+[.K119]" office:value-type="percentage" office:value="1">
            <text:p>100,00%</text:p>
          </table:table-cell>
          <table:table-cell table:formula="of:=[.L128]+[.L119]" office:value-type="percentage" office:value="1">
            <text:p>100,00%</text:p>
          </table:table-cell>
          <table:table-cell table:formula="of:=[.M128]+[.M119]" office:value-type="percentage" office:value="1">
            <text:p>100,00%</text:p>
          </table:table-cell>
          <table:table-cell table:formula="of:=[.N128]+[.N119]" office:value-type="percentage" office:value="1">
            <text:p>100,00%</text:p>
          </table:table-cell>
          <table:table-cell table:formula="of:=[.O128]+[.O119]" office:value-type="percentage" office:value="1">
            <text:p>100,00%</text:p>
          </table:table-cell>
          <table:table-cell table:formula="of:=[.P128]+[.P119]" office:value-type="percentage" office:value="1">
            <text:p>100,00%</text:p>
          </table:table-cell>
          <table:table-cell table:formula="of:=[.Q128]+[.Q119]" office:value-type="percentage" office:value="1">
            <text:p>100,00%</text:p>
          </table:table-cell>
          <table:table-cell table:number-columns-repeated="1007"/>
        </table:table-row>
        <table:table-row table:style-name="ro1">
          <table:table-cell table:style-name="Default"/>
          <table:table-cell table:formula="of:=[.B129]+[.B120]" office:value-type="percentage" office:value="1">
            <text:p>100,00%</text:p>
          </table:table-cell>
          <table:table-cell table:formula="of:=[.C129]+[.C120]" office:value-type="percentage" office:value="1">
            <text:p>100,00%</text:p>
          </table:table-cell>
          <table:table-cell table:formula="of:=[.D129]+[.D120]" office:value-type="percentage" office:value="1">
            <text:p>100,00%</text:p>
          </table:table-cell>
          <table:table-cell table:style-name="Default" table:formula="of:=[.E129]+[.E120]" office:value-type="percentage" office:value="1">
            <text:p>100,00%</text:p>
          </table:table-cell>
          <table:table-cell table:formula="of:=[.F129]+[.F120]" office:value-type="percentage" office:value="1">
            <text:p>100,00%</text:p>
          </table:table-cell>
          <table:table-cell table:formula="of:=[.G129]+[.G120]" office:value-type="percentage" office:value="1">
            <text:p>100,00%</text:p>
          </table:table-cell>
          <table:table-cell table:formula="of:=[.H129]+[.H120]" office:value-type="percentage" office:value="1">
            <text:p>100,00%</text:p>
          </table:table-cell>
          <table:table-cell table:formula="of:=[.I129]+[.I120]" office:value-type="percentage" office:value="1">
            <text:p>100,00%</text:p>
          </table:table-cell>
          <table:table-cell table:formula="of:=[.J129]+[.J120]" office:value-type="percentage" office:value="1">
            <text:p>100,00%</text:p>
          </table:table-cell>
          <table:table-cell table:formula="of:=[.K129]+[.K120]" office:value-type="percentage" office:value="1">
            <text:p>100,00%</text:p>
          </table:table-cell>
          <table:table-cell table:formula="of:=[.L129]+[.L120]" office:value-type="percentage" office:value="1">
            <text:p>100,00%</text:p>
          </table:table-cell>
          <table:table-cell table:formula="of:=[.M129]+[.M120]" office:value-type="percentage" office:value="1">
            <text:p>100,00%</text:p>
          </table:table-cell>
          <table:table-cell table:formula="of:=[.N129]+[.N120]" office:value-type="percentage" office:value="1">
            <text:p>100,00%</text:p>
          </table:table-cell>
          <table:table-cell table:formula="of:=[.O129]+[.O120]" office:value-type="percentage" office:value="1">
            <text:p>100,00%</text:p>
          </table:table-cell>
          <table:table-cell table:formula="of:=[.P129]+[.P120]" office:value-type="percentage" office:value="1">
            <text:p>100,00%</text:p>
          </table:table-cell>
          <table:table-cell table:formula="of:=[.Q129]+[.Q120]" office:value-type="percentage" office:value="1">
            <text:p>100,00%</text:p>
          </table:table-cell>
          <table:table-cell table:number-columns-repeated="1007"/>
        </table:table-row>
        <table:table-row table:style-name="ro1">
          <table:table-cell table:style-name="Default"/>
          <table:table-cell table:formula="of:=[.B130]+[.B121]" office:value-type="percentage" office:value="1">
            <text:p>100,00%</text:p>
          </table:table-cell>
          <table:table-cell table:formula="of:=[.C130]+[.C121]" office:value-type="percentage" office:value="1">
            <text:p>100,00%</text:p>
          </table:table-cell>
          <table:table-cell table:formula="of:=[.D130]+[.D121]" office:value-type="percentage" office:value="1">
            <text:p>100,00%</text:p>
          </table:table-cell>
          <table:table-cell table:style-name="Default" table:formula="of:=[.E130]+[.E121]" office:value-type="percentage" office:value="1">
            <text:p>100,00%</text:p>
          </table:table-cell>
          <table:table-cell table:formula="of:=[.F130]+[.F121]" office:value-type="percentage" office:value="1">
            <text:p>100,00%</text:p>
          </table:table-cell>
          <table:table-cell table:formula="of:=[.G130]+[.G121]" office:value-type="percentage" office:value="1">
            <text:p>100,00%</text:p>
          </table:table-cell>
          <table:table-cell table:formula="of:=[.H130]+[.H121]" office:value-type="percentage" office:value="1">
            <text:p>100,00%</text:p>
          </table:table-cell>
          <table:table-cell table:formula="of:=[.I130]+[.I121]" office:value-type="percentage" office:value="1">
            <text:p>100,00%</text:p>
          </table:table-cell>
          <table:table-cell table:formula="of:=[.J130]+[.J121]" office:value-type="percentage" office:value="1">
            <text:p>100,00%</text:p>
          </table:table-cell>
          <table:table-cell table:formula="of:=[.K130]+[.K121]" office:value-type="percentage" office:value="1">
            <text:p>100,00%</text:p>
          </table:table-cell>
          <table:table-cell table:formula="of:=[.L130]+[.L121]" office:value-type="percentage" office:value="1">
            <text:p>100,00%</text:p>
          </table:table-cell>
          <table:table-cell table:formula="of:=[.M130]+[.M121]" office:value-type="percentage" office:value="1">
            <text:p>100,00%</text:p>
          </table:table-cell>
          <table:table-cell table:formula="of:=[.N130]+[.N121]" office:value-type="percentage" office:value="1">
            <text:p>100,00%</text:p>
          </table:table-cell>
          <table:table-cell table:formula="of:=[.O130]+[.O121]" office:value-type="percentage" office:value="1">
            <text:p>100,00%</text:p>
          </table:table-cell>
          <table:table-cell table:formula="of:=[.P130]+[.P121]" office:value-type="percentage" office:value="1">
            <text:p>100,00%</text:p>
          </table:table-cell>
          <table:table-cell table:formula="of:=[.Q130]+[.Q121]" office:value-type="percentage" office:value="1">
            <text:p>100,00%</text:p>
          </table:table-cell>
          <table:table-cell table:number-columns-repeated="1007"/>
        </table:table-row>
        <table:table-row table:style-name="ro1">
          <table:table-cell table:style-name="ce7" table:number-columns-repeated="17"/>
          <table:table-cell table:number-columns-repeated="1007"/>
        </table:table-row>
        <table:table-row table:style-name="ro1">
          <table:table-cell table:style-name="Default"/>
          <table:table-cell table:style-name="ce16" office:value-type="float" office:value="8">
            <text:p>8</text:p>
          </table:table-cell>
          <table:table-cell table:style-name="ce16" office:value-type="float" office:value="16">
            <text:p>16</text:p>
          </table:table-cell>
          <table:table-cell table:style-name="ce16" office:value-type="float" office:value="24">
            <text:p>24</text:p>
          </table:table-cell>
          <table:table-cell table:style-name="ce16" office:value-type="float" office:value="32">
            <text:p>32</text:p>
          </table:table-cell>
          <table:table-cell table:style-name="ce16" office:value-type="float" office:value="48">
            <text:p>48</text:p>
          </table:table-cell>
          <table:table-cell table:style-name="ce16" office:value-type="float" office:value="56">
            <text:p>56</text:p>
          </table:table-cell>
          <table:table-cell table:style-name="ce16" office:value-type="float" office:value="64">
            <text:p>64</text:p>
          </table:table-cell>
          <table:table-cell table:style-name="ce16" office:value-type="float" office:value="96">
            <text:p>96</text:p>
          </table:table-cell>
          <table:table-cell table:style-name="ce16" office:value-type="float" office:value="112">
            <text:p>112</text:p>
          </table:table-cell>
          <table:table-cell table:style-name="ce16" office:value-type="float" office:value="120">
            <text:p>120</text:p>
          </table:table-cell>
          <table:table-cell table:style-name="ce16" office:value-type="float" office:value="128">
            <text:p>128</text:p>
          </table:table-cell>
          <table:table-cell table:style-name="ce16" office:value-type="float" office:value="192">
            <text:p>192</text:p>
          </table:table-cell>
          <table:table-cell table:style-name="ce16" office:value-type="float" office:value="224">
            <text:p>224</text:p>
          </table:table-cell>
          <table:table-cell table:style-name="ce16" office:value-type="float" office:value="240">
            <text:p>240</text:p>
          </table:table-cell>
          <table:table-cell table:style-name="ce16" office:value-type="float" office:value="248">
            <text:p>248</text:p>
          </table:table-cell>
          <table:table-cell table:style-name="ce16" office:value-type="float" office:value="256">
            <text:p>256</text:p>
          </table:table-cell>
          <table:table-cell table:number-columns-repeated="1007"/>
        </table:table-row>
        <table:table-row table:style-name="ro1">
          <table:table-cell table:style-name="ce1" office:value-type="string">
            <text:p>Genome.mB.M</text:p>
          </table:table-cell>
          <table:table-cell table:style-name="ce17" office:value-type="string" table:number-columns-spanned="6" table:number-rows-spanned="1">
            <text:p>&gt;&gt;&gt; Number of minorBlocks (Millions) [Whole Genome]</text:p>
          </table:table-cell>
          <table:covered-table-cell table:number-columns-repeated="5" table:style-name="ce27"/>
          <table:table-cell table:number-columns-repeated="1017"/>
        </table:table-row>
        <table:table-row table:style-name="ro1">
          <table:table-cell/>
          <table:table-cell table:style-name="ce21" table:formula="of:=[.$B$1]*1024/[.B$141]" office:value-type="float" office:value="345.6">
            <text:p>345,60</text:p>
          </table:table-cell>
          <table:table-cell table:style-name="ce21" table:formula="of:=[.$B$1]*1024/[.C$141]" office:value-type="float" office:value="172.8">
            <text:p>172,80</text:p>
          </table:table-cell>
          <table:table-cell table:style-name="ce21" table:formula="of:=[.$B$1]*1024/[.D$141]" office:value-type="float" office:value="115.2">
            <text:p>115,20</text:p>
          </table:table-cell>
          <table:table-cell table:style-name="ce21" table:formula="of:=[.$B$1]*1024/[.E$141]" office:value-type="float" office:value="86.4">
            <text:p>86,40</text:p>
          </table:table-cell>
          <table:table-cell table:style-name="ce21" table:formula="of:=[.$B$1]*1024/[.F$141]" office:value-type="float" office:value="57.6">
            <text:p>57,60</text:p>
          </table:table-cell>
          <table:table-cell table:style-name="ce21" table:formula="of:=[.$B$1]*1024/[.G$141]" office:value-type="float" office:value="49.3714285714286">
            <text:p>49,37</text:p>
          </table:table-cell>
          <table:table-cell table:style-name="ce21" table:formula="of:=[.$B$1]*1024/[.H$141]" office:value-type="float" office:value="43.2">
            <text:p>43,20</text:p>
          </table:table-cell>
          <table:table-cell table:style-name="ce21" table:formula="of:=[.$B$1]*1024/[.I$141]" office:value-type="float" office:value="28.8">
            <text:p>28,80</text:p>
          </table:table-cell>
          <table:table-cell table:style-name="ce21" table:formula="of:=[.$B$1]*1024/[.J$141]" office:value-type="float" office:value="24.6857142857143">
            <text:p>24,69</text:p>
          </table:table-cell>
          <table:table-cell table:style-name="ce21" table:formula="of:=[.$B$1]*1024/[.K$141]" office:value-type="float" office:value="23.04">
            <text:p>23,04</text:p>
          </table:table-cell>
          <table:table-cell table:style-name="ce21" table:formula="of:=[.$B$1]*1024/[.L$141]" office:value-type="float" office:value="21.6">
            <text:p>21,60</text:p>
          </table:table-cell>
          <table:table-cell table:style-name="ce21" table:formula="of:=[.$B$1]*1024/[.M$141]" office:value-type="float" office:value="14.4">
            <text:p>14,40</text:p>
          </table:table-cell>
          <table:table-cell table:style-name="ce21" table:formula="of:=[.$B$1]*1024/[.N$141]" office:value-type="float" office:value="12.3428571428571">
            <text:p>12,34</text:p>
          </table:table-cell>
          <table:table-cell table:style-name="ce21" table:formula="of:=[.$B$1]*1024/[.O$141]" office:value-type="float" office:value="11.52">
            <text:p>11,52</text:p>
          </table:table-cell>
          <table:table-cell table:style-name="ce21" table:formula="of:=[.$B$1]*1024/[.P$141]" office:value-type="float" office:value="11.1483870967742">
            <text:p>11,15</text:p>
          </table:table-cell>
          <table:table-cell table:style-name="ce21" table:formula="of:=[.$B$1]*1024/[.Q$141]" office:value-type="float" office:value="10.8">
            <text:p>10,80</text:p>
          </table:table-cell>
          <table:table-cell table:number-columns-repeated="1007"/>
        </table:table-row>
        <table:table-row table:style-name="ro1">
          <table:table-cell table:style-name="ce1" office:value-type="string">
            <text:p>Genome.MB</text:p>
          </table:table-cell>
          <table:table-cell table:style-name="ce17" office:value-type="string" table:number-columns-spanned="6" table:number-rows-spanned="1">
            <text:p>&gt;&gt;&gt; Number of mayorBlocks [Whole Genome]</text:p>
          </table:table-cell>
          <table:covered-table-cell table:number-columns-repeated="2"/>
          <table:covered-table-cell table:style-name="Default"/>
          <table:covered-table-cell table:number-columns-repeated="2"/>
          <table:table-cell table:number-columns-repeated="1017"/>
        </table:table-row>
        <table:table-row table:style-name="ro1">
          <table:table-cell table:formula="of:=[.$A$37]" office:value-type="float" office:value="8">
            <text:p>8</text:p>
          </table:table-cell>
          <table:table-cell table:formula="of:=[.$B$1]*1024*1024*1024/[.$B37]" office:value-type="float" office:value="11324620.8">
            <text:p>11324620,8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1">
          <table:table-cell table:style-name="ce12" table:formula="of:=[.$A$38]" office:value-type="float" office:value="10">
            <text:p>10</text:p>
          </table:table-cell>
          <table:table-cell table:formula="of:=[.$B$1]*1024*1024*1024/[.$B38]" office:value-type="float" office:value="2831155.2">
            <text:p>2831155,2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1">
          <table:table-cell table:formula="of:=[.$A$39]" office:value-type="float" office:value="11">
            <text:p>11</text:p>
          </table:table-cell>
          <table:table-cell table:formula="of:=[.$B$1]*1024*1024*1024/[.$B39]" office:value-type="float" office:value="1415577.6">
            <text:p>1415577,6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1">
          <table:table-cell table:style-name="ce12" table:formula="of:=[.$A$40]" office:value-type="float" office:value="12">
            <text:p>12</text:p>
          </table:table-cell>
          <table:table-cell table:formula="of:=[.$B$1]*1024*1024*1024/[.$B40]" office:value-type="float" office:value="707788.8">
            <text:p>707788,8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1">
          <table:table-cell table:formula="of:=[.$A$41]" office:value-type="float" office:value="14">
            <text:p>14</text:p>
          </table:table-cell>
          <table:table-cell table:formula="of:=[.$B$1]*1024*1024*1024/[.$B41]" office:value-type="float" office:value="176947.2">
            <text:p>176947,2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1">
          <table:table-cell table:style-name="ce12" table:formula="of:=[.$A$42]" office:value-type="float" office:value="15">
            <text:p>15</text:p>
          </table:table-cell>
          <table:table-cell table:formula="of:=[.$B$1]*1024*1024*1024/[.$B42]" office:value-type="float" office:value="88473.6">
            <text:p>88473,6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1">
          <table:table-cell table:formula="of:=[.$A$43]" office:value-type="float" office:value="16">
            <text:p>16</text:p>
          </table:table-cell>
          <table:table-cell table:formula="of:=[.$B$1]*1024*1024*1024/[.$B43]" office:value-type="float" office:value="44236.8">
            <text:p>44236,8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1">
          <table:table-cell table:style-name="ce12" table:formula="of:=[.$A$44]" office:value-type="float" office:value="18">
            <text:p>18</text:p>
          </table:table-cell>
          <table:table-cell table:formula="of:=[.$B$1]*1024*1024*1024/[.$B44]" office:value-type="float" office:value="11059.2">
            <text:p>11059,2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1">
          <table:table-cell table:style-name="ce1" office:value-type="string">
            <text:p>MC.Size.MB</text:p>
          </table:table-cell>
          <table:table-cell table:style-name="ce17" office:value-type="string" table:number-columns-spanned="6" table:number-rows-spanned="1">
            <text:p>&gt;&gt;&gt; Mayor Counters Size [Whole Genome]</text:p>
          </table:table-cell>
          <table:covered-table-cell table:number-columns-repeated="3" table:style-name="ce29"/>
          <table:covered-table-cell table:number-columns-repeated="2"/>
          <table:table-cell table:number-columns-repeated="1017"/>
        </table:table-row>
        <table:table-row table:style-name="ro1">
          <table:table-cell table:formula="of:=[.$A$37]" office:value-type="float" office:value="8">
            <text:p>8</text:p>
          </table:table-cell>
          <table:table-cell table:style-name="ce21" table:formula="of:=([.$B$1]*1024/[.B37])*[.$B$29]*8" office:value-type="float" office:value="691.2">
            <text:p>691,20</text:p>
          </table:table-cell>
          <table:table-cell table:style-name="ce29" table:number-columns-repeated="3"/>
          <table:table-cell table:number-columns-repeated="1019"/>
        </table:table-row>
        <table:table-row table:style-name="ro1">
          <table:table-cell table:style-name="ce12" table:formula="of:=[.$A$38]" office:value-type="float" office:value="10">
            <text:p>10</text:p>
          </table:table-cell>
          <table:table-cell table:style-name="ce21" table:formula="of:=([.$B$1]*1024/[.B38])*[.$B$29]*8" office:value-type="float" office:value="172.8">
            <text:p>172,80</text:p>
          </table:table-cell>
          <table:table-cell table:style-name="ce29" table:number-columns-repeated="3"/>
          <table:table-cell table:number-columns-repeated="1019"/>
        </table:table-row>
        <table:table-row table:style-name="ro1">
          <table:table-cell table:formula="of:=[.$A$39]" office:value-type="float" office:value="11">
            <text:p>11</text:p>
          </table:table-cell>
          <table:table-cell table:style-name="ce21" table:formula="of:=([.$B$1]*1024/[.B39])*[.$B$29]*8" office:value-type="float" office:value="86.4">
            <text:p>86,40</text:p>
          </table:table-cell>
          <table:table-cell table:style-name="ce29" table:number-columns-repeated="3"/>
          <table:table-cell table:number-columns-repeated="1019"/>
        </table:table-row>
        <table:table-row table:style-name="ro1">
          <table:table-cell table:style-name="ce12" table:formula="of:=[.$A$40]" office:value-type="float" office:value="12">
            <text:p>12</text:p>
          </table:table-cell>
          <table:table-cell table:style-name="ce21" table:formula="of:=([.$B$1]*1024/[.B40])*[.$B$29]*8" office:value-type="float" office:value="43.2">
            <text:p>43,20</text:p>
          </table:table-cell>
          <table:table-cell table:style-name="ce29" table:number-columns-repeated="3"/>
          <table:table-cell table:number-columns-repeated="1019"/>
        </table:table-row>
        <table:table-row table:style-name="ro1">
          <table:table-cell table:formula="of:=[.$A$41]" office:value-type="float" office:value="14">
            <text:p>14</text:p>
          </table:table-cell>
          <table:table-cell table:style-name="ce21" table:formula="of:=([.$B$1]*1024/[.B41])*[.$B$29]*8" office:value-type="float" office:value="10.8">
            <text:p>10,80</text:p>
          </table:table-cell>
          <table:table-cell table:style-name="ce29" table:number-columns-repeated="3"/>
          <table:table-cell table:number-columns-repeated="1019"/>
        </table:table-row>
        <table:table-row table:style-name="ro1">
          <table:table-cell table:style-name="ce12" table:formula="of:=[.$A$42]" office:value-type="float" office:value="15">
            <text:p>15</text:p>
          </table:table-cell>
          <table:table-cell table:style-name="ce21" table:formula="of:=([.$B$1]*1024/[.B42])*[.$B$29]*8" office:value-type="float" office:value="5.4">
            <text:p>5,40</text:p>
          </table:table-cell>
          <table:table-cell table:style-name="ce29" table:number-columns-repeated="3"/>
          <table:table-cell table:number-columns-repeated="1019"/>
        </table:table-row>
        <table:table-row table:style-name="ro1">
          <table:table-cell table:formula="of:=[.$A$43]" office:value-type="float" office:value="16">
            <text:p>16</text:p>
          </table:table-cell>
          <table:table-cell table:style-name="ce21" table:formula="of:=([.$B$1]*1024/[.B43])*[.$B$29]*8" office:value-type="float" office:value="2.7">
            <text:p>2,70</text:p>
          </table:table-cell>
          <table:table-cell table:style-name="ce29" table:number-columns-repeated="3"/>
          <table:table-cell table:number-columns-repeated="1019"/>
        </table:table-row>
        <table:table-row table:style-name="ro1">
          <table:table-cell table:style-name="ce12" table:formula="of:=[.$A$44]" office:value-type="float" office:value="18">
            <text:p>18</text:p>
          </table:table-cell>
          <table:table-cell table:style-name="ce21" table:formula="of:=([.$B$1]*1024/[.B44])*[.$B$29]*8" office:value-type="float" office:value="0.675">
            <text:p>0,68</text:p>
          </table:table-cell>
          <table:table-cell table:style-name="ce29" table:number-columns-repeated="3"/>
          <table:table-cell table:number-columns-repeated="1019"/>
        </table:table-row>
        <table:table-row table:style-name="ro1">
          <table:table-cell table:style-name="ce1" office:value-type="string">
            <text:p>Genome.Size</text:p>
          </table:table-cell>
          <table:table-cell table:style-name="ce17" office:value-type="string" table:number-columns-spanned="6" table:number-rows-spanned="1">
            <text:p>&gt;&gt;&gt; Total Size [Whole Genome]</text:p>
          </table:table-cell>
          <table:covered-table-cell table:number-columns-repeated="2"/>
          <table:covered-table-cell table:style-name="Default"/>
          <table:covered-table-cell table:number-columns-repeated="2"/>
          <table:table-cell table:number-columns-repeated="1017"/>
        </table:table-row>
        <table:table-row table:style-name="ro1">
          <table:table-cell table:formula="of:=[.$A$37]" office:value-type="float" office:value="8">
            <text:p>8</text:p>
          </table:table-cell>
          <table:table-cell table:style-name="ce20" table:formula="of:=([.$B145]*[.B66]/1024)+[.$B154]" office:value-type="float" office:value="2764.8">
            <text:p>2765</text:p>
          </table:table-cell>
          <table:table-cell table:style-name="ce20" table:formula="of:=([.$B145]*[.C66]/1024)+[.$B154]" office:value-type="float" office:value="2073.6">
            <text:p>2074</text:p>
          </table:table-cell>
          <table:table-cell table:style-name="ce20" table:formula="of:=([.$B145]*[.D66]/1024)+[.$B154]" office:value-type="float" office:value="1843.2">
            <text:p>1843</text:p>
          </table:table-cell>
          <table:table-cell table:formula="of:=([.$B145]*[.E66]/1024)+[.$B154]" office:value-type="float" office:value="1728">
            <text:p>1728</text:p>
          </table:table-cell>
          <table:table-cell table:style-name="ce20" table:formula="of:=([.$B145]*[.F66]/1024)+[.$B154]" office:value-type="float" office:value="1612.8">
            <text:p>1613</text:p>
          </table:table-cell>
          <table:table-cell table:style-name="ce20" table:formula="of:=([.$B145]*[.G66]/1024)+[.$B154]" office:value-type="float" office:value="1579.88571428571">
            <text:p>1580</text:p>
          </table:table-cell>
          <table:table-cell table:style-name="ce20" table:formula="of:=([.$B145]*[.H66]/1024)+[.$B154]" office:value-type="float" office:value="1555.2">
            <text:p>1555</text:p>
          </table:table-cell>
          <table:table-cell table:style-name="ce20" table:formula="of:=([.$B145]*[.I66]/1024)+[.$B154]" office:value-type="float" office:value="1497.6">
            <text:p>1498</text:p>
          </table:table-cell>
          <table:table-cell table:style-name="ce20" table:formula="of:=([.$B145]*[.J66]/1024)+[.$B154]" office:value-type="float" office:value="1481.14285714286">
            <text:p>1481</text:p>
          </table:table-cell>
          <table:table-cell table:style-name="ce20" table:formula="of:=([.$B145]*[.K66]/1024)+[.$B154]" office:value-type="float" office:value="1474.56">
            <text:p>1475</text:p>
          </table:table-cell>
          <table:table-cell table:style-name="ce20" table:formula="of:=([.$B145]*[.L66]/1024)+[.$B154]" office:value-type="float" office:value="1468.8">
            <text:p>1469</text:p>
          </table:table-cell>
          <table:table-cell table:style-name="ce20" table:formula="of:=([.$B145]*[.M66]/1024)+[.$B154]" office:value-type="float" office:value="1440">
            <text:p>1440</text:p>
          </table:table-cell>
          <table:table-cell table:style-name="ce20" table:formula="of:=([.$B145]*[.N66]/1024)+[.$B154]" office:value-type="float" office:value="1431.77142857143">
            <text:p>1432</text:p>
          </table:table-cell>
          <table:table-cell table:style-name="ce20" table:formula="of:=([.$B145]*[.O66]/1024)+[.$B154]" office:value-type="float" office:value="1428.48">
            <text:p>1428</text:p>
          </table:table-cell>
          <table:table-cell table:style-name="ce20" table:formula="of:=([.$B145]*[.P66]/1024)+[.$B154]" office:value-type="float" office:value="1426.9935483871">
            <text:p>1427</text:p>
          </table:table-cell>
          <table:table-cell table:style-name="ce20" table:formula="of:=([.$B145]*[.Q66]/1024)+[.$B154]" office:value-type="float" office:value="1425.6">
            <text:p>1426</text:p>
          </table:table-cell>
          <table:table-cell table:number-columns-repeated="1007"/>
        </table:table-row>
        <table:table-row table:style-name="ro1">
          <table:table-cell table:style-name="ce12" table:formula="of:=[.$A$38]" office:value-type="float" office:value="10">
            <text:p>10</text:p>
          </table:table-cell>
          <table:table-cell table:style-name="ce20" table:formula="of:=([.$B146]*[.B67]/1024)+[.$B155]" office:value-type="float" office:value="2592">
            <text:p>2592</text:p>
          </table:table-cell>
          <table:table-cell table:style-name="ce20" table:formula="of:=([.$B146]*[.C67]/1024)+[.$B155]" office:value-type="float" office:value="1728">
            <text:p>1728</text:p>
          </table:table-cell>
          <table:table-cell table:style-name="ce20" table:formula="of:=([.$B146]*[.D67]/1024)+[.$B155]" office:value-type="float" office:value="1440">
            <text:p>1440</text:p>
          </table:table-cell>
          <table:table-cell table:formula="of:=([.$B146]*[.E67]/1024)+[.$B155]" office:value-type="float" office:value="1296">
            <text:p>1296</text:p>
          </table:table-cell>
          <table:table-cell table:style-name="ce20" table:formula="of:=([.$B146]*[.F67]/1024)+[.$B155]" office:value-type="float" office:value="1152">
            <text:p>1152</text:p>
          </table:table-cell>
          <table:table-cell table:style-name="ce20" table:formula="of:=([.$B146]*[.G67]/1024)+[.$B155]" office:value-type="float" office:value="1110.85714285714">
            <text:p>1111</text:p>
          </table:table-cell>
          <table:table-cell table:style-name="ce20" table:formula="of:=([.$B146]*[.H67]/1024)+[.$B155]" office:value-type="float" office:value="1080">
            <text:p>1080</text:p>
          </table:table-cell>
          <table:table-cell table:style-name="ce20" table:formula="of:=([.$B146]*[.I67]/1024)+[.$B155]" office:value-type="float" office:value="1008">
            <text:p>1008</text:p>
          </table:table-cell>
          <table:table-cell table:style-name="ce20" table:formula="of:=([.$B146]*[.J67]/1024)+[.$B155]" office:value-type="float" office:value="987.428571428572">
            <text:p>987</text:p>
          </table:table-cell>
          <table:table-cell table:style-name="ce20" table:formula="of:=([.$B146]*[.K67]/1024)+[.$B155]" office:value-type="float" office:value="979.2">
            <text:p>979</text:p>
          </table:table-cell>
          <table:table-cell table:style-name="ce20" table:formula="of:=([.$B146]*[.L67]/1024)+[.$B155]" office:value-type="float" office:value="972">
            <text:p>972</text:p>
          </table:table-cell>
          <table:table-cell table:style-name="ce20" table:formula="of:=([.$B146]*[.M67]/1024)+[.$B155]" office:value-type="float" office:value="936">
            <text:p>936</text:p>
          </table:table-cell>
          <table:table-cell table:style-name="ce20" table:formula="of:=([.$B146]*[.N67]/1024)+[.$B155]" office:value-type="float" office:value="925.714285714286">
            <text:p>926</text:p>
          </table:table-cell>
          <table:table-cell table:style-name="ce20" table:formula="of:=([.$B146]*[.O67]/1024)+[.$B155]" office:value-type="float" office:value="921.6">
            <text:p>922</text:p>
          </table:table-cell>
          <table:table-cell table:style-name="ce20" table:formula="of:=([.$B146]*[.P67]/1024)+[.$B155]" office:value-type="float" office:value="919.741935483871">
            <text:p>920</text:p>
          </table:table-cell>
          <table:table-cell table:style-name="ce20" table:formula="of:=([.$B146]*[.Q67]/1024)+[.$B155]" office:value-type="float" office:value="918">
            <text:p>918</text:p>
          </table:table-cell>
          <table:table-cell table:number-columns-repeated="1007"/>
        </table:table-row>
        <table:table-row table:style-name="ro1">
          <table:table-cell table:formula="of:=[.$A$39]" office:value-type="float" office:value="11">
            <text:p>11</text:p>
          </table:table-cell>
          <table:table-cell table:style-name="ce20" table:formula="of:=([.$B147]*[.B68]/1024)+[.$B156]" office:value-type="float" office:value="2678.4">
            <text:p>2678</text:p>
          </table:table-cell>
          <table:table-cell table:style-name="ce20" table:formula="of:=([.$B147]*[.C68]/1024)+[.$B156]" office:value-type="float" office:value="1728">
            <text:p>1728</text:p>
          </table:table-cell>
          <table:table-cell table:style-name="ce20" table:formula="of:=([.$B147]*[.D68]/1024)+[.$B156]" office:value-type="float" office:value="1411.2">
            <text:p>1411</text:p>
          </table:table-cell>
          <table:table-cell table:formula="of:=([.$B147]*[.E68]/1024)+[.$B156]" office:value-type="float" office:value="1252.8">
            <text:p>1253</text:p>
          </table:table-cell>
          <table:table-cell table:style-name="ce20" table:formula="of:=([.$B147]*[.F68]/1024)+[.$B156]" office:value-type="float" office:value="1094.4">
            <text:p>1094</text:p>
          </table:table-cell>
          <table:table-cell table:style-name="ce20" table:formula="of:=([.$B147]*[.G68]/1024)+[.$B156]" office:value-type="float" office:value="1049.14285714286">
            <text:p>1049</text:p>
          </table:table-cell>
          <table:table-cell table:style-name="ce20" table:formula="of:=([.$B147]*[.H68]/1024)+[.$B156]" office:value-type="float" office:value="1015.2">
            <text:p>1015</text:p>
          </table:table-cell>
          <table:table-cell table:style-name="ce20" table:formula="of:=([.$B147]*[.I68]/1024)+[.$B156]" office:value-type="float" office:value="936">
            <text:p>936</text:p>
          </table:table-cell>
          <table:table-cell table:style-name="ce20" table:formula="of:=([.$B147]*[.J68]/1024)+[.$B156]" office:value-type="float" office:value="913.371428571429">
            <text:p>913</text:p>
          </table:table-cell>
          <table:table-cell table:style-name="ce20" table:formula="of:=([.$B147]*[.K68]/1024)+[.$B156]" office:value-type="float" office:value="904.32">
            <text:p>904</text:p>
          </table:table-cell>
          <table:table-cell table:style-name="ce20" table:formula="of:=([.$B147]*[.L68]/1024)+[.$B156]" office:value-type="float" office:value="896.4">
            <text:p>896</text:p>
          </table:table-cell>
          <table:table-cell table:style-name="ce20" table:formula="of:=([.$B147]*[.M68]/1024)+[.$B156]" office:value-type="float" office:value="856.8">
            <text:p>857</text:p>
          </table:table-cell>
          <table:table-cell table:style-name="ce20" table:formula="of:=([.$B147]*[.N68]/1024)+[.$B156]" office:value-type="float" office:value="845.485714285714">
            <text:p>845</text:p>
          </table:table-cell>
          <table:table-cell table:style-name="ce20" table:formula="of:=([.$B147]*[.O68]/1024)+[.$B156]" office:value-type="float" office:value="840.96">
            <text:p>841</text:p>
          </table:table-cell>
          <table:table-cell table:style-name="ce20" table:formula="of:=([.$B147]*[.P68]/1024)+[.$B156]" office:value-type="float" office:value="838.916129032258">
            <text:p>839</text:p>
          </table:table-cell>
          <table:table-cell table:style-name="ce20" table:formula="of:=([.$B147]*[.Q68]/1024)+[.$B156]" office:value-type="float" office:value="837">
            <text:p>837</text:p>
          </table:table-cell>
          <table:table-cell table:number-columns-repeated="1007"/>
        </table:table-row>
        <table:table-row table:style-name="ro1">
          <table:table-cell table:style-name="ce12" table:formula="of:=[.$A$40]" office:value-type="float" office:value="12">
            <text:p>12</text:p>
          </table:table-cell>
          <table:table-cell table:style-name="ce20" table:formula="of:=([.$B148]*[.B69]/1024)+[.$B157]" office:value-type="float" office:value="2808">
            <text:p>2808</text:p>
          </table:table-cell>
          <table:table-cell table:style-name="ce20" table:formula="of:=([.$B148]*[.C69]/1024)+[.$B157]" office:value-type="float" office:value="1771.2">
            <text:p>1771</text:p>
          </table:table-cell>
          <table:table-cell table:style-name="ce20" table:formula="of:=([.$B148]*[.D69]/1024)+[.$B157]" office:value-type="float" office:value="1425.6">
            <text:p>1426</text:p>
          </table:table-cell>
          <table:table-cell table:formula="of:=([.$B148]*[.E69]/1024)+[.$B157]" office:value-type="float" office:value="1252.8">
            <text:p>1253</text:p>
          </table:table-cell>
          <table:table-cell table:style-name="ce20" table:formula="of:=([.$B148]*[.F69]/1024)+[.$B157]" office:value-type="float" office:value="1080">
            <text:p>1080</text:p>
          </table:table-cell>
          <table:table-cell table:style-name="ce20" table:formula="of:=([.$B148]*[.G69]/1024)+[.$B157]" office:value-type="float" office:value="1030.62857142857">
            <text:p>1031</text:p>
          </table:table-cell>
          <table:table-cell table:style-name="ce20" table:formula="of:=([.$B148]*[.H69]/1024)+[.$B157]" office:value-type="float" office:value="993.6">
            <text:p>994</text:p>
          </table:table-cell>
          <table:table-cell table:style-name="ce20" table:formula="of:=([.$B148]*[.I69]/1024)+[.$B157]" office:value-type="float" office:value="907.2">
            <text:p>907</text:p>
          </table:table-cell>
          <table:table-cell table:style-name="ce20" table:formula="of:=([.$B148]*[.J69]/1024)+[.$B157]" office:value-type="float" office:value="882.514285714286">
            <text:p>883</text:p>
          </table:table-cell>
          <table:table-cell table:style-name="ce20" table:formula="of:=([.$B148]*[.K69]/1024)+[.$B157]" office:value-type="float" office:value="872.64">
            <text:p>873</text:p>
          </table:table-cell>
          <table:table-cell table:style-name="ce20" table:formula="of:=([.$B148]*[.L69]/1024)+[.$B157]" office:value-type="float" office:value="864">
            <text:p>864</text:p>
          </table:table-cell>
          <table:table-cell table:style-name="ce20" table:formula="of:=([.$B148]*[.M69]/1024)+[.$B157]" office:value-type="float" office:value="820.8">
            <text:p>821</text:p>
          </table:table-cell>
          <table:table-cell table:style-name="ce20" table:formula="of:=([.$B148]*[.N69]/1024)+[.$B157]" office:value-type="float" office:value="808.457142857143">
            <text:p>808</text:p>
          </table:table-cell>
          <table:table-cell table:style-name="ce20" table:formula="of:=([.$B148]*[.O69]/1024)+[.$B157]" office:value-type="float" office:value="803.52">
            <text:p>804</text:p>
          </table:table-cell>
          <table:table-cell table:style-name="ce20" table:formula="of:=([.$B148]*[.P69]/1024)+[.$B157]" office:value-type="float" office:value="801.290322580645">
            <text:p>801</text:p>
          </table:table-cell>
          <table:table-cell table:style-name="ce20" table:formula="of:=([.$B148]*[.Q69]/1024)+[.$B157]" office:value-type="float" office:value="799.2">
            <text:p>799</text:p>
          </table:table-cell>
          <table:table-cell table:number-columns-repeated="1007"/>
        </table:table-row>
        <table:table-row table:style-name="ro1">
          <table:table-cell table:formula="of:=[.$A$41]" office:value-type="float" office:value="14">
            <text:p>14</text:p>
          </table:table-cell>
          <table:table-cell table:style-name="ce20" table:formula="of:=([.$B149]*[.B70]/1024)+[.$B158]" office:value-type="float" office:value="3121.2">
            <text:p>3121</text:p>
          </table:table-cell>
          <table:table-cell table:style-name="ce20" table:formula="of:=([.$B149]*[.C70]/1024)+[.$B158]" office:value-type="float" office:value="1911.6">
            <text:p>1912</text:p>
          </table:table-cell>
          <table:table-cell table:style-name="ce20" table:formula="of:=([.$B149]*[.D70]/1024)+[.$B158]" office:value-type="float" office:value="1508.4">
            <text:p>1508</text:p>
          </table:table-cell>
          <table:table-cell table:formula="of:=([.$B149]*[.E70]/1024)+[.$B158]" office:value-type="float" office:value="1306.8">
            <text:p>1307</text:p>
          </table:table-cell>
          <table:table-cell table:style-name="ce20" table:formula="of:=([.$B149]*[.F70]/1024)+[.$B158]" office:value-type="float" office:value="1105.2">
            <text:p>1105</text:p>
          </table:table-cell>
          <table:table-cell table:style-name="ce20" table:formula="of:=([.$B149]*[.G70]/1024)+[.$B158]" office:value-type="float" office:value="1047.6">
            <text:p>1048</text:p>
          </table:table-cell>
          <table:table-cell table:style-name="ce20" table:formula="of:=([.$B149]*[.H70]/1024)+[.$B158]" office:value-type="float" office:value="1004.4">
            <text:p>1004</text:p>
          </table:table-cell>
          <table:table-cell table:style-name="ce20" table:formula="of:=([.$B149]*[.I70]/1024)+[.$B158]" office:value-type="float" office:value="903.6">
            <text:p>904</text:p>
          </table:table-cell>
          <table:table-cell table:style-name="ce20" table:formula="of:=([.$B149]*[.J70]/1024)+[.$B158]" office:value-type="float" office:value="874.8">
            <text:p>875</text:p>
          </table:table-cell>
          <table:table-cell table:style-name="ce20" table:formula="of:=([.$B149]*[.K70]/1024)+[.$B158]" office:value-type="float" office:value="863.28">
            <text:p>863</text:p>
          </table:table-cell>
          <table:table-cell table:style-name="ce20" table:formula="of:=([.$B149]*[.L70]/1024)+[.$B158]" office:value-type="float" office:value="853.2">
            <text:p>853</text:p>
          </table:table-cell>
          <table:table-cell table:style-name="ce20" table:formula="of:=([.$B149]*[.M70]/1024)+[.$B158]" office:value-type="float" office:value="802.8">
            <text:p>803</text:p>
          </table:table-cell>
          <table:table-cell table:style-name="ce20" table:formula="of:=([.$B149]*[.N70]/1024)+[.$B158]" office:value-type="float" office:value="788.4">
            <text:p>788</text:p>
          </table:table-cell>
          <table:table-cell table:style-name="ce20" table:formula="of:=([.$B149]*[.O70]/1024)+[.$B158]" office:value-type="float" office:value="782.64">
            <text:p>783</text:p>
          </table:table-cell>
          <table:table-cell table:style-name="ce20" table:formula="of:=([.$B149]*[.P70]/1024)+[.$B158]" office:value-type="float" office:value="780.038709677419">
            <text:p>780</text:p>
          </table:table-cell>
          <table:table-cell table:style-name="ce20" table:formula="of:=([.$B149]*[.Q70]/1024)+[.$B158]" office:value-type="float" office:value="777.6">
            <text:p>778</text:p>
          </table:table-cell>
          <table:table-cell table:number-columns-repeated="1007"/>
        </table:table-row>
        <table:table-row table:style-name="ro1">
          <table:table-cell table:style-name="ce12" table:formula="of:=[.$A$42]" office:value-type="float" office:value="15">
            <text:p>15</text:p>
          </table:table-cell>
          <table:table-cell table:style-name="ce20" table:formula="of:=([.$B150]*[.B71]/1024)+[.$B159]" office:value-type="float" office:value="3288.6">
            <text:p>3289</text:p>
          </table:table-cell>
          <table:table-cell table:style-name="ce20" table:formula="of:=([.$B150]*[.C71]/1024)+[.$B159]" office:value-type="float" office:value="1992.6">
            <text:p>1993</text:p>
          </table:table-cell>
          <table:table-cell table:style-name="ce20" table:formula="of:=([.$B150]*[.D71]/1024)+[.$B159]" office:value-type="float" office:value="1560.6">
            <text:p>1561</text:p>
          </table:table-cell>
          <table:table-cell table:formula="of:=([.$B150]*[.E71]/1024)+[.$B159]" office:value-type="float" office:value="1344.6">
            <text:p>1345</text:p>
          </table:table-cell>
          <table:table-cell table:style-name="ce20" table:formula="of:=([.$B150]*[.F71]/1024)+[.$B159]" office:value-type="float" office:value="1128.6">
            <text:p>1129</text:p>
          </table:table-cell>
          <table:table-cell table:style-name="ce20" table:formula="of:=([.$B150]*[.G71]/1024)+[.$B159]" office:value-type="float" office:value="1066.88571428571">
            <text:p>1067</text:p>
          </table:table-cell>
          <table:table-cell table:style-name="ce20" table:formula="of:=([.$B150]*[.H71]/1024)+[.$B159]" office:value-type="float" office:value="1020.6">
            <text:p>1021</text:p>
          </table:table-cell>
          <table:table-cell table:style-name="ce20" table:formula="of:=([.$B150]*[.I71]/1024)+[.$B159]" office:value-type="float" office:value="912.6">
            <text:p>913</text:p>
          </table:table-cell>
          <table:table-cell table:style-name="ce20" table:formula="of:=([.$B150]*[.J71]/1024)+[.$B159]" office:value-type="float" office:value="881.742857142857">
            <text:p>882</text:p>
          </table:table-cell>
          <table:table-cell table:style-name="ce20" table:formula="of:=([.$B150]*[.K71]/1024)+[.$B159]" office:value-type="float" office:value="869.4">
            <text:p>869</text:p>
          </table:table-cell>
          <table:table-cell table:style-name="ce20" table:formula="of:=([.$B150]*[.L71]/1024)+[.$B159]" office:value-type="float" office:value="858.6">
            <text:p>859</text:p>
          </table:table-cell>
          <table:table-cell table:style-name="ce20" table:formula="of:=([.$B150]*[.M71]/1024)+[.$B159]" office:value-type="float" office:value="804.6">
            <text:p>805</text:p>
          </table:table-cell>
          <table:table-cell table:style-name="ce20" table:formula="of:=([.$B150]*[.N71]/1024)+[.$B159]" office:value-type="float" office:value="789.171428571429">
            <text:p>789</text:p>
          </table:table-cell>
          <table:table-cell table:style-name="ce20" table:formula="of:=([.$B150]*[.O71]/1024)+[.$B159]" office:value-type="float" office:value="783">
            <text:p>783</text:p>
          </table:table-cell>
          <table:table-cell table:style-name="ce20" table:formula="of:=([.$B150]*[.P71]/1024)+[.$B159]" office:value-type="float" office:value="780.212903225806">
            <text:p>780</text:p>
          </table:table-cell>
          <table:table-cell table:style-name="ce20" table:formula="of:=([.$B150]*[.Q71]/1024)+[.$B159]" office:value-type="float" office:value="777.6">
            <text:p>778</text:p>
          </table:table-cell>
          <table:table-cell table:number-columns-repeated="1007"/>
        </table:table-row>
        <table:table-row table:style-name="ro1">
          <table:table-cell table:formula="of:=[.$A$43]" office:value-type="float" office:value="16">
            <text:p>16</text:p>
          </table:table-cell>
          <table:table-cell table:style-name="ce20" table:formula="of:=([.$B151]*[.B72]/1024)+[.$B160]" office:value-type="float" office:value="3458.7">
            <text:p>3459</text:p>
          </table:table-cell>
          <table:table-cell table:style-name="ce20" table:formula="of:=([.$B151]*[.C72]/1024)+[.$B160]" office:value-type="float" office:value="2076.3">
            <text:p>2076</text:p>
          </table:table-cell>
          <table:table-cell table:style-name="ce20" table:formula="of:=([.$B151]*[.D72]/1024)+[.$B160]" office:value-type="float" office:value="1615.5">
            <text:p>1616</text:p>
          </table:table-cell>
          <table:table-cell table:formula="of:=([.$B151]*[.E72]/1024)+[.$B160]" office:value-type="float" office:value="1385.1">
            <text:p>1385</text:p>
          </table:table-cell>
          <table:table-cell table:style-name="ce20" table:formula="of:=([.$B151]*[.F72]/1024)+[.$B160]" office:value-type="float" office:value="1154.7">
            <text:p>1155</text:p>
          </table:table-cell>
          <table:table-cell table:style-name="ce20" table:formula="of:=([.$B151]*[.G72]/1024)+[.$B160]" office:value-type="float" office:value="1088.87142857143">
            <text:p>1089</text:p>
          </table:table-cell>
          <table:table-cell table:style-name="ce20" table:formula="of:=([.$B151]*[.H72]/1024)+[.$B160]" office:value-type="float" office:value="1039.5">
            <text:p>1040</text:p>
          </table:table-cell>
          <table:table-cell table:style-name="ce20" table:formula="of:=([.$B151]*[.I72]/1024)+[.$B160]" office:value-type="float" office:value="924.3">
            <text:p>924</text:p>
          </table:table-cell>
          <table:table-cell table:style-name="ce20" table:formula="of:=([.$B151]*[.J72]/1024)+[.$B160]" office:value-type="float" office:value="891.385714285714">
            <text:p>891</text:p>
          </table:table-cell>
          <table:table-cell table:style-name="ce20" table:formula="of:=([.$B151]*[.K72]/1024)+[.$B160]" office:value-type="float" office:value="878.22">
            <text:p>878</text:p>
          </table:table-cell>
          <table:table-cell table:style-name="ce20" table:formula="of:=([.$B151]*[.L72]/1024)+[.$B160]" office:value-type="float" office:value="866.7">
            <text:p>867</text:p>
          </table:table-cell>
          <table:table-cell table:style-name="ce20" table:formula="of:=([.$B151]*[.M72]/1024)+[.$B160]" office:value-type="float" office:value="809.1">
            <text:p>809</text:p>
          </table:table-cell>
          <table:table-cell table:style-name="ce20" table:formula="of:=([.$B151]*[.N72]/1024)+[.$B160]" office:value-type="float" office:value="792.642857142857">
            <text:p>793</text:p>
          </table:table-cell>
          <table:table-cell table:style-name="ce20" table:formula="of:=([.$B151]*[.O72]/1024)+[.$B160]" office:value-type="float" office:value="786.06">
            <text:p>786</text:p>
          </table:table-cell>
          <table:table-cell table:style-name="ce20" table:formula="of:=([.$B151]*[.P72]/1024)+[.$B160]" office:value-type="float" office:value="783.087096774194">
            <text:p>783</text:p>
          </table:table-cell>
          <table:table-cell table:style-name="ce20" table:formula="of:=([.$B151]*[.Q72]/1024)+[.$B160]" office:value-type="float" office:value="780.3">
            <text:p>780</text:p>
          </table:table-cell>
          <table:table-cell table:number-columns-repeated="1007"/>
        </table:table-row>
        <table:table-row table:style-name="ro1">
          <table:table-cell table:style-name="ce12" table:formula="of:=[.$A$44]" office:value-type="float" office:value="18">
            <text:p>18</text:p>
          </table:table-cell>
          <table:table-cell table:style-name="ce20" table:formula="of:=([.$B152]*[.B73]/1024)+[.$B161]" office:value-type="float" office:value="3802.275">
            <text:p>3802</text:p>
          </table:table-cell>
          <table:table-cell table:style-name="ce20" table:formula="of:=([.$B152]*[.C73]/1024)+[.$B161]" office:value-type="float" office:value="2247.075">
            <text:p>2247</text:p>
          </table:table-cell>
          <table:table-cell table:style-name="ce20" table:formula="of:=([.$B152]*[.D73]/1024)+[.$B161]" office:value-type="float" office:value="1728.675">
            <text:p>1729</text:p>
          </table:table-cell>
          <table:table-cell table:formula="of:=([.$B152]*[.E73]/1024)+[.$B161]" office:value-type="float" office:value="1469.475">
            <text:p>1469</text:p>
          </table:table-cell>
          <table:table-cell table:style-name="ce20" table:formula="of:=([.$B152]*[.F73]/1024)+[.$B161]" office:value-type="float" office:value="1210.275">
            <text:p>1210</text:p>
          </table:table-cell>
          <table:table-cell table:style-name="ce20" table:formula="of:=([.$B152]*[.G73]/1024)+[.$B161]" office:value-type="float" office:value="1136.21785714286">
            <text:p>1136</text:p>
          </table:table-cell>
          <table:table-cell table:style-name="ce20" table:formula="of:=([.$B152]*[.H73]/1024)+[.$B161]" office:value-type="float" office:value="1080.675">
            <text:p>1081</text:p>
          </table:table-cell>
          <table:table-cell table:style-name="ce20" table:formula="of:=([.$B152]*[.I73]/1024)+[.$B161]" office:value-type="float" office:value="951.075">
            <text:p>951</text:p>
          </table:table-cell>
          <table:table-cell table:style-name="ce20" table:formula="of:=([.$B152]*[.J73]/1024)+[.$B161]" office:value-type="float" office:value="914.046428571429">
            <text:p>914</text:p>
          </table:table-cell>
          <table:table-cell table:style-name="ce20" table:formula="of:=([.$B152]*[.K73]/1024)+[.$B161]" office:value-type="float" office:value="899.235">
            <text:p>899</text:p>
          </table:table-cell>
          <table:table-cell table:style-name="ce20" table:formula="of:=([.$B152]*[.L73]/1024)+[.$B161]" office:value-type="float" office:value="886.275">
            <text:p>886</text:p>
          </table:table-cell>
          <table:table-cell table:style-name="ce20" table:formula="of:=([.$B152]*[.M73]/1024)+[.$B161]" office:value-type="float" office:value="821.475">
            <text:p>821</text:p>
          </table:table-cell>
          <table:table-cell table:style-name="ce20" table:formula="of:=([.$B152]*[.N73]/1024)+[.$B161]" office:value-type="float" office:value="802.960714285714">
            <text:p>803</text:p>
          </table:table-cell>
          <table:table-cell table:style-name="ce20" table:formula="of:=([.$B152]*[.O73]/1024)+[.$B161]" office:value-type="float" office:value="795.555">
            <text:p>796</text:p>
          </table:table-cell>
          <table:table-cell table:style-name="ce20" table:formula="of:=([.$B152]*[.P73]/1024)+[.$B161]" office:value-type="float" office:value="792.210483870968">
            <text:p>792</text:p>
          </table:table-cell>
          <table:table-cell table:style-name="ce20" table:formula="of:=([.$B152]*[.Q73]/1024)+[.$B161]" office:value-type="float" office:value="789.075">
            <text:p>789</text:p>
          </table:table-cell>
          <table:table-cell table:number-columns-repeated="1007"/>
        </table:table-row>
        <table:table-row table:style-name="ro1">
          <table:table-cell table:style-name="ce7" table:number-columns-repeated="17"/>
          <table:table-cell table:number-columns-repeated="1007"/>
        </table:table-row>
        <table:table-row table:style-name="ro1">
          <table:table-cell table:style-name="Default"/>
          <table:table-cell table:style-name="ce16" office:value-type="float" office:value="8">
            <text:p>8</text:p>
          </table:table-cell>
          <table:table-cell table:style-name="ce16" office:value-type="float" office:value="16">
            <text:p>16</text:p>
          </table:table-cell>
          <table:table-cell table:style-name="ce16" office:value-type="float" office:value="24">
            <text:p>24</text:p>
          </table:table-cell>
          <table:table-cell table:style-name="ce16" office:value-type="float" office:value="32">
            <text:p>32</text:p>
          </table:table-cell>
          <table:table-cell table:style-name="ce16" office:value-type="float" office:value="48">
            <text:p>48</text:p>
          </table:table-cell>
          <table:table-cell table:style-name="ce16" office:value-type="float" office:value="56">
            <text:p>56</text:p>
          </table:table-cell>
          <table:table-cell table:style-name="ce16" office:value-type="float" office:value="64">
            <text:p>64</text:p>
          </table:table-cell>
          <table:table-cell table:style-name="ce16" office:value-type="float" office:value="96">
            <text:p>96</text:p>
          </table:table-cell>
          <table:table-cell table:style-name="ce16" office:value-type="float" office:value="112">
            <text:p>112</text:p>
          </table:table-cell>
          <table:table-cell table:style-name="ce16" office:value-type="float" office:value="120">
            <text:p>120</text:p>
          </table:table-cell>
          <table:table-cell table:style-name="ce16" office:value-type="float" office:value="128">
            <text:p>128</text:p>
          </table:table-cell>
          <table:table-cell table:style-name="ce16" office:value-type="float" office:value="192">
            <text:p>192</text:p>
          </table:table-cell>
          <table:table-cell table:style-name="ce16" office:value-type="float" office:value="224">
            <text:p>224</text:p>
          </table:table-cell>
          <table:table-cell table:style-name="ce16" office:value-type="float" office:value="240">
            <text:p>240</text:p>
          </table:table-cell>
          <table:table-cell table:style-name="ce16" office:value-type="float" office:value="248">
            <text:p>248</text:p>
          </table:table-cell>
          <table:table-cell table:style-name="ce16" office:value-type="float" office:value="256">
            <text:p>256</text:p>
          </table:table-cell>
          <table:table-cell table:number-columns-repeated="1007"/>
        </table:table-row>
        <table:table-row table:style-name="ro1">
          <table:table-cell table:style-name="ce1" office:value-type="string">
            <text:p>Efficiency</text:p>
          </table:table-cell>
          <table:table-cell table:style-name="ce17" office:value-type="string" table:number-columns-spanned="6" table:number-rows-spanned="1">
            <text:p>&gt;&gt;&gt; Bits per character</text:p>
          </table:table-cell>
          <table:covered-table-cell table:number-columns-repeated="2"/>
          <table:covered-table-cell table:style-name="Default"/>
          <table:covered-table-cell table:number-columns-repeated="2"/>
          <table:table-cell table:number-columns-repeated="1017"/>
        </table:table-row>
        <table:table-row table:style-name="ro1">
          <table:table-cell table:formula="of:=[.$A$37]" office:value-type="float" office:value="8">
            <text:p>8</text:p>
          </table:table-cell>
          <table:table-cell table:style-name="ce25" table:formula="of:=([.B66]*1024+[.$B$29]*8)/[.$B37]" office:value-type="float" office:value="1">
            <text:p>1,000</text:p>
          </table:table-cell>
          <table:table-cell table:style-name="ce25" table:formula="of:=([.C66]*1024+[.$B$29]*8)/[.$B37]" office:value-type="float" office:value="0.75">
            <text:p>0,750</text:p>
          </table:table-cell>
          <table:table-cell table:style-name="ce25" table:formula="of:=([.D66]*1024+[.$B$29]*8)/[.$B37]" office:value-type="float" office:value="0.666666666666667">
            <text:p>0,667</text:p>
          </table:table-cell>
          <table:table-cell table:style-name="ce25" table:formula="of:=([.E66]*1024+[.$B$29]*8)/[.$B37]" office:value-type="float" office:value="0.625">
            <text:p>0,625</text:p>
          </table:table-cell>
          <table:table-cell table:style-name="ce25" table:formula="of:=([.F66]*1024+[.$B$29]*8)/[.$B37]" office:value-type="float" office:value="0.583333333333333">
            <text:p>0,583</text:p>
          </table:table-cell>
          <table:table-cell table:style-name="ce25" table:formula="of:=([.G66]*1024+[.$B$29]*8)/[.$B37]" office:value-type="float" office:value="0.571428571428571">
            <text:p>0,571</text:p>
          </table:table-cell>
          <table:table-cell table:style-name="ce25" table:formula="of:=([.H66]*1024+[.$B$29]*8)/[.$B37]" office:value-type="float" office:value="0.5625">
            <text:p>0,563</text:p>
          </table:table-cell>
          <table:table-cell table:style-name="ce25" table:formula="of:=([.I66]*1024+[.$B$29]*8)/[.$B37]" office:value-type="float" office:value="0.541666666666667">
            <text:p>0,542</text:p>
          </table:table-cell>
          <table:table-cell table:style-name="ce25" table:formula="of:=([.J66]*1024+[.$B$29]*8)/[.$B37]" office:value-type="float" office:value="0.535714285714286">
            <text:p>0,536</text:p>
          </table:table-cell>
          <table:table-cell table:style-name="ce25" table:formula="of:=([.K66]*1024+[.$B$29]*8)/[.$B37]" office:value-type="float" office:value="0.533333333333333">
            <text:p>0,533</text:p>
          </table:table-cell>
          <table:table-cell table:style-name="ce25" table:formula="of:=([.L66]*1024+[.$B$29]*8)/[.$B37]" office:value-type="float" office:value="0.53125">
            <text:p>0,531</text:p>
          </table:table-cell>
          <table:table-cell table:style-name="ce25" table:formula="of:=([.M66]*1024+[.$B$29]*8)/[.$B37]" office:value-type="float" office:value="0.520833333333333">
            <text:p>0,521</text:p>
          </table:table-cell>
          <table:table-cell table:style-name="ce25" table:formula="of:=([.N66]*1024+[.$B$29]*8)/[.$B37]" office:value-type="float" office:value="0.517857142857143">
            <text:p>0,518</text:p>
          </table:table-cell>
          <table:table-cell table:style-name="ce25" table:formula="of:=([.O66]*1024+[.$B$29]*8)/[.$B37]" office:value-type="float" office:value="0.516666666666667">
            <text:p>0,517</text:p>
          </table:table-cell>
          <table:table-cell table:style-name="ce25" table:formula="of:=([.P66]*1024+[.$B$29]*8)/[.$B37]" office:value-type="float" office:value="0.516129032258065">
            <text:p>0,516</text:p>
          </table:table-cell>
          <table:table-cell table:style-name="ce25" table:formula="of:=([.Q66]*1024+[.$B$29]*8)/[.$B37]" office:value-type="float" office:value="0.515625">
            <text:p>0,516</text:p>
          </table:table-cell>
          <table:table-cell table:number-columns-repeated="1007"/>
        </table:table-row>
        <table:table-row table:style-name="ro1">
          <table:table-cell table:style-name="ce12" table:formula="of:=[.$A$38]" office:value-type="float" office:value="10">
            <text:p>10</text:p>
          </table:table-cell>
          <table:table-cell table:style-name="ce25" table:formula="of:=([.B67]*1024+[.$B$29]*8)/[.$B38]" office:value-type="float" office:value="0.9375">
            <text:p>0,938</text:p>
          </table:table-cell>
          <table:table-cell table:style-name="ce25" table:formula="of:=([.C67]*1024+[.$B$29]*8)/[.$B38]" office:value-type="float" office:value="0.625">
            <text:p>0,625</text:p>
          </table:table-cell>
          <table:table-cell table:style-name="ce25" table:formula="of:=([.D67]*1024+[.$B$29]*8)/[.$B38]" office:value-type="float" office:value="0.520833333333333">
            <text:p>0,521</text:p>
          </table:table-cell>
          <table:table-cell table:style-name="ce25" table:formula="of:=([.E67]*1024+[.$B$29]*8)/[.$B38]" office:value-type="float" office:value="0.46875">
            <text:p>0,469</text:p>
          </table:table-cell>
          <table:table-cell table:style-name="ce25" table:formula="of:=([.F67]*1024+[.$B$29]*8)/[.$B38]" office:value-type="float" office:value="0.416666666666667">
            <text:p>0,417</text:p>
          </table:table-cell>
          <table:table-cell table:style-name="ce25" table:formula="of:=([.G67]*1024+[.$B$29]*8)/[.$B38]" office:value-type="float" office:value="0.401785714285714">
            <text:p>0,402</text:p>
          </table:table-cell>
          <table:table-cell table:style-name="ce25" table:formula="of:=([.H67]*1024+[.$B$29]*8)/[.$B38]" office:value-type="float" office:value="0.390625">
            <text:p>0,391</text:p>
          </table:table-cell>
          <table:table-cell table:style-name="ce25" table:formula="of:=([.I67]*1024+[.$B$29]*8)/[.$B38]" office:value-type="float" office:value="0.364583333333333">
            <text:p>0,365</text:p>
          </table:table-cell>
          <table:table-cell table:style-name="ce25" table:formula="of:=([.J67]*1024+[.$B$29]*8)/[.$B38]" office:value-type="float" office:value="0.357142857142857">
            <text:p>0,357</text:p>
          </table:table-cell>
          <table:table-cell table:style-name="ce25" table:formula="of:=([.K67]*1024+[.$B$29]*8)/[.$B38]" office:value-type="float" office:value="0.354166666666667">
            <text:p>0,354</text:p>
          </table:table-cell>
          <table:table-cell table:style-name="ce25" table:formula="of:=([.L67]*1024+[.$B$29]*8)/[.$B38]" office:value-type="float" office:value="0.3515625">
            <text:p>0,352</text:p>
          </table:table-cell>
          <table:table-cell table:style-name="ce25" table:formula="of:=([.M67]*1024+[.$B$29]*8)/[.$B38]" office:value-type="float" office:value="0.338541666666667">
            <text:p>0,339</text:p>
          </table:table-cell>
          <table:table-cell table:style-name="ce25" table:formula="of:=([.N67]*1024+[.$B$29]*8)/[.$B38]" office:value-type="float" office:value="0.334821428571429">
            <text:p>0,335</text:p>
          </table:table-cell>
          <table:table-cell table:style-name="ce25" table:formula="of:=([.O67]*1024+[.$B$29]*8)/[.$B38]" office:value-type="float" office:value="0.333333333333333">
            <text:p>0,333</text:p>
          </table:table-cell>
          <table:table-cell table:style-name="ce25" table:formula="of:=([.P67]*1024+[.$B$29]*8)/[.$B38]" office:value-type="float" office:value="0.332661290322581">
            <text:p>0,333</text:p>
          </table:table-cell>
          <table:table-cell table:style-name="ce25" table:formula="of:=([.Q67]*1024+[.$B$29]*8)/[.$B38]" office:value-type="float" office:value="0.33203125">
            <text:p>0,332</text:p>
          </table:table-cell>
          <table:table-cell table:number-columns-repeated="1007"/>
        </table:table-row>
        <table:table-row table:style-name="ro1">
          <table:table-cell table:formula="of:=[.$A$39]" office:value-type="float" office:value="11">
            <text:p>11</text:p>
          </table:table-cell>
          <table:table-cell table:style-name="ce25" table:formula="of:=([.B68]*1024+[.$B$29]*8)/[.$B39]" office:value-type="float" office:value="0.96875">
            <text:p>0,969</text:p>
          </table:table-cell>
          <table:table-cell table:style-name="ce25" table:formula="of:=([.C68]*1024+[.$B$29]*8)/[.$B39]" office:value-type="float" office:value="0.625">
            <text:p>0,625</text:p>
          </table:table-cell>
          <table:table-cell table:style-name="ce25" table:formula="of:=([.D68]*1024+[.$B$29]*8)/[.$B39]" office:value-type="float" office:value="0.510416666666667">
            <text:p>0,510</text:p>
          </table:table-cell>
          <table:table-cell table:style-name="ce25" table:formula="of:=([.E68]*1024+[.$B$29]*8)/[.$B39]" office:value-type="float" office:value="0.453125">
            <text:p>0,453</text:p>
          </table:table-cell>
          <table:table-cell table:style-name="ce25" table:formula="of:=([.F68]*1024+[.$B$29]*8)/[.$B39]" office:value-type="float" office:value="0.395833333333333">
            <text:p>0,396</text:p>
          </table:table-cell>
          <table:table-cell table:style-name="ce25" table:formula="of:=([.G68]*1024+[.$B$29]*8)/[.$B39]" office:value-type="float" office:value="0.379464285714286">
            <text:p>0,379</text:p>
          </table:table-cell>
          <table:table-cell table:style-name="ce25" table:formula="of:=([.H68]*1024+[.$B$29]*8)/[.$B39]" office:value-type="float" office:value="0.3671875">
            <text:p>0,367</text:p>
          </table:table-cell>
          <table:table-cell table:style-name="ce25" table:formula="of:=([.I68]*1024+[.$B$29]*8)/[.$B39]" office:value-type="float" office:value="0.338541666666667">
            <text:p>0,339</text:p>
          </table:table-cell>
          <table:table-cell table:style-name="ce25" table:formula="of:=([.J68]*1024+[.$B$29]*8)/[.$B39]" office:value-type="float" office:value="0.330357142857143">
            <text:p>0,330</text:p>
          </table:table-cell>
          <table:table-cell table:style-name="ce25" table:formula="of:=([.K68]*1024+[.$B$29]*8)/[.$B39]" office:value-type="float" office:value="0.327083333333333">
            <text:p>0,327</text:p>
          </table:table-cell>
          <table:table-cell table:style-name="ce25" table:formula="of:=([.L68]*1024+[.$B$29]*8)/[.$B39]" office:value-type="float" office:value="0.32421875">
            <text:p>0,324</text:p>
          </table:table-cell>
          <table:table-cell table:style-name="ce25" table:formula="of:=([.M68]*1024+[.$B$29]*8)/[.$B39]" office:value-type="float" office:value="0.309895833333333">
            <text:p>0,310</text:p>
          </table:table-cell>
          <table:table-cell table:style-name="ce25" table:formula="of:=([.N68]*1024+[.$B$29]*8)/[.$B39]" office:value-type="float" office:value="0.305803571428571">
            <text:p>0,306</text:p>
          </table:table-cell>
          <table:table-cell table:style-name="ce25" table:formula="of:=([.O68]*1024+[.$B$29]*8)/[.$B39]" office:value-type="float" office:value="0.304166666666667">
            <text:p>0,304</text:p>
          </table:table-cell>
          <table:table-cell table:style-name="ce25" table:formula="of:=([.P68]*1024+[.$B$29]*8)/[.$B39]" office:value-type="float" office:value="0.303427419354839">
            <text:p>0,303</text:p>
          </table:table-cell>
          <table:table-cell table:style-name="ce25" table:formula="of:=([.Q68]*1024+[.$B$29]*8)/[.$B39]" office:value-type="float" office:value="0.302734375">
            <text:p>0,303</text:p>
          </table:table-cell>
          <table:table-cell table:number-columns-repeated="1007"/>
        </table:table-row>
        <table:table-row table:style-name="ro1">
          <table:table-cell table:style-name="ce12" table:formula="of:=[.$A$40]" office:value-type="float" office:value="12">
            <text:p>12</text:p>
          </table:table-cell>
          <table:table-cell table:style-name="ce25" table:formula="of:=([.B69]*1024+[.$B$29]*8)/[.$B40]" office:value-type="float" office:value="1.015625">
            <text:p>1,016</text:p>
          </table:table-cell>
          <table:table-cell table:style-name="ce25" table:formula="of:=([.C69]*1024+[.$B$29]*8)/[.$B40]" office:value-type="float" office:value="0.640625">
            <text:p>0,641</text:p>
          </table:table-cell>
          <table:table-cell table:style-name="ce25" table:formula="of:=([.D69]*1024+[.$B$29]*8)/[.$B40]" office:value-type="float" office:value="0.515625">
            <text:p>0,516</text:p>
          </table:table-cell>
          <table:table-cell table:style-name="ce25" table:formula="of:=([.E69]*1024+[.$B$29]*8)/[.$B40]" office:value-type="float" office:value="0.453125">
            <text:p>0,453</text:p>
          </table:table-cell>
          <table:table-cell table:style-name="ce25" table:formula="of:=([.F69]*1024+[.$B$29]*8)/[.$B40]" office:value-type="float" office:value="0.390625">
            <text:p>0,391</text:p>
          </table:table-cell>
          <table:table-cell table:style-name="ce25" table:formula="of:=([.G69]*1024+[.$B$29]*8)/[.$B40]" office:value-type="float" office:value="0.372767857142857">
            <text:p>0,373</text:p>
          </table:table-cell>
          <table:table-cell table:style-name="ce25" table:formula="of:=([.H69]*1024+[.$B$29]*8)/[.$B40]" office:value-type="float" office:value="0.359375">
            <text:p>0,359</text:p>
          </table:table-cell>
          <table:table-cell table:style-name="ce25" table:formula="of:=([.I69]*1024+[.$B$29]*8)/[.$B40]" office:value-type="float" office:value="0.328125">
            <text:p>0,328</text:p>
          </table:table-cell>
          <table:table-cell table:style-name="ce25" table:formula="of:=([.J69]*1024+[.$B$29]*8)/[.$B40]" office:value-type="float" office:value="0.319196428571429">
            <text:p>0,319</text:p>
          </table:table-cell>
          <table:table-cell table:style-name="ce25" table:formula="of:=([.K69]*1024+[.$B$29]*8)/[.$B40]" office:value-type="float" office:value="0.315625">
            <text:p>0,316</text:p>
          </table:table-cell>
          <table:table-cell table:style-name="ce25" table:formula="of:=([.L69]*1024+[.$B$29]*8)/[.$B40]" office:value-type="float" office:value="0.3125">
            <text:p>0,313</text:p>
          </table:table-cell>
          <table:table-cell table:style-name="ce25" table:formula="of:=([.M69]*1024+[.$B$29]*8)/[.$B40]" office:value-type="float" office:value="0.296875">
            <text:p>0,297</text:p>
          </table:table-cell>
          <table:table-cell table:style-name="ce25" table:formula="of:=([.N69]*1024+[.$B$29]*8)/[.$B40]" office:value-type="float" office:value="0.292410714285714">
            <text:p>0,292</text:p>
          </table:table-cell>
          <table:table-cell table:style-name="ce25" table:formula="of:=([.O69]*1024+[.$B$29]*8)/[.$B40]" office:value-type="float" office:value="0.290625">
            <text:p>0,291</text:p>
          </table:table-cell>
          <table:table-cell table:style-name="ce25" table:formula="of:=([.P69]*1024+[.$B$29]*8)/[.$B40]" office:value-type="float" office:value="0.289818548387097">
            <text:p>0,290</text:p>
          </table:table-cell>
          <table:table-cell table:style-name="ce25" table:formula="of:=([.Q69]*1024+[.$B$29]*8)/[.$B40]" office:value-type="float" office:value="0.2890625">
            <text:p>0,289</text:p>
          </table:table-cell>
          <table:table-cell table:number-columns-repeated="1007"/>
        </table:table-row>
        <table:table-row table:style-name="ro1">
          <table:table-cell table:formula="of:=[.$A$41]" office:value-type="float" office:value="14">
            <text:p>14</text:p>
          </table:table-cell>
          <table:table-cell table:style-name="ce25" table:formula="of:=([.B70]*1024+[.$B$29]*8)/[.$B41]" office:value-type="float" office:value="1.12890625">
            <text:p>1,129</text:p>
          </table:table-cell>
          <table:table-cell table:style-name="ce25" table:formula="of:=([.C70]*1024+[.$B$29]*8)/[.$B41]" office:value-type="float" office:value="0.69140625">
            <text:p>0,691</text:p>
          </table:table-cell>
          <table:table-cell table:style-name="ce25" table:formula="of:=([.D70]*1024+[.$B$29]*8)/[.$B41]" office:value-type="float" office:value="0.545572916666667">
            <text:p>0,546</text:p>
          </table:table-cell>
          <table:table-cell table:style-name="ce25" table:formula="of:=([.E70]*1024+[.$B$29]*8)/[.$B41]" office:value-type="float" office:value="0.47265625">
            <text:p>0,473</text:p>
          </table:table-cell>
          <table:table-cell table:style-name="ce25" table:formula="of:=([.F70]*1024+[.$B$29]*8)/[.$B41]" office:value-type="float" office:value="0.399739583333333">
            <text:p>0,400</text:p>
          </table:table-cell>
          <table:table-cell table:style-name="ce25" table:formula="of:=([.G70]*1024+[.$B$29]*8)/[.$B41]" office:value-type="float" office:value="0.37890625">
            <text:p>0,379</text:p>
          </table:table-cell>
          <table:table-cell table:style-name="ce25" table:formula="of:=([.H70]*1024+[.$B$29]*8)/[.$B41]" office:value-type="float" office:value="0.36328125">
            <text:p>0,363</text:p>
          </table:table-cell>
          <table:table-cell table:style-name="ce25" table:formula="of:=([.I70]*1024+[.$B$29]*8)/[.$B41]" office:value-type="float" office:value="0.326822916666667">
            <text:p>0,327</text:p>
          </table:table-cell>
          <table:table-cell table:style-name="ce25" table:formula="of:=([.J70]*1024+[.$B$29]*8)/[.$B41]" office:value-type="float" office:value="0.31640625">
            <text:p>0,316</text:p>
          </table:table-cell>
          <table:table-cell table:style-name="ce25" table:formula="of:=([.K70]*1024+[.$B$29]*8)/[.$B41]" office:value-type="float" office:value="0.312239583333333">
            <text:p>0,312</text:p>
          </table:table-cell>
          <table:table-cell table:style-name="ce25" table:formula="of:=([.L70]*1024+[.$B$29]*8)/[.$B41]" office:value-type="float" office:value="0.30859375">
            <text:p>0,309</text:p>
          </table:table-cell>
          <table:table-cell table:style-name="ce25" table:formula="of:=([.M70]*1024+[.$B$29]*8)/[.$B41]" office:value-type="float" office:value="0.290364583333333">
            <text:p>0,290</text:p>
          </table:table-cell>
          <table:table-cell table:style-name="ce25" table:formula="of:=([.N70]*1024+[.$B$29]*8)/[.$B41]" office:value-type="float" office:value="0.28515625">
            <text:p>0,285</text:p>
          </table:table-cell>
          <table:table-cell table:style-name="ce25" table:formula="of:=([.O70]*1024+[.$B$29]*8)/[.$B41]" office:value-type="float" office:value="0.283072916666667">
            <text:p>0,283</text:p>
          </table:table-cell>
          <table:table-cell table:style-name="ce25" table:formula="of:=([.P70]*1024+[.$B$29]*8)/[.$B41]" office:value-type="float" office:value="0.282132056451613">
            <text:p>0,282</text:p>
          </table:table-cell>
          <table:table-cell table:style-name="ce25" table:formula="of:=([.Q70]*1024+[.$B$29]*8)/[.$B41]" office:value-type="float" office:value="0.28125">
            <text:p>0,281</text:p>
          </table:table-cell>
          <table:table-cell table:number-columns-repeated="1007"/>
        </table:table-row>
        <table:table-row table:style-name="ro1">
          <table:table-cell table:style-name="ce12" table:formula="of:=[.$A$42]" office:value-type="float" office:value="15">
            <text:p>15</text:p>
          </table:table-cell>
          <table:table-cell table:style-name="ce25" table:formula="of:=([.B71]*1024+[.$B$29]*8)/[.$B42]" office:value-type="float" office:value="1.189453125">
            <text:p>1,189</text:p>
          </table:table-cell>
          <table:table-cell table:style-name="ce25" table:formula="of:=([.C71]*1024+[.$B$29]*8)/[.$B42]" office:value-type="float" office:value="0.720703125">
            <text:p>0,721</text:p>
          </table:table-cell>
          <table:table-cell table:style-name="ce25" table:formula="of:=([.D71]*1024+[.$B$29]*8)/[.$B42]" office:value-type="float" office:value="0.564453125">
            <text:p>0,564</text:p>
          </table:table-cell>
          <table:table-cell table:style-name="ce25" table:formula="of:=([.E71]*1024+[.$B$29]*8)/[.$B42]" office:value-type="float" office:value="0.486328125">
            <text:p>0,486</text:p>
          </table:table-cell>
          <table:table-cell table:style-name="ce25" table:formula="of:=([.F71]*1024+[.$B$29]*8)/[.$B42]" office:value-type="float" office:value="0.408203125">
            <text:p>0,408</text:p>
          </table:table-cell>
          <table:table-cell table:style-name="ce25" table:formula="of:=([.G71]*1024+[.$B$29]*8)/[.$B42]" office:value-type="float" office:value="0.385881696428571">
            <text:p>0,386</text:p>
          </table:table-cell>
          <table:table-cell table:style-name="ce25" table:formula="of:=([.H71]*1024+[.$B$29]*8)/[.$B42]" office:value-type="float" office:value="0.369140625">
            <text:p>0,369</text:p>
          </table:table-cell>
          <table:table-cell table:style-name="ce25" table:formula="of:=([.I71]*1024+[.$B$29]*8)/[.$B42]" office:value-type="float" office:value="0.330078125">
            <text:p>0,330</text:p>
          </table:table-cell>
          <table:table-cell table:style-name="ce25" table:formula="of:=([.J71]*1024+[.$B$29]*8)/[.$B42]" office:value-type="float" office:value="0.318917410714286">
            <text:p>0,319</text:p>
          </table:table-cell>
          <table:table-cell table:style-name="ce25" table:formula="of:=([.K71]*1024+[.$B$29]*8)/[.$B42]" office:value-type="float" office:value="0.314453125">
            <text:p>0,314</text:p>
          </table:table-cell>
          <table:table-cell table:style-name="ce25" table:formula="of:=([.L71]*1024+[.$B$29]*8)/[.$B42]" office:value-type="float" office:value="0.310546875">
            <text:p>0,311</text:p>
          </table:table-cell>
          <table:table-cell table:style-name="ce25" table:formula="of:=([.M71]*1024+[.$B$29]*8)/[.$B42]" office:value-type="float" office:value="0.291015625">
            <text:p>0,291</text:p>
          </table:table-cell>
          <table:table-cell table:style-name="ce25" table:formula="of:=([.N71]*1024+[.$B$29]*8)/[.$B42]" office:value-type="float" office:value="0.285435267857143">
            <text:p>0,285</text:p>
          </table:table-cell>
          <table:table-cell table:style-name="ce25" table:formula="of:=([.O71]*1024+[.$B$29]*8)/[.$B42]" office:value-type="float" office:value="0.283203125">
            <text:p>0,283</text:p>
          </table:table-cell>
          <table:table-cell table:style-name="ce25" table:formula="of:=([.P71]*1024+[.$B$29]*8)/[.$B42]" office:value-type="float" office:value="0.282195060483871">
            <text:p>0,282</text:p>
          </table:table-cell>
          <table:table-cell table:style-name="ce25" table:formula="of:=([.Q71]*1024+[.$B$29]*8)/[.$B42]" office:value-type="float" office:value="0.28125">
            <text:p>0,281</text:p>
          </table:table-cell>
          <table:table-cell table:number-columns-repeated="1007"/>
        </table:table-row>
        <table:table-row table:style-name="ro1">
          <table:table-cell table:formula="of:=[.$A$43]" office:value-type="float" office:value="16">
            <text:p>16</text:p>
          </table:table-cell>
          <table:table-cell table:style-name="ce25" table:formula="of:=([.B72]*1024+[.$B$29]*8)/[.$B43]" office:value-type="float" office:value="1.2509765625">
            <text:p>1,251</text:p>
          </table:table-cell>
          <table:table-cell table:style-name="ce25" table:formula="of:=([.C72]*1024+[.$B$29]*8)/[.$B43]" office:value-type="float" office:value="0.7509765625">
            <text:p>0,751</text:p>
          </table:table-cell>
          <table:table-cell table:style-name="ce25" table:formula="of:=([.D72]*1024+[.$B$29]*8)/[.$B43]" office:value-type="float" office:value="0.584309895833333">
            <text:p>0,584</text:p>
          </table:table-cell>
          <table:table-cell table:style-name="ce25" table:formula="of:=([.E72]*1024+[.$B$29]*8)/[.$B43]" office:value-type="float" office:value="0.5009765625">
            <text:p>0,501</text:p>
          </table:table-cell>
          <table:table-cell table:style-name="ce25" table:formula="of:=([.F72]*1024+[.$B$29]*8)/[.$B43]" office:value-type="float" office:value="0.417643229166667">
            <text:p>0,418</text:p>
          </table:table-cell>
          <table:table-cell table:style-name="ce25" table:formula="of:=([.G72]*1024+[.$B$29]*8)/[.$B43]" office:value-type="float" office:value="0.393833705357143">
            <text:p>0,394</text:p>
          </table:table-cell>
          <table:table-cell table:style-name="ce25" table:formula="of:=([.H72]*1024+[.$B$29]*8)/[.$B43]" office:value-type="float" office:value="0.3759765625">
            <text:p>0,376</text:p>
          </table:table-cell>
          <table:table-cell table:style-name="ce25" table:formula="of:=([.I72]*1024+[.$B$29]*8)/[.$B43]" office:value-type="float" office:value="0.334309895833333">
            <text:p>0,334</text:p>
          </table:table-cell>
          <table:table-cell table:style-name="ce25" table:formula="of:=([.J72]*1024+[.$B$29]*8)/[.$B43]" office:value-type="float" office:value="0.322405133928571">
            <text:p>0,322</text:p>
          </table:table-cell>
          <table:table-cell table:style-name="ce25" table:formula="of:=([.K72]*1024+[.$B$29]*8)/[.$B43]" office:value-type="float" office:value="0.317643229166667">
            <text:p>0,318</text:p>
          </table:table-cell>
          <table:table-cell table:style-name="ce25" table:formula="of:=([.L72]*1024+[.$B$29]*8)/[.$B43]" office:value-type="float" office:value="0.3134765625">
            <text:p>0,313</text:p>
          </table:table-cell>
          <table:table-cell table:style-name="ce25" table:formula="of:=([.M72]*1024+[.$B$29]*8)/[.$B43]" office:value-type="float" office:value="0.292643229166667">
            <text:p>0,293</text:p>
          </table:table-cell>
          <table:table-cell table:style-name="ce25" table:formula="of:=([.N72]*1024+[.$B$29]*8)/[.$B43]" office:value-type="float" office:value="0.286690848214286">
            <text:p>0,287</text:p>
          </table:table-cell>
          <table:table-cell table:style-name="ce25" table:formula="of:=([.O72]*1024+[.$B$29]*8)/[.$B43]" office:value-type="float" office:value="0.284309895833333">
            <text:p>0,284</text:p>
          </table:table-cell>
          <table:table-cell table:style-name="ce25" table:formula="of:=([.P72]*1024+[.$B$29]*8)/[.$B43]" office:value-type="float" office:value="0.283234627016129">
            <text:p>0,283</text:p>
          </table:table-cell>
          <table:table-cell table:style-name="ce25" table:formula="of:=([.Q72]*1024+[.$B$29]*8)/[.$B43]" office:value-type="float" office:value="0.2822265625">
            <text:p>0,282</text:p>
          </table:table-cell>
          <table:table-cell table:number-columns-repeated="1007"/>
        </table:table-row>
        <table:table-row table:style-name="ro1">
          <table:table-cell table:style-name="ce12" table:formula="of:=[.$A$44]" office:value-type="float" office:value="18">
            <text:p>18</text:p>
          </table:table-cell>
          <table:table-cell table:style-name="ce25" table:formula="of:=([.B73]*1024+[.$B$29]*8)/[.$B44]" office:value-type="float" office:value="1.375244140625">
            <text:p>1,375</text:p>
          </table:table-cell>
          <table:table-cell table:style-name="ce25" table:formula="of:=([.C73]*1024+[.$B$29]*8)/[.$B44]" office:value-type="float" office:value="0.812744140625">
            <text:p>0,813</text:p>
          </table:table-cell>
          <table:table-cell table:style-name="ce25" table:formula="of:=([.D73]*1024+[.$B$29]*8)/[.$B44]" office:value-type="float" office:value="0.625244140625">
            <text:p>0,625</text:p>
          </table:table-cell>
          <table:table-cell table:style-name="ce25" table:formula="of:=([.E73]*1024+[.$B$29]*8)/[.$B44]" office:value-type="float" office:value="0.531494140625">
            <text:p>0,531</text:p>
          </table:table-cell>
          <table:table-cell table:style-name="ce25" table:formula="of:=([.F73]*1024+[.$B$29]*8)/[.$B44]" office:value-type="float" office:value="0.437744140625">
            <text:p>0,438</text:p>
          </table:table-cell>
          <table:table-cell table:style-name="ce25" table:formula="of:=([.G73]*1024+[.$B$29]*8)/[.$B44]" office:value-type="float" office:value="0.410958426339286">
            <text:p>0,411</text:p>
          </table:table-cell>
          <table:table-cell table:style-name="ce25" table:formula="of:=([.H73]*1024+[.$B$29]*8)/[.$B44]" office:value-type="float" office:value="0.390869140625">
            <text:p>0,391</text:p>
          </table:table-cell>
          <table:table-cell table:style-name="ce25" table:formula="of:=([.I73]*1024+[.$B$29]*8)/[.$B44]" office:value-type="float" office:value="0.343994140625">
            <text:p>0,344</text:p>
          </table:table-cell>
          <table:table-cell table:style-name="ce25" table:formula="of:=([.J73]*1024+[.$B$29]*8)/[.$B44]" office:value-type="float" office:value="0.330601283482143">
            <text:p>0,331</text:p>
          </table:table-cell>
          <table:table-cell table:style-name="ce25" table:formula="of:=([.K73]*1024+[.$B$29]*8)/[.$B44]" office:value-type="float" office:value="0.325244140625">
            <text:p>0,325</text:p>
          </table:table-cell>
          <table:table-cell table:style-name="ce25" table:formula="of:=([.L73]*1024+[.$B$29]*8)/[.$B44]" office:value-type="float" office:value="0.320556640625">
            <text:p>0,321</text:p>
          </table:table-cell>
          <table:table-cell table:style-name="ce25" table:formula="of:=([.M73]*1024+[.$B$29]*8)/[.$B44]" office:value-type="float" office:value="0.297119140625">
            <text:p>0,297</text:p>
          </table:table-cell>
          <table:table-cell table:style-name="ce25" table:formula="of:=([.N73]*1024+[.$B$29]*8)/[.$B44]" office:value-type="float" office:value="0.290422712053571">
            <text:p>0,290</text:p>
          </table:table-cell>
          <table:table-cell table:style-name="ce25" table:formula="of:=([.O73]*1024+[.$B$29]*8)/[.$B44]" office:value-type="float" office:value="0.287744140625">
            <text:p>0,288</text:p>
          </table:table-cell>
          <table:table-cell table:style-name="ce25" table:formula="of:=([.P73]*1024+[.$B$29]*8)/[.$B44]" office:value-type="float" office:value="0.286534463205645">
            <text:p>0,287</text:p>
          </table:table-cell>
          <table:table-cell table:style-name="ce25" table:formula="of:=([.Q73]*1024+[.$B$29]*8)/[.$B44]" office:value-type="float" office:value="0.285400390625">
            <text:p>0,285</text:p>
          </table:table-cell>
          <table:table-cell table:number-columns-repeated="1007"/>
        </table:table-row>
        <table:table-row table:style-name="ro1">
          <table:table-cell table:style-name="Default"/>
          <table:table-cell table:number-columns-repeated="3"/>
          <table:table-cell table:style-name="Default"/>
          <table:table-cell table:number-columns-repeated="1019"/>
        </table:table-row>
        <table:table-row table:style-name="ro1">
          <table:table-cell table:style-name="ce1" office:value-type="string">
            <text:p>CHECK</text:p>
          </table:table-cell>
          <table:table-cell table:style-name="ce20" table:formula="of:=[.$B$1]*[.B174]*1024-[.B163]" office:value-type="float" office:value="0">
            <text:p>0</text:p>
          </table:table-cell>
          <table:table-cell table:style-name="ce20" table:formula="of:=[.$B$1]*[.C174]*1024-[.C163]" office:value-type="float" office:value="0">
            <text:p>0</text:p>
          </table:table-cell>
          <table:table-cell table:style-name="ce20" table:formula="of:=[.$B$1]*[.D174]*1024-[.D163]" office:value-type="float" office:value="0">
            <text:p>0</text:p>
          </table:table-cell>
          <table:table-cell table:formula="of:=[.$B$1]*[.E174]*1024-[.E163]" office:value-type="float" office:value="0">
            <text:p>0</text:p>
          </table:table-cell>
          <table:table-cell table:style-name="ce20" table:formula="of:=[.$B$1]*[.F174]*1024-[.F163]" office:value-type="float" office:value="0">
            <text:p>0</text:p>
          </table:table-cell>
          <table:table-cell table:style-name="ce20" table:formula="of:=[.$B$1]*[.G174]*1024-[.G163]" office:value-type="float" office:value="0">
            <text:p>0</text:p>
          </table:table-cell>
          <table:table-cell table:style-name="ce20" table:formula="of:=[.$B$1]*[.H174]*1024-[.H163]" office:value-type="float" office:value="0">
            <text:p>0</text:p>
          </table:table-cell>
          <table:table-cell table:style-name="ce20" table:formula="of:=[.$B$1]*[.I174]*1024-[.I163]" office:value-type="float" office:value="0">
            <text:p>0</text:p>
          </table:table-cell>
          <table:table-cell table:style-name="ce20" table:formula="of:=[.$B$1]*[.J174]*1024-[.J163]" office:value-type="float" office:value="0">
            <text:p>0</text:p>
          </table:table-cell>
          <table:table-cell table:style-name="ce20" table:formula="of:=[.$B$1]*[.K174]*1024-[.K163]" office:value-type="float" office:value="0">
            <text:p>0</text:p>
          </table:table-cell>
          <table:table-cell table:style-name="ce20" table:formula="of:=[.$B$1]*[.L174]*1024-[.L163]" office:value-type="float" office:value="0">
            <text:p>0</text:p>
          </table:table-cell>
          <table:table-cell table:style-name="ce20" table:formula="of:=[.$B$1]*[.M174]*1024-[.M163]" office:value-type="float" office:value="0">
            <text:p>0</text:p>
          </table:table-cell>
          <table:table-cell table:style-name="ce20" table:formula="of:=[.$B$1]*[.N174]*1024-[.N163]" office:value-type="float" office:value="0">
            <text:p>0</text:p>
          </table:table-cell>
          <table:table-cell table:style-name="ce20" table:formula="of:=[.$B$1]*[.O174]*1024-[.O163]" office:value-type="float" office:value="0">
            <text:p>0</text:p>
          </table:table-cell>
          <table:table-cell table:style-name="ce20" table:formula="of:=[.$B$1]*[.P174]*1024-[.P163]" office:value-type="float" office:value="0">
            <text:p>0</text:p>
          </table:table-cell>
          <table:table-cell table:style-name="ce20" table:formula="of:=[.$B$1]*[.Q174]*1024-[.Q163]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Default"/>
          <table:table-cell table:style-name="ce20" table:formula="of:=[.$B$1]*[.B175]*1024-[.B164]" office:value-type="float" office:value="0">
            <text:p>0</text:p>
          </table:table-cell>
          <table:table-cell table:style-name="ce20" table:formula="of:=[.$B$1]*[.C175]*1024-[.C164]" office:value-type="float" office:value="0">
            <text:p>0</text:p>
          </table:table-cell>
          <table:table-cell table:style-name="ce20" table:formula="of:=[.$B$1]*[.D175]*1024-[.D164]" office:value-type="float" office:value="0">
            <text:p>0</text:p>
          </table:table-cell>
          <table:table-cell table:formula="of:=[.$B$1]*[.E175]*1024-[.E164]" office:value-type="float" office:value="0">
            <text:p>0</text:p>
          </table:table-cell>
          <table:table-cell table:style-name="ce20" table:formula="of:=[.$B$1]*[.F175]*1024-[.F164]" office:value-type="float" office:value="0">
            <text:p>0</text:p>
          </table:table-cell>
          <table:table-cell table:style-name="ce20" table:formula="of:=[.$B$1]*[.G175]*1024-[.G164]" office:value-type="float" office:value="0">
            <text:p>0</text:p>
          </table:table-cell>
          <table:table-cell table:style-name="ce20" table:formula="of:=[.$B$1]*[.H175]*1024-[.H164]" office:value-type="float" office:value="0">
            <text:p>0</text:p>
          </table:table-cell>
          <table:table-cell table:style-name="ce20" table:formula="of:=[.$B$1]*[.I175]*1024-[.I164]" office:value-type="float" office:value="0">
            <text:p>0</text:p>
          </table:table-cell>
          <table:table-cell table:style-name="ce20" table:formula="of:=[.$B$1]*[.J175]*1024-[.J164]" office:value-type="float" office:value="0">
            <text:p>0</text:p>
          </table:table-cell>
          <table:table-cell table:style-name="ce20" table:formula="of:=[.$B$1]*[.K175]*1024-[.K164]" office:value-type="float" office:value="0">
            <text:p>0</text:p>
          </table:table-cell>
          <table:table-cell table:style-name="ce20" table:formula="of:=[.$B$1]*[.L175]*1024-[.L164]" office:value-type="float" office:value="0">
            <text:p>0</text:p>
          </table:table-cell>
          <table:table-cell table:style-name="ce20" table:formula="of:=[.$B$1]*[.M175]*1024-[.M164]" office:value-type="float" office:value="0">
            <text:p>0</text:p>
          </table:table-cell>
          <table:table-cell table:style-name="ce20" table:formula="of:=[.$B$1]*[.N175]*1024-[.N164]" office:value-type="float" office:value="0">
            <text:p>0</text:p>
          </table:table-cell>
          <table:table-cell table:style-name="ce20" table:formula="of:=[.$B$1]*[.O175]*1024-[.O164]" office:value-type="float" office:value="0">
            <text:p>0</text:p>
          </table:table-cell>
          <table:table-cell table:style-name="ce20" table:formula="of:=[.$B$1]*[.P175]*1024-[.P164]" office:value-type="float" office:value="0">
            <text:p>0</text:p>
          </table:table-cell>
          <table:table-cell table:style-name="ce20" table:formula="of:=[.$B$1]*[.Q175]*1024-[.Q164]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Default"/>
          <table:table-cell table:style-name="ce20" table:formula="of:=[.$B$1]*[.B176]*1024-[.B165]" office:value-type="float" office:value="0">
            <text:p>0</text:p>
          </table:table-cell>
          <table:table-cell table:style-name="ce20" table:formula="of:=[.$B$1]*[.C176]*1024-[.C165]" office:value-type="float" office:value="0">
            <text:p>0</text:p>
          </table:table-cell>
          <table:table-cell table:style-name="ce20" table:formula="of:=[.$B$1]*[.D176]*1024-[.D165]" office:value-type="float" office:value="0">
            <text:p>0</text:p>
          </table:table-cell>
          <table:table-cell table:formula="of:=[.$B$1]*[.E176]*1024-[.E165]" office:value-type="float" office:value="0">
            <text:p>0</text:p>
          </table:table-cell>
          <table:table-cell table:style-name="ce20" table:formula="of:=[.$B$1]*[.F176]*1024-[.F165]" office:value-type="float" office:value="0">
            <text:p>0</text:p>
          </table:table-cell>
          <table:table-cell table:style-name="ce20" table:formula="of:=[.$B$1]*[.G176]*1024-[.G165]" office:value-type="float" office:value="0">
            <text:p>0</text:p>
          </table:table-cell>
          <table:table-cell table:style-name="ce20" table:formula="of:=[.$B$1]*[.H176]*1024-[.H165]" office:value-type="float" office:value="0">
            <text:p>0</text:p>
          </table:table-cell>
          <table:table-cell table:style-name="ce20" table:formula="of:=[.$B$1]*[.I176]*1024-[.I165]" office:value-type="float" office:value="0">
            <text:p>0</text:p>
          </table:table-cell>
          <table:table-cell table:style-name="ce20" table:formula="of:=[.$B$1]*[.J176]*1024-[.J165]" office:value-type="float" office:value="0">
            <text:p>0</text:p>
          </table:table-cell>
          <table:table-cell table:style-name="ce20" table:formula="of:=[.$B$1]*[.K176]*1024-[.K165]" office:value-type="float" office:value="0">
            <text:p>0</text:p>
          </table:table-cell>
          <table:table-cell table:style-name="ce20" table:formula="of:=[.$B$1]*[.L176]*1024-[.L165]" office:value-type="float" office:value="0">
            <text:p>0</text:p>
          </table:table-cell>
          <table:table-cell table:style-name="ce20" table:formula="of:=[.$B$1]*[.M176]*1024-[.M165]" office:value-type="float" office:value="0">
            <text:p>0</text:p>
          </table:table-cell>
          <table:table-cell table:style-name="ce20" table:formula="of:=[.$B$1]*[.N176]*1024-[.N165]" office:value-type="float" office:value="0">
            <text:p>0</text:p>
          </table:table-cell>
          <table:table-cell table:style-name="ce20" table:formula="of:=[.$B$1]*[.O176]*1024-[.O165]" office:value-type="float" office:value="0">
            <text:p>0</text:p>
          </table:table-cell>
          <table:table-cell table:style-name="ce20" table:formula="of:=[.$B$1]*[.P176]*1024-[.P165]" office:value-type="float" office:value="0">
            <text:p>0</text:p>
          </table:table-cell>
          <table:table-cell table:style-name="ce20" table:formula="of:=[.$B$1]*[.Q176]*1024-[.Q165]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Default"/>
          <table:table-cell table:style-name="ce20" table:formula="of:=[.$B$1]*[.B177]*1024-[.B166]" office:value-type="float" office:value="0">
            <text:p>0</text:p>
          </table:table-cell>
          <table:table-cell table:style-name="ce20" table:formula="of:=[.$B$1]*[.C177]*1024-[.C166]" office:value-type="float" office:value="0">
            <text:p>0</text:p>
          </table:table-cell>
          <table:table-cell table:style-name="ce20" table:formula="of:=[.$B$1]*[.D177]*1024-[.D166]" office:value-type="float" office:value="0">
            <text:p>0</text:p>
          </table:table-cell>
          <table:table-cell table:formula="of:=[.$B$1]*[.E177]*1024-[.E166]" office:value-type="float" office:value="0">
            <text:p>0</text:p>
          </table:table-cell>
          <table:table-cell table:style-name="ce20" table:formula="of:=[.$B$1]*[.F177]*1024-[.F166]" office:value-type="float" office:value="0">
            <text:p>0</text:p>
          </table:table-cell>
          <table:table-cell table:style-name="ce20" table:formula="of:=[.$B$1]*[.G177]*1024-[.G166]" office:value-type="float" office:value="0">
            <text:p>0</text:p>
          </table:table-cell>
          <table:table-cell table:style-name="ce20" table:formula="of:=[.$B$1]*[.H177]*1024-[.H166]" office:value-type="float" office:value="0">
            <text:p>0</text:p>
          </table:table-cell>
          <table:table-cell table:style-name="ce20" table:formula="of:=[.$B$1]*[.I177]*1024-[.I166]" office:value-type="float" office:value="0">
            <text:p>0</text:p>
          </table:table-cell>
          <table:table-cell table:style-name="ce20" table:formula="of:=[.$B$1]*[.J177]*1024-[.J166]" office:value-type="float" office:value="0">
            <text:p>0</text:p>
          </table:table-cell>
          <table:table-cell table:style-name="ce20" table:formula="of:=[.$B$1]*[.K177]*1024-[.K166]" office:value-type="float" office:value="0">
            <text:p>0</text:p>
          </table:table-cell>
          <table:table-cell table:style-name="ce20" table:formula="of:=[.$B$1]*[.L177]*1024-[.L166]" office:value-type="float" office:value="0">
            <text:p>0</text:p>
          </table:table-cell>
          <table:table-cell table:style-name="ce20" table:formula="of:=[.$B$1]*[.M177]*1024-[.M166]" office:value-type="float" office:value="0">
            <text:p>0</text:p>
          </table:table-cell>
          <table:table-cell table:style-name="ce20" table:formula="of:=[.$B$1]*[.N177]*1024-[.N166]" office:value-type="float" office:value="0">
            <text:p>0</text:p>
          </table:table-cell>
          <table:table-cell table:style-name="ce20" table:formula="of:=[.$B$1]*[.O177]*1024-[.O166]" office:value-type="float" office:value="0">
            <text:p>0</text:p>
          </table:table-cell>
          <table:table-cell table:style-name="ce20" table:formula="of:=[.$B$1]*[.P177]*1024-[.P166]" office:value-type="float" office:value="0">
            <text:p>0</text:p>
          </table:table-cell>
          <table:table-cell table:style-name="ce20" table:formula="of:=[.$B$1]*[.Q177]*1024-[.Q166]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Default"/>
          <table:table-cell table:style-name="ce20" table:formula="of:=[.$B$1]*[.B178]*1024-[.B167]" office:value-type="float" office:value="0">
            <text:p>0</text:p>
          </table:table-cell>
          <table:table-cell table:style-name="ce20" table:formula="of:=[.$B$1]*[.C178]*1024-[.C167]" office:value-type="float" office:value="0">
            <text:p>0</text:p>
          </table:table-cell>
          <table:table-cell table:style-name="ce20" table:formula="of:=[.$B$1]*[.D178]*1024-[.D167]" office:value-type="float" office:value="0">
            <text:p>0</text:p>
          </table:table-cell>
          <table:table-cell table:formula="of:=[.$B$1]*[.E178]*1024-[.E167]" office:value-type="float" office:value="0">
            <text:p>0</text:p>
          </table:table-cell>
          <table:table-cell table:style-name="ce20" table:formula="of:=[.$B$1]*[.F178]*1024-[.F167]" office:value-type="float" office:value="0">
            <text:p>0</text:p>
          </table:table-cell>
          <table:table-cell table:style-name="ce20" table:formula="of:=[.$B$1]*[.G178]*1024-[.G167]" office:value-type="float" office:value="0">
            <text:p>0</text:p>
          </table:table-cell>
          <table:table-cell table:style-name="ce20" table:formula="of:=[.$B$1]*[.H178]*1024-[.H167]" office:value-type="float" office:value="0">
            <text:p>0</text:p>
          </table:table-cell>
          <table:table-cell table:style-name="ce20" table:formula="of:=[.$B$1]*[.I178]*1024-[.I167]" office:value-type="float" office:value="0">
            <text:p>0</text:p>
          </table:table-cell>
          <table:table-cell table:style-name="ce20" table:formula="of:=[.$B$1]*[.J178]*1024-[.J167]" office:value-type="float" office:value="0">
            <text:p>0</text:p>
          </table:table-cell>
          <table:table-cell table:style-name="ce20" table:formula="of:=[.$B$1]*[.K178]*1024-[.K167]" office:value-type="float" office:value="0">
            <text:p>0</text:p>
          </table:table-cell>
          <table:table-cell table:style-name="ce20" table:formula="of:=[.$B$1]*[.L178]*1024-[.L167]" office:value-type="float" office:value="0">
            <text:p>0</text:p>
          </table:table-cell>
          <table:table-cell table:style-name="ce20" table:formula="of:=[.$B$1]*[.M178]*1024-[.M167]" office:value-type="float" office:value="0">
            <text:p>0</text:p>
          </table:table-cell>
          <table:table-cell table:style-name="ce20" table:formula="of:=[.$B$1]*[.N178]*1024-[.N167]" office:value-type="float" office:value="0">
            <text:p>0</text:p>
          </table:table-cell>
          <table:table-cell table:style-name="ce20" table:formula="of:=[.$B$1]*[.O178]*1024-[.O167]" office:value-type="float" office:value="0">
            <text:p>0</text:p>
          </table:table-cell>
          <table:table-cell table:style-name="ce20" table:formula="of:=[.$B$1]*[.P178]*1024-[.P167]" office:value-type="float" office:value="0">
            <text:p>0</text:p>
          </table:table-cell>
          <table:table-cell table:style-name="ce20" table:formula="of:=[.$B$1]*[.Q178]*1024-[.Q167]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Default"/>
          <table:table-cell table:style-name="ce20" table:formula="of:=[.$B$1]*[.B179]*1024-[.B168]" office:value-type="float" office:value="0">
            <text:p>0</text:p>
          </table:table-cell>
          <table:table-cell table:style-name="ce20" table:formula="of:=[.$B$1]*[.C179]*1024-[.C168]" office:value-type="float" office:value="0">
            <text:p>0</text:p>
          </table:table-cell>
          <table:table-cell table:style-name="ce20" table:formula="of:=[.$B$1]*[.D179]*1024-[.D168]" office:value-type="float" office:value="0">
            <text:p>0</text:p>
          </table:table-cell>
          <table:table-cell table:formula="of:=[.$B$1]*[.E179]*1024-[.E168]" office:value-type="float" office:value="0">
            <text:p>0</text:p>
          </table:table-cell>
          <table:table-cell table:style-name="ce20" table:formula="of:=[.$B$1]*[.F179]*1024-[.F168]" office:value-type="float" office:value="0">
            <text:p>0</text:p>
          </table:table-cell>
          <table:table-cell table:style-name="ce20" table:formula="of:=[.$B$1]*[.G179]*1024-[.G168]" office:value-type="float" office:value="0">
            <text:p>0</text:p>
          </table:table-cell>
          <table:table-cell table:style-name="ce20" table:formula="of:=[.$B$1]*[.H179]*1024-[.H168]" office:value-type="float" office:value="0">
            <text:p>0</text:p>
          </table:table-cell>
          <table:table-cell table:style-name="ce20" table:formula="of:=[.$B$1]*[.I179]*1024-[.I168]" office:value-type="float" office:value="0">
            <text:p>0</text:p>
          </table:table-cell>
          <table:table-cell table:style-name="ce20" table:formula="of:=[.$B$1]*[.J179]*1024-[.J168]" office:value-type="float" office:value="0">
            <text:p>0</text:p>
          </table:table-cell>
          <table:table-cell table:style-name="ce20" table:formula="of:=[.$B$1]*[.K179]*1024-[.K168]" office:value-type="float" office:value="0">
            <text:p>0</text:p>
          </table:table-cell>
          <table:table-cell table:style-name="ce20" table:formula="of:=[.$B$1]*[.L179]*1024-[.L168]" office:value-type="float" office:value="0">
            <text:p>0</text:p>
          </table:table-cell>
          <table:table-cell table:style-name="ce20" table:formula="of:=[.$B$1]*[.M179]*1024-[.M168]" office:value-type="float" office:value="0">
            <text:p>0</text:p>
          </table:table-cell>
          <table:table-cell table:style-name="ce20" table:formula="of:=[.$B$1]*[.N179]*1024-[.N168]" office:value-type="float" office:value="0">
            <text:p>0</text:p>
          </table:table-cell>
          <table:table-cell table:style-name="ce20" table:formula="of:=[.$B$1]*[.O179]*1024-[.O168]" office:value-type="float" office:value="0">
            <text:p>0</text:p>
          </table:table-cell>
          <table:table-cell table:style-name="ce20" table:formula="of:=[.$B$1]*[.P179]*1024-[.P168]" office:value-type="float" office:value="0">
            <text:p>0</text:p>
          </table:table-cell>
          <table:table-cell table:style-name="ce20" table:formula="of:=[.$B$1]*[.Q179]*1024-[.Q168]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Default"/>
          <table:table-cell table:style-name="ce20" table:formula="of:=[.$B$1]*[.B180]*1024-[.B169]" office:value-type="float" office:value="0">
            <text:p>0</text:p>
          </table:table-cell>
          <table:table-cell table:style-name="ce20" table:formula="of:=[.$B$1]*[.C180]*1024-[.C169]" office:value-type="float" office:value="0">
            <text:p>0</text:p>
          </table:table-cell>
          <table:table-cell table:style-name="ce20" table:formula="of:=[.$B$1]*[.D180]*1024-[.D169]" office:value-type="float" office:value="0">
            <text:p>0</text:p>
          </table:table-cell>
          <table:table-cell table:formula="of:=[.$B$1]*[.E180]*1024-[.E169]" office:value-type="float" office:value="0">
            <text:p>0</text:p>
          </table:table-cell>
          <table:table-cell table:style-name="ce20" table:formula="of:=[.$B$1]*[.F180]*1024-[.F169]" office:value-type="float" office:value="0">
            <text:p>0</text:p>
          </table:table-cell>
          <table:table-cell table:style-name="ce20" table:formula="of:=[.$B$1]*[.G180]*1024-[.G169]" office:value-type="float" office:value="0">
            <text:p>0</text:p>
          </table:table-cell>
          <table:table-cell table:style-name="ce20" table:formula="of:=[.$B$1]*[.H180]*1024-[.H169]" office:value-type="float" office:value="0">
            <text:p>0</text:p>
          </table:table-cell>
          <table:table-cell table:style-name="ce20" table:formula="of:=[.$B$1]*[.I180]*1024-[.I169]" office:value-type="float" office:value="0">
            <text:p>0</text:p>
          </table:table-cell>
          <table:table-cell table:style-name="ce20" table:formula="of:=[.$B$1]*[.J180]*1024-[.J169]" office:value-type="float" office:value="0">
            <text:p>0</text:p>
          </table:table-cell>
          <table:table-cell table:style-name="ce20" table:formula="of:=[.$B$1]*[.K180]*1024-[.K169]" office:value-type="float" office:value="0">
            <text:p>0</text:p>
          </table:table-cell>
          <table:table-cell table:style-name="ce20" table:formula="of:=[.$B$1]*[.L180]*1024-[.L169]" office:value-type="float" office:value="0">
            <text:p>0</text:p>
          </table:table-cell>
          <table:table-cell table:style-name="ce20" table:formula="of:=[.$B$1]*[.M180]*1024-[.M169]" office:value-type="float" office:value="0">
            <text:p>0</text:p>
          </table:table-cell>
          <table:table-cell table:style-name="ce20" table:formula="of:=[.$B$1]*[.N180]*1024-[.N169]" office:value-type="float" office:value="0">
            <text:p>0</text:p>
          </table:table-cell>
          <table:table-cell table:style-name="ce20" table:formula="of:=[.$B$1]*[.O180]*1024-[.O169]" office:value-type="float" office:value="0">
            <text:p>0</text:p>
          </table:table-cell>
          <table:table-cell table:style-name="ce20" table:formula="of:=[.$B$1]*[.P180]*1024-[.P169]" office:value-type="float" office:value="0">
            <text:p>0</text:p>
          </table:table-cell>
          <table:table-cell table:style-name="ce20" table:formula="of:=[.$B$1]*[.Q180]*1024-[.Q169]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Default"/>
          <table:table-cell table:style-name="ce20" table:formula="of:=[.$B$1]*[.B181]*1024-[.B170]" office:value-type="float" office:value="0">
            <text:p>0</text:p>
          </table:table-cell>
          <table:table-cell table:style-name="ce20" table:formula="of:=[.$B$1]*[.C181]*1024-[.C170]" office:value-type="float" office:value="0">
            <text:p>0</text:p>
          </table:table-cell>
          <table:table-cell table:style-name="ce20" table:formula="of:=[.$B$1]*[.D181]*1024-[.D170]" office:value-type="float" office:value="0">
            <text:p>0</text:p>
          </table:table-cell>
          <table:table-cell table:formula="of:=[.$B$1]*[.E181]*1024-[.E170]" office:value-type="float" office:value="0">
            <text:p>0</text:p>
          </table:table-cell>
          <table:table-cell table:style-name="ce20" table:formula="of:=[.$B$1]*[.F181]*1024-[.F170]" office:value-type="float" office:value="0">
            <text:p>0</text:p>
          </table:table-cell>
          <table:table-cell table:style-name="ce20" table:formula="of:=[.$B$1]*[.G181]*1024-[.G170]" office:value-type="float" office:value="0">
            <text:p>0</text:p>
          </table:table-cell>
          <table:table-cell table:style-name="ce20" table:formula="of:=[.$B$1]*[.H181]*1024-[.H170]" office:value-type="float" office:value="0">
            <text:p>0</text:p>
          </table:table-cell>
          <table:table-cell table:style-name="ce20" table:formula="of:=[.$B$1]*[.I181]*1024-[.I170]" office:value-type="float" office:value="0">
            <text:p>0</text:p>
          </table:table-cell>
          <table:table-cell table:style-name="ce20" table:formula="of:=[.$B$1]*[.J181]*1024-[.J170]" office:value-type="float" office:value="0">
            <text:p>0</text:p>
          </table:table-cell>
          <table:table-cell table:style-name="ce20" table:formula="of:=[.$B$1]*[.K181]*1024-[.K170]" office:value-type="float" office:value="0">
            <text:p>0</text:p>
          </table:table-cell>
          <table:table-cell table:style-name="ce20" table:formula="of:=[.$B$1]*[.L181]*1024-[.L170]" office:value-type="float" office:value="0">
            <text:p>0</text:p>
          </table:table-cell>
          <table:table-cell table:style-name="ce20" table:formula="of:=[.$B$1]*[.M181]*1024-[.M170]" office:value-type="float" office:value="0">
            <text:p>0</text:p>
          </table:table-cell>
          <table:table-cell table:style-name="ce20" table:formula="of:=[.$B$1]*[.N181]*1024-[.N170]" office:value-type="float" office:value="0">
            <text:p>0</text:p>
          </table:table-cell>
          <table:table-cell table:style-name="ce20" table:formula="of:=[.$B$1]*[.O181]*1024-[.O170]" office:value-type="float" office:value="0">
            <text:p>0</text:p>
          </table:table-cell>
          <table:table-cell table:style-name="ce20" table:formula="of:=[.$B$1]*[.P181]*1024-[.P170]" office:value-type="float" office:value="0">
            <text:p>0</text:p>
          </table:table-cell>
          <table:table-cell table:style-name="ce20" table:formula="of:=[.$B$1]*[.Q181]*1024-[.Q170]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Default"/>
          <table:table-cell table:style-name="ce20" table:number-columns-repeated="3"/>
          <table:table-cell/>
          <table:table-cell table:style-name="ce20" table:number-columns-repeated="12"/>
          <table:table-cell table:number-columns-repeated="1007"/>
        </table:table-row>
      </table:table>
      <table:table table:name="2BWT.2-levels" table:style-name="ta1">
        <table:table-column table:style-name="co4" table:default-cell-style-name="ce11"/>
        <table:table-column table:style-name="co5" table:default-cell-style-name="Default"/>
        <table:table-column table:style-name="co6" table:default-cell-style-name="Default"/>
        <table:table-column table:style-name="co7" table:number-columns-repeated="14" table:default-cell-style-name="Default"/>
        <table:table-column table:style-name="co8" table:number-columns-repeated="1007" table:default-cell-style-name="Default"/>
        <table:table-row table:style-name="ro1">
          <table:table-cell table:style-name="ce1" office:value-type="string">
            <text:p>Genome</text:p>
          </table:table-cell>
          <table:table-cell office:value-type="float" office:value="2.7">
            <text:p>2,7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mC</text:p>
          </table:table-cell>
          <table:table-cell office:value-type="string">
            <text:p>Minor Counter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32">
            <text:p>32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MC</text:p>
          </table:table-cell>
          <table:table-cell office:value-type="string">
            <text:p>Mayor Counter</text:p>
          </table:table-cell>
          <table:table-cell office:value-type="float" office:value="64">
            <text:p>64</text:p>
          </table:table-cell>
          <table:table-cell table:number-columns-repeated="1021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ce2" office:value-type="string" table:number-columns-spanned="1" table:number-rows-spanned="10">
            <text:p>Alpha</text:p>
          </table:table-cell>
          <table:table-cell table:style-name="ce4" office:value-type="string" table:number-columns-spanned="2" table:number-rows-spanned="1">
            <text:p>Alpha/Level (Compacted)</text:p>
          </table:table-cell>
          <table:covered-table-cell/>
          <table:table-cell table:style-name="ce30" office:value-type="float" office:value="1">
            <text:p>1</text:p>
          </table:table-cell>
          <table:table-cell table:style-name="ce30" office:value-type="float" office:value="2">
            <text:p>2</text:p>
          </table:table-cell>
          <table:table-cell table:style-name="ce30" office:value-type="float" office:value="3">
            <text:p>3</text:p>
          </table:table-cell>
          <table:table-cell table:style-name="ce30" office:value-type="float" office:value="4">
            <text:p>4</text:p>
          </table:table-cell>
          <table:table-cell table:style-name="ce30" office:value-type="float" office:value="5">
            <text:p>5</text:p>
          </table:table-cell>
          <table:table-cell table:style-name="ce30" office:value-type="float" office:value="6">
            <text:p>6</text:p>
          </table:table-cell>
          <table:table-cell table:style-name="ce30" office:value-type="float" office:value="7">
            <text:p>7</text:p>
          </table:table-cell>
          <table:table-cell table:style-name="ce30" office:value-type="float" office:value="8">
            <text:p>8</text:p>
          </table:table-cell>
          <table:table-cell table:style-name="ce30" office:value-type="float" office:value="9">
            <text:p>9</text:p>
          </table:table-cell>
          <table:table-cell table:style-name="ce30" office:value-type="float" office:value="10">
            <text:p>10</text:p>
          </table:table-cell>
          <table:table-cell table:number-columns-repeated="1011"/>
        </table:table-row>
        <table:table-row table:style-name="ro1">
          <table:covered-table-cell table:style-name="Default"/>
          <table:table-cell table:style-name="ce14" office:value-type="string" table:number-columns-spanned="2" table:number-rows-spanned="1">
            <text:p>Alphabet Bits (Full)</text:p>
          </table:table-cell>
          <table:covered-table-cell table:style-name="ce11"/>
          <table:table-cell table:style-name="ce31" table:formula="of:=CEILING( LOG([.D7];2);1;0)" office:value-type="float" office:value="3">
            <text:p>3</text:p>
          </table:table-cell>
          <table:table-cell table:style-name="ce31" table:formula="of:=CEILING( LOG([.E7];2);1;0)" office:value-type="float" office:value="6">
            <text:p>6</text:p>
          </table:table-cell>
          <table:table-cell table:style-name="ce31" table:formula="of:=CEILING( LOG([.F7];2);1;0)" office:value-type="float" office:value="8">
            <text:p>8</text:p>
          </table:table-cell>
          <table:table-cell table:style-name="ce31" table:formula="of:=CEILING( LOG([.G7];2);1;0)" office:value-type="float" office:value="11">
            <text:p>11</text:p>
          </table:table-cell>
          <table:table-cell table:style-name="ce31" table:formula="of:=CEILING( LOG([.H7];2);1;0)" office:value-type="float" office:value="13">
            <text:p>13</text:p>
          </table:table-cell>
          <table:table-cell table:style-name="ce31" table:formula="of:=CEILING( LOG([.I7];2);1;0)" office:value-type="float" office:value="16">
            <text:p>16</text:p>
          </table:table-cell>
          <table:table-cell table:style-name="ce31" table:formula="of:=CEILING( LOG([.J7];2);1;0)" office:value-type="float" office:value="19">
            <text:p>19</text:p>
          </table:table-cell>
          <table:table-cell table:style-name="ce31" table:formula="of:=CEILING( LOG([.K7];2);1;0)" office:value-type="float" office:value="21">
            <text:p>21</text:p>
          </table:table-cell>
          <table:table-cell table:style-name="ce31" table:formula="of:=CEILING( LOG([.L7];2);1;0)" office:value-type="float" office:value="24">
            <text:p>24</text:p>
          </table:table-cell>
          <table:table-cell table:style-name="ce31" table:formula="of:=CEILING( LOG([.M7];2);1;0)" office:value-type="float" office:value="26">
            <text:p>26</text:p>
          </table:table-cell>
          <table:table-cell table:number-columns-repeated="1011"/>
        </table:table-row>
        <table:table-row table:style-name="ro1">
          <table:covered-table-cell table:style-name="Default"/>
          <table:table-cell table:style-name="ce14" office:value-type="string" table:number-columns-spanned="2" table:number-rows-spanned="1">
            <text:p>Alphabet Chars {A,C,G,T,N,S}</text:p>
          </table:table-cell>
          <table:covered-table-cell table:style-name="ce11"/>
          <table:table-cell table:style-name="ce6" office:value-type="float" office:value="6">
            <text:p>6</text:p>
          </table:table-cell>
          <table:table-cell table:style-name="ce6" table:formula="of:=[.D7]*6" office:value-type="float" office:value="36">
            <text:p>36</text:p>
          </table:table-cell>
          <table:table-cell table:style-name="ce6" table:formula="of:=[.E7]*6" office:value-type="float" office:value="216">
            <text:p>216</text:p>
          </table:table-cell>
          <table:table-cell table:style-name="ce6" table:formula="of:=[.F7]*6" office:value-type="float" office:value="1296">
            <text:p>1296</text:p>
          </table:table-cell>
          <table:table-cell table:style-name="ce6" table:formula="of:=[.G7]*6" office:value-type="float" office:value="7776">
            <text:p>7776</text:p>
          </table:table-cell>
          <table:table-cell table:style-name="ce6" table:formula="of:=[.H7]*6" office:value-type="float" office:value="46656">
            <text:p>46656</text:p>
          </table:table-cell>
          <table:table-cell table:style-name="ce6" table:formula="of:=[.I7]*6" office:value-type="float" office:value="279936">
            <text:p>279936</text:p>
          </table:table-cell>
          <table:table-cell table:style-name="ce6" table:formula="of:=[.J7]*6" office:value-type="float" office:value="1679616">
            <text:p>1679616</text:p>
          </table:table-cell>
          <table:table-cell table:style-name="ce6" table:formula="of:=[.K7]*6" office:value-type="float" office:value="10077696">
            <text:p>10077696</text:p>
          </table:table-cell>
          <table:table-cell table:style-name="ce6" table:formula="of:=[.L7]*6" office:value-type="float" office:value="60466176">
            <text:p>60466176</text:p>
          </table:table-cell>
          <table:table-cell table:number-columns-repeated="1011"/>
        </table:table-row>
        <table:table-row table:style-name="ro1">
          <table:covered-table-cell table:style-name="Default"/>
          <table:table-cell table:number-columns-repeated="1023"/>
        </table:table-row>
        <table:table-row table:style-name="ro1">
          <table:covered-table-cell table:style-name="Default"/>
          <table:table-cell table:style-name="ce4" office:value-type="string" table:number-columns-spanned="2" table:number-rows-spanned="1">
            <text:p>Alpha/Level (Not Dense)</text:p>
          </table:table-cell>
          <table:covered-table-cell/>
          <table:table-cell table:style-name="ce30" office:value-type="float" office:value="1">
            <text:p>1</text:p>
          </table:table-cell>
          <table:table-cell table:style-name="ce30" office:value-type="float" office:value="2">
            <text:p>2</text:p>
          </table:table-cell>
          <table:table-cell table:style-name="ce30" office:value-type="float" office:value="3">
            <text:p>3</text:p>
          </table:table-cell>
          <table:table-cell table:style-name="ce30" office:value-type="float" office:value="4">
            <text:p>4</text:p>
          </table:table-cell>
          <table:table-cell table:style-name="ce30" office:value-type="float" office:value="5">
            <text:p>5</text:p>
          </table:table-cell>
          <table:table-cell table:style-name="ce30" office:value-type="float" office:value="6">
            <text:p>6</text:p>
          </table:table-cell>
          <table:table-cell table:style-name="ce30" office:value-type="float" office:value="7">
            <text:p>7</text:p>
          </table:table-cell>
          <table:table-cell table:style-name="ce30" office:value-type="float" office:value="8">
            <text:p>8</text:p>
          </table:table-cell>
          <table:table-cell table:style-name="ce30" office:value-type="float" office:value="9">
            <text:p>9</text:p>
          </table:table-cell>
          <table:table-cell table:style-name="ce30" office:value-type="float" office:value="10">
            <text:p>10</text:p>
          </table:table-cell>
          <table:table-cell table:number-columns-repeated="1011"/>
        </table:table-row>
        <table:table-row table:style-name="ro1">
          <table:covered-table-cell table:style-name="Default"/>
          <table:table-cell table:style-name="ce15" office:value-type="string" table:number-columns-spanned="2" table:number-rows-spanned="1">
            <text:p>Alphabet Bits (N,S spilled)</text:p>
          </table:table-cell>
          <table:covered-table-cell table:style-name="ce6"/>
          <table:table-cell table:style-name="ce11" office:value-type="float" office:value="2">
            <text:p>2</text:p>
          </table:table-cell>
          <table:table-cell table:style-name="ce11" table:formula="of:=[.D10]+[.$D$10]" office:value-type="float" office:value="4">
            <text:p>4</text:p>
          </table:table-cell>
          <table:table-cell table:style-name="ce11" table:formula="of:=[.E10]+[.$D$10]" office:value-type="float" office:value="6">
            <text:p>6</text:p>
          </table:table-cell>
          <table:table-cell table:style-name="ce11" table:formula="of:=[.F10]+[.$D$10]" office:value-type="float" office:value="8">
            <text:p>8</text:p>
          </table:table-cell>
          <table:table-cell table:style-name="ce11" table:formula="of:=[.G10]+[.$D$10]" office:value-type="float" office:value="10">
            <text:p>10</text:p>
          </table:table-cell>
          <table:table-cell table:style-name="ce11" table:formula="of:=[.H10]+[.$D$10]" office:value-type="float" office:value="12">
            <text:p>12</text:p>
          </table:table-cell>
          <table:table-cell table:style-name="ce11" table:formula="of:=[.I10]+[.$D$10]" office:value-type="float" office:value="14">
            <text:p>14</text:p>
          </table:table-cell>
          <table:table-cell table:style-name="ce11" table:formula="of:=[.J10]+[.$D$10]" office:value-type="float" office:value="16">
            <text:p>16</text:p>
          </table:table-cell>
          <table:table-cell table:style-name="ce11" table:formula="of:=[.K10]+[.$D$10]" office:value-type="float" office:value="18">
            <text:p>18</text:p>
          </table:table-cell>
          <table:table-cell table:style-name="ce11" table:formula="of:=[.L10]+[.$D$10]" office:value-type="float" office:value="20">
            <text:p>20</text:p>
          </table:table-cell>
          <table:table-cell table:number-columns-repeated="1011"/>
        </table:table-row>
        <table:table-row table:style-name="ro1">
          <table:covered-table-cell table:style-name="Default"/>
          <table:table-cell table:style-name="ce15" office:value-type="string" table:number-columns-spanned="2" table:number-rows-spanned="1">
            <text:p>Alphabet Chars {A,C,G,T,N,S}</text:p>
          </table:table-cell>
          <table:covered-table-cell table:style-name="ce6"/>
          <table:table-cell table:style-name="ce11" office:value-type="float" office:value="4">
            <text:p>4</text:p>
          </table:table-cell>
          <table:table-cell table:style-name="ce11" table:formula="of:=[.D11]*4" office:value-type="float" office:value="16">
            <text:p>16</text:p>
          </table:table-cell>
          <table:table-cell table:style-name="ce11" table:formula="of:=[.E11]*4" office:value-type="float" office:value="64">
            <text:p>64</text:p>
          </table:table-cell>
          <table:table-cell table:style-name="ce11" table:formula="of:=[.F11]*4" office:value-type="float" office:value="256">
            <text:p>256</text:p>
          </table:table-cell>
          <table:table-cell table:style-name="ce11" table:formula="of:=[.G11]*4" office:value-type="float" office:value="1024">
            <text:p>1024</text:p>
          </table:table-cell>
          <table:table-cell table:style-name="ce11" table:formula="of:=[.H11]*4" office:value-type="float" office:value="4096">
            <text:p>4096</text:p>
          </table:table-cell>
          <table:table-cell table:style-name="ce11" table:formula="of:=[.I11]*4" office:value-type="float" office:value="16384">
            <text:p>16384</text:p>
          </table:table-cell>
          <table:table-cell table:style-name="ce11" table:formula="of:=[.J11]*4" office:value-type="float" office:value="65536">
            <text:p>65536</text:p>
          </table:table-cell>
          <table:table-cell table:style-name="ce11" table:formula="of:=[.K11]*4" office:value-type="float" office:value="262144">
            <text:p>262144</text:p>
          </table:table-cell>
          <table:table-cell table:style-name="ce11" table:formula="of:=[.L11]*4" office:value-type="float" office:value="1048576">
            <text:p>1048576</text:p>
          </table:table-cell>
          <table:table-cell table:number-columns-repeated="1011"/>
        </table:table-row>
        <table:table-row table:style-name="ro1">
          <table:covered-table-cell table:style-name="Default"/>
          <table:table-cell table:style-name="ce15" office:value-type="string" table:number-columns-spanned="2" table:number-rows-spanned="1">
            <text:p>Alphabet Bits Spilled</text:p>
          </table:table-cell>
          <table:covered-table-cell table:style-name="ce26"/>
          <table:table-cell table:style-name="ce11" table:formula="of:=[.D13]-[.D10]" office:value-type="float" office:value="1">
            <text:p>1</text:p>
          </table:table-cell>
          <table:table-cell table:style-name="ce11" table:formula="of:=[.E13]-[.E10]" office:value-type="float" office:value="2">
            <text:p>2</text:p>
          </table:table-cell>
          <table:table-cell table:style-name="ce11" table:formula="of:=[.F13]-[.F10]" office:value-type="float" office:value="3">
            <text:p>3</text:p>
          </table:table-cell>
          <table:table-cell table:style-name="ce11" table:formula="of:=[.G13]-[.G10]" office:value-type="float" office:value="4">
            <text:p>4</text:p>
          </table:table-cell>
          <table:table-cell table:style-name="ce11" table:formula="of:=[.H13]-[.H10]" office:value-type="float" office:value="5">
            <text:p>5</text:p>
          </table:table-cell>
          <table:table-cell table:style-name="ce11" table:formula="of:=[.I13]-[.I10]" office:value-type="float" office:value="6">
            <text:p>6</text:p>
          </table:table-cell>
          <table:table-cell table:style-name="ce11" table:formula="of:=[.J13]-[.J10]" office:value-type="float" office:value="7">
            <text:p>7</text:p>
          </table:table-cell>
          <table:table-cell table:style-name="ce11" table:formula="of:=[.K13]-[.K10]" office:value-type="float" office:value="8">
            <text:p>8</text:p>
          </table:table-cell>
          <table:table-cell table:style-name="ce11" table:formula="of:=[.L13]-[.L10]" office:value-type="float" office:value="9">
            <text:p>9</text:p>
          </table:table-cell>
          <table:table-cell table:style-name="ce11" table:formula="of:=[.M13]-[.M10]" office:value-type="float" office:value="10">
            <text:p>10</text:p>
          </table:table-cell>
          <table:table-cell table:number-columns-repeated="1011"/>
        </table:table-row>
        <table:table-row table:style-name="ro1">
          <table:covered-table-cell table:style-name="Default"/>
          <table:table-cell table:style-name="ce14" office:value-type="string" table:number-columns-spanned="2" table:number-rows-spanned="1">
            <text:p>Alphabet Bits (Full)</text:p>
          </table:table-cell>
          <table:covered-table-cell table:style-name="ce11"/>
          <table:table-cell table:style-name="ce31" office:value-type="float" office:value="3">
            <text:p>3</text:p>
          </table:table-cell>
          <table:table-cell table:style-name="ce31" table:formula="of:=[.D13]+[.$D$13]" office:value-type="float" office:value="6">
            <text:p>6</text:p>
          </table:table-cell>
          <table:table-cell table:style-name="ce31" table:formula="of:=[.E13]+[.$D$13]" office:value-type="float" office:value="9">
            <text:p>9</text:p>
          </table:table-cell>
          <table:table-cell table:style-name="ce31" table:formula="of:=[.F13]+[.$D$13]" office:value-type="float" office:value="12">
            <text:p>12</text:p>
          </table:table-cell>
          <table:table-cell table:style-name="ce31" table:formula="of:=[.G13]+[.$D$13]" office:value-type="float" office:value="15">
            <text:p>15</text:p>
          </table:table-cell>
          <table:table-cell table:style-name="ce31" table:formula="of:=[.H13]+[.$D$13]" office:value-type="float" office:value="18">
            <text:p>18</text:p>
          </table:table-cell>
          <table:table-cell table:style-name="ce31" table:formula="of:=[.I13]+[.$D$13]" office:value-type="float" office:value="21">
            <text:p>21</text:p>
          </table:table-cell>
          <table:table-cell table:style-name="ce31" table:formula="of:=[.J13]+[.$D$13]" office:value-type="float" office:value="24">
            <text:p>24</text:p>
          </table:table-cell>
          <table:table-cell table:style-name="ce31" table:formula="of:=[.K13]+[.$D$13]" office:value-type="float" office:value="27">
            <text:p>27</text:p>
          </table:table-cell>
          <table:table-cell table:style-name="ce31" table:formula="of:=[.L13]+[.$D$13]" office:value-type="float" office:value="30">
            <text:p>30</text:p>
          </table:table-cell>
          <table:table-cell table:number-columns-repeated="1011"/>
        </table:table-row>
        <table:table-row table:style-name="ro1">
          <table:covered-table-cell table:style-name="Default"/>
          <table:table-cell table:style-name="ce14" office:value-type="string" table:number-columns-spanned="2" table:number-rows-spanned="1">
            <text:p>Alphabet Chars {A,C,G,T,N,S}</text:p>
          </table:table-cell>
          <table:covered-table-cell table:style-name="ce11"/>
          <table:table-cell table:style-name="ce6" office:value-type="float" office:value="6">
            <text:p>6</text:p>
          </table:table-cell>
          <table:table-cell table:style-name="ce6" table:formula="of:=[.D14]*6" office:value-type="float" office:value="36">
            <text:p>36</text:p>
          </table:table-cell>
          <table:table-cell table:style-name="ce6" table:formula="of:=[.E14]*6" office:value-type="float" office:value="216">
            <text:p>216</text:p>
          </table:table-cell>
          <table:table-cell table:style-name="ce6" table:formula="of:=[.F14]*6" office:value-type="float" office:value="1296">
            <text:p>1296</text:p>
          </table:table-cell>
          <table:table-cell table:style-name="ce6" table:formula="of:=[.G14]*6" office:value-type="float" office:value="7776">
            <text:p>7776</text:p>
          </table:table-cell>
          <table:table-cell table:style-name="ce6" table:formula="of:=[.H14]*6" office:value-type="float" office:value="46656">
            <text:p>46656</text:p>
          </table:table-cell>
          <table:table-cell table:style-name="ce6" table:formula="of:=[.I14]*6" office:value-type="float" office:value="279936">
            <text:p>279936</text:p>
          </table:table-cell>
          <table:table-cell table:style-name="ce6" table:formula="of:=[.J14]*6" office:value-type="float" office:value="1679616">
            <text:p>1679616</text:p>
          </table:table-cell>
          <table:table-cell table:style-name="ce6" table:formula="of:=[.K14]*6" office:value-type="float" office:value="10077696">
            <text:p>10077696</text:p>
          </table:table-cell>
          <table:table-cell table:style-name="ce6" table:formula="of:=[.L14]*6" office:value-type="float" office:value="60466176">
            <text:p>60466176</text:p>
          </table:table-cell>
          <table:table-cell table:number-columns-repeated="1011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ce1" office:value-type="string">
            <text:p>BitmapLength</text:p>
          </table:table-cell>
          <table:table-cell table:style-name="ce16" office:value-type="float" office:value="8">
            <text:p>8</text:p>
          </table:table-cell>
          <table:table-cell table:style-name="ce16" office:value-type="float" office:value="16">
            <text:p>16</text:p>
          </table:table-cell>
          <table:table-cell table:style-name="ce16" office:value-type="float" office:value="24">
            <text:p>24</text:p>
          </table:table-cell>
          <table:table-cell table:style-name="ce16" office:value-type="float" office:value="32">
            <text:p>32</text:p>
          </table:table-cell>
          <table:table-cell table:style-name="ce16" office:value-type="float" office:value="48">
            <text:p>48</text:p>
          </table:table-cell>
          <table:table-cell table:style-name="ce16" office:value-type="float" office:value="56">
            <text:p>56</text:p>
          </table:table-cell>
          <table:table-cell table:style-name="ce16" office:value-type="float" office:value="64">
            <text:p>64</text:p>
          </table:table-cell>
          <table:table-cell table:style-name="ce16" office:value-type="float" office:value="96">
            <text:p>96</text:p>
          </table:table-cell>
          <table:table-cell table:style-name="ce16" office:value-type="float" office:value="112">
            <text:p>112</text:p>
          </table:table-cell>
          <table:table-cell table:style-name="ce16" office:value-type="float" office:value="120">
            <text:p>120</text:p>
          </table:table-cell>
          <table:table-cell table:style-name="ce16" office:value-type="float" office:value="128">
            <text:p>128</text:p>
          </table:table-cell>
          <table:table-cell table:style-name="ce16" office:value-type="float" office:value="192">
            <text:p>192</text:p>
          </table:table-cell>
          <table:table-cell table:style-name="ce16" office:value-type="float" office:value="224">
            <text:p>224</text:p>
          </table:table-cell>
          <table:table-cell table:style-name="ce16" office:value-type="float" office:value="240">
            <text:p>240</text:p>
          </table:table-cell>
          <table:table-cell table:style-name="ce16" office:value-type="float" office:value="248">
            <text:p>248</text:p>
          </table:table-cell>
          <table:table-cell table:style-name="ce16" office:value-type="float" office:value="256">
            <text:p>256</text:p>
          </table:table-cell>
          <table:table-cell table:number-columns-repeated="1007"/>
        </table:table-row>
        <table:table-row table:style-name="ro1">
          <table:table-cell table:style-name="ce3" office:value-type="string">
            <text:p>mC</text:p>
          </table:table-cell>
          <table:table-cell table:number-columns-repeated="3"/>
          <table:table-cell office:value-type="float" office:value="8">
            <text:p>8</text:p>
          </table:table-cell>
          <table:table-cell/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/>
          <table:table-cell office:value-type="float" office:value="32">
            <text:p>32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float" office:value="32">
            <text:p>32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table:number-columns-repeated="1007"/>
        </table:table-row>
        <table:table-row table:style-name="ro1">
          <table:table-cell table:style-name="ce3" office:value-type="string">
            <text:p>W</text:p>
          </table:table-cell>
          <table:table-cell table:number-columns-repeated="3"/>
          <table:table-cell office:value-type="float" office:value="32">
            <text:p>32</text:p>
          </table:table-cell>
          <table:table-cell/>
          <table:table-cell table:number-columns-repeated="2" office:value-type="float" office:value="64">
            <text:p>64</text:p>
          </table:table-cell>
          <table:table-cell/>
          <table:table-cell table:number-columns-repeated="3" office:value-type="float" office:value="128">
            <text:p>128</text:p>
          </table:table-cell>
          <table:table-cell table:number-columns-repeated="2"/>
          <table:table-cell table:number-columns-repeated="3" office:value-type="float" office:value="256">
            <text:p>256</text:p>
          </table:table-cell>
          <table:table-cell table:number-columns-repeated="1007"/>
        </table:table-row>
        <table:table-row table:style-name="ro1">
          <table:table-cell table:style-name="ce4" office:value-type="string">
            <text:p>MC.Size.MB</text:p>
          </table:table-cell>
          <table:table-cell table:style-name="ce17" office:value-type="string" table:number-columns-spanned="5" table:number-rows-spanned="1">
            <text:p>&gt;&gt;&gt; Mayor Counters Size</text:p>
          </table:table-cell>
          <table:covered-table-cell table:style-name="ce17"/>
          <table:covered-table-cell table:number-columns-repeated="3"/>
          <table:table-cell table:number-columns-repeated="1018"/>
        </table:table-row>
        <table:table-row table:style-name="ro1">
          <table:table-cell table:style-name="ce5" office:value-type="string">
            <text:p>Alpha/mC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16">
            <text:p>16</text:p>
          </table:table-cell>
          <table:table-cell table:style-name="ce6" office:value-type="float" office:value="32">
            <text:p>32</text:p>
          </table:table-cell>
          <table:table-cell table:number-columns-repeated="1020"/>
        </table:table-row>
        <table:table-row table:style-name="ro1">
          <table:table-cell table:style-name="ce6" office:value-type="float" office:value="4">
            <text:p>4</text:p>
          </table:table-cell>
          <table:table-cell table:formula="of:=([.$B$1]*1024)/(2^[.B$20])*[.$A21]*8" office:value-type="float" office:value="345.6">
            <text:p>345,6</text:p>
          </table:table-cell>
          <table:table-cell table:formula="of:=([.$B$1]*1024)/(2^[.C$20])*[.$A21]*8" office:value-type="float" office:value="1.35">
            <text:p>1,35</text:p>
          </table:table-cell>
          <table:table-cell table:formula="of:=([.$B$1]*1024)/(2^[.D$20])*[.$A21]*8" office:value-type="float" office:value="0.000020599365234375">
            <text:p>2,0599365234375E-005</text:p>
          </table:table-cell>
          <table:table-cell table:number-columns-repeated="1020"/>
        </table:table-row>
        <table:table-row table:style-name="ro1">
          <table:table-cell table:style-name="ce6" office:value-type="float" office:value="6">
            <text:p>6</text:p>
          </table:table-cell>
          <table:table-cell table:formula="of:=([.$B$1]*1024)/(2^[.B$20])*[.$A22]*8" office:value-type="float" office:value="518.4">
            <text:p>518,4</text:p>
          </table:table-cell>
          <table:table-cell table:formula="of:=([.$B$1]*1024)/(2^[.C$20])*[.$A22]*8" office:value-type="float" office:value="2.025">
            <text:p>2,025</text:p>
          </table:table-cell>
          <table:table-cell table:formula="of:=([.$B$1]*1024)/(2^[.D$20])*[.$A22]*8" office:value-type="float" office:value="0.0000308990478515625">
            <text:p>0,000030899</text:p>
          </table:table-cell>
          <table:table-cell table:number-columns-repeated="1020"/>
        </table:table-row>
        <table:table-row table:style-name="ro1">
          <table:table-cell table:style-name="ce6" table:formula="of:=[.A22]*6" office:value-type="float" office:value="36">
            <text:p>36</text:p>
          </table:table-cell>
          <table:table-cell table:formula="of:=([.$B$1]*1024)/(2^[.B$20])*[.$A23]*8" office:value-type="float" office:value="3110.4">
            <text:p>3110,4</text:p>
          </table:table-cell>
          <table:table-cell table:formula="of:=([.$B$1]*1024)/(2^[.C$20])*[.$A23]*8" office:value-type="float" office:value="12.15">
            <text:p>12,15</text:p>
          </table:table-cell>
          <table:table-cell table:formula="of:=([.$B$1]*1024)/(2^[.D$20])*[.$A23]*8" office:value-type="float" office:value="0.000185394287109375">
            <text:p>0,0001853943</text:p>
          </table:table-cell>
          <table:table-cell table:number-columns-repeated="1020"/>
        </table:table-row>
        <table:table-row table:style-name="ro1">
          <table:table-cell table:style-name="ce6" table:formula="of:=[.A23]*6" office:value-type="float" office:value="216">
            <text:p>216</text:p>
          </table:table-cell>
          <table:table-cell table:formula="of:=([.$B$1]*1024)/(2^[.B$20])*[.$A24]*8" office:value-type="float" office:value="18662.4">
            <text:p>18662,4</text:p>
          </table:table-cell>
          <table:table-cell table:formula="of:=([.$B$1]*1024)/(2^[.C$20])*[.$A24]*8" office:value-type="float" office:value="72.9">
            <text:p>72,9</text:p>
          </table:table-cell>
          <table:table-cell table:formula="of:=([.$B$1]*1024)/(2^[.D$20])*[.$A24]*8" office:value-type="float" office:value="0.00111236572265625">
            <text:p>0,0011123657</text:p>
          </table:table-cell>
          <table:table-cell table:number-columns-repeated="1020"/>
        </table:table-row>
        <table:table-row table:style-name="ro1">
          <table:table-cell table:style-name="ce6" table:formula="of:=[.A24]*6" office:value-type="float" office:value="1296">
            <text:p>1296</text:p>
          </table:table-cell>
          <table:table-cell table:formula="of:=([.$B$1]*1024)/(2^[.B$20])*[.$A25]*8" office:value-type="float" office:value="111974.4">
            <text:p>111974,4</text:p>
          </table:table-cell>
          <table:table-cell table:formula="of:=([.$B$1]*1024)/(2^[.C$20])*[.$A25]*8" office:value-type="float" office:value="437.4">
            <text:p>437,4</text:p>
          </table:table-cell>
          <table:table-cell table:formula="of:=([.$B$1]*1024)/(2^[.D$20])*[.$A25]*8" office:value-type="float" office:value="0.0066741943359375">
            <text:p>0,0066741943</text:p>
          </table:table-cell>
          <table:table-cell table:number-columns-repeated="1020"/>
        </table:table-row>
        <table:table-row table:style-name="ro1">
          <table:table-cell table:style-name="ce6" table:formula="of:=[.A25]*6" office:value-type="float" office:value="7776">
            <text:p>7776</text:p>
          </table:table-cell>
          <table:table-cell table:formula="of:=([.$B$1]*1024)/(2^[.B$20])*[.$A26]*8" office:value-type="float" office:value="671846.4">
            <text:p>671846,4</text:p>
          </table:table-cell>
          <table:table-cell table:formula="of:=([.$B$1]*1024)/(2^[.C$20])*[.$A26]*8" office:value-type="float" office:value="2624.4">
            <text:p>2624,4</text:p>
          </table:table-cell>
          <table:table-cell table:formula="of:=([.$B$1]*1024)/(2^[.D$20])*[.$A26]*8" office:value-type="float" office:value="0.040045166015625">
            <text:p>0,040045166</text:p>
          </table:table-cell>
          <table:table-cell table:number-columns-repeated="1020"/>
        </table:table-row>
        <table:table-row table:style-name="ro1">
          <table:table-cell table:style-name="ce7" table:number-columns-repeated="17"/>
          <table:table-cell table:number-columns-repeated="1007"/>
        </table:table-row>
        <table:table-row table:style-name="ro1">
          <table:table-cell table:style-name="ce1" office:value-type="string">
            <text:p>Alpha.chars</text:p>
          </table:table-cell>
          <table:table-cell table:style-name="ce17" office:value-type="string" table:number-columns-spanned="4" table:number-rows-spanned="1">
            <text:p>&gt;&gt;&gt; Number of characters (full)</text:p>
          </table:table-cell>
          <table:covered-table-cell table:number-columns-repeated="3" table:style-name="ce18"/>
          <table:table-cell table:number-columns-repeated="1019"/>
        </table:table-row>
        <table:table-row table:style-name="ro1">
          <table:table-cell table:style-name="ce8"/>
          <table:table-cell office:value-type="float" office:value="64">
            <text:p>64</text:p>
          </table:table-cell>
          <table:table-cell table:style-name="ce18" office:value-type="float" office:value="6">
            <text:p>6</text:p>
          </table:table-cell>
          <table:table-cell table:style-name="ce18" table:number-columns-repeated="2"/>
          <table:table-cell table:number-columns-repeated="1019"/>
        </table:table-row>
        <table:table-row table:style-name="ro1">
          <table:table-cell table:style-name="ce1" office:value-type="string">
            <text:p>Alpha.chars</text:p>
          </table:table-cell>
          <table:table-cell table:style-name="ce17" office:value-type="string" table:number-columns-spanned="4" table:number-rows-spanned="1">
            <text:p>&gt;&gt;&gt; Number of characters stored (not spilled)</text:p>
          </table:table-cell>
          <table:covered-table-cell table:number-columns-repeated="3" table:style-name="ce18"/>
          <table:table-cell table:number-columns-repeated="1019"/>
        </table:table-row>
        <table:table-row table:style-name="ro1">
          <table:table-cell table:style-name="Default"/>
          <table:table-cell office:value-type="float" office:value="16">
            <text:p>16</text:p>
          </table:table-cell>
          <table:table-cell table:style-name="ce18" office:value-type="float" office:value="4">
            <text:p>4</text:p>
          </table:table-cell>
          <table:table-cell table:style-name="ce18" table:number-columns-repeated="2"/>
          <table:table-cell table:number-columns-repeated="1019"/>
        </table:table-row>
        <table:table-row table:style-name="ro1">
          <table:table-cell table:style-name="ce9" office:value-type="string">
            <text:p>BitmapSize.MB</text:p>
          </table:table-cell>
          <table:table-cell table:style-name="ce17" office:value-type="string" table:number-columns-spanned="4" table:number-rows-spanned="1">
            <text:p>&gt;&gt;&gt; Size of the bitmap [Whole Genome]</text:p>
          </table:table-cell>
          <table:covered-table-cell table:number-columns-repeated="3" table:style-name="ce27"/>
          <table:table-cell table:number-columns-repeated="1019"/>
        </table:table-row>
        <table:table-row table:style-name="ro1">
          <table:table-cell table:style-name="ce5" office:value-type="string">
            <text:p>Alpha.chars</text:p>
          </table:table-cell>
          <table:table-cell office:value-type="float" office:value="6">
            <text:p>6</text:p>
          </table:table-cell>
          <table:table-cell table:style-name="ce28" office:value-type="float" office:value="4">
            <text:p>4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Alpha.bit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Default"/>
          <table:table-cell table:style-name="ce18" table:formula="of:=[.$B$1]*1024/8*[.B34]" office:value-type="float" office:value="1036.8">
            <text:p>1036,8</text:p>
          </table:table-cell>
          <table:table-cell table:style-name="ce28" table:formula="of:=[.$B$1]*1024/8*[.C34]" office:value-type="float" office:value="691.2">
            <text:p>691,2</text:p>
          </table:table-cell>
          <table:table-cell table:number-columns-repeated="1021"/>
        </table:table-row>
        <table:table-row table:style-name="ro1">
          <table:table-cell table:style-name="ce10" office:value-type="string">
            <text:p>mB.Max.Length</text:p>
          </table:table-cell>
          <table:table-cell table:style-name="ce17" office:value-type="string" table:number-columns-spanned="4" table:number-rows-spanned="1">
            <text:p>&gt;&gt;&gt; Maximum Length of each minorBlock</text:p>
          </table:table-cell>
          <table:covered-table-cell table:number-columns-repeated="2"/>
          <table:covered-table-cell table:style-name="ce18"/>
          <table:table-cell table:style-name="ce18" table:number-columns-repeated="1019"/>
        </table:table-row>
        <table:table-row table:style-name="ro1">
          <table:table-cell office:value-type="float" office:value="8">
            <text:p>8</text:p>
          </table:table-cell>
          <table:table-cell table:formula="of:=2^[.A37]" office:value-type="float" office:value="256">
            <text:p>256</text:p>
          </table:table-cell>
          <table:table-cell table:number-columns-repeated="2"/>
          <table:table-cell table:style-name="ce18" table:number-columns-repeated="1020"/>
        </table:table-row>
        <table:table-row table:style-name="ro1">
          <table:table-cell table:style-name="ce12" office:value-type="float" office:value="16">
            <text:p>16</text:p>
          </table:table-cell>
          <table:table-cell table:formula="of:=2^[.A38]" office:value-type="float" office:value="65536">
            <text:p>65536</text:p>
          </table:table-cell>
          <table:table-cell table:number-columns-repeated="2"/>
          <table:table-cell table:style-name="ce18" table:number-columns-repeated="1020"/>
        </table:table-row>
        <table:table-row table:style-name="ro1">
          <table:table-cell office:value-type="float" office:value="32">
            <text:p>32</text:p>
          </table:table-cell>
          <table:table-cell table:formula="of:=2^[.A39]" office:value-type="float" office:value="4294967296">
            <text:p>4294967296</text:p>
          </table:table-cell>
          <table:table-cell table:number-columns-repeated="2"/>
          <table:table-cell table:style-name="ce18" table:number-columns-repeated="1020"/>
        </table:table-row>
        <table:table-row table:style-name="ro1">
          <table:table-cell table:style-name="ce1" office:value-type="string">
            <text:p>mB.Size.Bytes</text:p>
          </table:table-cell>
          <table:table-cell table:style-name="ce17" office:value-type="string" table:number-columns-spanned="4" table:number-rows-spanned="1">
            <text:p>&gt;&gt;&gt; Size of each minor block (Bytes)</text:p>
          </table:table-cell>
          <table:covered-table-cell table:number-columns-repeated="3"/>
          <table:table-cell table:number-columns-repeated="1019"/>
        </table:table-row>
        <table:table-row table:style-name="ro1">
          <table:table-cell table:style-name="Default"/>
          <table:table-cell table:style-name="ce16" office:value-type="float" office:value="8">
            <text:p>8</text:p>
          </table:table-cell>
          <table:table-cell table:style-name="ce16" office:value-type="float" office:value="16">
            <text:p>16</text:p>
          </table:table-cell>
          <table:table-cell table:style-name="ce16" office:value-type="float" office:value="24">
            <text:p>24</text:p>
          </table:table-cell>
          <table:table-cell table:style-name="ce16" office:value-type="float" office:value="32">
            <text:p>32</text:p>
          </table:table-cell>
          <table:table-cell table:style-name="ce16" office:value-type="float" office:value="48">
            <text:p>48</text:p>
          </table:table-cell>
          <table:table-cell table:style-name="ce16" office:value-type="float" office:value="56">
            <text:p>56</text:p>
          </table:table-cell>
          <table:table-cell table:style-name="ce16" office:value-type="float" office:value="64">
            <text:p>64</text:p>
          </table:table-cell>
          <table:table-cell table:style-name="ce16" office:value-type="float" office:value="96">
            <text:p>96</text:p>
          </table:table-cell>
          <table:table-cell table:style-name="ce16" office:value-type="float" office:value="112">
            <text:p>112</text:p>
          </table:table-cell>
          <table:table-cell table:style-name="ce16" office:value-type="float" office:value="120">
            <text:p>120</text:p>
          </table:table-cell>
          <table:table-cell table:style-name="ce16" office:value-type="float" office:value="128">
            <text:p>128</text:p>
          </table:table-cell>
          <table:table-cell table:style-name="ce16" office:value-type="float" office:value="192">
            <text:p>192</text:p>
          </table:table-cell>
          <table:table-cell table:style-name="ce16" office:value-type="float" office:value="224">
            <text:p>224</text:p>
          </table:table-cell>
          <table:table-cell table:style-name="ce16" office:value-type="float" office:value="240">
            <text:p>240</text:p>
          </table:table-cell>
          <table:table-cell table:style-name="ce16" office:value-type="float" office:value="248">
            <text:p>248</text:p>
          </table:table-cell>
          <table:table-cell table:style-name="ce16" office:value-type="float" office:value="256">
            <text:p>256</text:p>
          </table:table-cell>
          <table:table-cell table:number-columns-repeated="1007"/>
        </table:table-row>
        <table:table-row table:style-name="ro1">
          <table:table-cell office:value-type="float" office:value="8">
            <text:p>8</text:p>
          </table:table-cell>
          <table:table-cell table:style-name="ce19" table:formula="of:=([.B$41]*[.$C$31]+[.$A42]*[.$B$31])/8" office:value-type="float" office:value="20">
            <text:p>20</text:p>
          </table:table-cell>
          <table:table-cell table:style-name="ce19" table:formula="of:=([.C$41]*[.$C$31]+[.$A42]*[.$B$31])/8" office:value-type="float" office:value="24">
            <text:p>24</text:p>
          </table:table-cell>
          <table:table-cell table:style-name="ce19" table:formula="of:=([.D$41]*[.$C$31]+[.$A42]*[.$B$31])/8" office:value-type="float" office:value="28">
            <text:p>28</text:p>
          </table:table-cell>
          <table:table-cell table:style-name="ce19" table:formula="of:=([.E$41]*[.$C$31]+[.$A42]*[.$B$31])/8" office:value-type="float" office:value="32">
            <text:p>32</text:p>
          </table:table-cell>
          <table:table-cell table:style-name="ce19" table:formula="of:=([.F$41]*[.$C$31]+[.$A42]*[.$B$31])/8" office:value-type="float" office:value="40">
            <text:p>40</text:p>
          </table:table-cell>
          <table:table-cell table:style-name="ce19" table:formula="of:=([.G$41]*[.$C$31]+[.$A42]*[.$B$31])/8" office:value-type="float" office:value="44">
            <text:p>44</text:p>
          </table:table-cell>
          <table:table-cell table:style-name="ce19" table:formula="of:=([.H$41]*[.$C$31]+[.$A42]*[.$B$31])/8" office:value-type="float" office:value="48">
            <text:p>48</text:p>
          </table:table-cell>
          <table:table-cell table:style-name="ce19" table:formula="of:=([.I$41]*[.$C$31]+[.$A42]*[.$B$31])/8" office:value-type="float" office:value="64">
            <text:p>64</text:p>
          </table:table-cell>
          <table:table-cell table:style-name="ce19" table:formula="of:=([.J$41]*[.$C$31]+[.$A42]*[.$B$31])/8" office:value-type="float" office:value="72">
            <text:p>72</text:p>
          </table:table-cell>
          <table:table-cell table:style-name="ce19" table:formula="of:=([.K$41]*[.$C$31]+[.$A42]*[.$B$31])/8" office:value-type="float" office:value="76">
            <text:p>76</text:p>
          </table:table-cell>
          <table:table-cell table:style-name="ce19" table:formula="of:=([.L$41]*[.$C$31]+[.$A42]*[.$B$31])/8" office:value-type="float" office:value="80">
            <text:p>80</text:p>
          </table:table-cell>
          <table:table-cell table:style-name="ce19" table:formula="of:=([.M$41]*[.$C$31]+[.$A42]*[.$B$31])/8" office:value-type="float" office:value="112">
            <text:p>112</text:p>
          </table:table-cell>
          <table:table-cell table:style-name="ce19" table:formula="of:=([.N$41]*[.$C$31]+[.$A42]*[.$B$31])/8" office:value-type="float" office:value="128">
            <text:p>128</text:p>
          </table:table-cell>
          <table:table-cell table:style-name="ce19" table:formula="of:=([.O$41]*[.$C$31]+[.$A42]*[.$B$31])/8" office:value-type="float" office:value="136">
            <text:p>136</text:p>
          </table:table-cell>
          <table:table-cell table:style-name="ce19" table:formula="of:=([.P$41]*[.$C$31]+[.$A42]*[.$B$31])/8" office:value-type="float" office:value="140">
            <text:p>140</text:p>
          </table:table-cell>
          <table:table-cell table:style-name="ce19" table:formula="of:=([.Q$41]*[.$C$31]+[.$A42]*[.$B$31])/8" office:value-type="float" office:value="144">
            <text:p>144</text:p>
          </table:table-cell>
          <table:table-cell table:number-columns-repeated="1007"/>
        </table:table-row>
        <table:table-row table:style-name="ro1">
          <table:table-cell table:style-name="ce12" office:value-type="float" office:value="16">
            <text:p>16</text:p>
          </table:table-cell>
          <table:table-cell table:style-name="ce19" table:formula="of:=([.B$41]*[.$C$31]+[.$A43]*[.$B$31])/8" office:value-type="float" office:value="36">
            <text:p>36</text:p>
          </table:table-cell>
          <table:table-cell table:style-name="ce19" table:formula="of:=([.C$41]*[.$C$31]+[.$A43]*[.$B$31])/8" office:value-type="float" office:value="40">
            <text:p>40</text:p>
          </table:table-cell>
          <table:table-cell table:style-name="ce19" table:formula="of:=([.D$41]*[.$C$31]+[.$A43]*[.$B$31])/8" office:value-type="float" office:value="44">
            <text:p>44</text:p>
          </table:table-cell>
          <table:table-cell table:style-name="ce19" table:formula="of:=([.E$41]*[.$C$31]+[.$A43]*[.$B$31])/8" office:value-type="float" office:value="48">
            <text:p>48</text:p>
          </table:table-cell>
          <table:table-cell table:style-name="ce19" table:formula="of:=([.F$41]*[.$C$31]+[.$A43]*[.$B$31])/8" office:value-type="float" office:value="56">
            <text:p>56</text:p>
          </table:table-cell>
          <table:table-cell table:style-name="ce19" table:formula="of:=([.G$41]*[.$C$31]+[.$A43]*[.$B$31])/8" office:value-type="float" office:value="60">
            <text:p>60</text:p>
          </table:table-cell>
          <table:table-cell table:style-name="ce19" table:formula="of:=([.H$41]*[.$C$31]+[.$A43]*[.$B$31])/8" office:value-type="float" office:value="64">
            <text:p>64</text:p>
          </table:table-cell>
          <table:table-cell table:style-name="ce19" table:formula="of:=([.I$41]*[.$C$31]+[.$A43]*[.$B$31])/8" office:value-type="float" office:value="80">
            <text:p>80</text:p>
          </table:table-cell>
          <table:table-cell table:style-name="ce19" table:formula="of:=([.J$41]*[.$C$31]+[.$A43]*[.$B$31])/8" office:value-type="float" office:value="88">
            <text:p>88</text:p>
          </table:table-cell>
          <table:table-cell table:style-name="ce19" table:formula="of:=([.K$41]*[.$C$31]+[.$A43]*[.$B$31])/8" office:value-type="float" office:value="92">
            <text:p>92</text:p>
          </table:table-cell>
          <table:table-cell table:style-name="ce19" table:formula="of:=([.L$41]*[.$C$31]+[.$A43]*[.$B$31])/8" office:value-type="float" office:value="96">
            <text:p>96</text:p>
          </table:table-cell>
          <table:table-cell table:style-name="ce19" table:formula="of:=([.M$41]*[.$C$31]+[.$A43]*[.$B$31])/8" office:value-type="float" office:value="128">
            <text:p>128</text:p>
          </table:table-cell>
          <table:table-cell table:style-name="ce19" table:formula="of:=([.N$41]*[.$C$31]+[.$A43]*[.$B$31])/8" office:value-type="float" office:value="144">
            <text:p>144</text:p>
          </table:table-cell>
          <table:table-cell table:style-name="ce19" table:formula="of:=([.O$41]*[.$C$31]+[.$A43]*[.$B$31])/8" office:value-type="float" office:value="152">
            <text:p>152</text:p>
          </table:table-cell>
          <table:table-cell table:style-name="ce19" table:formula="of:=([.P$41]*[.$C$31]+[.$A43]*[.$B$31])/8" office:value-type="float" office:value="156">
            <text:p>156</text:p>
          </table:table-cell>
          <table:table-cell table:style-name="ce19" table:formula="of:=([.Q$41]*[.$C$31]+[.$A43]*[.$B$31])/8" office:value-type="float" office:value="160">
            <text:p>160</text:p>
          </table:table-cell>
          <table:table-cell table:number-columns-repeated="1007"/>
        </table:table-row>
        <table:table-row table:style-name="ro1">
          <table:table-cell office:value-type="float" office:value="32">
            <text:p>32</text:p>
          </table:table-cell>
          <table:table-cell table:style-name="ce19" table:formula="of:=([.B$41]*[.$C$31]+[.$A44]*[.$B$31])/8" office:value-type="float" office:value="68">
            <text:p>68</text:p>
          </table:table-cell>
          <table:table-cell table:style-name="ce19" table:formula="of:=([.C$41]*[.$C$31]+[.$A44]*[.$B$31])/8" office:value-type="float" office:value="72">
            <text:p>72</text:p>
          </table:table-cell>
          <table:table-cell table:style-name="ce19" table:formula="of:=([.D$41]*[.$C$31]+[.$A44]*[.$B$31])/8" office:value-type="float" office:value="76">
            <text:p>76</text:p>
          </table:table-cell>
          <table:table-cell table:style-name="ce19" table:formula="of:=([.E$41]*[.$C$31]+[.$A44]*[.$B$31])/8" office:value-type="float" office:value="80">
            <text:p>80</text:p>
          </table:table-cell>
          <table:table-cell table:style-name="ce19" table:formula="of:=([.F$41]*[.$C$31]+[.$A44]*[.$B$31])/8" office:value-type="float" office:value="88">
            <text:p>88</text:p>
          </table:table-cell>
          <table:table-cell table:style-name="ce19" table:formula="of:=([.G$41]*[.$C$31]+[.$A44]*[.$B$31])/8" office:value-type="float" office:value="92">
            <text:p>92</text:p>
          </table:table-cell>
          <table:table-cell table:style-name="ce19" table:formula="of:=([.H$41]*[.$C$31]+[.$A44]*[.$B$31])/8" office:value-type="float" office:value="96">
            <text:p>96</text:p>
          </table:table-cell>
          <table:table-cell table:style-name="ce19" table:formula="of:=([.I$41]*[.$C$31]+[.$A44]*[.$B$31])/8" office:value-type="float" office:value="112">
            <text:p>112</text:p>
          </table:table-cell>
          <table:table-cell table:style-name="ce19" table:formula="of:=([.J$41]*[.$C$31]+[.$A44]*[.$B$31])/8" office:value-type="float" office:value="120">
            <text:p>120</text:p>
          </table:table-cell>
          <table:table-cell table:style-name="ce19" table:formula="of:=([.K$41]*[.$C$31]+[.$A44]*[.$B$31])/8" office:value-type="float" office:value="124">
            <text:p>124</text:p>
          </table:table-cell>
          <table:table-cell table:style-name="ce19" table:formula="of:=([.L$41]*[.$C$31]+[.$A44]*[.$B$31])/8" office:value-type="float" office:value="128">
            <text:p>128</text:p>
          </table:table-cell>
          <table:table-cell table:style-name="ce19" table:formula="of:=([.M$41]*[.$C$31]+[.$A44]*[.$B$31])/8" office:value-type="float" office:value="160">
            <text:p>160</text:p>
          </table:table-cell>
          <table:table-cell table:style-name="ce19" table:formula="of:=([.N$41]*[.$C$31]+[.$A44]*[.$B$31])/8" office:value-type="float" office:value="176">
            <text:p>176</text:p>
          </table:table-cell>
          <table:table-cell table:style-name="ce19" table:formula="of:=([.O$41]*[.$C$31]+[.$A44]*[.$B$31])/8" office:value-type="float" office:value="184">
            <text:p>184</text:p>
          </table:table-cell>
          <table:table-cell table:style-name="ce19" table:formula="of:=([.P$41]*[.$C$31]+[.$A44]*[.$B$31])/8" office:value-type="float" office:value="188">
            <text:p>188</text:p>
          </table:table-cell>
          <table:table-cell table:style-name="ce19" table:formula="of:=([.Q$41]*[.$C$31]+[.$A44]*[.$B$31])/8" office:value-type="float" office:value="192">
            <text:p>192</text:p>
          </table:table-cell>
          <table:table-cell table:number-columns-repeated="1007"/>
        </table:table-row>
        <table:table-row table:style-name="ro1">
          <table:table-cell table:style-name="ce9" office:value-type="string">
            <text:p>MB.Num.mBlocks</text:p>
          </table:table-cell>
          <table:table-cell table:style-name="ce17" office:value-type="string" table:number-columns-spanned="4" table:number-rows-spanned="1">
            <text:p>&gt;&gt;&gt; Number of minorBlocks in a MayorBlock</text:p>
          </table:table-cell>
          <table:covered-table-cell table:number-columns-repeated="3"/>
          <table:table-cell table:number-columns-repeated="1019"/>
        </table:table-row>
        <table:table-row table:style-name="ro1">
          <table:table-cell table:style-name="Default"/>
          <table:table-cell table:style-name="ce16" office:value-type="float" office:value="8">
            <text:p>8</text:p>
          </table:table-cell>
          <table:table-cell table:style-name="ce16" office:value-type="float" office:value="16">
            <text:p>16</text:p>
          </table:table-cell>
          <table:table-cell table:style-name="ce16" office:value-type="float" office:value="24">
            <text:p>24</text:p>
          </table:table-cell>
          <table:table-cell table:style-name="ce16" office:value-type="float" office:value="32">
            <text:p>32</text:p>
          </table:table-cell>
          <table:table-cell table:style-name="ce16" office:value-type="float" office:value="48">
            <text:p>48</text:p>
          </table:table-cell>
          <table:table-cell table:style-name="ce16" office:value-type="float" office:value="56">
            <text:p>56</text:p>
          </table:table-cell>
          <table:table-cell table:style-name="ce16" office:value-type="float" office:value="64">
            <text:p>64</text:p>
          </table:table-cell>
          <table:table-cell table:style-name="ce16" office:value-type="float" office:value="96">
            <text:p>96</text:p>
          </table:table-cell>
          <table:table-cell table:style-name="ce16" office:value-type="float" office:value="112">
            <text:p>112</text:p>
          </table:table-cell>
          <table:table-cell table:style-name="ce16" office:value-type="float" office:value="120">
            <text:p>120</text:p>
          </table:table-cell>
          <table:table-cell table:style-name="ce16" office:value-type="float" office:value="128">
            <text:p>128</text:p>
          </table:table-cell>
          <table:table-cell table:style-name="ce16" office:value-type="float" office:value="192">
            <text:p>192</text:p>
          </table:table-cell>
          <table:table-cell table:style-name="ce16" office:value-type="float" office:value="224">
            <text:p>224</text:p>
          </table:table-cell>
          <table:table-cell table:style-name="ce16" office:value-type="float" office:value="240">
            <text:p>240</text:p>
          </table:table-cell>
          <table:table-cell table:style-name="ce16" office:value-type="float" office:value="248">
            <text:p>248</text:p>
          </table:table-cell>
          <table:table-cell table:style-name="ce16" office:value-type="float" office:value="256">
            <text:p>256</text:p>
          </table:table-cell>
          <table:table-cell table:number-columns-repeated="1007"/>
        </table:table-row>
        <table:table-row table:style-name="ro1">
          <table:table-cell office:value-type="float" office:value="8">
            <text:p>8</text:p>
          </table:table-cell>
          <table:table-cell table:style-name="ce20" table:formula="of:=[.$B37]/[.B$46]" office:value-type="float" office:value="32">
            <text:p>32</text:p>
          </table:table-cell>
          <table:table-cell table:style-name="ce20" table:formula="of:=[.$B37]/[.C$46]" office:value-type="float" office:value="16">
            <text:p>16</text:p>
          </table:table-cell>
          <table:table-cell table:style-name="ce20" table:formula="of:=[.$B37]/[.D$46]" office:value-type="float" office:value="10.6666666666667">
            <text:p>11</text:p>
          </table:table-cell>
          <table:table-cell table:style-name="ce20" table:formula="of:=[.$B37]/[.E$46]" office:value-type="float" office:value="8">
            <text:p>8</text:p>
          </table:table-cell>
          <table:table-cell table:style-name="ce20" table:formula="of:=[.$B37]/[.F$46]" office:value-type="float" office:value="5.33333333333333">
            <text:p>5</text:p>
          </table:table-cell>
          <table:table-cell table:style-name="ce20" table:formula="of:=[.$B37]/[.G$46]" office:value-type="float" office:value="4.57142857142857">
            <text:p>5</text:p>
          </table:table-cell>
          <table:table-cell table:style-name="ce20" table:formula="of:=[.$B37]/[.H$46]" office:value-type="float" office:value="4">
            <text:p>4</text:p>
          </table:table-cell>
          <table:table-cell table:style-name="ce20" table:formula="of:=[.$B37]/[.I$46]" office:value-type="float" office:value="2.66666666666667">
            <text:p>3</text:p>
          </table:table-cell>
          <table:table-cell table:style-name="ce20" table:formula="of:=[.$B37]/[.J$46]" office:value-type="float" office:value="2.28571428571429">
            <text:p>2</text:p>
          </table:table-cell>
          <table:table-cell table:style-name="ce20" table:formula="of:=[.$B37]/[.K$46]" office:value-type="float" office:value="2.13333333333333">
            <text:p>2</text:p>
          </table:table-cell>
          <table:table-cell table:style-name="ce20" table:formula="of:=[.$B37]/[.L$46]" office:value-type="float" office:value="2">
            <text:p>2</text:p>
          </table:table-cell>
          <table:table-cell table:style-name="ce20" table:formula="of:=[.$B37]/[.M$46]" office:value-type="float" office:value="1.33333333333333">
            <text:p>1</text:p>
          </table:table-cell>
          <table:table-cell table:style-name="ce20" table:formula="of:=[.$B37]/[.N$46]" office:value-type="float" office:value="1.14285714285714">
            <text:p>1</text:p>
          </table:table-cell>
          <table:table-cell table:style-name="ce20" table:formula="of:=[.$B37]/[.O$46]" office:value-type="float" office:value="1.06666666666667">
            <text:p>1</text:p>
          </table:table-cell>
          <table:table-cell table:style-name="ce20" table:formula="of:=[.$B37]/[.P$46]" office:value-type="float" office:value="1.03225806451613">
            <text:p>1</text:p>
          </table:table-cell>
          <table:table-cell table:style-name="ce20" table:formula="of:=[.$B37]/[.Q$46]" office:value-type="float" office:value="1">
            <text:p>1</text:p>
          </table:table-cell>
          <table:table-cell table:number-columns-repeated="1007"/>
        </table:table-row>
        <table:table-row table:style-name="ro1">
          <table:table-cell table:style-name="ce12" office:value-type="float" office:value="16">
            <text:p>16</text:p>
          </table:table-cell>
          <table:table-cell table:style-name="ce20" table:formula="of:=[.$B38]/[.B$46]" office:value-type="float" office:value="8192">
            <text:p>8192</text:p>
          </table:table-cell>
          <table:table-cell table:style-name="ce20" table:formula="of:=[.$B38]/[.C$46]" office:value-type="float" office:value="4096">
            <text:p>4096</text:p>
          </table:table-cell>
          <table:table-cell table:style-name="ce20" table:formula="of:=[.$B38]/[.D$46]" office:value-type="float" office:value="2730.66666666667">
            <text:p>2731</text:p>
          </table:table-cell>
          <table:table-cell table:style-name="ce20" table:formula="of:=[.$B38]/[.E$46]" office:value-type="float" office:value="2048">
            <text:p>2048</text:p>
          </table:table-cell>
          <table:table-cell table:style-name="ce20" table:formula="of:=[.$B38]/[.F$46]" office:value-type="float" office:value="1365.33333333333">
            <text:p>1365</text:p>
          </table:table-cell>
          <table:table-cell table:style-name="ce20" table:formula="of:=[.$B38]/[.G$46]" office:value-type="float" office:value="1170.28571428571">
            <text:p>1170</text:p>
          </table:table-cell>
          <table:table-cell table:style-name="ce32" table:formula="of:=[.$B38]/[.H$46]" office:value-type="float" office:value="1024">
            <text:p>1024</text:p>
          </table:table-cell>
          <table:table-cell table:style-name="ce20" table:formula="of:=[.$B38]/[.I$46]" office:value-type="float" office:value="682.666666666667">
            <text:p>683</text:p>
          </table:table-cell>
          <table:table-cell table:style-name="ce20" table:formula="of:=[.$B38]/[.J$46]" office:value-type="float" office:value="585.142857142857">
            <text:p>585</text:p>
          </table:table-cell>
          <table:table-cell table:style-name="ce20" table:formula="of:=[.$B38]/[.K$46]" office:value-type="float" office:value="546.133333333333">
            <text:p>546</text:p>
          </table:table-cell>
          <table:table-cell table:style-name="ce20" table:formula="of:=[.$B38]/[.L$46]" office:value-type="float" office:value="512">
            <text:p>512</text:p>
          </table:table-cell>
          <table:table-cell table:style-name="ce32" table:formula="of:=[.$B38]/[.M$46]" office:value-type="float" office:value="341.333333333333">
            <text:p>341</text:p>
          </table:table-cell>
          <table:table-cell table:style-name="ce20" table:formula="of:=[.$B38]/[.N$46]" office:value-type="float" office:value="292.571428571429">
            <text:p>293</text:p>
          </table:table-cell>
          <table:table-cell table:style-name="ce20" table:formula="of:=[.$B38]/[.O$46]" office:value-type="float" office:value="273.066666666667">
            <text:p>273</text:p>
          </table:table-cell>
          <table:table-cell table:style-name="ce20" table:formula="of:=[.$B38]/[.P$46]" office:value-type="float" office:value="264.258064516129">
            <text:p>264</text:p>
          </table:table-cell>
          <table:table-cell table:style-name="ce20" table:formula="of:=[.$B38]/[.Q$46]" office:value-type="float" office:value="256">
            <text:p>256</text:p>
          </table:table-cell>
          <table:table-cell table:number-columns-repeated="1007"/>
        </table:table-row>
        <table:table-row table:style-name="ro1">
          <table:table-cell office:value-type="float" office:value="32">
            <text:p>32</text:p>
          </table:table-cell>
          <table:table-cell table:style-name="ce20" table:formula="of:=[.$B39]/[.B$46]" office:value-type="float" office:value="536870912">
            <text:p>536870912</text:p>
          </table:table-cell>
          <table:table-cell table:style-name="ce20" table:formula="of:=[.$B39]/[.C$46]" office:value-type="float" office:value="268435456">
            <text:p>268435456</text:p>
          </table:table-cell>
          <table:table-cell table:style-name="ce20" table:formula="of:=[.$B39]/[.D$46]" office:value-type="float" office:value="178956970.666667">
            <text:p>178956971</text:p>
          </table:table-cell>
          <table:table-cell table:style-name="ce20" table:formula="of:=[.$B39]/[.E$46]" office:value-type="float" office:value="134217728">
            <text:p>134217728</text:p>
          </table:table-cell>
          <table:table-cell table:style-name="ce20" table:formula="of:=[.$B39]/[.F$46]" office:value-type="float" office:value="89478485.3333333">
            <text:p>89478485</text:p>
          </table:table-cell>
          <table:table-cell table:style-name="ce20" table:formula="of:=[.$B39]/[.G$46]" office:value-type="float" office:value="76695844.5714286">
            <text:p>76695845</text:p>
          </table:table-cell>
          <table:table-cell table:style-name="ce20" table:formula="of:=[.$B39]/[.H$46]" office:value-type="float" office:value="67108864">
            <text:p>67108864</text:p>
          </table:table-cell>
          <table:table-cell table:style-name="ce20" table:formula="of:=[.$B39]/[.I$46]" office:value-type="float" office:value="44739242.6666667">
            <text:p>44739243</text:p>
          </table:table-cell>
          <table:table-cell table:style-name="ce20" table:formula="of:=[.$B39]/[.J$46]" office:value-type="float" office:value="38347922.2857143">
            <text:p>38347922</text:p>
          </table:table-cell>
          <table:table-cell table:style-name="ce20" table:formula="of:=[.$B39]/[.K$46]" office:value-type="float" office:value="35791394.1333333">
            <text:p>35791394</text:p>
          </table:table-cell>
          <table:table-cell table:style-name="ce20" table:formula="of:=[.$B39]/[.L$46]" office:value-type="float" office:value="33554432">
            <text:p>33554432</text:p>
          </table:table-cell>
          <table:table-cell table:style-name="ce20" table:formula="of:=[.$B39]/[.M$46]" office:value-type="float" office:value="22369621.3333333">
            <text:p>22369621</text:p>
          </table:table-cell>
          <table:table-cell table:style-name="ce20" table:formula="of:=[.$B39]/[.N$46]" office:value-type="float" office:value="19173961.1428571">
            <text:p>19173961</text:p>
          </table:table-cell>
          <table:table-cell table:style-name="ce20" table:formula="of:=[.$B39]/[.O$46]" office:value-type="float" office:value="17895697.0666667">
            <text:p>17895697</text:p>
          </table:table-cell>
          <table:table-cell table:style-name="ce20" table:formula="of:=[.$B39]/[.P$46]" office:value-type="float" office:value="17318416.516129">
            <text:p>17318417</text:p>
          </table:table-cell>
          <table:table-cell table:style-name="ce20" table:formula="of:=[.$B39]/[.Q$46]" office:value-type="float" office:value="16777216">
            <text:p>16777216</text:p>
          </table:table-cell>
          <table:table-cell table:number-columns-repeated="1007"/>
        </table:table-row>
        <table:table-row table:style-name="ro1">
          <table:table-cell table:style-name="ce9" office:value-type="string">
            <text:p>MB.Size.KB</text:p>
          </table:table-cell>
          <table:table-cell table:style-name="ce17" office:value-type="string" table:number-columns-spanned="4" table:number-rows-spanned="1">
            <text:p>&gt;&gt;&gt; Size of each MayorBlock (KB) [No MCounters]</text:p>
          </table:table-cell>
          <table:covered-table-cell table:number-columns-repeated="3"/>
          <table:table-cell table:number-columns-repeated="1019"/>
        </table:table-row>
        <table:table-row table:style-name="ro1">
          <table:table-cell office:value-type="float" office:value="8">
            <text:p>8</text:p>
          </table:table-cell>
          <table:table-cell table:style-name="ce21" table:formula="of:=([.B47]*[.B42])/1024" office:value-type="float" office:value="0.625">
            <text:p>0,63</text:p>
          </table:table-cell>
          <table:table-cell table:style-name="ce21" table:formula="of:=([.C47]*[.C42])/1024" office:value-type="float" office:value="0.375">
            <text:p>0,38</text:p>
          </table:table-cell>
          <table:table-cell table:style-name="ce21" table:formula="of:=([.D47]*[.D42])/1024" office:value-type="float" office:value="0.291666666666667">
            <text:p>0,29</text:p>
          </table:table-cell>
          <table:table-cell table:style-name="ce21" table:formula="of:=([.E47]*[.E42])/1024" office:value-type="float" office:value="0.25">
            <text:p>0,25</text:p>
          </table:table-cell>
          <table:table-cell table:style-name="ce21" table:formula="of:=([.F47]*[.F42])/1024" office:value-type="float" office:value="0.208333333333333">
            <text:p>0,21</text:p>
          </table:table-cell>
          <table:table-cell table:style-name="ce21" table:formula="of:=([.G47]*[.G42])/1024" office:value-type="float" office:value="0.196428571428571">
            <text:p>0,20</text:p>
          </table:table-cell>
          <table:table-cell table:style-name="ce21" table:formula="of:=([.H47]*[.H42])/1024" office:value-type="float" office:value="0.1875">
            <text:p>0,19</text:p>
          </table:table-cell>
          <table:table-cell table:style-name="ce21" table:formula="of:=([.I47]*[.I42])/1024" office:value-type="float" office:value="0.166666666666667">
            <text:p>0,17</text:p>
          </table:table-cell>
          <table:table-cell table:style-name="ce21" table:formula="of:=([.J47]*[.J42])/1024" office:value-type="float" office:value="0.160714285714286">
            <text:p>0,16</text:p>
          </table:table-cell>
          <table:table-cell table:style-name="ce21" table:formula="of:=([.K47]*[.K42])/1024" office:value-type="float" office:value="0.158333333333333">
            <text:p>0,16</text:p>
          </table:table-cell>
          <table:table-cell table:style-name="ce21" table:formula="of:=([.L47]*[.L42])/1024" office:value-type="float" office:value="0.15625">
            <text:p>0,16</text:p>
          </table:table-cell>
          <table:table-cell table:style-name="ce21" table:formula="of:=([.M47]*[.M42])/1024" office:value-type="float" office:value="0.145833333333333">
            <text:p>0,15</text:p>
          </table:table-cell>
          <table:table-cell table:style-name="ce21" table:formula="of:=([.N47]*[.N42])/1024" office:value-type="float" office:value="0.142857142857143">
            <text:p>0,14</text:p>
          </table:table-cell>
          <table:table-cell table:style-name="ce21" table:formula="of:=([.O47]*[.O42])/1024" office:value-type="float" office:value="0.141666666666667">
            <text:p>0,14</text:p>
          </table:table-cell>
          <table:table-cell table:style-name="ce21" table:formula="of:=([.P47]*[.P42])/1024" office:value-type="float" office:value="0.141129032258065">
            <text:p>0,14</text:p>
          </table:table-cell>
          <table:table-cell table:style-name="ce21" table:formula="of:=([.Q47]*[.Q42])/1024" office:value-type="float" office:value="0.140625">
            <text:p>0,14</text:p>
          </table:table-cell>
          <table:table-cell table:number-columns-repeated="1007"/>
        </table:table-row>
        <table:table-row table:style-name="ro1">
          <table:table-cell table:style-name="ce12" office:value-type="float" office:value="16">
            <text:p>16</text:p>
          </table:table-cell>
          <table:table-cell table:style-name="ce21" table:formula="of:=([.B48]*[.B43])/1024" office:value-type="float" office:value="288">
            <text:p>288,00</text:p>
          </table:table-cell>
          <table:table-cell table:style-name="ce21" table:formula="of:=([.C48]*[.C43])/1024" office:value-type="float" office:value="160">
            <text:p>160,00</text:p>
          </table:table-cell>
          <table:table-cell table:style-name="ce21" table:formula="of:=([.D48]*[.D43])/1024" office:value-type="float" office:value="117.333333333333">
            <text:p>117,33</text:p>
          </table:table-cell>
          <table:table-cell table:style-name="ce21" table:formula="of:=([.E48]*[.E43])/1024" office:value-type="float" office:value="96">
            <text:p>96,00</text:p>
          </table:table-cell>
          <table:table-cell table:style-name="ce21" table:formula="of:=([.F48]*[.F43])/1024" office:value-type="float" office:value="74.6666666666667">
            <text:p>74,67</text:p>
          </table:table-cell>
          <table:table-cell table:style-name="ce21" table:formula="of:=([.G48]*[.G43])/1024" office:value-type="float" office:value="68.5714285714286">
            <text:p>68,57</text:p>
          </table:table-cell>
          <table:table-cell table:style-name="ce33" table:formula="of:=([.H48]*[.H43])/1024" office:value-type="float" office:value="64">
            <text:p>64,00</text:p>
          </table:table-cell>
          <table:table-cell table:style-name="ce21" table:formula="of:=([.I48]*[.I43])/1024" office:value-type="float" office:value="53.3333333333333">
            <text:p>53,33</text:p>
          </table:table-cell>
          <table:table-cell table:style-name="ce21" table:formula="of:=([.J48]*[.J43])/1024" office:value-type="float" office:value="50.2857142857143">
            <text:p>50,29</text:p>
          </table:table-cell>
          <table:table-cell table:style-name="ce21" table:formula="of:=([.K48]*[.K43])/1024" office:value-type="float" office:value="49.0666666666667">
            <text:p>49,07</text:p>
          </table:table-cell>
          <table:table-cell table:style-name="ce21" table:formula="of:=([.L48]*[.L43])/1024" office:value-type="float" office:value="48">
            <text:p>48,00</text:p>
          </table:table-cell>
          <table:table-cell table:style-name="ce33" table:formula="of:=([.M48]*[.M43])/1024" office:value-type="float" office:value="42.6666666666667">
            <text:p>42,67</text:p>
          </table:table-cell>
          <table:table-cell table:style-name="ce21" table:formula="of:=([.N48]*[.N43])/1024" office:value-type="float" office:value="41.1428571428571">
            <text:p>41,14</text:p>
          </table:table-cell>
          <table:table-cell table:style-name="ce21" table:formula="of:=([.O48]*[.O43])/1024" office:value-type="float" office:value="40.5333333333333">
            <text:p>40,53</text:p>
          </table:table-cell>
          <table:table-cell table:style-name="ce21" table:formula="of:=([.P48]*[.P43])/1024" office:value-type="float" office:value="40.258064516129">
            <text:p>40,26</text:p>
          </table:table-cell>
          <table:table-cell table:style-name="ce21" table:formula="of:=([.Q48]*[.Q43])/1024" office:value-type="float" office:value="40">
            <text:p>40,00</text:p>
          </table:table-cell>
          <table:table-cell table:number-columns-repeated="1007"/>
        </table:table-row>
        <table:table-row table:style-name="ro1">
          <table:table-cell office:value-type="float" office:value="32">
            <text:p>32</text:p>
          </table:table-cell>
          <table:table-cell table:style-name="ce21" table:formula="of:=([.B49]*[.B44])/1024" office:value-type="float" office:value="35651584">
            <text:p>35651584,00</text:p>
          </table:table-cell>
          <table:table-cell table:style-name="ce21" table:formula="of:=([.C49]*[.C44])/1024" office:value-type="float" office:value="18874368">
            <text:p>18874368,00</text:p>
          </table:table-cell>
          <table:table-cell table:style-name="ce21" table:formula="of:=([.D49]*[.D44])/1024" office:value-type="float" office:value="13281962.6666667">
            <text:p>13281962,67</text:p>
          </table:table-cell>
          <table:table-cell table:style-name="ce21" table:formula="of:=([.E49]*[.E44])/1024" office:value-type="float" office:value="10485760">
            <text:p>10485760,00</text:p>
          </table:table-cell>
          <table:table-cell table:style-name="ce21" table:formula="of:=([.F49]*[.F44])/1024" office:value-type="float" office:value="7689557.33333333">
            <text:p>7689557,33</text:p>
          </table:table-cell>
          <table:table-cell table:style-name="ce21" table:formula="of:=([.G49]*[.G44])/1024" office:value-type="float" office:value="6890642.28571429">
            <text:p>6890642,29</text:p>
          </table:table-cell>
          <table:table-cell table:style-name="ce21" table:formula="of:=([.H49]*[.H44])/1024" office:value-type="float" office:value="6291456">
            <text:p>6291456,00</text:p>
          </table:table-cell>
          <table:table-cell table:style-name="ce21" table:formula="of:=([.I49]*[.I44])/1024" office:value-type="float" office:value="4893354.66666667">
            <text:p>4893354,67</text:p>
          </table:table-cell>
          <table:table-cell table:style-name="ce21" table:formula="of:=([.J49]*[.J44])/1024" office:value-type="float" office:value="4493897.14285714">
            <text:p>4493897,14</text:p>
          </table:table-cell>
          <table:table-cell table:style-name="ce21" table:formula="of:=([.K49]*[.K44])/1024" office:value-type="float" office:value="4334114.13333333">
            <text:p>4334114,13</text:p>
          </table:table-cell>
          <table:table-cell table:style-name="ce21" table:formula="of:=([.L49]*[.L44])/1024" office:value-type="float" office:value="4194304">
            <text:p>4194304,00</text:p>
          </table:table-cell>
          <table:table-cell table:style-name="ce21" table:formula="of:=([.M49]*[.M44])/1024" office:value-type="float" office:value="3495253.33333333">
            <text:p>3495253,33</text:p>
          </table:table-cell>
          <table:table-cell table:style-name="ce21" table:formula="of:=([.N49]*[.N44])/1024" office:value-type="float" office:value="3295524.57142857">
            <text:p>3295524,57</text:p>
          </table:table-cell>
          <table:table-cell table:style-name="ce21" table:formula="of:=([.O49]*[.O44])/1024" office:value-type="float" office:value="3215633.06666667">
            <text:p>3215633,07</text:p>
          </table:table-cell>
          <table:table-cell table:style-name="ce21" table:formula="of:=([.P49]*[.P44])/1024" office:value-type="float" office:value="3179553.03225806">
            <text:p>3179553,03</text:p>
          </table:table-cell>
          <table:table-cell table:style-name="ce21" table:formula="of:=([.Q49]*[.Q44])/1024" office:value-type="float" office:value="3145728">
            <text:p>3145728,00</text:p>
          </table:table-cell>
          <table:table-cell table:number-columns-repeated="1007"/>
        </table:table-row>
        <table:table-row table:style-name="ro1">
          <table:table-cell table:style-name="ce13" office:value-type="string">
            <text:p>mB.per.Syspage</text:p>
          </table:table-cell>
          <table:table-cell table:style-name="ce17" office:value-type="string" table:number-columns-spanned="6" table:number-rows-spanned="1">
            <text:p>&gt;&gt;&gt; Number of minorBlocks that fit into a SystemMemoryPage (4KB)</text:p>
          </table:table-cell>
          <table:covered-table-cell table:number-columns-repeated="5"/>
          <table:table-cell table:number-columns-repeated="1017"/>
        </table:table-row>
        <table:table-row table:style-name="ro1">
          <table:table-cell office:value-type="float" office:value="8">
            <text:p>8</text:p>
          </table:table-cell>
          <table:table-cell table:style-name="ce21" table:formula="of:=4*1024/[.B42]" office:value-type="float" office:value="204.8">
            <text:p>204,80</text:p>
          </table:table-cell>
          <table:table-cell table:style-name="ce21" table:formula="of:=4*1024/[.C42]" office:value-type="float" office:value="170.666666666667">
            <text:p>170,67</text:p>
          </table:table-cell>
          <table:table-cell table:style-name="ce21" table:formula="of:=4*1024/[.D42]" office:value-type="float" office:value="146.285714285714">
            <text:p>146,29</text:p>
          </table:table-cell>
          <table:table-cell table:style-name="ce21" table:formula="of:=4*1024/[.E42]" office:value-type="float" office:value="128">
            <text:p>128,00</text:p>
          </table:table-cell>
          <table:table-cell table:style-name="ce21" table:formula="of:=4*1024/[.F42]" office:value-type="float" office:value="102.4">
            <text:p>102,40</text:p>
          </table:table-cell>
          <table:table-cell table:style-name="ce21" table:formula="of:=4*1024/[.G42]" office:value-type="float" office:value="93.0909090909091">
            <text:p>93,09</text:p>
          </table:table-cell>
          <table:table-cell table:style-name="ce21" table:formula="of:=4*1024/[.H42]" office:value-type="float" office:value="85.3333333333333">
            <text:p>85,33</text:p>
          </table:table-cell>
          <table:table-cell table:style-name="ce21" table:formula="of:=4*1024/[.I42]" office:value-type="float" office:value="64">
            <text:p>64,00</text:p>
          </table:table-cell>
          <table:table-cell table:style-name="ce21" table:formula="of:=4*1024/[.J42]" office:value-type="float" office:value="56.8888888888889">
            <text:p>56,89</text:p>
          </table:table-cell>
          <table:table-cell table:style-name="ce21" table:formula="of:=4*1024/[.K42]" office:value-type="float" office:value="53.8947368421053">
            <text:p>53,89</text:p>
          </table:table-cell>
          <table:table-cell table:style-name="ce21" table:formula="of:=4*1024/[.L42]" office:value-type="float" office:value="51.2">
            <text:p>51,20</text:p>
          </table:table-cell>
          <table:table-cell table:style-name="ce21" table:formula="of:=4*1024/[.M42]" office:value-type="float" office:value="36.5714285714286">
            <text:p>36,57</text:p>
          </table:table-cell>
          <table:table-cell table:style-name="ce21" table:formula="of:=4*1024/[.N42]" office:value-type="float" office:value="32">
            <text:p>32,00</text:p>
          </table:table-cell>
          <table:table-cell table:style-name="ce21" table:formula="of:=4*1024/[.O42]" office:value-type="float" office:value="30.1176470588235">
            <text:p>30,12</text:p>
          </table:table-cell>
          <table:table-cell table:style-name="ce21" table:formula="of:=4*1024/[.P42]" office:value-type="float" office:value="29.2571428571429">
            <text:p>29,26</text:p>
          </table:table-cell>
          <table:table-cell table:style-name="ce21" table:formula="of:=4*1024/[.Q42]" office:value-type="float" office:value="28.4444444444444">
            <text:p>28,44</text:p>
          </table:table-cell>
          <table:table-cell table:number-columns-repeated="1007"/>
        </table:table-row>
        <table:table-row table:style-name="ro1">
          <table:table-cell table:style-name="ce12" office:value-type="float" office:value="16">
            <text:p>16</text:p>
          </table:table-cell>
          <table:table-cell table:style-name="ce21" table:formula="of:=4*1024/[.B43]" office:value-type="float" office:value="113.777777777778">
            <text:p>113,78</text:p>
          </table:table-cell>
          <table:table-cell table:style-name="ce21" table:formula="of:=4*1024/[.C43]" office:value-type="float" office:value="102.4">
            <text:p>102,40</text:p>
          </table:table-cell>
          <table:table-cell table:style-name="ce21" table:formula="of:=4*1024/[.D43]" office:value-type="float" office:value="93.0909090909091">
            <text:p>93,09</text:p>
          </table:table-cell>
          <table:table-cell table:style-name="ce21" table:formula="of:=4*1024/[.E43]" office:value-type="float" office:value="85.3333333333333">
            <text:p>85,33</text:p>
          </table:table-cell>
          <table:table-cell table:style-name="ce21" table:formula="of:=4*1024/[.F43]" office:value-type="float" office:value="73.1428571428571">
            <text:p>73,14</text:p>
          </table:table-cell>
          <table:table-cell table:style-name="ce21" table:formula="of:=4*1024/[.G43]" office:value-type="float" office:value="68.2666666666667">
            <text:p>68,27</text:p>
          </table:table-cell>
          <table:table-cell table:style-name="ce33" table:formula="of:=4*1024/[.H43]" office:value-type="float" office:value="64">
            <text:p>64,00</text:p>
          </table:table-cell>
          <table:table-cell table:style-name="ce21" table:formula="of:=4*1024/[.I43]" office:value-type="float" office:value="51.2">
            <text:p>51,20</text:p>
          </table:table-cell>
          <table:table-cell table:style-name="ce21" table:formula="of:=4*1024/[.J43]" office:value-type="float" office:value="46.5454545454545">
            <text:p>46,55</text:p>
          </table:table-cell>
          <table:table-cell table:style-name="ce21" table:formula="of:=4*1024/[.K43]" office:value-type="float" office:value="44.5217391304348">
            <text:p>44,52</text:p>
          </table:table-cell>
          <table:table-cell table:style-name="ce21" table:formula="of:=4*1024/[.L43]" office:value-type="float" office:value="42.6666666666667">
            <text:p>42,67</text:p>
          </table:table-cell>
          <table:table-cell table:style-name="ce33" table:formula="of:=4*1024/[.M43]" office:value-type="float" office:value="32">
            <text:p>32,00</text:p>
          </table:table-cell>
          <table:table-cell table:style-name="ce21" table:formula="of:=4*1024/[.N43]" office:value-type="float" office:value="28.4444444444444">
            <text:p>28,44</text:p>
          </table:table-cell>
          <table:table-cell table:style-name="ce21" table:formula="of:=4*1024/[.O43]" office:value-type="float" office:value="26.9473684210526">
            <text:p>26,95</text:p>
          </table:table-cell>
          <table:table-cell table:style-name="ce21" table:formula="of:=4*1024/[.P43]" office:value-type="float" office:value="26.2564102564103">
            <text:p>26,26</text:p>
          </table:table-cell>
          <table:table-cell table:style-name="ce21" table:formula="of:=4*1024/[.Q43]" office:value-type="float" office:value="25.6">
            <text:p>25,60</text:p>
          </table:table-cell>
          <table:table-cell table:number-columns-repeated="1007"/>
        </table:table-row>
        <table:table-row table:style-name="ro1">
          <table:table-cell office:value-type="float" office:value="32">
            <text:p>32</text:p>
          </table:table-cell>
          <table:table-cell table:style-name="ce21" table:formula="of:=4*1024/[.B44]" office:value-type="float" office:value="60.2352941176471">
            <text:p>60,24</text:p>
          </table:table-cell>
          <table:table-cell table:style-name="ce21" table:formula="of:=4*1024/[.C44]" office:value-type="float" office:value="56.8888888888889">
            <text:p>56,89</text:p>
          </table:table-cell>
          <table:table-cell table:style-name="ce21" table:formula="of:=4*1024/[.D44]" office:value-type="float" office:value="53.8947368421053">
            <text:p>53,89</text:p>
          </table:table-cell>
          <table:table-cell table:style-name="ce21" table:formula="of:=4*1024/[.E44]" office:value-type="float" office:value="51.2">
            <text:p>51,20</text:p>
          </table:table-cell>
          <table:table-cell table:style-name="ce21" table:formula="of:=4*1024/[.F44]" office:value-type="float" office:value="46.5454545454545">
            <text:p>46,55</text:p>
          </table:table-cell>
          <table:table-cell table:style-name="ce21" table:formula="of:=4*1024/[.G44]" office:value-type="float" office:value="44.5217391304348">
            <text:p>44,52</text:p>
          </table:table-cell>
          <table:table-cell table:style-name="ce21" table:formula="of:=4*1024/[.H44]" office:value-type="float" office:value="42.6666666666667">
            <text:p>42,67</text:p>
          </table:table-cell>
          <table:table-cell table:style-name="ce21" table:formula="of:=4*1024/[.I44]" office:value-type="float" office:value="36.5714285714286">
            <text:p>36,57</text:p>
          </table:table-cell>
          <table:table-cell table:style-name="ce21" table:formula="of:=4*1024/[.J44]" office:value-type="float" office:value="34.1333333333333">
            <text:p>34,13</text:p>
          </table:table-cell>
          <table:table-cell table:style-name="ce21" table:formula="of:=4*1024/[.K44]" office:value-type="float" office:value="33.0322580645161">
            <text:p>33,03</text:p>
          </table:table-cell>
          <table:table-cell table:style-name="ce21" table:formula="of:=4*1024/[.L44]" office:value-type="float" office:value="32">
            <text:p>32,00</text:p>
          </table:table-cell>
          <table:table-cell table:style-name="ce21" table:formula="of:=4*1024/[.M44]" office:value-type="float" office:value="25.6">
            <text:p>25,60</text:p>
          </table:table-cell>
          <table:table-cell table:style-name="ce21" table:formula="of:=4*1024/[.N44]" office:value-type="float" office:value="23.2727272727273">
            <text:p>23,27</text:p>
          </table:table-cell>
          <table:table-cell table:style-name="ce21" table:formula="of:=4*1024/[.O44]" office:value-type="float" office:value="22.2608695652174">
            <text:p>22,26</text:p>
          </table:table-cell>
          <table:table-cell table:style-name="ce21" table:formula="of:=4*1024/[.P44]" office:value-type="float" office:value="21.7872340425532">
            <text:p>21,79</text:p>
          </table:table-cell>
          <table:table-cell table:style-name="ce21" table:formula="of:=4*1024/[.Q44]" office:value-type="float" office:value="21.3333333333333">
            <text:p>21,33</text:p>
          </table:table-cell>
          <table:table-cell table:number-columns-repeated="1007"/>
        </table:table-row>
        <table:table-row table:style-name="ro1">
          <table:table-cell table:style-name="ce1" office:value-type="string">
            <text:p>MB.per.Syspage(4KB)</text:p>
          </table:table-cell>
          <table:table-cell table:style-name="ce17" office:value-type="string" table:number-columns-spanned="6" table:number-rows-spanned="1">
            <text:p>&gt;&gt;&gt; Number of MayorBlocks that fit into a SystemMemoryPage (4KB)</text:p>
          </table:table-cell>
          <table:covered-table-cell table:number-columns-repeated="4" table:style-name="ce27"/>
          <table:covered-table-cell/>
          <table:table-cell table:number-columns-repeated="1017"/>
        </table:table-row>
        <table:table-row table:style-name="ro1">
          <table:table-cell office:value-type="float" office:value="8">
            <text:p>8</text:p>
          </table:table-cell>
          <table:table-cell table:style-name="ce20" table:formula="of:=4/[.B51]" office:value-type="float" office:value="6.4">
            <text:p>6</text:p>
          </table:table-cell>
          <table:table-cell table:style-name="ce20" table:formula="of:=4/[.C51]" office:value-type="float" office:value="10.6666666666667">
            <text:p>11</text:p>
          </table:table-cell>
          <table:table-cell table:style-name="ce20" table:formula="of:=4/[.D51]" office:value-type="float" office:value="13.7142857142857">
            <text:p>14</text:p>
          </table:table-cell>
          <table:table-cell table:style-name="ce20" table:formula="of:=4/[.E51]" office:value-type="float" office:value="16">
            <text:p>16</text:p>
          </table:table-cell>
          <table:table-cell table:style-name="ce20" table:formula="of:=4/[.F51]" office:value-type="float" office:value="19.2">
            <text:p>19</text:p>
          </table:table-cell>
          <table:table-cell table:style-name="ce20" table:formula="of:=4/[.G51]" office:value-type="float" office:value="20.3636363636364">
            <text:p>20</text:p>
          </table:table-cell>
          <table:table-cell table:style-name="ce20" table:formula="of:=4/[.H51]" office:value-type="float" office:value="21.3333333333333">
            <text:p>21</text:p>
          </table:table-cell>
          <table:table-cell table:style-name="ce20" table:formula="of:=4/[.I51]" office:value-type="float" office:value="24">
            <text:p>24</text:p>
          </table:table-cell>
          <table:table-cell table:style-name="ce20" table:formula="of:=4/[.J51]" office:value-type="float" office:value="24.8888888888889">
            <text:p>25</text:p>
          </table:table-cell>
          <table:table-cell table:style-name="ce20" table:formula="of:=4/[.K51]" office:value-type="float" office:value="25.2631578947368">
            <text:p>25</text:p>
          </table:table-cell>
          <table:table-cell table:style-name="ce20" table:formula="of:=4/[.L51]" office:value-type="float" office:value="25.6">
            <text:p>26</text:p>
          </table:table-cell>
          <table:table-cell table:style-name="ce20" table:formula="of:=4/[.M51]" office:value-type="float" office:value="27.4285714285714">
            <text:p>27</text:p>
          </table:table-cell>
          <table:table-cell table:style-name="ce20" table:formula="of:=4/[.N51]" office:value-type="float" office:value="28">
            <text:p>28</text:p>
          </table:table-cell>
          <table:table-cell table:style-name="ce20" table:formula="of:=4/[.O51]" office:value-type="float" office:value="28.2352941176471">
            <text:p>28</text:p>
          </table:table-cell>
          <table:table-cell table:style-name="ce20" table:formula="of:=4/[.P51]" office:value-type="float" office:value="28.3428571428571">
            <text:p>28</text:p>
          </table:table-cell>
          <table:table-cell table:style-name="ce20" table:formula="of:=4/[.Q51]" office:value-type="float" office:value="28.4444444444444">
            <text:p>28</text:p>
          </table:table-cell>
          <table:table-cell table:number-columns-repeated="1007"/>
        </table:table-row>
        <table:table-row table:style-name="ro1">
          <table:table-cell table:style-name="ce12" office:value-type="float" office:value="16">
            <text:p>16</text:p>
          </table:table-cell>
          <table:table-cell table:style-name="ce20" table:formula="of:=4/[.B52]" office:value-type="float" office:value="0.0138888888888889">
            <text:p>0</text:p>
          </table:table-cell>
          <table:table-cell table:style-name="ce20" table:formula="of:=4/[.C52]" office:value-type="float" office:value="0.025">
            <text:p>0</text:p>
          </table:table-cell>
          <table:table-cell table:style-name="ce20" table:formula="of:=4/[.D52]" office:value-type="float" office:value="0.0340909090909091">
            <text:p>0</text:p>
          </table:table-cell>
          <table:table-cell table:style-name="ce20" table:formula="of:=4/[.E52]" office:value-type="float" office:value="0.0416666666666667">
            <text:p>0</text:p>
          </table:table-cell>
          <table:table-cell table:style-name="ce20" table:formula="of:=4/[.F52]" office:value-type="float" office:value="0.0535714285714286">
            <text:p>0</text:p>
          </table:table-cell>
          <table:table-cell table:style-name="ce20" table:formula="of:=4/[.G52]" office:value-type="float" office:value="0.0583333333333333">
            <text:p>0</text:p>
          </table:table-cell>
          <table:table-cell table:style-name="ce32" table:formula="of:=4/[.H52]" office:value-type="float" office:value="0.0625">
            <text:p>0</text:p>
          </table:table-cell>
          <table:table-cell table:style-name="ce20" table:formula="of:=4/[.I52]" office:value-type="float" office:value="0.075">
            <text:p>0</text:p>
          </table:table-cell>
          <table:table-cell table:style-name="ce20" table:formula="of:=4/[.J52]" office:value-type="float" office:value="0.0795454545454545">
            <text:p>0</text:p>
          </table:table-cell>
          <table:table-cell table:style-name="ce20" table:formula="of:=4/[.K52]" office:value-type="float" office:value="0.0815217391304348">
            <text:p>0</text:p>
          </table:table-cell>
          <table:table-cell table:style-name="ce20" table:formula="of:=4/[.L52]" office:value-type="float" office:value="0.0833333333333333">
            <text:p>0</text:p>
          </table:table-cell>
          <table:table-cell table:style-name="ce32" table:formula="of:=4/[.M52]" office:value-type="float" office:value="0.09375">
            <text:p>0</text:p>
          </table:table-cell>
          <table:table-cell table:style-name="ce20" table:formula="of:=4/[.N52]" office:value-type="float" office:value="0.0972222222222222">
            <text:p>0</text:p>
          </table:table-cell>
          <table:table-cell table:style-name="ce20" table:formula="of:=4/[.O52]" office:value-type="float" office:value="0.0986842105263158">
            <text:p>0</text:p>
          </table:table-cell>
          <table:table-cell table:style-name="ce20" table:formula="of:=4/[.P52]" office:value-type="float" office:value="0.0993589743589743">
            <text:p>0</text:p>
          </table:table-cell>
          <table:table-cell table:style-name="ce20" table:formula="of:=4/[.Q52]" office:value-type="float" office:value="0.1">
            <text:p>0</text:p>
          </table:table-cell>
          <table:table-cell table:number-columns-repeated="1007"/>
        </table:table-row>
        <table:table-row table:style-name="ro1">
          <table:table-cell office:value-type="float" office:value="32">
            <text:p>32</text:p>
          </table:table-cell>
          <table:table-cell table:style-name="ce20" table:formula="of:=4/[.B53]" office:value-type="float" office:value="0.000000112196978400735">
            <text:p>0</text:p>
          </table:table-cell>
          <table:table-cell table:style-name="ce20" table:formula="of:=4/[.C53]" office:value-type="float" office:value="0.000000211927625868056">
            <text:p>0</text:p>
          </table:table-cell>
          <table:table-cell table:style-name="ce20" table:formula="of:=4/[.D53]" office:value-type="float" office:value="0.000000301160310444079">
            <text:p>0</text:p>
          </table:table-cell>
          <table:table-cell table:style-name="ce20" table:formula="of:=4/[.E53]" office:value-type="float" office:value="0.0000003814697265625">
            <text:p>0</text:p>
          </table:table-cell>
          <table:table-cell table:style-name="ce20" table:formula="of:=4/[.F53]" office:value-type="float" office:value="0.000000520185990767046">
            <text:p>0</text:p>
          </table:table-cell>
          <table:table-cell table:style-name="ce20" table:formula="of:=4/[.G53]" office:value-type="float" office:value="0.000000580497409986413">
            <text:p>0</text:p>
          </table:table-cell>
          <table:table-cell table:style-name="ce20" table:formula="of:=4/[.H53]" office:value-type="float" office:value="0.000000635782877604167">
            <text:p>0</text:p>
          </table:table-cell>
          <table:table-cell table:style-name="ce20" table:formula="of:=4/[.I53]" office:value-type="float" office:value="0.000000817435128348214">
            <text:p>0</text:p>
          </table:table-cell>
          <table:table-cell table:style-name="ce20" table:formula="of:=4/[.J53]" office:value-type="float" office:value="0.000000890096028645833">
            <text:p>0</text:p>
          </table:table-cell>
          <table:table-cell table:style-name="ce20" table:formula="of:=4/[.K53]" office:value-type="float" office:value="0.000000922910628780242">
            <text:p>0</text:p>
          </table:table-cell>
          <table:table-cell table:style-name="ce20" table:formula="of:=4/[.L53]" office:value-type="float" office:value="0.00000095367431640625">
            <text:p>0</text:p>
          </table:table-cell>
          <table:table-cell table:style-name="ce20" table:formula="of:=4/[.M53]" office:value-type="float" office:value="0.0000011444091796875">
            <text:p>0</text:p>
          </table:table-cell>
          <table:table-cell table:style-name="ce20" table:formula="of:=4/[.N53]" office:value-type="float" office:value="0.00000121376731178977">
            <text:p>0</text:p>
          </table:table-cell>
          <table:table-cell table:style-name="ce20" table:formula="of:=4/[.O53]" office:value-type="float" office:value="0.00000124392302139946">
            <text:p>0</text:p>
          </table:table-cell>
          <table:table-cell table:style-name="ce20" table:formula="of:=4/[.P53]" office:value-type="float" office:value="0.00000125803845994016">
            <text:p>0</text:p>
          </table:table-cell>
          <table:table-cell table:style-name="ce20" table:formula="of:=4/[.Q53]" office:value-type="float" office:value="0.00000127156575520833">
            <text:p>0</text:p>
          </table:table-cell>
          <table:table-cell table:number-columns-repeated="1007"/>
        </table:table-row>
        <table:table-row table:style-name="ro1">
          <table:table-cell table:style-name="Default"/>
          <table:table-cell table:style-name="ce22" office:value-type="string" table:number-columns-spanned="15" table:number-rows-spanned="1">
            <text:p>### This crap shows why SCounters should be put aside, otherwise it causes 2 TLB misses per access (as each mB spreads across several MemPages)</text:p>
          </table:table-cell>
          <table:covered-table-cell table:number-columns-repeated="14" table:style-name="ce29"/>
          <table:table-cell table:number-columns-repeated="1008"/>
        </table:table-row>
        <table:table-row table:style-name="ro1">
          <table:table-cell table:style-name="ce7" table:number-columns-repeated="17"/>
          <table:table-cell table:number-columns-repeated="1007"/>
        </table:table-row>
        <table:table-row table:style-name="ro1">
          <table:table-cell table:style-name="Default"/>
          <table:table-cell table:style-name="ce16" office:value-type="float" office:value="8">
            <text:p>8</text:p>
          </table:table-cell>
          <table:table-cell table:style-name="ce16" office:value-type="float" office:value="16">
            <text:p>16</text:p>
          </table:table-cell>
          <table:table-cell table:style-name="ce16" office:value-type="float" office:value="24">
            <text:p>24</text:p>
          </table:table-cell>
          <table:table-cell table:style-name="ce16" office:value-type="float" office:value="32">
            <text:p>32</text:p>
          </table:table-cell>
          <table:table-cell table:style-name="ce16" office:value-type="float" office:value="48">
            <text:p>48</text:p>
          </table:table-cell>
          <table:table-cell table:style-name="ce16" office:value-type="float" office:value="56">
            <text:p>56</text:p>
          </table:table-cell>
          <table:table-cell table:style-name="ce16" office:value-type="float" office:value="64">
            <text:p>64</text:p>
          </table:table-cell>
          <table:table-cell table:style-name="ce16" office:value-type="float" office:value="96">
            <text:p>96</text:p>
          </table:table-cell>
          <table:table-cell table:style-name="ce16" office:value-type="float" office:value="112">
            <text:p>112</text:p>
          </table:table-cell>
          <table:table-cell table:style-name="ce16" office:value-type="float" office:value="120">
            <text:p>120</text:p>
          </table:table-cell>
          <table:table-cell table:style-name="ce16" office:value-type="float" office:value="128">
            <text:p>128</text:p>
          </table:table-cell>
          <table:table-cell table:style-name="ce16" office:value-type="float" office:value="192">
            <text:p>192</text:p>
          </table:table-cell>
          <table:table-cell table:style-name="ce16" office:value-type="float" office:value="224">
            <text:p>224</text:p>
          </table:table-cell>
          <table:table-cell table:style-name="ce16" office:value-type="float" office:value="240">
            <text:p>240</text:p>
          </table:table-cell>
          <table:table-cell table:style-name="ce16" office:value-type="float" office:value="248">
            <text:p>248</text:p>
          </table:table-cell>
          <table:table-cell table:style-name="ce16" office:value-type="float" office:value="256">
            <text:p>256</text:p>
          </table:table-cell>
          <table:table-cell table:number-columns-repeated="1007"/>
        </table:table-row>
        <table:table-row table:style-name="ro1">
          <table:table-cell table:style-name="ce1" office:value-type="string">
            <text:p>mB.Counters.%</text:p>
          </table:table-cell>
          <table:table-cell table:style-name="ce17" office:value-type="string" table:number-columns-spanned="6" table:number-rows-spanned="1">
            <text:p>&gt;&gt;&gt; Percentage of minorBlock devote to counters</text:p>
          </table:table-cell>
          <table:covered-table-cell table:number-columns-repeated="5" table:style-name="ce27"/>
          <table:table-cell table:number-columns-repeated="1017"/>
        </table:table-row>
        <table:table-row table:style-name="ro1">
          <table:table-cell office:value-type="float" office:value="8">
            <text:p>8</text:p>
          </table:table-cell>
          <table:table-cell table:style-name="ce23" table:formula="of:=(([.$A66]*[.$B$31])/8)/[.B42]" office:value-type="percentage" office:value="0.8">
            <text:p>80,00%</text:p>
          </table:table-cell>
          <table:table-cell table:style-name="ce23" table:formula="of:=(([.$A66]*[.$B$31])/8)/[.C42]" office:value-type="percentage" office:value="0.666666666666667">
            <text:p>66,67%</text:p>
          </table:table-cell>
          <table:table-cell table:style-name="ce23" table:formula="of:=(([.$A66]*[.$B$31])/8)/[.D42]" office:value-type="percentage" office:value="0.571428571428571">
            <text:p>57,14%</text:p>
          </table:table-cell>
          <table:table-cell table:style-name="ce23" table:formula="of:=(([.$A66]*[.$B$31])/8)/[.E42]" office:value-type="percentage" office:value="0.5">
            <text:p>50,00%</text:p>
          </table:table-cell>
          <table:table-cell table:style-name="ce23" table:formula="of:=(([.$A66]*[.$B$31])/8)/[.F42]" office:value-type="percentage" office:value="0.4">
            <text:p>40,00%</text:p>
          </table:table-cell>
          <table:table-cell table:style-name="ce23" table:formula="of:=(([.$A66]*[.$B$31])/8)/[.G42]" office:value-type="percentage" office:value="0.363636363636364">
            <text:p>36,36%</text:p>
          </table:table-cell>
          <table:table-cell table:style-name="ce23" table:formula="of:=(([.$A66]*[.$B$31])/8)/[.H42]" office:value-type="percentage" office:value="0.333333333333333">
            <text:p>33,33%</text:p>
          </table:table-cell>
          <table:table-cell table:style-name="ce23" table:formula="of:=(([.$A66]*[.$B$31])/8)/[.I42]" office:value-type="percentage" office:value="0.25">
            <text:p>25,00%</text:p>
          </table:table-cell>
          <table:table-cell table:style-name="ce23" table:formula="of:=(([.$A66]*[.$B$31])/8)/[.J42]" office:value-type="percentage" office:value="0.222222222222222">
            <text:p>22,22%</text:p>
          </table:table-cell>
          <table:table-cell table:style-name="ce23" table:formula="of:=(([.$A66]*[.$B$31])/8)/[.K42]" office:value-type="percentage" office:value="0.210526315789474">
            <text:p>21,05%</text:p>
          </table:table-cell>
          <table:table-cell table:style-name="ce23" table:formula="of:=(([.$A66]*[.$B$31])/8)/[.L42]" office:value-type="percentage" office:value="0.2">
            <text:p>20,00%</text:p>
          </table:table-cell>
          <table:table-cell table:style-name="ce23" table:formula="of:=(([.$A66]*[.$B$31])/8)/[.M42]" office:value-type="percentage" office:value="0.142857142857143">
            <text:p>14,29%</text:p>
          </table:table-cell>
          <table:table-cell table:style-name="ce23" table:formula="of:=(([.$A66]*[.$B$31])/8)/[.N42]" office:value-type="percentage" office:value="0.125">
            <text:p>12,50%</text:p>
          </table:table-cell>
          <table:table-cell table:style-name="ce23" table:formula="of:=(([.$A66]*[.$B$31])/8)/[.O42]" office:value-type="percentage" office:value="0.117647058823529">
            <text:p>11,76%</text:p>
          </table:table-cell>
          <table:table-cell table:style-name="ce23" table:formula="of:=(([.$A66]*[.$B$31])/8)/[.P42]" office:value-type="percentage" office:value="0.114285714285714">
            <text:p>11,43%</text:p>
          </table:table-cell>
          <table:table-cell table:style-name="ce23" table:formula="of:=(([.$A66]*[.$B$31])/8)/[.Q42]" office:value-type="percentage" office:value="0.111111111111111">
            <text:p>11,11%</text:p>
          </table:table-cell>
          <table:table-cell table:number-columns-repeated="1007"/>
        </table:table-row>
        <table:table-row table:style-name="ro1">
          <table:table-cell table:style-name="ce12" office:value-type="float" office:value="16">
            <text:p>16</text:p>
          </table:table-cell>
          <table:table-cell table:style-name="ce23" table:formula="of:=(([.$A67]*[.$B$31])/8)/[.B43]" office:value-type="percentage" office:value="0.888888888888889">
            <text:p>88,89%</text:p>
          </table:table-cell>
          <table:table-cell table:style-name="ce23" table:formula="of:=(([.$A67]*[.$B$31])/8)/[.C43]" office:value-type="percentage" office:value="0.8">
            <text:p>80,00%</text:p>
          </table:table-cell>
          <table:table-cell table:style-name="ce23" table:formula="of:=(([.$A67]*[.$B$31])/8)/[.D43]" office:value-type="percentage" office:value="0.727272727272727">
            <text:p>72,73%</text:p>
          </table:table-cell>
          <table:table-cell table:style-name="ce23" table:formula="of:=(([.$A67]*[.$B$31])/8)/[.E43]" office:value-type="percentage" office:value="0.666666666666667">
            <text:p>66,67%</text:p>
          </table:table-cell>
          <table:table-cell table:style-name="ce23" table:formula="of:=(([.$A67]*[.$B$31])/8)/[.F43]" office:value-type="percentage" office:value="0.571428571428571">
            <text:p>57,14%</text:p>
          </table:table-cell>
          <table:table-cell table:style-name="ce23" table:formula="of:=(([.$A67]*[.$B$31])/8)/[.G43]" office:value-type="percentage" office:value="0.533333333333333">
            <text:p>53,33%</text:p>
          </table:table-cell>
          <table:table-cell table:style-name="ce34" table:formula="of:=(([.$A67]*[.$B$31])/8)/[.H43]" office:value-type="percentage" office:value="0.5">
            <text:p>50,00%</text:p>
          </table:table-cell>
          <table:table-cell table:style-name="ce23" table:formula="of:=(([.$A67]*[.$B$31])/8)/[.I43]" office:value-type="percentage" office:value="0.4">
            <text:p>40,00%</text:p>
          </table:table-cell>
          <table:table-cell table:style-name="ce23" table:formula="of:=(([.$A67]*[.$B$31])/8)/[.J43]" office:value-type="percentage" office:value="0.363636363636364">
            <text:p>36,36%</text:p>
          </table:table-cell>
          <table:table-cell table:style-name="ce23" table:formula="of:=(([.$A67]*[.$B$31])/8)/[.K43]" office:value-type="percentage" office:value="0.347826086956522">
            <text:p>34,78%</text:p>
          </table:table-cell>
          <table:table-cell table:style-name="ce23" table:formula="of:=(([.$A67]*[.$B$31])/8)/[.L43]" office:value-type="percentage" office:value="0.333333333333333">
            <text:p>33,33%</text:p>
          </table:table-cell>
          <table:table-cell table:style-name="ce34" table:formula="of:=(([.$A67]*[.$B$31])/8)/[.M43]" office:value-type="percentage" office:value="0.25">
            <text:p>25,00%</text:p>
          </table:table-cell>
          <table:table-cell table:style-name="ce23" table:formula="of:=(([.$A67]*[.$B$31])/8)/[.N43]" office:value-type="percentage" office:value="0.222222222222222">
            <text:p>22,22%</text:p>
          </table:table-cell>
          <table:table-cell table:style-name="ce23" table:formula="of:=(([.$A67]*[.$B$31])/8)/[.O43]" office:value-type="percentage" office:value="0.210526315789474">
            <text:p>21,05%</text:p>
          </table:table-cell>
          <table:table-cell table:style-name="ce23" table:formula="of:=(([.$A67]*[.$B$31])/8)/[.P43]" office:value-type="percentage" office:value="0.205128205128205">
            <text:p>20,51%</text:p>
          </table:table-cell>
          <table:table-cell table:style-name="ce23" table:formula="of:=(([.$A67]*[.$B$31])/8)/[.Q43]" office:value-type="percentage" office:value="0.2">
            <text:p>20,00%</text:p>
          </table:table-cell>
          <table:table-cell table:number-columns-repeated="1007"/>
        </table:table-row>
        <table:table-row table:style-name="ro1">
          <table:table-cell office:value-type="float" office:value="32">
            <text:p>32</text:p>
          </table:table-cell>
          <table:table-cell table:style-name="ce23" table:formula="of:=(([.$A68]*[.$B$31])/8)/[.B44]" office:value-type="percentage" office:value="0.941176470588235">
            <text:p>94,12%</text:p>
          </table:table-cell>
          <table:table-cell table:style-name="ce23" table:formula="of:=(([.$A68]*[.$B$31])/8)/[.C44]" office:value-type="percentage" office:value="0.888888888888889">
            <text:p>88,89%</text:p>
          </table:table-cell>
          <table:table-cell table:style-name="ce23" table:formula="of:=(([.$A68]*[.$B$31])/8)/[.D44]" office:value-type="percentage" office:value="0.842105263157895">
            <text:p>84,21%</text:p>
          </table:table-cell>
          <table:table-cell table:style-name="ce23" table:formula="of:=(([.$A68]*[.$B$31])/8)/[.E44]" office:value-type="percentage" office:value="0.8">
            <text:p>80,00%</text:p>
          </table:table-cell>
          <table:table-cell table:style-name="ce23" table:formula="of:=(([.$A68]*[.$B$31])/8)/[.F44]" office:value-type="percentage" office:value="0.727272727272727">
            <text:p>72,73%</text:p>
          </table:table-cell>
          <table:table-cell table:style-name="ce23" table:formula="of:=(([.$A68]*[.$B$31])/8)/[.G44]" office:value-type="percentage" office:value="0.695652173913043">
            <text:p>69,57%</text:p>
          </table:table-cell>
          <table:table-cell table:style-name="ce23" table:formula="of:=(([.$A68]*[.$B$31])/8)/[.H44]" office:value-type="percentage" office:value="0.666666666666667">
            <text:p>66,67%</text:p>
          </table:table-cell>
          <table:table-cell table:style-name="ce23" table:formula="of:=(([.$A68]*[.$B$31])/8)/[.I44]" office:value-type="percentage" office:value="0.571428571428571">
            <text:p>57,14%</text:p>
          </table:table-cell>
          <table:table-cell table:style-name="ce23" table:formula="of:=(([.$A68]*[.$B$31])/8)/[.J44]" office:value-type="percentage" office:value="0.533333333333333">
            <text:p>53,33%</text:p>
          </table:table-cell>
          <table:table-cell table:style-name="ce23" table:formula="of:=(([.$A68]*[.$B$31])/8)/[.K44]" office:value-type="percentage" office:value="0.516129032258065">
            <text:p>51,61%</text:p>
          </table:table-cell>
          <table:table-cell table:style-name="ce23" table:formula="of:=(([.$A68]*[.$B$31])/8)/[.L44]" office:value-type="percentage" office:value="0.5">
            <text:p>50,00%</text:p>
          </table:table-cell>
          <table:table-cell table:style-name="ce23" table:formula="of:=(([.$A68]*[.$B$31])/8)/[.M44]" office:value-type="percentage" office:value="0.4">
            <text:p>40,00%</text:p>
          </table:table-cell>
          <table:table-cell table:style-name="ce23" table:formula="of:=(([.$A68]*[.$B$31])/8)/[.N44]" office:value-type="percentage" office:value="0.363636363636364">
            <text:p>36,36%</text:p>
          </table:table-cell>
          <table:table-cell table:style-name="ce23" table:formula="of:=(([.$A68]*[.$B$31])/8)/[.O44]" office:value-type="percentage" office:value="0.347826086956522">
            <text:p>34,78%</text:p>
          </table:table-cell>
          <table:table-cell table:style-name="ce23" table:formula="of:=(([.$A68]*[.$B$31])/8)/[.P44]" office:value-type="percentage" office:value="0.340425531914894">
            <text:p>34,04%</text:p>
          </table:table-cell>
          <table:table-cell table:style-name="ce23" table:formula="of:=(([.$A68]*[.$B$31])/8)/[.Q44]" office:value-type="percentage" office:value="0.333333333333333">
            <text:p>33,33%</text:p>
          </table:table-cell>
          <table:table-cell table:number-columns-repeated="1007"/>
        </table:table-row>
        <table:table-row table:style-name="ro1">
          <table:table-cell table:style-name="ce1" office:value-type="string">
            <text:p>MB.MCounters.% </text:p>
          </table:table-cell>
          <table:table-cell table:style-name="ce17" office:value-type="string" table:number-columns-spanned="6" table:number-rows-spanned="1">
            <text:p>&gt;&gt;&gt; Percentage of mayorBlock devoted to mayorCounters</text:p>
          </table:table-cell>
          <table:covered-table-cell table:number-columns-repeated="5" table:style-name="ce27"/>
          <table:table-cell table:number-columns-repeated="1017"/>
        </table:table-row>
        <table:table-row table:style-name="ro1">
          <table:table-cell office:value-type="float" office:value="8">
            <text:p>8</text:p>
          </table:table-cell>
          <table:table-cell table:style-name="ce23" table:formula="of:=(8*[.$B$29])/(8*[.$B$29]+[.B51]*1024)" office:value-type="percentage" office:value="0.444444444444444">
            <text:p>44,44%</text:p>
          </table:table-cell>
          <table:table-cell table:style-name="ce23" table:formula="of:=(8*[.$B$29])/(8*[.$B$29]+[.C51]*1024)" office:value-type="percentage" office:value="0.571428571428571">
            <text:p>57,14%</text:p>
          </table:table-cell>
          <table:table-cell table:style-name="ce23" table:formula="of:=(8*[.$B$29])/(8*[.$B$29]+[.D51]*1024)" office:value-type="percentage" office:value="0.631578947368421">
            <text:p>63,16%</text:p>
          </table:table-cell>
          <table:table-cell table:style-name="ce23" table:formula="of:=(8*[.$B$29])/(8*[.$B$29]+[.E51]*1024)" office:value-type="percentage" office:value="0.666666666666667">
            <text:p>66,67%</text:p>
          </table:table-cell>
          <table:table-cell table:style-name="ce23" table:formula="of:=(8*[.$B$29])/(8*[.$B$29]+[.F51]*1024)" office:value-type="percentage" office:value="0.705882352941176">
            <text:p>70,59%</text:p>
          </table:table-cell>
          <table:table-cell table:style-name="ce23" table:formula="of:=(8*[.$B$29])/(8*[.$B$29]+[.G51]*1024)" office:value-type="percentage" office:value="0.717948717948718">
            <text:p>71,79%</text:p>
          </table:table-cell>
          <table:table-cell table:style-name="ce23" table:formula="of:=(8*[.$B$29])/(8*[.$B$29]+[.H51]*1024)" office:value-type="percentage" office:value="0.727272727272727">
            <text:p>72,73%</text:p>
          </table:table-cell>
          <table:table-cell table:style-name="ce23" table:formula="of:=(8*[.$B$29])/(8*[.$B$29]+[.I51]*1024)" office:value-type="percentage" office:value="0.75">
            <text:p>75,00%</text:p>
          </table:table-cell>
          <table:table-cell table:style-name="ce23" table:formula="of:=(8*[.$B$29])/(8*[.$B$29]+[.J51]*1024)" office:value-type="percentage" office:value="0.756756756756757">
            <text:p>75,68%</text:p>
          </table:table-cell>
          <table:table-cell table:style-name="ce23" table:formula="of:=(8*[.$B$29])/(8*[.$B$29]+[.K51]*1024)" office:value-type="percentage" office:value="0.759493670886076">
            <text:p>75,95%</text:p>
          </table:table-cell>
          <table:table-cell table:style-name="ce23" table:formula="of:=(8*[.$B$29])/(8*[.$B$29]+[.L51]*1024)" office:value-type="percentage" office:value="0.761904761904762">
            <text:p>76,19%</text:p>
          </table:table-cell>
          <table:table-cell table:style-name="ce23" table:formula="of:=(8*[.$B$29])/(8*[.$B$29]+[.M51]*1024)" office:value-type="percentage" office:value="0.774193548387097">
            <text:p>77,42%</text:p>
          </table:table-cell>
          <table:table-cell table:style-name="ce23" table:formula="of:=(8*[.$B$29])/(8*[.$B$29]+[.N51]*1024)" office:value-type="percentage" office:value="0.777777777777778">
            <text:p>77,78%</text:p>
          </table:table-cell>
          <table:table-cell table:style-name="ce23" table:formula="of:=(8*[.$B$29])/(8*[.$B$29]+[.O51]*1024)" office:value-type="percentage" office:value="0.779220779220779">
            <text:p>77,92%</text:p>
          </table:table-cell>
          <table:table-cell table:style-name="ce23" table:formula="of:=(8*[.$B$29])/(8*[.$B$29]+[.P51]*1024)" office:value-type="percentage" office:value="0.779874213836478">
            <text:p>77,99%</text:p>
          </table:table-cell>
          <table:table-cell table:style-name="ce23" table:formula="of:=(8*[.$B$29])/(8*[.$B$29]+[.Q51]*1024)" office:value-type="percentage" office:value="0.780487804878049">
            <text:p>78,05%</text:p>
          </table:table-cell>
          <table:table-cell table:number-columns-repeated="1007"/>
        </table:table-row>
        <table:table-row table:style-name="ro1">
          <table:table-cell table:style-name="ce12" office:value-type="float" office:value="16">
            <text:p>16</text:p>
          </table:table-cell>
          <table:table-cell table:style-name="ce23" table:formula="of:=(8*[.$B$29])/(8*[.$B$29]+[.B52]*1024)" office:value-type="percentage" office:value="0.00173310225303293">
            <text:p>0,17%</text:p>
          </table:table-cell>
          <table:table-cell table:style-name="ce23" table:formula="of:=(8*[.$B$29])/(8*[.$B$29]+[.C52]*1024)" office:value-type="percentage" office:value="0.00311526479750779">
            <text:p>0,31%</text:p>
          </table:table-cell>
          <table:table-cell table:style-name="ce23" table:formula="of:=(8*[.$B$29])/(8*[.$B$29]+[.D52]*1024)" office:value-type="percentage" office:value="0.00424328147100424">
            <text:p>0,42%</text:p>
          </table:table-cell>
          <table:table-cell table:style-name="ce23" table:formula="of:=(8*[.$B$29])/(8*[.$B$29]+[.E52]*1024)" office:value-type="percentage" office:value="0.00518134715025907">
            <text:p>0,52%</text:p>
          </table:table-cell>
          <table:table-cell table:style-name="ce23" table:formula="of:=(8*[.$B$29])/(8*[.$B$29]+[.F52]*1024)" office:value-type="percentage" office:value="0.00665188470066519">
            <text:p>0,67%</text:p>
          </table:table-cell>
          <table:table-cell table:style-name="ce23" table:formula="of:=(8*[.$B$29])/(8*[.$B$29]+[.G52]*1024)" office:value-type="percentage" office:value="0.00723888314374354">
            <text:p>0,72%</text:p>
          </table:table-cell>
          <table:table-cell table:style-name="ce34" table:formula="of:=(8*[.$B$29])/(8*[.$B$29]+[.H52]*1024)" office:value-type="percentage" office:value="0.00775193798449612">
            <text:p>0,78%</text:p>
          </table:table-cell>
          <table:table-cell table:style-name="ce23" table:formula="of:=(8*[.$B$29])/(8*[.$B$29]+[.I52]*1024)" office:value-type="percentage" office:value="0.00928792569659443">
            <text:p>0,93%</text:p>
          </table:table-cell>
          <table:table-cell table:style-name="ce23" table:formula="of:=(8*[.$B$29])/(8*[.$B$29]+[.J52]*1024)" office:value-type="percentage" office:value="0.00984528832630098">
            <text:p>0,98%</text:p>
          </table:table-cell>
          <table:table-cell table:style-name="ce23" table:formula="of:=(8*[.$B$29])/(8*[.$B$29]+[.K52]*1024)" office:value-type="percentage" office:value="0.0100874243443174">
            <text:p>1,01%</text:p>
          </table:table-cell>
          <table:table-cell table:style-name="ce23" table:formula="of:=(8*[.$B$29])/(8*[.$B$29]+[.L52]*1024)" office:value-type="percentage" office:value="0.0103092783505155">
            <text:p>1,03%</text:p>
          </table:table-cell>
          <table:table-cell table:style-name="ce34" table:formula="of:=(8*[.$B$29])/(8*[.$B$29]+[.M52]*1024)" office:value-type="percentage" office:value="0.0115830115830116">
            <text:p>1,16%</text:p>
          </table:table-cell>
          <table:table-cell table:style-name="ce23" table:formula="of:=(8*[.$B$29])/(8*[.$B$29]+[.N52]*1024)" office:value-type="percentage" office:value="0.0120068610634648">
            <text:p>1,20%</text:p>
          </table:table-cell>
          <table:table-cell table:style-name="ce23" table:formula="of:=(8*[.$B$29])/(8*[.$B$29]+[.O52]*1024)" office:value-type="percentage" office:value="0.0121852152721365">
            <text:p>1,22%</text:p>
          </table:table-cell>
          <table:table-cell table:style-name="ce23" table:formula="of:=(8*[.$B$29])/(8*[.$B$29]+[.P52]*1024)" office:value-type="percentage" office:value="0.0122675108824693">
            <text:p>1,23%</text:p>
          </table:table-cell>
          <table:table-cell table:style-name="ce23" table:formula="of:=(8*[.$B$29])/(8*[.$B$29]+[.Q52]*1024)" office:value-type="percentage" office:value="0.0123456790123457">
            <text:p>1,23%</text:p>
          </table:table-cell>
          <table:table-cell table:number-columns-repeated="1007"/>
        </table:table-row>
        <table:table-row table:style-name="ro1">
          <table:table-cell office:value-type="float" office:value="32">
            <text:p>32</text:p>
          </table:table-cell>
          <table:table-cell table:style-name="ce23" table:formula="of:=(8*[.$B$29])/(8*[.$B$29]+[.B53]*1024)" office:value-type="percentage" office:value="0.0000000140246221034019">
            <text:p>0,00%</text:p>
          </table:table-cell>
          <table:table-cell table:style-name="ce23" table:formula="of:=(8*[.$B$29])/(8*[.$B$29]+[.C53]*1024)" office:value-type="percentage" office:value="0.0000000264909525317364">
            <text:p>0,00%</text:p>
          </table:table-cell>
          <table:table-cell table:style-name="ce23" table:formula="of:=(8*[.$B$29])/(8*[.$B$29]+[.D53]*1024)" office:value-type="percentage" office:value="0.000000037645037388361">
            <text:p>0,00%</text:p>
          </table:table-cell>
          <table:table-cell table:style-name="ce23" table:formula="of:=(8*[.$B$29])/(8*[.$B$29]+[.E53]*1024)" office:value-type="percentage" office:value="0.0000000476837135465759">
            <text:p>0,00%</text:p>
          </table:table-cell>
          <table:table-cell table:style-name="ce23" table:formula="of:=(8*[.$B$29])/(8*[.$B$29]+[.F53]*1024)" office:value-type="percentage" office:value="0.0000000650232446178581">
            <text:p>0,00%</text:p>
          </table:table-cell>
          <table:table-cell table:style-name="ce23" table:formula="of:=(8*[.$B$29])/(8*[.$B$29]+[.G53]*1024)" office:value-type="percentage" office:value="0.0000000725621709830326">
            <text:p>0,00%</text:p>
          </table:table-cell>
          <table:table-cell table:style-name="ce23" table:formula="of:=(8*[.$B$29])/(8*[.$B$29]+[.H53]*1024)" office:value-type="percentage" office:value="0.0000000794728533845859">
            <text:p>0,00%</text:p>
          </table:table-cell>
          <table:table-cell table:style-name="ce23" table:formula="of:=(8*[.$B$29])/(8*[.$B$29]+[.I53]*1024)" office:value-type="percentage" office:value="0.0000001021793806029">
            <text:p>0,00%</text:p>
          </table:table-cell>
          <table:table-cell table:style-name="ce23" table:formula="of:=(8*[.$B$29])/(8*[.$B$29]+[.J53]*1024)" office:value-type="percentage" office:value="0.000000111261991201497">
            <text:p>0,00%</text:p>
          </table:table-cell>
          <table:table-cell table:style-name="ce23" table:formula="of:=(8*[.$B$29])/(8*[.$B$29]+[.K53]*1024)" office:value-type="percentage" office:value="0.000000115363815288719">
            <text:p>0,00%</text:p>
          </table:table-cell>
          <table:table-cell table:style-name="ce23" table:formula="of:=(8*[.$B$29])/(8*[.$B$29]+[.L53]*1024)" office:value-type="percentage" office:value="0.000000119209275339928">
            <text:p>0,00%</text:p>
          </table:table-cell>
          <table:table-cell table:style-name="ce23" table:formula="of:=(8*[.$B$29])/(8*[.$B$29]+[.M53]*1024)" office:value-type="percentage" office:value="0.00000014305112699731">
            <text:p>0,00%</text:p>
          </table:table-cell>
          <table:table-cell table:style-name="ce23" table:formula="of:=(8*[.$B$29])/(8*[.$B$29]+[.N53]*1024)" office:value-type="percentage" office:value="0.000000151720890954489">
            <text:p>0,00%</text:p>
          </table:table-cell>
          <table:table-cell table:style-name="ce23" table:formula="of:=(8*[.$B$29])/(8*[.$B$29]+[.O53]*1024)" office:value-type="percentage" office:value="0.000000155490353497678">
            <text:p>0,00%</text:p>
          </table:table-cell>
          <table:table-cell table:style-name="ce23" table:formula="of:=(8*[.$B$29])/(8*[.$B$29]+[.P53]*1024)" office:value-type="percentage" office:value="0.000000157254782763449">
            <text:p>0,00%</text:p>
          </table:table-cell>
          <table:table-cell table:style-name="ce23" table:formula="of:=(8*[.$B$29])/(8*[.$B$29]+[.Q53]*1024)" office:value-type="percentage" office:value="0.000000158945694137304">
            <text:p>0,00%</text:p>
          </table:table-cell>
          <table:table-cell table:number-columns-repeated="1007"/>
        </table:table-row>
        <table:table-row table:style-name="ro1">
          <table:table-cell table:style-name="ce1" office:value-type="string">
            <text:p>MB.Counters.% </text:p>
          </table:table-cell>
          <table:table-cell table:style-name="ce17" office:value-type="string" table:number-columns-spanned="6" table:number-rows-spanned="1">
            <text:p>&gt;&gt;&gt; Percentage of mayorBlock devoted to counters</text:p>
          </table:table-cell>
          <table:covered-table-cell table:number-columns-repeated="5"/>
          <table:table-cell table:number-columns-repeated="1017"/>
        </table:table-row>
        <table:table-row table:style-name="ro1">
          <table:table-cell office:value-type="float" office:value="8">
            <text:p>8</text:p>
          </table:table-cell>
          <table:table-cell table:style-name="ce24" table:formula="of:=(8*[.$B$29]+[.B47]*[.$B$31]*[.$A74]/8)/(8*[.$B$29]+[.B51]*1024)" office:value-type="percentage" office:value="0.888888888888889">
            <text:p>88,89%</text:p>
          </table:table-cell>
          <table:table-cell table:style-name="ce24" table:formula="of:=(8*[.$B$29]+[.C47]*[.$B$31]*[.$A74]/8)/(8*[.$B$29]+[.C51]*1024)" office:value-type="percentage" office:value="0.857142857142857">
            <text:p>85,71%</text:p>
          </table:table-cell>
          <table:table-cell table:style-name="ce24" table:formula="of:=(8*[.$B$29]+[.D47]*[.$B$31]*[.$A74]/8)/(8*[.$B$29]+[.D51]*1024)" office:value-type="percentage" office:value="0.842105263157895">
            <text:p>84,21%</text:p>
          </table:table-cell>
          <table:table-cell table:style-name="ce24" table:formula="of:=(8*[.$B$29]+[.E47]*[.$B$31]*[.$A74]/8)/(8*[.$B$29]+[.E51]*1024)" office:value-type="percentage" office:value="0.833333333333333">
            <text:p>83,33%</text:p>
          </table:table-cell>
          <table:table-cell table:style-name="ce24" table:formula="of:=(8*[.$B$29]+[.F47]*[.$B$31]*[.$A74]/8)/(8*[.$B$29]+[.F51]*1024)" office:value-type="percentage" office:value="0.823529411764706">
            <text:p>82,35%</text:p>
          </table:table-cell>
          <table:table-cell table:style-name="ce24" table:formula="of:=(8*[.$B$29]+[.G47]*[.$B$31]*[.$A74]/8)/(8*[.$B$29]+[.G51]*1024)" office:value-type="percentage" office:value="0.82051282051282">
            <text:p>82,05%</text:p>
          </table:table-cell>
          <table:table-cell table:style-name="ce24" table:formula="of:=(8*[.$B$29]+[.H47]*[.$B$31]*[.$A74]/8)/(8*[.$B$29]+[.H51]*1024)" office:value-type="percentage" office:value="0.818181818181818">
            <text:p>81,82%</text:p>
          </table:table-cell>
          <table:table-cell table:style-name="ce24" table:formula="of:=(8*[.$B$29]+[.I47]*[.$B$31]*[.$A74]/8)/(8*[.$B$29]+[.I51]*1024)" office:value-type="percentage" office:value="0.8125">
            <text:p>81,25%</text:p>
          </table:table-cell>
          <table:table-cell table:style-name="ce24" table:formula="of:=(8*[.$B$29]+[.J47]*[.$B$31]*[.$A74]/8)/(8*[.$B$29]+[.J51]*1024)" office:value-type="percentage" office:value="0.810810810810811">
            <text:p>81,08%</text:p>
          </table:table-cell>
          <table:table-cell table:style-name="ce24" table:formula="of:=(8*[.$B$29]+[.K47]*[.$B$31]*[.$A74]/8)/(8*[.$B$29]+[.K51]*1024)" office:value-type="percentage" office:value="0.810126582278481">
            <text:p>81,01%</text:p>
          </table:table-cell>
          <table:table-cell table:style-name="ce24" table:formula="of:=(8*[.$B$29]+[.L47]*[.$B$31]*[.$A74]/8)/(8*[.$B$29]+[.L51]*1024)" office:value-type="percentage" office:value="0.80952380952381">
            <text:p>80,95%</text:p>
          </table:table-cell>
          <table:table-cell table:style-name="ce24" table:formula="of:=(8*[.$B$29]+[.M47]*[.$B$31]*[.$A74]/8)/(8*[.$B$29]+[.M51]*1024)" office:value-type="percentage" office:value="0.806451612903226">
            <text:p>80,65%</text:p>
          </table:table-cell>
          <table:table-cell table:style-name="ce24" table:formula="of:=(8*[.$B$29]+[.N47]*[.$B$31]*[.$A74]/8)/(8*[.$B$29]+[.N51]*1024)" office:value-type="percentage" office:value="0.805555555555556">
            <text:p>80,56%</text:p>
          </table:table-cell>
          <table:table-cell table:style-name="ce24" table:formula="of:=(8*[.$B$29]+[.O47]*[.$B$31]*[.$A74]/8)/(8*[.$B$29]+[.O51]*1024)" office:value-type="percentage" office:value="0.805194805194805">
            <text:p>80,52%</text:p>
          </table:table-cell>
          <table:table-cell table:style-name="ce24" table:formula="of:=(8*[.$B$29]+[.P47]*[.$B$31]*[.$A74]/8)/(8*[.$B$29]+[.P51]*1024)" office:value-type="percentage" office:value="0.805031446540881">
            <text:p>80,50%</text:p>
          </table:table-cell>
          <table:table-cell table:style-name="ce24" table:formula="of:=(8*[.$B$29]+[.Q47]*[.$B$31]*[.$A74]/8)/(8*[.$B$29]+[.Q51]*1024)" office:value-type="percentage" office:value="0.804878048780488">
            <text:p>80,49%</text:p>
          </table:table-cell>
          <table:table-cell table:number-columns-repeated="1007"/>
        </table:table-row>
        <table:table-row table:style-name="ro1">
          <table:table-cell table:style-name="ce12" office:value-type="float" office:value="16">
            <text:p>16</text:p>
          </table:table-cell>
          <table:table-cell table:style-name="ce24" table:formula="of:=(8*[.$B$29]+[.B48]*[.$B$31]*[.$A75]/8)/(8*[.$B$29]+[.B52]*1024)" office:value-type="percentage" office:value="0.889081455805893">
            <text:p>88,91%</text:p>
          </table:table-cell>
          <table:table-cell table:style-name="ce24" table:formula="of:=(8*[.$B$29]+[.C48]*[.$B$31]*[.$A75]/8)/(8*[.$B$29]+[.C52]*1024)" office:value-type="percentage" office:value="0.800623052959502">
            <text:p>80,06%</text:p>
          </table:table-cell>
          <table:table-cell table:style-name="ce24" table:formula="of:=(8*[.$B$29]+[.D48]*[.$B$31]*[.$A75]/8)/(8*[.$B$29]+[.D52]*1024)" office:value-type="percentage" office:value="0.728429985855728">
            <text:p>72,84%</text:p>
          </table:table-cell>
          <table:table-cell table:style-name="ce24" table:formula="of:=(8*[.$B$29]+[.E48]*[.$B$31]*[.$A75]/8)/(8*[.$B$29]+[.E52]*1024)" office:value-type="percentage" office:value="0.66839378238342">
            <text:p>66,84%</text:p>
          </table:table-cell>
          <table:table-cell table:style-name="ce24" table:formula="of:=(8*[.$B$29]+[.F48]*[.$B$31]*[.$A75]/8)/(8*[.$B$29]+[.F52]*1024)" office:value-type="percentage" office:value="0.574279379157428">
            <text:p>57,43%</text:p>
          </table:table-cell>
          <table:table-cell table:style-name="ce24" table:formula="of:=(8*[.$B$29]+[.G48]*[.$B$31]*[.$A75]/8)/(8*[.$B$29]+[.G52]*1024)" office:value-type="percentage" office:value="0.536711478800414">
            <text:p>53,67%</text:p>
          </table:table-cell>
          <table:table-cell table:style-name="ce35" table:formula="of:=(8*[.$B$29]+[.H48]*[.$B$31]*[.$A75]/8)/(8*[.$B$29]+[.H52]*1024)" office:value-type="percentage" office:value="0.503875968992248">
            <text:p>50,39%</text:p>
          </table:table-cell>
          <table:table-cell table:style-name="ce24" table:formula="of:=(8*[.$B$29]+[.I48]*[.$B$31]*[.$A75]/8)/(8*[.$B$29]+[.I52]*1024)" office:value-type="percentage" office:value="0.405572755417957">
            <text:p>40,56%</text:p>
          </table:table-cell>
          <table:table-cell table:style-name="ce24" table:formula="of:=(8*[.$B$29]+[.J48]*[.$B$31]*[.$A75]/8)/(8*[.$B$29]+[.J52]*1024)" office:value-type="percentage" office:value="0.369901547116737">
            <text:p>36,99%</text:p>
          </table:table-cell>
          <table:table-cell table:style-name="ce24" table:formula="of:=(8*[.$B$29]+[.K48]*[.$B$31]*[.$A75]/8)/(8*[.$B$29]+[.K52]*1024)" office:value-type="percentage" office:value="0.354404841963685">
            <text:p>35,44%</text:p>
          </table:table-cell>
          <table:table-cell table:style-name="ce24" table:formula="of:=(8*[.$B$29]+[.L48]*[.$B$31]*[.$A75]/8)/(8*[.$B$29]+[.L52]*1024)" office:value-type="percentage" office:value="0.34020618556701">
            <text:p>34,02%</text:p>
          </table:table-cell>
          <table:table-cell table:style-name="ce35" table:formula="of:=(8*[.$B$29]+[.M48]*[.$B$31]*[.$A75]/8)/(8*[.$B$29]+[.M52]*1024)" office:value-type="percentage" office:value="0.258687258687259">
            <text:p>25,87%</text:p>
          </table:table-cell>
          <table:table-cell table:style-name="ce24" table:formula="of:=(8*[.$B$29]+[.N48]*[.$B$31]*[.$A75]/8)/(8*[.$B$29]+[.N52]*1024)" office:value-type="percentage" office:value="0.23156089193825">
            <text:p>23,16%</text:p>
          </table:table-cell>
          <table:table-cell table:style-name="ce24" table:formula="of:=(8*[.$B$29]+[.O48]*[.$B$31]*[.$A75]/8)/(8*[.$B$29]+[.O52]*1024)" office:value-type="percentage" office:value="0.220146222583266">
            <text:p>22,01%</text:p>
          </table:table-cell>
          <table:table-cell table:style-name="ce24" table:formula="of:=(8*[.$B$29]+[.P48]*[.$B$31]*[.$A75]/8)/(8*[.$B$29]+[.P52]*1024)" office:value-type="percentage" office:value="0.214879303521963">
            <text:p>21,49%</text:p>
          </table:table-cell>
          <table:table-cell table:style-name="ce24" table:formula="of:=(8*[.$B$29]+[.Q48]*[.$B$31]*[.$A75]/8)/(8*[.$B$29]+[.Q52]*1024)" office:value-type="percentage" office:value="0.209876543209876">
            <text:p>20,99%</text:p>
          </table:table-cell>
          <table:table-cell table:number-columns-repeated="1007"/>
        </table:table-row>
        <table:table-row table:style-name="ro1">
          <table:table-cell office:value-type="float" office:value="32">
            <text:p>32</text:p>
          </table:table-cell>
          <table:table-cell table:style-name="ce24" table:formula="of:=(8*[.$B$29]+[.B49]*[.$B$31]*[.$A76]/8)/(8*[.$B$29]+[.B53]*1024)" office:value-type="percentage" office:value="0.941176471413213">
            <text:p>94,12%</text:p>
          </table:table-cell>
          <table:table-cell table:style-name="ce24" table:formula="of:=(8*[.$B$29]+[.C49]*[.$B$31]*[.$A76]/8)/(8*[.$B$29]+[.C53]*1024)" office:value-type="percentage" office:value="0.888888891832328">
            <text:p>88,89%</text:p>
          </table:table-cell>
          <table:table-cell table:style-name="ce24" table:formula="of:=(8*[.$B$29]+[.D49]*[.$B$31]*[.$A76]/8)/(8*[.$B$29]+[.D53]*1024)" office:value-type="percentage" office:value="0.842105269101848">
            <text:p>84,21%</text:p>
          </table:table-cell>
          <table:table-cell table:style-name="ce24" table:formula="of:=(8*[.$B$29]+[.E49]*[.$B$31]*[.$A76]/8)/(8*[.$B$29]+[.E53]*1024)" office:value-type="percentage" office:value="0.800000009536743">
            <text:p>80,00%</text:p>
          </table:table-cell>
          <table:table-cell table:style-name="ce24" table:formula="of:=(8*[.$B$29]+[.F49]*[.$B$31]*[.$A76]/8)/(8*[.$B$29]+[.F53]*1024)" office:value-type="percentage" office:value="0.727272745006339">
            <text:p>72,73%</text:p>
          </table:table-cell>
          <table:table-cell table:style-name="ce24" table:formula="of:=(8*[.$B$29]+[.G49]*[.$B$31]*[.$A76]/8)/(8*[.$B$29]+[.G53]*1024)" office:value-type="percentage" office:value="0.695652195997182">
            <text:p>69,57%</text:p>
          </table:table-cell>
          <table:table-cell table:style-name="ce24" table:formula="of:=(8*[.$B$29]+[.H49]*[.$B$31]*[.$A76]/8)/(8*[.$B$29]+[.H53]*1024)" office:value-type="percentage" office:value="0.666666693157618">
            <text:p>66,67%</text:p>
          </table:table-cell>
          <table:table-cell table:style-name="ce24" table:formula="of:=(8*[.$B$29]+[.I49]*[.$B$31]*[.$A76]/8)/(8*[.$B$29]+[.I53]*1024)" office:value-type="percentage" office:value="0.571428615219735">
            <text:p>57,14%</text:p>
          </table:table-cell>
          <table:table-cell table:style-name="ce24" table:formula="of:=(8*[.$B$29]+[.J49]*[.$B$31]*[.$A76]/8)/(8*[.$B$29]+[.J53]*1024)" office:value-type="percentage" office:value="0.533333385255596">
            <text:p>53,33%</text:p>
          </table:table-cell>
          <table:table-cell table:style-name="ce24" table:formula="of:=(8*[.$B$29]+[.K49]*[.$B$31]*[.$A76]/8)/(8*[.$B$29]+[.K53]*1024)" office:value-type="percentage" office:value="0.516129088079266">
            <text:p>51,61%</text:p>
          </table:table-cell>
          <table:table-cell table:style-name="ce24" table:formula="of:=(8*[.$B$29]+[.L49]*[.$B$31]*[.$A76]/8)/(8*[.$B$29]+[.L53]*1024)" office:value-type="percentage" office:value="0.500000059604638">
            <text:p>50,00%</text:p>
          </table:table-cell>
          <table:table-cell table:style-name="ce24" table:formula="of:=(8*[.$B$29]+[.M49]*[.$B$31]*[.$A76]/8)/(8*[.$B$29]+[.M53]*1024)" office:value-type="percentage" office:value="0.400000085830676">
            <text:p>40,00%</text:p>
          </table:table-cell>
          <table:table-cell table:style-name="ce24" table:formula="of:=(8*[.$B$29]+[.N49]*[.$B$31]*[.$A76]/8)/(8*[.$B$29]+[.N53]*1024)" office:value-type="percentage" office:value="0.363636460186021">
            <text:p>36,36%</text:p>
          </table:table-cell>
          <table:table-cell table:style-name="ce24" table:formula="of:=(8*[.$B$29]+[.O49]*[.$B$31]*[.$A76]/8)/(8*[.$B$29]+[.O53]*1024)" office:value-type="percentage" office:value="0.347826188363274">
            <text:p>34,78%</text:p>
          </table:table-cell>
          <table:table-cell table:style-name="ce24" table:formula="of:=(8*[.$B$29]+[.P49]*[.$B$31]*[.$A76]/8)/(8*[.$B$29]+[.P53]*1024)" office:value-type="percentage" office:value="0.340425635636133">
            <text:p>34,04%</text:p>
          </table:table-cell>
          <table:table-cell table:style-name="ce24" table:formula="of:=(8*[.$B$29]+[.Q49]*[.$B$31]*[.$A76]/8)/(8*[.$B$29]+[.Q53]*1024)" office:value-type="percentage" office:value="0.333333439297129">
            <text:p>33,33%</text:p>
          </table:table-cell>
          <table:table-cell table:number-columns-repeated="1007"/>
        </table:table-row>
        <table:table-row table:style-name="ro1">
          <table:table-cell table:style-name="ce1" office:value-type="string">
            <text:p>MB.Bitmaps.% </text:p>
          </table:table-cell>
          <table:table-cell table:style-name="ce17" office:value-type="string" table:number-columns-spanned="6" table:number-rows-spanned="1">
            <text:p>&gt;&gt;&gt; Percentage of mayorBlock devoted to bitmaps</text:p>
          </table:table-cell>
          <table:covered-table-cell table:number-columns-repeated="5" table:style-name="ce24"/>
          <table:table-cell table:style-name="ce24" table:number-columns-repeated="10"/>
          <table:table-cell table:number-columns-repeated="1007"/>
        </table:table-row>
        <table:table-row table:style-name="ro1">
          <table:table-cell office:value-type="float" office:value="8">
            <text:p>8</text:p>
          </table:table-cell>
          <table:table-cell table:style-name="ce24" table:formula="of:=([.B47]*[.B$64]*[.$C$31]/8)/(8*[.$B$29]+[.B51]*1024)" office:value-type="percentage" office:value="0.111111111111111">
            <text:p>11,11%</text:p>
          </table:table-cell>
          <table:table-cell table:style-name="ce24" table:formula="of:=([.C47]*[.C$64]*[.$C$31]/8)/(8*[.$B$29]+[.C51]*1024)" office:value-type="percentage" office:value="0.142857142857143">
            <text:p>14,29%</text:p>
          </table:table-cell>
          <table:table-cell table:style-name="ce24" table:formula="of:=([.D47]*[.D$64]*[.$C$31]/8)/(8*[.$B$29]+[.D51]*1024)" office:value-type="percentage" office:value="0.157894736842105">
            <text:p>15,79%</text:p>
          </table:table-cell>
          <table:table-cell table:style-name="ce24" table:formula="of:=([.E47]*[.E$64]*[.$C$31]/8)/(8*[.$B$29]+[.E51]*1024)" office:value-type="percentage" office:value="0.166666666666667">
            <text:p>16,67%</text:p>
          </table:table-cell>
          <table:table-cell table:style-name="ce24" table:formula="of:=([.F47]*[.F$64]*[.$C$31]/8)/(8*[.$B$29]+[.F51]*1024)" office:value-type="percentage" office:value="0.176470588235294">
            <text:p>17,65%</text:p>
          </table:table-cell>
          <table:table-cell table:style-name="ce24" table:formula="of:=([.G47]*[.G$64]*[.$C$31]/8)/(8*[.$B$29]+[.G51]*1024)" office:value-type="percentage" office:value="0.179487179487179">
            <text:p>17,95%</text:p>
          </table:table-cell>
          <table:table-cell table:style-name="ce24" table:formula="of:=([.H47]*[.H$64]*[.$C$31]/8)/(8*[.$B$29]+[.H51]*1024)" office:value-type="percentage" office:value="0.181818181818182">
            <text:p>18,18%</text:p>
          </table:table-cell>
          <table:table-cell table:style-name="ce24" table:formula="of:=([.I47]*[.I$64]*[.$C$31]/8)/(8*[.$B$29]+[.I51]*1024)" office:value-type="percentage" office:value="0.1875">
            <text:p>18,75%</text:p>
          </table:table-cell>
          <table:table-cell table:style-name="ce24" table:formula="of:=([.J47]*[.J$64]*[.$C$31]/8)/(8*[.$B$29]+[.J51]*1024)" office:value-type="percentage" office:value="0.189189189189189">
            <text:p>18,92%</text:p>
          </table:table-cell>
          <table:table-cell table:style-name="ce24" table:formula="of:=([.K47]*[.K$64]*[.$C$31]/8)/(8*[.$B$29]+[.K51]*1024)" office:value-type="percentage" office:value="0.189873417721519">
            <text:p>18,99%</text:p>
          </table:table-cell>
          <table:table-cell table:style-name="ce24" table:formula="of:=([.L47]*[.L$64]*[.$C$31]/8)/(8*[.$B$29]+[.L51]*1024)" office:value-type="percentage" office:value="0.19047619047619">
            <text:p>19,05%</text:p>
          </table:table-cell>
          <table:table-cell table:style-name="ce24" table:formula="of:=([.M47]*[.M$64]*[.$C$31]/8)/(8*[.$B$29]+[.M51]*1024)" office:value-type="percentage" office:value="0.193548387096774">
            <text:p>19,35%</text:p>
          </table:table-cell>
          <table:table-cell table:style-name="ce24" table:formula="of:=([.N47]*[.N$64]*[.$C$31]/8)/(8*[.$B$29]+[.N51]*1024)" office:value-type="percentage" office:value="0.194444444444444">
            <text:p>19,44%</text:p>
          </table:table-cell>
          <table:table-cell table:style-name="ce24" table:formula="of:=([.O47]*[.O$64]*[.$C$31]/8)/(8*[.$B$29]+[.O51]*1024)" office:value-type="percentage" office:value="0.194805194805195">
            <text:p>19,48%</text:p>
          </table:table-cell>
          <table:table-cell table:style-name="ce24" table:formula="of:=([.P47]*[.P$64]*[.$C$31]/8)/(8*[.$B$29]+[.P51]*1024)" office:value-type="percentage" office:value="0.19496855345912">
            <text:p>19,50%</text:p>
          </table:table-cell>
          <table:table-cell table:style-name="ce24" table:formula="of:=([.Q47]*[.Q$64]*[.$C$31]/8)/(8*[.$B$29]+[.Q51]*1024)" office:value-type="percentage" office:value="0.195121951219512">
            <text:p>19,51%</text:p>
          </table:table-cell>
          <table:table-cell table:number-columns-repeated="1007"/>
        </table:table-row>
        <table:table-row table:style-name="ro1">
          <table:table-cell table:style-name="ce12" office:value-type="float" office:value="16">
            <text:p>16</text:p>
          </table:table-cell>
          <table:table-cell table:style-name="ce24" table:formula="of:=([.B48]*[.B$64]*[.$C$31]/8)/(8*[.$B$29]+[.B52]*1024)" office:value-type="percentage" office:value="0.110918544194107">
            <text:p>11,09%</text:p>
          </table:table-cell>
          <table:table-cell table:style-name="ce24" table:formula="of:=([.C48]*[.C$64]*[.$C$31]/8)/(8*[.$B$29]+[.C52]*1024)" office:value-type="percentage" office:value="0.199376947040498">
            <text:p>19,94%</text:p>
          </table:table-cell>
          <table:table-cell table:style-name="ce24" table:formula="of:=([.D48]*[.D$64]*[.$C$31]/8)/(8*[.$B$29]+[.D52]*1024)" office:value-type="percentage" office:value="0.271570014144272">
            <text:p>27,16%</text:p>
          </table:table-cell>
          <table:table-cell table:style-name="ce24" table:formula="of:=([.E48]*[.E$64]*[.$C$31]/8)/(8*[.$B$29]+[.E52]*1024)" office:value-type="percentage" office:value="0.33160621761658">
            <text:p>33,16%</text:p>
          </table:table-cell>
          <table:table-cell table:style-name="ce24" table:formula="of:=([.F48]*[.F$64]*[.$C$31]/8)/(8*[.$B$29]+[.F52]*1024)" office:value-type="percentage" office:value="0.425720620842572">
            <text:p>42,57%</text:p>
          </table:table-cell>
          <table:table-cell table:style-name="ce24" table:formula="of:=([.G48]*[.G$64]*[.$C$31]/8)/(8*[.$B$29]+[.G52]*1024)" office:value-type="percentage" office:value="0.463288521199586">
            <text:p>46,33%</text:p>
          </table:table-cell>
          <table:table-cell table:style-name="ce35" table:formula="of:=([.H48]*[.H$64]*[.$C$31]/8)/(8*[.$B$29]+[.H52]*1024)" office:value-type="percentage" office:value="0.496124031007752">
            <text:p>49,61%</text:p>
          </table:table-cell>
          <table:table-cell table:style-name="ce24" table:formula="of:=([.I48]*[.I$64]*[.$C$31]/8)/(8*[.$B$29]+[.I52]*1024)" office:value-type="percentage" office:value="0.594427244582043">
            <text:p>59,44%</text:p>
          </table:table-cell>
          <table:table-cell table:style-name="ce24" table:formula="of:=([.J48]*[.J$64]*[.$C$31]/8)/(8*[.$B$29]+[.J52]*1024)" office:value-type="percentage" office:value="0.630098452883263">
            <text:p>63,01%</text:p>
          </table:table-cell>
          <table:table-cell table:style-name="ce24" table:formula="of:=([.K48]*[.K$64]*[.$C$31]/8)/(8*[.$B$29]+[.K52]*1024)" office:value-type="percentage" office:value="0.645595158036315">
            <text:p>64,56%</text:p>
          </table:table-cell>
          <table:table-cell table:style-name="ce24" table:formula="of:=([.L48]*[.L$64]*[.$C$31]/8)/(8*[.$B$29]+[.L52]*1024)" office:value-type="percentage" office:value="0.65979381443299">
            <text:p>65,98%</text:p>
          </table:table-cell>
          <table:table-cell table:style-name="ce35" table:formula="of:=([.M48]*[.M$64]*[.$C$31]/8)/(8*[.$B$29]+[.M52]*1024)" office:value-type="percentage" office:value="0.741312741312741">
            <text:p>74,13%</text:p>
          </table:table-cell>
          <table:table-cell table:style-name="ce24" table:formula="of:=([.N48]*[.N$64]*[.$C$31]/8)/(8*[.$B$29]+[.N52]*1024)" office:value-type="percentage" office:value="0.76843910806175">
            <text:p>76,84%</text:p>
          </table:table-cell>
          <table:table-cell table:style-name="ce24" table:formula="of:=([.O48]*[.O$64]*[.$C$31]/8)/(8*[.$B$29]+[.O52]*1024)" office:value-type="percentage" office:value="0.779853777416734">
            <text:p>77,99%</text:p>
          </table:table-cell>
          <table:table-cell table:style-name="ce24" table:formula="of:=([.P48]*[.P$64]*[.$C$31]/8)/(8*[.$B$29]+[.P52]*1024)" office:value-type="percentage" office:value="0.785120696478037">
            <text:p>78,51%</text:p>
          </table:table-cell>
          <table:table-cell table:style-name="ce24" table:formula="of:=([.Q48]*[.Q$64]*[.$C$31]/8)/(8*[.$B$29]+[.Q52]*1024)" office:value-type="percentage" office:value="0.790123456790123">
            <text:p>79,01%</text:p>
          </table:table-cell>
          <table:table-cell table:number-columns-repeated="1007"/>
        </table:table-row>
        <table:table-row table:style-name="ro1">
          <table:table-cell office:value-type="float" office:value="32">
            <text:p>32</text:p>
          </table:table-cell>
          <table:table-cell table:style-name="ce24" table:formula="of:=([.B49]*[.B$64]*[.$C$31]/8)/(8*[.$B$29]+[.B53]*1024)" office:value-type="percentage" office:value="0.0588235285867869">
            <text:p>5,88%</text:p>
          </table:table-cell>
          <table:table-cell table:style-name="ce24" table:formula="of:=([.C49]*[.C$64]*[.$C$31]/8)/(8*[.$B$29]+[.C53]*1024)" office:value-type="percentage" office:value="0.111111108167672">
            <text:p>11,11%</text:p>
          </table:table-cell>
          <table:table-cell table:style-name="ce24" table:formula="of:=([.D49]*[.D$64]*[.$C$31]/8)/(8*[.$B$29]+[.D53]*1024)" office:value-type="percentage" office:value="0.157894730898152">
            <text:p>15,79%</text:p>
          </table:table-cell>
          <table:table-cell table:style-name="ce24" table:formula="of:=([.E49]*[.E$64]*[.$C$31]/8)/(8*[.$B$29]+[.E53]*1024)" office:value-type="percentage" office:value="0.199999990463257">
            <text:p>20,00%</text:p>
          </table:table-cell>
          <table:table-cell table:style-name="ce24" table:formula="of:=([.F49]*[.F$64]*[.$C$31]/8)/(8*[.$B$29]+[.F53]*1024)" office:value-type="percentage" office:value="0.272727254993661">
            <text:p>27,27%</text:p>
          </table:table-cell>
          <table:table-cell table:style-name="ce24" table:formula="of:=([.G49]*[.G$64]*[.$C$31]/8)/(8*[.$B$29]+[.G53]*1024)" office:value-type="percentage" office:value="0.304347804002817">
            <text:p>30,43%</text:p>
          </table:table-cell>
          <table:table-cell table:style-name="ce24" table:formula="of:=([.H49]*[.H$64]*[.$C$31]/8)/(8*[.$B$29]+[.H53]*1024)" office:value-type="percentage" office:value="0.333333306842382">
            <text:p>33,33%</text:p>
          </table:table-cell>
          <table:table-cell table:style-name="ce24" table:formula="of:=([.I49]*[.I$64]*[.$C$31]/8)/(8*[.$B$29]+[.I53]*1024)" office:value-type="percentage" office:value="0.428571384780266">
            <text:p>42,86%</text:p>
          </table:table-cell>
          <table:table-cell table:style-name="ce24" table:formula="of:=([.J49]*[.J$64]*[.$C$31]/8)/(8*[.$B$29]+[.J53]*1024)" office:value-type="percentage" office:value="0.466666614744404">
            <text:p>46,67%</text:p>
          </table:table-cell>
          <table:table-cell table:style-name="ce24" table:formula="of:=([.K49]*[.K$64]*[.$C$31]/8)/(8*[.$B$29]+[.K53]*1024)" office:value-type="percentage" office:value="0.483870911920735">
            <text:p>48,39%</text:p>
          </table:table-cell>
          <table:table-cell table:style-name="ce24" table:formula="of:=([.L49]*[.L$64]*[.$C$31]/8)/(8*[.$B$29]+[.L53]*1024)" office:value-type="percentage" office:value="0.499999940395362">
            <text:p>50,00%</text:p>
          </table:table-cell>
          <table:table-cell table:style-name="ce24" table:formula="of:=([.M49]*[.M$64]*[.$C$31]/8)/(8*[.$B$29]+[.M53]*1024)" office:value-type="percentage" office:value="0.599999914169324">
            <text:p>60,00%</text:p>
          </table:table-cell>
          <table:table-cell table:style-name="ce24" table:formula="of:=([.N49]*[.N$64]*[.$C$31]/8)/(8*[.$B$29]+[.N53]*1024)" office:value-type="percentage" office:value="0.636363539813978">
            <text:p>63,64%</text:p>
          </table:table-cell>
          <table:table-cell table:style-name="ce24" table:formula="of:=([.O49]*[.O$64]*[.$C$31]/8)/(8*[.$B$29]+[.O53]*1024)" office:value-type="percentage" office:value="0.652173811636726">
            <text:p>65,22%</text:p>
          </table:table-cell>
          <table:table-cell table:style-name="ce24" table:formula="of:=([.P49]*[.P$64]*[.$C$31]/8)/(8*[.$B$29]+[.P53]*1024)" office:value-type="percentage" office:value="0.659574364363867">
            <text:p>65,96%</text:p>
          </table:table-cell>
          <table:table-cell table:style-name="ce24" table:formula="of:=([.Q49]*[.Q$64]*[.$C$31]/8)/(8*[.$B$29]+[.Q53]*1024)" office:value-type="percentage" office:value="0.666666560702871">
            <text:p>66,67%</text:p>
          </table:table-cell>
          <table:table-cell table:number-columns-repeated="1007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ce1" office:value-type="string">
            <text:p>TOTAL</text:p>
          </table:table-cell>
          <table:table-cell table:formula="of:=[.B78]+[.B74]" office:value-type="percentage" office:value="1">
            <text:p>100,00%</text:p>
          </table:table-cell>
          <table:table-cell table:formula="of:=[.C78]+[.C74]" office:value-type="percentage" office:value="1">
            <text:p>100,00%</text:p>
          </table:table-cell>
          <table:table-cell table:formula="of:=[.D78]+[.D74]" office:value-type="percentage" office:value="1">
            <text:p>100,00%</text:p>
          </table:table-cell>
          <table:table-cell table:formula="of:=[.E78]+[.E74]" office:value-type="percentage" office:value="1">
            <text:p>100,00%</text:p>
          </table:table-cell>
          <table:table-cell table:formula="of:=[.F78]+[.F74]" office:value-type="percentage" office:value="1">
            <text:p>100,00%</text:p>
          </table:table-cell>
          <table:table-cell table:formula="of:=[.G78]+[.G74]" office:value-type="percentage" office:value="1">
            <text:p>100,00%</text:p>
          </table:table-cell>
          <table:table-cell table:formula="of:=[.H78]+[.H74]" office:value-type="percentage" office:value="1">
            <text:p>100,00%</text:p>
          </table:table-cell>
          <table:table-cell table:formula="of:=[.I78]+[.I74]" office:value-type="percentage" office:value="1">
            <text:p>100,00%</text:p>
          </table:table-cell>
          <table:table-cell table:formula="of:=[.J78]+[.J74]" office:value-type="percentage" office:value="1">
            <text:p>100,00%</text:p>
          </table:table-cell>
          <table:table-cell table:formula="of:=[.K78]+[.K74]" office:value-type="percentage" office:value="1">
            <text:p>100,00%</text:p>
          </table:table-cell>
          <table:table-cell table:formula="of:=[.L78]+[.L74]" office:value-type="percentage" office:value="1">
            <text:p>100,00%</text:p>
          </table:table-cell>
          <table:table-cell table:formula="of:=[.M78]+[.M74]" office:value-type="percentage" office:value="1">
            <text:p>100,00%</text:p>
          </table:table-cell>
          <table:table-cell table:formula="of:=[.N78]+[.N74]" office:value-type="percentage" office:value="1">
            <text:p>100,00%</text:p>
          </table:table-cell>
          <table:table-cell table:formula="of:=[.O78]+[.O74]" office:value-type="percentage" office:value="1">
            <text:p>100,00%</text:p>
          </table:table-cell>
          <table:table-cell table:formula="of:=[.P78]+[.P74]" office:value-type="percentage" office:value="1">
            <text:p>100,00%</text:p>
          </table:table-cell>
          <table:table-cell table:formula="of:=[.Q78]+[.Q74]" office:value-type="percentage" office:value="1">
            <text:p>100,00%</text:p>
          </table:table-cell>
          <table:table-cell table:number-columns-repeated="1007"/>
        </table:table-row>
        <table:table-row table:style-name="ro1">
          <table:table-cell table:style-name="Default"/>
          <table:table-cell table:formula="of:=[.B79]+[.B75]" office:value-type="percentage" office:value="1">
            <text:p>100,00%</text:p>
          </table:table-cell>
          <table:table-cell table:formula="of:=[.C79]+[.C75]" office:value-type="percentage" office:value="1">
            <text:p>100,00%</text:p>
          </table:table-cell>
          <table:table-cell table:formula="of:=[.D79]+[.D75]" office:value-type="percentage" office:value="1">
            <text:p>100,00%</text:p>
          </table:table-cell>
          <table:table-cell table:formula="of:=[.E79]+[.E75]" office:value-type="percentage" office:value="1">
            <text:p>100,00%</text:p>
          </table:table-cell>
          <table:table-cell table:formula="of:=[.F79]+[.F75]" office:value-type="percentage" office:value="1">
            <text:p>100,00%</text:p>
          </table:table-cell>
          <table:table-cell table:formula="of:=[.G79]+[.G75]" office:value-type="percentage" office:value="1">
            <text:p>100,00%</text:p>
          </table:table-cell>
          <table:table-cell table:formula="of:=[.H79]+[.H75]" office:value-type="percentage" office:value="1">
            <text:p>100,00%</text:p>
          </table:table-cell>
          <table:table-cell table:formula="of:=[.I79]+[.I75]" office:value-type="percentage" office:value="1">
            <text:p>100,00%</text:p>
          </table:table-cell>
          <table:table-cell table:formula="of:=[.J79]+[.J75]" office:value-type="percentage" office:value="1">
            <text:p>100,00%</text:p>
          </table:table-cell>
          <table:table-cell table:formula="of:=[.K79]+[.K75]" office:value-type="percentage" office:value="1">
            <text:p>100,00%</text:p>
          </table:table-cell>
          <table:table-cell table:formula="of:=[.L79]+[.L75]" office:value-type="percentage" office:value="1">
            <text:p>100,00%</text:p>
          </table:table-cell>
          <table:table-cell table:formula="of:=[.M79]+[.M75]" office:value-type="percentage" office:value="1">
            <text:p>100,00%</text:p>
          </table:table-cell>
          <table:table-cell table:formula="of:=[.N79]+[.N75]" office:value-type="percentage" office:value="1">
            <text:p>100,00%</text:p>
          </table:table-cell>
          <table:table-cell table:formula="of:=[.O79]+[.O75]" office:value-type="percentage" office:value="1">
            <text:p>100,00%</text:p>
          </table:table-cell>
          <table:table-cell table:formula="of:=[.P79]+[.P75]" office:value-type="percentage" office:value="1">
            <text:p>100,00%</text:p>
          </table:table-cell>
          <table:table-cell table:formula="of:=[.Q79]+[.Q75]" office:value-type="percentage" office:value="1">
            <text:p>100,00%</text:p>
          </table:table-cell>
          <table:table-cell table:number-columns-repeated="1007"/>
        </table:table-row>
        <table:table-row table:style-name="ro1">
          <table:table-cell table:style-name="Default"/>
          <table:table-cell table:formula="of:=[.B80]+[.B76]" office:value-type="percentage" office:value="1">
            <text:p>100,00%</text:p>
          </table:table-cell>
          <table:table-cell table:formula="of:=[.C80]+[.C76]" office:value-type="percentage" office:value="1">
            <text:p>100,00%</text:p>
          </table:table-cell>
          <table:table-cell table:formula="of:=[.D80]+[.D76]" office:value-type="percentage" office:value="1">
            <text:p>100,00%</text:p>
          </table:table-cell>
          <table:table-cell table:formula="of:=[.E80]+[.E76]" office:value-type="percentage" office:value="1">
            <text:p>100,00%</text:p>
          </table:table-cell>
          <table:table-cell table:formula="of:=[.F80]+[.F76]" office:value-type="percentage" office:value="1">
            <text:p>100,00%</text:p>
          </table:table-cell>
          <table:table-cell table:formula="of:=[.G80]+[.G76]" office:value-type="percentage" office:value="1">
            <text:p>100,00%</text:p>
          </table:table-cell>
          <table:table-cell table:formula="of:=[.H80]+[.H76]" office:value-type="percentage" office:value="1">
            <text:p>100,00%</text:p>
          </table:table-cell>
          <table:table-cell table:formula="of:=[.I80]+[.I76]" office:value-type="percentage" office:value="1">
            <text:p>100,00%</text:p>
          </table:table-cell>
          <table:table-cell table:formula="of:=[.J80]+[.J76]" office:value-type="percentage" office:value="1">
            <text:p>100,00%</text:p>
          </table:table-cell>
          <table:table-cell table:formula="of:=[.K80]+[.K76]" office:value-type="percentage" office:value="1">
            <text:p>100,00%</text:p>
          </table:table-cell>
          <table:table-cell table:formula="of:=[.L80]+[.L76]" office:value-type="percentage" office:value="1">
            <text:p>100,00%</text:p>
          </table:table-cell>
          <table:table-cell table:formula="of:=[.M80]+[.M76]" office:value-type="percentage" office:value="1">
            <text:p>100,00%</text:p>
          </table:table-cell>
          <table:table-cell table:formula="of:=[.N80]+[.N76]" office:value-type="percentage" office:value="1">
            <text:p>100,00%</text:p>
          </table:table-cell>
          <table:table-cell table:formula="of:=[.O80]+[.O76]" office:value-type="percentage" office:value="1">
            <text:p>100,00%</text:p>
          </table:table-cell>
          <table:table-cell table:formula="of:=[.P80]+[.P76]" office:value-type="percentage" office:value="1">
            <text:p>100,00%</text:p>
          </table:table-cell>
          <table:table-cell table:formula="of:=[.Q80]+[.Q76]" office:value-type="percentage" office:value="1">
            <text:p>100,00%</text:p>
          </table:table-cell>
          <table:table-cell table:number-columns-repeated="1007"/>
        </table:table-row>
        <table:table-row table:style-name="ro1">
          <table:table-cell table:style-name="ce7" table:number-columns-repeated="17"/>
          <table:table-cell table:number-columns-repeated="1007"/>
        </table:table-row>
        <table:table-row table:style-name="ro1">
          <table:table-cell table:style-name="Default"/>
          <table:table-cell table:style-name="ce16" office:value-type="float" office:value="8">
            <text:p>8</text:p>
          </table:table-cell>
          <table:table-cell table:style-name="ce16" office:value-type="float" office:value="16">
            <text:p>16</text:p>
          </table:table-cell>
          <table:table-cell table:style-name="ce16" office:value-type="float" office:value="24">
            <text:p>24</text:p>
          </table:table-cell>
          <table:table-cell table:style-name="ce16" office:value-type="float" office:value="32">
            <text:p>32</text:p>
          </table:table-cell>
          <table:table-cell table:style-name="ce16" office:value-type="float" office:value="48">
            <text:p>48</text:p>
          </table:table-cell>
          <table:table-cell table:style-name="ce16" office:value-type="float" office:value="56">
            <text:p>56</text:p>
          </table:table-cell>
          <table:table-cell table:style-name="ce16" office:value-type="float" office:value="64">
            <text:p>64</text:p>
          </table:table-cell>
          <table:table-cell table:style-name="ce16" office:value-type="float" office:value="96">
            <text:p>96</text:p>
          </table:table-cell>
          <table:table-cell table:style-name="ce16" office:value-type="float" office:value="112">
            <text:p>112</text:p>
          </table:table-cell>
          <table:table-cell table:style-name="ce16" office:value-type="float" office:value="120">
            <text:p>120</text:p>
          </table:table-cell>
          <table:table-cell table:style-name="ce16" office:value-type="float" office:value="128">
            <text:p>128</text:p>
          </table:table-cell>
          <table:table-cell table:style-name="ce16" office:value-type="float" office:value="192">
            <text:p>192</text:p>
          </table:table-cell>
          <table:table-cell table:style-name="ce16" office:value-type="float" office:value="224">
            <text:p>224</text:p>
          </table:table-cell>
          <table:table-cell table:style-name="ce16" office:value-type="float" office:value="240">
            <text:p>240</text:p>
          </table:table-cell>
          <table:table-cell table:style-name="ce16" office:value-type="float" office:value="248">
            <text:p>248</text:p>
          </table:table-cell>
          <table:table-cell table:style-name="ce16" office:value-type="float" office:value="256">
            <text:p>256</text:p>
          </table:table-cell>
          <table:table-cell table:number-columns-repeated="1007"/>
        </table:table-row>
        <table:table-row table:style-name="ro1">
          <table:table-cell table:style-name="ce1" office:value-type="string">
            <text:p>Genome.mB.M</text:p>
          </table:table-cell>
          <table:table-cell table:style-name="ce17" office:value-type="string" table:number-columns-spanned="6" table:number-rows-spanned="1">
            <text:p>&gt;&gt;&gt; Number of minorBlocks (Millions) [Whole Genome]</text:p>
          </table:table-cell>
          <table:covered-table-cell table:number-columns-repeated="5" table:style-name="ce27"/>
          <table:table-cell table:number-columns-repeated="1017"/>
        </table:table-row>
        <table:table-row table:style-name="ro1">
          <table:table-cell/>
          <table:table-cell table:style-name="ce21" table:formula="of:=[.$B$1]*1024/[.B$86]" office:value-type="float" office:value="345.6">
            <text:p>345,60</text:p>
          </table:table-cell>
          <table:table-cell table:style-name="ce21" table:formula="of:=[.$B$1]*1024/[.C$86]" office:value-type="float" office:value="172.8">
            <text:p>172,80</text:p>
          </table:table-cell>
          <table:table-cell table:style-name="ce21" table:formula="of:=[.$B$1]*1024/[.D$86]" office:value-type="float" office:value="115.2">
            <text:p>115,20</text:p>
          </table:table-cell>
          <table:table-cell table:style-name="ce21" table:formula="of:=[.$B$1]*1024/[.E$86]" office:value-type="float" office:value="86.4">
            <text:p>86,40</text:p>
          </table:table-cell>
          <table:table-cell table:style-name="ce21" table:formula="of:=[.$B$1]*1024/[.F$86]" office:value-type="float" office:value="57.6">
            <text:p>57,60</text:p>
          </table:table-cell>
          <table:table-cell table:style-name="ce21" table:formula="of:=[.$B$1]*1024/[.G$86]" office:value-type="float" office:value="49.3714285714286">
            <text:p>49,37</text:p>
          </table:table-cell>
          <table:table-cell table:style-name="ce33" table:formula="of:=[.$B$1]*1024/[.H$86]" office:value-type="float" office:value="43.2">
            <text:p>43,20</text:p>
          </table:table-cell>
          <table:table-cell table:style-name="ce21" table:formula="of:=[.$B$1]*1024/[.I$86]" office:value-type="float" office:value="28.8">
            <text:p>28,80</text:p>
          </table:table-cell>
          <table:table-cell table:style-name="ce21" table:formula="of:=[.$B$1]*1024/[.J$86]" office:value-type="float" office:value="24.6857142857143">
            <text:p>24,69</text:p>
          </table:table-cell>
          <table:table-cell table:style-name="ce21" table:formula="of:=[.$B$1]*1024/[.K$86]" office:value-type="float" office:value="23.04">
            <text:p>23,04</text:p>
          </table:table-cell>
          <table:table-cell table:style-name="ce21" table:formula="of:=[.$B$1]*1024/[.L$86]" office:value-type="float" office:value="21.6">
            <text:p>21,60</text:p>
          </table:table-cell>
          <table:table-cell table:style-name="ce33" table:formula="of:=[.$B$1]*1024/[.M$86]" office:value-type="float" office:value="14.4">
            <text:p>14,40</text:p>
          </table:table-cell>
          <table:table-cell table:style-name="ce21" table:formula="of:=[.$B$1]*1024/[.N$86]" office:value-type="float" office:value="12.3428571428571">
            <text:p>12,34</text:p>
          </table:table-cell>
          <table:table-cell table:style-name="ce21" table:formula="of:=[.$B$1]*1024/[.O$86]" office:value-type="float" office:value="11.52">
            <text:p>11,52</text:p>
          </table:table-cell>
          <table:table-cell table:style-name="ce21" table:formula="of:=[.$B$1]*1024/[.P$86]" office:value-type="float" office:value="11.1483870967742">
            <text:p>11,15</text:p>
          </table:table-cell>
          <table:table-cell table:style-name="ce21" table:formula="of:=[.$B$1]*1024/[.Q$86]" office:value-type="float" office:value="10.8">
            <text:p>10,80</text:p>
          </table:table-cell>
          <table:table-cell table:number-columns-repeated="1007"/>
        </table:table-row>
        <table:table-row table:style-name="ro1">
          <table:table-cell table:style-name="ce1" office:value-type="string">
            <text:p>Genome.MB</text:p>
          </table:table-cell>
          <table:table-cell table:style-name="ce17" office:value-type="string" table:number-columns-spanned="6" table:number-rows-spanned="1">
            <text:p>&gt;&gt;&gt; Number of mayorBlocks [Whole Genome]</text:p>
          </table:table-cell>
          <table:covered-table-cell table:number-columns-repeated="5"/>
          <table:table-cell table:number-columns-repeated="1017"/>
        </table:table-row>
        <table:table-row table:style-name="ro1">
          <table:table-cell office:value-type="float" office:value="8">
            <text:p>8</text:p>
          </table:table-cell>
          <table:table-cell table:formula="of:=[.$B$1]*1024*1024*1024/[.$B37]" office:value-type="float" office:value="11324620.8">
            <text:p>11324620,8</text:p>
          </table:table-cell>
          <table:table-cell table:number-columns-repeated="1022"/>
        </table:table-row>
        <table:table-row table:style-name="ro1">
          <table:table-cell table:style-name="ce12" office:value-type="float" office:value="16">
            <text:p>16</text:p>
          </table:table-cell>
          <table:table-cell table:formula="of:=[.$B$1]*1024*1024*1024/[.$B38]" office:value-type="float" office:value="44236.8">
            <text:p>44236,8</text:p>
          </table:table-cell>
          <table:table-cell table:number-columns-repeated="1022"/>
        </table:table-row>
        <table:table-row table:style-name="ro1">
          <table:table-cell office:value-type="float" office:value="32">
            <text:p>32</text:p>
          </table:table-cell>
          <table:table-cell table:formula="of:=[.$B$1]*1024*1024*1024/[.$B39]" office:value-type="float" office:value="0.675">
            <text:p>0,675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MC.Size.MB</text:p>
          </table:table-cell>
          <table:table-cell table:style-name="ce17" office:value-type="string" table:number-columns-spanned="6" table:number-rows-spanned="1">
            <text:p>&gt;&gt;&gt; Mayor Counters Size [Whole Genome]</text:p>
          </table:table-cell>
          <table:covered-table-cell table:number-columns-repeated="3" table:style-name="ce29"/>
          <table:covered-table-cell table:number-columns-repeated="2"/>
          <table:table-cell table:number-columns-repeated="1017"/>
        </table:table-row>
        <table:table-row table:style-name="ro1">
          <table:table-cell office:value-type="float" office:value="8">
            <text:p>8</text:p>
          </table:table-cell>
          <table:table-cell table:style-name="ce21" table:formula="of:=([.$B$1]*1024/[.B37])*[.$B$29]*8" office:value-type="float" office:value="5529.6">
            <text:p>5529,60</text:p>
          </table:table-cell>
          <table:table-cell table:style-name="ce29" table:number-columns-repeated="3"/>
          <table:table-cell table:number-columns-repeated="1019"/>
        </table:table-row>
        <table:table-row table:style-name="ro1">
          <table:table-cell table:style-name="ce12" office:value-type="float" office:value="16">
            <text:p>16</text:p>
          </table:table-cell>
          <table:table-cell table:style-name="ce21" table:formula="of:=([.$B$1]*1024/[.B38])*[.$B$29]*8" office:value-type="float" office:value="21.6">
            <text:p>21,60</text:p>
          </table:table-cell>
          <table:table-cell table:style-name="ce29" table:number-columns-repeated="3"/>
          <table:table-cell table:number-columns-repeated="1019"/>
        </table:table-row>
        <table:table-row table:style-name="ro1">
          <table:table-cell office:value-type="float" office:value="32">
            <text:p>32</text:p>
          </table:table-cell>
          <table:table-cell table:style-name="ce21" table:formula="of:=([.$B$1]*1024/[.B39])*[.$B$29]*8" office:value-type="float" office:value="0.00032958984375">
            <text:p>0,00</text:p>
          </table:table-cell>
          <table:table-cell table:style-name="ce29" table:number-columns-repeated="3"/>
          <table:table-cell table:number-columns-repeated="1019"/>
        </table:table-row>
        <table:table-row table:style-name="ro1">
          <table:table-cell table:style-name="ce1" office:value-type="string">
            <text:p>Genome.Size</text:p>
          </table:table-cell>
          <table:table-cell table:style-name="ce17" office:value-type="string" table:number-columns-spanned="6" table:number-rows-spanned="1">
            <text:p>&gt;&gt;&gt; Total Size [Whole Genome]</text:p>
          </table:table-cell>
          <table:covered-table-cell table:number-columns-repeated="5"/>
          <table:table-cell table:number-columns-repeated="1017"/>
        </table:table-row>
        <table:table-row table:style-name="ro1">
          <table:table-cell office:value-type="float" office:value="8">
            <text:p>8</text:p>
          </table:table-cell>
          <table:table-cell table:style-name="ce20" table:formula="of:=([.$B90]*[.B51]/1024)+[.$B94]" office:value-type="float" office:value="12441.6">
            <text:p>12442</text:p>
          </table:table-cell>
          <table:table-cell table:style-name="ce20" table:formula="of:=([.$B90]*[.C51]/1024)+[.$B94]" office:value-type="float" office:value="9676.8">
            <text:p>9677</text:p>
          </table:table-cell>
          <table:table-cell table:style-name="ce20" table:formula="of:=([.$B90]*[.D51]/1024)+[.$B94]" office:value-type="float" office:value="8755.2">
            <text:p>8755</text:p>
          </table:table-cell>
          <table:table-cell table:style-name="ce20" table:formula="of:=([.$B90]*[.E51]/1024)+[.$B94]" office:value-type="float" office:value="8294.4">
            <text:p>8294</text:p>
          </table:table-cell>
          <table:table-cell table:style-name="ce20" table:formula="of:=([.$B90]*[.F51]/1024)+[.$B94]" office:value-type="float" office:value="7833.6">
            <text:p>7834</text:p>
          </table:table-cell>
          <table:table-cell table:style-name="ce20" table:formula="of:=([.$B90]*[.G51]/1024)+[.$B94]" office:value-type="float" office:value="7701.94285714286">
            <text:p>7702</text:p>
          </table:table-cell>
          <table:table-cell table:style-name="ce20" table:formula="of:=([.$B90]*[.H51]/1024)+[.$B94]" office:value-type="float" office:value="7603.2">
            <text:p>7603</text:p>
          </table:table-cell>
          <table:table-cell table:style-name="ce20" table:formula="of:=([.$B90]*[.I51]/1024)+[.$B94]" office:value-type="float" office:value="7372.8">
            <text:p>7373</text:p>
          </table:table-cell>
          <table:table-cell table:style-name="ce20" table:formula="of:=([.$B90]*[.J51]/1024)+[.$B94]" office:value-type="float" office:value="7306.97142857143">
            <text:p>7307</text:p>
          </table:table-cell>
          <table:table-cell table:style-name="ce20" table:formula="of:=([.$B90]*[.K51]/1024)+[.$B94]" office:value-type="float" office:value="7280.64">
            <text:p>7281</text:p>
          </table:table-cell>
          <table:table-cell table:style-name="ce20" table:formula="of:=([.$B90]*[.L51]/1024)+[.$B94]" office:value-type="float" office:value="7257.6">
            <text:p>7258</text:p>
          </table:table-cell>
          <table:table-cell table:style-name="ce20" table:formula="of:=([.$B90]*[.M51]/1024)+[.$B94]" office:value-type="float" office:value="7142.4">
            <text:p>7142</text:p>
          </table:table-cell>
          <table:table-cell table:style-name="ce20" table:formula="of:=([.$B90]*[.N51]/1024)+[.$B94]" office:value-type="float" office:value="7109.48571428571">
            <text:p>7109</text:p>
          </table:table-cell>
          <table:table-cell table:style-name="ce20" table:formula="of:=([.$B90]*[.O51]/1024)+[.$B94]" office:value-type="float" office:value="7096.32">
            <text:p>7096</text:p>
          </table:table-cell>
          <table:table-cell table:style-name="ce20" table:formula="of:=([.$B90]*[.P51]/1024)+[.$B94]" office:value-type="float" office:value="7090.37419354839">
            <text:p>7090</text:p>
          </table:table-cell>
          <table:table-cell table:style-name="ce20" table:formula="of:=([.$B90]*[.Q51]/1024)+[.$B94]" office:value-type="float" office:value="7084.8">
            <text:p>7085</text:p>
          </table:table-cell>
          <table:table-cell table:number-columns-repeated="1007"/>
        </table:table-row>
        <table:table-row table:style-name="ro1">
          <table:table-cell table:style-name="ce12" office:value-type="float" office:value="16">
            <text:p>16</text:p>
          </table:table-cell>
          <table:table-cell table:style-name="ce20" table:formula="of:=([.$B91]*[.B52]/1024)+[.$B95]" office:value-type="float" office:value="12463.2">
            <text:p>12463</text:p>
          </table:table-cell>
          <table:table-cell table:style-name="ce20" table:formula="of:=([.$B91]*[.C52]/1024)+[.$B95]" office:value-type="float" office:value="6933.6">
            <text:p>6934</text:p>
          </table:table-cell>
          <table:table-cell table:style-name="ce20" table:formula="of:=([.$B91]*[.D52]/1024)+[.$B95]" office:value-type="float" office:value="5090.4">
            <text:p>5090</text:p>
          </table:table-cell>
          <table:table-cell table:style-name="ce20" table:formula="of:=([.$B91]*[.E52]/1024)+[.$B95]" office:value-type="float" office:value="4168.8">
            <text:p>4169</text:p>
          </table:table-cell>
          <table:table-cell table:style-name="ce20" table:formula="of:=([.$B91]*[.F52]/1024)+[.$B95]" office:value-type="float" office:value="3247.2">
            <text:p>3247</text:p>
          </table:table-cell>
          <table:table-cell table:style-name="ce20" table:formula="of:=([.$B91]*[.G52]/1024)+[.$B95]" office:value-type="float" office:value="2983.88571428571">
            <text:p>2984</text:p>
          </table:table-cell>
          <table:table-cell table:style-name="ce32" table:formula="of:=([.$B91]*[.H52]/1024)+[.$B95]" office:value-type="float" office:value="2786.4">
            <text:p>2786</text:p>
          </table:table-cell>
          <table:table-cell table:style-name="ce20" table:formula="of:=([.$B91]*[.I52]/1024)+[.$B95]" office:value-type="float" office:value="2325.6">
            <text:p>2326</text:p>
          </table:table-cell>
          <table:table-cell table:style-name="ce20" table:formula="of:=([.$B91]*[.J52]/1024)+[.$B95]" office:value-type="float" office:value="2193.94285714286">
            <text:p>2194</text:p>
          </table:table-cell>
          <table:table-cell table:style-name="ce20" table:formula="of:=([.$B91]*[.K52]/1024)+[.$B95]" office:value-type="float" office:value="2141.28">
            <text:p>2141</text:p>
          </table:table-cell>
          <table:table-cell table:style-name="ce20" table:formula="of:=([.$B91]*[.L52]/1024)+[.$B95]" office:value-type="float" office:value="2095.2">
            <text:p>2095</text:p>
          </table:table-cell>
          <table:table-cell table:style-name="ce32" table:formula="of:=([.$B91]*[.M52]/1024)+[.$B95]" office:value-type="float" office:value="1864.8">
            <text:p>1865</text:p>
          </table:table-cell>
          <table:table-cell table:style-name="ce20" table:formula="of:=([.$B91]*[.N52]/1024)+[.$B95]" office:value-type="float" office:value="1798.97142857143">
            <text:p>1799</text:p>
          </table:table-cell>
          <table:table-cell table:style-name="ce20" table:formula="of:=([.$B91]*[.O52]/1024)+[.$B95]" office:value-type="float" office:value="1772.64">
            <text:p>1773</text:p>
          </table:table-cell>
          <table:table-cell table:style-name="ce20" table:formula="of:=([.$B91]*[.P52]/1024)+[.$B95]" office:value-type="float" office:value="1760.74838709677">
            <text:p>1761</text:p>
          </table:table-cell>
          <table:table-cell table:style-name="ce20" table:formula="of:=([.$B91]*[.Q52]/1024)+[.$B95]" office:value-type="float" office:value="1749.6">
            <text:p>1750</text:p>
          </table:table-cell>
          <table:table-cell table:number-columns-repeated="1007"/>
        </table:table-row>
        <table:table-row table:style-name="ro1">
          <table:table-cell office:value-type="float" office:value="32">
            <text:p>32</text:p>
          </table:table-cell>
          <table:table-cell table:style-name="ce20" table:formula="of:=([.$B92]*[.B53]/1024)+[.$B96]" office:value-type="float" office:value="23500.8003295898">
            <text:p>23501</text:p>
          </table:table-cell>
          <table:table-cell table:style-name="ce20" table:formula="of:=([.$B92]*[.C53]/1024)+[.$B96]" office:value-type="float" office:value="12441.6003295898">
            <text:p>12442</text:p>
          </table:table-cell>
          <table:table-cell table:style-name="ce20" table:formula="of:=([.$B92]*[.D53]/1024)+[.$B96]" office:value-type="float" office:value="8755.20032958985">
            <text:p>8755</text:p>
          </table:table-cell>
          <table:table-cell table:style-name="ce20" table:formula="of:=([.$B92]*[.E53]/1024)+[.$B96]" office:value-type="float" office:value="6912.00032958984">
            <text:p>6912</text:p>
          </table:table-cell>
          <table:table-cell table:style-name="ce20" table:formula="of:=([.$B92]*[.F53]/1024)+[.$B96]" office:value-type="float" office:value="5068.80032958985">
            <text:p>5069</text:p>
          </table:table-cell>
          <table:table-cell table:style-name="ce20" table:formula="of:=([.$B92]*[.G53]/1024)+[.$B96]" office:value-type="float" office:value="4542.17175816127">
            <text:p>4542</text:p>
          </table:table-cell>
          <table:table-cell table:style-name="ce20" table:formula="of:=([.$B92]*[.H53]/1024)+[.$B96]" office:value-type="float" office:value="4147.20032958985">
            <text:p>4147</text:p>
          </table:table-cell>
          <table:table-cell table:style-name="ce20" table:formula="of:=([.$B92]*[.I53]/1024)+[.$B96]" office:value-type="float" office:value="3225.60032958984">
            <text:p>3226</text:p>
          </table:table-cell>
          <table:table-cell table:style-name="ce20" table:formula="of:=([.$B92]*[.J53]/1024)+[.$B96]" office:value-type="float" office:value="2962.28604387556">
            <text:p>2962</text:p>
          </table:table-cell>
          <table:table-cell table:style-name="ce20" table:formula="of:=([.$B92]*[.K53]/1024)+[.$B96]" office:value-type="float" office:value="2856.96032958984">
            <text:p>2857</text:p>
          </table:table-cell>
          <table:table-cell table:style-name="ce20" table:formula="of:=([.$B92]*[.L53]/1024)+[.$B96]" office:value-type="float" office:value="2764.80032958984">
            <text:p>2765</text:p>
          </table:table-cell>
          <table:table-cell table:style-name="ce20" table:formula="of:=([.$B92]*[.M53]/1024)+[.$B96]" office:value-type="float" office:value="2304.00032958984">
            <text:p>2304</text:p>
          </table:table-cell>
          <table:table-cell table:style-name="ce20" table:formula="of:=([.$B92]*[.N53]/1024)+[.$B96]" office:value-type="float" office:value="2172.3431867327">
            <text:p>2172</text:p>
          </table:table-cell>
          <table:table-cell table:style-name="ce20" table:formula="of:=([.$B92]*[.O53]/1024)+[.$B96]" office:value-type="float" office:value="2119.68032958984">
            <text:p>2120</text:p>
          </table:table-cell>
          <table:table-cell table:style-name="ce20" table:formula="of:=([.$B92]*[.P53]/1024)+[.$B96]" office:value-type="float" office:value="2095.89710378339">
            <text:p>2096</text:p>
          </table:table-cell>
          <table:table-cell table:style-name="ce20" table:formula="of:=([.$B92]*[.Q53]/1024)+[.$B96]" office:value-type="float" office:value="2073.60032958984">
            <text:p>2074</text:p>
          </table:table-cell>
          <table:table-cell table:number-columns-repeated="1007"/>
        </table:table-row>
        <table:table-row table:style-name="ro1">
          <table:table-cell table:style-name="ce7" table:number-columns-repeated="17"/>
          <table:table-cell table:number-columns-repeated="1007"/>
        </table:table-row>
        <table:table-row table:style-name="ro1">
          <table:table-cell table:style-name="Default"/>
          <table:table-cell table:style-name="ce16" office:value-type="float" office:value="8">
            <text:p>8</text:p>
          </table:table-cell>
          <table:table-cell table:style-name="ce16" office:value-type="float" office:value="16">
            <text:p>16</text:p>
          </table:table-cell>
          <table:table-cell table:style-name="ce16" office:value-type="float" office:value="24">
            <text:p>24</text:p>
          </table:table-cell>
          <table:table-cell table:style-name="ce16" office:value-type="float" office:value="32">
            <text:p>32</text:p>
          </table:table-cell>
          <table:table-cell table:style-name="ce16" office:value-type="float" office:value="48">
            <text:p>48</text:p>
          </table:table-cell>
          <table:table-cell table:style-name="ce16" office:value-type="float" office:value="56">
            <text:p>56</text:p>
          </table:table-cell>
          <table:table-cell table:style-name="ce16" office:value-type="float" office:value="64">
            <text:p>64</text:p>
          </table:table-cell>
          <table:table-cell table:style-name="ce16" office:value-type="float" office:value="96">
            <text:p>96</text:p>
          </table:table-cell>
          <table:table-cell table:style-name="ce16" office:value-type="float" office:value="112">
            <text:p>112</text:p>
          </table:table-cell>
          <table:table-cell table:style-name="ce16" office:value-type="float" office:value="120">
            <text:p>120</text:p>
          </table:table-cell>
          <table:table-cell table:style-name="ce16" office:value-type="float" office:value="128">
            <text:p>128</text:p>
          </table:table-cell>
          <table:table-cell table:style-name="ce16" office:value-type="float" office:value="192">
            <text:p>192</text:p>
          </table:table-cell>
          <table:table-cell table:style-name="ce16" office:value-type="float" office:value="224">
            <text:p>224</text:p>
          </table:table-cell>
          <table:table-cell table:style-name="ce16" office:value-type="float" office:value="240">
            <text:p>240</text:p>
          </table:table-cell>
          <table:table-cell table:style-name="ce16" office:value-type="float" office:value="248">
            <text:p>248</text:p>
          </table:table-cell>
          <table:table-cell table:style-name="ce16" office:value-type="float" office:value="256">
            <text:p>256</text:p>
          </table:table-cell>
          <table:table-cell table:number-columns-repeated="1007"/>
        </table:table-row>
        <table:table-row table:style-name="ro1">
          <table:table-cell table:style-name="ce1" office:value-type="string">
            <text:p>Efficiency</text:p>
          </table:table-cell>
          <table:table-cell table:style-name="ce17" office:value-type="string" table:number-columns-spanned="6" table:number-rows-spanned="1">
            <text:p>&gt;&gt;&gt; Bits per character</text:p>
          </table:table-cell>
          <table:covered-table-cell table:number-columns-repeated="5"/>
          <table:table-cell table:number-columns-repeated="1017"/>
        </table:table-row>
        <table:table-row table:style-name="ro1">
          <table:table-cell office:value-type="float" office:value="8">
            <text:p>8</text:p>
          </table:table-cell>
          <table:table-cell table:style-name="ce25" table:formula="of:=([.B51]*1024+[.$B$29]*8)/[.$B37]" office:value-type="float" office:value="4.5">
            <text:p>4,500</text:p>
          </table:table-cell>
          <table:table-cell table:style-name="ce25" table:formula="of:=([.C51]*1024+[.$B$29]*8)/[.$B37]" office:value-type="float" office:value="3.5">
            <text:p>3,500</text:p>
          </table:table-cell>
          <table:table-cell table:style-name="ce25" table:formula="of:=([.D51]*1024+[.$B$29]*8)/[.$B37]" office:value-type="float" office:value="3.16666666666667">
            <text:p>3,167</text:p>
          </table:table-cell>
          <table:table-cell table:style-name="ce25" table:formula="of:=([.E51]*1024+[.$B$29]*8)/[.$B37]" office:value-type="float" office:value="3">
            <text:p>3,000</text:p>
          </table:table-cell>
          <table:table-cell table:style-name="ce25" table:formula="of:=([.F51]*1024+[.$B$29]*8)/[.$B37]" office:value-type="float" office:value="2.83333333333333">
            <text:p>2,833</text:p>
          </table:table-cell>
          <table:table-cell table:style-name="ce25" table:formula="of:=([.G51]*1024+[.$B$29]*8)/[.$B37]" office:value-type="float" office:value="2.78571428571429">
            <text:p>2,786</text:p>
          </table:table-cell>
          <table:table-cell table:style-name="ce25" table:formula="of:=([.H51]*1024+[.$B$29]*8)/[.$B37]" office:value-type="float" office:value="2.75">
            <text:p>2,750</text:p>
          </table:table-cell>
          <table:table-cell table:style-name="ce25" table:formula="of:=([.I51]*1024+[.$B$29]*8)/[.$B37]" office:value-type="float" office:value="2.66666666666667">
            <text:p>2,667</text:p>
          </table:table-cell>
          <table:table-cell table:style-name="ce25" table:formula="of:=([.J51]*1024+[.$B$29]*8)/[.$B37]" office:value-type="float" office:value="2.64285714285714">
            <text:p>2,643</text:p>
          </table:table-cell>
          <table:table-cell table:style-name="ce25" table:formula="of:=([.K51]*1024+[.$B$29]*8)/[.$B37]" office:value-type="float" office:value="2.63333333333333">
            <text:p>2,633</text:p>
          </table:table-cell>
          <table:table-cell table:style-name="ce25" table:formula="of:=([.L51]*1024+[.$B$29]*8)/[.$B37]" office:value-type="float" office:value="2.625">
            <text:p>2,625</text:p>
          </table:table-cell>
          <table:table-cell table:style-name="ce25" table:formula="of:=([.M51]*1024+[.$B$29]*8)/[.$B37]" office:value-type="float" office:value="2.58333333333333">
            <text:p>2,583</text:p>
          </table:table-cell>
          <table:table-cell table:style-name="ce25" table:formula="of:=([.N51]*1024+[.$B$29]*8)/[.$B37]" office:value-type="float" office:value="2.57142857142857">
            <text:p>2,571</text:p>
          </table:table-cell>
          <table:table-cell table:style-name="ce25" table:formula="of:=([.O51]*1024+[.$B$29]*8)/[.$B37]" office:value-type="float" office:value="2.56666666666667">
            <text:p>2,567</text:p>
          </table:table-cell>
          <table:table-cell table:style-name="ce25" table:formula="of:=([.P51]*1024+[.$B$29]*8)/[.$B37]" office:value-type="float" office:value="2.56451612903226">
            <text:p>2,565</text:p>
          </table:table-cell>
          <table:table-cell table:style-name="ce25" table:formula="of:=([.Q51]*1024+[.$B$29]*8)/[.$B37]" office:value-type="float" office:value="2.5625">
            <text:p>2,563</text:p>
          </table:table-cell>
          <table:table-cell table:number-columns-repeated="1007"/>
        </table:table-row>
        <table:table-row table:style-name="ro1">
          <table:table-cell table:style-name="ce12" office:value-type="float" office:value="16">
            <text:p>16</text:p>
          </table:table-cell>
          <table:table-cell table:style-name="ce25" table:formula="of:=([.B52]*1024+[.$B$29]*8)/[.$B38]" office:value-type="float" office:value="4.5078125">
            <text:p>4,508</text:p>
          </table:table-cell>
          <table:table-cell table:style-name="ce25" table:formula="of:=([.C52]*1024+[.$B$29]*8)/[.$B38]" office:value-type="float" office:value="2.5078125">
            <text:p>2,508</text:p>
          </table:table-cell>
          <table:table-cell table:style-name="ce25" table:formula="of:=([.D52]*1024+[.$B$29]*8)/[.$B38]" office:value-type="float" office:value="1.84114583333333">
            <text:p>1,841</text:p>
          </table:table-cell>
          <table:table-cell table:style-name="ce25" table:formula="of:=([.E52]*1024+[.$B$29]*8)/[.$B38]" office:value-type="float" office:value="1.5078125">
            <text:p>1,508</text:p>
          </table:table-cell>
          <table:table-cell table:style-name="ce25" table:formula="of:=([.F52]*1024+[.$B$29]*8)/[.$B38]" office:value-type="float" office:value="1.17447916666667">
            <text:p>1,174</text:p>
          </table:table-cell>
          <table:table-cell table:style-name="ce25" table:formula="of:=([.G52]*1024+[.$B$29]*8)/[.$B38]" office:value-type="float" office:value="1.07924107142857">
            <text:p>1,079</text:p>
          </table:table-cell>
          <table:table-cell table:style-name="ce38" table:formula="of:=([.H52]*1024+[.$B$29]*8)/[.$B38]" office:value-type="float" office:value="1.0078125">
            <text:p>1,008</text:p>
          </table:table-cell>
          <table:table-cell table:style-name="ce25" table:formula="of:=([.I52]*1024+[.$B$29]*8)/[.$B38]" office:value-type="float" office:value="0.841145833333333">
            <text:p>0,841</text:p>
          </table:table-cell>
          <table:table-cell table:style-name="ce25" table:formula="of:=([.J52]*1024+[.$B$29]*8)/[.$B38]" office:value-type="float" office:value="0.793526785714286">
            <text:p>0,794</text:p>
          </table:table-cell>
          <table:table-cell table:style-name="ce25" table:formula="of:=([.K52]*1024+[.$B$29]*8)/[.$B38]" office:value-type="float" office:value="0.774479166666667">
            <text:p>0,774</text:p>
          </table:table-cell>
          <table:table-cell table:style-name="ce25" table:formula="of:=([.L52]*1024+[.$B$29]*8)/[.$B38]" office:value-type="float" office:value="0.7578125">
            <text:p>0,758</text:p>
          </table:table-cell>
          <table:table-cell table:style-name="ce38" table:formula="of:=([.M52]*1024+[.$B$29]*8)/[.$B38]" office:value-type="float" office:value="0.674479166666667">
            <text:p>0,674</text:p>
          </table:table-cell>
          <table:table-cell table:style-name="ce25" table:formula="of:=([.N52]*1024+[.$B$29]*8)/[.$B38]" office:value-type="float" office:value="0.650669642857143">
            <text:p>0,651</text:p>
          </table:table-cell>
          <table:table-cell table:style-name="ce25" table:formula="of:=([.O52]*1024+[.$B$29]*8)/[.$B38]" office:value-type="float" office:value="0.641145833333333">
            <text:p>0,641</text:p>
          </table:table-cell>
          <table:table-cell table:style-name="ce25" table:formula="of:=([.P52]*1024+[.$B$29]*8)/[.$B38]" office:value-type="float" office:value="0.636844758064516">
            <text:p>0,637</text:p>
          </table:table-cell>
          <table:table-cell table:style-name="ce25" table:formula="of:=([.Q52]*1024+[.$B$29]*8)/[.$B38]" office:value-type="float" office:value="0.6328125">
            <text:p>0,633</text:p>
          </table:table-cell>
          <table:table-cell table:number-columns-repeated="1007"/>
        </table:table-row>
        <table:table-row table:style-name="ro1">
          <table:table-cell office:value-type="float" office:value="32">
            <text:p>32</text:p>
          </table:table-cell>
          <table:table-cell table:style-name="ce25" table:formula="of:=([.B53]*1024+[.$B$29]*8)/[.$B39]" office:value-type="float" office:value="8.50000011920929">
            <text:p>8,500</text:p>
          </table:table-cell>
          <table:table-cell table:style-name="ce25" table:formula="of:=([.C53]*1024+[.$B$29]*8)/[.$B39]" office:value-type="float" office:value="4.50000011920929">
            <text:p>4,500</text:p>
          </table:table-cell>
          <table:table-cell table:style-name="ce25" table:formula="of:=([.D53]*1024+[.$B$29]*8)/[.$B39]" office:value-type="float" office:value="3.16666678587596">
            <text:p>3,167</text:p>
          </table:table-cell>
          <table:table-cell table:style-name="ce25" table:formula="of:=([.E53]*1024+[.$B$29]*8)/[.$B39]" office:value-type="float" office:value="2.50000011920929">
            <text:p>2,500</text:p>
          </table:table-cell>
          <table:table-cell table:style-name="ce25" table:formula="of:=([.F53]*1024+[.$B$29]*8)/[.$B39]" office:value-type="float" office:value="1.83333345254262">
            <text:p>1,833</text:p>
          </table:table-cell>
          <table:table-cell table:style-name="ce25" table:formula="of:=([.G53]*1024+[.$B$29]*8)/[.$B39]" office:value-type="float" office:value="1.64285726206643">
            <text:p>1,643</text:p>
          </table:table-cell>
          <table:table-cell table:style-name="ce25" table:formula="of:=([.H53]*1024+[.$B$29]*8)/[.$B39]" office:value-type="float" office:value="1.50000011920929">
            <text:p>1,500</text:p>
          </table:table-cell>
          <table:table-cell table:style-name="ce25" table:formula="of:=([.I53]*1024+[.$B$29]*8)/[.$B39]" office:value-type="float" office:value="1.16666678587596">
            <text:p>1,167</text:p>
          </table:table-cell>
          <table:table-cell table:style-name="ce25" table:formula="of:=([.J53]*1024+[.$B$29]*8)/[.$B39]" office:value-type="float" office:value="1.07142869063786">
            <text:p>1,071</text:p>
          </table:table-cell>
          <table:table-cell table:style-name="ce25" table:formula="of:=([.K53]*1024+[.$B$29]*8)/[.$B39]" office:value-type="float" office:value="1.03333345254262">
            <text:p>1,033</text:p>
          </table:table-cell>
          <table:table-cell table:style-name="ce25" table:formula="of:=([.L53]*1024+[.$B$29]*8)/[.$B39]" office:value-type="float" office:value="1.00000011920929">
            <text:p>1,000</text:p>
          </table:table-cell>
          <table:table-cell table:style-name="ce25" table:formula="of:=([.M53]*1024+[.$B$29]*8)/[.$B39]" office:value-type="float" office:value="0.833333452542623">
            <text:p>0,833</text:p>
          </table:table-cell>
          <table:table-cell table:style-name="ce25" table:formula="of:=([.N53]*1024+[.$B$29]*8)/[.$B39]" office:value-type="float" office:value="0.785714404923575">
            <text:p>0,786</text:p>
          </table:table-cell>
          <table:table-cell table:style-name="ce25" table:formula="of:=([.O53]*1024+[.$B$29]*8)/[.$B39]" office:value-type="float" office:value="0.766666785875956">
            <text:p>0,767</text:p>
          </table:table-cell>
          <table:table-cell table:style-name="ce25" table:formula="of:=([.P53]*1024+[.$B$29]*8)/[.$B39]" office:value-type="float" office:value="0.758064635338322">
            <text:p>0,758</text:p>
          </table:table-cell>
          <table:table-cell table:style-name="ce25" table:formula="of:=([.Q53]*1024+[.$B$29]*8)/[.$B39]" office:value-type="float" office:value="0.75000011920929">
            <text:p>0,750</text:p>
          </table:table-cell>
          <table:table-cell table:number-columns-repeated="1007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ce1" office:value-type="string">
            <text:p>CHECK</text:p>
          </table:table-cell>
          <table:table-cell table:style-name="ce20" table:formula="of:=[.$B$1]*[.B104]*1024" office:value-type="float" office:value="12441.6">
            <text:p>12442</text:p>
          </table:table-cell>
          <table:table-cell table:style-name="ce20" table:formula="of:=[.$B$1]*[.C104]*1024" office:value-type="float" office:value="9676.8">
            <text:p>9677</text:p>
          </table:table-cell>
          <table:table-cell table:style-name="ce20" table:formula="of:=[.$B$1]*[.D104]*1024" office:value-type="float" office:value="8755.2">
            <text:p>8755</text:p>
          </table:table-cell>
          <table:table-cell table:style-name="ce20" table:formula="of:=[.$B$1]*[.E104]*1024" office:value-type="float" office:value="8294.4">
            <text:p>8294</text:p>
          </table:table-cell>
          <table:table-cell table:style-name="ce20" table:formula="of:=[.$B$1]*[.F104]*1024" office:value-type="float" office:value="7833.6">
            <text:p>7834</text:p>
          </table:table-cell>
          <table:table-cell table:style-name="ce20" table:formula="of:=[.$B$1]*[.G104]*1024" office:value-type="float" office:value="7701.94285714286">
            <text:p>7702</text:p>
          </table:table-cell>
          <table:table-cell table:style-name="ce20" table:formula="of:=[.$B$1]*[.H104]*1024" office:value-type="float" office:value="7603.2">
            <text:p>7603</text:p>
          </table:table-cell>
          <table:table-cell table:style-name="ce20" table:formula="of:=[.$B$1]*[.I104]*1024" office:value-type="float" office:value="7372.8">
            <text:p>7373</text:p>
          </table:table-cell>
          <table:table-cell table:style-name="ce20" table:formula="of:=[.$B$1]*[.J104]*1024" office:value-type="float" office:value="7306.97142857143">
            <text:p>7307</text:p>
          </table:table-cell>
          <table:table-cell table:style-name="ce20" table:formula="of:=[.$B$1]*[.K104]*1024" office:value-type="float" office:value="7280.64">
            <text:p>7281</text:p>
          </table:table-cell>
          <table:table-cell table:style-name="ce20" table:formula="of:=[.$B$1]*[.L104]*1024" office:value-type="float" office:value="7257.6">
            <text:p>7258</text:p>
          </table:table-cell>
          <table:table-cell table:style-name="ce20" table:formula="of:=[.$B$1]*[.M104]*1024" office:value-type="float" office:value="7142.4">
            <text:p>7142</text:p>
          </table:table-cell>
          <table:table-cell table:style-name="ce20" table:formula="of:=[.$B$1]*[.N104]*1024" office:value-type="float" office:value="7109.48571428571">
            <text:p>7109</text:p>
          </table:table-cell>
          <table:table-cell table:style-name="ce20" table:formula="of:=[.$B$1]*[.O104]*1024" office:value-type="float" office:value="7096.32">
            <text:p>7096</text:p>
          </table:table-cell>
          <table:table-cell table:style-name="ce20" table:formula="of:=[.$B$1]*[.P104]*1024" office:value-type="float" office:value="7090.37419354839">
            <text:p>7090</text:p>
          </table:table-cell>
          <table:table-cell table:style-name="ce20" table:formula="of:=[.$B$1]*[.Q104]*1024" office:value-type="float" office:value="7084.8">
            <text:p>7085</text:p>
          </table:table-cell>
          <table:table-cell table:number-columns-repeated="1007"/>
        </table:table-row>
        <table:table-row table:style-name="ro1">
          <table:table-cell table:style-name="Default"/>
          <table:table-cell table:style-name="ce20" table:formula="of:=[.$B$1]*[.B105]*1024" office:value-type="float" office:value="12463.2">
            <text:p>12463</text:p>
          </table:table-cell>
          <table:table-cell table:style-name="ce20" table:formula="of:=[.$B$1]*[.C105]*1024" office:value-type="float" office:value="6933.6">
            <text:p>6934</text:p>
          </table:table-cell>
          <table:table-cell table:style-name="ce20" table:formula="of:=[.$B$1]*[.D105]*1024" office:value-type="float" office:value="5090.4">
            <text:p>5090</text:p>
          </table:table-cell>
          <table:table-cell table:style-name="ce20" table:formula="of:=[.$B$1]*[.E105]*1024" office:value-type="float" office:value="4168.8">
            <text:p>4169</text:p>
          </table:table-cell>
          <table:table-cell table:style-name="ce20" table:formula="of:=[.$B$1]*[.F105]*1024" office:value-type="float" office:value="3247.2">
            <text:p>3247</text:p>
          </table:table-cell>
          <table:table-cell table:style-name="ce20" table:formula="of:=[.$B$1]*[.G105]*1024" office:value-type="float" office:value="2983.88571428571">
            <text:p>2984</text:p>
          </table:table-cell>
          <table:table-cell table:style-name="ce20" table:formula="of:=[.$B$1]*[.H105]*1024" office:value-type="float" office:value="2786.4">
            <text:p>2786</text:p>
          </table:table-cell>
          <table:table-cell table:style-name="ce20" table:formula="of:=[.$B$1]*[.I105]*1024" office:value-type="float" office:value="2325.6">
            <text:p>2326</text:p>
          </table:table-cell>
          <table:table-cell table:style-name="ce20" table:formula="of:=[.$B$1]*[.J105]*1024" office:value-type="float" office:value="2193.94285714286">
            <text:p>2194</text:p>
          </table:table-cell>
          <table:table-cell table:style-name="ce20" table:formula="of:=[.$B$1]*[.K105]*1024" office:value-type="float" office:value="2141.28">
            <text:p>2141</text:p>
          </table:table-cell>
          <table:table-cell table:style-name="ce20" table:formula="of:=[.$B$1]*[.L105]*1024" office:value-type="float" office:value="2095.2">
            <text:p>2095</text:p>
          </table:table-cell>
          <table:table-cell table:style-name="ce20" table:formula="of:=[.$B$1]*[.M105]*1024" office:value-type="float" office:value="1864.8">
            <text:p>1865</text:p>
          </table:table-cell>
          <table:table-cell table:style-name="ce20" table:formula="of:=[.$B$1]*[.N105]*1024" office:value-type="float" office:value="1798.97142857143">
            <text:p>1799</text:p>
          </table:table-cell>
          <table:table-cell table:style-name="ce20" table:formula="of:=[.$B$1]*[.O105]*1024" office:value-type="float" office:value="1772.64">
            <text:p>1773</text:p>
          </table:table-cell>
          <table:table-cell table:style-name="ce20" table:formula="of:=[.$B$1]*[.P105]*1024" office:value-type="float" office:value="1760.74838709677">
            <text:p>1761</text:p>
          </table:table-cell>
          <table:table-cell table:style-name="ce20" table:formula="of:=[.$B$1]*[.Q105]*1024" office:value-type="float" office:value="1749.6">
            <text:p>1750</text:p>
          </table:table-cell>
          <table:table-cell table:number-columns-repeated="1007"/>
        </table:table-row>
        <table:table-row table:style-name="ro1">
          <table:table-cell table:style-name="Default"/>
          <table:table-cell table:style-name="ce20" table:formula="of:=[.$B$1]*[.B106]*1024" office:value-type="float" office:value="23500.8003295898">
            <text:p>23501</text:p>
          </table:table-cell>
          <table:table-cell table:style-name="ce20" table:formula="of:=[.$B$1]*[.C106]*1024" office:value-type="float" office:value="12441.6003295898">
            <text:p>12442</text:p>
          </table:table-cell>
          <table:table-cell table:style-name="ce20" table:formula="of:=[.$B$1]*[.D106]*1024" office:value-type="float" office:value="8755.20032958984">
            <text:p>8755</text:p>
          </table:table-cell>
          <table:table-cell table:style-name="ce20" table:formula="of:=[.$B$1]*[.E106]*1024" office:value-type="float" office:value="6912.00032958984">
            <text:p>6912</text:p>
          </table:table-cell>
          <table:table-cell table:style-name="ce20" table:formula="of:=[.$B$1]*[.F106]*1024" office:value-type="float" office:value="5068.80032958985">
            <text:p>5069</text:p>
          </table:table-cell>
          <table:table-cell table:style-name="ce20" table:formula="of:=[.$B$1]*[.G106]*1024" office:value-type="float" office:value="4542.17175816127">
            <text:p>4542</text:p>
          </table:table-cell>
          <table:table-cell table:style-name="ce20" table:formula="of:=[.$B$1]*[.H106]*1024" office:value-type="float" office:value="4147.20032958984">
            <text:p>4147</text:p>
          </table:table-cell>
          <table:table-cell table:style-name="ce20" table:formula="of:=[.$B$1]*[.I106]*1024" office:value-type="float" office:value="3225.60032958984">
            <text:p>3226</text:p>
          </table:table-cell>
          <table:table-cell table:style-name="ce20" table:formula="of:=[.$B$1]*[.J106]*1024" office:value-type="float" office:value="2962.28604387556">
            <text:p>2962</text:p>
          </table:table-cell>
          <table:table-cell table:style-name="ce20" table:formula="of:=[.$B$1]*[.K106]*1024" office:value-type="float" office:value="2856.96032958984">
            <text:p>2857</text:p>
          </table:table-cell>
          <table:table-cell table:style-name="ce20" table:formula="of:=[.$B$1]*[.L106]*1024" office:value-type="float" office:value="2764.80032958984">
            <text:p>2765</text:p>
          </table:table-cell>
          <table:table-cell table:style-name="ce20" table:formula="of:=[.$B$1]*[.M106]*1024" office:value-type="float" office:value="2304.00032958984">
            <text:p>2304</text:p>
          </table:table-cell>
          <table:table-cell table:style-name="ce20" table:formula="of:=[.$B$1]*[.N106]*1024" office:value-type="float" office:value="2172.3431867327">
            <text:p>2172</text:p>
          </table:table-cell>
          <table:table-cell table:style-name="ce20" table:formula="of:=[.$B$1]*[.O106]*1024" office:value-type="float" office:value="2119.68032958984">
            <text:p>2120</text:p>
          </table:table-cell>
          <table:table-cell table:style-name="ce20" table:formula="of:=[.$B$1]*[.P106]*1024" office:value-type="float" office:value="2095.89710378339">
            <text:p>2096</text:p>
          </table:table-cell>
          <table:table-cell table:style-name="ce20" table:formula="of:=[.$B$1]*[.Q106]*1024" office:value-type="float" office:value="2073.60032958984">
            <text:p>2074</text:p>
          </table:table-cell>
          <table:table-cell table:number-columns-repeated="1007"/>
        </table:table-row>
      </table:table>
      <table:table table:name="4BWT.2-levels" table:style-name="ta1">
        <table:table-column table:style-name="co4" table:default-cell-style-name="ce11"/>
        <table:table-column table:style-name="co5" table:default-cell-style-name="Default"/>
        <table:table-column table:style-name="co6" table:default-cell-style-name="Default"/>
        <table:table-column table:style-name="co7" table:number-columns-repeated="14" table:default-cell-style-name="Default"/>
        <table:table-column table:style-name="co8" table:number-columns-repeated="1007" table:default-cell-style-name="Default"/>
        <table:table-row table:style-name="ro1">
          <table:table-cell table:style-name="ce1" office:value-type="string">
            <text:p>Genome</text:p>
          </table:table-cell>
          <table:table-cell office:value-type="float" office:value="2.7">
            <text:p>2,7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mC</text:p>
          </table:table-cell>
          <table:table-cell office:value-type="string">
            <text:p>Minor Counter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32">
            <text:p>32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MC</text:p>
          </table:table-cell>
          <table:table-cell office:value-type="string">
            <text:p>Mayor Counter</text:p>
          </table:table-cell>
          <table:table-cell office:value-type="float" office:value="64">
            <text:p>64</text:p>
          </table:table-cell>
          <table:table-cell table:number-columns-repeated="1021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ce2" office:value-type="string" table:number-columns-spanned="1" table:number-rows-spanned="10">
            <text:p>Alpha</text:p>
          </table:table-cell>
          <table:table-cell table:style-name="ce4" office:value-type="string" table:number-columns-spanned="2" table:number-rows-spanned="1">
            <text:p>Alpha/Level (Compacted)</text:p>
          </table:table-cell>
          <table:covered-table-cell/>
          <table:table-cell table:style-name="ce30" office:value-type="float" office:value="1">
            <text:p>1</text:p>
          </table:table-cell>
          <table:table-cell table:style-name="ce30" office:value-type="float" office:value="2">
            <text:p>2</text:p>
          </table:table-cell>
          <table:table-cell table:style-name="ce30" office:value-type="float" office:value="3">
            <text:p>3</text:p>
          </table:table-cell>
          <table:table-cell table:style-name="ce30" office:value-type="float" office:value="4">
            <text:p>4</text:p>
          </table:table-cell>
          <table:table-cell table:style-name="ce30" office:value-type="float" office:value="5">
            <text:p>5</text:p>
          </table:table-cell>
          <table:table-cell table:style-name="ce30" office:value-type="float" office:value="6">
            <text:p>6</text:p>
          </table:table-cell>
          <table:table-cell table:style-name="ce30" office:value-type="float" office:value="7">
            <text:p>7</text:p>
          </table:table-cell>
          <table:table-cell table:style-name="ce30" office:value-type="float" office:value="8">
            <text:p>8</text:p>
          </table:table-cell>
          <table:table-cell table:style-name="ce30" office:value-type="float" office:value="9">
            <text:p>9</text:p>
          </table:table-cell>
          <table:table-cell table:style-name="ce30" office:value-type="float" office:value="10">
            <text:p>10</text:p>
          </table:table-cell>
          <table:table-cell table:number-columns-repeated="1011"/>
        </table:table-row>
        <table:table-row table:style-name="ro1">
          <table:covered-table-cell table:style-name="Default"/>
          <table:table-cell table:style-name="ce14" office:value-type="string" table:number-columns-spanned="2" table:number-rows-spanned="1">
            <text:p>Alphabet Bits (Full)</text:p>
          </table:table-cell>
          <table:covered-table-cell table:style-name="ce11"/>
          <table:table-cell table:style-name="ce31" table:formula="of:=CEILING( LOG([.D7];2);1;0)" office:value-type="float" office:value="3">
            <text:p>3</text:p>
          </table:table-cell>
          <table:table-cell table:style-name="ce31" table:formula="of:=CEILING( LOG([.E7];2);1;0)" office:value-type="float" office:value="6">
            <text:p>6</text:p>
          </table:table-cell>
          <table:table-cell table:style-name="ce31" table:formula="of:=CEILING( LOG([.F7];2);1;0)" office:value-type="float" office:value="8">
            <text:p>8</text:p>
          </table:table-cell>
          <table:table-cell table:style-name="ce31" table:formula="of:=CEILING( LOG([.G7];2);1;0)" office:value-type="float" office:value="11">
            <text:p>11</text:p>
          </table:table-cell>
          <table:table-cell table:style-name="ce31" table:formula="of:=CEILING( LOG([.H7];2);1;0)" office:value-type="float" office:value="13">
            <text:p>13</text:p>
          </table:table-cell>
          <table:table-cell table:style-name="ce31" table:formula="of:=CEILING( LOG([.I7];2);1;0)" office:value-type="float" office:value="16">
            <text:p>16</text:p>
          </table:table-cell>
          <table:table-cell table:style-name="ce31" table:formula="of:=CEILING( LOG([.J7];2);1;0)" office:value-type="float" office:value="19">
            <text:p>19</text:p>
          </table:table-cell>
          <table:table-cell table:style-name="ce31" table:formula="of:=CEILING( LOG([.K7];2);1;0)" office:value-type="float" office:value="21">
            <text:p>21</text:p>
          </table:table-cell>
          <table:table-cell table:style-name="ce31" table:formula="of:=CEILING( LOG([.L7];2);1;0)" office:value-type="float" office:value="24">
            <text:p>24</text:p>
          </table:table-cell>
          <table:table-cell table:style-name="ce31" table:formula="of:=CEILING( LOG([.M7];2);1;0)" office:value-type="float" office:value="26">
            <text:p>26</text:p>
          </table:table-cell>
          <table:table-cell table:number-columns-repeated="1011"/>
        </table:table-row>
        <table:table-row table:style-name="ro1">
          <table:covered-table-cell table:style-name="Default"/>
          <table:table-cell table:style-name="ce14" office:value-type="string" table:number-columns-spanned="2" table:number-rows-spanned="1">
            <text:p>Alphabet Chars {A,C,G,T,N,S}</text:p>
          </table:table-cell>
          <table:covered-table-cell table:style-name="ce11"/>
          <table:table-cell table:style-name="ce6" office:value-type="float" office:value="6">
            <text:p>6</text:p>
          </table:table-cell>
          <table:table-cell table:style-name="ce6" table:formula="of:=[.D7]*6" office:value-type="float" office:value="36">
            <text:p>36</text:p>
          </table:table-cell>
          <table:table-cell table:style-name="ce6" table:formula="of:=[.E7]*6" office:value-type="float" office:value="216">
            <text:p>216</text:p>
          </table:table-cell>
          <table:table-cell table:style-name="ce6" table:formula="of:=[.F7]*6" office:value-type="float" office:value="1296">
            <text:p>1296</text:p>
          </table:table-cell>
          <table:table-cell table:style-name="ce6" table:formula="of:=[.G7]*6" office:value-type="float" office:value="7776">
            <text:p>7776</text:p>
          </table:table-cell>
          <table:table-cell table:style-name="ce6" table:formula="of:=[.H7]*6" office:value-type="float" office:value="46656">
            <text:p>46656</text:p>
          </table:table-cell>
          <table:table-cell table:style-name="ce6" table:formula="of:=[.I7]*6" office:value-type="float" office:value="279936">
            <text:p>279936</text:p>
          </table:table-cell>
          <table:table-cell table:style-name="ce6" table:formula="of:=[.J7]*6" office:value-type="float" office:value="1679616">
            <text:p>1679616</text:p>
          </table:table-cell>
          <table:table-cell table:style-name="ce6" table:formula="of:=[.K7]*6" office:value-type="float" office:value="10077696">
            <text:p>10077696</text:p>
          </table:table-cell>
          <table:table-cell table:style-name="ce6" table:formula="of:=[.L7]*6" office:value-type="float" office:value="60466176">
            <text:p>60466176</text:p>
          </table:table-cell>
          <table:table-cell table:number-columns-repeated="1011"/>
        </table:table-row>
        <table:table-row table:style-name="ro1">
          <table:covered-table-cell table:style-name="Default"/>
          <table:table-cell table:number-columns-repeated="1023"/>
        </table:table-row>
        <table:table-row table:style-name="ro1">
          <table:covered-table-cell table:style-name="Default"/>
          <table:table-cell table:style-name="ce4" office:value-type="string" table:number-columns-spanned="2" table:number-rows-spanned="1">
            <text:p>Alpha/Level (Not Dense)</text:p>
          </table:table-cell>
          <table:covered-table-cell/>
          <table:table-cell table:style-name="ce30" office:value-type="float" office:value="1">
            <text:p>1</text:p>
          </table:table-cell>
          <table:table-cell table:style-name="ce30" office:value-type="float" office:value="2">
            <text:p>2</text:p>
          </table:table-cell>
          <table:table-cell table:style-name="ce30" office:value-type="float" office:value="3">
            <text:p>3</text:p>
          </table:table-cell>
          <table:table-cell table:style-name="ce30" office:value-type="float" office:value="4">
            <text:p>4</text:p>
          </table:table-cell>
          <table:table-cell table:style-name="ce30" office:value-type="float" office:value="5">
            <text:p>5</text:p>
          </table:table-cell>
          <table:table-cell table:style-name="ce30" office:value-type="float" office:value="6">
            <text:p>6</text:p>
          </table:table-cell>
          <table:table-cell table:style-name="ce30" office:value-type="float" office:value="7">
            <text:p>7</text:p>
          </table:table-cell>
          <table:table-cell table:style-name="ce30" office:value-type="float" office:value="8">
            <text:p>8</text:p>
          </table:table-cell>
          <table:table-cell table:style-name="ce30" office:value-type="float" office:value="9">
            <text:p>9</text:p>
          </table:table-cell>
          <table:table-cell table:style-name="ce30" office:value-type="float" office:value="10">
            <text:p>10</text:p>
          </table:table-cell>
          <table:table-cell table:number-columns-repeated="1011"/>
        </table:table-row>
        <table:table-row table:style-name="ro1">
          <table:covered-table-cell table:style-name="Default"/>
          <table:table-cell table:style-name="ce15" office:value-type="string" table:number-columns-spanned="2" table:number-rows-spanned="1">
            <text:p>Alphabet Bits (N,S spilled)</text:p>
          </table:table-cell>
          <table:covered-table-cell table:style-name="ce6"/>
          <table:table-cell table:style-name="ce11" office:value-type="float" office:value="2">
            <text:p>2</text:p>
          </table:table-cell>
          <table:table-cell table:style-name="ce11" table:formula="of:=[.D10]+[.$D$10]" office:value-type="float" office:value="4">
            <text:p>4</text:p>
          </table:table-cell>
          <table:table-cell table:style-name="ce11" table:formula="of:=[.E10]+[.$D$10]" office:value-type="float" office:value="6">
            <text:p>6</text:p>
          </table:table-cell>
          <table:table-cell table:style-name="ce11" table:formula="of:=[.F10]+[.$D$10]" office:value-type="float" office:value="8">
            <text:p>8</text:p>
          </table:table-cell>
          <table:table-cell table:style-name="ce11" table:formula="of:=[.G10]+[.$D$10]" office:value-type="float" office:value="10">
            <text:p>10</text:p>
          </table:table-cell>
          <table:table-cell table:style-name="ce11" table:formula="of:=[.H10]+[.$D$10]" office:value-type="float" office:value="12">
            <text:p>12</text:p>
          </table:table-cell>
          <table:table-cell table:style-name="ce11" table:formula="of:=[.I10]+[.$D$10]" office:value-type="float" office:value="14">
            <text:p>14</text:p>
          </table:table-cell>
          <table:table-cell table:style-name="ce11" table:formula="of:=[.J10]+[.$D$10]" office:value-type="float" office:value="16">
            <text:p>16</text:p>
          </table:table-cell>
          <table:table-cell table:style-name="ce11" table:formula="of:=[.K10]+[.$D$10]" office:value-type="float" office:value="18">
            <text:p>18</text:p>
          </table:table-cell>
          <table:table-cell table:style-name="ce11" table:formula="of:=[.L10]+[.$D$10]" office:value-type="float" office:value="20">
            <text:p>20</text:p>
          </table:table-cell>
          <table:table-cell table:number-columns-repeated="1011"/>
        </table:table-row>
        <table:table-row table:style-name="ro1">
          <table:covered-table-cell table:style-name="Default"/>
          <table:table-cell table:style-name="ce15" office:value-type="string" table:number-columns-spanned="2" table:number-rows-spanned="1">
            <text:p>Alphabet Chars {A,C,G,T,N,S}</text:p>
          </table:table-cell>
          <table:covered-table-cell table:style-name="ce6"/>
          <table:table-cell table:style-name="ce11" office:value-type="float" office:value="4">
            <text:p>4</text:p>
          </table:table-cell>
          <table:table-cell table:style-name="ce11" table:formula="of:=[.D11]*4" office:value-type="float" office:value="16">
            <text:p>16</text:p>
          </table:table-cell>
          <table:table-cell table:style-name="ce11" table:formula="of:=[.E11]*4" office:value-type="float" office:value="64">
            <text:p>64</text:p>
          </table:table-cell>
          <table:table-cell table:style-name="ce11" table:formula="of:=[.F11]*4" office:value-type="float" office:value="256">
            <text:p>256</text:p>
          </table:table-cell>
          <table:table-cell table:style-name="ce11" table:formula="of:=[.G11]*4" office:value-type="float" office:value="1024">
            <text:p>1024</text:p>
          </table:table-cell>
          <table:table-cell table:style-name="ce11" table:formula="of:=[.H11]*4" office:value-type="float" office:value="4096">
            <text:p>4096</text:p>
          </table:table-cell>
          <table:table-cell table:style-name="ce11" table:formula="of:=[.I11]*4" office:value-type="float" office:value="16384">
            <text:p>16384</text:p>
          </table:table-cell>
          <table:table-cell table:style-name="ce11" table:formula="of:=[.J11]*4" office:value-type="float" office:value="65536">
            <text:p>65536</text:p>
          </table:table-cell>
          <table:table-cell table:style-name="ce11" table:formula="of:=[.K11]*4" office:value-type="float" office:value="262144">
            <text:p>262144</text:p>
          </table:table-cell>
          <table:table-cell table:style-name="ce11" table:formula="of:=[.L11]*4" office:value-type="float" office:value="1048576">
            <text:p>1048576</text:p>
          </table:table-cell>
          <table:table-cell table:number-columns-repeated="1011"/>
        </table:table-row>
        <table:table-row table:style-name="ro1">
          <table:covered-table-cell table:style-name="Default"/>
          <table:table-cell table:style-name="ce15" office:value-type="string" table:number-columns-spanned="2" table:number-rows-spanned="1">
            <text:p>Alphabet Bits Spilled</text:p>
          </table:table-cell>
          <table:covered-table-cell table:style-name="ce26"/>
          <table:table-cell table:style-name="ce11" table:formula="of:=[.D13]-[.D10]" office:value-type="float" office:value="1">
            <text:p>1</text:p>
          </table:table-cell>
          <table:table-cell table:style-name="ce11" table:formula="of:=[.E13]-[.E10]" office:value-type="float" office:value="2">
            <text:p>2</text:p>
          </table:table-cell>
          <table:table-cell table:style-name="ce11" table:formula="of:=[.F13]-[.F10]" office:value-type="float" office:value="3">
            <text:p>3</text:p>
          </table:table-cell>
          <table:table-cell table:style-name="ce11" table:formula="of:=[.G13]-[.G10]" office:value-type="float" office:value="4">
            <text:p>4</text:p>
          </table:table-cell>
          <table:table-cell table:style-name="ce11" table:formula="of:=[.H13]-[.H10]" office:value-type="float" office:value="5">
            <text:p>5</text:p>
          </table:table-cell>
          <table:table-cell table:style-name="ce11" table:formula="of:=[.I13]-[.I10]" office:value-type="float" office:value="6">
            <text:p>6</text:p>
          </table:table-cell>
          <table:table-cell table:style-name="ce11" table:formula="of:=[.J13]-[.J10]" office:value-type="float" office:value="7">
            <text:p>7</text:p>
          </table:table-cell>
          <table:table-cell table:style-name="ce11" table:formula="of:=[.K13]-[.K10]" office:value-type="float" office:value="8">
            <text:p>8</text:p>
          </table:table-cell>
          <table:table-cell table:style-name="ce11" table:formula="of:=[.L13]-[.L10]" office:value-type="float" office:value="9">
            <text:p>9</text:p>
          </table:table-cell>
          <table:table-cell table:style-name="ce11" table:formula="of:=[.M13]-[.M10]" office:value-type="float" office:value="10">
            <text:p>10</text:p>
          </table:table-cell>
          <table:table-cell table:number-columns-repeated="1011"/>
        </table:table-row>
        <table:table-row table:style-name="ro1">
          <table:covered-table-cell table:style-name="Default"/>
          <table:table-cell table:style-name="ce14" office:value-type="string" table:number-columns-spanned="2" table:number-rows-spanned="1">
            <text:p>Alphabet Bits (Full)</text:p>
          </table:table-cell>
          <table:covered-table-cell table:style-name="ce11"/>
          <table:table-cell table:style-name="ce31" office:value-type="float" office:value="3">
            <text:p>3</text:p>
          </table:table-cell>
          <table:table-cell table:style-name="ce31" table:formula="of:=[.D13]+[.$D$13]" office:value-type="float" office:value="6">
            <text:p>6</text:p>
          </table:table-cell>
          <table:table-cell table:style-name="ce31" table:formula="of:=[.E13]+[.$D$13]" office:value-type="float" office:value="9">
            <text:p>9</text:p>
          </table:table-cell>
          <table:table-cell table:style-name="ce31" table:formula="of:=[.F13]+[.$D$13]" office:value-type="float" office:value="12">
            <text:p>12</text:p>
          </table:table-cell>
          <table:table-cell table:style-name="ce31" table:formula="of:=[.G13]+[.$D$13]" office:value-type="float" office:value="15">
            <text:p>15</text:p>
          </table:table-cell>
          <table:table-cell table:style-name="ce31" table:formula="of:=[.H13]+[.$D$13]" office:value-type="float" office:value="18">
            <text:p>18</text:p>
          </table:table-cell>
          <table:table-cell table:style-name="ce31" table:formula="of:=[.I13]+[.$D$13]" office:value-type="float" office:value="21">
            <text:p>21</text:p>
          </table:table-cell>
          <table:table-cell table:style-name="ce31" table:formula="of:=[.J13]+[.$D$13]" office:value-type="float" office:value="24">
            <text:p>24</text:p>
          </table:table-cell>
          <table:table-cell table:style-name="ce31" table:formula="of:=[.K13]+[.$D$13]" office:value-type="float" office:value="27">
            <text:p>27</text:p>
          </table:table-cell>
          <table:table-cell table:style-name="ce31" table:formula="of:=[.L13]+[.$D$13]" office:value-type="float" office:value="30">
            <text:p>30</text:p>
          </table:table-cell>
          <table:table-cell table:number-columns-repeated="1011"/>
        </table:table-row>
        <table:table-row table:style-name="ro1">
          <table:covered-table-cell table:style-name="Default"/>
          <table:table-cell table:style-name="ce14" office:value-type="string" table:number-columns-spanned="2" table:number-rows-spanned="1">
            <text:p>Alphabet Chars {A,C,G,T,N,S}</text:p>
          </table:table-cell>
          <table:covered-table-cell table:style-name="ce11"/>
          <table:table-cell table:style-name="ce6" office:value-type="float" office:value="6">
            <text:p>6</text:p>
          </table:table-cell>
          <table:table-cell table:style-name="ce6" table:formula="of:=[.D14]*6" office:value-type="float" office:value="36">
            <text:p>36</text:p>
          </table:table-cell>
          <table:table-cell table:style-name="ce6" table:formula="of:=[.E14]*6" office:value-type="float" office:value="216">
            <text:p>216</text:p>
          </table:table-cell>
          <table:table-cell table:style-name="ce6" table:formula="of:=[.F14]*6" office:value-type="float" office:value="1296">
            <text:p>1296</text:p>
          </table:table-cell>
          <table:table-cell table:style-name="ce6" table:formula="of:=[.G14]*6" office:value-type="float" office:value="7776">
            <text:p>7776</text:p>
          </table:table-cell>
          <table:table-cell table:style-name="ce6" table:formula="of:=[.H14]*6" office:value-type="float" office:value="46656">
            <text:p>46656</text:p>
          </table:table-cell>
          <table:table-cell table:style-name="ce6" table:formula="of:=[.I14]*6" office:value-type="float" office:value="279936">
            <text:p>279936</text:p>
          </table:table-cell>
          <table:table-cell table:style-name="ce6" table:formula="of:=[.J14]*6" office:value-type="float" office:value="1679616">
            <text:p>1679616</text:p>
          </table:table-cell>
          <table:table-cell table:style-name="ce6" table:formula="of:=[.K14]*6" office:value-type="float" office:value="10077696">
            <text:p>10077696</text:p>
          </table:table-cell>
          <table:table-cell table:style-name="ce6" table:formula="of:=[.L14]*6" office:value-type="float" office:value="60466176">
            <text:p>60466176</text:p>
          </table:table-cell>
          <table:table-cell table:number-columns-repeated="1011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ce1" office:value-type="string">
            <text:p>BitmapLength</text:p>
          </table:table-cell>
          <table:table-cell table:style-name="ce16" office:value-type="float" office:value="8">
            <text:p>8</text:p>
          </table:table-cell>
          <table:table-cell table:style-name="ce16" office:value-type="float" office:value="16">
            <text:p>16</text:p>
          </table:table-cell>
          <table:table-cell table:style-name="ce16" office:value-type="float" office:value="24">
            <text:p>24</text:p>
          </table:table-cell>
          <table:table-cell table:style-name="ce16" office:value-type="float" office:value="32">
            <text:p>32</text:p>
          </table:table-cell>
          <table:table-cell table:style-name="ce16" office:value-type="float" office:value="48">
            <text:p>48</text:p>
          </table:table-cell>
          <table:table-cell table:style-name="ce16" office:value-type="float" office:value="56">
            <text:p>56</text:p>
          </table:table-cell>
          <table:table-cell table:style-name="ce16" office:value-type="float" office:value="64">
            <text:p>64</text:p>
          </table:table-cell>
          <table:table-cell table:style-name="ce16" office:value-type="float" office:value="96">
            <text:p>96</text:p>
          </table:table-cell>
          <table:table-cell table:style-name="ce16" office:value-type="float" office:value="112">
            <text:p>112</text:p>
          </table:table-cell>
          <table:table-cell table:style-name="ce16" office:value-type="float" office:value="120">
            <text:p>120</text:p>
          </table:table-cell>
          <table:table-cell table:style-name="ce16" office:value-type="float" office:value="128">
            <text:p>128</text:p>
          </table:table-cell>
          <table:table-cell table:style-name="ce16" office:value-type="float" office:value="192">
            <text:p>192</text:p>
          </table:table-cell>
          <table:table-cell table:style-name="ce16" office:value-type="float" office:value="224">
            <text:p>224</text:p>
          </table:table-cell>
          <table:table-cell table:style-name="ce16" office:value-type="float" office:value="240">
            <text:p>240</text:p>
          </table:table-cell>
          <table:table-cell table:style-name="ce16" office:value-type="float" office:value="248">
            <text:p>248</text:p>
          </table:table-cell>
          <table:table-cell table:style-name="ce16" office:value-type="float" office:value="256">
            <text:p>256</text:p>
          </table:table-cell>
          <table:table-cell table:number-columns-repeated="1007"/>
        </table:table-row>
        <table:table-row table:style-name="ro1">
          <table:table-cell table:style-name="ce3" office:value-type="string">
            <text:p>mC</text:p>
          </table:table-cell>
          <table:table-cell table:number-columns-repeated="3"/>
          <table:table-cell office:value-type="float" office:value="8">
            <text:p>8</text:p>
          </table:table-cell>
          <table:table-cell/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/>
          <table:table-cell office:value-type="float" office:value="32">
            <text:p>32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float" office:value="32">
            <text:p>32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table:number-columns-repeated="1007"/>
        </table:table-row>
        <table:table-row table:style-name="ro1">
          <table:table-cell table:style-name="ce3" office:value-type="string">
            <text:p>W</text:p>
          </table:table-cell>
          <table:table-cell table:number-columns-repeated="3"/>
          <table:table-cell office:value-type="float" office:value="32">
            <text:p>32</text:p>
          </table:table-cell>
          <table:table-cell/>
          <table:table-cell table:number-columns-repeated="2" office:value-type="float" office:value="64">
            <text:p>64</text:p>
          </table:table-cell>
          <table:table-cell/>
          <table:table-cell table:number-columns-repeated="3" office:value-type="float" office:value="128">
            <text:p>128</text:p>
          </table:table-cell>
          <table:table-cell table:number-columns-repeated="2"/>
          <table:table-cell table:number-columns-repeated="3" office:value-type="float" office:value="256">
            <text:p>256</text:p>
          </table:table-cell>
          <table:table-cell table:number-columns-repeated="1007"/>
        </table:table-row>
        <table:table-row table:style-name="ro1">
          <table:table-cell table:style-name="ce4" office:value-type="string">
            <text:p>MC.Size.MB</text:p>
          </table:table-cell>
          <table:table-cell table:style-name="ce17" office:value-type="string" table:number-columns-spanned="5" table:number-rows-spanned="1">
            <text:p>&gt;&gt;&gt; Mayor Counters Size</text:p>
          </table:table-cell>
          <table:covered-table-cell table:style-name="ce17"/>
          <table:covered-table-cell table:number-columns-repeated="3"/>
          <table:table-cell table:number-columns-repeated="1018"/>
        </table:table-row>
        <table:table-row table:style-name="ro1">
          <table:table-cell table:style-name="ce5" office:value-type="string">
            <text:p>Alpha/mC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16">
            <text:p>16</text:p>
          </table:table-cell>
          <table:table-cell table:style-name="ce6" office:value-type="float" office:value="32">
            <text:p>32</text:p>
          </table:table-cell>
          <table:table-cell table:number-columns-repeated="1020"/>
        </table:table-row>
        <table:table-row table:style-name="ro1">
          <table:table-cell table:style-name="ce6" office:value-type="float" office:value="4">
            <text:p>4</text:p>
          </table:table-cell>
          <table:table-cell table:formula="of:=([.$B$1]*1024)/(2^[.B$20])*[.$A21]*8" office:value-type="float" office:value="345.6">
            <text:p>345,6</text:p>
          </table:table-cell>
          <table:table-cell table:formula="of:=([.$B$1]*1024)/(2^[.C$20])*[.$A21]*8" office:value-type="float" office:value="1.35">
            <text:p>1,35</text:p>
          </table:table-cell>
          <table:table-cell table:formula="of:=([.$B$1]*1024)/(2^[.D$20])*[.$A21]*8" office:value-type="float" office:value="0.000020599365234375">
            <text:p>2,0599365234375E-005</text:p>
          </table:table-cell>
          <table:table-cell table:number-columns-repeated="1020"/>
        </table:table-row>
        <table:table-row table:style-name="ro1">
          <table:table-cell table:style-name="ce6" office:value-type="float" office:value="6">
            <text:p>6</text:p>
          </table:table-cell>
          <table:table-cell table:formula="of:=([.$B$1]*1024)/(2^[.B$20])*[.$A22]*8" office:value-type="float" office:value="518.4">
            <text:p>518,4</text:p>
          </table:table-cell>
          <table:table-cell table:formula="of:=([.$B$1]*1024)/(2^[.C$20])*[.$A22]*8" office:value-type="float" office:value="2.025">
            <text:p>2,025</text:p>
          </table:table-cell>
          <table:table-cell table:formula="of:=([.$B$1]*1024)/(2^[.D$20])*[.$A22]*8" office:value-type="float" office:value="0.0000308990478515625">
            <text:p>0,000030899</text:p>
          </table:table-cell>
          <table:table-cell table:number-columns-repeated="1020"/>
        </table:table-row>
        <table:table-row table:style-name="ro1">
          <table:table-cell table:style-name="ce6" table:formula="of:=[.A22]*6" office:value-type="float" office:value="36">
            <text:p>36</text:p>
          </table:table-cell>
          <table:table-cell table:formula="of:=([.$B$1]*1024)/(2^[.B$20])*[.$A23]*8" office:value-type="float" office:value="3110.4">
            <text:p>3110,4</text:p>
          </table:table-cell>
          <table:table-cell table:formula="of:=([.$B$1]*1024)/(2^[.C$20])*[.$A23]*8" office:value-type="float" office:value="12.15">
            <text:p>12,15</text:p>
          </table:table-cell>
          <table:table-cell table:formula="of:=([.$B$1]*1024)/(2^[.D$20])*[.$A23]*8" office:value-type="float" office:value="0.000185394287109375">
            <text:p>0,0001853943</text:p>
          </table:table-cell>
          <table:table-cell table:number-columns-repeated="1020"/>
        </table:table-row>
        <table:table-row table:style-name="ro1">
          <table:table-cell table:style-name="ce6" table:formula="of:=[.A23]*6" office:value-type="float" office:value="216">
            <text:p>216</text:p>
          </table:table-cell>
          <table:table-cell table:formula="of:=([.$B$1]*1024)/(2^[.B$20])*[.$A24]*8" office:value-type="float" office:value="18662.4">
            <text:p>18662,4</text:p>
          </table:table-cell>
          <table:table-cell table:formula="of:=([.$B$1]*1024)/(2^[.C$20])*[.$A24]*8" office:value-type="float" office:value="72.9">
            <text:p>72,9</text:p>
          </table:table-cell>
          <table:table-cell table:formula="of:=([.$B$1]*1024)/(2^[.D$20])*[.$A24]*8" office:value-type="float" office:value="0.00111236572265625">
            <text:p>0,0011123657</text:p>
          </table:table-cell>
          <table:table-cell table:number-columns-repeated="1020"/>
        </table:table-row>
        <table:table-row table:style-name="ro1">
          <table:table-cell table:style-name="ce6" table:formula="of:=[.A24]*6" office:value-type="float" office:value="1296">
            <text:p>1296</text:p>
          </table:table-cell>
          <table:table-cell table:formula="of:=([.$B$1]*1024)/(2^[.B$20])*[.$A25]*8" office:value-type="float" office:value="111974.4">
            <text:p>111974,4</text:p>
          </table:table-cell>
          <table:table-cell table:formula="of:=([.$B$1]*1024)/(2^[.C$20])*[.$A25]*8" office:value-type="float" office:value="437.4">
            <text:p>437,4</text:p>
          </table:table-cell>
          <table:table-cell table:formula="of:=([.$B$1]*1024)/(2^[.D$20])*[.$A25]*8" office:value-type="float" office:value="0.0066741943359375">
            <text:p>0,0066741943</text:p>
          </table:table-cell>
          <table:table-cell table:number-columns-repeated="1020"/>
        </table:table-row>
        <table:table-row table:style-name="ro1">
          <table:table-cell table:style-name="ce6" table:formula="of:=[.A25]*6" office:value-type="float" office:value="7776">
            <text:p>7776</text:p>
          </table:table-cell>
          <table:table-cell table:formula="of:=([.$B$1]*1024)/(2^[.B$20])*[.$A26]*8" office:value-type="float" office:value="671846.4">
            <text:p>671846,4</text:p>
          </table:table-cell>
          <table:table-cell table:formula="of:=([.$B$1]*1024)/(2^[.C$20])*[.$A26]*8" office:value-type="float" office:value="2624.4">
            <text:p>2624,4</text:p>
          </table:table-cell>
          <table:table-cell table:formula="of:=([.$B$1]*1024)/(2^[.D$20])*[.$A26]*8" office:value-type="float" office:value="0.040045166015625">
            <text:p>0,040045166</text:p>
          </table:table-cell>
          <table:table-cell table:number-columns-repeated="1020"/>
        </table:table-row>
        <table:table-row table:style-name="ro1">
          <table:table-cell table:style-name="ce7" table:number-columns-repeated="17"/>
          <table:table-cell table:number-columns-repeated="1007"/>
        </table:table-row>
        <table:table-row table:style-name="ro1">
          <table:table-cell table:style-name="ce1" office:value-type="string">
            <text:p>Alpha.chars</text:p>
          </table:table-cell>
          <table:table-cell table:style-name="ce17" office:value-type="string" table:number-columns-spanned="4" table:number-rows-spanned="1">
            <text:p>&gt;&gt;&gt; Number of characters (full)</text:p>
          </table:table-cell>
          <table:covered-table-cell table:number-columns-repeated="3" table:style-name="ce18"/>
          <table:table-cell table:number-columns-repeated="1019"/>
        </table:table-row>
        <table:table-row table:style-name="ro1">
          <table:table-cell table:style-name="ce8"/>
          <table:table-cell table:formula="of:=6^4" office:value-type="float" office:value="1296">
            <text:p>1296</text:p>
          </table:table-cell>
          <table:table-cell table:style-name="ce18" table:formula="of:=3*4" office:value-type="float" office:value="12">
            <text:p>12</text:p>
          </table:table-cell>
          <table:table-cell table:style-name="ce18" table:number-columns-repeated="2"/>
          <table:table-cell table:number-columns-repeated="1019"/>
        </table:table-row>
        <table:table-row table:style-name="ro1">
          <table:table-cell table:style-name="ce1" office:value-type="string">
            <text:p>Alpha.chars</text:p>
          </table:table-cell>
          <table:table-cell table:style-name="ce17" office:value-type="string" table:number-columns-spanned="4" table:number-rows-spanned="1">
            <text:p>&gt;&gt;&gt; Number of characters stored (not spilled)</text:p>
          </table:table-cell>
          <table:covered-table-cell table:number-columns-repeated="3" table:style-name="ce18"/>
          <table:table-cell table:number-columns-repeated="1019"/>
        </table:table-row>
        <table:table-row table:style-name="ro1">
          <table:table-cell table:style-name="Default"/>
          <table:table-cell table:formula="of:=4^4" office:value-type="float" office:value="256">
            <text:p>256</text:p>
          </table:table-cell>
          <table:table-cell table:style-name="ce18" table:formula="of:=2*4" office:value-type="float" office:value="8">
            <text:p>8</text:p>
          </table:table-cell>
          <table:table-cell table:style-name="ce18" table:number-columns-repeated="2"/>
          <table:table-cell table:number-columns-repeated="1019"/>
        </table:table-row>
        <table:table-row table:style-name="ro1">
          <table:table-cell table:style-name="ce9" office:value-type="string">
            <text:p>BitmapSize.MB</text:p>
          </table:table-cell>
          <table:table-cell table:style-name="ce17" office:value-type="string" table:number-columns-spanned="4" table:number-rows-spanned="1">
            <text:p>&gt;&gt;&gt; Size of the bitmap [Whole Genome]</text:p>
          </table:table-cell>
          <table:covered-table-cell table:number-columns-repeated="3" table:style-name="ce27"/>
          <table:table-cell table:number-columns-repeated="1019"/>
        </table:table-row>
        <table:table-row table:style-name="ro1">
          <table:table-cell table:style-name="ce5" office:value-type="string">
            <text:p>Alpha.chars</text:p>
          </table:table-cell>
          <table:table-cell office:value-type="float" office:value="6">
            <text:p>6</text:p>
          </table:table-cell>
          <table:table-cell table:style-name="ce28" office:value-type="float" office:value="4">
            <text:p>4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Alpha.bit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Default"/>
          <table:table-cell table:style-name="ce18" table:formula="of:=[.$B$1]*1024/8*[.B34]" office:value-type="float" office:value="1036.8">
            <text:p>1036,8</text:p>
          </table:table-cell>
          <table:table-cell table:style-name="ce28" table:formula="of:=[.$B$1]*1024/8*[.C34]" office:value-type="float" office:value="691.2">
            <text:p>691,2</text:p>
          </table:table-cell>
          <table:table-cell table:number-columns-repeated="1021"/>
        </table:table-row>
        <table:table-row table:style-name="ro1">
          <table:table-cell table:style-name="ce10" office:value-type="string">
            <text:p>mB.Max.Length</text:p>
          </table:table-cell>
          <table:table-cell table:style-name="ce17" office:value-type="string" table:number-columns-spanned="4" table:number-rows-spanned="1">
            <text:p>&gt;&gt;&gt; Maximum Length of each minorBlock</text:p>
          </table:table-cell>
          <table:covered-table-cell table:number-columns-repeated="2"/>
          <table:covered-table-cell table:style-name="ce18"/>
          <table:table-cell table:style-name="ce18" table:number-columns-repeated="1019"/>
        </table:table-row>
        <table:table-row table:style-name="ro1">
          <table:table-cell office:value-type="float" office:value="8">
            <text:p>8</text:p>
          </table:table-cell>
          <table:table-cell table:formula="of:=2^[.A37]" office:value-type="float" office:value="256">
            <text:p>256</text:p>
          </table:table-cell>
          <table:table-cell table:number-columns-repeated="2"/>
          <table:table-cell table:style-name="ce18" table:number-columns-repeated="1020"/>
        </table:table-row>
        <table:table-row table:style-name="ro1">
          <table:table-cell table:style-name="ce12" office:value-type="float" office:value="16">
            <text:p>16</text:p>
          </table:table-cell>
          <table:table-cell table:formula="of:=2^[.A38]" office:value-type="float" office:value="65536">
            <text:p>65536</text:p>
          </table:table-cell>
          <table:table-cell table:number-columns-repeated="2"/>
          <table:table-cell table:style-name="ce18" table:number-columns-repeated="1020"/>
        </table:table-row>
        <table:table-row table:style-name="ro1">
          <table:table-cell office:value-type="float" office:value="32">
            <text:p>32</text:p>
          </table:table-cell>
          <table:table-cell table:formula="of:=2^[.A39]" office:value-type="float" office:value="4294967296">
            <text:p>4294967296</text:p>
          </table:table-cell>
          <table:table-cell table:number-columns-repeated="2"/>
          <table:table-cell table:style-name="ce18" table:number-columns-repeated="1020"/>
        </table:table-row>
        <table:table-row table:style-name="ro1">
          <table:table-cell table:style-name="ce1" office:value-type="string">
            <text:p>mB.Size.Bytes</text:p>
          </table:table-cell>
          <table:table-cell table:style-name="ce17" office:value-type="string" table:number-columns-spanned="4" table:number-rows-spanned="1">
            <text:p>&gt;&gt;&gt; Size of each minor block (Bytes)</text:p>
          </table:table-cell>
          <table:covered-table-cell table:number-columns-repeated="3"/>
          <table:table-cell table:number-columns-repeated="1019"/>
        </table:table-row>
        <table:table-row table:style-name="ro1">
          <table:table-cell table:style-name="Default"/>
          <table:table-cell table:style-name="ce16" office:value-type="float" office:value="8">
            <text:p>8</text:p>
          </table:table-cell>
          <table:table-cell table:style-name="ce16" office:value-type="float" office:value="16">
            <text:p>16</text:p>
          </table:table-cell>
          <table:table-cell table:style-name="ce16" office:value-type="float" office:value="24">
            <text:p>24</text:p>
          </table:table-cell>
          <table:table-cell table:style-name="ce16" office:value-type="float" office:value="32">
            <text:p>32</text:p>
          </table:table-cell>
          <table:table-cell table:style-name="ce16" office:value-type="float" office:value="48">
            <text:p>48</text:p>
          </table:table-cell>
          <table:table-cell table:style-name="ce16" office:value-type="float" office:value="56">
            <text:p>56</text:p>
          </table:table-cell>
          <table:table-cell table:style-name="ce16" office:value-type="float" office:value="64">
            <text:p>64</text:p>
          </table:table-cell>
          <table:table-cell table:style-name="ce16" office:value-type="float" office:value="96">
            <text:p>96</text:p>
          </table:table-cell>
          <table:table-cell table:style-name="ce16" office:value-type="float" office:value="112">
            <text:p>112</text:p>
          </table:table-cell>
          <table:table-cell table:style-name="ce16" office:value-type="float" office:value="120">
            <text:p>120</text:p>
          </table:table-cell>
          <table:table-cell table:style-name="ce16" office:value-type="float" office:value="128">
            <text:p>128</text:p>
          </table:table-cell>
          <table:table-cell table:style-name="ce16" office:value-type="float" office:value="192">
            <text:p>192</text:p>
          </table:table-cell>
          <table:table-cell table:style-name="ce16" office:value-type="float" office:value="224">
            <text:p>224</text:p>
          </table:table-cell>
          <table:table-cell table:style-name="ce16" office:value-type="float" office:value="240">
            <text:p>240</text:p>
          </table:table-cell>
          <table:table-cell table:style-name="ce16" office:value-type="float" office:value="248">
            <text:p>248</text:p>
          </table:table-cell>
          <table:table-cell table:style-name="ce16" office:value-type="float" office:value="256">
            <text:p>256</text:p>
          </table:table-cell>
          <table:table-cell table:number-columns-repeated="1007"/>
        </table:table-row>
        <table:table-row table:style-name="ro1">
          <table:table-cell office:value-type="float" office:value="8">
            <text:p>8</text:p>
          </table:table-cell>
          <table:table-cell table:style-name="ce19" table:formula="of:=([.B$41]*[.$C$31]+[.$A42]*[.$B$31])/8" office:value-type="float" office:value="264">
            <text:p>264</text:p>
          </table:table-cell>
          <table:table-cell table:style-name="ce19" table:formula="of:=([.C$41]*[.$C$31]+[.$A42]*[.$B$31])/8" office:value-type="float" office:value="272">
            <text:p>272</text:p>
          </table:table-cell>
          <table:table-cell table:style-name="ce19" table:formula="of:=([.D$41]*[.$C$31]+[.$A42]*[.$B$31])/8" office:value-type="float" office:value="280">
            <text:p>280</text:p>
          </table:table-cell>
          <table:table-cell table:style-name="ce19" table:formula="of:=([.E$41]*[.$C$31]+[.$A42]*[.$B$31])/8" office:value-type="float" office:value="288">
            <text:p>288</text:p>
          </table:table-cell>
          <table:table-cell table:style-name="ce19" table:formula="of:=([.F$41]*[.$C$31]+[.$A42]*[.$B$31])/8" office:value-type="float" office:value="304">
            <text:p>304</text:p>
          </table:table-cell>
          <table:table-cell table:style-name="ce19" table:formula="of:=([.G$41]*[.$C$31]+[.$A42]*[.$B$31])/8" office:value-type="float" office:value="312">
            <text:p>312</text:p>
          </table:table-cell>
          <table:table-cell table:style-name="ce19" table:formula="of:=([.H$41]*[.$C$31]+[.$A42]*[.$B$31])/8" office:value-type="float" office:value="320">
            <text:p>320</text:p>
          </table:table-cell>
          <table:table-cell table:style-name="ce19" table:formula="of:=([.I$41]*[.$C$31]+[.$A42]*[.$B$31])/8" office:value-type="float" office:value="352">
            <text:p>352</text:p>
          </table:table-cell>
          <table:table-cell table:style-name="ce19" table:formula="of:=([.J$41]*[.$C$31]+[.$A42]*[.$B$31])/8" office:value-type="float" office:value="368">
            <text:p>368</text:p>
          </table:table-cell>
          <table:table-cell table:style-name="ce19" table:formula="of:=([.K$41]*[.$C$31]+[.$A42]*[.$B$31])/8" office:value-type="float" office:value="376">
            <text:p>376</text:p>
          </table:table-cell>
          <table:table-cell table:style-name="ce19" table:formula="of:=([.L$41]*[.$C$31]+[.$A42]*[.$B$31])/8" office:value-type="float" office:value="384">
            <text:p>384</text:p>
          </table:table-cell>
          <table:table-cell table:style-name="ce19" table:formula="of:=([.M$41]*[.$C$31]+[.$A42]*[.$B$31])/8" office:value-type="float" office:value="448">
            <text:p>448</text:p>
          </table:table-cell>
          <table:table-cell table:style-name="ce19" table:formula="of:=([.N$41]*[.$C$31]+[.$A42]*[.$B$31])/8" office:value-type="float" office:value="480">
            <text:p>480</text:p>
          </table:table-cell>
          <table:table-cell table:style-name="ce19" table:formula="of:=([.O$41]*[.$C$31]+[.$A42]*[.$B$31])/8" office:value-type="float" office:value="496">
            <text:p>496</text:p>
          </table:table-cell>
          <table:table-cell table:style-name="ce19" table:formula="of:=([.P$41]*[.$C$31]+[.$A42]*[.$B$31])/8" office:value-type="float" office:value="504">
            <text:p>504</text:p>
          </table:table-cell>
          <table:table-cell table:style-name="ce19" table:formula="of:=([.Q$41]*[.$C$31]+[.$A42]*[.$B$31])/8" office:value-type="float" office:value="512">
            <text:p>512</text:p>
          </table:table-cell>
          <table:table-cell table:number-columns-repeated="1007"/>
        </table:table-row>
        <table:table-row table:style-name="ro1">
          <table:table-cell table:style-name="ce12" office:value-type="float" office:value="16">
            <text:p>16</text:p>
          </table:table-cell>
          <table:table-cell table:style-name="ce19" table:formula="of:=([.B$41]*[.$C$31]+[.$A43]*[.$B$31])/8" office:value-type="float" office:value="520">
            <text:p>520</text:p>
          </table:table-cell>
          <table:table-cell table:style-name="ce19" table:formula="of:=([.C$41]*[.$C$31]+[.$A43]*[.$B$31])/8" office:value-type="float" office:value="528">
            <text:p>528</text:p>
          </table:table-cell>
          <table:table-cell table:style-name="ce19" table:formula="of:=([.D$41]*[.$C$31]+[.$A43]*[.$B$31])/8" office:value-type="float" office:value="536">
            <text:p>536</text:p>
          </table:table-cell>
          <table:table-cell table:style-name="ce19" table:formula="of:=([.E$41]*[.$C$31]+[.$A43]*[.$B$31])/8" office:value-type="float" office:value="544">
            <text:p>544</text:p>
          </table:table-cell>
          <table:table-cell table:style-name="ce19" table:formula="of:=([.F$41]*[.$C$31]+[.$A43]*[.$B$31])/8" office:value-type="float" office:value="560">
            <text:p>560</text:p>
          </table:table-cell>
          <table:table-cell table:style-name="ce19" table:formula="of:=([.G$41]*[.$C$31]+[.$A43]*[.$B$31])/8" office:value-type="float" office:value="568">
            <text:p>568</text:p>
          </table:table-cell>
          <table:table-cell table:style-name="ce19" table:formula="of:=([.H$41]*[.$C$31]+[.$A43]*[.$B$31])/8" office:value-type="float" office:value="576">
            <text:p>576</text:p>
          </table:table-cell>
          <table:table-cell table:style-name="ce19" table:formula="of:=([.I$41]*[.$C$31]+[.$A43]*[.$B$31])/8" office:value-type="float" office:value="608">
            <text:p>608</text:p>
          </table:table-cell>
          <table:table-cell table:style-name="ce19" table:formula="of:=([.J$41]*[.$C$31]+[.$A43]*[.$B$31])/8" office:value-type="float" office:value="624">
            <text:p>624</text:p>
          </table:table-cell>
          <table:table-cell table:style-name="ce19" table:formula="of:=([.K$41]*[.$C$31]+[.$A43]*[.$B$31])/8" office:value-type="float" office:value="632">
            <text:p>632</text:p>
          </table:table-cell>
          <table:table-cell table:style-name="ce19" table:formula="of:=([.L$41]*[.$C$31]+[.$A43]*[.$B$31])/8" office:value-type="float" office:value="640">
            <text:p>640</text:p>
          </table:table-cell>
          <table:table-cell table:style-name="ce19" table:formula="of:=([.M$41]*[.$C$31]+[.$A43]*[.$B$31])/8" office:value-type="float" office:value="704">
            <text:p>704</text:p>
          </table:table-cell>
          <table:table-cell table:style-name="ce19" table:formula="of:=([.N$41]*[.$C$31]+[.$A43]*[.$B$31])/8" office:value-type="float" office:value="736">
            <text:p>736</text:p>
          </table:table-cell>
          <table:table-cell table:style-name="ce19" table:formula="of:=([.O$41]*[.$C$31]+[.$A43]*[.$B$31])/8" office:value-type="float" office:value="752">
            <text:p>752</text:p>
          </table:table-cell>
          <table:table-cell table:style-name="ce19" table:formula="of:=([.P$41]*[.$C$31]+[.$A43]*[.$B$31])/8" office:value-type="float" office:value="760">
            <text:p>760</text:p>
          </table:table-cell>
          <table:table-cell table:style-name="ce19" table:formula="of:=([.Q$41]*[.$C$31]+[.$A43]*[.$B$31])/8" office:value-type="float" office:value="768">
            <text:p>768</text:p>
          </table:table-cell>
          <table:table-cell table:number-columns-repeated="1007"/>
        </table:table-row>
        <table:table-row table:style-name="ro1">
          <table:table-cell office:value-type="float" office:value="32">
            <text:p>32</text:p>
          </table:table-cell>
          <table:table-cell table:style-name="ce19" table:formula="of:=([.B$41]*[.$C$31]+[.$A44]*[.$B$31])/8" office:value-type="float" office:value="1032">
            <text:p>1032</text:p>
          </table:table-cell>
          <table:table-cell table:style-name="ce19" table:formula="of:=([.C$41]*[.$C$31]+[.$A44]*[.$B$31])/8" office:value-type="float" office:value="1040">
            <text:p>1040</text:p>
          </table:table-cell>
          <table:table-cell table:style-name="ce19" table:formula="of:=([.D$41]*[.$C$31]+[.$A44]*[.$B$31])/8" office:value-type="float" office:value="1048">
            <text:p>1048</text:p>
          </table:table-cell>
          <table:table-cell table:style-name="ce19" table:formula="of:=([.E$41]*[.$C$31]+[.$A44]*[.$B$31])/8" office:value-type="float" office:value="1056">
            <text:p>1056</text:p>
          </table:table-cell>
          <table:table-cell table:style-name="ce19" table:formula="of:=([.F$41]*[.$C$31]+[.$A44]*[.$B$31])/8" office:value-type="float" office:value="1072">
            <text:p>1072</text:p>
          </table:table-cell>
          <table:table-cell table:style-name="ce19" table:formula="of:=([.G$41]*[.$C$31]+[.$A44]*[.$B$31])/8" office:value-type="float" office:value="1080">
            <text:p>1080</text:p>
          </table:table-cell>
          <table:table-cell table:style-name="ce19" table:formula="of:=([.H$41]*[.$C$31]+[.$A44]*[.$B$31])/8" office:value-type="float" office:value="1088">
            <text:p>1088</text:p>
          </table:table-cell>
          <table:table-cell table:style-name="ce19" table:formula="of:=([.I$41]*[.$C$31]+[.$A44]*[.$B$31])/8" office:value-type="float" office:value="1120">
            <text:p>1120</text:p>
          </table:table-cell>
          <table:table-cell table:style-name="ce19" table:formula="of:=([.J$41]*[.$C$31]+[.$A44]*[.$B$31])/8" office:value-type="float" office:value="1136">
            <text:p>1136</text:p>
          </table:table-cell>
          <table:table-cell table:style-name="ce19" table:formula="of:=([.K$41]*[.$C$31]+[.$A44]*[.$B$31])/8" office:value-type="float" office:value="1144">
            <text:p>1144</text:p>
          </table:table-cell>
          <table:table-cell table:style-name="ce19" table:formula="of:=([.L$41]*[.$C$31]+[.$A44]*[.$B$31])/8" office:value-type="float" office:value="1152">
            <text:p>1152</text:p>
          </table:table-cell>
          <table:table-cell table:style-name="ce19" table:formula="of:=([.M$41]*[.$C$31]+[.$A44]*[.$B$31])/8" office:value-type="float" office:value="1216">
            <text:p>1216</text:p>
          </table:table-cell>
          <table:table-cell table:style-name="ce19" table:formula="of:=([.N$41]*[.$C$31]+[.$A44]*[.$B$31])/8" office:value-type="float" office:value="1248">
            <text:p>1248</text:p>
          </table:table-cell>
          <table:table-cell table:style-name="ce19" table:formula="of:=([.O$41]*[.$C$31]+[.$A44]*[.$B$31])/8" office:value-type="float" office:value="1264">
            <text:p>1264</text:p>
          </table:table-cell>
          <table:table-cell table:style-name="ce19" table:formula="of:=([.P$41]*[.$C$31]+[.$A44]*[.$B$31])/8" office:value-type="float" office:value="1272">
            <text:p>1272</text:p>
          </table:table-cell>
          <table:table-cell table:style-name="ce19" table:formula="of:=([.Q$41]*[.$C$31]+[.$A44]*[.$B$31])/8" office:value-type="float" office:value="1280">
            <text:p>1280</text:p>
          </table:table-cell>
          <table:table-cell table:number-columns-repeated="1007"/>
        </table:table-row>
        <table:table-row table:style-name="ro1">
          <table:table-cell table:style-name="ce9" office:value-type="string">
            <text:p>MB.Num.mBlocks</text:p>
          </table:table-cell>
          <table:table-cell table:style-name="ce17" office:value-type="string" table:number-columns-spanned="4" table:number-rows-spanned="1">
            <text:p>&gt;&gt;&gt; Number of minorBlocks in a MayorBlock</text:p>
          </table:table-cell>
          <table:covered-table-cell table:number-columns-repeated="3"/>
          <table:table-cell table:number-columns-repeated="1019"/>
        </table:table-row>
        <table:table-row table:style-name="ro1">
          <table:table-cell table:style-name="Default"/>
          <table:table-cell table:style-name="ce16" office:value-type="float" office:value="8">
            <text:p>8</text:p>
          </table:table-cell>
          <table:table-cell table:style-name="ce16" office:value-type="float" office:value="16">
            <text:p>16</text:p>
          </table:table-cell>
          <table:table-cell table:style-name="ce16" office:value-type="float" office:value="24">
            <text:p>24</text:p>
          </table:table-cell>
          <table:table-cell table:style-name="ce16" office:value-type="float" office:value="32">
            <text:p>32</text:p>
          </table:table-cell>
          <table:table-cell table:style-name="ce16" office:value-type="float" office:value="48">
            <text:p>48</text:p>
          </table:table-cell>
          <table:table-cell table:style-name="ce16" office:value-type="float" office:value="56">
            <text:p>56</text:p>
          </table:table-cell>
          <table:table-cell table:style-name="ce16" office:value-type="float" office:value="64">
            <text:p>64</text:p>
          </table:table-cell>
          <table:table-cell table:style-name="ce16" office:value-type="float" office:value="96">
            <text:p>96</text:p>
          </table:table-cell>
          <table:table-cell table:style-name="ce16" office:value-type="float" office:value="112">
            <text:p>112</text:p>
          </table:table-cell>
          <table:table-cell table:style-name="ce16" office:value-type="float" office:value="120">
            <text:p>120</text:p>
          </table:table-cell>
          <table:table-cell table:style-name="ce16" office:value-type="float" office:value="128">
            <text:p>128</text:p>
          </table:table-cell>
          <table:table-cell table:style-name="ce16" office:value-type="float" office:value="192">
            <text:p>192</text:p>
          </table:table-cell>
          <table:table-cell table:style-name="ce16" office:value-type="float" office:value="224">
            <text:p>224</text:p>
          </table:table-cell>
          <table:table-cell table:style-name="ce16" office:value-type="float" office:value="240">
            <text:p>240</text:p>
          </table:table-cell>
          <table:table-cell table:style-name="ce16" office:value-type="float" office:value="248">
            <text:p>248</text:p>
          </table:table-cell>
          <table:table-cell table:style-name="ce16" office:value-type="float" office:value="256">
            <text:p>256</text:p>
          </table:table-cell>
          <table:table-cell table:number-columns-repeated="1007"/>
        </table:table-row>
        <table:table-row table:style-name="ro1">
          <table:table-cell office:value-type="float" office:value="8">
            <text:p>8</text:p>
          </table:table-cell>
          <table:table-cell table:style-name="ce20" table:formula="of:=[.$B37]/[.B$46]" office:value-type="float" office:value="32">
            <text:p>32</text:p>
          </table:table-cell>
          <table:table-cell table:style-name="ce20" table:formula="of:=[.$B37]/[.C$46]" office:value-type="float" office:value="16">
            <text:p>16</text:p>
          </table:table-cell>
          <table:table-cell table:style-name="ce20" table:formula="of:=[.$B37]/[.D$46]" office:value-type="float" office:value="10.6666666666667">
            <text:p>11</text:p>
          </table:table-cell>
          <table:table-cell table:style-name="ce20" table:formula="of:=[.$B37]/[.E$46]" office:value-type="float" office:value="8">
            <text:p>8</text:p>
          </table:table-cell>
          <table:table-cell table:style-name="ce20" table:formula="of:=[.$B37]/[.F$46]" office:value-type="float" office:value="5.33333333333333">
            <text:p>5</text:p>
          </table:table-cell>
          <table:table-cell table:style-name="ce20" table:formula="of:=[.$B37]/[.G$46]" office:value-type="float" office:value="4.57142857142857">
            <text:p>5</text:p>
          </table:table-cell>
          <table:table-cell table:style-name="ce20" table:formula="of:=[.$B37]/[.H$46]" office:value-type="float" office:value="4">
            <text:p>4</text:p>
          </table:table-cell>
          <table:table-cell table:style-name="ce20" table:formula="of:=[.$B37]/[.I$46]" office:value-type="float" office:value="2.66666666666667">
            <text:p>3</text:p>
          </table:table-cell>
          <table:table-cell table:style-name="ce20" table:formula="of:=[.$B37]/[.J$46]" office:value-type="float" office:value="2.28571428571429">
            <text:p>2</text:p>
          </table:table-cell>
          <table:table-cell table:style-name="ce20" table:formula="of:=[.$B37]/[.K$46]" office:value-type="float" office:value="2.13333333333333">
            <text:p>2</text:p>
          </table:table-cell>
          <table:table-cell table:style-name="ce20" table:formula="of:=[.$B37]/[.L$46]" office:value-type="float" office:value="2">
            <text:p>2</text:p>
          </table:table-cell>
          <table:table-cell table:style-name="ce20" table:formula="of:=[.$B37]/[.M$46]" office:value-type="float" office:value="1.33333333333333">
            <text:p>1</text:p>
          </table:table-cell>
          <table:table-cell table:style-name="ce20" table:formula="of:=[.$B37]/[.N$46]" office:value-type="float" office:value="1.14285714285714">
            <text:p>1</text:p>
          </table:table-cell>
          <table:table-cell table:style-name="ce20" table:formula="of:=[.$B37]/[.O$46]" office:value-type="float" office:value="1.06666666666667">
            <text:p>1</text:p>
          </table:table-cell>
          <table:table-cell table:style-name="ce20" table:formula="of:=[.$B37]/[.P$46]" office:value-type="float" office:value="1.03225806451613">
            <text:p>1</text:p>
          </table:table-cell>
          <table:table-cell table:style-name="ce20" table:formula="of:=[.$B37]/[.Q$46]" office:value-type="float" office:value="1">
            <text:p>1</text:p>
          </table:table-cell>
          <table:table-cell table:number-columns-repeated="1007"/>
        </table:table-row>
        <table:table-row table:style-name="ro1">
          <table:table-cell table:style-name="ce12" office:value-type="float" office:value="16">
            <text:p>16</text:p>
          </table:table-cell>
          <table:table-cell table:style-name="ce20" table:formula="of:=[.$B38]/[.B$46]" office:value-type="float" office:value="8192">
            <text:p>8192</text:p>
          </table:table-cell>
          <table:table-cell table:style-name="ce20" table:formula="of:=[.$B38]/[.C$46]" office:value-type="float" office:value="4096">
            <text:p>4096</text:p>
          </table:table-cell>
          <table:table-cell table:style-name="ce20" table:formula="of:=[.$B38]/[.D$46]" office:value-type="float" office:value="2730.66666666667">
            <text:p>2731</text:p>
          </table:table-cell>
          <table:table-cell table:style-name="ce20" table:formula="of:=[.$B38]/[.E$46]" office:value-type="float" office:value="2048">
            <text:p>2048</text:p>
          </table:table-cell>
          <table:table-cell table:style-name="ce20" table:formula="of:=[.$B38]/[.F$46]" office:value-type="float" office:value="1365.33333333333">
            <text:p>1365</text:p>
          </table:table-cell>
          <table:table-cell table:style-name="ce20" table:formula="of:=[.$B38]/[.G$46]" office:value-type="float" office:value="1170.28571428571">
            <text:p>1170</text:p>
          </table:table-cell>
          <table:table-cell table:style-name="ce32" table:formula="of:=[.$B38]/[.H$46]" office:value-type="float" office:value="1024">
            <text:p>1024</text:p>
          </table:table-cell>
          <table:table-cell table:style-name="ce20" table:formula="of:=[.$B38]/[.I$46]" office:value-type="float" office:value="682.666666666667">
            <text:p>683</text:p>
          </table:table-cell>
          <table:table-cell table:style-name="ce20" table:formula="of:=[.$B38]/[.J$46]" office:value-type="float" office:value="585.142857142857">
            <text:p>585</text:p>
          </table:table-cell>
          <table:table-cell table:style-name="ce20" table:formula="of:=[.$B38]/[.K$46]" office:value-type="float" office:value="546.133333333333">
            <text:p>546</text:p>
          </table:table-cell>
          <table:table-cell table:style-name="ce20" table:formula="of:=[.$B38]/[.L$46]" office:value-type="float" office:value="512">
            <text:p>512</text:p>
          </table:table-cell>
          <table:table-cell table:style-name="ce32" table:formula="of:=[.$B38]/[.M$46]" office:value-type="float" office:value="341.333333333333">
            <text:p>341</text:p>
          </table:table-cell>
          <table:table-cell table:style-name="ce20" table:formula="of:=[.$B38]/[.N$46]" office:value-type="float" office:value="292.571428571429">
            <text:p>293</text:p>
          </table:table-cell>
          <table:table-cell table:style-name="ce20" table:formula="of:=[.$B38]/[.O$46]" office:value-type="float" office:value="273.066666666667">
            <text:p>273</text:p>
          </table:table-cell>
          <table:table-cell table:style-name="ce20" table:formula="of:=[.$B38]/[.P$46]" office:value-type="float" office:value="264.258064516129">
            <text:p>264</text:p>
          </table:table-cell>
          <table:table-cell table:style-name="ce20" table:formula="of:=[.$B38]/[.Q$46]" office:value-type="float" office:value="256">
            <text:p>256</text:p>
          </table:table-cell>
          <table:table-cell table:number-columns-repeated="1007"/>
        </table:table-row>
        <table:table-row table:style-name="ro1">
          <table:table-cell office:value-type="float" office:value="32">
            <text:p>32</text:p>
          </table:table-cell>
          <table:table-cell table:style-name="ce20" table:formula="of:=[.$B39]/[.B$46]" office:value-type="float" office:value="536870912">
            <text:p>536870912</text:p>
          </table:table-cell>
          <table:table-cell table:style-name="ce20" table:formula="of:=[.$B39]/[.C$46]" office:value-type="float" office:value="268435456">
            <text:p>268435456</text:p>
          </table:table-cell>
          <table:table-cell table:style-name="ce20" table:formula="of:=[.$B39]/[.D$46]" office:value-type="float" office:value="178956970.666667">
            <text:p>178956971</text:p>
          </table:table-cell>
          <table:table-cell table:style-name="ce20" table:formula="of:=[.$B39]/[.E$46]" office:value-type="float" office:value="134217728">
            <text:p>134217728</text:p>
          </table:table-cell>
          <table:table-cell table:style-name="ce20" table:formula="of:=[.$B39]/[.F$46]" office:value-type="float" office:value="89478485.3333333">
            <text:p>89478485</text:p>
          </table:table-cell>
          <table:table-cell table:style-name="ce20" table:formula="of:=[.$B39]/[.G$46]" office:value-type="float" office:value="76695844.5714286">
            <text:p>76695845</text:p>
          </table:table-cell>
          <table:table-cell table:style-name="ce20" table:formula="of:=[.$B39]/[.H$46]" office:value-type="float" office:value="67108864">
            <text:p>67108864</text:p>
          </table:table-cell>
          <table:table-cell table:style-name="ce20" table:formula="of:=[.$B39]/[.I$46]" office:value-type="float" office:value="44739242.6666667">
            <text:p>44739243</text:p>
          </table:table-cell>
          <table:table-cell table:style-name="ce20" table:formula="of:=[.$B39]/[.J$46]" office:value-type="float" office:value="38347922.2857143">
            <text:p>38347922</text:p>
          </table:table-cell>
          <table:table-cell table:style-name="ce20" table:formula="of:=[.$B39]/[.K$46]" office:value-type="float" office:value="35791394.1333333">
            <text:p>35791394</text:p>
          </table:table-cell>
          <table:table-cell table:style-name="ce20" table:formula="of:=[.$B39]/[.L$46]" office:value-type="float" office:value="33554432">
            <text:p>33554432</text:p>
          </table:table-cell>
          <table:table-cell table:style-name="ce20" table:formula="of:=[.$B39]/[.M$46]" office:value-type="float" office:value="22369621.3333333">
            <text:p>22369621</text:p>
          </table:table-cell>
          <table:table-cell table:style-name="ce20" table:formula="of:=[.$B39]/[.N$46]" office:value-type="float" office:value="19173961.1428571">
            <text:p>19173961</text:p>
          </table:table-cell>
          <table:table-cell table:style-name="ce20" table:formula="of:=[.$B39]/[.O$46]" office:value-type="float" office:value="17895697.0666667">
            <text:p>17895697</text:p>
          </table:table-cell>
          <table:table-cell table:style-name="ce20" table:formula="of:=[.$B39]/[.P$46]" office:value-type="float" office:value="17318416.516129">
            <text:p>17318417</text:p>
          </table:table-cell>
          <table:table-cell table:style-name="ce20" table:formula="of:=[.$B39]/[.Q$46]" office:value-type="float" office:value="16777216">
            <text:p>16777216</text:p>
          </table:table-cell>
          <table:table-cell table:number-columns-repeated="1007"/>
        </table:table-row>
        <table:table-row table:style-name="ro1">
          <table:table-cell table:style-name="ce9" office:value-type="string">
            <text:p>MB.Size.KB</text:p>
          </table:table-cell>
          <table:table-cell table:style-name="ce17" office:value-type="string" table:number-columns-spanned="4" table:number-rows-spanned="1">
            <text:p>&gt;&gt;&gt; Size of each MayorBlock (KB) [No MCounters]</text:p>
          </table:table-cell>
          <table:covered-table-cell table:number-columns-repeated="3"/>
          <table:table-cell table:number-columns-repeated="1019"/>
        </table:table-row>
        <table:table-row table:style-name="ro1">
          <table:table-cell office:value-type="float" office:value="8">
            <text:p>8</text:p>
          </table:table-cell>
          <table:table-cell table:style-name="ce21" table:formula="of:=([.B47]*[.B42])/1024" office:value-type="float" office:value="8.25">
            <text:p>8,25</text:p>
          </table:table-cell>
          <table:table-cell table:style-name="ce21" table:formula="of:=([.C47]*[.C42])/1024" office:value-type="float" office:value="4.25">
            <text:p>4,25</text:p>
          </table:table-cell>
          <table:table-cell table:style-name="ce21" table:formula="of:=([.D47]*[.D42])/1024" office:value-type="float" office:value="2.91666666666667">
            <text:p>2,92</text:p>
          </table:table-cell>
          <table:table-cell table:style-name="ce21" table:formula="of:=([.E47]*[.E42])/1024" office:value-type="float" office:value="2.25">
            <text:p>2,25</text:p>
          </table:table-cell>
          <table:table-cell table:style-name="ce21" table:formula="of:=([.F47]*[.F42])/1024" office:value-type="float" office:value="1.58333333333333">
            <text:p>1,58</text:p>
          </table:table-cell>
          <table:table-cell table:style-name="ce21" table:formula="of:=([.G47]*[.G42])/1024" office:value-type="float" office:value="1.39285714285714">
            <text:p>1,39</text:p>
          </table:table-cell>
          <table:table-cell table:style-name="ce21" table:formula="of:=([.H47]*[.H42])/1024" office:value-type="float" office:value="1.25">
            <text:p>1,25</text:p>
          </table:table-cell>
          <table:table-cell table:style-name="ce21" table:formula="of:=([.I47]*[.I42])/1024" office:value-type="float" office:value="0.916666666666667">
            <text:p>0,92</text:p>
          </table:table-cell>
          <table:table-cell table:style-name="ce21" table:formula="of:=([.J47]*[.J42])/1024" office:value-type="float" office:value="0.821428571428571">
            <text:p>0,82</text:p>
          </table:table-cell>
          <table:table-cell table:style-name="ce21" table:formula="of:=([.K47]*[.K42])/1024" office:value-type="float" office:value="0.783333333333333">
            <text:p>0,78</text:p>
          </table:table-cell>
          <table:table-cell table:style-name="ce21" table:formula="of:=([.L47]*[.L42])/1024" office:value-type="float" office:value="0.75">
            <text:p>0,75</text:p>
          </table:table-cell>
          <table:table-cell table:style-name="ce21" table:formula="of:=([.M47]*[.M42])/1024" office:value-type="float" office:value="0.583333333333333">
            <text:p>0,58</text:p>
          </table:table-cell>
          <table:table-cell table:style-name="ce21" table:formula="of:=([.N47]*[.N42])/1024" office:value-type="float" office:value="0.535714285714286">
            <text:p>0,54</text:p>
          </table:table-cell>
          <table:table-cell table:style-name="ce21" table:formula="of:=([.O47]*[.O42])/1024" office:value-type="float" office:value="0.516666666666667">
            <text:p>0,52</text:p>
          </table:table-cell>
          <table:table-cell table:style-name="ce21" table:formula="of:=([.P47]*[.P42])/1024" office:value-type="float" office:value="0.508064516129032">
            <text:p>0,51</text:p>
          </table:table-cell>
          <table:table-cell table:style-name="ce21" table:formula="of:=([.Q47]*[.Q42])/1024" office:value-type="float" office:value="0.5">
            <text:p>0,50</text:p>
          </table:table-cell>
          <table:table-cell table:number-columns-repeated="1007"/>
        </table:table-row>
        <table:table-row table:style-name="ro1">
          <table:table-cell table:style-name="ce12" office:value-type="float" office:value="16">
            <text:p>16</text:p>
          </table:table-cell>
          <table:table-cell table:style-name="ce21" table:formula="of:=([.B48]*[.B43])/1024" office:value-type="float" office:value="4160">
            <text:p>4160,00</text:p>
          </table:table-cell>
          <table:table-cell table:style-name="ce21" table:formula="of:=([.C48]*[.C43])/1024" office:value-type="float" office:value="2112">
            <text:p>2112,00</text:p>
          </table:table-cell>
          <table:table-cell table:style-name="ce21" table:formula="of:=([.D48]*[.D43])/1024" office:value-type="float" office:value="1429.33333333333">
            <text:p>1429,33</text:p>
          </table:table-cell>
          <table:table-cell table:style-name="ce21" table:formula="of:=([.E48]*[.E43])/1024" office:value-type="float" office:value="1088">
            <text:p>1088,00</text:p>
          </table:table-cell>
          <table:table-cell table:style-name="ce21" table:formula="of:=([.F48]*[.F43])/1024" office:value-type="float" office:value="746.666666666667">
            <text:p>746,67</text:p>
          </table:table-cell>
          <table:table-cell table:style-name="ce21" table:formula="of:=([.G48]*[.G43])/1024" office:value-type="float" office:value="649.142857142857">
            <text:p>649,14</text:p>
          </table:table-cell>
          <table:table-cell table:style-name="ce33" table:formula="of:=([.H48]*[.H43])/1024" office:value-type="float" office:value="576">
            <text:p>576,00</text:p>
          </table:table-cell>
          <table:table-cell table:style-name="ce21" table:formula="of:=([.I48]*[.I43])/1024" office:value-type="float" office:value="405.333333333333">
            <text:p>405,33</text:p>
          </table:table-cell>
          <table:table-cell table:style-name="ce21" table:formula="of:=([.J48]*[.J43])/1024" office:value-type="float" office:value="356.571428571429">
            <text:p>356,57</text:p>
          </table:table-cell>
          <table:table-cell table:style-name="ce21" table:formula="of:=([.K48]*[.K43])/1024" office:value-type="float" office:value="337.066666666667">
            <text:p>337,07</text:p>
          </table:table-cell>
          <table:table-cell table:style-name="ce21" table:formula="of:=([.L48]*[.L43])/1024" office:value-type="float" office:value="320">
            <text:p>320,00</text:p>
          </table:table-cell>
          <table:table-cell table:style-name="ce33" table:formula="of:=([.M48]*[.M43])/1024" office:value-type="float" office:value="234.666666666667">
            <text:p>234,67</text:p>
          </table:table-cell>
          <table:table-cell table:style-name="ce21" table:formula="of:=([.N48]*[.N43])/1024" office:value-type="float" office:value="210.285714285714">
            <text:p>210,29</text:p>
          </table:table-cell>
          <table:table-cell table:style-name="ce21" table:formula="of:=([.O48]*[.O43])/1024" office:value-type="float" office:value="200.533333333333">
            <text:p>200,53</text:p>
          </table:table-cell>
          <table:table-cell table:style-name="ce21" table:formula="of:=([.P48]*[.P43])/1024" office:value-type="float" office:value="196.129032258065">
            <text:p>196,13</text:p>
          </table:table-cell>
          <table:table-cell table:style-name="ce21" table:formula="of:=([.Q48]*[.Q43])/1024" office:value-type="float" office:value="192">
            <text:p>192,00</text:p>
          </table:table-cell>
          <table:table-cell table:number-columns-repeated="1007"/>
        </table:table-row>
        <table:table-row table:style-name="ro1">
          <table:table-cell office:value-type="float" office:value="32">
            <text:p>32</text:p>
          </table:table-cell>
          <table:table-cell table:style-name="ce21" table:formula="of:=([.B49]*[.B44])/1024" office:value-type="float" office:value="541065216">
            <text:p>541065216,00</text:p>
          </table:table-cell>
          <table:table-cell table:style-name="ce21" table:formula="of:=([.C49]*[.C44])/1024" office:value-type="float" office:value="272629760">
            <text:p>272629760,00</text:p>
          </table:table-cell>
          <table:table-cell table:style-name="ce21" table:formula="of:=([.D49]*[.D44])/1024" office:value-type="float" office:value="183151274.666667">
            <text:p>183151274,67</text:p>
          </table:table-cell>
          <table:table-cell table:style-name="ce21" table:formula="of:=([.E49]*[.E44])/1024" office:value-type="float" office:value="138412032">
            <text:p>138412032,00</text:p>
          </table:table-cell>
          <table:table-cell table:style-name="ce21" table:formula="of:=([.F49]*[.F44])/1024" office:value-type="float" office:value="93672789.3333333">
            <text:p>93672789,33</text:p>
          </table:table-cell>
          <table:table-cell table:style-name="ce21" table:formula="of:=([.G49]*[.G44])/1024" office:value-type="float" office:value="80890148.5714286">
            <text:p>80890148,57</text:p>
          </table:table-cell>
          <table:table-cell table:style-name="ce21" table:formula="of:=([.H49]*[.H44])/1024" office:value-type="float" office:value="71303168">
            <text:p>71303168,00</text:p>
          </table:table-cell>
          <table:table-cell table:style-name="ce21" table:formula="of:=([.I49]*[.I44])/1024" office:value-type="float" office:value="48933546.6666667">
            <text:p>48933546,67</text:p>
          </table:table-cell>
          <table:table-cell table:style-name="ce21" table:formula="of:=([.J49]*[.J44])/1024" office:value-type="float" office:value="42542226.2857143">
            <text:p>42542226,29</text:p>
          </table:table-cell>
          <table:table-cell table:style-name="ce21" table:formula="of:=([.K49]*[.K44])/1024" office:value-type="float" office:value="39985698.1333333">
            <text:p>39985698,13</text:p>
          </table:table-cell>
          <table:table-cell table:style-name="ce21" table:formula="of:=([.L49]*[.L44])/1024" office:value-type="float" office:value="37748736">
            <text:p>37748736,00</text:p>
          </table:table-cell>
          <table:table-cell table:style-name="ce21" table:formula="of:=([.M49]*[.M44])/1024" office:value-type="float" office:value="26563925.3333333">
            <text:p>26563925,33</text:p>
          </table:table-cell>
          <table:table-cell table:style-name="ce21" table:formula="of:=([.N49]*[.N44])/1024" office:value-type="float" office:value="23368265.1428571">
            <text:p>23368265,14</text:p>
          </table:table-cell>
          <table:table-cell table:style-name="ce21" table:formula="of:=([.O49]*[.O44])/1024" office:value-type="float" office:value="22090001.0666667">
            <text:p>22090001,07</text:p>
          </table:table-cell>
          <table:table-cell table:style-name="ce21" table:formula="of:=([.P49]*[.P44])/1024" office:value-type="float" office:value="21512720.516129">
            <text:p>21512720,52</text:p>
          </table:table-cell>
          <table:table-cell table:style-name="ce21" table:formula="of:=([.Q49]*[.Q44])/1024" office:value-type="float" office:value="20971520">
            <text:p>20971520,00</text:p>
          </table:table-cell>
          <table:table-cell table:number-columns-repeated="1007"/>
        </table:table-row>
        <table:table-row table:style-name="ro1">
          <table:table-cell table:style-name="ce13" office:value-type="string">
            <text:p>mB.per.Syspage</text:p>
          </table:table-cell>
          <table:table-cell table:style-name="ce17" office:value-type="string" table:number-columns-spanned="6" table:number-rows-spanned="1">
            <text:p>&gt;&gt;&gt; Number of minorBlocks that fit into a SystemMemoryPage (4KB)</text:p>
          </table:table-cell>
          <table:covered-table-cell table:number-columns-repeated="5"/>
          <table:table-cell table:number-columns-repeated="1017"/>
        </table:table-row>
        <table:table-row table:style-name="ro1">
          <table:table-cell office:value-type="float" office:value="8">
            <text:p>8</text:p>
          </table:table-cell>
          <table:table-cell table:style-name="ce21" table:formula="of:=4*1024/[.B42]" office:value-type="float" office:value="15.5151515151515">
            <text:p>15,52</text:p>
          </table:table-cell>
          <table:table-cell table:style-name="ce21" table:formula="of:=4*1024/[.C42]" office:value-type="float" office:value="15.0588235294118">
            <text:p>15,06</text:p>
          </table:table-cell>
          <table:table-cell table:style-name="ce21" table:formula="of:=4*1024/[.D42]" office:value-type="float" office:value="14.6285714285714">
            <text:p>14,63</text:p>
          </table:table-cell>
          <table:table-cell table:style-name="ce21" table:formula="of:=4*1024/[.E42]" office:value-type="float" office:value="14.2222222222222">
            <text:p>14,22</text:p>
          </table:table-cell>
          <table:table-cell table:style-name="ce21" table:formula="of:=4*1024/[.F42]" office:value-type="float" office:value="13.4736842105263">
            <text:p>13,47</text:p>
          </table:table-cell>
          <table:table-cell table:style-name="ce21" table:formula="of:=4*1024/[.G42]" office:value-type="float" office:value="13.1282051282051">
            <text:p>13,13</text:p>
          </table:table-cell>
          <table:table-cell table:style-name="ce21" table:formula="of:=4*1024/[.H42]" office:value-type="float" office:value="12.8">
            <text:p>12,80</text:p>
          </table:table-cell>
          <table:table-cell table:style-name="ce21" table:formula="of:=4*1024/[.I42]" office:value-type="float" office:value="11.6363636363636">
            <text:p>11,64</text:p>
          </table:table-cell>
          <table:table-cell table:style-name="ce21" table:formula="of:=4*1024/[.J42]" office:value-type="float" office:value="11.1304347826087">
            <text:p>11,13</text:p>
          </table:table-cell>
          <table:table-cell table:style-name="ce21" table:formula="of:=4*1024/[.K42]" office:value-type="float" office:value="10.8936170212766">
            <text:p>10,89</text:p>
          </table:table-cell>
          <table:table-cell table:style-name="ce21" table:formula="of:=4*1024/[.L42]" office:value-type="float" office:value="10.6666666666667">
            <text:p>10,67</text:p>
          </table:table-cell>
          <table:table-cell table:style-name="ce21" table:formula="of:=4*1024/[.M42]" office:value-type="float" office:value="9.14285714285714">
            <text:p>9,14</text:p>
          </table:table-cell>
          <table:table-cell table:style-name="ce21" table:formula="of:=4*1024/[.N42]" office:value-type="float" office:value="8.53333333333333">
            <text:p>8,53</text:p>
          </table:table-cell>
          <table:table-cell table:style-name="ce21" table:formula="of:=4*1024/[.O42]" office:value-type="float" office:value="8.25806451612903">
            <text:p>8,26</text:p>
          </table:table-cell>
          <table:table-cell table:style-name="ce21" table:formula="of:=4*1024/[.P42]" office:value-type="float" office:value="8.12698412698413">
            <text:p>8,13</text:p>
          </table:table-cell>
          <table:table-cell table:style-name="ce21" table:formula="of:=4*1024/[.Q42]" office:value-type="float" office:value="8">
            <text:p>8,00</text:p>
          </table:table-cell>
          <table:table-cell table:number-columns-repeated="1007"/>
        </table:table-row>
        <table:table-row table:style-name="ro1">
          <table:table-cell table:style-name="ce12" office:value-type="float" office:value="16">
            <text:p>16</text:p>
          </table:table-cell>
          <table:table-cell table:style-name="ce21" table:formula="of:=4*1024/[.B43]" office:value-type="float" office:value="7.87692307692308">
            <text:p>7,88</text:p>
          </table:table-cell>
          <table:table-cell table:style-name="ce21" table:formula="of:=4*1024/[.C43]" office:value-type="float" office:value="7.75757575757576">
            <text:p>7,76</text:p>
          </table:table-cell>
          <table:table-cell table:style-name="ce21" table:formula="of:=4*1024/[.D43]" office:value-type="float" office:value="7.64179104477612">
            <text:p>7,64</text:p>
          </table:table-cell>
          <table:table-cell table:style-name="ce21" table:formula="of:=4*1024/[.E43]" office:value-type="float" office:value="7.52941176470588">
            <text:p>7,53</text:p>
          </table:table-cell>
          <table:table-cell table:style-name="ce21" table:formula="of:=4*1024/[.F43]" office:value-type="float" office:value="7.31428571428571">
            <text:p>7,31</text:p>
          </table:table-cell>
          <table:table-cell table:style-name="ce21" table:formula="of:=4*1024/[.G43]" office:value-type="float" office:value="7.2112676056338">
            <text:p>7,21</text:p>
          </table:table-cell>
          <table:table-cell table:style-name="ce33" table:formula="of:=4*1024/[.H43]" office:value-type="float" office:value="7.11111111111111">
            <text:p>7,11</text:p>
          </table:table-cell>
          <table:table-cell table:style-name="ce21" table:formula="of:=4*1024/[.I43]" office:value-type="float" office:value="6.73684210526316">
            <text:p>6,74</text:p>
          </table:table-cell>
          <table:table-cell table:style-name="ce21" table:formula="of:=4*1024/[.J43]" office:value-type="float" office:value="6.56410256410256">
            <text:p>6,56</text:p>
          </table:table-cell>
          <table:table-cell table:style-name="ce21" table:formula="of:=4*1024/[.K43]" office:value-type="float" office:value="6.48101265822785">
            <text:p>6,48</text:p>
          </table:table-cell>
          <table:table-cell table:style-name="ce21" table:formula="of:=4*1024/[.L43]" office:value-type="float" office:value="6.4">
            <text:p>6,40</text:p>
          </table:table-cell>
          <table:table-cell table:style-name="ce33" table:formula="of:=4*1024/[.M43]" office:value-type="float" office:value="5.81818181818182">
            <text:p>5,82</text:p>
          </table:table-cell>
          <table:table-cell table:style-name="ce21" table:formula="of:=4*1024/[.N43]" office:value-type="float" office:value="5.56521739130435">
            <text:p>5,57</text:p>
          </table:table-cell>
          <table:table-cell table:style-name="ce21" table:formula="of:=4*1024/[.O43]" office:value-type="float" office:value="5.4468085106383">
            <text:p>5,45</text:p>
          </table:table-cell>
          <table:table-cell table:style-name="ce21" table:formula="of:=4*1024/[.P43]" office:value-type="float" office:value="5.38947368421053">
            <text:p>5,39</text:p>
          </table:table-cell>
          <table:table-cell table:style-name="ce21" table:formula="of:=4*1024/[.Q43]" office:value-type="float" office:value="5.33333333333333">
            <text:p>5,33</text:p>
          </table:table-cell>
          <table:table-cell table:number-columns-repeated="1007"/>
        </table:table-row>
        <table:table-row table:style-name="ro1">
          <table:table-cell office:value-type="float" office:value="32">
            <text:p>32</text:p>
          </table:table-cell>
          <table:table-cell table:style-name="ce21" table:formula="of:=4*1024/[.B44]" office:value-type="float" office:value="3.96899224806202">
            <text:p>3,97</text:p>
          </table:table-cell>
          <table:table-cell table:style-name="ce21" table:formula="of:=4*1024/[.C44]" office:value-type="float" office:value="3.93846153846154">
            <text:p>3,94</text:p>
          </table:table-cell>
          <table:table-cell table:style-name="ce21" table:formula="of:=4*1024/[.D44]" office:value-type="float" office:value="3.90839694656489">
            <text:p>3,91</text:p>
          </table:table-cell>
          <table:table-cell table:style-name="ce21" table:formula="of:=4*1024/[.E44]" office:value-type="float" office:value="3.87878787878788">
            <text:p>3,88</text:p>
          </table:table-cell>
          <table:table-cell table:style-name="ce21" table:formula="of:=4*1024/[.F44]" office:value-type="float" office:value="3.82089552238806">
            <text:p>3,82</text:p>
          </table:table-cell>
          <table:table-cell table:style-name="ce21" table:formula="of:=4*1024/[.G44]" office:value-type="float" office:value="3.79259259259259">
            <text:p>3,79</text:p>
          </table:table-cell>
          <table:table-cell table:style-name="ce21" table:formula="of:=4*1024/[.H44]" office:value-type="float" office:value="3.76470588235294">
            <text:p>3,76</text:p>
          </table:table-cell>
          <table:table-cell table:style-name="ce21" table:formula="of:=4*1024/[.I44]" office:value-type="float" office:value="3.65714285714286">
            <text:p>3,66</text:p>
          </table:table-cell>
          <table:table-cell table:style-name="ce21" table:formula="of:=4*1024/[.J44]" office:value-type="float" office:value="3.6056338028169">
            <text:p>3,61</text:p>
          </table:table-cell>
          <table:table-cell table:style-name="ce21" table:formula="of:=4*1024/[.K44]" office:value-type="float" office:value="3.58041958041958">
            <text:p>3,58</text:p>
          </table:table-cell>
          <table:table-cell table:style-name="ce21" table:formula="of:=4*1024/[.L44]" office:value-type="float" office:value="3.55555555555556">
            <text:p>3,56</text:p>
          </table:table-cell>
          <table:table-cell table:style-name="ce21" table:formula="of:=4*1024/[.M44]" office:value-type="float" office:value="3.36842105263158">
            <text:p>3,37</text:p>
          </table:table-cell>
          <table:table-cell table:style-name="ce21" table:formula="of:=4*1024/[.N44]" office:value-type="float" office:value="3.28205128205128">
            <text:p>3,28</text:p>
          </table:table-cell>
          <table:table-cell table:style-name="ce21" table:formula="of:=4*1024/[.O44]" office:value-type="float" office:value="3.24050632911392">
            <text:p>3,24</text:p>
          </table:table-cell>
          <table:table-cell table:style-name="ce21" table:formula="of:=4*1024/[.P44]" office:value-type="float" office:value="3.22012578616352">
            <text:p>3,22</text:p>
          </table:table-cell>
          <table:table-cell table:style-name="ce21" table:formula="of:=4*1024/[.Q44]" office:value-type="float" office:value="3.2">
            <text:p>3,20</text:p>
          </table:table-cell>
          <table:table-cell table:number-columns-repeated="1007"/>
        </table:table-row>
        <table:table-row table:style-name="ro1">
          <table:table-cell table:style-name="ce1" office:value-type="string">
            <text:p>MB.per.Syspage(4KB)</text:p>
          </table:table-cell>
          <table:table-cell table:style-name="ce17" office:value-type="string" table:number-columns-spanned="6" table:number-rows-spanned="1">
            <text:p>&gt;&gt;&gt; Number of MayorBlocks that fit into a SystemMemoryPage (4KB)</text:p>
          </table:table-cell>
          <table:covered-table-cell table:number-columns-repeated="4" table:style-name="ce27"/>
          <table:covered-table-cell/>
          <table:table-cell table:number-columns-repeated="1017"/>
        </table:table-row>
        <table:table-row table:style-name="ro1">
          <table:table-cell office:value-type="float" office:value="8">
            <text:p>8</text:p>
          </table:table-cell>
          <table:table-cell table:style-name="ce20" table:formula="of:=4/[.B51]" office:value-type="float" office:value="0.484848484848485">
            <text:p>0</text:p>
          </table:table-cell>
          <table:table-cell table:style-name="ce20" table:formula="of:=4/[.C51]" office:value-type="float" office:value="0.941176470588235">
            <text:p>1</text:p>
          </table:table-cell>
          <table:table-cell table:style-name="ce20" table:formula="of:=4/[.D51]" office:value-type="float" office:value="1.37142857142857">
            <text:p>1</text:p>
          </table:table-cell>
          <table:table-cell table:style-name="ce20" table:formula="of:=4/[.E51]" office:value-type="float" office:value="1.77777777777778">
            <text:p>2</text:p>
          </table:table-cell>
          <table:table-cell table:style-name="ce20" table:formula="of:=4/[.F51]" office:value-type="float" office:value="2.52631578947368">
            <text:p>3</text:p>
          </table:table-cell>
          <table:table-cell table:style-name="ce20" table:formula="of:=4/[.G51]" office:value-type="float" office:value="2.87179487179487">
            <text:p>3</text:p>
          </table:table-cell>
          <table:table-cell table:style-name="ce20" table:formula="of:=4/[.H51]" office:value-type="float" office:value="3.2">
            <text:p>3</text:p>
          </table:table-cell>
          <table:table-cell table:style-name="ce20" table:formula="of:=4/[.I51]" office:value-type="float" office:value="4.36363636363636">
            <text:p>4</text:p>
          </table:table-cell>
          <table:table-cell table:style-name="ce20" table:formula="of:=4/[.J51]" office:value-type="float" office:value="4.8695652173913">
            <text:p>5</text:p>
          </table:table-cell>
          <table:table-cell table:style-name="ce20" table:formula="of:=4/[.K51]" office:value-type="float" office:value="5.1063829787234">
            <text:p>5</text:p>
          </table:table-cell>
          <table:table-cell table:style-name="ce20" table:formula="of:=4/[.L51]" office:value-type="float" office:value="5.33333333333333">
            <text:p>5</text:p>
          </table:table-cell>
          <table:table-cell table:style-name="ce20" table:formula="of:=4/[.M51]" office:value-type="float" office:value="6.85714285714286">
            <text:p>7</text:p>
          </table:table-cell>
          <table:table-cell table:style-name="ce20" table:formula="of:=4/[.N51]" office:value-type="float" office:value="7.46666666666667">
            <text:p>7</text:p>
          </table:table-cell>
          <table:table-cell table:style-name="ce20" table:formula="of:=4/[.O51]" office:value-type="float" office:value="7.74193548387097">
            <text:p>8</text:p>
          </table:table-cell>
          <table:table-cell table:style-name="ce20" table:formula="of:=4/[.P51]" office:value-type="float" office:value="7.87301587301587">
            <text:p>8</text:p>
          </table:table-cell>
          <table:table-cell table:style-name="ce20" table:formula="of:=4/[.Q51]" office:value-type="float" office:value="8">
            <text:p>8</text:p>
          </table:table-cell>
          <table:table-cell table:number-columns-repeated="1007"/>
        </table:table-row>
        <table:table-row table:style-name="ro1">
          <table:table-cell table:style-name="ce12" office:value-type="float" office:value="16">
            <text:p>16</text:p>
          </table:table-cell>
          <table:table-cell table:style-name="ce20" table:formula="of:=4/[.B52]" office:value-type="float" office:value="0.000961538461538462">
            <text:p>0</text:p>
          </table:table-cell>
          <table:table-cell table:style-name="ce20" table:formula="of:=4/[.C52]" office:value-type="float" office:value="0.00189393939393939">
            <text:p>0</text:p>
          </table:table-cell>
          <table:table-cell table:style-name="ce20" table:formula="of:=4/[.D52]" office:value-type="float" office:value="0.00279850746268657">
            <text:p>0</text:p>
          </table:table-cell>
          <table:table-cell table:style-name="ce20" table:formula="of:=4/[.E52]" office:value-type="float" office:value="0.00367647058823529">
            <text:p>0</text:p>
          </table:table-cell>
          <table:table-cell table:style-name="ce20" table:formula="of:=4/[.F52]" office:value-type="float" office:value="0.00535714285714286">
            <text:p>0</text:p>
          </table:table-cell>
          <table:table-cell table:style-name="ce20" table:formula="of:=4/[.G52]" office:value-type="float" office:value="0.00616197183098592">
            <text:p>0</text:p>
          </table:table-cell>
          <table:table-cell table:style-name="ce32" table:formula="of:=4/[.H52]" office:value-type="float" office:value="0.00694444444444444">
            <text:p>0</text:p>
          </table:table-cell>
          <table:table-cell table:style-name="ce20" table:formula="of:=4/[.I52]" office:value-type="float" office:value="0.00986842105263158">
            <text:p>0</text:p>
          </table:table-cell>
          <table:table-cell table:style-name="ce20" table:formula="of:=4/[.J52]" office:value-type="float" office:value="0.0112179487179487">
            <text:p>0</text:p>
          </table:table-cell>
          <table:table-cell table:style-name="ce20" table:formula="of:=4/[.K52]" office:value-type="float" office:value="0.0118670886075949">
            <text:p>0</text:p>
          </table:table-cell>
          <table:table-cell table:style-name="ce20" table:formula="of:=4/[.L52]" office:value-type="float" office:value="0.0125">
            <text:p>0</text:p>
          </table:table-cell>
          <table:table-cell table:style-name="ce32" table:formula="of:=4/[.M52]" office:value-type="float" office:value="0.0170454545454545">
            <text:p>0</text:p>
          </table:table-cell>
          <table:table-cell table:style-name="ce20" table:formula="of:=4/[.N52]" office:value-type="float" office:value="0.0190217391304348">
            <text:p>0</text:p>
          </table:table-cell>
          <table:table-cell table:style-name="ce20" table:formula="of:=4/[.O52]" office:value-type="float" office:value="0.0199468085106383">
            <text:p>0</text:p>
          </table:table-cell>
          <table:table-cell table:style-name="ce20" table:formula="of:=4/[.P52]" office:value-type="float" office:value="0.0203947368421053">
            <text:p>0</text:p>
          </table:table-cell>
          <table:table-cell table:style-name="ce20" table:formula="of:=4/[.Q52]" office:value-type="float" office:value="0.0208333333333333">
            <text:p>0</text:p>
          </table:table-cell>
          <table:table-cell table:number-columns-repeated="1007"/>
        </table:table-row>
        <table:table-row table:style-name="ro1">
          <table:table-cell office:value-type="float" office:value="32">
            <text:p>32</text:p>
          </table:table-cell>
          <table:table-cell table:style-name="ce20" table:formula="of:=4/[.B53]" office:value-type="float" office:value="0.00000000739282415818798">
            <text:p>0</text:p>
          </table:table-cell>
          <table:table-cell table:style-name="ce20" table:formula="of:=4/[.C53]" office:value-type="float" office:value="0.0000000146719125600962">
            <text:p>0</text:p>
          </table:table-cell>
          <table:table-cell table:style-name="ce20" table:formula="of:=4/[.D53]" office:value-type="float" office:value="0.0000000218398698413645">
            <text:p>0</text:p>
          </table:table-cell>
          <table:table-cell table:style-name="ce20" table:formula="of:=4/[.E53]" office:value-type="float" office:value="0.0000000288992217092803">
            <text:p>0</text:p>
          </table:table-cell>
          <table:table-cell table:style-name="ce20" table:formula="of:=4/[.F53]" office:value-type="float" office:value="0.0000000427018350629664">
            <text:p>0</text:p>
          </table:table-cell>
          <table:table-cell table:style-name="ce20" table:formula="of:=4/[.G53]" office:value-type="float" office:value="0.000000049449779369213">
            <text:p>0</text:p>
          </table:table-cell>
          <table:table-cell table:style-name="ce20" table:formula="of:=4/[.H53]" office:value-type="float" office:value="0.0000000560984892003676">
            <text:p>0</text:p>
          </table:table-cell>
          <table:table-cell table:style-name="ce20" table:formula="of:=4/[.I53]" office:value-type="float" office:value="0.0000000817435128348214">
            <text:p>0</text:p>
          </table:table-cell>
          <table:table-cell table:style-name="ce20" table:formula="of:=4/[.J53]" office:value-type="float" office:value="0.000000094024228378081">
            <text:p>0</text:p>
          </table:table-cell>
          <table:table-cell table:style-name="ce20" table:formula="of:=4/[.K53]" office:value-type="float" office:value="0.000000100035767455201">
            <text:p>0</text:p>
          </table:table-cell>
          <table:table-cell table:style-name="ce20" table:formula="of:=4/[.L53]" office:value-type="float" office:value="0.000000105963812934028">
            <text:p>0</text:p>
          </table:table-cell>
          <table:table-cell table:style-name="ce20" table:formula="of:=4/[.M53]" office:value-type="float" office:value="0.00000015058015522204">
            <text:p>0</text:p>
          </table:table-cell>
          <table:table-cell table:style-name="ce20" table:formula="of:=4/[.N53]" office:value-type="float" office:value="0.000000171172313201122">
            <text:p>0</text:p>
          </table:table-cell>
          <table:table-cell table:style-name="ce20" table:formula="of:=4/[.O53]" office:value-type="float" office:value="0.000000181077401849288">
            <text:p>0</text:p>
          </table:table-cell>
          <table:table-cell table:style-name="ce20" table:formula="of:=4/[.P53]" office:value-type="float" office:value="0.000000185936501940841">
            <text:p>0</text:p>
          </table:table-cell>
          <table:table-cell table:style-name="ce20" table:formula="of:=4/[.Q53]" office:value-type="float" office:value="0.00000019073486328125">
            <text:p>0</text:p>
          </table:table-cell>
          <table:table-cell table:number-columns-repeated="1007"/>
        </table:table-row>
        <table:table-row table:style-name="ro1">
          <table:table-cell table:style-name="Default"/>
          <table:table-cell table:style-name="ce22" office:value-type="string" table:number-columns-spanned="15" table:number-rows-spanned="1">
            <text:p>### This crap shows why SCounters should be put aside, otherwise it causes 2 TLB misses per access (as each mB spreads across several MemPages)</text:p>
          </table:table-cell>
          <table:covered-table-cell table:number-columns-repeated="14" table:style-name="ce29"/>
          <table:table-cell table:number-columns-repeated="1008"/>
        </table:table-row>
        <table:table-row table:style-name="ro1">
          <table:table-cell table:style-name="ce7" table:number-columns-repeated="17"/>
          <table:table-cell table:number-columns-repeated="1007"/>
        </table:table-row>
        <table:table-row table:style-name="ro1">
          <table:table-cell table:style-name="Default"/>
          <table:table-cell table:style-name="ce16" office:value-type="float" office:value="8">
            <text:p>8</text:p>
          </table:table-cell>
          <table:table-cell table:style-name="ce16" office:value-type="float" office:value="16">
            <text:p>16</text:p>
          </table:table-cell>
          <table:table-cell table:style-name="ce16" office:value-type="float" office:value="24">
            <text:p>24</text:p>
          </table:table-cell>
          <table:table-cell table:style-name="ce16" office:value-type="float" office:value="32">
            <text:p>32</text:p>
          </table:table-cell>
          <table:table-cell table:style-name="ce16" office:value-type="float" office:value="48">
            <text:p>48</text:p>
          </table:table-cell>
          <table:table-cell table:style-name="ce16" office:value-type="float" office:value="56">
            <text:p>56</text:p>
          </table:table-cell>
          <table:table-cell table:style-name="ce16" office:value-type="float" office:value="64">
            <text:p>64</text:p>
          </table:table-cell>
          <table:table-cell table:style-name="ce16" office:value-type="float" office:value="96">
            <text:p>96</text:p>
          </table:table-cell>
          <table:table-cell table:style-name="ce16" office:value-type="float" office:value="112">
            <text:p>112</text:p>
          </table:table-cell>
          <table:table-cell table:style-name="ce16" office:value-type="float" office:value="120">
            <text:p>120</text:p>
          </table:table-cell>
          <table:table-cell table:style-name="ce16" office:value-type="float" office:value="128">
            <text:p>128</text:p>
          </table:table-cell>
          <table:table-cell table:style-name="ce16" office:value-type="float" office:value="192">
            <text:p>192</text:p>
          </table:table-cell>
          <table:table-cell table:style-name="ce16" office:value-type="float" office:value="224">
            <text:p>224</text:p>
          </table:table-cell>
          <table:table-cell table:style-name="ce16" office:value-type="float" office:value="240">
            <text:p>240</text:p>
          </table:table-cell>
          <table:table-cell table:style-name="ce16" office:value-type="float" office:value="248">
            <text:p>248</text:p>
          </table:table-cell>
          <table:table-cell table:style-name="ce16" office:value-type="float" office:value="256">
            <text:p>256</text:p>
          </table:table-cell>
          <table:table-cell table:number-columns-repeated="1007"/>
        </table:table-row>
        <table:table-row table:style-name="ro1">
          <table:table-cell table:style-name="ce1" office:value-type="string">
            <text:p>mB.Counters.%</text:p>
          </table:table-cell>
          <table:table-cell table:style-name="ce17" office:value-type="string" table:number-columns-spanned="6" table:number-rows-spanned="1">
            <text:p>&gt;&gt;&gt; Percentage of minorBlock devote to counters</text:p>
          </table:table-cell>
          <table:covered-table-cell table:number-columns-repeated="5" table:style-name="ce27"/>
          <table:table-cell table:number-columns-repeated="1017"/>
        </table:table-row>
        <table:table-row table:style-name="ro1">
          <table:table-cell office:value-type="float" office:value="8">
            <text:p>8</text:p>
          </table:table-cell>
          <table:table-cell table:style-name="ce23" table:formula="of:=(([.$A66]*[.$B$31])/8)/[.B42]" office:value-type="percentage" office:value="0.96969696969697">
            <text:p>96,97%</text:p>
          </table:table-cell>
          <table:table-cell table:style-name="ce23" table:formula="of:=(([.$A66]*[.$B$31])/8)/[.C42]" office:value-type="percentage" office:value="0.941176470588235">
            <text:p>94,12%</text:p>
          </table:table-cell>
          <table:table-cell table:style-name="ce23" table:formula="of:=(([.$A66]*[.$B$31])/8)/[.D42]" office:value-type="percentage" office:value="0.914285714285714">
            <text:p>91,43%</text:p>
          </table:table-cell>
          <table:table-cell table:style-name="ce23" table:formula="of:=(([.$A66]*[.$B$31])/8)/[.E42]" office:value-type="percentage" office:value="0.888888888888889">
            <text:p>88,89%</text:p>
          </table:table-cell>
          <table:table-cell table:style-name="ce23" table:formula="of:=(([.$A66]*[.$B$31])/8)/[.F42]" office:value-type="percentage" office:value="0.842105263157895">
            <text:p>84,21%</text:p>
          </table:table-cell>
          <table:table-cell table:style-name="ce23" table:formula="of:=(([.$A66]*[.$B$31])/8)/[.G42]" office:value-type="percentage" office:value="0.82051282051282">
            <text:p>82,05%</text:p>
          </table:table-cell>
          <table:table-cell table:style-name="ce23" table:formula="of:=(([.$A66]*[.$B$31])/8)/[.H42]" office:value-type="percentage" office:value="0.8">
            <text:p>80,00%</text:p>
          </table:table-cell>
          <table:table-cell table:style-name="ce23" table:formula="of:=(([.$A66]*[.$B$31])/8)/[.I42]" office:value-type="percentage" office:value="0.727272727272727">
            <text:p>72,73%</text:p>
          </table:table-cell>
          <table:table-cell table:style-name="ce23" table:formula="of:=(([.$A66]*[.$B$31])/8)/[.J42]" office:value-type="percentage" office:value="0.695652173913043">
            <text:p>69,57%</text:p>
          </table:table-cell>
          <table:table-cell table:style-name="ce23" table:formula="of:=(([.$A66]*[.$B$31])/8)/[.K42]" office:value-type="percentage" office:value="0.680851063829787">
            <text:p>68,09%</text:p>
          </table:table-cell>
          <table:table-cell table:style-name="ce23" table:formula="of:=(([.$A66]*[.$B$31])/8)/[.L42]" office:value-type="percentage" office:value="0.666666666666667">
            <text:p>66,67%</text:p>
          </table:table-cell>
          <table:table-cell table:style-name="ce23" table:formula="of:=(([.$A66]*[.$B$31])/8)/[.M42]" office:value-type="percentage" office:value="0.571428571428571">
            <text:p>57,14%</text:p>
          </table:table-cell>
          <table:table-cell table:style-name="ce23" table:formula="of:=(([.$A66]*[.$B$31])/8)/[.N42]" office:value-type="percentage" office:value="0.533333333333333">
            <text:p>53,33%</text:p>
          </table:table-cell>
          <table:table-cell table:style-name="ce23" table:formula="of:=(([.$A66]*[.$B$31])/8)/[.O42]" office:value-type="percentage" office:value="0.516129032258065">
            <text:p>51,61%</text:p>
          </table:table-cell>
          <table:table-cell table:style-name="ce23" table:formula="of:=(([.$A66]*[.$B$31])/8)/[.P42]" office:value-type="percentage" office:value="0.507936507936508">
            <text:p>50,79%</text:p>
          </table:table-cell>
          <table:table-cell table:style-name="ce23" table:formula="of:=(([.$A66]*[.$B$31])/8)/[.Q42]" office:value-type="percentage" office:value="0.5">
            <text:p>50,00%</text:p>
          </table:table-cell>
          <table:table-cell table:number-columns-repeated="1007"/>
        </table:table-row>
        <table:table-row table:style-name="ro1">
          <table:table-cell table:style-name="ce12" office:value-type="float" office:value="16">
            <text:p>16</text:p>
          </table:table-cell>
          <table:table-cell table:style-name="ce23" table:formula="of:=(([.$A67]*[.$B$31])/8)/[.B43]" office:value-type="percentage" office:value="0.984615384615385">
            <text:p>98,46%</text:p>
          </table:table-cell>
          <table:table-cell table:style-name="ce23" table:formula="of:=(([.$A67]*[.$B$31])/8)/[.C43]" office:value-type="percentage" office:value="0.96969696969697">
            <text:p>96,97%</text:p>
          </table:table-cell>
          <table:table-cell table:style-name="ce23" table:formula="of:=(([.$A67]*[.$B$31])/8)/[.D43]" office:value-type="percentage" office:value="0.955223880597015">
            <text:p>95,52%</text:p>
          </table:table-cell>
          <table:table-cell table:style-name="ce23" table:formula="of:=(([.$A67]*[.$B$31])/8)/[.E43]" office:value-type="percentage" office:value="0.941176470588235">
            <text:p>94,12%</text:p>
          </table:table-cell>
          <table:table-cell table:style-name="ce23" table:formula="of:=(([.$A67]*[.$B$31])/8)/[.F43]" office:value-type="percentage" office:value="0.914285714285714">
            <text:p>91,43%</text:p>
          </table:table-cell>
          <table:table-cell table:style-name="ce23" table:formula="of:=(([.$A67]*[.$B$31])/8)/[.G43]" office:value-type="percentage" office:value="0.901408450704225">
            <text:p>90,14%</text:p>
          </table:table-cell>
          <table:table-cell table:style-name="ce34" table:formula="of:=(([.$A67]*[.$B$31])/8)/[.H43]" office:value-type="percentage" office:value="0.888888888888889">
            <text:p>88,89%</text:p>
          </table:table-cell>
          <table:table-cell table:style-name="ce23" table:formula="of:=(([.$A67]*[.$B$31])/8)/[.I43]" office:value-type="percentage" office:value="0.842105263157895">
            <text:p>84,21%</text:p>
          </table:table-cell>
          <table:table-cell table:style-name="ce23" table:formula="of:=(([.$A67]*[.$B$31])/8)/[.J43]" office:value-type="percentage" office:value="0.82051282051282">
            <text:p>82,05%</text:p>
          </table:table-cell>
          <table:table-cell table:style-name="ce23" table:formula="of:=(([.$A67]*[.$B$31])/8)/[.K43]" office:value-type="percentage" office:value="0.810126582278481">
            <text:p>81,01%</text:p>
          </table:table-cell>
          <table:table-cell table:style-name="ce23" table:formula="of:=(([.$A67]*[.$B$31])/8)/[.L43]" office:value-type="percentage" office:value="0.8">
            <text:p>80,00%</text:p>
          </table:table-cell>
          <table:table-cell table:style-name="ce34" table:formula="of:=(([.$A67]*[.$B$31])/8)/[.M43]" office:value-type="percentage" office:value="0.727272727272727">
            <text:p>72,73%</text:p>
          </table:table-cell>
          <table:table-cell table:style-name="ce23" table:formula="of:=(([.$A67]*[.$B$31])/8)/[.N43]" office:value-type="percentage" office:value="0.695652173913043">
            <text:p>69,57%</text:p>
          </table:table-cell>
          <table:table-cell table:style-name="ce23" table:formula="of:=(([.$A67]*[.$B$31])/8)/[.O43]" office:value-type="percentage" office:value="0.680851063829787">
            <text:p>68,09%</text:p>
          </table:table-cell>
          <table:table-cell table:style-name="ce23" table:formula="of:=(([.$A67]*[.$B$31])/8)/[.P43]" office:value-type="percentage" office:value="0.673684210526316">
            <text:p>67,37%</text:p>
          </table:table-cell>
          <table:table-cell table:style-name="ce23" table:formula="of:=(([.$A67]*[.$B$31])/8)/[.Q43]" office:value-type="percentage" office:value="0.666666666666667">
            <text:p>66,67%</text:p>
          </table:table-cell>
          <table:table-cell table:number-columns-repeated="1007"/>
        </table:table-row>
        <table:table-row table:style-name="ro1">
          <table:table-cell office:value-type="float" office:value="32">
            <text:p>32</text:p>
          </table:table-cell>
          <table:table-cell table:style-name="ce23" table:formula="of:=(([.$A68]*[.$B$31])/8)/[.B44]" office:value-type="percentage" office:value="0.992248062015504">
            <text:p>99,22%</text:p>
          </table:table-cell>
          <table:table-cell table:style-name="ce23" table:formula="of:=(([.$A68]*[.$B$31])/8)/[.C44]" office:value-type="percentage" office:value="0.984615384615385">
            <text:p>98,46%</text:p>
          </table:table-cell>
          <table:table-cell table:style-name="ce23" table:formula="of:=(([.$A68]*[.$B$31])/8)/[.D44]" office:value-type="percentage" office:value="0.977099236641221">
            <text:p>97,71%</text:p>
          </table:table-cell>
          <table:table-cell table:style-name="ce23" table:formula="of:=(([.$A68]*[.$B$31])/8)/[.E44]" office:value-type="percentage" office:value="0.96969696969697">
            <text:p>96,97%</text:p>
          </table:table-cell>
          <table:table-cell table:style-name="ce23" table:formula="of:=(([.$A68]*[.$B$31])/8)/[.F44]" office:value-type="percentage" office:value="0.955223880597015">
            <text:p>95,52%</text:p>
          </table:table-cell>
          <table:table-cell table:style-name="ce23" table:formula="of:=(([.$A68]*[.$B$31])/8)/[.G44]" office:value-type="percentage" office:value="0.948148148148148">
            <text:p>94,81%</text:p>
          </table:table-cell>
          <table:table-cell table:style-name="ce23" table:formula="of:=(([.$A68]*[.$B$31])/8)/[.H44]" office:value-type="percentage" office:value="0.941176470588235">
            <text:p>94,12%</text:p>
          </table:table-cell>
          <table:table-cell table:style-name="ce23" table:formula="of:=(([.$A68]*[.$B$31])/8)/[.I44]" office:value-type="percentage" office:value="0.914285714285714">
            <text:p>91,43%</text:p>
          </table:table-cell>
          <table:table-cell table:style-name="ce23" table:formula="of:=(([.$A68]*[.$B$31])/8)/[.J44]" office:value-type="percentage" office:value="0.901408450704225">
            <text:p>90,14%</text:p>
          </table:table-cell>
          <table:table-cell table:style-name="ce23" table:formula="of:=(([.$A68]*[.$B$31])/8)/[.K44]" office:value-type="percentage" office:value="0.895104895104895">
            <text:p>89,51%</text:p>
          </table:table-cell>
          <table:table-cell table:style-name="ce23" table:formula="of:=(([.$A68]*[.$B$31])/8)/[.L44]" office:value-type="percentage" office:value="0.888888888888889">
            <text:p>88,89%</text:p>
          </table:table-cell>
          <table:table-cell table:style-name="ce23" table:formula="of:=(([.$A68]*[.$B$31])/8)/[.M44]" office:value-type="percentage" office:value="0.842105263157895">
            <text:p>84,21%</text:p>
          </table:table-cell>
          <table:table-cell table:style-name="ce23" table:formula="of:=(([.$A68]*[.$B$31])/8)/[.N44]" office:value-type="percentage" office:value="0.82051282051282">
            <text:p>82,05%</text:p>
          </table:table-cell>
          <table:table-cell table:style-name="ce23" table:formula="of:=(([.$A68]*[.$B$31])/8)/[.O44]" office:value-type="percentage" office:value="0.810126582278481">
            <text:p>81,01%</text:p>
          </table:table-cell>
          <table:table-cell table:style-name="ce23" table:formula="of:=(([.$A68]*[.$B$31])/8)/[.P44]" office:value-type="percentage" office:value="0.805031446540881">
            <text:p>80,50%</text:p>
          </table:table-cell>
          <table:table-cell table:style-name="ce23" table:formula="of:=(([.$A68]*[.$B$31])/8)/[.Q44]" office:value-type="percentage" office:value="0.8">
            <text:p>80,00%</text:p>
          </table:table-cell>
          <table:table-cell table:number-columns-repeated="1007"/>
        </table:table-row>
        <table:table-row table:style-name="ro1">
          <table:table-cell table:style-name="ce1" office:value-type="string">
            <text:p>MB.MCounters.% </text:p>
          </table:table-cell>
          <table:table-cell table:style-name="ce17" office:value-type="string" table:number-columns-spanned="6" table:number-rows-spanned="1">
            <text:p>&gt;&gt;&gt; Percentage of mayorBlock devoted to mayorCounters</text:p>
          </table:table-cell>
          <table:covered-table-cell table:number-columns-repeated="5" table:style-name="ce27"/>
          <table:table-cell table:number-columns-repeated="1017"/>
        </table:table-row>
        <table:table-row table:style-name="ro1">
          <table:table-cell office:value-type="float" office:value="8">
            <text:p>8</text:p>
          </table:table-cell>
          <table:table-cell table:style-name="ce23" table:formula="of:=(8*[.$B$29])/(8*[.$B$29]+[.B51]*1024)" office:value-type="percentage" office:value="0.551020408163265">
            <text:p>55,10%</text:p>
          </table:table-cell>
          <table:table-cell table:style-name="ce23" table:formula="of:=(8*[.$B$29])/(8*[.$B$29]+[.C51]*1024)" office:value-type="percentage" office:value="0.704347826086957">
            <text:p>70,43%</text:p>
          </table:table-cell>
          <table:table-cell table:style-name="ce23" table:formula="of:=(8*[.$B$29])/(8*[.$B$29]+[.D51]*1024)" office:value-type="percentage" office:value="0.776357827476038">
            <text:p>77,64%</text:p>
          </table:table-cell>
          <table:table-cell table:style-name="ce23" table:formula="of:=(8*[.$B$29])/(8*[.$B$29]+[.E51]*1024)" office:value-type="percentage" office:value="0.818181818181818">
            <text:p>81,82%</text:p>
          </table:table-cell>
          <table:table-cell table:style-name="ce23" table:formula="of:=(8*[.$B$29])/(8*[.$B$29]+[.F51]*1024)" office:value-type="percentage" office:value="0.864768683274021">
            <text:p>86,48%</text:p>
          </table:table-cell>
          <table:table-cell table:style-name="ce23" table:formula="of:=(8*[.$B$29])/(8*[.$B$29]+[.G51]*1024)" office:value-type="percentage" office:value="0.87906976744186">
            <text:p>87,91%</text:p>
          </table:table-cell>
          <table:table-cell table:style-name="ce23" table:formula="of:=(8*[.$B$29])/(8*[.$B$29]+[.H51]*1024)" office:value-type="percentage" office:value="0.89010989010989">
            <text:p>89,01%</text:p>
          </table:table-cell>
          <table:table-cell table:style-name="ce23" table:formula="of:=(8*[.$B$29])/(8*[.$B$29]+[.I51]*1024)" office:value-type="percentage" office:value="0.916981132075472">
            <text:p>91,70%</text:p>
          </table:table-cell>
          <table:table-cell table:style-name="ce23" table:formula="of:=(8*[.$B$29])/(8*[.$B$29]+[.J51]*1024)" office:value-type="percentage" office:value="0.924959216965742">
            <text:p>92,50%</text:p>
          </table:table-cell>
          <table:table-cell table:style-name="ce23" table:formula="of:=(8*[.$B$29])/(8*[.$B$29]+[.K51]*1024)" office:value-type="percentage" office:value="0.928189457601222">
            <text:p>92,82%</text:p>
          </table:table-cell>
          <table:table-cell table:style-name="ce23" table:formula="of:=(8*[.$B$29])/(8*[.$B$29]+[.L51]*1024)" office:value-type="percentage" office:value="0.931034482758621">
            <text:p>93,10%</text:p>
          </table:table-cell>
          <table:table-cell table:style-name="ce23" table:formula="of:=(8*[.$B$29])/(8*[.$B$29]+[.M51]*1024)" office:value-type="percentage" office:value="0.945525291828794">
            <text:p>94,55%</text:p>
          </table:table-cell>
          <table:table-cell table:style-name="ce23" table:formula="of:=(8*[.$B$29])/(8*[.$B$29]+[.N51]*1024)" office:value-type="percentage" office:value="0.949748743718593">
            <text:p>94,97%</text:p>
          </table:table-cell>
          <table:table-cell table:style-name="ce23" table:formula="of:=(8*[.$B$29])/(8*[.$B$29]+[.O51]*1024)" office:value-type="percentage" office:value="0.951448707909162">
            <text:p>95,14%</text:p>
          </table:table-cell>
          <table:table-cell table:style-name="ce23" table:formula="of:=(8*[.$B$29])/(8*[.$B$29]+[.P51]*1024)" office:value-type="percentage" office:value="0.95221843003413">
            <text:p>95,22%</text:p>
          </table:table-cell>
          <table:table-cell table:style-name="ce23" table:formula="of:=(8*[.$B$29])/(8*[.$B$29]+[.Q51]*1024)" office:value-type="percentage" office:value="0.952941176470588">
            <text:p>95,29%</text:p>
          </table:table-cell>
          <table:table-cell table:number-columns-repeated="1007"/>
        </table:table-row>
        <table:table-row table:style-name="ro1">
          <table:table-cell table:style-name="ce12" office:value-type="float" office:value="16">
            <text:p>16</text:p>
          </table:table-cell>
          <table:table-cell table:style-name="ce23" table:formula="of:=(8*[.$B$29])/(8*[.$B$29]+[.B52]*1024)" office:value-type="percentage" office:value="0.00242798477263871">
            <text:p>0,24%</text:p>
          </table:table-cell>
          <table:table-cell table:style-name="ce23" table:formula="of:=(8*[.$B$29])/(8*[.$B$29]+[.C52]*1024)" office:value-type="percentage" office:value="0.00477116098250574">
            <text:p>0,48%</text:p>
          </table:table-cell>
          <table:table-cell table:style-name="ce23" table:formula="of:=(8*[.$B$29])/(8*[.$B$29]+[.D52]*1024)" office:value-type="percentage" office:value="0.00703389585202767">
            <text:p>0,70%</text:p>
          </table:table-cell>
          <table:table-cell table:style-name="ce23" table:formula="of:=(8*[.$B$29])/(8*[.$B$29]+[.E52]*1024)" office:value-type="percentage" office:value="0.00922026180990324">
            <text:p>0,92%</text:p>
          </table:table-cell>
          <table:table-cell table:style-name="ce23" table:formula="of:=(8*[.$B$29])/(8*[.$B$29]+[.F52]*1024)" office:value-type="percentage" office:value="0.0133788471067555">
            <text:p>1,34%</text:p>
          </table:table-cell>
          <table:table-cell table:style-name="ce23" table:formula="of:=(8*[.$B$29])/(8*[.$B$29]+[.G52]*1024)" office:value-type="percentage" office:value="0.0153579457731791">
            <text:p>1,54%</text:p>
          </table:table-cell>
          <table:table-cell table:style-name="ce34" table:formula="of:=(8*[.$B$29])/(8*[.$B$29]+[.H52]*1024)" office:value-type="percentage" office:value="0.017274472168906">
            <text:p>1,73%</text:p>
          </table:table-cell>
          <table:table-cell table:style-name="ce23" table:formula="of:=(8*[.$B$29])/(8*[.$B$29]+[.I52]*1024)" office:value-type="percentage" office:value="0.0243706749573764">
            <text:p>2,44%</text:p>
          </table:table-cell>
          <table:table-cell table:style-name="ce23" table:formula="of:=(8*[.$B$29])/(8*[.$B$29]+[.J52]*1024)" office:value-type="percentage" office:value="0.0276113951789627">
            <text:p>2,76%</text:p>
          </table:table-cell>
          <table:table-cell table:style-name="ce23" table:formula="of:=(8*[.$B$29])/(8*[.$B$29]+[.K52]*1024)" office:value-type="percentage" office:value="0.0291625663058349">
            <text:p>2,92%</text:p>
          </table:table-cell>
          <table:table-cell table:style-name="ce23" table:formula="of:=(8*[.$B$29])/(8*[.$B$29]+[.L52]*1024)" office:value-type="percentage" office:value="0.03067020068156">
            <text:p>3,07%</text:p>
          </table:table-cell>
          <table:table-cell table:style-name="ce34" table:formula="of:=(8*[.$B$29])/(8*[.$B$29]+[.M52]*1024)" office:value-type="percentage" office:value="0.0413617021276596">
            <text:p>4,14%</text:p>
          </table:table-cell>
          <table:table-cell table:style-name="ce23" table:formula="of:=(8*[.$B$29])/(8*[.$B$29]+[.N52]*1024)" office:value-type="percentage" office:value="0.0459369683221259">
            <text:p>4,59%</text:p>
          </table:table-cell>
          <table:table-cell table:style-name="ce23" table:formula="of:=(8*[.$B$29])/(8*[.$B$29]+[.O52]*1024)" office:value-type="percentage" office:value="0.0480636101111595">
            <text:p>4,81%</text:p>
          </table:table-cell>
          <table:table-cell table:style-name="ce23" table:formula="of:=(8*[.$B$29])/(8*[.$B$29]+[.P52]*1024)" office:value-type="percentage" office:value="0.0490899493656038">
            <text:p>4,91%</text:p>
          </table:table-cell>
          <table:table-cell table:style-name="ce23" table:formula="of:=(8*[.$B$29])/(8*[.$B$29]+[.Q52]*1024)" office:value-type="percentage" office:value="0.0500927643784787">
            <text:p>5,01%</text:p>
          </table:table-cell>
          <table:table-cell table:number-columns-repeated="1007"/>
        </table:table-row>
        <table:table-row table:style-name="ro1">
          <table:table-cell office:value-type="float" office:value="32">
            <text:p>32</text:p>
          </table:table-cell>
          <table:table-cell table:style-name="ce23" table:formula="of:=(8*[.$B$29])/(8*[.$B$29]+[.B53]*1024)" office:value-type="percentage" office:value="0.0000000187130858002337">
            <text:p>0,00%</text:p>
          </table:table-cell>
          <table:table-cell table:style-name="ce23" table:formula="of:=(8*[.$B$29])/(8*[.$B$29]+[.C53]*1024)" office:value-type="percentage" office:value="0.0000000371382772884917">
            <text:p>0,00%</text:p>
          </table:table-cell>
          <table:table-cell table:style-name="ce23" table:formula="of:=(8*[.$B$29])/(8*[.$B$29]+[.D53]*1024)" office:value-type="percentage" office:value="0.0000000552821674798357">
            <text:p>0,00%</text:p>
          </table:table-cell>
          <table:table-cell table:style-name="ce23" table:formula="of:=(8*[.$B$29])/(8*[.$B$29]+[.E53]*1024)" office:value-type="percentage" office:value="0.0000000731511496005247">
            <text:p>0,00%</text:p>
          </table:table-cell>
          <table:table-cell table:style-name="ce23" table:formula="of:=(8*[.$B$29])/(8*[.$B$29]+[.F53]*1024)" office:value-type="percentage" office:value="0.000000108089008319899">
            <text:p>0,00%</text:p>
          </table:table-cell>
          <table:table-cell table:style-name="ce23" table:formula="of:=(8*[.$B$29])/(8*[.$B$29]+[.G53]*1024)" office:value-type="percentage" office:value="0.000000125169738360855">
            <text:p>0,00%</text:p>
          </table:table-cell>
          <table:table-cell table:style-name="ce23" table:formula="of:=(8*[.$B$29])/(8*[.$B$29]+[.H53]*1024)" office:value-type="percentage" office:value="0.000000141999280624632">
            <text:p>0,00%</text:p>
          </table:table-cell>
          <table:table-cell table:style-name="ce23" table:formula="of:=(8*[.$B$29])/(8*[.$B$29]+[.I53]*1024)" office:value-type="percentage" office:value="0.000000206913224050051">
            <text:p>0,00%</text:p>
          </table:table-cell>
          <table:table-cell table:style-name="ce23" table:formula="of:=(8*[.$B$29])/(8*[.$B$29]+[.J53]*1024)" office:value-type="percentage" office:value="0.000000237998771438589">
            <text:p>0,00%</text:p>
          </table:table-cell>
          <table:table-cell table:style-name="ce23" table:formula="of:=(8*[.$B$29])/(8*[.$B$29]+[.K53]*1024)" office:value-type="percentage" office:value="0.000000253215472252886">
            <text:p>0,00%</text:p>
          </table:table-cell>
          <table:table-cell table:style-name="ce23" table:formula="of:=(8*[.$B$29])/(8*[.$B$29]+[.L53]*1024)" office:value-type="percentage" office:value="0.000000268220829546825">
            <text:p>0,00%</text:p>
          </table:table-cell>
          <table:table-cell table:style-name="ce23" table:formula="of:=(8*[.$B$29])/(8*[.$B$29]+[.M53]*1024)" office:value-type="percentage" office:value="0.000000381155872625933">
            <text:p>0,00%</text:p>
          </table:table-cell>
          <table:table-cell table:style-name="ce23" table:formula="of:=(8*[.$B$29])/(8*[.$B$29]+[.N53]*1024)" office:value-type="percentage" office:value="0.000000433279730058934">
            <text:p>0,00%</text:p>
          </table:table-cell>
          <table:table-cell table:style-name="ce23" table:formula="of:=(8*[.$B$29])/(8*[.$B$29]+[.O53]*1024)" office:value-type="percentage" office:value="0.000000458351963344392">
            <text:p>0,00%</text:p>
          </table:table-cell>
          <table:table-cell table:style-name="ce23" table:formula="of:=(8*[.$B$29])/(8*[.$B$29]+[.P53]*1024)" office:value-type="percentage" office:value="0.000000470651549024769">
            <text:p>0,00%</text:p>
          </table:table-cell>
          <table:table-cell table:style-name="ce23" table:formula="of:=(8*[.$B$29])/(8*[.$B$29]+[.Q53]*1024)" office:value-type="percentage" office:value="0.000000482797389587232">
            <text:p>0,00%</text:p>
          </table:table-cell>
          <table:table-cell table:number-columns-repeated="1007"/>
        </table:table-row>
        <table:table-row table:style-name="ro1">
          <table:table-cell table:style-name="ce1" office:value-type="string">
            <text:p>MB.Counters.% </text:p>
          </table:table-cell>
          <table:table-cell table:style-name="ce17" office:value-type="string" table:number-columns-spanned="6" table:number-rows-spanned="1">
            <text:p>&gt;&gt;&gt; Percentage of mayorBlock devoted to counters</text:p>
          </table:table-cell>
          <table:covered-table-cell table:number-columns-repeated="5"/>
          <table:table-cell table:number-columns-repeated="1017"/>
        </table:table-row>
        <table:table-row table:style-name="ro1">
          <table:table-cell office:value-type="float" office:value="8">
            <text:p>8</text:p>
          </table:table-cell>
          <table:table-cell table:style-name="ce24" table:formula="of:=(8*[.$B$29]+[.B47]*[.$B$31]*[.$A74]/8)/(8*[.$B$29]+[.B51]*1024)" office:value-type="percentage" office:value="0.986394557823129">
            <text:p>98,64%</text:p>
          </table:table-cell>
          <table:table-cell table:style-name="ce24" table:formula="of:=(8*[.$B$29]+[.C47]*[.$B$31]*[.$A74]/8)/(8*[.$B$29]+[.C51]*1024)" office:value-type="percentage" office:value="0.982608695652174">
            <text:p>98,26%</text:p>
          </table:table-cell>
          <table:table-cell table:style-name="ce24" table:formula="of:=(8*[.$B$29]+[.D47]*[.$B$31]*[.$A74]/8)/(8*[.$B$29]+[.D51]*1024)" office:value-type="percentage" office:value="0.980830670926517">
            <text:p>98,08%</text:p>
          </table:table-cell>
          <table:table-cell table:style-name="ce24" table:formula="of:=(8*[.$B$29]+[.E47]*[.$B$31]*[.$A74]/8)/(8*[.$B$29]+[.E51]*1024)" office:value-type="percentage" office:value="0.97979797979798">
            <text:p>97,98%</text:p>
          </table:table-cell>
          <table:table-cell table:style-name="ce24" table:formula="of:=(8*[.$B$29]+[.F47]*[.$B$31]*[.$A74]/8)/(8*[.$B$29]+[.F51]*1024)" office:value-type="percentage" office:value="0.97864768683274">
            <text:p>97,86%</text:p>
          </table:table-cell>
          <table:table-cell table:style-name="ce24" table:formula="of:=(8*[.$B$29]+[.G47]*[.$B$31]*[.$A74]/8)/(8*[.$B$29]+[.G51]*1024)" office:value-type="percentage" office:value="0.978294573643411">
            <text:p>97,83%</text:p>
          </table:table-cell>
          <table:table-cell table:style-name="ce24" table:formula="of:=(8*[.$B$29]+[.H47]*[.$B$31]*[.$A74]/8)/(8*[.$B$29]+[.H51]*1024)" office:value-type="percentage" office:value="0.978021978021978">
            <text:p>97,80%</text:p>
          </table:table-cell>
          <table:table-cell table:style-name="ce24" table:formula="of:=(8*[.$B$29]+[.I47]*[.$B$31]*[.$A74]/8)/(8*[.$B$29]+[.I51]*1024)" office:value-type="percentage" office:value="0.977358490566038">
            <text:p>97,74%</text:p>
          </table:table-cell>
          <table:table-cell table:style-name="ce24" table:formula="of:=(8*[.$B$29]+[.J47]*[.$B$31]*[.$A74]/8)/(8*[.$B$29]+[.J51]*1024)" office:value-type="percentage" office:value="0.977161500815661">
            <text:p>97,72%</text:p>
          </table:table-cell>
          <table:table-cell table:style-name="ce24" table:formula="of:=(8*[.$B$29]+[.K47]*[.$B$31]*[.$A74]/8)/(8*[.$B$29]+[.K51]*1024)" office:value-type="percentage" office:value="0.977081741787624">
            <text:p>97,71%</text:p>
          </table:table-cell>
          <table:table-cell table:style-name="ce24" table:formula="of:=(8*[.$B$29]+[.L47]*[.$B$31]*[.$A74]/8)/(8*[.$B$29]+[.L51]*1024)" office:value-type="percentage" office:value="0.977011494252874">
            <text:p>97,70%</text:p>
          </table:table-cell>
          <table:table-cell table:style-name="ce24" table:formula="of:=(8*[.$B$29]+[.M47]*[.$B$31]*[.$A74]/8)/(8*[.$B$29]+[.M51]*1024)" office:value-type="percentage" office:value="0.976653696498054">
            <text:p>97,67%</text:p>
          </table:table-cell>
          <table:table-cell table:style-name="ce24" table:formula="of:=(8*[.$B$29]+[.N47]*[.$B$31]*[.$A74]/8)/(8*[.$B$29]+[.N51]*1024)" office:value-type="percentage" office:value="0.976549413735343">
            <text:p>97,65%</text:p>
          </table:table-cell>
          <table:table-cell table:style-name="ce24" table:formula="of:=(8*[.$B$29]+[.O47]*[.$B$31]*[.$A74]/8)/(8*[.$B$29]+[.O51]*1024)" office:value-type="percentage" office:value="0.976507439310885">
            <text:p>97,65%</text:p>
          </table:table-cell>
          <table:table-cell table:style-name="ce24" table:formula="of:=(8*[.$B$29]+[.P47]*[.$B$31]*[.$A74]/8)/(8*[.$B$29]+[.P51]*1024)" office:value-type="percentage" office:value="0.976488433826318">
            <text:p>97,65%</text:p>
          </table:table-cell>
          <table:table-cell table:style-name="ce24" table:formula="of:=(8*[.$B$29]+[.Q47]*[.$B$31]*[.$A74]/8)/(8*[.$B$29]+[.Q51]*1024)" office:value-type="percentage" office:value="0.976470588235294">
            <text:p>97,65%</text:p>
          </table:table-cell>
          <table:table-cell table:number-columns-repeated="1007"/>
        </table:table-row>
        <table:table-row table:style-name="ro1">
          <table:table-cell table:style-name="ce12" office:value-type="float" office:value="16">
            <text:p>16</text:p>
          </table:table-cell>
          <table:table-cell table:style-name="ce24" table:formula="of:=(8*[.$B$29]+[.B48]*[.$B$31]*[.$A75]/8)/(8*[.$B$29]+[.B52]*1024)" office:value-type="percentage" office:value="0.984652738227271">
            <text:p>98,47%</text:p>
          </table:table-cell>
          <table:table-cell table:style-name="ce24" table:formula="of:=(8*[.$B$29]+[.C48]*[.$B$31]*[.$A75]/8)/(8*[.$B$29]+[.C52]*1024)" office:value-type="percentage" office:value="0.969841550332803">
            <text:p>96,98%</text:p>
          </table:table-cell>
          <table:table-cell table:style-name="ce24" table:formula="of:=(8*[.$B$29]+[.D48]*[.$B$31]*[.$A75]/8)/(8*[.$B$29]+[.D52]*1024)" office:value-type="percentage" office:value="0.955538831157553">
            <text:p>95,55%</text:p>
          </table:table-cell>
          <table:table-cell table:style-name="ce24" table:formula="of:=(8*[.$B$29]+[.E48]*[.$B$31]*[.$A75]/8)/(8*[.$B$29]+[.E52]*1024)" office:value-type="percentage" office:value="0.941718838929994">
            <text:p>94,17%</text:p>
          </table:table-cell>
          <table:table-cell table:style-name="ce24" table:formula="of:=(8*[.$B$29]+[.F48]*[.$B$31]*[.$A75]/8)/(8*[.$B$29]+[.F52]*1024)" office:value-type="percentage" office:value="0.91543247260915">
            <text:p>91,54%</text:p>
          </table:table-cell>
          <table:table-cell table:style-name="ce24" table:formula="of:=(8*[.$B$29]+[.G48]*[.$B$31]*[.$A75]/8)/(8*[.$B$29]+[.G52]*1024)" office:value-type="percentage" office:value="0.902922614372004">
            <text:p>90,29%</text:p>
          </table:table-cell>
          <table:table-cell table:style-name="ce35" table:formula="of:=(8*[.$B$29]+[.H48]*[.$B$31]*[.$A75]/8)/(8*[.$B$29]+[.H52]*1024)" office:value-type="percentage" office:value="0.890808274685434">
            <text:p>89,08%</text:p>
          </table:table-cell>
          <table:table-cell table:style-name="ce24" table:formula="of:=(8*[.$B$29]+[.I48]*[.$B$31]*[.$A75]/8)/(8*[.$B$29]+[.I52]*1024)" office:value-type="percentage" office:value="0.845953264466954">
            <text:p>84,60%</text:p>
          </table:table-cell>
          <table:table-cell table:style-name="ce24" table:formula="of:=(8*[.$B$29]+[.J48]*[.$B$31]*[.$A75]/8)/(8*[.$B$29]+[.J52]*1024)" office:value-type="percentage" office:value="0.825468711955198">
            <text:p>82,55%</text:p>
          </table:table-cell>
          <table:table-cell table:style-name="ce24" table:formula="of:=(8*[.$B$29]+[.K48]*[.$B$31]*[.$A75]/8)/(8*[.$B$29]+[.K52]*1024)" office:value-type="percentage" office:value="0.8156637784125">
            <text:p>81,57%</text:p>
          </table:table-cell>
          <table:table-cell table:style-name="ce24" table:formula="of:=(8*[.$B$29]+[.L48]*[.$B$31]*[.$A75]/8)/(8*[.$B$29]+[.L52]*1024)" office:value-type="percentage" office:value="0.806134040136312">
            <text:p>80,61%</text:p>
          </table:table-cell>
          <table:table-cell table:style-name="ce35" table:formula="of:=(8*[.$B$29]+[.M48]*[.$B$31]*[.$A75]/8)/(8*[.$B$29]+[.M52]*1024)" office:value-type="percentage" office:value="0.738553191489362">
            <text:p>73,86%</text:p>
          </table:table-cell>
          <table:table-cell table:style-name="ce24" table:formula="of:=(8*[.$B$29]+[.N48]*[.$B$31]*[.$A75]/8)/(8*[.$B$29]+[.N52]*1024)" office:value-type="percentage" office:value="0.709632990358908">
            <text:p>70,96%</text:p>
          </table:table-cell>
          <table:table-cell table:style-name="ce24" table:formula="of:=(8*[.$B$29]+[.O48]*[.$B$31]*[.$A75]/8)/(8*[.$B$29]+[.O52]*1024)" office:value-type="percentage" office:value="0.696190513865264">
            <text:p>69,62%</text:p>
          </table:table-cell>
          <table:table-cell table:style-name="ce24" table:formula="of:=(8*[.$B$29]+[.P48]*[.$B$31]*[.$A75]/8)/(8*[.$B$29]+[.P52]*1024)" office:value-type="percentage" office:value="0.689703036108776">
            <text:p>68,97%</text:p>
          </table:table-cell>
          <table:table-cell table:style-name="ce24" table:formula="of:=(8*[.$B$29]+[.Q48]*[.$B$31]*[.$A75]/8)/(8*[.$B$29]+[.Q52]*1024)" office:value-type="percentage" office:value="0.683364254792826">
            <text:p>68,34%</text:p>
          </table:table-cell>
          <table:table-cell table:number-columns-repeated="1007"/>
        </table:table-row>
        <table:table-row table:style-name="ro1">
          <table:table-cell office:value-type="float" office:value="32">
            <text:p>32</text:p>
          </table:table-cell>
          <table:table-cell table:style-name="ce24" table:formula="of:=(8*[.$B$29]+[.B49]*[.$B$31]*[.$A76]/8)/(8*[.$B$29]+[.B53]*1024)" office:value-type="percentage" office:value="0.992248062160567">
            <text:p>99,22%</text:p>
          </table:table-cell>
          <table:table-cell table:style-name="ce24" table:formula="of:=(8*[.$B$29]+[.C49]*[.$B$31]*[.$A76]/8)/(8*[.$B$29]+[.C53]*1024)" office:value-type="percentage" office:value="0.984615385186743">
            <text:p>98,46%</text:p>
          </table:table-cell>
          <table:table-cell table:style-name="ce24" table:formula="of:=(8*[.$B$29]+[.D49]*[.$B$31]*[.$A76]/8)/(8*[.$B$29]+[.D53]*1024)" office:value-type="percentage" office:value="0.977099237907225">
            <text:p>97,71%</text:p>
          </table:table-cell>
          <table:table-cell table:style-name="ce24" table:formula="of:=(8*[.$B$29]+[.E49]*[.$B$31]*[.$A76]/8)/(8*[.$B$29]+[.E53]*1024)" office:value-type="percentage" office:value="0.969696971913671">
            <text:p>96,97%</text:p>
          </table:table-cell>
          <table:table-cell table:style-name="ce24" table:formula="of:=(8*[.$B$29]+[.F49]*[.$B$31]*[.$A76]/8)/(8*[.$B$29]+[.F53]*1024)" office:value-type="percentage" office:value="0.955223885436821">
            <text:p>95,52%</text:p>
          </table:table-cell>
          <table:table-cell table:style-name="ce24" table:formula="of:=(8*[.$B$29]+[.G49]*[.$B$31]*[.$A76]/8)/(8*[.$B$29]+[.G53]*1024)" office:value-type="percentage" office:value="0.948148154638431">
            <text:p>94,81%</text:p>
          </table:table-cell>
          <table:table-cell table:style-name="ce24" table:formula="of:=(8*[.$B$29]+[.H49]*[.$B$31]*[.$A76]/8)/(8*[.$B$29]+[.H53]*1024)" office:value-type="percentage" office:value="0.941176478941134">
            <text:p>94,12%</text:p>
          </table:table-cell>
          <table:table-cell table:style-name="ce24" table:formula="of:=(8*[.$B$29]+[.I49]*[.$B$31]*[.$A76]/8)/(8*[.$B$29]+[.I53]*1024)" office:value-type="percentage" office:value="0.914285732021133">
            <text:p>91,43%</text:p>
          </table:table-cell>
          <table:table-cell table:style-name="ce24" table:formula="of:=(8*[.$B$29]+[.J49]*[.$B$31]*[.$A76]/8)/(8*[.$B$29]+[.J53]*1024)" office:value-type="percentage" office:value="0.901408474168893">
            <text:p>90,14%</text:p>
          </table:table-cell>
          <table:table-cell table:style-name="ce24" table:formula="of:=(8*[.$B$29]+[.K49]*[.$B$31]*[.$A76]/8)/(8*[.$B$29]+[.K53]*1024)" office:value-type="percentage" office:value="0.895104921665959">
            <text:p>89,51%</text:p>
          </table:table-cell>
          <table:table-cell table:style-name="ce24" table:formula="of:=(8*[.$B$29]+[.L49]*[.$B$31]*[.$A76]/8)/(8*[.$B$29]+[.L53]*1024)" office:value-type="percentage" office:value="0.888888918691203">
            <text:p>88,89%</text:p>
          </table:table-cell>
          <table:table-cell table:style-name="ce24" table:formula="of:=(8*[.$B$29]+[.M49]*[.$B$31]*[.$A76]/8)/(8*[.$B$29]+[.M53]*1024)" office:value-type="percentage" office:value="0.842105323340401">
            <text:p>84,21%</text:p>
          </table:table-cell>
          <table:table-cell table:style-name="ce24" table:formula="of:=(8*[.$B$29]+[.N49]*[.$B$31]*[.$A76]/8)/(8*[.$B$29]+[.N53]*1024)" office:value-type="percentage" office:value="0.820512898280977">
            <text:p>82,05%</text:p>
          </table:table-cell>
          <table:table-cell table:style-name="ce24" table:formula="of:=(8*[.$B$29]+[.O49]*[.$B$31]*[.$A76]/8)/(8*[.$B$29]+[.O53]*1024)" office:value-type="percentage" office:value="0.810126669307335">
            <text:p>81,01%</text:p>
          </table:table-cell>
          <table:table-cell table:style-name="ce24" table:formula="of:=(8*[.$B$29]+[.P49]*[.$B$31]*[.$A76]/8)/(8*[.$B$29]+[.P53]*1024)" office:value-type="percentage" office:value="0.805031538303132">
            <text:p>80,50%</text:p>
          </table:table-cell>
          <table:table-cell table:style-name="ce24" table:formula="of:=(8*[.$B$29]+[.Q49]*[.$B$31]*[.$A76]/8)/(8*[.$B$29]+[.Q53]*1024)" office:value-type="percentage" office:value="0.800000096559478">
            <text:p>80,00%</text:p>
          </table:table-cell>
          <table:table-cell table:number-columns-repeated="1007"/>
        </table:table-row>
        <table:table-row table:style-name="ro1">
          <table:table-cell table:style-name="ce1" office:value-type="string">
            <text:p>MB.Bitmaps.% </text:p>
          </table:table-cell>
          <table:table-cell table:style-name="ce17" office:value-type="string" table:number-columns-spanned="6" table:number-rows-spanned="1">
            <text:p>&gt;&gt;&gt; Percentage of mayorBlock devoted to bitmaps</text:p>
          </table:table-cell>
          <table:covered-table-cell table:number-columns-repeated="5" table:style-name="ce24"/>
          <table:table-cell table:style-name="ce24" table:number-columns-repeated="10"/>
          <table:table-cell table:number-columns-repeated="1007"/>
        </table:table-row>
        <table:table-row table:style-name="ro1">
          <table:table-cell office:value-type="float" office:value="8">
            <text:p>8</text:p>
          </table:table-cell>
          <table:table-cell table:style-name="ce24" table:formula="of:=([.B47]*[.B$64]*[.$C$31]/8)/(8*[.$B$29]+[.B51]*1024)" office:value-type="percentage" office:value="0.0136054421768707">
            <text:p>1,36%</text:p>
          </table:table-cell>
          <table:table-cell table:style-name="ce24" table:formula="of:=([.C47]*[.C$64]*[.$C$31]/8)/(8*[.$B$29]+[.C51]*1024)" office:value-type="percentage" office:value="0.0173913043478261">
            <text:p>1,74%</text:p>
          </table:table-cell>
          <table:table-cell table:style-name="ce24" table:formula="of:=([.D47]*[.D$64]*[.$C$31]/8)/(8*[.$B$29]+[.D51]*1024)" office:value-type="percentage" office:value="0.0191693290734824">
            <text:p>1,92%</text:p>
          </table:table-cell>
          <table:table-cell table:style-name="ce24" table:formula="of:=([.E47]*[.E$64]*[.$C$31]/8)/(8*[.$B$29]+[.E51]*1024)" office:value-type="percentage" office:value="0.0202020202020202">
            <text:p>2,02%</text:p>
          </table:table-cell>
          <table:table-cell table:style-name="ce24" table:formula="of:=([.F47]*[.F$64]*[.$C$31]/8)/(8*[.$B$29]+[.F51]*1024)" office:value-type="percentage" office:value="0.0213523131672598">
            <text:p>2,14%</text:p>
          </table:table-cell>
          <table:table-cell table:style-name="ce24" table:formula="of:=([.G47]*[.G$64]*[.$C$31]/8)/(8*[.$B$29]+[.G51]*1024)" office:value-type="percentage" office:value="0.0217054263565891">
            <text:p>2,17%</text:p>
          </table:table-cell>
          <table:table-cell table:style-name="ce24" table:formula="of:=([.H47]*[.H$64]*[.$C$31]/8)/(8*[.$B$29]+[.H51]*1024)" office:value-type="percentage" office:value="0.021978021978022">
            <text:p>2,20%</text:p>
          </table:table-cell>
          <table:table-cell table:style-name="ce24" table:formula="of:=([.I47]*[.I$64]*[.$C$31]/8)/(8*[.$B$29]+[.I51]*1024)" office:value-type="percentage" office:value="0.0226415094339623">
            <text:p>2,26%</text:p>
          </table:table-cell>
          <table:table-cell table:style-name="ce24" table:formula="of:=([.J47]*[.J$64]*[.$C$31]/8)/(8*[.$B$29]+[.J51]*1024)" office:value-type="percentage" office:value="0.0228384991843393">
            <text:p>2,28%</text:p>
          </table:table-cell>
          <table:table-cell table:style-name="ce24" table:formula="of:=([.K47]*[.K$64]*[.$C$31]/8)/(8*[.$B$29]+[.K51]*1024)" office:value-type="percentage" office:value="0.0229182582123759">
            <text:p>2,29%</text:p>
          </table:table-cell>
          <table:table-cell table:style-name="ce24" table:formula="of:=([.L47]*[.L$64]*[.$C$31]/8)/(8*[.$B$29]+[.L51]*1024)" office:value-type="percentage" office:value="0.0229885057471264">
            <text:p>2,30%</text:p>
          </table:table-cell>
          <table:table-cell table:style-name="ce24" table:formula="of:=([.M47]*[.M$64]*[.$C$31]/8)/(8*[.$B$29]+[.M51]*1024)" office:value-type="percentage" office:value="0.0233463035019455">
            <text:p>2,33%</text:p>
          </table:table-cell>
          <table:table-cell table:style-name="ce24" table:formula="of:=([.N47]*[.N$64]*[.$C$31]/8)/(8*[.$B$29]+[.N51]*1024)" office:value-type="percentage" office:value="0.0234505862646566">
            <text:p>2,35%</text:p>
          </table:table-cell>
          <table:table-cell table:style-name="ce24" table:formula="of:=([.O47]*[.O$64]*[.$C$31]/8)/(8*[.$B$29]+[.O51]*1024)" office:value-type="percentage" office:value="0.0234925606891151">
            <text:p>2,35%</text:p>
          </table:table-cell>
          <table:table-cell table:style-name="ce24" table:formula="of:=([.P47]*[.P$64]*[.$C$31]/8)/(8*[.$B$29]+[.P51]*1024)" office:value-type="percentage" office:value="0.0235115661736822">
            <text:p>2,35%</text:p>
          </table:table-cell>
          <table:table-cell table:style-name="ce24" table:formula="of:=([.Q47]*[.Q$64]*[.$C$31]/8)/(8*[.$B$29]+[.Q51]*1024)" office:value-type="percentage" office:value="0.0235294117647059">
            <text:p>2,35%</text:p>
          </table:table-cell>
          <table:table-cell table:number-columns-repeated="1007"/>
        </table:table-row>
        <table:table-row table:style-name="ro1">
          <table:table-cell table:style-name="ce12" office:value-type="float" office:value="16">
            <text:p>16</text:p>
          </table:table-cell>
          <table:table-cell table:style-name="ce24" table:formula="of:=([.B48]*[.B$64]*[.$C$31]/8)/(8*[.$B$29]+[.B52]*1024)" office:value-type="percentage" office:value="0.0153472617727286">
            <text:p>1,53%</text:p>
          </table:table-cell>
          <table:table-cell table:style-name="ce24" table:formula="of:=([.C48]*[.C$64]*[.$C$31]/8)/(8*[.$B$29]+[.C52]*1024)" office:value-type="percentage" office:value="0.0301584496671968">
            <text:p>3,02%</text:p>
          </table:table-cell>
          <table:table-cell table:style-name="ce24" table:formula="of:=([.D48]*[.D$64]*[.$C$31]/8)/(8*[.$B$29]+[.D52]*1024)" office:value-type="percentage" office:value="0.0444611688424465">
            <text:p>4,45%</text:p>
          </table:table-cell>
          <table:table-cell table:style-name="ce24" table:formula="of:=([.E48]*[.E$64]*[.$C$31]/8)/(8*[.$B$29]+[.E52]*1024)" office:value-type="percentage" office:value="0.0582811610700057">
            <text:p>5,83%</text:p>
          </table:table-cell>
          <table:table-cell table:style-name="ce24" table:formula="of:=([.F48]*[.F$64]*[.$C$31]/8)/(8*[.$B$29]+[.F52]*1024)" office:value-type="percentage" office:value="0.0845675273908495">
            <text:p>8,46%</text:p>
          </table:table-cell>
          <table:table-cell table:style-name="ce24" table:formula="of:=([.G48]*[.G$64]*[.$C$31]/8)/(8*[.$B$29]+[.G52]*1024)" office:value-type="percentage" office:value="0.0970773856279964">
            <text:p>9,71%</text:p>
          </table:table-cell>
          <table:table-cell table:style-name="ce35" table:formula="of:=([.H48]*[.H$64]*[.$C$31]/8)/(8*[.$B$29]+[.H52]*1024)" office:value-type="percentage" office:value="0.109191725314566">
            <text:p>10,92%</text:p>
          </table:table-cell>
          <table:table-cell table:style-name="ce24" table:formula="of:=([.I48]*[.I$64]*[.$C$31]/8)/(8*[.$B$29]+[.I52]*1024)" office:value-type="percentage" office:value="0.154046735533046">
            <text:p>15,40%</text:p>
          </table:table-cell>
          <table:table-cell table:style-name="ce24" table:formula="of:=([.J48]*[.J$64]*[.$C$31]/8)/(8*[.$B$29]+[.J52]*1024)" office:value-type="percentage" office:value="0.174531288044802">
            <text:p>17,45%</text:p>
          </table:table-cell>
          <table:table-cell table:style-name="ce24" table:formula="of:=([.K48]*[.K$64]*[.$C$31]/8)/(8*[.$B$29]+[.K52]*1024)" office:value-type="percentage" office:value="0.1843362215875">
            <text:p>18,43%</text:p>
          </table:table-cell>
          <table:table-cell table:style-name="ce24" table:formula="of:=([.L48]*[.L$64]*[.$C$31]/8)/(8*[.$B$29]+[.L52]*1024)" office:value-type="percentage" office:value="0.193865959863688">
            <text:p>19,39%</text:p>
          </table:table-cell>
          <table:table-cell table:style-name="ce35" table:formula="of:=([.M48]*[.M$64]*[.$C$31]/8)/(8*[.$B$29]+[.M52]*1024)" office:value-type="percentage" office:value="0.261446808510638">
            <text:p>26,14%</text:p>
          </table:table-cell>
          <table:table-cell table:style-name="ce24" table:formula="of:=([.N48]*[.N$64]*[.$C$31]/8)/(8*[.$B$29]+[.N52]*1024)" office:value-type="percentage" office:value="0.290367009641092">
            <text:p>29,04%</text:p>
          </table:table-cell>
          <table:table-cell table:style-name="ce24" table:formula="of:=([.O48]*[.O$64]*[.$C$31]/8)/(8*[.$B$29]+[.O52]*1024)" office:value-type="percentage" office:value="0.303809486134736">
            <text:p>30,38%</text:p>
          </table:table-cell>
          <table:table-cell table:style-name="ce24" table:formula="of:=([.P48]*[.P$64]*[.$C$31]/8)/(8*[.$B$29]+[.P52]*1024)" office:value-type="percentage" office:value="0.310296963891224">
            <text:p>31,03%</text:p>
          </table:table-cell>
          <table:table-cell table:style-name="ce24" table:formula="of:=([.Q48]*[.Q$64]*[.$C$31]/8)/(8*[.$B$29]+[.Q52]*1024)" office:value-type="percentage" office:value="0.316635745207174">
            <text:p>31,66%</text:p>
          </table:table-cell>
          <table:table-cell table:number-columns-repeated="1007"/>
        </table:table-row>
        <table:table-row table:style-name="ro1">
          <table:table-cell office:value-type="float" office:value="32">
            <text:p>32</text:p>
          </table:table-cell>
          <table:table-cell table:style-name="ce24" table:formula="of:=([.B49]*[.B$64]*[.$C$31]/8)/(8*[.$B$29]+[.B53]*1024)" office:value-type="percentage" office:value="0.00775193783943344">
            <text:p>0,78%</text:p>
          </table:table-cell>
          <table:table-cell table:style-name="ce24" table:formula="of:=([.C49]*[.C$64]*[.$C$31]/8)/(8*[.$B$29]+[.C53]*1024)" office:value-type="percentage" office:value="0.0153846148132573">
            <text:p>1,54%</text:p>
          </table:table-cell>
          <table:table-cell table:style-name="ce24" table:formula="of:=([.D49]*[.D$64]*[.$C$31]/8)/(8*[.$B$29]+[.D53]*1024)" office:value-type="percentage" office:value="0.0229007620927748">
            <text:p>2,29%</text:p>
          </table:table-cell>
          <table:table-cell table:style-name="ce24" table:formula="of:=([.E49]*[.E$64]*[.$C$31]/8)/(8*[.$B$29]+[.E53]*1024)" office:value-type="percentage" office:value="0.0303030280863288">
            <text:p>3,03%</text:p>
          </table:table-cell>
          <table:table-cell table:style-name="ce24" table:formula="of:=([.F49]*[.F$64]*[.$C$31]/8)/(8*[.$B$29]+[.F53]*1024)" office:value-type="percentage" office:value="0.0447761145631787">
            <text:p>4,48%</text:p>
          </table:table-cell>
          <table:table-cell table:style-name="ce24" table:formula="of:=([.G49]*[.G$64]*[.$C$31]/8)/(8*[.$B$29]+[.G53]*1024)" office:value-type="percentage" office:value="0.0518518453615691">
            <text:p>5,19%</text:p>
          </table:table-cell>
          <table:table-cell table:style-name="ce24" table:formula="of:=([.H49]*[.H$64]*[.$C$31]/8)/(8*[.$B$29]+[.H53]*1024)" office:value-type="percentage" office:value="0.0588235210588659">
            <text:p>5,88%</text:p>
          </table:table-cell>
          <table:table-cell table:style-name="ce24" table:formula="of:=([.I49]*[.I$64]*[.$C$31]/8)/(8*[.$B$29]+[.I53]*1024)" office:value-type="percentage" office:value="0.0857142679788665">
            <text:p>8,57%</text:p>
          </table:table-cell>
          <table:table-cell table:style-name="ce24" table:formula="of:=([.J49]*[.J$64]*[.$C$31]/8)/(8*[.$B$29]+[.J53]*1024)" office:value-type="percentage" office:value="0.098591525831107">
            <text:p>9,86%</text:p>
          </table:table-cell>
          <table:table-cell table:style-name="ce24" table:formula="of:=([.K49]*[.K$64]*[.$C$31]/8)/(8*[.$B$29]+[.K53]*1024)" office:value-type="percentage" office:value="0.104895078334041">
            <text:p>10,49%</text:p>
          </table:table-cell>
          <table:table-cell table:style-name="ce24" table:formula="of:=([.L49]*[.L$64]*[.$C$31]/8)/(8*[.$B$29]+[.L53]*1024)" office:value-type="percentage" office:value="0.111111081308797">
            <text:p>11,11%</text:p>
          </table:table-cell>
          <table:table-cell table:style-name="ce24" table:formula="of:=([.M49]*[.M$64]*[.$C$31]/8)/(8*[.$B$29]+[.M53]*1024)" office:value-type="percentage" office:value="0.157894676659599">
            <text:p>15,79%</text:p>
          </table:table-cell>
          <table:table-cell table:style-name="ce24" table:formula="of:=([.N49]*[.N$64]*[.$C$31]/8)/(8*[.$B$29]+[.N53]*1024)" office:value-type="percentage" office:value="0.179487101719023">
            <text:p>17,95%</text:p>
          </table:table-cell>
          <table:table-cell table:style-name="ce24" table:formula="of:=([.O49]*[.O$64]*[.$C$31]/8)/(8*[.$B$29]+[.O53]*1024)" office:value-type="percentage" office:value="0.189873330692665">
            <text:p>18,99%</text:p>
          </table:table-cell>
          <table:table-cell table:style-name="ce24" table:formula="of:=([.P49]*[.P$64]*[.$C$31]/8)/(8*[.$B$29]+[.P53]*1024)" office:value-type="percentage" office:value="0.194968461696868">
            <text:p>19,50%</text:p>
          </table:table-cell>
          <table:table-cell table:style-name="ce24" table:formula="of:=([.Q49]*[.Q$64]*[.$C$31]/8)/(8*[.$B$29]+[.Q53]*1024)" office:value-type="percentage" office:value="0.199999903440522">
            <text:p>20,00%</text:p>
          </table:table-cell>
          <table:table-cell table:number-columns-repeated="1007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ce1" office:value-type="string">
            <text:p>TOTAL</text:p>
          </table:table-cell>
          <table:table-cell table:formula="of:=[.B78]+[.B74]" office:value-type="percentage" office:value="1">
            <text:p>100,00%</text:p>
          </table:table-cell>
          <table:table-cell table:formula="of:=[.C78]+[.C74]" office:value-type="percentage" office:value="1">
            <text:p>100,00%</text:p>
          </table:table-cell>
          <table:table-cell table:formula="of:=[.D78]+[.D74]" office:value-type="percentage" office:value="1">
            <text:p>100,00%</text:p>
          </table:table-cell>
          <table:table-cell table:formula="of:=[.E78]+[.E74]" office:value-type="percentage" office:value="1">
            <text:p>100,00%</text:p>
          </table:table-cell>
          <table:table-cell table:formula="of:=[.F78]+[.F74]" office:value-type="percentage" office:value="1">
            <text:p>100,00%</text:p>
          </table:table-cell>
          <table:table-cell table:formula="of:=[.G78]+[.G74]" office:value-type="percentage" office:value="1">
            <text:p>100,00%</text:p>
          </table:table-cell>
          <table:table-cell table:formula="of:=[.H78]+[.H74]" office:value-type="percentage" office:value="1">
            <text:p>100,00%</text:p>
          </table:table-cell>
          <table:table-cell table:formula="of:=[.I78]+[.I74]" office:value-type="percentage" office:value="1">
            <text:p>100,00%</text:p>
          </table:table-cell>
          <table:table-cell table:formula="of:=[.J78]+[.J74]" office:value-type="percentage" office:value="1">
            <text:p>100,00%</text:p>
          </table:table-cell>
          <table:table-cell table:formula="of:=[.K78]+[.K74]" office:value-type="percentage" office:value="1">
            <text:p>100,00%</text:p>
          </table:table-cell>
          <table:table-cell table:formula="of:=[.L78]+[.L74]" office:value-type="percentage" office:value="1">
            <text:p>100,00%</text:p>
          </table:table-cell>
          <table:table-cell table:formula="of:=[.M78]+[.M74]" office:value-type="percentage" office:value="1">
            <text:p>100,00%</text:p>
          </table:table-cell>
          <table:table-cell table:formula="of:=[.N78]+[.N74]" office:value-type="percentage" office:value="1">
            <text:p>100,00%</text:p>
          </table:table-cell>
          <table:table-cell table:formula="of:=[.O78]+[.O74]" office:value-type="percentage" office:value="1">
            <text:p>100,00%</text:p>
          </table:table-cell>
          <table:table-cell table:formula="of:=[.P78]+[.P74]" office:value-type="percentage" office:value="1">
            <text:p>100,00%</text:p>
          </table:table-cell>
          <table:table-cell table:formula="of:=[.Q78]+[.Q74]" office:value-type="percentage" office:value="1">
            <text:p>100,00%</text:p>
          </table:table-cell>
          <table:table-cell table:number-columns-repeated="1007"/>
        </table:table-row>
        <table:table-row table:style-name="ro1">
          <table:table-cell table:style-name="Default"/>
          <table:table-cell table:formula="of:=[.B79]+[.B75]" office:value-type="percentage" office:value="1">
            <text:p>100,00%</text:p>
          </table:table-cell>
          <table:table-cell table:formula="of:=[.C79]+[.C75]" office:value-type="percentage" office:value="1">
            <text:p>100,00%</text:p>
          </table:table-cell>
          <table:table-cell table:formula="of:=[.D79]+[.D75]" office:value-type="percentage" office:value="1">
            <text:p>100,00%</text:p>
          </table:table-cell>
          <table:table-cell table:formula="of:=[.E79]+[.E75]" office:value-type="percentage" office:value="1">
            <text:p>100,00%</text:p>
          </table:table-cell>
          <table:table-cell table:formula="of:=[.F79]+[.F75]" office:value-type="percentage" office:value="1">
            <text:p>100,00%</text:p>
          </table:table-cell>
          <table:table-cell table:formula="of:=[.G79]+[.G75]" office:value-type="percentage" office:value="1">
            <text:p>100,00%</text:p>
          </table:table-cell>
          <table:table-cell table:formula="of:=[.H79]+[.H75]" office:value-type="percentage" office:value="1">
            <text:p>100,00%</text:p>
          </table:table-cell>
          <table:table-cell table:formula="of:=[.I79]+[.I75]" office:value-type="percentage" office:value="1">
            <text:p>100,00%</text:p>
          </table:table-cell>
          <table:table-cell table:formula="of:=[.J79]+[.J75]" office:value-type="percentage" office:value="1">
            <text:p>100,00%</text:p>
          </table:table-cell>
          <table:table-cell table:formula="of:=[.K79]+[.K75]" office:value-type="percentage" office:value="1">
            <text:p>100,00%</text:p>
          </table:table-cell>
          <table:table-cell table:formula="of:=[.L79]+[.L75]" office:value-type="percentage" office:value="1">
            <text:p>100,00%</text:p>
          </table:table-cell>
          <table:table-cell table:formula="of:=[.M79]+[.M75]" office:value-type="percentage" office:value="1">
            <text:p>100,00%</text:p>
          </table:table-cell>
          <table:table-cell table:formula="of:=[.N79]+[.N75]" office:value-type="percentage" office:value="1">
            <text:p>100,00%</text:p>
          </table:table-cell>
          <table:table-cell table:formula="of:=[.O79]+[.O75]" office:value-type="percentage" office:value="1">
            <text:p>100,00%</text:p>
          </table:table-cell>
          <table:table-cell table:formula="of:=[.P79]+[.P75]" office:value-type="percentage" office:value="1">
            <text:p>100,00%</text:p>
          </table:table-cell>
          <table:table-cell table:formula="of:=[.Q79]+[.Q75]" office:value-type="percentage" office:value="1">
            <text:p>100,00%</text:p>
          </table:table-cell>
          <table:table-cell table:number-columns-repeated="1007"/>
        </table:table-row>
        <table:table-row table:style-name="ro1">
          <table:table-cell table:style-name="Default"/>
          <table:table-cell table:formula="of:=[.B80]+[.B76]" office:value-type="percentage" office:value="1">
            <text:p>100,00%</text:p>
          </table:table-cell>
          <table:table-cell table:formula="of:=[.C80]+[.C76]" office:value-type="percentage" office:value="1">
            <text:p>100,00%</text:p>
          </table:table-cell>
          <table:table-cell table:formula="of:=[.D80]+[.D76]" office:value-type="percentage" office:value="1">
            <text:p>100,00%</text:p>
          </table:table-cell>
          <table:table-cell table:formula="of:=[.E80]+[.E76]" office:value-type="percentage" office:value="1">
            <text:p>100,00%</text:p>
          </table:table-cell>
          <table:table-cell table:formula="of:=[.F80]+[.F76]" office:value-type="percentage" office:value="1">
            <text:p>100,00%</text:p>
          </table:table-cell>
          <table:table-cell table:formula="of:=[.G80]+[.G76]" office:value-type="percentage" office:value="1">
            <text:p>100,00%</text:p>
          </table:table-cell>
          <table:table-cell table:formula="of:=[.H80]+[.H76]" office:value-type="percentage" office:value="1">
            <text:p>100,00%</text:p>
          </table:table-cell>
          <table:table-cell table:formula="of:=[.I80]+[.I76]" office:value-type="percentage" office:value="1">
            <text:p>100,00%</text:p>
          </table:table-cell>
          <table:table-cell table:formula="of:=[.J80]+[.J76]" office:value-type="percentage" office:value="1">
            <text:p>100,00%</text:p>
          </table:table-cell>
          <table:table-cell table:formula="of:=[.K80]+[.K76]" office:value-type="percentage" office:value="1">
            <text:p>100,00%</text:p>
          </table:table-cell>
          <table:table-cell table:formula="of:=[.L80]+[.L76]" office:value-type="percentage" office:value="1">
            <text:p>100,00%</text:p>
          </table:table-cell>
          <table:table-cell table:formula="of:=[.M80]+[.M76]" office:value-type="percentage" office:value="1">
            <text:p>100,00%</text:p>
          </table:table-cell>
          <table:table-cell table:formula="of:=[.N80]+[.N76]" office:value-type="percentage" office:value="1">
            <text:p>100,00%</text:p>
          </table:table-cell>
          <table:table-cell table:formula="of:=[.O80]+[.O76]" office:value-type="percentage" office:value="1">
            <text:p>100,00%</text:p>
          </table:table-cell>
          <table:table-cell table:formula="of:=[.P80]+[.P76]" office:value-type="percentage" office:value="1">
            <text:p>100,00%</text:p>
          </table:table-cell>
          <table:table-cell table:formula="of:=[.Q80]+[.Q76]" office:value-type="percentage" office:value="1">
            <text:p>100,00%</text:p>
          </table:table-cell>
          <table:table-cell table:number-columns-repeated="1007"/>
        </table:table-row>
        <table:table-row table:style-name="ro1">
          <table:table-cell table:style-name="ce7" table:number-columns-repeated="17"/>
          <table:table-cell table:number-columns-repeated="1007"/>
        </table:table-row>
        <table:table-row table:style-name="ro1">
          <table:table-cell table:style-name="Default"/>
          <table:table-cell table:style-name="ce16" office:value-type="float" office:value="8">
            <text:p>8</text:p>
          </table:table-cell>
          <table:table-cell table:style-name="ce16" office:value-type="float" office:value="16">
            <text:p>16</text:p>
          </table:table-cell>
          <table:table-cell table:style-name="ce16" office:value-type="float" office:value="24">
            <text:p>24</text:p>
          </table:table-cell>
          <table:table-cell table:style-name="ce16" office:value-type="float" office:value="32">
            <text:p>32</text:p>
          </table:table-cell>
          <table:table-cell table:style-name="ce16" office:value-type="float" office:value="48">
            <text:p>48</text:p>
          </table:table-cell>
          <table:table-cell table:style-name="ce16" office:value-type="float" office:value="56">
            <text:p>56</text:p>
          </table:table-cell>
          <table:table-cell table:style-name="ce16" office:value-type="float" office:value="64">
            <text:p>64</text:p>
          </table:table-cell>
          <table:table-cell table:style-name="ce16" office:value-type="float" office:value="96">
            <text:p>96</text:p>
          </table:table-cell>
          <table:table-cell table:style-name="ce16" office:value-type="float" office:value="112">
            <text:p>112</text:p>
          </table:table-cell>
          <table:table-cell table:style-name="ce16" office:value-type="float" office:value="120">
            <text:p>120</text:p>
          </table:table-cell>
          <table:table-cell table:style-name="ce16" office:value-type="float" office:value="128">
            <text:p>128</text:p>
          </table:table-cell>
          <table:table-cell table:style-name="ce16" office:value-type="float" office:value="192">
            <text:p>192</text:p>
          </table:table-cell>
          <table:table-cell table:style-name="ce16" office:value-type="float" office:value="224">
            <text:p>224</text:p>
          </table:table-cell>
          <table:table-cell table:style-name="ce16" office:value-type="float" office:value="240">
            <text:p>240</text:p>
          </table:table-cell>
          <table:table-cell table:style-name="ce16" office:value-type="float" office:value="248">
            <text:p>248</text:p>
          </table:table-cell>
          <table:table-cell table:style-name="ce16" office:value-type="float" office:value="256">
            <text:p>256</text:p>
          </table:table-cell>
          <table:table-cell table:number-columns-repeated="1007"/>
        </table:table-row>
        <table:table-row table:style-name="ro1">
          <table:table-cell table:style-name="ce1" office:value-type="string">
            <text:p>Genome.mB.M</text:p>
          </table:table-cell>
          <table:table-cell table:style-name="ce17" office:value-type="string" table:number-columns-spanned="6" table:number-rows-spanned="1">
            <text:p>&gt;&gt;&gt; Number of minorBlocks (Millions) [Whole Genome]</text:p>
          </table:table-cell>
          <table:covered-table-cell table:number-columns-repeated="5" table:style-name="ce27"/>
          <table:table-cell table:number-columns-repeated="1017"/>
        </table:table-row>
        <table:table-row table:style-name="ro1">
          <table:table-cell/>
          <table:table-cell table:style-name="ce21" table:formula="of:=[.$B$1]*1024/[.B$86]" office:value-type="float" office:value="345.6">
            <text:p>345,60</text:p>
          </table:table-cell>
          <table:table-cell table:style-name="ce21" table:formula="of:=[.$B$1]*1024/[.C$86]" office:value-type="float" office:value="172.8">
            <text:p>172,80</text:p>
          </table:table-cell>
          <table:table-cell table:style-name="ce21" table:formula="of:=[.$B$1]*1024/[.D$86]" office:value-type="float" office:value="115.2">
            <text:p>115,20</text:p>
          </table:table-cell>
          <table:table-cell table:style-name="ce21" table:formula="of:=[.$B$1]*1024/[.E$86]" office:value-type="float" office:value="86.4">
            <text:p>86,40</text:p>
          </table:table-cell>
          <table:table-cell table:style-name="ce21" table:formula="of:=[.$B$1]*1024/[.F$86]" office:value-type="float" office:value="57.6">
            <text:p>57,60</text:p>
          </table:table-cell>
          <table:table-cell table:style-name="ce21" table:formula="of:=[.$B$1]*1024/[.G$86]" office:value-type="float" office:value="49.3714285714286">
            <text:p>49,37</text:p>
          </table:table-cell>
          <table:table-cell table:style-name="ce33" table:formula="of:=[.$B$1]*1024/[.H$86]" office:value-type="float" office:value="43.2">
            <text:p>43,20</text:p>
          </table:table-cell>
          <table:table-cell table:style-name="ce21" table:formula="of:=[.$B$1]*1024/[.I$86]" office:value-type="float" office:value="28.8">
            <text:p>28,80</text:p>
          </table:table-cell>
          <table:table-cell table:style-name="ce21" table:formula="of:=[.$B$1]*1024/[.J$86]" office:value-type="float" office:value="24.6857142857143">
            <text:p>24,69</text:p>
          </table:table-cell>
          <table:table-cell table:style-name="ce21" table:formula="of:=[.$B$1]*1024/[.K$86]" office:value-type="float" office:value="23.04">
            <text:p>23,04</text:p>
          </table:table-cell>
          <table:table-cell table:style-name="ce21" table:formula="of:=[.$B$1]*1024/[.L$86]" office:value-type="float" office:value="21.6">
            <text:p>21,60</text:p>
          </table:table-cell>
          <table:table-cell table:style-name="ce33" table:formula="of:=[.$B$1]*1024/[.M$86]" office:value-type="float" office:value="14.4">
            <text:p>14,40</text:p>
          </table:table-cell>
          <table:table-cell table:style-name="ce21" table:formula="of:=[.$B$1]*1024/[.N$86]" office:value-type="float" office:value="12.3428571428571">
            <text:p>12,34</text:p>
          </table:table-cell>
          <table:table-cell table:style-name="ce21" table:formula="of:=[.$B$1]*1024/[.O$86]" office:value-type="float" office:value="11.52">
            <text:p>11,52</text:p>
          </table:table-cell>
          <table:table-cell table:style-name="ce21" table:formula="of:=[.$B$1]*1024/[.P$86]" office:value-type="float" office:value="11.1483870967742">
            <text:p>11,15</text:p>
          </table:table-cell>
          <table:table-cell table:style-name="ce21" table:formula="of:=[.$B$1]*1024/[.Q$86]" office:value-type="float" office:value="10.8">
            <text:p>10,80</text:p>
          </table:table-cell>
          <table:table-cell table:number-columns-repeated="1007"/>
        </table:table-row>
        <table:table-row table:style-name="ro1">
          <table:table-cell table:style-name="ce1" office:value-type="string">
            <text:p>Genome.MB</text:p>
          </table:table-cell>
          <table:table-cell table:style-name="ce17" office:value-type="string" table:number-columns-spanned="6" table:number-rows-spanned="1">
            <text:p>&gt;&gt;&gt; Number of mayorBlocks [Whole Genome]</text:p>
          </table:table-cell>
          <table:covered-table-cell table:number-columns-repeated="5"/>
          <table:table-cell table:number-columns-repeated="1017"/>
        </table:table-row>
        <table:table-row table:style-name="ro1">
          <table:table-cell office:value-type="float" office:value="8">
            <text:p>8</text:p>
          </table:table-cell>
          <table:table-cell table:formula="of:=[.$B$1]*1024*1024*1024/[.$B37]" office:value-type="float" office:value="11324620.8">
            <text:p>11324620,8</text:p>
          </table:table-cell>
          <table:table-cell table:number-columns-repeated="1022"/>
        </table:table-row>
        <table:table-row table:style-name="ro1">
          <table:table-cell table:style-name="ce12" office:value-type="float" office:value="16">
            <text:p>16</text:p>
          </table:table-cell>
          <table:table-cell table:formula="of:=[.$B$1]*1024*1024*1024/[.$B38]" office:value-type="float" office:value="44236.8">
            <text:p>44236,8</text:p>
          </table:table-cell>
          <table:table-cell table:number-columns-repeated="1022"/>
        </table:table-row>
        <table:table-row table:style-name="ro1">
          <table:table-cell office:value-type="float" office:value="32">
            <text:p>32</text:p>
          </table:table-cell>
          <table:table-cell table:formula="of:=[.$B$1]*1024*1024*1024/[.$B39]" office:value-type="float" office:value="0.675">
            <text:p>0,675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MC.Size.MB</text:p>
          </table:table-cell>
          <table:table-cell table:style-name="ce17" office:value-type="string" table:number-columns-spanned="6" table:number-rows-spanned="1">
            <text:p>&gt;&gt;&gt; Mayor Counters Size [Whole Genome]</text:p>
          </table:table-cell>
          <table:covered-table-cell table:number-columns-repeated="3" table:style-name="ce29"/>
          <table:covered-table-cell table:number-columns-repeated="2"/>
          <table:table-cell table:number-columns-repeated="1017"/>
        </table:table-row>
        <table:table-row table:style-name="ro1">
          <table:table-cell office:value-type="float" office:value="8">
            <text:p>8</text:p>
          </table:table-cell>
          <table:table-cell table:style-name="ce21" table:formula="of:=([.$B$1]*1024/[.B37])*[.$B$29]*8" office:value-type="float" office:value="111974.4">
            <text:p>111974,40</text:p>
          </table:table-cell>
          <table:table-cell table:style-name="ce29" table:number-columns-repeated="3"/>
          <table:table-cell table:number-columns-repeated="1019"/>
        </table:table-row>
        <table:table-row table:style-name="ro1">
          <table:table-cell table:style-name="ce12" office:value-type="float" office:value="16">
            <text:p>16</text:p>
          </table:table-cell>
          <table:table-cell table:style-name="ce21" table:formula="of:=([.$B$1]*1024/[.B38])*[.$B$29]*8" office:value-type="float" office:value="437.4">
            <text:p>437,40</text:p>
          </table:table-cell>
          <table:table-cell table:style-name="ce29" table:number-columns-repeated="3"/>
          <table:table-cell table:number-columns-repeated="1019"/>
        </table:table-row>
        <table:table-row table:style-name="ro1">
          <table:table-cell office:value-type="float" office:value="32">
            <text:p>32</text:p>
          </table:table-cell>
          <table:table-cell table:style-name="ce21" table:formula="of:=([.$B$1]*1024/[.B39])*[.$B$29]*8" office:value-type="float" office:value="0.0066741943359375">
            <text:p>0,01</text:p>
          </table:table-cell>
          <table:table-cell table:style-name="ce29" table:number-columns-repeated="3"/>
          <table:table-cell table:number-columns-repeated="1019"/>
        </table:table-row>
        <table:table-row table:style-name="ro1">
          <table:table-cell table:style-name="ce1" office:value-type="string">
            <text:p>Genome.Size</text:p>
          </table:table-cell>
          <table:table-cell table:style-name="ce17" office:value-type="string" table:number-columns-spanned="6" table:number-rows-spanned="1">
            <text:p>&gt;&gt;&gt; Total Size [Whole Genome]</text:p>
          </table:table-cell>
          <table:covered-table-cell table:number-columns-repeated="5"/>
          <table:table-cell table:number-columns-repeated="1017"/>
        </table:table-row>
        <table:table-row table:style-name="ro1">
          <table:table-cell office:value-type="float" office:value="8">
            <text:p>8</text:p>
          </table:table-cell>
          <table:table-cell table:style-name="ce20" table:formula="of:=([.$B90]*[.B51]/1024)+[.$B94]" office:value-type="float" office:value="203212.8">
            <text:p>203213</text:p>
          </table:table-cell>
          <table:table-cell table:style-name="ce20" table:formula="of:=([.$B90]*[.C51]/1024)+[.$B94]" office:value-type="float" office:value="158976">
            <text:p>158976</text:p>
          </table:table-cell>
          <table:table-cell table:style-name="ce20" table:formula="of:=([.$B90]*[.D51]/1024)+[.$B94]" office:value-type="float" office:value="144230.4">
            <text:p>144230</text:p>
          </table:table-cell>
          <table:table-cell table:style-name="ce20" table:formula="of:=([.$B90]*[.E51]/1024)+[.$B94]" office:value-type="float" office:value="136857.6">
            <text:p>136858</text:p>
          </table:table-cell>
          <table:table-cell table:style-name="ce20" table:formula="of:=([.$B90]*[.F51]/1024)+[.$B94]" office:value-type="float" office:value="129484.8">
            <text:p>129485</text:p>
          </table:table-cell>
          <table:table-cell table:style-name="ce20" table:formula="of:=([.$B90]*[.G51]/1024)+[.$B94]" office:value-type="float" office:value="127378.285714286">
            <text:p>127378</text:p>
          </table:table-cell>
          <table:table-cell table:style-name="ce20" table:formula="of:=([.$B90]*[.H51]/1024)+[.$B94]" office:value-type="float" office:value="125798.4">
            <text:p>125798</text:p>
          </table:table-cell>
          <table:table-cell table:style-name="ce20" table:formula="of:=([.$B90]*[.I51]/1024)+[.$B94]" office:value-type="float" office:value="122112">
            <text:p>122112</text:p>
          </table:table-cell>
          <table:table-cell table:style-name="ce20" table:formula="of:=([.$B90]*[.J51]/1024)+[.$B94]" office:value-type="float" office:value="121058.742857143">
            <text:p>121059</text:p>
          </table:table-cell>
          <table:table-cell table:style-name="ce20" table:formula="of:=([.$B90]*[.K51]/1024)+[.$B94]" office:value-type="float" office:value="120637.44">
            <text:p>120637</text:p>
          </table:table-cell>
          <table:table-cell table:style-name="ce20" table:formula="of:=([.$B90]*[.L51]/1024)+[.$B94]" office:value-type="float" office:value="120268.8">
            <text:p>120269</text:p>
          </table:table-cell>
          <table:table-cell table:style-name="ce20" table:formula="of:=([.$B90]*[.M51]/1024)+[.$B94]" office:value-type="float" office:value="118425.6">
            <text:p>118426</text:p>
          </table:table-cell>
          <table:table-cell table:style-name="ce20" table:formula="of:=([.$B90]*[.N51]/1024)+[.$B94]" office:value-type="float" office:value="117898.971428571">
            <text:p>117899</text:p>
          </table:table-cell>
          <table:table-cell table:style-name="ce20" table:formula="of:=([.$B90]*[.O51]/1024)+[.$B94]" office:value-type="float" office:value="117688.32">
            <text:p>117688</text:p>
          </table:table-cell>
          <table:table-cell table:style-name="ce20" table:formula="of:=([.$B90]*[.P51]/1024)+[.$B94]" office:value-type="float" office:value="117593.187096774">
            <text:p>117593</text:p>
          </table:table-cell>
          <table:table-cell table:style-name="ce20" table:formula="of:=([.$B90]*[.Q51]/1024)+[.$B94]" office:value-type="float" office:value="117504">
            <text:p>117504</text:p>
          </table:table-cell>
          <table:table-cell table:number-columns-repeated="1007"/>
        </table:table-row>
        <table:table-row table:style-name="ro1">
          <table:table-cell table:style-name="ce12" office:value-type="float" office:value="16">
            <text:p>16</text:p>
          </table:table-cell>
          <table:table-cell table:style-name="ce20" table:formula="of:=([.$B91]*[.B52]/1024)+[.$B95]" office:value-type="float" office:value="180149.4">
            <text:p>180149</text:p>
          </table:table-cell>
          <table:table-cell table:style-name="ce20" table:formula="of:=([.$B91]*[.C52]/1024)+[.$B95]" office:value-type="float" office:value="91675.8">
            <text:p>91676</text:p>
          </table:table-cell>
          <table:table-cell table:style-name="ce20" table:formula="of:=([.$B91]*[.D52]/1024)+[.$B95]" office:value-type="float" office:value="62184.6">
            <text:p>62185</text:p>
          </table:table-cell>
          <table:table-cell table:style-name="ce20" table:formula="of:=([.$B91]*[.E52]/1024)+[.$B95]" office:value-type="float" office:value="47439">
            <text:p>47439</text:p>
          </table:table-cell>
          <table:table-cell table:style-name="ce20" table:formula="of:=([.$B91]*[.F52]/1024)+[.$B95]" office:value-type="float" office:value="32693.4">
            <text:p>32693</text:p>
          </table:table-cell>
          <table:table-cell table:style-name="ce20" table:formula="of:=([.$B91]*[.G52]/1024)+[.$B95]" office:value-type="float" office:value="28480.3714285714">
            <text:p>28480</text:p>
          </table:table-cell>
          <table:table-cell table:style-name="ce32" table:formula="of:=([.$B91]*[.H52]/1024)+[.$B95]" office:value-type="float" office:value="25320.6">
            <text:p>25321</text:p>
          </table:table-cell>
          <table:table-cell table:style-name="ce20" table:formula="of:=([.$B91]*[.I52]/1024)+[.$B95]" office:value-type="float" office:value="17947.8">
            <text:p>17948</text:p>
          </table:table-cell>
          <table:table-cell table:style-name="ce20" table:formula="of:=([.$B91]*[.J52]/1024)+[.$B95]" office:value-type="float" office:value="15841.2857142857">
            <text:p>15841</text:p>
          </table:table-cell>
          <table:table-cell table:style-name="ce20" table:formula="of:=([.$B91]*[.K52]/1024)+[.$B95]" office:value-type="float" office:value="14998.68">
            <text:p>14999</text:p>
          </table:table-cell>
          <table:table-cell table:style-name="ce20" table:formula="of:=([.$B91]*[.L52]/1024)+[.$B95]" office:value-type="float" office:value="14261.4">
            <text:p>14261</text:p>
          </table:table-cell>
          <table:table-cell table:style-name="ce32" table:formula="of:=([.$B91]*[.M52]/1024)+[.$B95]" office:value-type="float" office:value="10575">
            <text:p>10575</text:p>
          </table:table-cell>
          <table:table-cell table:style-name="ce20" table:formula="of:=([.$B91]*[.N52]/1024)+[.$B95]" office:value-type="float" office:value="9521.74285714286">
            <text:p>9522</text:p>
          </table:table-cell>
          <table:table-cell table:style-name="ce20" table:formula="of:=([.$B91]*[.O52]/1024)+[.$B95]" office:value-type="float" office:value="9100.44">
            <text:p>9100</text:p>
          </table:table-cell>
          <table:table-cell table:style-name="ce20" table:formula="of:=([.$B91]*[.P52]/1024)+[.$B95]" office:value-type="float" office:value="8910.17419354839">
            <text:p>8910</text:p>
          </table:table-cell>
          <table:table-cell table:style-name="ce20" table:formula="of:=([.$B91]*[.Q52]/1024)+[.$B95]" office:value-type="float" office:value="8731.8">
            <text:p>8732</text:p>
          </table:table-cell>
          <table:table-cell table:number-columns-repeated="1007"/>
        </table:table-row>
        <table:table-row table:style-name="ro1">
          <table:table-cell office:value-type="float" office:value="32">
            <text:p>32</text:p>
          </table:table-cell>
          <table:table-cell table:style-name="ce20" table:formula="of:=([.$B92]*[.B53]/1024)+[.$B96]" office:value-type="float" office:value="356659.206674194">
            <text:p>356659</text:p>
          </table:table-cell>
          <table:table-cell table:style-name="ce20" table:formula="of:=([.$B92]*[.C53]/1024)+[.$B96]" office:value-type="float" office:value="179712.006674194">
            <text:p>179712</text:p>
          </table:table-cell>
          <table:table-cell table:style-name="ce20" table:formula="of:=([.$B92]*[.D53]/1024)+[.$B96]" office:value-type="float" office:value="120729.606674194">
            <text:p>120730</text:p>
          </table:table-cell>
          <table:table-cell table:style-name="ce20" table:formula="of:=([.$B92]*[.E53]/1024)+[.$B96]" office:value-type="float" office:value="91238.4066741943">
            <text:p>91238</text:p>
          </table:table-cell>
          <table:table-cell table:style-name="ce20" table:formula="of:=([.$B92]*[.F53]/1024)+[.$B96]" office:value-type="float" office:value="61747.2066741943">
            <text:p>61747</text:p>
          </table:table-cell>
          <table:table-cell table:style-name="ce20" table:formula="of:=([.$B92]*[.G53]/1024)+[.$B96]" office:value-type="float" office:value="53321.1495313372">
            <text:p>53321</text:p>
          </table:table-cell>
          <table:table-cell table:style-name="ce20" table:formula="of:=([.$B92]*[.H53]/1024)+[.$B96]" office:value-type="float" office:value="47001.6066741944">
            <text:p>47002</text:p>
          </table:table-cell>
          <table:table-cell table:style-name="ce20" table:formula="of:=([.$B92]*[.I53]/1024)+[.$B96]" office:value-type="float" office:value="32256.0066741943">
            <text:p>32256</text:p>
          </table:table-cell>
          <table:table-cell table:style-name="ce20" table:formula="of:=([.$B92]*[.J53]/1024)+[.$B96]" office:value-type="float" office:value="28042.9781027658">
            <text:p>28043</text:p>
          </table:table-cell>
          <table:table-cell table:style-name="ce20" table:formula="of:=([.$B92]*[.K53]/1024)+[.$B96]" office:value-type="float" office:value="26357.7666741943">
            <text:p>26358</text:p>
          </table:table-cell>
          <table:table-cell table:style-name="ce20" table:formula="of:=([.$B92]*[.L53]/1024)+[.$B96]" office:value-type="float" office:value="24883.2066741943">
            <text:p>24883</text:p>
          </table:table-cell>
          <table:table-cell table:style-name="ce20" table:formula="of:=([.$B92]*[.M53]/1024)+[.$B96]" office:value-type="float" office:value="17510.4066741943">
            <text:p>17510</text:p>
          </table:table-cell>
          <table:table-cell table:style-name="ce20" table:formula="of:=([.$B92]*[.N53]/1024)+[.$B96]" office:value-type="float" office:value="15403.8923884801">
            <text:p>15404</text:p>
          </table:table-cell>
          <table:table-cell table:style-name="ce20" table:formula="of:=([.$B92]*[.O53]/1024)+[.$B96]" office:value-type="float" office:value="14561.2866741943">
            <text:p>14561</text:p>
          </table:table-cell>
          <table:table-cell table:style-name="ce20" table:formula="of:=([.$B92]*[.P53]/1024)+[.$B96]" office:value-type="float" office:value="14180.7550612911">
            <text:p>14181</text:p>
          </table:table-cell>
          <table:table-cell table:style-name="ce20" table:formula="of:=([.$B92]*[.Q53]/1024)+[.$B96]" office:value-type="float" office:value="13824.0066741943">
            <text:p>13824</text:p>
          </table:table-cell>
          <table:table-cell table:number-columns-repeated="1007"/>
        </table:table-row>
        <table:table-row table:style-name="ro1">
          <table:table-cell table:style-name="ce7" table:number-columns-repeated="17"/>
          <table:table-cell table:number-columns-repeated="1007"/>
        </table:table-row>
        <table:table-row table:style-name="ro1">
          <table:table-cell table:style-name="Default"/>
          <table:table-cell table:style-name="ce16" office:value-type="float" office:value="8">
            <text:p>8</text:p>
          </table:table-cell>
          <table:table-cell table:style-name="ce16" office:value-type="float" office:value="16">
            <text:p>16</text:p>
          </table:table-cell>
          <table:table-cell table:style-name="ce16" office:value-type="float" office:value="24">
            <text:p>24</text:p>
          </table:table-cell>
          <table:table-cell table:style-name="ce16" office:value-type="float" office:value="32">
            <text:p>32</text:p>
          </table:table-cell>
          <table:table-cell table:style-name="ce16" office:value-type="float" office:value="48">
            <text:p>48</text:p>
          </table:table-cell>
          <table:table-cell table:style-name="ce16" office:value-type="float" office:value="56">
            <text:p>56</text:p>
          </table:table-cell>
          <table:table-cell table:style-name="ce16" office:value-type="float" office:value="64">
            <text:p>64</text:p>
          </table:table-cell>
          <table:table-cell table:style-name="ce16" office:value-type="float" office:value="96">
            <text:p>96</text:p>
          </table:table-cell>
          <table:table-cell table:style-name="ce16" office:value-type="float" office:value="112">
            <text:p>112</text:p>
          </table:table-cell>
          <table:table-cell table:style-name="ce16" office:value-type="float" office:value="120">
            <text:p>120</text:p>
          </table:table-cell>
          <table:table-cell table:style-name="ce16" office:value-type="float" office:value="128">
            <text:p>128</text:p>
          </table:table-cell>
          <table:table-cell table:style-name="ce16" office:value-type="float" office:value="192">
            <text:p>192</text:p>
          </table:table-cell>
          <table:table-cell table:style-name="ce16" office:value-type="float" office:value="224">
            <text:p>224</text:p>
          </table:table-cell>
          <table:table-cell table:style-name="ce16" office:value-type="float" office:value="240">
            <text:p>240</text:p>
          </table:table-cell>
          <table:table-cell table:style-name="ce16" office:value-type="float" office:value="248">
            <text:p>248</text:p>
          </table:table-cell>
          <table:table-cell table:style-name="ce16" office:value-type="float" office:value="256">
            <text:p>256</text:p>
          </table:table-cell>
          <table:table-cell table:number-columns-repeated="1007"/>
        </table:table-row>
        <table:table-row table:style-name="ro1">
          <table:table-cell table:style-name="ce1" office:value-type="string">
            <text:p>Efficiency</text:p>
          </table:table-cell>
          <table:table-cell table:style-name="ce17" office:value-type="string" table:number-columns-spanned="6" table:number-rows-spanned="1">
            <text:p>&gt;&gt;&gt; Bits per character</text:p>
          </table:table-cell>
          <table:covered-table-cell table:number-columns-repeated="5"/>
          <table:table-cell table:number-columns-repeated="1017"/>
        </table:table-row>
        <table:table-row table:style-name="ro1">
          <table:table-cell office:value-type="float" office:value="8">
            <text:p>8</text:p>
          </table:table-cell>
          <table:table-cell table:style-name="ce25" table:formula="of:=([.B51]*1024+[.$B$29]*8)/[.$B37]" office:value-type="float" office:value="73.5">
            <text:p>73,500</text:p>
          </table:table-cell>
          <table:table-cell table:style-name="ce25" table:formula="of:=([.C51]*1024+[.$B$29]*8)/[.$B37]" office:value-type="float" office:value="57.5">
            <text:p>57,500</text:p>
          </table:table-cell>
          <table:table-cell table:style-name="ce25" table:formula="of:=([.D51]*1024+[.$B$29]*8)/[.$B37]" office:value-type="float" office:value="52.1666666666667">
            <text:p>52,167</text:p>
          </table:table-cell>
          <table:table-cell table:style-name="ce25" table:formula="of:=([.E51]*1024+[.$B$29]*8)/[.$B37]" office:value-type="float" office:value="49.5">
            <text:p>49,500</text:p>
          </table:table-cell>
          <table:table-cell table:style-name="ce25" table:formula="of:=([.F51]*1024+[.$B$29]*8)/[.$B37]" office:value-type="float" office:value="46.8333333333333">
            <text:p>46,833</text:p>
          </table:table-cell>
          <table:table-cell table:style-name="ce25" table:formula="of:=([.G51]*1024+[.$B$29]*8)/[.$B37]" office:value-type="float" office:value="46.0714285714286">
            <text:p>46,071</text:p>
          </table:table-cell>
          <table:table-cell table:style-name="ce25" table:formula="of:=([.H51]*1024+[.$B$29]*8)/[.$B37]" office:value-type="float" office:value="45.5">
            <text:p>45,500</text:p>
          </table:table-cell>
          <table:table-cell table:style-name="ce25" table:formula="of:=([.I51]*1024+[.$B$29]*8)/[.$B37]" office:value-type="float" office:value="44.1666666666667">
            <text:p>44,167</text:p>
          </table:table-cell>
          <table:table-cell table:style-name="ce25" table:formula="of:=([.J51]*1024+[.$B$29]*8)/[.$B37]" office:value-type="float" office:value="43.7857142857143">
            <text:p>43,786</text:p>
          </table:table-cell>
          <table:table-cell table:style-name="ce25" table:formula="of:=([.K51]*1024+[.$B$29]*8)/[.$B37]" office:value-type="float" office:value="43.6333333333333">
            <text:p>43,633</text:p>
          </table:table-cell>
          <table:table-cell table:style-name="ce25" table:formula="of:=([.L51]*1024+[.$B$29]*8)/[.$B37]" office:value-type="float" office:value="43.5">
            <text:p>43,500</text:p>
          </table:table-cell>
          <table:table-cell table:style-name="ce25" table:formula="of:=([.M51]*1024+[.$B$29]*8)/[.$B37]" office:value-type="float" office:value="42.8333333333333">
            <text:p>42,833</text:p>
          </table:table-cell>
          <table:table-cell table:style-name="ce25" table:formula="of:=([.N51]*1024+[.$B$29]*8)/[.$B37]" office:value-type="float" office:value="42.6428571428571">
            <text:p>42,643</text:p>
          </table:table-cell>
          <table:table-cell table:style-name="ce25" table:formula="of:=([.O51]*1024+[.$B$29]*8)/[.$B37]" office:value-type="float" office:value="42.5666666666667">
            <text:p>42,567</text:p>
          </table:table-cell>
          <table:table-cell table:style-name="ce25" table:formula="of:=([.P51]*1024+[.$B$29]*8)/[.$B37]" office:value-type="float" office:value="42.5322580645161">
            <text:p>42,532</text:p>
          </table:table-cell>
          <table:table-cell table:style-name="ce25" table:formula="of:=([.Q51]*1024+[.$B$29]*8)/[.$B37]" office:value-type="float" office:value="42.5">
            <text:p>42,500</text:p>
          </table:table-cell>
          <table:table-cell table:number-columns-repeated="1007"/>
        </table:table-row>
        <table:table-row table:style-name="ro1">
          <table:table-cell table:style-name="ce12" office:value-type="float" office:value="16">
            <text:p>16</text:p>
          </table:table-cell>
          <table:table-cell table:style-name="ce25" table:formula="of:=([.B52]*1024+[.$B$29]*8)/[.$B38]" office:value-type="float" office:value="65.158203125">
            <text:p>65,158</text:p>
          </table:table-cell>
          <table:table-cell table:style-name="ce25" table:formula="of:=([.C52]*1024+[.$B$29]*8)/[.$B38]" office:value-type="float" office:value="33.158203125">
            <text:p>33,158</text:p>
          </table:table-cell>
          <table:table-cell table:style-name="ce25" table:formula="of:=([.D52]*1024+[.$B$29]*8)/[.$B38]" office:value-type="float" office:value="22.4915364583333">
            <text:p>22,492</text:p>
          </table:table-cell>
          <table:table-cell table:style-name="ce25" table:formula="of:=([.E52]*1024+[.$B$29]*8)/[.$B38]" office:value-type="float" office:value="17.158203125">
            <text:p>17,158</text:p>
          </table:table-cell>
          <table:table-cell table:style-name="ce25" table:formula="of:=([.F52]*1024+[.$B$29]*8)/[.$B38]" office:value-type="float" office:value="11.8248697916667">
            <text:p>11,825</text:p>
          </table:table-cell>
          <table:table-cell table:style-name="ce25" table:formula="of:=([.G52]*1024+[.$B$29]*8)/[.$B38]" office:value-type="float" office:value="10.3010602678571">
            <text:p>10,301</text:p>
          </table:table-cell>
          <table:table-cell table:style-name="ce38" table:formula="of:=([.H52]*1024+[.$B$29]*8)/[.$B38]" office:value-type="float" office:value="9.158203125">
            <text:p>9,158</text:p>
          </table:table-cell>
          <table:table-cell table:style-name="ce25" table:formula="of:=([.I52]*1024+[.$B$29]*8)/[.$B38]" office:value-type="float" office:value="6.49153645833333">
            <text:p>6,492</text:p>
          </table:table-cell>
          <table:table-cell table:style-name="ce25" table:formula="of:=([.J52]*1024+[.$B$29]*8)/[.$B38]" office:value-type="float" office:value="5.72963169642857">
            <text:p>5,730</text:p>
          </table:table-cell>
          <table:table-cell table:style-name="ce25" table:formula="of:=([.K52]*1024+[.$B$29]*8)/[.$B38]" office:value-type="float" office:value="5.42486979166667">
            <text:p>5,425</text:p>
          </table:table-cell>
          <table:table-cell table:style-name="ce25" table:formula="of:=([.L52]*1024+[.$B$29]*8)/[.$B38]" office:value-type="float" office:value="5.158203125">
            <text:p>5,158</text:p>
          </table:table-cell>
          <table:table-cell table:style-name="ce38" table:formula="of:=([.M52]*1024+[.$B$29]*8)/[.$B38]" office:value-type="float" office:value="3.82486979166667">
            <text:p>3,825</text:p>
          </table:table-cell>
          <table:table-cell table:style-name="ce25" table:formula="of:=([.N52]*1024+[.$B$29]*8)/[.$B38]" office:value-type="float" office:value="3.44391741071429">
            <text:p>3,444</text:p>
          </table:table-cell>
          <table:table-cell table:style-name="ce25" table:formula="of:=([.O52]*1024+[.$B$29]*8)/[.$B38]" office:value-type="float" office:value="3.29153645833333">
            <text:p>3,292</text:p>
          </table:table-cell>
          <table:table-cell table:style-name="ce25" table:formula="of:=([.P52]*1024+[.$B$29]*8)/[.$B38]" office:value-type="float" office:value="3.22271925403226">
            <text:p>3,223</text:p>
          </table:table-cell>
          <table:table-cell table:style-name="ce25" table:formula="of:=([.Q52]*1024+[.$B$29]*8)/[.$B38]" office:value-type="float" office:value="3.158203125">
            <text:p>3,158</text:p>
          </table:table-cell>
          <table:table-cell table:number-columns-repeated="1007"/>
        </table:table-row>
        <table:table-row table:style-name="ro1">
          <table:table-cell office:value-type="float" office:value="32">
            <text:p>32</text:p>
          </table:table-cell>
          <table:table-cell table:style-name="ce25" table:formula="of:=([.B53]*1024+[.$B$29]*8)/[.$B39]" office:value-type="float" office:value="129.000002413988">
            <text:p>129,000</text:p>
          </table:table-cell>
          <table:table-cell table:style-name="ce25" table:formula="of:=([.C53]*1024+[.$B$29]*8)/[.$B39]" office:value-type="float" office:value="65.0000024139881">
            <text:p>65,000</text:p>
          </table:table-cell>
          <table:table-cell table:style-name="ce25" table:formula="of:=([.D53]*1024+[.$B$29]*8)/[.$B39]" office:value-type="float" office:value="43.6666690806548">
            <text:p>43,667</text:p>
          </table:table-cell>
          <table:table-cell table:style-name="ce25" table:formula="of:=([.E53]*1024+[.$B$29]*8)/[.$B39]" office:value-type="float" office:value="33.0000024139881">
            <text:p>33,000</text:p>
          </table:table-cell>
          <table:table-cell table:style-name="ce25" table:formula="of:=([.F53]*1024+[.$B$29]*8)/[.$B39]" office:value-type="float" office:value="22.3333357473214">
            <text:p>22,333</text:p>
          </table:table-cell>
          <table:table-cell table:style-name="ce25" table:formula="of:=([.G53]*1024+[.$B$29]*8)/[.$B39]" office:value-type="float" office:value="19.2857166997024">
            <text:p>19,286</text:p>
          </table:table-cell>
          <table:table-cell table:style-name="ce25" table:formula="of:=([.H53]*1024+[.$B$29]*8)/[.$B39]" office:value-type="float" office:value="17.0000024139881">
            <text:p>17,000</text:p>
          </table:table-cell>
          <table:table-cell table:style-name="ce25" table:formula="of:=([.I53]*1024+[.$B$29]*8)/[.$B39]" office:value-type="float" office:value="11.6666690806548">
            <text:p>11,667</text:p>
          </table:table-cell>
          <table:table-cell table:style-name="ce25" table:formula="of:=([.J53]*1024+[.$B$29]*8)/[.$B39]" office:value-type="float" office:value="10.1428595568453">
            <text:p>10,143</text:p>
          </table:table-cell>
          <table:table-cell table:style-name="ce25" table:formula="of:=([.K53]*1024+[.$B$29]*8)/[.$B39]" office:value-type="float" office:value="9.53333574732145">
            <text:p>9,533</text:p>
          </table:table-cell>
          <table:table-cell table:style-name="ce25" table:formula="of:=([.L53]*1024+[.$B$29]*8)/[.$B39]" office:value-type="float" office:value="9.00000241398811">
            <text:p>9,000</text:p>
          </table:table-cell>
          <table:table-cell table:style-name="ce25" table:formula="of:=([.M53]*1024+[.$B$29]*8)/[.$B39]" office:value-type="float" office:value="6.33333574732145">
            <text:p>6,333</text:p>
          </table:table-cell>
          <table:table-cell table:style-name="ce25" table:formula="of:=([.N53]*1024+[.$B$29]*8)/[.$B39]" office:value-type="float" office:value="5.57143098541668">
            <text:p>5,571</text:p>
          </table:table-cell>
          <table:table-cell table:style-name="ce25" table:formula="of:=([.O53]*1024+[.$B$29]*8)/[.$B39]" office:value-type="float" office:value="5.26666908065478">
            <text:p>5,267</text:p>
          </table:table-cell>
          <table:table-cell table:style-name="ce25" table:formula="of:=([.P53]*1024+[.$B$29]*8)/[.$B39]" office:value-type="float" office:value="5.12903467205263">
            <text:p>5,129</text:p>
          </table:table-cell>
          <table:table-cell table:style-name="ce25" table:formula="of:=([.Q53]*1024+[.$B$29]*8)/[.$B39]" office:value-type="float" office:value="5.00000241398811">
            <text:p>5,000</text:p>
          </table:table-cell>
          <table:table-cell table:number-columns-repeated="1007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ce1" office:value-type="string">
            <text:p>CHECK</text:p>
          </table:table-cell>
          <table:table-cell table:style-name="ce20" table:formula="of:=[.$B$1]*[.B104]*1024" office:value-type="float" office:value="203212.8">
            <text:p>203213</text:p>
          </table:table-cell>
          <table:table-cell table:style-name="ce20" table:formula="of:=[.$B$1]*[.C104]*1024" office:value-type="float" office:value="158976">
            <text:p>158976</text:p>
          </table:table-cell>
          <table:table-cell table:style-name="ce20" table:formula="of:=[.$B$1]*[.D104]*1024" office:value-type="float" office:value="144230.4">
            <text:p>144230</text:p>
          </table:table-cell>
          <table:table-cell table:style-name="ce20" table:formula="of:=[.$B$1]*[.E104]*1024" office:value-type="float" office:value="136857.6">
            <text:p>136858</text:p>
          </table:table-cell>
          <table:table-cell table:style-name="ce20" table:formula="of:=[.$B$1]*[.F104]*1024" office:value-type="float" office:value="129484.8">
            <text:p>129485</text:p>
          </table:table-cell>
          <table:table-cell table:style-name="ce20" table:formula="of:=[.$B$1]*[.G104]*1024" office:value-type="float" office:value="127378.285714286">
            <text:p>127378</text:p>
          </table:table-cell>
          <table:table-cell table:style-name="ce20" table:formula="of:=[.$B$1]*[.H104]*1024" office:value-type="float" office:value="125798.4">
            <text:p>125798</text:p>
          </table:table-cell>
          <table:table-cell table:style-name="ce20" table:formula="of:=[.$B$1]*[.I104]*1024" office:value-type="float" office:value="122112">
            <text:p>122112</text:p>
          </table:table-cell>
          <table:table-cell table:style-name="ce20" table:formula="of:=[.$B$1]*[.J104]*1024" office:value-type="float" office:value="121058.742857143">
            <text:p>121059</text:p>
          </table:table-cell>
          <table:table-cell table:style-name="ce20" table:formula="of:=[.$B$1]*[.K104]*1024" office:value-type="float" office:value="120637.44">
            <text:p>120637</text:p>
          </table:table-cell>
          <table:table-cell table:style-name="ce20" table:formula="of:=[.$B$1]*[.L104]*1024" office:value-type="float" office:value="120268.8">
            <text:p>120269</text:p>
          </table:table-cell>
          <table:table-cell table:style-name="ce20" table:formula="of:=[.$B$1]*[.M104]*1024" office:value-type="float" office:value="118425.6">
            <text:p>118426</text:p>
          </table:table-cell>
          <table:table-cell table:style-name="ce20" table:formula="of:=[.$B$1]*[.N104]*1024" office:value-type="float" office:value="117898.971428571">
            <text:p>117899</text:p>
          </table:table-cell>
          <table:table-cell table:style-name="ce20" table:formula="of:=[.$B$1]*[.O104]*1024" office:value-type="float" office:value="117688.32">
            <text:p>117688</text:p>
          </table:table-cell>
          <table:table-cell table:style-name="ce20" table:formula="of:=[.$B$1]*[.P104]*1024" office:value-type="float" office:value="117593.187096774">
            <text:p>117593</text:p>
          </table:table-cell>
          <table:table-cell table:style-name="ce20" table:formula="of:=[.$B$1]*[.Q104]*1024" office:value-type="float" office:value="117504">
            <text:p>117504</text:p>
          </table:table-cell>
          <table:table-cell table:number-columns-repeated="1007"/>
        </table:table-row>
        <table:table-row table:style-name="ro1">
          <table:table-cell table:style-name="Default"/>
          <table:table-cell table:style-name="ce20" table:formula="of:=[.$B$1]*[.B105]*1024" office:value-type="float" office:value="180149.4">
            <text:p>180149</text:p>
          </table:table-cell>
          <table:table-cell table:style-name="ce20" table:formula="of:=[.$B$1]*[.C105]*1024" office:value-type="float" office:value="91675.8">
            <text:p>91676</text:p>
          </table:table-cell>
          <table:table-cell table:style-name="ce20" table:formula="of:=[.$B$1]*[.D105]*1024" office:value-type="float" office:value="62184.6">
            <text:p>62185</text:p>
          </table:table-cell>
          <table:table-cell table:style-name="ce20" table:formula="of:=[.$B$1]*[.E105]*1024" office:value-type="float" office:value="47439">
            <text:p>47439</text:p>
          </table:table-cell>
          <table:table-cell table:style-name="ce20" table:formula="of:=[.$B$1]*[.F105]*1024" office:value-type="float" office:value="32693.4">
            <text:p>32693</text:p>
          </table:table-cell>
          <table:table-cell table:style-name="ce20" table:formula="of:=[.$B$1]*[.G105]*1024" office:value-type="float" office:value="28480.3714285714">
            <text:p>28480</text:p>
          </table:table-cell>
          <table:table-cell table:style-name="ce20" table:formula="of:=[.$B$1]*[.H105]*1024" office:value-type="float" office:value="25320.6">
            <text:p>25321</text:p>
          </table:table-cell>
          <table:table-cell table:style-name="ce20" table:formula="of:=[.$B$1]*[.I105]*1024" office:value-type="float" office:value="17947.8">
            <text:p>17948</text:p>
          </table:table-cell>
          <table:table-cell table:style-name="ce20" table:formula="of:=[.$B$1]*[.J105]*1024" office:value-type="float" office:value="15841.2857142857">
            <text:p>15841</text:p>
          </table:table-cell>
          <table:table-cell table:style-name="ce20" table:formula="of:=[.$B$1]*[.K105]*1024" office:value-type="float" office:value="14998.68">
            <text:p>14999</text:p>
          </table:table-cell>
          <table:table-cell table:style-name="ce20" table:formula="of:=[.$B$1]*[.L105]*1024" office:value-type="float" office:value="14261.4">
            <text:p>14261</text:p>
          </table:table-cell>
          <table:table-cell table:style-name="ce20" table:formula="of:=[.$B$1]*[.M105]*1024" office:value-type="float" office:value="10575">
            <text:p>10575</text:p>
          </table:table-cell>
          <table:table-cell table:style-name="ce20" table:formula="of:=[.$B$1]*[.N105]*1024" office:value-type="float" office:value="9521.74285714286">
            <text:p>9522</text:p>
          </table:table-cell>
          <table:table-cell table:style-name="ce20" table:formula="of:=[.$B$1]*[.O105]*1024" office:value-type="float" office:value="9100.44">
            <text:p>9100</text:p>
          </table:table-cell>
          <table:table-cell table:style-name="ce20" table:formula="of:=[.$B$1]*[.P105]*1024" office:value-type="float" office:value="8910.17419354839">
            <text:p>8910</text:p>
          </table:table-cell>
          <table:table-cell table:style-name="ce20" table:formula="of:=[.$B$1]*[.Q105]*1024" office:value-type="float" office:value="8731.8">
            <text:p>8732</text:p>
          </table:table-cell>
          <table:table-cell table:number-columns-repeated="1007"/>
        </table:table-row>
        <table:table-row table:style-name="ro1">
          <table:table-cell table:style-name="Default"/>
          <table:table-cell table:style-name="ce20" table:formula="of:=[.$B$1]*[.B106]*1024" office:value-type="float" office:value="356659.206674194">
            <text:p>356659</text:p>
          </table:table-cell>
          <table:table-cell table:style-name="ce20" table:formula="of:=[.$B$1]*[.C106]*1024" office:value-type="float" office:value="179712.006674194">
            <text:p>179712</text:p>
          </table:table-cell>
          <table:table-cell table:style-name="ce20" table:formula="of:=[.$B$1]*[.D106]*1024" office:value-type="float" office:value="120729.606674194">
            <text:p>120730</text:p>
          </table:table-cell>
          <table:table-cell table:style-name="ce20" table:formula="of:=[.$B$1]*[.E106]*1024" office:value-type="float" office:value="91238.4066741943">
            <text:p>91238</text:p>
          </table:table-cell>
          <table:table-cell table:style-name="ce20" table:formula="of:=[.$B$1]*[.F106]*1024" office:value-type="float" office:value="61747.2066741943">
            <text:p>61747</text:p>
          </table:table-cell>
          <table:table-cell table:style-name="ce20" table:formula="of:=[.$B$1]*[.G106]*1024" office:value-type="float" office:value="53321.1495313372">
            <text:p>53321</text:p>
          </table:table-cell>
          <table:table-cell table:style-name="ce20" table:formula="of:=[.$B$1]*[.H106]*1024" office:value-type="float" office:value="47001.6066741943">
            <text:p>47002</text:p>
          </table:table-cell>
          <table:table-cell table:style-name="ce20" table:formula="of:=[.$B$1]*[.I106]*1024" office:value-type="float" office:value="32256.0066741943">
            <text:p>32256</text:p>
          </table:table-cell>
          <table:table-cell table:style-name="ce20" table:formula="of:=[.$B$1]*[.J106]*1024" office:value-type="float" office:value="28042.9781027658">
            <text:p>28043</text:p>
          </table:table-cell>
          <table:table-cell table:style-name="ce20" table:formula="of:=[.$B$1]*[.K106]*1024" office:value-type="float" office:value="26357.7666741943">
            <text:p>26358</text:p>
          </table:table-cell>
          <table:table-cell table:style-name="ce20" table:formula="of:=[.$B$1]*[.L106]*1024" office:value-type="float" office:value="24883.2066741943">
            <text:p>24883</text:p>
          </table:table-cell>
          <table:table-cell table:style-name="ce20" table:formula="of:=[.$B$1]*[.M106]*1024" office:value-type="float" office:value="17510.4066741943">
            <text:p>17510</text:p>
          </table:table-cell>
          <table:table-cell table:style-name="ce20" table:formula="of:=[.$B$1]*[.N106]*1024" office:value-type="float" office:value="15403.8923884801">
            <text:p>15404</text:p>
          </table:table-cell>
          <table:table-cell table:style-name="ce20" table:formula="of:=[.$B$1]*[.O106]*1024" office:value-type="float" office:value="14561.2866741943">
            <text:p>14561</text:p>
          </table:table-cell>
          <table:table-cell table:style-name="ce20" table:formula="of:=[.$B$1]*[.P106]*1024" office:value-type="float" office:value="14180.7550612911">
            <text:p>14181</text:p>
          </table:table-cell>
          <table:table-cell table:style-name="ce20" table:formula="of:=[.$B$1]*[.Q106]*1024" office:value-type="float" office:value="13824.0066741943">
            <text:p>13824</text:p>
          </table:table-cell>
          <table:table-cell table:number-columns-repeated="100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Ubuntu" svg:font-family="Ubuntu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E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5">
      <number:number number:decimal-places="3" number:min-integer-digits="1"/>
    </number:number-style>
    <number:number-style style:name="N106">
      <number:number number:decimal-places="1"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01">01/08/2014</text:date>, <text:time>17:12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marco </meta:initial-creator>
    <meta:creation-date>2012-07-05T14:57:38</meta:creation-date>
    <dc:date>2014-08-01T17:12:01</dc:date>
    <dc:creator>Santiago Marco-Sola</dc:creator>
    <meta:editing-duration>P1DT15H54M59S</meta:editing-duration>
    <meta:editing-cycles>153</meta:editing-cycles>
    <meta:generator>OpenOffice/4.0.1$Unix OpenOffice.org_project/401m5$Build-9714</meta:generator>
    <meta:document-statistic meta:table-count="7" meta:cell-count="7119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5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05">
      <style:chart-properties chart:display-label="true" chart:logarithmic="false" chart:maximum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05"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105"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105"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 style:data-style-name="N105">
      <style:graphic-properties draw:stroke="none" draw:fill-color="#579d1c" dr3d:edge-rounding="5%"/>
      <style:text-properties fo:font-size="10pt" style:font-size-asian="10pt" style:font-size-complex="10pt"/>
    </style:style>
    <style:style style:name="ch15" style:family="chart" style:data-style-name="N105">
      <style:graphic-properties draw:stroke="none" draw:fill-color="#7e0021" dr3d:edge-rounding="5%"/>
      <style:text-properties fo:font-size="10pt" style:font-size-asian="10pt" style:font-size-complex="10pt"/>
    </style:style>
    <style:style style:name="ch16" style:family="chart" style:data-style-name="N105">
      <style:graphic-properties draw:stroke="none" draw:fill-color="#83caff" dr3d:edge-rounding="5%"/>
      <style:text-properties fo:font-size="10pt" style:font-size-asian="10pt" style:font-size-complex="10pt"/>
    </style:style>
    <style:style style:name="ch17" style:family="chart" style:data-style-name="N105">
      <style:graphic-properties draw:stroke="none" draw:fill-color="#314004" dr3d:edge-rounding="5%"/>
      <style:text-properties fo:font-size="10pt" style:font-size-asian="10pt" style:font-size-complex="10pt"/>
    </style:style>
    <style:style style:name="ch18" style:family="chart" style:data-style-name="N105">
      <style:graphic-properties draw:stroke="none" draw:fill-color="#aecf00" dr3d:edge-rounding="5%"/>
      <style:text-properties fo:font-size="10pt" style:font-size-asian="10pt" style:font-size-complex="10pt"/>
    </style:style>
    <style:style style:name="ch19" style:family="chart" style:data-style-name="N105">
      <style:graphic-properties draw:stroke="none" draw:fill-color="#4b1f6f" dr3d:edge-rounding="5%"/>
      <style:text-properties fo:font-size="10pt" style:font-size-asian="10pt" style:font-size-complex="10pt"/>
    </style:style>
    <style:style style:name="ch20" style:family="chart" style:data-style-name="N105">
      <style:graphic-properties draw:stroke="none" draw:fill-color="#ff950e" dr3d:edge-rounding="5%"/>
      <style:text-properties fo:font-size="10pt" style:font-size-asian="10pt" style:font-size-complex="10pt"/>
    </style:style>
    <style:style style:name="ch21" style:family="chart" style:data-style-name="N105">
      <style:graphic-properties draw:stroke="none" draw:fill-color="#c5000b" dr3d:edge-rounding="5%"/>
      <style:text-properties fo:font-size="10pt" style:font-size-asian="10pt" style:font-size-complex="10pt"/>
    </style:style>
    <style:style style:name="ch22" style:family="chart" style:data-style-name="N105">
      <style:graphic-properties draw:stroke="none" draw:fill-color="#0084d1" dr3d:edge-rounding="5%"/>
      <style:text-properties fo:font-size="10pt" style:font-size-asian="10pt" style:font-size-complex="10pt"/>
    </style:style>
    <style:style style:name="ch23" style:family="chart">
      <style:graphic-properties draw:stroke="solid" svg:stroke-color="#b3b3b3" draw:fill="none" draw:fill-color="#e6e6e6"/>
    </style:style>
    <style:style style:name="ch24" style:family="chart">
      <style:graphic-properties svg:stroke-color="#b3b3b3" draw:fill-color="#cccccc"/>
    </style:style>
  </office:automatic-styles>
  <office:body>
    <office:chart>
      <chart:chart svg:width="16.349cm" svg:height="15.049cm" xlink:href=".." xlink:type="simple" chart:class="chart:bar" chart:style-name="ch1">
        <chart:title svg:x="6.503cm" svg:y="0.436cm" chart:style-name="ch2">
          <text:p>Index Efficiency</text:p>
        </chart:title>
        <chart:subtitle svg:x="6.106cm" svg:y="1.515cm" chart:style-name="ch3">
          <text:p>Bits per input character</text:p>
        </chart:subtitle>
        <chart:legend chart:legend-position="end" svg:x="15.038cm" svg:y="3.49cm" style:legend-expansion="high" chart:style-name="ch4"/>
        <chart:plot-area chart:style-name="ch5" table:cell-range-address="'BWT.2-levels.compact'.A104:'BWT.2-levels.compact'.Q106 'BWT.2-levels.compact'.B102:'BWT.2-levels.compact'.Q102" chart:data-source-has-labels="both" svg:x="1.337cm" svg:y="2.798cm" svg:width="13.049cm" svg:height="10.97cm">
          <chartooo:coordinate-region svg:x="2.435cm" svg:y="2.997cm" svg:width="11.951cm" svg:height="10.124cm"/>
          <chart:axis chart:dimension="x" chart:name="primary-x" chart:style-name="ch6" chartooo:axis-type="auto">
            <chartooo:date-scale/>
            <chart:title svg:x="6.375cm" svg:y="14.068cm" chart:style-name="ch7">
              <text:p>MinorCounters.Size</text:p>
            </chart:title>
            <chart:categories table:cell-range-address="'BWT.2-levels.compact'.A104:'BWT.2-levels.compact'.A106"/>
          </chart:axis>
          <chart:axis chart:dimension="y" chart:name="primary-y" chart:style-name="ch8">
            <chart:title svg:x="0.451cm" svg:y="9.028cm" chart:style-name="ch9">
              <text:p>Efficiency</text:p>
            </chart:title>
            <chart:grid chart:style-name="ch10" chart:class="major"/>
          </chart:axis>
          <chart:series chart:style-name="ch11" chart:values-cell-range-address="'BWT.2-levels.compact'.B104:'BWT.2-levels.compact'.B106" chart:label-cell-address="'BWT.2-levels.compact'.B102:'BWT.2-levels.compact'.B102" chart:class="chart:bar">
            <chart:data-point chart:repeated="3"/>
          </chart:series>
          <chart:series chart:style-name="ch12" chart:values-cell-range-address="'BWT.2-levels.compact'.C104:'BWT.2-levels.compact'.C106" chart:label-cell-address="'BWT.2-levels.compact'.C102:'BWT.2-levels.compact'.C102" chart:class="chart:bar">
            <chart:data-point chart:repeated="3"/>
          </chart:series>
          <chart:series chart:style-name="ch13" chart:values-cell-range-address="'BWT.2-levels.compact'.D104:'BWT.2-levels.compact'.D106" chart:label-cell-address="'BWT.2-levels.compact'.D102:'BWT.2-levels.compact'.D102" chart:class="chart:bar">
            <chart:data-point chart:repeated="3"/>
          </chart:series>
          <chart:series chart:style-name="ch14" chart:values-cell-range-address="'BWT.2-levels.compact'.E104:'BWT.2-levels.compact'.E106" chart:label-cell-address="'BWT.2-levels.compact'.E102:'BWT.2-levels.compact'.E102" chart:class="chart:bar">
            <chart:data-point chart:repeated="3"/>
          </chart:series>
          <chart:series chart:style-name="ch15" chart:values-cell-range-address="'BWT.2-levels.compact'.F104:'BWT.2-levels.compact'.F106" chart:label-cell-address="'BWT.2-levels.compact'.F102:'BWT.2-levels.compact'.F102" chart:class="chart:bar">
            <chart:data-point chart:repeated="3"/>
          </chart:series>
          <chart:series chart:style-name="ch16" chart:values-cell-range-address="'BWT.2-levels.compact'.G104:'BWT.2-levels.compact'.G106" chart:label-cell-address="'BWT.2-levels.compact'.G102:'BWT.2-levels.compact'.G102" chart:class="chart:bar">
            <chart:data-point chart:repeated="3"/>
          </chart:series>
          <chart:series chart:style-name="ch17" chart:values-cell-range-address="'BWT.2-levels.compact'.H104:'BWT.2-levels.compact'.H106" chart:label-cell-address="'BWT.2-levels.compact'.H102:'BWT.2-levels.compact'.H102" chart:class="chart:bar">
            <chart:data-point chart:repeated="3"/>
          </chart:series>
          <chart:series chart:style-name="ch18" chart:values-cell-range-address="'BWT.2-levels.compact'.I104:'BWT.2-levels.compact'.I106" chart:label-cell-address="'BWT.2-levels.compact'.I102:'BWT.2-levels.compact'.I102" chart:class="chart:bar">
            <chart:data-point chart:repeated="3"/>
          </chart:series>
          <chart:series chart:style-name="ch19" chart:values-cell-range-address="'BWT.2-levels.compact'.J104:'BWT.2-levels.compact'.J106" chart:label-cell-address="'BWT.2-levels.compact'.J102:'BWT.2-levels.compact'.J102" chart:class="chart:bar">
            <chart:data-point chart:repeated="3"/>
          </chart:series>
          <chart:series chart:style-name="ch20" chart:values-cell-range-address="'BWT.2-levels.compact'.K104:'BWT.2-levels.compact'.K106" chart:label-cell-address="'BWT.2-levels.compact'.K102:'BWT.2-levels.compact'.K102" chart:class="chart:bar">
            <chart:data-point chart:repeated="3"/>
          </chart:series>
          <chart:series chart:style-name="ch21" chart:values-cell-range-address="'BWT.2-levels.compact'.L104:'BWT.2-levels.compact'.L106" chart:label-cell-address="'BWT.2-levels.compact'.L102:'BWT.2-levels.compact'.L102" chart:class="chart:bar">
            <chart:data-point chart:repeated="3"/>
          </chart:series>
          <chart:series chart:style-name="ch22" chart:values-cell-range-address="'BWT.2-levels.compact'.M104:'BWT.2-levels.compact'.M106" chart:label-cell-address="'BWT.2-levels.compact'.M102:'BWT.2-levels.compact'.M102" chart:class="chart:bar">
            <chart:data-point chart:repeated="3"/>
          </chart:series>
          <chart:series chart:style-name="ch11" chart:values-cell-range-address="'BWT.2-levels.compact'.N104:'BWT.2-levels.compact'.N106" chart:label-cell-address="'BWT.2-levels.compact'.N102:'BWT.2-levels.compact'.N102" chart:class="chart:bar">
            <chart:data-point chart:repeated="3"/>
          </chart:series>
          <chart:series chart:style-name="ch12" chart:values-cell-range-address="'BWT.2-levels.compact'.O104:'BWT.2-levels.compact'.O106" chart:label-cell-address="'BWT.2-levels.compact'.O102:'BWT.2-levels.compact'.O102" chart:class="chart:bar">
            <chart:data-point chart:repeated="3"/>
          </chart:series>
          <chart:series chart:style-name="ch13" chart:values-cell-range-address="'BWT.2-levels.compact'.P104:'BWT.2-levels.compact'.P106" chart:label-cell-address="'BWT.2-levels.compact'.P102:'BWT.2-levels.compact'.P102" chart:class="chart:bar">
            <chart:data-point chart:repeated="3"/>
          </chart:series>
          <chart:series chart:style-name="ch14" chart:values-cell-range-address="'BWT.2-levels.compact'.Q104:'BWT.2-levels.compact'.Q106" chart:label-cell-address="'BWT.2-levels.compact'.Q102:'BWT.2-levels.compact'.Q102" chart:class="chart:bar">
            <chart:data-point chart:repeated="3"/>
          </chart:series>
          <chart:wall chart:style-name="ch23"/>
          <chart:floor chart:style-name="ch2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8</text:p>
                <draw:g>
                  <svg:desc>'BWT.2-levels.compact'.B102:'BWT.2-levels.compact'.B102</svg:desc>
                </draw:g>
              </table:table-cell>
              <table:table-cell office:value-type="string">
                <text:p>16</text:p>
                <draw:g>
                  <svg:desc>'BWT.2-levels.compact'.C102:'BWT.2-levels.compact'.C102</svg:desc>
                </draw:g>
              </table:table-cell>
              <table:table-cell office:value-type="string">
                <text:p>24</text:p>
                <draw:g>
                  <svg:desc>'BWT.2-levels.compact'.D102:'BWT.2-levels.compact'.D102</svg:desc>
                </draw:g>
              </table:table-cell>
              <table:table-cell office:value-type="string">
                <text:p>32</text:p>
                <draw:g>
                  <svg:desc>'BWT.2-levels.compact'.E102:'BWT.2-levels.compact'.E102</svg:desc>
                </draw:g>
              </table:table-cell>
              <table:table-cell office:value-type="string">
                <text:p>48</text:p>
                <draw:g>
                  <svg:desc>'BWT.2-levels.compact'.F102:'BWT.2-levels.compact'.F102</svg:desc>
                </draw:g>
              </table:table-cell>
              <table:table-cell office:value-type="string">
                <text:p>56</text:p>
                <draw:g>
                  <svg:desc>'BWT.2-levels.compact'.G102:'BWT.2-levels.compact'.G102</svg:desc>
                </draw:g>
              </table:table-cell>
              <table:table-cell office:value-type="string">
                <text:p>64</text:p>
                <draw:g>
                  <svg:desc>'BWT.2-levels.compact'.H102:'BWT.2-levels.compact'.H102</svg:desc>
                </draw:g>
              </table:table-cell>
              <table:table-cell office:value-type="string">
                <text:p>96</text:p>
                <draw:g>
                  <svg:desc>'BWT.2-levels.compact'.I102:'BWT.2-levels.compact'.I102</svg:desc>
                </draw:g>
              </table:table-cell>
              <table:table-cell office:value-type="string">
                <text:p>112</text:p>
                <draw:g>
                  <svg:desc>'BWT.2-levels.compact'.J102:'BWT.2-levels.compact'.J102</svg:desc>
                </draw:g>
              </table:table-cell>
              <table:table-cell office:value-type="string">
                <text:p>120</text:p>
                <draw:g>
                  <svg:desc>'BWT.2-levels.compact'.K102:'BWT.2-levels.compact'.K102</svg:desc>
                </draw:g>
              </table:table-cell>
              <table:table-cell office:value-type="string">
                <text:p>128</text:p>
                <draw:g>
                  <svg:desc>'BWT.2-levels.compact'.L102:'BWT.2-levels.compact'.L102</svg:desc>
                </draw:g>
              </table:table-cell>
              <table:table-cell office:value-type="string">
                <text:p>192</text:p>
                <draw:g>
                  <svg:desc>'BWT.2-levels.compact'.M102:'BWT.2-levels.compact'.M102</svg:desc>
                </draw:g>
              </table:table-cell>
              <table:table-cell office:value-type="string">
                <text:p>224</text:p>
                <draw:g>
                  <svg:desc>'BWT.2-levels.compact'.N102:'BWT.2-levels.compact'.N102</svg:desc>
                </draw:g>
              </table:table-cell>
              <table:table-cell office:value-type="string">
                <text:p>240</text:p>
                <draw:g>
                  <svg:desc>'BWT.2-levels.compact'.O102:'BWT.2-levels.compact'.O102</svg:desc>
                </draw:g>
              </table:table-cell>
              <table:table-cell office:value-type="string">
                <text:p>248</text:p>
                <draw:g>
                  <svg:desc>'BWT.2-levels.compact'.P102:'BWT.2-levels.compact'.P102</svg:desc>
                </draw:g>
              </table:table-cell>
              <table:table-cell office:value-type="string">
                <text:p>256</text:p>
                <draw:g>
                  <svg:desc>'BWT.2-levels.compact'.Q102:'BWT.2-levels.compact'.Q102</svg:desc>
                </draw:g>
              </table:table-cell>
            </table:table-row>
          </table:table-header-rows>
          <table:table-rows>
            <table:table-row>
              <table:table-cell office:value-type="float" office:value="8">
                <text:p>10</text:p>
                <draw:g>
                  <svg:desc>'BWT.2-levels.compact'.A104:'BWT.2-levels.compact'.A106</svg:desc>
                </draw:g>
              </table:table-cell>
              <table:table-cell office:value-type="float" office:value="1.625">
                <text:p>1.625</text:p>
                <draw:g>
                  <svg:desc>'BWT.2-levels.compact'.B104:'BWT.2-levels.compact'.B106</svg:desc>
                </draw:g>
              </table:table-cell>
              <table:table-cell office:value-type="float" office:value="1.125">
                <text:p>1.125</text:p>
                <draw:g>
                  <svg:desc>'BWT.2-levels.compact'.C104:'BWT.2-levels.compact'.C106</svg:desc>
                </draw:g>
              </table:table-cell>
              <table:table-cell office:value-type="float" office:value="0.958333333333333">
                <text:p>0.958333333333333</text:p>
                <draw:g>
                  <svg:desc>'BWT.2-levels.compact'.D104:'BWT.2-levels.compact'.D106</svg:desc>
                </draw:g>
              </table:table-cell>
              <table:table-cell office:value-type="float" office:value="0.875">
                <text:p>0.875</text:p>
                <draw:g>
                  <svg:desc>'BWT.2-levels.compact'.E104:'BWT.2-levels.compact'.E106</svg:desc>
                </draw:g>
              </table:table-cell>
              <table:table-cell office:value-type="float" office:value="0.791666666666667">
                <text:p>0.791666666666667</text:p>
                <draw:g>
                  <svg:desc>'BWT.2-levels.compact'.F104:'BWT.2-levels.compact'.F106</svg:desc>
                </draw:g>
              </table:table-cell>
              <table:table-cell office:value-type="float" office:value="0.767857142857143">
                <text:p>0.767857142857143</text:p>
                <draw:g>
                  <svg:desc>'BWT.2-levels.compact'.G104:'BWT.2-levels.compact'.G106</svg:desc>
                </draw:g>
              </table:table-cell>
              <table:table-cell office:value-type="float" office:value="0.75">
                <text:p>0.75</text:p>
                <draw:g>
                  <svg:desc>'BWT.2-levels.compact'.H104:'BWT.2-levels.compact'.H106</svg:desc>
                </draw:g>
              </table:table-cell>
              <table:table-cell office:value-type="float" office:value="0.708333333333333">
                <text:p>0.708333333333333</text:p>
                <draw:g>
                  <svg:desc>'BWT.2-levels.compact'.I104:'BWT.2-levels.compact'.I106</svg:desc>
                </draw:g>
              </table:table-cell>
              <table:table-cell office:value-type="float" office:value="0.696428571428571">
                <text:p>0.696428571428571</text:p>
                <draw:g>
                  <svg:desc>'BWT.2-levels.compact'.J104:'BWT.2-levels.compact'.J106</svg:desc>
                </draw:g>
              </table:table-cell>
              <table:table-cell office:value-type="float" office:value="0.691666666666667">
                <text:p>0.691666666666667</text:p>
                <draw:g>
                  <svg:desc>'BWT.2-levels.compact'.K104:'BWT.2-levels.compact'.K106</svg:desc>
                </draw:g>
              </table:table-cell>
              <table:table-cell office:value-type="float" office:value="0.6875">
                <text:p>0.6875</text:p>
                <draw:g>
                  <svg:desc>'BWT.2-levels.compact'.L104:'BWT.2-levels.compact'.L106</svg:desc>
                </draw:g>
              </table:table-cell>
              <table:table-cell office:value-type="float" office:value="0.666666666666667">
                <text:p>0.666666666666667</text:p>
                <draw:g>
                  <svg:desc>'BWT.2-levels.compact'.M104:'BWT.2-levels.compact'.M106</svg:desc>
                </draw:g>
              </table:table-cell>
              <table:table-cell office:value-type="float" office:value="0.660714285714286">
                <text:p>0.660714285714286</text:p>
                <draw:g>
                  <svg:desc>'BWT.2-levels.compact'.N104:'BWT.2-levels.compact'.N106</svg:desc>
                </draw:g>
              </table:table-cell>
              <table:table-cell office:value-type="float" office:value="0.658333333333333">
                <text:p>0.658333333333333</text:p>
                <draw:g>
                  <svg:desc>'BWT.2-levels.compact'.O104:'BWT.2-levels.compact'.O106</svg:desc>
                </draw:g>
              </table:table-cell>
              <table:table-cell office:value-type="float" office:value="0.657258064516129">
                <text:p>0.657258064516129</text:p>
                <draw:g>
                  <svg:desc>'BWT.2-levels.compact'.P104:'BWT.2-levels.compact'.P106</svg:desc>
                </draw:g>
              </table:table-cell>
              <table:table-cell office:value-type="float" office:value="0.65625">
                <text:p>0.65625</text:p>
                <draw:g>
                  <svg:desc>'BWT.2-levels.compact'.Q104:'BWT.2-levels.compact'.Q106</svg:desc>
                </draw:g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2.3759765625">
                <text:p>2.3759765625</text:p>
              </table:table-cell>
              <table:table-cell office:value-type="float" office:value="1.3759765625">
                <text:p>1.3759765625</text:p>
              </table:table-cell>
              <table:table-cell office:value-type="float" office:value="1.04264322916667">
                <text:p>1.04264322916667</text:p>
              </table:table-cell>
              <table:table-cell office:value-type="float" office:value="0.8759765625">
                <text:p>0.8759765625</text:p>
              </table:table-cell>
              <table:table-cell office:value-type="float" office:value="0.709309895833333">
                <text:p>0.709309895833333</text:p>
              </table:table-cell>
              <table:table-cell office:value-type="float" office:value="0.661690848214286">
                <text:p>0.661690848214286</text:p>
              </table:table-cell>
              <table:table-cell office:value-type="float" office:value="0.6259765625">
                <text:p>0.6259765625</text:p>
              </table:table-cell>
              <table:table-cell office:value-type="float" office:value="0.542643229166667">
                <text:p>0.542643229166667</text:p>
              </table:table-cell>
              <table:table-cell office:value-type="float" office:value="0.518833705357143">
                <text:p>0.518833705357143</text:p>
              </table:table-cell>
              <table:table-cell office:value-type="float" office:value="0.509309895833333">
                <text:p>0.509309895833333</text:p>
              </table:table-cell>
              <table:table-cell office:value-type="float" office:value="0.5009765625">
                <text:p>0.5009765625</text:p>
              </table:table-cell>
              <table:table-cell office:value-type="float" office:value="0.459309895833333">
                <text:p>0.459309895833333</text:p>
              </table:table-cell>
              <table:table-cell office:value-type="float" office:value="0.447405133928571">
                <text:p>0.447405133928571</text:p>
              </table:table-cell>
              <table:table-cell office:value-type="float" office:value="0.442643229166667">
                <text:p>0.442643229166667</text:p>
              </table:table-cell>
              <table:table-cell office:value-type="float" office:value="0.440492691532258">
                <text:p>0.440492691532258</text:p>
              </table:table-cell>
              <table:table-cell office:value-type="float" office:value="0.4384765625">
                <text:p>0.4384765625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4.37500001490116">
                <text:p>4.37500001490116</text:p>
              </table:table-cell>
              <table:table-cell office:value-type="float" office:value="2.37500001490116">
                <text:p>2.37500001490116</text:p>
              </table:table-cell>
              <table:table-cell office:value-type="float" office:value="1.70833334823449">
                <text:p>1.70833334823449</text:p>
              </table:table-cell>
              <table:table-cell office:value-type="float" office:value="1.37500001490116">
                <text:p>1.37500001490116</text:p>
              </table:table-cell>
              <table:table-cell office:value-type="float" office:value="1.04166668156783">
                <text:p>1.04166668156783</text:p>
              </table:table-cell>
              <table:table-cell office:value-type="float" office:value="0.946428586329733">
                <text:p>0.946428586329733</text:p>
              </table:table-cell>
              <table:table-cell office:value-type="float" office:value="0.875000014901161">
                <text:p>0.875000014901161</text:p>
              </table:table-cell>
              <table:table-cell office:value-type="float" office:value="0.708333348234494">
                <text:p>0.708333348234494</text:p>
              </table:table-cell>
              <table:table-cell office:value-type="float" office:value="0.660714300615447">
                <text:p>0.660714300615447</text:p>
              </table:table-cell>
              <table:table-cell office:value-type="float" office:value="0.641666681567828">
                <text:p>0.641666681567828</text:p>
              </table:table-cell>
              <table:table-cell office:value-type="float" office:value="0.625000014901161">
                <text:p>0.625000014901161</text:p>
              </table:table-cell>
              <table:table-cell office:value-type="float" office:value="0.541666681567828">
                <text:p>0.541666681567828</text:p>
              </table:table-cell>
              <table:table-cell office:value-type="float" office:value="0.517857157758304">
                <text:p>0.517857157758304</text:p>
              </table:table-cell>
              <table:table-cell office:value-type="float" office:value="0.508333348234495">
                <text:p>0.508333348234495</text:p>
              </table:table-cell>
              <table:table-cell office:value-type="float" office:value="0.504032272965677">
                <text:p>0.504032272965677</text:p>
              </table:table-cell>
              <table:table-cell office:value-type="float" office:value="0.500000014901161">
                <text:p>0.50000001490116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Unix OpenOffice.org_project/401m5$Build-971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">
      <style:chart-properties chart:display-label="true" chart:logarithmic="false" chart:minimum="500" chart:maximum="15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"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1"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1"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1"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 style:data-style-name="N1">
      <style:graphic-properties draw:stroke="none" draw:fill-color="#7e0021" dr3d:edge-rounding="5%"/>
      <style:text-properties fo:font-size="10pt" style:font-size-asian="10pt" style:font-size-complex="10pt"/>
    </style:style>
    <style:style style:name="ch15" style:family="chart" style:data-style-name="N1">
      <style:graphic-properties draw:stroke="none" draw:fill-color="#83caff" dr3d:edge-rounding="5%"/>
      <style:text-properties fo:font-size="10pt" style:font-size-asian="10pt" style:font-size-complex="10pt"/>
    </style:style>
    <style:style style:name="ch16" style:family="chart" style:data-style-name="N1">
      <style:graphic-properties draw:stroke="none" draw:fill-color="#314004" dr3d:edge-rounding="5%"/>
      <style:text-properties fo:font-size="10pt" style:font-size-asian="10pt" style:font-size-complex="10pt"/>
    </style:style>
    <style:style style:name="ch17" style:family="chart" style:data-style-name="N1">
      <style:graphic-properties draw:stroke="none" draw:fill-color="#aecf00" dr3d:edge-rounding="5%"/>
      <style:text-properties fo:font-size="10pt" style:font-size-asian="10pt" style:font-size-complex="10pt"/>
    </style:style>
    <style:style style:name="ch18" style:family="chart" style:data-style-name="N1">
      <style:graphic-properties draw:stroke="none" draw:fill-color="#4b1f6f" dr3d:edge-rounding="5%"/>
      <style:text-properties fo:font-size="10pt" style:font-size-asian="10pt" style:font-size-complex="10pt"/>
    </style:style>
    <style:style style:name="ch19" style:family="chart" style:data-style-name="N1">
      <style:graphic-properties draw:stroke="none" draw:fill-color="#ff950e" dr3d:edge-rounding="5%"/>
      <style:text-properties fo:font-size="10pt" style:font-size-asian="10pt" style:font-size-complex="10pt"/>
    </style:style>
    <style:style style:name="ch20" style:family="chart" style:data-style-name="N1">
      <style:graphic-properties draw:stroke="none" draw:fill-color="#c5000b" dr3d:edge-rounding="5%"/>
      <style:text-properties fo:font-size="10pt" style:font-size-asian="10pt" style:font-size-complex="10pt"/>
    </style:style>
    <style:style style:name="ch21" style:family="chart" style:data-style-name="N1">
      <style:graphic-properties draw:stroke="none" draw:fill-color="#0084d1" dr3d:edge-rounding="5%"/>
      <style:text-properties fo:font-size="10pt" style:font-size-asian="10pt" style:font-size-complex="10pt"/>
    </style:style>
    <style:style style:name="ch22" style:family="chart">
      <style:graphic-properties draw:stroke="solid" svg:stroke-color="#b3b3b3" draw:fill="none" draw:fill-color="#e6e6e6"/>
    </style:style>
    <style:style style:name="ch23" style:family="chart">
      <style:graphic-properties svg:stroke-color="#b3b3b3" draw:fill-color="#cccccc"/>
    </style:style>
  </office:automatic-styles>
  <office:body>
    <office:chart>
      <chart:chart svg:width="16cm" svg:height="15.402cm" xlink:href=".." xlink:type="simple" chart:class="chart:bar" chart:style-name="ch1">
        <chart:title svg:x="6.925cm" svg:y="0.444cm" chart:style-name="ch2">
          <text:p>BWT Size</text:p>
        </chart:title>
        <chart:legend chart:legend-position="end" svg:x="14.689cm" svg:y="3.667cm" style:legend-expansion="high" chart:style-name="ch3"/>
        <chart:plot-area chart:style-name="ch4" table:cell-range-address="'BWT.2-levels.compact'.A98:'BWT.2-levels.compact'.Q100 'BWT.2-levels.compact'.B86:'BWT.2-levels.compact'.Q86" chart:data-source-has-labels="both" svg:x="1.331cm" svg:y="2.147cm" svg:width="12.718cm" svg:height="11.966cm">
          <chartooo:coordinate-region svg:x="2.323cm" svg:y="2.347cm" svg:width="11.726cm" svg:height="11.119cm"/>
          <chart:axis chart:dimension="x" chart:name="primary-x" chart:style-name="ch5" chartooo:axis-type="auto">
            <chartooo:date-scale/>
            <chart:title svg:x="6.561cm" svg:y="14.421cm" chart:style-name="ch6">
              <text:p>MinorCounters</text:p>
            </chart:title>
            <chart:categories table:cell-range-address="'BWT.2-levels.compact'.A98:'BWT.2-levels.compact'.A100"/>
          </chart:axis>
          <chart:axis chart:dimension="y" chart:name="primary-y" chart:style-name="ch7">
            <chart:title svg:x="0.451cm" svg:y="8.888cm" chart:style-name="ch8">
              <text:p>Size (MB)</text:p>
            </chart:title>
            <chart:grid chart:style-name="ch9" chart:class="major"/>
          </chart:axis>
          <chart:series chart:style-name="ch10" chart:values-cell-range-address="'BWT.2-levels.compact'.B98:'BWT.2-levels.compact'.B100" chart:label-cell-address="'BWT.2-levels.compact'.B86:'BWT.2-levels.compact'.B86" chart:class="chart:bar">
            <chart:data-point chart:repeated="3"/>
          </chart:series>
          <chart:series chart:style-name="ch11" chart:values-cell-range-address="'BWT.2-levels.compact'.C98:'BWT.2-levels.compact'.C100" chart:label-cell-address="'BWT.2-levels.compact'.C86:'BWT.2-levels.compact'.C86" chart:class="chart:bar">
            <chart:data-point chart:repeated="3"/>
          </chart:series>
          <chart:series chart:style-name="ch12" chart:values-cell-range-address="'BWT.2-levels.compact'.D98:'BWT.2-levels.compact'.D100" chart:label-cell-address="'BWT.2-levels.compact'.D86:'BWT.2-levels.compact'.D86" chart:class="chart:bar">
            <chart:data-point chart:repeated="3"/>
          </chart:series>
          <chart:series chart:style-name="ch13" chart:values-cell-range-address="'BWT.2-levels.compact'.E98:'BWT.2-levels.compact'.E100" chart:label-cell-address="'BWT.2-levels.compact'.E86:'BWT.2-levels.compact'.E86" chart:class="chart:bar">
            <chart:data-point chart:repeated="3"/>
          </chart:series>
          <chart:series chart:style-name="ch14" chart:values-cell-range-address="'BWT.2-levels.compact'.F98:'BWT.2-levels.compact'.F100" chart:label-cell-address="'BWT.2-levels.compact'.F86:'BWT.2-levels.compact'.F86" chart:class="chart:bar">
            <chart:data-point chart:repeated="3"/>
          </chart:series>
          <chart:series chart:style-name="ch15" chart:values-cell-range-address="'BWT.2-levels.compact'.G98:'BWT.2-levels.compact'.G100" chart:label-cell-address="'BWT.2-levels.compact'.G86:'BWT.2-levels.compact'.G86" chart:class="chart:bar">
            <chart:data-point chart:repeated="3"/>
          </chart:series>
          <chart:series chart:style-name="ch16" chart:values-cell-range-address="'BWT.2-levels.compact'.H98:'BWT.2-levels.compact'.H100" chart:label-cell-address="'BWT.2-levels.compact'.H86:'BWT.2-levels.compact'.H86" chart:class="chart:bar">
            <chart:data-point chart:repeated="3"/>
          </chart:series>
          <chart:series chart:style-name="ch17" chart:values-cell-range-address="'BWT.2-levels.compact'.I98:'BWT.2-levels.compact'.I100" chart:label-cell-address="'BWT.2-levels.compact'.I86:'BWT.2-levels.compact'.I86" chart:class="chart:bar">
            <chart:data-point chart:repeated="3"/>
          </chart:series>
          <chart:series chart:style-name="ch18" chart:values-cell-range-address="'BWT.2-levels.compact'.J98:'BWT.2-levels.compact'.J100" chart:label-cell-address="'BWT.2-levels.compact'.J86:'BWT.2-levels.compact'.J86" chart:class="chart:bar">
            <chart:data-point chart:repeated="3"/>
          </chart:series>
          <chart:series chart:style-name="ch19" chart:values-cell-range-address="'BWT.2-levels.compact'.K98:'BWT.2-levels.compact'.K100" chart:label-cell-address="'BWT.2-levels.compact'.K86:'BWT.2-levels.compact'.K86" chart:class="chart:bar">
            <chart:data-point chart:repeated="3"/>
          </chart:series>
          <chart:series chart:style-name="ch20" chart:values-cell-range-address="'BWT.2-levels.compact'.L98:'BWT.2-levels.compact'.L100" chart:label-cell-address="'BWT.2-levels.compact'.L86:'BWT.2-levels.compact'.L86" chart:class="chart:bar">
            <chart:data-point chart:repeated="3"/>
          </chart:series>
          <chart:series chart:style-name="ch21" chart:values-cell-range-address="'BWT.2-levels.compact'.M98:'BWT.2-levels.compact'.M100" chart:label-cell-address="'BWT.2-levels.compact'.M86:'BWT.2-levels.compact'.M86" chart:class="chart:bar">
            <chart:data-point chart:repeated="3"/>
          </chart:series>
          <chart:series chart:style-name="ch10" chart:values-cell-range-address="'BWT.2-levels.compact'.N98:'BWT.2-levels.compact'.N100" chart:label-cell-address="'BWT.2-levels.compact'.N86:'BWT.2-levels.compact'.N86" chart:class="chart:bar">
            <chart:data-point chart:repeated="3"/>
          </chart:series>
          <chart:series chart:style-name="ch11" chart:values-cell-range-address="'BWT.2-levels.compact'.O98:'BWT.2-levels.compact'.O100" chart:label-cell-address="'BWT.2-levels.compact'.O86:'BWT.2-levels.compact'.O86" chart:class="chart:bar">
            <chart:data-point chart:repeated="3"/>
          </chart:series>
          <chart:series chart:style-name="ch12" chart:values-cell-range-address="'BWT.2-levels.compact'.P98:'BWT.2-levels.compact'.P100" chart:label-cell-address="'BWT.2-levels.compact'.P86:'BWT.2-levels.compact'.P86" chart:class="chart:bar">
            <chart:data-point chart:repeated="3"/>
          </chart:series>
          <chart:series chart:style-name="ch13" chart:values-cell-range-address="'BWT.2-levels.compact'.Q98:'BWT.2-levels.compact'.Q100" chart:label-cell-address="'BWT.2-levels.compact'.Q86:'BWT.2-levels.compact'.Q86" chart:class="chart:bar">
            <chart:data-point chart:repeated="3"/>
          </chart:series>
          <chart:wall chart:style-name="ch22"/>
          <chart:floor chart:style-name="ch2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8</text:p>
                <draw:g>
                  <svg:desc>'BWT.2-levels.compact'.B86:'BWT.2-levels.compact'.B86</svg:desc>
                </draw:g>
              </table:table-cell>
              <table:table-cell office:value-type="string">
                <text:p>16</text:p>
                <draw:g>
                  <svg:desc>'BWT.2-levels.compact'.C86:'BWT.2-levels.compact'.C86</svg:desc>
                </draw:g>
              </table:table-cell>
              <table:table-cell office:value-type="string">
                <text:p>24</text:p>
                <draw:g>
                  <svg:desc>'BWT.2-levels.compact'.D86:'BWT.2-levels.compact'.D86</svg:desc>
                </draw:g>
              </table:table-cell>
              <table:table-cell office:value-type="string">
                <text:p>32</text:p>
                <draw:g>
                  <svg:desc>'BWT.2-levels.compact'.E86:'BWT.2-levels.compact'.E86</svg:desc>
                </draw:g>
              </table:table-cell>
              <table:table-cell office:value-type="string">
                <text:p>48</text:p>
                <draw:g>
                  <svg:desc>'BWT.2-levels.compact'.F86:'BWT.2-levels.compact'.F86</svg:desc>
                </draw:g>
              </table:table-cell>
              <table:table-cell office:value-type="string">
                <text:p>56</text:p>
                <draw:g>
                  <svg:desc>'BWT.2-levels.compact'.G86:'BWT.2-levels.compact'.G86</svg:desc>
                </draw:g>
              </table:table-cell>
              <table:table-cell office:value-type="string">
                <text:p>64</text:p>
                <draw:g>
                  <svg:desc>'BWT.2-levels.compact'.H86:'BWT.2-levels.compact'.H86</svg:desc>
                </draw:g>
              </table:table-cell>
              <table:table-cell office:value-type="string">
                <text:p>96</text:p>
                <draw:g>
                  <svg:desc>'BWT.2-levels.compact'.I86:'BWT.2-levels.compact'.I86</svg:desc>
                </draw:g>
              </table:table-cell>
              <table:table-cell office:value-type="string">
                <text:p>112</text:p>
                <draw:g>
                  <svg:desc>'BWT.2-levels.compact'.J86:'BWT.2-levels.compact'.J86</svg:desc>
                </draw:g>
              </table:table-cell>
              <table:table-cell office:value-type="string">
                <text:p>120</text:p>
                <draw:g>
                  <svg:desc>'BWT.2-levels.compact'.K86:'BWT.2-levels.compact'.K86</svg:desc>
                </draw:g>
              </table:table-cell>
              <table:table-cell office:value-type="string">
                <text:p>128</text:p>
                <draw:g>
                  <svg:desc>'BWT.2-levels.compact'.L86:'BWT.2-levels.compact'.L86</svg:desc>
                </draw:g>
              </table:table-cell>
              <table:table-cell office:value-type="string">
                <text:p>192</text:p>
                <draw:g>
                  <svg:desc>'BWT.2-levels.compact'.M86:'BWT.2-levels.compact'.M86</svg:desc>
                </draw:g>
              </table:table-cell>
              <table:table-cell office:value-type="string">
                <text:p>224</text:p>
                <draw:g>
                  <svg:desc>'BWT.2-levels.compact'.N86:'BWT.2-levels.compact'.N86</svg:desc>
                </draw:g>
              </table:table-cell>
              <table:table-cell office:value-type="string">
                <text:p>240</text:p>
                <draw:g>
                  <svg:desc>'BWT.2-levels.compact'.O86:'BWT.2-levels.compact'.O86</svg:desc>
                </draw:g>
              </table:table-cell>
              <table:table-cell office:value-type="string">
                <text:p>248</text:p>
                <draw:g>
                  <svg:desc>'BWT.2-levels.compact'.P86:'BWT.2-levels.compact'.P86</svg:desc>
                </draw:g>
              </table:table-cell>
              <table:table-cell office:value-type="string">
                <text:p>256</text:p>
                <draw:g>
                  <svg:desc>'BWT.2-levels.compact'.Q86:'BWT.2-levels.compact'.Q86</svg:desc>
                </draw:g>
              </table:table-cell>
            </table:table-row>
          </table:table-header-rows>
          <table:table-rows>
            <table:table-row>
              <table:table-cell office:value-type="float" office:value="8">
                <text:p>10</text:p>
                <draw:g>
                  <svg:desc>'BWT.2-levels.compact'.A98:'BWT.2-levels.compact'.A100</svg:desc>
                </draw:g>
              </table:table-cell>
              <table:table-cell office:value-type="float" office:value="4492.8">
                <text:p>4492.8</text:p>
                <draw:g>
                  <svg:desc>'BWT.2-levels.compact'.B98:'BWT.2-levels.compact'.B100</svg:desc>
                </draw:g>
              </table:table-cell>
              <table:table-cell office:value-type="float" office:value="3110.4">
                <text:p>3110.4</text:p>
                <draw:g>
                  <svg:desc>'BWT.2-levels.compact'.C98:'BWT.2-levels.compact'.C100</svg:desc>
                </draw:g>
              </table:table-cell>
              <table:table-cell office:value-type="float" office:value="2649.6">
                <text:p>2649.6</text:p>
                <draw:g>
                  <svg:desc>'BWT.2-levels.compact'.D98:'BWT.2-levels.compact'.D100</svg:desc>
                </draw:g>
              </table:table-cell>
              <table:table-cell office:value-type="float" office:value="2419.2">
                <text:p>2419.2</text:p>
                <draw:g>
                  <svg:desc>'BWT.2-levels.compact'.E98:'BWT.2-levels.compact'.E100</svg:desc>
                </draw:g>
              </table:table-cell>
              <table:table-cell office:value-type="float" office:value="2188.8">
                <text:p>2188.8</text:p>
                <draw:g>
                  <svg:desc>'BWT.2-levels.compact'.F98:'BWT.2-levels.compact'.F100</svg:desc>
                </draw:g>
              </table:table-cell>
              <table:table-cell office:value-type="float" office:value="2122.97142857143">
                <text:p>2122.97142857143</text:p>
                <draw:g>
                  <svg:desc>'BWT.2-levels.compact'.G98:'BWT.2-levels.compact'.G100</svg:desc>
                </draw:g>
              </table:table-cell>
              <table:table-cell office:value-type="float" office:value="2073.6">
                <text:p>2073.6</text:p>
                <draw:g>
                  <svg:desc>'BWT.2-levels.compact'.H98:'BWT.2-levels.compact'.H100</svg:desc>
                </draw:g>
              </table:table-cell>
              <table:table-cell office:value-type="float" office:value="1958.4">
                <text:p>1958.4</text:p>
                <draw:g>
                  <svg:desc>'BWT.2-levels.compact'.I98:'BWT.2-levels.compact'.I100</svg:desc>
                </draw:g>
              </table:table-cell>
              <table:table-cell office:value-type="float" office:value="1925.48571428571">
                <text:p>1925.48571428571</text:p>
                <draw:g>
                  <svg:desc>'BWT.2-levels.compact'.J98:'BWT.2-levels.compact'.J100</svg:desc>
                </draw:g>
              </table:table-cell>
              <table:table-cell office:value-type="float" office:value="1912.32">
                <text:p>1912.32</text:p>
                <draw:g>
                  <svg:desc>'BWT.2-levels.compact'.K98:'BWT.2-levels.compact'.K100</svg:desc>
                </draw:g>
              </table:table-cell>
              <table:table-cell office:value-type="float" office:value="1900.8">
                <text:p>1900.8</text:p>
                <draw:g>
                  <svg:desc>'BWT.2-levels.compact'.L98:'BWT.2-levels.compact'.L100</svg:desc>
                </draw:g>
              </table:table-cell>
              <table:table-cell office:value-type="float" office:value="1843.2">
                <text:p>1843.2</text:p>
                <draw:g>
                  <svg:desc>'BWT.2-levels.compact'.M98:'BWT.2-levels.compact'.M100</svg:desc>
                </draw:g>
              </table:table-cell>
              <table:table-cell office:value-type="float" office:value="1826.74285714286">
                <text:p>1826.74285714286</text:p>
                <draw:g>
                  <svg:desc>'BWT.2-levels.compact'.N98:'BWT.2-levels.compact'.N100</svg:desc>
                </draw:g>
              </table:table-cell>
              <table:table-cell office:value-type="float" office:value="1820.16">
                <text:p>1820.16</text:p>
                <draw:g>
                  <svg:desc>'BWT.2-levels.compact'.O98:'BWT.2-levels.compact'.O100</svg:desc>
                </draw:g>
              </table:table-cell>
              <table:table-cell office:value-type="float" office:value="1817.18709677419">
                <text:p>1817.18709677419</text:p>
                <draw:g>
                  <svg:desc>'BWT.2-levels.compact'.P98:'BWT.2-levels.compact'.P100</svg:desc>
                </draw:g>
              </table:table-cell>
              <table:table-cell office:value-type="float" office:value="1814.4">
                <text:p>1814.4</text:p>
                <draw:g>
                  <svg:desc>'BWT.2-levels.compact'.Q98:'BWT.2-levels.compact'.Q100</svg:desc>
                </draw:g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6569.1">
                <text:p>6569.1</text:p>
              </table:table-cell>
              <table:table-cell office:value-type="float" office:value="3804.3">
                <text:p>3804.3</text:p>
              </table:table-cell>
              <table:table-cell office:value-type="float" office:value="2882.7">
                <text:p>2882.7</text:p>
              </table:table-cell>
              <table:table-cell office:value-type="float" office:value="2421.9">
                <text:p>2421.9</text:p>
              </table:table-cell>
              <table:table-cell office:value-type="float" office:value="1961.1">
                <text:p>1961.1</text:p>
              </table:table-cell>
              <table:table-cell office:value-type="float" office:value="1829.44285714286">
                <text:p>1829.44285714286</text:p>
              </table:table-cell>
              <table:table-cell office:value-type="float" office:value="1730.7">
                <text:p>1730.7</text:p>
              </table:table-cell>
              <table:table-cell office:value-type="float" office:value="1500.3">
                <text:p>1500.3</text:p>
              </table:table-cell>
              <table:table-cell office:value-type="float" office:value="1434.47142857143">
                <text:p>1434.47142857143</text:p>
              </table:table-cell>
              <table:table-cell office:value-type="float" office:value="1408.14">
                <text:p>1408.14</text:p>
              </table:table-cell>
              <table:table-cell office:value-type="float" office:value="1385.1">
                <text:p>1385.1</text:p>
              </table:table-cell>
              <table:table-cell office:value-type="float" office:value="1269.9">
                <text:p>1269.9</text:p>
              </table:table-cell>
              <table:table-cell office:value-type="float" office:value="1236.98571428571">
                <text:p>1236.98571428571</text:p>
              </table:table-cell>
              <table:table-cell office:value-type="float" office:value="1223.82">
                <text:p>1223.82</text:p>
              </table:table-cell>
              <table:table-cell office:value-type="float" office:value="1217.87419354839">
                <text:p>1217.87419354839</text:p>
              </table:table-cell>
              <table:table-cell office:value-type="float" office:value="1212.3">
                <text:p>1212.3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12096.0000411987">
                <text:p>12096.0000411987</text:p>
              </table:table-cell>
              <table:table-cell office:value-type="float" office:value="6566.40004119873">
                <text:p>6566.40004119873</text:p>
              </table:table-cell>
              <table:table-cell office:value-type="float" office:value="4723.20004119873">
                <text:p>4723.20004119873</text:p>
              </table:table-cell>
              <table:table-cell office:value-type="float" office:value="3801.60004119873">
                <text:p>3801.60004119873</text:p>
              </table:table-cell>
              <table:table-cell office:value-type="float" office:value="2880.00004119873">
                <text:p>2880.00004119873</text:p>
              </table:table-cell>
              <table:table-cell office:value-type="float" office:value="2616.68575548444">
                <text:p>2616.68575548444</text:p>
              </table:table-cell>
              <table:table-cell office:value-type="float" office:value="2419.20004119873">
                <text:p>2419.20004119873</text:p>
              </table:table-cell>
              <table:table-cell office:value-type="float" office:value="1958.40004119873">
                <text:p>1958.40004119873</text:p>
              </table:table-cell>
              <table:table-cell office:value-type="float" office:value="1826.74289834159">
                <text:p>1826.74289834159</text:p>
              </table:table-cell>
              <table:table-cell office:value-type="float" office:value="1774.08004119873">
                <text:p>1774.08004119873</text:p>
              </table:table-cell>
              <table:table-cell office:value-type="float" office:value="1728.00004119873">
                <text:p>1728.00004119873</text:p>
              </table:table-cell>
              <table:table-cell office:value-type="float" office:value="1497.60004119873">
                <text:p>1497.60004119873</text:p>
              </table:table-cell>
              <table:table-cell office:value-type="float" office:value="1431.77146977016">
                <text:p>1431.77146977016</text:p>
              </table:table-cell>
              <table:table-cell office:value-type="float" office:value="1405.44004119873">
                <text:p>1405.44004119873</text:p>
              </table:table-cell>
              <table:table-cell office:value-type="float" office:value="1393.5484282955">
                <text:p>1393.5484282955</text:p>
              </table:table-cell>
              <table:table-cell office:value-type="float" office:value="1382.40004119873">
                <text:p>1382.4000411987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Unix OpenOffice.org_project/401m5$Build-9714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5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05">
      <style:chart-properties chart:display-label="true" chart:logarithmic="false" chart:maximum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05"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105"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105"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 style:data-style-name="N105">
      <style:graphic-properties draw:stroke="none" draw:fill-color="#579d1c" dr3d:edge-rounding="5%"/>
      <style:text-properties fo:font-size="10pt" style:font-size-asian="10pt" style:font-size-complex="10pt"/>
    </style:style>
    <style:style style:name="ch15" style:family="chart" style:data-style-name="N105">
      <style:graphic-properties draw:stroke="none" draw:fill-color="#7e0021" dr3d:edge-rounding="5%"/>
      <style:text-properties fo:font-size="10pt" style:font-size-asian="10pt" style:font-size-complex="10pt"/>
    </style:style>
    <style:style style:name="ch16" style:family="chart" style:data-style-name="N105">
      <style:graphic-properties draw:stroke="none" draw:fill-color="#83caff" dr3d:edge-rounding="5%"/>
      <style:text-properties fo:font-size="10pt" style:font-size-asian="10pt" style:font-size-complex="10pt"/>
    </style:style>
    <style:style style:name="ch17" style:family="chart" style:data-style-name="N105">
      <style:graphic-properties draw:stroke="none" draw:fill-color="#314004" dr3d:edge-rounding="5%"/>
      <style:text-properties fo:font-size="10pt" style:font-size-asian="10pt" style:font-size-complex="10pt"/>
    </style:style>
    <style:style style:name="ch18" style:family="chart" style:data-style-name="N105">
      <style:graphic-properties draw:stroke="none" draw:fill-color="#aecf00" dr3d:edge-rounding="5%"/>
      <style:text-properties fo:font-size="10pt" style:font-size-asian="10pt" style:font-size-complex="10pt"/>
    </style:style>
    <style:style style:name="ch19" style:family="chart" style:data-style-name="N105">
      <style:graphic-properties draw:stroke="none" draw:fill-color="#4b1f6f" dr3d:edge-rounding="5%"/>
      <style:text-properties fo:font-size="10pt" style:font-size-asian="10pt" style:font-size-complex="10pt"/>
    </style:style>
    <style:style style:name="ch20" style:family="chart" style:data-style-name="N105">
      <style:graphic-properties draw:stroke="none" draw:fill-color="#ff950e" dr3d:edge-rounding="5%"/>
      <style:text-properties fo:font-size="10pt" style:font-size-asian="10pt" style:font-size-complex="10pt"/>
    </style:style>
    <style:style style:name="ch21" style:family="chart" style:data-style-name="N105">
      <style:graphic-properties draw:stroke="none" draw:fill-color="#c5000b" dr3d:edge-rounding="5%"/>
      <style:text-properties fo:font-size="10pt" style:font-size-asian="10pt" style:font-size-complex="10pt"/>
    </style:style>
    <style:style style:name="ch22" style:family="chart" style:data-style-name="N105">
      <style:graphic-properties draw:stroke="none" draw:fill-color="#0084d1" dr3d:edge-rounding="5%"/>
      <style:text-properties fo:font-size="10pt" style:font-size-asian="10pt" style:font-size-complex="10pt"/>
    </style:style>
    <style:style style:name="ch23" style:family="chart">
      <style:graphic-properties draw:stroke="solid" svg:stroke-color="#b3b3b3" draw:fill="none" draw:fill-color="#e6e6e6"/>
    </style:style>
    <style:style style:name="ch24" style:family="chart">
      <style:graphic-properties svg:stroke-color="#b3b3b3" draw:fill-color="#cccccc"/>
    </style:style>
  </office:automatic-styles>
  <office:body>
    <office:chart>
      <chart:chart svg:width="16.349cm" svg:height="15.049cm" xlink:href=".." xlink:type="simple" chart:class="chart:bar" chart:style-name="ch1">
        <chart:title svg:x="6.503cm" svg:y="0.436cm" chart:style-name="ch2">
          <text:p>Index Efficiency</text:p>
        </chart:title>
        <chart:subtitle svg:x="6.106cm" svg:y="1.515cm" chart:style-name="ch3">
          <text:p>Bits per input character</text:p>
        </chart:subtitle>
        <chart:legend chart:legend-position="end" svg:x="15.038cm" svg:y="3.49cm" style:legend-expansion="high" chart:style-name="ch4"/>
        <chart:plot-area chart:style-name="ch5" table:cell-range-address="'BWT.2-levels.xl'.A104:'BWT.2-levels.xl'.Q106 'BWT.2-levels.xl'.B102:'BWT.2-levels.xl'.Q102" chart:data-source-has-labels="both" svg:x="1.337cm" svg:y="2.798cm" svg:width="13.049cm" svg:height="10.97cm">
          <chartooo:coordinate-region svg:x="2.435cm" svg:y="2.997cm" svg:width="11.951cm" svg:height="10.124cm"/>
          <chart:axis chart:dimension="x" chart:name="primary-x" chart:style-name="ch6" chartooo:axis-type="auto">
            <chartooo:date-scale/>
            <chart:title svg:x="6.375cm" svg:y="14.068cm" chart:style-name="ch7">
              <text:p>MinorCounters.Size</text:p>
            </chart:title>
            <chart:categories table:cell-range-address="'BWT.2-levels.xl'.A104:'BWT.2-levels.xl'.A106"/>
          </chart:axis>
          <chart:axis chart:dimension="y" chart:name="primary-y" chart:style-name="ch8">
            <chart:title svg:x="0.451cm" svg:y="9.028cm" chart:style-name="ch9">
              <text:p>Efficiency</text:p>
            </chart:title>
            <chart:grid chart:style-name="ch10" chart:class="major"/>
          </chart:axis>
          <chart:series chart:style-name="ch11" chart:values-cell-range-address="'BWT.2-levels.xl'.B104:'BWT.2-levels.xl'.B106" chart:label-cell-address="'BWT.2-levels.xl'.B102:'BWT.2-levels.xl'.B102" chart:class="chart:bar">
            <chart:data-point chart:repeated="3"/>
          </chart:series>
          <chart:series chart:style-name="ch12" chart:values-cell-range-address="'BWT.2-levels.xl'.C104:'BWT.2-levels.xl'.C106" chart:label-cell-address="'BWT.2-levels.xl'.C102:'BWT.2-levels.xl'.C102" chart:class="chart:bar">
            <chart:data-point chart:repeated="3"/>
          </chart:series>
          <chart:series chart:style-name="ch13" chart:values-cell-range-address="'BWT.2-levels.xl'.D104:'BWT.2-levels.xl'.D106" chart:label-cell-address="'BWT.2-levels.xl'.D102:'BWT.2-levels.xl'.D102" chart:class="chart:bar">
            <chart:data-point chart:repeated="3"/>
          </chart:series>
          <chart:series chart:style-name="ch14" chart:values-cell-range-address="'BWT.2-levels.xl'.E104:'BWT.2-levels.xl'.E106" chart:label-cell-address="'BWT.2-levels.xl'.E102:'BWT.2-levels.xl'.E102" chart:class="chart:bar">
            <chart:data-point chart:repeated="3"/>
          </chart:series>
          <chart:series chart:style-name="ch15" chart:values-cell-range-address="'BWT.2-levels.xl'.F104:'BWT.2-levels.xl'.F106" chart:label-cell-address="'BWT.2-levels.xl'.F102:'BWT.2-levels.xl'.F102" chart:class="chart:bar">
            <chart:data-point chart:repeated="3"/>
          </chart:series>
          <chart:series chart:style-name="ch16" chart:values-cell-range-address="'BWT.2-levels.xl'.G104:'BWT.2-levels.xl'.G106" chart:label-cell-address="'BWT.2-levels.xl'.G102:'BWT.2-levels.xl'.G102" chart:class="chart:bar">
            <chart:data-point chart:repeated="3"/>
          </chart:series>
          <chart:series chart:style-name="ch17" chart:values-cell-range-address="'BWT.2-levels.xl'.H104:'BWT.2-levels.xl'.H106" chart:label-cell-address="'BWT.2-levels.xl'.H102:'BWT.2-levels.xl'.H102" chart:class="chart:bar">
            <chart:data-point chart:repeated="3"/>
          </chart:series>
          <chart:series chart:style-name="ch18" chart:values-cell-range-address="'BWT.2-levels.xl'.I104:'BWT.2-levels.xl'.I106" chart:label-cell-address="'BWT.2-levels.xl'.I102:'BWT.2-levels.xl'.I102" chart:class="chart:bar">
            <chart:data-point chart:repeated="3"/>
          </chart:series>
          <chart:series chart:style-name="ch19" chart:values-cell-range-address="'BWT.2-levels.xl'.J104:'BWT.2-levels.xl'.J106" chart:label-cell-address="'BWT.2-levels.xl'.J102:'BWT.2-levels.xl'.J102" chart:class="chart:bar">
            <chart:data-point chart:repeated="3"/>
          </chart:series>
          <chart:series chart:style-name="ch20" chart:values-cell-range-address="'BWT.2-levels.xl'.K104:'BWT.2-levels.xl'.K106" chart:label-cell-address="'BWT.2-levels.xl'.K102:'BWT.2-levels.xl'.K102" chart:class="chart:bar">
            <chart:data-point chart:repeated="3"/>
          </chart:series>
          <chart:series chart:style-name="ch21" chart:values-cell-range-address="'BWT.2-levels.xl'.L104:'BWT.2-levels.xl'.L106" chart:label-cell-address="'BWT.2-levels.xl'.L102:'BWT.2-levels.xl'.L102" chart:class="chart:bar">
            <chart:data-point chart:repeated="3"/>
          </chart:series>
          <chart:series chart:style-name="ch22" chart:values-cell-range-address="'BWT.2-levels.xl'.M104:'BWT.2-levels.xl'.M106" chart:label-cell-address="'BWT.2-levels.xl'.M102:'BWT.2-levels.xl'.M102" chart:class="chart:bar">
            <chart:data-point chart:repeated="3"/>
          </chart:series>
          <chart:series chart:style-name="ch11" chart:values-cell-range-address="'BWT.2-levels.xl'.N104:'BWT.2-levels.xl'.N106" chart:label-cell-address="'BWT.2-levels.xl'.N102:'BWT.2-levels.xl'.N102" chart:class="chart:bar">
            <chart:data-point chart:repeated="3"/>
          </chart:series>
          <chart:series chart:style-name="ch12" chart:values-cell-range-address="'BWT.2-levels.xl'.O104:'BWT.2-levels.xl'.O106" chart:label-cell-address="'BWT.2-levels.xl'.O102:'BWT.2-levels.xl'.O102" chart:class="chart:bar">
            <chart:data-point chart:repeated="3"/>
          </chart:series>
          <chart:series chart:style-name="ch13" chart:values-cell-range-address="'BWT.2-levels.xl'.P104:'BWT.2-levels.xl'.P106" chart:label-cell-address="'BWT.2-levels.xl'.P102:'BWT.2-levels.xl'.P102" chart:class="chart:bar">
            <chart:data-point chart:repeated="3"/>
          </chart:series>
          <chart:series chart:style-name="ch14" chart:values-cell-range-address="'BWT.2-levels.xl'.Q104:'BWT.2-levels.xl'.Q106" chart:label-cell-address="'BWT.2-levels.xl'.Q102:'BWT.2-levels.xl'.Q102" chart:class="chart:bar">
            <chart:data-point chart:repeated="3"/>
          </chart:series>
          <chart:wall chart:style-name="ch23"/>
          <chart:floor chart:style-name="ch2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8</text:p>
                <draw:g>
                  <svg:desc>'BWT.2-levels.xl'.B102:'BWT.2-levels.xl'.B102</svg:desc>
                </draw:g>
              </table:table-cell>
              <table:table-cell office:value-type="string">
                <text:p>16</text:p>
                <draw:g>
                  <svg:desc>'BWT.2-levels.xl'.C102:'BWT.2-levels.xl'.C102</svg:desc>
                </draw:g>
              </table:table-cell>
              <table:table-cell office:value-type="string">
                <text:p>24</text:p>
                <draw:g>
                  <svg:desc>'BWT.2-levels.xl'.D102:'BWT.2-levels.xl'.D102</svg:desc>
                </draw:g>
              </table:table-cell>
              <table:table-cell office:value-type="string">
                <text:p>32</text:p>
                <draw:g>
                  <svg:desc>'BWT.2-levels.xl'.E102:'BWT.2-levels.xl'.E102</svg:desc>
                </draw:g>
              </table:table-cell>
              <table:table-cell office:value-type="string">
                <text:p>48</text:p>
                <draw:g>
                  <svg:desc>'BWT.2-levels.xl'.F102:'BWT.2-levels.xl'.F102</svg:desc>
                </draw:g>
              </table:table-cell>
              <table:table-cell office:value-type="string">
                <text:p>56</text:p>
                <draw:g>
                  <svg:desc>'BWT.2-levels.xl'.G102:'BWT.2-levels.xl'.G102</svg:desc>
                </draw:g>
              </table:table-cell>
              <table:table-cell office:value-type="string">
                <text:p>64</text:p>
                <draw:g>
                  <svg:desc>'BWT.2-levels.xl'.H102:'BWT.2-levels.xl'.H102</svg:desc>
                </draw:g>
              </table:table-cell>
              <table:table-cell office:value-type="string">
                <text:p>96</text:p>
                <draw:g>
                  <svg:desc>'BWT.2-levels.xl'.I102:'BWT.2-levels.xl'.I102</svg:desc>
                </draw:g>
              </table:table-cell>
              <table:table-cell office:value-type="string">
                <text:p>112</text:p>
                <draw:g>
                  <svg:desc>'BWT.2-levels.xl'.J102:'BWT.2-levels.xl'.J102</svg:desc>
                </draw:g>
              </table:table-cell>
              <table:table-cell office:value-type="string">
                <text:p>120</text:p>
                <draw:g>
                  <svg:desc>'BWT.2-levels.xl'.K102:'BWT.2-levels.xl'.K102</svg:desc>
                </draw:g>
              </table:table-cell>
              <table:table-cell office:value-type="string">
                <text:p>128</text:p>
                <draw:g>
                  <svg:desc>'BWT.2-levels.xl'.L102:'BWT.2-levels.xl'.L102</svg:desc>
                </draw:g>
              </table:table-cell>
              <table:table-cell office:value-type="string">
                <text:p>192</text:p>
                <draw:g>
                  <svg:desc>'BWT.2-levels.xl'.M102:'BWT.2-levels.xl'.M102</svg:desc>
                </draw:g>
              </table:table-cell>
              <table:table-cell office:value-type="string">
                <text:p>224</text:p>
                <draw:g>
                  <svg:desc>'BWT.2-levels.xl'.N102:'BWT.2-levels.xl'.N102</svg:desc>
                </draw:g>
              </table:table-cell>
              <table:table-cell office:value-type="string">
                <text:p>240</text:p>
                <draw:g>
                  <svg:desc>'BWT.2-levels.xl'.O102:'BWT.2-levels.xl'.O102</svg:desc>
                </draw:g>
              </table:table-cell>
              <table:table-cell office:value-type="string">
                <text:p>248</text:p>
                <draw:g>
                  <svg:desc>'BWT.2-levels.xl'.P102:'BWT.2-levels.xl'.P102</svg:desc>
                </draw:g>
              </table:table-cell>
              <table:table-cell office:value-type="string">
                <text:p>256</text:p>
                <draw:g>
                  <svg:desc>'BWT.2-levels.xl'.Q102:'BWT.2-levels.xl'.Q102</svg:desc>
                </draw:g>
              </table:table-cell>
            </table:table-row>
          </table:table-header-rows>
          <table:table-rows>
            <table:table-row>
              <table:table-cell office:value-type="float" office:value="8">
                <text:p>10</text:p>
                <draw:g>
                  <svg:desc>'BWT.2-levels.xl'.A104:'BWT.2-levels.xl'.A106</svg:desc>
                </draw:g>
              </table:table-cell>
              <table:table-cell office:value-type="float" office:value="1">
                <text:p>1</text:p>
                <draw:g>
                  <svg:desc>'BWT.2-levels.xl'.B104:'BWT.2-levels.xl'.B106</svg:desc>
                </draw:g>
              </table:table-cell>
              <table:table-cell office:value-type="float" office:value="0.75">
                <text:p>0.75</text:p>
                <draw:g>
                  <svg:desc>'BWT.2-levels.xl'.C104:'BWT.2-levels.xl'.C106</svg:desc>
                </draw:g>
              </table:table-cell>
              <table:table-cell office:value-type="float" office:value="0.666666666666667">
                <text:p>0.666666666666667</text:p>
                <draw:g>
                  <svg:desc>'BWT.2-levels.xl'.D104:'BWT.2-levels.xl'.D106</svg:desc>
                </draw:g>
              </table:table-cell>
              <table:table-cell office:value-type="float" office:value="0.625">
                <text:p>0.625</text:p>
                <draw:g>
                  <svg:desc>'BWT.2-levels.xl'.E104:'BWT.2-levels.xl'.E106</svg:desc>
                </draw:g>
              </table:table-cell>
              <table:table-cell office:value-type="float" office:value="0.583333333333333">
                <text:p>0.583333333333333</text:p>
                <draw:g>
                  <svg:desc>'BWT.2-levels.xl'.F104:'BWT.2-levels.xl'.F106</svg:desc>
                </draw:g>
              </table:table-cell>
              <table:table-cell office:value-type="float" office:value="0.571428571428571">
                <text:p>0.571428571428571</text:p>
                <draw:g>
                  <svg:desc>'BWT.2-levels.xl'.G104:'BWT.2-levels.xl'.G106</svg:desc>
                </draw:g>
              </table:table-cell>
              <table:table-cell office:value-type="float" office:value="0.5625">
                <text:p>0.5625</text:p>
                <draw:g>
                  <svg:desc>'BWT.2-levels.xl'.H104:'BWT.2-levels.xl'.H106</svg:desc>
                </draw:g>
              </table:table-cell>
              <table:table-cell office:value-type="float" office:value="0.541666666666667">
                <text:p>0.541666666666667</text:p>
                <draw:g>
                  <svg:desc>'BWT.2-levels.xl'.I104:'BWT.2-levels.xl'.I106</svg:desc>
                </draw:g>
              </table:table-cell>
              <table:table-cell office:value-type="float" office:value="0.535714285714286">
                <text:p>0.535714285714286</text:p>
                <draw:g>
                  <svg:desc>'BWT.2-levels.xl'.J104:'BWT.2-levels.xl'.J106</svg:desc>
                </draw:g>
              </table:table-cell>
              <table:table-cell office:value-type="float" office:value="0.533333333333333">
                <text:p>0.533333333333333</text:p>
                <draw:g>
                  <svg:desc>'BWT.2-levels.xl'.K104:'BWT.2-levels.xl'.K106</svg:desc>
                </draw:g>
              </table:table-cell>
              <table:table-cell office:value-type="float" office:value="0.53125">
                <text:p>0.53125</text:p>
                <draw:g>
                  <svg:desc>'BWT.2-levels.xl'.L104:'BWT.2-levels.xl'.L106</svg:desc>
                </draw:g>
              </table:table-cell>
              <table:table-cell office:value-type="float" office:value="0.520833333333333">
                <text:p>0.520833333333333</text:p>
                <draw:g>
                  <svg:desc>'BWT.2-levels.xl'.M104:'BWT.2-levels.xl'.M106</svg:desc>
                </draw:g>
              </table:table-cell>
              <table:table-cell office:value-type="float" office:value="0.517857142857143">
                <text:p>0.517857142857143</text:p>
                <draw:g>
                  <svg:desc>'BWT.2-levels.xl'.N104:'BWT.2-levels.xl'.N106</svg:desc>
                </draw:g>
              </table:table-cell>
              <table:table-cell office:value-type="float" office:value="0.516666666666667">
                <text:p>0.516666666666667</text:p>
                <draw:g>
                  <svg:desc>'BWT.2-levels.xl'.O104:'BWT.2-levels.xl'.O106</svg:desc>
                </draw:g>
              </table:table-cell>
              <table:table-cell office:value-type="float" office:value="0.516129032258065">
                <text:p>0.516129032258065</text:p>
                <draw:g>
                  <svg:desc>'BWT.2-levels.xl'.P104:'BWT.2-levels.xl'.P106</svg:desc>
                </draw:g>
              </table:table-cell>
              <table:table-cell office:value-type="float" office:value="0.515625">
                <text:p>0.515625</text:p>
                <draw:g>
                  <svg:desc>'BWT.2-levels.xl'.Q104:'BWT.2-levels.xl'.Q106</svg:desc>
                </draw:g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.2509765625">
                <text:p>1.2509765625</text:p>
              </table:table-cell>
              <table:table-cell office:value-type="float" office:value="0.7509765625">
                <text:p>0.7509765625</text:p>
              </table:table-cell>
              <table:table-cell office:value-type="float" office:value="0.584309895833333">
                <text:p>0.584309895833333</text:p>
              </table:table-cell>
              <table:table-cell office:value-type="float" office:value="0.5009765625">
                <text:p>0.5009765625</text:p>
              </table:table-cell>
              <table:table-cell office:value-type="float" office:value="0.417643229166667">
                <text:p>0.417643229166667</text:p>
              </table:table-cell>
              <table:table-cell office:value-type="float" office:value="0.393833705357143">
                <text:p>0.393833705357143</text:p>
              </table:table-cell>
              <table:table-cell office:value-type="float" office:value="0.3759765625">
                <text:p>0.3759765625</text:p>
              </table:table-cell>
              <table:table-cell office:value-type="float" office:value="0.334309895833333">
                <text:p>0.334309895833333</text:p>
              </table:table-cell>
              <table:table-cell office:value-type="float" office:value="0.322405133928571">
                <text:p>0.322405133928571</text:p>
              </table:table-cell>
              <table:table-cell office:value-type="float" office:value="0.317643229166667">
                <text:p>0.317643229166667</text:p>
              </table:table-cell>
              <table:table-cell office:value-type="float" office:value="0.3134765625">
                <text:p>0.3134765625</text:p>
              </table:table-cell>
              <table:table-cell office:value-type="float" office:value="0.292643229166667">
                <text:p>0.292643229166667</text:p>
              </table:table-cell>
              <table:table-cell office:value-type="float" office:value="0.286690848214286">
                <text:p>0.286690848214286</text:p>
              </table:table-cell>
              <table:table-cell office:value-type="float" office:value="0.284309895833333">
                <text:p>0.284309895833333</text:p>
              </table:table-cell>
              <table:table-cell office:value-type="float" office:value="0.283234627016129">
                <text:p>0.283234627016129</text:p>
              </table:table-cell>
              <table:table-cell office:value-type="float" office:value="0.2822265625">
                <text:p>0.2822265625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2.25000001490116">
                <text:p>2.25000001490116</text:p>
              </table:table-cell>
              <table:table-cell office:value-type="float" office:value="1.25000001490116">
                <text:p>1.25000001490116</text:p>
              </table:table-cell>
              <table:table-cell office:value-type="float" office:value="0.916666681567828">
                <text:p>0.916666681567828</text:p>
              </table:table-cell>
              <table:table-cell office:value-type="float" office:value="0.750000014901161">
                <text:p>0.750000014901161</text:p>
              </table:table-cell>
              <table:table-cell office:value-type="float" office:value="0.583333348234494">
                <text:p>0.583333348234494</text:p>
              </table:table-cell>
              <table:table-cell office:value-type="float" office:value="0.535714300615447">
                <text:p>0.535714300615447</text:p>
              </table:table-cell>
              <table:table-cell office:value-type="float" office:value="0.500000014901161">
                <text:p>0.500000014901161</text:p>
              </table:table-cell>
              <table:table-cell office:value-type="float" office:value="0.416666681567828">
                <text:p>0.416666681567828</text:p>
              </table:table-cell>
              <table:table-cell office:value-type="float" office:value="0.392857157758304">
                <text:p>0.392857157758304</text:p>
              </table:table-cell>
              <table:table-cell office:value-type="float" office:value="0.383333348234494">
                <text:p>0.383333348234494</text:p>
              </table:table-cell>
              <table:table-cell office:value-type="float" office:value="0.375000014901161">
                <text:p>0.375000014901161</text:p>
              </table:table-cell>
              <table:table-cell office:value-type="float" office:value="0.333333348234494">
                <text:p>0.333333348234494</text:p>
              </table:table-cell>
              <table:table-cell office:value-type="float" office:value="0.321428586329733">
                <text:p>0.321428586329733</text:p>
              </table:table-cell>
              <table:table-cell office:value-type="float" office:value="0.316666681567828">
                <text:p>0.316666681567828</text:p>
              </table:table-cell>
              <table:table-cell office:value-type="float" office:value="0.314516143933419">
                <text:p>0.314516143933419</text:p>
              </table:table-cell>
              <table:table-cell office:value-type="float" office:value="0.312500014901161">
                <text:p>0.31250001490116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Unix OpenOffice.org_project/401m5$Build-9714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5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05">
      <style:chart-properties chart:display-label="true" chart:logarithmic="false" chart:maximum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05"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105"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105"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 style:data-style-name="N105">
      <style:graphic-properties draw:stroke="none" draw:fill-color="#579d1c" dr3d:edge-rounding="5%"/>
      <style:text-properties fo:font-size="10pt" style:font-size-asian="10pt" style:font-size-complex="10pt"/>
    </style:style>
    <style:style style:name="ch15" style:family="chart" style:data-style-name="N105">
      <style:graphic-properties draw:stroke="none" draw:fill-color="#7e0021" dr3d:edge-rounding="5%"/>
      <style:text-properties fo:font-size="10pt" style:font-size-asian="10pt" style:font-size-complex="10pt"/>
    </style:style>
    <style:style style:name="ch16" style:family="chart" style:data-style-name="N105">
      <style:graphic-properties draw:stroke="none" draw:fill-color="#83caff" dr3d:edge-rounding="5%"/>
      <style:text-properties fo:font-size="10pt" style:font-size-asian="10pt" style:font-size-complex="10pt"/>
    </style:style>
    <style:style style:name="ch17" style:family="chart" style:data-style-name="N105">
      <style:graphic-properties draw:stroke="none" draw:fill-color="#314004" dr3d:edge-rounding="5%"/>
      <style:text-properties fo:font-size="10pt" style:font-size-asian="10pt" style:font-size-complex="10pt"/>
    </style:style>
    <style:style style:name="ch18" style:family="chart" style:data-style-name="N105">
      <style:graphic-properties draw:stroke="none" draw:fill-color="#aecf00" dr3d:edge-rounding="5%"/>
      <style:text-properties fo:font-size="10pt" style:font-size-asian="10pt" style:font-size-complex="10pt"/>
    </style:style>
    <style:style style:name="ch19" style:family="chart" style:data-style-name="N105">
      <style:graphic-properties draw:stroke="none" draw:fill-color="#4b1f6f" dr3d:edge-rounding="5%"/>
      <style:text-properties fo:font-size="10pt" style:font-size-asian="10pt" style:font-size-complex="10pt"/>
    </style:style>
    <style:style style:name="ch20" style:family="chart" style:data-style-name="N105">
      <style:graphic-properties draw:stroke="none" draw:fill-color="#ff950e" dr3d:edge-rounding="5%"/>
      <style:text-properties fo:font-size="10pt" style:font-size-asian="10pt" style:font-size-complex="10pt"/>
    </style:style>
    <style:style style:name="ch21" style:family="chart" style:data-style-name="N105">
      <style:graphic-properties draw:stroke="none" draw:fill-color="#c5000b" dr3d:edge-rounding="5%"/>
      <style:text-properties fo:font-size="10pt" style:font-size-asian="10pt" style:font-size-complex="10pt"/>
    </style:style>
    <style:style style:name="ch22" style:family="chart" style:data-style-name="N105">
      <style:graphic-properties draw:stroke="none" draw:fill-color="#0084d1" dr3d:edge-rounding="5%"/>
      <style:text-properties fo:font-size="10pt" style:font-size-asian="10pt" style:font-size-complex="10pt"/>
    </style:style>
    <style:style style:name="ch23" style:family="chart">
      <style:graphic-properties draw:stroke="solid" svg:stroke-color="#b3b3b3" draw:fill="none" draw:fill-color="#e6e6e6"/>
    </style:style>
    <style:style style:name="ch24" style:family="chart">
      <style:graphic-properties svg:stroke-color="#b3b3b3" draw:fill-color="#cccccc"/>
    </style:style>
  </office:automatic-styles>
  <office:body>
    <office:chart>
      <chart:chart svg:width="16.349cm" svg:height="15.049cm" xlink:href=".." xlink:type="simple" chart:class="chart:bar" chart:style-name="ch1">
        <chart:title svg:x="6.503cm" svg:y="0.436cm" chart:style-name="ch2">
          <text:p>Index Efficiency</text:p>
        </chart:title>
        <chart:subtitle svg:x="6.106cm" svg:y="1.515cm" chart:style-name="ch3">
          <text:p>Bits per input character</text:p>
        </chart:subtitle>
        <chart:legend chart:legend-position="end" svg:x="15.038cm" svg:y="3.49cm" style:legend-expansion="high" chart:style-name="ch4"/>
        <chart:plot-area chart:style-name="ch5" table:cell-range-address="'OLD-BWT.2-levels'.A104:'OLD-BWT.2-levels'.Q106 'OLD-BWT.2-levels'.B102:'OLD-BWT.2-levels'.Q102" chart:data-source-has-labels="both" svg:x="1.337cm" svg:y="2.798cm" svg:width="13.049cm" svg:height="10.97cm">
          <chartooo:coordinate-region svg:x="2.435cm" svg:y="2.997cm" svg:width="11.951cm" svg:height="10.124cm"/>
          <chart:axis chart:dimension="x" chart:name="primary-x" chart:style-name="ch6" chartooo:axis-type="auto">
            <chartooo:date-scale/>
            <chart:title svg:x="6.375cm" svg:y="14.068cm" chart:style-name="ch7">
              <text:p>MinorCounters.Size</text:p>
            </chart:title>
            <chart:categories table:cell-range-address="'OLD-BWT.2-levels'.A104:'OLD-BWT.2-levels'.A106"/>
          </chart:axis>
          <chart:axis chart:dimension="y" chart:name="primary-y" chart:style-name="ch8">
            <chart:title svg:x="0.451cm" svg:y="9.028cm" chart:style-name="ch9">
              <text:p>Efficiency</text:p>
            </chart:title>
            <chart:grid chart:style-name="ch10" chart:class="major"/>
          </chart:axis>
          <chart:series chart:style-name="ch11" chart:values-cell-range-address="'OLD-BWT.2-levels'.B104:'OLD-BWT.2-levels'.B106" chart:label-cell-address="'OLD-BWT.2-levels'.B102:'OLD-BWT.2-levels'.B102" chart:class="chart:bar">
            <chart:data-point chart:repeated="3"/>
          </chart:series>
          <chart:series chart:style-name="ch12" chart:values-cell-range-address="'OLD-BWT.2-levels'.C104:'OLD-BWT.2-levels'.C106" chart:label-cell-address="'OLD-BWT.2-levels'.C102:'OLD-BWT.2-levels'.C102" chart:class="chart:bar">
            <chart:data-point chart:repeated="3"/>
          </chart:series>
          <chart:series chart:style-name="ch13" chart:values-cell-range-address="'OLD-BWT.2-levels'.D104:'OLD-BWT.2-levels'.D106" chart:label-cell-address="'OLD-BWT.2-levels'.D102:'OLD-BWT.2-levels'.D102" chart:class="chart:bar">
            <chart:data-point chart:repeated="3"/>
          </chart:series>
          <chart:series chart:style-name="ch14" chart:values-cell-range-address="'OLD-BWT.2-levels'.E104:'OLD-BWT.2-levels'.E106" chart:label-cell-address="'OLD-BWT.2-levels'.E102:'OLD-BWT.2-levels'.E102" chart:class="chart:bar">
            <chart:data-point chart:repeated="3"/>
          </chart:series>
          <chart:series chart:style-name="ch15" chart:values-cell-range-address="'OLD-BWT.2-levels'.F104:'OLD-BWT.2-levels'.F106" chart:label-cell-address="'OLD-BWT.2-levels'.F102:'OLD-BWT.2-levels'.F102" chart:class="chart:bar">
            <chart:data-point chart:repeated="3"/>
          </chart:series>
          <chart:series chart:style-name="ch16" chart:values-cell-range-address="'OLD-BWT.2-levels'.G104:'OLD-BWT.2-levels'.G106" chart:label-cell-address="'OLD-BWT.2-levels'.G102:'OLD-BWT.2-levels'.G102" chart:class="chart:bar">
            <chart:data-point chart:repeated="3"/>
          </chart:series>
          <chart:series chart:style-name="ch17" chart:values-cell-range-address="'OLD-BWT.2-levels'.H104:'OLD-BWT.2-levels'.H106" chart:label-cell-address="'OLD-BWT.2-levels'.H102:'OLD-BWT.2-levels'.H102" chart:class="chart:bar">
            <chart:data-point chart:repeated="3"/>
          </chart:series>
          <chart:series chart:style-name="ch18" chart:values-cell-range-address="'OLD-BWT.2-levels'.I104:'OLD-BWT.2-levels'.I106" chart:label-cell-address="'OLD-BWT.2-levels'.I102:'OLD-BWT.2-levels'.I102" chart:class="chart:bar">
            <chart:data-point chart:repeated="3"/>
          </chart:series>
          <chart:series chart:style-name="ch19" chart:values-cell-range-address="'OLD-BWT.2-levels'.J104:'OLD-BWT.2-levels'.J106" chart:label-cell-address="'OLD-BWT.2-levels'.J102:'OLD-BWT.2-levels'.J102" chart:class="chart:bar">
            <chart:data-point chart:repeated="3"/>
          </chart:series>
          <chart:series chart:style-name="ch20" chart:values-cell-range-address="'OLD-BWT.2-levels'.K104:'OLD-BWT.2-levels'.K106" chart:label-cell-address="'OLD-BWT.2-levels'.K102:'OLD-BWT.2-levels'.K102" chart:class="chart:bar">
            <chart:data-point chart:repeated="3"/>
          </chart:series>
          <chart:series chart:style-name="ch21" chart:values-cell-range-address="'OLD-BWT.2-levels'.L104:'OLD-BWT.2-levels'.L106" chart:label-cell-address="'OLD-BWT.2-levels'.L102:'OLD-BWT.2-levels'.L102" chart:class="chart:bar">
            <chart:data-point chart:repeated="3"/>
          </chart:series>
          <chart:series chart:style-name="ch22" chart:values-cell-range-address="'OLD-BWT.2-levels'.M104:'OLD-BWT.2-levels'.M106" chart:label-cell-address="'OLD-BWT.2-levels'.M102:'OLD-BWT.2-levels'.M102" chart:class="chart:bar">
            <chart:data-point chart:repeated="3"/>
          </chart:series>
          <chart:series chart:style-name="ch11" chart:values-cell-range-address="'OLD-BWT.2-levels'.N104:'OLD-BWT.2-levels'.N106" chart:label-cell-address="'OLD-BWT.2-levels'.N102:'OLD-BWT.2-levels'.N102" chart:class="chart:bar">
            <chart:data-point chart:repeated="3"/>
          </chart:series>
          <chart:series chart:style-name="ch12" chart:values-cell-range-address="'OLD-BWT.2-levels'.O104:'OLD-BWT.2-levels'.O106" chart:label-cell-address="'OLD-BWT.2-levels'.O102:'OLD-BWT.2-levels'.O102" chart:class="chart:bar">
            <chart:data-point chart:repeated="3"/>
          </chart:series>
          <chart:series chart:style-name="ch13" chart:values-cell-range-address="'OLD-BWT.2-levels'.P104:'OLD-BWT.2-levels'.P106" chart:label-cell-address="'OLD-BWT.2-levels'.P102:'OLD-BWT.2-levels'.P102" chart:class="chart:bar">
            <chart:data-point chart:repeated="3"/>
          </chart:series>
          <chart:series chart:style-name="ch14" chart:values-cell-range-address="'OLD-BWT.2-levels'.Q104:'OLD-BWT.2-levels'.Q106" chart:label-cell-address="'OLD-BWT.2-levels'.Q102:'OLD-BWT.2-levels'.Q102" chart:class="chart:bar">
            <chart:data-point chart:repeated="3"/>
          </chart:series>
          <chart:wall chart:style-name="ch23"/>
          <chart:floor chart:style-name="ch2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8</text:p>
                <draw:g>
                  <svg:desc>'OLD-BWT.2-levels'.B102:'OLD-BWT.2-levels'.B102</svg:desc>
                </draw:g>
              </table:table-cell>
              <table:table-cell office:value-type="string">
                <text:p>16</text:p>
                <draw:g>
                  <svg:desc>'OLD-BWT.2-levels'.C102:'OLD-BWT.2-levels'.C102</svg:desc>
                </draw:g>
              </table:table-cell>
              <table:table-cell office:value-type="string">
                <text:p>24</text:p>
                <draw:g>
                  <svg:desc>'OLD-BWT.2-levels'.D102:'OLD-BWT.2-levels'.D102</svg:desc>
                </draw:g>
              </table:table-cell>
              <table:table-cell office:value-type="string">
                <text:p>32</text:p>
                <draw:g>
                  <svg:desc>'OLD-BWT.2-levels'.E102:'OLD-BWT.2-levels'.E102</svg:desc>
                </draw:g>
              </table:table-cell>
              <table:table-cell office:value-type="string">
                <text:p>48</text:p>
                <draw:g>
                  <svg:desc>'OLD-BWT.2-levels'.F102:'OLD-BWT.2-levels'.F102</svg:desc>
                </draw:g>
              </table:table-cell>
              <table:table-cell office:value-type="string">
                <text:p>56</text:p>
                <draw:g>
                  <svg:desc>'OLD-BWT.2-levels'.G102:'OLD-BWT.2-levels'.G102</svg:desc>
                </draw:g>
              </table:table-cell>
              <table:table-cell office:value-type="string">
                <text:p>64</text:p>
                <draw:g>
                  <svg:desc>'OLD-BWT.2-levels'.H102:'OLD-BWT.2-levels'.H102</svg:desc>
                </draw:g>
              </table:table-cell>
              <table:table-cell office:value-type="string">
                <text:p>96</text:p>
                <draw:g>
                  <svg:desc>'OLD-BWT.2-levels'.I102:'OLD-BWT.2-levels'.I102</svg:desc>
                </draw:g>
              </table:table-cell>
              <table:table-cell office:value-type="string">
                <text:p>112</text:p>
                <draw:g>
                  <svg:desc>'OLD-BWT.2-levels'.J102:'OLD-BWT.2-levels'.J102</svg:desc>
                </draw:g>
              </table:table-cell>
              <table:table-cell office:value-type="string">
                <text:p>120</text:p>
                <draw:g>
                  <svg:desc>'OLD-BWT.2-levels'.K102:'OLD-BWT.2-levels'.K102</svg:desc>
                </draw:g>
              </table:table-cell>
              <table:table-cell office:value-type="string">
                <text:p>128</text:p>
                <draw:g>
                  <svg:desc>'OLD-BWT.2-levels'.L102:'OLD-BWT.2-levels'.L102</svg:desc>
                </draw:g>
              </table:table-cell>
              <table:table-cell office:value-type="string">
                <text:p>192</text:p>
                <draw:g>
                  <svg:desc>'OLD-BWT.2-levels'.M102:'OLD-BWT.2-levels'.M102</svg:desc>
                </draw:g>
              </table:table-cell>
              <table:table-cell office:value-type="string">
                <text:p>224</text:p>
                <draw:g>
                  <svg:desc>'OLD-BWT.2-levels'.N102:'OLD-BWT.2-levels'.N102</svg:desc>
                </draw:g>
              </table:table-cell>
              <table:table-cell office:value-type="string">
                <text:p>240</text:p>
                <draw:g>
                  <svg:desc>'OLD-BWT.2-levels'.O102:'OLD-BWT.2-levels'.O102</svg:desc>
                </draw:g>
              </table:table-cell>
              <table:table-cell office:value-type="string">
                <text:p>248</text:p>
                <draw:g>
                  <svg:desc>'OLD-BWT.2-levels'.P102:'OLD-BWT.2-levels'.P102</svg:desc>
                </draw:g>
              </table:table-cell>
              <table:table-cell office:value-type="string">
                <text:p>256</text:p>
                <draw:g>
                  <svg:desc>'OLD-BWT.2-levels'.Q102:'OLD-BWT.2-levels'.Q102</svg:desc>
                </draw:g>
              </table:table-cell>
            </table:table-row>
          </table:table-header-rows>
          <table:table-rows>
            <table:table-row>
              <table:table-cell office:value-type="float" office:value="8">
                <text:p>10</text:p>
                <draw:g>
                  <svg:desc>'OLD-BWT.2-levels'.A104:'OLD-BWT.2-levels'.A106</svg:desc>
                </draw:g>
              </table:table-cell>
              <table:table-cell office:value-type="float" office:value="1.625">
                <text:p>1.625</text:p>
                <draw:g>
                  <svg:desc>'OLD-BWT.2-levels'.B104:'OLD-BWT.2-levels'.B106</svg:desc>
                </draw:g>
              </table:table-cell>
              <table:table-cell office:value-type="float" office:value="1.125">
                <text:p>1.125</text:p>
                <draw:g>
                  <svg:desc>'OLD-BWT.2-levels'.C104:'OLD-BWT.2-levels'.C106</svg:desc>
                </draw:g>
              </table:table-cell>
              <table:table-cell office:value-type="float" office:value="0.958333333333333">
                <text:p>0.958333333333333</text:p>
                <draw:g>
                  <svg:desc>'OLD-BWT.2-levels'.D104:'OLD-BWT.2-levels'.D106</svg:desc>
                </draw:g>
              </table:table-cell>
              <table:table-cell office:value-type="float" office:value="0.875">
                <text:p>0.875</text:p>
                <draw:g>
                  <svg:desc>'OLD-BWT.2-levels'.E104:'OLD-BWT.2-levels'.E106</svg:desc>
                </draw:g>
              </table:table-cell>
              <table:table-cell office:value-type="float" office:value="0.791666666666667">
                <text:p>0.791666666666667</text:p>
                <draw:g>
                  <svg:desc>'OLD-BWT.2-levels'.F104:'OLD-BWT.2-levels'.F106</svg:desc>
                </draw:g>
              </table:table-cell>
              <table:table-cell office:value-type="float" office:value="0.767857142857143">
                <text:p>0.767857142857143</text:p>
                <draw:g>
                  <svg:desc>'OLD-BWT.2-levels'.G104:'OLD-BWT.2-levels'.G106</svg:desc>
                </draw:g>
              </table:table-cell>
              <table:table-cell office:value-type="float" office:value="0.75">
                <text:p>0.75</text:p>
                <draw:g>
                  <svg:desc>'OLD-BWT.2-levels'.H104:'OLD-BWT.2-levels'.H106</svg:desc>
                </draw:g>
              </table:table-cell>
              <table:table-cell office:value-type="float" office:value="0.708333333333333">
                <text:p>0.708333333333333</text:p>
                <draw:g>
                  <svg:desc>'OLD-BWT.2-levels'.I104:'OLD-BWT.2-levels'.I106</svg:desc>
                </draw:g>
              </table:table-cell>
              <table:table-cell office:value-type="float" office:value="0.696428571428571">
                <text:p>0.696428571428571</text:p>
                <draw:g>
                  <svg:desc>'OLD-BWT.2-levels'.J104:'OLD-BWT.2-levels'.J106</svg:desc>
                </draw:g>
              </table:table-cell>
              <table:table-cell office:value-type="float" office:value="0.691666666666667">
                <text:p>0.691666666666667</text:p>
                <draw:g>
                  <svg:desc>'OLD-BWT.2-levels'.K104:'OLD-BWT.2-levels'.K106</svg:desc>
                </draw:g>
              </table:table-cell>
              <table:table-cell office:value-type="float" office:value="0.6875">
                <text:p>0.6875</text:p>
                <draw:g>
                  <svg:desc>'OLD-BWT.2-levels'.L104:'OLD-BWT.2-levels'.L106</svg:desc>
                </draw:g>
              </table:table-cell>
              <table:table-cell office:value-type="float" office:value="0.666666666666667">
                <text:p>0.666666666666667</text:p>
                <draw:g>
                  <svg:desc>'OLD-BWT.2-levels'.M104:'OLD-BWT.2-levels'.M106</svg:desc>
                </draw:g>
              </table:table-cell>
              <table:table-cell office:value-type="float" office:value="0.660714285714286">
                <text:p>0.660714285714286</text:p>
                <draw:g>
                  <svg:desc>'OLD-BWT.2-levels'.N104:'OLD-BWT.2-levels'.N106</svg:desc>
                </draw:g>
              </table:table-cell>
              <table:table-cell office:value-type="float" office:value="0.658333333333333">
                <text:p>0.658333333333333</text:p>
                <draw:g>
                  <svg:desc>'OLD-BWT.2-levels'.O104:'OLD-BWT.2-levels'.O106</svg:desc>
                </draw:g>
              </table:table-cell>
              <table:table-cell office:value-type="float" office:value="0.657258064516129">
                <text:p>0.657258064516129</text:p>
                <draw:g>
                  <svg:desc>'OLD-BWT.2-levels'.P104:'OLD-BWT.2-levels'.P106</svg:desc>
                </draw:g>
              </table:table-cell>
              <table:table-cell office:value-type="float" office:value="0.65625">
                <text:p>0.65625</text:p>
                <draw:g>
                  <svg:desc>'OLD-BWT.2-levels'.Q104:'OLD-BWT.2-levels'.Q106</svg:desc>
                </draw:g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2.3759765625">
                <text:p>2.3759765625</text:p>
              </table:table-cell>
              <table:table-cell office:value-type="float" office:value="1.3759765625">
                <text:p>1.3759765625</text:p>
              </table:table-cell>
              <table:table-cell office:value-type="float" office:value="1.04264322916667">
                <text:p>1.04264322916667</text:p>
              </table:table-cell>
              <table:table-cell office:value-type="float" office:value="0.8759765625">
                <text:p>0.8759765625</text:p>
              </table:table-cell>
              <table:table-cell office:value-type="float" office:value="0.709309895833333">
                <text:p>0.709309895833333</text:p>
              </table:table-cell>
              <table:table-cell office:value-type="float" office:value="0.661690848214286">
                <text:p>0.661690848214286</text:p>
              </table:table-cell>
              <table:table-cell office:value-type="float" office:value="0.6259765625">
                <text:p>0.6259765625</text:p>
              </table:table-cell>
              <table:table-cell office:value-type="float" office:value="0.542643229166667">
                <text:p>0.542643229166667</text:p>
              </table:table-cell>
              <table:table-cell office:value-type="float" office:value="0.518833705357143">
                <text:p>0.518833705357143</text:p>
              </table:table-cell>
              <table:table-cell office:value-type="float" office:value="0.509309895833333">
                <text:p>0.509309895833333</text:p>
              </table:table-cell>
              <table:table-cell office:value-type="float" office:value="0.5009765625">
                <text:p>0.5009765625</text:p>
              </table:table-cell>
              <table:table-cell office:value-type="float" office:value="0.459309895833333">
                <text:p>0.459309895833333</text:p>
              </table:table-cell>
              <table:table-cell office:value-type="float" office:value="0.447405133928571">
                <text:p>0.447405133928571</text:p>
              </table:table-cell>
              <table:table-cell office:value-type="float" office:value="0.442643229166667">
                <text:p>0.442643229166667</text:p>
              </table:table-cell>
              <table:table-cell office:value-type="float" office:value="0.440492691532258">
                <text:p>0.440492691532258</text:p>
              </table:table-cell>
              <table:table-cell office:value-type="float" office:value="0.4384765625">
                <text:p>0.4384765625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4.37500001490116">
                <text:p>4.37500001490116</text:p>
              </table:table-cell>
              <table:table-cell office:value-type="float" office:value="2.37500001490116">
                <text:p>2.37500001490116</text:p>
              </table:table-cell>
              <table:table-cell office:value-type="float" office:value="1.70833334823449">
                <text:p>1.70833334823449</text:p>
              </table:table-cell>
              <table:table-cell office:value-type="float" office:value="1.37500001490116">
                <text:p>1.37500001490116</text:p>
              </table:table-cell>
              <table:table-cell office:value-type="float" office:value="1.04166668156783">
                <text:p>1.04166668156783</text:p>
              </table:table-cell>
              <table:table-cell office:value-type="float" office:value="0.946428586329733">
                <text:p>0.946428586329733</text:p>
              </table:table-cell>
              <table:table-cell office:value-type="float" office:value="0.875000014901161">
                <text:p>0.875000014901161</text:p>
              </table:table-cell>
              <table:table-cell office:value-type="float" office:value="0.708333348234494">
                <text:p>0.708333348234494</text:p>
              </table:table-cell>
              <table:table-cell office:value-type="float" office:value="0.660714300615447">
                <text:p>0.660714300615447</text:p>
              </table:table-cell>
              <table:table-cell office:value-type="float" office:value="0.641666681567828">
                <text:p>0.641666681567828</text:p>
              </table:table-cell>
              <table:table-cell office:value-type="float" office:value="0.625000014901161">
                <text:p>0.625000014901161</text:p>
              </table:table-cell>
              <table:table-cell office:value-type="float" office:value="0.541666681567828">
                <text:p>0.541666681567828</text:p>
              </table:table-cell>
              <table:table-cell office:value-type="float" office:value="0.517857157758304">
                <text:p>0.517857157758304</text:p>
              </table:table-cell>
              <table:table-cell office:value-type="float" office:value="0.508333348234495">
                <text:p>0.508333348234495</text:p>
              </table:table-cell>
              <table:table-cell office:value-type="float" office:value="0.504032272965677">
                <text:p>0.504032272965677</text:p>
              </table:table-cell>
              <table:table-cell office:value-type="float" office:value="0.500000014901161">
                <text:p>0.50000001490116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Unix OpenOffice.org_project/401m5$Build-9714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">
      <style:chart-properties chart:display-label="true" chart:logarithmic="false" chart:minimum="500" chart:maximum="15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"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1"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1"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1"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 style:data-style-name="N1">
      <style:graphic-properties draw:stroke="none" draw:fill-color="#7e0021" dr3d:edge-rounding="5%"/>
      <style:text-properties fo:font-size="10pt" style:font-size-asian="10pt" style:font-size-complex="10pt"/>
    </style:style>
    <style:style style:name="ch15" style:family="chart" style:data-style-name="N1">
      <style:graphic-properties draw:stroke="none" draw:fill-color="#83caff" dr3d:edge-rounding="5%"/>
      <style:text-properties fo:font-size="10pt" style:font-size-asian="10pt" style:font-size-complex="10pt"/>
    </style:style>
    <style:style style:name="ch16" style:family="chart" style:data-style-name="N1">
      <style:graphic-properties draw:stroke="none" draw:fill-color="#314004" dr3d:edge-rounding="5%"/>
      <style:text-properties fo:font-size="10pt" style:font-size-asian="10pt" style:font-size-complex="10pt"/>
    </style:style>
    <style:style style:name="ch17" style:family="chart" style:data-style-name="N1">
      <style:graphic-properties draw:stroke="none" draw:fill-color="#aecf00" dr3d:edge-rounding="5%"/>
      <style:text-properties fo:font-size="10pt" style:font-size-asian="10pt" style:font-size-complex="10pt"/>
    </style:style>
    <style:style style:name="ch18" style:family="chart" style:data-style-name="N1">
      <style:graphic-properties draw:stroke="none" draw:fill-color="#4b1f6f" dr3d:edge-rounding="5%"/>
      <style:text-properties fo:font-size="10pt" style:font-size-asian="10pt" style:font-size-complex="10pt"/>
    </style:style>
    <style:style style:name="ch19" style:family="chart" style:data-style-name="N1">
      <style:graphic-properties draw:stroke="none" draw:fill-color="#ff950e" dr3d:edge-rounding="5%"/>
      <style:text-properties fo:font-size="10pt" style:font-size-asian="10pt" style:font-size-complex="10pt"/>
    </style:style>
    <style:style style:name="ch20" style:family="chart" style:data-style-name="N1">
      <style:graphic-properties draw:stroke="none" draw:fill-color="#c5000b" dr3d:edge-rounding="5%"/>
      <style:text-properties fo:font-size="10pt" style:font-size-asian="10pt" style:font-size-complex="10pt"/>
    </style:style>
    <style:style style:name="ch21" style:family="chart" style:data-style-name="N1">
      <style:graphic-properties draw:stroke="none" draw:fill-color="#0084d1" dr3d:edge-rounding="5%"/>
      <style:text-properties fo:font-size="10pt" style:font-size-asian="10pt" style:font-size-complex="10pt"/>
    </style:style>
    <style:style style:name="ch22" style:family="chart">
      <style:graphic-properties draw:stroke="solid" svg:stroke-color="#b3b3b3" draw:fill="none" draw:fill-color="#e6e6e6"/>
    </style:style>
    <style:style style:name="ch23" style:family="chart">
      <style:graphic-properties svg:stroke-color="#b3b3b3" draw:fill-color="#cccccc"/>
    </style:style>
  </office:automatic-styles>
  <office:body>
    <office:chart>
      <chart:chart svg:width="16cm" svg:height="15.402cm" xlink:href=".." xlink:type="simple" chart:class="chart:bar" chart:style-name="ch1">
        <chart:title svg:x="6.925cm" svg:y="0.444cm" chart:style-name="ch2">
          <text:p>BWT Size</text:p>
        </chart:title>
        <chart:legend chart:legend-position="end" svg:x="14.689cm" svg:y="3.667cm" style:legend-expansion="high" chart:style-name="ch3"/>
        <chart:plot-area chart:style-name="ch4" table:cell-range-address="'BWT.2-levels.xl'.A98:'BWT.2-levels.xl'.Q100 'BWT.2-levels.xl'.B86:'BWT.2-levels.xl'.Q86" chart:data-source-has-labels="both" svg:x="1.331cm" svg:y="2.147cm" svg:width="12.718cm" svg:height="11.966cm">
          <chartooo:coordinate-region svg:x="2.323cm" svg:y="2.347cm" svg:width="11.726cm" svg:height="11.119cm"/>
          <chart:axis chart:dimension="x" chart:name="primary-x" chart:style-name="ch5" chartooo:axis-type="auto">
            <chartooo:date-scale/>
            <chart:title svg:x="6.561cm" svg:y="14.421cm" chart:style-name="ch6">
              <text:p>MinorCounters</text:p>
            </chart:title>
            <chart:categories table:cell-range-address="'BWT.2-levels.xl'.A98:'BWT.2-levels.xl'.A100"/>
          </chart:axis>
          <chart:axis chart:dimension="y" chart:name="primary-y" chart:style-name="ch7">
            <chart:title svg:x="0.451cm" svg:y="8.888cm" chart:style-name="ch8">
              <text:p>Size (MB)</text:p>
            </chart:title>
            <chart:grid chart:style-name="ch9" chart:class="major"/>
          </chart:axis>
          <chart:series chart:style-name="ch10" chart:values-cell-range-address="'BWT.2-levels.xl'.B98:'BWT.2-levels.xl'.B100" chart:label-cell-address="'BWT.2-levels.xl'.B86:'BWT.2-levels.xl'.B86" chart:class="chart:bar">
            <chart:data-point chart:repeated="3"/>
          </chart:series>
          <chart:series chart:style-name="ch11" chart:values-cell-range-address="'BWT.2-levels.xl'.C98:'BWT.2-levels.xl'.C100" chart:label-cell-address="'BWT.2-levels.xl'.C86:'BWT.2-levels.xl'.C86" chart:class="chart:bar">
            <chart:data-point chart:repeated="3"/>
          </chart:series>
          <chart:series chart:style-name="ch12" chart:values-cell-range-address="'BWT.2-levels.xl'.D98:'BWT.2-levels.xl'.D100" chart:label-cell-address="'BWT.2-levels.xl'.D86:'BWT.2-levels.xl'.D86" chart:class="chart:bar">
            <chart:data-point chart:repeated="3"/>
          </chart:series>
          <chart:series chart:style-name="ch13" chart:values-cell-range-address="'BWT.2-levels.xl'.E98:'BWT.2-levels.xl'.E100" chart:label-cell-address="'BWT.2-levels.xl'.E86:'BWT.2-levels.xl'.E86" chart:class="chart:bar">
            <chart:data-point chart:repeated="3"/>
          </chart:series>
          <chart:series chart:style-name="ch14" chart:values-cell-range-address="'BWT.2-levels.xl'.F98:'BWT.2-levels.xl'.F100" chart:label-cell-address="'BWT.2-levels.xl'.F86:'BWT.2-levels.xl'.F86" chart:class="chart:bar">
            <chart:data-point chart:repeated="3"/>
          </chart:series>
          <chart:series chart:style-name="ch15" chart:values-cell-range-address="'BWT.2-levels.xl'.G98:'BWT.2-levels.xl'.G100" chart:label-cell-address="'BWT.2-levels.xl'.G86:'BWT.2-levels.xl'.G86" chart:class="chart:bar">
            <chart:data-point chart:repeated="3"/>
          </chart:series>
          <chart:series chart:style-name="ch16" chart:values-cell-range-address="'BWT.2-levels.xl'.H98:'BWT.2-levels.xl'.H100" chart:label-cell-address="'BWT.2-levels.xl'.H86:'BWT.2-levels.xl'.H86" chart:class="chart:bar">
            <chart:data-point chart:repeated="3"/>
          </chart:series>
          <chart:series chart:style-name="ch17" chart:values-cell-range-address="'BWT.2-levels.xl'.I98:'BWT.2-levels.xl'.I100" chart:label-cell-address="'BWT.2-levels.xl'.I86:'BWT.2-levels.xl'.I86" chart:class="chart:bar">
            <chart:data-point chart:repeated="3"/>
          </chart:series>
          <chart:series chart:style-name="ch18" chart:values-cell-range-address="'BWT.2-levels.xl'.J98:'BWT.2-levels.xl'.J100" chart:label-cell-address="'BWT.2-levels.xl'.J86:'BWT.2-levels.xl'.J86" chart:class="chart:bar">
            <chart:data-point chart:repeated="3"/>
          </chart:series>
          <chart:series chart:style-name="ch19" chart:values-cell-range-address="'BWT.2-levels.xl'.K98:'BWT.2-levels.xl'.K100" chart:label-cell-address="'BWT.2-levels.xl'.K86:'BWT.2-levels.xl'.K86" chart:class="chart:bar">
            <chart:data-point chart:repeated="3"/>
          </chart:series>
          <chart:series chart:style-name="ch20" chart:values-cell-range-address="'BWT.2-levels.xl'.L98:'BWT.2-levels.xl'.L100" chart:label-cell-address="'BWT.2-levels.xl'.L86:'BWT.2-levels.xl'.L86" chart:class="chart:bar">
            <chart:data-point chart:repeated="3"/>
          </chart:series>
          <chart:series chart:style-name="ch21" chart:values-cell-range-address="'BWT.2-levels.xl'.M98:'BWT.2-levels.xl'.M100" chart:label-cell-address="'BWT.2-levels.xl'.M86:'BWT.2-levels.xl'.M86" chart:class="chart:bar">
            <chart:data-point chart:repeated="3"/>
          </chart:series>
          <chart:series chart:style-name="ch10" chart:values-cell-range-address="'BWT.2-levels.xl'.N98:'BWT.2-levels.xl'.N100" chart:label-cell-address="'BWT.2-levels.xl'.N86:'BWT.2-levels.xl'.N86" chart:class="chart:bar">
            <chart:data-point chart:repeated="3"/>
          </chart:series>
          <chart:series chart:style-name="ch11" chart:values-cell-range-address="'BWT.2-levels.xl'.O98:'BWT.2-levels.xl'.O100" chart:label-cell-address="'BWT.2-levels.xl'.O86:'BWT.2-levels.xl'.O86" chart:class="chart:bar">
            <chart:data-point chart:repeated="3"/>
          </chart:series>
          <chart:series chart:style-name="ch12" chart:values-cell-range-address="'BWT.2-levels.xl'.P98:'BWT.2-levels.xl'.P100" chart:label-cell-address="'BWT.2-levels.xl'.P86:'BWT.2-levels.xl'.P86" chart:class="chart:bar">
            <chart:data-point chart:repeated="3"/>
          </chart:series>
          <chart:series chart:style-name="ch13" chart:values-cell-range-address="'BWT.2-levels.xl'.Q98:'BWT.2-levels.xl'.Q100" chart:label-cell-address="'BWT.2-levels.xl'.Q86:'BWT.2-levels.xl'.Q86" chart:class="chart:bar">
            <chart:data-point chart:repeated="3"/>
          </chart:series>
          <chart:wall chart:style-name="ch22"/>
          <chart:floor chart:style-name="ch2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8</text:p>
                <draw:g>
                  <svg:desc>'BWT.2-levels.xl'.B86:'BWT.2-levels.xl'.B86</svg:desc>
                </draw:g>
              </table:table-cell>
              <table:table-cell office:value-type="string">
                <text:p>16</text:p>
                <draw:g>
                  <svg:desc>'BWT.2-levels.xl'.C86:'BWT.2-levels.xl'.C86</svg:desc>
                </draw:g>
              </table:table-cell>
              <table:table-cell office:value-type="string">
                <text:p>24</text:p>
                <draw:g>
                  <svg:desc>'BWT.2-levels.xl'.D86:'BWT.2-levels.xl'.D86</svg:desc>
                </draw:g>
              </table:table-cell>
              <table:table-cell office:value-type="string">
                <text:p>32</text:p>
                <draw:g>
                  <svg:desc>'BWT.2-levels.xl'.E86:'BWT.2-levels.xl'.E86</svg:desc>
                </draw:g>
              </table:table-cell>
              <table:table-cell office:value-type="string">
                <text:p>48</text:p>
                <draw:g>
                  <svg:desc>'BWT.2-levels.xl'.F86:'BWT.2-levels.xl'.F86</svg:desc>
                </draw:g>
              </table:table-cell>
              <table:table-cell office:value-type="string">
                <text:p>56</text:p>
                <draw:g>
                  <svg:desc>'BWT.2-levels.xl'.G86:'BWT.2-levels.xl'.G86</svg:desc>
                </draw:g>
              </table:table-cell>
              <table:table-cell office:value-type="string">
                <text:p>64</text:p>
                <draw:g>
                  <svg:desc>'BWT.2-levels.xl'.H86:'BWT.2-levels.xl'.H86</svg:desc>
                </draw:g>
              </table:table-cell>
              <table:table-cell office:value-type="string">
                <text:p>96</text:p>
                <draw:g>
                  <svg:desc>'BWT.2-levels.xl'.I86:'BWT.2-levels.xl'.I86</svg:desc>
                </draw:g>
              </table:table-cell>
              <table:table-cell office:value-type="string">
                <text:p>112</text:p>
                <draw:g>
                  <svg:desc>'BWT.2-levels.xl'.J86:'BWT.2-levels.xl'.J86</svg:desc>
                </draw:g>
              </table:table-cell>
              <table:table-cell office:value-type="string">
                <text:p>120</text:p>
                <draw:g>
                  <svg:desc>'BWT.2-levels.xl'.K86:'BWT.2-levels.xl'.K86</svg:desc>
                </draw:g>
              </table:table-cell>
              <table:table-cell office:value-type="string">
                <text:p>128</text:p>
                <draw:g>
                  <svg:desc>'BWT.2-levels.xl'.L86:'BWT.2-levels.xl'.L86</svg:desc>
                </draw:g>
              </table:table-cell>
              <table:table-cell office:value-type="string">
                <text:p>192</text:p>
                <draw:g>
                  <svg:desc>'BWT.2-levels.xl'.M86:'BWT.2-levels.xl'.M86</svg:desc>
                </draw:g>
              </table:table-cell>
              <table:table-cell office:value-type="string">
                <text:p>224</text:p>
                <draw:g>
                  <svg:desc>'BWT.2-levels.xl'.N86:'BWT.2-levels.xl'.N86</svg:desc>
                </draw:g>
              </table:table-cell>
              <table:table-cell office:value-type="string">
                <text:p>240</text:p>
                <draw:g>
                  <svg:desc>'BWT.2-levels.xl'.O86:'BWT.2-levels.xl'.O86</svg:desc>
                </draw:g>
              </table:table-cell>
              <table:table-cell office:value-type="string">
                <text:p>248</text:p>
                <draw:g>
                  <svg:desc>'BWT.2-levels.xl'.P86:'BWT.2-levels.xl'.P86</svg:desc>
                </draw:g>
              </table:table-cell>
              <table:table-cell office:value-type="string">
                <text:p>256</text:p>
                <draw:g>
                  <svg:desc>'BWT.2-levels.xl'.Q86:'BWT.2-levels.xl'.Q86</svg:desc>
                </draw:g>
              </table:table-cell>
            </table:table-row>
          </table:table-header-rows>
          <table:table-rows>
            <table:table-row>
              <table:table-cell office:value-type="float" office:value="8">
                <text:p>10</text:p>
                <draw:g>
                  <svg:desc>'BWT.2-levels.xl'.A98:'BWT.2-levels.xl'.A100</svg:desc>
                </draw:g>
              </table:table-cell>
              <table:table-cell office:value-type="float" office:value="2764.8">
                <text:p>2764.8</text:p>
                <draw:g>
                  <svg:desc>'BWT.2-levels.xl'.B98:'BWT.2-levels.xl'.B100</svg:desc>
                </draw:g>
              </table:table-cell>
              <table:table-cell office:value-type="float" office:value="2073.6">
                <text:p>2073.6</text:p>
                <draw:g>
                  <svg:desc>'BWT.2-levels.xl'.C98:'BWT.2-levels.xl'.C100</svg:desc>
                </draw:g>
              </table:table-cell>
              <table:table-cell office:value-type="float" office:value="1843.2">
                <text:p>1843.2</text:p>
                <draw:g>
                  <svg:desc>'BWT.2-levels.xl'.D98:'BWT.2-levels.xl'.D100</svg:desc>
                </draw:g>
              </table:table-cell>
              <table:table-cell office:value-type="float" office:value="1728">
                <text:p>1728</text:p>
                <draw:g>
                  <svg:desc>'BWT.2-levels.xl'.E98:'BWT.2-levels.xl'.E100</svg:desc>
                </draw:g>
              </table:table-cell>
              <table:table-cell office:value-type="float" office:value="1612.8">
                <text:p>1612.8</text:p>
                <draw:g>
                  <svg:desc>'BWT.2-levels.xl'.F98:'BWT.2-levels.xl'.F100</svg:desc>
                </draw:g>
              </table:table-cell>
              <table:table-cell office:value-type="float" office:value="1579.88571428571">
                <text:p>1579.88571428571</text:p>
                <draw:g>
                  <svg:desc>'BWT.2-levels.xl'.G98:'BWT.2-levels.xl'.G100</svg:desc>
                </draw:g>
              </table:table-cell>
              <table:table-cell office:value-type="float" office:value="1555.2">
                <text:p>1555.2</text:p>
                <draw:g>
                  <svg:desc>'BWT.2-levels.xl'.H98:'BWT.2-levels.xl'.H100</svg:desc>
                </draw:g>
              </table:table-cell>
              <table:table-cell office:value-type="float" office:value="1497.6">
                <text:p>1497.6</text:p>
                <draw:g>
                  <svg:desc>'BWT.2-levels.xl'.I98:'BWT.2-levels.xl'.I100</svg:desc>
                </draw:g>
              </table:table-cell>
              <table:table-cell office:value-type="float" office:value="1481.14285714286">
                <text:p>1481.14285714286</text:p>
                <draw:g>
                  <svg:desc>'BWT.2-levels.xl'.J98:'BWT.2-levels.xl'.J100</svg:desc>
                </draw:g>
              </table:table-cell>
              <table:table-cell office:value-type="float" office:value="1474.56">
                <text:p>1474.56</text:p>
                <draw:g>
                  <svg:desc>'BWT.2-levels.xl'.K98:'BWT.2-levels.xl'.K100</svg:desc>
                </draw:g>
              </table:table-cell>
              <table:table-cell office:value-type="float" office:value="1468.8">
                <text:p>1468.8</text:p>
                <draw:g>
                  <svg:desc>'BWT.2-levels.xl'.L98:'BWT.2-levels.xl'.L100</svg:desc>
                </draw:g>
              </table:table-cell>
              <table:table-cell office:value-type="float" office:value="1440">
                <text:p>1440</text:p>
                <draw:g>
                  <svg:desc>'BWT.2-levels.xl'.M98:'BWT.2-levels.xl'.M100</svg:desc>
                </draw:g>
              </table:table-cell>
              <table:table-cell office:value-type="float" office:value="1431.77142857143">
                <text:p>1431.77142857143</text:p>
                <draw:g>
                  <svg:desc>'BWT.2-levels.xl'.N98:'BWT.2-levels.xl'.N100</svg:desc>
                </draw:g>
              </table:table-cell>
              <table:table-cell office:value-type="float" office:value="1428.48">
                <text:p>1428.48</text:p>
                <draw:g>
                  <svg:desc>'BWT.2-levels.xl'.O98:'BWT.2-levels.xl'.O100</svg:desc>
                </draw:g>
              </table:table-cell>
              <table:table-cell office:value-type="float" office:value="1426.9935483871">
                <text:p>1426.9935483871</text:p>
                <draw:g>
                  <svg:desc>'BWT.2-levels.xl'.P98:'BWT.2-levels.xl'.P100</svg:desc>
                </draw:g>
              </table:table-cell>
              <table:table-cell office:value-type="float" office:value="1425.6">
                <text:p>1425.6</text:p>
                <draw:g>
                  <svg:desc>'BWT.2-levels.xl'.Q98:'BWT.2-levels.xl'.Q100</svg:desc>
                </draw:g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3458.7">
                <text:p>3458.7</text:p>
              </table:table-cell>
              <table:table-cell office:value-type="float" office:value="2076.3">
                <text:p>2076.3</text:p>
              </table:table-cell>
              <table:table-cell office:value-type="float" office:value="1615.5">
                <text:p>1615.5</text:p>
              </table:table-cell>
              <table:table-cell office:value-type="float" office:value="1385.1">
                <text:p>1385.1</text:p>
              </table:table-cell>
              <table:table-cell office:value-type="float" office:value="1154.7">
                <text:p>1154.7</text:p>
              </table:table-cell>
              <table:table-cell office:value-type="float" office:value="1088.87142857143">
                <text:p>1088.87142857143</text:p>
              </table:table-cell>
              <table:table-cell office:value-type="float" office:value="1039.5">
                <text:p>1039.5</text:p>
              </table:table-cell>
              <table:table-cell office:value-type="float" office:value="924.3">
                <text:p>924.3</text:p>
              </table:table-cell>
              <table:table-cell office:value-type="float" office:value="891.385714285714">
                <text:p>891.385714285714</text:p>
              </table:table-cell>
              <table:table-cell office:value-type="float" office:value="878.22">
                <text:p>878.22</text:p>
              </table:table-cell>
              <table:table-cell office:value-type="float" office:value="866.7">
                <text:p>866.7</text:p>
              </table:table-cell>
              <table:table-cell office:value-type="float" office:value="809.1">
                <text:p>809.1</text:p>
              </table:table-cell>
              <table:table-cell office:value-type="float" office:value="792.642857142857">
                <text:p>792.642857142857</text:p>
              </table:table-cell>
              <table:table-cell office:value-type="float" office:value="786.06">
                <text:p>786.06</text:p>
              </table:table-cell>
              <table:table-cell office:value-type="float" office:value="783.087096774194">
                <text:p>783.087096774194</text:p>
              </table:table-cell>
              <table:table-cell office:value-type="float" office:value="780.3">
                <text:p>780.3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6220.80004119873">
                <text:p>6220.80004119873</text:p>
              </table:table-cell>
              <table:table-cell office:value-type="float" office:value="3456.00004119873">
                <text:p>3456.00004119873</text:p>
              </table:table-cell>
              <table:table-cell office:value-type="float" office:value="2534.40004119873">
                <text:p>2534.40004119873</text:p>
              </table:table-cell>
              <table:table-cell office:value-type="float" office:value="2073.60004119873">
                <text:p>2073.60004119873</text:p>
              </table:table-cell>
              <table:table-cell office:value-type="float" office:value="1612.80004119873">
                <text:p>1612.80004119873</text:p>
              </table:table-cell>
              <table:table-cell office:value-type="float" office:value="1481.14289834159">
                <text:p>1481.14289834159</text:p>
              </table:table-cell>
              <table:table-cell office:value-type="float" office:value="1382.40004119873">
                <text:p>1382.40004119873</text:p>
              </table:table-cell>
              <table:table-cell office:value-type="float" office:value="1152.00004119873">
                <text:p>1152.00004119873</text:p>
              </table:table-cell>
              <table:table-cell office:value-type="float" office:value="1086.17146977016">
                <text:p>1086.17146977016</text:p>
              </table:table-cell>
              <table:table-cell office:value-type="float" office:value="1059.84004119873">
                <text:p>1059.84004119873</text:p>
              </table:table-cell>
              <table:table-cell office:value-type="float" office:value="1036.80004119873">
                <text:p>1036.80004119873</text:p>
              </table:table-cell>
              <table:table-cell office:value-type="float" office:value="921.600041198731">
                <text:p>921.600041198731</text:p>
              </table:table-cell>
              <table:table-cell office:value-type="float" office:value="888.685755484445">
                <text:p>888.685755484445</text:p>
              </table:table-cell>
              <table:table-cell office:value-type="float" office:value="875.520041198731">
                <text:p>875.520041198731</text:p>
              </table:table-cell>
              <table:table-cell office:value-type="float" office:value="869.574234747118">
                <text:p>869.574234747118</text:p>
              </table:table-cell>
              <table:table-cell office:value-type="float" office:value="864.000041198731">
                <text:p>864.00004119873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Unix OpenOffice.org_project/401m5$Build-9714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